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image/png" manifest:full-path="Thumbnails/thumbnail.png"/>
  <manifest:file-entry manifest:media-type="text/xml" manifest:full-path="content.xml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settings.xml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meta.xml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9in"/>
    </style:style>
    <style:style style:name="co2" style:family="table-column">
      <style:table-column-properties fo:break-before="auto" style:column-width="1.8701in"/>
    </style:style>
    <style:style style:name="co3" style:family="table-column">
      <style:table-column-properties fo:break-before="auto" style:column-width="1.3354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0.3965in"/>
    </style:style>
    <style:style style:name="co6" style:family="table-column">
      <style:table-column-properties fo:break-before="auto" style:column-width="0.3189in"/>
    </style:style>
    <style:style style:name="co7" style:family="table-column">
      <style:table-column-properties fo:break-before="auto" style:column-width="1.5681in"/>
    </style:style>
    <style:style style:name="co8" style:family="table-column">
      <style:table-column-properties fo:break-before="auto" style:column-width="0.9563in"/>
    </style:style>
    <style:style style:name="co9" style:family="table-column">
      <style:table-column-properties fo:break-before="auto" style:column-width="0.5598in"/>
    </style:style>
    <style:style style:name="co10" style:family="table-column">
      <style:table-column-properties fo:break-before="auto" style:column-width="0.6035in"/>
    </style:style>
    <style:style style:name="co11" style:family="table-column">
      <style:table-column-properties fo:break-before="auto" style:column-width="0.6291in"/>
    </style:style>
    <style:style style:name="co12" style:family="table-column">
      <style:table-column-properties fo:break-before="auto" style:column-width="0.6118in"/>
    </style:style>
    <style:style style:name="co13" style:family="table-column">
      <style:table-column-properties fo:break-before="auto" style:column-width="0.8272in"/>
    </style:style>
    <style:style style:name="co14" style:family="table-column">
      <style:table-column-properties fo:break-before="auto" style:column-width="0.7583in"/>
    </style:style>
    <style:style style:name="co15" style:family="table-column">
      <style:table-column-properties fo:break-before="auto" style:column-width="0.5429in"/>
    </style:style>
    <style:style style:name="co16" style:family="table-column">
      <style:table-column-properties fo:break-before="auto" style:column-width="0.4992in"/>
    </style:style>
    <style:style style:name="co17" style:family="table-column">
      <style:table-column-properties fo:break-before="auto" style:column-width="0.5256in"/>
    </style:style>
    <style:style style:name="co18" style:family="table-column">
      <style:table-column-properties fo:break-before="auto" style:column-width="0.9736in"/>
    </style:style>
    <style:style style:name="co19" style:family="table-column">
      <style:table-column-properties fo:break-before="auto" style:column-width="0.9307in"/>
    </style:style>
    <style:style style:name="co20" style:family="table-column">
      <style:table-column-properties fo:break-before="auto" style:column-width="0.7236in"/>
    </style:style>
    <style:style style:name="co21" style:family="table-column">
      <style:table-column-properties fo:break-before="auto" style:column-width="0.4398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6898in"/>
    </style:style>
    <style:style style:name="co24" style:family="table-column">
      <style:table-column-properties fo:break-before="auto" style:column-width="2.2661in"/>
    </style:style>
    <style:style style:name="co25" style:family="table-column">
      <style:table-column-properties fo:break-before="auto" style:column-width="1.8272in"/>
    </style:style>
    <style:style style:name="co26" style:family="table-column">
      <style:table-column-properties fo:break-before="auto" style:column-width="1.111in"/>
    </style:style>
    <style:style style:name="co27" style:family="table-column">
      <style:table-column-properties fo:break-before="auto" style:column-width="2.4134in"/>
    </style:style>
    <style:style style:name="co28" style:family="table-column">
      <style:table-column-properties fo:break-before="auto" style:column-width="2.8091in"/>
    </style:style>
    <style:style style:name="co29" style:family="table-column">
      <style:table-column-properties fo:break-before="auto" style:column-width="1.061in"/>
    </style:style>
    <style:style style:name="co30" style:family="table-column">
      <style:table-column-properties fo:break-before="auto" style:column-width="0.5043in"/>
    </style:style>
    <style:style style:name="co31" style:family="table-column">
      <style:table-column-properties fo:break-before="auto" style:column-width="0.6028in"/>
    </style:style>
    <style:style style:name="co32" style:family="table-column">
      <style:table-column-properties fo:break-before="auto" style:column-width="0.7992in"/>
    </style:style>
    <style:style style:name="co33" style:family="table-column">
      <style:table-column-properties fo:break-before="auto" style:column-width="0.6791in"/>
    </style:style>
    <style:style style:name="co34" style:family="table-column">
      <style:table-column-properties fo:break-before="auto" style:column-width="0.700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835in" fo:break-before="auto" style:use-optimal-row-height="false"/>
    </style:style>
    <style:style style:name="ta1" style:family="table" style:master-page-name="PageStyle_5f_20220214_5f_042034">
      <style:table-properties table:display="true" style:writing-mode="lr-tb"/>
    </style:style>
    <style:style style:name="ta2" style:family="table" style:master-page-name="PageStyle_5f_5_20_C">
      <style:table-properties table:display="true" style:writing-mode="lr-tb"/>
    </style:style>
    <style:style style:name="ta3" style:family="table" style:master-page-name="PageStyle_5f_20220216_5f_060308">
      <style:table-properties table:display="true" style:writing-mode="lr-tb"/>
    </style:style>
    <style:style style:name="ta4" style:family="table" style:master-page-name="PageStyle_5f_11.1_20_C">
      <style:table-properties table:display="true" style:writing-mode="lr-tb"/>
    </style:style>
    <style:style style:name="ta5" style:family="table" style:master-page-name="PageStyle_5f_20220218_5f_135913">
      <style:table-properties table:display="true" style:writing-mode="lr-tb"/>
    </style:style>
    <style:style style:name="ta6" style:family="table" style:master-page-name="PageStyle_5f_20_20_C">
      <style:table-properties table:display="true" style:writing-mode="lr-tb"/>
    </style:style>
    <style:style style:name="ta7" style:family="table" style:master-page-name="PageStyle_5f_q_5f_capacity">
      <style:table-properties table:display="true" style:writing-mode="lr-tb"/>
    </style:style>
    <style:style style:name="ta8" style:family="table" style:master-page-name="PageStyle_5f_heat_20_capability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Default" style:data-style-name="N11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Default">
      <style:table-cell-properties fo:background-color="#ff99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Default">
      <style:table-cell-properties fo:background-color="transparent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visible-area-left="0in" draw:visible-area-top="0in" draw:visible-area-width="1.9685in" draw:visible-area-height="1.9685in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220214_04203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>
            <text:p>******** TALK *********</text:p>
          </table:table-cell>
          <table:table-cell table:number-columns-repeated="1023"/>
        </table:table-row>
        <table:table-row table:style-name="ro1">
          <table:table-cell office:value-type="string">
            <text:p>Help for serial talk. <text:s text:c="2"/>Entries and current values. <text:s/>All entries follwed by CR</text:p>
          </table:table-cell>
          <table:table-cell table:number-columns-repeated="1023"/>
        </table:table-row>
        <table:table-row table:style-name="ro1">
          <table:table-cell office:value-type="string">
            <text:p>A= <text:s/>nominalize the rp structure for clean boots etc'</text:p>
          </table:table-cell>
          <table:table-cell table:number-columns-repeated="1023"/>
        </table:table-row>
        <table:table-row table:style-name="ro1">
          <table:table-cell office:value-type="string">
            <text:p>H&lt;?&gt; <text:s text:c="2"/>Manage histo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d= dump the summary log to scree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R= reset the summary log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s= save a data point to summary log and print log and status to screen</text:p>
          </table:table-cell>
          <table:table-cell table:number-columns-repeated="1023"/>
        </table:table-row>
        <table:table-row table:style-name="ro1">
          <table:table-cell office:value-type="string">
            <text:p>m= <text:s/>assign curve charge state in fraction to all versions including model- '(0-1.1)'</text:p>
          </table:table-cell>
          <table:table-cell table:number-columns-repeated="1023"/>
        </table:table-row>
        <table:table-row table:style-name="ro1">
          <table:table-cell office:value-type="string">
            <text:p>M= <text:s/>assign a CHARGE state in percent to all versions including model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curve charge state in fraction to model only (ekf if modeling)- '(0-1.1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a CHARGE state in percent to model only (ekf if modeling)-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s <text:s text:c="2"/>curr signal select (0=amp preferred</text:p>
          </table:table-cell>
          <table:table-cell office:value-type="string">
            <text:p><text:s/>1=noamp) = 0</text:p>
          </table:table-cell>
          <table:table-cell table:number-columns-repeated="1022"/>
        </table:table-row>
        <table:table-row table:style-name="ro1">
          <table:table-cell office:value-type="string">
            <text:p>v= <text:s/>0 <text:s text:c="3"/>: verbosity</text:p>
          </table:table-cell>
          <table:table-cell office:value-type="string">
            <text:p><text:s/>-128 - +128. [2]</text:p>
          </table:table-cell>
          <table:table-cell table:number-columns-repeated="1022"/>
        </table:table-row>
        <table:table-row table:style-name="ro1">
          <table:table-cell office:value-type="string">
            <text:p>D/S&lt;?&gt; Adjustments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a= <text:s/>-0.200 <text:s text:c="3"/>: delta I adder to sensed amplifi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b= <text:s/>-0.500 <text:s text:c="3"/>: delta I adder to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= <text:s/>-0.600 <text:s text:c="3"/>: delta I adder to all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c= <text:s text:c="2"/>0.000 <text:s text:c="3"/>: delta V adder to sensed battery voltage</text:p>
          </table:table-cell>
          <table:table-cell office:value-type="string">
            <text:p><text:s/>V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= <text:s text:c="2"/>0.000 <text:s text:c="3"/>: delta T adder to sensed Tbatt</text:p>
          </table:table-cell>
          <table:table-cell office:value-type="string">
            <text:p><text:s/>deg C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= 0.00 <text:s text:c="3"/>: delta V adder to solved battery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c= 1.02 <text:s text:c="3"/>: Scalar battery model siz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r= 1.00 <text:s text:c="3"/>: Scalar resistor for battery dynamic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k= 1.00 <text:s text:c="3"/>: Saturation of model cutback gain scalar</text:p>
          </table:table-cell>
          <table:table-cell table:number-columns-repeated="1023"/>
        </table:table-row>
        <table:table-row table:style-name="ro1">
          <table:table-cell office:value-type="string">
            <text:p>E= <text:s/>set the BatteryModel delta_q to same value as Battery'</text:p>
          </table:table-cell>
          <table:table-cell table:number-columns-repeated="1023"/>
        </table:table-row>
        <table:table-row table:style-name="ro1">
          <table:table-cell office:value-type="string">
            <text:p>P&lt;?&gt; <text:s text:c="2"/>Print Battery valu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= print al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b= print batte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c= print all coulomb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e= print ekf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m= print mode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r= print retained and command parameter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s= print all state-spa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x= print current signal selectio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v= print voltage signal details</text:p>
          </table:table-cell>
          <table:table-cell table:number-columns-repeated="1023"/>
        </table:table-row>
        <table:table-row table:style-name="ro1">
          <table:table-cell office:value-type="string">
            <text:p>Q <text:s text:c="5"/>print vital stats</text:p>
          </table:table-cell>
          <table:table-cell table:number-columns-repeated="1023"/>
        </table:table-row>
        <table:table-row table:style-name="ro1">
          <table:table-cell office:value-type="string">
            <text:p>R&lt;?&gt; <text:s text:c="2"/>Reset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e= equalize delta_q in model to battery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 battery monitor and equalize model to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</text:p>
          </table:table-cell>
          <table:table-cell office:value-type="string">
            <text:p><text:s/>equalize</text:p>
          </table:table-cell>
          <table:table-cell office:value-type="string">
            <text:p><text:s/>and nominalize all testing for DEPLOY</text:p>
          </table:table-cell>
          <table:table-cell table:number-columns-repeated="1021"/>
        </table:table-row>
        <table:table-row table:style-name="ro1">
          <table:table-cell office:value-type="string">
            <text:p><text:s text:c="2"/>Rs= small reset. <text:s/>reset flags to reinitialize filters</text:p>
          </table:table-cell>
          <table:table-cell table:number-columns-repeated="1023"/>
        </table:table-row>
        <table:table-row table:style-name="ro1">
          <table:table-cell office:value-type="string">
            <text:p>T&lt;new cmd&gt; <text:s/>Send in a new command. <text:s/>Used to test calling Talk from itself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v=-78 <text:s/>sends v=-78 to talk</text:p>
          </table:table-cell>
          <table:table-cell table:number-columns-repeated="1023"/>
        </table:table-row>
        <table:table-row table:style-name="ro1">
          <table:table-cell office:value-type="string">
            <text:p>w <text:s text:c="2"/>turn on wifi = 0</text:p>
          </table:table-cell>
          <table:table-cell table:number-columns-repeated="1023"/>
        </table:table-row>
        <table:table-row table:style-name="ro1">
          <table:table-cell office:value-type="string">
            <text:p>X&lt;?&gt; - Test Mode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d= 0</text:p>
          </table:table-cell>
          <table:table-cell office:value-type="string">
            <text:p><text:s text:c="3"/>dc-dc charger on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x= 0</text:p>
          </table:table-cell>
          <table:table-cell office:value-type="string">
            <text:p><text:s text:c="3"/>use model for Vbatt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a= <text:s text:c="2"/>0.000 <text:s/>: Injection amplitude A pk (0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f= <text:s text:c="2"/>0.000 <text:s/>: Injection frequency Hz (0-2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t= 0 <text:s/>: Injection type. <text:s/>'s'</text:p>
          </table:table-cell>
          <table:table-cell office:value-type="string">
            <text:p><text:s/>'q'</text:p>
          </table:table-cell>
          <table:table-cell office:value-type="string">
            <text:p><text:s/>'t' (0=none</text:p>
          </table:table-cell>
          <table:table-cell office:value-type="string">
            <text:p><text:s/>1=sine</text:p>
          </table:table-cell>
          <table:table-cell office:value-type="string">
            <text:p><text:s/>2=square</text:p>
          </table:table-cell>
          <table:table-cell office:value-type="string">
            <text:p><text:s/>3=triangle)</text:p>
          </table:table-cell>
          <table:table-cell table:number-columns-repeated="1018"/>
        </table:table-row>
        <table:table-row table:style-name="ro1">
          <table:table-cell office:value-type="string">
            <text:p><text:s text:c="2"/>Xo= <text:s text:c="2"/>0.000 <text:s/>: Injection offset A (-18.3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i= <text:s/>-0.600 <text:s/>: Injection <text:s/>A (unlimited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p= &lt;?&gt;</text:p>
          </table:table-cell>
          <table:table-cell office:value-type="string">
            <text:p><text:s/>programmed injection settings...</text:p>
          </table:table-cell>
          <table:table-cell table:number-columns-repeated="1022"/>
        </table:table-row>
        <table:table-row table:style-name="ro1">
          <table:table-cell office:value-type="string">
            <text:p><text:s text:c="6"/>-1: <text:s/>Off</text:p>
          </table:table-cell>
          <table:table-cell office:value-type="string">
            <text:p><text:s/>modeling false</text:p>
          </table:table-cell>
          <table:table-cell table:number-columns-repeated="1022"/>
        </table:table-row>
        <table:table-row table:style-name="ro1">
          <table:table-cell office:value-type="string">
            <text:p><text:s text:c="7"/>0: <text:s/>steady-state modeling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: <text:s/>1 Hz sinusoid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: <text:s/>1 Hz squar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3: <text:s/>1 Hz triangl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4: <text:s/>-1C soft dis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5: <text:s/>+1C soft 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6: <text:s/>+0.2C hard charge until reset by Xp0 or Di0</text:p>
          </table:table-cell>
          <table:table-cell table:number-columns-repeated="1023"/>
        </table:table-row>
        <table:table-row table:style-name="ro1">
          <table:table-cell office:value-type="string">
            <text:p>h <text:s text:c="2"/>this menu</text:p>
          </table:table-cell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 text:c="2"/>2022-02-11T20:37:07</text:p>
          </table:table-cell>
          <table:table-cell office:value-type="float" office:value="1644629827">
            <text:p>1644629827</text:p>
          </table:table-cell>
          <table:table-cell office:value-type="float" office:value="10.16">
            <text:p>10.16</text:p>
          </table:table-cell>
          <table:table-cell office:value-type="float" office:value="13.262">
            <text:p>13.262</text:p>
          </table:table-cell>
          <table:table-cell office:value-type="float" office:value="-0.058">
            <text:p>-0.058</text:p>
          </table:table-cell>
          <table:table-cell office:value-type="float" office:value="0.8734">
            <text:p>0.8734</text:p>
          </table:table-cell>
          <table:table-cell office:value-type="float" office:value="0.9836">
            <text:p>0.9836</text:p>
          </table:table-cell>
          <table:table-cell office:value-type="float" office:value="12.645">
            <text:p>12.645</text:p>
          </table:table-cell>
          <table:table-cell office:value-type="float" office:value="13.262">
            <text:p>13.262</text:p>
          </table:table-cell>
          <table:table-cell office:value-type="float" office:value="-74160">
            <text:p>-7416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2022-02-11T21:07:07</text:p>
          </table:table-cell>
          <table:table-cell office:value-type="float" office:value="1644631627">
            <text:p>1644631627</text:p>
          </table:table-cell>
          <table:table-cell office:value-type="float" office:value="9.632">
            <text:p>9.632</text:p>
          </table:table-cell>
          <table:table-cell office:value-type="float" office:value="13.258">
            <text:p>13.258</text:p>
          </table:table-cell>
          <table:table-cell office:value-type="float" office:value="-0.058">
            <text:p>-0.058</text:p>
          </table:table-cell>
          <table:table-cell office:value-type="float" office:value="0.8791">
            <text:p>0.8791</text:p>
          </table:table-cell>
          <table:table-cell office:value-type="float" office:value="0.9842">
            <text:p>0.9842</text:p>
          </table:table-cell>
          <table:table-cell office:value-type="float" office:value="12.67">
            <text:p>12.67</text:p>
          </table:table-cell>
          <table:table-cell office:value-type="float" office:value="13.258">
            <text:p>13.258</text:p>
          </table:table-cell>
          <table:table-cell office:value-type="float" office:value="-74256">
            <text:p>-74256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2022-02-11T21:37:07</text:p>
          </table:table-cell>
          <table:table-cell office:value-type="float" office:value="1644633427">
            <text:p>1644633427</text:p>
          </table:table-cell>
          <table:table-cell office:value-type="float" office:value="11.602">
            <text:p>11.602</text:p>
          </table:table-cell>
          <table:table-cell office:value-type="float" office:value="13.258">
            <text:p>13.258</text:p>
          </table:table-cell>
          <table:table-cell office:value-type="float" office:value="-0.058">
            <text:p>-0.058</text:p>
          </table:table-cell>
          <table:table-cell office:value-type="float" office:value="0.8579">
            <text:p>0.8579</text:p>
          </table:table-cell>
          <table:table-cell office:value-type="float" office:value="0.9806">
            <text:p>0.9806</text:p>
          </table:table-cell>
          <table:table-cell office:value-type="float" office:value="12.651">
            <text:p>12.651</text:p>
          </table:table-cell>
          <table:table-cell office:value-type="float" office:value="13.258">
            <text:p>13.258</text:p>
          </table:table-cell>
          <table:table-cell office:value-type="float" office:value="-74376">
            <text:p>-74376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2022-02-11T22:07:07</text:p>
          </table:table-cell>
          <table:table-cell office:value-type="float" office:value="1644635227">
            <text:p>1644635227</text:p>
          </table:table-cell>
          <table:table-cell office:value-type="float" office:value="14.01">
            <text:p>14.01</text:p>
          </table:table-cell>
          <table:table-cell office:value-type="float" office:value="13.249">
            <text:p>13.249</text:p>
          </table:table-cell>
          <table:table-cell office:value-type="float" office:value="-0.058">
            <text:p>-0.058</text:p>
          </table:table-cell>
          <table:table-cell office:value-type="float" office:value="0.8291">
            <text:p>0.8291</text:p>
          </table:table-cell>
          <table:table-cell office:value-type="float" office:value="0.9606">
            <text:p>0.9606</text:p>
          </table:table-cell>
          <table:table-cell office:value-type="float" office:value="12.735">
            <text:p>12.735</text:p>
          </table:table-cell>
          <table:table-cell office:value-type="float" office:value="13.25">
            <text:p>13.25</text:p>
          </table:table-cell>
          <table:table-cell office:value-type="float" office:value="-74472">
            <text:p>-74472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2022-02-11T22:37:07</text:p>
          </table:table-cell>
          <table:table-cell office:value-type="float" office:value="1644637027">
            <text:p>1644637027</text:p>
          </table:table-cell>
          <table:table-cell office:value-type="float" office:value="13.343">
            <text:p>13.343</text:p>
          </table:table-cell>
          <table:table-cell office:value-type="float" office:value="13.258">
            <text:p>13.258</text:p>
          </table:table-cell>
          <table:table-cell office:value-type="float" office:value="-0.058">
            <text:p>-0.058</text:p>
          </table:table-cell>
          <table:table-cell office:value-type="float" office:value="0.8363">
            <text:p>0.8363</text:p>
          </table:table-cell>
          <table:table-cell office:value-type="float" office:value="0.9663">
            <text:p>0.9663</text:p>
          </table:table-cell>
          <table:table-cell office:value-type="float" office:value="12.693">
            <text:p>12.693</text:p>
          </table:table-cell>
          <table:table-cell office:value-type="float" office:value="13.258">
            <text:p>13.258</text:p>
          </table:table-cell>
          <table:table-cell office:value-type="float" office:value="-74592">
            <text:p>-74592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2022-02-11T23:07:07</text:p>
          </table:table-cell>
          <table:table-cell office:value-type="float" office:value="1644638827">
            <text:p>1644638827</text:p>
          </table:table-cell>
          <table:table-cell office:value-type="float" office:value="11.993">
            <text:p>11.993</text:p>
          </table:table-cell>
          <table:table-cell office:value-type="float" office:value="13.253">
            <text:p>13.253</text:p>
          </table:table-cell>
          <table:table-cell office:value-type="float" office:value="-0.058">
            <text:p>-0.058</text:p>
          </table:table-cell>
          <table:table-cell office:value-type="float" office:value="0.8513">
            <text:p>0.8513</text:p>
          </table:table-cell>
          <table:table-cell office:value-type="float" office:value="0.9772">
            <text:p>0.9772</text:p>
          </table:table-cell>
          <table:table-cell office:value-type="float" office:value="12.641">
            <text:p>12.641</text:p>
          </table:table-cell>
          <table:table-cell office:value-type="float" office:value="13.254">
            <text:p>13.254</text:p>
          </table:table-cell>
          <table:table-cell office:value-type="float" office:value="-74688">
            <text:p>-74688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2022-02-11T23:37:07</text:p>
          </table:table-cell>
          <table:table-cell office:value-type="float" office:value="1644640627">
            <text:p>1644640627</text:p>
          </table:table-cell>
          <table:table-cell office:value-type="float" office:value="10.835">
            <text:p>10.835</text:p>
          </table:table-cell>
          <table:table-cell office:value-type="float" office:value="13.245">
            <text:p>13.245</text:p>
          </table:table-cell>
          <table:table-cell office:value-type="float" office:value="-0.058">
            <text:p>-0.058</text:p>
          </table:table-cell>
          <table:table-cell office:value-type="float" office:value="0.8642">
            <text:p>0.8642</text:p>
          </table:table-cell>
          <table:table-cell office:value-type="float" office:value="0.9811">
            <text:p>0.9811</text:p>
          </table:table-cell>
          <table:table-cell office:value-type="float" office:value="12.627">
            <text:p>12.627</text:p>
          </table:table-cell>
          <table:table-cell office:value-type="float" office:value="13.246">
            <text:p>13.246</text:p>
          </table:table-cell>
          <table:table-cell office:value-type="float" office:value="-74808">
            <text:p>-74808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2022-02-12T00:07:07</text:p>
          </table:table-cell>
          <table:table-cell office:value-type="float" office:value="1644642427">
            <text:p>1644642427</text:p>
          </table:table-cell>
          <table:table-cell office:value-type="float" office:value="9.965">
            <text:p>9.965</text:p>
          </table:table-cell>
          <table:table-cell office:value-type="float" office:value="13.245">
            <text:p>13.245</text:p>
          </table:table-cell>
          <table:table-cell office:value-type="float" office:value="-0.058">
            <text:p>-0.058</text:p>
          </table:table-cell>
          <table:table-cell office:value-type="float" office:value="0.8737">
            <text:p>0.8737</text:p>
          </table:table-cell>
          <table:table-cell office:value-type="float" office:value="0.9829">
            <text:p>0.9829</text:p>
          </table:table-cell>
          <table:table-cell office:value-type="float" office:value="12.634">
            <text:p>12.634</text:p>
          </table:table-cell>
          <table:table-cell office:value-type="float" office:value="13.246">
            <text:p>13.246</text:p>
          </table:table-cell>
          <table:table-cell office:value-type="float" office:value="-74904">
            <text:p>-74904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2022-02-12T00:37:07</text:p>
          </table:table-cell>
          <table:table-cell office:value-type="float" office:value="1644644227">
            <text:p>1644644227</text:p>
          </table:table-cell>
          <table:table-cell office:value-type="float" office:value="9.848">
            <text:p>9.848</text:p>
          </table:table-cell>
          <table:table-cell office:value-type="float" office:value="13.241">
            <text:p>13.241</text:p>
          </table:table-cell>
          <table:table-cell office:value-type="float" office:value="-0.058">
            <text:p>-0.058</text:p>
          </table:table-cell>
          <table:table-cell office:value-type="float" office:value="0.8755">
            <text:p>0.8755</text:p>
          </table:table-cell>
          <table:table-cell office:value-type="float" office:value="0.9828">
            <text:p>0.9828</text:p>
          </table:table-cell>
          <table:table-cell office:value-type="float" office:value="12.65">
            <text:p>12.65</text:p>
          </table:table-cell>
          <table:table-cell office:value-type="float" office:value="13.242">
            <text:p>13.242</text:p>
          </table:table-cell>
          <table:table-cell office:value-type="float" office:value="-75024">
            <text:p>-75024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2022-02-12T01:07:08</text:p>
          </table:table-cell>
          <table:table-cell office:value-type="float" office:value="1644646028">
            <text:p>1644646028</text:p>
          </table:table-cell>
          <table:table-cell office:value-type="float" office:value="13.205">
            <text:p>13.205</text:p>
          </table:table-cell>
          <table:table-cell office:value-type="float" office:value="13.241">
            <text:p>13.241</text:p>
          </table:table-cell>
          <table:table-cell office:value-type="float" office:value="-0.058">
            <text:p>-0.058</text:p>
          </table:table-cell>
          <table:table-cell office:value-type="float" office:value="0.8379">
            <text:p>0.8379</text:p>
          </table:table-cell>
          <table:table-cell office:value-type="float" office:value="0.9653">
            <text:p>0.9653</text:p>
          </table:table-cell>
          <table:table-cell office:value-type="float" office:value="12.688">
            <text:p>12.688</text:p>
          </table:table-cell>
          <table:table-cell office:value-type="float" office:value="13.242">
            <text:p>13.242</text:p>
          </table:table-cell>
          <table:table-cell office:value-type="float" office:value="-75120">
            <text:p>-75120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2022-02-12T01:37:08</text:p>
          </table:table-cell>
          <table:table-cell office:value-type="float" office:value="1644647828">
            <text:p>1644647828</text:p>
          </table:table-cell>
          <table:table-cell office:value-type="float" office:value="13.94">
            <text:p>13.94</text:p>
          </table:table-cell>
          <table:table-cell office:value-type="float" office:value="13.236">
            <text:p>13.236</text:p>
          </table:table-cell>
          <table:table-cell office:value-type="float" office:value="-0.058">
            <text:p>-0.058</text:p>
          </table:table-cell>
          <table:table-cell office:value-type="float" office:value="0.828">
            <text:p>0.828</text:p>
          </table:table-cell>
          <table:table-cell office:value-type="float" office:value="0.9557">
            <text:p>0.9557</text:p>
          </table:table-cell>
          <table:table-cell office:value-type="float" office:value="12.722">
            <text:p>12.722</text:p>
          </table:table-cell>
          <table:table-cell office:value-type="float" office:value="13.237">
            <text:p>13.237</text:p>
          </table:table-cell>
          <table:table-cell office:value-type="float" office:value="-75240">
            <text:p>-75240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2"/>2022-02-12T02:07:08</text:p>
          </table:table-cell>
          <table:table-cell office:value-type="float" office:value="1644649628">
            <text:p>1644649628</text:p>
          </table:table-cell>
          <table:table-cell office:value-type="float" office:value="12.973">
            <text:p>12.973</text:p>
          </table:table-cell>
          <table:table-cell office:value-type="float" office:value="13.232">
            <text:p>13.232</text:p>
          </table:table-cell>
          <table:table-cell office:value-type="float" office:value="-0.058">
            <text:p>-0.058</text:p>
          </table:table-cell>
          <table:table-cell office:value-type="float" office:value="0.8386">
            <text:p>0.8386</text:p>
          </table:table-cell>
          <table:table-cell office:value-type="float" office:value="0.9634">
            <text:p>0.9634</text:p>
          </table:table-cell>
          <table:table-cell office:value-type="float" office:value="12.666">
            <text:p>12.666</text:p>
          </table:table-cell>
          <table:table-cell office:value-type="float" office:value="13.232">
            <text:p>13.232</text:p>
          </table:table-cell>
          <table:table-cell office:value-type="float" office:value="-75336">
            <text:p>-75336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2"/>2022-02-12T02:37:08</text:p>
          </table:table-cell>
          <table:table-cell office:value-type="float" office:value="1644651428">
            <text:p>1644651428</text:p>
          </table:table-cell>
          <table:table-cell office:value-type="float" office:value="11.977">
            <text:p>11.977</text:p>
          </table:table-cell>
          <table:table-cell office:value-type="float" office:value="13.236">
            <text:p>13.236</text:p>
          </table:table-cell>
          <table:table-cell office:value-type="float" office:value="-0.058">
            <text:p>-0.058</text:p>
          </table:table-cell>
          <table:table-cell office:value-type="float" office:value="0.8498">
            <text:p>0.8498</text:p>
          </table:table-cell>
          <table:table-cell office:value-type="float" office:value="0.9719">
            <text:p>0.9719</text:p>
          </table:table-cell>
          <table:table-cell office:value-type="float" office:value="12.63">
            <text:p>12.63</text:p>
          </table:table-cell>
          <table:table-cell office:value-type="float" office:value="13.237">
            <text:p>13.237</text:p>
          </table:table-cell>
          <table:table-cell office:value-type="float" office:value="-75456">
            <text:p>-75456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2"/>2022-02-12T03:07:08</text:p>
          </table:table-cell>
          <table:table-cell office:value-type="float" office:value="1644653228">
            <text:p>1644653228</text:p>
          </table:table-cell>
          <table:table-cell office:value-type="float" office:value="11.278">
            <text:p>11.278</text:p>
          </table:table-cell>
          <table:table-cell office:value-type="float" office:value="13.227">
            <text:p>13.227</text:p>
          </table:table-cell>
          <table:table-cell office:value-type="float" office:value="-0.058">
            <text:p>-0.058</text:p>
          </table:table-cell>
          <table:table-cell office:value-type="float" office:value="0.8576">
            <text:p>0.8576</text:p>
          </table:table-cell>
          <table:table-cell office:value-type="float" office:value="0.9762">
            <text:p>0.9762</text:p>
          </table:table-cell>
          <table:table-cell office:value-type="float" office:value="12.617">
            <text:p>12.617</text:p>
          </table:table-cell>
          <table:table-cell office:value-type="float" office:value="13.228">
            <text:p>13.228</text:p>
          </table:table-cell>
          <table:table-cell office:value-type="float" office:value="-75552">
            <text:p>-75552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2"/>2022-02-12T03:37:08</text:p>
          </table:table-cell>
          <table:table-cell office:value-type="float" office:value="1644655028">
            <text:p>1644655028</text:p>
          </table:table-cell>
          <table:table-cell office:value-type="float" office:value="10.775">
            <text:p>10.775</text:p>
          </table:table-cell>
          <table:table-cell office:value-type="float" office:value="13.219">
            <text:p>13.219</text:p>
          </table:table-cell>
          <table:table-cell office:value-type="float" office:value="-0.058">
            <text:p>-0.058</text:p>
          </table:table-cell>
          <table:table-cell office:value-type="float" office:value="0.8629">
            <text:p>0.8629</text:p>
          </table:table-cell>
          <table:table-cell office:value-type="float" office:value="0.9789">
            <text:p>0.9789</text:p>
          </table:table-cell>
          <table:table-cell office:value-type="float" office:value="12.613">
            <text:p>12.613</text:p>
          </table:table-cell>
          <table:table-cell office:value-type="float" office:value="13.22">
            <text:p>13.22</text:p>
          </table:table-cell>
          <table:table-cell office:value-type="float" office:value="-75672">
            <text:p>-75672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2"/>2022-02-12T04:07:08</text:p>
          </table:table-cell>
          <table:table-cell office:value-type="float" office:value="1644656828">
            <text:p>1644656828</text:p>
          </table:table-cell>
          <table:table-cell office:value-type="float" office:value="10.427">
            <text:p>10.427</text:p>
          </table:table-cell>
          <table:table-cell office:value-type="float" office:value="13.223">
            <text:p>13.223</text:p>
          </table:table-cell>
          <table:table-cell office:value-type="float" office:value="-0.058">
            <text:p>-0.058</text:p>
          </table:table-cell>
          <table:table-cell office:value-type="float" office:value="0.8666">
            <text:p>0.8666</text:p>
          </table:table-cell>
          <table:table-cell office:value-type="float" office:value="0.9802">
            <text:p>0.9802</text:p>
          </table:table-cell>
          <table:table-cell office:value-type="float" office:value="12.612">
            <text:p>12.612</text:p>
          </table:table-cell>
          <table:table-cell office:value-type="float" office:value="13.224">
            <text:p>13.224</text:p>
          </table:table-cell>
          <table:table-cell office:value-type="float" office:value="-75768">
            <text:p>-75768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2"/>2022-02-12T04:37:08</text:p>
          </table:table-cell>
          <table:table-cell office:value-type="float" office:value="1644658628">
            <text:p>1644658628</text:p>
          </table:table-cell>
          <table:table-cell office:value-type="float" office:value="10.147">
            <text:p>10.147</text:p>
          </table:table-cell>
          <table:table-cell office:value-type="float" office:value="13.219">
            <text:p>13.219</text:p>
          </table:table-cell>
          <table:table-cell office:value-type="float" office:value="-0.058">
            <text:p>-0.058</text:p>
          </table:table-cell>
          <table:table-cell office:value-type="float" office:value="0.8694">
            <text:p>0.8694</text:p>
          </table:table-cell>
          <table:table-cell office:value-type="float" office:value="0.9806">
            <text:p>0.9806</text:p>
          </table:table-cell>
          <table:table-cell office:value-type="float" office:value="12.613">
            <text:p>12.613</text:p>
          </table:table-cell>
          <table:table-cell office:value-type="float" office:value="13.22">
            <text:p>13.22</text:p>
          </table:table-cell>
          <table:table-cell office:value-type="float" office:value="-75888">
            <text:p>-75888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2"/>2022-02-12T05:07:08</text:p>
          </table:table-cell>
          <table:table-cell office:value-type="float" office:value="1644660428">
            <text:p>1644660428</text:p>
          </table:table-cell>
          <table:table-cell office:value-type="float" office:value="9.932">
            <text:p>9.932</text:p>
          </table:table-cell>
          <table:table-cell office:value-type="float" office:value="13.215">
            <text:p>13.215</text:p>
          </table:table-cell>
          <table:table-cell office:value-type="float" office:value="-0.058">
            <text:p>-0.058</text:p>
          </table:table-cell>
          <table:table-cell office:value-type="float" office:value="0.8716">
            <text:p>0.8716</text:p>
          </table:table-cell>
          <table:table-cell office:value-type="float" office:value="0.9808">
            <text:p>0.9808</text:p>
          </table:table-cell>
          <table:table-cell office:value-type="float" office:value="12.617">
            <text:p>12.617</text:p>
          </table:table-cell>
          <table:table-cell office:value-type="float" office:value="13.216">
            <text:p>13.216</text:p>
          </table:table-cell>
          <table:table-cell office:value-type="float" office:value="-75984">
            <text:p>-75984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2"/>2022-02-12T05:37:08</text:p>
          </table:table-cell>
          <table:table-cell office:value-type="float" office:value="1644662228">
            <text:p>1644662228</text:p>
          </table:table-cell>
          <table:table-cell office:value-type="float" office:value="9.755">
            <text:p>9.755</text:p>
          </table:table-cell>
          <table:table-cell office:value-type="float" office:value="13.206">
            <text:p>13.206</text:p>
          </table:table-cell>
          <table:table-cell office:value-type="float" office:value="-0.058">
            <text:p>-0.058</text:p>
          </table:table-cell>
          <table:table-cell office:value-type="float" office:value="0.8732">
            <text:p>0.8732</text:p>
          </table:table-cell>
          <table:table-cell office:value-type="float" office:value="0.9808">
            <text:p>0.9808</text:p>
          </table:table-cell>
          <table:table-cell office:value-type="float" office:value="12.627">
            <text:p>12.627</text:p>
          </table:table-cell>
          <table:table-cell office:value-type="float" office:value="13.207">
            <text:p>13.207</text:p>
          </table:table-cell>
          <table:table-cell office:value-type="float" office:value="-76104">
            <text:p>-76104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2"/>2022-02-12T06:07:08</text:p>
          </table:table-cell>
          <table:table-cell office:value-type="float" office:value="1644664028">
            <text:p>1644664028</text:p>
          </table:table-cell>
          <table:table-cell office:value-type="float" office:value="9.62">
            <text:p>9.62</text:p>
          </table:table-cell>
          <table:table-cell office:value-type="float" office:value="13.202">
            <text:p>13.202</text:p>
          </table:table-cell>
          <table:table-cell office:value-type="float" office:value="-0.058">
            <text:p>-0.058</text:p>
          </table:table-cell>
          <table:table-cell office:value-type="float" office:value="0.8745">
            <text:p>0.8745</text:p>
          </table:table-cell>
          <table:table-cell office:value-type="float" office:value="0.9805">
            <text:p>0.9805</text:p>
          </table:table-cell>
          <table:table-cell office:value-type="float" office:value="12.635">
            <text:p>12.635</text:p>
          </table:table-cell>
          <table:table-cell office:value-type="float" office:value="13.203">
            <text:p>13.203</text:p>
          </table:table-cell>
          <table:table-cell office:value-type="float" office:value="-76200">
            <text:p>-76200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2022-02-12T06:37:09</text:p>
          </table:table-cell>
          <table:table-cell office:value-type="float" office:value="1644665829">
            <text:p>1644665829</text:p>
          </table:table-cell>
          <table:table-cell office:value-type="float" office:value="10.097">
            <text:p>10.097</text:p>
          </table:table-cell>
          <table:table-cell office:value-type="float" office:value="13.21">
            <text:p>13.21</text:p>
          </table:table-cell>
          <table:table-cell office:value-type="float" office:value="-0.058">
            <text:p>-0.058</text:p>
          </table:table-cell>
          <table:table-cell office:value-type="float" office:value="0.8699">
            <text:p>0.8699</text:p>
          </table:table-cell>
          <table:table-cell office:value-type="float" office:value="0.9801">
            <text:p>0.9801</text:p>
          </table:table-cell>
          <table:table-cell office:value-type="float" office:value="12.615">
            <text:p>12.615</text:p>
          </table:table-cell>
          <table:table-cell office:value-type="float" office:value="13.211">
            <text:p>13.211</text:p>
          </table:table-cell>
          <table:table-cell office:value-type="float" office:value="-76320">
            <text:p>-76320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2"/>2022-02-12T07:07:09</text:p>
          </table:table-cell>
          <table:table-cell office:value-type="float" office:value="1644667629">
            <text:p>1644667629</text:p>
          </table:table-cell>
          <table:table-cell office:value-type="float" office:value="14.055">
            <text:p>14.055</text:p>
          </table:table-cell>
          <table:table-cell office:value-type="float" office:value="13.197">
            <text:p>13.197</text:p>
          </table:table-cell>
          <table:table-cell office:value-type="float" office:value="-0.058">
            <text:p>-0.058</text:p>
          </table:table-cell>
          <table:table-cell office:value-type="float" office:value="0.8251">
            <text:p>0.8251</text:p>
          </table:table-cell>
          <table:table-cell office:value-type="float" office:value="0.9445">
            <text:p>0.9445</text:p>
          </table:table-cell>
          <table:table-cell office:value-type="float" office:value="12.724">
            <text:p>12.724</text:p>
          </table:table-cell>
          <table:table-cell office:value-type="float" office:value="13.2">
            <text:p>13.2</text:p>
          </table:table-cell>
          <table:table-cell office:value-type="float" office:value="-76560">
            <text:p>-76560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2"/>2022-02-12T07:37:09</text:p>
          </table:table-cell>
          <table:table-cell office:value-type="float" office:value="1644669429">
            <text:p>1644669429</text:p>
          </table:table-cell>
          <table:table-cell office:value-type="float" office:value="14.712">
            <text:p>14.712</text:p>
          </table:table-cell>
          <table:table-cell office:value-type="float" office:value="13.215">
            <text:p>13.215</text:p>
          </table:table-cell>
          <table:table-cell office:value-type="float" office:value="0.248">
            <text:p>0.248</text:p>
          </table:table-cell>
          <table:table-cell office:value-type="float" office:value="0.8158">
            <text:p>0.8158</text:p>
          </table:table-cell>
          <table:table-cell office:value-type="float" office:value="0.9387">
            <text:p>0.9387</text:p>
          </table:table-cell>
          <table:table-cell office:value-type="float" office:value="12.766">
            <text:p>12.766</text:p>
          </table:table-cell>
          <table:table-cell office:value-type="float" office:value="13.212">
            <text:p>13.212</text:p>
          </table:table-cell>
          <table:table-cell office:value-type="float" office:value="-76464">
            <text:p>-76464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2"/>2022-02-12T08:07:09</text:p>
          </table:table-cell>
          <table:table-cell office:value-type="float" office:value="1644671229">
            <text:p>1644671229</text:p>
          </table:table-cell>
          <table:table-cell office:value-type="float" office:value="13.595">
            <text:p>13.595</text:p>
          </table:table-cell>
          <table:table-cell office:value-type="float" office:value="13.241">
            <text:p>13.241</text:p>
          </table:table-cell>
          <table:table-cell office:value-type="float" office:value="0.557">
            <text:p>0.557</text:p>
          </table:table-cell>
          <table:table-cell office:value-type="float" office:value="0.8305">
            <text:p>0.8305</text:p>
          </table:table-cell>
          <table:table-cell office:value-type="float" office:value="0.9582">
            <text:p>0.9582</text:p>
          </table:table-cell>
          <table:table-cell office:value-type="float" office:value="12.693">
            <text:p>12.693</text:p>
          </table:table-cell>
          <table:table-cell office:value-type="float" office:value="13.234">
            <text:p>13.234</text:p>
          </table:table-cell>
          <table:table-cell office:value-type="float" office:value="-75744">
            <text:p>-75744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2"/>2022-02-12T08:37:09</text:p>
          </table:table-cell>
          <table:table-cell office:value-type="float" office:value="1644673029">
            <text:p>1644673029</text:p>
          </table:table-cell>
          <table:table-cell office:value-type="float" office:value="12.657">
            <text:p>12.657</text:p>
          </table:table-cell>
          <table:table-cell office:value-type="float" office:value="13.301">
            <text:p>13.301</text:p>
          </table:table-cell>
          <table:table-cell office:value-type="float" office:value="1.173">
            <text:p>1.173</text:p>
          </table:table-cell>
          <table:table-cell office:value-type="float" office:value="0.8464">
            <text:p>0.8464</text:p>
          </table:table-cell>
          <table:table-cell office:value-type="float" office:value="0.9807">
            <text:p>0.9807</text:p>
          </table:table-cell>
          <table:table-cell office:value-type="float" office:value="12.675">
            <text:p>12.675</text:p>
          </table:table-cell>
          <table:table-cell office:value-type="float" office:value="13.287">
            <text:p>13.287</text:p>
          </table:table-cell>
          <table:table-cell office:value-type="float" office:value="-73752">
            <text:p>-73752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 text:c="2"/>2022-02-12T09:07:12</text:p>
          </table:table-cell>
          <table:table-cell office:value-type="float" office:value="1644674832">
            <text:p>1644674832</text:p>
          </table:table-cell>
          <table:table-cell office:value-type="float" office:value="12.022">
            <text:p>12.022</text:p>
          </table:table-cell>
          <table:table-cell office:value-type="float" office:value="13.37">
            <text:p>13.37</text:p>
          </table:table-cell>
          <table:table-cell office:value-type="float" office:value="2.037">
            <text:p>2.037</text:p>
          </table:table-cell>
          <table:table-cell office:value-type="float" office:value="0.8604">
            <text:p>0.8604</text:p>
          </table:table-cell>
          <table:table-cell office:value-type="float" office:value="0.9859">
            <text:p>0.9859</text:p>
          </table:table-cell>
          <table:table-cell office:value-type="float" office:value="12.702">
            <text:p>12.702</text:p>
          </table:table-cell>
          <table:table-cell office:value-type="float" office:value="13.345">
            <text:p>13.345</text:p>
          </table:table-cell>
          <table:table-cell office:value-type="float" office:value="-70968">
            <text:p>-70968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 text:c="2"/>2022-02-12T09:37:12</text:p>
          </table:table-cell>
          <table:table-cell office:value-type="float" office:value="1644676632">
            <text:p>1644676632</text:p>
          </table:table-cell>
          <table:table-cell office:value-type="float" office:value="11.747">
            <text:p>11.747</text:p>
          </table:table-cell>
          <table:table-cell office:value-type="float" office:value="13.443">
            <text:p>13.443</text:p>
          </table:table-cell>
          <table:table-cell office:value-type="float" office:value="3.763">
            <text:p>3.763</text:p>
          </table:table-cell>
          <table:table-cell office:value-type="float" office:value="1">
            <text:p>1</text:p>
          </table:table-cell>
          <table:table-cell office:value-type="float" office:value="0.9896">
            <text:p>0.9896</text:p>
          </table:table-cell>
          <table:table-cell office:value-type="float" office:value="13.577">
            <text:p>13.577</text:p>
          </table:table-cell>
          <table:table-cell office:value-type="float" office:value="13.398">
            <text:p>13.398</text:p>
          </table:table-cell>
          <table:table-cell office:value-type="float" office:value="-69672">
            <text:p>-69672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 text:c="2"/>2022-02-12T10:07:12</text:p>
          </table:table-cell>
          <table:table-cell office:value-type="float" office:value="1644678432">
            <text:p>1644678432</text:p>
          </table:table-cell>
          <table:table-cell office:value-type="float" office:value="12.497">
            <text:p>12.497</text:p>
          </table:table-cell>
          <table:table-cell office:value-type="float" office:value="13.464">
            <text:p>13.464</text:p>
          </table:table-cell>
          <table:table-cell office:value-type="float" office:value="5.305">
            <text:p>5.305</text:p>
          </table:table-cell>
          <table:table-cell office:value-type="float" office:value="0.9974">
            <text:p>0.9974</text:p>
          </table:table-cell>
          <table:table-cell office:value-type="float" office:value="0.9889">
            <text:p>0.9889</text:p>
          </table:table-cell>
          <table:table-cell office:value-type="float" office:value="13.568">
            <text:p>13.568</text:p>
          </table:table-cell>
          <table:table-cell office:value-type="float" office:value="13.402">
            <text:p>13.402</text:p>
          </table:table-cell>
          <table:table-cell office:value-type="float" office:value="-67464">
            <text:p>-67464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 text:c="2"/>2022-02-12T10:37:13</text:p>
          </table:table-cell>
          <table:table-cell office:value-type="float" office:value="1644680233">
            <text:p>1644680233</text:p>
          </table:table-cell>
          <table:table-cell office:value-type="float" office:value="12.562">
            <text:p>12.562</text:p>
          </table:table-cell>
          <table:table-cell office:value-type="float" office:value="13.404">
            <text:p>13.404</text:p>
          </table:table-cell>
          <table:table-cell office:value-type="float" office:value="2.592">
            <text:p>2.592</text:p>
          </table:table-cell>
          <table:table-cell office:value-type="float" office:value="1">
            <text:p>1</text:p>
          </table:table-cell>
          <table:table-cell office:value-type="float" office:value="0.9864">
            <text:p>0.9864</text:p>
          </table:table-cell>
          <table:table-cell office:value-type="float" office:value="13.613">
            <text:p>13.613</text:p>
          </table:table-cell>
          <table:table-cell office:value-type="float" office:value="13.371">
            <text:p>13.371</text:p>
          </table:table-cell>
          <table:table-cell office:value-type="float" office:value="-65928">
            <text:p>-65928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 text:c="2"/>2022-02-12T11:07:13</text:p>
          </table:table-cell>
          <table:table-cell office:value-type="float" office:value="1644682033">
            <text:p>1644682033</text:p>
          </table:table-cell>
          <table:table-cell office:value-type="float" office:value="12.937">
            <text:p>12.937</text:p>
          </table:table-cell>
          <table:table-cell office:value-type="float" office:value="13.464">
            <text:p>13.464</text:p>
          </table:table-cell>
          <table:table-cell office:value-type="float" office:value="3.948">
            <text:p>3.948</text:p>
          </table:table-cell>
          <table:table-cell office:value-type="float" office:value="1">
            <text:p>1</text:p>
          </table:table-cell>
          <table:table-cell office:value-type="float" office:value="0.988">
            <text:p>0.988</text:p>
          </table:table-cell>
          <table:table-cell office:value-type="float" office:value="13.629">
            <text:p>13.629</text:p>
          </table:table-cell>
          <table:table-cell office:value-type="float" office:value="13.405">
            <text:p>13.405</text:p>
          </table:table-cell>
          <table:table-cell office:value-type="float" office:value="-63816">
            <text:p>-63816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2022-02-12T11:37:13</text:p>
          </table:table-cell>
          <table:table-cell office:value-type="float" office:value="1644683833">
            <text:p>1644683833</text:p>
          </table:table-cell>
          <table:table-cell office:value-type="float" office:value="14.008">
            <text:p>14.008</text:p>
          </table:table-cell>
          <table:table-cell office:value-type="float" office:value="13.452">
            <text:p>13.452</text:p>
          </table:table-cell>
          <table:table-cell office:value-type="float" office:value="2.407">
            <text:p>2.407</text:p>
          </table:table-cell>
          <table:table-cell office:value-type="float" office:value="0.9953">
            <text:p>0.9953</text:p>
          </table:table-cell>
          <table:table-cell office:value-type="float" office:value="0.9854">
            <text:p>0.9854</text:p>
          </table:table-cell>
          <table:table-cell office:value-type="float" office:value="13.593">
            <text:p>13.593</text:p>
          </table:table-cell>
          <table:table-cell office:value-type="float" office:value="13.411">
            <text:p>13.411</text:p>
          </table:table-cell>
          <table:table-cell office:value-type="float" office:value="-63120">
            <text:p>-63120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 text:c="2"/>2022-02-12T12:07:13</text:p>
          </table:table-cell>
          <table:table-cell office:value-type="float" office:value="1644685633">
            <text:p>1644685633</text:p>
          </table:table-cell>
          <table:table-cell office:value-type="float" office:value="15.512">
            <text:p>15.512</text:p>
          </table:table-cell>
          <table:table-cell office:value-type="float" office:value="13.46">
            <text:p>13.46</text:p>
          </table:table-cell>
          <table:table-cell office:value-type="float" office:value="2.345">
            <text:p>2.345</text:p>
          </table:table-cell>
          <table:table-cell office:value-type="float" office:value="0.9956">
            <text:p>0.9956</text:p>
          </table:table-cell>
          <table:table-cell office:value-type="float" office:value="0.9836">
            <text:p>0.9836</text:p>
          </table:table-cell>
          <table:table-cell office:value-type="float" office:value="13.66">
            <text:p>13.66</text:p>
          </table:table-cell>
          <table:table-cell office:value-type="float" office:value="13.423">
            <text:p>13.423</text:p>
          </table:table-cell>
          <table:table-cell office:value-type="float" office:value="-56688">
            <text:p>-56688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 text:c="2"/>2022-02-12T12:37:13</text:p>
          </table:table-cell>
          <table:table-cell office:value-type="float" office:value="1644687433">
            <text:p>1644687433</text:p>
          </table:table-cell>
          <table:table-cell office:value-type="float" office:value="15.812">
            <text:p>15.812</text:p>
          </table:table-cell>
          <table:table-cell office:value-type="float" office:value="13.495">
            <text:p>13.495</text:p>
          </table:table-cell>
          <table:table-cell office:value-type="float" office:value="4.318">
            <text:p>4.318</text:p>
          </table:table-cell>
          <table:table-cell office:value-type="float" office:value="1">
            <text:p>1</text:p>
          </table:table-cell>
          <table:table-cell office:value-type="float" office:value="0.985">
            <text:p>0.985</text:p>
          </table:table-cell>
          <table:table-cell office:value-type="float" office:value="13.752">
            <text:p>13.752</text:p>
          </table:table-cell>
          <table:table-cell office:value-type="float" office:value="13.454">
            <text:p>13.454</text:p>
          </table:table-cell>
          <table:table-cell office:value-type="float" office:value="-53544">
            <text:p>-53544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 text:c="2"/>2022-02-12T13:02:13</text:p>
          </table:table-cell>
          <table:table-cell office:value-type="float" office:value="1644688933">
            <text:p>1644688933</text:p>
          </table:table-cell>
          <table:table-cell office:value-type="float" office:value="15.925">
            <text:p>15.925</text:p>
          </table:table-cell>
          <table:table-cell office:value-type="float" office:value="14.356">
            <text:p>14.356</text:p>
          </table:table-cell>
          <table:table-cell office:value-type="float" office:value="5.058">
            <text:p>5.058</text:p>
          </table:table-cell>
          <table:table-cell table:number-columns-repeated="2" office:value-type="float" office:value="1">
            <text:p>1</text:p>
          </table:table-cell>
          <table:table-cell office:value-type="float" office:value="13.757">
            <text:p>13.757</text:p>
          </table:table-cell>
          <table:table-cell office:value-type="float" office:value="14.284">
            <text:p>14.284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 text:c="2"/>2022-02-12T13:07:13</text:p>
          </table:table-cell>
          <table:table-cell office:value-type="float" office:value="1644689233">
            <text:p>1644689233</text:p>
          </table:table-cell>
          <table:table-cell office:value-type="float" office:value="15.988">
            <text:p>15.988</text:p>
          </table:table-cell>
          <table:table-cell office:value-type="float" office:value="14.364">
            <text:p>14.364</text:p>
          </table:table-cell>
          <table:table-cell office:value-type="float" office:value="3.147">
            <text:p>3.147</text:p>
          </table:table-cell>
          <table:table-cell table:number-columns-repeated="2" office:value-type="float" office:value="1">
            <text:p>1</text:p>
          </table:table-cell>
          <table:table-cell office:value-type="float" office:value="13.759">
            <text:p>13.759</text:p>
          </table:table-cell>
          <table:table-cell office:value-type="float" office:value="14.32">
            <text:p>14.32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 text:c="2"/>2022-02-12T13:37:13</text:p>
          </table:table-cell>
          <table:table-cell office:value-type="float" office:value="1644691033">
            <text:p>1644691033</text:p>
          </table:table-cell>
          <table:table-cell office:value-type="float" office:value="16.628">
            <text:p>16.628</text:p>
          </table:table-cell>
          <table:table-cell office:value-type="float" office:value="14.429">
            <text:p>14.429</text:p>
          </table:table-cell>
          <table:table-cell office:value-type="float" office:value="0.68">
            <text:p>0.68</text:p>
          </table:table-cell>
          <table:table-cell table:number-columns-repeated="2" office:value-type="float" office:value="1">
            <text:p>1</text:p>
          </table:table-cell>
          <table:table-cell office:value-type="float" office:value="13.785">
            <text:p>13.785</text:p>
          </table:table-cell>
          <table:table-cell office:value-type="float" office:value="14.421">
            <text:p>14.421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 text:c="2"/>2022-02-12T14:07:13</text:p>
          </table:table-cell>
          <table:table-cell office:value-type="float" office:value="1644692833">
            <text:p>1644692833</text:p>
          </table:table-cell>
          <table:table-cell office:value-type="float" office:value="17.385">
            <text:p>17.385</text:p>
          </table:table-cell>
          <table:table-cell office:value-type="float" office:value="14.438">
            <text:p>14.438</text:p>
          </table:table-cell>
          <table:table-cell office:value-type="float" office:value="0.372">
            <text:p>0.372</text:p>
          </table:table-cell>
          <table:table-cell table:number-columns-repeated="2" office:value-type="float" office:value="1">
            <text:p>1</text:p>
          </table:table-cell>
          <table:table-cell office:value-type="float" office:value="13.815">
            <text:p>13.815</text:p>
          </table:table-cell>
          <table:table-cell office:value-type="float" office:value="14.433">
            <text:p>14.433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 text:c="2"/>2022-02-12T14:37:13</text:p>
          </table:table-cell>
          <table:table-cell office:value-type="float" office:value="1644694633">
            <text:p>1644694633</text:p>
          </table:table-cell>
          <table:table-cell office:value-type="float" office:value="18.015">
            <text:p>18.015</text:p>
          </table:table-cell>
          <table:table-cell office:value-type="float" office:value="14.433">
            <text:p>14.433</text:p>
          </table:table-cell>
          <table:table-cell office:value-type="float" office:value="0.433">
            <text:p>0.433</text:p>
          </table:table-cell>
          <table:table-cell table:number-columns-repeated="2" office:value-type="float" office:value="1">
            <text:p>1</text:p>
          </table:table-cell>
          <table:table-cell office:value-type="float" office:value="13.84">
            <text:p>13.84</text:p>
          </table:table-cell>
          <table:table-cell office:value-type="float" office:value="14.429">
            <text:p>14.429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 text:c="2"/>2022-02-12T15:07:13</text:p>
          </table:table-cell>
          <table:table-cell office:value-type="float" office:value="1644696433">
            <text:p>1644696433</text:p>
          </table:table-cell>
          <table:table-cell office:value-type="float" office:value="18.315">
            <text:p>18.315</text:p>
          </table:table-cell>
          <table:table-cell office:value-type="float" office:value="14.438">
            <text:p>14.438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2">
            <text:p>13.852</text:p>
          </table:table-cell>
          <table:table-cell office:value-type="float" office:value="14.434">
            <text:p>14.434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 text:c="2"/>2022-02-12T15:37:13</text:p>
          </table:table-cell>
          <table:table-cell office:value-type="float" office:value="1644698233">
            <text:p>1644698233</text:p>
          </table:table-cell>
          <table:table-cell office:value-type="float" office:value="18.375">
            <text:p>18.375</text:p>
          </table:table-cell>
          <table:table-cell office:value-type="float" office:value="14.446">
            <text:p>14.446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5">
            <text:p>13.855</text:p>
          </table:table-cell>
          <table:table-cell office:value-type="float" office:value="14.443">
            <text:p>14.443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2022-02-12T16:07:14</text:p>
          </table:table-cell>
          <table:table-cell office:value-type="float" office:value="1644700034">
            <text:p>1644700034</text:p>
          </table:table-cell>
          <table:table-cell office:value-type="float" office:value="18.372">
            <text:p>18.372</text:p>
          </table:table-cell>
          <table:table-cell office:value-type="float" office:value="14.442">
            <text:p>14.442</text:p>
          </table:table-cell>
          <table:table-cell office:value-type="float" office:value="0.372">
            <text:p>0.372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4">
            <text:p>13.854</text:p>
          </table:table-cell>
          <table:table-cell office:value-type="float" office:value="14.438">
            <text:p>14.438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 text:c="2"/>2022-02-12T16:37:14</text:p>
          </table:table-cell>
          <table:table-cell office:value-type="float" office:value="1644701834">
            <text:p>1644701834</text:p>
          </table:table-cell>
          <table:table-cell office:value-type="float" office:value="18.202">
            <text:p>18.202</text:p>
          </table:table-cell>
          <table:table-cell office:value-type="float" office:value="14.377">
            <text:p>14.3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848">
            <text:p>13.848</text:p>
          </table:table-cell>
          <table:table-cell office:value-type="float" office:value="14.375">
            <text:p>14.375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 text:c="2"/>2022-02-12T17:07:14</text:p>
          </table:table-cell>
          <table:table-cell office:value-type="float" office:value="1644703634">
            <text:p>1644703634</text:p>
          </table:table-cell>
          <table:table-cell office:value-type="float" office:value="17.703">
            <text:p>17.703</text:p>
          </table:table-cell>
          <table:table-cell office:value-type="float" office:value="14.123">
            <text:p>14.123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828">
            <text:p>13.828</text:p>
          </table:table-cell>
          <table:table-cell office:value-type="float" office:value="14.124">
            <text:p>14.124</text:p>
          </table:table-cell>
          <table:table-cell office:value-type="float" office:value="-53136">
            <text:p>-53136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 text:c="2"/>2022-02-12T17:37:14</text:p>
          </table:table-cell>
          <table:table-cell office:value-type="float" office:value="1644705434">
            <text:p>1644705434</text:p>
          </table:table-cell>
          <table:table-cell office:value-type="float" office:value="16.687">
            <text:p>16.687</text:p>
          </table:table-cell>
          <table:table-cell office:value-type="float" office:value="13.99">
            <text:p>13.9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787">
            <text:p>13.787</text:p>
          </table:table-cell>
          <table:table-cell office:value-type="float" office:value="13.991">
            <text:p>13.991</text:p>
          </table:table-cell>
          <table:table-cell office:value-type="float" office:value="-53208">
            <text:p>-53208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 text:c="2"/>2022-02-12T18:07:14</text:p>
          </table:table-cell>
          <table:table-cell office:value-type="float" office:value="1644707234">
            <text:p>1644707234</text:p>
          </table:table-cell>
          <table:table-cell office:value-type="float" office:value="15.568">
            <text:p>15.568</text:p>
          </table:table-cell>
          <table:table-cell office:value-type="float" office:value="13.873">
            <text:p>13.873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742">
            <text:p>13.742</text:p>
          </table:table-cell>
          <table:table-cell office:value-type="float" office:value="13.874">
            <text:p>13.874</text:p>
          </table:table-cell>
          <table:table-cell office:value-type="float" office:value="-53328">
            <text:p>-53328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 text:c="2"/>2022-02-12T18:37:14</text:p>
          </table:table-cell>
          <table:table-cell office:value-type="float" office:value="1644709034">
            <text:p>1644709034</text:p>
          </table:table-cell>
          <table:table-cell office:value-type="float" office:value="14.512">
            <text:p>14.512</text:p>
          </table:table-cell>
          <table:table-cell office:value-type="float" office:value="13.77">
            <text:p>13.7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98">
            <text:p>13.698</text:p>
          </table:table-cell>
          <table:table-cell office:value-type="float" office:value="13.771">
            <text:p>13.771</text:p>
          </table:table-cell>
          <table:table-cell office:value-type="float" office:value="-53424">
            <text:p>-53424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 text:c="2"/>2022-02-12T19:07:14</text:p>
          </table:table-cell>
          <table:table-cell office:value-type="float" office:value="1644710834">
            <text:p>1644710834</text:p>
          </table:table-cell>
          <table:table-cell office:value-type="float" office:value="13.672">
            <text:p>13.672</text:p>
          </table:table-cell>
          <table:table-cell office:value-type="float" office:value="13.706">
            <text:p>13.706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61">
            <text:p>13.661</text:p>
          </table:table-cell>
          <table:table-cell office:value-type="float" office:value="13.707">
            <text:p>13.707</text:p>
          </table:table-cell>
          <table:table-cell office:value-type="float" office:value="-53544">
            <text:p>-53544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 text:c="2"/>2022-02-12T19:37:14</text:p>
          </table:table-cell>
          <table:table-cell office:value-type="float" office:value="1644712634">
            <text:p>1644712634</text:p>
          </table:table-cell>
          <table:table-cell office:value-type="float" office:value="12.955">
            <text:p>12.955</text:p>
          </table:table-cell>
          <table:table-cell office:value-type="float" office:value="13.641">
            <text:p>13.64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3">
            <text:p>13.63</text:p>
          </table:table-cell>
          <table:table-cell office:value-type="float" office:value="13.642">
            <text:p>13.642</text:p>
          </table:table-cell>
          <table:table-cell office:value-type="float" office:value="-53640">
            <text:p>-53640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 text:c="2"/>2022-02-12T20:07:14</text:p>
          </table:table-cell>
          <table:table-cell office:value-type="float" office:value="1644714434">
            <text:p>1644714434</text:p>
          </table:table-cell>
          <table:table-cell office:value-type="float" office:value="12.275">
            <text:p>12.275</text:p>
          </table:table-cell>
          <table:table-cell office:value-type="float" office:value="13.589">
            <text:p>13.58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96">
            <text:p>0.9996</text:p>
          </table:table-cell>
          <table:table-cell office:value-type="float" office:value="13.6">
            <text:p>13.6</text:p>
          </table:table-cell>
          <table:table-cell office:value-type="float" office:value="13.59">
            <text:p>13.59</text:p>
          </table:table-cell>
          <table:table-cell office:value-type="float" office:value="-53760">
            <text:p>-53760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 text:c="2"/>2022-02-12T20:37:14</text:p>
          </table:table-cell>
          <table:table-cell office:value-type="float" office:value="1644716234">
            <text:p>1644716234</text:p>
          </table:table-cell>
          <table:table-cell office:value-type="float" office:value="11.647">
            <text:p>11.647</text:p>
          </table:table-cell>
          <table:table-cell office:value-type="float" office:value="13.551">
            <text:p>13.55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86">
            <text:p>0.9986</text:p>
          </table:table-cell>
          <table:table-cell office:value-type="float" office:value="13.572">
            <text:p>13.572</text:p>
          </table:table-cell>
          <table:table-cell office:value-type="float" office:value="13.552">
            <text:p>13.552</text:p>
          </table:table-cell>
          <table:table-cell office:value-type="float" office:value="-53856">
            <text:p>-53856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2022-02-12T21:07:15</text:p>
          </table:table-cell>
          <table:table-cell office:value-type="float" office:value="1644718035">
            <text:p>1644718035</text:p>
          </table:table-cell>
          <table:table-cell office:value-type="float" office:value="11.043">
            <text:p>11.043</text:p>
          </table:table-cell>
          <table:table-cell office:value-type="float" office:value="13.521">
            <text:p>13.52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8">
            <text:p>0.998</text:p>
          </table:table-cell>
          <table:table-cell office:value-type="float" office:value="13.546">
            <text:p>13.546</text:p>
          </table:table-cell>
          <table:table-cell office:value-type="float" office:value="13.521">
            <text:p>13.521</text:p>
          </table:table-cell>
          <table:table-cell office:value-type="float" office:value="-53976">
            <text:p>-53976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 text:c="2"/>2022-02-12T21:37:15</text:p>
          </table:table-cell>
          <table:table-cell office:value-type="float" office:value="1644719835">
            <text:p>1644719835</text:p>
          </table:table-cell>
          <table:table-cell office:value-type="float" office:value="10.518">
            <text:p>10.518</text:p>
          </table:table-cell>
          <table:table-cell office:value-type="float" office:value="13.477">
            <text:p>13.47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71">
            <text:p>0.9971</text:p>
          </table:table-cell>
          <table:table-cell office:value-type="float" office:value="13.523">
            <text:p>13.523</text:p>
          </table:table-cell>
          <table:table-cell office:value-type="float" office:value="13.478">
            <text:p>13.478</text:p>
          </table:table-cell>
          <table:table-cell office:value-type="float" office:value="-54072">
            <text:p>-54072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 text:c="2"/>2022-02-12T22:07:15</text:p>
          </table:table-cell>
          <table:table-cell office:value-type="float" office:value="1644721635">
            <text:p>1644721635</text:p>
          </table:table-cell>
          <table:table-cell office:value-type="float" office:value="10">
            <text:p>10</text:p>
          </table:table-cell>
          <table:table-cell office:value-type="float" office:value="13.447">
            <text:p>13.44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65">
            <text:p>0.9965</text:p>
          </table:table-cell>
          <table:table-cell office:value-type="float" office:value="13.5">
            <text:p>13.5</text:p>
          </table:table-cell>
          <table:table-cell office:value-type="float" office:value="13.448">
            <text:p>13.448</text:p>
          </table:table-cell>
          <table:table-cell office:value-type="float" office:value="-54192">
            <text:p>-54192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 text:c="2"/>2022-02-12T22:37:15</text:p>
          </table:table-cell>
          <table:table-cell office:value-type="float" office:value="1644723435">
            <text:p>1644723435</text:p>
          </table:table-cell>
          <table:table-cell office:value-type="float" office:value="9.478">
            <text:p>9.478</text:p>
          </table:table-cell>
          <table:table-cell office:value-type="float" office:value="13.422">
            <text:p>13.422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55">
            <text:p>0.9955</text:p>
          </table:table-cell>
          <table:table-cell office:value-type="float" office:value="13.49">
            <text:p>13.49</text:p>
          </table:table-cell>
          <table:table-cell office:value-type="float" office:value="13.422">
            <text:p>13.422</text:p>
          </table:table-cell>
          <table:table-cell office:value-type="float" office:value="-54288">
            <text:p>-54288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 text:c="2"/>2022-02-12T23:07:15</text:p>
          </table:table-cell>
          <table:table-cell office:value-type="float" office:value="1644725235">
            <text:p>1644725235</text:p>
          </table:table-cell>
          <table:table-cell office:value-type="float" office:value="8.912">
            <text:p>8.912</text:p>
          </table:table-cell>
          <table:table-cell office:value-type="float" office:value="13.396">
            <text:p>13.396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46">
            <text:p>0.9946</text:p>
          </table:table-cell>
          <table:table-cell office:value-type="float" office:value="13.48">
            <text:p>13.48</text:p>
          </table:table-cell>
          <table:table-cell office:value-type="float" office:value="13.397">
            <text:p>13.397</text:p>
          </table:table-cell>
          <table:table-cell office:value-type="float" office:value="-54408">
            <text:p>-54408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 text:c="2"/>2022-02-12T23:37:15</text:p>
          </table:table-cell>
          <table:table-cell office:value-type="float" office:value="1644727035">
            <text:p>1644727035</text:p>
          </table:table-cell>
          <table:table-cell office:value-type="float" office:value="8.39">
            <text:p>8.39</text:p>
          </table:table-cell>
          <table:table-cell office:value-type="float" office:value="13.378">
            <text:p>13.378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36">
            <text:p>0.9936</text:p>
          </table:table-cell>
          <table:table-cell office:value-type="float" office:value="13.471">
            <text:p>13.471</text:p>
          </table:table-cell>
          <table:table-cell office:value-type="float" office:value="13.379">
            <text:p>13.379</text:p>
          </table:table-cell>
          <table:table-cell office:value-type="float" office:value="-54504">
            <text:p>-54504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 text:c="2"/>2022-02-13T00:07:15</text:p>
          </table:table-cell>
          <table:table-cell office:value-type="float" office:value="1644728835">
            <text:p>1644728835</text:p>
          </table:table-cell>
          <table:table-cell office:value-type="float" office:value="7.927">
            <text:p>7.927</text:p>
          </table:table-cell>
          <table:table-cell office:value-type="float" office:value="13.352">
            <text:p>13.352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396">
            <text:p>0.6396</text:p>
          </table:table-cell>
          <table:table-cell office:value-type="float" office:value="13.463">
            <text:p>13.463</text:p>
          </table:table-cell>
          <table:table-cell office:value-type="float" office:value="0">
            <text:p>0</text:p>
          </table:table-cell>
          <table:table-cell office:value-type="float" office:value="-54624">
            <text:p>-54624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 text:c="2"/>2022-02-13T00:37:15</text:p>
          </table:table-cell>
          <table:table-cell office:value-type="float" office:value="1644730635">
            <text:p>1644730635</text:p>
          </table:table-cell>
          <table:table-cell office:value-type="float" office:value="7.477">
            <text:p>7.477</text:p>
          </table:table-cell>
          <table:table-cell office:value-type="float" office:value="13.339">
            <text:p>13.33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302">
            <text:p>0.6302</text:p>
          </table:table-cell>
          <table:table-cell office:value-type="float" office:value="13.454">
            <text:p>13.454</text:p>
          </table:table-cell>
          <table:table-cell office:value-type="float" office:value="0">
            <text:p>0</text:p>
          </table:table-cell>
          <table:table-cell office:value-type="float" office:value="-54744">
            <text:p>-54744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 text:c="2"/>2022-02-13T01:07:15</text:p>
          </table:table-cell>
          <table:table-cell office:value-type="float" office:value="1644732435">
            <text:p>1644732435</text:p>
          </table:table-cell>
          <table:table-cell office:value-type="float" office:value="7.003">
            <text:p>7.003</text:p>
          </table:table-cell>
          <table:table-cell office:value-type="float" office:value="13.318">
            <text:p>13.318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21">
            <text:p>0.621</text:p>
          </table:table-cell>
          <table:table-cell office:value-type="float" office:value="13.446">
            <text:p>13.446</text:p>
          </table:table-cell>
          <table:table-cell office:value-type="float" office:value="0">
            <text:p>0</text:p>
          </table:table-cell>
          <table:table-cell office:value-type="float" office:value="-54888">
            <text:p>-54888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 text:c="2"/>2022-02-13T01:37:15</text:p>
          </table:table-cell>
          <table:table-cell office:value-type="float" office:value="1644734235">
            <text:p>1644734235</text:p>
          </table:table-cell>
          <table:table-cell office:value-type="float" office:value="6.577">
            <text:p>6.577</text:p>
          </table:table-cell>
          <table:table-cell office:value-type="float" office:value="13.305">
            <text:p>13.305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6119">
            <text:p>0.6119</text:p>
          </table:table-cell>
          <table:table-cell office:value-type="float" office:value="13.438">
            <text:p>13.438</text:p>
          </table:table-cell>
          <table:table-cell office:value-type="float" office:value="0">
            <text:p>0</text:p>
          </table:table-cell>
          <table:table-cell office:value-type="float" office:value="-55056">
            <text:p>-55056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2022-02-13T02:07:15</text:p>
          </table:table-cell>
          <table:table-cell office:value-type="float" office:value="1644736035">
            <text:p>1644736035</text:p>
          </table:table-cell>
          <table:table-cell office:value-type="float" office:value="6.18">
            <text:p>6.18</text:p>
          </table:table-cell>
          <table:table-cell office:value-type="float" office:value="13.287">
            <text:p>13.287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6029">
            <text:p>0.6029</text:p>
          </table:table-cell>
          <table:table-cell office:value-type="float" office:value="13.431">
            <text:p>13.431</text:p>
          </table:table-cell>
          <table:table-cell office:value-type="float" office:value="0">
            <text:p>0</text:p>
          </table:table-cell>
          <table:table-cell office:value-type="float" office:value="-55248">
            <text:p>-55248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 text:c="2"/>2022-02-13T02:37:15</text:p>
          </table:table-cell>
          <table:table-cell office:value-type="float" office:value="1644737835">
            <text:p>1644737835</text:p>
          </table:table-cell>
          <table:table-cell office:value-type="float" office:value="5.818">
            <text:p>5.818</text:p>
          </table:table-cell>
          <table:table-cell office:value-type="float" office:value="13.287">
            <text:p>13.28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5941">
            <text:p>0.5941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55440">
            <text:p>-55440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 text:c="2"/>2022-02-13T03:07:16</text:p>
          </table:table-cell>
          <table:table-cell office:value-type="float" office:value="1644739636">
            <text:p>1644739636</text:p>
          </table:table-cell>
          <table:table-cell office:value-type="float" office:value="5.5">
            <text:p>5.5</text:p>
          </table:table-cell>
          <table:table-cell office:value-type="float" office:value="13.275">
            <text:p>13.275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5854">
            <text:p>0.5854</text:p>
          </table:table-cell>
          <table:table-cell office:value-type="float" office:value="13.418">
            <text:p>13.418</text:p>
          </table:table-cell>
          <table:table-cell office:value-type="float" office:value="0">
            <text:p>0</text:p>
          </table:table-cell>
          <table:table-cell office:value-type="float" office:value="-55632">
            <text:p>-55632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 text:c="2"/>2022-02-13T03:37:16</text:p>
          </table:table-cell>
          <table:table-cell office:value-type="float" office:value="1644741436">
            <text:p>1644741436</text:p>
          </table:table-cell>
          <table:table-cell office:value-type="float" office:value="5.202">
            <text:p>5.202</text:p>
          </table:table-cell>
          <table:table-cell office:value-type="float" office:value="13.262">
            <text:p>13.262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5769">
            <text:p>0.5769</text:p>
          </table:table-cell>
          <table:table-cell office:value-type="float" office:value="13.413">
            <text:p>13.413</text:p>
          </table:table-cell>
          <table:table-cell office:value-type="float" office:value="0">
            <text:p>0</text:p>
          </table:table-cell>
          <table:table-cell office:value-type="float" office:value="-55848">
            <text:p>-55848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 text:c="2"/>2022-02-13T04:07:16</text:p>
          </table:table-cell>
          <table:table-cell office:value-type="float" office:value="1644743236">
            <text:p>1644743236</text:p>
          </table:table-cell>
          <table:table-cell office:value-type="float" office:value="6.23">
            <text:p>6.23</text:p>
          </table:table-cell>
          <table:table-cell office:value-type="float" office:value="13.193">
            <text:p>13.193</text:p>
          </table:table-cell>
          <table:table-cell office:value-type="float" office:value="-1.232">
            <text:p>-1.232</text:p>
          </table:table-cell>
          <table:table-cell office:value-type="float" office:value="0.9802">
            <text:p>0.9802</text:p>
          </table:table-cell>
          <table:table-cell office:value-type="float" office:value="0.5684">
            <text:p>0.5684</text:p>
          </table:table-cell>
          <table:table-cell office:value-type="float" office:value="13.135">
            <text:p>13.135</text:p>
          </table:table-cell>
          <table:table-cell office:value-type="float" office:value="0">
            <text:p>0</text:p>
          </table:table-cell>
          <table:table-cell office:value-type="float" office:value="-59808">
            <text:p>-59808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 text:c="2"/>2022-02-13T04:37:16</text:p>
          </table:table-cell>
          <table:table-cell office:value-type="float" office:value="1644745036">
            <text:p>1644745036</text:p>
          </table:table-cell>
          <table:table-cell office:value-type="float" office:value="6.708">
            <text:p>6.708</text:p>
          </table:table-cell>
          <table:table-cell office:value-type="float" office:value="13.206">
            <text:p>13.206</text:p>
          </table:table-cell>
          <table:table-cell office:value-type="float" office:value="-1.232">
            <text:p>-1.232</text:p>
          </table:table-cell>
          <table:table-cell office:value-type="float" office:value="0.9694">
            <text:p>0.9694</text:p>
          </table:table-cell>
          <table:table-cell office:value-type="float" office:value="0.5601">
            <text:p>0.5601</text:p>
          </table:table-cell>
          <table:table-cell office:value-type="float" office:value="13.092">
            <text:p>13.092</text:p>
          </table:table-cell>
          <table:table-cell office:value-type="float" office:value="0">
            <text:p>0</text:p>
          </table:table-cell>
          <table:table-cell office:value-type="float" office:value="-61992">
            <text:p>-61992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 text:c="2"/>2022-02-13T05:07:16</text:p>
          </table:table-cell>
          <table:table-cell office:value-type="float" office:value="1644746836">
            <text:p>1644746836</text:p>
          </table:table-cell>
          <table:table-cell office:value-type="float" office:value="6.295">
            <text:p>6.295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686">
            <text:p>0.9686</text:p>
          </table:table-cell>
          <table:table-cell office:value-type="float" office:value="0.5519">
            <text:p>0.5519</text:p>
          </table:table-cell>
          <table:table-cell office:value-type="float" office:value="13.081">
            <text:p>13.081</text:p>
          </table:table-cell>
          <table:table-cell office:value-type="float" office:value="0">
            <text:p>0</text:p>
          </table:table-cell>
          <table:table-cell office:value-type="float" office:value="-64152">
            <text:p>-64152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 text:c="2"/>2022-02-13T05:37:16</text:p>
          </table:table-cell>
          <table:table-cell office:value-type="float" office:value="1644748636">
            <text:p>1644748636</text:p>
          </table:table-cell>
          <table:table-cell office:value-type="float" office:value="5.778">
            <text:p>5.778</text:p>
          </table:table-cell>
          <table:table-cell office:value-type="float" office:value="13.21">
            <text:p>13.21</text:p>
          </table:table-cell>
          <table:table-cell office:value-type="float" office:value="-1.232">
            <text:p>-1.232</text:p>
          </table:table-cell>
          <table:table-cell office:value-type="float" office:value="0.9688">
            <text:p>0.9688</text:p>
          </table:table-cell>
          <table:table-cell office:value-type="float" office:value="0.5438">
            <text:p>0.5438</text:p>
          </table:table-cell>
          <table:table-cell office:value-type="float" office:value="13.072">
            <text:p>13.072</text:p>
          </table:table-cell>
          <table:table-cell office:value-type="float" office:value="0">
            <text:p>0</text:p>
          </table:table-cell>
          <table:table-cell office:value-type="float" office:value="-66312">
            <text:p>-66312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 text:c="2"/>2022-02-13T06:07:16</text:p>
          </table:table-cell>
          <table:table-cell office:value-type="float" office:value="1644750436">
            <text:p>1644750436</text:p>
          </table:table-cell>
          <table:table-cell office:value-type="float" office:value="5.285">
            <text:p>5.285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9688">
            <text:p>0.9688</text:p>
          </table:table-cell>
          <table:table-cell office:value-type="float" office:value="0.5358">
            <text:p>0.5358</text:p>
          </table:table-cell>
          <table:table-cell office:value-type="float" office:value="13.063">
            <text:p>13.063</text:p>
          </table:table-cell>
          <table:table-cell office:value-type="float" office:value="0">
            <text:p>0</text:p>
          </table:table-cell>
          <table:table-cell office:value-type="float" office:value="-68496">
            <text:p>-68496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 text:c="2"/>2022-02-13T06:37:16</text:p>
          </table:table-cell>
          <table:table-cell office:value-type="float" office:value="1644752236">
            <text:p>1644752236</text:p>
          </table:table-cell>
          <table:table-cell office:value-type="float" office:value="4.848">
            <text:p>4.848</text:p>
          </table:table-cell>
          <table:table-cell office:value-type="float" office:value="13.206">
            <text:p>13.206</text:p>
          </table:table-cell>
          <table:table-cell office:value-type="float" office:value="-1.17">
            <text:p>-1.17</text:p>
          </table:table-cell>
          <table:table-cell office:value-type="float" office:value="0.9683">
            <text:p>0.9683</text:p>
          </table:table-cell>
          <table:table-cell office:value-type="float" office:value="0.528">
            <text:p>0.528</text:p>
          </table:table-cell>
          <table:table-cell office:value-type="float" office:value="13.053">
            <text:p>13.053</text:p>
          </table:table-cell>
          <table:table-cell office:value-type="float" office:value="0">
            <text:p>0</text:p>
          </table:table-cell>
          <table:table-cell office:value-type="float" office:value="-70680">
            <text:p>-70680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2022-02-13T07:07:16</text:p>
          </table:table-cell>
          <table:table-cell office:value-type="float" office:value="1644754036">
            <text:p>1644754036</text:p>
          </table:table-cell>
          <table:table-cell office:value-type="float" office:value="4.442">
            <text:p>4.442</text:p>
          </table:table-cell>
          <table:table-cell office:value-type="float" office:value="13.206">
            <text:p>13.206</text:p>
          </table:table-cell>
          <table:table-cell office:value-type="float" office:value="-1.232">
            <text:p>-1.232</text:p>
          </table:table-cell>
          <table:table-cell office:value-type="float" office:value="0.9674">
            <text:p>0.9674</text:p>
          </table:table-cell>
          <table:table-cell office:value-type="float" office:value="0.5202">
            <text:p>0.5202</text:p>
          </table:table-cell>
          <table:table-cell office:value-type="float" office:value="13.041">
            <text:p>13.041</text:p>
          </table:table-cell>
          <table:table-cell office:value-type="float" office:value="0">
            <text:p>0</text:p>
          </table:table-cell>
          <table:table-cell office:value-type="float" office:value="-72864">
            <text:p>-72864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 text:c="2"/>2022-02-13T07:37:16</text:p>
          </table:table-cell>
          <table:table-cell office:value-type="float" office:value="1644755836">
            <text:p>1644755836</text:p>
          </table:table-cell>
          <table:table-cell office:value-type="float" office:value="6.627">
            <text:p>6.627</text:p>
          </table:table-cell>
          <table:table-cell office:value-type="float" office:value="13.197">
            <text:p>13.197</text:p>
          </table:table-cell>
          <table:table-cell office:value-type="float" office:value="-1.17">
            <text:p>-1.17</text:p>
          </table:table-cell>
          <table:table-cell office:value-type="float" office:value="0.9313">
            <text:p>0.9313</text:p>
          </table:table-cell>
          <table:table-cell office:value-type="float" office:value="0.5126">
            <text:p>0.5126</text:p>
          </table:table-cell>
          <table:table-cell office:value-type="float" office:value="12.918">
            <text:p>12.918</text:p>
          </table:table-cell>
          <table:table-cell office:value-type="float" office:value="0">
            <text:p>0</text:p>
          </table:table-cell>
          <table:table-cell office:value-type="float" office:value="-78576">
            <text:p>-78576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 text:c="2"/>2022-02-13T08:07:16</text:p>
          </table:table-cell>
          <table:table-cell office:value-type="float" office:value="1644757636">
            <text:p>1644757636</text:p>
          </table:table-cell>
          <table:table-cell office:value-type="float" office:value="6.598">
            <text:p>6.598</text:p>
          </table:table-cell>
          <table:table-cell office:value-type="float" office:value="13.202">
            <text:p>13.202</text:p>
          </table:table-cell>
          <table:table-cell office:value-type="float" office:value="-1.293">
            <text:p>-1.293</text:p>
          </table:table-cell>
          <table:table-cell office:value-type="float" office:value="0.9265">
            <text:p>0.9265</text:p>
          </table:table-cell>
          <table:table-cell office:value-type="float" office:value="0.5051">
            <text:p>0.5051</text:p>
          </table:table-cell>
          <table:table-cell office:value-type="float" office:value="12.895">
            <text:p>12.895</text:p>
          </table:table-cell>
          <table:table-cell office:value-type="float" office:value="0">
            <text:p>0</text:p>
          </table:table-cell>
          <table:table-cell office:value-type="float" office:value="-80760">
            <text:p>-80760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 text:c="2"/>2022-02-13T08:37:17</text:p>
          </table:table-cell>
          <table:table-cell office:value-type="float" office:value="1644759437">
            <text:p>1644759437</text:p>
          </table:table-cell>
          <table:table-cell office:value-type="float" office:value="5.92">
            <text:p>5.92</text:p>
          </table:table-cell>
          <table:table-cell office:value-type="float" office:value="13.206">
            <text:p>13.206</text:p>
          </table:table-cell>
          <table:table-cell office:value-type="float" office:value="-1.17">
            <text:p>-1.17</text:p>
          </table:table-cell>
          <table:table-cell office:value-type="float" office:value="0.9285">
            <text:p>0.9285</text:p>
          </table:table-cell>
          <table:table-cell office:value-type="float" office:value="0.4978">
            <text:p>0.4978</text:p>
          </table:table-cell>
          <table:table-cell office:value-type="float" office:value="12.89">
            <text:p>12.89</text:p>
          </table:table-cell>
          <table:table-cell office:value-type="float" office:value="0">
            <text:p>0</text:p>
          </table:table-cell>
          <table:table-cell office:value-type="float" office:value="-82992">
            <text:p>-82992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 text:c="2"/>2022-02-13T09:07:17</text:p>
          </table:table-cell>
          <table:table-cell office:value-type="float" office:value="1644761237">
            <text:p>1644761237</text:p>
          </table:table-cell>
          <table:table-cell office:value-type="float" office:value="5.215">
            <text:p>5.215</text:p>
          </table:table-cell>
          <table:table-cell office:value-type="float" office:value="13.215">
            <text:p>13.215</text:p>
          </table:table-cell>
          <table:table-cell office:value-type="float" office:value="-1.17">
            <text:p>-1.17</text:p>
          </table:table-cell>
          <table:table-cell office:value-type="float" office:value="0.9309">
            <text:p>0.9309</text:p>
          </table:table-cell>
          <table:table-cell office:value-type="float" office:value="0.4904">
            <text:p>0.4904</text:p>
          </table:table-cell>
          <table:table-cell office:value-type="float" office:value="12.887">
            <text:p>12.887</text:p>
          </table:table-cell>
          <table:table-cell office:value-type="float" office:value="0">
            <text:p>0</text:p>
          </table:table-cell>
          <table:table-cell office:value-type="float" office:value="-85128">
            <text:p>-85128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 text:c="2"/>2022-02-13T09:37:17</text:p>
          </table:table-cell>
          <table:table-cell office:value-type="float" office:value="1644763037">
            <text:p>1644763037</text:p>
          </table:table-cell>
          <table:table-cell office:value-type="float" office:value="4.648">
            <text:p>4.648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32">
            <text:p>0.932</text:p>
          </table:table-cell>
          <table:table-cell office:value-type="float" office:value="0.4833">
            <text:p>0.4833</text:p>
          </table:table-cell>
          <table:table-cell office:value-type="float" office:value="12.881">
            <text:p>12.881</text:p>
          </table:table-cell>
          <table:table-cell office:value-type="float" office:value="0">
            <text:p>0</text:p>
          </table:table-cell>
          <table:table-cell office:value-type="float" office:value="-87288">
            <text:p>-87288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 text:c="2"/>2022-02-13T10:07:17</text:p>
          </table:table-cell>
          <table:table-cell office:value-type="float" office:value="1644764837">
            <text:p>1644764837</text:p>
          </table:table-cell>
          <table:table-cell office:value-type="float" office:value="4.882">
            <text:p>4.882</text:p>
          </table:table-cell>
          <table:table-cell office:value-type="float" office:value="13.107">
            <text:p>13.107</text:p>
          </table:table-cell>
          <table:table-cell office:value-type="float" office:value="-3.945">
            <text:p>-3.945</text:p>
          </table:table-cell>
          <table:table-cell office:value-type="float" office:value="0.9194">
            <text:p>0.9194</text:p>
          </table:table-cell>
          <table:table-cell office:value-type="float" office:value="0.4762">
            <text:p>0.4762</text:p>
          </table:table-cell>
          <table:table-cell office:value-type="float" office:value="12.828">
            <text:p>12.828</text:p>
          </table:table-cell>
          <table:table-cell office:value-type="float" office:value="0">
            <text:p>0</text:p>
          </table:table-cell>
          <table:table-cell office:value-type="float" office:value="-91944">
            <text:p>-91944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 text:c="2"/>2022-02-13T10:37:17</text:p>
          </table:table-cell>
          <table:table-cell office:value-type="float" office:value="1644766637">
            <text:p>1644766637</text:p>
          </table:table-cell>
          <table:table-cell office:value-type="float" office:value="6.713">
            <text:p>6.713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892">
            <text:p>0.892</text:p>
          </table:table-cell>
          <table:table-cell office:value-type="float" office:value="0.4692">
            <text:p>0.4692</text:p>
          </table:table-cell>
          <table:table-cell office:value-type="float" office:value="12.713">
            <text:p>12.713</text:p>
          </table:table-cell>
          <table:table-cell office:value-type="float" office:value="0">
            <text:p>0</text:p>
          </table:table-cell>
          <table:table-cell office:value-type="float" office:value="-94920">
            <text:p>-94920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 text:c="2"/>2022-02-13T11:07:17</text:p>
          </table:table-cell>
          <table:table-cell office:value-type="float" office:value="1644768437">
            <text:p>1644768437</text:p>
          </table:table-cell>
          <table:table-cell office:value-type="float" office:value="6.187">
            <text:p>6.187</text:p>
          </table:table-cell>
          <table:table-cell office:value-type="float" office:value="13.18">
            <text:p>13.18</text:p>
          </table:table-cell>
          <table:table-cell office:value-type="float" office:value="-2.28">
            <text:p>-2.28</text:p>
          </table:table-cell>
          <table:table-cell office:value-type="float" office:value="0.8932">
            <text:p>0.8932</text:p>
          </table:table-cell>
          <table:table-cell office:value-type="float" office:value="0.4624">
            <text:p>0.4624</text:p>
          </table:table-cell>
          <table:table-cell office:value-type="float" office:value="12.711">
            <text:p>12.711</text:p>
          </table:table-cell>
          <table:table-cell office:value-type="float" office:value="0">
            <text:p>0</text:p>
          </table:table-cell>
          <table:table-cell office:value-type="float" office:value="-96888">
            <text:p>-96888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 text:c="2"/>2022-02-13T11:37:17</text:p>
          </table:table-cell>
          <table:table-cell office:value-type="float" office:value="1644770237">
            <text:p>1644770237</text:p>
          </table:table-cell>
          <table:table-cell office:value-type="float" office:value="5.458">
            <text:p>5.458</text:p>
          </table:table-cell>
          <table:table-cell office:value-type="float" office:value="13.168">
            <text:p>13.168</text:p>
          </table:table-cell>
          <table:table-cell office:value-type="float" office:value="-2.28">
            <text:p>-2.28</text:p>
          </table:table-cell>
          <table:table-cell office:value-type="float" office:value="0.8912">
            <text:p>0.8912</text:p>
          </table:table-cell>
          <table:table-cell office:value-type="float" office:value="0.4556">
            <text:p>0.4556</text:p>
          </table:table-cell>
          <table:table-cell office:value-type="float" office:value="12.679">
            <text:p>12.679</text:p>
          </table:table-cell>
          <table:table-cell office:value-type="float" office:value="0">
            <text:p>0</text:p>
          </table:table-cell>
          <table:table-cell office:value-type="float" office:value="-101112">
            <text:p>-101112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2022-02-13T12:07:17</text:p>
          </table:table-cell>
          <table:table-cell office:value-type="float" office:value="1644772037">
            <text:p>1644772037</text:p>
          </table:table-cell>
          <table:table-cell office:value-type="float" office:value="4.867">
            <text:p>4.867</text:p>
          </table:table-cell>
          <table:table-cell office:value-type="float" office:value="13.154">
            <text:p>13.154</text:p>
          </table:table-cell>
          <table:table-cell office:value-type="float" office:value="-2.403">
            <text:p>-2.403</text:p>
          </table:table-cell>
          <table:table-cell office:value-type="float" office:value="0.8879">
            <text:p>0.8879</text:p>
          </table:table-cell>
          <table:table-cell office:value-type="float" office:value="0.4489">
            <text:p>0.4489</text:p>
          </table:table-cell>
          <table:table-cell office:value-type="float" office:value="12.639">
            <text:p>12.639</text:p>
          </table:table-cell>
          <table:table-cell office:value-type="float" office:value="0">
            <text:p>0</text:p>
          </table:table-cell>
          <table:table-cell office:value-type="float" office:value="-105360">
            <text:p>-105360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 text:c="2"/>2022-02-13T12:37:17</text:p>
          </table:table-cell>
          <table:table-cell office:value-type="float" office:value="1644773837">
            <text:p>1644773837</text:p>
          </table:table-cell>
          <table:table-cell office:value-type="float" office:value="4.478">
            <text:p>4.478</text:p>
          </table:table-cell>
          <table:table-cell office:value-type="float" office:value="13.154">
            <text:p>13.154</text:p>
          </table:table-cell>
          <table:table-cell office:value-type="float" office:value="-2.342">
            <text:p>-2.342</text:p>
          </table:table-cell>
          <table:table-cell office:value-type="float" office:value="0.8823">
            <text:p>0.8823</text:p>
          </table:table-cell>
          <table:table-cell office:value-type="float" office:value="0.4423">
            <text:p>0.4423</text:p>
          </table:table-cell>
          <table:table-cell office:value-type="float" office:value="12.586">
            <text:p>12.586</text:p>
          </table:table-cell>
          <table:table-cell office:value-type="float" office:value="0">
            <text:p>0</text:p>
          </table:table-cell>
          <table:table-cell office:value-type="float" office:value="-109608">
            <text:p>-109608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 text:c="2"/>2022-02-13T13:07:17</text:p>
          </table:table-cell>
          <table:table-cell office:value-type="float" office:value="1644775637">
            <text:p>1644775637</text:p>
          </table:table-cell>
          <table:table-cell office:value-type="float" office:value="5.412">
            <text:p>5.412</text:p>
          </table:table-cell>
          <table:table-cell office:value-type="float" office:value="13.06">
            <text:p>13.06</text:p>
          </table:table-cell>
          <table:table-cell office:value-type="float" office:value="-5.117">
            <text:p>-5.117</text:p>
          </table:table-cell>
          <table:table-cell office:value-type="float" office:value="0.8558">
            <text:p>0.8558</text:p>
          </table:table-cell>
          <table:table-cell office:value-type="float" office:value="0.4359">
            <text:p>0.4359</text:p>
          </table:table-cell>
          <table:table-cell office:value-type="float" office:value="12.393">
            <text:p>12.393</text:p>
          </table:table-cell>
          <table:table-cell office:value-type="float" office:value="0">
            <text:p>0</text:p>
          </table:table-cell>
          <table:table-cell office:value-type="float" office:value="-117000">
            <text:p>-117000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 text:c="2"/>2022-02-13T13:37:17</text:p>
          </table:table-cell>
          <table:table-cell office:value-type="float" office:value="1644777437">
            <text:p>1644777437</text:p>
          </table:table-cell>
          <table:table-cell office:value-type="float" office:value="6.663">
            <text:p>6.663</text:p>
          </table:table-cell>
          <table:table-cell office:value-type="float" office:value="13.15">
            <text:p>13.15</text:p>
          </table:table-cell>
          <table:table-cell office:value-type="float" office:value="-2.342">
            <text:p>-2.342</text:p>
          </table:table-cell>
          <table:table-cell office:value-type="float" office:value="0.8303">
            <text:p>0.8303</text:p>
          </table:table-cell>
          <table:table-cell office:value-type="float" office:value="0.4295">
            <text:p>0.4295</text:p>
          </table:table-cell>
          <table:table-cell office:value-type="float" office:value="12.214">
            <text:p>12.214</text:p>
          </table:table-cell>
          <table:table-cell office:value-type="float" office:value="0">
            <text:p>0</text:p>
          </table:table-cell>
          <table:table-cell office:value-type="float" office:value="-121464">
            <text:p>-121464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 text:c="2"/>2022-02-13T14:07:17</text:p>
          </table:table-cell>
          <table:table-cell office:value-type="float" office:value="1644779237">
            <text:p>1644779237</text:p>
          </table:table-cell>
          <table:table-cell office:value-type="float" office:value="6.04">
            <text:p>6.04</text:p>
          </table:table-cell>
          <table:table-cell office:value-type="float" office:value="13.15">
            <text:p>13.15</text:p>
          </table:table-cell>
          <table:table-cell office:value-type="float" office:value="-2.403">
            <text:p>-2.403</text:p>
          </table:table-cell>
          <table:table-cell office:value-type="float" office:value="0.8274">
            <text:p>0.8274</text:p>
          </table:table-cell>
          <table:table-cell office:value-type="float" office:value="0.4232">
            <text:p>0.4232</text:p>
          </table:table-cell>
          <table:table-cell office:value-type="float" office:value="12.178">
            <text:p>12.178</text:p>
          </table:table-cell>
          <table:table-cell office:value-type="float" office:value="0">
            <text:p>0</text:p>
          </table:table-cell>
          <table:table-cell office:value-type="float" office:value="-125712">
            <text:p>-125712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 text:c="2"/>2022-02-13T14:37:18</text:p>
          </table:table-cell>
          <table:table-cell office:value-type="float" office:value="1644781038">
            <text:p>1644781038</text:p>
          </table:table-cell>
          <table:table-cell office:value-type="float" office:value="5.285">
            <text:p>5.285</text:p>
          </table:table-cell>
          <table:table-cell office:value-type="float" office:value="13.146">
            <text:p>13.146</text:p>
          </table:table-cell>
          <table:table-cell office:value-type="float" office:value="-2.403">
            <text:p>-2.403</text:p>
          </table:table-cell>
          <table:table-cell office:value-type="float" office:value="0.8262">
            <text:p>0.8262</text:p>
          </table:table-cell>
          <table:table-cell office:value-type="float" office:value="0.417">
            <text:p>0.417</text:p>
          </table:table-cell>
          <table:table-cell office:value-type="float" office:value="12.152">
            <text:p>12.152</text:p>
          </table:table-cell>
          <table:table-cell office:value-type="float" office:value="0">
            <text:p>0</text:p>
          </table:table-cell>
          <table:table-cell office:value-type="float" office:value="-129984">
            <text:p>-129984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 text:c="2"/>2022-02-13T15:07:18</text:p>
          </table:table-cell>
          <table:table-cell office:value-type="float" office:value="1644782838">
            <text:p>1644782838</text:p>
          </table:table-cell>
          <table:table-cell office:value-type="float" office:value="4.64">
            <text:p>4.64</text:p>
          </table:table-cell>
          <table:table-cell office:value-type="float" office:value="13.137">
            <text:p>13.137</text:p>
          </table:table-cell>
          <table:table-cell office:value-type="float" office:value="-2.342">
            <text:p>-2.342</text:p>
          </table:table-cell>
          <table:table-cell office:value-type="float" office:value="0.8237">
            <text:p>0.8237</text:p>
          </table:table-cell>
          <table:table-cell office:value-type="float" office:value="0.4109">
            <text:p>0.4109</text:p>
          </table:table-cell>
          <table:table-cell office:value-type="float" office:value="12.118">
            <text:p>12.118</text:p>
          </table:table-cell>
          <table:table-cell office:value-type="float" office:value="0">
            <text:p>0</text:p>
          </table:table-cell>
          <table:table-cell office:value-type="float" office:value="-134232">
            <text:p>-134232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 text:c="2"/>2022-02-13T15:29:56</text:p>
          </table:table-cell>
          <table:table-cell office:value-type="float" office:value="1644784196">
            <text:p>1644784196</text:p>
          </table:table-cell>
          <table:table-cell office:value-type="float" office:value="4.277">
            <text:p>4.277</text:p>
          </table:table-cell>
          <table:table-cell office:value-type="float" office:value="12.999">
            <text:p>12.999</text:p>
          </table:table-cell>
          <table:table-cell office:value-type="float" office:value="-6.782">
            <text:p>-6.782</text:p>
          </table:table-cell>
          <table:table-cell office:value-type="float" office:value="0.8164">
            <text:p>0.8164</text:p>
          </table:table-cell>
          <table:table-cell office:value-type="float" office:value="0.4063">
            <text:p>0.4063</text:p>
          </table:table-cell>
          <table:table-cell office:value-type="float" office:value="12.052">
            <text:p>12.052</text:p>
          </table:table-cell>
          <table:table-cell office:value-type="float" office:value="0">
            <text:p>0</text:p>
          </table:table-cell>
          <table:table-cell office:value-type="float" office:value="-139200">
            <text:p>-139200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 text:c="2"/>2022-02-13T15:37:18</text:p>
          </table:table-cell>
          <table:table-cell office:value-type="float" office:value="1644784638">
            <text:p>1644784638</text:p>
          </table:table-cell>
          <table:table-cell office:value-type="float" office:value="4.827">
            <text:p>4.827</text:p>
          </table:table-cell>
          <table:table-cell office:value-type="float" office:value="12.961">
            <text:p>12.961</text:p>
          </table:table-cell>
          <table:table-cell office:value-type="float" office:value="-7.645">
            <text:p>-7.645</text:p>
          </table:table-cell>
          <table:table-cell office:value-type="float" office:value="0.8033">
            <text:p>0.8033</text:p>
          </table:table-cell>
          <table:table-cell office:value-type="float" office:value="0.4049">
            <text:p>0.4049</text:p>
          </table:table-cell>
          <table:table-cell office:value-type="float" office:value="11.957">
            <text:p>11.957</text:p>
          </table:table-cell>
          <table:table-cell office:value-type="float" office:value="0">
            <text:p>0</text:p>
          </table:table-cell>
          <table:table-cell office:value-type="float" office:value="-142440">
            <text:p>-142440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 text:c="2"/>2022-02-13T16:07:18</text:p>
          </table:table-cell>
          <table:table-cell office:value-type="float" office:value="1644786438">
            <text:p>1644786438</text:p>
          </table:table-cell>
          <table:table-cell office:value-type="float" office:value="6.692">
            <text:p>6.692</text:p>
          </table:table-cell>
          <table:table-cell office:value-type="float" office:value="13.038">
            <text:p>13.038</text:p>
          </table:table-cell>
          <table:table-cell office:value-type="float" office:value="-4.315">
            <text:p>-4.315</text:p>
          </table:table-cell>
          <table:table-cell office:value-type="float" office:value="0.7589">
            <text:p>0.7589</text:p>
          </table:table-cell>
          <table:table-cell office:value-type="float" office:value="0.3989">
            <text:p>0.3989</text:p>
          </table:table-cell>
          <table:table-cell office:value-type="float" office:value="10.273">
            <text:p>10.273</text:p>
          </table:table-cell>
          <table:table-cell office:value-type="float" office:value="0">
            <text:p>0</text:p>
          </table:table-cell>
          <table:table-cell office:value-type="float" office:value="-151680">
            <text:p>-151680</text:p>
          </table:table-cell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2022-02-13T16:37:18</text:p>
          </table:table-cell>
          <table:table-cell office:value-type="float" office:value="1644788238">
            <text:p>1644788238</text:p>
          </table:table-cell>
          <table:table-cell office:value-type="float" office:value="6.303">
            <text:p>6.303</text:p>
          </table:table-cell>
          <table:table-cell office:value-type="float" office:value="13.025">
            <text:p>13.025</text:p>
          </table:table-cell>
          <table:table-cell office:value-type="float" office:value="-4.623">
            <text:p>-4.623</text:p>
          </table:table-cell>
          <table:table-cell office:value-type="float" office:value="0.7443">
            <text:p>0.7443</text:p>
          </table:table-cell>
          <table:table-cell office:value-type="float" office:value="0.3931">
            <text:p>0.3931</text:p>
          </table:table-cell>
          <table:table-cell office:value-type="float" office:value="8.711">
            <text:p>8.711</text:p>
          </table:table-cell>
          <table:table-cell office:value-type="float" office:value="0">
            <text:p>0</text:p>
          </table:table-cell>
          <table:table-cell office:value-type="float" office:value="-159936">
            <text:p>-159936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 text:c="2"/>2022-02-13T17:07:18</text:p>
          </table:table-cell>
          <table:table-cell office:value-type="float" office:value="1644790038">
            <text:p>1644790038</text:p>
          </table:table-cell>
          <table:table-cell office:value-type="float" office:value="5.57">
            <text:p>5.57</text:p>
          </table:table-cell>
          <table:table-cell office:value-type="float" office:value="12.999">
            <text:p>12.999</text:p>
          </table:table-cell>
          <table:table-cell office:value-type="float" office:value="-4.685">
            <text:p>-4.685</text:p>
          </table:table-cell>
          <table:table-cell office:value-type="float" office:value="0.7342">
            <text:p>0.7342</text:p>
          </table:table-cell>
          <table:table-cell office:value-type="float" office:value="0.3874">
            <text:p>0.3874</text:p>
          </table:table-cell>
          <table:table-cell office:value-type="float" office:value="7.618">
            <text:p>7.618</text:p>
          </table:table-cell>
          <table:table-cell office:value-type="float" office:value="0">
            <text:p>0</text:p>
          </table:table-cell>
          <table:table-cell office:value-type="float" office:value="-168096">
            <text:p>-168096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 text:c="2"/>2022-02-13T17:37:18</text:p>
          </table:table-cell>
          <table:table-cell office:value-type="float" office:value="1644791838">
            <text:p>1644791838</text:p>
          </table:table-cell>
          <table:table-cell office:value-type="float" office:value="4.935">
            <text:p>4.935</text:p>
          </table:table-cell>
          <table:table-cell office:value-type="float" office:value="12.977">
            <text:p>12.977</text:p>
          </table:table-cell>
          <table:table-cell office:value-type="float" office:value="-4.623">
            <text:p>-4.623</text:p>
          </table:table-cell>
          <table:table-cell office:value-type="float" office:value="0.7232">
            <text:p>0.7232</text:p>
          </table:table-cell>
          <table:table-cell office:value-type="float" office:value="0.3817">
            <text:p>0.3817</text:p>
          </table:table-cell>
          <table:table-cell office:value-type="float" office:value="6.468">
            <text:p>6.468</text:p>
          </table:table-cell>
          <table:table-cell office:value-type="float" office:value="0">
            <text:p>0</text:p>
          </table:table-cell>
          <table:table-cell office:value-type="float" office:value="-176208">
            <text:p>-176208</text:p>
          </table:table-cell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 text:c="2"/>2022-02-13T18:07:18</text:p>
          </table:table-cell>
          <table:table-cell office:value-type="float" office:value="1644793638">
            <text:p>1644793638</text:p>
          </table:table-cell>
          <table:table-cell office:value-type="float" office:value="4.415">
            <text:p>4.415</text:p>
          </table:table-cell>
          <table:table-cell office:value-type="float" office:value="12.957">
            <text:p>12.957</text:p>
          </table:table-cell>
          <table:table-cell office:value-type="float" office:value="-4.5">
            <text:p>-4.5</text:p>
          </table:table-cell>
          <table:table-cell office:value-type="float" office:value="0.7104">
            <text:p>0.7104</text:p>
          </table:table-cell>
          <table:table-cell office:value-type="float" office:value="0.3761">
            <text:p>0.3761</text:p>
          </table:table-cell>
          <table:table-cell office:value-type="float" office:value="5.172">
            <text:p>5.172</text:p>
          </table:table-cell>
          <table:table-cell office:value-type="float" office:value="0">
            <text:p>0</text:p>
          </table:table-cell>
          <table:table-cell office:value-type="float" office:value="-184560">
            <text:p>-184560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 text:c="2"/>2022-02-13T18:37:18</text:p>
          </table:table-cell>
          <table:table-cell office:value-type="float" office:value="1644795438">
            <text:p>1644795438</text:p>
          </table:table-cell>
          <table:table-cell office:value-type="float" office:value="5.802">
            <text:p>5.802</text:p>
          </table:table-cell>
          <table:table-cell office:value-type="float" office:value="12.943">
            <text:p>12.943</text:p>
          </table:table-cell>
          <table:table-cell office:value-type="float" office:value="-4.438">
            <text:p>-4.438</text:p>
          </table:table-cell>
          <table:table-cell office:value-type="float" office:value="0.6663">
            <text:p>0.6663</text:p>
          </table:table-cell>
          <table:table-cell office:value-type="float" office:value="0.3706">
            <text:p>0.3706</text:p>
          </table:table-cell>
          <table:table-cell office:value-type="float" office:value="4.173">
            <text:p>4.173</text:p>
          </table:table-cell>
          <table:table-cell office:value-type="float" office:value="0">
            <text:p>0</text:p>
          </table:table-cell>
          <table:table-cell office:value-type="float" office:value="-196464">
            <text:p>-196464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number-columns-repeated="101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number-columns-repeated="101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number-columns-repeated="101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 text:c="2"/>2022-02-13T22:37:19</text:p>
          </table:table-cell>
          <table:table-cell office:value-type="float" office:value="1644809839">
            <text:p>1644809839</text:p>
          </table:table-cell>
          <table:table-cell office:value-type="float" office:value="4.817">
            <text:p>4.817</text:p>
          </table:table-cell>
          <table:table-cell office:value-type="float" office:value="12.887">
            <text:p>12.887</text:p>
          </table:table-cell>
          <table:table-cell office:value-type="float" office:value="-4.5">
            <text:p>-4.5</text:p>
          </table:table-cell>
          <table:table-cell office:value-type="float" office:value="0.5206">
            <text:p>0.5206</text:p>
          </table:table-cell>
          <table:table-cell office:value-type="float" office:value="0.3293">
            <text:p>0.3293</text:p>
          </table:table-cell>
          <table:table-cell office:value-type="float" office:value="4.144">
            <text:p>4.144</text:p>
          </table:table-cell>
          <table:table-cell office:value-type="float" office:value="0">
            <text:p>0</text:p>
          </table:table-cell>
          <table:table-cell office:value-type="float" office:value="-264504">
            <text:p>-264504</text:p>
          </table:table-cell>
          <table:table-cell table:number-columns-repeated="101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 text:c="2"/>2022-02-13T23:07:19</text:p>
          </table:table-cell>
          <table:table-cell office:value-type="float" office:value="1644811639">
            <text:p>1644811639</text:p>
          </table:table-cell>
          <table:table-cell office:value-type="float" office:value="4.223">
            <text:p>4.223</text:p>
          </table:table-cell>
          <table:table-cell office:value-type="float" office:value="12.78">
            <text:p>12.78</text:p>
          </table:table-cell>
          <table:table-cell office:value-type="float" office:value="-7.398">
            <text:p>-7.398</text:p>
          </table:table-cell>
          <table:table-cell office:value-type="float" office:value="0.5071">
            <text:p>0.5071</text:p>
          </table:table-cell>
          <table:table-cell office:value-type="float" office:value="0.3245">
            <text:p>0.3245</text:p>
          </table:table-cell>
          <table:table-cell office:value-type="float" office:value="4.127">
            <text:p>4.127</text:p>
          </table:table-cell>
          <table:table-cell office:value-type="float" office:value="0">
            <text:p>0</text:p>
          </table:table-cell>
          <table:table-cell office:value-type="float" office:value="-273936">
            <text:p>-273936</text:p>
          </table:table-cell>
          <table:table-cell table:number-columns-repeated="1013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 text:c="2"/>2022-02-13T23:37:19</text:p>
          </table:table-cell>
          <table:table-cell office:value-type="float" office:value="1644813439">
            <text:p>1644813439</text:p>
          </table:table-cell>
          <table:table-cell office:value-type="float" office:value="6.572">
            <text:p>6.572</text:p>
          </table:table-cell>
          <table:table-cell office:value-type="float" office:value="12.857">
            <text:p>12.857</text:p>
          </table:table-cell>
          <table:table-cell office:value-type="float" office:value="-4.623">
            <text:p>-4.623</text:p>
          </table:table-cell>
          <table:table-cell office:value-type="float" office:value="0.4493">
            <text:p>0.4493</text:p>
          </table:table-cell>
          <table:table-cell office:value-type="float" office:value="0.3197">
            <text:p>0.3197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84304">
            <text:p>-284304</text:p>
          </table:table-cell>
          <table:table-cell table:number-columns-repeated="101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 text:c="2"/>2022-02-14T00:07:19</text:p>
          </table:table-cell>
          <table:table-cell office:value-type="float" office:value="1644815239">
            <text:p>1644815239</text:p>
          </table:table-cell>
          <table:table-cell office:value-type="float" office:value="6.142">
            <text:p>6.142</text:p>
          </table:table-cell>
          <table:table-cell office:value-type="float" office:value="12.84">
            <text:p>12.84</text:p>
          </table:table-cell>
          <table:table-cell office:value-type="float" office:value="-4.562">
            <text:p>-4.562</text:p>
          </table:table-cell>
          <table:table-cell office:value-type="float" office:value="0.437">
            <text:p>0.437</text:p>
          </table:table-cell>
          <table:table-cell office:value-type="float" office:value="0.3151">
            <text:p>0.3151</text:p>
          </table:table-cell>
          <table:table-cell office:value-type="float" office:value="4.184">
            <text:p>4.184</text:p>
          </table:table-cell>
          <table:table-cell office:value-type="float" office:value="0">
            <text:p>0</text:p>
          </table:table-cell>
          <table:table-cell office:value-type="float" office:value="-292272">
            <text:p>-292272</text:p>
          </table:table-cell>
          <table:table-cell table:number-columns-repeated="1013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 text:c="2"/>2022-02-14T00:37:19</text:p>
          </table:table-cell>
          <table:table-cell office:value-type="float" office:value="1644817039">
            <text:p>1644817039</text:p>
          </table:table-cell>
          <table:table-cell office:value-type="float" office:value="5.182">
            <text:p>5.182</text:p>
          </table:table-cell>
          <table:table-cell office:value-type="float" office:value="12.814">
            <text:p>12.814</text:p>
          </table:table-cell>
          <table:table-cell office:value-type="float" office:value="-4.253">
            <text:p>-4.253</text:p>
          </table:table-cell>
          <table:table-cell office:value-type="float" office:value="0.4326">
            <text:p>0.4326</text:p>
          </table:table-cell>
          <table:table-cell office:value-type="float" office:value="0.3104">
            <text:p>0.3104</text:p>
          </table:table-cell>
          <table:table-cell office:value-type="float" office:value="4.155">
            <text:p>4.155</text:p>
          </table:table-cell>
          <table:table-cell office:value-type="float" office:value="0">
            <text:p>0</text:p>
          </table:table-cell>
          <table:table-cell office:value-type="float" office:value="-300240">
            <text:p>-300240</text:p>
          </table:table-cell>
          <table:table-cell table:number-columns-repeated="1013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 text:c="2"/>2022-02-14T01:07:19</text:p>
          </table:table-cell>
          <table:table-cell office:value-type="float" office:value="1644818839">
            <text:p>1644818839</text:p>
          </table:table-cell>
          <table:table-cell office:value-type="float" office:value="4.303">
            <text:p>4.303</text:p>
          </table:table-cell>
          <table:table-cell office:value-type="float" office:value="12.78">
            <text:p>12.78</text:p>
          </table:table-cell>
          <table:table-cell office:value-type="float" office:value="-4.562">
            <text:p>-4.562</text:p>
          </table:table-cell>
          <table:table-cell office:value-type="float" office:value="0.4271">
            <text:p>0.4271</text:p>
          </table:table-cell>
          <table:table-cell office:value-type="float" office:value="0.3059">
            <text:p>0.3059</text:p>
          </table:table-cell>
          <table:table-cell office:value-type="float" office:value="4.128">
            <text:p>4.128</text:p>
          </table:table-cell>
          <table:table-cell office:value-type="float" office:value="0">
            <text:p>0</text:p>
          </table:table-cell>
          <table:table-cell office:value-type="float" office:value="-308232">
            <text:p>-308232</text:p>
          </table:table-cell>
          <table:table-cell table:number-columns-repeated="1013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 text:c="2"/>2022-02-14T01:37:19</text:p>
          </table:table-cell>
          <table:table-cell office:value-type="float" office:value="1644820639">
            <text:p>1644820639</text:p>
          </table:table-cell>
          <table:table-cell office:value-type="float" office:value="6.14">
            <text:p>6.14</text:p>
          </table:table-cell>
          <table:table-cell office:value-type="float" office:value="12.741">
            <text:p>12.741</text:p>
          </table:table-cell>
          <table:table-cell office:value-type="float" office:value="-4.5">
            <text:p>-4.5</text:p>
          </table:table-cell>
          <table:table-cell office:value-type="float" office:value="0.3721">
            <text:p>0.3721</text:p>
          </table:table-cell>
          <table:table-cell office:value-type="float" office:value="0.3014">
            <text:p>0.3014</text:p>
          </table:table-cell>
          <table:table-cell office:value-type="float" office:value="4.184">
            <text:p>4.184</text:p>
          </table:table-cell>
          <table:table-cell office:value-type="float" office:value="0">
            <text:p>0</text:p>
          </table:table-cell>
          <table:table-cell office:value-type="float" office:value="-320280">
            <text:p>-320280</text:p>
          </table:table-cell>
          <table:table-cell table:number-columns-repeated="101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 text:c="2"/>2022-02-14T02:07:19</text:p>
          </table:table-cell>
          <table:table-cell office:value-type="float" office:value="1644822439">
            <text:p>1644822439</text:p>
          </table:table-cell>
          <table:table-cell office:value-type="float" office:value="6.232">
            <text:p>6.232</text:p>
          </table:table-cell>
          <table:table-cell office:value-type="float" office:value="12.711">
            <text:p>12.711</text:p>
          </table:table-cell>
          <table:table-cell office:value-type="float" office:value="-4.623">
            <text:p>-4.623</text:p>
          </table:table-cell>
          <table:table-cell office:value-type="float" office:value="0.3513">
            <text:p>0.3513</text:p>
          </table:table-cell>
          <table:table-cell office:value-type="float" office:value="0.297">
            <text:p>0.297</text:p>
          </table:table-cell>
          <table:table-cell office:value-type="float" office:value="4.187">
            <text:p>4.187</text:p>
          </table:table-cell>
          <table:table-cell office:value-type="float" office:value="0">
            <text:p>0</text:p>
          </table:table-cell>
          <table:table-cell office:value-type="float" office:value="-328368">
            <text:p>-328368</text:p>
          </table:table-cell>
          <table:table-cell table:number-columns-repeated="1013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 text:c="2"/>2022-02-14T02:37:20</text:p>
          </table:table-cell>
          <table:table-cell office:value-type="float" office:value="1644824240">
            <text:p>1644824240</text:p>
          </table:table-cell>
          <table:table-cell office:value-type="float" office:value="5.283">
            <text:p>5.283</text:p>
          </table:table-cell>
          <table:table-cell office:value-type="float" office:value="12.668">
            <text:p>12.668</text:p>
          </table:table-cell>
          <table:table-cell office:value-type="float" office:value="-4.623">
            <text:p>-4.623</text:p>
          </table:table-cell>
          <table:table-cell office:value-type="float" office:value="0.3473">
            <text:p>0.3473</text:p>
          </table:table-cell>
          <table:table-cell office:value-type="float" office:value="0.2927">
            <text:p>0.2927</text:p>
          </table:table-cell>
          <table:table-cell office:value-type="float" office:value="4.158">
            <text:p>4.158</text:p>
          </table:table-cell>
          <table:table-cell office:value-type="float" office:value="0">
            <text:p>0</text:p>
          </table:table-cell>
          <table:table-cell office:value-type="float" office:value="-336408">
            <text:p>-336408</text:p>
          </table:table-cell>
          <table:table-cell table:number-columns-repeated="1013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 text:c="2"/>2022-02-14T03:07:20</text:p>
          </table:table-cell>
          <table:table-cell office:value-type="float" office:value="1644826040">
            <text:p>1644826040</text:p>
          </table:table-cell>
          <table:table-cell office:value-type="float" office:value="4.302">
            <text:p>4.302</text:p>
          </table:table-cell>
          <table:table-cell office:value-type="float" office:value="12.621">
            <text:p>12.621</text:p>
          </table:table-cell>
          <table:table-cell office:value-type="float" office:value="-4.747">
            <text:p>-4.747</text:p>
          </table:table-cell>
          <table:table-cell office:value-type="float" office:value="0.3437">
            <text:p>0.3437</text:p>
          </table:table-cell>
          <table:table-cell office:value-type="float" office:value="0.2884">
            <text:p>0.2884</text:p>
          </table:table-cell>
          <table:table-cell office:value-type="float" office:value="4.128">
            <text:p>4.128</text:p>
          </table:table-cell>
          <table:table-cell office:value-type="float" office:value="0">
            <text:p>0</text:p>
          </table:table-cell>
          <table:table-cell office:value-type="float" office:value="-344496">
            <text:p>-344496</text:p>
          </table:table-cell>
          <table:table-cell table:number-columns-repeated="1013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 text:c="2"/>2022-02-14T03:37:20</text:p>
          </table:table-cell>
          <table:table-cell office:value-type="float" office:value="1644827840">
            <text:p>1644827840</text:p>
          </table:table-cell>
          <table:table-cell office:value-type="float" office:value="5.91">
            <text:p>5.91</text:p>
          </table:table-cell>
          <table:table-cell office:value-type="float" office:value="12.53">
            <text:p>12.53</text:p>
          </table:table-cell>
          <table:table-cell office:value-type="float" office:value="-4.562">
            <text:p>-4.562</text:p>
          </table:table-cell>
          <table:table-cell office:value-type="float" office:value="0.2906">
            <text:p>0.2906</text:p>
          </table:table-cell>
          <table:table-cell office:value-type="float" office:value="0.2842">
            <text:p>0.2842</text:p>
          </table:table-cell>
          <table:table-cell office:value-type="float" office:value="4.177">
            <text:p>4.177</text:p>
          </table:table-cell>
          <table:table-cell office:value-type="float" office:value="0">
            <text:p>0</text:p>
          </table:table-cell>
          <table:table-cell office:value-type="float" office:value="-356832">
            <text:p>-356832</text:p>
          </table:table-cell>
          <table:table-cell table:number-columns-repeated="101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 text:c="2"/>2022-02-14T04:07:20</text:p>
          </table:table-cell>
          <table:table-cell office:value-type="float" office:value="1644829640">
            <text:p>1644829640</text:p>
          </table:table-cell>
          <table:table-cell office:value-type="float" office:value="6.238">
            <text:p>6.238</text:p>
          </table:table-cell>
          <table:table-cell office:value-type="float" office:value="12.492">
            <text:p>12.492</text:p>
          </table:table-cell>
          <table:table-cell office:value-type="float" office:value="-4.747">
            <text:p>-4.747</text:p>
          </table:table-cell>
          <table:table-cell office:value-type="float" office:value="0.2656">
            <text:p>0.2656</text:p>
          </table:table-cell>
          <table:table-cell office:value-type="float" office:value="0.28">
            <text:p>0.28</text:p>
          </table:table-cell>
          <table:table-cell office:value-type="float" office:value="4.187">
            <text:p>4.187</text:p>
          </table:table-cell>
          <table:table-cell office:value-type="float" office:value="0">
            <text:p>0</text:p>
          </table:table-cell>
          <table:table-cell office:value-type="float" office:value="-364944">
            <text:p>-364944</text:p>
          </table:table-cell>
          <table:table-cell table:number-columns-repeated="1013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 text:c="2"/>2022-02-14T04:23:27</text:p>
          </table:table-cell>
          <table:table-cell office:value-type="float" office:value="1644830607">
            <text:p>1644830607</text:p>
          </table:table-cell>
          <table:table-cell office:value-type="float" office:value="5.732">
            <text:p>5.732</text:p>
          </table:table-cell>
          <table:table-cell office:value-type="float" office:value="12.448">
            <text:p>12.448</text:p>
          </table:table-cell>
          <table:table-cell office:value-type="float" office:value="-4.623">
            <text:p>-4.623</text:p>
          </table:table-cell>
          <table:table-cell office:value-type="float" office:value="0.2636">
            <text:p>0.2636</text:p>
          </table:table-cell>
          <table:table-cell office:value-type="float" office:value="0.2778">
            <text:p>0.2778</text:p>
          </table:table-cell>
          <table:table-cell office:value-type="float" office:value="4.172">
            <text:p>4.172</text:p>
          </table:table-cell>
          <table:table-cell office:value-type="float" office:value="0">
            <text:p>0</text:p>
          </table:table-cell>
          <table:table-cell office:value-type="float" office:value="-369336">
            <text:p>-369336</text:p>
          </table:table-cell>
          <table:table-cell table:number-columns-repeated="1013"/>
        </table:table-row>
        <table:table-row table:style-name="ro1"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number-columns-repeated="1013"/>
        </table:table-row>
        <table:table-row table:style-name="ro1">
          <table:table-cell office:value-type="string">
            <text:p>self_talk: <text:s/>new string = 'Pa'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b'</text:p>
          </table:table-cell>
          <table:table-cell table:number-columns-repeated="1023"/>
        </table:table-row>
        <table:table-row table:style-name="ro1">
          <table:table-cell office:value-type="string">
            <text:p>Monitor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5.7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 text:c="2"/>0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6"/>12.444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6"/>4.172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 text:c="2"/>4.172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326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 text:c="2"/>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5"/>4.172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360000.0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/>119282.5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-5.7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17.3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 text:c="2"/>0.278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33.1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25.471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27.171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6"/>15.0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Monitor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00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29363.3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113164.7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1468.2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5"/>-316198.5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/>-369364.4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0.264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8"/>31.4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5.7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nitor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-0.007235</text:p>
          </table:table-cell>
          <table:table-cell office:value-type="string">
            <text:p><text:s/>-0.03512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-4.500045</text:p>
          </table:table-cell>
          <table:table-cell office:value-type="string">
            <text:p><text:s/>12.44434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-1.000000</text:p>
          </table:table-cell>
          <table:table-cell office:value-type="string">
            <text:p><text:s/>-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-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354</text:p>
          </table:table-cell>
          <table:table-cell office:value-type="string">
            <text:p><text:s text:c="2"/>0.000006];</text:p>
          </table:table-cell>
          <table:table-cell table:number-columns-repeated="1022"/>
        </table:table-row>
        <table:table-row table:style-name="ro1">
          <table:table-cell office:value-type="string">
            <text:p>Monitor::EKF_1x1:</text:p>
          </table:table-cell>
          <table:table-cell table:number-columns-repeated="1023"/>
        </table:table-row>
        <table:table-row table:style-name="ro1">
          <table:table-cell office:value-type="string">
            <text:p>In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z <text:s/>= <text:s text:c="2"/>0.000 <text:s text:c="4"/>// 1x1 input</text:p>
          </table:table-cell>
          <table:table-cell office:value-type="string">
            <text:p><text:s/>=voc</text:p>
          </table:table-cell>
          <table:table-cell office:value-type="string">
            <text:p><text:s/>dynamic predicted by other model</text:p>
          </table:table-cell>
          <table:table-cell office:value-type="string">
            <text:p><text:s/>V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 <text:s/>= <text:s text:c="2"/>0.010000 <text:s/>// 1x1 Kalman state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 <text:s/>= <text:s text:c="2"/>0.000001 <text:s/>// 1x1 Kalman process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 <text:s/>= <text:s text:c="2"/>0.000 <text:s text:c="4"/>// 1x1 Jacobian sensitivity dV/dSOC</text:p>
          </table:table-cell>
          <table:table-cell table:number-columns-repeated="1023"/>
        </table:table-row>
        <table:table-row table:style-name="ro1">
          <table:table-cell office:value-type="string">
            <text:p>Out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 <text:s/>= <text:s text:c="2"/>0.278 <text:s text:c="4"/>// 1x1 Kalman state variable = Vsoc (0-1 fraction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x = <text:s text:c="2"/>4.172 <text:s text:c="4"/>// Output of observation function h(x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y <text:s/>= <text:s/>-4.172 <text:s text:c="4"/>// 1x1 Residual z-hx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P <text:s/>= <text:s text:c="2"/>0.487371 <text:s/>// 1x1 Kalman uncertainty covarian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 <text:s/>= <text:s text:c="2"/>0.000000 <text:s/>// 1x1 Kalman gai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 <text:s/>= <text:s text:c="2"/>0.010000 <text:s/>// 1x1 system uncertain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m'</text:p>
          </table:table-cell>
          <table:table-cell table:number-columns-repeated="1023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Model:BatteryModel: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5.7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 text:c="2"/>0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7"/>4.172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6"/>4.172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-0.00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326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/>-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5"/>4.172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121696.6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 text:c="5"/>-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-0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/>-0.000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-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-0.000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-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NOTE: for BatteryModel</text:p>
          </table:table-cell>
          <table:table-cell office:value-type="string">
            <text:p><text:s/>voc_dyn</text:p>
          </table:table-cell>
          <table:table-cell office:value-type="string">
            <text:p><text:s/>q_ekf</text:p>
          </table:table-cell>
          <table:table-cell office:value-type="string">
            <text:p><text:s/>soc_ekf</text:p>
          </table:table-cell>
          <table:table-cell office:value-type="string">
            <text:p><text:s/>SOC_ekf</text:p>
          </table:table-cell>
          <table:table-cell office:value-type="string">
            <text:p><text:s/>and amp_hrs* not used</text:p>
          </table:table-cell>
          <table:table-cell table:number-columns-repeated="1018"/>
        </table:table-row>
        <table:table-row table:style-name="ro1">
          <table:table-cell office:value-type="string">
            <text:p><text:s text:c="2"/>sat_ib_max_ = <text:s text:c="6"/>722.122; // Current cutback to be applied to modeled ib outpu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ib_null_ = <text:s text:c="7"/>0.000; // Current cutback value for voc=vsa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cutback_gain_ = 1000.000; 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cutback_ = <text:s text:c="5"/>0; <text:s text:c="4"/>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saturated_ = <text:s text:c="3"/>0; <text:s text:c="4"/>// Modeled current being limited on saturation cutback</text:p>
          </table:table-cell>
          <table:table-cell office:value-type="string">
            <text:p><text:s/>T = cutback limi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_sat_ = <text:s text:c="12"/>0.500; // Indicator of maximal cutback</text:p>
          </table:table-cell>
          <table:table-cell office:value-type="string">
            <text:p><text:s/>T = cutback 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_cap_ = <text:s text:c="13"/>0.000; // Rated capacity scalar</text:p>
          </table:table-cell>
          <table:table-cell table:number-columns-repeated="1023"/>
        </table:table-row>
        <table:table-row table:style-name="ro1">
          <table:table-cell office:value-type="string">
            <text:p>Model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72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37950.5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323059.5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1897.5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5"/>-316254.0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 text:c="6"/>-0.0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0.278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8"/>33.1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5.7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del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0</text:p>
          </table:table-cell>
          <table:table-cell office:value-type="string">
            <text:p><text:s/>-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0000</text:p>
          </table:table-cell>
          <table:table-cell office:value-type="string">
            <text:p><text:s text:c="2"/>4.171973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<text:s/>1.000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<text:s/>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Pr'</text:p>
          </table:table-cell>
          <table:table-cell table:number-columns-repeated="1023"/>
        </table:table-row>
        <table:table-row table:style-name="ro1">
          <table:table-cell office:value-type="string">
            <text:p>retained::debug = 0</text:p>
          </table:table-cell>
          <table:table-cell office:value-type="string">
            <text:p><text:s/>delta_q = -316198.544</text:p>
          </table:table-cell>
          <table:table-cell office:value-type="string">
            <text:p><text:s/>t_last = <text:s text:c="2"/>5.732</text:p>
          </table:table-cell>
          <table:table-cell office:value-type="string">
            <text:p><text:s/>delta_q_model = -316253.980</text:p>
          </table:table-cell>
          <table:table-cell office:value-type="string">
            <text:p><text:s/>t_last_model = <text:s text:c="2"/>5.732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<text:s text:c="4"/>curr_bias_amp = <text:s/>-0.200</text:p>
          </table:table-cell>
          <table:table-cell office:value-type="string">
            <text:p><text:s/>curr_bias_noamp = <text:s/>-0.500</text:p>
          </table:table-cell>
          <table:table-cell office:value-type="string">
            <text:p><text:s/>curr_bias_all = <text:s/>-0.600</text:p>
          </table:table-cell>
          <table:table-cell office:value-type="string">
            <text:p><text:s/>curr_sel_noamp = 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>
            <text:p><text:s text:c="4"/>vbatt_bias = <text:s text:c="2"/>0.000</text:p>
          </table:table-cell>
          <table:table-cell office:value-type="string">
            <text:p><text:s/>modeling = 0</text:p>
          </table:table-cell>
          <table:table-cell office:value-type="string">
            <text:p><text:s/>duty = 0</text:p>
          </table:table-cell>
          <table:table-cell office:value-type="string">
            <text:p><text:s/>amp = <text:s text:c="2"/>0.000</text:p>
          </table:table-cell>
          <table:table-cell office:value-type="string">
            <text:p><text:s/>freq = <text:s text:c="2"/>0.000</text:p>
          </table:table-cell>
          <table:table-cell office:value-type="string">
            <text:p><text:s/>type = 0</text:p>
          </table:table-cell>
          <table:table-cell office:value-type="string">
            <text:p><text:s/>offset = <text:s text:c="2"/>0.000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<text:s text:c="4"/>t_bias = <text:s text:c="2"/>0.000</text:p>
          </table:table-cell>
          <table:table-cell office:value-type="string">
            <text:p><text:s/>s_cap_model = <text:s text:c="2"/>1.020</text:p>
          </table:table-cell>
          <table:table-cell office:value-type="string">
            <text:p><text:s/>cutback_gain_scalar = <text:s text:c="2"/>1.000</text:p>
          </table:table-cell>
          <table:table-cell office:value-type="string">
            <text:p><text:s/>delta_q_inf = -369364.382</text:p>
          </table:table-cell>
          <table:table-cell table:number-columns-repeated="1020"/>
        </table:table-row>
        <table:table-row table:style-name="ro1">
          <table:table-cell office:value-type="string">
            <text:p>command::enable_wifi = 0</text:p>
          </table:table-cell>
          <table:table-cell office:value-type="string">
            <text:p><text:s/>model_cutback = 0</text:p>
          </table:table-cell>
          <table:table-cell office:value-type="string">
            <text:p><text:s/>model_saturated = 0</text:p>
          </table:table-cell>
          <table:table-cell office:value-type="string">
            <text:p><text:s/>soft_reset = 0</text:p>
          </table:table-cell>
          <table:table-cell office:value-type="string">
            <text:p><text:s/>write_summary = 1</text:p>
          </table:table-cell>
          <table:table-cell office:value-type="string">
            <text:p><text:s/>curr_bias_amp = <text:s/>-0.800</text:p>
          </table:table-cell>
          <table:table-cell office:value-type="string">
            <text:p><text:s/>curr_bias_noamp = <text:s/>-1.100</text:p>
          </table:table-cell>
          <table:table-cell office:value-type="string">
            <text:p><text:s/>dc_dc_on = 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Q'</text:p>
          </table:table-cell>
          <table:table-cell table:number-columns-repeated="1023"/>
        </table:table-row>
        <table:table-row table:style-name="ro1">
          <table:table-cell office:value-type="string">
            <text:p>tb <text:s/>= <text:s text:c="2"/>5.732</text:p>
          </table:table-cell>
          <table:table-cell table:number-columns-repeated="1023"/>
        </table:table-row>
        <table:table-row table:style-name="ro1">
          <table:table-cell office:value-type="string">
            <text:p>vb <text:s/>= <text:s/>12.444</text:p>
          </table:table-cell>
          <table:table-cell table:number-columns-repeated="1023"/>
        </table:table-row>
        <table:table-row table:style-name="ro1">
          <table:table-cell office:value-type="string">
            <text:p>voc <text:s/>= <text:s text:c="2"/>4.172</text:p>
          </table:table-cell>
          <table:table-cell table:number-columns-repeated="1023"/>
        </table:table-row>
        <table:table-row table:style-name="ro1">
          <table:table-cell office:value-type="string">
            <text:p>vsat = <text:s/>13.326</text:p>
          </table:table-cell>
          <table:table-cell table:number-columns-repeated="1023"/>
        </table:table-row>
        <table:table-row table:style-name="ro1">
          <table:table-cell office:value-type="string">
            <text:p>ib <text:s/>= <text:s text:c="2"/>0.000</text:p>
          </table:table-cell>
          <table:table-cell table:number-columns-repeated="1023"/>
        </table:table-row>
        <table:table-row table:style-name="ro1">
          <table:table-cell office:value-type="string">
            <text:p>soc = <text:s text:c="2"/>0.264</text:p>
          </table:table-cell>
          <table:table-cell table:number-columns-repeated="1023"/>
        </table:table-row>
        <table:table-row table:style-name="ro1">
          <table:table-cell office:value-type="string">
            <text:p>soc_ekf= <text:s text:c="2"/>0.278</text:p>
          </table:table-cell>
          <table:table-cell table:number-columns-repeated="1023"/>
        </table:table-row>
        <table:table-row table:style-name="ro1">
          <table:table-cell office:value-type="string">
            <text:p>modeling = 0</text:p>
          </table:table-cell>
          <table:table-cell table:number-columns-repeated="1023"/>
        </table:table-row>
        <table:table-row table:style-name="ro1">
          <table:table-cell office:value-type="string">
            <text:p>Summarized.....................</text:p>
          </table:table-cell>
          <table:table-cell table:number-columns-repeated="1023"/>
        </table:table-row>
      </table:table>
      <table:table table:name="5 C" table:style-name="ta2" table:print="false">
        <office:forms form:automatic-focus="false" form:apply-design-mode="false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2" table:number-columns-repeated="3" table:default-cell-style-name="ce2"/>
        <table:table-column table:style-name="co15" table:default-cell-style-name="ce2"/>
        <table:table-column table:style-name="co16" table:default-cell-style-name="ce3"/>
        <table:table-column table:style-name="co13" table:default-cell-style-name="ce3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9" table:number-columns-repeated="2" table:default-cell-style-name="ce2"/>
        <table:table-column table:style-name="co23" table:number-columns-repeated="991" table:default-cell-style-name="ce2"/>
        <table:table-row table:style-name="ro1"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style-name="Default" office:value-type="string">
            <text:p>iavg</text:p>
          </table:table-cell>
          <table:table-cell table:style-name="Default" office:value-type="string">
            <text:p>iavg_adj</text:p>
          </table:table-cell>
          <table:table-cell table:style-name="Default" office:value-type="string">
            <text:p>delta_q_inf_adj</text:p>
          </table:table-cell>
          <table:table-cell/>
          <table:table-cell office:value-type="string">
            <text:p>voc</text:p>
          </table:table-cell>
          <table:table-cell office:value-type="string">
            <text:p>delta_q</text:p>
          </table:table-cell>
          <table:table-cell table:style-name="ce1" office:value-type="string">
            <text:p>q_capacity</text:p>
          </table:table-cell>
          <table:table-cell office:value-type="string">
            <text:p>q</text:p>
          </table:table-cell>
          <table:table-cell office:value-type="string">
            <text:p>soc</text:p>
          </table:table-cell>
          <table:table-cell/>
          <table:table-cell office:value-type="string">
            <text:p>OAT, F</text:p>
          </table:table-cell>
          <table:table-cell office:value-type="string">
            <text:p>T0, C</text:p>
          </table:table-cell>
          <table:table-cell office:value-type="string">
            <text:p>voc_5</text:p>
          </table:table-cell>
          <table:table-cell office:value-type="string">
            <text:p>Vb-voc</text:p>
          </table:table-cell>
          <table:table-cell office:value-type="string">
            <text:p>Rbatt</text:p>
          </table:table-cell>
          <table:table-cell office:value-type="string">
            <text:p>dvoc_dt=</text:p>
          </table:table-cell>
          <table:table-cell office:value-type="float" office:value="0.004">
            <text:p>0.004</text:p>
          </table:table-cell>
          <table:table-cell table:style-name="ce6" office:value-type="string">
            <text:p>x_soc</text:p>
          </table:table-cell>
          <table:table-cell table:style-name="ce6" office:value-type="string">
            <text:p>t_voc_5</text:p>
          </table:table-cell>
          <table:table-cell table:style-name="ce1" table:number-columns-repeated="2"/>
          <table:table-cell>
            <draw:frame table:end-cell-address="'5 C'.AM18" table:end-x="0.0091in" table:end-y="0.0587in" draw:z-index="5" draw:name="Chart 6" draw:style-name="gr1" draw:text-style-name="P1" svg:width="3.2441in" svg:height="3.0807in" svg:x="0.2in" svg:y="0.0004in">
              <draw:object-ole draw:class-id="00000000-0000-0000-0000-000000000000" xlink:href="./Object 6" xlink:type="simple" xlink:show="embed" xlink:actuate="onLoad">
                <text:p/>
              </draw:object-ole>
              <draw:image xlink:href="./ObjectReplacements/Object 6" xlink:type="simple" xlink:show="embed" xlink:actuate="onLoad"/>
            </draw:frame>
          </table:table-cell>
          <table:table-cell/>
          <table:table-cell office:value-type="string">
            <text:p>t</text:p>
          </table:table-cell>
          <table:table-cell office:value-type="string">
            <text:p>W</text:p>
          </table:table-cell>
          <table:table-cell table:number-columns-repeated="98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<text:s text:c="2"/>2022-02-12T15:07:13</text:p>
          </table:table-cell>
          <table:table-cell office:value-type="float" office:value="1644696433">
            <text:p>1644696433</text:p>
          </table:table-cell>
          <table:table-cell office:value-type="float" office:value="18.315">
            <text:p>18.315</text:p>
          </table:table-cell>
          <table:table-cell office:value-type="float" office:value="14.438">
            <text:p>14.438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2">
            <text:p>13.852</text:p>
          </table:table-cell>
          <table:table-cell office:value-type="float" office:value="14.434">
            <text:p>14.434</text:p>
          </table:table-cell>
          <table:table-cell office:value-type="float" office:value="-53088">
            <text:p>-53088</text:p>
          </table:table-cell>
          <table:table-cell table:style-name="Default" table:formula="of:=[.M3]" office:value-type="float" office:value="0">
            <text:p>0</text:p>
          </table:table-cell>
          <table:table-cell table:style-name="Default" table:formula="of:=[.M2]+[.$V$3]" office:value-type="float" office:value="-0.13">
            <text:p>-0.13</text:p>
          </table:table-cell>
          <table:table-cell table:style-name="Default" office:value-type="float" office:value="0">
            <text:p>0</text:p>
          </table:table-cell>
          <table:table-cell/>
          <table:table-cell table:formula="of:=[.F2]-[.G2]*[.$AN$2]" office:value-type="float" office:value="14.43508352">
            <text:p>14.43508352</text:p>
          </table:table-cell>
          <table:table-cell table:formula="of:=[.O2]" office:value-type="float" office:value="0">
            <text:p>0</text:p>
          </table:table-cell>
          <table:table-cell table:style-name="ce1" table:formula="of:=360000*(1-0.01*([.E2]-25))" office:value-type="float" office:value="384066">
            <text:p>384066</text:p>
          </table:table-cell>
          <table:table-cell table:formula="of:=[.R2]+[.S2]" office:value-type="float" office:value="384066">
            <text:p>384066</text:p>
          </table:table-cell>
          <table:table-cell table:formula="of:=[.T2]/[.S2]" office:value-type="float" office:value="1">
            <text:p>1</text:p>
          </table:table-cell>
          <table:table-cell office:value-type="string">
            <text:p>Di</text:p>
          </table:table-cell>
          <table:table-cell office:value-type="float" office:value="56">
            <text:p>56</text:p>
          </table:table-cell>
          <table:table-cell table:formula="of:=([.W2]-32)*5/9" office:value-type="float" office:value="13.3333333333333">
            <text:p>13.3</text:p>
          </table:table-cell>
          <table:table-cell table:formula="of:=[.Q2]-([.$E2]-5)*[.$AC$1]" office:value-type="float" office:value="14.38182352">
            <text:p>14.4</text:p>
          </table:table-cell>
          <table:table-cell table:formula="of:=[.F2]-[.K2]" office:value-type="float" office:value="0.00400000000000134">
            <text:p>0.004</text:p>
          </table:table-cell>
          <table:table-cell table:formula="of:=[.Z2]/[.G2]" office:value-type="float" office:value="0.0161290322580699">
            <text:p>0.0161290323</text:p>
          </table:table-cell>
          <table:table-cell office:value-type="string">
            <text:p>BATT_DVOC_DT</text:p>
          </table:table-cell>
          <table:table-cell table:formula="of:=[.AC1]/4" office:value-type="float" office:value="0.001">
            <text:p>0.00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1"/>
          <table:table-cell table:style-name="ce7" office:value-type="float" office:value="4">
            <text:p>4</text:p>
          </table:table-cell>
          <table:table-cell table:number-columns-repeated="2"/>
          <table:table-cell table:formula="of:=[.A2]" office:value-type="float" office:value="0">
            <text:p>0</text:p>
          </table:table-cell>
          <table:table-cell table:formula="of:=[.F2]*[.G2]" office:value-type="float" office:value="3.580624">
            <text:p>3.580624</text:p>
          </table:table-cell>
          <table:table-cell/>
          <table:table-cell office:value-type="string">
            <text:p>r=</text:p>
          </table:table-cell>
          <table:table-cell table:formula="of:=(0.00168+0.00126)*4" office:value-type="float" office:value="0.01176">
            <text:p>0.01176</text:p>
          </table:table-cell>
          <table:table-cell table:number-columns-repeated="984"/>
        </table:table-row>
        <table:table-row table:style-name="ro1">
          <table:table-cell table:formula="of:=([.D3]-[.$D$2])/3600" office:value-type="float" office:value="0.5">
            <text:p>0.5</text:p>
          </table:table-cell>
          <table:table-cell office:value-type="float" office:value="39">
            <text:p>39</text:p>
          </table:table-cell>
          <table:table-cell office:value-type="string">
            <text:p><text:s text:c="2"/>2022-02-12T15:37:13</text:p>
          </table:table-cell>
          <table:table-cell office:value-type="float" office:value="1644698233">
            <text:p>1644698233</text:p>
          </table:table-cell>
          <table:table-cell office:value-type="float" office:value="18.375">
            <text:p>18.375</text:p>
          </table:table-cell>
          <table:table-cell office:value-type="float" office:value="14.446">
            <text:p>14.446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5">
            <text:p>13.855</text:p>
          </table:table-cell>
          <table:table-cell office:value-type="float" office:value="14.443">
            <text:p>14.443</text:p>
          </table:table-cell>
          <table:table-cell office:value-type="float" office:value="-53088">
            <text:p>-53088</text:p>
          </table:table-cell>
          <table:table-cell table:style-name="Default" table:formula="of:=([.L3]-[.L2])/([.A3]-[.A2])/3600" office:value-type="float" office:value="0">
            <text:p>0</text:p>
          </table:table-cell>
          <table:table-cell table:style-name="Default" table:formula="of:=[.M3]+[.$V$3]" office:value-type="float" office:value="-0.13">
            <text:p>-0.13</text:p>
          </table:table-cell>
          <table:table-cell table:style-name="Default" table:formula="of:=([.N3]*3600*([.A3]-[.A2]))*[.$V$7]/[.$V$5]+[.O2]" office:value-type="float" office:value="-250.526905829596">
            <text:p>-250.5269058296</text:p>
          </table:table-cell>
          <table:table-cell/>
          <table:table-cell table:formula="of:=[.F3]-[.G3]*[.$AN$2]" office:value-type="float" office:value="14.4423544">
            <text:p>14.4423544</text:p>
          </table:table-cell>
          <table:table-cell table:formula="of:=[.O3]" office:value-type="float" office:value="-250.526905829596">
            <text:p>-250.5269058296</text:p>
          </table:table-cell>
          <table:table-cell table:style-name="ce1" table:formula="of:=360000*(1-0.01*([.E3]-25))" office:value-type="float" office:value="383850">
            <text:p>383850</text:p>
          </table:table-cell>
          <table:table-cell table:formula="of:=[.R3]+[.S3]" office:value-type="float" office:value="383599.47309417">
            <text:p>383599.47309417</text:p>
            <draw:frame table:end-cell-address="'5 C'.AA18" table:end-x="0.5618in" table:end-y="0.0039in" draw:z-index="4" draw:name="Chart 5" draw:style-name="gr1" draw:text-style-name="P1" svg:width="4.6307in" svg:height="2.5469in" svg:x="0.1461in" svg:y="0.124in">
              <draw:object-ole draw:class-id="00000000-0000-0000-0000-000000000000" xlink:href="./Object 5" xlink:type="simple" xlink:show="embed" xlink:actuate="onLoad">
                <text:p/>
              </draw:object-ole>
              <draw:image xlink:href="./ObjectReplacements/Object 5" xlink:type="simple" xlink:show="embed" xlink:actuate="onLoad"/>
            </draw:frame>
          </table:table-cell>
          <table:table-cell table:formula="of:=[.T3]/[.S3]" office:value-type="float" office:value="0.999347331233999">
            <text:p>0.9993473312</text:p>
          </table:table-cell>
          <table:table-cell table:formula="of:=-0.13" office:value-type="float" office:value="-0.13">
            <text:p>-0.13</text:p>
          </table:table-cell>
          <table:table-cell table:number-columns-repeated="2"/>
          <table:table-cell table:formula="of:=[.Q3]-([.$E3]-5)*[.$AC$1]" office:value-type="float" office:value="14.3888544">
            <text:p>14.4</text:p>
          </table:table-cell>
          <table:table-cell table:formula="of:=[.F3]-[.K3]" office:value-type="float" office:value="0.00300000000000011">
            <text:p>0.003</text:p>
          </table:table-cell>
          <table:table-cell table:formula="of:=[.Z3]/[.G3]" office:value-type="float" office:value="0.00967741935483908">
            <text:p>0.0096774194</text:p>
          </table:table-cell>
          <table:table-cell table:number-columns-repeated="2"/>
          <table:table-cell table:style-name="ce6" office:value-type="float" office:value="0.05">
            <text:p>0.05</text:p>
          </table:table-cell>
          <table:table-cell table:style-name="ce6" office:value-type="float" office:value="4">
            <text:p>4</text:p>
          </table:table-cell>
          <table:table-cell table:style-name="ce1"/>
          <table:table-cell table:style-name="ce7" office:value-type="float" office:value="4">
            <text:p>4</text:p>
          </table:table-cell>
          <table:table-cell table:number-columns-repeated="2"/>
          <table:table-cell table:formula="of:=[.A3]" office:value-type="float" office:value="0.5">
            <text:p>0.5</text:p>
          </table:table-cell>
          <table:table-cell table:formula="of:=[.F3]*[.G3]" office:value-type="float" office:value="4.47826">
            <text:p>4.47826</text:p>
          </table:table-cell>
          <table:table-cell table:number-columns-repeated="987"/>
        </table:table-row>
        <table:table-row table:style-name="ro1">
          <table:table-cell table:formula="of:=([.D4]-[.$D$2])/3600" office:value-type="float" office:value="1.00027777777778">
            <text:p>1.0002777778</text:p>
          </table:table-cell>
          <table:table-cell office:value-type="float" office:value="40">
            <text:p>40</text:p>
          </table:table-cell>
          <table:table-cell office:value-type="string">
            <text:p><text:s text:c="2"/>2022-02-12T16:07:14</text:p>
          </table:table-cell>
          <table:table-cell office:value-type="float" office:value="1644700034">
            <text:p>1644700034</text:p>
            <draw:frame table:end-cell-address="'5 C'.K20" table:end-x="0.0709in" table:end-y="0.0354in" draw:z-index="1" draw:name="Chart 2" draw:style-name="gr1" draw:text-style-name="P1" svg:width="3.9776in" svg:height="2.7823in" svg:x="0.5047in" svg:y="0.098in">
              <draw:object-ole draw:class-id="00000000-0000-0000-0000-000000000000" xlink:href="./Object 2" xlink:type="simple" xlink:show="embed" xlink:actuate="onLoad">
                <text:p/>
              </draw:object-ole>
              <draw:image xlink:href="./ObjectReplacements/Object 2" xlink:type="simple" xlink:show="embed" xlink:actuate="onLoad"/>
            </draw:frame>
          </table:table-cell>
          <table:table-cell office:value-type="float" office:value="18.372">
            <text:p>18.372</text:p>
          </table:table-cell>
          <table:table-cell office:value-type="float" office:value="14.442">
            <text:p>14.442</text:p>
          </table:table-cell>
          <table:table-cell office:value-type="float" office:value="0.372">
            <text:p>0.372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4">
            <text:p>13.854</text:p>
          </table:table-cell>
          <table:table-cell office:value-type="float" office:value="14.438">
            <text:p>14.438</text:p>
          </table:table-cell>
          <table:table-cell office:value-type="float" office:value="-53088">
            <text:p>-53088</text:p>
          </table:table-cell>
          <table:table-cell table:style-name="Default" table:formula="of:=([.L4]-[.L3])/([.A4]-[.A3])/3600" office:value-type="float" office:value="0">
            <text:p>0</text:p>
          </table:table-cell>
          <table:table-cell table:style-name="Default" table:formula="of:=[.M4]+[.$V$3]" office:value-type="float" office:value="-0.13">
            <text:p>-0.13</text:p>
          </table:table-cell>
          <table:table-cell table:style-name="Default" table:formula="of:=([.N4]*3600*([.A4]-[.A3]))*[.$V$7]/[.$V$5]+[.O3]" office:value-type="float" office:value="-501.192993273543">
            <text:p>-501.1929932735</text:p>
          </table:table-cell>
          <table:table-cell/>
          <table:table-cell table:formula="of:=[.F4]-[.G4]*[.$AN$2]" office:value-type="float" office:value="14.43762528">
            <text:p>14.43762528</text:p>
          </table:table-cell>
          <table:table-cell table:formula="of:=[.O4]" office:value-type="float" office:value="-501.192993273543">
            <text:p>-501.1929932735</text:p>
          </table:table-cell>
          <table:table-cell table:style-name="ce1" table:formula="of:=360000*(1-0.01*([.E4]-25))" office:value-type="float" office:value="383860.8">
            <text:p>383860.8</text:p>
          </table:table-cell>
          <table:table-cell table:formula="of:=[.R4]+[.S4]" office:value-type="float" office:value="383359.607006726">
            <text:p>383359.607006726</text:p>
          </table:table-cell>
          <table:table-cell table:formula="of:=[.T4]/[.S4]" office:value-type="float" office:value="0.998694336610371">
            <text:p>0.9986943366</text:p>
          </table:table-cell>
          <table:table-cell office:value-type="string">
            <text:p>base Sa</text:p>
          </table:table-cell>
          <table:table-cell office:value-type="float" office:value="53">
            <text:p>53</text:p>
          </table:table-cell>
          <table:table-cell table:formula="of:=([.W4]-32)*5/9" office:value-type="float" office:value="11.6666666666667">
            <text:p>11.7</text:p>
          </table:table-cell>
          <table:table-cell table:formula="of:=[.Q4]-([.$E4]-5)*[.$AC$1]" office:value-type="float" office:value="14.38413728">
            <text:p>14.4</text:p>
          </table:table-cell>
          <table:table-cell table:formula="of:=[.F4]-[.K4]" office:value-type="float" office:value="0.00399999999999956">
            <text:p>0.004</text:p>
          </table:table-cell>
          <table:table-cell table:formula="of:=[.Z4]/[.G4]" office:value-type="float" office:value="0.0107526881720418">
            <text:p>0.0107526882</text:p>
          </table:table-cell>
          <table:table-cell table:number-columns-repeated="2"/>
          <table:table-cell table:style-name="ce6" office:value-type="float" office:value="0.1">
            <text:p>0.1</text:p>
          </table:table-cell>
          <table:table-cell table:style-name="ce6" office:value-type="float" office:value="10">
            <text:p>10</text:p>
          </table:table-cell>
          <table:table-cell table:style-name="ce1"/>
          <table:table-cell table:style-name="ce7" office:value-type="float" office:value="6">
            <text:p>6</text:p>
          </table:table-cell>
          <table:table-cell table:number-columns-repeated="2"/>
          <table:table-cell table:formula="of:=[.A4]" office:value-type="float" office:value="1.00027777777778">
            <text:p>1.0002777778</text:p>
          </table:table-cell>
          <table:table-cell table:formula="of:=[.F4]*[.G4]" office:value-type="float" office:value="5.372424">
            <text:p>5.372424</text:p>
          </table:table-cell>
          <table:table-cell table:number-columns-repeated="987"/>
        </table:table-row>
        <table:table-row table:style-name="ro1">
          <table:table-cell table:formula="of:=([.D5]-[.$D$2])/3600" office:value-type="float" office:value="1.50027777777778">
            <text:p>1.5002777778</text:p>
          </table:table-cell>
          <table:table-cell office:value-type="float" office:value="41">
            <text:p>41</text:p>
          </table:table-cell>
          <table:table-cell office:value-type="string">
            <text:p><text:s text:c="2"/>2022-02-12T16:37:14</text:p>
          </table:table-cell>
          <table:table-cell office:value-type="float" office:value="1644701834">
            <text:p>1644701834</text:p>
          </table:table-cell>
          <table:table-cell office:value-type="float" office:value="18.202">
            <text:p>18.202</text:p>
          </table:table-cell>
          <table:table-cell office:value-type="float" office:value="14.377">
            <text:p>14.3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848">
            <text:p>13.848</text:p>
          </table:table-cell>
          <table:table-cell office:value-type="float" office:value="14.375">
            <text:p>14.375</text:p>
          </table:table-cell>
          <table:table-cell office:value-type="float" office:value="-53088">
            <text:p>-53088</text:p>
          </table:table-cell>
          <table:table-cell table:style-name="Default" table:formula="of:=([.L5]-[.L4])/([.A5]-[.A4])/3600" office:value-type="float" office:value="0">
            <text:p>0</text:p>
          </table:table-cell>
          <table:table-cell table:style-name="Default" table:formula="of:=[.M5]+[.$V$3]" office:value-type="float" office:value="-0.13">
            <text:p>-0.13</text:p>
          </table:table-cell>
          <table:table-cell table:style-name="Default" table:formula="of:=([.N5]*3600*([.A5]-[.A4]))*[.$V$7]/[.$V$5]+[.O4]" office:value-type="float" office:value="-751.719899103139">
            <text:p>-751.7198991031</text:p>
          </table:table-cell>
          <table:table-cell/>
          <table:table-cell table:formula="of:=[.F5]-[.G5]*[.$AN$2]" office:value-type="float" office:value="14.37480088">
            <text:p>14.37480088</text:p>
          </table:table-cell>
          <table:table-cell table:formula="of:=[.O5]" office:value-type="float" office:value="-751.719899103139">
            <text:p>-751.7198991031</text:p>
          </table:table-cell>
          <table:table-cell table:style-name="ce1" table:formula="of:=360000*(1-0.01*([.E5]-25))" office:value-type="float" office:value="384472.8">
            <text:p>384472.8</text:p>
          </table:table-cell>
          <table:table-cell table:formula="of:=[.R5]+[.S5]" office:value-type="float" office:value="383721.080100897">
            <text:p>383721.080100897</text:p>
          </table:table-cell>
          <table:table-cell table:formula="of:=[.T5]/[.S5]" office:value-type="float" office:value="0.99804480343186">
            <text:p>0.9980448034</text:p>
          </table:table-cell>
          <table:table-cell office:value-type="float" office:value="0.892">
            <text:p>0.892</text:p>
          </table:table-cell>
          <table:table-cell table:number-columns-repeated="2"/>
          <table:table-cell table:formula="of:=[.Q5]-([.$E5]-5)*[.$AC$1]" office:value-type="float" office:value="14.32199288">
            <text:p>14.3</text:p>
          </table:table-cell>
          <table:table-cell table:formula="of:=[.F5]-[.K5]" office:value-type="float" office:value="0.00200000000000067">
            <text:p>0.002</text:p>
          </table:table-cell>
          <table:table-cell table:formula="of:=[.Z5]/[.G5]" office:value-type="float" office:value="0.010695187165779">
            <text:p>0.0106951872</text:p>
          </table:table-cell>
          <table:table-cell table:number-columns-repeated="2"/>
          <table:table-cell table:style-name="ce6" office:value-type="float" office:value="0.14">
            <text:p>0.14</text:p>
          </table:table-cell>
          <table:table-cell table:style-name="ce6" office:value-type="float" office:value="11.8">
            <text:p>11.8</text:p>
          </table:table-cell>
          <table:table-cell table:style-name="ce1"/>
          <table:table-cell table:style-name="ce7" office:value-type="float" office:value="9.5">
            <text:p>9.5</text:p>
          </table:table-cell>
          <table:table-cell table:number-columns-repeated="2"/>
          <table:table-cell table:formula="of:=[.A5]" office:value-type="float" office:value="1.50027777777778">
            <text:p>1.5002777778</text:p>
          </table:table-cell>
          <table:table-cell table:formula="of:=[.F5]*[.G5]" office:value-type="float" office:value="2.688499">
            <text:p>2.688499</text:p>
          </table:table-cell>
          <table:table-cell table:number-columns-repeated="987"/>
        </table:table-row>
        <table:table-row table:style-name="ro1">
          <table:table-cell table:formula="of:=([.D6]-[.$D$2])/3600" office:value-type="float" office:value="2.00027777777778">
            <text:p>2.0002777778</text:p>
          </table:table-cell>
          <table:table-cell office:value-type="float" office:value="42">
            <text:p>42</text:p>
          </table:table-cell>
          <table:table-cell office:value-type="string">
            <text:p><text:s text:c="2"/>2022-02-12T17:07:14</text:p>
          </table:table-cell>
          <table:table-cell office:value-type="float" office:value="1644703634">
            <text:p>1644703634</text:p>
          </table:table-cell>
          <table:table-cell office:value-type="float" office:value="17.703">
            <text:p>17.703</text:p>
          </table:table-cell>
          <table:table-cell office:value-type="float" office:value="14.123">
            <text:p>14.123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828">
            <text:p>13.828</text:p>
          </table:table-cell>
          <table:table-cell office:value-type="float" office:value="14.124">
            <text:p>14.124</text:p>
          </table:table-cell>
          <table:table-cell office:value-type="float" office:value="-53136">
            <text:p>-53136</text:p>
          </table:table-cell>
          <table:table-cell table:style-name="Default" table:formula="of:=([.L6]-[.L5])/([.A6]-[.A5])/3600" office:value-type="float" office:value="-0.0266666666666667">
            <text:p>-0.0266666667</text:p>
          </table:table-cell>
          <table:table-cell table:style-name="Default" table:formula="of:=[.M6]+[.$V$3]" office:value-type="float" office:value="-0.156666666666667">
            <text:p>-0.1566666667</text:p>
          </table:table-cell>
          <table:table-cell table:style-name="Default" table:formula="of:=([.N6]*3600*([.A6]-[.A5]))*[.$V$7]/[.$V$5]+[.O5]" office:value-type="float" office:value="-1053.63693946188">
            <text:p>-1053.6369394619</text:p>
          </table:table-cell>
          <table:table-cell/>
          <table:table-cell table:formula="of:=[.F6]-[.G6]*[.$AN$2]" office:value-type="float" office:value="14.12368208">
            <text:p>14.12368208</text:p>
          </table:table-cell>
          <table:table-cell table:formula="of:=[.O6]" office:value-type="float" office:value="-1053.63693946188">
            <text:p>-1053.6369394619</text:p>
          </table:table-cell>
          <table:table-cell table:style-name="ce1" table:formula="of:=360000*(1-0.01*([.E6]-25))" office:value-type="float" office:value="386269.2">
            <text:p>386269.2</text:p>
          </table:table-cell>
          <table:table-cell table:formula="of:=[.R6]+[.S6]" office:value-type="float" office:value="385215.563060538">
            <text:p>385215.563060538</text:p>
          </table:table-cell>
          <table:table-cell table:formula="of:=[.T6]/[.S6]" office:value-type="float" office:value="0.99727227296543">
            <text:p>0.997272273</text:p>
          </table:table-cell>
          <table:table-cell office:value-type="string">
            <text:p>Sa</text:p>
          </table:table-cell>
          <table:table-cell office:value-type="float" office:value="51">
            <text:p>51</text:p>
          </table:table-cell>
          <table:table-cell table:formula="of:=([.W6]-32)*5/9" office:value-type="float" office:value="10.5555555555556">
            <text:p>10.6</text:p>
          </table:table-cell>
          <table:table-cell table:formula="of:=[.Q6]-([.$E6]-5)*[.$AC$1]" office:value-type="float" office:value="14.07287008">
            <text:p>14.1</text:p>
          </table:table-cell>
          <table:table-cell table:formula="of:=[.F6]-[.K6]" office:value-type="float" office:value="-0.00100000000000122">
            <text:p>-0.001</text:p>
          </table:table-cell>
          <table:table-cell table:formula="of:=[.Z6]/[.G6]" office:value-type="float" office:value="0.0172413793103659">
            <text:p>0.0172413793</text:p>
          </table:table-cell>
          <table:table-cell table:number-columns-repeated="2"/>
          <table:table-cell table:style-name="ce6" office:value-type="float" office:value="0.17">
            <text:p>0.17</text:p>
          </table:table-cell>
          <table:table-cell table:style-name="ce6" office:value-type="float" office:value="12.45">
            <text:p>12.45</text:p>
          </table:table-cell>
          <table:table-cell table:style-name="ce1"/>
          <table:table-cell table:style-name="ce7" office:value-type="float" office:value="11.7">
            <text:p>11.7</text:p>
          </table:table-cell>
          <table:table-cell table:number-columns-repeated="2"/>
          <table:table-cell table:formula="of:=[.A6]" office:value-type="float" office:value="2.00027777777778">
            <text:p>2.0002777778</text:p>
          </table:table-cell>
          <table:table-cell table:formula="of:=[.F6]*[.G6]" office:value-type="float" office:value="-0.819134">
            <text:p>-0.819134</text:p>
          </table:table-cell>
          <table:table-cell table:number-columns-repeated="987"/>
        </table:table-row>
        <table:table-row table:style-name="ro1">
          <table:table-cell table:formula="of:=([.D7]-[.$D$2])/3600" office:value-type="float" office:value="2.50027777777778">
            <text:p>2.5002777778</text:p>
          </table:table-cell>
          <table:table-cell office:value-type="float" office:value="43">
            <text:p>43</text:p>
          </table:table-cell>
          <table:table-cell office:value-type="string">
            <text:p><text:s text:c="2"/>2022-02-12T17:37:14</text:p>
          </table:table-cell>
          <table:table-cell office:value-type="float" office:value="1644705434">
            <text:p>1644705434</text:p>
          </table:table-cell>
          <table:table-cell office:value-type="float" office:value="16.687">
            <text:p>16.687</text:p>
          </table:table-cell>
          <table:table-cell office:value-type="float" office:value="13.99">
            <text:p>13.9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787">
            <text:p>13.787</text:p>
          </table:table-cell>
          <table:table-cell office:value-type="float" office:value="13.991">
            <text:p>13.991</text:p>
          </table:table-cell>
          <table:table-cell office:value-type="float" office:value="-53208">
            <text:p>-53208</text:p>
          </table:table-cell>
          <table:table-cell table:style-name="Default" table:formula="of:=([.L7]-[.L6])/([.A7]-[.A6])/3600" office:value-type="float" office:value="-0.04">
            <text:p>-0.04</text:p>
          </table:table-cell>
          <table:table-cell table:style-name="Default" table:formula="of:=[.M7]+[.$V$3]" office:value-type="float" office:value="-0.17">
            <text:p>-0.17</text:p>
          </table:table-cell>
          <table:table-cell table:style-name="Default" table:formula="of:=([.N7]*3600*([.A7]-[.A6]))*[.$V$7]/[.$V$5]+[.O6]" office:value-type="float" office:value="-1381.2490470852">
            <text:p>-1381.2490470852</text:p>
          </table:table-cell>
          <table:table-cell/>
          <table:table-cell table:formula="of:=[.F7]-[.G7]*[.$AN$2]" office:value-type="float" office:value="13.99068208">
            <text:p>13.99068208</text:p>
          </table:table-cell>
          <table:table-cell table:formula="of:=[.O7]" office:value-type="float" office:value="-1381.2490470852">
            <text:p>-1381.2490470852</text:p>
          </table:table-cell>
          <table:table-cell table:style-name="ce1" table:formula="of:=360000*(1-0.01*([.E7]-25))" office:value-type="float" office:value="389926.8">
            <text:p>389926.8</text:p>
          </table:table-cell>
          <table:table-cell table:formula="of:=[.R7]+[.S7]" office:value-type="float" office:value="388545.550952915">
            <text:p>388545.550952915</text:p>
          </table:table-cell>
          <table:table-cell table:formula="of:=[.T7]/[.S7]" office:value-type="float" office:value="0.996457670908783">
            <text:p>0.9964576709</text:p>
          </table:table-cell>
          <table:table-cell office:value-type="float" office:value="0.955">
            <text:p>0.955</text:p>
          </table:table-cell>
          <table:table-cell table:number-columns-repeated="2"/>
          <table:table-cell table:formula="of:=[.Q7]-([.$E7]-5)*[.$AC$1]" office:value-type="float" office:value="13.94393408">
            <text:p>13.9</text:p>
          </table:table-cell>
          <table:table-cell table:formula="of:=[.F7]-[.K7]" office:value-type="float" office:value="-0.000999999999999446">
            <text:p>-0.001</text:p>
          </table:table-cell>
          <table:table-cell table:formula="of:=[.Z7]/[.G7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2">
            <text:p>0.2</text:p>
          </table:table-cell>
          <table:table-cell table:style-name="ce6" office:value-type="float" office:value="12.55">
            <text:p>12.55</text:p>
          </table:table-cell>
          <table:table-cell table:style-name="ce1"/>
          <table:table-cell table:style-name="ce7" office:value-type="float" office:value="12.3">
            <text:p>12.3</text:p>
          </table:table-cell>
          <table:table-cell table:number-columns-repeated="2"/>
          <table:table-cell table:formula="of:=[.A7]" office:value-type="float" office:value="2.50027777777778">
            <text:p>2.5002777778</text:p>
          </table:table-cell>
          <table:table-cell table:formula="of:=[.F7]*[.G7]" office:value-type="float" office:value="-0.81142">
            <text:p>-0.81142</text:p>
          </table:table-cell>
          <table:table-cell table:number-columns-repeated="987"/>
        </table:table-row>
        <table:table-row table:style-name="ro1">
          <table:table-cell table:formula="of:=([.D8]-[.$D$2])/3600" office:value-type="float" office:value="3.00027777777778">
            <text:p>3.0002777778</text:p>
          </table:table-cell>
          <table:table-cell office:value-type="float" office:value="44">
            <text:p>44</text:p>
          </table:table-cell>
          <table:table-cell office:value-type="string">
            <text:p><text:s text:c="2"/>2022-02-12T18:07:14</text:p>
          </table:table-cell>
          <table:table-cell office:value-type="float" office:value="1644707234">
            <text:p>1644707234</text:p>
          </table:table-cell>
          <table:table-cell office:value-type="float" office:value="15.568">
            <text:p>15.568</text:p>
          </table:table-cell>
          <table:table-cell office:value-type="float" office:value="13.873">
            <text:p>13.873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742">
            <text:p>13.742</text:p>
          </table:table-cell>
          <table:table-cell office:value-type="float" office:value="13.874">
            <text:p>13.874</text:p>
          </table:table-cell>
          <table:table-cell office:value-type="float" office:value="-53328">
            <text:p>-53328</text:p>
          </table:table-cell>
          <table:table-cell table:style-name="Default" table:formula="of:=([.L8]-[.L7])/([.A8]-[.A7])/3600" office:value-type="float" office:value="-0.0666666666666667">
            <text:p>-0.0666666667</text:p>
          </table:table-cell>
          <table:table-cell table:style-name="Default" table:formula="of:=[.M8]+[.$V$3]" office:value-type="float" office:value="-0.196666666666667">
            <text:p>-0.1966666667</text:p>
          </table:table-cell>
          <table:table-cell table:style-name="Default" table:formula="of:=([.N8]*3600*([.A8]-[.A7]))*[.$V$7]/[.$V$5]+[.O7]" office:value-type="float" office:value="-1760.25128923767">
            <text:p>-1760.2512892377</text:p>
          </table:table-cell>
          <table:table-cell/>
          <table:table-cell table:formula="of:=[.F8]-[.G8]*[.$AN$2]" office:value-type="float" office:value="13.87368208">
            <text:p>13.87368208</text:p>
          </table:table-cell>
          <table:table-cell table:formula="of:=[.O8]" office:value-type="float" office:value="-1760.25128923767">
            <text:p>-1760.2512892377</text:p>
          </table:table-cell>
          <table:table-cell table:style-name="ce1" table:formula="of:=360000*(1-0.01*([.E8]-25))" office:value-type="float" office:value="393955.2">
            <text:p>393955.2</text:p>
          </table:table-cell>
          <table:table-cell table:formula="of:=[.R8]+[.S8]" office:value-type="float" office:value="392194.948710762">
            <text:p>392194.948710762</text:p>
          </table:table-cell>
          <table:table-cell table:formula="of:=[.T8]/[.S8]" office:value-type="float" office:value="0.995531849080206">
            <text:p>0.9955318491</text:p>
          </table:table-cell>
          <table:table-cell/>
          <table:table-cell office:value-type="float" office:value="48">
            <text:p>48</text:p>
          </table:table-cell>
          <table:table-cell table:formula="of:=([.W8]-32)*5/9" office:value-type="float" office:value="8.88888888888889">
            <text:p>8.9</text:p>
          </table:table-cell>
          <table:table-cell table:formula="of:=[.Q8]-([.$E8]-5)*[.$AC$1]" office:value-type="float" office:value="13.83141008">
            <text:p>13.8</text:p>
          </table:table-cell>
          <table:table-cell table:formula="of:=[.F8]-[.K8]" office:value-type="float" office:value="-0.00100000000000122">
            <text:p>-0.001</text:p>
          </table:table-cell>
          <table:table-cell table:formula="of:=[.Z8]/[.G8]" office:value-type="float" office:value="0.0172413793103659">
            <text:p>0.0172413793</text:p>
          </table:table-cell>
          <table:table-cell table:number-columns-repeated="2"/>
          <table:table-cell table:style-name="ce6" office:value-type="float" office:value="0.25">
            <text:p>0.25</text:p>
          </table:table-cell>
          <table:table-cell table:style-name="ce6" office:value-type="float" office:value="12.7">
            <text:p>12.7</text:p>
          </table:table-cell>
          <table:table-cell table:style-name="ce1"/>
          <table:table-cell table:style-name="ce7" office:value-type="float" office:value="12.5">
            <text:p>12.5</text:p>
          </table:table-cell>
          <table:table-cell table:number-columns-repeated="2"/>
          <table:table-cell table:formula="of:=[.A8]" office:value-type="float" office:value="3.00027777777778">
            <text:p>3.0002777778</text:p>
          </table:table-cell>
          <table:table-cell table:formula="of:=[.F8]*[.G8]" office:value-type="float" office:value="-0.804634">
            <text:p>-0.804634</text:p>
          </table:table-cell>
          <table:table-cell table:number-columns-repeated="987"/>
        </table:table-row>
        <table:table-row table:style-name="ro1">
          <table:table-cell table:formula="of:=([.D9]-[.$D$2])/3600" office:value-type="float" office:value="3.50027777777778">
            <text:p>3.5002777778</text:p>
          </table:table-cell>
          <table:table-cell office:value-type="float" office:value="45">
            <text:p>45</text:p>
          </table:table-cell>
          <table:table-cell office:value-type="string">
            <text:p><text:s text:c="2"/>2022-02-12T18:37:14</text:p>
          </table:table-cell>
          <table:table-cell office:value-type="float" office:value="1644709034">
            <text:p>1644709034</text:p>
          </table:table-cell>
          <table:table-cell office:value-type="float" office:value="14.512">
            <text:p>14.512</text:p>
          </table:table-cell>
          <table:table-cell office:value-type="float" office:value="13.77">
            <text:p>13.7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98">
            <text:p>13.698</text:p>
          </table:table-cell>
          <table:table-cell office:value-type="float" office:value="13.771">
            <text:p>13.771</text:p>
          </table:table-cell>
          <table:table-cell office:value-type="float" office:value="-53424">
            <text:p>-53424</text:p>
            <draw:frame table:end-cell-address="'5 C'.T29" table:end-x="0.0681in" table:end-y="0.0819in" draw:z-index="6" draw:style-name="gr2" draw:text-style-name="P2" svg:width="6.2988in" svg:height="3.5354in" svg:x="0.0098in" svg:y="0.1024in">
              <draw:object draw:notify-on-update-of-ranges="'5 C'.U2:'5 C'.U84 '5 C'.Y1:'5 C'.Y1 '5 C'.Y2:'5 C'.Y84 '5 C'.AD2:'5 C'.AD16 '5 C'.AE1:'5 C'.AE1 '5 C'.AE2:'5 C'.AE16" xlink:href="./Object 24" xlink:type="simple" xlink:show="embed" xlink:actuate="onLoad">
                <text:p/>
              </draw:object>
              <draw:image xlink:href="./ObjectReplacements/Object 24" xlink:type="simple" xlink:show="embed" xlink:actuate="onLoad"/>
            </draw:frame>
          </table:table-cell>
          <table:table-cell table:style-name="Default" table:formula="of:=([.L9]-[.L8])/([.A9]-[.A8])/3600" office:value-type="float" office:value="-0.0533333333333333">
            <text:p>-0.0533333333</text:p>
          </table:table-cell>
          <table:table-cell table:style-name="Default" table:formula="of:=[.M9]+[.$V$3]" office:value-type="float" office:value="-0.183333333333333">
            <text:p>-0.1833333333</text:p>
          </table:table-cell>
          <table:table-cell table:style-name="Default" table:formula="of:=([.N9]*3600*([.A9]-[.A8]))*[.$V$7]/[.$V$5]+[.O8]" office:value-type="float" office:value="-2113.55846412556">
            <text:p>-2113.5584641256</text:p>
          </table:table-cell>
          <table:table-cell/>
          <table:table-cell table:formula="of:=[.F9]-[.G9]*[.$AN$2]" office:value-type="float" office:value="13.77068208">
            <text:p>13.77068208</text:p>
          </table:table-cell>
          <table:table-cell table:formula="of:=[.O9]" office:value-type="float" office:value="-2113.55846412556">
            <text:p>-2113.5584641256</text:p>
          </table:table-cell>
          <table:table-cell table:style-name="ce1" table:formula="of:=360000*(1-0.01*([.E9]-25))" office:value-type="float" office:value="397756.8">
            <text:p>397756.8</text:p>
          </table:table-cell>
          <table:table-cell table:formula="of:=[.R9]+[.S9]" office:value-type="float" office:value="395643.241535874">
            <text:p>395643.241535874</text:p>
          </table:table-cell>
          <table:table-cell table:formula="of:=[.T9]/[.S9]" office:value-type="float" office:value="0.994686304636085">
            <text:p>0.9946863046</text:p>
          </table:table-cell>
          <table:table-cell table:number-columns-repeated="3"/>
          <table:table-cell table:formula="of:=[.Q9]-([.$E9]-5)*[.$AC$1]" office:value-type="float" office:value="13.73263408">
            <text:p>13.7</text:p>
          </table:table-cell>
          <table:table-cell table:formula="of:=[.F9]-[.K9]" office:value-type="float" office:value="-0.00100000000000122">
            <text:p>-0.001</text:p>
          </table:table-cell>
          <table:table-cell table:formula="of:=[.Z9]/[.G9]" office:value-type="float" office:value="0.0172413793103659">
            <text:p>0.0172413793</text:p>
          </table:table-cell>
          <table:table-cell table:number-columns-repeated="2"/>
          <table:table-cell table:style-name="ce6" office:value-type="float" office:value="0.3">
            <text:p>0.3</text:p>
          </table:table-cell>
          <table:table-cell table:style-name="ce6" office:value-type="float" office:value="12.77">
            <text:p>12.77</text:p>
          </table:table-cell>
          <table:table-cell table:style-name="ce1"/>
          <table:table-cell table:style-name="ce7" office:value-type="float" office:value="12.65">
            <text:p>12.65</text:p>
          </table:table-cell>
          <table:table-cell table:number-columns-repeated="2"/>
          <table:table-cell table:formula="of:=[.A9]" office:value-type="float" office:value="3.50027777777778">
            <text:p>3.5002777778</text:p>
          </table:table-cell>
          <table:table-cell table:formula="of:=[.F9]*[.G9]" office:value-type="float" office:value="-0.79866">
            <text:p>-0.79866</text:p>
          </table:table-cell>
          <table:table-cell table:number-columns-repeated="987"/>
        </table:table-row>
        <table:table-row table:style-name="ro1">
          <table:table-cell table:formula="of:=([.D10]-[.$D$2])/3600" office:value-type="float" office:value="4.00027777777778">
            <text:p>4.0002777778</text:p>
          </table:table-cell>
          <table:table-cell office:value-type="float" office:value="46">
            <text:p>46</text:p>
          </table:table-cell>
          <table:table-cell office:value-type="string">
            <text:p><text:s text:c="2"/>2022-02-12T19:07:14</text:p>
          </table:table-cell>
          <table:table-cell office:value-type="float" office:value="1644710834">
            <text:p>1644710834</text:p>
          </table:table-cell>
          <table:table-cell office:value-type="float" office:value="13.672">
            <text:p>13.672</text:p>
          </table:table-cell>
          <table:table-cell office:value-type="float" office:value="13.706">
            <text:p>13.706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61">
            <text:p>13.661</text:p>
          </table:table-cell>
          <table:table-cell office:value-type="float" office:value="13.707">
            <text:p>13.707</text:p>
          </table:table-cell>
          <table:table-cell office:value-type="float" office:value="-53544">
            <text:p>-53544</text:p>
          </table:table-cell>
          <table:table-cell table:style-name="Default" table:formula="of:=([.L10]-[.L9])/([.A10]-[.A9])/3600" office:value-type="float" office:value="-0.0666666666666667">
            <text:p>-0.0666666667</text:p>
          </table:table-cell>
          <table:table-cell table:style-name="Default" table:formula="of:=[.M10]+[.$V$3]" office:value-type="float" office:value="-0.196666666666667">
            <text:p>-0.1966666667</text:p>
          </table:table-cell>
          <table:table-cell table:style-name="Default" table:formula="of:=([.N10]*3600*([.A10]-[.A9]))*[.$V$7]/[.$V$5]+[.O9]" office:value-type="float" office:value="-2492.56070627803">
            <text:p>-2492.560706278</text:p>
          </table:table-cell>
          <table:table-cell/>
          <table:table-cell table:formula="of:=[.F10]-[.G10]*[.$AN$2]" office:value-type="float" office:value="13.70668208">
            <text:p>13.70668208</text:p>
          </table:table-cell>
          <table:table-cell table:formula="of:=[.O10]" office:value-type="float" office:value="-2492.56070627803">
            <text:p>-2492.560706278</text:p>
          </table:table-cell>
          <table:table-cell table:style-name="ce1" table:formula="of:=360000*(1-0.01*([.E10]-25))" office:value-type="float" office:value="400780.8">
            <text:p>400780.8</text:p>
          </table:table-cell>
          <table:table-cell table:formula="of:=[.R10]+[.S10]" office:value-type="float" office:value="398288.239293722">
            <text:p>398288.239293722</text:p>
          </table:table-cell>
          <table:table-cell table:formula="of:=[.T10]/[.S10]" office:value-type="float" office:value="0.993780738233274">
            <text:p>0.9937807382</text:p>
          </table:table-cell>
          <table:table-cell/>
          <table:table-cell office:value-type="float" office:value="45">
            <text:p>45</text:p>
          </table:table-cell>
          <table:table-cell table:formula="of:=([.W10]-32)*5/9" office:value-type="float" office:value="7.22222222222222">
            <text:p>7.2</text:p>
          </table:table-cell>
          <table:table-cell table:formula="of:=[.Q10]-([.$E10]-5)*[.$AC$1]" office:value-type="float" office:value="13.67199408">
            <text:p>13.7</text:p>
          </table:table-cell>
          <table:table-cell table:formula="of:=[.F10]-[.K10]" office:value-type="float" office:value="-0.00100000000000122">
            <text:p>-0.001</text:p>
          </table:table-cell>
          <table:table-cell table:formula="of:=[.Z10]/[.G10]" office:value-type="float" office:value="0.0172413793103659">
            <text:p>0.0172413793</text:p>
          </table:table-cell>
          <table:table-cell table:number-columns-repeated="2"/>
          <table:table-cell table:style-name="ce6" office:value-type="float" office:value="0.4">
            <text:p>0.4</text:p>
          </table:table-cell>
          <table:table-cell table:style-name="ce6" office:value-type="float" office:value="12.9">
            <text:p>12.9</text:p>
          </table:table-cell>
          <table:table-cell table:style-name="ce1"/>
          <table:table-cell table:style-name="ce7" office:value-type="float" office:value="12.82">
            <text:p>12.82</text:p>
          </table:table-cell>
          <table:table-cell table:number-columns-repeated="2"/>
          <table:table-cell table:formula="of:=[.A10]" office:value-type="float" office:value="4.00027777777778">
            <text:p>4.0002777778</text:p>
          </table:table-cell>
          <table:table-cell table:formula="of:=[.F10]*[.G10]" office:value-type="float" office:value="-0.794948">
            <text:p>-0.794948</text:p>
          </table:table-cell>
          <table:table-cell table:number-columns-repeated="987"/>
        </table:table-row>
        <table:table-row table:style-name="ro1">
          <table:table-cell table:formula="of:=([.D11]-[.$D$2])/3600" office:value-type="float" office:value="4.50027777777778">
            <text:p>4.5002777778</text:p>
          </table:table-cell>
          <table:table-cell office:value-type="float" office:value="47">
            <text:p>47</text:p>
          </table:table-cell>
          <table:table-cell office:value-type="string">
            <text:p><text:s text:c="2"/>2022-02-12T19:37:14</text:p>
          </table:table-cell>
          <table:table-cell office:value-type="float" office:value="1644712634">
            <text:p>1644712634</text:p>
          </table:table-cell>
          <table:table-cell office:value-type="float" office:value="12.955">
            <text:p>12.955</text:p>
          </table:table-cell>
          <table:table-cell office:value-type="float" office:value="13.641">
            <text:p>13.64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3">
            <text:p>13.63</text:p>
          </table:table-cell>
          <table:table-cell office:value-type="float" office:value="13.642">
            <text:p>13.642</text:p>
          </table:table-cell>
          <table:table-cell office:value-type="float" office:value="-53640">
            <text:p>-53640</text:p>
          </table:table-cell>
          <table:table-cell table:style-name="Default" table:formula="of:=([.L11]-[.L10])/([.A11]-[.A10])/3600" office:value-type="float" office:value="-0.0533333333333333">
            <text:p>-0.0533333333</text:p>
          </table:table-cell>
          <table:table-cell table:style-name="Default" table:formula="of:=[.M11]+[.$V$3]" office:value-type="float" office:value="-0.183333333333333">
            <text:p>-0.1833333333</text:p>
          </table:table-cell>
          <table:table-cell table:style-name="Default" table:formula="of:=([.N11]*3600*([.A11]-[.A10]))*[.$V$7]/[.$V$5]+[.O10]" office:value-type="float" office:value="-2845.86788116592">
            <text:p>-2845.8678811659</text:p>
          </table:table-cell>
          <table:table-cell/>
          <table:table-cell table:formula="of:=[.F11]-[.G11]*[.$AN$2]" office:value-type="float" office:value="13.64168208">
            <text:p>13.64168208</text:p>
          </table:table-cell>
          <table:table-cell table:formula="of:=[.O11]" office:value-type="float" office:value="-2845.86788116592">
            <text:p>-2845.8678811659</text:p>
          </table:table-cell>
          <table:table-cell table:style-name="ce1" table:formula="of:=360000*(1-0.01*([.E11]-25))" office:value-type="float" office:value="403362">
            <text:p>403362</text:p>
          </table:table-cell>
          <table:table-cell table:formula="of:=[.R11]+[.S11]" office:value-type="float" office:value="400516.132118834">
            <text:p>400516.132118834</text:p>
          </table:table-cell>
          <table:table-cell table:formula="of:=[.T11]/[.S11]" office:value-type="float" office:value="0.992944630676251">
            <text:p>0.9929446307</text:p>
          </table:table-cell>
          <table:table-cell table:number-columns-repeated="3"/>
          <table:table-cell table:formula="of:=[.Q11]-([.$E11]-5)*[.$AC$1]" office:value-type="float" office:value="13.60986208">
            <text:p>13.6</text:p>
          </table:table-cell>
          <table:table-cell table:formula="of:=[.F11]-[.K11]" office:value-type="float" office:value="-0.000999999999999446">
            <text:p>-0.001</text:p>
          </table:table-cell>
          <table:table-cell table:formula="of:=[.Z11]/[.G11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5">
            <text:p>0.5</text:p>
          </table:table-cell>
          <table:table-cell table:style-name="ce6" office:value-type="float" office:value="12.91">
            <text:p>12.91</text:p>
          </table:table-cell>
          <table:table-cell table:style-name="ce1"/>
          <table:table-cell table:style-name="ce7" office:value-type="float" office:value="12.91">
            <text:p>12.91</text:p>
          </table:table-cell>
          <table:table-cell table:number-columns-repeated="2"/>
          <table:table-cell table:formula="of:=[.A11]" office:value-type="float" office:value="4.50027777777778">
            <text:p>4.5002777778</text:p>
          </table:table-cell>
          <table:table-cell table:formula="of:=[.F11]*[.G11]" office:value-type="float" office:value="-0.791178">
            <text:p>-0.791178</text:p>
          </table:table-cell>
          <table:table-cell table:number-columns-repeated="987"/>
        </table:table-row>
        <table:table-row table:style-name="ro1">
          <table:table-cell table:formula="of:=([.D12]-[.$D$2])/3600" office:value-type="float" office:value="5.00027777777778">
            <text:p>5.0002777778</text:p>
          </table:table-cell>
          <table:table-cell office:value-type="float" office:value="48">
            <text:p>48</text:p>
          </table:table-cell>
          <table:table-cell office:value-type="string">
            <text:p><text:s text:c="2"/>2022-02-12T20:07:14</text:p>
          </table:table-cell>
          <table:table-cell office:value-type="float" office:value="1644714434">
            <text:p>1644714434</text:p>
          </table:table-cell>
          <table:table-cell office:value-type="float" office:value="12.275">
            <text:p>12.275</text:p>
          </table:table-cell>
          <table:table-cell office:value-type="float" office:value="13.589">
            <text:p>13.58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96">
            <text:p>0.9996</text:p>
          </table:table-cell>
          <table:table-cell office:value-type="float" office:value="13.6">
            <text:p>13.6</text:p>
          </table:table-cell>
          <table:table-cell office:value-type="float" office:value="13.59">
            <text:p>13.59</text:p>
          </table:table-cell>
          <table:table-cell office:value-type="float" office:value="-53760">
            <text:p>-53760</text:p>
          </table:table-cell>
          <table:table-cell table:style-name="Default" table:formula="of:=([.L12]-[.L11])/([.A12]-[.A11])/3600" office:value-type="float" office:value="-0.0666666666666667">
            <text:p>-0.0666666667</text:p>
          </table:table-cell>
          <table:table-cell table:style-name="Default" table:formula="of:=[.M12]+[.$V$3]" office:value-type="float" office:value="-0.196666666666667">
            <text:p>-0.1966666667</text:p>
          </table:table-cell>
          <table:table-cell table:style-name="Default" table:formula="of:=([.N12]*3600*([.A12]-[.A11]))*[.$V$7]/[.$V$5]+[.O11]" office:value-type="float" office:value="-3224.87012331839">
            <text:p>-3224.8701233184</text:p>
          </table:table-cell>
          <table:table-cell/>
          <table:table-cell table:formula="of:=[.F12]-[.G12]*[.$AN$2]" office:value-type="float" office:value="13.58968208">
            <text:p>13.58968208</text:p>
          </table:table-cell>
          <table:table-cell table:formula="of:=[.O12]" office:value-type="float" office:value="-3224.87012331839">
            <text:p>-3224.8701233184</text:p>
          </table:table-cell>
          <table:table-cell table:style-name="ce1" table:formula="of:=360000*(1-0.01*([.E12]-25))" office:value-type="float" office:value="405810">
            <text:p>405810</text:p>
          </table:table-cell>
          <table:table-cell table:formula="of:=[.R12]+[.S12]" office:value-type="float" office:value="402585.129876682">
            <text:p>402585.129876682</text:p>
          </table:table-cell>
          <table:table-cell table:formula="of:=[.T12]/[.S12]" office:value-type="float" office:value="0.992053251217766">
            <text:p>0.9920532512</text:p>
          </table:table-cell>
          <table:table-cell/>
          <table:table-cell office:value-type="float" office:value="42">
            <text:p>42</text:p>
          </table:table-cell>
          <table:table-cell table:formula="of:=([.W12]-32)*5/9" office:value-type="float" office:value="5.55555555555556">
            <text:p>5.6</text:p>
          </table:table-cell>
          <table:table-cell table:formula="of:=[.Q12]-([.$E12]-5)*[.$AC$1]" office:value-type="float" office:value="13.56058208">
            <text:p>13.6</text:p>
          </table:table-cell>
          <table:table-cell table:formula="of:=[.F12]-[.K12]" office:value-type="float" office:value="-0.000999999999999446">
            <text:p>-0.001</text:p>
          </table:table-cell>
          <table:table-cell table:formula="of:=[.Z12]/[.G12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6">
            <text:p>0.6</text:p>
          </table:table-cell>
          <table:table-cell table:style-name="ce6" office:value-type="float" office:value="12.98">
            <text:p>12.98</text:p>
          </table:table-cell>
          <table:table-cell table:style-name="ce1"/>
          <table:table-cell table:style-name="ce7" office:value-type="float" office:value="12.98">
            <text:p>12.98</text:p>
          </table:table-cell>
          <table:table-cell table:number-columns-repeated="2"/>
          <table:table-cell table:formula="of:=[.A12]" office:value-type="float" office:value="5.00027777777778">
            <text:p>5.0002777778</text:p>
          </table:table-cell>
          <table:table-cell table:formula="of:=[.F12]*[.G12]" office:value-type="float" office:value="-0.788162">
            <text:p>-0.788162</text:p>
          </table:table-cell>
          <table:table-cell table:number-columns-repeated="987"/>
        </table:table-row>
        <table:table-row table:style-name="ro1">
          <table:table-cell table:formula="of:=([.D13]-[.$D$2])/3600" office:value-type="float" office:value="5.50027777777778">
            <text:p>5.5002777778</text:p>
          </table:table-cell>
          <table:table-cell office:value-type="float" office:value="49">
            <text:p>49</text:p>
          </table:table-cell>
          <table:table-cell office:value-type="string">
            <text:p><text:s text:c="2"/>2022-02-12T20:37:14</text:p>
          </table:table-cell>
          <table:table-cell office:value-type="float" office:value="1644716234">
            <text:p>1644716234</text:p>
          </table:table-cell>
          <table:table-cell office:value-type="float" office:value="11.647">
            <text:p>11.647</text:p>
          </table:table-cell>
          <table:table-cell office:value-type="float" office:value="13.551">
            <text:p>13.55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86">
            <text:p>0.9986</text:p>
          </table:table-cell>
          <table:table-cell office:value-type="float" office:value="13.572">
            <text:p>13.572</text:p>
          </table:table-cell>
          <table:table-cell office:value-type="float" office:value="13.552">
            <text:p>13.552</text:p>
          </table:table-cell>
          <table:table-cell office:value-type="float" office:value="-53856">
            <text:p>-53856</text:p>
          </table:table-cell>
          <table:table-cell table:style-name="Default" table:formula="of:=([.L13]-[.L12])/([.A13]-[.A12])/3600" office:value-type="float" office:value="-0.0533333333333333">
            <text:p>-0.0533333333</text:p>
          </table:table-cell>
          <table:table-cell table:style-name="Default" table:formula="of:=[.M13]+[.$V$3]" office:value-type="float" office:value="-0.183333333333333">
            <text:p>-0.1833333333</text:p>
          </table:table-cell>
          <table:table-cell table:style-name="Default" table:formula="of:=([.N13]*3600*([.A13]-[.A12]))*[.$V$7]/[.$V$5]+[.O12]" office:value-type="float" office:value="-3578.17729820628">
            <text:p>-3578.1772982063</text:p>
          </table:table-cell>
          <table:table-cell/>
          <table:table-cell table:formula="of:=[.F13]-[.G13]*[.$AN$2]" office:value-type="float" office:value="13.55168208">
            <text:p>13.55168208</text:p>
          </table:table-cell>
          <table:table-cell table:formula="of:=[.O13]" office:value-type="float" office:value="-3578.17729820628">
            <text:p>-3578.1772982063</text:p>
          </table:table-cell>
          <table:table-cell table:style-name="ce1" table:formula="of:=360000*(1-0.01*([.E13]-25))" office:value-type="float" office:value="408070.8">
            <text:p>408070.8</text:p>
          </table:table-cell>
          <table:table-cell table:formula="of:=[.R13]+[.S13]" office:value-type="float" office:value="404492.622701794">
            <text:p>404492.622701794</text:p>
          </table:table-cell>
          <table:table-cell table:formula="of:=[.T13]/[.S13]" office:value-type="float" office:value="0.991231479198692">
            <text:p>0.9912314792</text:p>
          </table:table-cell>
          <table:table-cell table:number-columns-repeated="3"/>
          <table:table-cell table:formula="of:=[.Q13]-([.$E13]-5)*[.$AC$1]" office:value-type="float" office:value="13.52509408">
            <text:p>13.5</text:p>
          </table:table-cell>
          <table:table-cell table:formula="of:=[.F13]-[.K13]" office:value-type="float" office:value="-0.000999999999999446">
            <text:p>-0.001</text:p>
          </table:table-cell>
          <table:table-cell table:formula="of:=[.Z13]/[.G13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7">
            <text:p>0.7</text:p>
          </table:table-cell>
          <table:table-cell table:style-name="ce6" office:value-type="float" office:value="13.05">
            <text:p>13.05</text:p>
          </table:table-cell>
          <table:table-cell table:style-name="ce1"/>
          <table:table-cell table:style-name="ce7" office:value-type="float" office:value="13.05">
            <text:p>13.05</text:p>
          </table:table-cell>
          <table:table-cell table:number-columns-repeated="2"/>
          <table:table-cell table:formula="of:=[.A13]" office:value-type="float" office:value="5.50027777777778">
            <text:p>5.5002777778</text:p>
          </table:table-cell>
          <table:table-cell table:formula="of:=[.F13]*[.G13]" office:value-type="float" office:value="-0.785958">
            <text:p>-0.785958</text:p>
          </table:table-cell>
          <table:table-cell table:number-columns-repeated="987"/>
        </table:table-row>
        <table:table-row table:style-name="ro1">
          <table:table-cell table:formula="of:=([.D14]-[.$D$2])/3600" office:value-type="float" office:value="6.00055555555556">
            <text:p>6.0005555556</text:p>
          </table:table-cell>
          <table:table-cell office:value-type="float" office:value="50">
            <text:p>50</text:p>
          </table:table-cell>
          <table:table-cell office:value-type="string">
            <text:p><text:s text:c="2"/>2022-02-12T21:07:15</text:p>
          </table:table-cell>
          <table:table-cell office:value-type="float" office:value="1644718035">
            <text:p>1644718035</text:p>
          </table:table-cell>
          <table:table-cell office:value-type="float" office:value="11.043">
            <text:p>11.043</text:p>
          </table:table-cell>
          <table:table-cell office:value-type="float" office:value="13.521">
            <text:p>13.52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8">
            <text:p>0.998</text:p>
          </table:table-cell>
          <table:table-cell office:value-type="float" office:value="13.546">
            <text:p>13.546</text:p>
          </table:table-cell>
          <table:table-cell office:value-type="float" office:value="13.521">
            <text:p>13.521</text:p>
          </table:table-cell>
          <table:table-cell office:value-type="float" office:value="-53976">
            <text:p>-53976</text:p>
          </table:table-cell>
          <table:table-cell table:style-name="Default" table:formula="of:=([.L14]-[.L13])/([.A14]-[.A13])/3600" office:value-type="float" office:value="-0.0666296501943365">
            <text:p>-0.0666296502</text:p>
          </table:table-cell>
          <table:table-cell table:style-name="Default" table:formula="of:=[.M14]+[.$V$3]" office:value-type="float" office:value="-0.196629650194336">
            <text:p>-0.1966296502</text:p>
          </table:table-cell>
          <table:table-cell table:style-name="Default" table:formula="of:=([.N14]*3600*([.A14]-[.A13]))*[.$V$7]/[.$V$5]+[.O13]" office:value-type="float" office:value="-3957.31872197309">
            <text:p>-3957.3187219731</text:p>
          </table:table-cell>
          <table:table-cell/>
          <table:table-cell table:formula="of:=[.F14]-[.G14]*[.$AN$2]" office:value-type="float" office:value="13.52168208">
            <text:p>13.52168208</text:p>
          </table:table-cell>
          <table:table-cell table:formula="of:=[.O14]" office:value-type="float" office:value="-3957.31872197309">
            <text:p>-3957.3187219731</text:p>
          </table:table-cell>
          <table:table-cell table:style-name="ce1" table:formula="of:=360000*(1-0.01*([.E14]-25))" office:value-type="float" office:value="410245.2">
            <text:p>410245.2</text:p>
          </table:table-cell>
          <table:table-cell table:formula="of:=[.R14]+[.S14]" office:value-type="float" office:value="406287.881278027">
            <text:p>406287.881278027</text:p>
          </table:table-cell>
          <table:table-cell table:formula="of:=[.T14]/[.S14]" office:value-type="float" office:value="0.990353772032011">
            <text:p>0.990353772</text:p>
          </table:table-cell>
          <table:table-cell/>
          <table:table-cell office:value-type="float" office:value="41">
            <text:p>41</text:p>
          </table:table-cell>
          <table:table-cell table:formula="of:=([.W14]-32)*5/9" office:value-type="float" office:value="5">
            <text:p>5.0</text:p>
          </table:table-cell>
          <table:table-cell table:formula="of:=[.Q14]-([.$E14]-5)*[.$AC$1]" office:value-type="float" office:value="13.49751008">
            <text:p>13.5</text:p>
          </table:table-cell>
          <table:table-cell table:formula="of:=[.F14]-[.K14]" office:value-type="float" office:value="0">
            <text:p>0</text:p>
          </table:table-cell>
          <table:table-cell table:formula="of:=[.Z14]/[.G14]" office:value-type="float" office:value="-0">
            <text:p>-0</text:p>
          </table:table-cell>
          <table:table-cell table:number-columns-repeated="2"/>
          <table:table-cell table:style-name="ce6" office:value-type="float" office:value="0.8">
            <text:p>0.8</text:p>
          </table:table-cell>
          <table:table-cell table:style-name="ce6" office:value-type="float" office:value="13.11">
            <text:p>13.11</text:p>
          </table:table-cell>
          <table:table-cell table:style-name="ce1"/>
          <table:table-cell table:style-name="ce7" office:value-type="float" office:value="13.11">
            <text:p>13.11</text:p>
          </table:table-cell>
          <table:table-cell table:number-columns-repeated="2"/>
          <table:table-cell table:formula="of:=[.A14]" office:value-type="float" office:value="6.00055555555556">
            <text:p>6.0005555556</text:p>
          </table:table-cell>
          <table:table-cell table:formula="of:=[.F14]*[.G14]" office:value-type="float" office:value="-0.784218">
            <text:p>-0.784218</text:p>
          </table:table-cell>
          <table:table-cell table:number-columns-repeated="987"/>
        </table:table-row>
        <table:table-row table:style-name="ro1">
          <table:table-cell table:formula="of:=([.D15]-[.$D$2])/3600" office:value-type="float" office:value="6.50055555555556">
            <text:p>6.5005555556</text:p>
          </table:table-cell>
          <table:table-cell office:value-type="float" office:value="51">
            <text:p>51</text:p>
          </table:table-cell>
          <table:table-cell office:value-type="string">
            <text:p><text:s text:c="2"/>2022-02-12T21:37:15</text:p>
          </table:table-cell>
          <table:table-cell office:value-type="float" office:value="1644719835">
            <text:p>1644719835</text:p>
          </table:table-cell>
          <table:table-cell office:value-type="float" office:value="10.518">
            <text:p>10.518</text:p>
          </table:table-cell>
          <table:table-cell office:value-type="float" office:value="13.477">
            <text:p>13.47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71">
            <text:p>0.9971</text:p>
          </table:table-cell>
          <table:table-cell office:value-type="float" office:value="13.523">
            <text:p>13.523</text:p>
          </table:table-cell>
          <table:table-cell office:value-type="float" office:value="13.478">
            <text:p>13.478</text:p>
          </table:table-cell>
          <table:table-cell office:value-type="float" office:value="-54072">
            <text:p>-54072</text:p>
          </table:table-cell>
          <table:table-cell table:style-name="Default" table:formula="of:=([.L15]-[.L14])/([.A15]-[.A14])/3600" office:value-type="float" office:value="-0.0533333333333333">
            <text:p>-0.0533333333</text:p>
          </table:table-cell>
          <table:table-cell table:style-name="Default" table:formula="of:=[.M15]+[.$V$3]" office:value-type="float" office:value="-0.183333333333333">
            <text:p>-0.1833333333</text:p>
          </table:table-cell>
          <table:table-cell table:style-name="Default" table:formula="of:=([.N15]*3600*([.A15]-[.A14]))*[.$V$7]/[.$V$5]+[.O14]" office:value-type="float" office:value="-4310.62589686099">
            <text:p>-4310.625896861</text:p>
          </table:table-cell>
          <table:table-cell/>
          <table:table-cell table:formula="of:=[.F15]-[.G15]*[.$AN$2]" office:value-type="float" office:value="13.47768208">
            <text:p>13.47768208</text:p>
          </table:table-cell>
          <table:table-cell table:formula="of:=[.O15]" office:value-type="float" office:value="-4310.62589686099">
            <text:p>-4310.625896861</text:p>
          </table:table-cell>
          <table:table-cell table:style-name="ce1" table:formula="of:=360000*(1-0.01*([.E15]-25))" office:value-type="float" office:value="412135.2">
            <text:p>412135.2</text:p>
          </table:table-cell>
          <table:table-cell table:formula="of:=[.R15]+[.S15]" office:value-type="float" office:value="407824.574103139">
            <text:p>407824.574103139</text:p>
          </table:table-cell>
          <table:table-cell table:formula="of:=[.T15]/[.S15]" office:value-type="float" office:value="0.989540748043698">
            <text:p>0.989540748</text:p>
          </table:table-cell>
          <table:table-cell table:number-columns-repeated="3"/>
          <table:table-cell table:formula="of:=[.Q15]-([.$E15]-5)*[.$AC$1]" office:value-type="float" office:value="13.45561008">
            <text:p>13.5</text:p>
          </table:table-cell>
          <table:table-cell table:formula="of:=[.F15]-[.K15]" office:value-type="float" office:value="-0.000999999999999446">
            <text:p>-0.001</text:p>
          </table:table-cell>
          <table:table-cell table:formula="of:=[.Z15]/[.G15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9">
            <text:p>0.9</text:p>
          </table:table-cell>
          <table:table-cell table:style-name="ce6" office:value-type="float" office:value="13.17">
            <text:p>13.17</text:p>
          </table:table-cell>
          <table:table-cell table:style-name="ce1"/>
          <table:table-cell table:style-name="ce7" office:value-type="float" office:value="13.17">
            <text:p>13.17</text:p>
          </table:table-cell>
          <table:table-cell table:number-columns-repeated="2"/>
          <table:table-cell table:formula="of:=[.A15]" office:value-type="float" office:value="6.50055555555556">
            <text:p>6.5005555556</text:p>
          </table:table-cell>
          <table:table-cell table:formula="of:=[.F15]*[.G15]" office:value-type="float" office:value="-0.781666">
            <text:p>-0.781666</text:p>
          </table:table-cell>
          <table:table-cell table:number-columns-repeated="987"/>
        </table:table-row>
        <table:table-row table:style-name="ro1">
          <table:table-cell table:formula="of:=([.D16]-[.$D$2])/3600" office:value-type="float" office:value="7.00055555555556">
            <text:p>7.0005555556</text:p>
          </table:table-cell>
          <table:table-cell office:value-type="float" office:value="52">
            <text:p>52</text:p>
          </table:table-cell>
          <table:table-cell office:value-type="string">
            <text:p><text:s text:c="2"/>2022-02-12T22:07:15</text:p>
          </table:table-cell>
          <table:table-cell office:value-type="float" office:value="1644721635">
            <text:p>1644721635</text:p>
          </table:table-cell>
          <table:table-cell office:value-type="float" office:value="10">
            <text:p>10</text:p>
          </table:table-cell>
          <table:table-cell office:value-type="float" office:value="13.447">
            <text:p>13.44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65">
            <text:p>0.9965</text:p>
          </table:table-cell>
          <table:table-cell office:value-type="float" office:value="13.5">
            <text:p>13.5</text:p>
          </table:table-cell>
          <table:table-cell office:value-type="float" office:value="13.448">
            <text:p>13.448</text:p>
          </table:table-cell>
          <table:table-cell office:value-type="float" office:value="-54192">
            <text:p>-54192</text:p>
          </table:table-cell>
          <table:table-cell table:style-name="Default" table:formula="of:=([.L16]-[.L15])/([.A16]-[.A15])/3600" office:value-type="float" office:value="-0.0666666666666667">
            <text:p>-0.0666666667</text:p>
          </table:table-cell>
          <table:table-cell table:style-name="Default" table:formula="of:=[.M16]+[.$V$3]" office:value-type="float" office:value="-0.196666666666667">
            <text:p>-0.1966666667</text:p>
          </table:table-cell>
          <table:table-cell table:style-name="Default" table:formula="of:=([.N16]*3600*([.A16]-[.A15]))*[.$V$7]/[.$V$5]+[.O15]" office:value-type="float" office:value="-4689.62813901345">
            <text:p>-4689.6281390135</text:p>
          </table:table-cell>
          <table:table-cell/>
          <table:table-cell table:formula="of:=[.F16]-[.G16]*[.$AN$2]" office:value-type="float" office:value="13.44768208">
            <text:p>13.44768208</text:p>
          </table:table-cell>
          <table:table-cell table:formula="of:=[.O16]" office:value-type="float" office:value="-4689.62813901345">
            <text:p>-4689.6281390135</text:p>
          </table:table-cell>
          <table:table-cell table:style-name="ce1" table:formula="of:=360000*(1-0.01*([.E16]-25))" office:value-type="float" office:value="414000">
            <text:p>414000</text:p>
          </table:table-cell>
          <table:table-cell table:formula="of:=[.R16]+[.S16]" office:value-type="float" office:value="409310.371860986">
            <text:p>409310.371860986</text:p>
          </table:table-cell>
          <table:table-cell table:formula="of:=[.T16]/[.S16]" office:value-type="float" office:value="0.988672395799484">
            <text:p>0.9886723958</text:p>
          </table:table-cell>
          <table:table-cell/>
          <table:table-cell office:value-type="float" office:value="40">
            <text:p>40</text:p>
          </table:table-cell>
          <table:table-cell table:formula="of:=([.W16]-32)*5/9" office:value-type="float" office:value="4.44444444444444">
            <text:p>4.4</text:p>
          </table:table-cell>
          <table:table-cell table:formula="of:=[.Q16]-([.$E16]-5)*[.$AC$1]" office:value-type="float" office:value="13.42768208">
            <text:p>13.4</text:p>
          </table:table-cell>
          <table:table-cell table:formula="of:=[.F16]-[.K16]" office:value-type="float" office:value="-0.00100000000000122">
            <text:p>-0.001</text:p>
          </table:table-cell>
          <table:table-cell table:formula="of:=[.Z16]/[.G16]" office:value-type="float" office:value="0.0172413793103659">
            <text:p>0.0172413793</text:p>
          </table:table-cell>
          <table:table-cell table:number-columns-repeated="2"/>
          <table:table-cell table:style-name="ce6" office:value-type="float" office:value="0.98">
            <text:p>0.98</text:p>
          </table:table-cell>
          <table:table-cell table:style-name="ce6" office:value-type="float" office:value="13.22">
            <text:p>13.22</text:p>
          </table:table-cell>
          <table:table-cell table:style-name="ce1"/>
          <table:table-cell table:style-name="ce7" office:value-type="float" office:value="13.22">
            <text:p>13.22</text:p>
          </table:table-cell>
          <table:table-cell table:number-columns-repeated="2"/>
          <table:table-cell table:formula="of:=[.A16]" office:value-type="float" office:value="7.00055555555556">
            <text:p>7.0005555556</text:p>
          </table:table-cell>
          <table:table-cell table:formula="of:=[.F16]*[.G16]" office:value-type="float" office:value="-0.779926">
            <text:p>-0.779926</text:p>
          </table:table-cell>
          <table:table-cell table:number-columns-repeated="987"/>
        </table:table-row>
        <table:table-row table:style-name="ro1">
          <table:table-cell table:formula="of:=([.D17]-[.$D$2])/3600" office:value-type="float" office:value="7.50055555555556">
            <text:p>7.5005555556</text:p>
          </table:table-cell>
          <table:table-cell office:value-type="float" office:value="53">
            <text:p>53</text:p>
          </table:table-cell>
          <table:table-cell office:value-type="string">
            <text:p><text:s text:c="2"/>2022-02-12T22:37:15</text:p>
          </table:table-cell>
          <table:table-cell office:value-type="float" office:value="1644723435">
            <text:p>1644723435</text:p>
          </table:table-cell>
          <table:table-cell office:value-type="float" office:value="9.478">
            <text:p>9.478</text:p>
          </table:table-cell>
          <table:table-cell office:value-type="float" office:value="13.422">
            <text:p>13.422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55">
            <text:p>0.9955</text:p>
          </table:table-cell>
          <table:table-cell office:value-type="float" office:value="13.49">
            <text:p>13.49</text:p>
          </table:table-cell>
          <table:table-cell office:value-type="float" office:value="13.422">
            <text:p>13.422</text:p>
          </table:table-cell>
          <table:table-cell office:value-type="float" office:value="-54288">
            <text:p>-54288</text:p>
          </table:table-cell>
          <table:table-cell table:style-name="Default" table:formula="of:=([.L17]-[.L16])/([.A17]-[.A16])/3600" office:value-type="float" office:value="-0.0533333333333333">
            <text:p>-0.0533333333</text:p>
          </table:table-cell>
          <table:table-cell table:style-name="Default" table:formula="of:=[.M17]+[.$V$3]" office:value-type="float" office:value="-0.183333333333333">
            <text:p>-0.1833333333</text:p>
          </table:table-cell>
          <table:table-cell table:style-name="Default" table:formula="of:=([.N17]*3600*([.A17]-[.A16]))*[.$V$7]/[.$V$5]+[.O16]" office:value-type="float" office:value="-5042.93531390135">
            <text:p>-5042.9353139014</text:p>
          </table:table-cell>
          <table:table-cell/>
          <table:table-cell table:formula="of:=[.F17]-[.G17]*[.$AN$2]" office:value-type="float" office:value="13.42268208">
            <text:p>13.42268208</text:p>
          </table:table-cell>
          <table:table-cell table:formula="of:=[.O17]" office:value-type="float" office:value="-5042.93531390135">
            <text:p>-5042.9353139014</text:p>
          </table:table-cell>
          <table:table-cell table:style-name="ce1" table:formula="of:=360000*(1-0.01*([.E17]-25))" office:value-type="float" office:value="415879.2">
            <text:p>415879.2</text:p>
          </table:table-cell>
          <table:table-cell table:formula="of:=[.R17]+[.S17]" office:value-type="float" office:value="410836.264686099">
            <text:p>410836.264686099</text:p>
          </table:table-cell>
          <table:table-cell table:formula="of:=[.T17]/[.S17]" office:value-type="float" office:value="0.987874038148815">
            <text:p>0.9878740381</text:p>
          </table:table-cell>
          <table:table-cell table:number-columns-repeated="3"/>
          <table:table-cell table:formula="of:=[.Q17]-([.$E17]-5)*[.$AC$1]" office:value-type="float" office:value="13.40477008">
            <text:p>13.4</text:p>
          </table:table-cell>
          <table:table-cell table:formula="of:=[.F17]-[.K17]" office:value-type="float" office:value="0">
            <text:p>0</text:p>
          </table:table-cell>
          <table:table-cell table:formula="of:=[.Z17]/[.G17]" office:value-type="float" office:value="-0">
            <text:p>-0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office:value-type="float" office:value="13.59">
            <text:p>13.59</text:p>
          </table:table-cell>
          <table:table-cell/>
          <table:table-cell table:style-name="ce7" office:value-type="float" office:value="13.59">
            <text:p>13.59</text:p>
          </table:table-cell>
          <table:table-cell table:number-columns-repeated="2"/>
          <table:table-cell table:formula="of:=[.A17]" office:value-type="float" office:value="7.50055555555556">
            <text:p>7.5005555556</text:p>
          </table:table-cell>
          <table:table-cell table:formula="of:=[.F17]*[.G17]" office:value-type="float" office:value="-0.778476">
            <text:p>-0.778476</text:p>
          </table:table-cell>
          <table:table-cell table:number-columns-repeated="987"/>
        </table:table-row>
        <table:table-row table:style-name="ro1">
          <table:table-cell table:formula="of:=([.D18]-[.$D$2])/3600" office:value-type="float" office:value="8.00055555555556">
            <text:p>8.0005555556</text:p>
          </table:table-cell>
          <table:table-cell office:value-type="float" office:value="54">
            <text:p>54</text:p>
          </table:table-cell>
          <table:table-cell office:value-type="string">
            <text:p><text:s text:c="2"/>2022-02-12T23:07:15</text:p>
          </table:table-cell>
          <table:table-cell office:value-type="float" office:value="1644725235">
            <text:p>1644725235</text:p>
          </table:table-cell>
          <table:table-cell office:value-type="float" office:value="8.912">
            <text:p>8.912</text:p>
          </table:table-cell>
          <table:table-cell office:value-type="float" office:value="13.396">
            <text:p>13.396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46">
            <text:p>0.9946</text:p>
          </table:table-cell>
          <table:table-cell office:value-type="float" office:value="13.48">
            <text:p>13.48</text:p>
          </table:table-cell>
          <table:table-cell office:value-type="float" office:value="13.397">
            <text:p>13.397</text:p>
          </table:table-cell>
          <table:table-cell office:value-type="float" office:value="-54408">
            <text:p>-54408</text:p>
          </table:table-cell>
          <table:table-cell table:style-name="Default" table:formula="of:=([.L18]-[.L17])/([.A18]-[.A17])/3600" office:value-type="float" office:value="-0.0666666666666667">
            <text:p>-0.0666666667</text:p>
          </table:table-cell>
          <table:table-cell table:style-name="Default" table:formula="of:=[.M18]+[.$V$3]" office:value-type="float" office:value="-0.196666666666667">
            <text:p>-0.1966666667</text:p>
          </table:table-cell>
          <table:table-cell table:style-name="Default" table:formula="of:=([.N18]*3600*([.A18]-[.A17]))*[.$V$7]/[.$V$5]+[.O17]" office:value-type="float" office:value="-5421.93755605381">
            <text:p>-5421.9375560538</text:p>
          </table:table-cell>
          <table:table-cell/>
          <table:table-cell table:formula="of:=[.F18]-[.G18]*[.$AN$2]" office:value-type="float" office:value="13.39668208">
            <text:p>13.39668208</text:p>
          </table:table-cell>
          <table:table-cell table:formula="of:=[.O18]" office:value-type="float" office:value="-5421.93755605381">
            <text:p>-5421.9375560538</text:p>
          </table:table-cell>
          <table:table-cell table:style-name="ce1" table:formula="of:=360000*(1-0.01*([.E18]-25))" office:value-type="float" office:value="417916.8">
            <text:p>417916.8</text:p>
          </table:table-cell>
          <table:table-cell table:formula="of:=[.R18]+[.S18]" office:value-type="float" office:value="412494.862443946">
            <text:p>412494.862443946</text:p>
          </table:table-cell>
          <table:table-cell table:formula="of:=[.T18]/[.S18]" office:value-type="float" office:value="0.987026275191488">
            <text:p>0.9870262752</text:p>
          </table:table-cell>
          <table:table-cell/>
          <table:table-cell office:value-type="float" office:value="38">
            <text:p>38</text:p>
          </table:table-cell>
          <table:table-cell table:formula="of:=([.W18]-32)*5/9" office:value-type="float" office:value="3.33333333333333">
            <text:p>3.3</text:p>
          </table:table-cell>
          <table:table-cell table:formula="of:=[.Q18]-([.$E18]-5)*[.$AC$1]" office:value-type="float" office:value="13.38103408">
            <text:p>13.4</text:p>
          </table:table-cell>
          <table:table-cell table:formula="of:=[.F18]-[.K18]" office:value-type="float" office:value="-0.000999999999999446">
            <text:p>-0.001</text:p>
          </table:table-cell>
          <table:table-cell table:formula="of:=[.Z18]/[.G18]" office:value-type="float" office:value="0.0172413793103353">
            <text:p>0.0172413793</text:p>
          </table:table-cell>
          <table:table-cell table:number-columns-repeated="5"/>
          <table:table-cell office:value-type="string">
            <text:p>old</text:p>
          </table:table-cell>
          <table:table-cell>
            <draw:frame table:end-cell-address="'5 C'.AN33" table:end-x="0.0622in" table:end-y="0.0654in" draw:z-index="3" draw:name="Chart 4" draw:style-name="gr1" draw:text-style-name="P1" svg:width="4.0882in" svg:height="2.6669in" svg:x="0.0961in" svg:y="0.0657in">
              <draw:object-ole draw:class-id="00000000-0000-0000-0000-000000000000" xlink:href="./Object 4" xlink:type="simple" xlink:show="embed" xlink:actuate="onLoad">
                <text:p/>
              </draw:object-ole>
              <draw:image xlink:href="./ObjectReplacements/Object 4" xlink:type="simple" xlink:show="embed" xlink:actuate="onLoad"/>
            </draw:frame>
          </table:table-cell>
          <table:table-cell/>
          <table:table-cell table:formula="of:=[.A18]" office:value-type="float" office:value="8.00055555555556">
            <text:p>8.0005555556</text:p>
          </table:table-cell>
          <table:table-cell table:formula="of:=[.F18]*[.G18]" office:value-type="float" office:value="-0.776968">
            <text:p>-0.776968</text:p>
          </table:table-cell>
          <table:table-cell table:number-columns-repeated="987"/>
        </table:table-row>
        <table:table-row table:style-name="ro1">
          <table:table-cell table:formula="of:=([.D19]-[.$D$2])/3600" office:value-type="float" office:value="8.50055555555556">
            <text:p>8.5005555556</text:p>
          </table:table-cell>
          <table:table-cell office:value-type="float" office:value="55">
            <text:p>55</text:p>
          </table:table-cell>
          <table:table-cell office:value-type="string">
            <text:p><text:s text:c="2"/>2022-02-12T23:37:15</text:p>
          </table:table-cell>
          <table:table-cell office:value-type="float" office:value="1644727035">
            <text:p>1644727035</text:p>
          </table:table-cell>
          <table:table-cell office:value-type="float" office:value="8.39">
            <text:p>8.39</text:p>
          </table:table-cell>
          <table:table-cell office:value-type="float" office:value="13.378">
            <text:p>13.378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36">
            <text:p>0.9936</text:p>
          </table:table-cell>
          <table:table-cell office:value-type="float" office:value="13.471">
            <text:p>13.471</text:p>
          </table:table-cell>
          <table:table-cell office:value-type="float" office:value="13.379">
            <text:p>13.379</text:p>
          </table:table-cell>
          <table:table-cell office:value-type="float" office:value="-54504">
            <text:p>-54504</text:p>
          </table:table-cell>
          <table:table-cell table:style-name="Default" table:formula="of:=([.L19]-[.L18])/([.A19]-[.A18])/3600" office:value-type="float" office:value="-0.0533333333333333">
            <text:p>-0.0533333333</text:p>
          </table:table-cell>
          <table:table-cell table:style-name="Default" table:formula="of:=[.M19]+[.$V$3]" office:value-type="float" office:value="-0.183333333333333">
            <text:p>-0.1833333333</text:p>
          </table:table-cell>
          <table:table-cell table:style-name="Default" table:formula="of:=([.N19]*3600*([.A19]-[.A18]))*[.$V$7]/[.$V$5]+[.O18]" office:value-type="float" office:value="-5775.2447309417">
            <text:p>-5775.2447309417</text:p>
          </table:table-cell>
          <table:table-cell/>
          <table:table-cell table:formula="of:=[.F19]-[.G19]*[.$AN$2]" office:value-type="float" office:value="13.37868208">
            <text:p>13.37868208</text:p>
          </table:table-cell>
          <table:table-cell table:formula="of:=[.O19]" office:value-type="float" office:value="-5775.2447309417">
            <text:p>-5775.2447309417</text:p>
          </table:table-cell>
          <table:table-cell table:style-name="ce1" table:formula="of:=360000*(1-0.01*([.E19]-25))" office:value-type="float" office:value="419796">
            <text:p>419796</text:p>
          </table:table-cell>
          <table:table-cell table:formula="of:=[.R19]+[.S19]" office:value-type="float" office:value="414020.755269058">
            <text:p>414020.755269058</text:p>
          </table:table-cell>
          <table:table-cell table:formula="of:=[.T19]/[.S19]" office:value-type="float" office:value="0.986242735207239">
            <text:p>0.9862427352</text:p>
          </table:table-cell>
          <table:table-cell table:number-columns-repeated="3"/>
          <table:table-cell table:formula="of:=[.Q19]-([.$E19]-5)*[.$AC$1]" office:value-type="float" office:value="13.36512208">
            <text:p>13.4</text:p>
          </table:table-cell>
          <table:table-cell table:formula="of:=[.F19]-[.K19]" office:value-type="float" office:value="-0.000999999999999446">
            <text:p>-0.001</text:p>
          </table:table-cell>
          <table:table-cell table:formula="of:=[.Z19]/[.G19]" office:value-type="float" office:value="0.0172413793103353">
            <text:p>0.0172413793</text:p>
          </table:table-cell>
          <table:table-cell table:number-columns-repeated="8"/>
          <table:table-cell table:formula="of:=[.A19]" office:value-type="float" office:value="8.50055555555556">
            <text:p>8.5005555556</text:p>
          </table:table-cell>
          <table:table-cell table:formula="of:=[.F19]*[.G19]" office:value-type="float" office:value="-0.775924">
            <text:p>-0.775924</text:p>
          </table:table-cell>
          <table:table-cell table:number-columns-repeated="987"/>
        </table:table-row>
        <table:table-row table:style-name="ro1">
          <table:table-cell table:formula="of:=([.D20]-[.$D$2])/3600" office:value-type="float" office:value="9.00055555555556">
            <text:p>9.0005555556</text:p>
          </table:table-cell>
          <table:table-cell office:value-type="float" office:value="56">
            <text:p>56</text:p>
          </table:table-cell>
          <table:table-cell office:value-type="string">
            <text:p><text:s text:c="2"/>2022-02-13T00:07:15</text:p>
          </table:table-cell>
          <table:table-cell office:value-type="float" office:value="1644728835">
            <text:p>1644728835</text:p>
            <draw:frame table:end-cell-address="'5 C'.I33" table:end-x="0.2709in" table:end-y="0.1764in" draw:z-index="2" draw:name="Chart 3" draw:style-name="gr1" draw:text-style-name="P1" svg:width="3.1504in" svg:height="2.4484in" svg:x="0.3039in" svg:y="0.0398in">
              <draw:object-ole draw:class-id="00000000-0000-0000-0000-000000000000" xlink:href="./Object 3" xlink:type="simple" xlink:show="embed" xlink:actuate="onLoad">
                <text:p/>
              </draw:object-ole>
              <draw:image xlink:href="./ObjectReplacements/Object 3" xlink:type="simple" xlink:show="embed" xlink:actuate="onLoad"/>
            </draw:frame>
          </table:table-cell>
          <table:table-cell office:value-type="float" office:value="7.927">
            <text:p>7.927</text:p>
          </table:table-cell>
          <table:table-cell office:value-type="float" office:value="13.352">
            <text:p>13.352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396">
            <text:p>0.6396</text:p>
          </table:table-cell>
          <table:table-cell office:value-type="float" office:value="13.463">
            <text:p>13.463</text:p>
          </table:table-cell>
          <table:table-cell office:value-type="float" office:value="0">
            <text:p>0</text:p>
          </table:table-cell>
          <table:table-cell office:value-type="float" office:value="-54624">
            <text:p>-54624</text:p>
          </table:table-cell>
          <table:table-cell table:style-name="Default" table:formula="of:=([.L20]-[.L19])/([.A20]-[.A19])/3600" office:value-type="float" office:value="-0.0666666666666667">
            <text:p>-0.0666666667</text:p>
          </table:table-cell>
          <table:table-cell table:style-name="Default" table:formula="of:=[.M20]+[.$V$3]" office:value-type="float" office:value="-0.196666666666667">
            <text:p>-0.1966666667</text:p>
          </table:table-cell>
          <table:table-cell table:style-name="Default" table:formula="of:=([.N20]*3600*([.A20]-[.A19]))*[.$V$7]/[.$V$5]+[.O19]" office:value-type="float" office:value="-6154.24697309417">
            <text:p>-6154.2469730942</text:p>
          </table:table-cell>
          <table:table-cell/>
          <table:table-cell table:formula="of:=[.F20]-[.G20]*[.$AN$2]" office:value-type="float" office:value="13.35268208">
            <text:p>13.35268208</text:p>
          </table:table-cell>
          <table:table-cell table:formula="of:=[.O20]" office:value-type="float" office:value="-6154.24697309417">
            <text:p>-6154.2469730942</text:p>
          </table:table-cell>
          <table:table-cell table:style-name="ce1" table:formula="of:=360000*(1-0.01*([.E20]-25))" office:value-type="float" office:value="421462.8">
            <text:p>421462.8</text:p>
          </table:table-cell>
          <table:table-cell table:formula="of:=[.R20]+[.S20]" office:value-type="float" office:value="415308.553026906">
            <text:p>415308.553026906</text:p>
          </table:table-cell>
          <table:table-cell table:formula="of:=[.T20]/[.S20]" office:value-type="float" office:value="0.985397888086222">
            <text:p>0.9853978881</text:p>
          </table:table-cell>
          <table:table-cell/>
          <table:table-cell office:value-type="float" office:value="37">
            <text:p>37</text:p>
          </table:table-cell>
          <table:table-cell table:formula="of:=([.W20]-32)*5/9" office:value-type="float" office:value="2.77777777777778">
            <text:p>2.8</text:p>
          </table:table-cell>
          <table:table-cell table:formula="of:=[.Q20]-([.$E20]-5)*[.$AC$1]" office:value-type="float" office:value="13.34097408">
            <text:p>13.3</text:p>
          </table:table-cell>
          <table:table-cell table:formula="of:=[.F20]-[.K20]" office:value-type="float" office:value="13.352">
            <text:p>13.352</text:p>
            <draw:frame table:end-cell-address="'5 C'.AH34" table:end-x="0.0047in" table:end-y="0.015in" draw:z-index="0" draw:name="Chart 1" draw:style-name="gr1" draw:text-style-name="P1" svg:width="4.8421in" svg:height="2.4476in" svg:x="0.3378in" svg:y="0.0567in">
              <draw:object-ole draw:class-id="00000000-0000-0000-0000-000000000000" xlink:href="./Object 1" xlink:type="simple" xlink:show="embed" xlink:actuate="onLoad">
                <text:p/>
              </draw:object-ole>
              <draw:image xlink:href="./ObjectReplacements/Object 1" xlink:type="simple" xlink:show="embed" xlink:actuate="onLoad"/>
            </draw:frame>
          </table:table-cell>
          <table:table-cell table:formula="of:=[.Z20]/[.G20]" office:value-type="float" office:value="-230.206896551724">
            <text:p>-230.2068965517</text:p>
          </table:table-cell>
          <table:table-cell table:number-columns-repeated="8"/>
          <table:table-cell table:formula="of:=[.A20]" office:value-type="float" office:value="9.00055555555556">
            <text:p>9.0005555556</text:p>
          </table:table-cell>
          <table:table-cell table:formula="of:=[.F20]*[.G20]" office:value-type="float" office:value="-0.774416">
            <text:p>-0.774416</text:p>
          </table:table-cell>
          <table:table-cell table:number-columns-repeated="987"/>
        </table:table-row>
        <table:table-row table:style-name="ro1">
          <table:table-cell table:formula="of:=([.D21]-[.$D$2])/3600" office:value-type="float" office:value="9.50055555555556">
            <text:p>9.5005555556</text:p>
          </table:table-cell>
          <table:table-cell office:value-type="float" office:value="57">
            <text:p>57</text:p>
          </table:table-cell>
          <table:table-cell office:value-type="string">
            <text:p><text:s text:c="2"/>2022-02-13T00:37:15</text:p>
          </table:table-cell>
          <table:table-cell office:value-type="float" office:value="1644730635">
            <text:p>1644730635</text:p>
          </table:table-cell>
          <table:table-cell office:value-type="float" office:value="7.477">
            <text:p>7.477</text:p>
          </table:table-cell>
          <table:table-cell office:value-type="float" office:value="13.339">
            <text:p>13.33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302">
            <text:p>0.6302</text:p>
          </table:table-cell>
          <table:table-cell office:value-type="float" office:value="13.454">
            <text:p>13.454</text:p>
          </table:table-cell>
          <table:table-cell office:value-type="float" office:value="0">
            <text:p>0</text:p>
          </table:table-cell>
          <table:table-cell office:value-type="float" office:value="-54744">
            <text:p>-54744</text:p>
          </table:table-cell>
          <table:table-cell table:style-name="Default" table:formula="of:=([.L21]-[.L20])/([.A21]-[.A20])/3600" office:value-type="float" office:value="-0.0666666666666667">
            <text:p>-0.0666666667</text:p>
          </table:table-cell>
          <table:table-cell table:style-name="Default" table:formula="of:=[.M21]+[.$V$3]" office:value-type="float" office:value="-0.196666666666667">
            <text:p>-0.1966666667</text:p>
          </table:table-cell>
          <table:table-cell table:style-name="Default" table:formula="of:=([.N21]*3600*([.A21]-[.A20]))*[.$V$7]/[.$V$5]+[.O20]" office:value-type="float" office:value="-6533.24921524664">
            <text:p>-6533.2492152466</text:p>
          </table:table-cell>
          <table:table-cell/>
          <table:table-cell table:formula="of:=[.F21]-[.G21]*[.$AN$2]" office:value-type="float" office:value="13.33968208">
            <text:p>13.33968208</text:p>
          </table:table-cell>
          <table:table-cell table:formula="of:=[.O21]" office:value-type="float" office:value="-6533.24921524664">
            <text:p>-6533.2492152466</text:p>
          </table:table-cell>
          <table:table-cell table:style-name="ce1" table:formula="of:=360000*(1-0.01*([.E21]-25))" office:value-type="float" office:value="423082.8">
            <text:p>423082.8</text:p>
          </table:table-cell>
          <table:table-cell table:formula="of:=[.R21]+[.S21]" office:value-type="float" office:value="416549.550784753">
            <text:p>416549.550784753</text:p>
          </table:table-cell>
          <table:table-cell table:formula="of:=[.T21]/[.S21]" office:value-type="float" office:value="0.984557989085714">
            <text:p>0.9845579891</text:p>
          </table:table-cell>
          <table:table-cell table:number-columns-repeated="3"/>
          <table:table-cell table:formula="of:=[.Q21]-([.$E21]-5)*[.$AC$1]" office:value-type="float" office:value="13.32977408">
            <text:p>13.3</text:p>
          </table:table-cell>
          <table:table-cell table:formula="of:=[.F21]-[.K21]" office:value-type="float" office:value="13.339">
            <text:p>13.339</text:p>
          </table:table-cell>
          <table:table-cell table:formula="of:=[.Z21]/[.G21]" office:value-type="float" office:value="-229.98275862069">
            <text:p>-229.9827586207</text:p>
          </table:table-cell>
          <table:table-cell table:number-columns-repeated="8"/>
          <table:table-cell table:formula="of:=[.A21]" office:value-type="float" office:value="9.50055555555556">
            <text:p>9.5005555556</text:p>
          </table:table-cell>
          <table:table-cell table:formula="of:=[.F21]*[.G21]" office:value-type="float" office:value="-0.773662">
            <text:p>-0.773662</text:p>
          </table:table-cell>
          <table:table-cell table:number-columns-repeated="987"/>
        </table:table-row>
        <table:table-row table:style-name="ro1">
          <table:table-cell table:formula="of:=([.D22]-[.$D$2])/3600" office:value-type="float" office:value="10.0005555555556">
            <text:p>10.0005555556</text:p>
          </table:table-cell>
          <table:table-cell office:value-type="float" office:value="58">
            <text:p>58</text:p>
          </table:table-cell>
          <table:table-cell office:value-type="string">
            <text:p><text:s text:c="2"/>2022-02-13T01:07:15</text:p>
          </table:table-cell>
          <table:table-cell office:value-type="float" office:value="1644732435">
            <text:p>1644732435</text:p>
          </table:table-cell>
          <table:table-cell office:value-type="float" office:value="7.003">
            <text:p>7.003</text:p>
          </table:table-cell>
          <table:table-cell office:value-type="float" office:value="13.318">
            <text:p>13.318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21">
            <text:p>0.621</text:p>
          </table:table-cell>
          <table:table-cell office:value-type="float" office:value="13.446">
            <text:p>13.446</text:p>
          </table:table-cell>
          <table:table-cell office:value-type="float" office:value="0">
            <text:p>0</text:p>
          </table:table-cell>
          <table:table-cell office:value-type="float" office:value="-54888">
            <text:p>-54888</text:p>
          </table:table-cell>
          <table:table-cell table:style-name="Default" table:formula="of:=([.L22]-[.L21])/([.A22]-[.A21])/3600" office:value-type="float" office:value="-0.08">
            <text:p>-0.08</text:p>
          </table:table-cell>
          <table:table-cell table:style-name="Default" table:formula="of:=[.M22]+[.$V$3]" office:value-type="float" office:value="-0.21">
            <text:p>-0.21</text:p>
          </table:table-cell>
          <table:table-cell table:style-name="Default" table:formula="of:=([.N22]*3600*([.A22]-[.A21]))*[.$V$7]/[.$V$5]+[.O21]" office:value-type="float" office:value="-6937.94652466368">
            <text:p>-6937.9465246637</text:p>
          </table:table-cell>
          <table:table-cell/>
          <table:table-cell table:formula="of:=[.F22]-[.G22]*[.$AN$2]" office:value-type="float" office:value="13.31868208">
            <text:p>13.31868208</text:p>
          </table:table-cell>
          <table:table-cell table:formula="of:=[.O22]" office:value-type="float" office:value="-6937.94652466368">
            <text:p>-6937.9465246637</text:p>
          </table:table-cell>
          <table:table-cell table:style-name="ce1" table:formula="of:=360000*(1-0.01*([.E22]-25))" office:value-type="float" office:value="424789.2">
            <text:p>424789.2</text:p>
          </table:table-cell>
          <table:table-cell table:formula="of:=[.R22]+[.S22]" office:value-type="float" office:value="417851.253475336">
            <text:p>417851.253475336</text:p>
          </table:table-cell>
          <table:table-cell table:formula="of:=[.T22]/[.S22]" office:value-type="float" office:value="0.983667318932158">
            <text:p>0.9836673189</text:p>
          </table:table-cell>
          <table:table-cell/>
          <table:table-cell office:value-type="float" office:value="36">
            <text:p>36</text:p>
          </table:table-cell>
          <table:table-cell table:formula="of:=([.W22]-32)*5/9" office:value-type="float" office:value="2.22222222222222">
            <text:p>2.2</text:p>
          </table:table-cell>
          <table:table-cell table:formula="of:=[.Q22]-([.$E22]-5)*[.$AC$1]" office:value-type="float" office:value="13.31067008">
            <text:p>13.3</text:p>
          </table:table-cell>
          <table:table-cell table:formula="of:=[.F22]-[.K22]" office:value-type="float" office:value="13.318">
            <text:p>13.318</text:p>
          </table:table-cell>
          <table:table-cell table:formula="of:=[.Z22]/[.G22]" office:value-type="float" office:value="-229.620689655172">
            <text:p>-229.6206896552</text:p>
          </table:table-cell>
          <table:table-cell table:number-columns-repeated="8"/>
          <table:table-cell table:formula="of:=[.A22]" office:value-type="float" office:value="10.0005555555556">
            <text:p>10.0005555556</text:p>
          </table:table-cell>
          <table:table-cell table:formula="of:=[.F22]*[.G22]" office:value-type="float" office:value="-0.772444">
            <text:p>-0.772444</text:p>
          </table:table-cell>
          <table:table-cell table:number-columns-repeated="987"/>
        </table:table-row>
        <table:table-row table:style-name="ro1">
          <table:table-cell table:formula="of:=([.D23]-[.$D$2])/3600" office:value-type="float" office:value="10.5005555555556">
            <text:p>10.5005555556</text:p>
          </table:table-cell>
          <table:table-cell office:value-type="float" office:value="59">
            <text:p>59</text:p>
          </table:table-cell>
          <table:table-cell office:value-type="string">
            <text:p><text:s text:c="2"/>2022-02-13T01:37:15</text:p>
          </table:table-cell>
          <table:table-cell office:value-type="float" office:value="1644734235">
            <text:p>1644734235</text:p>
          </table:table-cell>
          <table:table-cell office:value-type="float" office:value="6.577">
            <text:p>6.577</text:p>
          </table:table-cell>
          <table:table-cell office:value-type="float" office:value="13.305">
            <text:p>13.305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6119">
            <text:p>0.6119</text:p>
          </table:table-cell>
          <table:table-cell office:value-type="float" office:value="13.438">
            <text:p>13.438</text:p>
          </table:table-cell>
          <table:table-cell office:value-type="float" office:value="0">
            <text:p>0</text:p>
          </table:table-cell>
          <table:table-cell office:value-type="float" office:value="-55056">
            <text:p>-55056</text:p>
          </table:table-cell>
          <table:table-cell table:style-name="Default" table:formula="of:=([.L23]-[.L22])/([.A23]-[.A22])/3600" office:value-type="float" office:value="-0.0933333333333333">
            <text:p>-0.0933333333</text:p>
          </table:table-cell>
          <table:table-cell table:style-name="Default" table:formula="of:=[.M23]+[.$V$3]" office:value-type="float" office:value="-0.223333333333333">
            <text:p>-0.2233333333</text:p>
          </table:table-cell>
          <table:table-cell table:style-name="Default" table:formula="of:=([.N23]*3600*([.A23]-[.A22]))*[.$V$7]/[.$V$5]+[.O22]" office:value-type="float" office:value="-7368.33890134529">
            <text:p>-7368.3389013453</text:p>
          </table:table-cell>
          <table:table-cell/>
          <table:table-cell table:formula="of:=[.F23]-[.G23]*[.$AN$2]" office:value-type="float" office:value="13.3064112">
            <text:p>13.3064112</text:p>
          </table:table-cell>
          <table:table-cell table:formula="of:=[.O23]" office:value-type="float" office:value="-7368.33890134529">
            <text:p>-7368.3389013453</text:p>
          </table:table-cell>
          <table:table-cell table:style-name="ce1" table:formula="of:=360000*(1-0.01*([.E23]-25))" office:value-type="float" office:value="426322.8">
            <text:p>426322.8</text:p>
          </table:table-cell>
          <table:table-cell table:formula="of:=[.R23]+[.S23]" office:value-type="float" office:value="418954.461098655">
            <text:p>418954.461098655</text:p>
          </table:table-cell>
          <table:table-cell table:formula="of:=[.T23]/[.S23]" office:value-type="float" office:value="0.982716526300387">
            <text:p>0.9827165263</text:p>
          </table:table-cell>
          <table:table-cell table:number-columns-repeated="3"/>
          <table:table-cell table:formula="of:=[.Q23]-([.$E23]-5)*[.$AC$1]" office:value-type="float" office:value="13.3001032">
            <text:p>13.3</text:p>
          </table:table-cell>
          <table:table-cell table:formula="of:=[.F23]-[.K23]" office:value-type="float" office:value="13.305">
            <text:p>13.305</text:p>
          </table:table-cell>
          <table:table-cell table:formula="of:=[.Z23]/[.G23]" office:value-type="float" office:value="-110.875">
            <text:p>-110.875</text:p>
          </table:table-cell>
          <table:table-cell table:number-columns-repeated="8"/>
          <table:table-cell table:formula="of:=[.A23]" office:value-type="float" office:value="10.5005555555556">
            <text:p>10.5005555556</text:p>
          </table:table-cell>
          <table:table-cell table:formula="of:=[.F23]*[.G23]" office:value-type="float" office:value="-1.5966">
            <text:p>-1.5966</text:p>
          </table:table-cell>
          <table:table-cell table:number-columns-repeated="987"/>
        </table:table-row>
        <table:table-row table:style-name="ro1">
          <table:table-cell table:formula="of:=([.D24]-[.$D$2])/3600" office:value-type="float" office:value="11.0005555555556">
            <text:p>11.0005555556</text:p>
          </table:table-cell>
          <table:table-cell office:value-type="float" office:value="60">
            <text:p>60</text:p>
          </table:table-cell>
          <table:table-cell office:value-type="string">
            <text:p><text:s text:c="2"/>2022-02-13T02:07:15</text:p>
          </table:table-cell>
          <table:table-cell office:value-type="float" office:value="1644736035">
            <text:p>1644736035</text:p>
          </table:table-cell>
          <table:table-cell office:value-type="float" office:value="6.18">
            <text:p>6.18</text:p>
          </table:table-cell>
          <table:table-cell office:value-type="float" office:value="13.287">
            <text:p>13.287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6029">
            <text:p>0.6029</text:p>
          </table:table-cell>
          <table:table-cell office:value-type="float" office:value="13.431">
            <text:p>13.431</text:p>
          </table:table-cell>
          <table:table-cell office:value-type="float" office:value="0">
            <text:p>0</text:p>
          </table:table-cell>
          <table:table-cell office:value-type="float" office:value="-55248">
            <text:p>-55248</text:p>
          </table:table-cell>
          <table:table-cell table:style-name="Default" table:formula="of:=([.L24]-[.L23])/([.A24]-[.A23])/3600" office:value-type="float" office:value="-0.106666666666667">
            <text:p>-0.1066666667</text:p>
          </table:table-cell>
          <table:table-cell table:style-name="Default" table:formula="of:=[.M24]+[.$V$3]" office:value-type="float" office:value="-0.236666666666667">
            <text:p>-0.2366666667</text:p>
          </table:table-cell>
          <table:table-cell table:style-name="Default" table:formula="of:=([.N24]*3600*([.A24]-[.A23]))*[.$V$7]/[.$V$5]+[.O23]" office:value-type="float" office:value="-7824.42634529148">
            <text:p>-7824.4263452915</text:p>
          </table:table-cell>
          <table:table-cell/>
          <table:table-cell table:formula="of:=[.F24]-[.G24]*[.$AN$2]" office:value-type="float" office:value="13.2884112">
            <text:p>13.2884112</text:p>
          </table:table-cell>
          <table:table-cell table:formula="of:=[.O24]" office:value-type="float" office:value="-7824.42634529148">
            <text:p>-7824.4263452915</text:p>
          </table:table-cell>
          <table:table-cell table:style-name="ce1" table:formula="of:=360000*(1-0.01*([.E24]-25))" office:value-type="float" office:value="427752">
            <text:p>427752</text:p>
          </table:table-cell>
          <table:table-cell table:formula="of:=[.R24]+[.S24]" office:value-type="float" office:value="419927.573654709">
            <text:p>419927.573654709</text:p>
          </table:table-cell>
          <table:table-cell table:formula="of:=[.T24]/[.S24]" office:value-type="float" office:value="0.981708030949495">
            <text:p>0.9817080309</text:p>
          </table:table-cell>
          <table:table-cell/>
          <table:table-cell office:value-type="float" office:value="34">
            <text:p>34</text:p>
          </table:table-cell>
          <table:table-cell table:formula="of:=([.W24]-32)*5/9" office:value-type="float" office:value="1.11111111111111">
            <text:p>1.1</text:p>
          </table:table-cell>
          <table:table-cell table:formula="of:=[.Q24]-([.$E24]-5)*[.$AC$1]" office:value-type="float" office:value="13.2836912">
            <text:p>13.3</text:p>
          </table:table-cell>
          <table:table-cell table:formula="of:=[.F24]-[.K24]" office:value-type="float" office:value="13.287">
            <text:p>13.287</text:p>
          </table:table-cell>
          <table:table-cell table:formula="of:=[.Z24]/[.G24]" office:value-type="float" office:value="-110.725">
            <text:p>-110.725</text:p>
          </table:table-cell>
          <table:table-cell table:number-columns-repeated="8"/>
          <table:table-cell table:formula="of:=[.A24]" office:value-type="float" office:value="11.0005555555556">
            <text:p>11.0005555556</text:p>
          </table:table-cell>
          <table:table-cell table:formula="of:=[.F24]*[.G24]" office:value-type="float" office:value="-1.59444">
            <text:p>-1.59444</text:p>
          </table:table-cell>
          <table:table-cell table:number-columns-repeated="987"/>
        </table:table-row>
        <table:table-row table:style-name="ro1">
          <table:table-cell table:formula="of:=([.D25]-[.$D$2])/3600" office:value-type="float" office:value="11.5005555555556">
            <text:p>11.5005555556</text:p>
          </table:table-cell>
          <table:table-cell office:value-type="float" office:value="61">
            <text:p>61</text:p>
          </table:table-cell>
          <table:table-cell office:value-type="string">
            <text:p><text:s text:c="2"/>2022-02-13T02:37:15</text:p>
          </table:table-cell>
          <table:table-cell office:value-type="float" office:value="1644737835">
            <text:p>1644737835</text:p>
          </table:table-cell>
          <table:table-cell office:value-type="float" office:value="5.818">
            <text:p>5.818</text:p>
          </table:table-cell>
          <table:table-cell office:value-type="float" office:value="13.287">
            <text:p>13.28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5941">
            <text:p>0.5941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55440">
            <text:p>-55440</text:p>
          </table:table-cell>
          <table:table-cell table:style-name="Default" table:formula="of:=([.L25]-[.L24])/([.A25]-[.A24])/3600" office:value-type="float" office:value="-0.106666666666667">
            <text:p>-0.1066666667</text:p>
          </table:table-cell>
          <table:table-cell table:style-name="Default" table:formula="of:=[.M25]+[.$V$3]" office:value-type="float" office:value="-0.236666666666667">
            <text:p>-0.2366666667</text:p>
          </table:table-cell>
          <table:table-cell table:style-name="Default" table:formula="of:=([.N25]*3600*([.A25]-[.A24]))*[.$V$7]/[.$V$5]+[.O24]" office:value-type="float" office:value="-8280.51378923767">
            <text:p>-8280.5137892377</text:p>
          </table:table-cell>
          <table:table-cell/>
          <table:table-cell table:formula="of:=[.F25]-[.G25]*[.$AN$2]" office:value-type="float" office:value="13.28768208">
            <text:p>13.28768208</text:p>
          </table:table-cell>
          <table:table-cell table:formula="of:=[.O25]" office:value-type="float" office:value="-8280.51378923767">
            <text:p>-8280.5137892377</text:p>
          </table:table-cell>
          <table:table-cell table:style-name="ce1" table:formula="of:=360000*(1-0.01*([.E25]-25))" office:value-type="float" office:value="429055.2">
            <text:p>429055.2</text:p>
          </table:table-cell>
          <table:table-cell table:formula="of:=[.R25]+[.S25]" office:value-type="float" office:value="420774.686210762">
            <text:p>420774.686210762</text:p>
          </table:table-cell>
          <table:table-cell table:formula="of:=[.T25]/[.S25]" office:value-type="float" office:value="0.980700586336589">
            <text:p>0.9807005863</text:p>
          </table:table-cell>
          <table:table-cell table:number-columns-repeated="3"/>
          <table:table-cell table:formula="of:=[.Q25]-([.$E25]-5)*[.$AC$1]" office:value-type="float" office:value="13.28441008">
            <text:p>13.3</text:p>
          </table:table-cell>
          <table:table-cell table:formula="of:=[.F25]-[.K25]" office:value-type="float" office:value="13.287">
            <text:p>13.287</text:p>
          </table:table-cell>
          <table:table-cell table:formula="of:=[.Z25]/[.G25]" office:value-type="float" office:value="-229.086206896552">
            <text:p>-229.0862068966</text:p>
          </table:table-cell>
          <table:table-cell table:number-columns-repeated="8"/>
          <table:table-cell table:formula="of:=[.A25]" office:value-type="float" office:value="11.5005555555556">
            <text:p>11.5005555556</text:p>
          </table:table-cell>
          <table:table-cell table:formula="of:=[.F25]*[.G25]" office:value-type="float" office:value="-0.770646">
            <text:p>-0.770646</text:p>
          </table:table-cell>
          <table:table-cell table:number-columns-repeated="987"/>
        </table:table-row>
        <table:table-row table:style-name="ro1">
          <table:table-cell table:formula="of:=([.D26]-[.$D$2])/3600" office:value-type="float" office:value="12.0008333333333">
            <text:p>12.0008333333</text:p>
          </table:table-cell>
          <table:table-cell office:value-type="float" office:value="62">
            <text:p>62</text:p>
          </table:table-cell>
          <table:table-cell office:value-type="string">
            <text:p><text:s text:c="2"/>2022-02-13T03:07:16</text:p>
          </table:table-cell>
          <table:table-cell office:value-type="float" office:value="1644739636">
            <text:p>1644739636</text:p>
          </table:table-cell>
          <table:table-cell office:value-type="float" office:value="5.5">
            <text:p>5.5</text:p>
          </table:table-cell>
          <table:table-cell office:value-type="float" office:value="13.275">
            <text:p>13.275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5854">
            <text:p>0.5854</text:p>
          </table:table-cell>
          <table:table-cell office:value-type="float" office:value="13.418">
            <text:p>13.418</text:p>
          </table:table-cell>
          <table:table-cell office:value-type="float" office:value="0">
            <text:p>0</text:p>
          </table:table-cell>
          <table:table-cell office:value-type="float" office:value="-55632">
            <text:p>-55632</text:p>
          </table:table-cell>
          <table:table-cell table:style-name="Default" table:formula="of:=([.L26]-[.L25])/([.A26]-[.A25])/3600" office:value-type="float" office:value="-0.106607440310939">
            <text:p>-0.1066074403</text:p>
          </table:table-cell>
          <table:table-cell table:style-name="Default" table:formula="of:=[.M26]+[.$V$3]" office:value-type="float" office:value="-0.236607440310939">
            <text:p>-0.2366074403</text:p>
          </table:table-cell>
          <table:table-cell table:style-name="Default" table:formula="of:=([.N26]*3600*([.A26]-[.A25]))*[.$V$7]/[.$V$5]+[.O25]" office:value-type="float" office:value="-8736.74041479821">
            <text:p>-8736.7404147982</text:p>
          </table:table-cell>
          <table:table-cell/>
          <table:table-cell table:formula="of:=[.F26]-[.G26]*[.$AN$2]" office:value-type="float" office:value="13.2764112">
            <text:p>13.2764112</text:p>
          </table:table-cell>
          <table:table-cell table:formula="of:=[.O26]" office:value-type="float" office:value="-8736.74041479821">
            <text:p>-8736.7404147982</text:p>
          </table:table-cell>
          <table:table-cell table:style-name="ce1" table:formula="of:=360000*(1-0.01*([.E26]-25))" office:value-type="float" office:value="430200">
            <text:p>430200</text:p>
          </table:table-cell>
          <table:table-cell table:formula="of:=[.R26]+[.S26]" office:value-type="float" office:value="421463.259585202">
            <text:p>421463.259585202</text:p>
          </table:table-cell>
          <table:table-cell table:formula="of:=[.T26]/[.S26]" office:value-type="float" office:value="0.979691444874946">
            <text:p>0.9796914449</text:p>
          </table:table-cell>
          <table:table-cell/>
          <table:table-cell office:value-type="float" office:value="34">
            <text:p>34</text:p>
          </table:table-cell>
          <table:table-cell table:formula="of:=([.W26]-32)*5/9" office:value-type="float" office:value="1.11111111111111">
            <text:p>1.1</text:p>
          </table:table-cell>
          <table:table-cell table:formula="of:=[.Q26]-([.$E26]-5)*[.$AC$1]" office:value-type="float" office:value="13.2744112">
            <text:p>13.3</text:p>
          </table:table-cell>
          <table:table-cell table:formula="of:=[.F26]-[.K26]" office:value-type="float" office:value="13.275">
            <text:p>13.275</text:p>
          </table:table-cell>
          <table:table-cell table:formula="of:=[.Z26]/[.G26]" office:value-type="float" office:value="-110.625">
            <text:p>-110.625</text:p>
          </table:table-cell>
          <table:table-cell table:number-columns-repeated="8"/>
          <table:table-cell table:formula="of:=[.A26]" office:value-type="float" office:value="12.0008333333333">
            <text:p>12.0008333333</text:p>
          </table:table-cell>
          <table:table-cell table:formula="of:=[.F26]*[.G26]" office:value-type="float" office:value="-1.593">
            <text:p>-1.593</text:p>
          </table:table-cell>
          <table:table-cell table:number-columns-repeated="987"/>
        </table:table-row>
        <table:table-row table:style-name="ro1">
          <table:table-cell table:formula="of:=([.D27]-[.$D$2])/3600" office:value-type="float" office:value="12.5008333333333">
            <text:p>12.5008333333</text:p>
          </table:table-cell>
          <table:table-cell office:value-type="float" office:value="63">
            <text:p>63</text:p>
          </table:table-cell>
          <table:table-cell office:value-type="string">
            <text:p><text:s text:c="2"/>2022-02-13T03:37:16</text:p>
          </table:table-cell>
          <table:table-cell office:value-type="float" office:value="1644741436">
            <text:p>1644741436</text:p>
          </table:table-cell>
          <table:table-cell office:value-type="float" office:value="5.202">
            <text:p>5.202</text:p>
          </table:table-cell>
          <table:table-cell office:value-type="float" office:value="13.262">
            <text:p>13.262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5769">
            <text:p>0.5769</text:p>
          </table:table-cell>
          <table:table-cell office:value-type="float" office:value="13.413">
            <text:p>13.413</text:p>
          </table:table-cell>
          <table:table-cell office:value-type="float" office:value="0">
            <text:p>0</text:p>
          </table:table-cell>
          <table:table-cell office:value-type="float" office:value="-55848">
            <text:p>-55848</text:p>
          </table:table-cell>
          <table:table-cell table:style-name="Default" table:formula="of:=([.L27]-[.L26])/([.A27]-[.A26])/3600" office:value-type="float" office:value="-0.12">
            <text:p>-0.12</text:p>
          </table:table-cell>
          <table:table-cell table:style-name="Default" table:formula="of:=[.M27]+[.$V$3]" office:value-type="float" office:value="-0.25">
            <text:p>-0.25</text:p>
          </table:table-cell>
          <table:table-cell table:style-name="Default" table:formula="of:=([.N27]*3600*([.A27]-[.A26]))*[.$V$7]/[.$V$5]+[.O26]" office:value-type="float" office:value="-9218.52292600897">
            <text:p>-9218.522926009</text:p>
          </table:table-cell>
          <table:table-cell/>
          <table:table-cell table:formula="of:=[.F27]-[.G27]*[.$AN$2]" office:value-type="float" office:value="13.2634112">
            <text:p>13.2634112</text:p>
          </table:table-cell>
          <table:table-cell table:formula="of:=[.O27]" office:value-type="float" office:value="-9218.52292600897">
            <text:p>-9218.522926009</text:p>
          </table:table-cell>
          <table:table-cell table:style-name="ce1" table:formula="of:=360000*(1-0.01*([.E27]-25))" office:value-type="float" office:value="431272.8">
            <text:p>431272.8</text:p>
          </table:table-cell>
          <table:table-cell table:formula="of:=[.R27]+[.S27]" office:value-type="float" office:value="422054.277073991">
            <text:p>422054.277073991</text:p>
          </table:table-cell>
          <table:table-cell table:formula="of:=[.T27]/[.S27]" office:value-type="float" office:value="0.978624845049331">
            <text:p>0.978624845</text:p>
          </table:table-cell>
          <table:table-cell table:number-columns-repeated="3"/>
          <table:table-cell table:formula="of:=[.Q27]-([.$E27]-5)*[.$AC$1]" office:value-type="float" office:value="13.2626032">
            <text:p>13.3</text:p>
          </table:table-cell>
          <table:table-cell table:formula="of:=[.F27]-[.K27]" office:value-type="float" office:value="13.262">
            <text:p>13.262</text:p>
          </table:table-cell>
          <table:table-cell table:formula="of:=[.Z27]/[.G27]" office:value-type="float" office:value="-110.516666666667">
            <text:p>-110.5166666667</text:p>
          </table:table-cell>
          <table:table-cell table:number-columns-repeated="8"/>
          <table:table-cell table:formula="of:=[.A27]" office:value-type="float" office:value="12.5008333333333">
            <text:p>12.5008333333</text:p>
          </table:table-cell>
          <table:table-cell table:formula="of:=[.F27]*[.G27]" office:value-type="float" office:value="-1.59144">
            <text:p>-1.59144</text:p>
          </table:table-cell>
          <table:table-cell table:number-columns-repeated="987"/>
        </table:table-row>
        <table:table-row table:style-name="ro1">
          <table:table-cell table:formula="of:=([.D28]-[.$D$2])/3600" office:value-type="float" office:value="13.0008333333333">
            <text:p>13.0008333333</text:p>
          </table:table-cell>
          <table:table-cell office:value-type="float" office:value="64">
            <text:p>64</text:p>
          </table:table-cell>
          <table:table-cell office:value-type="string">
            <text:p><text:s text:c="2"/>2022-02-13T04:07:16</text:p>
          </table:table-cell>
          <table:table-cell office:value-type="float" office:value="1644743236">
            <text:p>1644743236</text:p>
          </table:table-cell>
          <table:table-cell office:value-type="float" office:value="6.23">
            <text:p>6.23</text:p>
          </table:table-cell>
          <table:table-cell office:value-type="float" office:value="13.193">
            <text:p>13.193</text:p>
          </table:table-cell>
          <table:table-cell office:value-type="float" office:value="-1.232">
            <text:p>-1.232</text:p>
          </table:table-cell>
          <table:table-cell office:value-type="float" office:value="0.9802">
            <text:p>0.9802</text:p>
          </table:table-cell>
          <table:table-cell office:value-type="float" office:value="0.5684">
            <text:p>0.5684</text:p>
          </table:table-cell>
          <table:table-cell office:value-type="float" office:value="13.135">
            <text:p>13.135</text:p>
          </table:table-cell>
          <table:table-cell office:value-type="float" office:value="0">
            <text:p>0</text:p>
          </table:table-cell>
          <table:table-cell office:value-type="float" office:value="-59808">
            <text:p>-59808</text:p>
          </table:table-cell>
          <table:table-cell table:style-name="Default" table:formula="of:=([.L28]-[.L27])/([.A28]-[.A27])/3600" office:value-type="float" office:value="-2.2">
            <text:p>-2.2</text:p>
          </table:table-cell>
          <table:table-cell table:style-name="Default" table:formula="of:=[.M28]+[.$V$3]" office:value-type="float" office:value="-2.33">
            <text:p>-2.33</text:p>
          </table:table-cell>
          <table:table-cell table:style-name="Default" table:formula="of:=([.N28]*3600*([.A28]-[.A27]))*[.$V$7]/[.$V$5]+[.O27]" office:value-type="float" office:value="-13708.7359304933">
            <text:p>-13708.7359304933</text:p>
          </table:table-cell>
          <table:table-cell/>
          <table:table-cell table:formula="of:=[.F28]-[.G28]*[.$AN$2]" office:value-type="float" office:value="13.20748832">
            <text:p>13.20748832</text:p>
          </table:table-cell>
          <table:table-cell table:formula="of:=[.O28]" office:value-type="float" office:value="-13708.7359304933">
            <text:p>-13708.7359304933</text:p>
          </table:table-cell>
          <table:table-cell table:style-name="ce1" table:formula="of:=360000*(1-0.01*([.E28]-25))" office:value-type="float" office:value="427572">
            <text:p>427572</text:p>
          </table:table-cell>
          <table:table-cell table:formula="of:=[.R28]+[.S28]" office:value-type="float" office:value="413863.264069507">
            <text:p>413863.264069507</text:p>
          </table:table-cell>
          <table:table-cell table:formula="of:=[.T28]/[.S28]" office:value-type="float" office:value="0.967938181334387">
            <text:p>0.9679381813</text:p>
          </table:table-cell>
          <table:table-cell/>
          <table:table-cell office:value-type="float" office:value="33">
            <text:p>33</text:p>
          </table:table-cell>
          <table:table-cell table:formula="of:=([.W28]-32)*5/9" office:value-type="float" office:value="0.555555555555556">
            <text:p>0.6</text:p>
          </table:table-cell>
          <table:table-cell table:formula="of:=[.Q28]-([.$E28]-5)*[.$AC$1]" office:value-type="float" office:value="13.20256832">
            <text:p>13.2</text:p>
          </table:table-cell>
          <table:table-cell table:formula="of:=[.F28]-[.K28]" office:value-type="float" office:value="13.193">
            <text:p>13.193</text:p>
          </table:table-cell>
          <table:table-cell table:formula="of:=[.Z28]/[.G28]" office:value-type="float" office:value="-10.7086038961039">
            <text:p>-10.7086038961</text:p>
          </table:table-cell>
          <table:table-cell table:number-columns-repeated="8"/>
          <table:table-cell table:formula="of:=[.A28]" office:value-type="float" office:value="13.0008333333333">
            <text:p>13.0008333333</text:p>
          </table:table-cell>
          <table:table-cell table:formula="of:=[.F28]*[.G28]" office:value-type="float" office:value="-16.253776">
            <text:p>-16.253776</text:p>
          </table:table-cell>
          <table:table-cell table:number-columns-repeated="987"/>
        </table:table-row>
        <table:table-row table:style-name="ro1">
          <table:table-cell table:formula="of:=([.D29]-[.$D$2])/3600" office:value-type="float" office:value="13.5008333333333">
            <text:p>13.5008333333</text:p>
          </table:table-cell>
          <table:table-cell office:value-type="float" office:value="65">
            <text:p>65</text:p>
          </table:table-cell>
          <table:table-cell office:value-type="string">
            <text:p><text:s text:c="2"/>2022-02-13T04:37:16</text:p>
          </table:table-cell>
          <table:table-cell office:value-type="float" office:value="1644745036">
            <text:p>1644745036</text:p>
          </table:table-cell>
          <table:table-cell office:value-type="float" office:value="6.708">
            <text:p>6.708</text:p>
          </table:table-cell>
          <table:table-cell office:value-type="float" office:value="13.206">
            <text:p>13.206</text:p>
          </table:table-cell>
          <table:table-cell office:value-type="float" office:value="-1.232">
            <text:p>-1.232</text:p>
          </table:table-cell>
          <table:table-cell office:value-type="float" office:value="0.9694">
            <text:p>0.9694</text:p>
          </table:table-cell>
          <table:table-cell office:value-type="float" office:value="0.5601">
            <text:p>0.5601</text:p>
          </table:table-cell>
          <table:table-cell office:value-type="float" office:value="13.092">
            <text:p>13.092</text:p>
          </table:table-cell>
          <table:table-cell office:value-type="float" office:value="0">
            <text:p>0</text:p>
          </table:table-cell>
          <table:table-cell office:value-type="float" office:value="-61992">
            <text:p>-61992</text:p>
          </table:table-cell>
          <table:table-cell table:style-name="Default" table:formula="of:=([.L29]-[.L28])/([.A29]-[.A28])/3600" office:value-type="float" office:value="-1.21333333333333">
            <text:p>-1.2133333333</text:p>
          </table:table-cell>
          <table:table-cell table:style-name="Default" table:formula="of:=[.M29]+[.$V$3]" office:value-type="float" office:value="-1.34333333333333">
            <text:p>-1.3433333333</text:p>
          </table:table-cell>
          <table:table-cell table:style-name="Default" table:formula="of:=([.N29]*3600*([.A29]-[.A28]))*[.$V$7]/[.$V$5]+[.O28]" office:value-type="float" office:value="-16297.5139573991">
            <text:p>-16297.5139573991</text:p>
          </table:table-cell>
          <table:table-cell/>
          <table:table-cell table:formula="of:=[.F29]-[.G29]*[.$AN$2]" office:value-type="float" office:value="13.22048832">
            <text:p>13.22048832</text:p>
          </table:table-cell>
          <table:table-cell table:formula="of:=[.O29]" office:value-type="float" office:value="-16297.5139573991">
            <text:p>-16297.5139573991</text:p>
          </table:table-cell>
          <table:table-cell table:style-name="ce1" table:formula="of:=360000*(1-0.01*([.E29]-25))" office:value-type="float" office:value="425851.2">
            <text:p>425851.2</text:p>
          </table:table-cell>
          <table:table-cell table:formula="of:=[.R29]+[.S29]" office:value-type="float" office:value="409553.686042601">
            <text:p>409553.686042601</text:p>
          </table:table-cell>
          <table:table-cell table:formula="of:=[.T29]/[.S29]" office:value-type="float" office:value="0.961729557278695">
            <text:p>0.9617295573</text:p>
          </table:table-cell>
          <table:table-cell table:number-columns-repeated="3"/>
          <table:table-cell table:formula="of:=[.Q29]-([.$E29]-5)*[.$AC$1]" office:value-type="float" office:value="13.21365632">
            <text:p>13.2</text:p>
          </table:table-cell>
          <table:table-cell table:formula="of:=[.F29]-[.K29]" office:value-type="float" office:value="13.206">
            <text:p>13.206</text:p>
          </table:table-cell>
          <table:table-cell table:formula="of:=[.Z29]/[.G29]" office:value-type="float" office:value="-10.7191558441558">
            <text:p>-10.7191558442</text:p>
          </table:table-cell>
          <table:table-cell table:number-columns-repeated="8"/>
          <table:table-cell table:formula="of:=[.A29]" office:value-type="float" office:value="13.5008333333333">
            <text:p>13.5008333333</text:p>
          </table:table-cell>
          <table:table-cell table:formula="of:=[.F29]*[.G29]" office:value-type="float" office:value="-16.269792">
            <text:p>-16.269792</text:p>
          </table:table-cell>
          <table:table-cell table:number-columns-repeated="987"/>
        </table:table-row>
        <table:table-row table:style-name="ro1">
          <table:table-cell table:formula="of:=([.D30]-[.$D$2])/3600" office:value-type="float" office:value="14.0008333333333">
            <text:p>14.0008333333</text:p>
          </table:table-cell>
          <table:table-cell office:value-type="float" office:value="66">
            <text:p>66</text:p>
          </table:table-cell>
          <table:table-cell office:value-type="string">
            <text:p><text:s text:c="2"/>2022-02-13T05:07:16</text:p>
          </table:table-cell>
          <table:table-cell office:value-type="float" office:value="1644746836">
            <text:p>1644746836</text:p>
          </table:table-cell>
          <table:table-cell office:value-type="float" office:value="6.295">
            <text:p>6.295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686">
            <text:p>0.9686</text:p>
          </table:table-cell>
          <table:table-cell office:value-type="float" office:value="0.5519">
            <text:p>0.5519</text:p>
          </table:table-cell>
          <table:table-cell office:value-type="float" office:value="13.081">
            <text:p>13.081</text:p>
          </table:table-cell>
          <table:table-cell office:value-type="float" office:value="0">
            <text:p>0</text:p>
          </table:table-cell>
          <table:table-cell office:value-type="float" office:value="-64152">
            <text:p>-64152</text:p>
          </table:table-cell>
          <table:table-cell table:style-name="Default" table:formula="of:=([.L30]-[.L29])/([.A30]-[.A29])/3600" office:value-type="float" office:value="-1.2">
            <text:p>-1.2</text:p>
          </table:table-cell>
          <table:table-cell table:style-name="Default" table:formula="of:=[.M30]+[.$V$3]" office:value-type="float" office:value="-1.33">
            <text:p>-1.33</text:p>
          </table:table-cell>
          <table:table-cell table:style-name="Default" table:formula="of:=([.N30]*3600*([.A30]-[.A29]))*[.$V$7]/[.$V$5]+[.O29]" office:value-type="float" office:value="-18860.5969170404">
            <text:p>-18860.5969170404</text:p>
          </table:table-cell>
          <table:table-cell/>
          <table:table-cell table:formula="of:=[.F30]-[.G30]*[.$AN$2]" office:value-type="float" office:value="13.2157592">
            <text:p>13.2157592</text:p>
          </table:table-cell>
          <table:table-cell table:formula="of:=[.O30]" office:value-type="float" office:value="-18860.5969170404">
            <text:p>-18860.5969170404</text:p>
          </table:table-cell>
          <table:table-cell table:style-name="ce1" table:formula="of:=360000*(1-0.01*([.E30]-25))" office:value-type="float" office:value="427338">
            <text:p>427338</text:p>
          </table:table-cell>
          <table:table-cell table:formula="of:=[.R30]+[.S30]" office:value-type="float" office:value="408477.40308296">
            <text:p>408477.40308296</text:p>
          </table:table-cell>
          <table:table-cell table:formula="of:=[.T30]/[.S30]" office:value-type="float" office:value="0.955864919765992">
            <text:p>0.9558649198</text:p>
          </table:table-cell>
          <table:table-cell/>
          <table:table-cell office:value-type="float" office:value="32">
            <text:p>32</text:p>
          </table:table-cell>
          <table:table-cell table:formula="of:=([.W30]-32)*5/9" office:value-type="float" office:value="0">
            <text:p>0.0</text:p>
          </table:table-cell>
          <table:table-cell table:formula="of:=[.Q30]-([.$E30]-5)*[.$AC$1]" office:value-type="float" office:value="13.2105792">
            <text:p>13.2</text:p>
          </table:table-cell>
          <table:table-cell table:formula="of:=[.F30]-[.K30]" office:value-type="float" office:value="13.202">
            <text:p>13.202</text:p>
          </table:table-cell>
          <table:table-cell table:formula="of:=[.Z30]/[.G30]" office:value-type="float" office:value="-11.2837606837607">
            <text:p>-11.2837606838</text:p>
          </table:table-cell>
          <table:table-cell table:number-columns-repeated="8"/>
          <table:table-cell table:formula="of:=[.A30]" office:value-type="float" office:value="14.0008333333333">
            <text:p>14.0008333333</text:p>
          </table:table-cell>
          <table:table-cell table:formula="of:=[.F30]*[.G30]" office:value-type="float" office:value="-15.44634">
            <text:p>-15.44634</text:p>
          </table:table-cell>
          <table:table-cell table:number-columns-repeated="987"/>
        </table:table-row>
        <table:table-row table:style-name="ro1">
          <table:table-cell table:formula="of:=([.D31]-[.$D$2])/3600" office:value-type="float" office:value="14.5008333333333">
            <text:p>14.5008333333</text:p>
          </table:table-cell>
          <table:table-cell office:value-type="float" office:value="67">
            <text:p>67</text:p>
          </table:table-cell>
          <table:table-cell office:value-type="string">
            <text:p><text:s text:c="2"/>2022-02-13T05:37:16</text:p>
          </table:table-cell>
          <table:table-cell office:value-type="float" office:value="1644748636">
            <text:p>1644748636</text:p>
          </table:table-cell>
          <table:table-cell office:value-type="float" office:value="5.778">
            <text:p>5.778</text:p>
          </table:table-cell>
          <table:table-cell office:value-type="float" office:value="13.21">
            <text:p>13.21</text:p>
          </table:table-cell>
          <table:table-cell office:value-type="float" office:value="-1.232">
            <text:p>-1.232</text:p>
          </table:table-cell>
          <table:table-cell office:value-type="float" office:value="0.9688">
            <text:p>0.9688</text:p>
          </table:table-cell>
          <table:table-cell office:value-type="float" office:value="0.5438">
            <text:p>0.5438</text:p>
          </table:table-cell>
          <table:table-cell office:value-type="float" office:value="13.072">
            <text:p>13.072</text:p>
          </table:table-cell>
          <table:table-cell office:value-type="float" office:value="0">
            <text:p>0</text:p>
          </table:table-cell>
          <table:table-cell office:value-type="float" office:value="-66312">
            <text:p>-66312</text:p>
          </table:table-cell>
          <table:table-cell table:style-name="Default" table:formula="of:=([.L31]-[.L30])/([.A31]-[.A30])/3600" office:value-type="float" office:value="-1.2">
            <text:p>-1.2</text:p>
          </table:table-cell>
          <table:table-cell table:style-name="Default" table:formula="of:=[.M31]+[.$V$3]" office:value-type="float" office:value="-1.33">
            <text:p>-1.33</text:p>
          </table:table-cell>
          <table:table-cell table:style-name="Default" table:formula="of:=([.N31]*3600*([.A31]-[.A30]))*[.$V$7]/[.$V$5]+[.O30]" office:value-type="float" office:value="-21423.6798766816">
            <text:p>-21423.6798766816</text:p>
          </table:table-cell>
          <table:table-cell/>
          <table:table-cell table:formula="of:=[.F31]-[.G31]*[.$AN$2]" office:value-type="float" office:value="13.22448832">
            <text:p>13.22448832</text:p>
          </table:table-cell>
          <table:table-cell table:formula="of:=[.O31]" office:value-type="float" office:value="-21423.6798766816">
            <text:p>-21423.6798766816</text:p>
          </table:table-cell>
          <table:table-cell table:style-name="ce1" table:formula="of:=360000*(1-0.01*([.E31]-25))" office:value-type="float" office:value="429199.2">
            <text:p>429199.2</text:p>
          </table:table-cell>
          <table:table-cell table:formula="of:=[.R31]+[.S31]" office:value-type="float" office:value="407775.520123318">
            <text:p>407775.520123318</text:p>
          </table:table-cell>
          <table:table-cell table:formula="of:=[.T31]/[.S31]" office:value-type="float" office:value="0.950084529801823">
            <text:p>0.9500845298</text:p>
          </table:table-cell>
          <table:table-cell table:number-columns-repeated="3"/>
          <table:table-cell table:formula="of:=[.Q31]-([.$E31]-5)*[.$AC$1]" office:value-type="float" office:value="13.22137632">
            <text:p>13.2</text:p>
          </table:table-cell>
          <table:table-cell table:formula="of:=[.F31]-[.K31]" office:value-type="float" office:value="13.21">
            <text:p>13.21</text:p>
          </table:table-cell>
          <table:table-cell table:formula="of:=[.Z31]/[.G31]" office:value-type="float" office:value="-10.7224025974026">
            <text:p>-10.7224025974</text:p>
          </table:table-cell>
          <table:table-cell table:number-columns-repeated="8"/>
          <table:table-cell table:formula="of:=[.A31]" office:value-type="float" office:value="14.5008333333333">
            <text:p>14.5008333333</text:p>
          </table:table-cell>
          <table:table-cell table:formula="of:=[.F31]*[.G31]" office:value-type="float" office:value="-16.27472">
            <text:p>-16.27472</text:p>
          </table:table-cell>
          <table:table-cell table:number-columns-repeated="987"/>
        </table:table-row>
        <table:table-row table:style-name="ro1">
          <table:table-cell table:formula="of:=([.D32]-[.$D$2])/3600" office:value-type="float" office:value="15.0008333333333">
            <text:p>15.0008333333</text:p>
          </table:table-cell>
          <table:table-cell office:value-type="float" office:value="68">
            <text:p>68</text:p>
          </table:table-cell>
          <table:table-cell office:value-type="string">
            <text:p><text:s text:c="2"/>2022-02-13T06:07:16</text:p>
          </table:table-cell>
          <table:table-cell office:value-type="float" office:value="1644750436">
            <text:p>1644750436</text:p>
          </table:table-cell>
          <table:table-cell office:value-type="float" office:value="5.285">
            <text:p>5.285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9688">
            <text:p>0.9688</text:p>
          </table:table-cell>
          <table:table-cell office:value-type="float" office:value="0.5358">
            <text:p>0.5358</text:p>
          </table:table-cell>
          <table:table-cell office:value-type="float" office:value="13.063">
            <text:p>13.063</text:p>
          </table:table-cell>
          <table:table-cell office:value-type="float" office:value="0">
            <text:p>0</text:p>
          </table:table-cell>
          <table:table-cell office:value-type="float" office:value="-68496">
            <text:p>-68496</text:p>
          </table:table-cell>
          <table:table-cell table:style-name="Default" table:formula="of:=([.L32]-[.L31])/([.A32]-[.A31])/3600" office:value-type="float" office:value="-1.21333333333333">
            <text:p>-1.2133333333</text:p>
          </table:table-cell>
          <table:table-cell table:style-name="Default" table:formula="of:=[.M32]+[.$V$3]" office:value-type="float" office:value="-1.34333333333333">
            <text:p>-1.3433333333</text:p>
          </table:table-cell>
          <table:table-cell table:style-name="Default" table:formula="of:=([.N32]*3600*([.A32]-[.A31]))*[.$V$7]/[.$V$5]+[.O31]" office:value-type="float" office:value="-24012.4579035874">
            <text:p>-24012.4579035874</text:p>
          </table:table-cell>
          <table:table-cell/>
          <table:table-cell table:formula="of:=[.F32]-[.G32]*[.$AN$2]" office:value-type="float" office:value="13.2237592">
            <text:p>13.2237592</text:p>
          </table:table-cell>
          <table:table-cell table:formula="of:=[.O32]" office:value-type="float" office:value="-24012.4579035874">
            <text:p>-24012.4579035874</text:p>
          </table:table-cell>
          <table:table-cell table:style-name="ce1" table:formula="of:=360000*(1-0.01*([.E32]-25))" office:value-type="float" office:value="430974">
            <text:p>430974</text:p>
          </table:table-cell>
          <table:table-cell table:formula="of:=[.R32]+[.S32]" office:value-type="float" office:value="406961.542096413">
            <text:p>406961.542096413</text:p>
          </table:table-cell>
          <table:table-cell table:formula="of:=[.T32]/[.S32]" office:value-type="float" office:value="0.944283279493456">
            <text:p>0.9442832795</text:p>
          </table:table-cell>
          <table:table-cell/>
          <table:table-cell office:value-type="float" office:value="31">
            <text:p>31</text:p>
          </table:table-cell>
          <table:table-cell table:formula="of:=([.W32]-32)*5/9" office:value-type="float" office:value="-0.555555555555556">
            <text:p>-0.6</text:p>
          </table:table-cell>
          <table:table-cell table:formula="of:=[.Q32]-([.$E32]-5)*[.$AC$1]" office:value-type="float" office:value="13.2226192">
            <text:p>13.2</text:p>
          </table:table-cell>
          <table:table-cell table:formula="of:=[.F32]-[.K32]" office:value-type="float" office:value="13.21">
            <text:p>13.21</text:p>
          </table:table-cell>
          <table:table-cell table:formula="of:=[.Z32]/[.G32]" office:value-type="float" office:value="-11.2905982905983">
            <text:p>-11.2905982906</text:p>
          </table:table-cell>
          <table:table-cell table:number-columns-repeated="8"/>
          <table:table-cell table:formula="of:=[.A32]" office:value-type="float" office:value="15.0008333333333">
            <text:p>15.0008333333</text:p>
          </table:table-cell>
          <table:table-cell table:formula="of:=[.F32]*[.G32]" office:value-type="float" office:value="-15.4557">
            <text:p>-15.4557</text:p>
          </table:table-cell>
          <table:table-cell table:number-columns-repeated="987"/>
        </table:table-row>
        <table:table-row table:style-name="ro1">
          <table:table-cell table:formula="of:=([.D33]-[.$D$2])/3600" office:value-type="float" office:value="15.5008333333333">
            <text:p>15.5008333333</text:p>
          </table:table-cell>
          <table:table-cell office:value-type="float" office:value="69">
            <text:p>69</text:p>
          </table:table-cell>
          <table:table-cell office:value-type="string">
            <text:p><text:s text:c="2"/>2022-02-13T06:37:16</text:p>
          </table:table-cell>
          <table:table-cell office:value-type="float" office:value="1644752236">
            <text:p>1644752236</text:p>
          </table:table-cell>
          <table:table-cell office:value-type="float" office:value="4.848">
            <text:p>4.848</text:p>
          </table:table-cell>
          <table:table-cell office:value-type="float" office:value="13.206">
            <text:p>13.206</text:p>
          </table:table-cell>
          <table:table-cell office:value-type="float" office:value="-1.17">
            <text:p>-1.17</text:p>
          </table:table-cell>
          <table:table-cell office:value-type="float" office:value="0.9683">
            <text:p>0.9683</text:p>
          </table:table-cell>
          <table:table-cell office:value-type="float" office:value="0.528">
            <text:p>0.528</text:p>
          </table:table-cell>
          <table:table-cell office:value-type="float" office:value="13.053">
            <text:p>13.053</text:p>
          </table:table-cell>
          <table:table-cell office:value-type="float" office:value="0">
            <text:p>0</text:p>
          </table:table-cell>
          <table:table-cell office:value-type="float" office:value="-70680">
            <text:p>-70680</text:p>
          </table:table-cell>
          <table:table-cell table:style-name="Default" table:formula="of:=([.L33]-[.L32])/([.A33]-[.A32])/3600" office:value-type="float" office:value="-1.21333333333333">
            <text:p>-1.2133333333</text:p>
          </table:table-cell>
          <table:table-cell table:style-name="Default" table:formula="of:=[.M33]+[.$V$3]" office:value-type="float" office:value="-1.34333333333333">
            <text:p>-1.3433333333</text:p>
          </table:table-cell>
          <table:table-cell table:style-name="Default" table:formula="of:=([.N33]*3600*([.A33]-[.A32]))*[.$V$7]/[.$V$5]+[.O32]" office:value-type="float" office:value="-26601.2359304933">
            <text:p>-26601.2359304933</text:p>
          </table:table-cell>
          <table:table-cell/>
          <table:table-cell table:formula="of:=[.F33]-[.G33]*[.$AN$2]" office:value-type="float" office:value="13.2197592">
            <text:p>13.2197592</text:p>
          </table:table-cell>
          <table:table-cell table:formula="of:=[.O33]" office:value-type="float" office:value="-26601.2359304933">
            <text:p>-26601.2359304933</text:p>
          </table:table-cell>
          <table:table-cell table:style-name="ce1" table:formula="of:=360000*(1-0.01*([.E33]-25))" office:value-type="float" office:value="432547.2">
            <text:p>432547.2</text:p>
          </table:table-cell>
          <table:table-cell table:formula="of:=[.R33]+[.S33]" office:value-type="float" office:value="405945.964069507">
            <text:p>405945.964069507</text:p>
          </table:table-cell>
          <table:table-cell table:formula="of:=[.T33]/[.S33]" office:value-type="float" office:value="0.938500963754954">
            <text:p>0.9385009638</text:p>
          </table:table-cell>
          <table:table-cell table:number-columns-repeated="3"/>
          <table:table-cell table:formula="of:=[.Q33]-([.$E33]-5)*[.$AC$1]" office:value-type="float" office:value="13.2203672">
            <text:p>13.2</text:p>
          </table:table-cell>
          <table:table-cell table:formula="of:=[.F33]-[.K33]" office:value-type="float" office:value="13.206">
            <text:p>13.206</text:p>
          </table:table-cell>
          <table:table-cell table:formula="of:=[.Z33]/[.G33]" office:value-type="float" office:value="-11.2871794871795">
            <text:p>-11.2871794872</text:p>
          </table:table-cell>
          <table:table-cell table:number-columns-repeated="8"/>
          <table:table-cell table:formula="of:=[.A33]" office:value-type="float" office:value="15.5008333333333">
            <text:p>15.5008333333</text:p>
          </table:table-cell>
          <table:table-cell table:formula="of:=[.F33]*[.G33]" office:value-type="float" office:value="-15.45102">
            <text:p>-15.45102</text:p>
          </table:table-cell>
          <table:table-cell table:number-columns-repeated="987"/>
        </table:table-row>
        <table:table-row table:style-name="ro1">
          <table:table-cell table:formula="of:=([.D34]-[.$D$2])/3600" office:value-type="float" office:value="16.0008333333333">
            <text:p>16.0008333333</text:p>
          </table:table-cell>
          <table:table-cell office:value-type="float" office:value="70">
            <text:p>70</text:p>
          </table:table-cell>
          <table:table-cell office:value-type="string">
            <text:p><text:s text:c="2"/>2022-02-13T07:07:16</text:p>
          </table:table-cell>
          <table:table-cell office:value-type="float" office:value="1644754036">
            <text:p>1644754036</text:p>
          </table:table-cell>
          <table:table-cell office:value-type="float" office:value="4.442">
            <text:p>4.442</text:p>
          </table:table-cell>
          <table:table-cell office:value-type="float" office:value="13.206">
            <text:p>13.206</text:p>
          </table:table-cell>
          <table:table-cell office:value-type="float" office:value="-1.232">
            <text:p>-1.232</text:p>
          </table:table-cell>
          <table:table-cell office:value-type="float" office:value="0.9674">
            <text:p>0.9674</text:p>
          </table:table-cell>
          <table:table-cell office:value-type="float" office:value="0.5202">
            <text:p>0.5202</text:p>
          </table:table-cell>
          <table:table-cell office:value-type="float" office:value="13.041">
            <text:p>13.041</text:p>
          </table:table-cell>
          <table:table-cell office:value-type="float" office:value="0">
            <text:p>0</text:p>
          </table:table-cell>
          <table:table-cell office:value-type="float" office:value="-72864">
            <text:p>-72864</text:p>
          </table:table-cell>
          <table:table-cell table:style-name="Default" table:formula="of:=([.L34]-[.L33])/([.A34]-[.A33])/3600" office:value-type="float" office:value="-1.21333333333333">
            <text:p>-1.2133333333</text:p>
          </table:table-cell>
          <table:table-cell table:style-name="Default" table:formula="of:=[.M34]+[.$V$3]" office:value-type="float" office:value="-1.34333333333333">
            <text:p>-1.3433333333</text:p>
          </table:table-cell>
          <table:table-cell table:style-name="Default" table:formula="of:=([.N34]*3600*([.A34]-[.A33]))*[.$V$7]/[.$V$5]+[.O33]" office:value-type="float" office:value="-29190.0139573991">
            <text:p>-29190.0139573991</text:p>
          </table:table-cell>
          <table:table-cell/>
          <table:table-cell table:formula="of:=[.F34]-[.G34]*[.$AN$2]" office:value-type="float" office:value="13.22048832">
            <text:p>13.22048832</text:p>
          </table:table-cell>
          <table:table-cell table:formula="of:=[.O34]" office:value-type="float" office:value="-29190.0139573991">
            <text:p>-29190.0139573991</text:p>
          </table:table-cell>
          <table:table-cell table:style-name="ce1" table:formula="of:=360000*(1-0.01*([.E34]-25))" office:value-type="float" office:value="434008.8">
            <text:p>434008.8</text:p>
          </table:table-cell>
          <table:table-cell table:formula="of:=[.R34]+[.S34]" office:value-type="float" office:value="404818.786042601">
            <text:p>404818.786042601</text:p>
          </table:table-cell>
          <table:table-cell table:formula="of:=[.T34]/[.S34]" office:value-type="float" office:value="0.932743267054956">
            <text:p>0.9327432671</text:p>
          </table:table-cell>
          <table:table-cell/>
          <table:table-cell office:value-type="float" office:value="27">
            <text:p>27</text:p>
          </table:table-cell>
          <table:table-cell table:formula="of:=([.W34]-32)*5/9" office:value-type="float" office:value="-2.77777777777778">
            <text:p>-2.8</text:p>
          </table:table-cell>
          <table:table-cell table:formula="of:=[.Q34]-([.$E34]-5)*[.$AC$1]" office:value-type="float" office:value="13.22272032">
            <text:p>13.2</text:p>
          </table:table-cell>
          <table:table-cell table:formula="of:=[.F34]-[.K34]" office:value-type="float" office:value="13.206">
            <text:p>13.206</text:p>
          </table:table-cell>
          <table:table-cell table:formula="of:=[.Z34]/[.G34]" office:value-type="float" office:value="-10.7191558441558">
            <text:p>-10.7191558442</text:p>
          </table:table-cell>
          <table:table-cell table:number-columns-repeated="8"/>
          <table:table-cell table:formula="of:=[.A34]" office:value-type="float" office:value="16.0008333333333">
            <text:p>16.0008333333</text:p>
          </table:table-cell>
          <table:table-cell table:formula="of:=[.F34]*[.G34]" office:value-type="float" office:value="-16.269792">
            <text:p>-16.269792</text:p>
          </table:table-cell>
          <table:table-cell table:number-columns-repeated="987"/>
        </table:table-row>
        <table:table-row table:style-name="ro1">
          <table:table-cell table:formula="of:=([.D35]-[.$D$2])/3600" office:value-type="float" office:value="16.5008333333333">
            <text:p>16.5008333333</text:p>
          </table:table-cell>
          <table:table-cell office:value-type="float" office:value="71">
            <text:p>71</text:p>
          </table:table-cell>
          <table:table-cell office:value-type="string">
            <text:p><text:s text:c="2"/>2022-02-13T07:37:16</text:p>
          </table:table-cell>
          <table:table-cell office:value-type="float" office:value="1644755836">
            <text:p>1644755836</text:p>
          </table:table-cell>
          <table:table-cell office:value-type="float" office:value="6.627">
            <text:p>6.627</text:p>
          </table:table-cell>
          <table:table-cell office:value-type="float" office:value="13.197">
            <text:p>13.197</text:p>
          </table:table-cell>
          <table:table-cell office:value-type="float" office:value="-1.17">
            <text:p>-1.17</text:p>
          </table:table-cell>
          <table:table-cell office:value-type="float" office:value="0.9313">
            <text:p>0.9313</text:p>
          </table:table-cell>
          <table:table-cell office:value-type="float" office:value="0.5126">
            <text:p>0.5126</text:p>
          </table:table-cell>
          <table:table-cell office:value-type="float" office:value="12.918">
            <text:p>12.918</text:p>
          </table:table-cell>
          <table:table-cell office:value-type="float" office:value="0">
            <text:p>0</text:p>
          </table:table-cell>
          <table:table-cell office:value-type="float" office:value="-78576">
            <text:p>-78576</text:p>
          </table:table-cell>
          <table:table-cell table:style-name="Default" table:formula="of:=([.L35]-[.L34])/([.A35]-[.A34])/3600" office:value-type="float" office:value="-3.17333333333333">
            <text:p>-3.1733333333</text:p>
          </table:table-cell>
          <table:table-cell table:style-name="Default" table:formula="of:=[.M35]+[.$V$3]" office:value-type="float" office:value="-3.30333333333333">
            <text:p>-3.3033333333</text:p>
          </table:table-cell>
          <table:table-cell table:style-name="Default" table:formula="of:=([.N35]*3600*([.A35]-[.A34]))*[.$V$7]/[.$V$5]+[.O34]" office:value-type="float" office:value="-35555.9668721973">
            <text:p>-35555.9668721973</text:p>
          </table:table-cell>
          <table:table-cell/>
          <table:table-cell table:formula="of:=[.F35]-[.G35]*[.$AN$2]" office:value-type="float" office:value="13.2107592">
            <text:p>13.2107592</text:p>
          </table:table-cell>
          <table:table-cell table:formula="of:=[.O35]" office:value-type="float" office:value="-35555.9668721973">
            <text:p>-35555.9668721973</text:p>
          </table:table-cell>
          <table:table-cell table:style-name="ce1" table:formula="of:=360000*(1-0.01*([.E35]-25))" office:value-type="float" office:value="426142.8">
            <text:p>426142.8</text:p>
          </table:table-cell>
          <table:table-cell table:formula="of:=[.R35]+[.S35]" office:value-type="float" office:value="390586.833127803">
            <text:p>390586.833127803</text:p>
          </table:table-cell>
          <table:table-cell table:formula="of:=[.T35]/[.S35]" office:value-type="float" office:value="0.916563257968462">
            <text:p>0.916563258</text:p>
          </table:table-cell>
          <table:table-cell table:number-columns-repeated="3"/>
          <table:table-cell table:formula="of:=[.Q35]-([.$E35]-5)*[.$AC$1]" office:value-type="float" office:value="13.2042512">
            <text:p>13.2</text:p>
          </table:table-cell>
          <table:table-cell table:formula="of:=[.F35]-[.K35]" office:value-type="float" office:value="13.197">
            <text:p>13.197</text:p>
          </table:table-cell>
          <table:table-cell table:formula="of:=[.Z35]/[.G35]" office:value-type="float" office:value="-11.2794871794872">
            <text:p>-11.2794871795</text:p>
          </table:table-cell>
          <table:table-cell table:number-columns-repeated="8"/>
          <table:table-cell table:formula="of:=[.A35]" office:value-type="float" office:value="16.5008333333333">
            <text:p>16.5008333333</text:p>
          </table:table-cell>
          <table:table-cell table:formula="of:=[.F35]*[.G35]" office:value-type="float" office:value="-15.44049">
            <text:p>-15.44049</text:p>
          </table:table-cell>
          <table:table-cell table:number-columns-repeated="987"/>
        </table:table-row>
        <table:table-row table:style-name="ro1">
          <table:table-cell table:formula="of:=([.D36]-[.$D$2])/3600" office:value-type="float" office:value="17.0008333333333">
            <text:p>17.0008333333</text:p>
          </table:table-cell>
          <table:table-cell office:value-type="float" office:value="72">
            <text:p>72</text:p>
          </table:table-cell>
          <table:table-cell office:value-type="string">
            <text:p><text:s text:c="2"/>2022-02-13T08:07:16</text:p>
          </table:table-cell>
          <table:table-cell office:value-type="float" office:value="1644757636">
            <text:p>1644757636</text:p>
          </table:table-cell>
          <table:table-cell office:value-type="float" office:value="6.598">
            <text:p>6.598</text:p>
          </table:table-cell>
          <table:table-cell office:value-type="float" office:value="13.202">
            <text:p>13.202</text:p>
          </table:table-cell>
          <table:table-cell office:value-type="float" office:value="-1.293">
            <text:p>-1.293</text:p>
          </table:table-cell>
          <table:table-cell office:value-type="float" office:value="0.9265">
            <text:p>0.9265</text:p>
          </table:table-cell>
          <table:table-cell office:value-type="float" office:value="0.5051">
            <text:p>0.5051</text:p>
          </table:table-cell>
          <table:table-cell office:value-type="float" office:value="12.895">
            <text:p>12.895</text:p>
          </table:table-cell>
          <table:table-cell office:value-type="float" office:value="0">
            <text:p>0</text:p>
          </table:table-cell>
          <table:table-cell office:value-type="float" office:value="-80760">
            <text:p>-80760</text:p>
          </table:table-cell>
          <table:table-cell table:style-name="Default" table:formula="of:=([.L36]-[.L35])/([.A36]-[.A35])/3600" office:value-type="float" office:value="-1.21333333333333">
            <text:p>-1.2133333333</text:p>
          </table:table-cell>
          <table:table-cell table:style-name="Default" table:formula="of:=[.M36]+[.$V$3]" office:value-type="float" office:value="-1.34333333333333">
            <text:p>-1.3433333333</text:p>
          </table:table-cell>
          <table:table-cell table:style-name="Default" table:formula="of:=([.N36]*3600*([.A36]-[.A35]))*[.$V$7]/[.$V$5]+[.O35]" office:value-type="float" office:value="-38144.7448991031">
            <text:p>-38144.7448991031</text:p>
          </table:table-cell>
          <table:table-cell/>
          <table:table-cell table:formula="of:=[.F36]-[.G36]*[.$AN$2]" office:value-type="float" office:value="13.21720568">
            <text:p>13.21720568</text:p>
          </table:table-cell>
          <table:table-cell table:formula="of:=[.O36]" office:value-type="float" office:value="-38144.7448991031">
            <text:p>-38144.7448991031</text:p>
          </table:table-cell>
          <table:table-cell table:style-name="ce1" table:formula="of:=360000*(1-0.01*([.E36]-25))" office:value-type="float" office:value="426247.2">
            <text:p>426247.2</text:p>
          </table:table-cell>
          <table:table-cell table:formula="of:=[.R36]+[.S36]" office:value-type="float" office:value="388102.455100897">
            <text:p>388102.455100897</text:p>
          </table:table-cell>
          <table:table-cell table:formula="of:=[.T36]/[.S36]" office:value-type="float" office:value="0.9105102745564">
            <text:p>0.9105102746</text:p>
          </table:table-cell>
          <table:table-cell/>
          <table:table-cell office:value-type="float" office:value="27">
            <text:p>27</text:p>
          </table:table-cell>
          <table:table-cell table:formula="of:=([.W36]-32)*5/9" office:value-type="float" office:value="-2.77777777777778">
            <text:p>-2.8</text:p>
          </table:table-cell>
          <table:table-cell table:formula="of:=[.Q36]-([.$E36]-5)*[.$AC$1]" office:value-type="float" office:value="13.21081368">
            <text:p>13.2</text:p>
          </table:table-cell>
          <table:table-cell table:formula="of:=[.F36]-[.K36]" office:value-type="float" office:value="13.202">
            <text:p>13.202</text:p>
          </table:table-cell>
          <table:table-cell table:formula="of:=[.Z36]/[.G36]" office:value-type="float" office:value="-10.2103634957463">
            <text:p>-10.2103634957</text:p>
          </table:table-cell>
          <table:table-cell table:number-columns-repeated="8"/>
          <table:table-cell table:formula="of:=[.A36]" office:value-type="float" office:value="17.0008333333333">
            <text:p>17.0008333333</text:p>
          </table:table-cell>
          <table:table-cell table:formula="of:=[.F36]*[.G36]" office:value-type="float" office:value="-17.070186">
            <text:p>-17.070186</text:p>
          </table:table-cell>
          <table:table-cell table:number-columns-repeated="987"/>
        </table:table-row>
        <table:table-row table:style-name="ro1">
          <table:table-cell table:formula="of:=([.D37]-[.$D$2])/3600" office:value-type="float" office:value="17.5011111111111">
            <text:p>17.5011111111</text:p>
          </table:table-cell>
          <table:table-cell office:value-type="float" office:value="73">
            <text:p>73</text:p>
          </table:table-cell>
          <table:table-cell office:value-type="string">
            <text:p><text:s text:c="2"/>2022-02-13T08:37:17</text:p>
          </table:table-cell>
          <table:table-cell office:value-type="float" office:value="1644759437">
            <text:p>1644759437</text:p>
          </table:table-cell>
          <table:table-cell office:value-type="float" office:value="5.92">
            <text:p>5.92</text:p>
          </table:table-cell>
          <table:table-cell office:value-type="float" office:value="13.206">
            <text:p>13.206</text:p>
          </table:table-cell>
          <table:table-cell office:value-type="float" office:value="-1.17">
            <text:p>-1.17</text:p>
          </table:table-cell>
          <table:table-cell office:value-type="float" office:value="0.9285">
            <text:p>0.9285</text:p>
          </table:table-cell>
          <table:table-cell office:value-type="float" office:value="0.4978">
            <text:p>0.4978</text:p>
          </table:table-cell>
          <table:table-cell office:value-type="float" office:value="12.89">
            <text:p>12.89</text:p>
          </table:table-cell>
          <table:table-cell office:value-type="float" office:value="0">
            <text:p>0</text:p>
          </table:table-cell>
          <table:table-cell office:value-type="float" office:value="-82992">
            <text:p>-82992</text:p>
          </table:table-cell>
          <table:table-cell table:style-name="Default" table:formula="of:=([.L37]-[.L36])/([.A37]-[.A36])/3600" office:value-type="float" office:value="-1.23931149361466">
            <text:p>-1.2393114936</text:p>
          </table:table-cell>
          <table:table-cell table:style-name="Default" table:formula="of:=[.M37]+[.$V$3]" office:value-type="float" office:value="-1.36931149361466">
            <text:p>-1.3693114936</text:p>
          </table:table-cell>
          <table:table-cell table:style-name="Default" table:formula="of:=([.N37]*3600*([.A37]-[.A36]))*[.$V$7]/[.$V$5]+[.O36]" office:value-type="float" office:value="-40785.0522421525">
            <text:p>-40785.0522421525</text:p>
          </table:table-cell>
          <table:table-cell/>
          <table:table-cell table:formula="of:=[.F37]-[.G37]*[.$AN$2]" office:value-type="float" office:value="13.2197592">
            <text:p>13.2197592</text:p>
          </table:table-cell>
          <table:table-cell table:formula="of:=[.O37]" office:value-type="float" office:value="-40785.0522421525">
            <text:p>-40785.0522421525</text:p>
          </table:table-cell>
          <table:table-cell table:style-name="ce1" table:formula="of:=360000*(1-0.01*([.E37]-25))" office:value-type="float" office:value="428688">
            <text:p>428688</text:p>
          </table:table-cell>
          <table:table-cell table:formula="of:=[.R37]+[.S37]" office:value-type="float" office:value="387902.947757848">
            <text:p>387902.947757848</text:p>
          </table:table-cell>
          <table:table-cell table:formula="of:=[.T37]/[.S37]" office:value-type="float" office:value="0.904860755976019">
            <text:p>0.904860756</text:p>
          </table:table-cell>
          <table:table-cell table:number-columns-repeated="3"/>
          <table:table-cell table:formula="of:=[.Q37]-([.$E37]-5)*[.$AC$1]" office:value-type="float" office:value="13.2160792">
            <text:p>13.2</text:p>
          </table:table-cell>
          <table:table-cell table:formula="of:=[.F37]-[.K37]" office:value-type="float" office:value="13.206">
            <text:p>13.206</text:p>
          </table:table-cell>
          <table:table-cell table:formula="of:=[.Z37]/[.G37]" office:value-type="float" office:value="-11.2871794871795">
            <text:p>-11.2871794872</text:p>
          </table:table-cell>
          <table:table-cell table:number-columns-repeated="8"/>
          <table:table-cell table:formula="of:=[.A37]" office:value-type="float" office:value="17.5011111111111">
            <text:p>17.5011111111</text:p>
          </table:table-cell>
          <table:table-cell table:formula="of:=[.F37]*[.G37]" office:value-type="float" office:value="-15.45102">
            <text:p>-15.45102</text:p>
          </table:table-cell>
          <table:table-cell table:number-columns-repeated="987"/>
        </table:table-row>
        <table:table-row table:style-name="ro1">
          <table:table-cell table:formula="of:=([.D38]-[.$D$2])/3600" office:value-type="float" office:value="18.0011111111111">
            <text:p>18.0011111111</text:p>
          </table:table-cell>
          <table:table-cell office:value-type="float" office:value="74">
            <text:p>74</text:p>
          </table:table-cell>
          <table:table-cell office:value-type="string">
            <text:p><text:s text:c="2"/>2022-02-13T09:07:17</text:p>
          </table:table-cell>
          <table:table-cell office:value-type="float" office:value="1644761237">
            <text:p>1644761237</text:p>
          </table:table-cell>
          <table:table-cell office:value-type="float" office:value="5.215">
            <text:p>5.215</text:p>
          </table:table-cell>
          <table:table-cell office:value-type="float" office:value="13.215">
            <text:p>13.215</text:p>
          </table:table-cell>
          <table:table-cell office:value-type="float" office:value="-1.17">
            <text:p>-1.17</text:p>
          </table:table-cell>
          <table:table-cell office:value-type="float" office:value="0.9309">
            <text:p>0.9309</text:p>
          </table:table-cell>
          <table:table-cell office:value-type="float" office:value="0.4904">
            <text:p>0.4904</text:p>
          </table:table-cell>
          <table:table-cell office:value-type="float" office:value="12.887">
            <text:p>12.887</text:p>
          </table:table-cell>
          <table:table-cell office:value-type="float" office:value="0">
            <text:p>0</text:p>
          </table:table-cell>
          <table:table-cell office:value-type="float" office:value="-85128">
            <text:p>-85128</text:p>
          </table:table-cell>
          <table:table-cell table:style-name="Default" table:formula="of:=([.L38]-[.L37])/([.A38]-[.A37])/3600" office:value-type="float" office:value="-1.18666666666667">
            <text:p>-1.1866666667</text:p>
          </table:table-cell>
          <table:table-cell table:style-name="Default" table:formula="of:=[.M38]+[.$V$3]" office:value-type="float" office:value="-1.31666666666667">
            <text:p>-1.3166666667</text:p>
          </table:table-cell>
          <table:table-cell table:style-name="Default" table:formula="of:=([.N38]*3600*([.A38]-[.A37]))*[.$V$7]/[.$V$5]+[.O37]" office:value-type="float" office:value="-43322.4401345291">
            <text:p>-43322.4401345291</text:p>
          </table:table-cell>
          <table:table-cell/>
          <table:table-cell table:formula="of:=[.F38]-[.G38]*[.$AN$2]" office:value-type="float" office:value="13.2287592">
            <text:p>13.2287592</text:p>
          </table:table-cell>
          <table:table-cell table:formula="of:=[.O38]" office:value-type="float" office:value="-43322.4401345291">
            <text:p>-43322.4401345291</text:p>
          </table:table-cell>
          <table:table-cell table:style-name="ce1" table:formula="of:=360000*(1-0.01*([.E38]-25))" office:value-type="float" office:value="431226">
            <text:p>431226</text:p>
          </table:table-cell>
          <table:table-cell table:formula="of:=[.R38]+[.S38]" office:value-type="float" office:value="387903.559865471">
            <text:p>387903.559865471</text:p>
          </table:table-cell>
          <table:table-cell table:formula="of:=[.T38]/[.S38]" office:value-type="float" office:value="0.89953657679609">
            <text:p>0.8995365768</text:p>
          </table:table-cell>
          <table:table-cell/>
          <table:table-cell office:value-type="float" office:value="28">
            <text:p>28</text:p>
          </table:table-cell>
          <table:table-cell table:formula="of:=([.W38]-32)*5/9" office:value-type="float" office:value="-2.22222222222222">
            <text:p>-2.2</text:p>
          </table:table-cell>
          <table:table-cell table:formula="of:=[.Q38]-([.$E38]-5)*[.$AC$1]" office:value-type="float" office:value="13.2278992">
            <text:p>13.2</text:p>
          </table:table-cell>
          <table:table-cell table:formula="of:=[.F38]-[.K38]" office:value-type="float" office:value="13.215">
            <text:p>13.215</text:p>
          </table:table-cell>
          <table:table-cell table:formula="of:=[.Z38]/[.G38]" office:value-type="float" office:value="-11.2948717948718">
            <text:p>-11.2948717949</text:p>
          </table:table-cell>
          <table:table-cell table:number-columns-repeated="8"/>
          <table:table-cell table:formula="of:=[.A38]" office:value-type="float" office:value="18.0011111111111">
            <text:p>18.0011111111</text:p>
          </table:table-cell>
          <table:table-cell table:formula="of:=[.F38]*[.G38]" office:value-type="float" office:value="-15.46155">
            <text:p>-15.46155</text:p>
          </table:table-cell>
          <table:table-cell table:number-columns-repeated="987"/>
        </table:table-row>
        <table:table-row table:style-name="ro1">
          <table:table-cell table:formula="of:=([.D39]-[.$D$2])/3600" office:value-type="float" office:value="18.5011111111111">
            <text:p>18.5011111111</text:p>
          </table:table-cell>
          <table:table-cell office:value-type="float" office:value="75">
            <text:p>75</text:p>
          </table:table-cell>
          <table:table-cell office:value-type="string">
            <text:p><text:s text:c="2"/>2022-02-13T09:37:17</text:p>
          </table:table-cell>
          <table:table-cell office:value-type="float" office:value="1644763037">
            <text:p>1644763037</text:p>
          </table:table-cell>
          <table:table-cell office:value-type="float" office:value="4.648">
            <text:p>4.648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32">
            <text:p>0.932</text:p>
          </table:table-cell>
          <table:table-cell office:value-type="float" office:value="0.4833">
            <text:p>0.4833</text:p>
          </table:table-cell>
          <table:table-cell office:value-type="float" office:value="12.881">
            <text:p>12.881</text:p>
          </table:table-cell>
          <table:table-cell office:value-type="float" office:value="0">
            <text:p>0</text:p>
          </table:table-cell>
          <table:table-cell office:value-type="float" office:value="-87288">
            <text:p>-87288</text:p>
          </table:table-cell>
          <table:table-cell table:style-name="Default" table:formula="of:=([.L39]-[.L38])/([.A39]-[.A38])/3600" office:value-type="float" office:value="-1.2">
            <text:p>-1.2</text:p>
          </table:table-cell>
          <table:table-cell table:style-name="Default" table:formula="of:=[.M39]+[.$V$3]" office:value-type="float" office:value="-1.33">
            <text:p>-1.33</text:p>
          </table:table-cell>
          <table:table-cell table:style-name="Default" table:formula="of:=([.N39]*3600*([.A39]-[.A38]))*[.$V$7]/[.$V$5]+[.O38]" office:value-type="float" office:value="-45885.5230941704">
            <text:p>-45885.5230941704</text:p>
          </table:table-cell>
          <table:table-cell/>
          <table:table-cell table:formula="of:=[.F39]-[.G39]*[.$AN$2]" office:value-type="float" office:value="13.2157592">
            <text:p>13.2157592</text:p>
          </table:table-cell>
          <table:table-cell table:formula="of:=[.O39]" office:value-type="float" office:value="-45885.5230941704">
            <text:p>-45885.5230941704</text:p>
          </table:table-cell>
          <table:table-cell table:style-name="ce1" table:formula="of:=360000*(1-0.01*([.E39]-25))" office:value-type="float" office:value="433267.2">
            <text:p>433267.2</text:p>
          </table:table-cell>
          <table:table-cell table:formula="of:=[.R39]+[.S39]" office:value-type="float" office:value="387381.67690583">
            <text:p>387381.67690583</text:p>
          </table:table-cell>
          <table:table-cell table:formula="of:=[.T39]/[.S39]" office:value-type="float" office:value="0.894094168461932">
            <text:p>0.8940941685</text:p>
          </table:table-cell>
          <table:table-cell table:number-columns-repeated="3"/>
          <table:table-cell table:formula="of:=[.Q39]-([.$E39]-5)*[.$AC$1]" office:value-type="float" office:value="13.2171672">
            <text:p>13.2</text:p>
          </table:table-cell>
          <table:table-cell table:formula="of:=[.F39]-[.K39]" office:value-type="float" office:value="13.202">
            <text:p>13.202</text:p>
          </table:table-cell>
          <table:table-cell table:formula="of:=[.Z39]/[.G39]" office:value-type="float" office:value="-11.2837606837607">
            <text:p>-11.2837606838</text:p>
          </table:table-cell>
          <table:table-cell table:number-columns-repeated="8"/>
          <table:table-cell table:formula="of:=[.A39]" office:value-type="float" office:value="18.5011111111111">
            <text:p>18.5011111111</text:p>
          </table:table-cell>
          <table:table-cell table:formula="of:=[.F39]*[.G39]" office:value-type="float" office:value="-15.44634">
            <text:p>-15.44634</text:p>
          </table:table-cell>
          <table:table-cell table:number-columns-repeated="987"/>
        </table:table-row>
        <table:table-row table:style-name="ro1">
          <table:table-cell table:formula="of:=([.D40]-[.$D$2])/3600" office:value-type="float" office:value="19.0011111111111">
            <text:p>19.0011111111</text:p>
          </table:table-cell>
          <table:table-cell office:value-type="float" office:value="76">
            <text:p>76</text:p>
          </table:table-cell>
          <table:table-cell office:value-type="string">
            <text:p><text:s text:c="2"/>2022-02-13T10:07:17</text:p>
          </table:table-cell>
          <table:table-cell office:value-type="float" office:value="1644764837">
            <text:p>1644764837</text:p>
          </table:table-cell>
          <table:table-cell office:value-type="float" office:value="4.882">
            <text:p>4.882</text:p>
          </table:table-cell>
          <table:table-cell office:value-type="float" office:value="13.107">
            <text:p>13.107</text:p>
          </table:table-cell>
          <table:table-cell office:value-type="float" office:value="-3.945">
            <text:p>-3.945</text:p>
          </table:table-cell>
          <table:table-cell office:value-type="float" office:value="0.9194">
            <text:p>0.9194</text:p>
          </table:table-cell>
          <table:table-cell office:value-type="float" office:value="0.4762">
            <text:p>0.4762</text:p>
          </table:table-cell>
          <table:table-cell office:value-type="float" office:value="12.828">
            <text:p>12.828</text:p>
          </table:table-cell>
          <table:table-cell office:value-type="float" office:value="0">
            <text:p>0</text:p>
          </table:table-cell>
          <table:table-cell office:value-type="float" office:value="-91944">
            <text:p>-91944</text:p>
          </table:table-cell>
          <table:table-cell table:style-name="Default" table:formula="of:=([.L40]-[.L39])/([.A40]-[.A39])/3600" office:value-type="float" office:value="-2.58666666666667">
            <text:p>-2.5866666667</text:p>
          </table:table-cell>
          <table:table-cell table:style-name="Default" table:formula="of:=[.M40]+[.$V$3]" office:value-type="float" office:value="-2.71666666666667">
            <text:p>-2.7166666667</text:p>
          </table:table-cell>
          <table:table-cell table:style-name="Default" table:formula="of:=([.N40]*3600*([.A40]-[.A39]))*[.$V$7]/[.$V$5]+[.O39]" office:value-type="float" office:value="-51120.8930493273">
            <text:p>-51120.8930493273</text:p>
          </table:table-cell>
          <table:table-cell/>
          <table:table-cell table:formula="of:=[.F40]-[.G40]*[.$AN$2]" office:value-type="float" office:value="13.1533932">
            <text:p>13.1533932</text:p>
          </table:table-cell>
          <table:table-cell table:formula="of:=[.O40]" office:value-type="float" office:value="-51120.8930493273">
            <text:p>-51120.8930493273</text:p>
          </table:table-cell>
          <table:table-cell table:style-name="ce1" table:formula="of:=360000*(1-0.01*([.E40]-25))" office:value-type="float" office:value="432424.8">
            <text:p>432424.8</text:p>
          </table:table-cell>
          <table:table-cell table:formula="of:=[.R40]+[.S40]" office:value-type="float" office:value="381303.906950673">
            <text:p>381303.906950673</text:p>
          </table:table-cell>
          <table:table-cell table:formula="of:=[.T40]/[.S40]" office:value-type="float" office:value="0.881780848255402">
            <text:p>0.8817808483</text:p>
          </table:table-cell>
          <table:table-cell/>
          <table:table-cell office:value-type="float" office:value="27">
            <text:p>27</text:p>
          </table:table-cell>
          <table:table-cell table:formula="of:=([.W40]-32)*5/9" office:value-type="float" office:value="-2.77777777777778">
            <text:p>-2.8</text:p>
          </table:table-cell>
          <table:table-cell table:formula="of:=[.Q40]-([.$E40]-5)*[.$AC$1]" office:value-type="float" office:value="13.1538652">
            <text:p>13.2</text:p>
          </table:table-cell>
          <table:table-cell table:formula="of:=[.F40]-[.K40]" office:value-type="float" office:value="13.107">
            <text:p>13.107</text:p>
          </table:table-cell>
          <table:table-cell table:formula="of:=[.Z40]/[.G40]" office:value-type="float" office:value="-3.32243346007604">
            <text:p>-3.3224334601</text:p>
          </table:table-cell>
          <table:table-cell table:number-columns-repeated="8"/>
          <table:table-cell table:formula="of:=[.A40]" office:value-type="float" office:value="19.0011111111111">
            <text:p>19.0011111111</text:p>
          </table:table-cell>
          <table:table-cell table:formula="of:=[.F40]*[.G40]" office:value-type="float" office:value="-51.707115">
            <text:p>-51.707115</text:p>
          </table:table-cell>
          <table:table-cell table:number-columns-repeated="987"/>
        </table:table-row>
        <table:table-row table:style-name="ro1">
          <table:table-cell table:formula="of:=([.D41]-[.$D$2])/3600" office:value-type="float" office:value="19.5011111111111">
            <text:p>19.5011111111</text:p>
          </table:table-cell>
          <table:table-cell office:value-type="float" office:value="77">
            <text:p>77</text:p>
          </table:table-cell>
          <table:table-cell office:value-type="string">
            <text:p><text:s text:c="2"/>2022-02-13T10:37:17</text:p>
          </table:table-cell>
          <table:table-cell office:value-type="float" office:value="1644766637">
            <text:p>1644766637</text:p>
          </table:table-cell>
          <table:table-cell office:value-type="float" office:value="6.713">
            <text:p>6.713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892">
            <text:p>0.892</text:p>
          </table:table-cell>
          <table:table-cell office:value-type="float" office:value="0.4692">
            <text:p>0.4692</text:p>
          </table:table-cell>
          <table:table-cell office:value-type="float" office:value="12.713">
            <text:p>12.713</text:p>
          </table:table-cell>
          <table:table-cell office:value-type="float" office:value="0">
            <text:p>0</text:p>
          </table:table-cell>
          <table:table-cell office:value-type="float" office:value="-94920">
            <text:p>-94920</text:p>
          </table:table-cell>
          <table:table-cell table:style-name="Default" table:formula="of:=([.L41]-[.L40])/([.A41]-[.A40])/3600" office:value-type="float" office:value="-1.65333333333333">
            <text:p>-1.6533333333</text:p>
          </table:table-cell>
          <table:table-cell table:style-name="Default" table:formula="of:=[.M41]+[.$V$3]" office:value-type="float" office:value="-1.78333333333333">
            <text:p>-1.7833333333</text:p>
          </table:table-cell>
          <table:table-cell table:style-name="Default" table:formula="of:=([.N41]*3600*([.A41]-[.A40]))*[.$V$7]/[.$V$5]+[.O40]" office:value-type="float" office:value="-54557.6082959641">
            <text:p>-54557.6082959641</text:p>
          </table:table-cell>
          <table:table-cell/>
          <table:table-cell table:formula="of:=[.F41]-[.G41]*[.$AN$2]" office:value-type="float" office:value="13.2237592">
            <text:p>13.2237592</text:p>
          </table:table-cell>
          <table:table-cell table:formula="of:=[.O41]" office:value-type="float" office:value="-54557.6082959641">
            <text:p>-54557.6082959641</text:p>
          </table:table-cell>
          <table:table-cell table:style-name="ce1" table:formula="of:=360000*(1-0.01*([.E41]-25))" office:value-type="float" office:value="425833.2">
            <text:p>425833.2</text:p>
          </table:table-cell>
          <table:table-cell table:formula="of:=[.R41]+[.S41]" office:value-type="float" office:value="371275.591704036">
            <text:p>371275.591704036</text:p>
          </table:table-cell>
          <table:table-cell table:formula="of:=[.T41]/[.S41]" office:value-type="float" office:value="0.871880331791969">
            <text:p>0.8718803318</text:p>
          </table:table-cell>
          <table:table-cell table:number-columns-repeated="3"/>
          <table:table-cell table:formula="of:=[.Q41]-([.$E41]-5)*[.$AC$1]" office:value-type="float" office:value="13.2169072">
            <text:p>13.2</text:p>
          </table:table-cell>
          <table:table-cell table:formula="of:=[.F41]-[.K41]" office:value-type="float" office:value="13.21">
            <text:p>13.21</text:p>
          </table:table-cell>
          <table:table-cell table:formula="of:=[.Z41]/[.G41]" office:value-type="float" office:value="-11.2905982905983">
            <text:p>-11.2905982906</text:p>
          </table:table-cell>
          <table:table-cell table:number-columns-repeated="8"/>
          <table:table-cell table:formula="of:=[.A41]" office:value-type="float" office:value="19.5011111111111">
            <text:p>19.5011111111</text:p>
          </table:table-cell>
          <table:table-cell table:formula="of:=[.F41]*[.G41]" office:value-type="float" office:value="-15.4557">
            <text:p>-15.4557</text:p>
          </table:table-cell>
          <table:table-cell table:number-columns-repeated="987"/>
        </table:table-row>
        <table:table-row table:style-name="ro1">
          <table:table-cell table:formula="of:=([.D42]-[.$D$2])/3600" office:value-type="float" office:value="20.0011111111111">
            <text:p>20.0011111111</text:p>
          </table:table-cell>
          <table:table-cell office:value-type="float" office:value="78">
            <text:p>78</text:p>
          </table:table-cell>
          <table:table-cell office:value-type="string">
            <text:p><text:s text:c="2"/>2022-02-13T11:07:17</text:p>
          </table:table-cell>
          <table:table-cell office:value-type="float" office:value="1644768437">
            <text:p>1644768437</text:p>
          </table:table-cell>
          <table:table-cell office:value-type="float" office:value="6.187">
            <text:p>6.187</text:p>
          </table:table-cell>
          <table:table-cell office:value-type="float" office:value="13.18">
            <text:p>13.18</text:p>
          </table:table-cell>
          <table:table-cell office:value-type="float" office:value="-2.28">
            <text:p>-2.28</text:p>
          </table:table-cell>
          <table:table-cell office:value-type="float" office:value="0.8932">
            <text:p>0.8932</text:p>
          </table:table-cell>
          <table:table-cell office:value-type="float" office:value="0.4624">
            <text:p>0.4624</text:p>
          </table:table-cell>
          <table:table-cell office:value-type="float" office:value="12.711">
            <text:p>12.711</text:p>
          </table:table-cell>
          <table:table-cell office:value-type="float" office:value="0">
            <text:p>0</text:p>
          </table:table-cell>
          <table:table-cell office:value-type="float" office:value="-96888">
            <text:p>-96888</text:p>
          </table:table-cell>
          <table:table-cell table:style-name="Default" table:formula="of:=([.L42]-[.L41])/([.A42]-[.A41])/3600" office:value-type="float" office:value="-1.09333333333333">
            <text:p>-1.0933333333</text:p>
          </table:table-cell>
          <table:table-cell table:style-name="Default" table:formula="of:=[.M42]+[.$V$3]" office:value-type="float" office:value="-1.22333333333333">
            <text:p>-1.2233333333</text:p>
          </table:table-cell>
          <table:table-cell table:style-name="Default" table:formula="of:=([.N42]*3600*([.A42]-[.A41]))*[.$V$7]/[.$V$5]+[.O41]" office:value-type="float" office:value="-56915.1307174888">
            <text:p>-56915.1307174888</text:p>
          </table:table-cell>
          <table:table-cell/>
          <table:table-cell table:formula="of:=[.F42]-[.G42]*[.$AN$2]" office:value-type="float" office:value="13.2068128">
            <text:p>13.2068128</text:p>
          </table:table-cell>
          <table:table-cell table:formula="of:=[.O42]" office:value-type="float" office:value="-56915.1307174888">
            <text:p>-56915.1307174888</text:p>
          </table:table-cell>
          <table:table-cell table:style-name="ce1" table:formula="of:=360000*(1-0.01*([.E42]-25))" office:value-type="float" office:value="427726.8">
            <text:p>427726.8</text:p>
          </table:table-cell>
          <table:table-cell table:formula="of:=[.R42]+[.S42]" office:value-type="float" office:value="370811.669282511">
            <text:p>370811.669282511</text:p>
          </table:table-cell>
          <table:table-cell table:formula="of:=[.T42]/[.S42]" office:value-type="float" office:value="0.86693578537167">
            <text:p>0.8669357854</text:p>
          </table:table-cell>
          <table:table-cell/>
          <table:table-cell office:value-type="float" office:value="27">
            <text:p>27</text:p>
          </table:table-cell>
          <table:table-cell table:formula="of:=([.W42]-32)*5/9" office:value-type="float" office:value="-2.77777777777778">
            <text:p>-2.8</text:p>
          </table:table-cell>
          <table:table-cell table:formula="of:=[.Q42]-([.$E42]-5)*[.$AC$1]" office:value-type="float" office:value="13.2020648">
            <text:p>13.2</text:p>
          </table:table-cell>
          <table:table-cell table:formula="of:=[.F42]-[.K42]" office:value-type="float" office:value="13.18">
            <text:p>13.18</text:p>
          </table:table-cell>
          <table:table-cell table:formula="of:=[.Z42]/[.G42]" office:value-type="float" office:value="-5.78070175438596">
            <text:p>-5.7807017544</text:p>
          </table:table-cell>
          <table:table-cell table:number-columns-repeated="8"/>
          <table:table-cell table:formula="of:=[.A42]" office:value-type="float" office:value="20.0011111111111">
            <text:p>20.0011111111</text:p>
          </table:table-cell>
          <table:table-cell table:formula="of:=[.F42]*[.G42]" office:value-type="float" office:value="-30.0504">
            <text:p>-30.0504</text:p>
          </table:table-cell>
          <table:table-cell table:number-columns-repeated="987"/>
        </table:table-row>
        <table:table-row table:style-name="ro1">
          <table:table-cell table:formula="of:=([.D43]-[.$D$2])/3600" office:value-type="float" office:value="20.5011111111111">
            <text:p>20.5011111111</text:p>
          </table:table-cell>
          <table:table-cell office:value-type="float" office:value="79">
            <text:p>79</text:p>
          </table:table-cell>
          <table:table-cell office:value-type="string">
            <text:p><text:s text:c="2"/>2022-02-13T11:37:17</text:p>
          </table:table-cell>
          <table:table-cell office:value-type="float" office:value="1644770237">
            <text:p>1644770237</text:p>
          </table:table-cell>
          <table:table-cell office:value-type="float" office:value="5.458">
            <text:p>5.458</text:p>
          </table:table-cell>
          <table:table-cell office:value-type="float" office:value="13.168">
            <text:p>13.168</text:p>
          </table:table-cell>
          <table:table-cell office:value-type="float" office:value="-2.28">
            <text:p>-2.28</text:p>
          </table:table-cell>
          <table:table-cell office:value-type="float" office:value="0.8912">
            <text:p>0.8912</text:p>
          </table:table-cell>
          <table:table-cell office:value-type="float" office:value="0.4556">
            <text:p>0.4556</text:p>
          </table:table-cell>
          <table:table-cell office:value-type="float" office:value="12.679">
            <text:p>12.679</text:p>
          </table:table-cell>
          <table:table-cell office:value-type="float" office:value="0">
            <text:p>0</text:p>
          </table:table-cell>
          <table:table-cell office:value-type="float" office:value="-101112">
            <text:p>-101112</text:p>
          </table:table-cell>
          <table:table-cell table:style-name="Default" table:formula="of:=([.L43]-[.L42])/([.A43]-[.A42])/3600" office:value-type="float" office:value="-2.34666666666667">
            <text:p>-2.3466666667</text:p>
          </table:table-cell>
          <table:table-cell table:style-name="Default" table:formula="of:=[.M43]+[.$V$3]" office:value-type="float" office:value="-2.47666666666667">
            <text:p>-2.4766666667</text:p>
          </table:table-cell>
          <table:table-cell table:style-name="Default" table:formula="of:=([.N43]*3600*([.A43]-[.A42]))*[.$V$7]/[.$V$5]+[.O42]" office:value-type="float" office:value="-61687.9894618834">
            <text:p>-61687.9894618834</text:p>
          </table:table-cell>
          <table:table-cell/>
          <table:table-cell table:formula="of:=[.F43]-[.G43]*[.$AN$2]" office:value-type="float" office:value="13.1948128">
            <text:p>13.1948128</text:p>
          </table:table-cell>
          <table:table-cell table:formula="of:=[.O43]" office:value-type="float" office:value="-61687.9894618834">
            <text:p>-61687.9894618834</text:p>
          </table:table-cell>
          <table:table-cell table:style-name="ce1" table:formula="of:=360000*(1-0.01*([.E43]-25))" office:value-type="float" office:value="430351.2">
            <text:p>430351.2</text:p>
          </table:table-cell>
          <table:table-cell table:formula="of:=[.R43]+[.S43]" office:value-type="float" office:value="368663.210538117">
            <text:p>368663.210538117</text:p>
          </table:table-cell>
          <table:table-cell table:formula="of:=[.T43]/[.S43]" office:value-type="float" office:value="0.856656634251552">
            <text:p>0.8566566343</text:p>
          </table:table-cell>
          <table:table-cell table:number-columns-repeated="3"/>
          <table:table-cell table:formula="of:=[.Q43]-([.$E43]-5)*[.$AC$1]" office:value-type="float" office:value="13.1929808">
            <text:p>13.2</text:p>
          </table:table-cell>
          <table:table-cell table:formula="of:=[.F43]-[.K43]" office:value-type="float" office:value="13.168">
            <text:p>13.168</text:p>
          </table:table-cell>
          <table:table-cell table:formula="of:=[.Z43]/[.G43]" office:value-type="float" office:value="-5.77543859649123">
            <text:p>-5.7754385965</text:p>
          </table:table-cell>
          <table:table-cell table:style-name="ce1" table:number-columns-repeated="8"/>
          <table:table-cell table:style-name="ce1" table:formula="of:=[.A43]" office:value-type="float" office:value="20.5011111111111">
            <text:p>20.5011111111</text:p>
          </table:table-cell>
          <table:table-cell table:formula="of:=[.F43]*[.G43]" office:value-type="float" office:value="-30.02304">
            <text:p>-30.02304</text:p>
          </table:table-cell>
          <table:table-cell table:number-columns-repeated="987"/>
        </table:table-row>
        <table:table-row table:style-name="ro1">
          <table:table-cell table:formula="of:=([.D44]-[.$D$2])/3600" office:value-type="float" office:value="21.0011111111111">
            <text:p>21.0011111111</text:p>
          </table:table-cell>
          <table:table-cell office:value-type="float" office:value="80">
            <text:p>80</text:p>
          </table:table-cell>
          <table:table-cell office:value-type="string">
            <text:p><text:s text:c="2"/>2022-02-13T12:07:17</text:p>
          </table:table-cell>
          <table:table-cell office:value-type="float" office:value="1644772037">
            <text:p>1644772037</text:p>
          </table:table-cell>
          <table:table-cell office:value-type="float" office:value="4.867">
            <text:p>4.867</text:p>
          </table:table-cell>
          <table:table-cell office:value-type="float" office:value="13.154">
            <text:p>13.154</text:p>
          </table:table-cell>
          <table:table-cell office:value-type="float" office:value="-2.403">
            <text:p>-2.403</text:p>
          </table:table-cell>
          <table:table-cell office:value-type="float" office:value="0.8879">
            <text:p>0.8879</text:p>
          </table:table-cell>
          <table:table-cell office:value-type="float" office:value="0.4489">
            <text:p>0.4489</text:p>
          </table:table-cell>
          <table:table-cell office:value-type="float" office:value="12.639">
            <text:p>12.639</text:p>
          </table:table-cell>
          <table:table-cell office:value-type="float" office:value="0">
            <text:p>0</text:p>
          </table:table-cell>
          <table:table-cell office:value-type="float" office:value="-105360">
            <text:p>-105360</text:p>
          </table:table-cell>
          <table:table-cell table:style-name="Default" table:formula="of:=([.L44]-[.L43])/([.A44]-[.A43])/3600" office:value-type="float" office:value="-2.36">
            <text:p>-2.36</text:p>
          </table:table-cell>
          <table:table-cell table:style-name="Default" table:formula="of:=[.M44]+[.$V$3]" office:value-type="float" office:value="-2.49">
            <text:p>-2.49</text:p>
          </table:table-cell>
          <table:table-cell table:style-name="Default" table:formula="of:=([.N44]*3600*([.A44]-[.A43]))*[.$V$7]/[.$V$5]+[.O43]" office:value-type="float" office:value="-66486.5432735426">
            <text:p>-66486.5432735426</text:p>
          </table:table-cell>
          <table:table-cell/>
          <table:table-cell table:formula="of:=[.F44]-[.G44]*[.$AN$2]" office:value-type="float" office:value="13.18225928">
            <text:p>13.18225928</text:p>
          </table:table-cell>
          <table:table-cell table:formula="of:=[.O44]" office:value-type="float" office:value="-66486.5432735426">
            <text:p>-66486.5432735426</text:p>
          </table:table-cell>
          <table:table-cell table:style-name="ce1" table:formula="of:=360000*(1-0.01*([.E44]-25))" office:value-type="float" office:value="432478.8">
            <text:p>432478.8</text:p>
          </table:table-cell>
          <table:table-cell table:formula="of:=[.R44]+[.S44]" office:value-type="float" office:value="365992.256726457">
            <text:p>365992.256726457</text:p>
          </table:table-cell>
          <table:table-cell table:formula="of:=[.T44]/[.S44]" office:value-type="float" office:value="0.846266352770257">
            <text:p>0.8462663528</text:p>
          </table:table-cell>
          <table:table-cell/>
          <table:table-cell office:value-type="float" office:value="27">
            <text:p>27</text:p>
          </table:table-cell>
          <table:table-cell table:formula="of:=([.W44]-32)*5/9" office:value-type="float" office:value="-2.77777777777778">
            <text:p>-2.8</text:p>
          </table:table-cell>
          <table:table-cell table:formula="of:=[.Q44]-([.$E44]-5)*[.$AC$1]" office:value-type="float" office:value="13.18279128">
            <text:p>13.2</text:p>
          </table:table-cell>
          <table:table-cell table:formula="of:=[.F44]-[.K44]" office:value-type="float" office:value="13.154">
            <text:p>13.154</text:p>
          </table:table-cell>
          <table:table-cell table:formula="of:=[.Z44]/[.G44]" office:value-type="float" office:value="-5.47399084477736">
            <text:p>-5.4739908448</text:p>
          </table:table-cell>
          <table:table-cell table:style-name="ce1" table:number-columns-repeated="8"/>
          <table:table-cell table:style-name="ce1" table:formula="of:=[.A44]" office:value-type="float" office:value="21.0011111111111">
            <text:p>21.0011111111</text:p>
          </table:table-cell>
          <table:table-cell table:formula="of:=[.F44]*[.G44]" office:value-type="float" office:value="-31.609062">
            <text:p>-31.609062</text:p>
          </table:table-cell>
          <table:table-cell table:number-columns-repeated="987"/>
        </table:table-row>
        <table:table-row table:style-name="ro1">
          <table:table-cell table:formula="of:=([.D45]-[.$D$2])/3600" office:value-type="float" office:value="21.5011111111111">
            <text:p>21.5011111111</text:p>
          </table:table-cell>
          <table:table-cell office:value-type="float" office:value="81">
            <text:p>81</text:p>
          </table:table-cell>
          <table:table-cell office:value-type="string">
            <text:p><text:s text:c="2"/>2022-02-13T12:37:17</text:p>
          </table:table-cell>
          <table:table-cell office:value-type="float" office:value="1644773837">
            <text:p>1644773837</text:p>
          </table:table-cell>
          <table:table-cell office:value-type="float" office:value="4.478">
            <text:p>4.478</text:p>
          </table:table-cell>
          <table:table-cell office:value-type="float" office:value="13.154">
            <text:p>13.154</text:p>
          </table:table-cell>
          <table:table-cell office:value-type="float" office:value="-2.342">
            <text:p>-2.342</text:p>
          </table:table-cell>
          <table:table-cell office:value-type="float" office:value="0.8823">
            <text:p>0.8823</text:p>
          </table:table-cell>
          <table:table-cell office:value-type="float" office:value="0.4423">
            <text:p>0.4423</text:p>
          </table:table-cell>
          <table:table-cell office:value-type="float" office:value="12.586">
            <text:p>12.586</text:p>
          </table:table-cell>
          <table:table-cell office:value-type="float" office:value="0">
            <text:p>0</text:p>
          </table:table-cell>
          <table:table-cell office:value-type="float" office:value="-109608">
            <text:p>-109608</text:p>
          </table:table-cell>
          <table:table-cell table:style-name="Default" table:formula="of:=([.L45]-[.L44])/([.A45]-[.A44])/3600" office:value-type="float" office:value="-2.36">
            <text:p>-2.36</text:p>
          </table:table-cell>
          <table:table-cell table:style-name="Default" table:formula="of:=[.M45]+[.$V$3]" office:value-type="float" office:value="-2.49">
            <text:p>-2.49</text:p>
          </table:table-cell>
          <table:table-cell table:style-name="Default" table:formula="of:=([.N45]*3600*([.A45]-[.A44]))*[.$V$7]/[.$V$5]+[.O44]" office:value-type="float" office:value="-71285.0970852018">
            <text:p>-71285.0970852018</text:p>
          </table:table-cell>
          <table:table-cell/>
          <table:table-cell table:formula="of:=[.F45]-[.G45]*[.$AN$2]" office:value-type="float" office:value="13.18154192">
            <text:p>13.18154192</text:p>
          </table:table-cell>
          <table:table-cell table:formula="of:=[.O45]" office:value-type="float" office:value="-71285.0970852018">
            <text:p>-71285.0970852018</text:p>
          </table:table-cell>
          <table:table-cell table:style-name="ce1" table:formula="of:=360000*(1-0.01*([.E45]-25))" office:value-type="float" office:value="433879.2">
            <text:p>433879.2</text:p>
          </table:table-cell>
          <table:table-cell table:formula="of:=[.R45]+[.S45]" office:value-type="float" office:value="362594.102914798">
            <text:p>362594.102914798</text:p>
          </table:table-cell>
          <table:table-cell table:formula="of:=[.T45]/[.S45]" office:value-type="float" office:value="0.835702893604483">
            <text:p>0.8357028936</text:p>
          </table:table-cell>
          <table:table-cell table:number-columns-repeated="3"/>
          <table:table-cell table:formula="of:=[.Q45]-([.$E45]-5)*[.$AC$1]" office:value-type="float" office:value="13.18362992">
            <text:p>13.2</text:p>
          </table:table-cell>
          <table:table-cell table:formula="of:=[.F45]-[.K45]" office:value-type="float" office:value="13.154">
            <text:p>13.154</text:p>
          </table:table-cell>
          <table:table-cell table:formula="of:=[.Z45]/[.G45]" office:value-type="float" office:value="-5.61656703672075">
            <text:p>-5.6165670367</text:p>
          </table:table-cell>
          <table:table-cell table:style-name="ce1" table:number-columns-repeated="8"/>
          <table:table-cell table:style-name="ce1" table:formula="of:=[.A45]" office:value-type="float" office:value="21.5011111111111">
            <text:p>21.5011111111</text:p>
          </table:table-cell>
          <table:table-cell table:formula="of:=[.F45]*[.G45]" office:value-type="float" office:value="-30.806668">
            <text:p>-30.806668</text:p>
          </table:table-cell>
          <table:table-cell table:number-columns-repeated="987"/>
        </table:table-row>
        <table:table-row table:style-name="ro1">
          <table:table-cell table:formula="of:=([.D46]-[.$D$2])/3600" office:value-type="float" office:value="22.0011111111111">
            <text:p>22.0011111111</text:p>
          </table:table-cell>
          <table:table-cell office:value-type="float" office:value="82">
            <text:p>82</text:p>
          </table:table-cell>
          <table:table-cell office:value-type="string">
            <text:p><text:s text:c="2"/>2022-02-13T13:07:17</text:p>
          </table:table-cell>
          <table:table-cell office:value-type="float" office:value="1644775637">
            <text:p>1644775637</text:p>
          </table:table-cell>
          <table:table-cell office:value-type="float" office:value="5.412">
            <text:p>5.412</text:p>
          </table:table-cell>
          <table:table-cell office:value-type="float" office:value="13.06">
            <text:p>13.06</text:p>
          </table:table-cell>
          <table:table-cell office:value-type="float" office:value="-5.117">
            <text:p>-5.117</text:p>
          </table:table-cell>
          <table:table-cell office:value-type="float" office:value="0.8558">
            <text:p>0.8558</text:p>
          </table:table-cell>
          <table:table-cell office:value-type="float" office:value="0.4359">
            <text:p>0.4359</text:p>
          </table:table-cell>
          <table:table-cell office:value-type="float" office:value="12.393">
            <text:p>12.393</text:p>
          </table:table-cell>
          <table:table-cell office:value-type="float" office:value="0">
            <text:p>0</text:p>
          </table:table-cell>
          <table:table-cell office:value-type="float" office:value="-117000">
            <text:p>-117000</text:p>
          </table:table-cell>
          <table:table-cell table:style-name="Default" table:formula="of:=([.L46]-[.L45])/([.A46]-[.A45])/3600" office:value-type="float" office:value="-4.10666666666667">
            <text:p>-4.1066666667</text:p>
          </table:table-cell>
          <table:table-cell table:style-name="Default" table:formula="of:=[.M46]+[.$V$3]" office:value-type="float" office:value="-4.23666666666667">
            <text:p>-4.2366666667</text:p>
          </table:table-cell>
          <table:table-cell table:style-name="Default" table:formula="of:=([.N46]*3600*([.A46]-[.A45]))*[.$V$7]/[.$V$5]+[.O45]" office:value-type="float" office:value="-79449.7047085202">
            <text:p>-79449.7047085202</text:p>
          </table:table-cell>
          <table:table-cell/>
          <table:table-cell table:formula="of:=[.F46]-[.G46]*[.$AN$2]" office:value-type="float" office:value="13.12017592">
            <text:p>13.12017592</text:p>
          </table:table-cell>
          <table:table-cell table:formula="of:=[.O46]" office:value-type="float" office:value="-79449.7047085202">
            <text:p>-79449.7047085202</text:p>
          </table:table-cell>
          <table:table-cell table:style-name="ce1" table:formula="of:=360000*(1-0.01*([.E46]-25))" office:value-type="float" office:value="430516.8">
            <text:p>430516.8</text:p>
          </table:table-cell>
          <table:table-cell table:formula="of:=[.R46]+[.S46]" office:value-type="float" office:value="351067.09529148">
            <text:p>351067.09529148</text:p>
          </table:table-cell>
          <table:table-cell table:formula="of:=[.T46]/[.S46]" office:value-type="float" office:value="0.81545504215278">
            <text:p>0.8154550422</text:p>
          </table:table-cell>
          <table:table-cell/>
          <table:table-cell office:value-type="float" office:value="26">
            <text:p>26</text:p>
          </table:table-cell>
          <table:table-cell table:formula="of:=([.W46]-32)*5/9" office:value-type="float" office:value="-3.33333333333333">
            <text:p>-3.3</text:p>
          </table:table-cell>
          <table:table-cell table:formula="of:=[.Q46]-([.$E46]-5)*[.$AC$1]" office:value-type="float" office:value="13.11852792">
            <text:p>13.1</text:p>
          </table:table-cell>
          <table:table-cell table:formula="of:=[.F46]-[.K46]" office:value-type="float" office:value="13.06">
            <text:p>13.06</text:p>
          </table:table-cell>
          <table:table-cell table:formula="of:=[.Z46]/[.G46]" office:value-type="float" office:value="-2.55227672464335">
            <text:p>-2.5522767246</text:p>
          </table:table-cell>
          <table:table-cell table:style-name="ce1" table:number-columns-repeated="8"/>
          <table:table-cell table:style-name="ce1" table:formula="of:=[.A46]" office:value-type="float" office:value="22.0011111111111">
            <text:p>22.0011111111</text:p>
          </table:table-cell>
          <table:table-cell table:formula="of:=[.F46]*[.G46]" office:value-type="float" office:value="-66.82802">
            <text:p>-66.82802</text:p>
          </table:table-cell>
          <table:table-cell table:number-columns-repeated="987"/>
        </table:table-row>
        <table:table-row table:style-name="ro2">
          <table:table-cell table:formula="of:=([.D47]-[.$D$2])/3600" office:value-type="float" office:value="22.5011111111111">
            <text:p>22.5011111111</text:p>
          </table:table-cell>
          <table:table-cell office:value-type="float" office:value="83">
            <text:p>83</text:p>
          </table:table-cell>
          <table:table-cell office:value-type="string">
            <text:p><text:s text:c="2"/>2022-02-13T13:37:17</text:p>
          </table:table-cell>
          <table:table-cell office:value-type="float" office:value="1644777437">
            <text:p>1644777437</text:p>
          </table:table-cell>
          <table:table-cell office:value-type="float" office:value="6.663">
            <text:p>6.663</text:p>
          </table:table-cell>
          <table:table-cell office:value-type="float" office:value="13.15">
            <text:p>13.15</text:p>
          </table:table-cell>
          <table:table-cell office:value-type="float" office:value="-2.342">
            <text:p>-2.342</text:p>
          </table:table-cell>
          <table:table-cell office:value-type="float" office:value="0.8303">
            <text:p>0.8303</text:p>
          </table:table-cell>
          <table:table-cell office:value-type="float" office:value="0.4295">
            <text:p>0.4295</text:p>
          </table:table-cell>
          <table:table-cell office:value-type="float" office:value="12.214">
            <text:p>12.214</text:p>
          </table:table-cell>
          <table:table-cell office:value-type="float" office:value="0">
            <text:p>0</text:p>
          </table:table-cell>
          <table:table-cell office:value-type="float" office:value="-121464">
            <text:p>-121464</text:p>
          </table:table-cell>
          <table:table-cell table:style-name="Default" table:formula="of:=([.L47]-[.L46])/([.A47]-[.A46])/3600" office:value-type="float" office:value="-2.48">
            <text:p>-2.48</text:p>
          </table:table-cell>
          <table:table-cell table:style-name="Default" table:formula="of:=[.M47]+[.$V$3]" office:value-type="float" office:value="-2.61">
            <text:p>-2.61</text:p>
          </table:table-cell>
          <table:table-cell table:style-name="Default" table:formula="of:=([.N47]*3600*([.A47]-[.A46]))*[.$V$7]/[.$V$5]+[.O46]" office:value-type="float" office:value="-84479.5141255605">
            <text:p>-84479.5141255605</text:p>
          </table:table-cell>
          <table:table-cell/>
          <table:table-cell table:formula="of:=[.F47]-[.G47]*[.$AN$2]" office:value-type="float" office:value="13.17754192">
            <text:p>13.17754192</text:p>
          </table:table-cell>
          <table:table-cell table:formula="of:=[.O47]" office:value-type="float" office:value="-84479.5141255605">
            <text:p>-84479.5141255605</text:p>
          </table:table-cell>
          <table:table-cell table:style-name="ce1" table:formula="of:=360000*(1-0.01*([.E47]-25))" office:value-type="float" office:value="426013.2">
            <text:p>426013.2</text:p>
          </table:table-cell>
          <table:table-cell table:formula="of:=[.R47]+[.S47]" office:value-type="float" office:value="341533.685874439">
            <text:p>341533.685874439</text:p>
          </table:table-cell>
          <table:table-cell table:formula="of:=[.T47]/[.S47]" office:value-type="float" office:value="0.801697425982198">
            <text:p>0.801697426</text:p>
          </table:table-cell>
          <table:table-cell table:number-columns-repeated="3"/>
          <table:table-cell table:formula="of:=[.Q47]-([.$E47]-5)*[.$AC$1]" office:value-type="float" office:value="13.17088992">
            <text:p>13.2</text:p>
          </table:table-cell>
          <table:table-cell table:formula="of:=[.F47]-[.K47]" office:value-type="float" office:value="13.15">
            <text:p>13.15</text:p>
          </table:table-cell>
          <table:table-cell table:formula="of:=[.Z47]/[.G47]" office:value-type="float" office:value="-5.61485909479078">
            <text:p>-5.6148590948</text:p>
          </table:table-cell>
          <table:table-cell table:style-name="ce1" table:number-columns-repeated="2"/>
          <table:table-cell table:style-name="ce5" table:number-columns-repeated="2"/>
          <table:table-cell table:style-name="ce1" table:number-columns-repeated="4"/>
          <table:table-cell table:style-name="ce1" table:formula="of:=[.A47]" office:value-type="float" office:value="22.5011111111111">
            <text:p>22.5011111111</text:p>
          </table:table-cell>
          <table:table-cell table:formula="of:=[.F47]*[.G47]" office:value-type="float" office:value="-30.7973">
            <text:p>-30.7973</text:p>
          </table:table-cell>
          <table:table-cell table:number-columns-repeated="987"/>
        </table:table-row>
        <table:table-row table:style-name="ro2">
          <table:table-cell table:formula="of:=([.D48]-[.$D$2])/3600" office:value-type="float" office:value="23.0011111111111">
            <text:p>23.0011111111</text:p>
          </table:table-cell>
          <table:table-cell office:value-type="float" office:value="84">
            <text:p>84</text:p>
          </table:table-cell>
          <table:table-cell office:value-type="string">
            <text:p><text:s text:c="2"/>2022-02-13T14:07:17</text:p>
          </table:table-cell>
          <table:table-cell office:value-type="float" office:value="1644779237">
            <text:p>1644779237</text:p>
          </table:table-cell>
          <table:table-cell office:value-type="float" office:value="6.04">
            <text:p>6.04</text:p>
          </table:table-cell>
          <table:table-cell office:value-type="float" office:value="13.15">
            <text:p>13.15</text:p>
          </table:table-cell>
          <table:table-cell office:value-type="float" office:value="-2.403">
            <text:p>-2.403</text:p>
          </table:table-cell>
          <table:table-cell office:value-type="float" office:value="0.8274">
            <text:p>0.8274</text:p>
          </table:table-cell>
          <table:table-cell office:value-type="float" office:value="0.4232">
            <text:p>0.4232</text:p>
          </table:table-cell>
          <table:table-cell office:value-type="float" office:value="12.178">
            <text:p>12.178</text:p>
          </table:table-cell>
          <table:table-cell office:value-type="float" office:value="0">
            <text:p>0</text:p>
          </table:table-cell>
          <table:table-cell office:value-type="float" office:value="-125712">
            <text:p>-125712</text:p>
          </table:table-cell>
          <table:table-cell table:style-name="Default" table:formula="of:=([.L48]-[.L47])/([.A48]-[.A47])/3600" office:value-type="float" office:value="-2.36">
            <text:p>-2.36</text:p>
          </table:table-cell>
          <table:table-cell table:style-name="Default" table:formula="of:=[.M48]+[.$V$3]" office:value-type="float" office:value="-2.49">
            <text:p>-2.49</text:p>
          </table:table-cell>
          <table:table-cell table:style-name="Default" table:formula="of:=([.N48]*3600*([.A48]-[.A47]))*[.$V$7]/[.$V$5]+[.O47]" office:value-type="float" office:value="-89278.0679372197">
            <text:p>-89278.0679372197</text:p>
          </table:table-cell>
          <table:table-cell/>
          <table:table-cell table:formula="of:=[.F48]-[.G48]*[.$AN$2]" office:value-type="float" office:value="13.17825928">
            <text:p>13.17825928</text:p>
          </table:table-cell>
          <table:table-cell table:formula="of:=[.O48]" office:value-type="float" office:value="-89278.0679372197">
            <text:p>-89278.0679372197</text:p>
          </table:table-cell>
          <table:table-cell table:style-name="ce1" table:formula="of:=360000*(1-0.01*([.E48]-25))" office:value-type="float" office:value="428256">
            <text:p>428256</text:p>
          </table:table-cell>
          <table:table-cell table:formula="of:=[.R48]+[.S48]" office:value-type="float" office:value="338977.93206278">
            <text:p>338977.93206278</text:p>
          </table:table-cell>
          <table:table-cell table:formula="of:=[.T48]/[.S48]" office:value-type="float" office:value="0.7915310750177">
            <text:p>0.791531075</text:p>
          </table:table-cell>
          <table:table-cell/>
          <table:table-cell office:value-type="float" office:value="26">
            <text:p>26</text:p>
          </table:table-cell>
          <table:table-cell table:formula="of:=([.W48]-32)*5/9" office:value-type="float" office:value="-3.33333333333333">
            <text:p>-3.3</text:p>
          </table:table-cell>
          <table:table-cell table:formula="of:=[.Q48]-([.$E48]-5)*[.$AC$1]" office:value-type="float" office:value="13.17409928">
            <text:p>13.2</text:p>
          </table:table-cell>
          <table:table-cell table:formula="of:=[.F48]-[.K48]" office:value-type="float" office:value="13.15">
            <text:p>13.15</text:p>
          </table:table-cell>
          <table:table-cell table:formula="of:=[.Z48]/[.G48]" office:value-type="float" office:value="-5.47232625884311">
            <text:p>-5.4723262588</text:p>
          </table:table-cell>
          <table:table-cell table:style-name="ce5"/>
          <table:table-cell table:style-name="ce1" table:number-columns-repeated="7"/>
          <table:table-cell table:style-name="ce1" table:formula="of:=[.A48]" office:value-type="float" office:value="23.0011111111111">
            <text:p>23.0011111111</text:p>
          </table:table-cell>
          <table:table-cell table:formula="of:=[.F48]*[.G48]" office:value-type="float" office:value="-31.59945">
            <text:p>-31.59945</text:p>
          </table:table-cell>
          <table:table-cell table:number-columns-repeated="987"/>
        </table:table-row>
        <table:table-row table:style-name="ro1">
          <table:table-cell table:formula="of:=([.D49]-[.$D$2])/3600" office:value-type="float" office:value="23.5013888888889">
            <text:p>23.5013888889</text:p>
          </table:table-cell>
          <table:table-cell office:value-type="float" office:value="85">
            <text:p>85</text:p>
          </table:table-cell>
          <table:table-cell office:value-type="string">
            <text:p><text:s text:c="2"/>2022-02-13T14:37:18</text:p>
          </table:table-cell>
          <table:table-cell office:value-type="float" office:value="1644781038">
            <text:p>1644781038</text:p>
          </table:table-cell>
          <table:table-cell office:value-type="float" office:value="5.285">
            <text:p>5.285</text:p>
          </table:table-cell>
          <table:table-cell office:value-type="float" office:value="13.146">
            <text:p>13.146</text:p>
          </table:table-cell>
          <table:table-cell office:value-type="float" office:value="-2.403">
            <text:p>-2.403</text:p>
          </table:table-cell>
          <table:table-cell office:value-type="float" office:value="0.8262">
            <text:p>0.8262</text:p>
          </table:table-cell>
          <table:table-cell office:value-type="float" office:value="0.417">
            <text:p>0.417</text:p>
          </table:table-cell>
          <table:table-cell office:value-type="float" office:value="12.152">
            <text:p>12.152</text:p>
          </table:table-cell>
          <table:table-cell office:value-type="float" office:value="0">
            <text:p>0</text:p>
          </table:table-cell>
          <table:table-cell office:value-type="float" office:value="-129984">
            <text:p>-129984</text:p>
          </table:table-cell>
          <table:table-cell table:style-name="Default" table:formula="of:=([.L49]-[.L48])/([.A49]-[.A48])/3600" office:value-type="float" office:value="-2.37201554691837">
            <text:p>-2.3720155469</text:p>
          </table:table-cell>
          <table:table-cell table:style-name="Default" table:formula="of:=[.M49]+[.$V$3]" office:value-type="float" office:value="-2.50201554691837">
            <text:p>-2.5020155469</text:p>
          </table:table-cell>
          <table:table-cell table:style-name="Default" table:formula="of:=([.N49]*3600*([.A49]-[.A48]))*[.$V$7]/[.$V$5]+[.O48]" office:value-type="float" office:value="-94102.4559977578">
            <text:p>-94102.4559977578</text:p>
          </table:table-cell>
          <table:table-cell/>
          <table:table-cell table:formula="of:=[.F49]-[.G49]*[.$AN$2]" office:value-type="float" office:value="13.17425928">
            <text:p>13.17425928</text:p>
          </table:table-cell>
          <table:table-cell table:formula="of:=[.O49]" office:value-type="float" office:value="-94102.4559977578">
            <text:p>-94102.4559977578</text:p>
          </table:table-cell>
          <table:table-cell table:style-name="ce1" table:formula="of:=360000*(1-0.01*([.E49]-25))" office:value-type="float" office:value="430974">
            <text:p>430974</text:p>
          </table:table-cell>
          <table:table-cell table:formula="of:=[.R49]+[.S49]" office:value-type="float" office:value="336871.544002242">
            <text:p>336871.544002242</text:p>
          </table:table-cell>
          <table:table-cell table:formula="of:=[.T49]/[.S49]" office:value-type="float" office:value="0.781651663446617">
            <text:p>0.7816516634</text:p>
          </table:table-cell>
          <table:table-cell table:number-columns-repeated="3"/>
          <table:table-cell table:formula="of:=[.Q49]-([.$E49]-5)*[.$AC$1]" office:value-type="float" office:value="13.17311928">
            <text:p>13.2</text:p>
          </table:table-cell>
          <table:table-cell table:formula="of:=[.F49]-[.K49]" office:value-type="float" office:value="13.146">
            <text:p>13.146</text:p>
          </table:table-cell>
          <table:table-cell table:formula="of:=[.Z49]/[.G49]" office:value-type="float" office:value="-5.47066167290886">
            <text:p>-5.4706616729</text:p>
          </table:table-cell>
          <table:table-cell table:style-name="ce1" table:number-columns-repeated="8"/>
          <table:table-cell table:style-name="ce1" table:formula="of:=[.A49]" office:value-type="float" office:value="23.5013888888889">
            <text:p>23.5013888889</text:p>
          </table:table-cell>
          <table:table-cell table:formula="of:=[.F49]*[.G49]" office:value-type="float" office:value="-31.589838">
            <text:p>-31.589838</text:p>
          </table:table-cell>
          <table:table-cell table:number-columns-repeated="987"/>
        </table:table-row>
        <table:table-row table:style-name="ro2">
          <table:table-cell table:formula="of:=([.D50]-[.$D$2])/3600" office:value-type="float" office:value="24.0013888888889">
            <text:p>24.0013888889</text:p>
          </table:table-cell>
          <table:table-cell office:value-type="float" office:value="86">
            <text:p>86</text:p>
          </table:table-cell>
          <table:table-cell office:value-type="string">
            <text:p><text:s text:c="2"/>2022-02-13T15:07:18</text:p>
          </table:table-cell>
          <table:table-cell office:value-type="float" office:value="1644782838">
            <text:p>1644782838</text:p>
          </table:table-cell>
          <table:table-cell office:value-type="float" office:value="4.64">
            <text:p>4.64</text:p>
          </table:table-cell>
          <table:table-cell office:value-type="float" office:value="13.137">
            <text:p>13.137</text:p>
          </table:table-cell>
          <table:table-cell office:value-type="float" office:value="-2.342">
            <text:p>-2.342</text:p>
          </table:table-cell>
          <table:table-cell office:value-type="float" office:value="0.8237">
            <text:p>0.8237</text:p>
          </table:table-cell>
          <table:table-cell office:value-type="float" office:value="0.4109">
            <text:p>0.4109</text:p>
          </table:table-cell>
          <table:table-cell office:value-type="float" office:value="12.118">
            <text:p>12.118</text:p>
          </table:table-cell>
          <table:table-cell office:value-type="float" office:value="0">
            <text:p>0</text:p>
          </table:table-cell>
          <table:table-cell office:value-type="float" office:value="-134232">
            <text:p>-134232</text:p>
          </table:table-cell>
          <table:table-cell table:style-name="Default" table:formula="of:=([.L50]-[.L49])/([.A50]-[.A49])/3600" office:value-type="float" office:value="-2.36">
            <text:p>-2.36</text:p>
          </table:table-cell>
          <table:table-cell table:style-name="Default" table:formula="of:=[.M50]+[.$V$3]" office:value-type="float" office:value="-2.49">
            <text:p>-2.49</text:p>
          </table:table-cell>
          <table:table-cell table:style-name="Default" table:formula="of:=([.N50]*3600*([.A50]-[.A49]))*[.$V$7]/[.$V$5]+[.O49]" office:value-type="float" office:value="-98901.009809417">
            <text:p>-98901.009809417</text:p>
          </table:table-cell>
          <table:table-cell/>
          <table:table-cell table:formula="of:=[.F50]-[.G50]*[.$AN$2]" office:value-type="float" office:value="13.16454192">
            <text:p>13.16454192</text:p>
          </table:table-cell>
          <table:table-cell table:formula="of:=[.O50]" office:value-type="float" office:value="-98901.009809417">
            <text:p>-98901.009809417</text:p>
          </table:table-cell>
          <table:table-cell table:style-name="ce1" table:formula="of:=360000*(1-0.01*([.E50]-25))" office:value-type="float" office:value="433296">
            <text:p>433296</text:p>
          </table:table-cell>
          <table:table-cell table:formula="of:=[.R50]+[.S50]" office:value-type="float" office:value="334394.990190583">
            <text:p>334394.990190583</text:p>
          </table:table-cell>
          <table:table-cell table:formula="of:=[.T50]/[.S50]" office:value-type="float" office:value="0.771747235586257">
            <text:p>0.7717472356</text:p>
          </table:table-cell>
          <table:table-cell/>
          <table:table-cell office:value-type="float" office:value="26">
            <text:p>26</text:p>
          </table:table-cell>
          <table:table-cell table:formula="of:=([.W50]-32)*5/9" office:value-type="float" office:value="-3.33333333333333">
            <text:p>-3.3</text:p>
          </table:table-cell>
          <table:table-cell table:formula="of:=[.Q50]-([.$E50]-5)*[.$AC$1]" office:value-type="float" office:value="13.16598192">
            <text:p>13.2</text:p>
          </table:table-cell>
          <table:table-cell table:formula="of:=[.F50]-[.K50]" office:value-type="float" office:value="13.137">
            <text:p>13.137</text:p>
          </table:table-cell>
          <table:table-cell table:formula="of:=[.Z50]/[.G50]" office:value-type="float" office:value="-5.60930828351836">
            <text:p>-5.6093082835</text:p>
          </table:table-cell>
          <table:table-cell table:style-name="ce5" table:number-columns-repeated="2"/>
          <table:table-cell table:style-name="ce1" table:number-columns-repeated="6"/>
          <table:table-cell table:style-name="ce1" table:formula="of:=[.A50]" office:value-type="float" office:value="24.0013888888889">
            <text:p>24.0013888889</text:p>
          </table:table-cell>
          <table:table-cell table:formula="of:=[.F50]*[.G50]" office:value-type="float" office:value="-30.766854">
            <text:p>-30.766854</text:p>
          </table:table-cell>
          <table:table-cell table:number-columns-repeated="987"/>
        </table:table-row>
        <table:table-row table:style-name="ro2">
          <table:table-cell table:formula="of:=([.D51]-[.$D$2])/3600" office:value-type="float" office:value="24.3786111111111">
            <text:p>24.3786111111</text:p>
          </table:table-cell>
          <table:table-cell office:value-type="float" office:value="87">
            <text:p>87</text:p>
          </table:table-cell>
          <table:table-cell office:value-type="string">
            <text:p><text:s text:c="2"/>2022-02-13T15:29:56</text:p>
          </table:table-cell>
          <table:table-cell office:value-type="float" office:value="1644784196">
            <text:p>1644784196</text:p>
          </table:table-cell>
          <table:table-cell office:value-type="float" office:value="4.277">
            <text:p>4.277</text:p>
          </table:table-cell>
          <table:table-cell office:value-type="float" office:value="12.999">
            <text:p>12.999</text:p>
          </table:table-cell>
          <table:table-cell office:value-type="float" office:value="-6.782">
            <text:p>-6.782</text:p>
          </table:table-cell>
          <table:table-cell office:value-type="float" office:value="0.8164">
            <text:p>0.8164</text:p>
          </table:table-cell>
          <table:table-cell office:value-type="float" office:value="0.4063">
            <text:p>0.4063</text:p>
          </table:table-cell>
          <table:table-cell office:value-type="float" office:value="12.052">
            <text:p>12.052</text:p>
          </table:table-cell>
          <table:table-cell office:value-type="float" office:value="0">
            <text:p>0</text:p>
          </table:table-cell>
          <table:table-cell office:value-type="float" office:value="-139200">
            <text:p>-139200</text:p>
          </table:table-cell>
          <table:table-cell table:style-name="Default" table:formula="of:=([.L51]-[.L50])/([.A51]-[.A50])/3600" office:value-type="float" office:value="-3.65832106038291">
            <text:p>-3.6583210604</text:p>
          </table:table-cell>
          <table:table-cell table:style-name="Default" table:formula="of:=[.M51]+[.$V$3]" office:value-type="float" office:value="-3.78832106038291">
            <text:p>-3.7883210604</text:p>
          </table:table-cell>
          <table:table-cell table:style-name="Default" table:formula="of:=([.N51]*3600*([.A51]-[.A50]))*[.$V$7]/[.$V$5]+[.O50]" office:value-type="float" office:value="-104408.897365471">
            <text:p>-104408.897365471</text:p>
          </table:table-cell>
          <table:table-cell/>
          <table:table-cell table:formula="of:=[.F51]-[.G51]*[.$AN$2]" office:value-type="float" office:value="13.07875632">
            <text:p>13.07875632</text:p>
          </table:table-cell>
          <table:table-cell table:formula="of:=[.O51]" office:value-type="float" office:value="-104408.897365471">
            <text:p>-104408.897365471</text:p>
          </table:table-cell>
          <table:table-cell table:style-name="ce1" table:formula="of:=360000*(1-0.01*([.E51]-25))" office:value-type="float" office:value="434602.8">
            <text:p>434602.8</text:p>
          </table:table-cell>
          <table:table-cell table:formula="of:=[.R51]+[.S51]" office:value-type="float" office:value="330193.902634529">
            <text:p>330193.902634529</text:p>
          </table:table-cell>
          <table:table-cell table:formula="of:=[.T51]/[.S51]" office:value-type="float" office:value="0.759760182480484">
            <text:p>0.7597601825</text:p>
          </table:table-cell>
          <table:table-cell table:number-columns-repeated="3"/>
          <table:table-cell table:formula="of:=[.Q51]-([.$E51]-5)*[.$AC$1]" office:value-type="float" office:value="13.08164832">
            <text:p>13.1</text:p>
          </table:table-cell>
          <table:table-cell table:formula="of:=[.F51]-[.K51]" office:value-type="float" office:value="12.999">
            <text:p>12.999</text:p>
          </table:table-cell>
          <table:table-cell table:formula="of:=[.Z51]/[.G51]" office:value-type="float" office:value="-1.91669124152168">
            <text:p>-1.9166912415</text:p>
          </table:table-cell>
          <table:table-cell table:style-name="ce5"/>
          <table:table-cell table:style-name="ce1" table:number-columns-repeated="7"/>
          <table:table-cell table:style-name="ce1" table:formula="of:=[.A51]" office:value-type="float" office:value="24.3786111111111">
            <text:p>24.3786111111</text:p>
          </table:table-cell>
          <table:table-cell table:formula="of:=[.F51]*[.G51]" office:value-type="float" office:value="-88.159218">
            <text:p>-88.159218</text:p>
          </table:table-cell>
          <table:table-cell table:number-columns-repeated="987"/>
        </table:table-row>
        <table:table-row table:style-name="ro1">
          <table:table-cell table:formula="of:=([.D52]-[.$D$2])/3600" office:value-type="float" office:value="24.5013888888889">
            <text:p>24.5013888889</text:p>
          </table:table-cell>
          <table:table-cell office:value-type="float" office:value="88">
            <text:p>88</text:p>
          </table:table-cell>
          <table:table-cell office:value-type="string">
            <text:p><text:s text:c="2"/>2022-02-13T15:37:18</text:p>
          </table:table-cell>
          <table:table-cell office:value-type="float" office:value="1644784638">
            <text:p>1644784638</text:p>
          </table:table-cell>
          <table:table-cell office:value-type="float" office:value="4.827">
            <text:p>4.827</text:p>
          </table:table-cell>
          <table:table-cell office:value-type="float" office:value="12.961">
            <text:p>12.961</text:p>
          </table:table-cell>
          <table:table-cell office:value-type="float" office:value="-7.645">
            <text:p>-7.645</text:p>
          </table:table-cell>
          <table:table-cell office:value-type="float" office:value="0.8033">
            <text:p>0.8033</text:p>
          </table:table-cell>
          <table:table-cell office:value-type="float" office:value="0.4049">
            <text:p>0.4049</text:p>
          </table:table-cell>
          <table:table-cell office:value-type="float" office:value="11.957">
            <text:p>11.957</text:p>
          </table:table-cell>
          <table:table-cell office:value-type="float" office:value="0">
            <text:p>0</text:p>
          </table:table-cell>
          <table:table-cell office:value-type="float" office:value="-142440">
            <text:p>-142440</text:p>
          </table:table-cell>
          <table:table-cell table:style-name="Default" table:formula="of:=([.L52]-[.L51])/([.A52]-[.A51])/3600" office:value-type="float" office:value="-7.33031674208147">
            <text:p>-7.3303167421</text:p>
          </table:table-cell>
          <table:table-cell table:style-name="Default" table:formula="of:=[.M52]+[.$V$3]" office:value-type="float" office:value="-7.46031674208147">
            <text:p>-7.4603167421</text:p>
          </table:table-cell>
          <table:table-cell table:style-name="Default" table:formula="of:=([.N52]*3600*([.A52]-[.A51]))*[.$V$7]/[.$V$5]+[.O51]" office:value-type="float" office:value="-107939.249719731">
            <text:p>-107939.249719731</text:p>
          </table:table-cell>
          <table:table-cell/>
          <table:table-cell table:formula="of:=[.F52]-[.G52]*[.$AN$2]" office:value-type="float" office:value="13.0509052">
            <text:p>13.0509052</text:p>
          </table:table-cell>
          <table:table-cell table:formula="of:=[.O52]" office:value-type="float" office:value="-107939.249719731">
            <text:p>-107939.249719731</text:p>
          </table:table-cell>
          <table:table-cell table:style-name="ce1" table:formula="of:=360000*(1-0.01*([.E52]-25))" office:value-type="float" office:value="432622.8">
            <text:p>432622.8</text:p>
          </table:table-cell>
          <table:table-cell table:formula="of:=[.R52]+[.S52]" office:value-type="float" office:value="324683.550280269">
            <text:p>324683.550280269</text:p>
          </table:table-cell>
          <table:table-cell table:formula="of:=[.T52]/[.S52]" office:value-type="float" office:value="0.750500321019302">
            <text:p>0.750500321</text:p>
          </table:table-cell>
          <table:table-cell table:number-columns-repeated="3"/>
          <table:table-cell table:formula="of:=[.Q52]-([.$E52]-5)*[.$AC$1]" office:value-type="float" office:value="13.0515972">
            <text:p>13.1</text:p>
          </table:table-cell>
          <table:table-cell table:formula="of:=[.F52]-[.K52]" office:value-type="float" office:value="12.961">
            <text:p>12.961</text:p>
          </table:table-cell>
          <table:table-cell table:formula="of:=[.Z52]/[.G52]" office:value-type="float" office:value="-1.69535644211903">
            <text:p>-1.6953564421</text:p>
          </table:table-cell>
          <table:table-cell table:style-name="ce1" table:number-columns-repeated="8"/>
          <table:table-cell table:style-name="ce1" table:formula="of:=[.A52]" office:value-type="float" office:value="24.5013888888889">
            <text:p>24.5013888889</text:p>
          </table:table-cell>
          <table:table-cell table:formula="of:=[.F52]*[.G52]" office:value-type="float" office:value="-99.086845">
            <text:p>-99.086845</text:p>
          </table:table-cell>
          <table:table-cell table:number-columns-repeated="987"/>
        </table:table-row>
        <table:table-row table:style-name="ro1">
          <table:table-cell table:formula="of:=([.D53]-[.$D$2])/3600" office:value-type="float" office:value="25.0013888888889">
            <text:p>25.0013888889</text:p>
          </table:table-cell>
          <table:table-cell office:value-type="float" office:value="89">
            <text:p>89</text:p>
          </table:table-cell>
          <table:table-cell office:value-type="string">
            <text:p><text:s text:c="2"/>2022-02-13T16:07:18</text:p>
          </table:table-cell>
          <table:table-cell office:value-type="float" office:value="1644786438">
            <text:p>1644786438</text:p>
          </table:table-cell>
          <table:table-cell office:value-type="float" office:value="6.692">
            <text:p>6.692</text:p>
          </table:table-cell>
          <table:table-cell office:value-type="float" office:value="13.038">
            <text:p>13.038</text:p>
          </table:table-cell>
          <table:table-cell office:value-type="float" office:value="-4.315">
            <text:p>-4.315</text:p>
          </table:table-cell>
          <table:table-cell office:value-type="float" office:value="0.7589">
            <text:p>0.7589</text:p>
          </table:table-cell>
          <table:table-cell office:value-type="float" office:value="0.3989">
            <text:p>0.3989</text:p>
          </table:table-cell>
          <table:table-cell office:value-type="float" office:value="10.273">
            <text:p>10.273</text:p>
          </table:table-cell>
          <table:table-cell office:value-type="float" office:value="0">
            <text:p>0</text:p>
          </table:table-cell>
          <table:table-cell office:value-type="float" office:value="-151680">
            <text:p>-151680</text:p>
          </table:table-cell>
          <table:table-cell table:style-name="Default" table:formula="of:=([.L53]-[.L52])/([.A53]-[.A52])/3600" office:value-type="float" office:value="-5.13333333333333">
            <text:p>-5.1333333333</text:p>
          </table:table-cell>
          <table:table-cell table:style-name="Default" table:formula="of:=[.M53]+[.$V$3]" office:value-type="float" office:value="-5.26333333333333">
            <text:p>-5.2633333333</text:p>
          </table:table-cell>
          <table:table-cell table:style-name="Default" table:formula="of:=([.N53]*3600*([.A53]-[.A52]))*[.$V$7]/[.$V$5]+[.O52]" office:value-type="float" office:value="-118082.377522422">
            <text:p>-118082.377522422</text:p>
          </table:table-cell>
          <table:table-cell/>
          <table:table-cell table:formula="of:=[.F53]-[.G53]*[.$AN$2]" office:value-type="float" office:value="13.0887444">
            <text:p>13.0887444</text:p>
          </table:table-cell>
          <table:table-cell table:formula="of:=[.O53]" office:value-type="float" office:value="-118082.377522422">
            <text:p>-118082.377522422</text:p>
          </table:table-cell>
          <table:table-cell table:style-name="ce1" table:formula="of:=360000*(1-0.01*([.E53]-25))" office:value-type="float" office:value="425908.8">
            <text:p>425908.8</text:p>
          </table:table-cell>
          <table:table-cell table:formula="of:=[.R53]+[.S53]" office:value-type="float" office:value="307826.422477578">
            <text:p>307826.422477578</text:p>
          </table:table-cell>
          <table:table-cell table:formula="of:=[.T53]/[.S53]" office:value-type="float" office:value="0.722751965861186">
            <text:p>0.7227519659</text:p>
          </table:table-cell>
          <table:table-cell/>
          <table:table-cell office:value-type="float" office:value="26">
            <text:p>26</text:p>
          </table:table-cell>
          <table:table-cell table:formula="of:=([.W53]-32)*5/9" office:value-type="float" office:value="-3.33333333333333">
            <text:p>-3.3</text:p>
          </table:table-cell>
          <table:table-cell table:formula="of:=[.Q53]-([.$E53]-5)*[.$AC$1]" office:value-type="float" office:value="13.0819764">
            <text:p>13.1</text:p>
          </table:table-cell>
          <table:table-cell table:style-name="ce1" table:formula="of:=[.F53]-[.K53]" office:value-type="float" office:value="13.038">
            <text:p>13.038</text:p>
          </table:table-cell>
          <table:table-cell table:style-name="ce1" table:formula="of:=[.Z53]/[.G53]" office:value-type="float" office:value="-3.0215527230591">
            <text:p>-3.0215527231</text:p>
          </table:table-cell>
          <table:table-cell table:style-name="ce1" table:number-columns-repeated="8"/>
          <table:table-cell table:style-name="ce1" table:formula="of:=[.A53]" office:value-type="float" office:value="25.0013888888889">
            <text:p>25.0013888889</text:p>
          </table:table-cell>
          <table:table-cell table:formula="of:=[.F53]*[.G53]" office:value-type="float" office:value="-56.25897">
            <text:p>-56.25897</text:p>
          </table:table-cell>
          <table:table-cell table:number-columns-repeated="987"/>
        </table:table-row>
        <table:table-row table:style-name="ro3">
          <table:table-cell table:formula="of:=([.D54]-[.$D$2])/3600" office:value-type="float" office:value="25.5013888888889">
            <text:p>25.5013888889</text:p>
          </table:table-cell>
          <table:table-cell table:style-name="ce1" office:value-type="float" office:value="90">
            <text:p>90</text:p>
          </table:table-cell>
          <table:table-cell table:style-name="ce1" office:value-type="string">
            <text:p><text:s text:c="2"/>2022-02-13T16:37:18</text:p>
          </table:table-cell>
          <table:table-cell table:style-name="ce1" office:value-type="float" office:value="1644788238">
            <text:p>1644788238</text:p>
          </table:table-cell>
          <table:table-cell table:style-name="ce1" office:value-type="float" office:value="6.303">
            <text:p>6.303</text:p>
          </table:table-cell>
          <table:table-cell table:style-name="ce1" office:value-type="float" office:value="13.025">
            <text:p>13.025</text:p>
          </table:table-cell>
          <table:table-cell table:style-name="ce1" office:value-type="float" office:value="-4.623">
            <text:p>-4.623</text:p>
          </table:table-cell>
          <table:table-cell table:style-name="ce1" office:value-type="float" office:value="0.7443">
            <text:p>0.7443</text:p>
          </table:table-cell>
          <table:table-cell table:style-name="ce1" office:value-type="float" office:value="0.3931">
            <text:p>0.3931</text:p>
          </table:table-cell>
          <table:table-cell table:style-name="ce1" office:value-type="float" office:value="8.711">
            <text:p>8.7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59936">
            <text:p>-159936</text:p>
          </table:table-cell>
          <table:table-cell table:style-name="Default" table:formula="of:=([.L54]-[.L53])/([.A54]-[.A53])/3600" office:value-type="float" office:value="-4.58666666666667">
            <text:p>-4.5866666667</text:p>
          </table:table-cell>
          <table:table-cell table:style-name="Default" table:formula="of:=[.M54]+[.$V$3]" office:value-type="float" office:value="-4.71666666666667">
            <text:p>-4.7166666667</text:p>
          </table:table-cell>
          <table:table-cell table:style-name="Default" table:formula="of:=([.N54]*3600*([.A54]-[.A53]))*[.$V$7]/[.$V$5]+[.O53]" office:value-type="float" office:value="-127172.007567265">
            <text:p>-127172.007567265</text:p>
          </table:table-cell>
          <table:table-cell table:style-name="ce1"/>
          <table:table-cell table:style-name="ce1" table:formula="of:=[.F54]-[.G54]*[.$AN$2]" office:value-type="float" office:value="13.07936648">
            <text:p>13.07936648</text:p>
          </table:table-cell>
          <table:table-cell table:formula="of:=[.O54]" office:value-type="float" office:value="-127172.007567265">
            <text:p>-127172.007567265</text:p>
          </table:table-cell>
          <table:table-cell table:style-name="ce1" table:formula="of:=360000*(1-0.01*([.E54]-25))" office:value-type="float" office:value="427309.2">
            <text:p>427309.2</text:p>
          </table:table-cell>
          <table:table-cell table:style-name="ce1" table:formula="of:=[.R54]+[.S54]" office:value-type="float" office:value="300137.192432735">
            <text:p>300137.192432735</text:p>
          </table:table-cell>
          <table:table-cell table:style-name="ce1" table:formula="of:=[.T54]/[.S54]" office:value-type="float" office:value="0.70238879114406">
            <text:p>0.7023887911</text:p>
          </table:table-cell>
          <table:table-cell table:style-name="ce1" table:number-columns-repeated="2"/>
          <table:table-cell table:style-name="ce4"/>
          <table:table-cell table:style-name="ce4" table:formula="of:=[.Q54]-([.$E54]-5)*[.$AC$1]" office:value-type="float" office:value="13.07415448">
            <text:p>13.1</text:p>
          </table:table-cell>
          <table:table-cell table:style-name="ce1" table:formula="of:=[.F54]-[.K54]" office:value-type="float" office:value="13.025">
            <text:p>13.025</text:p>
          </table:table-cell>
          <table:table-cell table:style-name="ce1" table:formula="of:=[.Z54]/[.G54]" office:value-type="float" office:value="-2.81743456629894">
            <text:p>-2.8174345663</text:p>
          </table:table-cell>
          <table:table-cell table:style-name="ce1" table:number-columns-repeated="8"/>
          <table:table-cell table:style-name="ce1" table:formula="of:=[.A54]" office:value-type="float" office:value="25.5013888888889">
            <text:p>25.5013888889</text:p>
          </table:table-cell>
          <table:table-cell table:style-name="ce1" table:formula="of:=[.F54]*[.G54]" office:value-type="float" office:value="-60.214575">
            <text:p>-60.214575</text:p>
          </table:table-cell>
          <table:table-cell table:style-name="ce1" table:number-columns-repeated="987"/>
        </table:table-row>
        <table:table-row table:style-name="ro1">
          <table:table-cell table:formula="of:=([.D55]-[.$D$2])/3600" office:value-type="float" office:value="26.0013888888889">
            <text:p>26.0013888889</text:p>
          </table:table-cell>
          <table:table-cell office:value-type="float" office:value="91">
            <text:p>91</text:p>
          </table:table-cell>
          <table:table-cell office:value-type="string">
            <text:p><text:s text:c="2"/>2022-02-13T17:07:18</text:p>
          </table:table-cell>
          <table:table-cell office:value-type="float" office:value="1644790038">
            <text:p>1644790038</text:p>
          </table:table-cell>
          <table:table-cell office:value-type="float" office:value="5.57">
            <text:p>5.57</text:p>
          </table:table-cell>
          <table:table-cell office:value-type="float" office:value="12.999">
            <text:p>12.999</text:p>
          </table:table-cell>
          <table:table-cell office:value-type="float" office:value="-4.685">
            <text:p>-4.685</text:p>
          </table:table-cell>
          <table:table-cell office:value-type="float" office:value="0.7342">
            <text:p>0.7342</text:p>
          </table:table-cell>
          <table:table-cell office:value-type="float" office:value="0.3874">
            <text:p>0.3874</text:p>
          </table:table-cell>
          <table:table-cell office:value-type="float" office:value="7.618">
            <text:p>7.618</text:p>
          </table:table-cell>
          <table:table-cell office:value-type="float" office:value="0">
            <text:p>0</text:p>
          </table:table-cell>
          <table:table-cell office:value-type="float" office:value="-168096">
            <text:p>-168096</text:p>
          </table:table-cell>
          <table:table-cell table:style-name="Default" table:formula="of:=([.L55]-[.L54])/([.A55]-[.A54])/3600" office:value-type="float" office:value="-4.53333333333333">
            <text:p>-4.5333333333</text:p>
          </table:table-cell>
          <table:table-cell table:style-name="Default" table:formula="of:=[.M55]+[.$V$3]" office:value-type="float" office:value="-4.66333333333333">
            <text:p>-4.6633333333</text:p>
          </table:table-cell>
          <table:table-cell table:style-name="Default" table:formula="of:=([.N55]*3600*([.A55]-[.A54]))*[.$V$7]/[.$V$5]+[.O54]" office:value-type="float" office:value="-136158.857343049">
            <text:p>-136158.857343049</text:p>
          </table:table-cell>
          <table:table-cell/>
          <table:table-cell table:formula="of:=[.F55]-[.G55]*[.$AN$2]" office:value-type="float" office:value="13.0540956">
            <text:p>13.0540956</text:p>
          </table:table-cell>
          <table:table-cell table:formula="of:=[.O55]" office:value-type="float" office:value="-136158.857343049">
            <text:p>-136158.857343049</text:p>
          </table:table-cell>
          <table:table-cell table:style-name="ce1" table:formula="of:=360000*(1-0.01*([.E55]-25))" office:value-type="float" office:value="429948">
            <text:p>429948</text:p>
          </table:table-cell>
          <table:table-cell table:formula="of:=[.R55]+[.S55]" office:value-type="float" office:value="293789.142656951">
            <text:p>293789.142656951</text:p>
          </table:table-cell>
          <table:table-cell table:formula="of:=[.T55]/[.S55]" office:value-type="float" office:value="0.683313197542379">
            <text:p>0.6833131975</text:p>
          </table:table-cell>
          <table:table-cell/>
          <table:table-cell table:style-name="ce1" office:value-type="float" office:value="25">
            <text:p>25</text:p>
          </table:table-cell>
          <table:table-cell table:formula="of:=([.W55]-32)*5/9" office:value-type="float" office:value="-3.88888888888889">
            <text:p>-3.9</text:p>
          </table:table-cell>
          <table:table-cell table:formula="of:=[.Q55]-([.$E55]-5)*[.$AC$1]" office:value-type="float" office:value="13.0518156">
            <text:p>13.1</text:p>
          </table:table-cell>
          <table:table-cell table:style-name="ce1" table:formula="of:=[.F55]-[.K55]" office:value-type="float" office:value="12.999">
            <text:p>12.999</text:p>
          </table:table-cell>
          <table:table-cell table:style-name="ce1" table:formula="of:=[.Z55]/[.G55]" office:value-type="float" office:value="-2.77459978655283">
            <text:p>-2.7745997866</text:p>
          </table:table-cell>
          <table:table-cell table:style-name="ce1" table:number-columns-repeated="8"/>
          <table:table-cell table:style-name="ce1" table:formula="of:=[.A55]" office:value-type="float" office:value="26.0013888888889">
            <text:p>26.0013888889</text:p>
          </table:table-cell>
          <table:table-cell table:formula="of:=[.F55]*[.G55]" office:value-type="float" office:value="-60.900315">
            <text:p>-60.900315</text:p>
          </table:table-cell>
          <table:table-cell table:number-columns-repeated="987"/>
        </table:table-row>
        <table:table-row table:style-name="ro1">
          <table:table-cell table:formula="of:=([.D56]-[.$D$2])/3600" office:value-type="float" office:value="26.5013888888889">
            <text:p>26.5013888889</text:p>
          </table:table-cell>
          <table:table-cell office:value-type="float" office:value="92">
            <text:p>92</text:p>
          </table:table-cell>
          <table:table-cell office:value-type="string">
            <text:p><text:s text:c="2"/>2022-02-13T17:37:18</text:p>
          </table:table-cell>
          <table:table-cell office:value-type="float" office:value="1644791838">
            <text:p>1644791838</text:p>
          </table:table-cell>
          <table:table-cell office:value-type="float" office:value="4.935">
            <text:p>4.935</text:p>
          </table:table-cell>
          <table:table-cell office:value-type="float" office:value="12.977">
            <text:p>12.977</text:p>
          </table:table-cell>
          <table:table-cell office:value-type="float" office:value="-4.623">
            <text:p>-4.623</text:p>
          </table:table-cell>
          <table:table-cell office:value-type="float" office:value="0.7232">
            <text:p>0.7232</text:p>
          </table:table-cell>
          <table:table-cell office:value-type="float" office:value="0.3817">
            <text:p>0.3817</text:p>
          </table:table-cell>
          <table:table-cell office:value-type="float" office:value="6.468">
            <text:p>6.468</text:p>
          </table:table-cell>
          <table:table-cell office:value-type="float" office:value="0">
            <text:p>0</text:p>
          </table:table-cell>
          <table:table-cell office:value-type="float" office:value="-176208">
            <text:p>-176208</text:p>
          </table:table-cell>
          <table:table-cell table:style-name="Default" table:formula="of:=([.L56]-[.L55])/([.A56]-[.A55])/3600" office:value-type="float" office:value="-4.50666666666667">
            <text:p>-4.5066666667</text:p>
          </table:table-cell>
          <table:table-cell table:style-name="Default" table:formula="of:=[.M56]+[.$V$3]" office:value-type="float" office:value="-4.63666666666667">
            <text:p>-4.6366666667</text:p>
          </table:table-cell>
          <table:table-cell table:style-name="Default" table:formula="of:=([.N56]*3600*([.A56]-[.A55]))*[.$V$7]/[.$V$5]+[.O55]" office:value-type="float" office:value="-145094.316984305">
            <text:p>-145094.316984305</text:p>
          </table:table-cell>
          <table:table-cell/>
          <table:table-cell table:formula="of:=[.F56]-[.G56]*[.$AN$2]" office:value-type="float" office:value="13.03136648">
            <text:p>13.03136648</text:p>
          </table:table-cell>
          <table:table-cell table:formula="of:=[.O56]" office:value-type="float" office:value="-145094.316984305">
            <text:p>-145094.316984305</text:p>
          </table:table-cell>
          <table:table-cell table:style-name="ce1" table:formula="of:=360000*(1-0.01*([.E56]-25))" office:value-type="float" office:value="432234">
            <text:p>432234</text:p>
          </table:table-cell>
          <table:table-cell table:formula="of:=[.R56]+[.S56]" office:value-type="float" office:value="287139.683015695">
            <text:p>287139.683015695</text:p>
          </table:table-cell>
          <table:table-cell table:formula="of:=[.T56]/[.S56]" office:value-type="float" office:value="0.664315354682175">
            <text:p>0.6643153547</text:p>
          </table:table-cell>
          <table:table-cell/>
          <table:table-cell table:style-name="ce1"/>
          <table:table-cell/>
          <table:table-cell table:formula="of:=[.Q56]-([.$E56]-5)*[.$AC$1]" office:value-type="float" office:value="13.03162648">
            <text:p>13.0</text:p>
          </table:table-cell>
          <table:table-cell table:style-name="ce1" table:formula="of:=[.F56]-[.K56]" office:value-type="float" office:value="12.977">
            <text:p>12.977</text:p>
          </table:table-cell>
          <table:table-cell table:style-name="ce1" table:formula="of:=[.Z56]/[.G56]" office:value-type="float" office:value="-2.80705169803158">
            <text:p>-2.807051698</text:p>
          </table:table-cell>
          <table:table-cell table:style-name="ce1" table:number-columns-repeated="8"/>
          <table:table-cell table:style-name="ce1" table:formula="of:=[.A56]" office:value-type="float" office:value="26.5013888888889">
            <text:p>26.5013888889</text:p>
          </table:table-cell>
          <table:table-cell table:formula="of:=[.F56]*[.G56]" office:value-type="float" office:value="-59.992671">
            <text:p>-59.992671</text:p>
          </table:table-cell>
          <table:table-cell table:number-columns-repeated="987"/>
        </table:table-row>
        <table:table-row table:style-name="ro1">
          <table:table-cell table:formula="of:=([.D57]-[.$D$2])/3600" office:value-type="float" office:value="27.0013888888889">
            <text:p>27.0013888889</text:p>
          </table:table-cell>
          <table:table-cell office:value-type="float" office:value="93">
            <text:p>93</text:p>
          </table:table-cell>
          <table:table-cell office:value-type="string">
            <text:p><text:s text:c="2"/>2022-02-13T18:07:18</text:p>
          </table:table-cell>
          <table:table-cell office:value-type="float" office:value="1644793638">
            <text:p>1644793638</text:p>
          </table:table-cell>
          <table:table-cell office:value-type="float" office:value="4.415">
            <text:p>4.415</text:p>
          </table:table-cell>
          <table:table-cell office:value-type="float" office:value="12.957">
            <text:p>12.957</text:p>
          </table:table-cell>
          <table:table-cell office:value-type="float" office:value="-4.5">
            <text:p>-4.5</text:p>
          </table:table-cell>
          <table:table-cell office:value-type="float" office:value="0.7104">
            <text:p>0.7104</text:p>
          </table:table-cell>
          <table:table-cell office:value-type="float" office:value="0.3761">
            <text:p>0.3761</text:p>
          </table:table-cell>
          <table:table-cell office:value-type="float" office:value="5.172">
            <text:p>5.172</text:p>
          </table:table-cell>
          <table:table-cell office:value-type="float" office:value="0">
            <text:p>0</text:p>
          </table:table-cell>
          <table:table-cell office:value-type="float" office:value="-184560">
            <text:p>-184560</text:p>
          </table:table-cell>
          <table:table-cell table:style-name="Default" table:formula="of:=([.L57]-[.L56])/([.A57]-[.A56])/3600" office:value-type="float" office:value="-4.64">
            <text:p>-4.64</text:p>
          </table:table-cell>
          <table:table-cell table:style-name="Default" table:formula="of:=[.M57]+[.$V$3]" office:value-type="float" office:value="-4.77">
            <text:p>-4.77</text:p>
          </table:table-cell>
          <table:table-cell table:style-name="Default" table:formula="of:=([.N57]*3600*([.A57]-[.A56]))*[.$V$7]/[.$V$5]+[.O56]" office:value-type="float" office:value="-154286.727298206">
            <text:p>-154286.727298206</text:p>
          </table:table-cell>
          <table:table-cell/>
          <table:table-cell table:formula="of:=[.F57]-[.G57]*[.$AN$2]" office:value-type="float" office:value="13.00992">
            <text:p>13.00992</text:p>
          </table:table-cell>
          <table:table-cell table:formula="of:=[.O57]" office:value-type="float" office:value="-154286.727298206">
            <text:p>-154286.727298206</text:p>
          </table:table-cell>
          <table:table-cell table:style-name="ce1" table:formula="of:=360000*(1-0.01*([.E57]-25))" office:value-type="float" office:value="434106">
            <text:p>434106</text:p>
          </table:table-cell>
          <table:table-cell table:formula="of:=[.R57]+[.S57]" office:value-type="float" office:value="279819.272701794">
            <text:p>279819.272701794</text:p>
          </table:table-cell>
          <table:table-cell table:formula="of:=[.T57]/[.S57]" office:value-type="float" office:value="0.644587434179195">
            <text:p>0.6445874342</text:p>
          </table:table-cell>
          <table:table-cell/>
          <table:table-cell table:style-name="ce1" office:value-type="float" office:value="25">
            <text:p>25</text:p>
          </table:table-cell>
          <table:table-cell table:formula="of:=([.W57]-32)*5/9" office:value-type="float" office:value="-3.88888888888889">
            <text:p>-3.9</text:p>
          </table:table-cell>
          <table:table-cell table:formula="of:=[.Q57]-([.$E57]-5)*[.$AC$1]" office:value-type="float" office:value="13.01226">
            <text:p>13.0</text:p>
          </table:table-cell>
          <table:table-cell table:style-name="ce1" table:formula="of:=[.F57]-[.K57]" office:value-type="float" office:value="12.957">
            <text:p>12.957</text:p>
          </table:table-cell>
          <table:table-cell table:style-name="ce1" table:formula="of:=[.Z57]/[.G57]" office:value-type="float" office:value="-2.87933333333333">
            <text:p>-2.8793333333</text:p>
          </table:table-cell>
          <table:table-cell table:style-name="ce1" table:number-columns-repeated="8"/>
          <table:table-cell table:style-name="ce1" table:formula="of:=[.A57]" office:value-type="float" office:value="27.0013888888889">
            <text:p>27.0013888889</text:p>
          </table:table-cell>
          <table:table-cell table:formula="of:=[.F57]*[.G57]" office:value-type="float" office:value="-58.3065">
            <text:p>-58.3065</text:p>
          </table:table-cell>
          <table:table-cell table:number-columns-repeated="987"/>
        </table:table-row>
        <table:table-row table:style-name="ro1">
          <table:table-cell table:formula="of:=([.D58]-[.$D$2])/3600" office:value-type="float" office:value="27.5013888888889">
            <text:p>27.5013888889</text:p>
          </table:table-cell>
          <table:table-cell office:value-type="float" office:value="94">
            <text:p>94</text:p>
          </table:table-cell>
          <table:table-cell office:value-type="string">
            <text:p><text:s text:c="2"/>2022-02-13T18:37:18</text:p>
          </table:table-cell>
          <table:table-cell office:value-type="float" office:value="1644795438">
            <text:p>1644795438</text:p>
          </table:table-cell>
          <table:table-cell office:value-type="float" office:value="5.802">
            <text:p>5.802</text:p>
          </table:table-cell>
          <table:table-cell office:value-type="float" office:value="12.943">
            <text:p>12.943</text:p>
          </table:table-cell>
          <table:table-cell office:value-type="float" office:value="-4.438">
            <text:p>-4.438</text:p>
          </table:table-cell>
          <table:table-cell office:value-type="float" office:value="0.6663">
            <text:p>0.6663</text:p>
          </table:table-cell>
          <table:table-cell office:value-type="float" office:value="0.3706">
            <text:p>0.3706</text:p>
          </table:table-cell>
          <table:table-cell office:value-type="float" office:value="4.173">
            <text:p>4.173</text:p>
          </table:table-cell>
          <table:table-cell office:value-type="float" office:value="0">
            <text:p>0</text:p>
          </table:table-cell>
          <table:table-cell office:value-type="float" office:value="-196464">
            <text:p>-196464</text:p>
          </table:table-cell>
          <table:table-cell table:style-name="Default" table:formula="of:=([.L58]-[.L57])/([.A58]-[.A57])/3600" office:value-type="float" office:value="-6.61333333333333">
            <text:p>-6.6133333333</text:p>
          </table:table-cell>
          <table:table-cell table:style-name="Default" table:formula="of:=[.M58]+[.$V$3]" office:value-type="float" office:value="-6.74333333333333">
            <text:p>-6.7433333333</text:p>
          </table:table-cell>
          <table:table-cell table:style-name="Default" table:formula="of:=([.N58]*3600*([.A58]-[.A57]))*[.$V$7]/[.$V$5]+[.O57]" office:value-type="float" office:value="-167282.007567265">
            <text:p>-167282.007567265</text:p>
          </table:table-cell>
          <table:table-cell/>
          <table:table-cell table:formula="of:=[.F58]-[.G58]*[.$AN$2]" office:value-type="float" office:value="12.99519088">
            <text:p>12.99519088</text:p>
          </table:table-cell>
          <table:table-cell table:formula="of:=[.O58]" office:value-type="float" office:value="-167282.007567265">
            <text:p>-167282.007567265</text:p>
          </table:table-cell>
          <table:table-cell table:style-name="ce1" table:formula="of:=360000*(1-0.01*([.E58]-25))" office:value-type="float" office:value="429112.8">
            <text:p>429112.8</text:p>
          </table:table-cell>
          <table:table-cell table:formula="of:=[.R58]+[.S58]" office:value-type="float" office:value="261830.792432735">
            <text:p>261830.792432735</text:p>
          </table:table-cell>
          <table:table-cell table:formula="of:=[.T58]/[.S58]" office:value-type="float" office:value="0.610167751772344">
            <text:p>0.6101677518</text:p>
          </table:table-cell>
          <table:table-cell/>
          <table:table-cell table:style-name="ce1"/>
          <table:table-cell/>
          <table:table-cell table:formula="of:=[.Q58]-([.$E58]-5)*[.$AC$1]" office:value-type="float" office:value="12.99198288">
            <text:p>13.0</text:p>
          </table:table-cell>
          <table:table-cell table:style-name="ce1" table:formula="of:=[.F58]-[.K58]" office:value-type="float" office:value="12.943">
            <text:p>12.943</text:p>
          </table:table-cell>
          <table:table-cell table:style-name="ce1" table:formula="of:=[.Z58]/[.G58]" office:value-type="float" office:value="-2.91640378548896">
            <text:p>-2.9164037855</text:p>
          </table:table-cell>
          <table:table-cell table:style-name="ce1" table:number-columns-repeated="8"/>
          <table:table-cell table:style-name="ce1" table:formula="of:=[.A58]" office:value-type="float" office:value="27.5013888888889">
            <text:p>27.5013888889</text:p>
          </table:table-cell>
          <table:table-cell table:formula="of:=[.F58]*[.G58]" office:value-type="float" office:value="-57.441034">
            <text:p>-57.441034</text:p>
          </table:table-cell>
          <table:table-cell table:number-columns-repeated="987"/>
        </table:table-row>
        <table:table-row table:style-name="ro1">
          <table:table-cell table:formula="of:=([.D59]-[.$D$2])/3600" office:value-type="float" office:value="28.0013888888889">
            <text:p>28.0013888889</text:p>
          </table:table-cell>
          <table:table-cell office:value-type="float" office:value="95">
            <text:p>95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style-name="Default" table:formula="of:=([.L59]-[.L58])/([.A59]-[.A58])/3600" office:value-type="float" office:value="-4.53333333333333">
            <text:p>-4.5333333333</text:p>
          </table:table-cell>
          <table:table-cell table:style-name="Default" table:formula="of:=[.M59]+[.$V$3]" office:value-type="float" office:value="-4.66333333333333">
            <text:p>-4.6633333333</text:p>
          </table:table-cell>
          <table:table-cell table:style-name="Default" table:formula="of:=([.N59]*3600*([.A59]-[.A58]))*[.$V$7]/[.$V$5]+[.O58]" office:value-type="float" office:value="-176268.857343049">
            <text:p>-176268.857343049</text:p>
          </table:table-cell>
          <table:table-cell/>
          <table:table-cell table:formula="of:=[.F59]-[.G59]*[.$AN$2]" office:value-type="float" office:value="13.01647352">
            <text:p>13.01647352</text:p>
          </table:table-cell>
          <table:table-cell table:formula="of:=[.O59]" office:value-type="float" office:value="-176268.857343049">
            <text:p>-176268.857343049</text:p>
          </table:table-cell>
          <table:table-cell table:style-name="ce1" table:formula="of:=360000*(1-0.01*([.E59]-25))" office:value-type="float" office:value="426366">
            <text:p>426366</text:p>
          </table:table-cell>
          <table:table-cell table:formula="of:=[.R59]+[.S59]" office:value-type="float" office:value="250097.142656951">
            <text:p>250097.142656951</text:p>
          </table:table-cell>
          <table:table-cell table:formula="of:=[.T59]/[.S59]" office:value-type="float" office:value="0.586578532661963">
            <text:p>0.5865785327</text:p>
          </table:table-cell>
          <table:table-cell/>
          <table:table-cell table:style-name="ce1" office:value-type="float" office:value="25">
            <text:p>25</text:p>
          </table:table-cell>
          <table:table-cell table:formula="of:=([.W59]-32)*5/9" office:value-type="float" office:value="-3.88888888888889">
            <text:p>-3.9</text:p>
          </table:table-cell>
          <table:table-cell table:formula="of:=[.Q59]-([.$E59]-5)*[.$AC$1]" office:value-type="float" office:value="13.01021352">
            <text:p>13.0</text:p>
          </table:table-cell>
          <table:table-cell table:style-name="ce1" table:formula="of:=[.F59]-[.K59]" office:value-type="float" office:value="12.965">
            <text:p>12.965</text:p>
          </table:table-cell>
          <table:table-cell table:style-name="ce1" table:formula="of:=[.Z59]/[.G59]" office:value-type="float" office:value="-2.96207448023761">
            <text:p>-2.9620744802</text:p>
          </table:table-cell>
          <table:table-cell table:style-name="ce1" table:number-columns-repeated="2"/>
          <table:table-cell table:number-columns-repeated="6"/>
          <table:table-cell table:formula="of:=[.A59]" office:value-type="float" office:value="28.0013888888889">
            <text:p>28.0013888889</text:p>
          </table:table-cell>
          <table:table-cell table:formula="of:=[.F59]*[.G59]" office:value-type="float" office:value="-56.747805">
            <text:p>-56.747805</text:p>
          </table:table-cell>
          <table:table-cell table:number-columns-repeated="987"/>
        </table:table-row>
        <table:table-row table:style-name="ro1">
          <table:table-cell table:formula="of:=([.D60]-[.$D$2])/3600" office:value-type="float" office:value="28.5013888888889">
            <text:p>28.5013888889</text:p>
          </table:table-cell>
          <table:table-cell office:value-type="float" office:value="96">
            <text:p>96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</table:table-cell>
          <table:table-cell table:style-name="Default" table:formula="of:=([.L60]-[.L59])/([.A60]-[.A59])/3600" office:value-type="float" office:value="-4.44">
            <text:p>-4.44</text:p>
          </table:table-cell>
          <table:table-cell table:style-name="Default" table:formula="of:=[.M60]+[.$V$3]" office:value-type="float" office:value="-4.57">
            <text:p>-4.57</text:p>
          </table:table-cell>
          <table:table-cell table:style-name="Default" table:formula="of:=([.N60]*3600*([.A60]-[.A59]))*[.$V$7]/[.$V$5]+[.O59]" office:value-type="float" office:value="-185075.841647982">
            <text:p>-185075.841647982</text:p>
          </table:table-cell>
          <table:table-cell/>
          <table:table-cell table:formula="of:=[.F60]-[.G60]*[.$AN$2]" office:value-type="float" office:value="12.99264912">
            <text:p>12.99264912</text:p>
          </table:table-cell>
          <table:table-cell table:formula="of:=[.O60]" office:value-type="float" office:value="-185075.841647982">
            <text:p>-185075.841647982</text:p>
          </table:table-cell>
          <table:table-cell table:style-name="ce1" table:formula="of:=360000*(1-0.01*([.E60]-25))" office:value-type="float" office:value="428857.2">
            <text:p>428857.2</text:p>
          </table:table-cell>
          <table:table-cell table:formula="of:=[.R60]+[.S60]" office:value-type="float" office:value="243781.358352018">
            <text:p>243781.358352018</text:p>
          </table:table-cell>
          <table:table-cell table:formula="of:=[.T60]/[.S60]" office:value-type="float" office:value="0.56844413094153">
            <text:p>0.5684441309</text:p>
          </table:table-cell>
          <table:table-cell/>
          <table:table-cell table:style-name="ce1"/>
          <table:table-cell/>
          <table:table-cell table:formula="of:=[.Q60]-([.$E60]-5)*[.$AC$1]" office:value-type="float" office:value="12.98915712">
            <text:p>13.0</text:p>
          </table:table-cell>
          <table:table-cell table:style-name="ce1" table:formula="of:=[.F60]-[.K60]" office:value-type="float" office:value="12.939">
            <text:p>12.939</text:p>
          </table:table-cell>
          <table:table-cell table:style-name="ce1" table:formula="of:=[.Z60]/[.G60]" office:value-type="float" office:value="-2.83625602805787">
            <text:p>-2.8362560281</text:p>
          </table:table-cell>
          <table:table-cell table:number-columns-repeated="8"/>
          <table:table-cell table:formula="of:=[.A60]" office:value-type="float" office:value="28.5013888888889">
            <text:p>28.5013888889</text:p>
          </table:table-cell>
          <table:table-cell table:formula="of:=[.F60]*[.G60]" office:value-type="float" office:value="-59.027718">
            <text:p>-59.027718</text:p>
          </table:table-cell>
          <table:table-cell table:number-columns-repeated="987"/>
        </table:table-row>
        <table:table-row table:style-name="ro1">
          <table:table-cell table:formula="of:=([.D61]-[.$D$2])/3600" office:value-type="float" office:value="29.0013888888889">
            <text:p>29.0013888889</text:p>
          </table:table-cell>
          <table:table-cell office:value-type="float" office:value="97">
            <text:p>97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style-name="Default" table:formula="of:=([.L61]-[.L60])/([.A61]-[.A60])/3600" office:value-type="float" office:value="-4.45333333333333">
            <text:p>-4.4533333333</text:p>
          </table:table-cell>
          <table:table-cell table:style-name="Default" table:formula="of:=[.M61]+[.$V$3]" office:value-type="float" office:value="-4.58333333333333">
            <text:p>-4.5833333333</text:p>
          </table:table-cell>
          <table:table-cell table:style-name="Default" table:formula="of:=([.N61]*3600*([.A61]-[.A60]))*[.$V$7]/[.$V$5]+[.O60]" office:value-type="float" office:value="-193908.521020179">
            <text:p>-193908.521020179</text:p>
          </table:table-cell>
          <table:table-cell/>
          <table:table-cell table:formula="of:=[.F61]-[.G61]*[.$AN$2]" office:value-type="float" office:value="12.98719088">
            <text:p>12.98719088</text:p>
          </table:table-cell>
          <table:table-cell table:formula="of:=[.O61]" office:value-type="float" office:value="-193908.521020179">
            <text:p>-193908.521020179</text:p>
          </table:table-cell>
          <table:table-cell table:style-name="ce1" table:formula="of:=360000*(1-0.01*([.E61]-25))" office:value-type="float" office:value="431722.8">
            <text:p>431722.8</text:p>
          </table:table-cell>
          <table:table-cell table:formula="of:=[.R61]+[.S61]" office:value-type="float" office:value="237814.278979821">
            <text:p>237814.278979821</text:p>
          </table:table-cell>
          <table:table-cell table:formula="of:=[.T61]/[.S61]" office:value-type="float" office:value="0.550849477905315">
            <text:p>0.5508494779</text:p>
          </table:table-cell>
          <table:table-cell/>
          <table:table-cell table:style-name="ce1" office:value-type="float" office:value="25">
            <text:p>25</text:p>
          </table:table-cell>
          <table:table-cell table:formula="of:=([.W61]-32)*5/9" office:value-type="float" office:value="-3.88888888888889">
            <text:p>-3.9</text:p>
          </table:table-cell>
          <table:table-cell table:formula="of:=[.Q61]-([.$E61]-5)*[.$AC$1]" office:value-type="float" office:value="12.98688288">
            <text:p>13.0</text:p>
          </table:table-cell>
          <table:table-cell table:style-name="ce1" table:formula="of:=[.F61]-[.K61]" office:value-type="float" office:value="12.935">
            <text:p>12.935</text:p>
          </table:table-cell>
          <table:table-cell table:style-name="ce1" table:formula="of:=[.Z61]/[.G61]" office:value-type="float" office:value="-2.91460117169896">
            <text:p>-2.9146011717</text:p>
          </table:table-cell>
          <table:table-cell table:number-columns-repeated="8"/>
          <table:table-cell table:formula="of:=[.A61]" office:value-type="float" office:value="29.0013888888889">
            <text:p>29.0013888889</text:p>
          </table:table-cell>
          <table:table-cell table:formula="of:=[.F61]*[.G61]" office:value-type="float" office:value="-57.40553">
            <text:p>-57.40553</text:p>
          </table:table-cell>
          <table:table-cell table:number-columns-repeated="987"/>
        </table:table-row>
        <table:table-row table:style-name="ro1">
          <table:table-cell table:formula="of:=([.D62]-[.$D$2])/3600" office:value-type="float" office:value="29.5016666666667">
            <text:p>29.5016666667</text:p>
          </table:table-cell>
          <table:table-cell office:value-type="float" office:value="98">
            <text:p>98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style-name="Default" table:formula="of:=([.L62]-[.L61])/([.A62]-[.A61])/3600" office:value-type="float" office:value="-4.47751249305944">
            <text:p>-4.4775124931</text:p>
          </table:table-cell>
          <table:table-cell table:style-name="Default" table:formula="of:=[.M62]+[.$V$3]" office:value-type="float" office:value="-4.60751249305944">
            <text:p>-4.6075124931</text:p>
          </table:table-cell>
          <table:table-cell table:style-name="Default" table:formula="of:=([.N62]*3600*([.A62]-[.A61]))*[.$V$7]/[.$V$5]+[.O61]" office:value-type="float" office:value="-202792.72970852">
            <text:p>-202792.72970852</text:p>
          </table:table-cell>
          <table:table-cell/>
          <table:table-cell table:formula="of:=[.F62]-[.G62]*[.$AN$2]" office:value-type="float" office:value="12.97782472">
            <text:p>12.97782472</text:p>
          </table:table-cell>
          <table:table-cell table:formula="of:=[.O62]" office:value-type="float" office:value="-202792.72970852">
            <text:p>-202792.72970852</text:p>
          </table:table-cell>
          <table:table-cell table:style-name="ce1" table:formula="of:=360000*(1-0.01*([.E62]-25))" office:value-type="float" office:value="434116.8">
            <text:p>434116.8</text:p>
          </table:table-cell>
          <table:table-cell table:formula="of:=[.R62]+[.S62]" office:value-type="float" office:value="231324.07029148">
            <text:p>231324.07029148</text:p>
          </table:table-cell>
          <table:table-cell table:formula="of:=[.T62]/[.S62]" office:value-type="float" office:value="0.53286136424916">
            <text:p>0.5328613642</text:p>
          </table:table-cell>
          <table:table-cell/>
          <table:table-cell table:style-name="ce1"/>
          <table:table-cell/>
          <table:table-cell table:formula="of:=[.Q62]-([.$E62]-5)*[.$AC$1]" office:value-type="float" office:value="12.98017672">
            <text:p>13.0</text:p>
          </table:table-cell>
          <table:table-cell table:style-name="ce1" table:formula="of:=[.F62]-[.K62]" office:value-type="float" office:value="12.922">
            <text:p>12.922</text:p>
          </table:table-cell>
          <table:table-cell table:style-name="ce1" table:formula="of:=[.Z62]/[.G62]" office:value-type="float" office:value="-2.7221402991363">
            <text:p>-2.7221402991</text:p>
          </table:table-cell>
          <table:table-cell table:number-columns-repeated="8"/>
          <table:table-cell table:formula="of:=[.A62]" office:value-type="float" office:value="29.5016666666667">
            <text:p>29.5016666667</text:p>
          </table:table-cell>
          <table:table-cell table:formula="of:=[.F62]*[.G62]" office:value-type="float" office:value="-61.340734">
            <text:p>-61.340734</text:p>
          </table:table-cell>
          <table:table-cell table:number-columns-repeated="987"/>
        </table:table-row>
        <table:table-row table:style-name="ro1">
          <table:table-cell table:formula="of:=([.D63]-[.$D$2])/3600" office:value-type="float" office:value="30.0016666666667">
            <text:p>30.0016666667</text:p>
          </table:table-cell>
          <table:table-cell office:value-type="float" office:value="99">
            <text:p>99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style-name="Default" table:formula="of:=([.L63]-[.L62])/([.A63]-[.A62])/3600" office:value-type="float" office:value="-6.52">
            <text:p>-6.52</text:p>
          </table:table-cell>
          <table:table-cell table:style-name="Default" table:formula="of:=[.M63]+[.$V$3]" office:value-type="float" office:value="-6.65">
            <text:p>-6.65</text:p>
          </table:table-cell>
          <table:table-cell table:style-name="Default" table:formula="of:=([.N63]*3600*([.A63]-[.A62]))*[.$V$7]/[.$V$5]+[.O62]" office:value-type="float" office:value="-215608.144506726">
            <text:p>-215608.144506726</text:p>
          </table:table-cell>
          <table:table-cell/>
          <table:table-cell table:formula="of:=[.F63]-[.G63]*[.$AN$2]" office:value-type="float" office:value="12.96047352">
            <text:p>12.96047352</text:p>
          </table:table-cell>
          <table:table-cell table:formula="of:=[.O63]" office:value-type="float" office:value="-215608.144506726">
            <text:p>-215608.144506726</text:p>
          </table:table-cell>
          <table:table-cell table:style-name="ce1" table:formula="of:=360000*(1-0.01*([.E63]-25))" office:value-type="float" office:value="428392.8">
            <text:p>428392.8</text:p>
          </table:table-cell>
          <table:table-cell table:formula="of:=[.R63]+[.S63]" office:value-type="float" office:value="212784.655493274">
            <text:p>212784.655493274</text:p>
          </table:table-cell>
          <table:table-cell table:formula="of:=[.T63]/[.S63]" office:value-type="float" office:value="0.496704555943222">
            <text:p>0.4967045559</text:p>
          </table:table-cell>
          <table:table-cell/>
          <table:table-cell table:style-name="ce1" office:value-type="float" office:value="25">
            <text:p>25</text:p>
          </table:table-cell>
          <table:table-cell table:formula="of:=([.W63]-32)*5/9" office:value-type="float" office:value="-3.88888888888889">
            <text:p>-3.9</text:p>
          </table:table-cell>
          <table:table-cell table:formula="of:=[.Q63]-([.$E63]-5)*[.$AC$1]" office:value-type="float" office:value="12.95646552">
            <text:p>13.0</text:p>
          </table:table-cell>
          <table:table-cell table:style-name="ce1" table:formula="of:=[.F63]-[.K63]" office:value-type="float" office:value="12.909">
            <text:p>12.909</text:p>
          </table:table-cell>
          <table:table-cell table:style-name="ce1" table:formula="of:=[.Z63]/[.G63]" office:value-type="float" office:value="-2.94928032899246">
            <text:p>-2.949280329</text:p>
          </table:table-cell>
          <table:table-cell table:number-columns-repeated="8"/>
          <table:table-cell table:formula="of:=[.A63]" office:value-type="float" office:value="30.0016666666667">
            <text:p>30.0016666667</text:p>
          </table:table-cell>
          <table:table-cell table:formula="of:=[.F63]*[.G63]" office:value-type="float" office:value="-56.502693">
            <text:p>-56.502693</text:p>
          </table:table-cell>
          <table:table-cell table:number-columns-repeated="987"/>
        </table:table-row>
        <table:table-row table:style-name="ro1">
          <table:table-cell table:formula="of:=([.D64]-[.$D$2])/3600" office:value-type="float" office:value="30.5016666666667">
            <text:p>30.5016666667</text:p>
          </table:table-cell>
          <table:table-cell office:value-type="float" office:value="100">
            <text:p>100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style-name="Default" table:formula="of:=([.L64]-[.L63])/([.A64]-[.A63])/3600" office:value-type="float" office:value="-4.46666666666667">
            <text:p>-4.4666666667</text:p>
          </table:table-cell>
          <table:table-cell table:style-name="Default" table:formula="of:=[.M64]+[.$V$3]" office:value-type="float" office:value="-4.59666666666667">
            <text:p>-4.5966666667</text:p>
          </table:table-cell>
          <table:table-cell table:style-name="Default" table:formula="of:=([.N64]*3600*([.A64]-[.A63]))*[.$V$7]/[.$V$5]+[.O63]" office:value-type="float" office:value="-224466.518946188">
            <text:p>-224466.518946188</text:p>
          </table:table-cell>
          <table:table-cell/>
          <table:table-cell table:formula="of:=[.F64]-[.G64]*[.$AN$2]" office:value-type="float" office:value="12.97236648">
            <text:p>12.97236648</text:p>
          </table:table-cell>
          <table:table-cell table:formula="of:=[.O64]" office:value-type="float" office:value="-224466.518946188">
            <text:p>-224466.518946188</text:p>
          </table:table-cell>
          <table:table-cell table:style-name="ce1" table:formula="of:=360000*(1-0.01*([.E64]-25))" office:value-type="float" office:value="426762">
            <text:p>426762</text:p>
          </table:table-cell>
          <table:table-cell table:formula="of:=[.R64]+[.S64]" office:value-type="float" office:value="202295.481053812">
            <text:p>202295.481053812</text:p>
          </table:table-cell>
          <table:table-cell table:formula="of:=[.T64]/[.S64]" office:value-type="float" office:value="0.474024118955792">
            <text:p>0.474024119</text:p>
          </table:table-cell>
          <table:table-cell/>
          <table:table-cell table:style-name="ce1"/>
          <table:table-cell/>
          <table:table-cell table:formula="of:=[.Q64]-([.$E64]-5)*[.$AC$1]" office:value-type="float" office:value="12.96654648">
            <text:p>13.0</text:p>
          </table:table-cell>
          <table:table-cell table:style-name="ce1" table:formula="of:=[.F64]-[.K64]" office:value-type="float" office:value="12.918">
            <text:p>12.918</text:p>
          </table:table-cell>
          <table:table-cell table:style-name="ce1" table:formula="of:=[.Z64]/[.G64]" office:value-type="float" office:value="-2.79428942245295">
            <text:p>-2.7942894225</text:p>
          </table:table-cell>
          <table:table-cell table:number-columns-repeated="8"/>
          <table:table-cell table:formula="of:=[.A64]" office:value-type="float" office:value="30.5016666666667">
            <text:p>30.5016666667</text:p>
          </table:table-cell>
          <table:table-cell table:formula="of:=[.F64]*[.G64]" office:value-type="float" office:value="-59.719914">
            <text:p>-59.719914</text:p>
          </table:table-cell>
          <table:table-cell table:number-columns-repeated="987"/>
        </table:table-row>
        <table:table-row table:style-name="ro1">
          <table:table-cell table:formula="of:=([.D65]-[.$D$2])/3600" office:value-type="float" office:value="31.0016666666667">
            <text:p>31.0016666667</text:p>
          </table:table-cell>
          <table:table-cell office:value-type="float" office:value="101">
            <text:p>101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style-name="Default" table:formula="of:=([.L65]-[.L64])/([.A65]-[.A64])/3600" office:value-type="float" office:value="-4.44">
            <text:p>-4.44</text:p>
          </table:table-cell>
          <table:table-cell table:style-name="Default" table:formula="of:=[.M65]+[.$V$3]" office:value-type="float" office:value="-4.57">
            <text:p>-4.57</text:p>
          </table:table-cell>
          <table:table-cell table:style-name="Default" table:formula="of:=([.N65]*3600*([.A65]-[.A64]))*[.$V$7]/[.$V$5]+[.O64]" office:value-type="float" office:value="-233273.503251121">
            <text:p>-233273.503251121</text:p>
          </table:table-cell>
          <table:table-cell/>
          <table:table-cell table:formula="of:=[.F65]-[.G65]*[.$AN$2]" office:value-type="float" office:value="12.96047352">
            <text:p>12.96047352</text:p>
          </table:table-cell>
          <table:table-cell table:formula="of:=[.O65]" office:value-type="float" office:value="-233273.503251121">
            <text:p>-233273.503251121</text:p>
          </table:table-cell>
          <table:table-cell table:style-name="ce1" table:formula="of:=360000*(1-0.01*([.E65]-25))" office:value-type="float" office:value="429595.2">
            <text:p>429595.2</text:p>
          </table:table-cell>
          <table:table-cell table:formula="of:=[.R65]+[.S65]" office:value-type="float" office:value="196321.696748879">
            <text:p>196321.696748879</text:p>
          </table:table-cell>
          <table:table-cell table:formula="of:=[.T65]/[.S65]" office:value-type="float" office:value="0.456992295884309">
            <text:p>0.4569922959</text:p>
          </table:table-cell>
          <table:table-cell/>
          <table:table-cell table:style-name="ce1" office:value-type="float" office:value="24">
            <text:p>24</text:p>
          </table:table-cell>
          <table:table-cell table:formula="of:=([.W65]-32)*5/9" office:value-type="float" office:value="-4.44444444444444">
            <text:p>-4.4</text:p>
          </table:table-cell>
          <table:table-cell table:formula="of:=[.Q65]-([.$E65]-5)*[.$AC$1]" office:value-type="float" office:value="12.95780152">
            <text:p>13.0</text:p>
          </table:table-cell>
          <table:table-cell table:style-name="ce1" table:formula="of:=[.F65]-[.K65]" office:value-type="float" office:value="12.909">
            <text:p>12.909</text:p>
          </table:table-cell>
          <table:table-cell table:style-name="ce1" table:formula="of:=[.Z65]/[.G65]" office:value-type="float" office:value="-2.94928032899246">
            <text:p>-2.949280329</text:p>
          </table:table-cell>
          <table:table-cell table:number-columns-repeated="8"/>
          <table:table-cell table:formula="of:=[.A65]" office:value-type="float" office:value="31.0016666666667">
            <text:p>31.0016666667</text:p>
          </table:table-cell>
          <table:table-cell table:formula="of:=[.F65]*[.G65]" office:value-type="float" office:value="-56.502693">
            <text:p>-56.502693</text:p>
          </table:table-cell>
          <table:table-cell table:number-columns-repeated="987"/>
        </table:table-row>
        <table:table-row table:style-name="ro1">
          <table:table-cell table:formula="of:=([.D66]-[.$D$2])/3600" office:value-type="float" office:value="31.5016666666667">
            <text:p>31.5016666667</text:p>
          </table:table-cell>
          <table:table-cell office:value-type="float" office:value="102">
            <text:p>102</text:p>
          </table:table-cell>
          <table:table-cell office:value-type="string">
            <text:p><text:s text:c="2"/>2022-02-13T22:37:19</text:p>
          </table:table-cell>
          <table:table-cell office:value-type="float" office:value="1644809839">
            <text:p>1644809839</text:p>
          </table:table-cell>
          <table:table-cell office:value-type="float" office:value="4.817">
            <text:p>4.817</text:p>
          </table:table-cell>
          <table:table-cell office:value-type="float" office:value="12.887">
            <text:p>12.887</text:p>
          </table:table-cell>
          <table:table-cell office:value-type="float" office:value="-4.5">
            <text:p>-4.5</text:p>
          </table:table-cell>
          <table:table-cell office:value-type="float" office:value="0.5206">
            <text:p>0.5206</text:p>
          </table:table-cell>
          <table:table-cell office:value-type="float" office:value="0.3293">
            <text:p>0.3293</text:p>
          </table:table-cell>
          <table:table-cell office:value-type="float" office:value="4.144">
            <text:p>4.144</text:p>
          </table:table-cell>
          <table:table-cell office:value-type="float" office:value="0">
            <text:p>0</text:p>
          </table:table-cell>
          <table:table-cell office:value-type="float" office:value="-264504">
            <text:p>-264504</text:p>
          </table:table-cell>
          <table:table-cell table:style-name="Default" table:formula="of:=([.L66]-[.L65])/([.A66]-[.A65])/3600" office:value-type="float" office:value="-4.46666666666667">
            <text:p>-4.4666666667</text:p>
          </table:table-cell>
          <table:table-cell table:style-name="Default" table:formula="of:=[.M66]+[.$V$3]" office:value-type="float" office:value="-4.59666666666667">
            <text:p>-4.5966666667</text:p>
          </table:table-cell>
          <table:table-cell table:style-name="Default" table:formula="of:=([.N66]*3600*([.A66]-[.A65]))*[.$V$7]/[.$V$5]+[.O65]" office:value-type="float" office:value="-242131.877690583">
            <text:p>-242131.877690583</text:p>
          </table:table-cell>
          <table:table-cell/>
          <table:table-cell table:formula="of:=[.F66]-[.G66]*[.$AN$2]" office:value-type="float" office:value="12.93992">
            <text:p>12.93992</text:p>
          </table:table-cell>
          <table:table-cell table:formula="of:=[.O66]" office:value-type="float" office:value="-242131.877690583">
            <text:p>-242131.877690583</text:p>
          </table:table-cell>
          <table:table-cell table:style-name="ce1" table:formula="of:=360000*(1-0.01*([.E66]-25))" office:value-type="float" office:value="432658.8">
            <text:p>432658.8</text:p>
          </table:table-cell>
          <table:table-cell table:formula="of:=[.R66]+[.S66]" office:value-type="float" office:value="190526.922309417">
            <text:p>190526.922309417</text:p>
          </table:table-cell>
          <table:table-cell table:formula="of:=[.T66]/[.S66]" office:value-type="float" office:value="0.440362988824952">
            <text:p>0.4403629888</text:p>
          </table:table-cell>
          <table:table-cell/>
          <table:table-cell table:style-name="ce1"/>
          <table:table-cell/>
          <table:table-cell table:formula="of:=[.Q66]-([.$E66]-5)*[.$AC$1]" office:value-type="float" office:value="12.940652">
            <text:p>12.9</text:p>
          </table:table-cell>
          <table:table-cell table:style-name="ce1" table:formula="of:=[.F66]-[.K66]" office:value-type="float" office:value="12.887">
            <text:p>12.887</text:p>
          </table:table-cell>
          <table:table-cell table:style-name="ce1" table:formula="of:=[.Z66]/[.G66]" office:value-type="float" office:value="-2.86377777777778">
            <text:p>-2.8637777778</text:p>
          </table:table-cell>
          <table:table-cell table:number-columns-repeated="8"/>
          <table:table-cell table:formula="of:=[.A66]" office:value-type="float" office:value="31.5016666666667">
            <text:p>31.5016666667</text:p>
          </table:table-cell>
          <table:table-cell table:formula="of:=[.F66]*[.G66]" office:value-type="float" office:value="-57.9915">
            <text:p>-57.9915</text:p>
          </table:table-cell>
          <table:table-cell table:number-columns-repeated="987"/>
        </table:table-row>
        <table:table-row table:style-name="ro1">
          <table:table-cell table:formula="of:=([.D67]-[.$D$2])/3600" office:value-type="float" office:value="32.0016666666667">
            <text:p>32.0016666667</text:p>
          </table:table-cell>
          <table:table-cell office:value-type="float" office:value="103">
            <text:p>103</text:p>
          </table:table-cell>
          <table:table-cell office:value-type="string">
            <text:p><text:s text:c="2"/>2022-02-13T23:07:19</text:p>
          </table:table-cell>
          <table:table-cell office:value-type="float" office:value="1644811639">
            <text:p>1644811639</text:p>
          </table:table-cell>
          <table:table-cell office:value-type="float" office:value="4.223">
            <text:p>4.223</text:p>
          </table:table-cell>
          <table:table-cell office:value-type="float" office:value="12.78">
            <text:p>12.78</text:p>
          </table:table-cell>
          <table:table-cell office:value-type="float" office:value="-7.398">
            <text:p>-7.398</text:p>
          </table:table-cell>
          <table:table-cell office:value-type="float" office:value="0.5071">
            <text:p>0.5071</text:p>
          </table:table-cell>
          <table:table-cell office:value-type="float" office:value="0.3245">
            <text:p>0.3245</text:p>
          </table:table-cell>
          <table:table-cell office:value-type="float" office:value="4.127">
            <text:p>4.127</text:p>
          </table:table-cell>
          <table:table-cell office:value-type="float" office:value="0">
            <text:p>0</text:p>
          </table:table-cell>
          <table:table-cell office:value-type="float" office:value="-273936">
            <text:p>-273936</text:p>
          </table:table-cell>
          <table:table-cell table:style-name="Default" table:formula="of:=([.L67]-[.L66])/([.A67]-[.A66])/3600" office:value-type="float" office:value="-5.24">
            <text:p>-5.24</text:p>
          </table:table-cell>
          <table:table-cell table:style-name="Default" table:formula="of:=[.M67]+[.$V$3]" office:value-type="float" office:value="-5.37">
            <text:p>-5.37</text:p>
          </table:table-cell>
          <table:table-cell table:style-name="Default" table:formula="of:=([.N67]*3600*([.A67]-[.A66]))*[.$V$7]/[.$V$5]+[.O66]" office:value-type="float" office:value="-252480.56603139">
            <text:p>-252480.56603139</text:p>
          </table:table-cell>
          <table:table-cell/>
          <table:table-cell table:formula="of:=[.F67]-[.G67]*[.$AN$2]" office:value-type="float" office:value="12.86700048">
            <text:p>12.86700048</text:p>
          </table:table-cell>
          <table:table-cell table:formula="of:=[.O67]" office:value-type="float" office:value="-252480.56603139">
            <text:p>-252480.56603139</text:p>
          </table:table-cell>
          <table:table-cell table:style-name="ce1" table:formula="of:=360000*(1-0.01*([.E67]-25))" office:value-type="float" office:value="434797.2">
            <text:p>434797.2</text:p>
          </table:table-cell>
          <table:table-cell table:formula="of:=[.R67]+[.S67]" office:value-type="float" office:value="182316.63396861">
            <text:p>182316.63396861</text:p>
          </table:table-cell>
          <table:table-cell table:formula="of:=[.T67]/[.S67]" office:value-type="float" office:value="0.419314185943722">
            <text:p>0.4193141859</text:p>
          </table:table-cell>
          <table:table-cell/>
          <table:table-cell table:style-name="ce1" office:value-type="float" office:value="25">
            <text:p>25</text:p>
          </table:table-cell>
          <table:table-cell table:formula="of:=([.W67]-32)*5/9" office:value-type="float" office:value="-3.88888888888889">
            <text:p>-3.9</text:p>
          </table:table-cell>
          <table:table-cell table:formula="of:=[.Q67]-([.$E67]-5)*[.$AC$1]" office:value-type="float" office:value="12.87010848">
            <text:p>12.9</text:p>
          </table:table-cell>
          <table:table-cell table:style-name="ce1" table:formula="of:=[.F67]-[.K67]" office:value-type="float" office:value="12.78">
            <text:p>12.78</text:p>
          </table:table-cell>
          <table:table-cell table:style-name="ce1" table:formula="of:=[.Z67]/[.G67]" office:value-type="float" office:value="-1.72749391727494">
            <text:p>-1.7274939173</text:p>
          </table:table-cell>
          <table:table-cell table:number-columns-repeated="8"/>
          <table:table-cell table:formula="of:=[.A67]" office:value-type="float" office:value="32.0016666666667">
            <text:p>32.0016666667</text:p>
          </table:table-cell>
          <table:table-cell table:formula="of:=[.F67]*[.G67]" office:value-type="float" office:value="-94.54644">
            <text:p>-94.54644</text:p>
          </table:table-cell>
          <table:table-cell table:number-columns-repeated="987"/>
        </table:table-row>
        <table:table-row table:style-name="ro1">
          <table:table-cell table:formula="of:=([.D68]-[.$D$2])/3600" office:value-type="float" office:value="32.5016666666667">
            <text:p>32.5016666667</text:p>
          </table:table-cell>
          <table:table-cell office:value-type="float" office:value="104">
            <text:p>104</text:p>
          </table:table-cell>
          <table:table-cell office:value-type="string">
            <text:p><text:s text:c="2"/>2022-02-13T23:37:19</text:p>
          </table:table-cell>
          <table:table-cell office:value-type="float" office:value="1644813439">
            <text:p>1644813439</text:p>
          </table:table-cell>
          <table:table-cell office:value-type="float" office:value="6.572">
            <text:p>6.572</text:p>
          </table:table-cell>
          <table:table-cell office:value-type="float" office:value="12.857">
            <text:p>12.857</text:p>
          </table:table-cell>
          <table:table-cell office:value-type="float" office:value="-4.623">
            <text:p>-4.623</text:p>
          </table:table-cell>
          <table:table-cell office:value-type="float" office:value="0.4493">
            <text:p>0.4493</text:p>
          </table:table-cell>
          <table:table-cell office:value-type="float" office:value="0.3197">
            <text:p>0.3197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84304">
            <text:p>-284304</text:p>
          </table:table-cell>
          <table:table-cell table:style-name="Default" table:formula="of:=([.L68]-[.L67])/([.A68]-[.A67])/3600" office:value-type="float" office:value="-5.76">
            <text:p>-5.76</text:p>
          </table:table-cell>
          <table:table-cell table:style-name="Default" table:formula="of:=[.M68]+[.$V$3]" office:value-type="float" office:value="-5.89">
            <text:p>-5.89</text:p>
          </table:table-cell>
          <table:table-cell table:style-name="Default" table:formula="of:=([.N68]*3600*([.A68]-[.A67]))*[.$V$7]/[.$V$5]+[.O67]" office:value-type="float" office:value="-263831.361995516">
            <text:p>-263831.361995516</text:p>
          </table:table-cell>
          <table:table-cell/>
          <table:table-cell table:formula="of:=[.F68]-[.G68]*[.$AN$2]" office:value-type="float" office:value="12.91136648">
            <text:p>12.91136648</text:p>
          </table:table-cell>
          <table:table-cell table:formula="of:=[.O68]" office:value-type="float" office:value="-263831.361995516">
            <text:p>-263831.361995516</text:p>
          </table:table-cell>
          <table:table-cell table:style-name="ce1" table:formula="of:=360000*(1-0.01*([.E68]-25))" office:value-type="float" office:value="426340.8">
            <text:p>426340.8</text:p>
          </table:table-cell>
          <table:table-cell table:formula="of:=[.R68]+[.S68]" office:value-type="float" office:value="162509.438004484">
            <text:p>162509.438004484</text:p>
          </table:table-cell>
          <table:table-cell table:formula="of:=[.T68]/[.S68]" office:value-type="float" office:value="0.38117261590841">
            <text:p>0.3811726159</text:p>
          </table:table-cell>
          <table:table-cell/>
          <table:table-cell table:style-name="ce1"/>
          <table:table-cell/>
          <table:table-cell table:formula="of:=[.Q68]-([.$E68]-5)*[.$AC$1]" office:value-type="float" office:value="12.90507848">
            <text:p>12.9</text:p>
          </table:table-cell>
          <table:table-cell table:style-name="ce1" table:formula="of:=[.F68]-[.K68]" office:value-type="float" office:value="12.857">
            <text:p>12.857</text:p>
          </table:table-cell>
          <table:table-cell table:style-name="ce1" table:formula="of:=[.Z68]/[.G68]" office:value-type="float" office:value="-2.78109452736318">
            <text:p>-2.7810945274</text:p>
          </table:table-cell>
          <table:table-cell table:number-columns-repeated="8"/>
          <table:table-cell table:formula="of:=[.A68]" office:value-type="float" office:value="32.5016666666667">
            <text:p>32.5016666667</text:p>
          </table:table-cell>
          <table:table-cell table:formula="of:=[.F68]*[.G68]" office:value-type="float" office:value="-59.437911">
            <text:p>-59.437911</text:p>
          </table:table-cell>
          <table:table-cell table:number-columns-repeated="987"/>
        </table:table-row>
        <table:table-row table:style-name="ro1">
          <table:table-cell table:formula="of:=([.D69]-[.$D$2])/3600" office:value-type="float" office:value="33.0016666666667">
            <text:p>33.0016666667</text:p>
          </table:table-cell>
          <table:table-cell office:value-type="float" office:value="105">
            <text:p>105</text:p>
          </table:table-cell>
          <table:table-cell office:value-type="string">
            <text:p><text:s text:c="2"/>2022-02-14T00:07:19</text:p>
          </table:table-cell>
          <table:table-cell office:value-type="float" office:value="1644815239">
            <text:p>1644815239</text:p>
          </table:table-cell>
          <table:table-cell office:value-type="float" office:value="6.142">
            <text:p>6.142</text:p>
          </table:table-cell>
          <table:table-cell office:value-type="float" office:value="12.84">
            <text:p>12.84</text:p>
          </table:table-cell>
          <table:table-cell office:value-type="float" office:value="-4.562">
            <text:p>-4.562</text:p>
          </table:table-cell>
          <table:table-cell office:value-type="float" office:value="0.437">
            <text:p>0.437</text:p>
          </table:table-cell>
          <table:table-cell office:value-type="float" office:value="0.3151">
            <text:p>0.3151</text:p>
          </table:table-cell>
          <table:table-cell office:value-type="float" office:value="4.184">
            <text:p>4.184</text:p>
          </table:table-cell>
          <table:table-cell office:value-type="float" office:value="0">
            <text:p>0</text:p>
          </table:table-cell>
          <table:table-cell office:value-type="float" office:value="-292272">
            <text:p>-292272</text:p>
          </table:table-cell>
          <table:table-cell table:style-name="Default" table:formula="of:=([.L69]-[.L68])/([.A69]-[.A68])/3600" office:value-type="float" office:value="-4.42666666666667">
            <text:p>-4.4266666667</text:p>
          </table:table-cell>
          <table:table-cell table:style-name="Default" table:formula="of:=[.M69]+[.$V$3]" office:value-type="float" office:value="-4.55666666666667">
            <text:p>-4.5566666667</text:p>
          </table:table-cell>
          <table:table-cell table:style-name="Default" table:formula="of:=([.N69]*3600*([.A69]-[.A68]))*[.$V$7]/[.$V$5]+[.O68]" office:value-type="float" office:value="-272612.651233184">
            <text:p>-272612.651233184</text:p>
          </table:table-cell>
          <table:table-cell/>
          <table:table-cell table:formula="of:=[.F69]-[.G69]*[.$AN$2]" office:value-type="float" office:value="12.89364912">
            <text:p>12.89364912</text:p>
          </table:table-cell>
          <table:table-cell table:formula="of:=[.O69]" office:value-type="float" office:value="-272612.651233184">
            <text:p>-272612.651233184</text:p>
          </table:table-cell>
          <table:table-cell table:style-name="ce1" table:formula="of:=360000*(1-0.01*([.E69]-25))" office:value-type="float" office:value="427888.8">
            <text:p>427888.8</text:p>
          </table:table-cell>
          <table:table-cell table:formula="of:=[.R69]+[.S69]" office:value-type="float" office:value="155276.148766816">
            <text:p>155276.148766816</text:p>
          </table:table-cell>
          <table:table-cell table:formula="of:=[.T69]/[.S69]" office:value-type="float" office:value="0.36288902342575">
            <text:p>0.3628890234</text:p>
          </table:table-cell>
          <table:table-cell/>
          <table:table-cell table:style-name="ce1" office:value-type="float" office:value="23">
            <text:p>23</text:p>
          </table:table-cell>
          <table:table-cell table:formula="of:=([.W69]-32)*5/9" office:value-type="float" office:value="-5">
            <text:p>-5.0</text:p>
          </table:table-cell>
          <table:table-cell table:formula="of:=[.Q69]-([.$E69]-5)*[.$AC$1]" office:value-type="float" office:value="12.88908112">
            <text:p>12.9</text:p>
          </table:table-cell>
          <table:table-cell table:style-name="ce1" table:formula="of:=[.F69]-[.K69]" office:value-type="float" office:value="12.84">
            <text:p>12.84</text:p>
          </table:table-cell>
          <table:table-cell table:style-name="ce1" table:formula="of:=[.Z69]/[.G69]" office:value-type="float" office:value="-2.81455501972819">
            <text:p>-2.8145550197</text:p>
          </table:table-cell>
          <table:table-cell table:number-columns-repeated="8"/>
          <table:table-cell table:formula="of:=[.A69]" office:value-type="float" office:value="33.0016666666667">
            <text:p>33.0016666667</text:p>
          </table:table-cell>
          <table:table-cell table:formula="of:=[.F69]*[.G69]" office:value-type="float" office:value="-58.57608">
            <text:p>-58.57608</text:p>
          </table:table-cell>
          <table:table-cell table:number-columns-repeated="987"/>
        </table:table-row>
        <table:table-row table:style-name="ro1">
          <table:table-cell table:formula="of:=([.D70]-[.$D$2])/3600" office:value-type="float" office:value="33.5016666666667">
            <text:p>33.5016666667</text:p>
          </table:table-cell>
          <table:table-cell office:value-type="float" office:value="106">
            <text:p>106</text:p>
          </table:table-cell>
          <table:table-cell office:value-type="string">
            <text:p><text:s text:c="2"/>2022-02-14T00:37:19</text:p>
          </table:table-cell>
          <table:table-cell office:value-type="float" office:value="1644817039">
            <text:p>1644817039</text:p>
          </table:table-cell>
          <table:table-cell office:value-type="float" office:value="5.182">
            <text:p>5.182</text:p>
          </table:table-cell>
          <table:table-cell office:value-type="float" office:value="12.814">
            <text:p>12.814</text:p>
          </table:table-cell>
          <table:table-cell office:value-type="float" office:value="-4.253">
            <text:p>-4.253</text:p>
          </table:table-cell>
          <table:table-cell office:value-type="float" office:value="0.4326">
            <text:p>0.4326</text:p>
          </table:table-cell>
          <table:table-cell office:value-type="float" office:value="0.3104">
            <text:p>0.3104</text:p>
          </table:table-cell>
          <table:table-cell office:value-type="float" office:value="4.155">
            <text:p>4.155</text:p>
          </table:table-cell>
          <table:table-cell office:value-type="float" office:value="0">
            <text:p>0</text:p>
          </table:table-cell>
          <table:table-cell office:value-type="float" office:value="-300240">
            <text:p>-300240</text:p>
          </table:table-cell>
          <table:table-cell table:style-name="Default" table:formula="of:=([.L70]-[.L69])/([.A70]-[.A69])/3600" office:value-type="float" office:value="-4.42666666666667">
            <text:p>-4.4266666667</text:p>
          </table:table-cell>
          <table:table-cell table:style-name="Default" table:formula="of:=[.M70]+[.$V$3]" office:value-type="float" office:value="-4.55666666666667">
            <text:p>-4.5566666667</text:p>
          </table:table-cell>
          <table:table-cell table:style-name="Default" table:formula="of:=([.N70]*3600*([.A70]-[.A69]))*[.$V$7]/[.$V$5]+[.O69]" office:value-type="float" office:value="-281393.940470852">
            <text:p>-281393.940470852</text:p>
          </table:table-cell>
          <table:table-cell/>
          <table:table-cell table:formula="of:=[.F70]-[.G70]*[.$AN$2]" office:value-type="float" office:value="12.86401528">
            <text:p>12.86401528</text:p>
          </table:table-cell>
          <table:table-cell table:formula="of:=[.O70]" office:value-type="float" office:value="-281393.940470852">
            <text:p>-281393.940470852</text:p>
          </table:table-cell>
          <table:table-cell table:style-name="ce1" table:formula="of:=360000*(1-0.01*([.E70]-25))" office:value-type="float" office:value="431344.8">
            <text:p>431344.8</text:p>
          </table:table-cell>
          <table:table-cell table:formula="of:=[.R70]+[.S70]" office:value-type="float" office:value="149950.859529148">
            <text:p>149950.859529148</text:p>
          </table:table-cell>
          <table:table-cell table:formula="of:=[.T70]/[.S70]" office:value-type="float" office:value="0.347635718638889">
            <text:p>0.3476357186</text:p>
          </table:table-cell>
          <table:table-cell/>
          <table:table-cell table:style-name="ce1"/>
          <table:table-cell/>
          <table:table-cell table:formula="of:=[.Q70]-([.$E70]-5)*[.$AC$1]" office:value-type="float" office:value="12.86328728">
            <text:p>12.9</text:p>
          </table:table-cell>
          <table:table-cell table:style-name="ce1" table:formula="of:=[.F70]-[.K70]" office:value-type="float" office:value="12.814">
            <text:p>12.814</text:p>
          </table:table-cell>
          <table:table-cell table:style-name="ce1" table:formula="of:=[.Z70]/[.G70]" office:value-type="float" office:value="-3.01293204796614">
            <text:p>-3.012932048</text:p>
          </table:table-cell>
          <table:table-cell table:number-columns-repeated="8"/>
          <table:table-cell table:formula="of:=[.A70]" office:value-type="float" office:value="33.5016666666667">
            <text:p>33.5016666667</text:p>
          </table:table-cell>
          <table:table-cell table:formula="of:=[.F70]*[.G70]" office:value-type="float" office:value="-54.497942">
            <text:p>-54.497942</text:p>
          </table:table-cell>
          <table:table-cell table:number-columns-repeated="987"/>
        </table:table-row>
        <table:table-row table:style-name="ro1">
          <table:table-cell table:formula="of:=([.D71]-[.$D$2])/3600" office:value-type="float" office:value="34.0016666666667">
            <text:p>34.0016666667</text:p>
          </table:table-cell>
          <table:table-cell office:value-type="float" office:value="107">
            <text:p>107</text:p>
          </table:table-cell>
          <table:table-cell office:value-type="string">
            <text:p><text:s text:c="2"/>2022-02-14T01:07:19</text:p>
          </table:table-cell>
          <table:table-cell office:value-type="float" office:value="1644818839">
            <text:p>1644818839</text:p>
          </table:table-cell>
          <table:table-cell office:value-type="float" office:value="4.303">
            <text:p>4.303</text:p>
          </table:table-cell>
          <table:table-cell office:value-type="float" office:value="12.78">
            <text:p>12.78</text:p>
          </table:table-cell>
          <table:table-cell office:value-type="float" office:value="-4.562">
            <text:p>-4.562</text:p>
          </table:table-cell>
          <table:table-cell office:value-type="float" office:value="0.4271">
            <text:p>0.4271</text:p>
          </table:table-cell>
          <table:table-cell office:value-type="float" office:value="0.3059">
            <text:p>0.3059</text:p>
          </table:table-cell>
          <table:table-cell office:value-type="float" office:value="4.128">
            <text:p>4.128</text:p>
          </table:table-cell>
          <table:table-cell office:value-type="float" office:value="0">
            <text:p>0</text:p>
          </table:table-cell>
          <table:table-cell office:value-type="float" office:value="-308232">
            <text:p>-308232</text:p>
          </table:table-cell>
          <table:table-cell table:style-name="Default" table:formula="of:=([.L71]-[.L70])/([.A71]-[.A70])/3600" office:value-type="float" office:value="-4.44">
            <text:p>-4.44</text:p>
          </table:table-cell>
          <table:table-cell table:style-name="Default" table:formula="of:=[.M71]+[.$V$3]" office:value-type="float" office:value="-4.57">
            <text:p>-4.57</text:p>
          </table:table-cell>
          <table:table-cell table:style-name="Default" table:formula="of:=([.N71]*3600*([.A71]-[.A70]))*[.$V$7]/[.$V$5]+[.O70]" office:value-type="float" office:value="-290200.924775785">
            <text:p>-290200.924775785</text:p>
          </table:table-cell>
          <table:table-cell/>
          <table:table-cell table:formula="of:=[.F71]-[.G71]*[.$AN$2]" office:value-type="float" office:value="12.83364912">
            <text:p>12.83364912</text:p>
          </table:table-cell>
          <table:table-cell table:formula="of:=[.O71]" office:value-type="float" office:value="-290200.924775785">
            <text:p>-290200.924775785</text:p>
          </table:table-cell>
          <table:table-cell table:style-name="ce1" table:formula="of:=360000*(1-0.01*([.E71]-25))" office:value-type="float" office:value="434509.2">
            <text:p>434509.2</text:p>
          </table:table-cell>
          <table:table-cell table:formula="of:=[.R71]+[.S71]" office:value-type="float" office:value="144308.275224215">
            <text:p>144308.275224215</text:p>
          </table:table-cell>
          <table:table-cell table:formula="of:=[.T71]/[.S71]" office:value-type="float" office:value="0.332117882024627">
            <text:p>0.332117882</text:p>
          </table:table-cell>
          <table:table-cell/>
          <table:table-cell table:style-name="ce1" office:value-type="float" office:value="21">
            <text:p>21</text:p>
          </table:table-cell>
          <table:table-cell table:formula="of:=([.W71]-32)*5/9" office:value-type="float" office:value="-6.11111111111111">
            <text:p>-6.1</text:p>
          </table:table-cell>
          <table:table-cell table:formula="of:=[.Q71]-([.$E71]-5)*[.$AC$1]" office:value-type="float" office:value="12.83643712">
            <text:p>12.8</text:p>
          </table:table-cell>
          <table:table-cell table:style-name="ce1" table:formula="of:=[.F71]-[.K71]" office:value-type="float" office:value="12.78">
            <text:p>12.78</text:p>
          </table:table-cell>
          <table:table-cell table:style-name="ce1" table:formula="of:=[.Z71]/[.G71]" office:value-type="float" office:value="-2.80140289346778">
            <text:p>-2.8014028935</text:p>
          </table:table-cell>
          <table:table-cell table:number-columns-repeated="8"/>
          <table:table-cell table:formula="of:=[.A71]" office:value-type="float" office:value="34.0016666666667">
            <text:p>34.0016666667</text:p>
          </table:table-cell>
          <table:table-cell table:formula="of:=[.F71]*[.G71]" office:value-type="float" office:value="-58.30236">
            <text:p>-58.30236</text:p>
          </table:table-cell>
          <table:table-cell table:number-columns-repeated="987"/>
        </table:table-row>
        <table:table-row table:style-name="ro1">
          <table:table-cell table:formula="of:=([.D72]-[.$D$2])/3600" office:value-type="float" office:value="34.5016666666667">
            <text:p>34.5016666667</text:p>
          </table:table-cell>
          <table:table-cell office:value-type="float" office:value="108">
            <text:p>108</text:p>
          </table:table-cell>
          <table:table-cell office:value-type="string">
            <text:p><text:s text:c="2"/>2022-02-14T01:37:19</text:p>
          </table:table-cell>
          <table:table-cell office:value-type="float" office:value="1644820639">
            <text:p>1644820639</text:p>
          </table:table-cell>
          <table:table-cell office:value-type="float" office:value="6.14">
            <text:p>6.14</text:p>
          </table:table-cell>
          <table:table-cell office:value-type="float" office:value="12.741">
            <text:p>12.741</text:p>
          </table:table-cell>
          <table:table-cell office:value-type="float" office:value="-4.5">
            <text:p>-4.5</text:p>
          </table:table-cell>
          <table:table-cell office:value-type="float" office:value="0.3721">
            <text:p>0.3721</text:p>
          </table:table-cell>
          <table:table-cell office:value-type="float" office:value="0.3014">
            <text:p>0.3014</text:p>
          </table:table-cell>
          <table:table-cell office:value-type="float" office:value="4.184">
            <text:p>4.184</text:p>
          </table:table-cell>
          <table:table-cell office:value-type="float" office:value="0">
            <text:p>0</text:p>
          </table:table-cell>
          <table:table-cell office:value-type="float" office:value="-320280">
            <text:p>-320280</text:p>
          </table:table-cell>
          <table:table-cell table:style-name="Default" table:formula="of:=([.L72]-[.L71])/([.A72]-[.A71])/3600" office:value-type="float" office:value="-6.69333333333333">
            <text:p>-6.6933333333</text:p>
          </table:table-cell>
          <table:table-cell table:style-name="Default" table:formula="of:=[.M72]+[.$V$3]" office:value-type="float" office:value="-6.82333333333333">
            <text:p>-6.8233333333</text:p>
          </table:table-cell>
          <table:table-cell table:style-name="Default" table:formula="of:=([.N72]*3600*([.A72]-[.A71]))*[.$V$7]/[.$V$5]+[.O71]" office:value-type="float" office:value="-303350.375448431">
            <text:p>-303350.375448431</text:p>
          </table:table-cell>
          <table:table-cell/>
          <table:table-cell table:formula="of:=[.F72]-[.G72]*[.$AN$2]" office:value-type="float" office:value="12.79392">
            <text:p>12.79392</text:p>
          </table:table-cell>
          <table:table-cell table:formula="of:=[.O72]" office:value-type="float" office:value="-303350.375448431">
            <text:p>-303350.375448431</text:p>
          </table:table-cell>
          <table:table-cell table:style-name="ce1" table:formula="of:=360000*(1-0.01*([.E72]-25))" office:value-type="float" office:value="427896">
            <text:p>427896</text:p>
          </table:table-cell>
          <table:table-cell table:formula="of:=[.R72]+[.S72]" office:value-type="float" office:value="124545.62455157">
            <text:p>124545.62455157</text:p>
          </table:table-cell>
          <table:table-cell table:formula="of:=[.T72]/[.S72]" office:value-type="float" office:value="0.291065176004378">
            <text:p>0.291065176</text:p>
          </table:table-cell>
          <table:table-cell/>
          <table:table-cell table:style-name="ce1"/>
          <table:table-cell/>
          <table:table-cell table:formula="of:=[.Q72]-([.$E72]-5)*[.$AC$1]" office:value-type="float" office:value="12.78936">
            <text:p>12.8</text:p>
          </table:table-cell>
          <table:table-cell table:style-name="ce1" table:formula="of:=[.F72]-[.K72]" office:value-type="float" office:value="12.741">
            <text:p>12.741</text:p>
          </table:table-cell>
          <table:table-cell table:style-name="ce1" table:formula="of:=[.Z72]/[.G72]" office:value-type="float" office:value="-2.83133333333333">
            <text:p>-2.8313333333</text:p>
          </table:table-cell>
          <table:table-cell table:number-columns-repeated="8"/>
          <table:table-cell table:formula="of:=[.A72]" office:value-type="float" office:value="34.5016666666667">
            <text:p>34.5016666667</text:p>
          </table:table-cell>
          <table:table-cell table:formula="of:=[.F72]*[.G72]" office:value-type="float" office:value="-57.3345">
            <text:p>-57.3345</text:p>
          </table:table-cell>
          <table:table-cell table:number-columns-repeated="987"/>
        </table:table-row>
        <table:table-row table:style-name="ro1">
          <table:table-cell table:formula="of:=([.D73]-[.$D$2])/3600" office:value-type="float" office:value="35.0016666666667">
            <text:p>35.0016666667</text:p>
          </table:table-cell>
          <table:table-cell office:value-type="float" office:value="109">
            <text:p>109</text:p>
          </table:table-cell>
          <table:table-cell office:value-type="string">
            <text:p><text:s text:c="2"/>2022-02-14T02:07:19</text:p>
          </table:table-cell>
          <table:table-cell office:value-type="float" office:value="1644822439">
            <text:p>1644822439</text:p>
          </table:table-cell>
          <table:table-cell office:value-type="float" office:value="6.232">
            <text:p>6.232</text:p>
          </table:table-cell>
          <table:table-cell office:value-type="float" office:value="12.711">
            <text:p>12.711</text:p>
          </table:table-cell>
          <table:table-cell office:value-type="float" office:value="-4.623">
            <text:p>-4.623</text:p>
          </table:table-cell>
          <table:table-cell office:value-type="float" office:value="0.3513">
            <text:p>0.3513</text:p>
          </table:table-cell>
          <table:table-cell office:value-type="float" office:value="0.297">
            <text:p>0.297</text:p>
          </table:table-cell>
          <table:table-cell office:value-type="float" office:value="4.187">
            <text:p>4.187</text:p>
          </table:table-cell>
          <table:table-cell office:value-type="float" office:value="0">
            <text:p>0</text:p>
          </table:table-cell>
          <table:table-cell office:value-type="float" office:value="-328368">
            <text:p>-328368</text:p>
          </table:table-cell>
          <table:table-cell table:style-name="Default" table:formula="of:=([.L73]-[.L72])/([.A73]-[.A72])/3600" office:value-type="float" office:value="-4.49333333333333">
            <text:p>-4.4933333333</text:p>
          </table:table-cell>
          <table:table-cell table:style-name="Default" table:formula="of:=[.M73]+[.$V$3]" office:value-type="float" office:value="-4.62333333333333">
            <text:p>-4.6233333333</text:p>
          </table:table-cell>
          <table:table-cell table:style-name="Default" table:formula="of:=([.N73]*3600*([.A73]-[.A72]))*[.$V$7]/[.$V$5]+[.O72]" office:value-type="float" office:value="-312260.140022422">
            <text:p>-312260.140022422</text:p>
          </table:table-cell>
          <table:table-cell/>
          <table:table-cell table:formula="of:=[.F73]-[.G73]*[.$AN$2]" office:value-type="float" office:value="12.76536648">
            <text:p>12.76536648</text:p>
          </table:table-cell>
          <table:table-cell table:formula="of:=[.O73]" office:value-type="float" office:value="-312260.140022422">
            <text:p>-312260.140022422</text:p>
          </table:table-cell>
          <table:table-cell table:style-name="ce1" table:formula="of:=360000*(1-0.01*([.E73]-25))" office:value-type="float" office:value="427564.8">
            <text:p>427564.8</text:p>
          </table:table-cell>
          <table:table-cell table:formula="of:=[.R73]+[.S73]" office:value-type="float" office:value="115304.659977579">
            <text:p>115304.659977579</text:p>
          </table:table-cell>
          <table:table-cell table:formula="of:=[.T73]/[.S73]" office:value-type="float" office:value="0.269677625420938">
            <text:p>0.2696776254</text:p>
          </table:table-cell>
          <table:table-cell/>
          <table:table-cell table:style-name="ce1" office:value-type="float" office:value="20">
            <text:p>20</text:p>
          </table:table-cell>
          <table:table-cell table:formula="of:=([.W73]-32)*5/9" office:value-type="float" office:value="-6.66666666666667">
            <text:p>-6.7</text:p>
          </table:table-cell>
          <table:table-cell table:formula="of:=[.Q73]-([.$E73]-5)*[.$AC$1]" office:value-type="float" office:value="12.76043848">
            <text:p>12.8</text:p>
          </table:table-cell>
          <table:table-cell table:style-name="ce1" table:formula="of:=[.F73]-[.K73]" office:value-type="float" office:value="12.711">
            <text:p>12.711</text:p>
          </table:table-cell>
          <table:table-cell table:style-name="ce1" table:formula="of:=[.Z73]/[.G73]" office:value-type="float" office:value="-2.74951330304997">
            <text:p>-2.749513303</text:p>
          </table:table-cell>
          <table:table-cell table:number-columns-repeated="8"/>
          <table:table-cell table:formula="of:=[.A73]" office:value-type="float" office:value="35.0016666666667">
            <text:p>35.0016666667</text:p>
          </table:table-cell>
          <table:table-cell table:formula="of:=[.F73]*[.G73]" office:value-type="float" office:value="-58.762953">
            <text:p>-58.762953</text:p>
          </table:table-cell>
          <table:table-cell table:number-columns-repeated="987"/>
        </table:table-row>
        <table:table-row table:style-name="ro1">
          <table:table-cell table:formula="of:=([.D74]-[.$D$2])/3600" office:value-type="float" office:value="35.5019444444444">
            <text:p>35.5019444444</text:p>
          </table:table-cell>
          <table:table-cell office:value-type="float" office:value="110">
            <text:p>110</text:p>
          </table:table-cell>
          <table:table-cell office:value-type="string">
            <text:p><text:s text:c="2"/>2022-02-14T02:37:20</text:p>
          </table:table-cell>
          <table:table-cell office:value-type="float" office:value="1644824240">
            <text:p>1644824240</text:p>
          </table:table-cell>
          <table:table-cell office:value-type="float" office:value="5.283">
            <text:p>5.283</text:p>
          </table:table-cell>
          <table:table-cell office:value-type="float" office:value="12.668">
            <text:p>12.668</text:p>
          </table:table-cell>
          <table:table-cell office:value-type="float" office:value="-4.623">
            <text:p>-4.623</text:p>
          </table:table-cell>
          <table:table-cell office:value-type="float" office:value="0.3473">
            <text:p>0.3473</text:p>
          </table:table-cell>
          <table:table-cell office:value-type="float" office:value="0.2927">
            <text:p>0.2927</text:p>
          </table:table-cell>
          <table:table-cell office:value-type="float" office:value="4.158">
            <text:p>4.158</text:p>
          </table:table-cell>
          <table:table-cell office:value-type="float" office:value="0">
            <text:p>0</text:p>
          </table:table-cell>
          <table:table-cell office:value-type="float" office:value="-336408">
            <text:p>-336408</text:p>
          </table:table-cell>
          <table:table-cell table:style-name="Default" table:formula="of:=([.L74]-[.L73])/([.A74]-[.A73])/3600" office:value-type="float" office:value="-4.4641865630205">
            <text:p>-4.464186563</text:p>
          </table:table-cell>
          <table:table-cell table:style-name="Default" table:formula="of:=[.M74]+[.$V$3]" office:value-type="float" office:value="-4.5941865630205">
            <text:p>-4.594186563</text:p>
          </table:table-cell>
          <table:table-cell table:style-name="Default" table:formula="of:=([.N74]*3600*([.A74]-[.A73]))*[.$V$7]/[.$V$5]+[.O73]" office:value-type="float" office:value="-321118.653643498">
            <text:p>-321118.653643498</text:p>
          </table:table-cell>
          <table:table-cell/>
          <table:table-cell table:formula="of:=[.F74]-[.G74]*[.$AN$2]" office:value-type="float" office:value="12.72236648">
            <text:p>12.72236648</text:p>
          </table:table-cell>
          <table:table-cell table:formula="of:=[.O74]" office:value-type="float" office:value="-321118.653643498">
            <text:p>-321118.653643498</text:p>
          </table:table-cell>
          <table:table-cell table:style-name="ce1" table:formula="of:=360000*(1-0.01*([.E74]-25))" office:value-type="float" office:value="430981.2">
            <text:p>430981.2</text:p>
          </table:table-cell>
          <table:table-cell table:formula="of:=[.R74]+[.S74]" office:value-type="float" office:value="109862.546356502">
            <text:p>109862.546356502</text:p>
          </table:table-cell>
          <table:table-cell table:formula="of:=[.T74]/[.S74]" office:value-type="float" office:value="0.254912618825374">
            <text:p>0.2549126188</text:p>
          </table:table-cell>
          <table:table-cell/>
          <table:table-cell table:style-name="ce1"/>
          <table:table-cell/>
          <table:table-cell table:formula="of:=[.Q74]-([.$E74]-5)*[.$AC$1]" office:value-type="float" office:value="12.72123448">
            <text:p>12.7</text:p>
          </table:table-cell>
          <table:table-cell table:style-name="ce1" table:formula="of:=[.F74]-[.K74]" office:value-type="float" office:value="12.668">
            <text:p>12.668</text:p>
          </table:table-cell>
          <table:table-cell table:style-name="ce1" table:formula="of:=[.Z74]/[.G74]" office:value-type="float" office:value="-2.74021198356046">
            <text:p>-2.7402119836</text:p>
          </table:table-cell>
          <table:table-cell table:number-columns-repeated="8"/>
          <table:table-cell table:formula="of:=[.A74]" office:value-type="float" office:value="35.5019444444444">
            <text:p>35.5019444444</text:p>
          </table:table-cell>
          <table:table-cell table:formula="of:=[.F74]*[.G74]" office:value-type="float" office:value="-58.564164">
            <text:p>-58.564164</text:p>
          </table:table-cell>
          <table:table-cell table:number-columns-repeated="987"/>
        </table:table-row>
        <table:table-row table:style-name="ro1">
          <table:table-cell table:formula="of:=([.D75]-[.$D$2])/3600" office:value-type="float" office:value="36.0019444444444">
            <text:p>36.0019444444</text:p>
          </table:table-cell>
          <table:table-cell office:value-type="float" office:value="111">
            <text:p>111</text:p>
          </table:table-cell>
          <table:table-cell office:value-type="string">
            <text:p><text:s text:c="2"/>2022-02-14T03:07:20</text:p>
          </table:table-cell>
          <table:table-cell office:value-type="float" office:value="1644826040">
            <text:p>1644826040</text:p>
          </table:table-cell>
          <table:table-cell office:value-type="float" office:value="4.302">
            <text:p>4.302</text:p>
          </table:table-cell>
          <table:table-cell office:value-type="float" office:value="12.621">
            <text:p>12.621</text:p>
          </table:table-cell>
          <table:table-cell office:value-type="float" office:value="-4.747">
            <text:p>-4.747</text:p>
          </table:table-cell>
          <table:table-cell office:value-type="float" office:value="0.3437">
            <text:p>0.3437</text:p>
          </table:table-cell>
          <table:table-cell office:value-type="float" office:value="0.2884">
            <text:p>0.2884</text:p>
          </table:table-cell>
          <table:table-cell office:value-type="float" office:value="4.128">
            <text:p>4.128</text:p>
          </table:table-cell>
          <table:table-cell office:value-type="float" office:value="0">
            <text:p>0</text:p>
          </table:table-cell>
          <table:table-cell office:value-type="float" office:value="-344496">
            <text:p>-344496</text:p>
          </table:table-cell>
          <table:table-cell table:style-name="Default" table:formula="of:=([.L75]-[.L74])/([.A75]-[.A74])/3600" office:value-type="float" office:value="-4.49333333333333">
            <text:p>-4.4933333333</text:p>
          </table:table-cell>
          <table:table-cell table:style-name="Default" table:formula="of:=[.M75]+[.$V$3]" office:value-type="float" office:value="-4.62333333333333">
            <text:p>-4.6233333333</text:p>
          </table:table-cell>
          <table:table-cell table:style-name="Default" table:formula="of:=([.N75]*3600*([.A75]-[.A74]))*[.$V$7]/[.$V$5]+[.O74]" office:value-type="float" office:value="-330028.418217489">
            <text:p>-330028.418217489</text:p>
          </table:table-cell>
          <table:table-cell/>
          <table:table-cell table:formula="of:=[.F75]-[.G75]*[.$AN$2]" office:value-type="float" office:value="12.67682472">
            <text:p>12.67682472</text:p>
          </table:table-cell>
          <table:table-cell table:formula="of:=[.O75]" office:value-type="float" office:value="-330028.418217489">
            <text:p>-330028.418217489</text:p>
          </table:table-cell>
          <table:table-cell table:style-name="ce1" table:formula="of:=360000*(1-0.01*([.E75]-25))" office:value-type="float" office:value="434512.8">
            <text:p>434512.8</text:p>
          </table:table-cell>
          <table:table-cell table:formula="of:=[.R75]+[.S75]" office:value-type="float" office:value="104484.381782511">
            <text:p>104484.381782511</text:p>
          </table:table-cell>
          <table:table-cell table:formula="of:=[.T75]/[.S75]" office:value-type="float" office:value="0.240463300005227">
            <text:p>0.2404633</text:p>
          </table:table-cell>
          <table:table-cell/>
          <table:table-cell table:style-name="ce1" office:value-type="float" office:value="20">
            <text:p>20</text:p>
          </table:table-cell>
          <table:table-cell table:formula="of:=([.W75]-32)*5/9" office:value-type="float" office:value="-6.66666666666667">
            <text:p>-6.7</text:p>
          </table:table-cell>
          <table:table-cell table:formula="of:=[.Q75]-([.$E75]-5)*[.$AC$1]" office:value-type="float" office:value="12.67961672">
            <text:p>12.7</text:p>
          </table:table-cell>
          <table:table-cell table:style-name="ce1" table:formula="of:=[.F75]-[.K75]" office:value-type="float" office:value="12.621">
            <text:p>12.621</text:p>
          </table:table-cell>
          <table:table-cell table:style-name="ce1" table:formula="of:=[.Z75]/[.G75]" office:value-type="float" office:value="-2.65873183062987">
            <text:p>-2.6587318306</text:p>
          </table:table-cell>
          <table:table-cell table:number-columns-repeated="8"/>
          <table:table-cell table:formula="of:=[.A75]" office:value-type="float" office:value="36.0019444444444">
            <text:p>36.0019444444</text:p>
          </table:table-cell>
          <table:table-cell table:formula="of:=[.F75]*[.G75]" office:value-type="float" office:value="-59.911887">
            <text:p>-59.911887</text:p>
          </table:table-cell>
          <table:table-cell table:number-columns-repeated="987"/>
        </table:table-row>
        <table:table-row table:style-name="ro1">
          <table:table-cell table:formula="of:=([.D76]-[.$D$2])/3600" office:value-type="float" office:value="36.5019444444444">
            <text:p>36.5019444444</text:p>
          </table:table-cell>
          <table:table-cell office:value-type="float" office:value="112">
            <text:p>112</text:p>
          </table:table-cell>
          <table:table-cell office:value-type="string">
            <text:p><text:s text:c="2"/>2022-02-14T03:37:20</text:p>
          </table:table-cell>
          <table:table-cell office:value-type="float" office:value="1644827840">
            <text:p>1644827840</text:p>
          </table:table-cell>
          <table:table-cell office:value-type="float" office:value="5.91">
            <text:p>5.91</text:p>
          </table:table-cell>
          <table:table-cell office:value-type="float" office:value="12.53">
            <text:p>12.53</text:p>
          </table:table-cell>
          <table:table-cell office:value-type="float" office:value="-4.562">
            <text:p>-4.562</text:p>
          </table:table-cell>
          <table:table-cell office:value-type="float" office:value="0.2906">
            <text:p>0.2906</text:p>
          </table:table-cell>
          <table:table-cell office:value-type="float" office:value="0.2842">
            <text:p>0.2842</text:p>
          </table:table-cell>
          <table:table-cell office:value-type="float" office:value="4.177">
            <text:p>4.177</text:p>
          </table:table-cell>
          <table:table-cell office:value-type="float" office:value="0">
            <text:p>0</text:p>
          </table:table-cell>
          <table:table-cell office:value-type="float" office:value="-356832">
            <text:p>-356832</text:p>
          </table:table-cell>
          <table:table-cell table:style-name="Default" table:formula="of:=([.L76]-[.L75])/([.A76]-[.A75])/3600" office:value-type="float" office:value="-6.85333333333333">
            <text:p>-6.8533333333</text:p>
          </table:table-cell>
          <table:table-cell table:style-name="Default" table:formula="of:=[.M76]+[.$V$3]" office:value-type="float" office:value="-6.98333333333333">
            <text:p>-6.9833333333</text:p>
          </table:table-cell>
          <table:table-cell table:style-name="Default" table:formula="of:=([.N76]*3600*([.A76]-[.A75]))*[.$V$7]/[.$V$5]+[.O75]" office:value-type="float" office:value="-343486.209697309">
            <text:p>-343486.209697309</text:p>
          </table:table-cell>
          <table:table-cell/>
          <table:table-cell table:formula="of:=[.F76]-[.G76]*[.$AN$2]" office:value-type="float" office:value="12.58364912">
            <text:p>12.58364912</text:p>
          </table:table-cell>
          <table:table-cell table:formula="of:=[.O76]" office:value-type="float" office:value="-343486.209697309">
            <text:p>-343486.209697309</text:p>
          </table:table-cell>
          <table:table-cell table:style-name="ce1" table:formula="of:=360000*(1-0.01*([.E76]-25))" office:value-type="float" office:value="428724">
            <text:p>428724</text:p>
          </table:table-cell>
          <table:table-cell table:formula="of:=[.R76]+[.S76]" office:value-type="float" office:value="85237.7903026906">
            <text:p>85237.7903026906</text:p>
          </table:table-cell>
          <table:table-cell table:formula="of:=[.T76]/[.S76]" office:value-type="float" office:value="0.198817398379122">
            <text:p>0.1988173984</text:p>
          </table:table-cell>
          <table:table-cell/>
          <table:table-cell table:style-name="ce1"/>
          <table:table-cell/>
          <table:table-cell table:formula="of:=[.Q76]-([.$E76]-5)*[.$AC$1]" office:value-type="float" office:value="12.58000912">
            <text:p>12.6</text:p>
          </table:table-cell>
          <table:table-cell table:style-name="ce1" table:formula="of:=[.F76]-[.K76]" office:value-type="float" office:value="12.53">
            <text:p>12.53</text:p>
          </table:table-cell>
          <table:table-cell table:style-name="ce1" table:formula="of:=[.Z76]/[.G76]" office:value-type="float" office:value="-2.74660236738273">
            <text:p>-2.7466023674</text:p>
          </table:table-cell>
          <table:table-cell table:number-columns-repeated="8"/>
          <table:table-cell table:formula="of:=[.A76]" office:value-type="float" office:value="36.5019444444444">
            <text:p>36.5019444444</text:p>
          </table:table-cell>
          <table:table-cell table:formula="of:=[.F76]*[.G76]" office:value-type="float" office:value="-57.16186">
            <text:p>-57.16186</text:p>
          </table:table-cell>
          <table:table-cell table:number-columns-repeated="987"/>
        </table:table-row>
        <table:table-row table:style-name="ro1">
          <table:table-cell table:formula="of:=([.D77]-[.$D$2])/3600" office:value-type="float" office:value="37.0019444444444">
            <text:p>37.0019444444</text:p>
          </table:table-cell>
          <table:table-cell office:value-type="float" office:value="113">
            <text:p>113</text:p>
          </table:table-cell>
          <table:table-cell office:value-type="string">
            <text:p><text:s text:c="2"/>2022-02-14T04:07:20</text:p>
          </table:table-cell>
          <table:table-cell office:value-type="float" office:value="1644829640">
            <text:p>1644829640</text:p>
          </table:table-cell>
          <table:table-cell office:value-type="float" office:value="6.238">
            <text:p>6.238</text:p>
          </table:table-cell>
          <table:table-cell office:value-type="float" office:value="12.492">
            <text:p>12.492</text:p>
          </table:table-cell>
          <table:table-cell office:value-type="float" office:value="-4.747">
            <text:p>-4.747</text:p>
          </table:table-cell>
          <table:table-cell office:value-type="float" office:value="0.2656">
            <text:p>0.2656</text:p>
          </table:table-cell>
          <table:table-cell office:value-type="float" office:value="0.28">
            <text:p>0.28</text:p>
          </table:table-cell>
          <table:table-cell office:value-type="float" office:value="4.187">
            <text:p>4.187</text:p>
          </table:table-cell>
          <table:table-cell office:value-type="float" office:value="0">
            <text:p>0</text:p>
          </table:table-cell>
          <table:table-cell office:value-type="float" office:value="-364944">
            <text:p>-364944</text:p>
          </table:table-cell>
          <table:table-cell table:style-name="Default" table:formula="of:=([.L77]-[.L76])/([.A77]-[.A76])/3600" office:value-type="float" office:value="-4.50666666666667">
            <text:p>-4.5066666667</text:p>
          </table:table-cell>
          <table:table-cell table:style-name="Default" table:formula="of:=[.M77]+[.$V$3]" office:value-type="float" office:value="-4.63666666666667">
            <text:p>-4.6366666667</text:p>
          </table:table-cell>
          <table:table-cell table:style-name="Default" table:formula="of:=([.N77]*3600*([.A77]-[.A76]))*[.$V$7]/[.$V$5]+[.O76]" office:value-type="float" office:value="-352421.669338565">
            <text:p>-352421.669338565</text:p>
          </table:table-cell>
          <table:table-cell/>
          <table:table-cell table:formula="of:=[.F77]-[.G77]*[.$AN$2]" office:value-type="float" office:value="12.54782472">
            <text:p>12.54782472</text:p>
          </table:table-cell>
          <table:table-cell table:formula="of:=[.O77]" office:value-type="float" office:value="-352421.669338565">
            <text:p>-352421.669338565</text:p>
          </table:table-cell>
          <table:table-cell table:style-name="ce1" table:formula="of:=360000*(1-0.01*([.E77]-25))" office:value-type="float" office:value="427543.2">
            <text:p>427543.2</text:p>
          </table:table-cell>
          <table:table-cell table:formula="of:=[.R77]+[.S77]" office:value-type="float" office:value="75121.5306614349">
            <text:p>75121.5306614349</text:p>
          </table:table-cell>
          <table:table-cell table:formula="of:=[.T77]/[.S77]" office:value-type="float" office:value="0.17570512327511">
            <text:p>0.1757051233</text:p>
          </table:table-cell>
          <table:table-cell/>
          <table:table-cell table:style-name="ce1" office:value-type="float" office:value="19">
            <text:p>19</text:p>
          </table:table-cell>
          <table:table-cell table:formula="of:=([.W77]-32)*5/9" office:value-type="float" office:value="-7.22222222222222">
            <text:p>-7.2</text:p>
          </table:table-cell>
          <table:table-cell table:formula="of:=[.Q77]-([.$E77]-5)*[.$AC$1]" office:value-type="float" office:value="12.54287272">
            <text:p>12.5</text:p>
          </table:table-cell>
          <table:table-cell table:style-name="ce1" table:formula="of:=[.F77]-[.K77]" office:value-type="float" office:value="12.492">
            <text:p>12.492</text:p>
          </table:table-cell>
          <table:table-cell table:style-name="ce1" table:formula="of:=[.Z77]/[.G77]" office:value-type="float" office:value="-2.63155677269855">
            <text:p>-2.6315567727</text:p>
          </table:table-cell>
          <table:table-cell table:number-columns-repeated="8"/>
          <table:table-cell table:formula="of:=[.A77]" office:value-type="float" office:value="37.0019444444444">
            <text:p>37.0019444444</text:p>
          </table:table-cell>
          <table:table-cell table:formula="of:=[.F77]*[.G77]" office:value-type="float" office:value="-59.299524">
            <text:p>-59.299524</text:p>
          </table:table-cell>
          <table:table-cell table:number-columns-repeated="987"/>
        </table:table-row>
        <table:table-row table:style-name="ro1">
          <table:table-cell table:formula="of:=([.D78]-[.$D$2])/3600" office:value-type="float" office:value="37.2705555555556">
            <text:p>37.2705555556</text:p>
          </table:table-cell>
          <table:table-cell office:value-type="float" office:value="114">
            <text:p>114</text:p>
          </table:table-cell>
          <table:table-cell office:value-type="string">
            <text:p><text:s text:c="2"/>2022-02-14T04:23:27</text:p>
          </table:table-cell>
          <table:table-cell office:value-type="float" office:value="1644830607">
            <text:p>1644830607</text:p>
          </table:table-cell>
          <table:table-cell office:value-type="float" office:value="5.732">
            <text:p>5.732</text:p>
          </table:table-cell>
          <table:table-cell office:value-type="float" office:value="12.448">
            <text:p>12.448</text:p>
          </table:table-cell>
          <table:table-cell office:value-type="float" office:value="-4.623">
            <text:p>-4.623</text:p>
          </table:table-cell>
          <table:table-cell office:value-type="float" office:value="0.2636">
            <text:p>0.2636</text:p>
          </table:table-cell>
          <table:table-cell office:value-type="float" office:value="0.2778">
            <text:p>0.2778</text:p>
          </table:table-cell>
          <table:table-cell office:value-type="float" office:value="4.172">
            <text:p>4.172</text:p>
          </table:table-cell>
          <table:table-cell office:value-type="float" office:value="0">
            <text:p>0</text:p>
          </table:table-cell>
          <table:table-cell office:value-type="float" office:value="-369336">
            <text:p>-369336</text:p>
          </table:table-cell>
          <table:table-cell table:style-name="Default" table:formula="of:=([.L78]-[.L77])/([.A78]-[.A77])/3600" office:value-type="float" office:value="-4.54188210961746">
            <text:p>-4.5418821096</text:p>
          </table:table-cell>
          <table:table-cell table:style-name="Default" table:formula="of:=[.M78]+[.$V$3]" office:value-type="float" office:value="-4.67188210961746">
            <text:p>-4.6718821096</text:p>
          </table:table-cell>
          <table:table-cell table:style-name="Default" table:formula="of:=([.N78]*3600*([.A78]-[.A77]))*[.$V$7]/[.$V$5]+[.O77]" office:value-type="float" office:value="-357258.455269058">
            <text:p>-357258.455269058</text:p>
          </table:table-cell>
          <table:table-cell/>
          <table:table-cell table:formula="of:=[.F78]-[.G78]*[.$AN$2]" office:value-type="float" office:value="12.50236648">
            <text:p>12.50236648</text:p>
          </table:table-cell>
          <table:table-cell table:formula="of:=[.O78]" office:value-type="float" office:value="-357258.455269058">
            <text:p>-357258.455269058</text:p>
          </table:table-cell>
          <table:table-cell table:style-name="ce1" table:formula="of:=360000*(1-0.01*([.E78]-25))" office:value-type="float" office:value="429364.8">
            <text:p>429364.8</text:p>
          </table:table-cell>
          <table:table-cell table:formula="of:=[.R78]+[.S78]" office:value-type="float" office:value="72106.3447309417">
            <text:p>72106.3447309417</text:p>
          </table:table-cell>
          <table:table-cell table:formula="of:=[.T78]/[.S78]" office:value-type="float" office:value="0.167937252264139">
            <text:p>0.1679372523</text:p>
          </table:table-cell>
          <table:table-cell/>
          <table:table-cell table:style-name="ce1"/>
          <table:table-cell/>
          <table:table-cell table:formula="of:=[.Q78]-([.$E78]-5)*[.$AC$1]" office:value-type="float" office:value="12.49943848">
            <text:p>12.5</text:p>
          </table:table-cell>
          <table:table-cell table:style-name="ce1" table:formula="of:=[.F78]-[.K78]" office:value-type="float" office:value="12.448">
            <text:p>12.448</text:p>
          </table:table-cell>
          <table:table-cell table:style-name="ce1" table:formula="of:=[.Z78]/[.G78]" office:value-type="float" office:value="-2.69262383733506">
            <text:p>-2.6926238373</text:p>
          </table:table-cell>
          <table:table-cell table:number-columns-repeated="8"/>
          <table:table-cell table:formula="of:=[.A78]" office:value-type="float" office:value="37.2705555555556">
            <text:p>37.2705555556</text:p>
          </table:table-cell>
          <table:table-cell table:formula="of:=[.F78]*[.G78]" office:value-type="float" office:value="-57.547104">
            <text:p>-57.547104</text:p>
          </table:table-cell>
          <table:table-cell table:number-columns-repeated="987"/>
        </table:table-row>
        <table:table-row table:style-name="ro1">
          <table:table-cell table:formula="of:=([.D79]-[.$D$2])/3600" office:value-type="float" office:value="37.2719444444444">
            <text:p>37.2719444444</text:p>
          </table:table-cell>
          <table:table-cell office:value-type="float" office:value="13">
            <text:p>13</text:p>
          </table:table-cell>
          <table:table-cell office:value-type="string">
            <text:p><text:s text:c="2"/>2022-02-14T04:23:32</text:p>
          </table:table-cell>
          <table:table-cell office:value-type="float" office:value="1644830612">
            <text:p>1644830612</text:p>
          </table:table-cell>
          <table:table-cell office:value-type="float" office:value="5.732">
            <text:p>5.732</text:p>
          </table:table-cell>
          <table:table-cell office:value-type="float" office:value="12.444">
            <text:p>12.444</text:p>
          </table:table-cell>
          <table:table-cell office:value-type="float" office:value="-4.5">
            <text:p>-4.5</text:p>
          </table:table-cell>
          <table:table-cell office:value-type="float" office:value="0.2636">
            <text:p>0.2636</text:p>
          </table:table-cell>
          <table:table-cell office:value-type="float" office:value="0.2778">
            <text:p>0.2778</text:p>
          </table:table-cell>
          <table:table-cell office:value-type="float" office:value="4.172">
            <text:p>4.172</text:p>
          </table:table-cell>
          <table:table-cell office:value-type="float" office:value="0">
            <text:p>0</text:p>
          </table:table-cell>
          <table:table-cell office:value-type="float" office:value="-369360">
            <text:p>-369360</text:p>
          </table:table-cell>
          <table:table-cell table:style-name="Default" table:formula="of:=([.L79]-[.L78])/([.A79]-[.A78])/3600" office:value-type="float" office:value="-4.79999999999618">
            <text:p>-4.8</text:p>
          </table:table-cell>
          <table:table-cell table:style-name="Default" table:formula="of:=[.M79]+[.$V$3]" office:value-type="float" office:value="-4.92999999999618">
            <text:p>-4.93</text:p>
          </table:table-cell>
          <table:table-cell table:style-name="Default" table:formula="of:=([.N79]*3600*([.A79]-[.A78]))*[.$V$7]/[.$V$5]+[.O78]" office:value-type="float" office:value="-357284.846244395">
            <text:p>-357284.846244395</text:p>
          </table:table-cell>
          <table:table-cell/>
          <table:table-cell table:formula="of:=[.F79]-[.G79]*[.$AN$2]" office:value-type="float" office:value="12.49692">
            <text:p>12.49692</text:p>
          </table:table-cell>
          <table:table-cell table:formula="of:=[.O79]" office:value-type="float" office:value="-357284.846244395">
            <text:p>-357284.846244395</text:p>
          </table:table-cell>
          <table:table-cell table:style-name="ce1" table:formula="of:=360000*(1-0.01*([.E79]-25))" office:value-type="float" office:value="429364.8">
            <text:p>429364.8</text:p>
          </table:table-cell>
          <table:table-cell table:formula="of:=[.R79]+[.S79]" office:value-type="float" office:value="72079.9537556054">
            <text:p>72079.9537556054</text:p>
          </table:table-cell>
          <table:table-cell table:formula="of:=[.T79]/[.S79]" office:value-type="float" office:value="0.167875787105989">
            <text:p>0.1678757871</text:p>
          </table:table-cell>
          <table:table-cell/>
          <table:table-cell table:style-name="ce1"/>
          <table:table-cell/>
          <table:table-cell table:formula="of:=[.Q79]-([.$E79]-5)*[.$AC$1]" office:value-type="float" office:value="12.493992">
            <text:p>12.5</text:p>
          </table:table-cell>
          <table:table-cell table:style-name="ce1" table:formula="of:=[.F79]-[.K79]" office:value-type="float" office:value="12.444">
            <text:p>12.444</text:p>
          </table:table-cell>
          <table:table-cell table:style-name="ce1" table:formula="of:=[.Z79]/[.G79]" office:value-type="float" office:value="-2.76533333333333">
            <text:p>-2.7653333333</text:p>
          </table:table-cell>
          <table:table-cell table:number-columns-repeated="8"/>
          <table:table-cell table:formula="of:=[.A79]" office:value-type="float" office:value="37.2719444444444">
            <text:p>37.2719444444</text:p>
          </table:table-cell>
          <table:table-cell table:formula="of:=[.F79]*[.G79]" office:value-type="float" office:value="-55.998">
            <text:p>-55.998</text:p>
          </table:table-cell>
          <table:table-cell table:number-columns-repeated="987"/>
        </table:table-row>
        <table:table-row table:style-name="ro1">
          <table:table-cell table:formula="of:=([.D80]-[.$D$2])/3600" office:value-type="float" office:value="37.5019444444444">
            <text:p>37.5019444444</text:p>
          </table:table-cell>
          <table:table-cell office:value-type="float" office:value="14">
            <text:p>14</text:p>
          </table:table-cell>
          <table:table-cell office:value-type="string">
            <text:p><text:s text:c="2"/>2022-02-14T04:37:20</text:p>
          </table:table-cell>
          <table:table-cell office:value-type="float" office:value="1644831440">
            <text:p>1644831440</text:p>
          </table:table-cell>
          <table:table-cell office:value-type="float" office:value="5.208">
            <text:p>5.208</text:p>
          </table:table-cell>
          <table:table-cell office:value-type="float" office:value="12.379">
            <text:p>12.379</text:p>
          </table:table-cell>
          <table:table-cell office:value-type="float" office:value="-4.747">
            <text:p>-4.747</text:p>
          </table:table-cell>
          <table:table-cell office:value-type="float" office:value="0.2632">
            <text:p>0.2632</text:p>
          </table:table-cell>
          <table:table-cell office:value-type="float" office:value="0.2759">
            <text:p>0.2759</text:p>
          </table:table-cell>
          <table:table-cell office:value-type="float" office:value="4.156">
            <text:p>4.156</text:p>
          </table:table-cell>
          <table:table-cell office:value-type="float" office:value="0">
            <text:p>0</text:p>
          </table:table-cell>
          <table:table-cell office:value-type="float" office:value="-373104">
            <text:p>-373104</text:p>
          </table:table-cell>
          <table:table-cell table:style-name="Default" table:formula="of:=([.L80]-[.L79])/([.A80]-[.A79])/3600" office:value-type="float" office:value="-4.5217391304347">
            <text:p>-4.5217391304</text:p>
          </table:table-cell>
          <table:table-cell table:style-name="Default" table:formula="of:=[.M80]+[.$V$3]" office:value-type="float" office:value="-4.6517391304347">
            <text:p>-4.6517391304</text:p>
          </table:table-cell>
          <table:table-cell table:style-name="Default" table:formula="of:=([.N80]*3600*([.A80]-[.A79]))*[.$V$7]/[.$V$5]+[.O79]" office:value-type="float" office:value="-361408.51911435">
            <text:p>-361408.51911435</text:p>
          </table:table-cell>
          <table:table-cell/>
          <table:table-cell table:formula="of:=[.F80]-[.G80]*[.$AN$2]" office:value-type="float" office:value="12.43482472">
            <text:p>12.43482472</text:p>
          </table:table-cell>
          <table:table-cell table:formula="of:=[.O80]" office:value-type="float" office:value="-361408.51911435">
            <text:p>-361408.51911435</text:p>
          </table:table-cell>
          <table:table-cell table:style-name="ce1" table:formula="of:=360000*(1-0.01*([.E80]-25))" office:value-type="float" office:value="431251.2">
            <text:p>431251.2</text:p>
          </table:table-cell>
          <table:table-cell table:formula="of:=[.R80]+[.S80]" office:value-type="float" office:value="69842.6808856503">
            <text:p>69842.6808856503</text:p>
          </table:table-cell>
          <table:table-cell table:formula="of:=[.T80]/[.S80]" office:value-type="float" office:value="0.161953591979919">
            <text:p>0.161953592</text:p>
          </table:table-cell>
          <table:table-cell/>
          <table:table-cell table:style-name="ce1"/>
          <table:table-cell/>
          <table:table-cell table:formula="of:=[.Q80]-([.$E80]-5)*[.$AC$1]" office:value-type="float" office:value="12.43399272">
            <text:p>12.4</text:p>
          </table:table-cell>
          <table:table-cell table:style-name="ce1" table:formula="of:=[.F80]-[.K80]" office:value-type="float" office:value="12.379">
            <text:p>12.379</text:p>
          </table:table-cell>
          <table:table-cell table:style-name="ce1" table:formula="of:=[.Z80]/[.G80]" office:value-type="float" office:value="-2.60775226458816">
            <text:p>-2.6077522646</text:p>
          </table:table-cell>
          <table:table-cell table:number-columns-repeated="8"/>
          <table:table-cell table:formula="of:=[.A80]" office:value-type="float" office:value="37.5019444444444">
            <text:p>37.5019444444</text:p>
          </table:table-cell>
          <table:table-cell table:formula="of:=[.F80]*[.G80]" office:value-type="float" office:value="-58.763113">
            <text:p>-58.763113</text:p>
          </table:table-cell>
          <table:table-cell table:number-columns-repeated="987"/>
        </table:table-row>
        <table:table-row table:style-name="ro1">
          <table:table-cell table:formula="of:=([.D81]-[.$D$2])/3600" office:value-type="float" office:value="38.0019444444444">
            <text:p>38.0019444444</text:p>
          </table:table-cell>
          <table:table-cell office:value-type="float" office:value="15">
            <text:p>15</text:p>
          </table:table-cell>
          <table:table-cell office:value-type="string">
            <text:p><text:s text:c="2"/>2022-02-14T05:07:20</text:p>
          </table:table-cell>
          <table:table-cell office:value-type="float" office:value="1644833240">
            <text:p>1644833240</text:p>
          </table:table-cell>
          <table:table-cell office:value-type="float" office:value="4.127">
            <text:p>4.127</text:p>
          </table:table-cell>
          <table:table-cell office:value-type="float" office:value="11.893">
            <text:p>11.893</text:p>
          </table:table-cell>
          <table:table-cell office:value-type="float" office:value="-7.645">
            <text:p>-7.645</text:p>
          </table:table-cell>
          <table:table-cell office:value-type="float" office:value="0.2592">
            <text:p>0.2592</text:p>
          </table:table-cell>
          <table:table-cell office:value-type="float" office:value="0.2719">
            <text:p>0.2719</text:p>
          </table:table-cell>
          <table:table-cell office:value-type="float" office:value="4.123">
            <text:p>4.123</text:p>
          </table:table-cell>
          <table:table-cell office:value-type="float" office:value="0">
            <text:p>0</text:p>
          </table:table-cell>
          <table:table-cell office:value-type="float" office:value="-382440">
            <text:p>-382440</text:p>
          </table:table-cell>
          <table:table-cell table:style-name="Default" table:formula="of:=([.L81]-[.L80])/([.A81]-[.A80])/3600" office:value-type="float" office:value="-5.18666666666667">
            <text:p>-5.1866666667</text:p>
          </table:table-cell>
          <table:table-cell table:style-name="Default" table:formula="of:=[.M81]+[.$V$3]" office:value-type="float" office:value="-5.31666666666667">
            <text:p>-5.3166666667</text:p>
          </table:table-cell>
          <table:table-cell table:style-name="Default" table:formula="of:=([.N81]*3600*([.A81]-[.A80]))*[.$V$7]/[.$V$5]+[.O80]" office:value-type="float" office:value="-371654.427186099">
            <text:p>-371654.427186099</text:p>
          </table:table-cell>
          <table:table-cell/>
          <table:table-cell table:formula="of:=[.F81]-[.G81]*[.$AN$2]" office:value-type="float" office:value="11.9829052">
            <text:p>11.9829052</text:p>
          </table:table-cell>
          <table:table-cell table:formula="of:=[.O81]" office:value-type="float" office:value="-371654.427186099">
            <text:p>-371654.427186099</text:p>
          </table:table-cell>
          <table:table-cell table:style-name="ce1" table:formula="of:=360000*(1-0.01*([.E81]-25))" office:value-type="float" office:value="435142.8">
            <text:p>435142.8</text:p>
          </table:table-cell>
          <table:table-cell table:formula="of:=[.R81]+[.S81]" office:value-type="float" office:value="63488.3728139015">
            <text:p>63488.3728139015</text:p>
          </table:table-cell>
          <table:table-cell table:formula="of:=[.T81]/[.S81]" office:value-type="float" office:value="0.145902386099233">
            <text:p>0.1459023861</text:p>
          </table:table-cell>
          <table:table-cell/>
          <table:table-cell table:style-name="ce1" office:value-type="float" office:value="18">
            <text:p>18</text:p>
          </table:table-cell>
          <table:table-cell table:formula="of:=([.W81]-32)*5/9" office:value-type="float" office:value="-7.77777777777778">
            <text:p>-7.8</text:p>
          </table:table-cell>
          <table:table-cell table:formula="of:=[.Q81]-([.$E81]-5)*[.$AC$1]" office:value-type="float" office:value="11.9863972">
            <text:p>12.0</text:p>
          </table:table-cell>
          <table:table-cell table:style-name="ce1" table:formula="of:=[.F81]-[.K81]" office:value-type="float" office:value="11.893">
            <text:p>11.893</text:p>
          </table:table-cell>
          <table:table-cell table:style-name="ce1" table:formula="of:=[.Z81]/[.G81]" office:value-type="float" office:value="-1.55565729234794">
            <text:p>-1.5556572923</text:p>
          </table:table-cell>
          <table:table-cell table:number-columns-repeated="8"/>
          <table:table-cell table:formula="of:=[.A81]" office:value-type="float" office:value="38.0019444444444">
            <text:p>38.0019444444</text:p>
          </table:table-cell>
          <table:table-cell table:formula="of:=[.F81]*[.G81]" office:value-type="float" office:value="-90.921985">
            <text:p>-90.921985</text:p>
          </table:table-cell>
          <table:table-cell table:number-columns-repeated="987"/>
        </table:table-row>
        <table:table-row table:style-name="ro1">
          <table:table-cell table:formula="of:=([.D82]-[.$D$2])/3600" office:value-type="float" office:value="38.5019444444444">
            <text:p>38.5019444444</text:p>
          </table:table-cell>
          <table:table-cell office:value-type="float" office:value="16">
            <text:p>16</text:p>
          </table:table-cell>
          <table:table-cell office:value-type="string">
            <text:p><text:s text:c="2"/>2022-02-14T05:37:20</text:p>
          </table:table-cell>
          <table:table-cell office:value-type="float" office:value="1644835040">
            <text:p>1644835040</text:p>
          </table:table-cell>
          <table:table-cell office:value-type="float" office:value="5.973">
            <text:p>5.973</text:p>
          </table:table-cell>
          <table:table-cell office:value-type="float" office:value="10.571">
            <text:p>10.571</text:p>
          </table:table-cell>
          <table:table-cell office:value-type="float" office:value="-5.487">
            <text:p>-5.487</text:p>
          </table:table-cell>
          <table:table-cell office:value-type="float" office:value="0.1987">
            <text:p>0.1987</text:p>
          </table:table-cell>
          <table:table-cell office:value-type="float" office:value="0.2679">
            <text:p>0.2679</text:p>
          </table:table-cell>
          <table:table-cell office:value-type="float" office:value="4.179">
            <text:p>4.179</text:p>
          </table:table-cell>
          <table:table-cell office:value-type="float" office:value="0">
            <text:p>0</text:p>
          </table:table-cell>
          <table:table-cell office:value-type="float" office:value="-395640">
            <text:p>-395640</text:p>
          </table:table-cell>
          <table:table-cell table:style-name="Default" table:formula="of:=([.L82]-[.L81])/([.A82]-[.A81])/3600" office:value-type="float" office:value="-7.33333333333333">
            <text:p>-7.3333333333</text:p>
          </table:table-cell>
          <table:table-cell table:style-name="Default" table:formula="of:=[.M82]+[.$V$3]" office:value-type="float" office:value="-7.46333333333333">
            <text:p>-7.4633333333</text:p>
          </table:table-cell>
          <table:table-cell table:style-name="Default" table:formula="of:=([.N82]*3600*([.A82]-[.A81]))*[.$V$7]/[.$V$5]+[.O81]" office:value-type="float" office:value="-386037.241087444">
            <text:p>-386037.241087444</text:p>
          </table:table-cell>
          <table:table-cell/>
          <table:table-cell table:formula="of:=[.F82]-[.G82]*[.$AN$2]" office:value-type="float" office:value="10.63552712">
            <text:p>10.63552712</text:p>
          </table:table-cell>
          <table:table-cell table:formula="of:=[.O82]" office:value-type="float" office:value="-386037.241087444">
            <text:p>-386037.241087444</text:p>
          </table:table-cell>
          <table:table-cell table:style-name="ce1" table:formula="of:=360000*(1-0.01*([.E82]-25))" office:value-type="float" office:value="428497.2">
            <text:p>428497.2</text:p>
          </table:table-cell>
          <table:table-cell table:formula="of:=[.R82]+[.S82]" office:value-type="float" office:value="42459.9589125561">
            <text:p>42459.9589125561</text:p>
          </table:table-cell>
          <table:table-cell table:formula="of:=[.T82]/[.S82]" office:value-type="float" office:value="0.0990903999198969">
            <text:p>0.0990903999</text:p>
          </table:table-cell>
          <table:table-cell/>
          <table:table-cell table:style-name="ce1"/>
          <table:table-cell/>
          <table:table-cell table:formula="of:=[.Q82]-([.$E82]-5)*[.$AC$1]" office:value-type="float" office:value="10.63163512">
            <text:p>10.6</text:p>
          </table:table-cell>
          <table:table-cell table:style-name="ce1" table:formula="of:=[.F82]-[.K82]" office:value-type="float" office:value="10.571">
            <text:p>10.571</text:p>
          </table:table-cell>
          <table:table-cell table:style-name="ce1" table:formula="of:=[.Z82]/[.G82]" office:value-type="float" office:value="-1.92655367231638">
            <text:p>-1.9265536723</text:p>
          </table:table-cell>
          <table:table-cell table:number-columns-repeated="8"/>
          <table:table-cell table:formula="of:=[.A82]" office:value-type="float" office:value="38.5019444444444">
            <text:p>38.5019444444</text:p>
          </table:table-cell>
          <table:table-cell table:formula="of:=[.F82]*[.G82]" office:value-type="float" office:value="-58.003077">
            <text:p>-58.003077</text:p>
          </table:table-cell>
          <table:table-cell table:number-columns-repeated="987"/>
        </table:table-row>
        <table:table-row table:style-name="ro1">
          <table:table-cell table:formula="of:=([.D83]-[.$D$2])/3600" office:value-type="float" office:value="39.0019444444444">
            <text:p>39.0019444444</text:p>
          </table:table-cell>
          <table:table-cell office:value-type="float" office:value="17">
            <text:p>17</text:p>
          </table:table-cell>
          <table:table-cell office:value-type="string">
            <text:p><text:s text:c="2"/>2022-02-14T06:07:20</text:p>
          </table:table-cell>
          <table:table-cell office:value-type="float" office:value="1644836840">
            <text:p>1644836840</text:p>
          </table:table-cell>
          <table:table-cell office:value-type="float" office:value="6.075">
            <text:p>6.075</text:p>
          </table:table-cell>
          <table:table-cell office:value-type="float" office:value="10.485">
            <text:p>10.485</text:p>
          </table:table-cell>
          <table:table-cell office:value-type="float" office:value="-0.8">
            <text:p>-0.8</text:p>
          </table:table-cell>
          <table:table-cell office:value-type="float" office:value="0.1896">
            <text:p>0.1896</text:p>
          </table:table-cell>
          <table:table-cell office:value-type="float" office:value="0.2639">
            <text:p>0.2639</text:p>
          </table:table-cell>
          <table:table-cell office:value-type="float" office:value="4.182">
            <text:p>4.182</text:p>
          </table:table-cell>
          <table:table-cell office:value-type="float" office:value="0">
            <text:p>0</text:p>
          </table:table-cell>
          <table:table-cell office:value-type="float" office:value="-398592">
            <text:p>-398592</text:p>
          </table:table-cell>
          <table:table-cell table:style-name="Default" table:formula="of:=([.L83]-[.L82])/([.A83]-[.A82])/3600" office:value-type="float" office:value="-1.64">
            <text:p>-1.64</text:p>
          </table:table-cell>
          <table:table-cell table:style-name="Default" table:formula="of:=[.M83]+[.$V$3]" office:value-type="float" office:value="-1.77">
            <text:p>-1.77</text:p>
          </table:table-cell>
          <table:table-cell table:style-name="Default" table:formula="of:=([.N83]*3600*([.A83]-[.A82]))*[.$V$7]/[.$V$5]+[.O82]" office:value-type="float" office:value="-389448.261266816">
            <text:p>-389448.261266816</text:p>
          </table:table-cell>
          <table:table-cell/>
          <table:table-cell table:formula="of:=[.F83]-[.G83]*[.$AN$2]" office:value-type="float" office:value="10.494408">
            <text:p>10.494408</text:p>
          </table:table-cell>
          <table:table-cell table:formula="of:=[.O83]" office:value-type="float" office:value="-389448.261266816">
            <text:p>-389448.261266816</text:p>
          </table:table-cell>
          <table:table-cell table:style-name="ce1" table:formula="of:=360000*(1-0.01*([.E83]-25))" office:value-type="float" office:value="428130">
            <text:p>428130</text:p>
          </table:table-cell>
          <table:table-cell table:formula="of:=[.R83]+[.S83]" office:value-type="float" office:value="38681.7387331838">
            <text:p>38681.7387331838</text:p>
          </table:table-cell>
          <table:table-cell table:formula="of:=[.T83]/[.S83]" office:value-type="float" office:value="0.0903504513423115">
            <text:p>0.0903504513</text:p>
          </table:table-cell>
          <table:table-cell/>
          <table:table-cell table:style-name="ce1" office:value-type="float" office:value="17">
            <text:p>17</text:p>
          </table:table-cell>
          <table:table-cell table:formula="of:=([.W83]-32)*5/9" office:value-type="float" office:value="-8.33333333333333">
            <text:p>-8.3</text:p>
          </table:table-cell>
          <table:table-cell table:formula="of:=[.Q83]-([.$E83]-5)*[.$AC$1]" office:value-type="float" office:value="10.490108">
            <text:p>10.5</text:p>
          </table:table-cell>
          <table:table-cell table:style-name="ce1" table:formula="of:=[.F83]-[.K83]" office:value-type="float" office:value="10.485">
            <text:p>10.485</text:p>
          </table:table-cell>
          <table:table-cell table:style-name="ce1" table:formula="of:=[.Z83]/[.G83]" office:value-type="float" office:value="-13.10625">
            <text:p>-13.10625</text:p>
          </table:table-cell>
          <table:table-cell table:number-columns-repeated="8"/>
          <table:table-cell table:formula="of:=[.A83]" office:value-type="float" office:value="39.0019444444444">
            <text:p>39.0019444444</text:p>
          </table:table-cell>
          <table:table-cell table:formula="of:=[.F83]*[.G83]" office:value-type="float" office:value="-8.388">
            <text:p>-8.388</text:p>
          </table:table-cell>
          <table:table-cell table:number-columns-repeated="987"/>
        </table:table-row>
        <table:table-row table:style-name="ro1">
          <table:table-cell table:formula="of:=([.D84]-[.$D$2])/3600" office:value-type="float" office:value="39.5019444444444">
            <text:p>39.5019444444</text:p>
          </table:table-cell>
          <table:table-cell office:value-type="float" office:value="18">
            <text:p>18</text:p>
          </table:table-cell>
          <table:table-cell office:value-type="string">
            <text:p><text:s text:c="2"/>2022-02-14T06:37:20</text:p>
          </table:table-cell>
          <table:table-cell office:value-type="float" office:value="1644838640">
            <text:p>1644838640</text:p>
          </table:table-cell>
          <table:table-cell office:value-type="float" office:value="4.903">
            <text:p>4.903</text:p>
          </table:table-cell>
          <table:table-cell office:value-type="float" office:value="9.921">
            <text:p>9.921</text:p>
          </table:table-cell>
          <table:table-cell office:value-type="float" office:value="-0.8">
            <text:p>-0.8</text:p>
          </table:table-cell>
          <table:table-cell office:value-type="float" office:value="0.2059">
            <text:p>0.2059</text:p>
          </table:table-cell>
          <table:table-cell office:value-type="float" office:value="0.2601">
            <text:p>0.2601</text:p>
          </table:table-cell>
          <table:table-cell office:value-type="float" office:value="4.147">
            <text:p>4.147</text:p>
          </table:table-cell>
          <table:table-cell office:value-type="float" office:value="0">
            <text:p>0</text:p>
          </table:table-cell>
          <table:table-cell office:value-type="float" office:value="-400032">
            <text:p>-400032</text:p>
          </table:table-cell>
          <table:table-cell table:style-name="Default" table:formula="of:=([.L84]-[.L83])/([.A84]-[.A83])/3600" office:value-type="float" office:value="-0.8">
            <text:p>-0.8</text:p>
          </table:table-cell>
          <table:table-cell table:style-name="Default" table:formula="of:=[.M84]+[.$V$3]" office:value-type="float" office:value="-0.93">
            <text:p>-0.93</text:p>
          </table:table-cell>
          <table:table-cell table:style-name="Default" table:formula="of:=([.N84]*3600*([.A84]-[.A83]))*[.$V$7]/[.$V$5]+[.O83]" office:value-type="float" office:value="-391240.49220852">
            <text:p>-391240.49220852</text:p>
          </table:table-cell>
          <table:table-cell/>
          <table:table-cell table:formula="of:=[.F84]-[.G84]*[.$AN$2]" office:value-type="float" office:value="9.930408">
            <text:p>9.930408</text:p>
          </table:table-cell>
          <table:table-cell table:formula="of:=[.O84]" office:value-type="float" office:value="-391240.49220852">
            <text:p>-391240.49220852</text:p>
          </table:table-cell>
          <table:table-cell table:style-name="ce1" table:formula="of:=360000*(1-0.01*([.E84]-25))" office:value-type="float" office:value="432349.2">
            <text:p>432349.2</text:p>
          </table:table-cell>
          <table:table-cell table:formula="of:=[.R84]+[.S84]" office:value-type="float" office:value="41108.7077914799">
            <text:p>41108.7077914799</text:p>
          </table:table-cell>
          <table:table-cell table:formula="of:=[.T84]/[.S84]" office:value-type="float" office:value="0.0950821877118771">
            <text:p>0.0950821877</text:p>
          </table:table-cell>
          <table:table-cell/>
          <table:table-cell table:style-name="ce1" office:value-type="float" office:value="17">
            <text:p>17</text:p>
          </table:table-cell>
          <table:table-cell table:formula="of:=([.W84]-32)*5/9" office:value-type="float" office:value="-8.33333333333333">
            <text:p>-8.3</text:p>
          </table:table-cell>
          <table:table-cell table:formula="of:=[.Q84]-([.$E84]-5)*[.$AC$1]" office:value-type="float" office:value="9.930796">
            <text:p>9.9</text:p>
          </table:table-cell>
          <table:table-cell table:style-name="ce1" table:formula="of:=[.F84]-[.K84]" office:value-type="float" office:value="9.921">
            <text:p>9.921</text:p>
          </table:table-cell>
          <table:table-cell table:style-name="ce1" table:formula="of:=[.Z84]/[.G84]" office:value-type="float" office:value="-12.40125">
            <text:p>-12.40125</text:p>
          </table:table-cell>
          <table:table-cell table:number-columns-repeated="8"/>
          <table:table-cell table:formula="of:=[.A84]" office:value-type="float" office:value="39.5019444444444">
            <text:p>39.5019444444</text:p>
          </table:table-cell>
          <table:table-cell table:formula="of:=[.F84]*[.G84]" office:value-type="float" office:value="-7.9368">
            <text:p>-7.9368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5]" office:value-type="float" office:value="0">
            <text:p>0</text:p>
          </table:table-cell>
          <table:table-cell table:formula="of:=[.F85]*[.G8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6]" office:value-type="float" office:value="0">
            <text:p>0</text:p>
          </table:table-cell>
          <table:table-cell table:formula="of:=[.F86]*[.G8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7]" office:value-type="float" office:value="0">
            <text:p>0</text:p>
          </table:table-cell>
          <table:table-cell table:formula="of:=[.F87]*[.G87]" office:value-type="float" office:value="0">
            <text:p>0</text:p>
          </table:table-cell>
          <table:table-cell table:number-columns-repeated="987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0216_060308" table:style-name="ta3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1021" table:default-cell-style-name="Default"/>
        <table:table-row table:style-name="ro1">
          <table:table-cell office:value-type="string">
            <text:p>Hs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h'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******* TALK *********</text:p>
          </table:table-cell>
          <table:table-cell table:number-columns-repeated="1023"/>
        </table:table-row>
        <table:table-row table:style-name="ro1">
          <table:table-cell office:value-type="string">
            <text:p>Help for serial talk. <text:s text:c="2"/>Entries and current values. <text:s/>All entries follwed by CR</text:p>
          </table:table-cell>
          <table:table-cell table:number-columns-repeated="1023"/>
        </table:table-row>
        <table:table-row table:style-name="ro1">
          <table:table-cell office:value-type="string">
            <text:p>A= <text:s/>nominalize the rp structure for clean boots etc'</text:p>
          </table:table-cell>
          <table:table-cell table:number-columns-repeated="1023"/>
        </table:table-row>
        <table:table-row table:style-name="ro1">
          <table:table-cell office:value-type="string">
            <text:p>H&lt;?&gt; <text:s text:c="2"/>Manage histo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d= dump the summary log to scree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R= reset the summary log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s= save a data point to summary log and print log and status to screen</text:p>
          </table:table-cell>
          <table:table-cell table:number-columns-repeated="1023"/>
        </table:table-row>
        <table:table-row table:style-name="ro1">
          <table:table-cell office:value-type="string">
            <text:p>m= <text:s/>assign curve charge state in fraction to all versions including model- '(0-1.1)'</text:p>
          </table:table-cell>
          <table:table-cell table:number-columns-repeated="1023"/>
        </table:table-row>
        <table:table-row table:style-name="ro1">
          <table:table-cell office:value-type="string">
            <text:p>M= <text:s/>assign a CHARGE state in percent to all versions including model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curve charge state in fraction to model only (ekf if modeling)- '(0-1.1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a CHARGE state in percent to model only (ekf if modeling)-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s <text:s text:c="2"/>curr signal select (0=amp preferred</text:p>
          </table:table-cell>
          <table:table-cell office:value-type="string">
            <text:p><text:s/>1=noamp) = 0</text:p>
          </table:table-cell>
          <table:table-cell table:number-columns-repeated="1022"/>
        </table:table-row>
        <table:table-row table:style-name="ro1">
          <table:table-cell office:value-type="string">
            <text:p>v= <text:s/>2 <text:s text:c="3"/>: verbosity</text:p>
          </table:table-cell>
          <table:table-cell office:value-type="string">
            <text:p><text:s/>-128 - +128. [2]</text:p>
          </table:table-cell>
          <table:table-cell table:number-columns-repeated="1022"/>
        </table:table-row>
        <table:table-row table:style-name="ro1">
          <table:table-cell office:value-type="string">
            <text:p>D/S&lt;?&gt; Adjustments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a= <text:s/>-0.200 <text:s text:c="3"/>: delta I adder to sensed amplifi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b= <text:s/>-0.500 <text:s text:c="3"/>: delta I adder to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= <text:s/>-0.600 <text:s text:c="3"/>: delta I adder to all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c= <text:s text:c="2"/>0.000 <text:s text:c="3"/>: delta V adder to sensed battery voltage</text:p>
          </table:table-cell>
          <table:table-cell office:value-type="string">
            <text:p><text:s/>V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= <text:s text:c="2"/>0.000 <text:s text:c="3"/>: delta T adder to sensed Tbatt</text:p>
          </table:table-cell>
          <table:table-cell office:value-type="string">
            <text:p><text:s/>deg C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= 0.00 <text:s text:c="3"/>: delta V adder to solved battery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c= 1.02 <text:s text:c="3"/>: Scalar battery model siz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r= 1.00 <text:s text:c="3"/>: Scalar resistor for battery dynamic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k= 1.00 <text:s text:c="3"/>: Saturation of model cutback gain scalar</text:p>
          </table:table-cell>
          <table:table-cell table:number-columns-repeated="1023"/>
        </table:table-row>
        <table:table-row table:style-name="ro1">
          <table:table-cell office:value-type="string">
            <text:p>E= <text:s/>set the BatteryModel delta_q to same value as Battery'</text:p>
          </table:table-cell>
          <table:table-cell table:number-columns-repeated="1023"/>
        </table:table-row>
        <table:table-row table:style-name="ro1">
          <table:table-cell office:value-type="string">
            <text:p>P&lt;?&gt; <text:s text:c="2"/>Print Battery valu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= print al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b= print batte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c= print all coulomb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e= print ekf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m= print mode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r= print retained and command parameter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s= print all state-spa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x= print current signal selectio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v= print voltage signal details</text:p>
          </table:table-cell>
          <table:table-cell table:number-columns-repeated="1023"/>
        </table:table-row>
        <table:table-row table:style-name="ro1">
          <table:table-cell office:value-type="string">
            <text:p>Q <text:s text:c="5"/>print vital stats</text:p>
          </table:table-cell>
          <table:table-cell table:number-columns-repeated="1023"/>
        </table:table-row>
        <table:table-row table:style-name="ro1">
          <table:table-cell office:value-type="string">
            <text:p>R&lt;?&gt; <text:s text:c="2"/>Reset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e= equalize delta_q in model to battery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 battery monitor and equalize model to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</text:p>
          </table:table-cell>
          <table:table-cell office:value-type="string">
            <text:p><text:s/>equalize</text:p>
          </table:table-cell>
          <table:table-cell office:value-type="string">
            <text:p><text:s/>and nominalize all testing for DEPLOY</text:p>
          </table:table-cell>
          <table:table-cell table:number-columns-repeated="1021"/>
        </table:table-row>
        <table:table-row table:style-name="ro1">
          <table:table-cell office:value-type="string">
            <text:p><text:s text:c="2"/>Rs= small reset. <text:s/>reset flags to reinitialize filters</text:p>
          </table:table-cell>
          <table:table-cell table:number-columns-repeated="1023"/>
        </table:table-row>
        <table:table-row table:style-name="ro1">
          <table:table-cell office:value-type="string">
            <text:p>T&lt;new cmd&gt; <text:s/>Send in a new command. <text:s/>Used to test calling Talk from itself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v=-78 <text:s/>sends v=-78 to talk</text:p>
          </table:table-cell>
          <table:table-cell table:number-columns-repeated="1023"/>
        </table:table-row>
        <table:table-row table:style-name="ro1">
          <table:table-cell office:value-type="string">
            <text:p>w <text:s text:c="2"/>turn on wifi = 0</text:p>
          </table:table-cell>
          <table:table-cell table:number-columns-repeated="1023"/>
        </table:table-row>
        <table:table-row table:style-name="ro1">
          <table:table-cell office:value-type="string">
            <text:p>X&lt;?&gt; - Test Mode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d= 0</text:p>
          </table:table-cell>
          <table:table-cell office:value-type="string">
            <text:p><text:s text:c="3"/>dc-dc charger on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x= 0</text:p>
          </table:table-cell>
          <table:table-cell office:value-type="string">
            <text:p><text:s text:c="3"/>use model for Vbatt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a= <text:s text:c="2"/>0.000 <text:s/>: Injection amplitude A pk (0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f= <text:s text:c="2"/>0.000 <text:s/>: Injection frequency Hz (0-2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t= 0 <text:s/>: Injection type. <text:s/>'s'</text:p>
          </table:table-cell>
          <table:table-cell office:value-type="string">
            <text:p><text:s/>'q'</text:p>
          </table:table-cell>
          <table:table-cell office:value-type="string">
            <text:p><text:s/>'t' (0=none</text:p>
          </table:table-cell>
          <table:table-cell office:value-type="string">
            <text:p><text:s/>1=sine</text:p>
          </table:table-cell>
          <table:table-cell office:value-type="string">
            <text:p><text:s/>2=square</text:p>
          </table:table-cell>
          <table:table-cell office:value-type="string">
            <text:p><text:s/>3=triangle)</text:p>
          </table:table-cell>
          <table:table-cell table:number-columns-repeated="1018"/>
        </table:table-row>
        <table:table-row table:style-name="ro1">
          <table:table-cell office:value-type="string">
            <text:p><text:s text:c="2"/>Xo= <text:s text:c="2"/>0.000 <text:s/>: Injection offset A (-18.3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i= <text:s/>-0.600 <text:s/>: Injection <text:s/>A (unlimited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p= &lt;?&gt;</text:p>
          </table:table-cell>
          <table:table-cell office:value-type="string">
            <text:p><text:s/>programmed injection settings...</text:p>
          </table:table-cell>
          <table:table-cell table:number-columns-repeated="1022"/>
        </table:table-row>
        <table:table-row table:style-name="ro1">
          <table:table-cell office:value-type="string">
            <text:p><text:s text:c="6"/>-1: <text:s/>Off</text:p>
          </table:table-cell>
          <table:table-cell office:value-type="string">
            <text:p><text:s/>modeling false</text:p>
          </table:table-cell>
          <table:table-cell table:number-columns-repeated="1022"/>
        </table:table-row>
        <table:table-row table:style-name="ro1">
          <table:table-cell office:value-type="string">
            <text:p><text:s text:c="7"/>0: <text:s/>steady-state modeling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: <text:s/>1 Hz sinusoid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: <text:s/>1 Hz squar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3: <text:s/>1 Hz triangl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4: <text:s/>-1C soft dis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5: <text:s/>+1C soft 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6: <text:s/>+0.2C hard charge until reset by Xp0 or Di0</text:p>
          </table:table-cell>
          <table:table-cell table:number-columns-repeated="1023"/>
        </table:table-row>
        <table:table-row table:style-name="ro1">
          <table:table-cell office:value-type="string">
            <text:p>h <text:s text:c="2"/>this menu</text:p>
          </table:table-cell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 text:c="2"/>2022-02-14T10:24:30</text:p>
          </table:table-cell>
          <table:table-cell office:value-type="float" office:value="1644852270">
            <text:p>1644852270</text:p>
          </table:table-cell>
          <table:table-cell office:value-type="float" office:value="6.25">
            <text:p>6.25</text:p>
          </table:table-cell>
          <table:table-cell office:value-type="float" office:value="11.988">
            <text:p>11.988</text:p>
          </table:table-cell>
          <table:table-cell office:value-type="float" office:value="32.315">
            <text:p>32.31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32">
            <text:p>13.432</text:p>
          </table:table-cell>
          <table:table-cell office:value-type="float" office:value="0">
            <text:p>0</text:p>
          </table:table-cell>
          <table:table-cell office:value-type="float" office:value="-398976">
            <text:p>-398976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2022-02-14T10:54:31</text:p>
          </table:table-cell>
          <table:table-cell office:value-type="float" office:value="1644854071">
            <text:p>1644854071</text:p>
          </table:table-cell>
          <table:table-cell office:value-type="float" office:value="6.388">
            <text:p>6.388</text:p>
          </table:table-cell>
          <table:table-cell office:value-type="float" office:value="13.034">
            <text:p>13.034</text:p>
          </table:table-cell>
          <table:table-cell office:value-type="float" office:value="-0.552">
            <text:p>-0.552</text:p>
          </table:table-cell>
          <table:table-cell office:value-type="float" office:value="0.9991">
            <text:p>0.9991</text:p>
          </table:table-cell>
          <table:table-cell office:value-type="float" office:value="0.6345">
            <text:p>0.6345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349032">
            <text:p>-349032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2022-02-14T11:24:31</text:p>
          </table:table-cell>
          <table:table-cell office:value-type="float" office:value="1644855871">
            <text:p>1644855871</text:p>
          </table:table-cell>
          <table:table-cell office:value-type="float" office:value="8.617">
            <text:p>8.617</text:p>
          </table:table-cell>
          <table:table-cell office:value-type="float" office:value="13.176">
            <text:p>13.176</text:p>
          </table:table-cell>
          <table:table-cell office:value-type="float" office:value="9.868">
            <text:p>9.868</text:p>
          </table:table-cell>
          <table:table-cell office:value-type="float" office:value="0.9884">
            <text:p>0.9884</text:p>
          </table:table-cell>
          <table:table-cell office:value-type="float" office:value="0.6345">
            <text:p>0.6345</text:p>
          </table:table-cell>
          <table:table-cell office:value-type="float" office:value="13.302">
            <text:p>13.302</text:p>
          </table:table-cell>
          <table:table-cell office:value-type="float" office:value="13.069">
            <text:p>13.069</text:p>
          </table:table-cell>
          <table:table-cell office:value-type="float" office:value="-344040">
            <text:p>-344040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2022-02-14T11:54:31</text:p>
          </table:table-cell>
          <table:table-cell office:value-type="float" office:value="1644857671">
            <text:p>1644857671</text:p>
          </table:table-cell>
          <table:table-cell office:value-type="float" office:value="8.623">
            <text:p>8.623</text:p>
          </table:table-cell>
          <table:table-cell office:value-type="float" office:value="13.236">
            <text:p>13.236</text:p>
          </table:table-cell>
          <table:table-cell office:value-type="float" office:value="5.367">
            <text:p>5.367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162">
            <text:p>13.162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2022-02-14T12:24:31</text:p>
          </table:table-cell>
          <table:table-cell office:value-type="float" office:value="1644859471">
            <text:p>1644859471</text:p>
          </table:table-cell>
          <table:table-cell office:value-type="float" office:value="8.623">
            <text:p>8.623</text:p>
          </table:table-cell>
          <table:table-cell office:value-type="float" office:value="13.404">
            <text:p>13.404</text:p>
          </table:table-cell>
          <table:table-cell office:value-type="float" office:value="12.52">
            <text:p>12.52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25">
            <text:p>13.25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2022-02-14T12:54:31</text:p>
          </table:table-cell>
          <table:table-cell office:value-type="float" office:value="1644861271">
            <text:p>1644861271</text:p>
          </table:table-cell>
          <table:table-cell office:value-type="float" office:value="8.625">
            <text:p>8.625</text:p>
          </table:table-cell>
          <table:table-cell office:value-type="float" office:value="13.783">
            <text:p>13.783</text:p>
          </table:table-cell>
          <table:table-cell office:value-type="float" office:value="39.345">
            <text:p>39.34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335">
            <text:p>13.335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2022-02-14T13:24:31</text:p>
          </table:table-cell>
          <table:table-cell office:value-type="float" office:value="1644863071">
            <text:p>1644863071</text:p>
          </table:table-cell>
          <table:table-cell office:value-type="float" office:value="13.12">
            <text:p>13.12</text:p>
          </table:table-cell>
          <table:table-cell office:value-type="float" office:value="13.309">
            <text:p>13.309</text:p>
          </table:table-cell>
          <table:table-cell office:value-type="float" office:value="5.428">
            <text:p>5.428</text:p>
          </table:table-cell>
          <table:table-cell office:value-type="float" office:value="0.9951">
            <text:p>0.9951</text:p>
          </table:table-cell>
          <table:table-cell office:value-type="float" office:value="0.9637">
            <text:p>0.9637</text:p>
          </table:table-cell>
          <table:table-cell office:value-type="float" office:value="13.553">
            <text:p>13.553</text:p>
          </table:table-cell>
          <table:table-cell office:value-type="float" office:value="13.24">
            <text:p>13.24</text:p>
          </table:table-cell>
          <table:table-cell office:value-type="float" office:value="-319536">
            <text:p>-319536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2022-02-14T13:54:30</text:p>
          </table:table-cell>
          <table:table-cell office:value-type="float" office:value="1644864870">
            <text:p>1644864870</text:p>
          </table:table-cell>
          <table:table-cell office:value-type="float" office:value="12.957">
            <text:p>12.957</text:p>
          </table:table-cell>
          <table:table-cell office:value-type="float" office:value="13.249">
            <text:p>13.249</text:p>
          </table:table-cell>
          <table:table-cell office:value-type="float" office:value="2.16">
            <text:p>2.16</text:p>
          </table:table-cell>
          <table:table-cell office:value-type="float" office:value="1">
            <text:p>1</text:p>
          </table:table-cell>
          <table:table-cell office:value-type="float" office:value="0.9596">
            <text:p>0.9596</text:p>
          </table:table-cell>
          <table:table-cell office:value-type="float" office:value="13.63">
            <text:p>13.63</text:p>
          </table:table-cell>
          <table:table-cell office:value-type="float" office:value="13.221">
            <text:p>13.221</text:p>
          </table:table-cell>
          <table:table-cell office:value-type="float" office:value="-317352">
            <text:p>-317352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2022-02-14T14:24:34</text:p>
          </table:table-cell>
          <table:table-cell office:value-type="float" office:value="1644866674">
            <text:p>1644866674</text:p>
          </table:table-cell>
          <table:table-cell office:value-type="float" office:value="11.342">
            <text:p>11.342</text:p>
          </table:table-cell>
          <table:table-cell office:value-type="float" office:value="13.227">
            <text:p>13.227</text:p>
          </table:table-cell>
          <table:table-cell office:value-type="float" office:value="1.543">
            <text:p>1.543</text:p>
          </table:table-cell>
          <table:table-cell office:value-type="float" office:value="1">
            <text:p>1</text:p>
          </table:table-cell>
          <table:table-cell office:value-type="float" office:value="0.9724">
            <text:p>0.9724</text:p>
          </table:table-cell>
          <table:table-cell office:value-type="float" office:value="13.558">
            <text:p>13.558</text:p>
          </table:table-cell>
          <table:table-cell office:value-type="float" office:value="13.207">
            <text:p>13.207</text:p>
          </table:table-cell>
          <table:table-cell office:value-type="float" office:value="-317328">
            <text:p>-317328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2022-02-14T14:54:34</text:p>
          </table:table-cell>
          <table:table-cell office:value-type="float" office:value="1644868474">
            <text:p>1644868474</text:p>
          </table:table-cell>
          <table:table-cell office:value-type="float" office:value="11.613">
            <text:p>11.613</text:p>
          </table:table-cell>
          <table:table-cell office:value-type="float" office:value="13.215">
            <text:p>13.215</text:p>
          </table:table-cell>
          <table:table-cell office:value-type="float" office:value="0.372">
            <text:p>0.372</text:p>
          </table:table-cell>
          <table:table-cell office:value-type="float" office:value="0.9909">
            <text:p>0.9909</text:p>
          </table:table-cell>
          <table:table-cell office:value-type="float" office:value="0.9681">
            <text:p>0.9681</text:p>
          </table:table-cell>
          <table:table-cell office:value-type="float" office:value="13.426">
            <text:p>13.426</text:p>
          </table:table-cell>
          <table:table-cell office:value-type="float" office:value="13.209">
            <text:p>13.209</text:p>
          </table:table-cell>
          <table:table-cell office:value-type="float" office:value="-316488">
            <text:p>-316488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2022-02-14T15:24:34</text:p>
          </table:table-cell>
          <table:table-cell office:value-type="float" office:value="1644870274">
            <text:p>1644870274</text:p>
          </table:table-cell>
          <table:table-cell office:value-type="float" office:value="12.025">
            <text:p>12.025</text:p>
          </table:table-cell>
          <table:table-cell office:value-type="float" office:value="13.21">
            <text:p>13.21</text:p>
          </table:table-cell>
          <table:table-cell office:value-type="float" office:value="0.187">
            <text:p>0.187</text:p>
          </table:table-cell>
          <table:table-cell office:value-type="float" office:value="0.9894">
            <text:p>0.9894</text:p>
          </table:table-cell>
          <table:table-cell office:value-type="float" office:value="0.9632">
            <text:p>0.9632</text:p>
          </table:table-cell>
          <table:table-cell office:value-type="float" office:value="13.415">
            <text:p>13.415</text:p>
          </table:table-cell>
          <table:table-cell office:value-type="float" office:value="13.207">
            <text:p>13.207</text:p>
          </table:table-cell>
          <table:table-cell office:value-type="float" office:value="-315288">
            <text:p>-315288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2"/>2022-02-14T15:54:34</text:p>
          </table:table-cell>
          <table:table-cell office:value-type="float" office:value="1644872074">
            <text:p>1644872074</text:p>
          </table:table-cell>
          <table:table-cell office:value-type="float" office:value="10.218">
            <text:p>10.218</text:p>
          </table:table-cell>
          <table:table-cell office:value-type="float" office:value="13.193">
            <text:p>13.193</text:p>
          </table:table-cell>
          <table:table-cell office:value-type="float" office:value="0.063">
            <text:p>0.063</text:p>
          </table:table-cell>
          <table:table-cell office:value-type="float" office:value="1">
            <text:p>1</text:p>
          </table:table-cell>
          <table:table-cell office:value-type="float" office:value="0.9762">
            <text:p>0.9762</text:p>
          </table:table-cell>
          <table:table-cell office:value-type="float" office:value="13.509">
            <text:p>13.509</text:p>
          </table:table-cell>
          <table:table-cell office:value-type="float" office:value="13.193">
            <text:p>13.193</text:p>
          </table:table-cell>
          <table:table-cell office:value-type="float" office:value="-315144">
            <text:p>-315144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2"/>2022-02-14T16:24:34</text:p>
          </table:table-cell>
          <table:table-cell office:value-type="float" office:value="1644873874">
            <text:p>1644873874</text:p>
          </table:table-cell>
          <table:table-cell office:value-type="float" office:value="12.077">
            <text:p>12.077</text:p>
          </table:table-cell>
          <table:table-cell office:value-type="float" office:value="13.189">
            <text:p>13.189</text:p>
          </table:table-cell>
          <table:table-cell office:value-type="float" office:value="0.002">
            <text:p>0.002</text:p>
          </table:table-cell>
          <table:table-cell office:value-type="float" office:value="0.9813">
            <text:p>0.9813</text:p>
          </table:table-cell>
          <table:table-cell office:value-type="float" office:value="0.961">
            <text:p>0.961</text:p>
          </table:table-cell>
          <table:table-cell office:value-type="float" office:value="13.285">
            <text:p>13.285</text:p>
          </table:table-cell>
          <table:table-cell office:value-type="float" office:value="13.188">
            <text:p>13.188</text:p>
          </table:table-cell>
          <table:table-cell office:value-type="float" office:value="-315048">
            <text:p>-315048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2"/>2022-02-14T16:54:34</text:p>
          </table:table-cell>
          <table:table-cell office:value-type="float" office:value="1644875674">
            <text:p>1644875674</text:p>
          </table:table-cell>
          <table:table-cell office:value-type="float" office:value="11.268">
            <text:p>11.268</text:p>
          </table:table-cell>
          <table:table-cell office:value-type="float" office:value="13.184">
            <text:p>13.184</text:p>
          </table:table-cell>
          <table:table-cell office:value-type="float" office:value="-0.12">
            <text:p>-0.12</text:p>
          </table:table-cell>
          <table:table-cell office:value-type="float" office:value="0.9892">
            <text:p>0.9892</text:p>
          </table:table-cell>
          <table:table-cell office:value-type="float" office:value="0.9663">
            <text:p>0.9663</text:p>
          </table:table-cell>
          <table:table-cell office:value-type="float" office:value="13.384">
            <text:p>13.384</text:p>
          </table:table-cell>
          <table:table-cell office:value-type="float" office:value="13.186">
            <text:p>13.186</text:p>
          </table:table-cell>
          <table:table-cell office:value-type="float" office:value="-315120">
            <text:p>-315120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2"/>2022-02-14T17:24:34</text:p>
          </table:table-cell>
          <table:table-cell office:value-type="float" office:value="1644877474">
            <text:p>1644877474</text:p>
          </table:table-cell>
          <table:table-cell office:value-type="float" office:value="10.192">
            <text:p>10.192</text:p>
          </table:table-cell>
          <table:table-cell office:value-type="float" office:value="13.176">
            <text:p>13.176</text:p>
          </table:table-cell>
          <table:table-cell office:value-type="float" office:value="-0.12">
            <text:p>-0.12</text:p>
          </table:table-cell>
          <table:table-cell office:value-type="float" office:value="0.9979">
            <text:p>0.9979</text:p>
          </table:table-cell>
          <table:table-cell office:value-type="float" office:value="0.9742">
            <text:p>0.9742</text:p>
          </table:table-cell>
          <table:table-cell office:value-type="float" office:value="13.476">
            <text:p>13.476</text:p>
          </table:table-cell>
          <table:table-cell office:value-type="float" office:value="13.178">
            <text:p>13.178</text:p>
          </table:table-cell>
          <table:table-cell office:value-type="float" office:value="-315384">
            <text:p>-315384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2"/>2022-02-14T17:54:34</text:p>
          </table:table-cell>
          <table:table-cell office:value-type="float" office:value="1644879274">
            <text:p>1644879274</text:p>
          </table:table-cell>
          <table:table-cell office:value-type="float" office:value="12.025">
            <text:p>12.025</text:p>
          </table:table-cell>
          <table:table-cell office:value-type="float" office:value="13.327">
            <text:p>13.327</text:p>
          </table:table-cell>
          <table:table-cell office:value-type="float" office:value="-0.243">
            <text:p>-0.243</text:p>
          </table:table-cell>
          <table:table-cell office:value-type="float" office:value="0.9997">
            <text:p>0.9997</text:p>
          </table:table-cell>
          <table:table-cell office:value-type="float" office:value="0.9656">
            <text:p>0.9656</text:p>
          </table:table-cell>
          <table:table-cell office:value-type="float" office:value="13.584">
            <text:p>13.584</text:p>
          </table:table-cell>
          <table:table-cell office:value-type="float" office:value="13.197">
            <text:p>13.197</text:p>
          </table:table-cell>
          <table:table-cell office:value-type="float" office:value="-304872">
            <text:p>-304872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2"/>2022-02-14T18:24:34</text:p>
          </table:table-cell>
          <table:table-cell office:value-type="float" office:value="1644881074">
            <text:p>1644881074</text:p>
          </table:table-cell>
          <table:table-cell office:value-type="float" office:value="11.625">
            <text:p>11.625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1">
            <text:p>1</text:p>
          </table:table-cell>
          <table:table-cell office:value-type="float" office:value="0.9738">
            <text:p>0.9738</text:p>
          </table:table-cell>
          <table:table-cell office:value-type="float" office:value="13.571">
            <text:p>13.571</text:p>
          </table:table-cell>
          <table:table-cell office:value-type="float" office:value="13.222">
            <text:p>13.222</text:p>
          </table:table-cell>
          <table:table-cell office:value-type="float" office:value="-305256">
            <text:p>-305256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2"/>2022-02-14T18:54:34</text:p>
          </table:table-cell>
          <table:table-cell office:value-type="float" office:value="1644882874">
            <text:p>1644882874</text:p>
          </table:table-cell>
          <table:table-cell office:value-type="float" office:value="10.013">
            <text:p>10.013</text:p>
          </table:table-cell>
          <table:table-cell office:value-type="float" office:value="13.124">
            <text:p>13.124</text:p>
          </table:table-cell>
          <table:table-cell office:value-type="float" office:value="-3.02">
            <text:p>-3.02</text:p>
          </table:table-cell>
          <table:table-cell office:value-type="float" office:value="0.9968">
            <text:p>0.9968</text:p>
          </table:table-cell>
          <table:table-cell office:value-type="float" office:value="0.9714">
            <text:p>0.9714</text:p>
          </table:table-cell>
          <table:table-cell office:value-type="float" office:value="13.453">
            <text:p>13.453</text:p>
          </table:table-cell>
          <table:table-cell office:value-type="float" office:value="13.161">
            <text:p>13.161</text:p>
          </table:table-cell>
          <table:table-cell office:value-type="float" office:value="-308856">
            <text:p>-308856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2"/>2022-02-14T19:24:34</text:p>
          </table:table-cell>
          <table:table-cell office:value-type="float" office:value="1644884674">
            <text:p>1644884674</text:p>
          </table:table-cell>
          <table:table-cell office:value-type="float" office:value="11.712">
            <text:p>11.712</text:p>
          </table:table-cell>
          <table:table-cell office:value-type="float" office:value="13.154">
            <text:p>13.154</text:p>
          </table:table-cell>
          <table:table-cell office:value-type="float" office:value="-0.243">
            <text:p>-0.243</text:p>
          </table:table-cell>
          <table:table-cell office:value-type="float" office:value="0.9685">
            <text:p>0.9685</text:p>
          </table:table-cell>
          <table:table-cell office:value-type="float" office:value="0.9571">
            <text:p>0.9571</text:p>
          </table:table-cell>
          <table:table-cell office:value-type="float" office:value="13.205">
            <text:p>13.205</text:p>
          </table:table-cell>
          <table:table-cell office:value-type="float" office:value="13.158">
            <text:p>13.158</text:p>
          </table:table-cell>
          <table:table-cell office:value-type="float" office:value="-313440">
            <text:p>-313440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2"/>2022-02-14T19:54:34</text:p>
          </table:table-cell>
          <table:table-cell office:value-type="float" office:value="1644886474">
            <text:p>1644886474</text:p>
          </table:table-cell>
          <table:table-cell office:value-type="float" office:value="10.81">
            <text:p>10.81</text:p>
          </table:table-cell>
          <table:table-cell office:value-type="float" office:value="13.736">
            <text:p>13.736</text:p>
          </table:table-cell>
          <table:table-cell office:value-type="float" office:value="29.848">
            <text:p>29.848</text:p>
          </table:table-cell>
          <table:table-cell office:value-type="float" office:value="1">
            <text:p>1</text:p>
          </table:table-cell>
          <table:table-cell office:value-type="float" office:value="0.9894">
            <text:p>0.9894</text:p>
          </table:table-cell>
          <table:table-cell office:value-type="float" office:value="13.535">
            <text:p>13.535</text:p>
          </table:table-cell>
          <table:table-cell office:value-type="float" office:value="13.366">
            <text:p>13.366</text:p>
          </table:table-cell>
          <table:table-cell office:value-type="float" office:value="-303552">
            <text:p>-303552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2022-02-14T20:24:34</text:p>
          </table:table-cell>
          <table:table-cell office:value-type="float" office:value="1644888274">
            <text:p>1644888274</text:p>
          </table:table-cell>
          <table:table-cell office:value-type="float" office:value="10.465">
            <text:p>10.465</text:p>
          </table:table-cell>
          <table:table-cell office:value-type="float" office:value="13.262">
            <text:p>13.262</text:p>
          </table:table-cell>
          <table:table-cell office:value-type="float" office:value="-0.182">
            <text:p>-0.182</text:p>
          </table:table-cell>
          <table:table-cell office:value-type="float" office:value="0.9941">
            <text:p>0.9941</text:p>
          </table:table-cell>
          <table:table-cell office:value-type="float" office:value="0.9834">
            <text:p>0.9834</text:p>
          </table:table-cell>
          <table:table-cell office:value-type="float" office:value="13.43">
            <text:p>13.43</text:p>
          </table:table-cell>
          <table:table-cell office:value-type="float" office:value="13.264">
            <text:p>13.264</text:p>
          </table:table-cell>
          <table:table-cell office:value-type="float" office:value="-303984">
            <text:p>-303984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2"/>2022-02-14T20:54:34</text:p>
          </table:table-cell>
          <table:table-cell office:value-type="float" office:value="1644890074">
            <text:p>1644890074</text:p>
          </table:table-cell>
          <table:table-cell office:value-type="float" office:value="12.153">
            <text:p>12.153</text:p>
          </table:table-cell>
          <table:table-cell office:value-type="float" office:value="13.232">
            <text:p>13.232</text:p>
          </table:table-cell>
          <table:table-cell office:value-type="float" office:value="-0.182">
            <text:p>-0.182</text:p>
          </table:table-cell>
          <table:table-cell office:value-type="float" office:value="0.9756">
            <text:p>0.9756</text:p>
          </table:table-cell>
          <table:table-cell office:value-type="float" office:value="0.9729">
            <text:p>0.9729</text:p>
          </table:table-cell>
          <table:table-cell office:value-type="float" office:value="13.248">
            <text:p>13.248</text:p>
          </table:table-cell>
          <table:table-cell office:value-type="float" office:value="13.234">
            <text:p>13.234</text:p>
          </table:table-cell>
          <table:table-cell office:value-type="float" office:value="-304440">
            <text:p>-304440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2"/>2022-02-14T21:24:35</text:p>
          </table:table-cell>
          <table:table-cell office:value-type="float" office:value="1644891875">
            <text:p>1644891875</text:p>
          </table:table-cell>
          <table:table-cell office:value-type="float" office:value="10.11">
            <text:p>10.11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0.9952">
            <text:p>0.9952</text:p>
          </table:table-cell>
          <table:table-cell office:value-type="float" office:value="0.9812">
            <text:p>0.9812</text:p>
          </table:table-cell>
          <table:table-cell office:value-type="float" office:value="13.432">
            <text:p>13.432</text:p>
          </table:table-cell>
          <table:table-cell office:value-type="float" office:value="13.222">
            <text:p>13.222</text:p>
          </table:table-cell>
          <table:table-cell office:value-type="float" office:value="-304776">
            <text:p>-304776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2"/>2022-02-14T21:54:35</text:p>
          </table:table-cell>
          <table:table-cell office:value-type="float" office:value="1644893675">
            <text:p>1644893675</text:p>
          </table:table-cell>
          <table:table-cell office:value-type="float" office:value="10.343">
            <text:p>10.343</text:p>
          </table:table-cell>
          <table:table-cell office:value-type="float" office:value="13.21">
            <text:p>13.21</text:p>
          </table:table-cell>
          <table:table-cell office:value-type="float" office:value="-0.243">
            <text:p>-0.243</text:p>
          </table:table-cell>
          <table:table-cell office:value-type="float" office:value="0.9923">
            <text:p>0.9923</text:p>
          </table:table-cell>
          <table:table-cell office:value-type="float" office:value="0.9804">
            <text:p>0.9804</text:p>
          </table:table-cell>
          <table:table-cell office:value-type="float" office:value="13.398">
            <text:p>13.398</text:p>
          </table:table-cell>
          <table:table-cell office:value-type="float" office:value="13.213">
            <text:p>13.213</text:p>
          </table:table-cell>
          <table:table-cell office:value-type="float" office:value="-305112">
            <text:p>-305112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2"/>2022-02-14T22:24:35</text:p>
          </table:table-cell>
          <table:table-cell office:value-type="float" office:value="1644895475">
            <text:p>1644895475</text:p>
          </table:table-cell>
          <table:table-cell office:value-type="float" office:value="11.618">
            <text:p>11.618</text:p>
          </table:table-cell>
          <table:table-cell office:value-type="float" office:value="13.21">
            <text:p>13.21</text:p>
          </table:table-cell>
          <table:table-cell office:value-type="float" office:value="-0.182">
            <text:p>-0.182</text:p>
          </table:table-cell>
          <table:table-cell office:value-type="float" office:value="0.9784">
            <text:p>0.9784</text:p>
          </table:table-cell>
          <table:table-cell office:value-type="float" office:value="0.9701">
            <text:p>0.9701</text:p>
          </table:table-cell>
          <table:table-cell office:value-type="float" office:value="13.242">
            <text:p>13.242</text:p>
          </table:table-cell>
          <table:table-cell office:value-type="float" office:value="13.213">
            <text:p>13.213</text:p>
          </table:table-cell>
          <table:table-cell office:value-type="float" office:value="-305472">
            <text:p>-305472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 text:c="2"/>2022-02-14T22:54:35</text:p>
          </table:table-cell>
          <table:table-cell office:value-type="float" office:value="1644897275">
            <text:p>1644897275</text:p>
          </table:table-cell>
          <table:table-cell office:value-type="float" office:value="9.49">
            <text:p>9.49</text:p>
          </table:table-cell>
          <table:table-cell office:value-type="float" office:value="13.202">
            <text:p>13.202</text:p>
          </table:table-cell>
          <table:table-cell office:value-type="float" office:value="-0.182">
            <text:p>-0.182</text:p>
          </table:table-cell>
          <table:table-cell office:value-type="float" office:value="0.9991">
            <text:p>0.9991</text:p>
          </table:table-cell>
          <table:table-cell office:value-type="float" office:value="0.9809">
            <text:p>0.9809</text:p>
          </table:table-cell>
          <table:table-cell office:value-type="float" office:value="13.477">
            <text:p>13.477</text:p>
          </table:table-cell>
          <table:table-cell office:value-type="float" office:value="13.204">
            <text:p>13.204</text:p>
          </table:table-cell>
          <table:table-cell office:value-type="float" office:value="-305832">
            <text:p>-305832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 text:c="2"/>2022-02-14T23:24:35</text:p>
          </table:table-cell>
          <table:table-cell office:value-type="float" office:value="1644899075">
            <text:p>1644899075</text:p>
          </table:table-cell>
          <table:table-cell office:value-type="float" office:value="10.458">
            <text:p>10.458</text:p>
          </table:table-cell>
          <table:table-cell office:value-type="float" office:value="13.197">
            <text:p>13.197</text:p>
          </table:table-cell>
          <table:table-cell office:value-type="float" office:value="-0.182">
            <text:p>-0.182</text:p>
          </table:table-cell>
          <table:table-cell office:value-type="float" office:value="0.9886">
            <text:p>0.9886</text:p>
          </table:table-cell>
          <table:table-cell office:value-type="float" office:value="0.9771">
            <text:p>0.9771</text:p>
          </table:table-cell>
          <table:table-cell office:value-type="float" office:value="13.345">
            <text:p>13.345</text:p>
          </table:table-cell>
          <table:table-cell office:value-type="float" office:value="13.2">
            <text:p>13.2</text:p>
          </table:table-cell>
          <table:table-cell office:value-type="float" office:value="-306192">
            <text:p>-306192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 text:c="2"/>2022-02-14T23:54:35</text:p>
          </table:table-cell>
          <table:table-cell office:value-type="float" office:value="1644900875">
            <text:p>1644900875</text:p>
          </table:table-cell>
          <table:table-cell office:value-type="float" office:value="11.263">
            <text:p>11.263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698">
            <text:p>0.9698</text:p>
          </table:table-cell>
          <table:table-cell office:value-type="float" office:value="13.235">
            <text:p>13.235</text:p>
          </table:table-cell>
          <table:table-cell office:value-type="float" office:value="13.192">
            <text:p>13.192</text:p>
          </table:table-cell>
          <table:table-cell office:value-type="float" office:value="-306576">
            <text:p>-306576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 text:c="2"/>2022-02-15T00:24:35</text:p>
          </table:table-cell>
          <table:table-cell office:value-type="float" office:value="1644902675">
            <text:p>1644902675</text:p>
          </table:table-cell>
          <table:table-cell office:value-type="float" office:value="9.24">
            <text:p>9.24</text:p>
          </table:table-cell>
          <table:table-cell office:value-type="float" office:value="13.193">
            <text:p>13.193</text:p>
          </table:table-cell>
          <table:table-cell office:value-type="float" office:value="-0.182">
            <text:p>-0.182</text:p>
          </table:table-cell>
          <table:table-cell office:value-type="float" office:value="0.9988">
            <text:p>0.9988</text:p>
          </table:table-cell>
          <table:table-cell office:value-type="float" office:value="0.9804">
            <text:p>0.9804</text:p>
          </table:table-cell>
          <table:table-cell office:value-type="float" office:value="13.468">
            <text:p>13.468</text:p>
          </table:table-cell>
          <table:table-cell office:value-type="float" office:value="13.196">
            <text:p>13.196</text:p>
          </table:table-cell>
          <table:table-cell office:value-type="float" office:value="-306984">
            <text:p>-306984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 text:c="2"/>2022-02-15T00:54:35</text:p>
          </table:table-cell>
          <table:table-cell office:value-type="float" office:value="1644904475">
            <text:p>1644904475</text:p>
          </table:table-cell>
          <table:table-cell office:value-type="float" office:value="10.512">
            <text:p>10.512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851">
            <text:p>0.9851</text:p>
          </table:table-cell>
          <table:table-cell office:value-type="float" office:value="0.9747">
            <text:p>0.9747</text:p>
          </table:table-cell>
          <table:table-cell office:value-type="float" office:value="13.294">
            <text:p>13.294</text:p>
          </table:table-cell>
          <table:table-cell office:value-type="float" office:value="13.192">
            <text:p>13.192</text:p>
          </table:table-cell>
          <table:table-cell office:value-type="float" office:value="-307416">
            <text:p>-307416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2022-02-15T01:24:35</text:p>
          </table:table-cell>
          <table:table-cell office:value-type="float" office:value="1644906275">
            <text:p>1644906275</text:p>
          </table:table-cell>
          <table:table-cell office:value-type="float" office:value="10.96">
            <text:p>10.96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701">
            <text:p>0.9701</text:p>
          </table:table-cell>
          <table:table-cell office:value-type="float" office:value="13.226">
            <text:p>13.226</text:p>
          </table:table-cell>
          <table:table-cell office:value-type="float" office:value="13.188">
            <text:p>13.188</text:p>
          </table:table-cell>
          <table:table-cell office:value-type="float" office:value="-307824">
            <text:p>-307824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 text:c="2"/>2022-02-15T01:54:35</text:p>
          </table:table-cell>
          <table:table-cell office:value-type="float" office:value="1644908075">
            <text:p>1644908075</text:p>
          </table:table-cell>
          <table:table-cell office:value-type="float" office:value="9.253">
            <text:p>9.253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957">
            <text:p>0.9957</text:p>
          </table:table-cell>
          <table:table-cell office:value-type="float" office:value="0.9799">
            <text:p>0.9799</text:p>
          </table:table-cell>
          <table:table-cell office:value-type="float" office:value="13.422">
            <text:p>13.422</text:p>
          </table:table-cell>
          <table:table-cell office:value-type="float" office:value="13.183">
            <text:p>13.183</text:p>
          </table:table-cell>
          <table:table-cell office:value-type="float" office:value="-308232">
            <text:p>-308232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 text:c="2"/>2022-02-15T02:24:35</text:p>
          </table:table-cell>
          <table:table-cell office:value-type="float" office:value="1644909875">
            <text:p>1644909875</text:p>
          </table:table-cell>
          <table:table-cell office:value-type="float" office:value="10.917">
            <text:p>10.917</text:p>
          </table:table-cell>
          <table:table-cell office:value-type="float" office:value="13.184">
            <text:p>13.184</text:p>
          </table:table-cell>
          <table:table-cell office:value-type="float" office:value="-0.182">
            <text:p>-0.182</text:p>
          </table:table-cell>
          <table:table-cell office:value-type="float" office:value="0.9781">
            <text:p>0.9781</text:p>
          </table:table-cell>
          <table:table-cell office:value-type="float" office:value="0.9704">
            <text:p>0.9704</text:p>
          </table:table-cell>
          <table:table-cell office:value-type="float" office:value="13.219">
            <text:p>13.219</text:p>
          </table:table-cell>
          <table:table-cell office:value-type="float" office:value="13.187">
            <text:p>13.187</text:p>
          </table:table-cell>
          <table:table-cell office:value-type="float" office:value="-308616">
            <text:p>-308616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 text:c="2"/>2022-02-15T02:54:35</text:p>
          </table:table-cell>
          <table:table-cell office:value-type="float" office:value="1644911675">
            <text:p>1644911675</text:p>
          </table:table-cell>
          <table:table-cell office:value-type="float" office:value="10.652">
            <text:p>10.652</text:p>
          </table:table-cell>
          <table:table-cell office:value-type="float" office:value="13.176">
            <text:p>13.176</text:p>
          </table:table-cell>
          <table:table-cell office:value-type="float" office:value="-0.182">
            <text:p>-0.182</text:p>
          </table:table-cell>
          <table:table-cell office:value-type="float" office:value="0.9795">
            <text:p>0.9795</text:p>
          </table:table-cell>
          <table:table-cell office:value-type="float" office:value="0.9711">
            <text:p>0.9711</text:p>
          </table:table-cell>
          <table:table-cell office:value-type="float" office:value="13.217">
            <text:p>13.217</text:p>
          </table:table-cell>
          <table:table-cell office:value-type="float" office:value="13.178">
            <text:p>13.178</text:p>
          </table:table-cell>
          <table:table-cell office:value-type="float" office:value="-308976">
            <text:p>-308976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 text:c="2"/>2022-02-15T03:24:35</text:p>
          </table:table-cell>
          <table:table-cell office:value-type="float" office:value="1644913475">
            <text:p>1644913475</text:p>
          </table:table-cell>
          <table:table-cell office:value-type="float" office:value="9.362">
            <text:p>9.362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919">
            <text:p>0.9919</text:p>
          </table:table-cell>
          <table:table-cell office:value-type="float" office:value="0.9786">
            <text:p>0.9786</text:p>
          </table:table-cell>
          <table:table-cell office:value-type="float" office:value="13.367">
            <text:p>13.367</text:p>
          </table:table-cell>
          <table:table-cell office:value-type="float" office:value="13.182">
            <text:p>13.182</text:p>
          </table:table-cell>
          <table:table-cell office:value-type="float" office:value="-309360">
            <text:p>-309360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 text:c="2"/>2022-02-15T03:54:35</text:p>
          </table:table-cell>
          <table:table-cell office:value-type="float" office:value="1644915275">
            <text:p>1644915275</text:p>
          </table:table-cell>
          <table:table-cell office:value-type="float" office:value="11.178">
            <text:p>11.178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726">
            <text:p>0.9726</text:p>
          </table:table-cell>
          <table:table-cell office:value-type="float" office:value="0.9671">
            <text:p>0.9671</text:p>
          </table:table-cell>
          <table:table-cell office:value-type="float" office:value="13.205">
            <text:p>13.205</text:p>
          </table:table-cell>
          <table:table-cell office:value-type="float" office:value="13.182">
            <text:p>13.182</text:p>
          </table:table-cell>
          <table:table-cell office:value-type="float" office:value="-309744">
            <text:p>-309744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 text:c="2"/>2022-02-15T04:24:35</text:p>
          </table:table-cell>
          <table:table-cell office:value-type="float" office:value="1644917075">
            <text:p>1644917075</text:p>
          </table:table-cell>
          <table:table-cell office:value-type="float" office:value="10.25">
            <text:p>10.25</text:p>
          </table:table-cell>
          <table:table-cell office:value-type="float" office:value="13.172">
            <text:p>13.172</text:p>
          </table:table-cell>
          <table:table-cell office:value-type="float" office:value="-0.243">
            <text:p>-0.243</text:p>
          </table:table-cell>
          <table:table-cell office:value-type="float" office:value="0.9805">
            <text:p>0.9805</text:p>
          </table:table-cell>
          <table:table-cell office:value-type="float" office:value="0.9733">
            <text:p>0.9733</text:p>
          </table:table-cell>
          <table:table-cell office:value-type="float" office:value="13.215">
            <text:p>13.215</text:p>
          </table:table-cell>
          <table:table-cell office:value-type="float" office:value="13.174">
            <text:p>13.174</text:p>
          </table:table-cell>
          <table:table-cell office:value-type="float" office:value="-310176">
            <text:p>-310176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 text:c="2"/>2022-02-15T04:54:35</text:p>
          </table:table-cell>
          <table:table-cell office:value-type="float" office:value="1644918875">
            <text:p>1644918875</text:p>
          </table:table-cell>
          <table:table-cell office:value-type="float" office:value="9.275">
            <text:p>9.275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898">
            <text:p>0.9898</text:p>
          </table:table-cell>
          <table:table-cell office:value-type="float" office:value="0.978">
            <text:p>0.978</text:p>
          </table:table-cell>
          <table:table-cell office:value-type="float" office:value="13.334">
            <text:p>13.334</text:p>
          </table:table-cell>
          <table:table-cell office:value-type="float" office:value="13.183">
            <text:p>13.183</text:p>
          </table:table-cell>
          <table:table-cell office:value-type="float" office:value="-310584">
            <text:p>-310584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 text:c="2"/>2022-02-15T05:24:35</text:p>
          </table:table-cell>
          <table:table-cell office:value-type="float" office:value="1644920675">
            <text:p>1644920675</text:p>
          </table:table-cell>
          <table:table-cell office:value-type="float" office:value="11.038">
            <text:p>11.038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09">
            <text:p>0.9709</text:p>
          </table:table-cell>
          <table:table-cell office:value-type="float" office:value="0.9673">
            <text:p>0.9673</text:p>
          </table:table-cell>
          <table:table-cell office:value-type="float" office:value="13.193">
            <text:p>13.193</text:p>
          </table:table-cell>
          <table:table-cell office:value-type="float" office:value="13.188">
            <text:p>13.188</text:p>
          </table:table-cell>
          <table:table-cell office:value-type="float" office:value="-311040">
            <text:p>-311040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 text:c="2"/>2022-02-15T05:54:35</text:p>
          </table:table-cell>
          <table:table-cell office:value-type="float" office:value="1644922475">
            <text:p>1644922475</text:p>
          </table:table-cell>
          <table:table-cell office:value-type="float" office:value="10.605">
            <text:p>10.605</text:p>
          </table:table-cell>
          <table:table-cell office:value-type="float" office:value="13.766">
            <text:p>13.766</text:p>
          </table:table-cell>
          <table:table-cell office:value-type="float" office:value="27.073">
            <text:p>27.073</text:p>
          </table:table-cell>
          <table:table-cell office:value-type="float" office:value="1">
            <text:p>1</text:p>
          </table:table-cell>
          <table:table-cell office:value-type="float" office:value="0.9936">
            <text:p>0.9936</text:p>
          </table:table-cell>
          <table:table-cell office:value-type="float" office:value="13.527">
            <text:p>13.527</text:p>
          </table:table-cell>
          <table:table-cell office:value-type="float" office:value="13.432">
            <text:p>13.432</text:p>
          </table:table-cell>
          <table:table-cell office:value-type="float" office:value="-298248">
            <text:p>-298248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2022-02-15T06:24:36</text:p>
          </table:table-cell>
          <table:table-cell office:value-type="float" office:value="1644924276">
            <text:p>1644924276</text:p>
          </table:table-cell>
          <table:table-cell office:value-type="float" office:value="12.207">
            <text:p>12.207</text:p>
          </table:table-cell>
          <table:table-cell office:value-type="float" office:value="13.787">
            <text:p>13.787</text:p>
          </table:table-cell>
          <table:table-cell office:value-type="float" office:value="26.518">
            <text:p>26.518</text:p>
          </table:table-cell>
          <table:table-cell office:value-type="float" office:value="0.9997">
            <text:p>0.9997</text:p>
          </table:table-cell>
          <table:table-cell office:value-type="float" office:value="0.9917">
            <text:p>0.9917</text:p>
          </table:table-cell>
          <table:table-cell office:value-type="float" office:value="13.592">
            <text:p>13.592</text:p>
          </table:table-cell>
          <table:table-cell office:value-type="float" office:value="13.458">
            <text:p>13.458</text:p>
          </table:table-cell>
          <table:table-cell office:value-type="float" office:value="-288288">
            <text:p>-288288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 text:c="2"/>2022-02-15T06:54:36</text:p>
          </table:table-cell>
          <table:table-cell office:value-type="float" office:value="1644926076">
            <text:p>1644926076</text:p>
          </table:table-cell>
          <table:table-cell office:value-type="float" office:value="12.087">
            <text:p>12.087</text:p>
          </table:table-cell>
          <table:table-cell office:value-type="float" office:value="13.322">
            <text:p>13.322</text:p>
          </table:table-cell>
          <table:table-cell office:value-type="float" office:value="-0.243">
            <text:p>-0.243</text:p>
          </table:table-cell>
          <table:table-cell office:value-type="float" office:value="1">
            <text:p>1</text:p>
          </table:table-cell>
          <table:table-cell office:value-type="float" office:value="0.9837">
            <text:p>0.9837</text:p>
          </table:table-cell>
          <table:table-cell office:value-type="float" office:value="13.592">
            <text:p>13.592</text:p>
          </table:table-cell>
          <table:table-cell office:value-type="float" office:value="13.326">
            <text:p>13.326</text:p>
          </table:table-cell>
          <table:table-cell office:value-type="float" office:value="-286200">
            <text:p>-286200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 text:c="2"/>2022-02-15T07:24:36</text:p>
          </table:table-cell>
          <table:table-cell office:value-type="float" office:value="1644927876">
            <text:p>1644927876</text:p>
          </table:table-cell>
          <table:table-cell office:value-type="float" office:value="10.057">
            <text:p>10.057</text:p>
          </table:table-cell>
          <table:table-cell office:value-type="float" office:value="14.296">
            <text:p>14.296</text:p>
          </table:table-cell>
          <table:table-cell office:value-type="float" office:value="21.832">
            <text:p>21.832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016">
            <text:p>14.016</text:p>
          </table:table-cell>
          <table:table-cell office:value-type="float" office:value="-285552">
            <text:p>-285552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 text:c="2"/>2022-02-15T07:54:36</text:p>
          </table:table-cell>
          <table:table-cell office:value-type="float" office:value="1644929676">
            <text:p>1644929676</text:p>
          </table:table-cell>
          <table:table-cell office:value-type="float" office:value="12.407">
            <text:p>12.407</text:p>
          </table:table-cell>
          <table:table-cell office:value-type="float" office:value="13.947">
            <text:p>13.94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05">
            <text:p>13.605</text:p>
          </table:table-cell>
          <table:table-cell office:value-type="float" office:value="13.945">
            <text:p>13.945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 text:c="2"/>2022-02-15T08:20:48</text:p>
          </table:table-cell>
          <table:table-cell office:value-type="float" office:value="1644931248">
            <text:p>1644931248</text:p>
          </table:table-cell>
          <table:table-cell office:value-type="float" office:value="12.147">
            <text:p>12.147</text:p>
          </table:table-cell>
          <table:table-cell office:value-type="float" office:value="14.498">
            <text:p>14.498</text:p>
          </table:table-cell>
          <table:table-cell office:value-type="float" office:value="0.433">
            <text:p>0.433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93">
            <text:p>14.493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 text:c="2"/>2022-02-15T08:20:52</text:p>
          </table:table-cell>
          <table:table-cell office:value-type="float" office:value="1644931252">
            <text:p>1644931252</text:p>
          </table:table-cell>
          <table:table-cell office:value-type="float" office:value="12.147">
            <text:p>12.147</text:p>
          </table:table-cell>
          <table:table-cell office:value-type="float" office:value="14.493">
            <text:p>14.493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89">
            <text:p>14.489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 text:c="2"/>2022-02-15T08:24:36</text:p>
          </table:table-cell>
          <table:table-cell office:value-type="float" office:value="1644931476">
            <text:p>1644931476</text:p>
          </table:table-cell>
          <table:table-cell office:value-type="float" office:value="11.892">
            <text:p>11.892</text:p>
          </table:table-cell>
          <table:table-cell office:value-type="float" office:value="14.498">
            <text:p>14.498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582">
            <text:p>13.582</text:p>
          </table:table-cell>
          <table:table-cell office:value-type="float" office:value="14.494">
            <text:p>14.49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 text:c="2"/>2022-02-15T08:54:36</text:p>
          </table:table-cell>
          <table:table-cell office:value-type="float" office:value="1644933276">
            <text:p>1644933276</text:p>
          </table:table-cell>
          <table:table-cell office:value-type="float" office:value="10.067">
            <text:p>10.067</text:p>
          </table:table-cell>
          <table:table-cell office:value-type="float" office:value="14.481">
            <text:p>14.481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478">
            <text:p>14.478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 text:c="2"/>2022-02-15T09:24:36</text:p>
          </table:table-cell>
          <table:table-cell office:value-type="float" office:value="1644935076">
            <text:p>1644935076</text:p>
          </table:table-cell>
          <table:table-cell office:value-type="float" office:value="11.93">
            <text:p>11.93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84">
            <text:p>13.584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 text:c="2"/>2022-02-15T09:54:36</text:p>
          </table:table-cell>
          <table:table-cell office:value-type="float" office:value="1644936876">
            <text:p>1644936876</text:p>
          </table:table-cell>
          <table:table-cell office:value-type="float" office:value="12.028">
            <text:p>12.028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2022-02-15T10:24:36</text:p>
          </table:table-cell>
          <table:table-cell office:value-type="float" office:value="1644938676">
            <text:p>1644938676</text:p>
          </table:table-cell>
          <table:table-cell office:value-type="float" office:value="10.74">
            <text:p>10.74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533">
            <text:p>13.533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 text:c="2"/>2022-02-15T10:54:36</text:p>
          </table:table-cell>
          <table:table-cell office:value-type="float" office:value="1644940476">
            <text:p>1644940476</text:p>
          </table:table-cell>
          <table:table-cell office:value-type="float" office:value="10.307">
            <text:p>10.307</text:p>
          </table:table-cell>
          <table:table-cell office:value-type="float" office:value="14.467">
            <text:p>14.467</text:p>
          </table:table-cell>
          <table:table-cell office:value-type="float" office:value="0.125">
            <text:p>0.125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12">
            <text:p>13.512</text:p>
          </table:table-cell>
          <table:table-cell office:value-type="float" office:value="14.466">
            <text:p>14.466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 text:c="2"/>2022-02-15T11:20:43</text:p>
          </table:table-cell>
          <table:table-cell office:value-type="float" office:value="1644942043">
            <text:p>1644942043</text:p>
          </table:table-cell>
          <table:table-cell office:value-type="float" office:value="12.352">
            <text:p>12.352</text:p>
          </table:table-cell>
          <table:table-cell office:value-type="float" office:value="13.899">
            <text:p>13.899</text:p>
          </table:table-cell>
          <table:table-cell office:value-type="float" office:value="-4.315">
            <text:p>-4.315</text:p>
          </table:table-cell>
          <table:table-cell office:value-type="float" office:value="0.9991">
            <text:p>0.9991</text:p>
          </table:table-cell>
          <table:table-cell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3.934">
            <text:p>13.934</text:p>
          </table:table-cell>
          <table:table-cell office:value-type="float" office:value="-285864">
            <text:p>-285864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 text:c="2"/>2022-02-15T11:24:36</text:p>
          </table:table-cell>
          <table:table-cell office:value-type="float" office:value="1644942276">
            <text:p>1644942276</text:p>
          </table:table-cell>
          <table:table-cell office:value-type="float" office:value="12.375">
            <text:p>12.375</text:p>
          </table:table-cell>
          <table:table-cell office:value-type="float" office:value="13.516">
            <text:p>13.516</text:p>
          </table:table-cell>
          <table:table-cell office:value-type="float" office:value="-4.747">
            <text:p>-4.747</text:p>
          </table:table-cell>
          <table:table-cell office:value-type="float" office:value="0.9963">
            <text:p>0.9963</text:p>
          </table:table-cell>
          <table:table-cell office:value-type="float" office:value="0.9981">
            <text:p>0.9981</text:p>
          </table:table-cell>
          <table:table-cell office:value-type="float" office:value="13.543">
            <text:p>13.543</text:p>
          </table:table-cell>
          <table:table-cell office:value-type="float" office:value="13.572">
            <text:p>13.572</text:p>
          </table:table-cell>
          <table:table-cell office:value-type="float" office:value="-286920">
            <text:p>-286920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 text:c="2"/>2022-02-15T11:54:36</text:p>
          </table:table-cell>
          <table:table-cell office:value-type="float" office:value="1644944076">
            <text:p>1644944076</text:p>
          </table:table-cell>
          <table:table-cell office:value-type="float" office:value="11.502">
            <text:p>11.502</text:p>
          </table:table-cell>
          <table:table-cell office:value-type="float" office:value="13.154">
            <text:p>13.154</text:p>
          </table:table-cell>
          <table:table-cell office:value-type="float" office:value="-4.5">
            <text:p>-4.5</text:p>
          </table:table-cell>
          <table:table-cell office:value-type="float" office:value="0.9851">
            <text:p>0.9851</text:p>
          </table:table-cell>
          <table:table-cell office:value-type="float" office:value="0.9711">
            <text:p>0.9711</text:p>
          </table:table-cell>
          <table:table-cell office:value-type="float" office:value="13.326">
            <text:p>13.326</text:p>
          </table:table-cell>
          <table:table-cell office:value-type="float" office:value="13.21">
            <text:p>13.21</text:p>
          </table:table-cell>
          <table:table-cell office:value-type="float" office:value="-295056">
            <text:p>-295056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 text:c="2"/>2022-02-15T12:24:36</text:p>
          </table:table-cell>
          <table:table-cell office:value-type="float" office:value="1644945876">
            <text:p>1644945876</text:p>
          </table:table-cell>
          <table:table-cell office:value-type="float" office:value="10.353">
            <text:p>10.353</text:p>
          </table:table-cell>
          <table:table-cell office:value-type="float" office:value="13.116">
            <text:p>13.116</text:p>
          </table:table-cell>
          <table:table-cell office:value-type="float" office:value="-7.46">
            <text:p>-7.46</text:p>
          </table:table-cell>
          <table:table-cell office:value-type="float" office:value="0.9706">
            <text:p>0.9706</text:p>
          </table:table-cell>
          <table:table-cell office:value-type="float" office:value="0.9777">
            <text:p>0.9777</text:p>
          </table:table-cell>
          <table:table-cell office:value-type="float" office:value="13.17">
            <text:p>13.17</text:p>
          </table:table-cell>
          <table:table-cell office:value-type="float" office:value="13.206">
            <text:p>13.206</text:p>
          </table:table-cell>
          <table:table-cell office:value-type="float" office:value="-305832">
            <text:p>-305832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 text:c="2"/>2022-02-15T12:54:37</text:p>
          </table:table-cell>
          <table:table-cell office:value-type="float" office:value="1644947677">
            <text:p>1644947677</text:p>
          </table:table-cell>
          <table:table-cell office:value-type="float" office:value="12.558">
            <text:p>12.558</text:p>
          </table:table-cell>
          <table:table-cell office:value-type="float" office:value="13.163">
            <text:p>13.163</text:p>
          </table:table-cell>
          <table:table-cell office:value-type="float" office:value="-4.438">
            <text:p>-4.438</text:p>
          </table:table-cell>
          <table:table-cell office:value-type="float" office:value="0.9215">
            <text:p>0.9215</text:p>
          </table:table-cell>
          <table:table-cell office:value-type="float" office:value="0.9649">
            <text:p>0.9649</text:p>
          </table:table-cell>
          <table:table-cell office:value-type="float" office:value="13.054">
            <text:p>13.054</text:p>
          </table:table-cell>
          <table:table-cell office:value-type="float" office:value="13.217">
            <text:p>13.217</text:p>
          </table:table-cell>
          <table:table-cell office:value-type="float" office:value="-316440">
            <text:p>-316440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 text:c="2"/>2022-02-15T13:24:37</text:p>
          </table:table-cell>
          <table:table-cell office:value-type="float" office:value="1644949477">
            <text:p>1644949477</text:p>
          </table:table-cell>
          <table:table-cell office:value-type="float" office:value="12.073">
            <text:p>12.073</text:p>
          </table:table-cell>
          <table:table-cell office:value-type="float" office:value="13.158">
            <text:p>13.158</text:p>
          </table:table-cell>
          <table:table-cell office:value-type="float" office:value="-4.5">
            <text:p>-4.5</text:p>
          </table:table-cell>
          <table:table-cell office:value-type="float" office:value="0.9067">
            <text:p>0.9067</text:p>
          </table:table-cell>
          <table:table-cell office:value-type="float" office:value="0.9689">
            <text:p>0.9689</text:p>
          </table:table-cell>
          <table:table-cell office:value-type="float" office:value="12.975">
            <text:p>12.975</text:p>
          </table:table-cell>
          <table:table-cell office:value-type="float" office:value="13.214">
            <text:p>13.214</text:p>
          </table:table-cell>
          <table:table-cell office:value-type="float" office:value="-324576">
            <text:p>-324576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 text:c="2"/>2022-02-15T13:54:37</text:p>
          </table:table-cell>
          <table:table-cell office:value-type="float" office:value="1644951277">
            <text:p>1644951277</text:p>
          </table:table-cell>
          <table:table-cell office:value-type="float" office:value="10.677">
            <text:p>10.677</text:p>
          </table:table-cell>
          <table:table-cell office:value-type="float" office:value="13.098">
            <text:p>13.098</text:p>
          </table:table-cell>
          <table:table-cell office:value-type="float" office:value="-7.213">
            <text:p>-7.213</text:p>
          </table:table-cell>
          <table:table-cell office:value-type="float" office:value="0.9009">
            <text:p>0.9009</text:p>
          </table:table-cell>
          <table:table-cell office:value-type="float" office:value="0.9728">
            <text:p>0.9728</text:p>
          </table:table-cell>
          <table:table-cell office:value-type="float" office:value="12.886">
            <text:p>12.886</text:p>
          </table:table-cell>
          <table:table-cell office:value-type="float" office:value="13.186">
            <text:p>13.186</text:p>
          </table:table-cell>
          <table:table-cell office:value-type="float" office:value="-333120">
            <text:p>-333120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 text:c="2"/>2022-02-15T14:24:37</text:p>
          </table:table-cell>
          <table:table-cell office:value-type="float" office:value="1644953077">
            <text:p>1644953077</text:p>
          </table:table-cell>
          <table:table-cell office:value-type="float" office:value="12.102">
            <text:p>12.102</text:p>
          </table:table-cell>
          <table:table-cell office:value-type="float" office:value="13.146">
            <text:p>13.146</text:p>
          </table:table-cell>
          <table:table-cell office:value-type="float" office:value="-4.315">
            <text:p>-4.315</text:p>
          </table:table-cell>
          <table:table-cell office:value-type="float" office:value="0.8551">
            <text:p>0.8551</text:p>
          </table:table-cell>
          <table:table-cell office:value-type="float" office:value="0.966">
            <text:p>0.966</text:p>
          </table:table-cell>
          <table:table-cell office:value-type="float" office:value="12.676">
            <text:p>12.676</text:p>
          </table:table-cell>
          <table:table-cell office:value-type="float" office:value="13.202">
            <text:p>13.202</text:p>
          </table:table-cell>
          <table:table-cell office:value-type="float" office:value="-345648">
            <text:p>-345648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2022-02-15T14:54:37</text:p>
          </table:table-cell>
          <table:table-cell office:value-type="float" office:value="1644954877">
            <text:p>1644954877</text:p>
          </table:table-cell>
          <table:table-cell office:value-type="float" office:value="12.442">
            <text:p>12.442</text:p>
          </table:table-cell>
          <table:table-cell office:value-type="float" office:value="13.154">
            <text:p>13.154</text:p>
          </table:table-cell>
          <table:table-cell office:value-type="float" office:value="-4.685">
            <text:p>-4.685</text:p>
          </table:table-cell>
          <table:table-cell office:value-type="float" office:value="0.8307">
            <text:p>0.8307</text:p>
          </table:table-cell>
          <table:table-cell office:value-type="float" office:value="0.963">
            <text:p>0.963</text:p>
          </table:table-cell>
          <table:table-cell office:value-type="float" office:value="12.565">
            <text:p>12.565</text:p>
          </table:table-cell>
          <table:table-cell office:value-type="float" office:value="13.211">
            <text:p>13.211</text:p>
          </table:table-cell>
          <table:table-cell office:value-type="float" office:value="-353760">
            <text:p>-353760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 text:c="2"/>2022-02-15T15:24:37</text:p>
          </table:table-cell>
          <table:table-cell office:value-type="float" office:value="1644956677">
            <text:p>1644956677</text:p>
          </table:table-cell>
          <table:table-cell office:value-type="float" office:value="11.048">
            <text:p>11.048</text:p>
          </table:table-cell>
          <table:table-cell office:value-type="float" office:value="13.146">
            <text:p>13.146</text:p>
          </table:table-cell>
          <table:table-cell office:value-type="float" office:value="-4.623">
            <text:p>-4.623</text:p>
          </table:table-cell>
          <table:table-cell office:value-type="float" office:value="0.8267">
            <text:p>0.8267</text:p>
          </table:table-cell>
          <table:table-cell office:value-type="float" office:value="0.9727">
            <text:p>0.9727</text:p>
          </table:table-cell>
          <table:table-cell office:value-type="float" office:value="12.379">
            <text:p>12.379</text:p>
          </table:table-cell>
          <table:table-cell office:value-type="float" office:value="13.203">
            <text:p>13.203</text:p>
          </table:table-cell>
          <table:table-cell office:value-type="float" office:value="-361872">
            <text:p>-361872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 text:c="2"/>2022-02-15T15:54:37</text:p>
          </table:table-cell>
          <table:table-cell office:value-type="float" office:value="1644958477">
            <text:p>1644958477</text:p>
          </table:table-cell>
          <table:table-cell office:value-type="float" office:value="11.372">
            <text:p>11.372</text:p>
          </table:table-cell>
          <table:table-cell office:value-type="float" office:value="13.064">
            <text:p>13.064</text:p>
          </table:table-cell>
          <table:table-cell office:value-type="float" office:value="-7.398">
            <text:p>-7.398</text:p>
          </table:table-cell>
          <table:table-cell office:value-type="float" office:value="0.7927">
            <text:p>0.7927</text:p>
          </table:table-cell>
          <table:table-cell office:value-type="float" office:value="0.9603">
            <text:p>0.9603</text:p>
          </table:table-cell>
          <table:table-cell office:value-type="float" office:value="12.1">
            <text:p>12.1</text:p>
          </table:table-cell>
          <table:table-cell office:value-type="float" office:value="13.154">
            <text:p>13.154</text:p>
          </table:table-cell>
          <table:table-cell office:value-type="float" office:value="-374472">
            <text:p>-374472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 text:c="2"/>2022-02-15T16:24:37</text:p>
          </table:table-cell>
          <table:table-cell office:value-type="float" office:value="1644960277">
            <text:p>1644960277</text:p>
          </table:table-cell>
          <table:table-cell office:value-type="float" office:value="12.557">
            <text:p>12.557</text:p>
          </table:table-cell>
          <table:table-cell office:value-type="float" office:value="13.12">
            <text:p>13.12</text:p>
          </table:table-cell>
          <table:table-cell office:value-type="float" office:value="-4.5">
            <text:p>-4.5</text:p>
          </table:table-cell>
          <table:table-cell office:value-type="float" office:value="0.7564">
            <text:p>0.7564</text:p>
          </table:table-cell>
          <table:table-cell office:value-type="float" office:value="0.9543">
            <text:p>0.9543</text:p>
          </table:table-cell>
          <table:table-cell office:value-type="float" office:value="11.353">
            <text:p>11.353</text:p>
          </table:table-cell>
          <table:table-cell office:value-type="float" office:value="13.175">
            <text:p>13.175</text:p>
          </table:table-cell>
          <table:table-cell office:value-type="float" office:value="-383280">
            <text:p>-383280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 text:c="2"/>2022-02-15T16:54:37</text:p>
          </table:table-cell>
          <table:table-cell office:value-type="float" office:value="1644962077">
            <text:p>1644962077</text:p>
          </table:table-cell>
          <table:table-cell office:value-type="float" office:value="11.263">
            <text:p>11.263</text:p>
          </table:table-cell>
          <table:table-cell office:value-type="float" office:value="13.102">
            <text:p>13.102</text:p>
          </table:table-cell>
          <table:table-cell office:value-type="float" office:value="-4.747">
            <text:p>-4.747</text:p>
          </table:table-cell>
          <table:table-cell office:value-type="float" office:value="0.752">
            <text:p>0.752</text:p>
          </table:table-cell>
          <table:table-cell office:value-type="float" office:value="0.9606">
            <text:p>0.9606</text:p>
          </table:table-cell>
          <table:table-cell office:value-type="float" office:value="10.355">
            <text:p>10.355</text:p>
          </table:table-cell>
          <table:table-cell office:value-type="float" office:value="13.159">
            <text:p>13.159</text:p>
          </table:table-cell>
          <table:table-cell office:value-type="float" office:value="-391440">
            <text:p>-391440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 text:c="2"/>2022-02-15T17:24:37</text:p>
          </table:table-cell>
          <table:table-cell office:value-type="float" office:value="1644963877">
            <text:p>1644963877</text:p>
          </table:table-cell>
          <table:table-cell office:value-type="float" office:value="10.885">
            <text:p>10.885</text:p>
          </table:table-cell>
          <table:table-cell office:value-type="float" office:value="13.008">
            <text:p>13.008</text:p>
          </table:table-cell>
          <table:table-cell office:value-type="float" office:value="-7.028">
            <text:p>-7.028</text:p>
          </table:table-cell>
          <table:table-cell office:value-type="float" office:value="0.7274">
            <text:p>0.7274</text:p>
          </table:table-cell>
          <table:table-cell office:value-type="float" office:value="0.9487">
            <text:p>0.9487</text:p>
          </table:table-cell>
          <table:table-cell office:value-type="float" office:value="7.971">
            <text:p>7.971</text:p>
          </table:table-cell>
          <table:table-cell office:value-type="float" office:value="13.097">
            <text:p>13.097</text:p>
          </table:table-cell>
          <table:table-cell office:value-type="float" office:value="-403536">
            <text:p>-403536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 text:c="2"/>2022-02-15T17:54:37</text:p>
          </table:table-cell>
          <table:table-cell office:value-type="float" office:value="1644965677">
            <text:p>1644965677</text:p>
          </table:table-cell>
          <table:table-cell office:value-type="float" office:value="12.48">
            <text:p>12.48</text:p>
          </table:table-cell>
          <table:table-cell office:value-type="float" office:value="13.043">
            <text:p>13.043</text:p>
          </table:table-cell>
          <table:table-cell office:value-type="float" office:value="-4.623">
            <text:p>-4.623</text:p>
          </table:table-cell>
          <table:table-cell office:value-type="float" office:value="0.683">
            <text:p>0.683</text:p>
          </table:table-cell>
          <table:table-cell office:value-type="float" office:value="0.9349">
            <text:p>0.9349</text:p>
          </table:table-cell>
          <table:table-cell office:value-type="float" office:value="6.871">
            <text:p>6.871</text:p>
          </table:table-cell>
          <table:table-cell office:value-type="float" office:value="13.099">
            <text:p>13.099</text:p>
          </table:table-cell>
          <table:table-cell office:value-type="float" office:value="-413400">
            <text:p>-413400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 text:c="2"/>2022-02-15T18:24:37</text:p>
          </table:table-cell>
          <table:table-cell office:value-type="float" office:value="1644967477">
            <text:p>1644967477</text:p>
          </table:table-cell>
          <table:table-cell office:value-type="float" office:value="11.08">
            <text:p>11.08</text:p>
          </table:table-cell>
          <table:table-cell office:value-type="float" office:value="13.029">
            <text:p>13.029</text:p>
          </table:table-cell>
          <table:table-cell office:value-type="float" office:value="-4.5">
            <text:p>-4.5</text:p>
          </table:table-cell>
          <table:table-cell office:value-type="float" office:value="0.6807">
            <text:p>0.6807</text:p>
          </table:table-cell>
          <table:table-cell office:value-type="float" office:value="0.9442">
            <text:p>0.9442</text:p>
          </table:table-cell>
          <table:table-cell office:value-type="float" office:value="5.39">
            <text:p>5.39</text:p>
          </table:table-cell>
          <table:table-cell office:value-type="float" office:value="13.086">
            <text:p>13.086</text:p>
          </table:table-cell>
          <table:table-cell office:value-type="float" office:value="-421584">
            <text:p>-421584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 text:c="2"/>2022-02-15T18:54:38</text:p>
          </table:table-cell>
          <table:table-cell office:value-type="float" office:value="1644969278">
            <text:p>1644969278</text:p>
          </table:table-cell>
          <table:table-cell office:value-type="float" office:value="10.742">
            <text:p>10.742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55">
            <text:p>0.655</text:p>
          </table:table-cell>
          <table:table-cell office:value-type="float" office:value="0.9383">
            <text:p>0.9383</text:p>
          </table:table-cell>
          <table:table-cell office:value-type="float" office:value="4.82">
            <text:p>4.82</text:p>
          </table:table-cell>
          <table:table-cell office:value-type="float" office:value="13.047">
            <text:p>13.047</text:p>
          </table:table-cell>
          <table:table-cell office:value-type="float" office:value="-434064">
            <text:p>-434064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 text:c="2"/>2022-02-15T19:24:38</text:p>
          </table:table-cell>
          <table:table-cell office:value-type="float" office:value="1644971078">
            <text:p>1644971078</text:p>
          </table:table-cell>
          <table:table-cell office:value-type="float" office:value="12.262">
            <text:p>12.262</text:p>
          </table:table-cell>
          <table:table-cell office:value-type="float" office:value="13.008">
            <text:p>13.008</text:p>
          </table:table-cell>
          <table:table-cell office:value-type="float" office:value="-4.5">
            <text:p>-4.5</text:p>
          </table:table-cell>
          <table:table-cell office:value-type="float" office:value="0.6104">
            <text:p>0.6104</text:p>
          </table:table-cell>
          <table:table-cell office:value-type="float" office:value="0.9272">
            <text:p>0.9272</text:p>
          </table:table-cell>
          <table:table-cell office:value-type="float" office:value="4.672">
            <text:p>4.672</text:p>
          </table:table-cell>
          <table:table-cell office:value-type="float" office:value="13.064">
            <text:p>13.064</text:p>
          </table:table-cell>
          <table:table-cell office:value-type="float" office:value="-444024">
            <text:p>-444024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2022-02-15T19:54:38</text:p>
          </table:table-cell>
          <table:table-cell office:value-type="float" office:value="1644972878">
            <text:p>1644972878</text:p>
          </table:table-cell>
          <table:table-cell office:value-type="float" office:value="10.668">
            <text:p>10.668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114">
            <text:p>0.6114</text:p>
          </table:table-cell>
          <table:table-cell office:value-type="float" office:value="0.9345">
            <text:p>0.9345</text:p>
          </table:table-cell>
          <table:table-cell office:value-type="float" office:value="4.418">
            <text:p>4.418</text:p>
          </table:table-cell>
          <table:table-cell office:value-type="float" office:value="13.03">
            <text:p>13.03</text:p>
          </table:table-cell>
          <table:table-cell office:value-type="float" office:value="-452208">
            <text:p>-452208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 text:c="2"/>2022-02-15T20:24:38</text:p>
          </table:table-cell>
          <table:table-cell office:value-type="float" office:value="1644974678">
            <text:p>1644974678</text:p>
          </table:table-cell>
          <table:table-cell office:value-type="float" office:value="10.728">
            <text:p>10.728</text:p>
          </table:table-cell>
          <table:table-cell office:value-type="float" office:value="12.939">
            <text:p>12.939</text:p>
          </table:table-cell>
          <table:table-cell office:value-type="float" office:value="-7.09">
            <text:p>-7.09</text:p>
          </table:table-cell>
          <table:table-cell office:value-type="float" office:value="0.579">
            <text:p>0.579</text:p>
          </table:table-cell>
          <table:table-cell office:value-type="float" office:value="0.9333">
            <text:p>0.9333</text:p>
          </table:table-cell>
          <table:table-cell office:value-type="float" office:value="4.328">
            <text:p>4.328</text:p>
          </table:table-cell>
          <table:table-cell office:value-type="float" office:value="13.027">
            <text:p>13.027</text:p>
          </table:table-cell>
          <table:table-cell office:value-type="float" office:value="-465408">
            <text:p>-465408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 text:c="2"/>2022-02-15T20:54:38</text:p>
          </table:table-cell>
          <table:table-cell office:value-type="float" office:value="1644976478">
            <text:p>1644976478</text:p>
          </table:table-cell>
          <table:table-cell office:value-type="float" office:value="11.988">
            <text:p>11.988</text:p>
          </table:table-cell>
          <table:table-cell office:value-type="float" office:value="12.982">
            <text:p>12.982</text:p>
          </table:table-cell>
          <table:table-cell office:value-type="float" office:value="-4.685">
            <text:p>-4.685</text:p>
          </table:table-cell>
          <table:table-cell office:value-type="float" office:value="0.5374">
            <text:p>0.5374</text:p>
          </table:table-cell>
          <table:table-cell office:value-type="float" office:value="0.9247">
            <text:p>0.9247</text:p>
          </table:table-cell>
          <table:table-cell office:value-type="float" office:value="4.379">
            <text:p>4.379</text:p>
          </table:table-cell>
          <table:table-cell office:value-type="float" office:value="13.039">
            <text:p>13.039</text:p>
          </table:table-cell>
          <table:table-cell office:value-type="float" office:value="-475200">
            <text:p>-475200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 text:c="2"/>2022-02-15T21:24:38</text:p>
          </table:table-cell>
          <table:table-cell office:value-type="float" office:value="1644978278">
            <text:p>1644978278</text:p>
          </table:table-cell>
          <table:table-cell office:value-type="float" office:value="10.11">
            <text:p>10.11</text:p>
          </table:table-cell>
          <table:table-cell office:value-type="float" office:value="12.913">
            <text:p>12.913</text:p>
          </table:table-cell>
          <table:table-cell office:value-type="float" office:value="-7.398">
            <text:p>-7.398</text:p>
          </table:table-cell>
          <table:table-cell office:value-type="float" office:value="0.541">
            <text:p>0.541</text:p>
          </table:table-cell>
          <table:table-cell office:value-type="float" office:value="0.9353">
            <text:p>0.9353</text:p>
          </table:table-cell>
          <table:table-cell office:value-type="float" office:value="4.304">
            <text:p>4.304</text:p>
          </table:table-cell>
          <table:table-cell office:value-type="float" office:value="13.004">
            <text:p>13.004</text:p>
          </table:table-cell>
          <table:table-cell office:value-type="float" office:value="-484464">
            <text:p>-484464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 text:c="2"/>2022-02-15T21:54:38</text:p>
          </table:table-cell>
          <table:table-cell office:value-type="float" office:value="1644980078">
            <text:p>1644980078</text:p>
          </table:table-cell>
          <table:table-cell office:value-type="float" office:value="10.802">
            <text:p>10.802</text:p>
          </table:table-cell>
          <table:table-cell office:value-type="float" office:value="12.9">
            <text:p>12.9</text:p>
          </table:table-cell>
          <table:table-cell office:value-type="float" office:value="-7.09">
            <text:p>-7.09</text:p>
          </table:table-cell>
          <table:table-cell office:value-type="float" office:value="0.4999">
            <text:p>0.4999</text:p>
          </table:table-cell>
          <table:table-cell office:value-type="float" office:value="0.9251">
            <text:p>0.9251</text:p>
          </table:table-cell>
          <table:table-cell office:value-type="float" office:value="4.332">
            <text:p>4.332</text:p>
          </table:table-cell>
          <table:table-cell office:value-type="float" office:value="12.989">
            <text:p>12.989</text:p>
          </table:table-cell>
          <table:table-cell office:value-type="float" office:value="-497568">
            <text:p>-497568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 text:c="2"/>2022-02-15T22:24:38</text:p>
          </table:table-cell>
          <table:table-cell office:value-type="float" office:value="1644981878">
            <text:p>1644981878</text:p>
          </table:table-cell>
          <table:table-cell office:value-type="float" office:value="11.682">
            <text:p>11.682</text:p>
          </table:table-cell>
          <table:table-cell office:value-type="float" office:value="12.947">
            <text:p>12.947</text:p>
          </table:table-cell>
          <table:table-cell office:value-type="float" office:value="-4.377">
            <text:p>-4.377</text:p>
          </table:table-cell>
          <table:table-cell office:value-type="float" office:value="0.464">
            <text:p>0.464</text:p>
          </table:table-cell>
          <table:table-cell office:value-type="float" office:value="0.9201">
            <text:p>0.9201</text:p>
          </table:table-cell>
          <table:table-cell office:value-type="float" office:value="4.367">
            <text:p>4.367</text:p>
          </table:table-cell>
          <table:table-cell office:value-type="float" office:value="13.002">
            <text:p>13.002</text:p>
          </table:table-cell>
          <table:table-cell office:value-type="float" office:value="-506904">
            <text:p>-506904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 text:c="2"/>2022-02-15T22:54:38</text:p>
          </table:table-cell>
          <table:table-cell office:value-type="float" office:value="1644983678">
            <text:p>1644983678</text:p>
          </table:table-cell>
          <table:table-cell office:value-type="float" office:value="9.74">
            <text:p>9.74</text:p>
          </table:table-cell>
          <table:table-cell office:value-type="float" office:value="12.866">
            <text:p>12.866</text:p>
          </table:table-cell>
          <table:table-cell office:value-type="float" office:value="-7.398">
            <text:p>-7.398</text:p>
          </table:table-cell>
          <table:table-cell office:value-type="float" office:value="0.4678">
            <text:p>0.4678</text:p>
          </table:table-cell>
          <table:table-cell office:value-type="float" office:value="0.926">
            <text:p>0.926</text:p>
          </table:table-cell>
          <table:table-cell office:value-type="float" office:value="4.292">
            <text:p>4.292</text:p>
          </table:table-cell>
          <table:table-cell office:value-type="float" office:value="12.956">
            <text:p>12.956</text:p>
          </table:table-cell>
          <table:table-cell office:value-type="float" office:value="-517032">
            <text:p>-517032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 text:c="2"/>2022-02-15T23:24:38</text:p>
          </table:table-cell>
          <table:table-cell office:value-type="float" office:value="1644985478">
            <text:p>1644985478</text:p>
          </table:table-cell>
          <table:table-cell office:value-type="float" office:value="10.953">
            <text:p>10.953</text:p>
          </table:table-cell>
          <table:table-cell office:value-type="float" office:value="12.84">
            <text:p>12.84</text:p>
          </table:table-cell>
          <table:table-cell office:value-type="float" office:value="-7.46">
            <text:p>-7.46</text:p>
          </table:table-cell>
          <table:table-cell office:value-type="float" office:value="0.4185">
            <text:p>0.4185</text:p>
          </table:table-cell>
          <table:table-cell office:value-type="float" office:value="0.9086">
            <text:p>0.9086</text:p>
          </table:table-cell>
          <table:table-cell office:value-type="float" office:value="4.338">
            <text:p>4.338</text:p>
          </table:table-cell>
          <table:table-cell office:value-type="float" office:value="12.93">
            <text:p>12.93</text:p>
          </table:table-cell>
          <table:table-cell office:value-type="float" office:value="-530088">
            <text:p>-530088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 text:c="2"/>2022-02-15T23:54:38</text:p>
          </table:table-cell>
          <table:table-cell office:value-type="float" office:value="1644987278">
            <text:p>1644987278</text:p>
          </table:table-cell>
          <table:table-cell office:value-type="float" office:value="11.475">
            <text:p>11.475</text:p>
          </table:table-cell>
          <table:table-cell office:value-type="float" office:value="12.879">
            <text:p>12.879</text:p>
          </table:table-cell>
          <table:table-cell office:value-type="float" office:value="-4.623">
            <text:p>-4.623</text:p>
          </table:table-cell>
          <table:table-cell office:value-type="float" office:value="0.3884">
            <text:p>0.3884</text:p>
          </table:table-cell>
          <table:table-cell office:value-type="float" office:value="0.9039">
            <text:p>0.9039</text:p>
          </table:table-cell>
          <table:table-cell office:value-type="float" office:value="4.358">
            <text:p>4.358</text:p>
          </table:table-cell>
          <table:table-cell office:value-type="float" office:value="12.935">
            <text:p>12.935</text:p>
          </table:table-cell>
          <table:table-cell office:value-type="float" office:value="-539040">
            <text:p>-539040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 text:c="2"/>2022-02-16T00:24:38</text:p>
          </table:table-cell>
          <table:table-cell office:value-type="float" office:value="1644989078">
            <text:p>1644989078</text:p>
          </table:table-cell>
          <table:table-cell office:value-type="float" office:value="9.623">
            <text:p>9.623</text:p>
          </table:table-cell>
          <table:table-cell office:value-type="float" office:value="12.788">
            <text:p>12.788</text:p>
          </table:table-cell>
          <table:table-cell office:value-type="float" office:value="-7.337">
            <text:p>-7.337</text:p>
          </table:table-cell>
          <table:table-cell office:value-type="float" office:value="0.3909">
            <text:p>0.3909</text:p>
          </table:table-cell>
          <table:table-cell office:value-type="float" office:value="0.906">
            <text:p>0.906</text:p>
          </table:table-cell>
          <table:table-cell office:value-type="float" office:value="4.288">
            <text:p>4.288</text:p>
          </table:table-cell>
          <table:table-cell office:value-type="float" office:value="12.878">
            <text:p>12.878</text:p>
          </table:table-cell>
          <table:table-cell office:value-type="float" office:value="-549720">
            <text:p>-549720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2022-02-16T00:54:38</text:p>
          </table:table-cell>
          <table:table-cell office:value-type="float" office:value="1644990878">
            <text:p>1644990878</text:p>
          </table:table-cell>
          <table:table-cell office:value-type="float" office:value="11.027">
            <text:p>11.027</text:p>
          </table:table-cell>
          <table:table-cell office:value-type="float" office:value="12.737">
            <text:p>12.737</text:p>
          </table:table-cell>
          <table:table-cell office:value-type="float" office:value="-7.09">
            <text:p>-7.09</text:p>
          </table:table-cell>
          <table:table-cell office:value-type="float" office:value="0.3377">
            <text:p>0.3377</text:p>
          </table:table-cell>
          <table:table-cell office:value-type="float" office:value="0.8891">
            <text:p>0.8891</text:p>
          </table:table-cell>
          <table:table-cell office:value-type="float" office:value="4.341">
            <text:p>4.341</text:p>
          </table:table-cell>
          <table:table-cell office:value-type="float" office:value="12.825">
            <text:p>12.825</text:p>
          </table:table-cell>
          <table:table-cell office:value-type="float" office:value="-562752">
            <text:p>-562752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 text:c="2"/>2022-02-16T01:24:38</text:p>
          </table:table-cell>
          <table:table-cell office:value-type="float" office:value="1644992678">
            <text:p>1644992678</text:p>
          </table:table-cell>
          <table:table-cell office:value-type="float" office:value="11.383">
            <text:p>11.383</text:p>
          </table:table-cell>
          <table:table-cell office:value-type="float" office:value="12.754">
            <text:p>12.754</text:p>
          </table:table-cell>
          <table:table-cell office:value-type="float" office:value="-4.438">
            <text:p>-4.438</text:p>
          </table:table-cell>
          <table:table-cell office:value-type="float" office:value="0.3103">
            <text:p>0.3103</text:p>
          </table:table-cell>
          <table:table-cell office:value-type="float" office:value="0.8847">
            <text:p>0.8847</text:p>
          </table:table-cell>
          <table:table-cell office:value-type="float" office:value="4.355">
            <text:p>4.355</text:p>
          </table:table-cell>
          <table:table-cell office:value-type="float" office:value="12.809">
            <text:p>12.809</text:p>
          </table:table-cell>
          <table:table-cell office:value-type="float" office:value="-571560">
            <text:p>-571560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 text:c="2"/>2022-02-16T01:54:39</text:p>
          </table:table-cell>
          <table:table-cell office:value-type="float" office:value="1644994479">
            <text:p>1644994479</text:p>
          </table:table-cell>
          <table:table-cell office:value-type="float" office:value="9.56">
            <text:p>9.56</text:p>
          </table:table-cell>
          <table:table-cell office:value-type="float" office:value="12.629">
            <text:p>12.629</text:p>
          </table:table-cell>
          <table:table-cell office:value-type="float" office:value="-7.213">
            <text:p>-7.213</text:p>
          </table:table-cell>
          <table:table-cell office:value-type="float" office:value="0.3131">
            <text:p>0.3131</text:p>
          </table:table-cell>
          <table:table-cell office:value-type="float" office:value="0.8844">
            <text:p>0.8844</text:p>
          </table:table-cell>
          <table:table-cell office:value-type="float" office:value="4.287">
            <text:p>4.287</text:p>
          </table:table-cell>
          <table:table-cell office:value-type="float" office:value="12.718">
            <text:p>12.718</text:p>
          </table:table-cell>
          <table:table-cell office:value-type="float" office:value="-582432">
            <text:p>-582432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 text:c="2"/>2022-02-16T02:24:39</text:p>
          </table:table-cell>
          <table:table-cell office:value-type="float" office:value="1644996279">
            <text:p>1644996279</text:p>
          </table:table-cell>
          <table:table-cell office:value-type="float" office:value="10.837">
            <text:p>10.837</text:p>
          </table:table-cell>
          <table:table-cell office:value-type="float" office:value="12.56">
            <text:p>12.56</text:p>
          </table:table-cell>
          <table:table-cell office:value-type="float" office:value="-7.09">
            <text:p>-7.09</text:p>
          </table:table-cell>
          <table:table-cell office:value-type="float" office:value="0.2612">
            <text:p>0.2612</text:p>
          </table:table-cell>
          <table:table-cell office:value-type="float" office:value="0.8672">
            <text:p>0.8672</text:p>
          </table:table-cell>
          <table:table-cell office:value-type="float" office:value="4.333">
            <text:p>4.333</text:p>
          </table:table-cell>
          <table:table-cell office:value-type="float" office:value="12.648">
            <text:p>12.648</text:p>
          </table:table-cell>
          <table:table-cell office:value-type="float" office:value="-595440">
            <text:p>-595440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 text:c="2"/>2022-02-16T02:54:39</text:p>
          </table:table-cell>
          <table:table-cell office:value-type="float" office:value="1644998079">
            <text:p>1644998079</text:p>
          </table:table-cell>
          <table:table-cell office:value-type="float" office:value="11.487">
            <text:p>11.487</text:p>
          </table:table-cell>
          <table:table-cell office:value-type="float" office:value="12.578">
            <text:p>12.578</text:p>
          </table:table-cell>
          <table:table-cell office:value-type="float" office:value="-4.5">
            <text:p>-4.5</text:p>
          </table:table-cell>
          <table:table-cell office:value-type="float" office:value="0.2273">
            <text:p>0.2273</text:p>
          </table:table-cell>
          <table:table-cell office:value-type="float" office:value="0.8574">
            <text:p>0.8574</text:p>
          </table:table-cell>
          <table:table-cell office:value-type="float" office:value="4.359">
            <text:p>4.359</text:p>
          </table:table-cell>
          <table:table-cell office:value-type="float" office:value="12.633">
            <text:p>12.633</text:p>
          </table:table-cell>
          <table:table-cell office:value-type="float" office:value="-604800">
            <text:p>-604800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 text:c="2"/>2022-02-16T03:24:39</text:p>
          </table:table-cell>
          <table:table-cell office:value-type="float" office:value="1644999879">
            <text:p>1644999879</text:p>
          </table:table-cell>
          <table:table-cell office:value-type="float" office:value="9.483">
            <text:p>9.483</text:p>
          </table:table-cell>
          <table:table-cell office:value-type="float" office:value="12.328">
            <text:p>12.328</text:p>
          </table:table-cell>
          <table:table-cell office:value-type="float" office:value="-7.09">
            <text:p>-7.09</text:p>
          </table:table-cell>
          <table:table-cell office:value-type="float" office:value="0.2352">
            <text:p>0.2352</text:p>
          </table:table-cell>
          <table:table-cell office:value-type="float" office:value="0.8472">
            <text:p>0.8472</text:p>
          </table:table-cell>
          <table:table-cell office:value-type="float" office:value="4.284">
            <text:p>4.284</text:p>
          </table:table-cell>
          <table:table-cell office:value-type="float" office:value="12.416">
            <text:p>12.416</text:p>
          </table:table-cell>
          <table:table-cell office:value-type="float" office:value="-615336">
            <text:p>-615336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 text:c="2"/>2022-02-16T03:54:39</text:p>
          </table:table-cell>
          <table:table-cell office:value-type="float" office:value="1645001679">
            <text:p>1645001679</text:p>
          </table:table-cell>
          <table:table-cell office:value-type="float" office:value="10.202">
            <text:p>10.202</text:p>
          </table:table-cell>
          <table:table-cell office:value-type="float" office:value="11.497">
            <text:p>11.497</text:p>
          </table:table-cell>
          <table:table-cell office:value-type="float" office:value="-7.707">
            <text:p>-7.707</text:p>
          </table:table-cell>
          <table:table-cell office:value-type="float" office:value="0.1907">
            <text:p>0.1907</text:p>
          </table:table-cell>
          <table:table-cell office:value-type="float" office:value="0.7801">
            <text:p>0.7801</text:p>
          </table:table-cell>
          <table:table-cell office:value-type="float" office:value="4.308">
            <text:p>4.308</text:p>
          </table:table-cell>
          <table:table-cell office:value-type="float" office:value="11.591">
            <text:p>11.591</text:p>
          </table:table-cell>
          <table:table-cell office:value-type="float" office:value="-628776">
            <text:p>-628776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 text:c="2"/>2022-02-13T09:07:17</text:p>
          </table:table-cell>
          <table:table-cell office:value-type="float" office:value="1644761237">
            <text:p>1644761237</text:p>
          </table:table-cell>
          <table:table-cell office:value-type="float" office:value="5.215">
            <text:p>5.215</text:p>
          </table:table-cell>
          <table:table-cell office:value-type="float" office:value="13.215">
            <text:p>13.215</text:p>
          </table:table-cell>
          <table:table-cell office:value-type="float" office:value="-1.17">
            <text:p>-1.17</text:p>
          </table:table-cell>
          <table:table-cell office:value-type="float" office:value="0.9309">
            <text:p>0.9309</text:p>
          </table:table-cell>
          <table:table-cell office:value-type="float" office:value="0.4904">
            <text:p>0.4904</text:p>
          </table:table-cell>
          <table:table-cell office:value-type="float" office:value="12.887">
            <text:p>12.887</text:p>
          </table:table-cell>
          <table:table-cell office:value-type="float" office:value="0">
            <text:p>0</text:p>
          </table:table-cell>
          <table:table-cell office:value-type="float" office:value="-85128">
            <text:p>-85128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 text:c="2"/>2022-02-13T09:37:17</text:p>
          </table:table-cell>
          <table:table-cell office:value-type="float" office:value="1644763037">
            <text:p>1644763037</text:p>
          </table:table-cell>
          <table:table-cell office:value-type="float" office:value="4.648">
            <text:p>4.648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32">
            <text:p>0.932</text:p>
          </table:table-cell>
          <table:table-cell office:value-type="float" office:value="0.4833">
            <text:p>0.4833</text:p>
          </table:table-cell>
          <table:table-cell office:value-type="float" office:value="12.881">
            <text:p>12.881</text:p>
          </table:table-cell>
          <table:table-cell office:value-type="float" office:value="0">
            <text:p>0</text:p>
          </table:table-cell>
          <table:table-cell office:value-type="float" office:value="-87288">
            <text:p>-87288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 text:c="2"/>2022-02-13T10:07:17</text:p>
          </table:table-cell>
          <table:table-cell office:value-type="float" office:value="1644764837">
            <text:p>1644764837</text:p>
          </table:table-cell>
          <table:table-cell office:value-type="float" office:value="4.882">
            <text:p>4.882</text:p>
          </table:table-cell>
          <table:table-cell office:value-type="float" office:value="13.107">
            <text:p>13.107</text:p>
          </table:table-cell>
          <table:table-cell office:value-type="float" office:value="-3.945">
            <text:p>-3.945</text:p>
          </table:table-cell>
          <table:table-cell office:value-type="float" office:value="0.9194">
            <text:p>0.9194</text:p>
          </table:table-cell>
          <table:table-cell office:value-type="float" office:value="0.4762">
            <text:p>0.4762</text:p>
          </table:table-cell>
          <table:table-cell office:value-type="float" office:value="12.828">
            <text:p>12.828</text:p>
          </table:table-cell>
          <table:table-cell office:value-type="float" office:value="0">
            <text:p>0</text:p>
          </table:table-cell>
          <table:table-cell office:value-type="float" office:value="-91944">
            <text:p>-91944</text:p>
          </table:table-cell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2022-02-13T10:37:17</text:p>
          </table:table-cell>
          <table:table-cell office:value-type="float" office:value="1644766637">
            <text:p>1644766637</text:p>
          </table:table-cell>
          <table:table-cell office:value-type="float" office:value="6.713">
            <text:p>6.713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892">
            <text:p>0.892</text:p>
          </table:table-cell>
          <table:table-cell office:value-type="float" office:value="0.4692">
            <text:p>0.4692</text:p>
          </table:table-cell>
          <table:table-cell office:value-type="float" office:value="12.713">
            <text:p>12.713</text:p>
          </table:table-cell>
          <table:table-cell office:value-type="float" office:value="0">
            <text:p>0</text:p>
          </table:table-cell>
          <table:table-cell office:value-type="float" office:value="-94920">
            <text:p>-94920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 text:c="2"/>2022-02-13T11:07:17</text:p>
          </table:table-cell>
          <table:table-cell office:value-type="float" office:value="1644768437">
            <text:p>1644768437</text:p>
          </table:table-cell>
          <table:table-cell office:value-type="float" office:value="6.187">
            <text:p>6.187</text:p>
          </table:table-cell>
          <table:table-cell office:value-type="float" office:value="13.18">
            <text:p>13.18</text:p>
          </table:table-cell>
          <table:table-cell office:value-type="float" office:value="-2.28">
            <text:p>-2.28</text:p>
          </table:table-cell>
          <table:table-cell office:value-type="float" office:value="0.8932">
            <text:p>0.8932</text:p>
          </table:table-cell>
          <table:table-cell office:value-type="float" office:value="0.4624">
            <text:p>0.4624</text:p>
          </table:table-cell>
          <table:table-cell office:value-type="float" office:value="12.711">
            <text:p>12.711</text:p>
          </table:table-cell>
          <table:table-cell office:value-type="float" office:value="0">
            <text:p>0</text:p>
          </table:table-cell>
          <table:table-cell office:value-type="float" office:value="-96888">
            <text:p>-96888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 text:c="2"/>2022-02-13T11:37:17</text:p>
          </table:table-cell>
          <table:table-cell office:value-type="float" office:value="1644770237">
            <text:p>1644770237</text:p>
          </table:table-cell>
          <table:table-cell office:value-type="float" office:value="5.458">
            <text:p>5.458</text:p>
          </table:table-cell>
          <table:table-cell office:value-type="float" office:value="13.168">
            <text:p>13.168</text:p>
          </table:table-cell>
          <table:table-cell office:value-type="float" office:value="-2.28">
            <text:p>-2.28</text:p>
          </table:table-cell>
          <table:table-cell office:value-type="float" office:value="0.8912">
            <text:p>0.8912</text:p>
          </table:table-cell>
          <table:table-cell office:value-type="float" office:value="0.4556">
            <text:p>0.4556</text:p>
          </table:table-cell>
          <table:table-cell office:value-type="float" office:value="12.679">
            <text:p>12.679</text:p>
          </table:table-cell>
          <table:table-cell office:value-type="float" office:value="0">
            <text:p>0</text:p>
          </table:table-cell>
          <table:table-cell office:value-type="float" office:value="-101112">
            <text:p>-101112</text:p>
          </table:table-cell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 text:c="2"/>2022-02-13T12:07:17</text:p>
          </table:table-cell>
          <table:table-cell office:value-type="float" office:value="1644772037">
            <text:p>1644772037</text:p>
          </table:table-cell>
          <table:table-cell office:value-type="float" office:value="4.867">
            <text:p>4.867</text:p>
          </table:table-cell>
          <table:table-cell office:value-type="float" office:value="13.154">
            <text:p>13.154</text:p>
          </table:table-cell>
          <table:table-cell office:value-type="float" office:value="-2.403">
            <text:p>-2.403</text:p>
          </table:table-cell>
          <table:table-cell office:value-type="float" office:value="0.8879">
            <text:p>0.8879</text:p>
          </table:table-cell>
          <table:table-cell office:value-type="float" office:value="0.4489">
            <text:p>0.4489</text:p>
          </table:table-cell>
          <table:table-cell office:value-type="float" office:value="12.639">
            <text:p>12.639</text:p>
          </table:table-cell>
          <table:table-cell office:value-type="float" office:value="0">
            <text:p>0</text:p>
          </table:table-cell>
          <table:table-cell office:value-type="float" office:value="-105360">
            <text:p>-105360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 text:c="2"/>2022-02-13T12:37:17</text:p>
          </table:table-cell>
          <table:table-cell office:value-type="float" office:value="1644773837">
            <text:p>1644773837</text:p>
          </table:table-cell>
          <table:table-cell office:value-type="float" office:value="4.478">
            <text:p>4.478</text:p>
          </table:table-cell>
          <table:table-cell office:value-type="float" office:value="13.154">
            <text:p>13.154</text:p>
          </table:table-cell>
          <table:table-cell office:value-type="float" office:value="-2.342">
            <text:p>-2.342</text:p>
          </table:table-cell>
          <table:table-cell office:value-type="float" office:value="0.8823">
            <text:p>0.8823</text:p>
          </table:table-cell>
          <table:table-cell office:value-type="float" office:value="0.4423">
            <text:p>0.4423</text:p>
          </table:table-cell>
          <table:table-cell office:value-type="float" office:value="12.586">
            <text:p>12.586</text:p>
          </table:table-cell>
          <table:table-cell office:value-type="float" office:value="0">
            <text:p>0</text:p>
          </table:table-cell>
          <table:table-cell office:value-type="float" office:value="-109608">
            <text:p>-109608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 text:c="2"/>2022-02-13T13:07:17</text:p>
          </table:table-cell>
          <table:table-cell office:value-type="float" office:value="1644775637">
            <text:p>1644775637</text:p>
          </table:table-cell>
          <table:table-cell office:value-type="float" office:value="5.412">
            <text:p>5.412</text:p>
          </table:table-cell>
          <table:table-cell office:value-type="float" office:value="13.06">
            <text:p>13.06</text:p>
          </table:table-cell>
          <table:table-cell office:value-type="float" office:value="-5.117">
            <text:p>-5.117</text:p>
          </table:table-cell>
          <table:table-cell office:value-type="float" office:value="0.8558">
            <text:p>0.8558</text:p>
          </table:table-cell>
          <table:table-cell office:value-type="float" office:value="0.4359">
            <text:p>0.4359</text:p>
          </table:table-cell>
          <table:table-cell office:value-type="float" office:value="12.393">
            <text:p>12.393</text:p>
          </table:table-cell>
          <table:table-cell office:value-type="float" office:value="0">
            <text:p>0</text:p>
          </table:table-cell>
          <table:table-cell office:value-type="float" office:value="-117000">
            <text:p>-117000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 text:c="2"/>2022-02-13T13:37:17</text:p>
          </table:table-cell>
          <table:table-cell office:value-type="float" office:value="1644777437">
            <text:p>1644777437</text:p>
          </table:table-cell>
          <table:table-cell office:value-type="float" office:value="6.663">
            <text:p>6.663</text:p>
          </table:table-cell>
          <table:table-cell office:value-type="float" office:value="13.15">
            <text:p>13.15</text:p>
          </table:table-cell>
          <table:table-cell office:value-type="float" office:value="-2.342">
            <text:p>-2.342</text:p>
          </table:table-cell>
          <table:table-cell office:value-type="float" office:value="0.8303">
            <text:p>0.8303</text:p>
          </table:table-cell>
          <table:table-cell office:value-type="float" office:value="0.4295">
            <text:p>0.4295</text:p>
          </table:table-cell>
          <table:table-cell office:value-type="float" office:value="12.214">
            <text:p>12.214</text:p>
          </table:table-cell>
          <table:table-cell office:value-type="float" office:value="0">
            <text:p>0</text:p>
          </table:table-cell>
          <table:table-cell office:value-type="float" office:value="-121464">
            <text:p>-121464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 text:c="2"/>2022-02-13T14:07:17</text:p>
          </table:table-cell>
          <table:table-cell office:value-type="float" office:value="1644779237">
            <text:p>1644779237</text:p>
          </table:table-cell>
          <table:table-cell office:value-type="float" office:value="6.04">
            <text:p>6.04</text:p>
          </table:table-cell>
          <table:table-cell office:value-type="float" office:value="13.15">
            <text:p>13.15</text:p>
          </table:table-cell>
          <table:table-cell office:value-type="float" office:value="-2.403">
            <text:p>-2.403</text:p>
          </table:table-cell>
          <table:table-cell office:value-type="float" office:value="0.8274">
            <text:p>0.8274</text:p>
          </table:table-cell>
          <table:table-cell office:value-type="float" office:value="0.4232">
            <text:p>0.4232</text:p>
          </table:table-cell>
          <table:table-cell office:value-type="float" office:value="12.178">
            <text:p>12.178</text:p>
          </table:table-cell>
          <table:table-cell office:value-type="float" office:value="0">
            <text:p>0</text:p>
          </table:table-cell>
          <table:table-cell office:value-type="float" office:value="-125712">
            <text:p>-125712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 text:c="2"/>2022-02-13T14:37:18</text:p>
          </table:table-cell>
          <table:table-cell office:value-type="float" office:value="1644781038">
            <text:p>1644781038</text:p>
          </table:table-cell>
          <table:table-cell office:value-type="float" office:value="5.285">
            <text:p>5.285</text:p>
          </table:table-cell>
          <table:table-cell office:value-type="float" office:value="13.146">
            <text:p>13.146</text:p>
          </table:table-cell>
          <table:table-cell office:value-type="float" office:value="-2.403">
            <text:p>-2.403</text:p>
          </table:table-cell>
          <table:table-cell office:value-type="float" office:value="0.8262">
            <text:p>0.8262</text:p>
          </table:table-cell>
          <table:table-cell office:value-type="float" office:value="0.417">
            <text:p>0.417</text:p>
          </table:table-cell>
          <table:table-cell office:value-type="float" office:value="12.152">
            <text:p>12.152</text:p>
          </table:table-cell>
          <table:table-cell office:value-type="float" office:value="0">
            <text:p>0</text:p>
          </table:table-cell>
          <table:table-cell office:value-type="float" office:value="-129984">
            <text:p>-129984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 text:c="2"/>2022-02-13T15:07:18</text:p>
          </table:table-cell>
          <table:table-cell office:value-type="float" office:value="1644782838">
            <text:p>1644782838</text:p>
          </table:table-cell>
          <table:table-cell office:value-type="float" office:value="4.64">
            <text:p>4.64</text:p>
          </table:table-cell>
          <table:table-cell office:value-type="float" office:value="13.137">
            <text:p>13.137</text:p>
          </table:table-cell>
          <table:table-cell office:value-type="float" office:value="-2.342">
            <text:p>-2.342</text:p>
          </table:table-cell>
          <table:table-cell office:value-type="float" office:value="0.8237">
            <text:p>0.8237</text:p>
          </table:table-cell>
          <table:table-cell office:value-type="float" office:value="0.4109">
            <text:p>0.4109</text:p>
          </table:table-cell>
          <table:table-cell office:value-type="float" office:value="12.118">
            <text:p>12.118</text:p>
          </table:table-cell>
          <table:table-cell office:value-type="float" office:value="0">
            <text:p>0</text:p>
          </table:table-cell>
          <table:table-cell office:value-type="float" office:value="-134232">
            <text:p>-134232</text:p>
          </table:table-cell>
          <table:table-cell table:number-columns-repeated="101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 text:c="2"/>2022-02-13T15:29:56</text:p>
          </table:table-cell>
          <table:table-cell office:value-type="float" office:value="1644784196">
            <text:p>1644784196</text:p>
          </table:table-cell>
          <table:table-cell office:value-type="float" office:value="4.277">
            <text:p>4.277</text:p>
          </table:table-cell>
          <table:table-cell office:value-type="float" office:value="12.999">
            <text:p>12.999</text:p>
          </table:table-cell>
          <table:table-cell office:value-type="float" office:value="-6.782">
            <text:p>-6.782</text:p>
          </table:table-cell>
          <table:table-cell office:value-type="float" office:value="0.8164">
            <text:p>0.8164</text:p>
          </table:table-cell>
          <table:table-cell office:value-type="float" office:value="0.4063">
            <text:p>0.4063</text:p>
          </table:table-cell>
          <table:table-cell office:value-type="float" office:value="12.052">
            <text:p>12.052</text:p>
          </table:table-cell>
          <table:table-cell office:value-type="float" office:value="0">
            <text:p>0</text:p>
          </table:table-cell>
          <table:table-cell office:value-type="float" office:value="-139200">
            <text:p>-139200</text:p>
          </table:table-cell>
          <table:table-cell table:number-columns-repeated="101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 text:c="2"/>2022-02-13T15:37:18</text:p>
          </table:table-cell>
          <table:table-cell office:value-type="float" office:value="1644784638">
            <text:p>1644784638</text:p>
          </table:table-cell>
          <table:table-cell office:value-type="float" office:value="4.827">
            <text:p>4.827</text:p>
          </table:table-cell>
          <table:table-cell office:value-type="float" office:value="12.961">
            <text:p>12.961</text:p>
          </table:table-cell>
          <table:table-cell office:value-type="float" office:value="-7.645">
            <text:p>-7.645</text:p>
          </table:table-cell>
          <table:table-cell office:value-type="float" office:value="0.8033">
            <text:p>0.8033</text:p>
          </table:table-cell>
          <table:table-cell office:value-type="float" office:value="0.4049">
            <text:p>0.4049</text:p>
          </table:table-cell>
          <table:table-cell office:value-type="float" office:value="11.957">
            <text:p>11.957</text:p>
          </table:table-cell>
          <table:table-cell office:value-type="float" office:value="0">
            <text:p>0</text:p>
          </table:table-cell>
          <table:table-cell office:value-type="float" office:value="-142440">
            <text:p>-142440</text:p>
          </table:table-cell>
          <table:table-cell table:number-columns-repeated="101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 text:c="2"/>2022-02-13T16:07:18</text:p>
          </table:table-cell>
          <table:table-cell office:value-type="float" office:value="1644786438">
            <text:p>1644786438</text:p>
          </table:table-cell>
          <table:table-cell office:value-type="float" office:value="6.692">
            <text:p>6.692</text:p>
          </table:table-cell>
          <table:table-cell office:value-type="float" office:value="13.038">
            <text:p>13.038</text:p>
          </table:table-cell>
          <table:table-cell office:value-type="float" office:value="-4.315">
            <text:p>-4.315</text:p>
          </table:table-cell>
          <table:table-cell office:value-type="float" office:value="0.7589">
            <text:p>0.7589</text:p>
          </table:table-cell>
          <table:table-cell office:value-type="float" office:value="0.3989">
            <text:p>0.3989</text:p>
          </table:table-cell>
          <table:table-cell office:value-type="float" office:value="10.273">
            <text:p>10.273</text:p>
          </table:table-cell>
          <table:table-cell office:value-type="float" office:value="0">
            <text:p>0</text:p>
          </table:table-cell>
          <table:table-cell office:value-type="float" office:value="-151680">
            <text:p>-151680</text:p>
          </table:table-cell>
          <table:table-cell table:number-columns-repeated="101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 text:c="2"/>2022-02-13T16:37:18</text:p>
          </table:table-cell>
          <table:table-cell office:value-type="float" office:value="1644788238">
            <text:p>1644788238</text:p>
          </table:table-cell>
          <table:table-cell office:value-type="float" office:value="6.303">
            <text:p>6.303</text:p>
          </table:table-cell>
          <table:table-cell office:value-type="float" office:value="13.025">
            <text:p>13.025</text:p>
          </table:table-cell>
          <table:table-cell office:value-type="float" office:value="-4.623">
            <text:p>-4.623</text:p>
          </table:table-cell>
          <table:table-cell office:value-type="float" office:value="0.7443">
            <text:p>0.7443</text:p>
          </table:table-cell>
          <table:table-cell office:value-type="float" office:value="0.3931">
            <text:p>0.3931</text:p>
          </table:table-cell>
          <table:table-cell office:value-type="float" office:value="8.711">
            <text:p>8.711</text:p>
          </table:table-cell>
          <table:table-cell office:value-type="float" office:value="0">
            <text:p>0</text:p>
          </table:table-cell>
          <table:table-cell office:value-type="float" office:value="-159936">
            <text:p>-159936</text:p>
          </table:table-cell>
          <table:table-cell table:number-columns-repeated="1013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 text:c="2"/>2022-02-13T17:07:18</text:p>
          </table:table-cell>
          <table:table-cell office:value-type="float" office:value="1644790038">
            <text:p>1644790038</text:p>
          </table:table-cell>
          <table:table-cell office:value-type="float" office:value="5.57">
            <text:p>5.57</text:p>
          </table:table-cell>
          <table:table-cell office:value-type="float" office:value="12.999">
            <text:p>12.999</text:p>
          </table:table-cell>
          <table:table-cell office:value-type="float" office:value="-4.685">
            <text:p>-4.685</text:p>
          </table:table-cell>
          <table:table-cell office:value-type="float" office:value="0.7342">
            <text:p>0.7342</text:p>
          </table:table-cell>
          <table:table-cell office:value-type="float" office:value="0.3874">
            <text:p>0.3874</text:p>
          </table:table-cell>
          <table:table-cell office:value-type="float" office:value="7.618">
            <text:p>7.618</text:p>
          </table:table-cell>
          <table:table-cell office:value-type="float" office:value="0">
            <text:p>0</text:p>
          </table:table-cell>
          <table:table-cell office:value-type="float" office:value="-168096">
            <text:p>-168096</text:p>
          </table:table-cell>
          <table:table-cell table:number-columns-repeated="101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 text:c="2"/>2022-02-13T17:37:18</text:p>
          </table:table-cell>
          <table:table-cell office:value-type="float" office:value="1644791838">
            <text:p>1644791838</text:p>
          </table:table-cell>
          <table:table-cell office:value-type="float" office:value="4.935">
            <text:p>4.935</text:p>
          </table:table-cell>
          <table:table-cell office:value-type="float" office:value="12.977">
            <text:p>12.977</text:p>
          </table:table-cell>
          <table:table-cell office:value-type="float" office:value="-4.623">
            <text:p>-4.623</text:p>
          </table:table-cell>
          <table:table-cell office:value-type="float" office:value="0.7232">
            <text:p>0.7232</text:p>
          </table:table-cell>
          <table:table-cell office:value-type="float" office:value="0.3817">
            <text:p>0.3817</text:p>
          </table:table-cell>
          <table:table-cell office:value-type="float" office:value="6.468">
            <text:p>6.468</text:p>
          </table:table-cell>
          <table:table-cell office:value-type="float" office:value="0">
            <text:p>0</text:p>
          </table:table-cell>
          <table:table-cell office:value-type="float" office:value="-176208">
            <text:p>-176208</text:p>
          </table:table-cell>
          <table:table-cell table:number-columns-repeated="1013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 text:c="2"/>2022-02-13T18:07:18</text:p>
          </table:table-cell>
          <table:table-cell office:value-type="float" office:value="1644793638">
            <text:p>1644793638</text:p>
          </table:table-cell>
          <table:table-cell office:value-type="float" office:value="4.415">
            <text:p>4.415</text:p>
          </table:table-cell>
          <table:table-cell office:value-type="float" office:value="12.957">
            <text:p>12.957</text:p>
          </table:table-cell>
          <table:table-cell office:value-type="float" office:value="-4.5">
            <text:p>-4.5</text:p>
          </table:table-cell>
          <table:table-cell office:value-type="float" office:value="0.7104">
            <text:p>0.7104</text:p>
          </table:table-cell>
          <table:table-cell office:value-type="float" office:value="0.3761">
            <text:p>0.3761</text:p>
          </table:table-cell>
          <table:table-cell office:value-type="float" office:value="5.172">
            <text:p>5.172</text:p>
          </table:table-cell>
          <table:table-cell office:value-type="float" office:value="0">
            <text:p>0</text:p>
          </table:table-cell>
          <table:table-cell office:value-type="float" office:value="-184560">
            <text:p>-184560</text:p>
          </table:table-cell>
          <table:table-cell table:number-columns-repeated="1013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 text:c="2"/>2022-02-13T18:37:18</text:p>
          </table:table-cell>
          <table:table-cell office:value-type="float" office:value="1644795438">
            <text:p>1644795438</text:p>
          </table:table-cell>
          <table:table-cell office:value-type="float" office:value="5.802">
            <text:p>5.802</text:p>
          </table:table-cell>
          <table:table-cell office:value-type="float" office:value="12.943">
            <text:p>12.943</text:p>
          </table:table-cell>
          <table:table-cell office:value-type="float" office:value="-4.438">
            <text:p>-4.438</text:p>
          </table:table-cell>
          <table:table-cell office:value-type="float" office:value="0.6663">
            <text:p>0.6663</text:p>
          </table:table-cell>
          <table:table-cell office:value-type="float" office:value="0.3706">
            <text:p>0.3706</text:p>
          </table:table-cell>
          <table:table-cell office:value-type="float" office:value="4.173">
            <text:p>4.173</text:p>
          </table:table-cell>
          <table:table-cell office:value-type="float" office:value="0">
            <text:p>0</text:p>
          </table:table-cell>
          <table:table-cell office:value-type="float" office:value="-196464">
            <text:p>-196464</text:p>
          </table:table-cell>
          <table:table-cell table:number-columns-repeated="1013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number-columns-repeated="101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</table:table-cell>
          <table:table-cell table:number-columns-repeated="1013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number-columns-repeated="1013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number-columns-repeated="1013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number-columns-repeated="101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number-columns-repeated="1013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number-columns-repeated="1013"/>
        </table:table-row>
        <table:table-row table:style-name="ro1"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number-columns-repeated="1013"/>
        </table:table-row>
        <table:table-row table:style-name="ro1">
          <table:table-cell office:value-type="string">
            <text:p>self_talk: <text:s/>new string = 'Pa'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b'</text:p>
          </table:table-cell>
          <table:table-cell table:number-columns-repeated="1023"/>
        </table:table-row>
        <table:table-row table:style-name="ro1">
          <table:table-cell office:value-type="string">
            <text:p>Monitor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3.1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 text:c="2"/>0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7"/>1.197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3.376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13.376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255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 text:c="2"/>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4"/>13.376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360000.0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/>278566.4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3"/>-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<text:s/>8.8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 text:c="2"/>0.635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77.4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6"/>115.781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71.286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0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Monitor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00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38750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438749.1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1937.5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10"/>-0.9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/>-636508.4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1.000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7"/>121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3.1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nitor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-0.000269</text:p>
          </table:table-cell>
          <table:table-cell office:value-type="string">
            <text:p><text:s/>-0.000086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-0.183326</text:p>
          </table:table-cell>
          <table:table-cell office:value-type="string">
            <text:p><text:s text:c="2"/>1.19706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-1.000000</text:p>
          </table:table-cell>
          <table:table-cell office:value-type="string">
            <text:p><text:s/>-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-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-0.000247</text:p>
          </table:table-cell>
          <table:table-cell office:value-type="string">
            <text:p><text:s/>-0.000016];</text:p>
          </table:table-cell>
          <table:table-cell table:number-columns-repeated="1022"/>
        </table:table-row>
        <table:table-row table:style-name="ro1">
          <table:table-cell office:value-type="string">
            <text:p>Monitor::EKF_1x1:</text:p>
          </table:table-cell>
          <table:table-cell table:number-columns-repeated="1023"/>
        </table:table-row>
        <table:table-row table:style-name="ro1">
          <table:table-cell office:value-type="string">
            <text:p>In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z <text:s/>= <text:s text:c="2"/>0.000 <text:s text:c="4"/>// 1x1 input</text:p>
          </table:table-cell>
          <table:table-cell office:value-type="string">
            <text:p><text:s/>=voc</text:p>
          </table:table-cell>
          <table:table-cell office:value-type="string">
            <text:p><text:s/>dynamic predicted by other model</text:p>
          </table:table-cell>
          <table:table-cell office:value-type="string">
            <text:p><text:s/>V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 <text:s/>= <text:s text:c="2"/>0.010000 <text:s/>// 1x1 Kalman state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 <text:s/>= <text:s text:c="2"/>0.000001 <text:s/>// 1x1 Kalman process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 <text:s/>= <text:s text:c="2"/>0.000 <text:s text:c="4"/>// 1x1 Jacobian sensitivity dV/dSOC</text:p>
          </table:table-cell>
          <table:table-cell table:number-columns-repeated="1023"/>
        </table:table-row>
        <table:table-row table:style-name="ro1">
          <table:table-cell office:value-type="string">
            <text:p>Out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 <text:s/>= <text:s text:c="2"/>0.635 <text:s text:c="4"/>// 1x1 Kalman state variable = Vsoc (0-1 fraction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x = <text:s text:c="2"/>4.094 <text:s text:c="4"/>// Output of observation function h(x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y <text:s/>= <text:s/>-4.094 <text:s text:c="4"/>// 1x1 Residual z-hx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P <text:s/>= <text:s text:c="2"/>0.000043 <text:s/>// 1x1 Kalman uncertainty covarian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 <text:s/>= <text:s text:c="2"/>0.000000 <text:s/>// 1x1 Kalman gai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 <text:s/>= <text:s text:c="2"/>0.010000 <text:s/>// 1x1 system uncertain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m'</text:p>
          </table:table-cell>
          <table:table-cell table:number-columns-repeated="1023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Model:BatteryModel: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3.1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/>15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6"/>13.376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3.376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-0.00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255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/>-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4"/>13.376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447524.1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 text:c="5"/>-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-0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/>-0.000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-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-0.000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-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NOTE: for BatteryModel</text:p>
          </table:table-cell>
          <table:table-cell office:value-type="string">
            <text:p><text:s/>voc_dyn</text:p>
          </table:table-cell>
          <table:table-cell office:value-type="string">
            <text:p><text:s/>q_ekf</text:p>
          </table:table-cell>
          <table:table-cell office:value-type="string">
            <text:p><text:s/>soc_ekf</text:p>
          </table:table-cell>
          <table:table-cell office:value-type="string">
            <text:p><text:s/>SOC_ekf</text:p>
          </table:table-cell>
          <table:table-cell office:value-type="string">
            <text:p><text:s/>and amp_hrs* not used</text:p>
          </table:table-cell>
          <table:table-cell table:number-columns-repeated="1018"/>
        </table:table-row>
        <table:table-row table:style-name="ro1">
          <table:table-cell office:value-type="string">
            <text:p><text:s text:c="2"/>sat_ib_max_ = <text:s text:c="8"/>0.002; // Current cutback to be applied to modeled ib outpu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ib_null_ = <text:s text:c="7"/>0.000; // Current cutback value for voc=vsa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cutback_gain_ = 1000.000; 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cutback_ = <text:s text:c="5"/>0; <text:s text:c="4"/>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saturated_ = <text:s text:c="3"/>0; <text:s text:c="4"/>// Modeled current being limited on saturation cutback</text:p>
          </table:table-cell>
          <table:table-cell office:value-type="string">
            <text:p><text:s/>T = cutback limi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_sat_ = <text:s text:c="12"/>0.500; // Indicator of maximal cutback</text:p>
          </table:table-cell>
          <table:table-cell office:value-type="string">
            <text:p><text:s/>T = cutback 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_cap_ = <text:s text:c="13"/>0.000; // Rated capacity scalar</text:p>
          </table:table-cell>
          <table:table-cell table:number-columns-repeated="1023"/>
        </table:table-row>
        <table:table-row table:style-name="ro1">
          <table:table-cell office:value-type="string">
            <text:p>Model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72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47525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367199.5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2376.2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10"/>-0.9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 text:c="6"/>-0.0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1.000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7"/>121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3.1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del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0000</text:p>
          </table:table-cell>
          <table:table-cell office:value-type="string">
            <text:p><text:s/>13.376222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<text:s/>1.000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<text:s/>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Pr'</text:p>
          </table:table-cell>
          <table:table-cell table:number-columns-repeated="1023"/>
        </table:table-row>
        <table:table-row table:style-name="ro1">
          <table:table-cell office:value-type="string">
            <text:p>retained::debug = 2</text:p>
          </table:table-cell>
          <table:table-cell office:value-type="string">
            <text:p><text:s/>delta_q = <text:s/>-0.868</text:p>
          </table:table-cell>
          <table:table-cell office:value-type="string">
            <text:p><text:s/>t_last = <text:s text:c="2"/>3.125</text:p>
          </table:table-cell>
          <table:table-cell office:value-type="string">
            <text:p><text:s/>delta_q_model = <text:s/>-0.868</text:p>
          </table:table-cell>
          <table:table-cell office:value-type="string">
            <text:p><text:s/>t_last_model = <text:s text:c="2"/>3.125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<text:s text:c="4"/>curr_bias_amp = <text:s/>-0.200</text:p>
          </table:table-cell>
          <table:table-cell office:value-type="string">
            <text:p><text:s/>curr_bias_noamp = <text:s/>-0.500</text:p>
          </table:table-cell>
          <table:table-cell office:value-type="string">
            <text:p><text:s/>curr_bias_all = <text:s/>-0.600</text:p>
          </table:table-cell>
          <table:table-cell office:value-type="string">
            <text:p><text:s/>curr_sel_noamp = 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>
            <text:p><text:s text:c="4"/>vbatt_bias = <text:s text:c="2"/>0.000</text:p>
          </table:table-cell>
          <table:table-cell office:value-type="string">
            <text:p><text:s/>modeling = 0</text:p>
          </table:table-cell>
          <table:table-cell office:value-type="string">
            <text:p><text:s/>duty = 0</text:p>
          </table:table-cell>
          <table:table-cell office:value-type="string">
            <text:p><text:s/>amp = <text:s text:c="2"/>0.000</text:p>
          </table:table-cell>
          <table:table-cell office:value-type="string">
            <text:p><text:s/>freq = <text:s text:c="2"/>0.000</text:p>
          </table:table-cell>
          <table:table-cell office:value-type="string">
            <text:p><text:s/>type = 0</text:p>
          </table:table-cell>
          <table:table-cell office:value-type="string">
            <text:p><text:s/>offset = <text:s text:c="2"/>0.000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<text:s text:c="4"/>t_bias = <text:s text:c="2"/>0.000</text:p>
          </table:table-cell>
          <table:table-cell office:value-type="string">
            <text:p><text:s/>s_cap_model = <text:s text:c="2"/>1.020</text:p>
          </table:table-cell>
          <table:table-cell office:value-type="string">
            <text:p><text:s/>cutback_gain_scalar = <text:s text:c="2"/>1.000</text:p>
          </table:table-cell>
          <table:table-cell office:value-type="string">
            <text:p><text:s/>delta_q_inf = -636508.370</text:p>
          </table:table-cell>
          <table:table-cell table:number-columns-repeated="1020"/>
        </table:table-row>
        <table:table-row table:style-name="ro1">
          <table:table-cell office:value-type="string">
            <text:p>command::enable_wifi = 0</text:p>
          </table:table-cell>
          <table:table-cell office:value-type="string">
            <text:p><text:s/>model_cutback = 0</text:p>
          </table:table-cell>
          <table:table-cell office:value-type="string">
            <text:p><text:s/>model_saturated = 0</text:p>
          </table:table-cell>
          <table:table-cell office:value-type="string">
            <text:p><text:s/>soft_reset = 0</text:p>
          </table:table-cell>
          <table:table-cell office:value-type="string">
            <text:p><text:s/>write_summary = 1</text:p>
          </table:table-cell>
          <table:table-cell office:value-type="string">
            <text:p><text:s/>curr_bias_amp = <text:s/>-0.800</text:p>
          </table:table-cell>
          <table:table-cell office:value-type="string">
            <text:p><text:s/>curr_bias_noamp = <text:s/>-1.100</text:p>
          </table:table-cell>
          <table:table-cell office:value-type="string">
            <text:p><text:s/>dc_dc_on = 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Q'</text:p>
          </table:table-cell>
          <table:table-cell table:number-columns-repeated="1023"/>
        </table:table-row>
        <table:table-row table:style-name="ro1">
          <table:table-cell office:value-type="string">
            <text:p>tb <text:s/>= <text:s text:c="2"/>3.125</text:p>
          </table:table-cell>
          <table:table-cell table:number-columns-repeated="1023"/>
        </table:table-row>
        <table:table-row table:style-name="ro1">
          <table:table-cell office:value-type="string">
            <text:p>vb <text:s/>= <text:s text:c="2"/>1.197</text:p>
          </table:table-cell>
          <table:table-cell table:number-columns-repeated="1023"/>
        </table:table-row>
        <table:table-row table:style-name="ro1">
          <table:table-cell office:value-type="string">
            <text:p>voc <text:s/>= <text:s/>13.376</text:p>
          </table:table-cell>
          <table:table-cell table:number-columns-repeated="1023"/>
        </table:table-row>
        <table:table-row table:style-name="ro1">
          <table:table-cell office:value-type="string">
            <text:p>vsat = <text:s/>13.255</text:p>
          </table:table-cell>
          <table:table-cell table:number-columns-repeated="1023"/>
        </table:table-row>
        <table:table-row table:style-name="ro1">
          <table:table-cell office:value-type="string">
            <text:p>ib <text:s/>= <text:s text:c="2"/>0.000</text:p>
          </table:table-cell>
          <table:table-cell table:number-columns-repeated="1023"/>
        </table:table-row>
        <table:table-row table:style-name="ro1">
          <table:table-cell office:value-type="string">
            <text:p>soc = <text:s text:c="2"/>1.000</text:p>
          </table:table-cell>
          <table:table-cell table:number-columns-repeated="1023"/>
        </table:table-row>
        <table:table-row table:style-name="ro1">
          <table:table-cell office:value-type="string">
            <text:p>soc_ekf= <text:s text:c="2"/>0.635</text:p>
          </table:table-cell>
          <table:table-cell table:number-columns-repeated="1023"/>
        </table:table-row>
        <table:table-row table:style-name="ro1">
          <table:table-cell office:value-type="string">
            <text:p>modeling = 0</text:p>
          </table:table-cell>
          <table:table-cell table:number-columns-repeated="102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2</text:p>
          </table:table-cell>
          <table:table-cell office:value-type="float" office:value="38221572.11">
            <text:p>38221572.11</text:p>
          </table:table-cell>
          <table:table-cell office:value-type="float" office:value="2.133">
            <text:p>2.133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7">
            <text:p>1.197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2</text:p>
          </table:table-cell>
          <table:table-cell office:value-type="float" office:value="38221572.565">
            <text:p>38221572.565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201">
            <text:p>1.201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2</text:p>
          </table:table-cell>
          <table:table-cell office:value-type="float" office:value="38221572.965">
            <text:p>38221572.965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7">
            <text:p>1.197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3</text:p>
          </table:table-cell>
          <table:table-cell office:value-type="float" office:value="38221573.309">
            <text:p>38221573.30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3</text:p>
          </table:table-cell>
          <table:table-cell office:value-type="float" office:value="38221573.766">
            <text:p>38221573.766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22">
            <text:p>-0.122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Hs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h'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******* TALK *********</text:p>
          </table:table-cell>
          <table:table-cell table:number-columns-repeated="1023"/>
        </table:table-row>
        <table:table-row table:style-name="ro1">
          <table:table-cell office:value-type="string">
            <text:p>Help for serial talk. <text:s text:c="2"/>Entries and current values. <text:s/>All entries follwed by CR</text:p>
          </table:table-cell>
          <table:table-cell table:number-columns-repeated="1023"/>
        </table:table-row>
        <table:table-row table:style-name="ro1">
          <table:table-cell office:value-type="string">
            <text:p>A= <text:s/>nominalize the rp structure for clean boots etc'</text:p>
          </table:table-cell>
          <table:table-cell table:number-columns-repeated="1023"/>
        </table:table-row>
        <table:table-row table:style-name="ro1">
          <table:table-cell office:value-type="string">
            <text:p>H&lt;?&gt; <text:s text:c="2"/>Manage histo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d= dump the summary log to scree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R= reset the summary log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s= save a data point to summary log and print log and status to screen</text:p>
          </table:table-cell>
          <table:table-cell table:number-columns-repeated="1023"/>
        </table:table-row>
        <table:table-row table:style-name="ro1">
          <table:table-cell office:value-type="string">
            <text:p>m= <text:s/>assign curve charge state in fraction to all versions including model- '(0-1.1)'</text:p>
          </table:table-cell>
          <table:table-cell table:number-columns-repeated="1023"/>
        </table:table-row>
        <table:table-row table:style-name="ro1">
          <table:table-cell office:value-type="string">
            <text:p>M= <text:s/>assign a CHARGE state in percent to all versions including model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curve charge state in fraction to model only (ekf if modeling)- '(0-1.1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a CHARGE state in percent to model only (ekf if modeling)-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s <text:s text:c="2"/>curr signal select (0=amp preferred</text:p>
          </table:table-cell>
          <table:table-cell office:value-type="string">
            <text:p><text:s/>1=noamp) = 0</text:p>
          </table:table-cell>
          <table:table-cell table:number-columns-repeated="1022"/>
        </table:table-row>
        <table:table-row table:style-name="ro1">
          <table:table-cell office:value-type="string">
            <text:p>v= <text:s/>2 <text:s text:c="3"/>: verbosity</text:p>
          </table:table-cell>
          <table:table-cell office:value-type="string">
            <text:p><text:s/>-128 - +128. [2]</text:p>
          </table:table-cell>
          <table:table-cell table:number-columns-repeated="1022"/>
        </table:table-row>
        <table:table-row table:style-name="ro1">
          <table:table-cell office:value-type="string">
            <text:p>D/S&lt;?&gt; Adjustments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a= <text:s/>-0.200 <text:s text:c="3"/>: delta I adder to sensed amplifi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b= <text:s/>-0.500 <text:s text:c="3"/>: delta I adder to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= <text:s/>-0.600 <text:s text:c="3"/>: delta I adder to all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c= <text:s text:c="2"/>0.000 <text:s text:c="3"/>: delta V adder to sensed battery voltage</text:p>
          </table:table-cell>
          <table:table-cell office:value-type="string">
            <text:p><text:s/>V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= <text:s text:c="2"/>0.000 <text:s text:c="3"/>: delta T adder to sensed Tbatt</text:p>
          </table:table-cell>
          <table:table-cell office:value-type="string">
            <text:p><text:s/>deg C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= 0.00 <text:s text:c="3"/>: delta V adder to solved battery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c= 1.02 <text:s text:c="3"/>: Scalar battery model siz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r= 1.00 <text:s text:c="3"/>: Scalar resistor for battery dynamic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k= 1.00 <text:s text:c="3"/>: Saturation of model cutback gain scalar</text:p>
          </table:table-cell>
          <table:table-cell table:number-columns-repeated="1023"/>
        </table:table-row>
        <table:table-row table:style-name="ro1">
          <table:table-cell office:value-type="string">
            <text:p>E= <text:s/>set the BatteryModel delta_q to same value as Battery'</text:p>
          </table:table-cell>
          <table:table-cell table:number-columns-repeated="1023"/>
        </table:table-row>
        <table:table-row table:style-name="ro1">
          <table:table-cell office:value-type="string">
            <text:p>P&lt;?&gt; <text:s text:c="2"/>Print Battery valu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= print al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b= print batte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c= print all coulomb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e= print ekf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m= print mode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r= print retained and command parameter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s= print all state-spa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x= print current signal selectio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v= print voltage signal details</text:p>
          </table:table-cell>
          <table:table-cell table:number-columns-repeated="1023"/>
        </table:table-row>
        <table:table-row table:style-name="ro1">
          <table:table-cell office:value-type="string">
            <text:p>Q <text:s text:c="5"/>print vital stats</text:p>
          </table:table-cell>
          <table:table-cell table:number-columns-repeated="1023"/>
        </table:table-row>
        <table:table-row table:style-name="ro1">
          <table:table-cell office:value-type="string">
            <text:p>R&lt;?&gt; <text:s text:c="2"/>Reset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e= equalize delta_q in model to battery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 battery monitor and equalize model to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</text:p>
          </table:table-cell>
          <table:table-cell office:value-type="string">
            <text:p><text:s/>equalize</text:p>
          </table:table-cell>
          <table:table-cell office:value-type="string">
            <text:p><text:s/>and nominalize all testing for DEPLOY</text:p>
          </table:table-cell>
          <table:table-cell table:number-columns-repeated="1021"/>
        </table:table-row>
        <table:table-row table:style-name="ro1">
          <table:table-cell office:value-type="string">
            <text:p><text:s text:c="2"/>Rs= small reset. <text:s/>reset flags to reinitialize filters</text:p>
          </table:table-cell>
          <table:table-cell table:number-columns-repeated="1023"/>
        </table:table-row>
        <table:table-row table:style-name="ro1">
          <table:table-cell office:value-type="string">
            <text:p>T&lt;new cmd&gt; <text:s/>Send in a new command. <text:s/>Used to test calling Talk from itself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v=-78 <text:s/>sends v=-78 to talk</text:p>
          </table:table-cell>
          <table:table-cell table:number-columns-repeated="1023"/>
        </table:table-row>
        <table:table-row table:style-name="ro1">
          <table:table-cell office:value-type="string">
            <text:p>w <text:s text:c="2"/>turn on wifi = 0</text:p>
          </table:table-cell>
          <table:table-cell table:number-columns-repeated="1023"/>
        </table:table-row>
        <table:table-row table:style-name="ro1">
          <table:table-cell office:value-type="string">
            <text:p>X&lt;?&gt; - Test Mode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d= 0</text:p>
          </table:table-cell>
          <table:table-cell office:value-type="string">
            <text:p><text:s text:c="3"/>dc-dc charger on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x= 0</text:p>
          </table:table-cell>
          <table:table-cell office:value-type="string">
            <text:p><text:s text:c="3"/>use model for Vbatt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a= <text:s text:c="2"/>0.000 <text:s/>: Injection amplitude A pk (0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f= <text:s text:c="2"/>0.000 <text:s/>: Injection frequency Hz (0-2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t= 0 <text:s/>: Injection type. <text:s/>'s'</text:p>
          </table:table-cell>
          <table:table-cell office:value-type="string">
            <text:p><text:s/>'q'</text:p>
          </table:table-cell>
          <table:table-cell office:value-type="string">
            <text:p><text:s/>'t' (0=none</text:p>
          </table:table-cell>
          <table:table-cell office:value-type="string">
            <text:p><text:s/>1=sine</text:p>
          </table:table-cell>
          <table:table-cell office:value-type="string">
            <text:p><text:s/>2=square</text:p>
          </table:table-cell>
          <table:table-cell office:value-type="string">
            <text:p><text:s/>3=triangle)</text:p>
          </table:table-cell>
          <table:table-cell table:number-columns-repeated="1018"/>
        </table:table-row>
        <table:table-row table:style-name="ro1">
          <table:table-cell office:value-type="string">
            <text:p><text:s text:c="2"/>Xo= <text:s text:c="2"/>0.000 <text:s/>: Injection offset A (-18.3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i= <text:s/>-0.600 <text:s/>: Injection <text:s/>A (unlimited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p= &lt;?&gt;</text:p>
          </table:table-cell>
          <table:table-cell office:value-type="string">
            <text:p><text:s/>programmed injection settings...</text:p>
          </table:table-cell>
          <table:table-cell table:number-columns-repeated="1022"/>
        </table:table-row>
        <table:table-row table:style-name="ro1">
          <table:table-cell office:value-type="string">
            <text:p><text:s text:c="6"/>-1: <text:s/>Off</text:p>
          </table:table-cell>
          <table:table-cell office:value-type="string">
            <text:p><text:s/>modeling false</text:p>
          </table:table-cell>
          <table:table-cell table:number-columns-repeated="1022"/>
        </table:table-row>
        <table:table-row table:style-name="ro1">
          <table:table-cell office:value-type="string">
            <text:p><text:s text:c="7"/>0: <text:s/>steady-state modeling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: <text:s/>1 Hz sinusoid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: <text:s/>1 Hz squar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3: <text:s/>1 Hz triangl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4: <text:s/>-1C soft dis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5: <text:s/>+1C soft 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6: <text:s/>+0.2C hard charge until reset by Xp0 or Di0</text:p>
          </table:table-cell>
          <table:table-cell table:number-columns-repeated="1023"/>
        </table:table-row>
        <table:table-row table:style-name="ro1">
          <table:table-cell office:value-type="string">
            <text:p>h <text:s text:c="2"/>this menu</text:p>
          </table:table-cell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 text:c="2"/>2022-02-14T10:24:30</text:p>
          </table:table-cell>
          <table:table-cell office:value-type="float" office:value="1644852270">
            <text:p>1644852270</text:p>
          </table:table-cell>
          <table:table-cell office:value-type="float" office:value="6.25">
            <text:p>6.25</text:p>
          </table:table-cell>
          <table:table-cell office:value-type="float" office:value="11.988">
            <text:p>11.988</text:p>
          </table:table-cell>
          <table:table-cell office:value-type="float" office:value="32.315">
            <text:p>32.31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32">
            <text:p>13.432</text:p>
          </table:table-cell>
          <table:table-cell office:value-type="float" office:value="0">
            <text:p>0</text:p>
          </table:table-cell>
          <table:table-cell office:value-type="float" office:value="-398976">
            <text:p>-398976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2022-02-14T10:54:31</text:p>
          </table:table-cell>
          <table:table-cell office:value-type="float" office:value="1644854071">
            <text:p>1644854071</text:p>
          </table:table-cell>
          <table:table-cell office:value-type="float" office:value="6.388">
            <text:p>6.388</text:p>
          </table:table-cell>
          <table:table-cell office:value-type="float" office:value="13.034">
            <text:p>13.034</text:p>
          </table:table-cell>
          <table:table-cell office:value-type="float" office:value="-0.552">
            <text:p>-0.552</text:p>
          </table:table-cell>
          <table:table-cell office:value-type="float" office:value="0.9991">
            <text:p>0.9991</text:p>
          </table:table-cell>
          <table:table-cell office:value-type="float" office:value="0.6345">
            <text:p>0.6345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349032">
            <text:p>-349032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2022-02-14T11:24:31</text:p>
          </table:table-cell>
          <table:table-cell office:value-type="float" office:value="1644855871">
            <text:p>1644855871</text:p>
          </table:table-cell>
          <table:table-cell office:value-type="float" office:value="8.617">
            <text:p>8.617</text:p>
          </table:table-cell>
          <table:table-cell office:value-type="float" office:value="13.176">
            <text:p>13.176</text:p>
          </table:table-cell>
          <table:table-cell office:value-type="float" office:value="9.868">
            <text:p>9.868</text:p>
          </table:table-cell>
          <table:table-cell office:value-type="float" office:value="0.9884">
            <text:p>0.9884</text:p>
          </table:table-cell>
          <table:table-cell office:value-type="float" office:value="0.6345">
            <text:p>0.6345</text:p>
          </table:table-cell>
          <table:table-cell office:value-type="float" office:value="13.302">
            <text:p>13.302</text:p>
          </table:table-cell>
          <table:table-cell office:value-type="float" office:value="13.069">
            <text:p>13.069</text:p>
          </table:table-cell>
          <table:table-cell office:value-type="float" office:value="-344040">
            <text:p>-344040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2022-02-14T11:54:31</text:p>
          </table:table-cell>
          <table:table-cell office:value-type="float" office:value="1644857671">
            <text:p>1644857671</text:p>
          </table:table-cell>
          <table:table-cell office:value-type="float" office:value="8.623">
            <text:p>8.623</text:p>
          </table:table-cell>
          <table:table-cell office:value-type="float" office:value="13.236">
            <text:p>13.236</text:p>
          </table:table-cell>
          <table:table-cell office:value-type="float" office:value="5.367">
            <text:p>5.367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162">
            <text:p>13.162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2022-02-14T12:24:31</text:p>
          </table:table-cell>
          <table:table-cell office:value-type="float" office:value="1644859471">
            <text:p>1644859471</text:p>
          </table:table-cell>
          <table:table-cell office:value-type="float" office:value="8.623">
            <text:p>8.623</text:p>
          </table:table-cell>
          <table:table-cell office:value-type="float" office:value="13.404">
            <text:p>13.404</text:p>
          </table:table-cell>
          <table:table-cell office:value-type="float" office:value="12.52">
            <text:p>12.52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25">
            <text:p>13.25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2022-02-14T12:54:31</text:p>
          </table:table-cell>
          <table:table-cell office:value-type="float" office:value="1644861271">
            <text:p>1644861271</text:p>
          </table:table-cell>
          <table:table-cell office:value-type="float" office:value="8.625">
            <text:p>8.625</text:p>
          </table:table-cell>
          <table:table-cell office:value-type="float" office:value="13.783">
            <text:p>13.783</text:p>
          </table:table-cell>
          <table:table-cell office:value-type="float" office:value="39.345">
            <text:p>39.34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335">
            <text:p>13.335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2022-02-14T13:24:31</text:p>
          </table:table-cell>
          <table:table-cell office:value-type="float" office:value="1644863071">
            <text:p>1644863071</text:p>
          </table:table-cell>
          <table:table-cell office:value-type="float" office:value="13.12">
            <text:p>13.12</text:p>
          </table:table-cell>
          <table:table-cell office:value-type="float" office:value="13.309">
            <text:p>13.309</text:p>
          </table:table-cell>
          <table:table-cell office:value-type="float" office:value="5.428">
            <text:p>5.428</text:p>
          </table:table-cell>
          <table:table-cell office:value-type="float" office:value="0.9951">
            <text:p>0.9951</text:p>
          </table:table-cell>
          <table:table-cell office:value-type="float" office:value="0.9637">
            <text:p>0.9637</text:p>
          </table:table-cell>
          <table:table-cell office:value-type="float" office:value="13.553">
            <text:p>13.553</text:p>
          </table:table-cell>
          <table:table-cell office:value-type="float" office:value="13.24">
            <text:p>13.24</text:p>
          </table:table-cell>
          <table:table-cell office:value-type="float" office:value="-319536">
            <text:p>-319536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2022-02-14T13:54:30</text:p>
          </table:table-cell>
          <table:table-cell office:value-type="float" office:value="1644864870">
            <text:p>1644864870</text:p>
          </table:table-cell>
          <table:table-cell office:value-type="float" office:value="12.957">
            <text:p>12.957</text:p>
          </table:table-cell>
          <table:table-cell office:value-type="float" office:value="13.249">
            <text:p>13.249</text:p>
          </table:table-cell>
          <table:table-cell office:value-type="float" office:value="2.16">
            <text:p>2.16</text:p>
          </table:table-cell>
          <table:table-cell office:value-type="float" office:value="1">
            <text:p>1</text:p>
          </table:table-cell>
          <table:table-cell office:value-type="float" office:value="0.9596">
            <text:p>0.9596</text:p>
          </table:table-cell>
          <table:table-cell office:value-type="float" office:value="13.63">
            <text:p>13.63</text:p>
          </table:table-cell>
          <table:table-cell office:value-type="float" office:value="13.221">
            <text:p>13.221</text:p>
          </table:table-cell>
          <table:table-cell office:value-type="float" office:value="-317352">
            <text:p>-317352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2022-02-14T14:24:34</text:p>
          </table:table-cell>
          <table:table-cell office:value-type="float" office:value="1644866674">
            <text:p>1644866674</text:p>
          </table:table-cell>
          <table:table-cell office:value-type="float" office:value="11.342">
            <text:p>11.342</text:p>
          </table:table-cell>
          <table:table-cell office:value-type="float" office:value="13.227">
            <text:p>13.227</text:p>
          </table:table-cell>
          <table:table-cell office:value-type="float" office:value="1.543">
            <text:p>1.543</text:p>
          </table:table-cell>
          <table:table-cell office:value-type="float" office:value="1">
            <text:p>1</text:p>
          </table:table-cell>
          <table:table-cell office:value-type="float" office:value="0.9724">
            <text:p>0.9724</text:p>
          </table:table-cell>
          <table:table-cell office:value-type="float" office:value="13.558">
            <text:p>13.558</text:p>
          </table:table-cell>
          <table:table-cell office:value-type="float" office:value="13.207">
            <text:p>13.207</text:p>
          </table:table-cell>
          <table:table-cell office:value-type="float" office:value="-317328">
            <text:p>-317328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2022-02-14T14:54:34</text:p>
          </table:table-cell>
          <table:table-cell office:value-type="float" office:value="1644868474">
            <text:p>1644868474</text:p>
          </table:table-cell>
          <table:table-cell office:value-type="float" office:value="11.613">
            <text:p>11.613</text:p>
          </table:table-cell>
          <table:table-cell office:value-type="float" office:value="13.215">
            <text:p>13.215</text:p>
          </table:table-cell>
          <table:table-cell office:value-type="float" office:value="0.372">
            <text:p>0.372</text:p>
          </table:table-cell>
          <table:table-cell office:value-type="float" office:value="0.9909">
            <text:p>0.9909</text:p>
          </table:table-cell>
          <table:table-cell office:value-type="float" office:value="0.9681">
            <text:p>0.9681</text:p>
          </table:table-cell>
          <table:table-cell office:value-type="float" office:value="13.426">
            <text:p>13.426</text:p>
          </table:table-cell>
          <table:table-cell office:value-type="float" office:value="13.209">
            <text:p>13.209</text:p>
          </table:table-cell>
          <table:table-cell office:value-type="float" office:value="-316488">
            <text:p>-316488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2022-02-14T15:24:34</text:p>
          </table:table-cell>
          <table:table-cell office:value-type="float" office:value="1644870274">
            <text:p>1644870274</text:p>
          </table:table-cell>
          <table:table-cell office:value-type="float" office:value="12.025">
            <text:p>12.025</text:p>
          </table:table-cell>
          <table:table-cell office:value-type="float" office:value="13.21">
            <text:p>13.21</text:p>
          </table:table-cell>
          <table:table-cell office:value-type="float" office:value="0.187">
            <text:p>0.187</text:p>
          </table:table-cell>
          <table:table-cell office:value-type="float" office:value="0.9894">
            <text:p>0.9894</text:p>
          </table:table-cell>
          <table:table-cell office:value-type="float" office:value="0.9632">
            <text:p>0.9632</text:p>
          </table:table-cell>
          <table:table-cell office:value-type="float" office:value="13.415">
            <text:p>13.415</text:p>
          </table:table-cell>
          <table:table-cell office:value-type="float" office:value="13.207">
            <text:p>13.207</text:p>
          </table:table-cell>
          <table:table-cell office:value-type="float" office:value="-315288">
            <text:p>-315288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2"/>2022-02-14T15:54:34</text:p>
          </table:table-cell>
          <table:table-cell office:value-type="float" office:value="1644872074">
            <text:p>1644872074</text:p>
          </table:table-cell>
          <table:table-cell office:value-type="float" office:value="10.218">
            <text:p>10.218</text:p>
          </table:table-cell>
          <table:table-cell office:value-type="float" office:value="13.193">
            <text:p>13.193</text:p>
          </table:table-cell>
          <table:table-cell office:value-type="float" office:value="0.063">
            <text:p>0.063</text:p>
          </table:table-cell>
          <table:table-cell office:value-type="float" office:value="1">
            <text:p>1</text:p>
          </table:table-cell>
          <table:table-cell office:value-type="float" office:value="0.9762">
            <text:p>0.9762</text:p>
          </table:table-cell>
          <table:table-cell office:value-type="float" office:value="13.509">
            <text:p>13.509</text:p>
          </table:table-cell>
          <table:table-cell office:value-type="float" office:value="13.193">
            <text:p>13.193</text:p>
          </table:table-cell>
          <table:table-cell office:value-type="float" office:value="-315144">
            <text:p>-315144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2"/>2022-02-14T16:24:34</text:p>
          </table:table-cell>
          <table:table-cell office:value-type="float" office:value="1644873874">
            <text:p>1644873874</text:p>
          </table:table-cell>
          <table:table-cell office:value-type="float" office:value="12.077">
            <text:p>12.077</text:p>
          </table:table-cell>
          <table:table-cell office:value-type="float" office:value="13.189">
            <text:p>13.189</text:p>
          </table:table-cell>
          <table:table-cell office:value-type="float" office:value="0.002">
            <text:p>0.002</text:p>
          </table:table-cell>
          <table:table-cell office:value-type="float" office:value="0.9813">
            <text:p>0.9813</text:p>
          </table:table-cell>
          <table:table-cell office:value-type="float" office:value="0.961">
            <text:p>0.961</text:p>
          </table:table-cell>
          <table:table-cell office:value-type="float" office:value="13.285">
            <text:p>13.285</text:p>
          </table:table-cell>
          <table:table-cell office:value-type="float" office:value="13.188">
            <text:p>13.188</text:p>
          </table:table-cell>
          <table:table-cell office:value-type="float" office:value="-315048">
            <text:p>-315048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2"/>2022-02-14T16:54:34</text:p>
          </table:table-cell>
          <table:table-cell office:value-type="float" office:value="1644875674">
            <text:p>1644875674</text:p>
          </table:table-cell>
          <table:table-cell office:value-type="float" office:value="11.268">
            <text:p>11.268</text:p>
          </table:table-cell>
          <table:table-cell office:value-type="float" office:value="13.184">
            <text:p>13.184</text:p>
          </table:table-cell>
          <table:table-cell office:value-type="float" office:value="-0.12">
            <text:p>-0.12</text:p>
          </table:table-cell>
          <table:table-cell office:value-type="float" office:value="0.9892">
            <text:p>0.9892</text:p>
          </table:table-cell>
          <table:table-cell office:value-type="float" office:value="0.9663">
            <text:p>0.9663</text:p>
          </table:table-cell>
          <table:table-cell office:value-type="float" office:value="13.384">
            <text:p>13.384</text:p>
          </table:table-cell>
          <table:table-cell office:value-type="float" office:value="13.186">
            <text:p>13.186</text:p>
          </table:table-cell>
          <table:table-cell office:value-type="float" office:value="-315120">
            <text:p>-315120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2"/>2022-02-14T17:24:34</text:p>
          </table:table-cell>
          <table:table-cell office:value-type="float" office:value="1644877474">
            <text:p>1644877474</text:p>
          </table:table-cell>
          <table:table-cell office:value-type="float" office:value="10.192">
            <text:p>10.192</text:p>
          </table:table-cell>
          <table:table-cell office:value-type="float" office:value="13.176">
            <text:p>13.176</text:p>
          </table:table-cell>
          <table:table-cell office:value-type="float" office:value="-0.12">
            <text:p>-0.12</text:p>
          </table:table-cell>
          <table:table-cell office:value-type="float" office:value="0.9979">
            <text:p>0.9979</text:p>
          </table:table-cell>
          <table:table-cell office:value-type="float" office:value="0.9742">
            <text:p>0.9742</text:p>
          </table:table-cell>
          <table:table-cell office:value-type="float" office:value="13.476">
            <text:p>13.476</text:p>
          </table:table-cell>
          <table:table-cell office:value-type="float" office:value="13.178">
            <text:p>13.178</text:p>
          </table:table-cell>
          <table:table-cell office:value-type="float" office:value="-315384">
            <text:p>-315384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2"/>2022-02-14T17:54:34</text:p>
          </table:table-cell>
          <table:table-cell office:value-type="float" office:value="1644879274">
            <text:p>1644879274</text:p>
          </table:table-cell>
          <table:table-cell office:value-type="float" office:value="12.025">
            <text:p>12.025</text:p>
          </table:table-cell>
          <table:table-cell office:value-type="float" office:value="13.327">
            <text:p>13.327</text:p>
          </table:table-cell>
          <table:table-cell office:value-type="float" office:value="-0.243">
            <text:p>-0.243</text:p>
          </table:table-cell>
          <table:table-cell office:value-type="float" office:value="0.9997">
            <text:p>0.9997</text:p>
          </table:table-cell>
          <table:table-cell office:value-type="float" office:value="0.9656">
            <text:p>0.9656</text:p>
          </table:table-cell>
          <table:table-cell office:value-type="float" office:value="13.584">
            <text:p>13.584</text:p>
          </table:table-cell>
          <table:table-cell office:value-type="float" office:value="13.197">
            <text:p>13.197</text:p>
          </table:table-cell>
          <table:table-cell office:value-type="float" office:value="-304872">
            <text:p>-304872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2"/>2022-02-14T18:24:34</text:p>
          </table:table-cell>
          <table:table-cell office:value-type="float" office:value="1644881074">
            <text:p>1644881074</text:p>
          </table:table-cell>
          <table:table-cell office:value-type="float" office:value="11.625">
            <text:p>11.625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1">
            <text:p>1</text:p>
          </table:table-cell>
          <table:table-cell office:value-type="float" office:value="0.9738">
            <text:p>0.9738</text:p>
          </table:table-cell>
          <table:table-cell office:value-type="float" office:value="13.571">
            <text:p>13.571</text:p>
          </table:table-cell>
          <table:table-cell office:value-type="float" office:value="13.222">
            <text:p>13.222</text:p>
          </table:table-cell>
          <table:table-cell office:value-type="float" office:value="-305256">
            <text:p>-305256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2"/>2022-02-14T18:54:34</text:p>
          </table:table-cell>
          <table:table-cell office:value-type="float" office:value="1644882874">
            <text:p>1644882874</text:p>
          </table:table-cell>
          <table:table-cell office:value-type="float" office:value="10.013">
            <text:p>10.013</text:p>
          </table:table-cell>
          <table:table-cell office:value-type="float" office:value="13.124">
            <text:p>13.124</text:p>
          </table:table-cell>
          <table:table-cell office:value-type="float" office:value="-3.02">
            <text:p>-3.02</text:p>
          </table:table-cell>
          <table:table-cell office:value-type="float" office:value="0.9968">
            <text:p>0.9968</text:p>
          </table:table-cell>
          <table:table-cell office:value-type="float" office:value="0.9714">
            <text:p>0.9714</text:p>
          </table:table-cell>
          <table:table-cell office:value-type="float" office:value="13.453">
            <text:p>13.453</text:p>
          </table:table-cell>
          <table:table-cell office:value-type="float" office:value="13.161">
            <text:p>13.161</text:p>
          </table:table-cell>
          <table:table-cell office:value-type="float" office:value="-308856">
            <text:p>-308856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2"/>2022-02-14T19:24:34</text:p>
          </table:table-cell>
          <table:table-cell office:value-type="float" office:value="1644884674">
            <text:p>1644884674</text:p>
          </table:table-cell>
          <table:table-cell office:value-type="float" office:value="11.712">
            <text:p>11.712</text:p>
          </table:table-cell>
          <table:table-cell office:value-type="float" office:value="13.154">
            <text:p>13.154</text:p>
          </table:table-cell>
          <table:table-cell office:value-type="float" office:value="-0.243">
            <text:p>-0.243</text:p>
          </table:table-cell>
          <table:table-cell office:value-type="float" office:value="0.9685">
            <text:p>0.9685</text:p>
          </table:table-cell>
          <table:table-cell office:value-type="float" office:value="0.9571">
            <text:p>0.9571</text:p>
          </table:table-cell>
          <table:table-cell office:value-type="float" office:value="13.205">
            <text:p>13.205</text:p>
          </table:table-cell>
          <table:table-cell office:value-type="float" office:value="13.158">
            <text:p>13.158</text:p>
          </table:table-cell>
          <table:table-cell office:value-type="float" office:value="-313440">
            <text:p>-313440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2"/>2022-02-14T19:54:34</text:p>
          </table:table-cell>
          <table:table-cell office:value-type="float" office:value="1644886474">
            <text:p>1644886474</text:p>
          </table:table-cell>
          <table:table-cell office:value-type="float" office:value="10.81">
            <text:p>10.81</text:p>
          </table:table-cell>
          <table:table-cell office:value-type="float" office:value="13.736">
            <text:p>13.736</text:p>
          </table:table-cell>
          <table:table-cell office:value-type="float" office:value="29.848">
            <text:p>29.848</text:p>
          </table:table-cell>
          <table:table-cell office:value-type="float" office:value="1">
            <text:p>1</text:p>
          </table:table-cell>
          <table:table-cell office:value-type="float" office:value="0.9894">
            <text:p>0.9894</text:p>
          </table:table-cell>
          <table:table-cell office:value-type="float" office:value="13.535">
            <text:p>13.535</text:p>
          </table:table-cell>
          <table:table-cell office:value-type="float" office:value="13.366">
            <text:p>13.366</text:p>
          </table:table-cell>
          <table:table-cell office:value-type="float" office:value="-303552">
            <text:p>-303552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2022-02-14T20:24:34</text:p>
          </table:table-cell>
          <table:table-cell office:value-type="float" office:value="1644888274">
            <text:p>1644888274</text:p>
          </table:table-cell>
          <table:table-cell office:value-type="float" office:value="10.465">
            <text:p>10.465</text:p>
          </table:table-cell>
          <table:table-cell office:value-type="float" office:value="13.262">
            <text:p>13.262</text:p>
          </table:table-cell>
          <table:table-cell office:value-type="float" office:value="-0.182">
            <text:p>-0.182</text:p>
          </table:table-cell>
          <table:table-cell office:value-type="float" office:value="0.9941">
            <text:p>0.9941</text:p>
          </table:table-cell>
          <table:table-cell office:value-type="float" office:value="0.9834">
            <text:p>0.9834</text:p>
          </table:table-cell>
          <table:table-cell office:value-type="float" office:value="13.43">
            <text:p>13.43</text:p>
          </table:table-cell>
          <table:table-cell office:value-type="float" office:value="13.264">
            <text:p>13.264</text:p>
          </table:table-cell>
          <table:table-cell office:value-type="float" office:value="-303984">
            <text:p>-303984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2"/>2022-02-14T20:54:34</text:p>
          </table:table-cell>
          <table:table-cell office:value-type="float" office:value="1644890074">
            <text:p>1644890074</text:p>
          </table:table-cell>
          <table:table-cell office:value-type="float" office:value="12.153">
            <text:p>12.153</text:p>
          </table:table-cell>
          <table:table-cell office:value-type="float" office:value="13.232">
            <text:p>13.232</text:p>
          </table:table-cell>
          <table:table-cell office:value-type="float" office:value="-0.182">
            <text:p>-0.182</text:p>
          </table:table-cell>
          <table:table-cell office:value-type="float" office:value="0.9756">
            <text:p>0.9756</text:p>
          </table:table-cell>
          <table:table-cell office:value-type="float" office:value="0.9729">
            <text:p>0.9729</text:p>
          </table:table-cell>
          <table:table-cell office:value-type="float" office:value="13.248">
            <text:p>13.248</text:p>
          </table:table-cell>
          <table:table-cell office:value-type="float" office:value="13.234">
            <text:p>13.234</text:p>
          </table:table-cell>
          <table:table-cell office:value-type="float" office:value="-304440">
            <text:p>-304440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2"/>2022-02-14T21:24:35</text:p>
          </table:table-cell>
          <table:table-cell office:value-type="float" office:value="1644891875">
            <text:p>1644891875</text:p>
          </table:table-cell>
          <table:table-cell office:value-type="float" office:value="10.11">
            <text:p>10.11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0.9952">
            <text:p>0.9952</text:p>
          </table:table-cell>
          <table:table-cell office:value-type="float" office:value="0.9812">
            <text:p>0.9812</text:p>
          </table:table-cell>
          <table:table-cell office:value-type="float" office:value="13.432">
            <text:p>13.432</text:p>
          </table:table-cell>
          <table:table-cell office:value-type="float" office:value="13.222">
            <text:p>13.222</text:p>
          </table:table-cell>
          <table:table-cell office:value-type="float" office:value="-304776">
            <text:p>-304776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2"/>2022-02-14T21:54:35</text:p>
          </table:table-cell>
          <table:table-cell office:value-type="float" office:value="1644893675">
            <text:p>1644893675</text:p>
          </table:table-cell>
          <table:table-cell office:value-type="float" office:value="10.343">
            <text:p>10.343</text:p>
          </table:table-cell>
          <table:table-cell office:value-type="float" office:value="13.21">
            <text:p>13.21</text:p>
          </table:table-cell>
          <table:table-cell office:value-type="float" office:value="-0.243">
            <text:p>-0.243</text:p>
          </table:table-cell>
          <table:table-cell office:value-type="float" office:value="0.9923">
            <text:p>0.9923</text:p>
          </table:table-cell>
          <table:table-cell office:value-type="float" office:value="0.9804">
            <text:p>0.9804</text:p>
          </table:table-cell>
          <table:table-cell office:value-type="float" office:value="13.398">
            <text:p>13.398</text:p>
          </table:table-cell>
          <table:table-cell office:value-type="float" office:value="13.213">
            <text:p>13.213</text:p>
          </table:table-cell>
          <table:table-cell office:value-type="float" office:value="-305112">
            <text:p>-305112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2"/>2022-02-14T22:24:35</text:p>
          </table:table-cell>
          <table:table-cell office:value-type="float" office:value="1644895475">
            <text:p>1644895475</text:p>
          </table:table-cell>
          <table:table-cell office:value-type="float" office:value="11.618">
            <text:p>11.618</text:p>
          </table:table-cell>
          <table:table-cell office:value-type="float" office:value="13.21">
            <text:p>13.21</text:p>
          </table:table-cell>
          <table:table-cell office:value-type="float" office:value="-0.182">
            <text:p>-0.182</text:p>
          </table:table-cell>
          <table:table-cell office:value-type="float" office:value="0.9784">
            <text:p>0.9784</text:p>
          </table:table-cell>
          <table:table-cell office:value-type="float" office:value="0.9701">
            <text:p>0.9701</text:p>
          </table:table-cell>
          <table:table-cell office:value-type="float" office:value="13.242">
            <text:p>13.242</text:p>
          </table:table-cell>
          <table:table-cell office:value-type="float" office:value="13.213">
            <text:p>13.213</text:p>
          </table:table-cell>
          <table:table-cell office:value-type="float" office:value="-305472">
            <text:p>-305472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 text:c="2"/>2022-02-14T22:54:35</text:p>
          </table:table-cell>
          <table:table-cell office:value-type="float" office:value="1644897275">
            <text:p>1644897275</text:p>
          </table:table-cell>
          <table:table-cell office:value-type="float" office:value="9.49">
            <text:p>9.49</text:p>
          </table:table-cell>
          <table:table-cell office:value-type="float" office:value="13.202">
            <text:p>13.202</text:p>
          </table:table-cell>
          <table:table-cell office:value-type="float" office:value="-0.182">
            <text:p>-0.182</text:p>
          </table:table-cell>
          <table:table-cell office:value-type="float" office:value="0.9991">
            <text:p>0.9991</text:p>
          </table:table-cell>
          <table:table-cell office:value-type="float" office:value="0.9809">
            <text:p>0.9809</text:p>
          </table:table-cell>
          <table:table-cell office:value-type="float" office:value="13.477">
            <text:p>13.477</text:p>
          </table:table-cell>
          <table:table-cell office:value-type="float" office:value="13.204">
            <text:p>13.204</text:p>
          </table:table-cell>
          <table:table-cell office:value-type="float" office:value="-305832">
            <text:p>-305832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 text:c="2"/>2022-02-14T23:24:35</text:p>
          </table:table-cell>
          <table:table-cell office:value-type="float" office:value="1644899075">
            <text:p>1644899075</text:p>
          </table:table-cell>
          <table:table-cell office:value-type="float" office:value="10.458">
            <text:p>10.458</text:p>
          </table:table-cell>
          <table:table-cell office:value-type="float" office:value="13.197">
            <text:p>13.197</text:p>
          </table:table-cell>
          <table:table-cell office:value-type="float" office:value="-0.182">
            <text:p>-0.182</text:p>
          </table:table-cell>
          <table:table-cell office:value-type="float" office:value="0.9886">
            <text:p>0.9886</text:p>
          </table:table-cell>
          <table:table-cell office:value-type="float" office:value="0.9771">
            <text:p>0.9771</text:p>
          </table:table-cell>
          <table:table-cell office:value-type="float" office:value="13.345">
            <text:p>13.345</text:p>
          </table:table-cell>
          <table:table-cell office:value-type="float" office:value="13.2">
            <text:p>13.2</text:p>
          </table:table-cell>
          <table:table-cell office:value-type="float" office:value="-306192">
            <text:p>-306192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 text:c="2"/>2022-02-14T23:54:35</text:p>
          </table:table-cell>
          <table:table-cell office:value-type="float" office:value="1644900875">
            <text:p>1644900875</text:p>
          </table:table-cell>
          <table:table-cell office:value-type="float" office:value="11.263">
            <text:p>11.263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698">
            <text:p>0.9698</text:p>
          </table:table-cell>
          <table:table-cell office:value-type="float" office:value="13.235">
            <text:p>13.235</text:p>
          </table:table-cell>
          <table:table-cell office:value-type="float" office:value="13.192">
            <text:p>13.192</text:p>
          </table:table-cell>
          <table:table-cell office:value-type="float" office:value="-306576">
            <text:p>-306576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 text:c="2"/>2022-02-15T00:24:35</text:p>
          </table:table-cell>
          <table:table-cell office:value-type="float" office:value="1644902675">
            <text:p>1644902675</text:p>
          </table:table-cell>
          <table:table-cell office:value-type="float" office:value="9.24">
            <text:p>9.24</text:p>
          </table:table-cell>
          <table:table-cell office:value-type="float" office:value="13.193">
            <text:p>13.193</text:p>
          </table:table-cell>
          <table:table-cell office:value-type="float" office:value="-0.182">
            <text:p>-0.182</text:p>
          </table:table-cell>
          <table:table-cell office:value-type="float" office:value="0.9988">
            <text:p>0.9988</text:p>
          </table:table-cell>
          <table:table-cell office:value-type="float" office:value="0.9804">
            <text:p>0.9804</text:p>
          </table:table-cell>
          <table:table-cell office:value-type="float" office:value="13.468">
            <text:p>13.468</text:p>
          </table:table-cell>
          <table:table-cell office:value-type="float" office:value="13.196">
            <text:p>13.196</text:p>
          </table:table-cell>
          <table:table-cell office:value-type="float" office:value="-306984">
            <text:p>-306984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 text:c="2"/>2022-02-15T00:54:35</text:p>
          </table:table-cell>
          <table:table-cell office:value-type="float" office:value="1644904475">
            <text:p>1644904475</text:p>
          </table:table-cell>
          <table:table-cell office:value-type="float" office:value="10.512">
            <text:p>10.512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851">
            <text:p>0.9851</text:p>
          </table:table-cell>
          <table:table-cell office:value-type="float" office:value="0.9747">
            <text:p>0.9747</text:p>
          </table:table-cell>
          <table:table-cell office:value-type="float" office:value="13.294">
            <text:p>13.294</text:p>
          </table:table-cell>
          <table:table-cell office:value-type="float" office:value="13.192">
            <text:p>13.192</text:p>
          </table:table-cell>
          <table:table-cell office:value-type="float" office:value="-307416">
            <text:p>-307416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2022-02-15T01:24:35</text:p>
          </table:table-cell>
          <table:table-cell office:value-type="float" office:value="1644906275">
            <text:p>1644906275</text:p>
          </table:table-cell>
          <table:table-cell office:value-type="float" office:value="10.96">
            <text:p>10.96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701">
            <text:p>0.9701</text:p>
          </table:table-cell>
          <table:table-cell office:value-type="float" office:value="13.226">
            <text:p>13.226</text:p>
          </table:table-cell>
          <table:table-cell office:value-type="float" office:value="13.188">
            <text:p>13.188</text:p>
          </table:table-cell>
          <table:table-cell office:value-type="float" office:value="-307824">
            <text:p>-307824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 text:c="2"/>2022-02-15T01:54:35</text:p>
          </table:table-cell>
          <table:table-cell office:value-type="float" office:value="1644908075">
            <text:p>1644908075</text:p>
          </table:table-cell>
          <table:table-cell office:value-type="float" office:value="9.253">
            <text:p>9.253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957">
            <text:p>0.9957</text:p>
          </table:table-cell>
          <table:table-cell office:value-type="float" office:value="0.9799">
            <text:p>0.9799</text:p>
          </table:table-cell>
          <table:table-cell office:value-type="float" office:value="13.422">
            <text:p>13.422</text:p>
          </table:table-cell>
          <table:table-cell office:value-type="float" office:value="13.183">
            <text:p>13.183</text:p>
          </table:table-cell>
          <table:table-cell office:value-type="float" office:value="-308232">
            <text:p>-308232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 text:c="2"/>2022-02-15T02:24:35</text:p>
          </table:table-cell>
          <table:table-cell office:value-type="float" office:value="1644909875">
            <text:p>1644909875</text:p>
          </table:table-cell>
          <table:table-cell office:value-type="float" office:value="10.917">
            <text:p>10.917</text:p>
          </table:table-cell>
          <table:table-cell office:value-type="float" office:value="13.184">
            <text:p>13.184</text:p>
          </table:table-cell>
          <table:table-cell office:value-type="float" office:value="-0.182">
            <text:p>-0.182</text:p>
          </table:table-cell>
          <table:table-cell office:value-type="float" office:value="0.9781">
            <text:p>0.9781</text:p>
          </table:table-cell>
          <table:table-cell office:value-type="float" office:value="0.9704">
            <text:p>0.9704</text:p>
          </table:table-cell>
          <table:table-cell office:value-type="float" office:value="13.219">
            <text:p>13.219</text:p>
          </table:table-cell>
          <table:table-cell office:value-type="float" office:value="13.187">
            <text:p>13.187</text:p>
          </table:table-cell>
          <table:table-cell office:value-type="float" office:value="-308616">
            <text:p>-308616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 text:c="2"/>2022-02-15T02:54:35</text:p>
          </table:table-cell>
          <table:table-cell office:value-type="float" office:value="1644911675">
            <text:p>1644911675</text:p>
          </table:table-cell>
          <table:table-cell office:value-type="float" office:value="10.652">
            <text:p>10.652</text:p>
          </table:table-cell>
          <table:table-cell office:value-type="float" office:value="13.176">
            <text:p>13.176</text:p>
          </table:table-cell>
          <table:table-cell office:value-type="float" office:value="-0.182">
            <text:p>-0.182</text:p>
          </table:table-cell>
          <table:table-cell office:value-type="float" office:value="0.9795">
            <text:p>0.9795</text:p>
          </table:table-cell>
          <table:table-cell office:value-type="float" office:value="0.9711">
            <text:p>0.9711</text:p>
          </table:table-cell>
          <table:table-cell office:value-type="float" office:value="13.217">
            <text:p>13.217</text:p>
          </table:table-cell>
          <table:table-cell office:value-type="float" office:value="13.178">
            <text:p>13.178</text:p>
          </table:table-cell>
          <table:table-cell office:value-type="float" office:value="-308976">
            <text:p>-308976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 text:c="2"/>2022-02-15T03:24:35</text:p>
          </table:table-cell>
          <table:table-cell office:value-type="float" office:value="1644913475">
            <text:p>1644913475</text:p>
          </table:table-cell>
          <table:table-cell office:value-type="float" office:value="9.362">
            <text:p>9.362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919">
            <text:p>0.9919</text:p>
          </table:table-cell>
          <table:table-cell office:value-type="float" office:value="0.9786">
            <text:p>0.9786</text:p>
          </table:table-cell>
          <table:table-cell office:value-type="float" office:value="13.367">
            <text:p>13.367</text:p>
          </table:table-cell>
          <table:table-cell office:value-type="float" office:value="13.182">
            <text:p>13.182</text:p>
          </table:table-cell>
          <table:table-cell office:value-type="float" office:value="-309360">
            <text:p>-309360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 text:c="2"/>2022-02-15T03:54:35</text:p>
          </table:table-cell>
          <table:table-cell office:value-type="float" office:value="1644915275">
            <text:p>1644915275</text:p>
          </table:table-cell>
          <table:table-cell office:value-type="float" office:value="11.178">
            <text:p>11.178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726">
            <text:p>0.9726</text:p>
          </table:table-cell>
          <table:table-cell office:value-type="float" office:value="0.9671">
            <text:p>0.9671</text:p>
          </table:table-cell>
          <table:table-cell office:value-type="float" office:value="13.205">
            <text:p>13.205</text:p>
          </table:table-cell>
          <table:table-cell office:value-type="float" office:value="13.182">
            <text:p>13.182</text:p>
          </table:table-cell>
          <table:table-cell office:value-type="float" office:value="-309744">
            <text:p>-309744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 text:c="2"/>2022-02-15T04:24:35</text:p>
          </table:table-cell>
          <table:table-cell office:value-type="float" office:value="1644917075">
            <text:p>1644917075</text:p>
          </table:table-cell>
          <table:table-cell office:value-type="float" office:value="10.25">
            <text:p>10.25</text:p>
          </table:table-cell>
          <table:table-cell office:value-type="float" office:value="13.172">
            <text:p>13.172</text:p>
          </table:table-cell>
          <table:table-cell office:value-type="float" office:value="-0.243">
            <text:p>-0.243</text:p>
          </table:table-cell>
          <table:table-cell office:value-type="float" office:value="0.9805">
            <text:p>0.9805</text:p>
          </table:table-cell>
          <table:table-cell office:value-type="float" office:value="0.9733">
            <text:p>0.9733</text:p>
          </table:table-cell>
          <table:table-cell office:value-type="float" office:value="13.215">
            <text:p>13.215</text:p>
          </table:table-cell>
          <table:table-cell office:value-type="float" office:value="13.174">
            <text:p>13.174</text:p>
          </table:table-cell>
          <table:table-cell office:value-type="float" office:value="-310176">
            <text:p>-310176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 text:c="2"/>2022-02-15T04:54:35</text:p>
          </table:table-cell>
          <table:table-cell office:value-type="float" office:value="1644918875">
            <text:p>1644918875</text:p>
          </table:table-cell>
          <table:table-cell office:value-type="float" office:value="9.275">
            <text:p>9.275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898">
            <text:p>0.9898</text:p>
          </table:table-cell>
          <table:table-cell office:value-type="float" office:value="0.978">
            <text:p>0.978</text:p>
          </table:table-cell>
          <table:table-cell office:value-type="float" office:value="13.334">
            <text:p>13.334</text:p>
          </table:table-cell>
          <table:table-cell office:value-type="float" office:value="13.183">
            <text:p>13.183</text:p>
          </table:table-cell>
          <table:table-cell office:value-type="float" office:value="-310584">
            <text:p>-310584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 text:c="2"/>2022-02-15T05:24:35</text:p>
          </table:table-cell>
          <table:table-cell office:value-type="float" office:value="1644920675">
            <text:p>1644920675</text:p>
          </table:table-cell>
          <table:table-cell office:value-type="float" office:value="11.038">
            <text:p>11.038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09">
            <text:p>0.9709</text:p>
          </table:table-cell>
          <table:table-cell office:value-type="float" office:value="0.9673">
            <text:p>0.9673</text:p>
          </table:table-cell>
          <table:table-cell office:value-type="float" office:value="13.193">
            <text:p>13.193</text:p>
          </table:table-cell>
          <table:table-cell office:value-type="float" office:value="13.188">
            <text:p>13.188</text:p>
          </table:table-cell>
          <table:table-cell office:value-type="float" office:value="-311040">
            <text:p>-311040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 text:c="2"/>2022-02-15T05:54:35</text:p>
          </table:table-cell>
          <table:table-cell office:value-type="float" office:value="1644922475">
            <text:p>1644922475</text:p>
          </table:table-cell>
          <table:table-cell office:value-type="float" office:value="10.605">
            <text:p>10.605</text:p>
          </table:table-cell>
          <table:table-cell office:value-type="float" office:value="13.766">
            <text:p>13.766</text:p>
          </table:table-cell>
          <table:table-cell office:value-type="float" office:value="27.073">
            <text:p>27.073</text:p>
          </table:table-cell>
          <table:table-cell office:value-type="float" office:value="1">
            <text:p>1</text:p>
          </table:table-cell>
          <table:table-cell office:value-type="float" office:value="0.9936">
            <text:p>0.9936</text:p>
          </table:table-cell>
          <table:table-cell office:value-type="float" office:value="13.527">
            <text:p>13.527</text:p>
          </table:table-cell>
          <table:table-cell office:value-type="float" office:value="13.432">
            <text:p>13.432</text:p>
          </table:table-cell>
          <table:table-cell office:value-type="float" office:value="-298248">
            <text:p>-298248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2022-02-15T06:24:36</text:p>
          </table:table-cell>
          <table:table-cell office:value-type="float" office:value="1644924276">
            <text:p>1644924276</text:p>
          </table:table-cell>
          <table:table-cell office:value-type="float" office:value="12.207">
            <text:p>12.207</text:p>
          </table:table-cell>
          <table:table-cell office:value-type="float" office:value="13.787">
            <text:p>13.787</text:p>
          </table:table-cell>
          <table:table-cell office:value-type="float" office:value="26.518">
            <text:p>26.518</text:p>
          </table:table-cell>
          <table:table-cell office:value-type="float" office:value="0.9997">
            <text:p>0.9997</text:p>
          </table:table-cell>
          <table:table-cell office:value-type="float" office:value="0.9917">
            <text:p>0.9917</text:p>
          </table:table-cell>
          <table:table-cell office:value-type="float" office:value="13.592">
            <text:p>13.592</text:p>
          </table:table-cell>
          <table:table-cell office:value-type="float" office:value="13.458">
            <text:p>13.458</text:p>
          </table:table-cell>
          <table:table-cell office:value-type="float" office:value="-288288">
            <text:p>-288288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 text:c="2"/>2022-02-15T06:54:36</text:p>
          </table:table-cell>
          <table:table-cell office:value-type="float" office:value="1644926076">
            <text:p>1644926076</text:p>
          </table:table-cell>
          <table:table-cell office:value-type="float" office:value="12.087">
            <text:p>12.087</text:p>
          </table:table-cell>
          <table:table-cell office:value-type="float" office:value="13.322">
            <text:p>13.322</text:p>
          </table:table-cell>
          <table:table-cell office:value-type="float" office:value="-0.243">
            <text:p>-0.243</text:p>
          </table:table-cell>
          <table:table-cell office:value-type="float" office:value="1">
            <text:p>1</text:p>
          </table:table-cell>
          <table:table-cell office:value-type="float" office:value="0.9837">
            <text:p>0.9837</text:p>
          </table:table-cell>
          <table:table-cell office:value-type="float" office:value="13.592">
            <text:p>13.592</text:p>
          </table:table-cell>
          <table:table-cell office:value-type="float" office:value="13.326">
            <text:p>13.326</text:p>
          </table:table-cell>
          <table:table-cell office:value-type="float" office:value="-286200">
            <text:p>-286200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 text:c="2"/>2022-02-15T07:24:36</text:p>
          </table:table-cell>
          <table:table-cell office:value-type="float" office:value="1644927876">
            <text:p>1644927876</text:p>
          </table:table-cell>
          <table:table-cell office:value-type="float" office:value="10.057">
            <text:p>10.057</text:p>
          </table:table-cell>
          <table:table-cell office:value-type="float" office:value="14.296">
            <text:p>14.296</text:p>
          </table:table-cell>
          <table:table-cell office:value-type="float" office:value="21.832">
            <text:p>21.832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016">
            <text:p>14.016</text:p>
          </table:table-cell>
          <table:table-cell office:value-type="float" office:value="-285552">
            <text:p>-285552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 text:c="2"/>2022-02-15T07:54:36</text:p>
          </table:table-cell>
          <table:table-cell office:value-type="float" office:value="1644929676">
            <text:p>1644929676</text:p>
          </table:table-cell>
          <table:table-cell office:value-type="float" office:value="12.407">
            <text:p>12.407</text:p>
          </table:table-cell>
          <table:table-cell office:value-type="float" office:value="13.947">
            <text:p>13.94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05">
            <text:p>13.605</text:p>
          </table:table-cell>
          <table:table-cell office:value-type="float" office:value="13.945">
            <text:p>13.945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 text:c="2"/>2022-02-15T08:20:48</text:p>
          </table:table-cell>
          <table:table-cell office:value-type="float" office:value="1644931248">
            <text:p>1644931248</text:p>
          </table:table-cell>
          <table:table-cell office:value-type="float" office:value="12.147">
            <text:p>12.147</text:p>
          </table:table-cell>
          <table:table-cell office:value-type="float" office:value="14.498">
            <text:p>14.498</text:p>
          </table:table-cell>
          <table:table-cell office:value-type="float" office:value="0.433">
            <text:p>0.433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93">
            <text:p>14.493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 text:c="2"/>2022-02-15T08:20:52</text:p>
          </table:table-cell>
          <table:table-cell office:value-type="float" office:value="1644931252">
            <text:p>1644931252</text:p>
          </table:table-cell>
          <table:table-cell office:value-type="float" office:value="12.147">
            <text:p>12.147</text:p>
          </table:table-cell>
          <table:table-cell office:value-type="float" office:value="14.493">
            <text:p>14.493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89">
            <text:p>14.489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 text:c="2"/>2022-02-15T08:24:36</text:p>
          </table:table-cell>
          <table:table-cell office:value-type="float" office:value="1644931476">
            <text:p>1644931476</text:p>
          </table:table-cell>
          <table:table-cell office:value-type="float" office:value="11.892">
            <text:p>11.892</text:p>
          </table:table-cell>
          <table:table-cell office:value-type="float" office:value="14.498">
            <text:p>14.498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582">
            <text:p>13.582</text:p>
          </table:table-cell>
          <table:table-cell office:value-type="float" office:value="14.494">
            <text:p>14.49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 text:c="2"/>2022-02-15T08:54:36</text:p>
          </table:table-cell>
          <table:table-cell office:value-type="float" office:value="1644933276">
            <text:p>1644933276</text:p>
          </table:table-cell>
          <table:table-cell office:value-type="float" office:value="10.067">
            <text:p>10.067</text:p>
          </table:table-cell>
          <table:table-cell office:value-type="float" office:value="14.481">
            <text:p>14.481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478">
            <text:p>14.478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 text:c="2"/>2022-02-15T09:24:36</text:p>
          </table:table-cell>
          <table:table-cell office:value-type="float" office:value="1644935076">
            <text:p>1644935076</text:p>
          </table:table-cell>
          <table:table-cell office:value-type="float" office:value="11.93">
            <text:p>11.93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84">
            <text:p>13.584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 text:c="2"/>2022-02-15T09:54:36</text:p>
          </table:table-cell>
          <table:table-cell office:value-type="float" office:value="1644936876">
            <text:p>1644936876</text:p>
          </table:table-cell>
          <table:table-cell office:value-type="float" office:value="12.028">
            <text:p>12.028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2022-02-15T10:24:36</text:p>
          </table:table-cell>
          <table:table-cell office:value-type="float" office:value="1644938676">
            <text:p>1644938676</text:p>
          </table:table-cell>
          <table:table-cell office:value-type="float" office:value="10.74">
            <text:p>10.74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533">
            <text:p>13.533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 text:c="2"/>2022-02-15T10:54:36</text:p>
          </table:table-cell>
          <table:table-cell office:value-type="float" office:value="1644940476">
            <text:p>1644940476</text:p>
          </table:table-cell>
          <table:table-cell office:value-type="float" office:value="10.307">
            <text:p>10.307</text:p>
          </table:table-cell>
          <table:table-cell office:value-type="float" office:value="14.467">
            <text:p>14.467</text:p>
          </table:table-cell>
          <table:table-cell office:value-type="float" office:value="0.125">
            <text:p>0.125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12">
            <text:p>13.512</text:p>
          </table:table-cell>
          <table:table-cell office:value-type="float" office:value="14.466">
            <text:p>14.466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 text:c="2"/>2022-02-15T11:20:43</text:p>
          </table:table-cell>
          <table:table-cell office:value-type="float" office:value="1644942043">
            <text:p>1644942043</text:p>
          </table:table-cell>
          <table:table-cell office:value-type="float" office:value="12.352">
            <text:p>12.352</text:p>
          </table:table-cell>
          <table:table-cell office:value-type="float" office:value="13.899">
            <text:p>13.899</text:p>
          </table:table-cell>
          <table:table-cell office:value-type="float" office:value="-4.315">
            <text:p>-4.315</text:p>
          </table:table-cell>
          <table:table-cell office:value-type="float" office:value="0.9991">
            <text:p>0.9991</text:p>
          </table:table-cell>
          <table:table-cell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3.934">
            <text:p>13.934</text:p>
          </table:table-cell>
          <table:table-cell office:value-type="float" office:value="-285864">
            <text:p>-285864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 text:c="2"/>2022-02-15T11:24:36</text:p>
          </table:table-cell>
          <table:table-cell office:value-type="float" office:value="1644942276">
            <text:p>1644942276</text:p>
          </table:table-cell>
          <table:table-cell office:value-type="float" office:value="12.375">
            <text:p>12.375</text:p>
          </table:table-cell>
          <table:table-cell office:value-type="float" office:value="13.516">
            <text:p>13.516</text:p>
          </table:table-cell>
          <table:table-cell office:value-type="float" office:value="-4.747">
            <text:p>-4.747</text:p>
          </table:table-cell>
          <table:table-cell office:value-type="float" office:value="0.9963">
            <text:p>0.9963</text:p>
          </table:table-cell>
          <table:table-cell office:value-type="float" office:value="0.9981">
            <text:p>0.9981</text:p>
          </table:table-cell>
          <table:table-cell office:value-type="float" office:value="13.543">
            <text:p>13.543</text:p>
          </table:table-cell>
          <table:table-cell office:value-type="float" office:value="13.572">
            <text:p>13.572</text:p>
          </table:table-cell>
          <table:table-cell office:value-type="float" office:value="-286920">
            <text:p>-286920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 text:c="2"/>2022-02-15T11:54:36</text:p>
          </table:table-cell>
          <table:table-cell office:value-type="float" office:value="1644944076">
            <text:p>1644944076</text:p>
          </table:table-cell>
          <table:table-cell office:value-type="float" office:value="11.502">
            <text:p>11.502</text:p>
          </table:table-cell>
          <table:table-cell office:value-type="float" office:value="13.154">
            <text:p>13.154</text:p>
          </table:table-cell>
          <table:table-cell office:value-type="float" office:value="-4.5">
            <text:p>-4.5</text:p>
          </table:table-cell>
          <table:table-cell office:value-type="float" office:value="0.9851">
            <text:p>0.9851</text:p>
          </table:table-cell>
          <table:table-cell office:value-type="float" office:value="0.9711">
            <text:p>0.9711</text:p>
          </table:table-cell>
          <table:table-cell office:value-type="float" office:value="13.326">
            <text:p>13.326</text:p>
          </table:table-cell>
          <table:table-cell office:value-type="float" office:value="13.21">
            <text:p>13.21</text:p>
          </table:table-cell>
          <table:table-cell office:value-type="float" office:value="-295056">
            <text:p>-295056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 text:c="2"/>2022-02-15T12:24:36</text:p>
          </table:table-cell>
          <table:table-cell office:value-type="float" office:value="1644945876">
            <text:p>1644945876</text:p>
          </table:table-cell>
          <table:table-cell office:value-type="float" office:value="10.353">
            <text:p>10.353</text:p>
          </table:table-cell>
          <table:table-cell office:value-type="float" office:value="13.116">
            <text:p>13.116</text:p>
          </table:table-cell>
          <table:table-cell office:value-type="float" office:value="-7.46">
            <text:p>-7.46</text:p>
          </table:table-cell>
          <table:table-cell office:value-type="float" office:value="0.9706">
            <text:p>0.9706</text:p>
          </table:table-cell>
          <table:table-cell office:value-type="float" office:value="0.9777">
            <text:p>0.9777</text:p>
          </table:table-cell>
          <table:table-cell office:value-type="float" office:value="13.17">
            <text:p>13.17</text:p>
          </table:table-cell>
          <table:table-cell office:value-type="float" office:value="13.206">
            <text:p>13.206</text:p>
          </table:table-cell>
          <table:table-cell office:value-type="float" office:value="-305832">
            <text:p>-305832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 text:c="2"/>2022-02-15T12:54:37</text:p>
          </table:table-cell>
          <table:table-cell office:value-type="float" office:value="1644947677">
            <text:p>1644947677</text:p>
          </table:table-cell>
          <table:table-cell office:value-type="float" office:value="12.558">
            <text:p>12.558</text:p>
          </table:table-cell>
          <table:table-cell office:value-type="float" office:value="13.163">
            <text:p>13.163</text:p>
          </table:table-cell>
          <table:table-cell office:value-type="float" office:value="-4.438">
            <text:p>-4.438</text:p>
          </table:table-cell>
          <table:table-cell office:value-type="float" office:value="0.9215">
            <text:p>0.9215</text:p>
          </table:table-cell>
          <table:table-cell office:value-type="float" office:value="0.9649">
            <text:p>0.9649</text:p>
          </table:table-cell>
          <table:table-cell office:value-type="float" office:value="13.054">
            <text:p>13.054</text:p>
          </table:table-cell>
          <table:table-cell office:value-type="float" office:value="13.217">
            <text:p>13.217</text:p>
          </table:table-cell>
          <table:table-cell office:value-type="float" office:value="-316440">
            <text:p>-316440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 text:c="2"/>2022-02-15T13:24:37</text:p>
          </table:table-cell>
          <table:table-cell office:value-type="float" office:value="1644949477">
            <text:p>1644949477</text:p>
          </table:table-cell>
          <table:table-cell office:value-type="float" office:value="12.073">
            <text:p>12.073</text:p>
          </table:table-cell>
          <table:table-cell office:value-type="float" office:value="13.158">
            <text:p>13.158</text:p>
          </table:table-cell>
          <table:table-cell office:value-type="float" office:value="-4.5">
            <text:p>-4.5</text:p>
          </table:table-cell>
          <table:table-cell office:value-type="float" office:value="0.9067">
            <text:p>0.9067</text:p>
          </table:table-cell>
          <table:table-cell office:value-type="float" office:value="0.9689">
            <text:p>0.9689</text:p>
          </table:table-cell>
          <table:table-cell office:value-type="float" office:value="12.975">
            <text:p>12.975</text:p>
          </table:table-cell>
          <table:table-cell office:value-type="float" office:value="13.214">
            <text:p>13.214</text:p>
          </table:table-cell>
          <table:table-cell office:value-type="float" office:value="-324576">
            <text:p>-324576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 text:c="2"/>2022-02-15T13:54:37</text:p>
          </table:table-cell>
          <table:table-cell office:value-type="float" office:value="1644951277">
            <text:p>1644951277</text:p>
          </table:table-cell>
          <table:table-cell office:value-type="float" office:value="10.677">
            <text:p>10.677</text:p>
          </table:table-cell>
          <table:table-cell office:value-type="float" office:value="13.098">
            <text:p>13.098</text:p>
          </table:table-cell>
          <table:table-cell office:value-type="float" office:value="-7.213">
            <text:p>-7.213</text:p>
          </table:table-cell>
          <table:table-cell office:value-type="float" office:value="0.9009">
            <text:p>0.9009</text:p>
          </table:table-cell>
          <table:table-cell office:value-type="float" office:value="0.9728">
            <text:p>0.9728</text:p>
          </table:table-cell>
          <table:table-cell office:value-type="float" office:value="12.886">
            <text:p>12.886</text:p>
          </table:table-cell>
          <table:table-cell office:value-type="float" office:value="13.186">
            <text:p>13.186</text:p>
          </table:table-cell>
          <table:table-cell office:value-type="float" office:value="-333120">
            <text:p>-333120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 text:c="2"/>2022-02-15T14:24:37</text:p>
          </table:table-cell>
          <table:table-cell office:value-type="float" office:value="1644953077">
            <text:p>1644953077</text:p>
          </table:table-cell>
          <table:table-cell office:value-type="float" office:value="12.102">
            <text:p>12.102</text:p>
          </table:table-cell>
          <table:table-cell office:value-type="float" office:value="13.146">
            <text:p>13.146</text:p>
          </table:table-cell>
          <table:table-cell office:value-type="float" office:value="-4.315">
            <text:p>-4.315</text:p>
          </table:table-cell>
          <table:table-cell office:value-type="float" office:value="0.8551">
            <text:p>0.8551</text:p>
          </table:table-cell>
          <table:table-cell office:value-type="float" office:value="0.966">
            <text:p>0.966</text:p>
          </table:table-cell>
          <table:table-cell office:value-type="float" office:value="12.676">
            <text:p>12.676</text:p>
          </table:table-cell>
          <table:table-cell office:value-type="float" office:value="13.202">
            <text:p>13.202</text:p>
          </table:table-cell>
          <table:table-cell office:value-type="float" office:value="-345648">
            <text:p>-345648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2022-02-15T14:54:37</text:p>
          </table:table-cell>
          <table:table-cell office:value-type="float" office:value="1644954877">
            <text:p>1644954877</text:p>
          </table:table-cell>
          <table:table-cell office:value-type="float" office:value="12.442">
            <text:p>12.442</text:p>
          </table:table-cell>
          <table:table-cell office:value-type="float" office:value="13.154">
            <text:p>13.154</text:p>
          </table:table-cell>
          <table:table-cell office:value-type="float" office:value="-4.685">
            <text:p>-4.685</text:p>
          </table:table-cell>
          <table:table-cell office:value-type="float" office:value="0.8307">
            <text:p>0.8307</text:p>
          </table:table-cell>
          <table:table-cell office:value-type="float" office:value="0.963">
            <text:p>0.963</text:p>
          </table:table-cell>
          <table:table-cell office:value-type="float" office:value="12.565">
            <text:p>12.565</text:p>
          </table:table-cell>
          <table:table-cell office:value-type="float" office:value="13.211">
            <text:p>13.211</text:p>
          </table:table-cell>
          <table:table-cell office:value-type="float" office:value="-353760">
            <text:p>-353760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 text:c="2"/>2022-02-15T15:24:37</text:p>
          </table:table-cell>
          <table:table-cell office:value-type="float" office:value="1644956677">
            <text:p>1644956677</text:p>
          </table:table-cell>
          <table:table-cell office:value-type="float" office:value="11.048">
            <text:p>11.048</text:p>
          </table:table-cell>
          <table:table-cell office:value-type="float" office:value="13.146">
            <text:p>13.146</text:p>
          </table:table-cell>
          <table:table-cell office:value-type="float" office:value="-4.623">
            <text:p>-4.623</text:p>
          </table:table-cell>
          <table:table-cell office:value-type="float" office:value="0.8267">
            <text:p>0.8267</text:p>
          </table:table-cell>
          <table:table-cell office:value-type="float" office:value="0.9727">
            <text:p>0.9727</text:p>
          </table:table-cell>
          <table:table-cell office:value-type="float" office:value="12.379">
            <text:p>12.379</text:p>
          </table:table-cell>
          <table:table-cell office:value-type="float" office:value="13.203">
            <text:p>13.203</text:p>
          </table:table-cell>
          <table:table-cell office:value-type="float" office:value="-361872">
            <text:p>-361872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 text:c="2"/>2022-02-15T15:54:37</text:p>
          </table:table-cell>
          <table:table-cell office:value-type="float" office:value="1644958477">
            <text:p>1644958477</text:p>
          </table:table-cell>
          <table:table-cell office:value-type="float" office:value="11.372">
            <text:p>11.372</text:p>
          </table:table-cell>
          <table:table-cell office:value-type="float" office:value="13.064">
            <text:p>13.064</text:p>
          </table:table-cell>
          <table:table-cell office:value-type="float" office:value="-7.398">
            <text:p>-7.398</text:p>
          </table:table-cell>
          <table:table-cell office:value-type="float" office:value="0.7927">
            <text:p>0.7927</text:p>
          </table:table-cell>
          <table:table-cell office:value-type="float" office:value="0.9603">
            <text:p>0.9603</text:p>
          </table:table-cell>
          <table:table-cell office:value-type="float" office:value="12.1">
            <text:p>12.1</text:p>
          </table:table-cell>
          <table:table-cell office:value-type="float" office:value="13.154">
            <text:p>13.154</text:p>
          </table:table-cell>
          <table:table-cell office:value-type="float" office:value="-374472">
            <text:p>-374472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 text:c="2"/>2022-02-15T16:24:37</text:p>
          </table:table-cell>
          <table:table-cell office:value-type="float" office:value="1644960277">
            <text:p>1644960277</text:p>
          </table:table-cell>
          <table:table-cell office:value-type="float" office:value="12.557">
            <text:p>12.557</text:p>
          </table:table-cell>
          <table:table-cell office:value-type="float" office:value="13.12">
            <text:p>13.12</text:p>
          </table:table-cell>
          <table:table-cell office:value-type="float" office:value="-4.5">
            <text:p>-4.5</text:p>
          </table:table-cell>
          <table:table-cell office:value-type="float" office:value="0.7564">
            <text:p>0.7564</text:p>
          </table:table-cell>
          <table:table-cell office:value-type="float" office:value="0.9543">
            <text:p>0.9543</text:p>
          </table:table-cell>
          <table:table-cell office:value-type="float" office:value="11.353">
            <text:p>11.353</text:p>
          </table:table-cell>
          <table:table-cell office:value-type="float" office:value="13.175">
            <text:p>13.175</text:p>
          </table:table-cell>
          <table:table-cell office:value-type="float" office:value="-383280">
            <text:p>-383280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 text:c="2"/>2022-02-15T16:54:37</text:p>
          </table:table-cell>
          <table:table-cell office:value-type="float" office:value="1644962077">
            <text:p>1644962077</text:p>
          </table:table-cell>
          <table:table-cell office:value-type="float" office:value="11.263">
            <text:p>11.263</text:p>
          </table:table-cell>
          <table:table-cell office:value-type="float" office:value="13.102">
            <text:p>13.102</text:p>
          </table:table-cell>
          <table:table-cell office:value-type="float" office:value="-4.747">
            <text:p>-4.747</text:p>
          </table:table-cell>
          <table:table-cell office:value-type="float" office:value="0.752">
            <text:p>0.752</text:p>
          </table:table-cell>
          <table:table-cell office:value-type="float" office:value="0.9606">
            <text:p>0.9606</text:p>
          </table:table-cell>
          <table:table-cell office:value-type="float" office:value="10.355">
            <text:p>10.355</text:p>
          </table:table-cell>
          <table:table-cell office:value-type="float" office:value="13.159">
            <text:p>13.159</text:p>
          </table:table-cell>
          <table:table-cell office:value-type="float" office:value="-391440">
            <text:p>-391440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 text:c="2"/>2022-02-15T17:24:37</text:p>
          </table:table-cell>
          <table:table-cell office:value-type="float" office:value="1644963877">
            <text:p>1644963877</text:p>
          </table:table-cell>
          <table:table-cell office:value-type="float" office:value="10.885">
            <text:p>10.885</text:p>
          </table:table-cell>
          <table:table-cell office:value-type="float" office:value="13.008">
            <text:p>13.008</text:p>
          </table:table-cell>
          <table:table-cell office:value-type="float" office:value="-7.028">
            <text:p>-7.028</text:p>
          </table:table-cell>
          <table:table-cell office:value-type="float" office:value="0.7274">
            <text:p>0.7274</text:p>
          </table:table-cell>
          <table:table-cell office:value-type="float" office:value="0.9487">
            <text:p>0.9487</text:p>
          </table:table-cell>
          <table:table-cell office:value-type="float" office:value="7.971">
            <text:p>7.971</text:p>
          </table:table-cell>
          <table:table-cell office:value-type="float" office:value="13.097">
            <text:p>13.097</text:p>
          </table:table-cell>
          <table:table-cell office:value-type="float" office:value="-403536">
            <text:p>-403536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 text:c="2"/>2022-02-15T17:54:37</text:p>
          </table:table-cell>
          <table:table-cell office:value-type="float" office:value="1644965677">
            <text:p>1644965677</text:p>
          </table:table-cell>
          <table:table-cell office:value-type="float" office:value="12.48">
            <text:p>12.48</text:p>
          </table:table-cell>
          <table:table-cell office:value-type="float" office:value="13.043">
            <text:p>13.043</text:p>
          </table:table-cell>
          <table:table-cell office:value-type="float" office:value="-4.623">
            <text:p>-4.623</text:p>
          </table:table-cell>
          <table:table-cell office:value-type="float" office:value="0.683">
            <text:p>0.683</text:p>
          </table:table-cell>
          <table:table-cell office:value-type="float" office:value="0.9349">
            <text:p>0.9349</text:p>
          </table:table-cell>
          <table:table-cell office:value-type="float" office:value="6.871">
            <text:p>6.871</text:p>
          </table:table-cell>
          <table:table-cell office:value-type="float" office:value="13.099">
            <text:p>13.099</text:p>
          </table:table-cell>
          <table:table-cell office:value-type="float" office:value="-413400">
            <text:p>-413400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 text:c="2"/>2022-02-15T18:24:37</text:p>
          </table:table-cell>
          <table:table-cell office:value-type="float" office:value="1644967477">
            <text:p>1644967477</text:p>
          </table:table-cell>
          <table:table-cell office:value-type="float" office:value="11.08">
            <text:p>11.08</text:p>
          </table:table-cell>
          <table:table-cell office:value-type="float" office:value="13.029">
            <text:p>13.029</text:p>
          </table:table-cell>
          <table:table-cell office:value-type="float" office:value="-4.5">
            <text:p>-4.5</text:p>
          </table:table-cell>
          <table:table-cell office:value-type="float" office:value="0.6807">
            <text:p>0.6807</text:p>
          </table:table-cell>
          <table:table-cell office:value-type="float" office:value="0.9442">
            <text:p>0.9442</text:p>
          </table:table-cell>
          <table:table-cell office:value-type="float" office:value="5.39">
            <text:p>5.39</text:p>
          </table:table-cell>
          <table:table-cell office:value-type="float" office:value="13.086">
            <text:p>13.086</text:p>
          </table:table-cell>
          <table:table-cell office:value-type="float" office:value="-421584">
            <text:p>-421584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 text:c="2"/>2022-02-15T18:54:38</text:p>
          </table:table-cell>
          <table:table-cell office:value-type="float" office:value="1644969278">
            <text:p>1644969278</text:p>
          </table:table-cell>
          <table:table-cell office:value-type="float" office:value="10.742">
            <text:p>10.742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55">
            <text:p>0.655</text:p>
          </table:table-cell>
          <table:table-cell office:value-type="float" office:value="0.9383">
            <text:p>0.9383</text:p>
          </table:table-cell>
          <table:table-cell office:value-type="float" office:value="4.82">
            <text:p>4.82</text:p>
          </table:table-cell>
          <table:table-cell office:value-type="float" office:value="13.047">
            <text:p>13.047</text:p>
          </table:table-cell>
          <table:table-cell office:value-type="float" office:value="-434064">
            <text:p>-434064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 text:c="2"/>2022-02-15T19:24:38</text:p>
          </table:table-cell>
          <table:table-cell office:value-type="float" office:value="1644971078">
            <text:p>1644971078</text:p>
          </table:table-cell>
          <table:table-cell office:value-type="float" office:value="12.262">
            <text:p>12.262</text:p>
          </table:table-cell>
          <table:table-cell office:value-type="float" office:value="13.008">
            <text:p>13.008</text:p>
          </table:table-cell>
          <table:table-cell office:value-type="float" office:value="-4.5">
            <text:p>-4.5</text:p>
          </table:table-cell>
          <table:table-cell office:value-type="float" office:value="0.6104">
            <text:p>0.6104</text:p>
          </table:table-cell>
          <table:table-cell office:value-type="float" office:value="0.9272">
            <text:p>0.9272</text:p>
          </table:table-cell>
          <table:table-cell office:value-type="float" office:value="4.672">
            <text:p>4.672</text:p>
          </table:table-cell>
          <table:table-cell office:value-type="float" office:value="13.064">
            <text:p>13.064</text:p>
          </table:table-cell>
          <table:table-cell office:value-type="float" office:value="-444024">
            <text:p>-444024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2022-02-15T19:54:38</text:p>
          </table:table-cell>
          <table:table-cell office:value-type="float" office:value="1644972878">
            <text:p>1644972878</text:p>
          </table:table-cell>
          <table:table-cell office:value-type="float" office:value="10.668">
            <text:p>10.668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114">
            <text:p>0.6114</text:p>
          </table:table-cell>
          <table:table-cell office:value-type="float" office:value="0.9345">
            <text:p>0.9345</text:p>
          </table:table-cell>
          <table:table-cell office:value-type="float" office:value="4.418">
            <text:p>4.418</text:p>
          </table:table-cell>
          <table:table-cell office:value-type="float" office:value="13.03">
            <text:p>13.03</text:p>
          </table:table-cell>
          <table:table-cell office:value-type="float" office:value="-452208">
            <text:p>-452208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 text:c="2"/>2022-02-15T20:24:38</text:p>
          </table:table-cell>
          <table:table-cell office:value-type="float" office:value="1644974678">
            <text:p>1644974678</text:p>
          </table:table-cell>
          <table:table-cell office:value-type="float" office:value="10.728">
            <text:p>10.728</text:p>
          </table:table-cell>
          <table:table-cell office:value-type="float" office:value="12.939">
            <text:p>12.939</text:p>
          </table:table-cell>
          <table:table-cell office:value-type="float" office:value="-7.09">
            <text:p>-7.09</text:p>
          </table:table-cell>
          <table:table-cell office:value-type="float" office:value="0.579">
            <text:p>0.579</text:p>
          </table:table-cell>
          <table:table-cell office:value-type="float" office:value="0.9333">
            <text:p>0.9333</text:p>
          </table:table-cell>
          <table:table-cell office:value-type="float" office:value="4.328">
            <text:p>4.328</text:p>
          </table:table-cell>
          <table:table-cell office:value-type="float" office:value="13.027">
            <text:p>13.027</text:p>
          </table:table-cell>
          <table:table-cell office:value-type="float" office:value="-465408">
            <text:p>-465408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 text:c="2"/>2022-02-15T20:54:38</text:p>
          </table:table-cell>
          <table:table-cell office:value-type="float" office:value="1644976478">
            <text:p>1644976478</text:p>
          </table:table-cell>
          <table:table-cell office:value-type="float" office:value="11.988">
            <text:p>11.988</text:p>
          </table:table-cell>
          <table:table-cell office:value-type="float" office:value="12.982">
            <text:p>12.982</text:p>
          </table:table-cell>
          <table:table-cell office:value-type="float" office:value="-4.685">
            <text:p>-4.685</text:p>
          </table:table-cell>
          <table:table-cell office:value-type="float" office:value="0.5374">
            <text:p>0.5374</text:p>
          </table:table-cell>
          <table:table-cell office:value-type="float" office:value="0.9247">
            <text:p>0.9247</text:p>
          </table:table-cell>
          <table:table-cell office:value-type="float" office:value="4.379">
            <text:p>4.379</text:p>
          </table:table-cell>
          <table:table-cell office:value-type="float" office:value="13.039">
            <text:p>13.039</text:p>
          </table:table-cell>
          <table:table-cell office:value-type="float" office:value="-475200">
            <text:p>-475200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 text:c="2"/>2022-02-15T21:24:38</text:p>
          </table:table-cell>
          <table:table-cell office:value-type="float" office:value="1644978278">
            <text:p>1644978278</text:p>
          </table:table-cell>
          <table:table-cell office:value-type="float" office:value="10.11">
            <text:p>10.11</text:p>
          </table:table-cell>
          <table:table-cell office:value-type="float" office:value="12.913">
            <text:p>12.913</text:p>
          </table:table-cell>
          <table:table-cell office:value-type="float" office:value="-7.398">
            <text:p>-7.398</text:p>
          </table:table-cell>
          <table:table-cell office:value-type="float" office:value="0.541">
            <text:p>0.541</text:p>
          </table:table-cell>
          <table:table-cell office:value-type="float" office:value="0.9353">
            <text:p>0.9353</text:p>
          </table:table-cell>
          <table:table-cell office:value-type="float" office:value="4.304">
            <text:p>4.304</text:p>
          </table:table-cell>
          <table:table-cell office:value-type="float" office:value="13.004">
            <text:p>13.004</text:p>
          </table:table-cell>
          <table:table-cell office:value-type="float" office:value="-484464">
            <text:p>-484464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 text:c="2"/>2022-02-15T21:54:38</text:p>
          </table:table-cell>
          <table:table-cell office:value-type="float" office:value="1644980078">
            <text:p>1644980078</text:p>
          </table:table-cell>
          <table:table-cell office:value-type="float" office:value="10.802">
            <text:p>10.802</text:p>
          </table:table-cell>
          <table:table-cell office:value-type="float" office:value="12.9">
            <text:p>12.9</text:p>
          </table:table-cell>
          <table:table-cell office:value-type="float" office:value="-7.09">
            <text:p>-7.09</text:p>
          </table:table-cell>
          <table:table-cell office:value-type="float" office:value="0.4999">
            <text:p>0.4999</text:p>
          </table:table-cell>
          <table:table-cell office:value-type="float" office:value="0.9251">
            <text:p>0.9251</text:p>
          </table:table-cell>
          <table:table-cell office:value-type="float" office:value="4.332">
            <text:p>4.332</text:p>
          </table:table-cell>
          <table:table-cell office:value-type="float" office:value="12.989">
            <text:p>12.989</text:p>
          </table:table-cell>
          <table:table-cell office:value-type="float" office:value="-497568">
            <text:p>-497568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 text:c="2"/>2022-02-15T22:24:38</text:p>
          </table:table-cell>
          <table:table-cell office:value-type="float" office:value="1644981878">
            <text:p>1644981878</text:p>
          </table:table-cell>
          <table:table-cell office:value-type="float" office:value="11.682">
            <text:p>11.682</text:p>
          </table:table-cell>
          <table:table-cell office:value-type="float" office:value="12.947">
            <text:p>12.947</text:p>
          </table:table-cell>
          <table:table-cell office:value-type="float" office:value="-4.377">
            <text:p>-4.377</text:p>
          </table:table-cell>
          <table:table-cell office:value-type="float" office:value="0.464">
            <text:p>0.464</text:p>
          </table:table-cell>
          <table:table-cell office:value-type="float" office:value="0.9201">
            <text:p>0.9201</text:p>
          </table:table-cell>
          <table:table-cell office:value-type="float" office:value="4.367">
            <text:p>4.367</text:p>
          </table:table-cell>
          <table:table-cell office:value-type="float" office:value="13.002">
            <text:p>13.002</text:p>
          </table:table-cell>
          <table:table-cell office:value-type="float" office:value="-506904">
            <text:p>-506904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 text:c="2"/>2022-02-15T22:54:38</text:p>
          </table:table-cell>
          <table:table-cell office:value-type="float" office:value="1644983678">
            <text:p>1644983678</text:p>
          </table:table-cell>
          <table:table-cell office:value-type="float" office:value="9.74">
            <text:p>9.74</text:p>
          </table:table-cell>
          <table:table-cell office:value-type="float" office:value="12.866">
            <text:p>12.866</text:p>
          </table:table-cell>
          <table:table-cell office:value-type="float" office:value="-7.398">
            <text:p>-7.398</text:p>
          </table:table-cell>
          <table:table-cell office:value-type="float" office:value="0.4678">
            <text:p>0.4678</text:p>
          </table:table-cell>
          <table:table-cell office:value-type="float" office:value="0.926">
            <text:p>0.926</text:p>
          </table:table-cell>
          <table:table-cell office:value-type="float" office:value="4.292">
            <text:p>4.292</text:p>
          </table:table-cell>
          <table:table-cell office:value-type="float" office:value="12.956">
            <text:p>12.956</text:p>
          </table:table-cell>
          <table:table-cell office:value-type="float" office:value="-517032">
            <text:p>-517032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 text:c="2"/>2022-02-15T23:24:38</text:p>
          </table:table-cell>
          <table:table-cell office:value-type="float" office:value="1644985478">
            <text:p>1644985478</text:p>
          </table:table-cell>
          <table:table-cell office:value-type="float" office:value="10.953">
            <text:p>10.953</text:p>
          </table:table-cell>
          <table:table-cell office:value-type="float" office:value="12.84">
            <text:p>12.84</text:p>
          </table:table-cell>
          <table:table-cell office:value-type="float" office:value="-7.46">
            <text:p>-7.46</text:p>
          </table:table-cell>
          <table:table-cell office:value-type="float" office:value="0.4185">
            <text:p>0.4185</text:p>
          </table:table-cell>
          <table:table-cell office:value-type="float" office:value="0.9086">
            <text:p>0.9086</text:p>
          </table:table-cell>
          <table:table-cell office:value-type="float" office:value="4.338">
            <text:p>4.338</text:p>
          </table:table-cell>
          <table:table-cell office:value-type="float" office:value="12.93">
            <text:p>12.93</text:p>
          </table:table-cell>
          <table:table-cell office:value-type="float" office:value="-530088">
            <text:p>-530088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 text:c="2"/>2022-02-15T23:54:38</text:p>
          </table:table-cell>
          <table:table-cell office:value-type="float" office:value="1644987278">
            <text:p>1644987278</text:p>
          </table:table-cell>
          <table:table-cell office:value-type="float" office:value="11.475">
            <text:p>11.475</text:p>
          </table:table-cell>
          <table:table-cell office:value-type="float" office:value="12.879">
            <text:p>12.879</text:p>
          </table:table-cell>
          <table:table-cell office:value-type="float" office:value="-4.623">
            <text:p>-4.623</text:p>
          </table:table-cell>
          <table:table-cell office:value-type="float" office:value="0.3884">
            <text:p>0.3884</text:p>
          </table:table-cell>
          <table:table-cell office:value-type="float" office:value="0.9039">
            <text:p>0.9039</text:p>
          </table:table-cell>
          <table:table-cell office:value-type="float" office:value="4.358">
            <text:p>4.358</text:p>
          </table:table-cell>
          <table:table-cell office:value-type="float" office:value="12.935">
            <text:p>12.935</text:p>
          </table:table-cell>
          <table:table-cell office:value-type="float" office:value="-539040">
            <text:p>-539040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 text:c="2"/>2022-02-16T00:24:38</text:p>
          </table:table-cell>
          <table:table-cell office:value-type="float" office:value="1644989078">
            <text:p>1644989078</text:p>
          </table:table-cell>
          <table:table-cell office:value-type="float" office:value="9.623">
            <text:p>9.623</text:p>
          </table:table-cell>
          <table:table-cell office:value-type="float" office:value="12.788">
            <text:p>12.788</text:p>
          </table:table-cell>
          <table:table-cell office:value-type="float" office:value="-7.337">
            <text:p>-7.337</text:p>
          </table:table-cell>
          <table:table-cell office:value-type="float" office:value="0.3909">
            <text:p>0.3909</text:p>
          </table:table-cell>
          <table:table-cell office:value-type="float" office:value="0.906">
            <text:p>0.906</text:p>
          </table:table-cell>
          <table:table-cell office:value-type="float" office:value="4.288">
            <text:p>4.288</text:p>
          </table:table-cell>
          <table:table-cell office:value-type="float" office:value="12.878">
            <text:p>12.878</text:p>
          </table:table-cell>
          <table:table-cell office:value-type="float" office:value="-549720">
            <text:p>-549720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2022-02-16T00:54:38</text:p>
          </table:table-cell>
          <table:table-cell office:value-type="float" office:value="1644990878">
            <text:p>1644990878</text:p>
          </table:table-cell>
          <table:table-cell office:value-type="float" office:value="11.027">
            <text:p>11.027</text:p>
          </table:table-cell>
          <table:table-cell office:value-type="float" office:value="12.737">
            <text:p>12.737</text:p>
          </table:table-cell>
          <table:table-cell office:value-type="float" office:value="-7.09">
            <text:p>-7.09</text:p>
          </table:table-cell>
          <table:table-cell office:value-type="float" office:value="0.3377">
            <text:p>0.3377</text:p>
          </table:table-cell>
          <table:table-cell office:value-type="float" office:value="0.8891">
            <text:p>0.8891</text:p>
          </table:table-cell>
          <table:table-cell office:value-type="float" office:value="4.341">
            <text:p>4.341</text:p>
          </table:table-cell>
          <table:table-cell office:value-type="float" office:value="12.825">
            <text:p>12.825</text:p>
          </table:table-cell>
          <table:table-cell office:value-type="float" office:value="-562752">
            <text:p>-562752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 text:c="2"/>2022-02-16T01:24:38</text:p>
          </table:table-cell>
          <table:table-cell office:value-type="float" office:value="1644992678">
            <text:p>1644992678</text:p>
          </table:table-cell>
          <table:table-cell office:value-type="float" office:value="11.383">
            <text:p>11.383</text:p>
          </table:table-cell>
          <table:table-cell office:value-type="float" office:value="12.754">
            <text:p>12.754</text:p>
          </table:table-cell>
          <table:table-cell office:value-type="float" office:value="-4.438">
            <text:p>-4.438</text:p>
          </table:table-cell>
          <table:table-cell office:value-type="float" office:value="0.3103">
            <text:p>0.3103</text:p>
          </table:table-cell>
          <table:table-cell office:value-type="float" office:value="0.8847">
            <text:p>0.8847</text:p>
          </table:table-cell>
          <table:table-cell office:value-type="float" office:value="4.355">
            <text:p>4.355</text:p>
          </table:table-cell>
          <table:table-cell office:value-type="float" office:value="12.809">
            <text:p>12.809</text:p>
          </table:table-cell>
          <table:table-cell office:value-type="float" office:value="-571560">
            <text:p>-571560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 text:c="2"/>2022-02-16T01:54:39</text:p>
          </table:table-cell>
          <table:table-cell office:value-type="float" office:value="1644994479">
            <text:p>1644994479</text:p>
          </table:table-cell>
          <table:table-cell office:value-type="float" office:value="9.56">
            <text:p>9.56</text:p>
          </table:table-cell>
          <table:table-cell office:value-type="float" office:value="12.629">
            <text:p>12.629</text:p>
          </table:table-cell>
          <table:table-cell office:value-type="float" office:value="-7.213">
            <text:p>-7.213</text:p>
          </table:table-cell>
          <table:table-cell office:value-type="float" office:value="0.3131">
            <text:p>0.3131</text:p>
          </table:table-cell>
          <table:table-cell office:value-type="float" office:value="0.8844">
            <text:p>0.8844</text:p>
          </table:table-cell>
          <table:table-cell office:value-type="float" office:value="4.287">
            <text:p>4.287</text:p>
          </table:table-cell>
          <table:table-cell office:value-type="float" office:value="12.718">
            <text:p>12.718</text:p>
          </table:table-cell>
          <table:table-cell office:value-type="float" office:value="-582432">
            <text:p>-582432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 text:c="2"/>2022-02-16T02:24:39</text:p>
          </table:table-cell>
          <table:table-cell office:value-type="float" office:value="1644996279">
            <text:p>1644996279</text:p>
          </table:table-cell>
          <table:table-cell office:value-type="float" office:value="10.837">
            <text:p>10.837</text:p>
          </table:table-cell>
          <table:table-cell office:value-type="float" office:value="12.56">
            <text:p>12.56</text:p>
          </table:table-cell>
          <table:table-cell office:value-type="float" office:value="-7.09">
            <text:p>-7.09</text:p>
          </table:table-cell>
          <table:table-cell office:value-type="float" office:value="0.2612">
            <text:p>0.2612</text:p>
          </table:table-cell>
          <table:table-cell office:value-type="float" office:value="0.8672">
            <text:p>0.8672</text:p>
          </table:table-cell>
          <table:table-cell office:value-type="float" office:value="4.333">
            <text:p>4.333</text:p>
          </table:table-cell>
          <table:table-cell office:value-type="float" office:value="12.648">
            <text:p>12.648</text:p>
          </table:table-cell>
          <table:table-cell office:value-type="float" office:value="-595440">
            <text:p>-595440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 text:c="2"/>2022-02-16T02:54:39</text:p>
          </table:table-cell>
          <table:table-cell office:value-type="float" office:value="1644998079">
            <text:p>1644998079</text:p>
          </table:table-cell>
          <table:table-cell office:value-type="float" office:value="11.487">
            <text:p>11.487</text:p>
          </table:table-cell>
          <table:table-cell office:value-type="float" office:value="12.578">
            <text:p>12.578</text:p>
          </table:table-cell>
          <table:table-cell office:value-type="float" office:value="-4.5">
            <text:p>-4.5</text:p>
          </table:table-cell>
          <table:table-cell office:value-type="float" office:value="0.2273">
            <text:p>0.2273</text:p>
          </table:table-cell>
          <table:table-cell office:value-type="float" office:value="0.8574">
            <text:p>0.8574</text:p>
          </table:table-cell>
          <table:table-cell office:value-type="float" office:value="4.359">
            <text:p>4.359</text:p>
          </table:table-cell>
          <table:table-cell office:value-type="float" office:value="12.633">
            <text:p>12.633</text:p>
          </table:table-cell>
          <table:table-cell office:value-type="float" office:value="-604800">
            <text:p>-604800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 text:c="2"/>2022-02-16T03:24:39</text:p>
          </table:table-cell>
          <table:table-cell office:value-type="float" office:value="1644999879">
            <text:p>1644999879</text:p>
          </table:table-cell>
          <table:table-cell office:value-type="float" office:value="9.483">
            <text:p>9.483</text:p>
          </table:table-cell>
          <table:table-cell office:value-type="float" office:value="12.328">
            <text:p>12.328</text:p>
          </table:table-cell>
          <table:table-cell office:value-type="float" office:value="-7.09">
            <text:p>-7.09</text:p>
          </table:table-cell>
          <table:table-cell office:value-type="float" office:value="0.2352">
            <text:p>0.2352</text:p>
          </table:table-cell>
          <table:table-cell office:value-type="float" office:value="0.8472">
            <text:p>0.8472</text:p>
          </table:table-cell>
          <table:table-cell office:value-type="float" office:value="4.284">
            <text:p>4.284</text:p>
          </table:table-cell>
          <table:table-cell office:value-type="float" office:value="12.416">
            <text:p>12.416</text:p>
          </table:table-cell>
          <table:table-cell office:value-type="float" office:value="-615336">
            <text:p>-615336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 text:c="2"/>2022-02-16T03:54:39</text:p>
          </table:table-cell>
          <table:table-cell office:value-type="float" office:value="1645001679">
            <text:p>1645001679</text:p>
          </table:table-cell>
          <table:table-cell office:value-type="float" office:value="10.202">
            <text:p>10.202</text:p>
          </table:table-cell>
          <table:table-cell office:value-type="float" office:value="11.497">
            <text:p>11.497</text:p>
          </table:table-cell>
          <table:table-cell office:value-type="float" office:value="-7.707">
            <text:p>-7.707</text:p>
          </table:table-cell>
          <table:table-cell office:value-type="float" office:value="0.1907">
            <text:p>0.1907</text:p>
          </table:table-cell>
          <table:table-cell office:value-type="float" office:value="0.7801">
            <text:p>0.7801</text:p>
          </table:table-cell>
          <table:table-cell office:value-type="float" office:value="4.308">
            <text:p>4.308</text:p>
          </table:table-cell>
          <table:table-cell office:value-type="float" office:value="11.591">
            <text:p>11.591</text:p>
          </table:table-cell>
          <table:table-cell office:value-type="float" office:value="-628776">
            <text:p>-628776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 text:c="2"/>2022-02-13T09:07:17</text:p>
          </table:table-cell>
          <table:table-cell office:value-type="float" office:value="1644761237">
            <text:p>1644761237</text:p>
          </table:table-cell>
          <table:table-cell office:value-type="float" office:value="5.215">
            <text:p>5.215</text:p>
          </table:table-cell>
          <table:table-cell office:value-type="float" office:value="13.215">
            <text:p>13.215</text:p>
          </table:table-cell>
          <table:table-cell office:value-type="float" office:value="-1.17">
            <text:p>-1.17</text:p>
          </table:table-cell>
          <table:table-cell office:value-type="float" office:value="0.9309">
            <text:p>0.9309</text:p>
          </table:table-cell>
          <table:table-cell office:value-type="float" office:value="0.4904">
            <text:p>0.4904</text:p>
          </table:table-cell>
          <table:table-cell office:value-type="float" office:value="12.887">
            <text:p>12.887</text:p>
          </table:table-cell>
          <table:table-cell office:value-type="float" office:value="0">
            <text:p>0</text:p>
          </table:table-cell>
          <table:table-cell office:value-type="float" office:value="-85128">
            <text:p>-85128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 text:c="2"/>2022-02-13T09:37:17</text:p>
          </table:table-cell>
          <table:table-cell office:value-type="float" office:value="1644763037">
            <text:p>1644763037</text:p>
          </table:table-cell>
          <table:table-cell office:value-type="float" office:value="4.648">
            <text:p>4.648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32">
            <text:p>0.932</text:p>
          </table:table-cell>
          <table:table-cell office:value-type="float" office:value="0.4833">
            <text:p>0.4833</text:p>
          </table:table-cell>
          <table:table-cell office:value-type="float" office:value="12.881">
            <text:p>12.881</text:p>
          </table:table-cell>
          <table:table-cell office:value-type="float" office:value="0">
            <text:p>0</text:p>
          </table:table-cell>
          <table:table-cell office:value-type="float" office:value="-87288">
            <text:p>-87288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 text:c="2"/>2022-02-13T10:07:17</text:p>
          </table:table-cell>
          <table:table-cell office:value-type="float" office:value="1644764837">
            <text:p>1644764837</text:p>
          </table:table-cell>
          <table:table-cell office:value-type="float" office:value="4.882">
            <text:p>4.882</text:p>
          </table:table-cell>
          <table:table-cell office:value-type="float" office:value="13.107">
            <text:p>13.107</text:p>
          </table:table-cell>
          <table:table-cell office:value-type="float" office:value="-3.945">
            <text:p>-3.945</text:p>
          </table:table-cell>
          <table:table-cell office:value-type="float" office:value="0.9194">
            <text:p>0.9194</text:p>
          </table:table-cell>
          <table:table-cell office:value-type="float" office:value="0.4762">
            <text:p>0.4762</text:p>
          </table:table-cell>
          <table:table-cell office:value-type="float" office:value="12.828">
            <text:p>12.828</text:p>
          </table:table-cell>
          <table:table-cell office:value-type="float" office:value="0">
            <text:p>0</text:p>
          </table:table-cell>
          <table:table-cell office:value-type="float" office:value="-91944">
            <text:p>-91944</text:p>
          </table:table-cell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2022-02-13T10:37:17</text:p>
          </table:table-cell>
          <table:table-cell office:value-type="float" office:value="1644766637">
            <text:p>1644766637</text:p>
          </table:table-cell>
          <table:table-cell office:value-type="float" office:value="6.713">
            <text:p>6.713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892">
            <text:p>0.892</text:p>
          </table:table-cell>
          <table:table-cell office:value-type="float" office:value="0.4692">
            <text:p>0.4692</text:p>
          </table:table-cell>
          <table:table-cell office:value-type="float" office:value="12.713">
            <text:p>12.713</text:p>
          </table:table-cell>
          <table:table-cell office:value-type="float" office:value="0">
            <text:p>0</text:p>
          </table:table-cell>
          <table:table-cell office:value-type="float" office:value="-94920">
            <text:p>-94920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 text:c="2"/>2022-02-13T11:07:17</text:p>
          </table:table-cell>
          <table:table-cell office:value-type="float" office:value="1644768437">
            <text:p>1644768437</text:p>
          </table:table-cell>
          <table:table-cell office:value-type="float" office:value="6.187">
            <text:p>6.187</text:p>
          </table:table-cell>
          <table:table-cell office:value-type="float" office:value="13.18">
            <text:p>13.18</text:p>
          </table:table-cell>
          <table:table-cell office:value-type="float" office:value="-2.28">
            <text:p>-2.28</text:p>
          </table:table-cell>
          <table:table-cell office:value-type="float" office:value="0.8932">
            <text:p>0.8932</text:p>
          </table:table-cell>
          <table:table-cell office:value-type="float" office:value="0.4624">
            <text:p>0.4624</text:p>
          </table:table-cell>
          <table:table-cell office:value-type="float" office:value="12.711">
            <text:p>12.711</text:p>
          </table:table-cell>
          <table:table-cell office:value-type="float" office:value="0">
            <text:p>0</text:p>
          </table:table-cell>
          <table:table-cell office:value-type="float" office:value="-96888">
            <text:p>-96888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 text:c="2"/>2022-02-13T11:37:17</text:p>
          </table:table-cell>
          <table:table-cell office:value-type="float" office:value="1644770237">
            <text:p>1644770237</text:p>
          </table:table-cell>
          <table:table-cell office:value-type="float" office:value="5.458">
            <text:p>5.458</text:p>
          </table:table-cell>
          <table:table-cell office:value-type="float" office:value="13.168">
            <text:p>13.168</text:p>
          </table:table-cell>
          <table:table-cell office:value-type="float" office:value="-2.28">
            <text:p>-2.28</text:p>
          </table:table-cell>
          <table:table-cell office:value-type="float" office:value="0.8912">
            <text:p>0.8912</text:p>
          </table:table-cell>
          <table:table-cell office:value-type="float" office:value="0.4556">
            <text:p>0.4556</text:p>
          </table:table-cell>
          <table:table-cell office:value-type="float" office:value="12.679">
            <text:p>12.679</text:p>
          </table:table-cell>
          <table:table-cell office:value-type="float" office:value="0">
            <text:p>0</text:p>
          </table:table-cell>
          <table:table-cell office:value-type="float" office:value="-101112">
            <text:p>-101112</text:p>
          </table:table-cell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 text:c="2"/>2022-02-13T12:07:17</text:p>
          </table:table-cell>
          <table:table-cell office:value-type="float" office:value="1644772037">
            <text:p>1644772037</text:p>
          </table:table-cell>
          <table:table-cell office:value-type="float" office:value="4.867">
            <text:p>4.867</text:p>
          </table:table-cell>
          <table:table-cell office:value-type="float" office:value="13.154">
            <text:p>13.154</text:p>
          </table:table-cell>
          <table:table-cell office:value-type="float" office:value="-2.403">
            <text:p>-2.403</text:p>
          </table:table-cell>
          <table:table-cell office:value-type="float" office:value="0.8879">
            <text:p>0.8879</text:p>
          </table:table-cell>
          <table:table-cell office:value-type="float" office:value="0.4489">
            <text:p>0.4489</text:p>
          </table:table-cell>
          <table:table-cell office:value-type="float" office:value="12.639">
            <text:p>12.639</text:p>
          </table:table-cell>
          <table:table-cell office:value-type="float" office:value="0">
            <text:p>0</text:p>
          </table:table-cell>
          <table:table-cell office:value-type="float" office:value="-105360">
            <text:p>-105360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 text:c="2"/>2022-02-13T12:37:17</text:p>
          </table:table-cell>
          <table:table-cell office:value-type="float" office:value="1644773837">
            <text:p>1644773837</text:p>
          </table:table-cell>
          <table:table-cell office:value-type="float" office:value="4.478">
            <text:p>4.478</text:p>
          </table:table-cell>
          <table:table-cell office:value-type="float" office:value="13.154">
            <text:p>13.154</text:p>
          </table:table-cell>
          <table:table-cell office:value-type="float" office:value="-2.342">
            <text:p>-2.342</text:p>
          </table:table-cell>
          <table:table-cell office:value-type="float" office:value="0.8823">
            <text:p>0.8823</text:p>
          </table:table-cell>
          <table:table-cell office:value-type="float" office:value="0.4423">
            <text:p>0.4423</text:p>
          </table:table-cell>
          <table:table-cell office:value-type="float" office:value="12.586">
            <text:p>12.586</text:p>
          </table:table-cell>
          <table:table-cell office:value-type="float" office:value="0">
            <text:p>0</text:p>
          </table:table-cell>
          <table:table-cell office:value-type="float" office:value="-109608">
            <text:p>-109608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 text:c="2"/>2022-02-13T13:07:17</text:p>
          </table:table-cell>
          <table:table-cell office:value-type="float" office:value="1644775637">
            <text:p>1644775637</text:p>
          </table:table-cell>
          <table:table-cell office:value-type="float" office:value="5.412">
            <text:p>5.412</text:p>
          </table:table-cell>
          <table:table-cell office:value-type="float" office:value="13.06">
            <text:p>13.06</text:p>
          </table:table-cell>
          <table:table-cell office:value-type="float" office:value="-5.117">
            <text:p>-5.117</text:p>
          </table:table-cell>
          <table:table-cell office:value-type="float" office:value="0.8558">
            <text:p>0.8558</text:p>
          </table:table-cell>
          <table:table-cell office:value-type="float" office:value="0.4359">
            <text:p>0.4359</text:p>
          </table:table-cell>
          <table:table-cell office:value-type="float" office:value="12.393">
            <text:p>12.393</text:p>
          </table:table-cell>
          <table:table-cell office:value-type="float" office:value="0">
            <text:p>0</text:p>
          </table:table-cell>
          <table:table-cell office:value-type="float" office:value="-117000">
            <text:p>-117000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 text:c="2"/>2022-02-13T13:37:17</text:p>
          </table:table-cell>
          <table:table-cell office:value-type="float" office:value="1644777437">
            <text:p>1644777437</text:p>
          </table:table-cell>
          <table:table-cell office:value-type="float" office:value="6.663">
            <text:p>6.663</text:p>
          </table:table-cell>
          <table:table-cell office:value-type="float" office:value="13.15">
            <text:p>13.15</text:p>
          </table:table-cell>
          <table:table-cell office:value-type="float" office:value="-2.342">
            <text:p>-2.342</text:p>
          </table:table-cell>
          <table:table-cell office:value-type="float" office:value="0.8303">
            <text:p>0.8303</text:p>
          </table:table-cell>
          <table:table-cell office:value-type="float" office:value="0.4295">
            <text:p>0.4295</text:p>
          </table:table-cell>
          <table:table-cell office:value-type="float" office:value="12.214">
            <text:p>12.214</text:p>
          </table:table-cell>
          <table:table-cell office:value-type="float" office:value="0">
            <text:p>0</text:p>
          </table:table-cell>
          <table:table-cell office:value-type="float" office:value="-121464">
            <text:p>-121464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 text:c="2"/>2022-02-13T14:07:17</text:p>
          </table:table-cell>
          <table:table-cell office:value-type="float" office:value="1644779237">
            <text:p>1644779237</text:p>
          </table:table-cell>
          <table:table-cell office:value-type="float" office:value="6.04">
            <text:p>6.04</text:p>
          </table:table-cell>
          <table:table-cell office:value-type="float" office:value="13.15">
            <text:p>13.15</text:p>
          </table:table-cell>
          <table:table-cell office:value-type="float" office:value="-2.403">
            <text:p>-2.403</text:p>
          </table:table-cell>
          <table:table-cell office:value-type="float" office:value="0.8274">
            <text:p>0.8274</text:p>
          </table:table-cell>
          <table:table-cell office:value-type="float" office:value="0.4232">
            <text:p>0.4232</text:p>
          </table:table-cell>
          <table:table-cell office:value-type="float" office:value="12.178">
            <text:p>12.178</text:p>
          </table:table-cell>
          <table:table-cell office:value-type="float" office:value="0">
            <text:p>0</text:p>
          </table:table-cell>
          <table:table-cell office:value-type="float" office:value="-125712">
            <text:p>-125712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 text:c="2"/>2022-02-13T14:37:18</text:p>
          </table:table-cell>
          <table:table-cell office:value-type="float" office:value="1644781038">
            <text:p>1644781038</text:p>
          </table:table-cell>
          <table:table-cell office:value-type="float" office:value="5.285">
            <text:p>5.285</text:p>
          </table:table-cell>
          <table:table-cell office:value-type="float" office:value="13.146">
            <text:p>13.146</text:p>
          </table:table-cell>
          <table:table-cell office:value-type="float" office:value="-2.403">
            <text:p>-2.403</text:p>
          </table:table-cell>
          <table:table-cell office:value-type="float" office:value="0.8262">
            <text:p>0.8262</text:p>
          </table:table-cell>
          <table:table-cell office:value-type="float" office:value="0.417">
            <text:p>0.417</text:p>
          </table:table-cell>
          <table:table-cell office:value-type="float" office:value="12.152">
            <text:p>12.152</text:p>
          </table:table-cell>
          <table:table-cell office:value-type="float" office:value="0">
            <text:p>0</text:p>
          </table:table-cell>
          <table:table-cell office:value-type="float" office:value="-129984">
            <text:p>-129984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 text:c="2"/>2022-02-13T15:07:18</text:p>
          </table:table-cell>
          <table:table-cell office:value-type="float" office:value="1644782838">
            <text:p>1644782838</text:p>
          </table:table-cell>
          <table:table-cell office:value-type="float" office:value="4.64">
            <text:p>4.64</text:p>
          </table:table-cell>
          <table:table-cell office:value-type="float" office:value="13.137">
            <text:p>13.137</text:p>
          </table:table-cell>
          <table:table-cell office:value-type="float" office:value="-2.342">
            <text:p>-2.342</text:p>
          </table:table-cell>
          <table:table-cell office:value-type="float" office:value="0.8237">
            <text:p>0.8237</text:p>
          </table:table-cell>
          <table:table-cell office:value-type="float" office:value="0.4109">
            <text:p>0.4109</text:p>
          </table:table-cell>
          <table:table-cell office:value-type="float" office:value="12.118">
            <text:p>12.118</text:p>
          </table:table-cell>
          <table:table-cell office:value-type="float" office:value="0">
            <text:p>0</text:p>
          </table:table-cell>
          <table:table-cell office:value-type="float" office:value="-134232">
            <text:p>-134232</text:p>
          </table:table-cell>
          <table:table-cell table:number-columns-repeated="101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 text:c="2"/>2022-02-13T15:29:56</text:p>
          </table:table-cell>
          <table:table-cell office:value-type="float" office:value="1644784196">
            <text:p>1644784196</text:p>
          </table:table-cell>
          <table:table-cell office:value-type="float" office:value="4.277">
            <text:p>4.277</text:p>
          </table:table-cell>
          <table:table-cell office:value-type="float" office:value="12.999">
            <text:p>12.999</text:p>
          </table:table-cell>
          <table:table-cell office:value-type="float" office:value="-6.782">
            <text:p>-6.782</text:p>
          </table:table-cell>
          <table:table-cell office:value-type="float" office:value="0.8164">
            <text:p>0.8164</text:p>
          </table:table-cell>
          <table:table-cell office:value-type="float" office:value="0.4063">
            <text:p>0.4063</text:p>
          </table:table-cell>
          <table:table-cell office:value-type="float" office:value="12.052">
            <text:p>12.052</text:p>
          </table:table-cell>
          <table:table-cell office:value-type="float" office:value="0">
            <text:p>0</text:p>
          </table:table-cell>
          <table:table-cell office:value-type="float" office:value="-139200">
            <text:p>-139200</text:p>
          </table:table-cell>
          <table:table-cell table:number-columns-repeated="101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 text:c="2"/>2022-02-13T15:37:18</text:p>
          </table:table-cell>
          <table:table-cell office:value-type="float" office:value="1644784638">
            <text:p>1644784638</text:p>
          </table:table-cell>
          <table:table-cell office:value-type="float" office:value="4.827">
            <text:p>4.827</text:p>
          </table:table-cell>
          <table:table-cell office:value-type="float" office:value="12.961">
            <text:p>12.961</text:p>
          </table:table-cell>
          <table:table-cell office:value-type="float" office:value="-7.645">
            <text:p>-7.645</text:p>
          </table:table-cell>
          <table:table-cell office:value-type="float" office:value="0.8033">
            <text:p>0.8033</text:p>
          </table:table-cell>
          <table:table-cell office:value-type="float" office:value="0.4049">
            <text:p>0.4049</text:p>
          </table:table-cell>
          <table:table-cell office:value-type="float" office:value="11.957">
            <text:p>11.957</text:p>
          </table:table-cell>
          <table:table-cell office:value-type="float" office:value="0">
            <text:p>0</text:p>
          </table:table-cell>
          <table:table-cell office:value-type="float" office:value="-142440">
            <text:p>-142440</text:p>
          </table:table-cell>
          <table:table-cell table:number-columns-repeated="101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 text:c="2"/>2022-02-13T16:07:18</text:p>
          </table:table-cell>
          <table:table-cell office:value-type="float" office:value="1644786438">
            <text:p>1644786438</text:p>
          </table:table-cell>
          <table:table-cell office:value-type="float" office:value="6.692">
            <text:p>6.692</text:p>
          </table:table-cell>
          <table:table-cell office:value-type="float" office:value="13.038">
            <text:p>13.038</text:p>
          </table:table-cell>
          <table:table-cell office:value-type="float" office:value="-4.315">
            <text:p>-4.315</text:p>
          </table:table-cell>
          <table:table-cell office:value-type="float" office:value="0.7589">
            <text:p>0.7589</text:p>
          </table:table-cell>
          <table:table-cell office:value-type="float" office:value="0.3989">
            <text:p>0.3989</text:p>
          </table:table-cell>
          <table:table-cell office:value-type="float" office:value="10.273">
            <text:p>10.273</text:p>
          </table:table-cell>
          <table:table-cell office:value-type="float" office:value="0">
            <text:p>0</text:p>
          </table:table-cell>
          <table:table-cell office:value-type="float" office:value="-151680">
            <text:p>-151680</text:p>
          </table:table-cell>
          <table:table-cell table:number-columns-repeated="101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 text:c="2"/>2022-02-13T16:37:18</text:p>
          </table:table-cell>
          <table:table-cell office:value-type="float" office:value="1644788238">
            <text:p>1644788238</text:p>
          </table:table-cell>
          <table:table-cell office:value-type="float" office:value="6.303">
            <text:p>6.303</text:p>
          </table:table-cell>
          <table:table-cell office:value-type="float" office:value="13.025">
            <text:p>13.025</text:p>
          </table:table-cell>
          <table:table-cell office:value-type="float" office:value="-4.623">
            <text:p>-4.623</text:p>
          </table:table-cell>
          <table:table-cell office:value-type="float" office:value="0.7443">
            <text:p>0.7443</text:p>
          </table:table-cell>
          <table:table-cell office:value-type="float" office:value="0.3931">
            <text:p>0.3931</text:p>
          </table:table-cell>
          <table:table-cell office:value-type="float" office:value="8.711">
            <text:p>8.711</text:p>
          </table:table-cell>
          <table:table-cell office:value-type="float" office:value="0">
            <text:p>0</text:p>
          </table:table-cell>
          <table:table-cell office:value-type="float" office:value="-159936">
            <text:p>-159936</text:p>
          </table:table-cell>
          <table:table-cell table:number-columns-repeated="1013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 text:c="2"/>2022-02-13T17:07:18</text:p>
          </table:table-cell>
          <table:table-cell office:value-type="float" office:value="1644790038">
            <text:p>1644790038</text:p>
          </table:table-cell>
          <table:table-cell office:value-type="float" office:value="5.57">
            <text:p>5.57</text:p>
          </table:table-cell>
          <table:table-cell office:value-type="float" office:value="12.999">
            <text:p>12.999</text:p>
          </table:table-cell>
          <table:table-cell office:value-type="float" office:value="-4.685">
            <text:p>-4.685</text:p>
          </table:table-cell>
          <table:table-cell office:value-type="float" office:value="0.7342">
            <text:p>0.7342</text:p>
          </table:table-cell>
          <table:table-cell office:value-type="float" office:value="0.3874">
            <text:p>0.3874</text:p>
          </table:table-cell>
          <table:table-cell office:value-type="float" office:value="7.618">
            <text:p>7.618</text:p>
          </table:table-cell>
          <table:table-cell office:value-type="float" office:value="0">
            <text:p>0</text:p>
          </table:table-cell>
          <table:table-cell office:value-type="float" office:value="-168096">
            <text:p>-168096</text:p>
          </table:table-cell>
          <table:table-cell table:number-columns-repeated="101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 text:c="2"/>2022-02-13T17:37:18</text:p>
          </table:table-cell>
          <table:table-cell office:value-type="float" office:value="1644791838">
            <text:p>1644791838</text:p>
          </table:table-cell>
          <table:table-cell office:value-type="float" office:value="4.935">
            <text:p>4.935</text:p>
          </table:table-cell>
          <table:table-cell office:value-type="float" office:value="12.977">
            <text:p>12.977</text:p>
          </table:table-cell>
          <table:table-cell office:value-type="float" office:value="-4.623">
            <text:p>-4.623</text:p>
          </table:table-cell>
          <table:table-cell office:value-type="float" office:value="0.7232">
            <text:p>0.7232</text:p>
          </table:table-cell>
          <table:table-cell office:value-type="float" office:value="0.3817">
            <text:p>0.3817</text:p>
          </table:table-cell>
          <table:table-cell office:value-type="float" office:value="6.468">
            <text:p>6.468</text:p>
          </table:table-cell>
          <table:table-cell office:value-type="float" office:value="0">
            <text:p>0</text:p>
          </table:table-cell>
          <table:table-cell office:value-type="float" office:value="-176208">
            <text:p>-176208</text:p>
          </table:table-cell>
          <table:table-cell table:number-columns-repeated="1013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 text:c="2"/>2022-02-13T18:07:18</text:p>
          </table:table-cell>
          <table:table-cell office:value-type="float" office:value="1644793638">
            <text:p>1644793638</text:p>
          </table:table-cell>
          <table:table-cell office:value-type="float" office:value="4.415">
            <text:p>4.415</text:p>
          </table:table-cell>
          <table:table-cell office:value-type="float" office:value="12.957">
            <text:p>12.957</text:p>
          </table:table-cell>
          <table:table-cell office:value-type="float" office:value="-4.5">
            <text:p>-4.5</text:p>
          </table:table-cell>
          <table:table-cell office:value-type="float" office:value="0.7104">
            <text:p>0.7104</text:p>
          </table:table-cell>
          <table:table-cell office:value-type="float" office:value="0.3761">
            <text:p>0.3761</text:p>
          </table:table-cell>
          <table:table-cell office:value-type="float" office:value="5.172">
            <text:p>5.172</text:p>
          </table:table-cell>
          <table:table-cell office:value-type="float" office:value="0">
            <text:p>0</text:p>
          </table:table-cell>
          <table:table-cell office:value-type="float" office:value="-184560">
            <text:p>-184560</text:p>
          </table:table-cell>
          <table:table-cell table:number-columns-repeated="1013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 text:c="2"/>2022-02-13T18:37:18</text:p>
          </table:table-cell>
          <table:table-cell office:value-type="float" office:value="1644795438">
            <text:p>1644795438</text:p>
          </table:table-cell>
          <table:table-cell office:value-type="float" office:value="5.802">
            <text:p>5.802</text:p>
          </table:table-cell>
          <table:table-cell office:value-type="float" office:value="12.943">
            <text:p>12.943</text:p>
          </table:table-cell>
          <table:table-cell office:value-type="float" office:value="-4.438">
            <text:p>-4.438</text:p>
          </table:table-cell>
          <table:table-cell office:value-type="float" office:value="0.6663">
            <text:p>0.6663</text:p>
          </table:table-cell>
          <table:table-cell office:value-type="float" office:value="0.3706">
            <text:p>0.3706</text:p>
          </table:table-cell>
          <table:table-cell office:value-type="float" office:value="4.173">
            <text:p>4.173</text:p>
          </table:table-cell>
          <table:table-cell office:value-type="float" office:value="0">
            <text:p>0</text:p>
          </table:table-cell>
          <table:table-cell office:value-type="float" office:value="-196464">
            <text:p>-196464</text:p>
          </table:table-cell>
          <table:table-cell table:number-columns-repeated="1013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number-columns-repeated="101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</table:table-cell>
          <table:table-cell table:number-columns-repeated="1013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number-columns-repeated="1013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number-columns-repeated="1013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number-columns-repeated="101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number-columns-repeated="1013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number-columns-repeated="1013"/>
        </table:table-row>
        <table:table-row table:style-name="ro1"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number-columns-repeated="1013"/>
        </table:table-row>
        <table:table-row table:style-name="ro1">
          <table:table-cell office:value-type="string">
            <text:p>self_talk: <text:s/>new string = 'Pa'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b'</text:p>
          </table:table-cell>
          <table:table-cell table:number-columns-repeated="1023"/>
        </table:table-row>
        <table:table-row table:style-name="ro1">
          <table:table-cell office:value-type="string">
            <text:p>Monitor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3.1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 text:c="2"/>0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7"/>1.197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3.376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13.376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255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 text:c="2"/>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4"/>13.376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360000.0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/>278566.4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3"/>-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<text:s/>8.8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 text:c="2"/>0.635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77.4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6"/>115.781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71.286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0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Monitor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00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38750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438748.4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1937.5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10"/>-1.6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/>-636509.1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1.000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7"/>121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3.1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nitor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-0.000225</text:p>
          </table:table-cell>
          <table:table-cell office:value-type="string">
            <text:p><text:s/>-0.000121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-0.121658</text:p>
          </table:table-cell>
          <table:table-cell office:value-type="string">
            <text:p><text:s text:c="2"/>1.19706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-1.000000</text:p>
          </table:table-cell>
          <table:table-cell office:value-type="string">
            <text:p><text:s/>-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-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307</text:p>
          </table:table-cell>
          <table:table-cell office:value-type="string">
            <text:p><text:s/>-0.000010];</text:p>
          </table:table-cell>
          <table:table-cell table:number-columns-repeated="1022"/>
        </table:table-row>
        <table:table-row table:style-name="ro1">
          <table:table-cell office:value-type="string">
            <text:p>Monitor::EKF_1x1:</text:p>
          </table:table-cell>
          <table:table-cell table:number-columns-repeated="1023"/>
        </table:table-row>
        <table:table-row table:style-name="ro1">
          <table:table-cell office:value-type="string">
            <text:p>In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z <text:s/>= <text:s text:c="2"/>0.000 <text:s text:c="4"/>// 1x1 input</text:p>
          </table:table-cell>
          <table:table-cell office:value-type="string">
            <text:p><text:s/>=voc</text:p>
          </table:table-cell>
          <table:table-cell office:value-type="string">
            <text:p><text:s/>dynamic predicted by other model</text:p>
          </table:table-cell>
          <table:table-cell office:value-type="string">
            <text:p><text:s/>V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 <text:s/>= <text:s text:c="2"/>0.010000 <text:s/>// 1x1 Kalman state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 <text:s/>= <text:s text:c="2"/>0.000001 <text:s/>// 1x1 Kalman process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 <text:s/>= <text:s text:c="2"/>0.000 <text:s text:c="4"/>// 1x1 Jacobian sensitivity dV/dSOC</text:p>
          </table:table-cell>
          <table:table-cell table:number-columns-repeated="1023"/>
        </table:table-row>
        <table:table-row table:style-name="ro1">
          <table:table-cell office:value-type="string">
            <text:p>Out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 <text:s/>= <text:s text:c="2"/>0.635 <text:s text:c="4"/>// 1x1 Kalman state variable = Vsoc (0-1 fraction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x = <text:s text:c="2"/>4.094 <text:s text:c="4"/>// Output of observation function h(x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y <text:s/>= <text:s/>-4.094 <text:s text:c="4"/>// 1x1 Residual z-hx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P <text:s/>= <text:s text:c="2"/>0.000063 <text:s/>// 1x1 Kalman uncertainty covarian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 <text:s/>= <text:s text:c="2"/>0.000000 <text:s/>// 1x1 Kalman gai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 <text:s/>= <text:s text:c="2"/>0.010000 <text:s/>// 1x1 system uncertain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m'</text:p>
          </table:table-cell>
          <table:table-cell table:number-columns-repeated="1023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Model:BatteryModel: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3.1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/>15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6"/>13.376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3.376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-0.00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255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/>-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4"/>13.376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447523.4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 text:c="5"/>-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-0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/>-0.000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-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-0.000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-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NOTE: for BatteryModel</text:p>
          </table:table-cell>
          <table:table-cell office:value-type="string">
            <text:p><text:s/>voc_dyn</text:p>
          </table:table-cell>
          <table:table-cell office:value-type="string">
            <text:p><text:s/>q_ekf</text:p>
          </table:table-cell>
          <table:table-cell office:value-type="string">
            <text:p><text:s/>soc_ekf</text:p>
          </table:table-cell>
          <table:table-cell office:value-type="string">
            <text:p><text:s/>SOC_ekf</text:p>
          </table:table-cell>
          <table:table-cell office:value-type="string">
            <text:p><text:s/>and amp_hrs* not used</text:p>
          </table:table-cell>
          <table:table-cell table:number-columns-repeated="1018"/>
        </table:table-row>
        <table:table-row table:style-name="ro1">
          <table:table-cell office:value-type="string">
            <text:p><text:s text:c="2"/>sat_ib_max_ = <text:s text:c="8"/>0.003; // Current cutback to be applied to modeled ib outpu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ib_null_ = <text:s text:c="7"/>0.000; // Current cutback value for voc=vsa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cutback_gain_ = 1000.000; 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cutback_ = <text:s text:c="5"/>0; <text:s text:c="4"/>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saturated_ = <text:s text:c="3"/>0; <text:s text:c="4"/>// Modeled current being limited on saturation cutback</text:p>
          </table:table-cell>
          <table:table-cell office:value-type="string">
            <text:p><text:s/>T = cutback limi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_sat_ = <text:s text:c="12"/>0.500; // Indicator of maximal cutback</text:p>
          </table:table-cell>
          <table:table-cell office:value-type="string">
            <text:p><text:s/>T = cutback 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_cap_ = <text:s text:c="13"/>0.000; // Rated capacity scalar</text:p>
          </table:table-cell>
          <table:table-cell table:number-columns-repeated="1023"/>
        </table:table-row>
        <table:table-row table:style-name="ro1">
          <table:table-cell office:value-type="string">
            <text:p>Model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72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47525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367199.5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2376.2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10"/>-1.6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 text:c="6"/>-0.0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1.000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7"/>121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3.1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del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0000</text:p>
          </table:table-cell>
          <table:table-cell office:value-type="string">
            <text:p><text:s/>13.37619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<text:s/>1.000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<text:s/>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Pr'</text:p>
          </table:table-cell>
          <table:table-cell table:number-columns-repeated="1023"/>
        </table:table-row>
        <table:table-row table:style-name="ro1">
          <table:table-cell office:value-type="string">
            <text:p>retained::debug = 2</text:p>
          </table:table-cell>
          <table:table-cell office:value-type="string">
            <text:p><text:s/>delta_q = <text:s/>-1.570</text:p>
          </table:table-cell>
          <table:table-cell office:value-type="string">
            <text:p><text:s/>t_last = <text:s text:c="2"/>3.125</text:p>
          </table:table-cell>
          <table:table-cell office:value-type="string">
            <text:p><text:s/>delta_q_model = <text:s/>-1.570</text:p>
          </table:table-cell>
          <table:table-cell office:value-type="string">
            <text:p><text:s/>t_last_model = <text:s text:c="2"/>3.125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<text:s text:c="4"/>curr_bias_amp = <text:s/>-0.200</text:p>
          </table:table-cell>
          <table:table-cell office:value-type="string">
            <text:p><text:s/>curr_bias_noamp = <text:s/>-0.500</text:p>
          </table:table-cell>
          <table:table-cell office:value-type="string">
            <text:p><text:s/>curr_bias_all = <text:s/>-0.600</text:p>
          </table:table-cell>
          <table:table-cell office:value-type="string">
            <text:p><text:s/>curr_sel_noamp = 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>
            <text:p><text:s text:c="4"/>vbatt_bias = <text:s text:c="2"/>0.000</text:p>
          </table:table-cell>
          <table:table-cell office:value-type="string">
            <text:p><text:s/>modeling = 0</text:p>
          </table:table-cell>
          <table:table-cell office:value-type="string">
            <text:p><text:s/>duty = 0</text:p>
          </table:table-cell>
          <table:table-cell office:value-type="string">
            <text:p><text:s/>amp = <text:s text:c="2"/>0.000</text:p>
          </table:table-cell>
          <table:table-cell office:value-type="string">
            <text:p><text:s/>freq = <text:s text:c="2"/>0.000</text:p>
          </table:table-cell>
          <table:table-cell office:value-type="string">
            <text:p><text:s/>type = 0</text:p>
          </table:table-cell>
          <table:table-cell office:value-type="string">
            <text:p><text:s/>offset = <text:s text:c="2"/>0.000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<text:s text:c="4"/>t_bias = <text:s text:c="2"/>0.000</text:p>
          </table:table-cell>
          <table:table-cell office:value-type="string">
            <text:p><text:s/>s_cap_model = <text:s text:c="2"/>1.020</text:p>
          </table:table-cell>
          <table:table-cell office:value-type="string">
            <text:p><text:s/>cutback_gain_scalar = <text:s text:c="2"/>1.000</text:p>
          </table:table-cell>
          <table:table-cell office:value-type="string">
            <text:p><text:s/>delta_q_inf = -636509.073</text:p>
          </table:table-cell>
          <table:table-cell table:number-columns-repeated="1020"/>
        </table:table-row>
        <table:table-row table:style-name="ro1">
          <table:table-cell office:value-type="string">
            <text:p>command::enable_wifi = 0</text:p>
          </table:table-cell>
          <table:table-cell office:value-type="string">
            <text:p><text:s/>model_cutback = 0</text:p>
          </table:table-cell>
          <table:table-cell office:value-type="string">
            <text:p><text:s/>model_saturated = 0</text:p>
          </table:table-cell>
          <table:table-cell office:value-type="string">
            <text:p><text:s/>soft_reset = 0</text:p>
          </table:table-cell>
          <table:table-cell office:value-type="string">
            <text:p><text:s/>write_summary = 1</text:p>
          </table:table-cell>
          <table:table-cell office:value-type="string">
            <text:p><text:s/>curr_bias_amp = <text:s/>-0.800</text:p>
          </table:table-cell>
          <table:table-cell office:value-type="string">
            <text:p><text:s/>curr_bias_noamp = <text:s/>-1.100</text:p>
          </table:table-cell>
          <table:table-cell office:value-type="string">
            <text:p><text:s/>dc_dc_on = 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Q'</text:p>
          </table:table-cell>
          <table:table-cell table:number-columns-repeated="1023"/>
        </table:table-row>
        <table:table-row table:style-name="ro1">
          <table:table-cell office:value-type="string">
            <text:p>tb <text:s/>= <text:s text:c="2"/>3.125</text:p>
          </table:table-cell>
          <table:table-cell table:number-columns-repeated="1023"/>
        </table:table-row>
        <table:table-row table:style-name="ro1">
          <table:table-cell office:value-type="string">
            <text:p>vb <text:s/>= <text:s text:c="2"/>1.197</text:p>
          </table:table-cell>
          <table:table-cell table:number-columns-repeated="1023"/>
        </table:table-row>
        <table:table-row table:style-name="ro1">
          <table:table-cell office:value-type="string">
            <text:p>voc <text:s/>= <text:s/>13.376</text:p>
          </table:table-cell>
          <table:table-cell table:number-columns-repeated="1023"/>
        </table:table-row>
        <table:table-row table:style-name="ro1">
          <table:table-cell office:value-type="string">
            <text:p>vsat = <text:s/>13.255</text:p>
          </table:table-cell>
          <table:table-cell table:number-columns-repeated="1023"/>
        </table:table-row>
        <table:table-row table:style-name="ro1">
          <table:table-cell office:value-type="string">
            <text:p>ib <text:s/>= <text:s text:c="2"/>0.000</text:p>
          </table:table-cell>
          <table:table-cell table:number-columns-repeated="1023"/>
        </table:table-row>
        <table:table-row table:style-name="ro1">
          <table:table-cell office:value-type="string">
            <text:p>soc = <text:s text:c="2"/>1.000</text:p>
          </table:table-cell>
          <table:table-cell table:number-columns-repeated="1023"/>
        </table:table-row>
        <table:table-row table:style-name="ro1">
          <table:table-cell office:value-type="string">
            <text:p>soc_ekf= <text:s text:c="2"/>0.635</text:p>
          </table:table-cell>
          <table:table-cell table:number-columns-repeated="1023"/>
        </table:table-row>
        <table:table-row table:style-name="ro1">
          <table:table-cell office:value-type="string">
            <text:p>modeling = 0</text:p>
          </table:table-cell>
          <table:table-cell table:number-columns-repeated="102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6</text:p>
          </table:table-cell>
          <table:table-cell office:value-type="float" office:value="38221576.156">
            <text:p>38221576.156</text:p>
          </table:table-cell>
          <table:table-cell office:value-type="float" office:value="2.146">
            <text:p>2.146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6</text:p>
          </table:table-cell>
          <table:table-cell office:value-type="float" office:value="38221576.611">
            <text:p>38221576.61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7">
            <text:p>1.197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22">
            <text:p>-0.122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7</text:p>
          </table:table-cell>
          <table:table-cell office:value-type="float" office:value="38221577.011">
            <text:p>38221577.01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7</text:p>
          </table:table-cell>
          <table:table-cell office:value-type="float" office:value="38221577.356">
            <text:p>38221577.356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22">
            <text:p>-0.122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</table:table>
      <table:table table:name="11.1 C" table:style-name="ta4" table:print="false">
        <office:forms form:automatic-focus="false" form:apply-design-mode="false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1"/>
        <table:table-column table:style-name="co12" table:number-columns-repeated="3" table:default-cell-style-name="ce2"/>
        <table:table-column table:style-name="co15" table:default-cell-style-name="ce2"/>
        <table:table-column table:style-name="co16" table:default-cell-style-name="ce3"/>
        <table:table-column table:style-name="co13" table:default-cell-style-name="ce3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9" table:number-columns-repeated="2" table:default-cell-style-name="ce2"/>
        <table:table-column table:style-name="co23" table:number-columns-repeated="989" table:default-cell-style-name="ce2"/>
        <table:table-column table:style-name="co23" table:number-columns-repeated="2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style-name="Default" office:value-type="string">
            <text:p>iavg</text:p>
          </table:table-cell>
          <table:table-cell table:style-name="Default" office:value-type="string">
            <text:p>iavg_adj</text:p>
          </table:table-cell>
          <table:table-cell table:style-name="Default" office:value-type="string">
            <text:p>delta_q_inf_adj</text:p>
          </table:table-cell>
          <table:table-cell/>
          <table:table-cell office:value-type="string">
            <text:p>voc</text:p>
          </table:table-cell>
          <table:table-cell office:value-type="string">
            <text:p>delta_q</text:p>
          </table:table-cell>
          <table:table-cell office:value-type="string">
            <text:p>q_capacity</text:p>
          </table:table-cell>
          <table:table-cell office:value-type="string">
            <text:p>q</text:p>
          </table:table-cell>
          <table:table-cell office:value-type="string">
            <text:p>soc</text:p>
          </table:table-cell>
          <table:table-cell/>
          <table:table-cell office:value-type="string">
            <text:p>OAT, F</text:p>
          </table:table-cell>
          <table:table-cell office:value-type="string">
            <text:p>T0, C</text:p>
          </table:table-cell>
          <table:table-cell office:value-type="string">
            <text:p>voc_11.1</text:p>
          </table:table-cell>
          <table:table-cell office:value-type="string">
            <text:p>Vb-voc</text:p>
          </table:table-cell>
          <table:table-cell office:value-type="string">
            <text:p>Rbatt</text:p>
          </table:table-cell>
          <table:table-cell office:value-type="string">
            <text:p>dvoc_dt=</text:p>
          </table:table-cell>
          <table:table-cell office:value-type="float" office:value="0.004">
            <text:p>0.004</text:p>
          </table:table-cell>
          <table:table-cell table:style-name="ce6" office:value-type="string">
            <text:p>x_soc</text:p>
          </table:table-cell>
          <table:table-cell table:style-name="ce6" office:value-type="string">
            <text:p>t_voc_11.1</text:p>
          </table:table-cell>
          <table:table-cell table:style-name="ce1"/>
          <table:table-cell table:style-name="ce7" office:value-type="string">
            <text:p>t_voc_11.1</text:p>
          </table:table-cell>
          <table:table-cell>
            <draw:frame table:end-cell-address="'11.1 C'.AM18" table:end-x="0.0091in" table:end-y="0.0587in" draw:z-index="5" draw:name="Chart 6" draw:style-name="gr1" draw:text-style-name="P1" svg:width="3.2441in" svg:height="3.0807in" svg:x="0.2in" svg:y="0.0004in">
              <draw:object-ole draw:class-id="00000000-0000-0000-0000-000000000000" xlink:href="./Object 12" xlink:type="simple" xlink:show="embed" xlink:actuate="onLoad">
                <text:p/>
              </draw:object-ole>
              <draw:image xlink:href="./ObjectReplacements/Object 12" xlink:type="simple" xlink:show="embed" xlink:actuate="onLoad"/>
            </draw:frame>
          </table:table-cell>
          <table:table-cell/>
          <table:table-cell office:value-type="string">
            <text:p>t</text:p>
          </table:table-cell>
          <table:table-cell office:value-type="string">
            <text:p>W</text:p>
          </table:table-cell>
          <table:table-cell table:number-columns-repeated="98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<text:s text:c="2"/>2022-02-15T10:54:36</text:p>
          </table:table-cell>
          <table:table-cell office:value-type="float" office:value="1644940476">
            <text:p>1644940476</text:p>
          </table:table-cell>
          <table:table-cell office:value-type="float" office:value="10.307">
            <text:p>10.307</text:p>
          </table:table-cell>
          <table:table-cell office:value-type="float" office:value="14.467">
            <text:p>14.467</text:p>
          </table:table-cell>
          <table:table-cell office:value-type="float" office:value="0.125">
            <text:p>0.125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12">
            <text:p>13.512</text:p>
          </table:table-cell>
          <table:table-cell office:value-type="float" office:value="14.466">
            <text:p>14.466</text:p>
          </table:table-cell>
          <table:table-cell office:value-type="float" office:value="-285624">
            <text:p>-285624</text:p>
          </table:table-cell>
          <table:table-cell table:style-name="Default" table:formula="of:=[.M3]" office:value-type="float" office:value="-0.1531589023612">
            <text:p>-0.1531589024</text:p>
          </table:table-cell>
          <table:table-cell table:style-name="Default" table:formula="of:=[.M2]+[.$V$3]" office:value-type="float" office:value="-0.2831589023612">
            <text:p>-0.2831589024</text:p>
          </table:table-cell>
          <table:table-cell table:style-name="Default" office:value-type="float" office:value="0">
            <text:p>0</text:p>
          </table:table-cell>
          <table:table-cell/>
          <table:table-cell table:formula="of:=[.F2]-[.G2]*[.$AN$2]" office:value-type="float" office:value="14.46553">
            <text:p>14.46553</text:p>
          </table:table-cell>
          <table:table-cell table:formula="of:=[.O2]" office:value-type="float" office:value="0">
            <text:p>0</text:p>
          </table:table-cell>
          <table:table-cell table:formula="of:=360000*(1-0.01*([.E2]-25))" office:value-type="float" office:value="412894.8">
            <text:p>412894.8</text:p>
          </table:table-cell>
          <table:table-cell table:formula="of:=[.R2]+[.S2]" office:value-type="float" office:value="412894.8">
            <text:p>412894.8</text:p>
          </table:table-cell>
          <table:table-cell table:formula="of:=[.T2]/[.S2]" office:value-type="float" office:value="1">
            <text:p>1</text:p>
          </table:table-cell>
          <table:table-cell office:value-type="string">
            <text:p>Di</text:p>
          </table:table-cell>
          <table:table-cell office:value-type="float" office:value="56">
            <text:p>56</text:p>
          </table:table-cell>
          <table:table-cell table:formula="of:=([.W2]-32)*5/9" office:value-type="float" office:value="13.3333333333333">
            <text:p>13.3</text:p>
          </table:table-cell>
          <table:table-cell table:formula="of:=[.Q2]-([.$E2]-11.1)*[.$AC$1]" office:value-type="float" office:value="14.468702">
            <text:p>14.5</text:p>
          </table:table-cell>
          <table:table-cell table:formula="of:=[.F2]-[.K2]" office:value-type="float" office:value="0.00100000000000122">
            <text:p>0.001</text:p>
          </table:table-cell>
          <table:table-cell table:formula="of:=[.Z2]/[.G2]" office:value-type="float" office:value="0.00800000000000978">
            <text:p>0.008</text:p>
          </table:table-cell>
          <table:table-cell office:value-type="string">
            <text:p>BATT_DVOC_DT</text:p>
          </table:table-cell>
          <table:table-cell table:formula="of:=[.AC1]/4" office:value-type="float" office:value="0.001">
            <text:p>0.00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1"/>
          <table:table-cell table:style-name="ce7" office:value-type="float" office:value="4">
            <text:p>4</text:p>
          </table:table-cell>
          <table:table-cell table:number-columns-repeated="2"/>
          <table:table-cell table:formula="of:=[.A2]" office:value-type="float" office:value="0">
            <text:p>0</text:p>
          </table:table-cell>
          <table:table-cell table:formula="of:=[.F2]*[.G2]" office:value-type="float" office:value="1.808375">
            <text:p>1.808375</text:p>
          </table:table-cell>
          <table:table-cell/>
          <table:table-cell office:value-type="string">
            <text:p>r=</text:p>
          </table:table-cell>
          <table:table-cell table:formula="of:=(0.00168+0.00126)*4" office:value-type="float" office:value="0.01176">
            <text:p>0.01176</text:p>
          </table:table-cell>
          <table:table-cell table:number-columns-repeated="984"/>
        </table:table-row>
        <table:table-row table:style-name="ro1">
          <table:table-cell table:formula="of:=([.D3]-[.$D$2])/3600" office:value-type="float" office:value="0.435277777777778">
            <text:p>0.4352777778</text:p>
          </table:table-cell>
          <table:table-cell office:value-type="float" office:value="52">
            <text:p>52</text:p>
          </table:table-cell>
          <table:table-cell office:value-type="string">
            <text:p><text:s text:c="2"/>2022-02-15T11:20:43</text:p>
          </table:table-cell>
          <table:table-cell office:value-type="float" office:value="1644942043">
            <text:p>1644942043</text:p>
          </table:table-cell>
          <table:table-cell office:value-type="float" office:value="12.352">
            <text:p>12.352</text:p>
          </table:table-cell>
          <table:table-cell office:value-type="float" office:value="13.899">
            <text:p>13.899</text:p>
          </table:table-cell>
          <table:table-cell office:value-type="float" office:value="-4.315">
            <text:p>-4.315</text:p>
          </table:table-cell>
          <table:table-cell office:value-type="float" office:value="0.9991">
            <text:p>0.9991</text:p>
          </table:table-cell>
          <table:table-cell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3.934">
            <text:p>13.934</text:p>
          </table:table-cell>
          <table:table-cell office:value-type="float" office:value="-285864">
            <text:p>-285864</text:p>
          </table:table-cell>
          <table:table-cell table:style-name="Default" table:formula="of:=([.L3]-[.L2])/([.A3]-[.A2])/3600" office:value-type="float" office:value="-0.1531589023612">
            <text:p>-0.1531589024</text:p>
          </table:table-cell>
          <table:table-cell table:style-name="Default" table:formula="of:=[.M3]+[.$V$3]" office:value-type="float" office:value="-0.2831589023612">
            <text:p>-0.2831589024</text:p>
          </table:table-cell>
          <table:table-cell table:style-name="Default" table:formula="of:=([.N3]*3600*([.A3]-[.A2]))*[.$V$7]/[.$V$5]+[.O2]" office:value-type="float" office:value="-475.048262331839">
            <text:p>-475.0482623318</text:p>
          </table:table-cell>
          <table:table-cell/>
          <table:table-cell table:formula="of:=[.F3]-[.G3]*[.$AN$2]" office:value-type="float" office:value="13.9497444">
            <text:p>13.9497444</text:p>
          </table:table-cell>
          <table:table-cell table:formula="of:=[.O3]" office:value-type="float" office:value="-475.048262331839">
            <text:p>-475.0482623318</text:p>
          </table:table-cell>
          <table:table-cell table:formula="of:=360000*(1-0.01*([.E3]-25))" office:value-type="float" office:value="405532.8">
            <text:p>405532.8</text:p>
          </table:table-cell>
          <table:table-cell table:formula="of:=[.R3]+[.S3]" office:value-type="float" office:value="405057.751737668">
            <text:p>405057.751737668</text:p>
          </table:table-cell>
          <table:table-cell table:formula="of:=[.T3]/[.S3]" office:value-type="float" office:value="0.998828582392517">
            <text:p>0.9988285824</text:p>
          </table:table-cell>
          <table:table-cell table:formula="of:=-0.13" office:value-type="float" office:value="-0.13">
            <text:p>-0.13</text:p>
          </table:table-cell>
          <table:table-cell table:number-columns-repeated="2"/>
          <table:table-cell table:formula="of:=[.Q3]-([.$E3]-11.1)*[.$AC$1]" office:value-type="float" office:value="13.9447364">
            <text:p>13.9</text:p>
          </table:table-cell>
          <table:table-cell table:formula="of:=[.F3]-[.K3]" office:value-type="float" office:value="-0.0349999999999984">
            <text:p>-0.035</text:p>
          </table:table-cell>
          <table:table-cell table:formula="of:=[.Z3]/[.G3]" office:value-type="float" office:value="0.00811123986094979">
            <text:p>0.0081112399</text:p>
          </table:table-cell>
          <table:table-cell table:number-columns-repeated="2"/>
          <table:table-cell table:style-name="ce6" office:value-type="float" office:value="0.05">
            <text:p>0.05</text:p>
          </table:table-cell>
          <table:table-cell table:style-name="ce6" office:value-type="float" office:value="8">
            <text:p>8</text:p>
          </table:table-cell>
          <table:table-cell table:style-name="ce1"/>
          <table:table-cell table:style-name="ce7" office:value-type="float" office:value="4">
            <text:p>4</text:p>
          </table:table-cell>
          <table:table-cell table:number-columns-repeated="2"/>
          <table:table-cell table:formula="of:=[.A3]" office:value-type="float" office:value="0.435277777777778">
            <text:p>0.4352777778</text:p>
          </table:table-cell>
          <table:table-cell table:formula="of:=[.F3]*[.G3]" office:value-type="float" office:value="-59.974185">
            <text:p>-59.974185</text:p>
          </table:table-cell>
          <table:table-cell table:number-columns-repeated="987"/>
        </table:table-row>
        <table:table-row table:style-name="ro1">
          <table:table-cell table:formula="of:=([.D4]-[.$D$2])/3600" office:value-type="float" office:value="0.5">
            <text:p>0.5</text:p>
          </table:table-cell>
          <table:table-cell office:value-type="float" office:value="53">
            <text:p>53</text:p>
          </table:table-cell>
          <table:table-cell office:value-type="string">
            <text:p><text:s text:c="2"/>2022-02-15T11:24:36</text:p>
          </table:table-cell>
          <table:table-cell office:value-type="float" office:value="1644942276">
            <text:p>1644942276</text:p>
            <draw:frame table:end-cell-address="'11.1 C'.K20" table:end-x="0.0709in" table:end-y="0.0354in" draw:z-index="1" draw:name="Chart 2" draw:style-name="gr1" draw:text-style-name="P1" svg:width="3.9776in" svg:height="2.7823in" svg:x="0.5047in" svg:y="0.098in">
              <draw:object-ole draw:class-id="00000000-0000-0000-0000-000000000000" xlink:href="./Object 8" xlink:type="simple" xlink:show="embed" xlink:actuate="onLoad">
                <text:p/>
              </draw:object-ole>
              <draw:image xlink:href="./ObjectReplacements/Object 8" xlink:type="simple" xlink:show="embed" xlink:actuate="onLoad"/>
            </draw:frame>
          </table:table-cell>
          <table:table-cell office:value-type="float" office:value="12.375">
            <text:p>12.375</text:p>
          </table:table-cell>
          <table:table-cell office:value-type="float" office:value="13.516">
            <text:p>13.516</text:p>
          </table:table-cell>
          <table:table-cell office:value-type="float" office:value="-4.747">
            <text:p>-4.747</text:p>
          </table:table-cell>
          <table:table-cell office:value-type="float" office:value="0.9963">
            <text:p>0.9963</text:p>
          </table:table-cell>
          <table:table-cell office:value-type="float" office:value="0.9981">
            <text:p>0.9981</text:p>
          </table:table-cell>
          <table:table-cell office:value-type="float" office:value="13.543">
            <text:p>13.543</text:p>
          </table:table-cell>
          <table:table-cell office:value-type="float" office:value="13.572">
            <text:p>13.572</text:p>
          </table:table-cell>
          <table:table-cell office:value-type="float" office:value="-286920">
            <text:p>-286920</text:p>
          </table:table-cell>
          <table:table-cell table:style-name="Default" table:formula="of:=([.L4]-[.L3])/([.A4]-[.A3])/3600" office:value-type="float" office:value="-4.53218884120172">
            <text:p>-4.5321888412</text:p>
          </table:table-cell>
          <table:table-cell table:style-name="Default" table:formula="of:=[.M4]+[.$V$3]" office:value-type="float" office:value="-4.66218884120172">
            <text:p>-4.6621888412</text:p>
          </table:table-cell>
          <table:table-cell table:style-name="Default" table:formula="of:=([.N4]*3600*([.A4]-[.A3]))*[.$V$7]/[.$V$5]+[.O3]" office:value-type="float" office:value="-1638.06053811659">
            <text:p>-1638.0605381166</text:p>
          </table:table-cell>
          <table:table-cell/>
          <table:table-cell table:formula="of:=[.F4]-[.G4]*[.$AN$2]" office:value-type="float" office:value="13.57182472">
            <text:p>13.57182472</text:p>
          </table:table-cell>
          <table:table-cell table:formula="of:=[.O4]" office:value-type="float" office:value="-1638.06053811659">
            <text:p>-1638.0605381166</text:p>
          </table:table-cell>
          <table:table-cell table:formula="of:=360000*(1-0.01*([.E4]-25))" office:value-type="float" office:value="405450">
            <text:p>405450</text:p>
          </table:table-cell>
          <table:table-cell table:formula="of:=[.R4]+[.S4]" office:value-type="float" office:value="403811.939461883">
            <text:p>403811.939461883</text:p>
          </table:table-cell>
          <table:table-cell table:formula="of:=[.T4]/[.S4]" office:value-type="float" office:value="0.995959895084186">
            <text:p>0.9959598951</text:p>
          </table:table-cell>
          <table:table-cell office:value-type="string">
            <text:p>base Sa</text:p>
          </table:table-cell>
          <table:table-cell office:value-type="float" office:value="53">
            <text:p>53</text:p>
          </table:table-cell>
          <table:table-cell table:formula="of:=([.W4]-32)*5/9" office:value-type="float" office:value="11.6666666666667">
            <text:p>11.7</text:p>
          </table:table-cell>
          <table:table-cell table:formula="of:=[.Q4]-([.$E4]-11.1)*[.$AC$1]" office:value-type="float" office:value="13.56672472">
            <text:p>13.6</text:p>
          </table:table-cell>
          <table:table-cell table:formula="of:=[.F4]-[.K4]" office:value-type="float" office:value="-0.0559999999999992">
            <text:p>-0.056</text:p>
          </table:table-cell>
          <table:table-cell table:formula="of:=[.Z4]/[.G4]" office:value-type="float" office:value="0.0117969243732882">
            <text:p>0.0117969244</text:p>
          </table:table-cell>
          <table:table-cell table:number-columns-repeated="2"/>
          <table:table-cell table:style-name="ce6" office:value-type="float" office:value="0.1">
            <text:p>0.1</text:p>
          </table:table-cell>
          <table:table-cell table:style-name="ce6" office:value-type="float" office:value="11.7">
            <text:p>11.7</text:p>
          </table:table-cell>
          <table:table-cell table:style-name="ce1"/>
          <table:table-cell table:style-name="ce7" office:value-type="float" office:value="8">
            <text:p>8</text:p>
          </table:table-cell>
          <table:table-cell table:number-columns-repeated="2"/>
          <table:table-cell table:formula="of:=[.A4]" office:value-type="float" office:value="0.5">
            <text:p>0.5</text:p>
          </table:table-cell>
          <table:table-cell table:formula="of:=[.F4]*[.G4]" office:value-type="float" office:value="-64.160452">
            <text:p>-64.160452</text:p>
          </table:table-cell>
          <table:table-cell table:number-columns-repeated="987"/>
        </table:table-row>
        <table:table-row table:style-name="ro1">
          <table:table-cell table:formula="of:=([.D5]-[.$D$2])/3600"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<text:s text:c="2"/>2022-02-15T11:54:36</text:p>
          </table:table-cell>
          <table:table-cell office:value-type="float" office:value="1644944076">
            <text:p>1644944076</text:p>
          </table:table-cell>
          <table:table-cell office:value-type="float" office:value="11.502">
            <text:p>11.502</text:p>
          </table:table-cell>
          <table:table-cell office:value-type="float" office:value="13.154">
            <text:p>13.154</text:p>
          </table:table-cell>
          <table:table-cell office:value-type="float" office:value="-4.5">
            <text:p>-4.5</text:p>
          </table:table-cell>
          <table:table-cell office:value-type="float" office:value="0.9851">
            <text:p>0.9851</text:p>
          </table:table-cell>
          <table:table-cell office:value-type="float" office:value="0.9711">
            <text:p>0.9711</text:p>
          </table:table-cell>
          <table:table-cell office:value-type="float" office:value="13.326">
            <text:p>13.326</text:p>
          </table:table-cell>
          <table:table-cell office:value-type="float" office:value="13.21">
            <text:p>13.21</text:p>
          </table:table-cell>
          <table:table-cell office:value-type="float" office:value="-295056">
            <text:p>-295056</text:p>
          </table:table-cell>
          <table:table-cell table:style-name="Default" table:formula="of:=([.L5]-[.L4])/([.A5]-[.A4])/3600" office:value-type="float" office:value="-4.52">
            <text:p>-4.52</text:p>
          </table:table-cell>
          <table:table-cell table:style-name="Default" table:formula="of:=[.M5]+[.$V$3]" office:value-type="float" office:value="-4.65">
            <text:p>-4.65</text:p>
          </table:table-cell>
          <table:table-cell table:style-name="Default" table:formula="of:=([.N5]*3600*([.A5]-[.A4]))*[.$V$7]/[.$V$5]+[.O4]" office:value-type="float" office:value="-10599.2152466368">
            <text:p>-10599.2152466368</text:p>
          </table:table-cell>
          <table:table-cell/>
          <table:table-cell table:formula="of:=[.F5]-[.G5]*[.$AN$2]" office:value-type="float" office:value="13.20692">
            <text:p>13.20692</text:p>
          </table:table-cell>
          <table:table-cell table:formula="of:=[.O5]" office:value-type="float" office:value="-10599.2152466368">
            <text:p>-10599.2152466368</text:p>
          </table:table-cell>
          <table:table-cell table:formula="of:=360000*(1-0.01*([.E5]-25))" office:value-type="float" office:value="408592.8">
            <text:p>408592.8</text:p>
          </table:table-cell>
          <table:table-cell table:formula="of:=[.R5]+[.S5]" office:value-type="float" office:value="397993.584753363">
            <text:p>397993.584753363</text:p>
          </table:table-cell>
          <table:table-cell table:formula="of:=[.T5]/[.S5]" office:value-type="float" office:value="0.974059221683209">
            <text:p>0.9740592217</text:p>
          </table:table-cell>
          <table:table-cell office:value-type="float" office:value="0.892">
            <text:p>0.892</text:p>
          </table:table-cell>
          <table:table-cell table:number-columns-repeated="2"/>
          <table:table-cell table:formula="of:=[.Q5]-([.$E5]-11.1)*[.$AC$1]" office:value-type="float" office:value="13.205312">
            <text:p>13.2</text:p>
          </table:table-cell>
          <table:table-cell table:formula="of:=[.F5]-[.K5]" office:value-type="float" office:value="-0.0560000000000009">
            <text:p>-0.056</text:p>
          </table:table-cell>
          <table:table-cell table:formula="of:=[.Z5]/[.G5]" office:value-type="float" office:value="0.0124444444444447">
            <text:p>0.0124444444</text:p>
          </table:table-cell>
          <table:table-cell table:number-columns-repeated="2"/>
          <table:table-cell table:style-name="ce6" office:value-type="float" office:value="0.14">
            <text:p>0.14</text:p>
          </table:table-cell>
          <table:table-cell table:style-name="ce6" office:value-type="float" office:value="12.5">
            <text:p>12.5</text:p>
          </table:table-cell>
          <table:table-cell table:style-name="ce1"/>
          <table:table-cell table:style-name="ce7" office:value-type="float" office:value="11.6">
            <text:p>11.6</text:p>
          </table:table-cell>
          <table:table-cell table:number-columns-repeated="2"/>
          <table:table-cell table:formula="of:=[.A5]" office:value-type="float" office:value="1">
            <text:p>1</text:p>
          </table:table-cell>
          <table:table-cell table:formula="of:=[.F5]*[.G5]" office:value-type="float" office:value="-59.193">
            <text:p>-59.193</text:p>
          </table:table-cell>
          <table:table-cell table:number-columns-repeated="987"/>
        </table:table-row>
        <table:table-row table:style-name="ro1">
          <table:table-cell table:formula="of:=([.D6]-[.$D$2])/3600" office:value-type="float" office:value="1.5">
            <text:p>1.5</text:p>
          </table:table-cell>
          <table:table-cell office:value-type="float" office:value="55">
            <text:p>55</text:p>
          </table:table-cell>
          <table:table-cell office:value-type="string">
            <text:p><text:s text:c="2"/>2022-02-15T12:24:36</text:p>
          </table:table-cell>
          <table:table-cell office:value-type="float" office:value="1644945876">
            <text:p>1644945876</text:p>
          </table:table-cell>
          <table:table-cell office:value-type="float" office:value="10.353">
            <text:p>10.353</text:p>
          </table:table-cell>
          <table:table-cell office:value-type="float" office:value="13.116">
            <text:p>13.116</text:p>
          </table:table-cell>
          <table:table-cell office:value-type="float" office:value="-7.46">
            <text:p>-7.46</text:p>
          </table:table-cell>
          <table:table-cell office:value-type="float" office:value="0.9706">
            <text:p>0.9706</text:p>
          </table:table-cell>
          <table:table-cell office:value-type="float" office:value="0.9777">
            <text:p>0.9777</text:p>
          </table:table-cell>
          <table:table-cell office:value-type="float" office:value="13.17">
            <text:p>13.17</text:p>
          </table:table-cell>
          <table:table-cell office:value-type="float" office:value="13.206">
            <text:p>13.206</text:p>
          </table:table-cell>
          <table:table-cell office:value-type="float" office:value="-305832">
            <text:p>-305832</text:p>
          </table:table-cell>
          <table:table-cell table:style-name="Default" table:formula="of:=([.L6]-[.L5])/([.A6]-[.A5])/3600" office:value-type="float" office:value="-5.98666666666667">
            <text:p>-5.9866666667</text:p>
          </table:table-cell>
          <table:table-cell table:style-name="Default" table:formula="of:=[.M6]+[.$V$3]" office:value-type="float" office:value="-6.11666666666667">
            <text:p>-6.1166666667</text:p>
          </table:table-cell>
          <table:table-cell table:style-name="Default" table:formula="of:=([.N6]*3600*([.A6]-[.A5]))*[.$V$7]/[.$V$5]+[.O5]" office:value-type="float" office:value="-22386.8273542601">
            <text:p>-22386.8273542601</text:p>
          </table:table-cell>
          <table:table-cell/>
          <table:table-cell table:formula="of:=[.F6]-[.G6]*[.$AN$2]" office:value-type="float" office:value="13.2037296">
            <text:p>13.2037296</text:p>
          </table:table-cell>
          <table:table-cell table:formula="of:=[.O6]" office:value-type="float" office:value="-22386.8273542601">
            <text:p>-22386.8273542601</text:p>
          </table:table-cell>
          <table:table-cell table:formula="of:=360000*(1-0.01*([.E6]-25))" office:value-type="float" office:value="412729.2">
            <text:p>412729.2</text:p>
          </table:table-cell>
          <table:table-cell table:formula="of:=[.R6]+[.S6]" office:value-type="float" office:value="390342.37264574">
            <text:p>390342.37264574</text:p>
          </table:table-cell>
          <table:table-cell table:formula="of:=[.T6]/[.S6]" office:value-type="float" office:value="0.945759041632479">
            <text:p>0.9457590416</text:p>
          </table:table-cell>
          <table:table-cell office:value-type="string">
            <text:p>Sa</text:p>
          </table:table-cell>
          <table:table-cell office:value-type="float" office:value="51">
            <text:p>51</text:p>
          </table:table-cell>
          <table:table-cell table:formula="of:=([.W6]-32)*5/9" office:value-type="float" office:value="10.5555555555556">
            <text:p>10.6</text:p>
          </table:table-cell>
          <table:table-cell table:formula="of:=[.Q6]-([.$E6]-11.1)*[.$AC$1]" office:value-type="float" office:value="13.2067176">
            <text:p>13.2</text:p>
          </table:table-cell>
          <table:table-cell table:formula="of:=[.F6]-[.K6]" office:value-type="float" office:value="-0.0899999999999999">
            <text:p>-0.09</text:p>
          </table:table-cell>
          <table:table-cell table:formula="of:=[.Z6]/[.G6]" office:value-type="float" office:value="0.0120643431635389">
            <text:p>0.0120643432</text:p>
          </table:table-cell>
          <table:table-cell table:number-columns-repeated="2"/>
          <table:table-cell table:style-name="ce6" office:value-type="float" office:value="0.17">
            <text:p>0.17</text:p>
          </table:table-cell>
          <table:table-cell table:style-name="ce6" office:value-type="float" office:value="12.6">
            <text:p>12.6</text:p>
          </table:table-cell>
          <table:table-cell table:style-name="ce1"/>
          <table:table-cell table:style-name="ce7" office:value-type="float" office:value="12.4">
            <text:p>12.4</text:p>
          </table:table-cell>
          <table:table-cell table:number-columns-repeated="2"/>
          <table:table-cell table:formula="of:=[.A6]" office:value-type="float" office:value="1.5">
            <text:p>1.5</text:p>
          </table:table-cell>
          <table:table-cell table:formula="of:=[.F6]*[.G6]" office:value-type="float" office:value="-97.84536">
            <text:p>-97.84536</text:p>
          </table:table-cell>
          <table:table-cell table:number-columns-repeated="987"/>
        </table:table-row>
        <table:table-row table:style-name="ro1">
          <table:table-cell table:formula="of:=([.D7]-[.$D$2])/3600" office:value-type="float" office:value="2.00027777777778">
            <text:p>2.0002777778</text:p>
          </table:table-cell>
          <table:table-cell office:value-type="float" office:value="56">
            <text:p>56</text:p>
          </table:table-cell>
          <table:table-cell office:value-type="string">
            <text:p><text:s text:c="2"/>2022-02-15T12:54:37</text:p>
          </table:table-cell>
          <table:table-cell office:value-type="float" office:value="1644947677">
            <text:p>1644947677</text:p>
          </table:table-cell>
          <table:table-cell office:value-type="float" office:value="12.558">
            <text:p>12.558</text:p>
          </table:table-cell>
          <table:table-cell office:value-type="float" office:value="13.163">
            <text:p>13.163</text:p>
          </table:table-cell>
          <table:table-cell office:value-type="float" office:value="-4.438">
            <text:p>-4.438</text:p>
          </table:table-cell>
          <table:table-cell office:value-type="float" office:value="0.9215">
            <text:p>0.9215</text:p>
          </table:table-cell>
          <table:table-cell office:value-type="float" office:value="0.9649">
            <text:p>0.9649</text:p>
          </table:table-cell>
          <table:table-cell office:value-type="float" office:value="13.054">
            <text:p>13.054</text:p>
          </table:table-cell>
          <table:table-cell office:value-type="float" office:value="13.217">
            <text:p>13.217</text:p>
          </table:table-cell>
          <table:table-cell office:value-type="float" office:value="-316440">
            <text:p>-316440</text:p>
          </table:table-cell>
          <table:table-cell table:style-name="Default" table:formula="of:=([.L7]-[.L6])/([.A7]-[.A6])/3600" office:value-type="float" office:value="-5.89006107717935">
            <text:p>-5.8900610772</text:p>
          </table:table-cell>
          <table:table-cell table:style-name="Default" table:formula="of:=[.M7]+[.$V$3]" office:value-type="float" office:value="-6.02006107717935">
            <text:p>-6.0200610772</text:p>
          </table:table-cell>
          <table:table-cell table:style-name="Default" table:formula="of:=([.N7]*3600*([.A7]-[.A6]))*[.$V$7]/[.$V$5]+[.O6]" office:value-type="float" office:value="-33994.7131726457">
            <text:p>-33994.7131726457</text:p>
          </table:table-cell>
          <table:table-cell/>
          <table:table-cell table:formula="of:=[.F7]-[.G7]*[.$AN$2]" office:value-type="float" office:value="13.21519088">
            <text:p>13.21519088</text:p>
          </table:table-cell>
          <table:table-cell table:formula="of:=[.O7]" office:value-type="float" office:value="-33994.7131726457">
            <text:p>-33994.7131726457</text:p>
          </table:table-cell>
          <table:table-cell table:formula="of:=360000*(1-0.01*([.E7]-25))" office:value-type="float" office:value="404791.2">
            <text:p>404791.2</text:p>
          </table:table-cell>
          <table:table-cell table:formula="of:=[.R7]+[.S7]" office:value-type="float" office:value="370796.486827354">
            <text:p>370796.486827354</text:p>
          </table:table-cell>
          <table:table-cell table:formula="of:=[.T7]/[.S7]" office:value-type="float" office:value="0.916019139811721">
            <text:p>0.9160191398</text:p>
          </table:table-cell>
          <table:table-cell office:value-type="float" office:value="0.955">
            <text:p>0.955</text:p>
          </table:table-cell>
          <table:table-cell table:number-columns-repeated="2"/>
          <table:table-cell table:formula="of:=[.Q7]-([.$E7]-11.1)*[.$AC$1]" office:value-type="float" office:value="13.20935888">
            <text:p>13.2</text:p>
          </table:table-cell>
          <table:table-cell table:formula="of:=[.F7]-[.K7]" office:value-type="float" office:value="-0.0540000000000003">
            <text:p>-0.054</text:p>
          </table:table-cell>
          <table:table-cell table:formula="of:=[.Z7]/[.G7]" office:value-type="float" office:value="0.0121676430824696">
            <text:p>0.0121676431</text:p>
          </table:table-cell>
          <table:table-cell table:number-columns-repeated="2"/>
          <table:table-cell table:style-name="ce6" office:value-type="float" office:value="0.2">
            <text:p>0.2</text:p>
          </table:table-cell>
          <table:table-cell table:style-name="ce6" office:value-type="float" office:value="12.7">
            <text:p>12.7</text:p>
          </table:table-cell>
          <table:table-cell table:style-name="ce1"/>
          <table:table-cell table:style-name="ce7" office:value-type="float" office:value="12.6">
            <text:p>12.6</text:p>
          </table:table-cell>
          <table:table-cell table:number-columns-repeated="2"/>
          <table:table-cell table:formula="of:=[.A7]" office:value-type="float" office:value="2.00027777777778">
            <text:p>2.0002777778</text:p>
          </table:table-cell>
          <table:table-cell table:formula="of:=[.F7]*[.G7]" office:value-type="float" office:value="-58.417394">
            <text:p>-58.417394</text:p>
          </table:table-cell>
          <table:table-cell table:number-columns-repeated="987"/>
        </table:table-row>
        <table:table-row table:style-name="ro1">
          <table:table-cell table:formula="of:=([.D8]-[.$D$2])/3600" office:value-type="float" office:value="2.50027777777778">
            <text:p>2.5002777778</text:p>
          </table:table-cell>
          <table:table-cell office:value-type="float" office:value="57">
            <text:p>57</text:p>
          </table:table-cell>
          <table:table-cell office:value-type="string">
            <text:p><text:s text:c="2"/>2022-02-15T13:24:37</text:p>
          </table:table-cell>
          <table:table-cell office:value-type="float" office:value="1644949477">
            <text:p>1644949477</text:p>
          </table:table-cell>
          <table:table-cell office:value-type="float" office:value="12.073">
            <text:p>12.073</text:p>
          </table:table-cell>
          <table:table-cell office:value-type="float" office:value="13.158">
            <text:p>13.158</text:p>
          </table:table-cell>
          <table:table-cell office:value-type="float" office:value="-4.5">
            <text:p>-4.5</text:p>
          </table:table-cell>
          <table:table-cell office:value-type="float" office:value="0.9067">
            <text:p>0.9067</text:p>
          </table:table-cell>
          <table:table-cell office:value-type="float" office:value="0.9689">
            <text:p>0.9689</text:p>
          </table:table-cell>
          <table:table-cell office:value-type="float" office:value="12.975">
            <text:p>12.975</text:p>
          </table:table-cell>
          <table:table-cell office:value-type="float" office:value="13.214">
            <text:p>13.214</text:p>
          </table:table-cell>
          <table:table-cell office:value-type="float" office:value="-324576">
            <text:p>-324576</text:p>
          </table:table-cell>
          <table:table-cell table:style-name="Default" table:formula="of:=([.L8]-[.L7])/([.A8]-[.A7])/3600" office:value-type="float" office:value="-4.52">
            <text:p>-4.52</text:p>
          </table:table-cell>
          <table:table-cell table:style-name="Default" table:formula="of:=[.M8]+[.$V$3]" office:value-type="float" office:value="-4.65">
            <text:p>-4.65</text:p>
          </table:table-cell>
          <table:table-cell table:style-name="Default" table:formula="of:=([.N8]*3600*([.A8]-[.A7]))*[.$V$7]/[.$V$5]+[.O7]" office:value-type="float" office:value="-42955.8678811659">
            <text:p>-42955.8678811659</text:p>
          </table:table-cell>
          <table:table-cell/>
          <table:table-cell table:formula="of:=[.F8]-[.G8]*[.$AN$2]" office:value-type="float" office:value="13.21092">
            <text:p>13.21092</text:p>
          </table:table-cell>
          <table:table-cell table:formula="of:=[.O8]" office:value-type="float" office:value="-42955.8678811659">
            <text:p>-42955.8678811659</text:p>
            <draw:frame table:end-cell-address="'11.1 C'.AB28" table:end-x="0.1606in" table:end-y="0.1528in" draw:z-index="6" draw:style-name="gr2" draw:text-style-name="P2" svg:width="6.2988in" svg:height="3.5425in" svg:x="0.626in" svg:y="0.1661in">
              <draw:object draw:notify-on-update-of-ranges="'11.1 C'.U2:'11.1 C'.U37 '11.1 C'.Y1:'11.1 C'.Y1 '11.1 C'.Y2:'11.1 C'.Y37 '11.1 C'.AD2:'11.1 C'.AD16 '11.1 C'.AE1:'11.1 C'.AE1 '11.1 C'.AE2:'11.1 C'.AE16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formula="of:=360000*(1-0.01*([.E8]-25))" office:value-type="float" office:value="406537.2">
            <text:p>406537.2</text:p>
          </table:table-cell>
          <table:table-cell table:formula="of:=[.R8]+[.S8]" office:value-type="float" office:value="363581.332118834">
            <text:p>363581.332118834</text:p>
          </table:table-cell>
          <table:table-cell table:formula="of:=[.T8]/[.S8]" office:value-type="float" office:value="0.894337177800295">
            <text:p>0.8943371778</text:p>
          </table:table-cell>
          <table:table-cell/>
          <table:table-cell office:value-type="float" office:value="48">
            <text:p>48</text:p>
          </table:table-cell>
          <table:table-cell table:formula="of:=([.W8]-32)*5/9" office:value-type="float" office:value="8.88888888888889">
            <text:p>8.9</text:p>
          </table:table-cell>
          <table:table-cell table:formula="of:=[.Q8]-([.$E8]-11.1)*[.$AC$1]" office:value-type="float" office:value="13.207028">
            <text:p>13.2</text:p>
          </table:table-cell>
          <table:table-cell table:formula="of:=[.F8]-[.K8]" office:value-type="float" office:value="-0.0560000000000009">
            <text:p>-0.056</text:p>
          </table:table-cell>
          <table:table-cell table:formula="of:=[.Z8]/[.G8]" office:value-type="float" office:value="0.0124444444444447">
            <text:p>0.0124444444</text:p>
          </table:table-cell>
          <table:table-cell table:number-columns-repeated="2"/>
          <table:table-cell table:style-name="ce6" office:value-type="float" office:value="0.25">
            <text:p>0.25</text:p>
          </table:table-cell>
          <table:table-cell table:style-name="ce6" office:value-type="float" office:value="12.8">
            <text:p>12.8</text:p>
          </table:table-cell>
          <table:table-cell table:style-name="ce1"/>
          <table:table-cell table:style-name="ce7" office:value-type="float" office:value="12.7">
            <text:p>12.7</text:p>
          </table:table-cell>
          <table:table-cell table:number-columns-repeated="2"/>
          <table:table-cell table:formula="of:=[.A8]" office:value-type="float" office:value="2.50027777777778">
            <text:p>2.5002777778</text:p>
          </table:table-cell>
          <table:table-cell table:formula="of:=[.F8]*[.G8]" office:value-type="float" office:value="-59.211">
            <text:p>-59.211</text:p>
          </table:table-cell>
          <table:table-cell table:number-columns-repeated="987"/>
        </table:table-row>
        <table:table-row table:style-name="ro1">
          <table:table-cell table:formula="of:=([.D9]-[.$D$2])/3600" office:value-type="float" office:value="3.00027777777778">
            <text:p>3.0002777778</text:p>
          </table:table-cell>
          <table:table-cell office:value-type="float" office:value="58">
            <text:p>58</text:p>
          </table:table-cell>
          <table:table-cell office:value-type="string">
            <text:p><text:s text:c="2"/>2022-02-15T13:54:37</text:p>
          </table:table-cell>
          <table:table-cell office:value-type="float" office:value="1644951277">
            <text:p>1644951277</text:p>
          </table:table-cell>
          <table:table-cell office:value-type="float" office:value="10.677">
            <text:p>10.677</text:p>
          </table:table-cell>
          <table:table-cell office:value-type="float" office:value="13.098">
            <text:p>13.098</text:p>
          </table:table-cell>
          <table:table-cell office:value-type="float" office:value="-7.213">
            <text:p>-7.213</text:p>
          </table:table-cell>
          <table:table-cell office:value-type="float" office:value="0.9009">
            <text:p>0.9009</text:p>
          </table:table-cell>
          <table:table-cell office:value-type="float" office:value="0.9728">
            <text:p>0.9728</text:p>
          </table:table-cell>
          <table:table-cell office:value-type="float" office:value="12.886">
            <text:p>12.886</text:p>
          </table:table-cell>
          <table:table-cell office:value-type="float" office:value="13.186">
            <text:p>13.186</text:p>
          </table:table-cell>
          <table:table-cell office:value-type="float" office:value="-333120">
            <text:p>-333120</text:p>
            <draw:frame table:end-cell-address="'11.1 C'.V24" table:end-x="0.3957in" table:end-y="0.0496in" draw:z-index="4" draw:name="Chart 5" draw:style-name="gr1" draw:text-style-name="P1" svg:width="7.6504in" svg:height="2.5465in" svg:x="0.2047in" svg:y="0.1701in">
              <draw:object-ole draw:class-id="00000000-0000-0000-0000-000000000000" xlink:href="./Object 11" xlink:type="simple" xlink:show="embed" xlink:actuate="onLoad">
                <text:p/>
              </draw:object-ole>
              <draw:image xlink:href="./ObjectReplacements/Object 11" xlink:type="simple" xlink:show="embed" xlink:actuate="onLoad"/>
            </draw:frame>
          </table:table-cell>
          <table:table-cell table:style-name="Default" table:formula="of:=([.L9]-[.L8])/([.A9]-[.A8])/3600" office:value-type="float" office:value="-4.74666666666667">
            <text:p>-4.7466666667</text:p>
          </table:table-cell>
          <table:table-cell table:style-name="Default" table:formula="of:=[.M9]+[.$V$3]" office:value-type="float" office:value="-4.87666666666667">
            <text:p>-4.8766666667</text:p>
          </table:table-cell>
          <table:table-cell table:style-name="Default" table:formula="of:=([.N9]*3600*([.A9]-[.A8]))*[.$V$7]/[.$V$5]+[.O8]" office:value-type="float" office:value="-52353.8387331839">
            <text:p>-52353.8387331839</text:p>
          </table:table-cell>
          <table:table-cell/>
          <table:table-cell table:formula="of:=[.F9]-[.G9]*[.$AN$2]" office:value-type="float" office:value="13.18282488">
            <text:p>13.18282488</text:p>
          </table:table-cell>
          <table:table-cell table:formula="of:=[.O9]" office:value-type="float" office:value="-52353.8387331839">
            <text:p>-52353.8387331839</text:p>
          </table:table-cell>
          <table:table-cell table:formula="of:=360000*(1-0.01*([.E9]-25))" office:value-type="float" office:value="411562.8">
            <text:p>411562.8</text:p>
          </table:table-cell>
          <table:table-cell table:formula="of:=[.R9]+[.S9]" office:value-type="float" office:value="359208.961266816">
            <text:p>359208.961266816</text:p>
          </table:table-cell>
          <table:table-cell table:formula="of:=[.T9]/[.S9]" office:value-type="float" office:value="0.872792587830621">
            <text:p>0.8727925878</text:p>
          </table:table-cell>
          <table:table-cell table:number-columns-repeated="3"/>
          <table:table-cell table:formula="of:=[.Q9]-([.$E9]-11.1)*[.$AC$1]" office:value-type="float" office:value="13.18451688">
            <text:p>13.2</text:p>
          </table:table-cell>
          <table:table-cell table:formula="of:=[.F9]-[.K9]" office:value-type="float" office:value="-0.0879999999999992">
            <text:p>-0.088</text:p>
          </table:table-cell>
          <table:table-cell table:formula="of:=[.Z9]/[.G9]" office:value-type="float" office:value="0.0122001940939968">
            <text:p>0.0122001941</text:p>
          </table:table-cell>
          <table:table-cell table:number-columns-repeated="2"/>
          <table:table-cell table:style-name="ce6" office:value-type="float" office:value="0.3">
            <text:p>0.3</text:p>
          </table:table-cell>
          <table:table-cell table:style-name="ce6" office:value-type="float" office:value="12.9">
            <text:p>12.9</text:p>
          </table:table-cell>
          <table:table-cell table:style-name="ce1"/>
          <table:table-cell table:style-name="ce7" office:value-type="float" office:value="12.8">
            <text:p>12.8</text:p>
          </table:table-cell>
          <table:table-cell table:number-columns-repeated="2"/>
          <table:table-cell table:formula="of:=[.A9]" office:value-type="float" office:value="3.00027777777778">
            <text:p>3.0002777778</text:p>
          </table:table-cell>
          <table:table-cell table:formula="of:=[.F9]*[.G9]" office:value-type="float" office:value="-94.475874">
            <text:p>-94.475874</text:p>
          </table:table-cell>
          <table:table-cell table:number-columns-repeated="987"/>
        </table:table-row>
        <table:table-row table:style-name="ro1">
          <table:table-cell table:formula="of:=([.D10]-[.$D$2])/3600" office:value-type="float" office:value="3.50027777777778">
            <text:p>3.5002777778</text:p>
          </table:table-cell>
          <table:table-cell office:value-type="float" office:value="59">
            <text:p>59</text:p>
          </table:table-cell>
          <table:table-cell office:value-type="string">
            <text:p><text:s text:c="2"/>2022-02-15T14:24:37</text:p>
          </table:table-cell>
          <table:table-cell office:value-type="float" office:value="1644953077">
            <text:p>1644953077</text:p>
          </table:table-cell>
          <table:table-cell office:value-type="float" office:value="12.102">
            <text:p>12.102</text:p>
          </table:table-cell>
          <table:table-cell office:value-type="float" office:value="13.146">
            <text:p>13.146</text:p>
          </table:table-cell>
          <table:table-cell office:value-type="float" office:value="-4.315">
            <text:p>-4.315</text:p>
          </table:table-cell>
          <table:table-cell office:value-type="float" office:value="0.8551">
            <text:p>0.8551</text:p>
          </table:table-cell>
          <table:table-cell office:value-type="float" office:value="0.966">
            <text:p>0.966</text:p>
          </table:table-cell>
          <table:table-cell office:value-type="float" office:value="12.676">
            <text:p>12.676</text:p>
          </table:table-cell>
          <table:table-cell office:value-type="float" office:value="13.202">
            <text:p>13.202</text:p>
          </table:table-cell>
          <table:table-cell office:value-type="float" office:value="-345648">
            <text:p>-345648</text:p>
          </table:table-cell>
          <table:table-cell table:style-name="Default" table:formula="of:=([.L10]-[.L9])/([.A10]-[.A9])/3600" office:value-type="float" office:value="-6.96">
            <text:p>-6.96</text:p>
          </table:table-cell>
          <table:table-cell table:style-name="Default" table:formula="of:=[.M10]+[.$V$3]" office:value-type="float" office:value="-7.09">
            <text:p>-7.09</text:p>
          </table:table-cell>
          <table:table-cell table:style-name="Default" table:formula="of:=([.N10]*3600*([.A10]-[.A9]))*[.$V$7]/[.$V$5]+[.O9]" office:value-type="float" office:value="-66017.1907511211">
            <text:p>-66017.1907511211</text:p>
          </table:table-cell>
          <table:table-cell/>
          <table:table-cell table:formula="of:=[.F10]-[.G10]*[.$AN$2]" office:value-type="float" office:value="13.1967444">
            <text:p>13.1967444</text:p>
          </table:table-cell>
          <table:table-cell table:formula="of:=[.O10]" office:value-type="float" office:value="-66017.1907511211">
            <text:p>-66017.1907511211</text:p>
          </table:table-cell>
          <table:table-cell table:formula="of:=360000*(1-0.01*([.E10]-25))" office:value-type="float" office:value="406432.8">
            <text:p>406432.8</text:p>
          </table:table-cell>
          <table:table-cell table:formula="of:=[.R10]+[.S10]" office:value-type="float" office:value="340415.609248879">
            <text:p>340415.609248879</text:p>
          </table:table-cell>
          <table:table-cell table:formula="of:=[.T10]/[.S10]" office:value-type="float" office:value="0.837569234689914">
            <text:p>0.8375692347</text:p>
          </table:table-cell>
          <table:table-cell/>
          <table:table-cell office:value-type="float" office:value="45">
            <text:p>45</text:p>
          </table:table-cell>
          <table:table-cell table:formula="of:=([.W10]-32)*5/9" office:value-type="float" office:value="7.22222222222222">
            <text:p>7.2</text:p>
          </table:table-cell>
          <table:table-cell table:formula="of:=[.Q10]-([.$E10]-11.1)*[.$AC$1]" office:value-type="float" office:value="13.1927364">
            <text:p>13.2</text:p>
          </table:table-cell>
          <table:table-cell table:formula="of:=[.F10]-[.K10]" office:value-type="float" office:value="-0.0559999999999992">
            <text:p>-0.056</text:p>
          </table:table-cell>
          <table:table-cell table:formula="of:=[.Z10]/[.G10]" office:value-type="float" office:value="0.0129779837775201">
            <text:p>0.0129779838</text:p>
          </table:table-cell>
          <table:table-cell table:number-columns-repeated="2"/>
          <table:table-cell table:style-name="ce6" office:value-type="float" office:value="0.4">
            <text:p>0.4</text:p>
          </table:table-cell>
          <table:table-cell table:style-name="ce6" office:value-type="float" office:value="12.96">
            <text:p>12.96</text:p>
          </table:table-cell>
          <table:table-cell table:style-name="ce1"/>
          <table:table-cell table:style-name="ce7" office:value-type="float" office:value="12.92">
            <text:p>12.92</text:p>
          </table:table-cell>
          <table:table-cell table:number-columns-repeated="2"/>
          <table:table-cell table:formula="of:=[.A10]" office:value-type="float" office:value="3.50027777777778">
            <text:p>3.5002777778</text:p>
          </table:table-cell>
          <table:table-cell table:formula="of:=[.F10]*[.G10]" office:value-type="float" office:value="-56.72499">
            <text:p>-56.72499</text:p>
          </table:table-cell>
          <table:table-cell table:number-columns-repeated="987"/>
        </table:table-row>
        <table:table-row table:style-name="ro1">
          <table:table-cell table:formula="of:=([.D11]-[.$D$2])/3600" office:value-type="float" office:value="4.00027777777778">
            <text:p>4.0002777778</text:p>
          </table:table-cell>
          <table:table-cell office:value-type="float" office:value="60">
            <text:p>60</text:p>
          </table:table-cell>
          <table:table-cell office:value-type="string">
            <text:p><text:s text:c="2"/>2022-02-15T14:54:37</text:p>
          </table:table-cell>
          <table:table-cell office:value-type="float" office:value="1644954877">
            <text:p>1644954877</text:p>
          </table:table-cell>
          <table:table-cell office:value-type="float" office:value="12.442">
            <text:p>12.442</text:p>
          </table:table-cell>
          <table:table-cell office:value-type="float" office:value="13.154">
            <text:p>13.154</text:p>
          </table:table-cell>
          <table:table-cell office:value-type="float" office:value="-4.685">
            <text:p>-4.685</text:p>
          </table:table-cell>
          <table:table-cell office:value-type="float" office:value="0.8307">
            <text:p>0.8307</text:p>
          </table:table-cell>
          <table:table-cell office:value-type="float" office:value="0.963">
            <text:p>0.963</text:p>
          </table:table-cell>
          <table:table-cell office:value-type="float" office:value="12.565">
            <text:p>12.565</text:p>
          </table:table-cell>
          <table:table-cell office:value-type="float" office:value="13.211">
            <text:p>13.211</text:p>
          </table:table-cell>
          <table:table-cell office:value-type="float" office:value="-353760">
            <text:p>-353760</text:p>
          </table:table-cell>
          <table:table-cell table:style-name="Default" table:formula="of:=([.L11]-[.L10])/([.A11]-[.A10])/3600" office:value-type="float" office:value="-4.50666666666667">
            <text:p>-4.5066666667</text:p>
          </table:table-cell>
          <table:table-cell table:style-name="Default" table:formula="of:=[.M11]+[.$V$3]" office:value-type="float" office:value="-4.63666666666667">
            <text:p>-4.6366666667</text:p>
          </table:table-cell>
          <table:table-cell table:style-name="Default" table:formula="of:=([.N11]*3600*([.A11]-[.A10]))*[.$V$7]/[.$V$5]+[.O10]" office:value-type="float" office:value="-74952.6503923767">
            <text:p>-74952.6503923767</text:p>
          </table:table-cell>
          <table:table-cell/>
          <table:table-cell table:formula="of:=[.F11]-[.G11]*[.$AN$2]" office:value-type="float" office:value="13.2090956">
            <text:p>13.2090956</text:p>
          </table:table-cell>
          <table:table-cell table:formula="of:=[.O11]" office:value-type="float" office:value="-74952.6503923767">
            <text:p>-74952.6503923767</text:p>
          </table:table-cell>
          <table:table-cell table:formula="of:=360000*(1-0.01*([.E11]-25))" office:value-type="float" office:value="405208.8">
            <text:p>405208.8</text:p>
          </table:table-cell>
          <table:table-cell table:formula="of:=[.R11]+[.S11]" office:value-type="float" office:value="330256.149607623">
            <text:p>330256.149607623</text:p>
          </table:table-cell>
          <table:table-cell table:formula="of:=[.T11]/[.S11]" office:value-type="float" office:value="0.81502709123697">
            <text:p>0.8150270912</text:p>
          </table:table-cell>
          <table:table-cell table:number-columns-repeated="3"/>
          <table:table-cell table:formula="of:=[.Q11]-([.$E11]-11.1)*[.$AC$1]" office:value-type="float" office:value="13.2037276">
            <text:p>13.2</text:p>
          </table:table-cell>
          <table:table-cell table:formula="of:=[.F11]-[.K11]" office:value-type="float" office:value="-0.0570000000000004">
            <text:p>-0.057</text:p>
          </table:table-cell>
          <table:table-cell table:formula="of:=[.Z11]/[.G11]" office:value-type="float" office:value="0.0121664887940236">
            <text:p>0.0121664888</text:p>
          </table:table-cell>
          <table:table-cell table:number-columns-repeated="2"/>
          <table:table-cell table:style-name="ce6" office:value-type="float" office:value="0.5">
            <text:p>0.5</text:p>
          </table:table-cell>
          <table:table-cell table:style-name="ce6" office:value-type="float" office:value="13.01">
            <text:p>13.01</text:p>
          </table:table-cell>
          <table:table-cell table:style-name="ce1"/>
          <table:table-cell table:style-name="ce7" office:value-type="float" office:value="13.01">
            <text:p>13.01</text:p>
          </table:table-cell>
          <table:table-cell table:number-columns-repeated="2"/>
          <table:table-cell table:formula="of:=[.A11]" office:value-type="float" office:value="4.00027777777778">
            <text:p>4.0002777778</text:p>
          </table:table-cell>
          <table:table-cell table:formula="of:=[.F11]*[.G11]" office:value-type="float" office:value="-61.62649">
            <text:p>-61.62649</text:p>
          </table:table-cell>
          <table:table-cell table:number-columns-repeated="987"/>
        </table:table-row>
        <table:table-row table:style-name="ro1">
          <table:table-cell table:formula="of:=([.D12]-[.$D$2])/3600" office:value-type="float" office:value="4.50027777777778">
            <text:p>4.5002777778</text:p>
          </table:table-cell>
          <table:table-cell office:value-type="float" office:value="61">
            <text:p>61</text:p>
          </table:table-cell>
          <table:table-cell office:value-type="string">
            <text:p><text:s text:c="2"/>2022-02-15T15:24:37</text:p>
          </table:table-cell>
          <table:table-cell office:value-type="float" office:value="1644956677">
            <text:p>1644956677</text:p>
          </table:table-cell>
          <table:table-cell office:value-type="float" office:value="11.048">
            <text:p>11.048</text:p>
          </table:table-cell>
          <table:table-cell office:value-type="float" office:value="13.146">
            <text:p>13.146</text:p>
          </table:table-cell>
          <table:table-cell office:value-type="float" office:value="-4.623">
            <text:p>-4.623</text:p>
          </table:table-cell>
          <table:table-cell office:value-type="float" office:value="0.8267">
            <text:p>0.8267</text:p>
          </table:table-cell>
          <table:table-cell office:value-type="float" office:value="0.9727">
            <text:p>0.9727</text:p>
          </table:table-cell>
          <table:table-cell office:value-type="float" office:value="12.379">
            <text:p>12.379</text:p>
          </table:table-cell>
          <table:table-cell office:value-type="float" office:value="13.203">
            <text:p>13.203</text:p>
          </table:table-cell>
          <table:table-cell office:value-type="float" office:value="-361872">
            <text:p>-361872</text:p>
          </table:table-cell>
          <table:table-cell table:style-name="Default" table:formula="of:=([.L12]-[.L11])/([.A12]-[.A11])/3600" office:value-type="float" office:value="-4.50666666666667">
            <text:p>-4.5066666667</text:p>
          </table:table-cell>
          <table:table-cell table:style-name="Default" table:formula="of:=[.M12]+[.$V$3]" office:value-type="float" office:value="-4.63666666666667">
            <text:p>-4.6366666667</text:p>
          </table:table-cell>
          <table:table-cell table:style-name="Default" table:formula="of:=([.N12]*3600*([.A12]-[.A11]))*[.$V$7]/[.$V$5]+[.O11]" office:value-type="float" office:value="-83888.1100336323">
            <text:p>-83888.1100336323</text:p>
          </table:table-cell>
          <table:table-cell/>
          <table:table-cell table:formula="of:=[.F12]-[.G12]*[.$AN$2]" office:value-type="float" office:value="13.20036648">
            <text:p>13.20036648</text:p>
          </table:table-cell>
          <table:table-cell table:formula="of:=[.O12]" office:value-type="float" office:value="-83888.1100336323">
            <text:p>-83888.1100336323</text:p>
          </table:table-cell>
          <table:table-cell table:formula="of:=360000*(1-0.01*([.E12]-25))" office:value-type="float" office:value="410227.2">
            <text:p>410227.2</text:p>
          </table:table-cell>
          <table:table-cell table:formula="of:=[.R12]+[.S12]" office:value-type="float" office:value="326339.089966368">
            <text:p>326339.089966368</text:p>
          </table:table-cell>
          <table:table-cell table:formula="of:=[.T12]/[.S12]" office:value-type="float" office:value="0.795508171974866">
            <text:p>0.795508172</text:p>
          </table:table-cell>
          <table:table-cell/>
          <table:table-cell office:value-type="float" office:value="42">
            <text:p>42</text:p>
          </table:table-cell>
          <table:table-cell table:formula="of:=([.W12]-32)*5/9" office:value-type="float" office:value="5.55555555555556">
            <text:p>5.6</text:p>
          </table:table-cell>
          <table:table-cell table:formula="of:=[.Q12]-([.$E12]-11.1)*[.$AC$1]" office:value-type="float" office:value="13.20057448">
            <text:p>13.2</text:p>
          </table:table-cell>
          <table:table-cell table:formula="of:=[.F12]-[.K12]" office:value-type="float" office:value="-0.0569999999999986">
            <text:p>-0.057</text:p>
          </table:table-cell>
          <table:table-cell table:formula="of:=[.Z12]/[.G12]" office:value-type="float" office:value="0.0123296560674883">
            <text:p>0.0123296561</text:p>
          </table:table-cell>
          <table:table-cell table:number-columns-repeated="2"/>
          <table:table-cell table:style-name="ce6" office:value-type="float" office:value="0.6">
            <text:p>0.6</text:p>
          </table:table-cell>
          <table:table-cell table:style-name="ce6" office:value-type="float" office:value="13.06">
            <text:p>13.06</text:p>
          </table:table-cell>
          <table:table-cell table:style-name="ce1"/>
          <table:table-cell table:style-name="ce7" office:value-type="float" office:value="13.06">
            <text:p>13.06</text:p>
          </table:table-cell>
          <table:table-cell table:number-columns-repeated="2"/>
          <table:table-cell table:formula="of:=[.A12]" office:value-type="float" office:value="4.50027777777778">
            <text:p>4.5002777778</text:p>
          </table:table-cell>
          <table:table-cell table:formula="of:=[.F12]*[.G12]" office:value-type="float" office:value="-60.773958">
            <text:p>-60.773958</text:p>
          </table:table-cell>
          <table:table-cell table:number-columns-repeated="987"/>
        </table:table-row>
        <table:table-row table:style-name="ro1">
          <table:table-cell table:formula="of:=([.D13]-[.$D$2])/3600" office:value-type="float" office:value="5.00027777777778">
            <text:p>5.0002777778</text:p>
          </table:table-cell>
          <table:table-cell office:value-type="float" office:value="62">
            <text:p>62</text:p>
          </table:table-cell>
          <table:table-cell office:value-type="string">
            <text:p><text:s text:c="2"/>2022-02-15T15:54:37</text:p>
          </table:table-cell>
          <table:table-cell office:value-type="float" office:value="1644958477">
            <text:p>1644958477</text:p>
          </table:table-cell>
          <table:table-cell office:value-type="float" office:value="11.372">
            <text:p>11.372</text:p>
          </table:table-cell>
          <table:table-cell office:value-type="float" office:value="13.064">
            <text:p>13.064</text:p>
          </table:table-cell>
          <table:table-cell office:value-type="float" office:value="-7.398">
            <text:p>-7.398</text:p>
          </table:table-cell>
          <table:table-cell office:value-type="float" office:value="0.7927">
            <text:p>0.7927</text:p>
          </table:table-cell>
          <table:table-cell office:value-type="float" office:value="0.9603">
            <text:p>0.9603</text:p>
          </table:table-cell>
          <table:table-cell office:value-type="float" office:value="12.1">
            <text:p>12.1</text:p>
          </table:table-cell>
          <table:table-cell office:value-type="float" office:value="13.154">
            <text:p>13.154</text:p>
          </table:table-cell>
          <table:table-cell office:value-type="float" office:value="-374472">
            <text:p>-374472</text:p>
          </table:table-cell>
          <table:table-cell table:style-name="Default" table:formula="of:=([.L13]-[.L12])/([.A13]-[.A12])/3600" office:value-type="float" office:value="-7">
            <text:p>-7</text:p>
          </table:table-cell>
          <table:table-cell table:style-name="Default" table:formula="of:=[.M13]+[.$V$3]" office:value-type="float" office:value="-7.13">
            <text:p>-7.13</text:p>
          </table:table-cell>
          <table:table-cell table:style-name="Default" table:formula="of:=([.N13]*3600*([.A13]-[.A12]))*[.$V$7]/[.$V$5]+[.O12]" office:value-type="float" office:value="-97628.5472533633">
            <text:p>-97628.5472533633</text:p>
          </table:table-cell>
          <table:table-cell/>
          <table:table-cell table:formula="of:=[.F13]-[.G13]*[.$AN$2]" office:value-type="float" office:value="13.15100048">
            <text:p>13.15100048</text:p>
          </table:table-cell>
          <table:table-cell table:formula="of:=[.O13]" office:value-type="float" office:value="-97628.5472533633">
            <text:p>-97628.5472533633</text:p>
          </table:table-cell>
          <table:table-cell table:formula="of:=360000*(1-0.01*([.E13]-25))" office:value-type="float" office:value="409060.8">
            <text:p>409060.8</text:p>
          </table:table-cell>
          <table:table-cell table:formula="of:=[.R13]+[.S13]" office:value-type="float" office:value="311432.252746637">
            <text:p>311432.252746637</text:p>
          </table:table-cell>
          <table:table-cell table:formula="of:=[.T13]/[.S13]" office:value-type="float" office:value="0.761334874294082">
            <text:p>0.7613348743</text:p>
          </table:table-cell>
          <table:table-cell table:number-columns-repeated="3"/>
          <table:table-cell table:formula="of:=[.Q13]-([.$E13]-11.1)*[.$AC$1]" office:value-type="float" office:value="13.14991248">
            <text:p>13.1</text:p>
          </table:table-cell>
          <table:table-cell table:formula="of:=[.F13]-[.K13]" office:value-type="float" office:value="-0.0899999999999999">
            <text:p>-0.09</text:p>
          </table:table-cell>
          <table:table-cell table:formula="of:=[.Z13]/[.G13]" office:value-type="float" office:value="0.0121654501216545">
            <text:p>0.0121654501</text:p>
          </table:table-cell>
          <table:table-cell table:number-columns-repeated="2"/>
          <table:table-cell table:style-name="ce6" office:value-type="float" office:value="0.7">
            <text:p>0.7</text:p>
          </table:table-cell>
          <table:table-cell table:style-name="ce6" office:value-type="float" office:value="13.11">
            <text:p>13.11</text:p>
          </table:table-cell>
          <table:table-cell table:style-name="ce1"/>
          <table:table-cell table:style-name="ce7" office:value-type="float" office:value="13.11">
            <text:p>13.11</text:p>
          </table:table-cell>
          <table:table-cell table:number-columns-repeated="2"/>
          <table:table-cell table:formula="of:=[.A13]" office:value-type="float" office:value="5.00027777777778">
            <text:p>5.0002777778</text:p>
          </table:table-cell>
          <table:table-cell table:formula="of:=[.F13]*[.G13]" office:value-type="float" office:value="-96.647472">
            <text:p>-96.647472</text:p>
          </table:table-cell>
          <table:table-cell table:number-columns-repeated="987"/>
        </table:table-row>
        <table:table-row table:style-name="ro1">
          <table:table-cell table:formula="of:=([.D14]-[.$D$2])/3600" office:value-type="float" office:value="5.50027777777778">
            <text:p>5.5002777778</text:p>
          </table:table-cell>
          <table:table-cell office:value-type="float" office:value="63">
            <text:p>63</text:p>
          </table:table-cell>
          <table:table-cell office:value-type="string">
            <text:p><text:s text:c="2"/>2022-02-15T16:24:37</text:p>
          </table:table-cell>
          <table:table-cell office:value-type="float" office:value="1644960277">
            <text:p>1644960277</text:p>
          </table:table-cell>
          <table:table-cell office:value-type="float" office:value="12.557">
            <text:p>12.557</text:p>
          </table:table-cell>
          <table:table-cell office:value-type="float" office:value="13.12">
            <text:p>13.12</text:p>
          </table:table-cell>
          <table:table-cell office:value-type="float" office:value="-4.5">
            <text:p>-4.5</text:p>
          </table:table-cell>
          <table:table-cell office:value-type="float" office:value="0.7564">
            <text:p>0.7564</text:p>
          </table:table-cell>
          <table:table-cell office:value-type="float" office:value="0.9543">
            <text:p>0.9543</text:p>
          </table:table-cell>
          <table:table-cell office:value-type="float" office:value="11.353">
            <text:p>11.353</text:p>
          </table:table-cell>
          <table:table-cell office:value-type="float" office:value="13.175">
            <text:p>13.175</text:p>
          </table:table-cell>
          <table:table-cell office:value-type="float" office:value="-383280">
            <text:p>-383280</text:p>
          </table:table-cell>
          <table:table-cell table:style-name="Default" table:formula="of:=([.L14]-[.L13])/([.A14]-[.A13])/3600" office:value-type="float" office:value="-4.89333333333333">
            <text:p>-4.8933333333</text:p>
          </table:table-cell>
          <table:table-cell table:style-name="Default" table:formula="of:=[.M14]+[.$V$3]" office:value-type="float" office:value="-5.02333333333333">
            <text:p>-5.0233333333</text:p>
          </table:table-cell>
          <table:table-cell table:style-name="Default" table:formula="of:=([.N14]*3600*([.A14]-[.A13]))*[.$V$7]/[.$V$5]+[.O13]" office:value-type="float" office:value="-107309.163845292">
            <text:p>-107309.163845292</text:p>
          </table:table-cell>
          <table:table-cell/>
          <table:table-cell table:formula="of:=[.F14]-[.G14]*[.$AN$2]" office:value-type="float" office:value="13.17292">
            <text:p>13.17292</text:p>
          </table:table-cell>
          <table:table-cell table:formula="of:=[.O14]" office:value-type="float" office:value="-107309.163845292">
            <text:p>-107309.163845292</text:p>
          </table:table-cell>
          <table:table-cell table:formula="of:=360000*(1-0.01*([.E14]-25))" office:value-type="float" office:value="404794.8">
            <text:p>404794.8</text:p>
          </table:table-cell>
          <table:table-cell table:formula="of:=[.R14]+[.S14]" office:value-type="float" office:value="297485.636154708">
            <text:p>297485.636154708</text:p>
          </table:table-cell>
          <table:table-cell table:formula="of:=[.T14]/[.S14]" office:value-type="float" office:value="0.734904786708496">
            <text:p>0.7349047867</text:p>
          </table:table-cell>
          <table:table-cell/>
          <table:table-cell office:value-type="float" office:value="41">
            <text:p>41</text:p>
          </table:table-cell>
          <table:table-cell table:formula="of:=([.W14]-32)*5/9" office:value-type="float" office:value="5">
            <text:p>5.0</text:p>
          </table:table-cell>
          <table:table-cell table:formula="of:=[.Q14]-([.$E14]-11.1)*[.$AC$1]" office:value-type="float" office:value="13.167092">
            <text:p>13.2</text:p>
          </table:table-cell>
          <table:table-cell table:formula="of:=[.F14]-[.K14]" office:value-type="float" office:value="-0.0550000000000015">
            <text:p>-0.055</text:p>
          </table:table-cell>
          <table:table-cell table:formula="of:=[.Z14]/[.G14]" office:value-type="float" office:value="0.0122222222222226">
            <text:p>0.0122222222</text:p>
          </table:table-cell>
          <table:table-cell table:number-columns-repeated="2"/>
          <table:table-cell table:style-name="ce6" office:value-type="float" office:value="0.8">
            <text:p>0.8</text:p>
          </table:table-cell>
          <table:table-cell table:style-name="ce6" office:value-type="float" office:value="13.17">
            <text:p>13.17</text:p>
          </table:table-cell>
          <table:table-cell table:style-name="ce1"/>
          <table:table-cell table:style-name="ce7" office:value-type="float" office:value="13.17">
            <text:p>13.17</text:p>
          </table:table-cell>
          <table:table-cell table:number-columns-repeated="2"/>
          <table:table-cell table:formula="of:=[.A14]" office:value-type="float" office:value="5.50027777777778">
            <text:p>5.5002777778</text:p>
          </table:table-cell>
          <table:table-cell table:formula="of:=[.F14]*[.G14]" office:value-type="float" office:value="-59.04">
            <text:p>-59.04</text:p>
          </table:table-cell>
          <table:table-cell table:number-columns-repeated="987"/>
        </table:table-row>
        <table:table-row table:style-name="ro1">
          <table:table-cell table:formula="of:=([.D15]-[.$D$2])/3600" office:value-type="float" office:value="6.00027777777778">
            <text:p>6.0002777778</text:p>
          </table:table-cell>
          <table:table-cell office:value-type="float" office:value="64">
            <text:p>64</text:p>
          </table:table-cell>
          <table:table-cell office:value-type="string">
            <text:p><text:s text:c="2"/>2022-02-15T16:54:37</text:p>
          </table:table-cell>
          <table:table-cell office:value-type="float" office:value="1644962077">
            <text:p>1644962077</text:p>
          </table:table-cell>
          <table:table-cell office:value-type="float" office:value="11.263">
            <text:p>11.263</text:p>
          </table:table-cell>
          <table:table-cell office:value-type="float" office:value="13.102">
            <text:p>13.102</text:p>
          </table:table-cell>
          <table:table-cell office:value-type="float" office:value="-4.747">
            <text:p>-4.747</text:p>
          </table:table-cell>
          <table:table-cell office:value-type="float" office:value="0.752">
            <text:p>0.752</text:p>
          </table:table-cell>
          <table:table-cell office:value-type="float" office:value="0.9606">
            <text:p>0.9606</text:p>
          </table:table-cell>
          <table:table-cell office:value-type="float" office:value="10.355">
            <text:p>10.355</text:p>
          </table:table-cell>
          <table:table-cell office:value-type="float" office:value="13.159">
            <text:p>13.159</text:p>
          </table:table-cell>
          <table:table-cell office:value-type="float" office:value="-391440">
            <text:p>-391440</text:p>
          </table:table-cell>
          <table:table-cell table:style-name="Default" table:formula="of:=([.L15]-[.L14])/([.A15]-[.A14])/3600" office:value-type="float" office:value="-4.53333333333333">
            <text:p>-4.5333333333</text:p>
          </table:table-cell>
          <table:table-cell table:style-name="Default" table:formula="of:=[.M15]+[.$V$3]" office:value-type="float" office:value="-4.66333333333333">
            <text:p>-4.6633333333</text:p>
          </table:table-cell>
          <table:table-cell table:style-name="Default" table:formula="of:=([.N15]*3600*([.A15]-[.A14]))*[.$V$7]/[.$V$5]+[.O14]" office:value-type="float" office:value="-116296.013621076">
            <text:p>-116296.013621076</text:p>
          </table:table-cell>
          <table:table-cell/>
          <table:table-cell table:formula="of:=[.F15]-[.G15]*[.$AN$2]" office:value-type="float" office:value="13.15782472">
            <text:p>13.15782472</text:p>
          </table:table-cell>
          <table:table-cell table:formula="of:=[.O15]" office:value-type="float" office:value="-116296.013621076">
            <text:p>-116296.013621076</text:p>
          </table:table-cell>
          <table:table-cell table:formula="of:=360000*(1-0.01*([.E15]-25))" office:value-type="float" office:value="409453.2">
            <text:p>409453.2</text:p>
          </table:table-cell>
          <table:table-cell table:formula="of:=[.R15]+[.S15]" office:value-type="float" office:value="293157.186378924">
            <text:p>293157.186378924</text:p>
          </table:table-cell>
          <table:table-cell table:formula="of:=[.T15]/[.S15]" office:value-type="float" office:value="0.715972390443948">
            <text:p>0.7159723904</text:p>
          </table:table-cell>
          <table:table-cell table:number-columns-repeated="3"/>
          <table:table-cell table:formula="of:=[.Q15]-([.$E15]-11.1)*[.$AC$1]" office:value-type="float" office:value="13.15717272">
            <text:p>13.2</text:p>
          </table:table-cell>
          <table:table-cell table:formula="of:=[.F15]-[.K15]" office:value-type="float" office:value="-0.0570000000000004">
            <text:p>-0.057</text:p>
          </table:table-cell>
          <table:table-cell table:formula="of:=[.Z15]/[.G15]" office:value-type="float" office:value="0.0120075837370972">
            <text:p>0.0120075837</text:p>
          </table:table-cell>
          <table:table-cell table:number-columns-repeated="2"/>
          <table:table-cell table:style-name="ce6" office:value-type="float" office:value="0.9">
            <text:p>0.9</text:p>
          </table:table-cell>
          <table:table-cell table:style-name="ce6" office:value-type="float" office:value="13.2">
            <text:p>13.2</text:p>
          </table:table-cell>
          <table:table-cell table:style-name="ce1"/>
          <table:table-cell table:style-name="ce7" office:value-type="float" office:value="13.2">
            <text:p>13.2</text:p>
          </table:table-cell>
          <table:table-cell table:number-columns-repeated="2"/>
          <table:table-cell table:formula="of:=[.A15]" office:value-type="float" office:value="6.00027777777778">
            <text:p>6.0002777778</text:p>
          </table:table-cell>
          <table:table-cell table:formula="of:=[.F15]*[.G15]" office:value-type="float" office:value="-62.195194">
            <text:p>-62.195194</text:p>
          </table:table-cell>
          <table:table-cell table:number-columns-repeated="987"/>
        </table:table-row>
        <table:table-row table:style-name="ro1">
          <table:table-cell table:formula="of:=([.D16]-[.$D$2])/3600" office:value-type="float" office:value="6.50027777777778">
            <text:p>6.5002777778</text:p>
          </table:table-cell>
          <table:table-cell office:value-type="float" office:value="65">
            <text:p>65</text:p>
          </table:table-cell>
          <table:table-cell office:value-type="string">
            <text:p><text:s text:c="2"/>2022-02-15T17:24:37</text:p>
          </table:table-cell>
          <table:table-cell office:value-type="float" office:value="1644963877">
            <text:p>1644963877</text:p>
          </table:table-cell>
          <table:table-cell office:value-type="float" office:value="10.885">
            <text:p>10.885</text:p>
          </table:table-cell>
          <table:table-cell office:value-type="float" office:value="13.008">
            <text:p>13.008</text:p>
          </table:table-cell>
          <table:table-cell office:value-type="float" office:value="-7.028">
            <text:p>-7.028</text:p>
          </table:table-cell>
          <table:table-cell office:value-type="float" office:value="0.7274">
            <text:p>0.7274</text:p>
          </table:table-cell>
          <table:table-cell office:value-type="float" office:value="0.9487">
            <text:p>0.9487</text:p>
          </table:table-cell>
          <table:table-cell office:value-type="float" office:value="7.971">
            <text:p>7.971</text:p>
          </table:table-cell>
          <table:table-cell office:value-type="float" office:value="13.097">
            <text:p>13.097</text:p>
          </table:table-cell>
          <table:table-cell office:value-type="float" office:value="-403536">
            <text:p>-403536</text:p>
          </table:table-cell>
          <table:table-cell table:style-name="Default" table:formula="of:=([.L16]-[.L15])/([.A16]-[.A15])/3600" office:value-type="float" office:value="-6.72">
            <text:p>-6.72</text:p>
          </table:table-cell>
          <table:table-cell table:style-name="Default" table:formula="of:=[.M16]+[.$V$3]" office:value-type="float" office:value="-6.85">
            <text:p>-6.85</text:p>
          </table:table-cell>
          <table:table-cell table:style-name="Default" table:formula="of:=([.N16]*3600*([.A16]-[.A15]))*[.$V$7]/[.$V$5]+[.O15]" office:value-type="float" office:value="-129496.854428251">
            <text:p>-129496.854428251</text:p>
          </table:table-cell>
          <table:table-cell/>
          <table:table-cell table:formula="of:=[.F16]-[.G16]*[.$AN$2]" office:value-type="float" office:value="13.09064928">
            <text:p>13.09064928</text:p>
          </table:table-cell>
          <table:table-cell table:formula="of:=[.O16]" office:value-type="float" office:value="-129496.854428251">
            <text:p>-129496.854428251</text:p>
          </table:table-cell>
          <table:table-cell table:formula="of:=360000*(1-0.01*([.E16]-25))" office:value-type="float" office:value="410814">
            <text:p>410814</text:p>
          </table:table-cell>
          <table:table-cell table:formula="of:=[.R16]+[.S16]" office:value-type="float" office:value="281317.145571749">
            <text:p>281317.145571749</text:p>
          </table:table-cell>
          <table:table-cell table:formula="of:=[.T16]/[.S16]" office:value-type="float" office:value="0.684779840929834">
            <text:p>0.6847798409</text:p>
          </table:table-cell>
          <table:table-cell/>
          <table:table-cell office:value-type="float" office:value="40">
            <text:p>40</text:p>
          </table:table-cell>
          <table:table-cell table:formula="of:=([.W16]-32)*5/9" office:value-type="float" office:value="4.44444444444444">
            <text:p>4.4</text:p>
          </table:table-cell>
          <table:table-cell table:formula="of:=[.Q16]-([.$E16]-11.1)*[.$AC$1]" office:value-type="float" office:value="13.09150928">
            <text:p>13.1</text:p>
          </table:table-cell>
          <table:table-cell table:formula="of:=[.F16]-[.K16]" office:value-type="float" office:value="-0.0890000000000004">
            <text:p>-0.089</text:p>
          </table:table-cell>
          <table:table-cell table:formula="of:=[.Z16]/[.G16]" office:value-type="float" office:value="0.0126636311895277">
            <text:p>0.0126636312</text:p>
          </table:table-cell>
          <table:table-cell table:number-columns-repeated="2"/>
          <table:table-cell table:style-name="ce6" office:value-type="float" office:value="0.98">
            <text:p>0.98</text:p>
          </table:table-cell>
          <table:table-cell table:style-name="ce6" office:value-type="float" office:value="13.23">
            <text:p>13.23</text:p>
          </table:table-cell>
          <table:table-cell table:style-name="ce1"/>
          <table:table-cell table:style-name="ce7" office:value-type="float" office:value="13.23">
            <text:p>13.23</text:p>
          </table:table-cell>
          <table:table-cell table:number-columns-repeated="2"/>
          <table:table-cell table:formula="of:=[.A16]" office:value-type="float" office:value="6.50027777777778">
            <text:p>6.5002777778</text:p>
          </table:table-cell>
          <table:table-cell table:formula="of:=[.F16]*[.G16]" office:value-type="float" office:value="-91.420224">
            <text:p>-91.420224</text:p>
          </table:table-cell>
          <table:table-cell table:number-columns-repeated="987"/>
        </table:table-row>
        <table:table-row table:style-name="ro1">
          <table:table-cell table:formula="of:=([.D17]-[.$D$2])/3600" office:value-type="float" office:value="7.00027777777778">
            <text:p>7.0002777778</text:p>
          </table:table-cell>
          <table:table-cell office:value-type="float" office:value="66">
            <text:p>66</text:p>
          </table:table-cell>
          <table:table-cell office:value-type="string">
            <text:p><text:s text:c="2"/>2022-02-15T17:54:37</text:p>
          </table:table-cell>
          <table:table-cell office:value-type="float" office:value="1644965677">
            <text:p>1644965677</text:p>
          </table:table-cell>
          <table:table-cell office:value-type="float" office:value="12.48">
            <text:p>12.48</text:p>
          </table:table-cell>
          <table:table-cell office:value-type="float" office:value="13.043">
            <text:p>13.043</text:p>
          </table:table-cell>
          <table:table-cell office:value-type="float" office:value="-4.623">
            <text:p>-4.623</text:p>
          </table:table-cell>
          <table:table-cell office:value-type="float" office:value="0.683">
            <text:p>0.683</text:p>
          </table:table-cell>
          <table:table-cell office:value-type="float" office:value="0.9349">
            <text:p>0.9349</text:p>
          </table:table-cell>
          <table:table-cell office:value-type="float" office:value="6.871">
            <text:p>6.871</text:p>
          </table:table-cell>
          <table:table-cell office:value-type="float" office:value="13.099">
            <text:p>13.099</text:p>
          </table:table-cell>
          <table:table-cell office:value-type="float" office:value="-413400">
            <text:p>-413400</text:p>
          </table:table-cell>
          <table:table-cell table:style-name="Default" table:formula="of:=([.L17]-[.L16])/([.A17]-[.A16])/3600" office:value-type="float" office:value="-5.48">
            <text:p>-5.48</text:p>
          </table:table-cell>
          <table:table-cell table:style-name="Default" table:formula="of:=[.M17]+[.$V$3]" office:value-type="float" office:value="-5.61">
            <text:p>-5.61</text:p>
          </table:table-cell>
          <table:table-cell table:style-name="Default" table:formula="of:=([.N17]*3600*([.A17]-[.A16]))*[.$V$7]/[.$V$5]+[.O16]" office:value-type="float" office:value="-140308.053979821">
            <text:p>-140308.053979821</text:p>
          </table:table-cell>
          <table:table-cell/>
          <table:table-cell table:formula="of:=[.F17]-[.G17]*[.$AN$2]" office:value-type="float" office:value="13.09736648">
            <text:p>13.09736648</text:p>
          </table:table-cell>
          <table:table-cell table:formula="of:=[.O17]" office:value-type="float" office:value="-140308.053979821">
            <text:p>-140308.053979821</text:p>
          </table:table-cell>
          <table:table-cell table:formula="of:=360000*(1-0.01*([.E17]-25))" office:value-type="float" office:value="405072">
            <text:p>405072</text:p>
          </table:table-cell>
          <table:table-cell table:formula="of:=[.R17]+[.S17]" office:value-type="float" office:value="264763.946020179">
            <text:p>264763.946020179</text:p>
          </table:table-cell>
          <table:table-cell table:formula="of:=[.T17]/[.S17]" office:value-type="float" office:value="0.653621938865632">
            <text:p>0.6536219389</text:p>
          </table:table-cell>
          <table:table-cell table:number-columns-repeated="3"/>
          <table:table-cell table:formula="of:=[.Q17]-([.$E17]-11.1)*[.$AC$1]" office:value-type="float" office:value="13.09184648">
            <text:p>13.1</text:p>
          </table:table-cell>
          <table:table-cell table:formula="of:=[.F17]-[.K17]" office:value-type="float" office:value="-0.0560000000000009">
            <text:p>-0.056</text:p>
          </table:table-cell>
          <table:table-cell table:formula="of:=[.Z17]/[.G17]" office:value-type="float" office:value="0.0121133463119189">
            <text:p>0.0121133463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office:value-type="float" office:value="13.59">
            <text:p>13.59</text:p>
          </table:table-cell>
          <table:table-cell/>
          <table:table-cell table:style-name="ce7" office:value-type="float" office:value="13.59">
            <text:p>13.59</text:p>
          </table:table-cell>
          <table:table-cell table:number-columns-repeated="2"/>
          <table:table-cell table:formula="of:=[.A17]" office:value-type="float" office:value="7.00027777777778">
            <text:p>7.0002777778</text:p>
          </table:table-cell>
          <table:table-cell table:formula="of:=[.F17]*[.G17]" office:value-type="float" office:value="-60.297789">
            <text:p>-60.297789</text:p>
          </table:table-cell>
          <table:table-cell table:number-columns-repeated="987"/>
        </table:table-row>
        <table:table-row table:style-name="ro1">
          <table:table-cell table:formula="of:=([.D18]-[.$D$2])/3600" office:value-type="float" office:value="7.50027777777778">
            <text:p>7.5002777778</text:p>
          </table:table-cell>
          <table:table-cell office:value-type="float" office:value="67">
            <text:p>67</text:p>
          </table:table-cell>
          <table:table-cell office:value-type="string">
            <text:p><text:s text:c="2"/>2022-02-15T18:24:37</text:p>
          </table:table-cell>
          <table:table-cell office:value-type="float" office:value="1644967477">
            <text:p>1644967477</text:p>
          </table:table-cell>
          <table:table-cell office:value-type="float" office:value="11.08">
            <text:p>11.08</text:p>
          </table:table-cell>
          <table:table-cell office:value-type="float" office:value="13.029">
            <text:p>13.029</text:p>
          </table:table-cell>
          <table:table-cell office:value-type="float" office:value="-4.5">
            <text:p>-4.5</text:p>
          </table:table-cell>
          <table:table-cell office:value-type="float" office:value="0.6807">
            <text:p>0.6807</text:p>
          </table:table-cell>
          <table:table-cell office:value-type="float" office:value="0.9442">
            <text:p>0.9442</text:p>
          </table:table-cell>
          <table:table-cell office:value-type="float" office:value="5.39">
            <text:p>5.39</text:p>
          </table:table-cell>
          <table:table-cell office:value-type="float" office:value="13.086">
            <text:p>13.086</text:p>
          </table:table-cell>
          <table:table-cell office:value-type="float" office:value="-421584">
            <text:p>-421584</text:p>
          </table:table-cell>
          <table:table-cell table:style-name="Default" table:formula="of:=([.L18]-[.L17])/([.A18]-[.A17])/3600" office:value-type="float" office:value="-4.54666666666667">
            <text:p>-4.5466666667</text:p>
          </table:table-cell>
          <table:table-cell table:style-name="Default" table:formula="of:=[.M18]+[.$V$3]" office:value-type="float" office:value="-4.67666666666667">
            <text:p>-4.6766666667</text:p>
          </table:table-cell>
          <table:table-cell table:style-name="Default" table:formula="of:=([.N18]*3600*([.A18]-[.A17]))*[.$V$7]/[.$V$5]+[.O17]" office:value-type="float" office:value="-149320.59882287">
            <text:p>-149320.59882287</text:p>
          </table:table-cell>
          <table:table-cell/>
          <table:table-cell table:formula="of:=[.F18]-[.G18]*[.$AN$2]" office:value-type="float" office:value="13.08192">
            <text:p>13.08192</text:p>
          </table:table-cell>
          <table:table-cell table:formula="of:=[.O18]" office:value-type="float" office:value="-149320.59882287">
            <text:p>-149320.59882287</text:p>
          </table:table-cell>
          <table:table-cell table:formula="of:=360000*(1-0.01*([.E18]-25))" office:value-type="float" office:value="410112">
            <text:p>410112</text:p>
          </table:table-cell>
          <table:table-cell table:formula="of:=[.R18]+[.S18]" office:value-type="float" office:value="260791.40117713">
            <text:p>260791.40117713</text:p>
          </table:table-cell>
          <table:table-cell table:formula="of:=[.T18]/[.S18]" office:value-type="float" office:value="0.635902878182375">
            <text:p>0.6359028782</text:p>
          </table:table-cell>
          <table:table-cell/>
          <table:table-cell office:value-type="float" office:value="38">
            <text:p>38</text:p>
          </table:table-cell>
          <table:table-cell table:formula="of:=([.W18]-32)*5/9" office:value-type="float" office:value="3.33333333333333">
            <text:p>3.3</text:p>
          </table:table-cell>
          <table:table-cell table:formula="of:=[.Q18]-([.$E18]-11.1)*[.$AC$1]" office:value-type="float" office:value="13.082">
            <text:p>13.1</text:p>
          </table:table-cell>
          <table:table-cell table:formula="of:=[.F18]-[.K18]" office:value-type="float" office:value="-0.0570000000000004">
            <text:p>-0.057</text:p>
          </table:table-cell>
          <table:table-cell table:formula="of:=[.Z18]/[.G18]" office:value-type="float" office:value="0.0126666666666668">
            <text:p>0.0126666667</text:p>
          </table:table-cell>
          <table:table-cell table:number-columns-repeated="5"/>
          <table:table-cell office:value-type="string">
            <text:p>olf</text:p>
          </table:table-cell>
          <table:table-cell>
            <draw:frame table:end-cell-address="'11.1 C'.AN33" table:end-x="0.0622in" table:end-y="0.0654in" draw:z-index="3" draw:name="Chart 4" draw:style-name="gr1" draw:text-style-name="P1" svg:width="4.0882in" svg:height="2.6669in" svg:x="0.0961in" svg:y="0.0657in">
              <draw:object-ole draw:class-id="00000000-0000-0000-0000-000000000000" xlink:href="./Object 10" xlink:type="simple" xlink:show="embed" xlink:actuate="onLoad">
                <text:p/>
              </draw:object-ole>
              <draw:image xlink:href="./ObjectReplacements/Object 10" xlink:type="simple" xlink:show="embed" xlink:actuate="onLoad"/>
            </draw:frame>
          </table:table-cell>
          <table:table-cell/>
          <table:table-cell table:formula="of:=[.A18]" office:value-type="float" office:value="7.50027777777778">
            <text:p>7.5002777778</text:p>
          </table:table-cell>
          <table:table-cell table:formula="of:=[.F18]*[.G18]" office:value-type="float" office:value="-58.6305">
            <text:p>-58.6305</text:p>
          </table:table-cell>
          <table:table-cell table:number-columns-repeated="987"/>
        </table:table-row>
        <table:table-row table:style-name="ro1">
          <table:table-cell table:formula="of:=([.D19]-[.$D$2])/3600" office:value-type="float" office:value="8.00055555555556">
            <text:p>8.0005555556</text:p>
          </table:table-cell>
          <table:table-cell office:value-type="float" office:value="68">
            <text:p>68</text:p>
          </table:table-cell>
          <table:table-cell office:value-type="string">
            <text:p><text:s text:c="2"/>2022-02-15T18:54:38</text:p>
          </table:table-cell>
          <table:table-cell office:value-type="float" office:value="1644969278">
            <text:p>1644969278</text:p>
          </table:table-cell>
          <table:table-cell office:value-type="float" office:value="10.742">
            <text:p>10.742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55">
            <text:p>0.655</text:p>
          </table:table-cell>
          <table:table-cell office:value-type="float" office:value="0.9383">
            <text:p>0.9383</text:p>
          </table:table-cell>
          <table:table-cell office:value-type="float" office:value="4.82">
            <text:p>4.82</text:p>
          </table:table-cell>
          <table:table-cell office:value-type="float" office:value="13.047">
            <text:p>13.047</text:p>
          </table:table-cell>
          <table:table-cell office:value-type="float" office:value="-434064">
            <text:p>-434064</text:p>
          </table:table-cell>
          <table:table-cell table:style-name="Default" table:formula="of:=([.L19]-[.L18])/([.A19]-[.A18])/3600" office:value-type="float" office:value="-6.92948362021099">
            <text:p>-6.9294836202</text:p>
          </table:table-cell>
          <table:table-cell table:style-name="Default" table:formula="of:=[.M19]+[.$V$3]" office:value-type="float" office:value="-7.05948362021099">
            <text:p>-7.0594836202</text:p>
          </table:table-cell>
          <table:table-cell table:style-name="Default" table:formula="of:=([.N19]*3600*([.A19]-[.A18]))*[.$V$7]/[.$V$5]+[.O18]" office:value-type="float" office:value="-162932.699887892">
            <text:p>-162932.699887892</text:p>
          </table:table-cell>
          <table:table-cell/>
          <table:table-cell table:formula="of:=[.F19]-[.G19]*[.$AN$2]" office:value-type="float" office:value="13.04400048">
            <text:p>13.04400048</text:p>
          </table:table-cell>
          <table:table-cell table:formula="of:=[.O19]" office:value-type="float" office:value="-162932.699887892">
            <text:p>-162932.699887892</text:p>
          </table:table-cell>
          <table:table-cell table:formula="of:=360000*(1-0.01*([.E19]-25))" office:value-type="float" office:value="411328.8">
            <text:p>411328.8</text:p>
          </table:table-cell>
          <table:table-cell table:formula="of:=[.R19]+[.S19]" office:value-type="float" office:value="248396.100112108">
            <text:p>248396.100112108</text:p>
          </table:table-cell>
          <table:table-cell table:formula="of:=[.T19]/[.S19]" office:value-type="float" office:value="0.603886963694513">
            <text:p>0.6038869637</text:p>
          </table:table-cell>
          <table:table-cell table:number-columns-repeated="3"/>
          <table:table-cell table:formula="of:=[.Q19]-([.$E19]-11.1)*[.$AC$1]" office:value-type="float" office:value="13.04543248">
            <text:p>13.0</text:p>
          </table:table-cell>
          <table:table-cell table:formula="of:=[.F19]-[.K19]" office:value-type="float" office:value="-0.0899999999999999">
            <text:p>-0.09</text:p>
          </table:table-cell>
          <table:table-cell table:formula="of:=[.Z19]/[.G19]" office:value-type="float" office:value="0.0121654501216545">
            <text:p>0.0121654501</text:p>
          </table:table-cell>
          <table:table-cell table:number-columns-repeated="8"/>
          <table:table-cell table:formula="of:=[.A19]" office:value-type="float" office:value="8.00055555555556">
            <text:p>8.0005555556</text:p>
          </table:table-cell>
          <table:table-cell table:formula="of:=[.F19]*[.G19]" office:value-type="float" office:value="-95.855886">
            <text:p>-95.855886</text:p>
          </table:table-cell>
          <table:table-cell table:number-columns-repeated="987"/>
        </table:table-row>
        <table:table-row table:style-name="ro1">
          <table:table-cell table:formula="of:=([.D20]-[.$D$2])/3600" office:value-type="float" office:value="8.50055555555556">
            <text:p>8.5005555556</text:p>
          </table:table-cell>
          <table:table-cell office:value-type="float" office:value="69">
            <text:p>69</text:p>
          </table:table-cell>
          <table:table-cell office:value-type="string">
            <text:p><text:s text:c="2"/>2022-02-15T19:24:38</text:p>
          </table:table-cell>
          <table:table-cell office:value-type="float" office:value="1644971078">
            <text:p>1644971078</text:p>
            <draw:frame table:end-cell-address="'11.1 C'.I33" table:end-x="0.2709in" table:end-y="0.1764in" draw:z-index="2" draw:name="Chart 3" draw:style-name="gr1" draw:text-style-name="P1" svg:width="3.1504in" svg:height="2.4484in" svg:x="0.3039in" svg:y="0.0398in">
              <draw:object-ole draw:class-id="00000000-0000-0000-0000-000000000000" xlink:href="./Object 9" xlink:type="simple" xlink:show="embed" xlink:actuate="onLoad">
                <text:p/>
              </draw:object-ole>
              <draw:image xlink:href="./ObjectReplacements/Object 9" xlink:type="simple" xlink:show="embed" xlink:actuate="onLoad"/>
            </draw:frame>
          </table:table-cell>
          <table:table-cell office:value-type="float" office:value="12.262">
            <text:p>12.262</text:p>
          </table:table-cell>
          <table:table-cell office:value-type="float" office:value="13.008">
            <text:p>13.008</text:p>
          </table:table-cell>
          <table:table-cell office:value-type="float" office:value="-4.5">
            <text:p>-4.5</text:p>
          </table:table-cell>
          <table:table-cell office:value-type="float" office:value="0.6104">
            <text:p>0.6104</text:p>
          </table:table-cell>
          <table:table-cell office:value-type="float" office:value="0.9272">
            <text:p>0.9272</text:p>
          </table:table-cell>
          <table:table-cell office:value-type="float" office:value="4.672">
            <text:p>4.672</text:p>
          </table:table-cell>
          <table:table-cell office:value-type="float" office:value="13.064">
            <text:p>13.064</text:p>
          </table:table-cell>
          <table:table-cell office:value-type="float" office:value="-444024">
            <text:p>-444024</text:p>
          </table:table-cell>
          <table:table-cell table:style-name="Default" table:formula="of:=([.L20]-[.L19])/([.A20]-[.A19])/3600" office:value-type="float" office:value="-5.53333333333333">
            <text:p>-5.5333333333</text:p>
          </table:table-cell>
          <table:table-cell table:style-name="Default" table:formula="of:=[.M20]+[.$V$3]" office:value-type="float" office:value="-5.66333333333333">
            <text:p>-5.6633333333</text:p>
          </table:table-cell>
          <table:table-cell table:style-name="Default" table:formula="of:=([.N20]*3600*([.A20]-[.A19]))*[.$V$7]/[.$V$5]+[.O19]" office:value-type="float" office:value="-173846.67970852">
            <text:p>-173846.67970852</text:p>
          </table:table-cell>
          <table:table-cell/>
          <table:table-cell table:formula="of:=[.F20]-[.G20]*[.$AN$2]" office:value-type="float" office:value="13.06092">
            <text:p>13.06092</text:p>
          </table:table-cell>
          <table:table-cell table:formula="of:=[.O20]" office:value-type="float" office:value="-173846.67970852">
            <text:p>-173846.67970852</text:p>
          </table:table-cell>
          <table:table-cell table:formula="of:=360000*(1-0.01*([.E20]-25))" office:value-type="float" office:value="405856.8">
            <text:p>405856.8</text:p>
          </table:table-cell>
          <table:table-cell table:formula="of:=[.R20]+[.S20]" office:value-type="float" office:value="232010.12029148">
            <text:p>232010.12029148</text:p>
          </table:table-cell>
          <table:table-cell table:formula="of:=[.T20]/[.S20]" office:value-type="float" office:value="0.571655126368413">
            <text:p>0.5716551264</text:p>
          </table:table-cell>
          <table:table-cell/>
          <table:table-cell office:value-type="float" office:value="37">
            <text:p>37</text:p>
          </table:table-cell>
          <table:table-cell table:formula="of:=([.W20]-32)*5/9" office:value-type="float" office:value="2.77777777777778">
            <text:p>2.8</text:p>
          </table:table-cell>
          <table:table-cell table:formula="of:=[.Q20]-([.$E20]-11.1)*[.$AC$1]" office:value-type="float" office:value="13.056272">
            <text:p>13.1</text:p>
            <draw:frame table:end-cell-address="'11.1 C'.AE34" table:end-x="0.0291in" table:end-y="0.1063in" draw:z-index="0" draw:name="Chart 1" draw:style-name="gr1" draw:text-style-name="P1" svg:width="4.3701in" svg:height="2.4476in" svg:x="0.063in" svg:y="0.148in">
              <draw:object-ole draw:class-id="00000000-0000-0000-0000-000000000000" xlink:href="./Object 7" xlink:type="simple" xlink:show="embed" xlink:actuate="onLoad">
                <text:p/>
              </draw:object-ole>
              <draw:image xlink:href="./ObjectReplacements/Object 7" xlink:type="simple" xlink:show="embed" xlink:actuate="onLoad"/>
            </draw:frame>
          </table:table-cell>
          <table:table-cell table:formula="of:=[.F20]-[.K20]" office:value-type="float" office:value="-0.0560000000000009">
            <text:p>-0.056</text:p>
          </table:table-cell>
          <table:table-cell table:formula="of:=[.Z20]/[.G20]" office:value-type="float" office:value="0.0124444444444447">
            <text:p>0.0124444444</text:p>
          </table:table-cell>
          <table:table-cell table:number-columns-repeated="8"/>
          <table:table-cell table:formula="of:=[.A20]" office:value-type="float" office:value="8.50055555555556">
            <text:p>8.5005555556</text:p>
          </table:table-cell>
          <table:table-cell table:formula="of:=[.F20]*[.G20]" office:value-type="float" office:value="-58.536">
            <text:p>-58.536</text:p>
          </table:table-cell>
          <table:table-cell table:number-columns-repeated="987"/>
        </table:table-row>
        <table:table-row table:style-name="ro1">
          <table:table-cell table:formula="of:=([.D21]-[.$D$2])/3600" office:value-type="float" office:value="9.00055555555556">
            <text:p>9.0005555556</text:p>
          </table:table-cell>
          <table:table-cell office:value-type="float" office:value="70">
            <text:p>70</text:p>
          </table:table-cell>
          <table:table-cell office:value-type="string">
            <text:p><text:s text:c="2"/>2022-02-15T19:54:38</text:p>
          </table:table-cell>
          <table:table-cell office:value-type="float" office:value="1644972878">
            <text:p>1644972878</text:p>
          </table:table-cell>
          <table:table-cell office:value-type="float" office:value="10.668">
            <text:p>10.668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114">
            <text:p>0.6114</text:p>
          </table:table-cell>
          <table:table-cell office:value-type="float" office:value="0.9345">
            <text:p>0.9345</text:p>
          </table:table-cell>
          <table:table-cell office:value-type="float" office:value="4.418">
            <text:p>4.418</text:p>
          </table:table-cell>
          <table:table-cell office:value-type="float" office:value="13.03">
            <text:p>13.03</text:p>
          </table:table-cell>
          <table:table-cell office:value-type="float" office:value="-452208">
            <text:p>-452208</text:p>
          </table:table-cell>
          <table:table-cell table:style-name="Default" table:formula="of:=([.L21]-[.L20])/([.A21]-[.A20])/3600" office:value-type="float" office:value="-4.54666666666667">
            <text:p>-4.5466666667</text:p>
          </table:table-cell>
          <table:table-cell table:style-name="Default" table:formula="of:=[.M21]+[.$V$3]" office:value-type="float" office:value="-4.67666666666667">
            <text:p>-4.6766666667</text:p>
          </table:table-cell>
          <table:table-cell table:style-name="Default" table:formula="of:=([.N21]*3600*([.A21]-[.A20]))*[.$V$7]/[.$V$5]+[.O20]" office:value-type="float" office:value="-182859.22455157">
            <text:p>-182859.22455157</text:p>
          </table:table-cell>
          <table:table-cell/>
          <table:table-cell table:formula="of:=[.F21]-[.G21]*[.$AN$2]" office:value-type="float" office:value="13.04400048">
            <text:p>13.04400048</text:p>
          </table:table-cell>
          <table:table-cell table:formula="of:=[.O21]" office:value-type="float" office:value="-182859.22455157">
            <text:p>-182859.22455157</text:p>
          </table:table-cell>
          <table:table-cell table:formula="of:=360000*(1-0.01*([.E21]-25))" office:value-type="float" office:value="411595.2">
            <text:p>411595.2</text:p>
          </table:table-cell>
          <table:table-cell table:formula="of:=[.R21]+[.S21]" office:value-type="float" office:value="228735.975448431">
            <text:p>228735.975448431</text:p>
          </table:table-cell>
          <table:table-cell table:formula="of:=[.T21]/[.S21]" office:value-type="float" office:value="0.555730425059453">
            <text:p>0.5557304251</text:p>
          </table:table-cell>
          <table:table-cell table:number-columns-repeated="3"/>
          <table:table-cell table:formula="of:=[.Q21]-([.$E21]-11.1)*[.$AC$1]" office:value-type="float" office:value="13.04572848">
            <text:p>13.0</text:p>
          </table:table-cell>
          <table:table-cell table:formula="of:=[.F21]-[.K21]" office:value-type="float" office:value="-0.0729999999999986">
            <text:p>-0.073</text:p>
          </table:table-cell>
          <table:table-cell table:formula="of:=[.Z21]/[.G21]" office:value-type="float" office:value="0.0098675317653418">
            <text:p>0.0098675318</text:p>
          </table:table-cell>
          <table:table-cell table:number-columns-repeated="8"/>
          <table:table-cell table:formula="of:=[.A21]" office:value-type="float" office:value="9.00055555555556">
            <text:p>9.0005555556</text:p>
          </table:table-cell>
          <table:table-cell table:formula="of:=[.F21]*[.G21]" office:value-type="float" office:value="-95.855886">
            <text:p>-95.855886</text:p>
          </table:table-cell>
          <table:table-cell table:number-columns-repeated="987"/>
        </table:table-row>
        <table:table-row table:style-name="ro1">
          <table:table-cell table:formula="of:=([.D22]-[.$D$2])/3600" office:value-type="float" office:value="9.50055555555556">
            <text:p>9.5005555556</text:p>
          </table:table-cell>
          <table:table-cell office:value-type="float" office:value="71">
            <text:p>71</text:p>
          </table:table-cell>
          <table:table-cell office:value-type="string">
            <text:p><text:s text:c="2"/>2022-02-15T20:24:38</text:p>
          </table:table-cell>
          <table:table-cell office:value-type="float" office:value="1644974678">
            <text:p>1644974678</text:p>
          </table:table-cell>
          <table:table-cell office:value-type="float" office:value="10.728">
            <text:p>10.728</text:p>
          </table:table-cell>
          <table:table-cell office:value-type="float" office:value="12.939">
            <text:p>12.939</text:p>
          </table:table-cell>
          <table:table-cell office:value-type="float" office:value="-7.09">
            <text:p>-7.09</text:p>
          </table:table-cell>
          <table:table-cell office:value-type="float" office:value="0.579">
            <text:p>0.579</text:p>
          </table:table-cell>
          <table:table-cell office:value-type="float" office:value="0.9333">
            <text:p>0.9333</text:p>
          </table:table-cell>
          <table:table-cell office:value-type="float" office:value="4.328">
            <text:p>4.328</text:p>
          </table:table-cell>
          <table:table-cell office:value-type="float" office:value="13.027">
            <text:p>13.027</text:p>
          </table:table-cell>
          <table:table-cell office:value-type="float" office:value="-465408">
            <text:p>-465408</text:p>
          </table:table-cell>
          <table:table-cell table:style-name="Default" table:formula="of:=([.L22]-[.L21])/([.A22]-[.A21])/3600" office:value-type="float" office:value="-7.33333333333333">
            <text:p>-7.3333333333</text:p>
          </table:table-cell>
          <table:table-cell table:style-name="Default" table:formula="of:=[.M22]+[.$V$3]" office:value-type="float" office:value="-7.46333333333333">
            <text:p>-7.4633333333</text:p>
          </table:table-cell>
          <table:table-cell table:style-name="Default" table:formula="of:=([.N22]*3600*([.A22]-[.A21]))*[.$V$7]/[.$V$5]+[.O21]" office:value-type="float" office:value="-197242.038452915">
            <text:p>-197242.038452915</text:p>
          </table:table-cell>
          <table:table-cell/>
          <table:table-cell table:formula="of:=[.F22]-[.G22]*[.$AN$2]" office:value-type="float" office:value="13.0223784">
            <text:p>13.0223784</text:p>
          </table:table-cell>
          <table:table-cell table:formula="of:=[.O22]" office:value-type="float" office:value="-197242.038452915">
            <text:p>-197242.038452915</text:p>
          </table:table-cell>
          <table:table-cell table:formula="of:=360000*(1-0.01*([.E22]-25))" office:value-type="float" office:value="411379.2">
            <text:p>411379.2</text:p>
          </table:table-cell>
          <table:table-cell table:formula="of:=[.R22]+[.S22]" office:value-type="float" office:value="214137.161547085">
            <text:p>214137.161547085</text:p>
          </table:table-cell>
          <table:table-cell table:formula="of:=[.T22]/[.S22]" office:value-type="float" office:value="0.520534731816983">
            <text:p>0.5205347318</text:p>
          </table:table-cell>
          <table:table-cell/>
          <table:table-cell office:value-type="float" office:value="36">
            <text:p>36</text:p>
          </table:table-cell>
          <table:table-cell table:formula="of:=([.W22]-32)*5/9" office:value-type="float" office:value="2.22222222222222">
            <text:p>2.2</text:p>
          </table:table-cell>
          <table:table-cell table:formula="of:=[.Q22]-([.$E22]-11.1)*[.$AC$1]" office:value-type="float" office:value="13.0238664">
            <text:p>13.0</text:p>
          </table:table-cell>
          <table:table-cell table:formula="of:=[.F22]-[.K22]" office:value-type="float" office:value="-0.0879999999999992">
            <text:p>-0.088</text:p>
          </table:table-cell>
          <table:table-cell table:formula="of:=[.Z22]/[.G22]" office:value-type="float" office:value="0.0124118476727784">
            <text:p>0.0124118477</text:p>
          </table:table-cell>
          <table:table-cell table:number-columns-repeated="8"/>
          <table:table-cell table:formula="of:=[.A22]" office:value-type="float" office:value="9.50055555555556">
            <text:p>9.5005555556</text:p>
          </table:table-cell>
          <table:table-cell table:formula="of:=[.F22]*[.G22]" office:value-type="float" office:value="-91.73751">
            <text:p>-91.73751</text:p>
          </table:table-cell>
          <table:table-cell table:number-columns-repeated="987"/>
        </table:table-row>
        <table:table-row table:style-name="ro1">
          <table:table-cell table:formula="of:=([.D23]-[.$D$2])/3600" office:value-type="float" office:value="10.0005555555556">
            <text:p>10.0005555556</text:p>
          </table:table-cell>
          <table:table-cell office:value-type="float" office:value="72">
            <text:p>72</text:p>
          </table:table-cell>
          <table:table-cell office:value-type="string">
            <text:p><text:s text:c="2"/>2022-02-15T20:54:38</text:p>
          </table:table-cell>
          <table:table-cell office:value-type="float" office:value="1644976478">
            <text:p>1644976478</text:p>
          </table:table-cell>
          <table:table-cell office:value-type="float" office:value="11.988">
            <text:p>11.988</text:p>
          </table:table-cell>
          <table:table-cell office:value-type="float" office:value="12.982">
            <text:p>12.982</text:p>
          </table:table-cell>
          <table:table-cell office:value-type="float" office:value="-4.685">
            <text:p>-4.685</text:p>
          </table:table-cell>
          <table:table-cell office:value-type="float" office:value="0.5374">
            <text:p>0.5374</text:p>
          </table:table-cell>
          <table:table-cell office:value-type="float" office:value="0.9247">
            <text:p>0.9247</text:p>
          </table:table-cell>
          <table:table-cell office:value-type="float" office:value="4.379">
            <text:p>4.379</text:p>
          </table:table-cell>
          <table:table-cell office:value-type="float" office:value="13.039">
            <text:p>13.039</text:p>
          </table:table-cell>
          <table:table-cell office:value-type="float" office:value="-475200">
            <text:p>-475200</text:p>
          </table:table-cell>
          <table:table-cell table:style-name="Default" table:formula="of:=([.L23]-[.L22])/([.A23]-[.A22])/3600" office:value-type="float" office:value="-5.44">
            <text:p>-5.44</text:p>
          </table:table-cell>
          <table:table-cell table:style-name="Default" table:formula="of:=[.M23]+[.$V$3]" office:value-type="float" office:value="-5.57">
            <text:p>-5.57</text:p>
          </table:table-cell>
          <table:table-cell table:style-name="Default" table:formula="of:=([.N23]*3600*([.A23]-[.A22]))*[.$V$7]/[.$V$5]+[.O22]" office:value-type="float" office:value="-207976.152802691">
            <text:p>-207976.152802691</text:p>
          </table:table-cell>
          <table:table-cell/>
          <table:table-cell table:formula="of:=[.F23]-[.G23]*[.$AN$2]" office:value-type="float" office:value="13.0370956">
            <text:p>13.0370956</text:p>
          </table:table-cell>
          <table:table-cell table:formula="of:=[.O23]" office:value-type="float" office:value="-207976.152802691">
            <text:p>-207976.152802691</text:p>
          </table:table-cell>
          <table:table-cell table:formula="of:=360000*(1-0.01*([.E23]-25))" office:value-type="float" office:value="406843.2">
            <text:p>406843.2</text:p>
          </table:table-cell>
          <table:table-cell table:formula="of:=[.R23]+[.S23]" office:value-type="float" office:value="198867.047197309">
            <text:p>198867.047197309</text:p>
          </table:table-cell>
          <table:table-cell table:formula="of:=[.T23]/[.S23]" office:value-type="float" office:value="0.488805139663903">
            <text:p>0.4888051397</text:p>
          </table:table-cell>
          <table:table-cell table:number-columns-repeated="3"/>
          <table:table-cell table:formula="of:=[.Q23]-([.$E23]-11.1)*[.$AC$1]" office:value-type="float" office:value="13.0335436">
            <text:p>13.0</text:p>
          </table:table-cell>
          <table:table-cell table:formula="of:=[.F23]-[.K23]" office:value-type="float" office:value="-0.0570000000000004">
            <text:p>-0.057</text:p>
          </table:table-cell>
          <table:table-cell table:formula="of:=[.Z23]/[.G23]" office:value-type="float" office:value="0.0121664887940236">
            <text:p>0.0121664888</text:p>
          </table:table-cell>
          <table:table-cell table:number-columns-repeated="8"/>
          <table:table-cell table:formula="of:=[.A23]" office:value-type="float" office:value="10.0005555555556">
            <text:p>10.0005555556</text:p>
          </table:table-cell>
          <table:table-cell table:formula="of:=[.F23]*[.G23]" office:value-type="float" office:value="-60.82067">
            <text:p>-60.82067</text:p>
          </table:table-cell>
          <table:table-cell table:number-columns-repeated="987"/>
        </table:table-row>
        <table:table-row table:style-name="ro1">
          <table:table-cell table:formula="of:=([.D24]-[.$D$2])/3600" office:value-type="float" office:value="10.5005555555556">
            <text:p>10.5005555556</text:p>
          </table:table-cell>
          <table:table-cell office:value-type="float" office:value="73">
            <text:p>73</text:p>
          </table:table-cell>
          <table:table-cell office:value-type="string">
            <text:p><text:s text:c="2"/>2022-02-15T21:24:38</text:p>
          </table:table-cell>
          <table:table-cell office:value-type="float" office:value="1644978278">
            <text:p>1644978278</text:p>
          </table:table-cell>
          <table:table-cell office:value-type="float" office:value="10.11">
            <text:p>10.11</text:p>
          </table:table-cell>
          <table:table-cell office:value-type="float" office:value="12.913">
            <text:p>12.913</text:p>
          </table:table-cell>
          <table:table-cell office:value-type="float" office:value="-7.398">
            <text:p>-7.398</text:p>
          </table:table-cell>
          <table:table-cell office:value-type="float" office:value="0.541">
            <text:p>0.541</text:p>
          </table:table-cell>
          <table:table-cell office:value-type="float" office:value="0.9353">
            <text:p>0.9353</text:p>
          </table:table-cell>
          <table:table-cell office:value-type="float" office:value="4.304">
            <text:p>4.304</text:p>
          </table:table-cell>
          <table:table-cell office:value-type="float" office:value="13.004">
            <text:p>13.004</text:p>
          </table:table-cell>
          <table:table-cell office:value-type="float" office:value="-484464">
            <text:p>-484464</text:p>
          </table:table-cell>
          <table:table-cell table:style-name="Default" table:formula="of:=([.L24]-[.L23])/([.A24]-[.A23])/3600" office:value-type="float" office:value="-5.14666666666667">
            <text:p>-5.1466666667</text:p>
          </table:table-cell>
          <table:table-cell table:style-name="Default" table:formula="of:=[.M24]+[.$V$3]" office:value-type="float" office:value="-5.27666666666667">
            <text:p>-5.2766666667</text:p>
          </table:table-cell>
          <table:table-cell table:style-name="Default" table:formula="of:=([.N24]*3600*([.A24]-[.A23]))*[.$V$7]/[.$V$5]+[.O23]" office:value-type="float" office:value="-218144.975672646">
            <text:p>-218144.975672646</text:p>
          </table:table-cell>
          <table:table-cell/>
          <table:table-cell table:formula="of:=[.F24]-[.G24]*[.$AN$2]" office:value-type="float" office:value="13.00000048">
            <text:p>13.00000048</text:p>
          </table:table-cell>
          <table:table-cell table:formula="of:=[.O24]" office:value-type="float" office:value="-218144.975672646">
            <text:p>-218144.975672646</text:p>
          </table:table-cell>
          <table:table-cell table:formula="of:=360000*(1-0.01*([.E24]-25))" office:value-type="float" office:value="413604">
            <text:p>413604</text:p>
          </table:table-cell>
          <table:table-cell table:formula="of:=[.R24]+[.S24]" office:value-type="float" office:value="195459.024327354">
            <text:p>195459.024327354</text:p>
          </table:table-cell>
          <table:table-cell table:formula="of:=[.T24]/[.S24]" office:value-type="float" office:value="0.472575275692097">
            <text:p>0.4725752757</text:p>
          </table:table-cell>
          <table:table-cell/>
          <table:table-cell office:value-type="float" office:value="34">
            <text:p>34</text:p>
          </table:table-cell>
          <table:table-cell table:formula="of:=([.W24]-32)*5/9" office:value-type="float" office:value="1.11111111111111">
            <text:p>1.1</text:p>
          </table:table-cell>
          <table:table-cell table:formula="of:=[.Q24]-([.$E24]-11.1)*[.$AC$1]" office:value-type="float" office:value="13.00396048">
            <text:p>13.0</text:p>
          </table:table-cell>
          <table:table-cell table:formula="of:=[.F24]-[.K24]" office:value-type="float" office:value="-0.0909999999999993">
            <text:p>-0.091</text:p>
          </table:table-cell>
          <table:table-cell table:formula="of:=[.Z24]/[.G24]" office:value-type="float" office:value="0.0123006217896728">
            <text:p>0.0123006218</text:p>
          </table:table-cell>
          <table:table-cell table:number-columns-repeated="8"/>
          <table:table-cell table:formula="of:=[.A24]" office:value-type="float" office:value="10.5005555555556">
            <text:p>10.5005555556</text:p>
          </table:table-cell>
          <table:table-cell table:formula="of:=[.F24]*[.G24]" office:value-type="float" office:value="-95.530374">
            <text:p>-95.530374</text:p>
          </table:table-cell>
          <table:table-cell table:number-columns-repeated="987"/>
        </table:table-row>
        <table:table-row table:style-name="ro1">
          <table:table-cell table:formula="of:=([.D25]-[.$D$2])/3600" office:value-type="float" office:value="11.0005555555556">
            <text:p>11.0005555556</text:p>
          </table:table-cell>
          <table:table-cell office:value-type="float" office:value="74">
            <text:p>74</text:p>
          </table:table-cell>
          <table:table-cell office:value-type="string">
            <text:p><text:s text:c="2"/>2022-02-15T21:54:38</text:p>
          </table:table-cell>
          <table:table-cell office:value-type="float" office:value="1644980078">
            <text:p>1644980078</text:p>
          </table:table-cell>
          <table:table-cell office:value-type="float" office:value="10.802">
            <text:p>10.802</text:p>
          </table:table-cell>
          <table:table-cell office:value-type="float" office:value="12.9">
            <text:p>12.9</text:p>
          </table:table-cell>
          <table:table-cell office:value-type="float" office:value="-7.09">
            <text:p>-7.09</text:p>
          </table:table-cell>
          <table:table-cell office:value-type="float" office:value="0.4999">
            <text:p>0.4999</text:p>
          </table:table-cell>
          <table:table-cell office:value-type="float" office:value="0.9251">
            <text:p>0.9251</text:p>
          </table:table-cell>
          <table:table-cell office:value-type="float" office:value="4.332">
            <text:p>4.332</text:p>
          </table:table-cell>
          <table:table-cell office:value-type="float" office:value="12.989">
            <text:p>12.989</text:p>
          </table:table-cell>
          <table:table-cell office:value-type="float" office:value="-497568">
            <text:p>-497568</text:p>
          </table:table-cell>
          <table:table-cell table:style-name="Default" table:formula="of:=([.L25]-[.L24])/([.A25]-[.A24])/3600" office:value-type="float" office:value="-7.28">
            <text:p>-7.28</text:p>
          </table:table-cell>
          <table:table-cell table:style-name="Default" table:formula="of:=[.M25]+[.$V$3]" office:value-type="float" office:value="-7.41">
            <text:p>-7.41</text:p>
          </table:table-cell>
          <table:table-cell table:style-name="Default" table:formula="of:=([.N25]*3600*([.A25]-[.A24]))*[.$V$7]/[.$V$5]+[.O24]" office:value-type="float" office:value="-232425.009304933">
            <text:p>-232425.009304933</text:p>
          </table:table-cell>
          <table:table-cell/>
          <table:table-cell table:formula="of:=[.F25]-[.G25]*[.$AN$2]" office:value-type="float" office:value="12.9833784">
            <text:p>12.9833784</text:p>
          </table:table-cell>
          <table:table-cell table:formula="of:=[.O25]" office:value-type="float" office:value="-232425.009304933">
            <text:p>-232425.009304933</text:p>
          </table:table-cell>
          <table:table-cell table:formula="of:=360000*(1-0.01*([.E25]-25))" office:value-type="float" office:value="411112.8">
            <text:p>411112.8</text:p>
          </table:table-cell>
          <table:table-cell table:formula="of:=[.R25]+[.S25]" office:value-type="float" office:value="178687.790695067">
            <text:p>178687.790695067</text:p>
          </table:table-cell>
          <table:table-cell table:formula="of:=[.T25]/[.S25]" office:value-type="float" office:value="0.434644191801051">
            <text:p>0.4346441918</text:p>
          </table:table-cell>
          <table:table-cell table:number-columns-repeated="3"/>
          <table:table-cell table:formula="of:=[.Q25]-([.$E25]-11.1)*[.$AC$1]" office:value-type="float" office:value="12.9845704">
            <text:p>13.0</text:p>
          </table:table-cell>
          <table:table-cell table:formula="of:=[.F25]-[.K25]" office:value-type="float" office:value="-0.0890000000000004">
            <text:p>-0.089</text:p>
          </table:table-cell>
          <table:table-cell table:formula="of:=[.Z25]/[.G25]" office:value-type="float" office:value="0.0125528913963329">
            <text:p>0.0125528914</text:p>
          </table:table-cell>
          <table:table-cell table:number-columns-repeated="8"/>
          <table:table-cell table:formula="of:=[.A25]" office:value-type="float" office:value="11.0005555555556">
            <text:p>11.0005555556</text:p>
          </table:table-cell>
          <table:table-cell table:formula="of:=[.F25]*[.G25]" office:value-type="float" office:value="-91.461">
            <text:p>-91.461</text:p>
          </table:table-cell>
          <table:table-cell table:number-columns-repeated="987"/>
        </table:table-row>
        <table:table-row table:style-name="ro1">
          <table:table-cell table:formula="of:=([.D26]-[.$D$2])/3600" office:value-type="float" office:value="11.5005555555556">
            <text:p>11.5005555556</text:p>
          </table:table-cell>
          <table:table-cell office:value-type="float" office:value="75">
            <text:p>75</text:p>
          </table:table-cell>
          <table:table-cell office:value-type="string">
            <text:p><text:s text:c="2"/>2022-02-15T22:24:38</text:p>
          </table:table-cell>
          <table:table-cell office:value-type="float" office:value="1644981878">
            <text:p>1644981878</text:p>
          </table:table-cell>
          <table:table-cell office:value-type="float" office:value="11.682">
            <text:p>11.682</text:p>
          </table:table-cell>
          <table:table-cell office:value-type="float" office:value="12.947">
            <text:p>12.947</text:p>
          </table:table-cell>
          <table:table-cell office:value-type="float" office:value="-4.377">
            <text:p>-4.377</text:p>
          </table:table-cell>
          <table:table-cell office:value-type="float" office:value="0.464">
            <text:p>0.464</text:p>
          </table:table-cell>
          <table:table-cell office:value-type="float" office:value="0.9201">
            <text:p>0.9201</text:p>
          </table:table-cell>
          <table:table-cell office:value-type="float" office:value="4.367">
            <text:p>4.367</text:p>
          </table:table-cell>
          <table:table-cell office:value-type="float" office:value="13.002">
            <text:p>13.002</text:p>
          </table:table-cell>
          <table:table-cell office:value-type="float" office:value="-506904">
            <text:p>-506904</text:p>
          </table:table-cell>
          <table:table-cell table:style-name="Default" table:formula="of:=([.L26]-[.L25])/([.A26]-[.A25])/3600" office:value-type="float" office:value="-5.18666666666667">
            <text:p>-5.1866666667</text:p>
          </table:table-cell>
          <table:table-cell table:style-name="Default" table:formula="of:=[.M26]+[.$V$3]" office:value-type="float" office:value="-5.31666666666667">
            <text:p>-5.3166666667</text:p>
          </table:table-cell>
          <table:table-cell table:style-name="Default" table:formula="of:=([.N26]*3600*([.A26]-[.A25]))*[.$V$7]/[.$V$5]+[.O25]" office:value-type="float" office:value="-242670.917376682">
            <text:p>-242670.917376682</text:p>
          </table:table-cell>
          <table:table-cell/>
          <table:table-cell table:formula="of:=[.F26]-[.G26]*[.$AN$2]" office:value-type="float" office:value="12.99847352">
            <text:p>12.99847352</text:p>
          </table:table-cell>
          <table:table-cell table:formula="of:=[.O26]" office:value-type="float" office:value="-242670.917376682">
            <text:p>-242670.917376682</text:p>
          </table:table-cell>
          <table:table-cell table:formula="of:=360000*(1-0.01*([.E26]-25))" office:value-type="float" office:value="407944.8">
            <text:p>407944.8</text:p>
          </table:table-cell>
          <table:table-cell table:formula="of:=[.R26]+[.S26]" office:value-type="float" office:value="165273.882623318">
            <text:p>165273.882623318</text:p>
          </table:table-cell>
          <table:table-cell table:formula="of:=[.T26]/[.S26]" office:value-type="float" office:value="0.405137858414468">
            <text:p>0.4051378584</text:p>
          </table:table-cell>
          <table:table-cell/>
          <table:table-cell office:value-type="float" office:value="34">
            <text:p>34</text:p>
          </table:table-cell>
          <table:table-cell table:formula="of:=([.W26]-32)*5/9" office:value-type="float" office:value="1.11111111111111">
            <text:p>1.1</text:p>
          </table:table-cell>
          <table:table-cell table:formula="of:=[.Q26]-([.$E26]-11.1)*[.$AC$1]" office:value-type="float" office:value="12.99614552">
            <text:p>13.0</text:p>
          </table:table-cell>
          <table:table-cell table:formula="of:=[.F26]-[.K26]" office:value-type="float" office:value="-0.0550000000000015">
            <text:p>-0.055</text:p>
          </table:table-cell>
          <table:table-cell table:formula="of:=[.Z26]/[.G26]" office:value-type="float" office:value="0.012565684258625">
            <text:p>0.0125656843</text:p>
          </table:table-cell>
          <table:table-cell table:number-columns-repeated="8"/>
          <table:table-cell table:formula="of:=[.A26]" office:value-type="float" office:value="11.5005555555556">
            <text:p>11.5005555556</text:p>
          </table:table-cell>
          <table:table-cell table:formula="of:=[.F26]*[.G26]" office:value-type="float" office:value="-56.669019">
            <text:p>-56.669019</text:p>
          </table:table-cell>
          <table:table-cell table:number-columns-repeated="987"/>
        </table:table-row>
        <table:table-row table:style-name="ro1">
          <table:table-cell table:formula="of:=([.D27]-[.$D$2])/3600" office:value-type="float" office:value="12.0005555555556">
            <text:p>12.0005555556</text:p>
          </table:table-cell>
          <table:table-cell office:value-type="float" office:value="76">
            <text:p>76</text:p>
          </table:table-cell>
          <table:table-cell office:value-type="string">
            <text:p><text:s text:c="2"/>2022-02-15T22:54:38</text:p>
          </table:table-cell>
          <table:table-cell office:value-type="float" office:value="1644983678">
            <text:p>1644983678</text:p>
          </table:table-cell>
          <table:table-cell office:value-type="float" office:value="9.74">
            <text:p>9.74</text:p>
          </table:table-cell>
          <table:table-cell office:value-type="float" office:value="12.866">
            <text:p>12.866</text:p>
          </table:table-cell>
          <table:table-cell office:value-type="float" office:value="-7.398">
            <text:p>-7.398</text:p>
          </table:table-cell>
          <table:table-cell office:value-type="float" office:value="0.4678">
            <text:p>0.4678</text:p>
          </table:table-cell>
          <table:table-cell office:value-type="float" office:value="0.926">
            <text:p>0.926</text:p>
          </table:table-cell>
          <table:table-cell office:value-type="float" office:value="4.292">
            <text:p>4.292</text:p>
          </table:table-cell>
          <table:table-cell office:value-type="float" office:value="12.956">
            <text:p>12.956</text:p>
          </table:table-cell>
          <table:table-cell office:value-type="float" office:value="-517032">
            <text:p>-517032</text:p>
          </table:table-cell>
          <table:table-cell table:style-name="Default" table:formula="of:=([.L27]-[.L26])/([.A27]-[.A26])/3600" office:value-type="float" office:value="-5.62666666666667">
            <text:p>-5.6266666667</text:p>
          </table:table-cell>
          <table:table-cell table:style-name="Default" table:formula="of:=[.M27]+[.$V$3]" office:value-type="float" office:value="-5.75666666666667">
            <text:p>-5.7566666667</text:p>
          </table:table-cell>
          <table:table-cell table:style-name="Default" table:formula="of:=([.N27]*3600*([.A27]-[.A26]))*[.$V$7]/[.$V$5]+[.O26]" office:value-type="float" office:value="-253764.762668161">
            <text:p>-253764.762668161</text:p>
          </table:table-cell>
          <table:table-cell/>
          <table:table-cell table:formula="of:=[.F27]-[.G27]*[.$AN$2]" office:value-type="float" office:value="12.95300048">
            <text:p>12.95300048</text:p>
          </table:table-cell>
          <table:table-cell table:formula="of:=[.O27]" office:value-type="float" office:value="-253764.762668161">
            <text:p>-253764.762668161</text:p>
          </table:table-cell>
          <table:table-cell table:formula="of:=360000*(1-0.01*([.E27]-25))" office:value-type="float" office:value="414936">
            <text:p>414936</text:p>
          </table:table-cell>
          <table:table-cell table:formula="of:=[.R27]+[.S27]" office:value-type="float" office:value="161171.237331839">
            <text:p>161171.237331839</text:p>
          </table:table-cell>
          <table:table-cell table:formula="of:=[.T27]/[.S27]" office:value-type="float" office:value="0.388424328888885">
            <text:p>0.3884243289</text:p>
          </table:table-cell>
          <table:table-cell table:number-columns-repeated="3"/>
          <table:table-cell table:formula="of:=[.Q27]-([.$E27]-11.1)*[.$AC$1]" office:value-type="float" office:value="12.95844048">
            <text:p>13.0</text:p>
          </table:table-cell>
          <table:table-cell table:formula="of:=[.F27]-[.K27]" office:value-type="float" office:value="-0.0899999999999999">
            <text:p>-0.09</text:p>
          </table:table-cell>
          <table:table-cell table:formula="of:=[.Z27]/[.G27]" office:value-type="float" office:value="0.0121654501216545">
            <text:p>0.0121654501</text:p>
          </table:table-cell>
          <table:table-cell table:number-columns-repeated="8"/>
          <table:table-cell table:formula="of:=[.A27]" office:value-type="float" office:value="12.0005555555556">
            <text:p>12.0005555556</text:p>
          </table:table-cell>
          <table:table-cell table:formula="of:=[.F27]*[.G27]" office:value-type="float" office:value="-95.182668">
            <text:p>-95.182668</text:p>
          </table:table-cell>
          <table:table-cell table:number-columns-repeated="987"/>
        </table:table-row>
        <table:table-row table:style-name="ro1">
          <table:table-cell table:formula="of:=([.D28]-[.$D$2])/3600" office:value-type="float" office:value="12.5005555555556">
            <text:p>12.5005555556</text:p>
          </table:table-cell>
          <table:table-cell office:value-type="float" office:value="77">
            <text:p>77</text:p>
          </table:table-cell>
          <table:table-cell office:value-type="string">
            <text:p><text:s text:c="2"/>2022-02-15T23:24:38</text:p>
          </table:table-cell>
          <table:table-cell office:value-type="float" office:value="1644985478">
            <text:p>1644985478</text:p>
          </table:table-cell>
          <table:table-cell office:value-type="float" office:value="10.953">
            <text:p>10.953</text:p>
          </table:table-cell>
          <table:table-cell office:value-type="float" office:value="12.84">
            <text:p>12.84</text:p>
          </table:table-cell>
          <table:table-cell office:value-type="float" office:value="-7.46">
            <text:p>-7.46</text:p>
          </table:table-cell>
          <table:table-cell office:value-type="float" office:value="0.4185">
            <text:p>0.4185</text:p>
          </table:table-cell>
          <table:table-cell office:value-type="float" office:value="0.9086">
            <text:p>0.9086</text:p>
          </table:table-cell>
          <table:table-cell office:value-type="float" office:value="4.338">
            <text:p>4.338</text:p>
          </table:table-cell>
          <table:table-cell office:value-type="float" office:value="12.93">
            <text:p>12.93</text:p>
          </table:table-cell>
          <table:table-cell office:value-type="float" office:value="-530088">
            <text:p>-530088</text:p>
          </table:table-cell>
          <table:table-cell table:style-name="Default" table:formula="of:=([.L28]-[.L27])/([.A28]-[.A27])/3600" office:value-type="float" office:value="-7.25333333333333">
            <text:p>-7.2533333333</text:p>
          </table:table-cell>
          <table:table-cell table:style-name="Default" table:formula="of:=[.M28]+[.$V$3]" office:value-type="float" office:value="-7.38333333333333">
            <text:p>-7.3833333333</text:p>
          </table:table-cell>
          <table:table-cell table:style-name="Default" table:formula="of:=([.N28]*3600*([.A28]-[.A27]))*[.$V$7]/[.$V$5]+[.O27]" office:value-type="float" office:value="-267993.406165919">
            <text:p>-267993.406165919</text:p>
          </table:table-cell>
          <table:table-cell/>
          <table:table-cell table:formula="of:=[.F28]-[.G28]*[.$AN$2]" office:value-type="float" office:value="12.9277296">
            <text:p>12.9277296</text:p>
          </table:table-cell>
          <table:table-cell table:formula="of:=[.O28]" office:value-type="float" office:value="-267993.406165919">
            <text:p>-267993.406165919</text:p>
          </table:table-cell>
          <table:table-cell table:formula="of:=360000*(1-0.01*([.E28]-25))" office:value-type="float" office:value="410569.2">
            <text:p>410569.2</text:p>
          </table:table-cell>
          <table:table-cell table:formula="of:=[.R28]+[.S28]" office:value-type="float" office:value="142575.793834081">
            <text:p>142575.793834081</text:p>
          </table:table-cell>
          <table:table-cell table:formula="of:=[.T28]/[.S28]" office:value-type="float" office:value="0.347263734917477">
            <text:p>0.3472637349</text:p>
          </table:table-cell>
          <table:table-cell/>
          <table:table-cell office:value-type="float" office:value="33">
            <text:p>33</text:p>
          </table:table-cell>
          <table:table-cell table:formula="of:=([.W28]-32)*5/9" office:value-type="float" office:value="0.555555555555556">
            <text:p>0.6</text:p>
          </table:table-cell>
          <table:table-cell table:formula="of:=[.Q28]-([.$E28]-11.1)*[.$AC$1]" office:value-type="float" office:value="12.9283176">
            <text:p>12.9</text:p>
          </table:table-cell>
          <table:table-cell table:formula="of:=[.F28]-[.K28]" office:value-type="float" office:value="-0.0899999999999999">
            <text:p>-0.09</text:p>
          </table:table-cell>
          <table:table-cell table:formula="of:=[.Z28]/[.G28]" office:value-type="float" office:value="0.0120643431635389">
            <text:p>0.0120643432</text:p>
          </table:table-cell>
          <table:table-cell table:number-columns-repeated="8"/>
          <table:table-cell table:formula="of:=[.A28]" office:value-type="float" office:value="12.5005555555556">
            <text:p>12.5005555556</text:p>
          </table:table-cell>
          <table:table-cell table:formula="of:=[.F28]*[.G28]" office:value-type="float" office:value="-95.7864">
            <text:p>-95.7864</text:p>
          </table:table-cell>
          <table:table-cell table:number-columns-repeated="987"/>
        </table:table-row>
        <table:table-row table:style-name="ro1">
          <table:table-cell table:formula="of:=([.D29]-[.$D$2])/3600" office:value-type="float" office:value="13.0005555555556">
            <text:p>13.0005555556</text:p>
          </table:table-cell>
          <table:table-cell office:value-type="float" office:value="78">
            <text:p>78</text:p>
          </table:table-cell>
          <table:table-cell office:value-type="string">
            <text:p><text:s text:c="2"/>2022-02-15T23:54:38</text:p>
          </table:table-cell>
          <table:table-cell office:value-type="float" office:value="1644987278">
            <text:p>1644987278</text:p>
          </table:table-cell>
          <table:table-cell office:value-type="float" office:value="11.475">
            <text:p>11.475</text:p>
          </table:table-cell>
          <table:table-cell office:value-type="float" office:value="12.879">
            <text:p>12.879</text:p>
          </table:table-cell>
          <table:table-cell office:value-type="float" office:value="-4.623">
            <text:p>-4.623</text:p>
          </table:table-cell>
          <table:table-cell office:value-type="float" office:value="0.3884">
            <text:p>0.3884</text:p>
          </table:table-cell>
          <table:table-cell office:value-type="float" office:value="0.9039">
            <text:p>0.9039</text:p>
          </table:table-cell>
          <table:table-cell office:value-type="float" office:value="4.358">
            <text:p>4.358</text:p>
          </table:table-cell>
          <table:table-cell office:value-type="float" office:value="12.935">
            <text:p>12.935</text:p>
          </table:table-cell>
          <table:table-cell office:value-type="float" office:value="-539040">
            <text:p>-539040</text:p>
          </table:table-cell>
          <table:table-cell table:style-name="Default" table:formula="of:=([.L29]-[.L28])/([.A29]-[.A28])/3600" office:value-type="float" office:value="-4.97333333333333">
            <text:p>-4.9733333333</text:p>
          </table:table-cell>
          <table:table-cell table:style-name="Default" table:formula="of:=[.M29]+[.$V$3]" office:value-type="float" office:value="-5.10333333333333">
            <text:p>-5.1033333333</text:p>
          </table:table-cell>
          <table:table-cell table:style-name="Default" table:formula="of:=([.N29]*3600*([.A29]-[.A28]))*[.$V$7]/[.$V$5]+[.O28]" office:value-type="float" office:value="-277828.193161435">
            <text:p>-277828.193161435</text:p>
          </table:table-cell>
          <table:table-cell/>
          <table:table-cell table:formula="of:=[.F29]-[.G29]*[.$AN$2]" office:value-type="float" office:value="12.93336648">
            <text:p>12.93336648</text:p>
          </table:table-cell>
          <table:table-cell table:formula="of:=[.O29]" office:value-type="float" office:value="-277828.193161435">
            <text:p>-277828.193161435</text:p>
          </table:table-cell>
          <table:table-cell table:formula="of:=360000*(1-0.01*([.E29]-25))" office:value-type="float" office:value="408690">
            <text:p>408690</text:p>
          </table:table-cell>
          <table:table-cell table:formula="of:=[.R29]+[.S29]" office:value-type="float" office:value="130861.806838565">
            <text:p>130861.806838565</text:p>
          </table:table-cell>
          <table:table-cell table:formula="of:=[.T29]/[.S29]" office:value-type="float" office:value="0.320198210963236">
            <text:p>0.320198211</text:p>
          </table:table-cell>
          <table:table-cell table:number-columns-repeated="3"/>
          <table:table-cell table:formula="of:=[.Q29]-([.$E29]-11.1)*[.$AC$1]" office:value-type="float" office:value="12.93186648">
            <text:p>12.9</text:p>
          </table:table-cell>
          <table:table-cell table:formula="of:=[.F29]-[.K29]" office:value-type="float" office:value="-0.0560000000000009">
            <text:p>-0.056</text:p>
          </table:table-cell>
          <table:table-cell table:formula="of:=[.Z29]/[.G29]" office:value-type="float" office:value="0.0121133463119189">
            <text:p>0.0121133463</text:p>
          </table:table-cell>
          <table:table-cell table:number-columns-repeated="8"/>
          <table:table-cell table:formula="of:=[.A29]" office:value-type="float" office:value="13.0005555555556">
            <text:p>13.0005555556</text:p>
          </table:table-cell>
          <table:table-cell table:formula="of:=[.F29]*[.G29]" office:value-type="float" office:value="-59.539617">
            <text:p>-59.539617</text:p>
          </table:table-cell>
          <table:table-cell table:number-columns-repeated="987"/>
        </table:table-row>
        <table:table-row table:style-name="ro1">
          <table:table-cell table:formula="of:=([.D30]-[.$D$2])/3600" office:value-type="float" office:value="13.5005555555556">
            <text:p>13.5005555556</text:p>
          </table:table-cell>
          <table:table-cell office:value-type="float" office:value="79">
            <text:p>79</text:p>
          </table:table-cell>
          <table:table-cell office:value-type="string">
            <text:p><text:s text:c="2"/>2022-02-16T00:24:38</text:p>
          </table:table-cell>
          <table:table-cell office:value-type="float" office:value="1644989078">
            <text:p>1644989078</text:p>
          </table:table-cell>
          <table:table-cell office:value-type="float" office:value="9.623">
            <text:p>9.623</text:p>
          </table:table-cell>
          <table:table-cell office:value-type="float" office:value="12.788">
            <text:p>12.788</text:p>
          </table:table-cell>
          <table:table-cell office:value-type="float" office:value="-7.337">
            <text:p>-7.337</text:p>
          </table:table-cell>
          <table:table-cell office:value-type="float" office:value="0.3909">
            <text:p>0.3909</text:p>
          </table:table-cell>
          <table:table-cell office:value-type="float" office:value="0.906">
            <text:p>0.906</text:p>
          </table:table-cell>
          <table:table-cell office:value-type="float" office:value="4.288">
            <text:p>4.288</text:p>
          </table:table-cell>
          <table:table-cell office:value-type="float" office:value="12.878">
            <text:p>12.878</text:p>
          </table:table-cell>
          <table:table-cell office:value-type="float" office:value="-549720">
            <text:p>-549720</text:p>
          </table:table-cell>
          <table:table-cell table:style-name="Default" table:formula="of:=([.L30]-[.L29])/([.A30]-[.A29])/3600" office:value-type="float" office:value="-5.93333333333333">
            <text:p>-5.9333333333</text:p>
          </table:table-cell>
          <table:table-cell table:style-name="Default" table:formula="of:=[.M30]+[.$V$3]" office:value-type="float" office:value="-6.06333333333333">
            <text:p>-6.0633333333</text:p>
          </table:table-cell>
          <table:table-cell table:style-name="Default" table:formula="of:=([.N30]*3600*([.A30]-[.A29]))*[.$V$7]/[.$V$5]+[.O29]" office:value-type="float" office:value="-289513.025">
            <text:p>-289513.025</text:p>
          </table:table-cell>
          <table:table-cell/>
          <table:table-cell table:formula="of:=[.F30]-[.G30]*[.$AN$2]" office:value-type="float" office:value="12.87428312">
            <text:p>12.87428312</text:p>
          </table:table-cell>
          <table:table-cell table:formula="of:=[.O30]" office:value-type="float" office:value="-289513.025">
            <text:p>-289513.025</text:p>
          </table:table-cell>
          <table:table-cell table:formula="of:=360000*(1-0.01*([.E30]-25))" office:value-type="float" office:value="415357.2">
            <text:p>415357.2</text:p>
          </table:table-cell>
          <table:table-cell table:formula="of:=[.R30]+[.S30]" office:value-type="float" office:value="125844.175">
            <text:p>125844.175</text:p>
          </table:table-cell>
          <table:table-cell table:formula="of:=[.T30]/[.S30]" office:value-type="float" office:value="0.302978195634986">
            <text:p>0.3029781956</text:p>
          </table:table-cell>
          <table:table-cell/>
          <table:table-cell office:value-type="float" office:value="32">
            <text:p>32</text:p>
          </table:table-cell>
          <table:table-cell table:formula="of:=([.W30]-32)*5/9" office:value-type="float" office:value="0">
            <text:p>0.0</text:p>
          </table:table-cell>
          <table:table-cell table:formula="of:=[.Q30]-([.$E30]-11.1)*[.$AC$1]" office:value-type="float" office:value="12.88019112">
            <text:p>12.9</text:p>
          </table:table-cell>
          <table:table-cell table:formula="of:=[.F30]-[.K30]" office:value-type="float" office:value="-0.0899999999999999">
            <text:p>-0.09</text:p>
          </table:table-cell>
          <table:table-cell table:formula="of:=[.Z30]/[.G30]" office:value-type="float" office:value="0.0122665939757394">
            <text:p>0.012266594</text:p>
          </table:table-cell>
          <table:table-cell table:number-columns-repeated="8"/>
          <table:table-cell table:formula="of:=[.A30]" office:value-type="float" office:value="13.5005555555556">
            <text:p>13.5005555556</text:p>
          </table:table-cell>
          <table:table-cell table:formula="of:=[.F30]*[.G30]" office:value-type="float" office:value="-93.825556">
            <text:p>-93.825556</text:p>
          </table:table-cell>
          <table:table-cell table:number-columns-repeated="987"/>
        </table:table-row>
        <table:table-row table:style-name="ro1">
          <table:table-cell table:formula="of:=([.D31]-[.$D$2])/3600" office:value-type="float" office:value="14.0005555555556">
            <text:p>14.0005555556</text:p>
          </table:table-cell>
          <table:table-cell office:value-type="float" office:value="80">
            <text:p>80</text:p>
          </table:table-cell>
          <table:table-cell office:value-type="string">
            <text:p><text:s text:c="2"/>2022-02-16T00:54:38</text:p>
          </table:table-cell>
          <table:table-cell office:value-type="float" office:value="1644990878">
            <text:p>1644990878</text:p>
          </table:table-cell>
          <table:table-cell office:value-type="float" office:value="11.027">
            <text:p>11.027</text:p>
          </table:table-cell>
          <table:table-cell office:value-type="float" office:value="12.737">
            <text:p>12.737</text:p>
          </table:table-cell>
          <table:table-cell office:value-type="float" office:value="-7.09">
            <text:p>-7.09</text:p>
          </table:table-cell>
          <table:table-cell office:value-type="float" office:value="0.3377">
            <text:p>0.3377</text:p>
          </table:table-cell>
          <table:table-cell office:value-type="float" office:value="0.8891">
            <text:p>0.8891</text:p>
          </table:table-cell>
          <table:table-cell office:value-type="float" office:value="4.341">
            <text:p>4.341</text:p>
          </table:table-cell>
          <table:table-cell office:value-type="float" office:value="12.825">
            <text:p>12.825</text:p>
          </table:table-cell>
          <table:table-cell office:value-type="float" office:value="-562752">
            <text:p>-562752</text:p>
          </table:table-cell>
          <table:table-cell table:style-name="Default" table:formula="of:=([.L31]-[.L30])/([.A31]-[.A30])/3600" office:value-type="float" office:value="-7.24">
            <text:p>-7.24</text:p>
          </table:table-cell>
          <table:table-cell table:style-name="Default" table:formula="of:=[.M31]+[.$V$3]" office:value-type="float" office:value="-7.37">
            <text:p>-7.37</text:p>
          </table:table-cell>
          <table:table-cell table:style-name="Default" table:formula="of:=([.N31]*3600*([.A31]-[.A30]))*[.$V$7]/[.$V$5]+[.O30]" office:value-type="float" office:value="-303715.973430493">
            <text:p>-303715.973430493</text:p>
          </table:table-cell>
          <table:table-cell/>
          <table:table-cell table:formula="of:=[.F31]-[.G31]*[.$AN$2]" office:value-type="float" office:value="12.8203784">
            <text:p>12.8203784</text:p>
          </table:table-cell>
          <table:table-cell table:formula="of:=[.O31]" office:value-type="float" office:value="-303715.973430493">
            <text:p>-303715.973430493</text:p>
          </table:table-cell>
          <table:table-cell table:formula="of:=360000*(1-0.01*([.E31]-25))" office:value-type="float" office:value="410302.8">
            <text:p>410302.8</text:p>
          </table:table-cell>
          <table:table-cell table:formula="of:=[.R31]+[.S31]" office:value-type="float" office:value="106586.826569507">
            <text:p>106586.826569507</text:p>
          </table:table-cell>
          <table:table-cell table:formula="of:=[.T31]/[.S31]" office:value-type="float" office:value="0.25977601559021">
            <text:p>0.2597760156</text:p>
          </table:table-cell>
          <table:table-cell table:number-columns-repeated="3"/>
          <table:table-cell table:formula="of:=[.Q31]-([.$E31]-11.1)*[.$AC$1]" office:value-type="float" office:value="12.8206704">
            <text:p>12.8</text:p>
          </table:table-cell>
          <table:table-cell table:formula="of:=[.F31]-[.K31]" office:value-type="float" office:value="-0.0879999999999992">
            <text:p>-0.088</text:p>
          </table:table-cell>
          <table:table-cell table:formula="of:=[.Z31]/[.G31]" office:value-type="float" office:value="0.0124118476727784">
            <text:p>0.0124118477</text:p>
          </table:table-cell>
          <table:table-cell table:number-columns-repeated="8"/>
          <table:table-cell table:formula="of:=[.A31]" office:value-type="float" office:value="14.0005555555556">
            <text:p>14.0005555556</text:p>
          </table:table-cell>
          <table:table-cell table:formula="of:=[.F31]*[.G31]" office:value-type="float" office:value="-90.30533">
            <text:p>-90.30533</text:p>
          </table:table-cell>
          <table:table-cell table:number-columns-repeated="987"/>
        </table:table-row>
        <table:table-row table:style-name="ro1">
          <table:table-cell table:formula="of:=([.D32]-[.$D$2])/3600" office:value-type="float" office:value="14.5005555555556">
            <text:p>14.5005555556</text:p>
          </table:table-cell>
          <table:table-cell office:value-type="float" office:value="81">
            <text:p>81</text:p>
          </table:table-cell>
          <table:table-cell office:value-type="string">
            <text:p><text:s text:c="2"/>2022-02-16T01:24:38</text:p>
          </table:table-cell>
          <table:table-cell office:value-type="float" office:value="1644992678">
            <text:p>1644992678</text:p>
          </table:table-cell>
          <table:table-cell office:value-type="float" office:value="11.383">
            <text:p>11.383</text:p>
          </table:table-cell>
          <table:table-cell office:value-type="float" office:value="12.754">
            <text:p>12.754</text:p>
          </table:table-cell>
          <table:table-cell office:value-type="float" office:value="-4.438">
            <text:p>-4.438</text:p>
          </table:table-cell>
          <table:table-cell office:value-type="float" office:value="0.3103">
            <text:p>0.3103</text:p>
          </table:table-cell>
          <table:table-cell office:value-type="float" office:value="0.8847">
            <text:p>0.8847</text:p>
          </table:table-cell>
          <table:table-cell office:value-type="float" office:value="4.355">
            <text:p>4.355</text:p>
          </table:table-cell>
          <table:table-cell office:value-type="float" office:value="12.809">
            <text:p>12.809</text:p>
          </table:table-cell>
          <table:table-cell office:value-type="float" office:value="-571560">
            <text:p>-571560</text:p>
          </table:table-cell>
          <table:table-cell table:style-name="Default" table:formula="of:=([.L32]-[.L31])/([.A32]-[.A31])/3600" office:value-type="float" office:value="-4.89333333333333">
            <text:p>-4.8933333333</text:p>
          </table:table-cell>
          <table:table-cell table:style-name="Default" table:formula="of:=[.M32]+[.$V$3]" office:value-type="float" office:value="-5.02333333333333">
            <text:p>-5.0233333333</text:p>
          </table:table-cell>
          <table:table-cell table:style-name="Default" table:formula="of:=([.N32]*3600*([.A32]-[.A31]))*[.$V$7]/[.$V$5]+[.O31]" office:value-type="float" office:value="-313396.590022422">
            <text:p>-313396.590022422</text:p>
          </table:table-cell>
          <table:table-cell/>
          <table:table-cell table:formula="of:=[.F32]-[.G32]*[.$AN$2]" office:value-type="float" office:value="12.80619088">
            <text:p>12.80619088</text:p>
          </table:table-cell>
          <table:table-cell table:formula="of:=[.O32]" office:value-type="float" office:value="-313396.590022422">
            <text:p>-313396.590022422</text:p>
          </table:table-cell>
          <table:table-cell table:formula="of:=360000*(1-0.01*([.E32]-25))" office:value-type="float" office:value="409021.2">
            <text:p>409021.2</text:p>
          </table:table-cell>
          <table:table-cell table:formula="of:=[.R32]+[.S32]" office:value-type="float" office:value="95624.6099775784">
            <text:p>95624.6099775784</text:p>
          </table:table-cell>
          <table:table-cell table:formula="of:=[.T32]/[.S32]" office:value-type="float" office:value="0.233788884237732">
            <text:p>0.2337888842</text:p>
          </table:table-cell>
          <table:table-cell/>
          <table:table-cell office:value-type="float" office:value="31">
            <text:p>31</text:p>
          </table:table-cell>
          <table:table-cell table:formula="of:=([.W32]-32)*5/9" office:value-type="float" office:value="-0.555555555555556">
            <text:p>-0.6</text:p>
          </table:table-cell>
          <table:table-cell table:formula="of:=[.Q32]-([.$E32]-11.1)*[.$AC$1]" office:value-type="float" office:value="12.80505888">
            <text:p>12.8</text:p>
          </table:table-cell>
          <table:table-cell table:formula="of:=[.F32]-[.K32]" office:value-type="float" office:value="-0.0549999999999997">
            <text:p>-0.055</text:p>
          </table:table-cell>
          <table:table-cell table:formula="of:=[.Z32]/[.G32]" office:value-type="float" office:value="0.012392969806219">
            <text:p>0.0123929698</text:p>
          </table:table-cell>
          <table:table-cell table:number-columns-repeated="8"/>
          <table:table-cell table:formula="of:=[.A32]" office:value-type="float" office:value="14.5005555555556">
            <text:p>14.5005555556</text:p>
          </table:table-cell>
          <table:table-cell table:formula="of:=[.F32]*[.G32]" office:value-type="float" office:value="-56.602252">
            <text:p>-56.602252</text:p>
          </table:table-cell>
          <table:table-cell table:number-columns-repeated="987"/>
        </table:table-row>
        <table:table-row table:style-name="ro1">
          <table:table-cell table:formula="of:=([.D33]-[.$D$2])/3600" office:value-type="float" office:value="15.0008333333333">
            <text:p>15.0008333333</text:p>
          </table:table-cell>
          <table:table-cell office:value-type="float" office:value="82">
            <text:p>82</text:p>
          </table:table-cell>
          <table:table-cell office:value-type="string">
            <text:p><text:s text:c="2"/>2022-02-16T01:54:39</text:p>
          </table:table-cell>
          <table:table-cell office:value-type="float" office:value="1644994479">
            <text:p>1644994479</text:p>
          </table:table-cell>
          <table:table-cell office:value-type="float" office:value="9.56">
            <text:p>9.56</text:p>
          </table:table-cell>
          <table:table-cell office:value-type="float" office:value="12.629">
            <text:p>12.629</text:p>
          </table:table-cell>
          <table:table-cell office:value-type="float" office:value="-7.213">
            <text:p>-7.213</text:p>
          </table:table-cell>
          <table:table-cell office:value-type="float" office:value="0.3131">
            <text:p>0.3131</text:p>
          </table:table-cell>
          <table:table-cell office:value-type="float" office:value="0.8844">
            <text:p>0.8844</text:p>
          </table:table-cell>
          <table:table-cell office:value-type="float" office:value="4.287">
            <text:p>4.287</text:p>
          </table:table-cell>
          <table:table-cell office:value-type="float" office:value="12.718">
            <text:p>12.718</text:p>
          </table:table-cell>
          <table:table-cell office:value-type="float" office:value="-582432">
            <text:p>-582432</text:p>
          </table:table-cell>
          <table:table-cell table:style-name="Default" table:formula="of:=([.L33]-[.L32])/([.A33]-[.A32])/3600" office:value-type="float" office:value="-6.0366463076069">
            <text:p>-6.0366463076</text:p>
          </table:table-cell>
          <table:table-cell table:style-name="Default" table:formula="of:=[.M33]+[.$V$3]" office:value-type="float" office:value="-6.1666463076069">
            <text:p>-6.1666463076</text:p>
          </table:table-cell>
          <table:table-cell table:style-name="Default" table:formula="of:=([.N33]*3600*([.A33]-[.A32]))*[.$V$7]/[.$V$5]+[.O32]" office:value-type="float" office:value="-325287.121580717">
            <text:p>-325287.121580717</text:p>
          </table:table-cell>
          <table:table-cell/>
          <table:table-cell table:formula="of:=[.F33]-[.G33]*[.$AN$2]" office:value-type="float" office:value="12.71382488">
            <text:p>12.71382488</text:p>
          </table:table-cell>
          <table:table-cell table:formula="of:=[.O33]" office:value-type="float" office:value="-325287.121580717">
            <text:p>-325287.121580717</text:p>
          </table:table-cell>
          <table:table-cell table:formula="of:=360000*(1-0.01*([.E33]-25))" office:value-type="float" office:value="415584">
            <text:p>415584</text:p>
          </table:table-cell>
          <table:table-cell table:formula="of:=[.R33]+[.S33]" office:value-type="float" office:value="90296.8784192826">
            <text:p>90296.8784192826</text:p>
          </table:table-cell>
          <table:table-cell table:formula="of:=[.T33]/[.S33]" office:value-type="float" office:value="0.21727708097348">
            <text:p>0.217277081</text:p>
          </table:table-cell>
          <table:table-cell table:number-columns-repeated="3"/>
          <table:table-cell table:formula="of:=[.Q33]-([.$E33]-11.1)*[.$AC$1]" office:value-type="float" office:value="12.71998488">
            <text:p>12.7</text:p>
          </table:table-cell>
          <table:table-cell table:formula="of:=[.F33]-[.K33]" office:value-type="float" office:value="-0.0890000000000004">
            <text:p>-0.089</text:p>
          </table:table-cell>
          <table:table-cell table:formula="of:=[.Z33]/[.G33]" office:value-type="float" office:value="0.012338832663247">
            <text:p>0.0123388327</text:p>
          </table:table-cell>
          <table:table-cell table:number-columns-repeated="8"/>
          <table:table-cell table:formula="of:=[.A33]" office:value-type="float" office:value="15.0008333333333">
            <text:p>15.0008333333</text:p>
          </table:table-cell>
          <table:table-cell table:formula="of:=[.F33]*[.G33]" office:value-type="float" office:value="-91.092977">
            <text:p>-91.092977</text:p>
          </table:table-cell>
          <table:table-cell table:number-columns-repeated="987"/>
        </table:table-row>
        <table:table-row table:style-name="ro1">
          <table:table-cell table:formula="of:=([.D34]-[.$D$2])/3600" office:value-type="float" office:value="15.5008333333333">
            <text:p>15.5008333333</text:p>
          </table:table-cell>
          <table:table-cell office:value-type="float" office:value="83">
            <text:p>83</text:p>
          </table:table-cell>
          <table:table-cell office:value-type="string">
            <text:p><text:s text:c="2"/>2022-02-16T02:24:39</text:p>
          </table:table-cell>
          <table:table-cell office:value-type="float" office:value="1644996279">
            <text:p>1644996279</text:p>
          </table:table-cell>
          <table:table-cell office:value-type="float" office:value="10.837">
            <text:p>10.837</text:p>
          </table:table-cell>
          <table:table-cell office:value-type="float" office:value="12.56">
            <text:p>12.56</text:p>
          </table:table-cell>
          <table:table-cell office:value-type="float" office:value="-7.09">
            <text:p>-7.09</text:p>
          </table:table-cell>
          <table:table-cell office:value-type="float" office:value="0.2612">
            <text:p>0.2612</text:p>
          </table:table-cell>
          <table:table-cell office:value-type="float" office:value="0.8672">
            <text:p>0.8672</text:p>
          </table:table-cell>
          <table:table-cell office:value-type="float" office:value="4.333">
            <text:p>4.333</text:p>
          </table:table-cell>
          <table:table-cell office:value-type="float" office:value="12.648">
            <text:p>12.648</text:p>
          </table:table-cell>
          <table:table-cell office:value-type="float" office:value="-595440">
            <text:p>-595440</text:p>
          </table:table-cell>
          <table:table-cell table:style-name="Default" table:formula="of:=([.L34]-[.L33])/([.A34]-[.A33])/3600" office:value-type="float" office:value="-7.22666666666667">
            <text:p>-7.2266666667</text:p>
          </table:table-cell>
          <table:table-cell table:style-name="Default" table:formula="of:=[.M34]+[.$V$3]" office:value-type="float" office:value="-7.35666666666667">
            <text:p>-7.3566666667</text:p>
          </table:table-cell>
          <table:table-cell table:style-name="Default" table:formula="of:=([.N34]*3600*([.A34]-[.A33]))*[.$V$7]/[.$V$5]+[.O33]" office:value-type="float" office:value="-339464.374943946">
            <text:p>-339464.374943946</text:p>
          </table:table-cell>
          <table:table-cell/>
          <table:table-cell table:formula="of:=[.F34]-[.G34]*[.$AN$2]" office:value-type="float" office:value="12.6433784">
            <text:p>12.6433784</text:p>
          </table:table-cell>
          <table:table-cell table:formula="of:=[.O34]" office:value-type="float" office:value="-339464.374943946">
            <text:p>-339464.374943946</text:p>
          </table:table-cell>
          <table:table-cell table:formula="of:=360000*(1-0.01*([.E34]-25))" office:value-type="float" office:value="410986.8">
            <text:p>410986.8</text:p>
          </table:table-cell>
          <table:table-cell table:formula="of:=[.R34]+[.S34]" office:value-type="float" office:value="71522.4250560538">
            <text:p>71522.4250560538</text:p>
          </table:table-cell>
          <table:table-cell table:formula="of:=[.T34]/[.S34]" office:value-type="float" office:value="0.174026088078872">
            <text:p>0.1740260881</text:p>
          </table:table-cell>
          <table:table-cell/>
          <table:table-cell office:value-type="float" office:value="27">
            <text:p>27</text:p>
          </table:table-cell>
          <table:table-cell table:formula="of:=([.W34]-32)*5/9" office:value-type="float" office:value="-2.77777777777778">
            <text:p>-2.8</text:p>
          </table:table-cell>
          <table:table-cell table:formula="of:=[.Q34]-([.$E34]-11.1)*[.$AC$1]" office:value-type="float" office:value="12.6444304">
            <text:p>12.6</text:p>
          </table:table-cell>
          <table:table-cell table:formula="of:=[.F34]-[.K34]" office:value-type="float" office:value="-0.0879999999999992">
            <text:p>-0.088</text:p>
          </table:table-cell>
          <table:table-cell table:formula="of:=[.Z34]/[.G34]" office:value-type="float" office:value="0.0124118476727784">
            <text:p>0.0124118477</text:p>
          </table:table-cell>
          <table:table-cell table:number-columns-repeated="8"/>
          <table:table-cell table:formula="of:=[.A34]" office:value-type="float" office:value="15.5008333333333">
            <text:p>15.5008333333</text:p>
          </table:table-cell>
          <table:table-cell table:formula="of:=[.F34]*[.G34]" office:value-type="float" office:value="-89.0504">
            <text:p>-89.0504</text:p>
          </table:table-cell>
          <table:table-cell table:number-columns-repeated="987"/>
        </table:table-row>
        <table:table-row table:style-name="ro1">
          <table:table-cell table:formula="of:=([.D35]-[.$D$2])/3600" office:value-type="float" office:value="16.0008333333333">
            <text:p>16.0008333333</text:p>
          </table:table-cell>
          <table:table-cell office:value-type="float" office:value="84">
            <text:p>84</text:p>
          </table:table-cell>
          <table:table-cell office:value-type="string">
            <text:p><text:s text:c="2"/>2022-02-16T02:54:39</text:p>
          </table:table-cell>
          <table:table-cell office:value-type="float" office:value="1644998079">
            <text:p>1644998079</text:p>
          </table:table-cell>
          <table:table-cell office:value-type="float" office:value="11.487">
            <text:p>11.487</text:p>
          </table:table-cell>
          <table:table-cell office:value-type="float" office:value="12.578">
            <text:p>12.578</text:p>
          </table:table-cell>
          <table:table-cell office:value-type="float" office:value="-4.5">
            <text:p>-4.5</text:p>
          </table:table-cell>
          <table:table-cell office:value-type="float" office:value="0.2273">
            <text:p>0.2273</text:p>
          </table:table-cell>
          <table:table-cell office:value-type="float" office:value="0.8574">
            <text:p>0.8574</text:p>
          </table:table-cell>
          <table:table-cell office:value-type="float" office:value="4.359">
            <text:p>4.359</text:p>
          </table:table-cell>
          <table:table-cell office:value-type="float" office:value="12.633">
            <text:p>12.633</text:p>
          </table:table-cell>
          <table:table-cell office:value-type="float" office:value="-604800">
            <text:p>-604800</text:p>
          </table:table-cell>
          <table:table-cell table:style-name="Default" table:formula="of:=([.L35]-[.L34])/([.A35]-[.A34])/3600" office:value-type="float" office:value="-5.2">
            <text:p>-5.2</text:p>
          </table:table-cell>
          <table:table-cell table:style-name="Default" table:formula="of:=[.M35]+[.$V$3]" office:value-type="float" office:value="-5.33">
            <text:p>-5.33</text:p>
          </table:table-cell>
          <table:table-cell table:style-name="Default" table:formula="of:=([.N35]*3600*([.A35]-[.A34]))*[.$V$7]/[.$V$5]+[.O34]" office:value-type="float" office:value="-349735.97808296">
            <text:p>-349735.97808296</text:p>
          </table:table-cell>
          <table:table-cell/>
          <table:table-cell table:formula="of:=[.F35]-[.G35]*[.$AN$2]" office:value-type="float" office:value="12.63092">
            <text:p>12.63092</text:p>
          </table:table-cell>
          <table:table-cell table:formula="of:=[.O35]" office:value-type="float" office:value="-349735.97808296">
            <text:p>-349735.97808296</text:p>
          </table:table-cell>
          <table:table-cell table:formula="of:=360000*(1-0.01*([.E35]-25))" office:value-type="float" office:value="408646.8">
            <text:p>408646.8</text:p>
          </table:table-cell>
          <table:table-cell table:formula="of:=[.R35]+[.S35]" office:value-type="float" office:value="58910.8219170403">
            <text:p>58910.8219170403</text:p>
          </table:table-cell>
          <table:table-cell table:formula="of:=[.T35]/[.S35]" office:value-type="float" office:value="0.144160732243689">
            <text:p>0.1441607322</text:p>
          </table:table-cell>
          <table:table-cell table:number-columns-repeated="3"/>
          <table:table-cell table:formula="of:=[.Q35]-([.$E35]-11.1)*[.$AC$1]" office:value-type="float" office:value="12.629372">
            <text:p>12.6</text:p>
          </table:table-cell>
          <table:table-cell table:formula="of:=[.F35]-[.K35]" office:value-type="float" office:value="-0.0549999999999997">
            <text:p>-0.055</text:p>
          </table:table-cell>
          <table:table-cell table:formula="of:=[.Z35]/[.G35]" office:value-type="float" office:value="0.0122222222222222">
            <text:p>0.0122222222</text:p>
          </table:table-cell>
          <table:table-cell table:number-columns-repeated="8"/>
          <table:table-cell table:formula="of:=[.A35]" office:value-type="float" office:value="16.0008333333333">
            <text:p>16.0008333333</text:p>
          </table:table-cell>
          <table:table-cell table:formula="of:=[.F35]*[.G35]" office:value-type="float" office:value="-56.601">
            <text:p>-56.601</text:p>
          </table:table-cell>
          <table:table-cell table:number-columns-repeated="987"/>
        </table:table-row>
        <table:table-row table:style-name="ro1">
          <table:table-cell table:formula="of:=([.D36]-[.$D$2])/3600" office:value-type="float" office:value="16.5008333333333">
            <text:p>16.5008333333</text:p>
          </table:table-cell>
          <table:table-cell office:value-type="float" office:value="85">
            <text:p>85</text:p>
          </table:table-cell>
          <table:table-cell office:value-type="string">
            <text:p><text:s text:c="2"/>2022-02-16T03:24:39</text:p>
          </table:table-cell>
          <table:table-cell office:value-type="float" office:value="1644999879">
            <text:p>1644999879</text:p>
          </table:table-cell>
          <table:table-cell office:value-type="float" office:value="9.483">
            <text:p>9.483</text:p>
          </table:table-cell>
          <table:table-cell office:value-type="float" office:value="12.328">
            <text:p>12.328</text:p>
          </table:table-cell>
          <table:table-cell office:value-type="float" office:value="-7.09">
            <text:p>-7.09</text:p>
          </table:table-cell>
          <table:table-cell office:value-type="float" office:value="0.2352">
            <text:p>0.2352</text:p>
          </table:table-cell>
          <table:table-cell office:value-type="float" office:value="0.8472">
            <text:p>0.8472</text:p>
          </table:table-cell>
          <table:table-cell office:value-type="float" office:value="4.284">
            <text:p>4.284</text:p>
          </table:table-cell>
          <table:table-cell office:value-type="float" office:value="12.416">
            <text:p>12.416</text:p>
          </table:table-cell>
          <table:table-cell office:value-type="float" office:value="-615336">
            <text:p>-615336</text:p>
          </table:table-cell>
          <table:table-cell table:style-name="Default" table:formula="of:=([.L36]-[.L35])/([.A36]-[.A35])/3600" office:value-type="float" office:value="-5.85333333333333">
            <text:p>-5.8533333333</text:p>
          </table:table-cell>
          <table:table-cell table:style-name="Default" table:formula="of:=[.M36]+[.$V$3]" office:value-type="float" office:value="-5.98333333333333">
            <text:p>-5.9833333333</text:p>
          </table:table-cell>
          <table:table-cell table:style-name="Default" table:formula="of:=([.N36]*3600*([.A36]-[.A35]))*[.$V$7]/[.$V$5]+[.O35]" office:value-type="float" office:value="-361266.639517937">
            <text:p>-361266.639517937</text:p>
          </table:table-cell>
          <table:table-cell/>
          <table:table-cell table:formula="of:=[.F36]-[.G36]*[.$AN$2]" office:value-type="float" office:value="12.4113784">
            <text:p>12.4113784</text:p>
          </table:table-cell>
          <table:table-cell table:formula="of:=[.O36]" office:value-type="float" office:value="-361266.639517937">
            <text:p>-361266.639517937</text:p>
          </table:table-cell>
          <table:table-cell table:formula="of:=360000*(1-0.01*([.E36]-25))" office:value-type="float" office:value="415861.2">
            <text:p>415861.2</text:p>
          </table:table-cell>
          <table:table-cell table:formula="of:=[.R36]+[.S36]" office:value-type="float" office:value="54594.5604820628">
            <text:p>54594.5604820628</text:p>
          </table:table-cell>
          <table:table-cell table:formula="of:=[.T36]/[.S36]" office:value-type="float" office:value="0.131280726555069">
            <text:p>0.1312807266</text:p>
          </table:table-cell>
          <table:table-cell/>
          <table:table-cell office:value-type="float" office:value="27">
            <text:p>27</text:p>
          </table:table-cell>
          <table:table-cell table:formula="of:=([.W36]-32)*5/9" office:value-type="float" office:value="-2.77777777777778">
            <text:p>-2.8</text:p>
          </table:table-cell>
          <table:table-cell table:formula="of:=[.Q36]-([.$E36]-11.1)*[.$AC$1]" office:value-type="float" office:value="12.4178464">
            <text:p>12.4</text:p>
          </table:table-cell>
          <table:table-cell table:formula="of:=[.F36]-[.K36]" office:value-type="float" office:value="-0.088000000000001">
            <text:p>-0.088</text:p>
          </table:table-cell>
          <table:table-cell table:formula="of:=[.Z36]/[.G36]" office:value-type="float" office:value="0.0124118476727787">
            <text:p>0.0124118477</text:p>
          </table:table-cell>
          <table:table-cell table:number-columns-repeated="8"/>
          <table:table-cell table:formula="of:=[.A36]" office:value-type="float" office:value="16.5008333333333">
            <text:p>16.5008333333</text:p>
          </table:table-cell>
          <table:table-cell table:formula="of:=[.F36]*[.G36]" office:value-type="float" office:value="-87.40552">
            <text:p>-87.40552</text:p>
          </table:table-cell>
          <table:table-cell table:number-columns-repeated="987"/>
        </table:table-row>
        <table:table-row table:style-name="ro1">
          <table:table-cell table:formula="of:=([.D37]-[.$D$2])/3600" office:value-type="float" office:value="17.0008333333333">
            <text:p>17.0008333333</text:p>
          </table:table-cell>
          <table:table-cell office:value-type="float" office:value="86">
            <text:p>86</text:p>
          </table:table-cell>
          <table:table-cell office:value-type="string">
            <text:p><text:s text:c="2"/>2022-02-16T03:54:39</text:p>
          </table:table-cell>
          <table:table-cell office:value-type="float" office:value="1645001679">
            <text:p>1645001679</text:p>
          </table:table-cell>
          <table:table-cell office:value-type="float" office:value="10.202">
            <text:p>10.202</text:p>
          </table:table-cell>
          <table:table-cell office:value-type="float" office:value="11.497">
            <text:p>11.497</text:p>
          </table:table-cell>
          <table:table-cell office:value-type="float" office:value="-7.707">
            <text:p>-7.707</text:p>
          </table:table-cell>
          <table:table-cell office:value-type="float" office:value="0.1907">
            <text:p>0.1907</text:p>
          </table:table-cell>
          <table:table-cell office:value-type="float" office:value="0.7801">
            <text:p>0.7801</text:p>
          </table:table-cell>
          <table:table-cell office:value-type="float" office:value="4.308">
            <text:p>4.308</text:p>
          </table:table-cell>
          <table:table-cell office:value-type="float" office:value="11.591">
            <text:p>11.591</text:p>
          </table:table-cell>
          <table:table-cell office:value-type="float" office:value="-628776">
            <text:p>-628776</text:p>
          </table:table-cell>
          <table:table-cell table:style-name="Default" table:formula="of:=([.L37]-[.L36])/([.A37]-[.A36])/3600" office:value-type="float" office:value="-7.46666666666667">
            <text:p>-7.4666666667</text:p>
          </table:table-cell>
          <table:table-cell table:style-name="Default" table:formula="of:=[.M37]+[.$V$3]" office:value-type="float" office:value="-7.59666666666667">
            <text:p>-7.5966666667</text:p>
          </table:table-cell>
          <table:table-cell table:style-name="Default" table:formula="of:=([.N37]*3600*([.A37]-[.A36]))*[.$V$7]/[.$V$5]+[.O36]" office:value-type="float" office:value="-375906.404091928">
            <text:p>-375906.404091928</text:p>
          </table:table-cell>
          <table:table-cell/>
          <table:table-cell table:formula="of:=[.F37]-[.G37]*[.$AN$2]" office:value-type="float" office:value="11.58763432">
            <text:p>11.58763432</text:p>
          </table:table-cell>
          <table:table-cell table:formula="of:=[.O37]" office:value-type="float" office:value="-375906.404091928">
            <text:p>-375906.404091928</text:p>
          </table:table-cell>
          <table:table-cell table:formula="of:=360000*(1-0.01*([.E37]-25))" office:value-type="float" office:value="413272.8">
            <text:p>413272.8</text:p>
          </table:table-cell>
          <table:table-cell table:formula="of:=[.R37]+[.S37]" office:value-type="float" office:value="37366.3959080717">
            <text:p>37366.3959080717</text:p>
          </table:table-cell>
          <table:table-cell table:formula="of:=[.T37]/[.S37]" office:value-type="float" office:value="0.0904158122868762">
            <text:p>0.0904158123</text:p>
          </table:table-cell>
          <table:table-cell table:number-columns-repeated="3"/>
          <table:table-cell table:formula="of:=[.Q37]-([.$E37]-11.1)*[.$AC$1]" office:value-type="float" office:value="11.59122632">
            <text:p>11.6</text:p>
          </table:table-cell>
          <table:table-cell table:formula="of:=[.F37]-[.K37]" office:value-type="float" office:value="-0.0939999999999994">
            <text:p>-0.094</text:p>
          </table:table-cell>
          <table:table-cell table:formula="of:=[.Z37]/[.G37]" office:value-type="float" office:value="0.0121967042947969">
            <text:p>0.0121967043</text:p>
          </table:table-cell>
          <table:table-cell table:number-columns-repeated="8"/>
          <table:table-cell table:formula="of:=[.A37]" office:value-type="float" office:value="17.0008333333333">
            <text:p>17.0008333333</text:p>
          </table:table-cell>
          <table:table-cell table:formula="of:=[.F37]*[.G37]" office:value-type="float" office:value="-88.607379">
            <text:p>-88.607379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38]" office:value-type="float" office:value="0">
            <text:p>0</text:p>
          </table:table-cell>
          <table:table-cell table:formula="of:=[.F38]*[.G3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39]" office:value-type="float" office:value="0">
            <text:p>0</text:p>
          </table:table-cell>
          <table:table-cell table:formula="of:=[.F39]*[.G39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40]" office:value-type="float" office:value="0">
            <text:p>0</text:p>
          </table:table-cell>
          <table:table-cell table:formula="of:=[.F40]*[.G40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41]" office:value-type="float" office:value="0">
            <text:p>0</text:p>
          </table:table-cell>
          <table:table-cell table:formula="of:=[.F41]*[.G4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42]" office:value-type="float" office:value="0">
            <text:p>0</text:p>
          </table:table-cell>
          <table:table-cell table:formula="of:=[.F42]*[.G4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43]" office:value-type="float" office:value="0">
            <text:p>0</text:p>
          </table:table-cell>
          <table:table-cell table:formula="of:=[.F43]*[.G43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44]" office:value-type="float" office:value="0">
            <text:p>0</text:p>
          </table:table-cell>
          <table:table-cell table:formula="of:=[.F44]*[.G44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45]" office:value-type="float" office:value="0">
            <text:p>0</text:p>
          </table:table-cell>
          <table:table-cell table:formula="of:=[.F45]*[.G4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46]" office:value-type="float" office:value="0">
            <text:p>0</text:p>
          </table:table-cell>
          <table:table-cell table:formula="of:=[.F46]*[.G46]" office:value-type="float" office:value="0">
            <text:p>0</text:p>
          </table:table-cell>
          <table:table-cell table:number-columns-repeated="987"/>
        </table:table-row>
        <table:table-row table:style-name="ro2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2"/>
          <table:table-cell table:style-name="ce5" table:number-columns-repeated="2"/>
          <table:table-cell table:style-name="ce1" table:number-columns-repeated="4"/>
          <table:table-cell table:style-name="ce1" table:formula="of:=[.A47]" office:value-type="float" office:value="0">
            <text:p>0</text:p>
          </table:table-cell>
          <table:table-cell table:formula="of:=[.F47]*[.G47]" office:value-type="float" office:value="0">
            <text:p>0</text:p>
          </table:table-cell>
          <table:table-cell table:number-columns-repeated="987"/>
        </table:table-row>
        <table:table-row table:style-name="ro2">
          <table:table-cell/>
          <table:table-cell table:number-columns-repeated="4"/>
          <table:table-cell table:number-columns-repeated="2"/>
          <table:table-cell table:number-columns-repeated="20"/>
          <table:table-cell table:style-name="ce5"/>
          <table:table-cell table:style-name="ce1" table:number-columns-repeated="7"/>
          <table:table-cell table:style-name="ce1" table:formula="of:=[.A48]" office:value-type="float" office:value="0">
            <text:p>0</text:p>
          </table:table-cell>
          <table:table-cell table:formula="of:=[.F48]*[.G4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49]" office:value-type="float" office:value="0">
            <text:p>0</text:p>
          </table:table-cell>
          <table:table-cell table:formula="of:=[.F49]*[.G49]" office:value-type="float" office:value="0">
            <text:p>0</text:p>
          </table:table-cell>
          <table:table-cell table:number-columns-repeated="987"/>
        </table:table-row>
        <table:table-row table:style-name="ro2">
          <table:table-cell/>
          <table:table-cell table:number-columns-repeated="4"/>
          <table:table-cell table:number-columns-repeated="2"/>
          <table:table-cell table:number-columns-repeated="20"/>
          <table:table-cell table:style-name="ce5" table:number-columns-repeated="2"/>
          <table:table-cell table:style-name="ce1" table:number-columns-repeated="6"/>
          <table:table-cell table:style-name="ce1" table:formula="of:=[.A50]" office:value-type="float" office:value="0">
            <text:p>0</text:p>
          </table:table-cell>
          <table:table-cell table:formula="of:=[.F50]*[.G50]" office:value-type="float" office:value="0">
            <text:p>0</text:p>
          </table:table-cell>
          <table:table-cell table:number-columns-repeated="987"/>
        </table:table-row>
        <table:table-row table:style-name="ro2">
          <table:table-cell/>
          <table:table-cell table:number-columns-repeated="4"/>
          <table:table-cell table:number-columns-repeated="2"/>
          <table:table-cell table:number-columns-repeated="20"/>
          <table:table-cell table:style-name="ce5"/>
          <table:table-cell table:style-name="ce1" table:number-columns-repeated="7"/>
          <table:table-cell table:style-name="ce1" table:formula="of:=[.A51]" office:value-type="float" office:value="0">
            <text:p>0</text:p>
          </table:table-cell>
          <table:table-cell table:formula="of:=[.F51]*[.G5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52]" office:value-type="float" office:value="0">
            <text:p>0</text:p>
          </table:table-cell>
          <table:table-cell table:formula="of:=[.F52]*[.G5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8"/>
          <table:table-cell table:style-name="ce1" table:number-columns-repeated="10"/>
          <table:table-cell table:style-name="ce1" table:formula="of:=[.A53]" office:value-type="float" office:value="0">
            <text:p>0</text:p>
          </table:table-cell>
          <table:table-cell table:formula="of:=[.F53]*[.G53]" office:value-type="float" office:value="0">
            <text:p>0</text:p>
          </table:table-cell>
          <table:table-cell table:number-columns-repeated="987"/>
        </table:table-row>
        <table:table-row table:style-name="ro3">
          <table:table-cell/>
          <table:table-cell table:style-name="ce1" table:number-columns-repeated="4"/>
          <table:table-cell table:number-columns-repeated="2" table:style-name="ce1"/>
          <table:table-cell table:style-name="ce1" table:number-columns-repeated="11"/>
          <table:table-cell/>
          <table:table-cell table:style-name="ce1" table:number-columns-repeated="4"/>
          <table:table-cell table:style-name="ce4" table:number-columns-repeated="2"/>
          <table:table-cell table:style-name="ce1" table:number-columns-repeated="10"/>
          <table:table-cell table:style-name="ce1" table:formula="of:=[.A54]" office:value-type="float" office:value="0">
            <text:p>0</text:p>
          </table:table-cell>
          <table:table-cell table:style-name="ce1" table:formula="of:=[.F54]*[.G54]" office:value-type="float" office:value="0">
            <text:p>0</text:p>
          </table:table-cell>
          <table:table-cell table:style-name="ce1" table:number-columns-repeated="985"/>
          <table:table-cell table:number-columns-repeated="2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10"/>
          <table:table-cell table:style-name="ce1" table:formula="of:=[.A55]" office:value-type="float" office:value="0">
            <text:p>0</text:p>
          </table:table-cell>
          <table:table-cell table:formula="of:=[.F55]*[.G5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10"/>
          <table:table-cell table:style-name="ce1" table:formula="of:=[.A56]" office:value-type="float" office:value="0">
            <text:p>0</text:p>
          </table:table-cell>
          <table:table-cell table:formula="of:=[.F56]*[.G5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10"/>
          <table:table-cell table:style-name="ce1" table:formula="of:=[.A57]" office:value-type="float" office:value="0">
            <text:p>0</text:p>
          </table:table-cell>
          <table:table-cell table:formula="of:=[.F57]*[.G57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10"/>
          <table:table-cell table:style-name="ce1" table:formula="of:=[.A58]" office:value-type="float" office:value="0">
            <text:p>0</text:p>
          </table:table-cell>
          <table:table-cell table:formula="of:=[.F58]*[.G5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4"/>
          <table:table-cell table:number-columns-repeated="6"/>
          <table:table-cell table:formula="of:=[.A59]" office:value-type="float" office:value="0">
            <text:p>0</text:p>
          </table:table-cell>
          <table:table-cell table:formula="of:=[.F59]*[.G59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0]" office:value-type="float" office:value="0">
            <text:p>0</text:p>
          </table:table-cell>
          <table:table-cell table:formula="of:=[.F60]*[.G60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1]" office:value-type="float" office:value="0">
            <text:p>0</text:p>
          </table:table-cell>
          <table:table-cell table:formula="of:=[.F61]*[.G6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2]" office:value-type="float" office:value="0">
            <text:p>0</text:p>
          </table:table-cell>
          <table:table-cell table:formula="of:=[.F62]*[.G6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3]" office:value-type="float" office:value="0">
            <text:p>0</text:p>
          </table:table-cell>
          <table:table-cell table:formula="of:=[.F63]*[.G63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4]" office:value-type="float" office:value="0">
            <text:p>0</text:p>
          </table:table-cell>
          <table:table-cell table:formula="of:=[.F64]*[.G64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5]" office:value-type="float" office:value="0">
            <text:p>0</text:p>
          </table:table-cell>
          <table:table-cell table:formula="of:=[.F65]*[.G6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6]" office:value-type="float" office:value="0">
            <text:p>0</text:p>
          </table:table-cell>
          <table:table-cell table:formula="of:=[.F66]*[.G6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7]" office:value-type="float" office:value="0">
            <text:p>0</text:p>
          </table:table-cell>
          <table:table-cell table:formula="of:=[.F67]*[.G67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8]" office:value-type="float" office:value="0">
            <text:p>0</text:p>
          </table:table-cell>
          <table:table-cell table:formula="of:=[.F68]*[.G6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9]" office:value-type="float" office:value="0">
            <text:p>0</text:p>
          </table:table-cell>
          <table:table-cell table:formula="of:=[.F69]*[.G69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0]" office:value-type="float" office:value="0">
            <text:p>0</text:p>
          </table:table-cell>
          <table:table-cell table:formula="of:=[.F70]*[.G70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1]" office:value-type="float" office:value="0">
            <text:p>0</text:p>
          </table:table-cell>
          <table:table-cell table:formula="of:=[.F71]*[.G7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2]" office:value-type="float" office:value="0">
            <text:p>0</text:p>
          </table:table-cell>
          <table:table-cell table:formula="of:=[.F72]*[.G7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3]" office:value-type="float" office:value="0">
            <text:p>0</text:p>
          </table:table-cell>
          <table:table-cell table:formula="of:=[.F73]*[.G73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4]" office:value-type="float" office:value="0">
            <text:p>0</text:p>
          </table:table-cell>
          <table:table-cell table:formula="of:=[.F74]*[.G74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5]" office:value-type="float" office:value="0">
            <text:p>0</text:p>
          </table:table-cell>
          <table:table-cell table:formula="of:=[.F75]*[.G7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6]" office:value-type="float" office:value="0">
            <text:p>0</text:p>
          </table:table-cell>
          <table:table-cell table:formula="of:=[.F76]*[.G7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7]" office:value-type="float" office:value="0">
            <text:p>0</text:p>
          </table:table-cell>
          <table:table-cell table:formula="of:=[.F77]*[.G77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8]" office:value-type="float" office:value="0">
            <text:p>0</text:p>
          </table:table-cell>
          <table:table-cell table:formula="of:=[.F78]*[.G7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9]" office:value-type="float" office:value="0">
            <text:p>0</text:p>
          </table:table-cell>
          <table:table-cell table:formula="of:=[.F79]*[.G79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80]" office:value-type="float" office:value="0">
            <text:p>0</text:p>
          </table:table-cell>
          <table:table-cell table:formula="of:=[.F80]*[.G80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81]" office:value-type="float" office:value="0">
            <text:p>0</text:p>
          </table:table-cell>
          <table:table-cell table:formula="of:=[.F81]*[.G8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82]" office:value-type="float" office:value="0">
            <text:p>0</text:p>
          </table:table-cell>
          <table:table-cell table:formula="of:=[.F82]*[.G8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83]" office:value-type="float" office:value="0">
            <text:p>0</text:p>
          </table:table-cell>
          <table:table-cell table:formula="of:=[.F83]*[.G83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84]" office:value-type="float" office:value="0">
            <text:p>0</text:p>
          </table:table-cell>
          <table:table-cell table:formula="of:=[.F84]*[.G84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5]" office:value-type="float" office:value="0">
            <text:p>0</text:p>
          </table:table-cell>
          <table:table-cell table:formula="of:=[.F85]*[.G8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6]" office:value-type="float" office:value="0">
            <text:p>0</text:p>
          </table:table-cell>
          <table:table-cell table:formula="of:=[.F86]*[.G8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7]" office:value-type="float" office:value="0">
            <text:p>0</text:p>
          </table:table-cell>
          <table:table-cell table:formula="of:=[.F87]*[.G87]" office:value-type="float" office:value="0">
            <text:p>0</text:p>
          </table:table-cell>
          <table:table-cell table:number-columns-repeated="987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0218_135913" table:style-name="ta5" table:print="false">
        <table:table-column table:style-name="co27" table:default-cell-style-name="Default"/>
        <table:table-column table:style-name="co28" table:default-cell-style-name="Default"/>
        <table:table-column table:style-name="co4" table:number-columns-repeated="1022" table:default-cell-style-name="Default"/>
        <table:table-row table:style-name="ro1">
          <table:table-cell office:value-type="string">
            <text:p>Hs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h'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******* TALK *********</text:p>
          </table:table-cell>
          <table:table-cell table:number-columns-repeated="1023"/>
        </table:table-row>
        <table:table-row table:style-name="ro1">
          <table:table-cell office:value-type="string">
            <text:p>Help for serial talk. <text:s text:c="2"/>Entries and current values. <text:s/>All entries follwed by CR</text:p>
          </table:table-cell>
          <table:table-cell table:number-columns-repeated="1023"/>
        </table:table-row>
        <table:table-row table:style-name="ro1">
          <table:table-cell office:value-type="string">
            <text:p>A= <text:s/>nominalize the rp structure for clean boots etc'</text:p>
          </table:table-cell>
          <table:table-cell table:number-columns-repeated="1023"/>
        </table:table-row>
        <table:table-row table:style-name="ro1">
          <table:table-cell office:value-type="string">
            <text:p>H&lt;?&gt; <text:s text:c="2"/>Manage histo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d= dump the summary log to scree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R= reset the summary log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s= save a data point to summary log and print log and status to screen</text:p>
          </table:table-cell>
          <table:table-cell table:number-columns-repeated="1023"/>
        </table:table-row>
        <table:table-row table:style-name="ro1">
          <table:table-cell office:value-type="string">
            <text:p>m= <text:s/>assign curve charge state in fraction to all versions including model- '(0-1.1)'</text:p>
          </table:table-cell>
          <table:table-cell table:number-columns-repeated="1023"/>
        </table:table-row>
        <table:table-row table:style-name="ro1">
          <table:table-cell office:value-type="string">
            <text:p>M= <text:s/>assign a CHARGE state in percent to all versions including model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curve charge state in fraction to model only (ekf if modeling)- '(0-1.1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a CHARGE state in percent to model only (ekf if modeling)-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s <text:s text:c="2"/>curr signal select (0=amp preferred</text:p>
          </table:table-cell>
          <table:table-cell office:value-type="string">
            <text:p><text:s/>1=noamp) = 0</text:p>
          </table:table-cell>
          <table:table-cell table:number-columns-repeated="1022"/>
        </table:table-row>
        <table:table-row table:style-name="ro1">
          <table:table-cell office:value-type="string">
            <text:p>v= <text:s/>0 <text:s text:c="3"/>: verbosity</text:p>
          </table:table-cell>
          <table:table-cell office:value-type="string">
            <text:p><text:s/>-128 - +128. [2]</text:p>
          </table:table-cell>
          <table:table-cell table:number-columns-repeated="1022"/>
        </table:table-row>
        <table:table-row table:style-name="ro1">
          <table:table-cell office:value-type="string">
            <text:p>D/S&lt;?&gt; Adjustments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a= <text:s/>-0.200 <text:s text:c="3"/>: delta I adder to sensed amplifi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b= <text:s/>-0.500 <text:s text:c="3"/>: delta I adder to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= <text:s/>-0.600 <text:s text:c="3"/>: delta I adder to all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c= <text:s text:c="2"/>0.000 <text:s text:c="3"/>: delta V adder to sensed battery voltage</text:p>
          </table:table-cell>
          <table:table-cell office:value-type="string">
            <text:p><text:s/>V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= <text:s text:c="2"/>0.000 <text:s text:c="3"/>: delta T adder to sensed Tbatt</text:p>
          </table:table-cell>
          <table:table-cell office:value-type="string">
            <text:p><text:s/>deg C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= 0.00 <text:s text:c="3"/>: delta V adder to solved battery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c= 1.02 <text:s text:c="3"/>: Scalar battery model siz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r= 1.00 <text:s text:c="3"/>: Scalar resistor for battery dynamic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k= 1.00 <text:s text:c="3"/>: Saturation of model cutback gain scalar</text:p>
          </table:table-cell>
          <table:table-cell table:number-columns-repeated="1023"/>
        </table:table-row>
        <table:table-row table:style-name="ro1">
          <table:table-cell office:value-type="string">
            <text:p>E= <text:s/>set the BatteryModel delta_q to same value as Battery'</text:p>
          </table:table-cell>
          <table:table-cell table:number-columns-repeated="1023"/>
        </table:table-row>
        <table:table-row table:style-name="ro1">
          <table:table-cell office:value-type="string">
            <text:p>P&lt;?&gt; <text:s text:c="2"/>Print Battery valu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= print al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b= print batte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c= print all coulomb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e= print ekf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m= print mode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r= print retained and command parameter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s= print all state-spa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x= print current signal selectio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v= print voltage signal details</text:p>
          </table:table-cell>
          <table:table-cell table:number-columns-repeated="1023"/>
        </table:table-row>
        <table:table-row table:style-name="ro1">
          <table:table-cell office:value-type="string">
            <text:p>Q <text:s text:c="5"/>print vital stats</text:p>
          </table:table-cell>
          <table:table-cell table:number-columns-repeated="1023"/>
        </table:table-row>
        <table:table-row table:style-name="ro1">
          <table:table-cell office:value-type="string">
            <text:p>R&lt;?&gt; <text:s text:c="2"/>Reset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e= equalize delta_q in model to battery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 battery monitor and equalize model to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</text:p>
          </table:table-cell>
          <table:table-cell office:value-type="string">
            <text:p><text:s/>equalize</text:p>
          </table:table-cell>
          <table:table-cell office:value-type="string">
            <text:p><text:s/>and nominalize all testing for DEPLOY</text:p>
          </table:table-cell>
          <table:table-cell table:number-columns-repeated="1021"/>
        </table:table-row>
        <table:table-row table:style-name="ro1">
          <table:table-cell office:value-type="string">
            <text:p><text:s text:c="2"/>Rs= small reset. <text:s/>reset flags to reinitialize filters</text:p>
          </table:table-cell>
          <table:table-cell table:number-columns-repeated="1023"/>
        </table:table-row>
        <table:table-row table:style-name="ro1">
          <table:table-cell office:value-type="string">
            <text:p>T&lt;new cmd&gt; <text:s/>Send in a new command. <text:s/>Used to test calling Talk from itself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v=-78 <text:s/>sends v=-78 to talk</text:p>
          </table:table-cell>
          <table:table-cell table:number-columns-repeated="1023"/>
        </table:table-row>
        <table:table-row table:style-name="ro1">
          <table:table-cell office:value-type="string">
            <text:p>w <text:s text:c="2"/>turn on wifi = 0</text:p>
          </table:table-cell>
          <table:table-cell table:number-columns-repeated="1023"/>
        </table:table-row>
        <table:table-row table:style-name="ro1">
          <table:table-cell office:value-type="string">
            <text:p>X&lt;?&gt; - Test Mode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d= 0</text:p>
          </table:table-cell>
          <table:table-cell office:value-type="string">
            <text:p><text:s text:c="3"/>dc-dc charger on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x= 0</text:p>
          </table:table-cell>
          <table:table-cell office:value-type="string">
            <text:p><text:s text:c="3"/>use model for Vbatt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a= <text:s text:c="2"/>0.000 <text:s/>: Injection amplitude A pk (0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f= <text:s text:c="2"/>0.000 <text:s/>: Injection frequency Hz (0-2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t= 0 <text:s/>: Injection type. <text:s/>'s'</text:p>
          </table:table-cell>
          <table:table-cell office:value-type="string">
            <text:p><text:s/>'q'</text:p>
          </table:table-cell>
          <table:table-cell office:value-type="string">
            <text:p><text:s/>'t' (0=none</text:p>
          </table:table-cell>
          <table:table-cell office:value-type="string">
            <text:p><text:s/>1=sine</text:p>
          </table:table-cell>
          <table:table-cell office:value-type="string">
            <text:p><text:s/>2=square</text:p>
          </table:table-cell>
          <table:table-cell office:value-type="string">
            <text:p><text:s/>3=triangle)</text:p>
          </table:table-cell>
          <table:table-cell table:number-columns-repeated="1018"/>
        </table:table-row>
        <table:table-row table:style-name="ro1">
          <table:table-cell office:value-type="string">
            <text:p><text:s text:c="2"/>Xo= <text:s text:c="2"/>0.000 <text:s/>: Injection offset A (-18.3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i= <text:s/>-0.600 <text:s/>: Injection <text:s/>A (unlimited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p= &lt;?&gt;</text:p>
          </table:table-cell>
          <table:table-cell office:value-type="string">
            <text:p><text:s/>programmed injection settings...</text:p>
          </table:table-cell>
          <table:table-cell table:number-columns-repeated="1022"/>
        </table:table-row>
        <table:table-row table:style-name="ro1">
          <table:table-cell office:value-type="string">
            <text:p><text:s text:c="6"/>-1: <text:s/>Off</text:p>
          </table:table-cell>
          <table:table-cell office:value-type="string">
            <text:p><text:s/>modeling false</text:p>
          </table:table-cell>
          <table:table-cell table:number-columns-repeated="1022"/>
        </table:table-row>
        <table:table-row table:style-name="ro1">
          <table:table-cell office:value-type="string">
            <text:p><text:s text:c="7"/>0: <text:s/>steady-state modeling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: <text:s/>1 Hz sinusoid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: <text:s/>1 Hz squar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3: <text:s/>1 Hz triangl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4: <text:s/>-1C soft dis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5: <text:s/>+1C soft 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6: <text:s/>+0.2C hard charge until reset by Xp0 or Di0</text:p>
          </table:table-cell>
          <table:table-cell table:number-columns-repeated="1023"/>
        </table:table-row>
        <table:table-row table:style-name="ro1">
          <table:table-cell office:value-type="string">
            <text:p>h <text:s text:c="2"/>this menu</text:p>
          </table:table-cell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 text:c="2"/>2022-02-16T14:49:52</text:p>
          </table:table-cell>
          <table:table-cell office:value-type="float" office:value="1645040992">
            <text:p>1645040992</text:p>
          </table:table-cell>
          <table:table-cell office:value-type="float" office:value="18.188">
            <text:p>18.188</text:p>
          </table:table-cell>
          <table:table-cell office:value-type="float" office:value="13.37">
            <text:p>13.37</text:p>
          </table:table-cell>
          <table:table-cell office:value-type="float" office:value="2.653">
            <text:p>2.653</text:p>
          </table:table-cell>
          <table:table-cell office:value-type="float" office:value="0.8888">
            <text:p>0.8888</text:p>
          </table:table-cell>
          <table:table-cell office:value-type="float" office:value="0.7121">
            <text:p>0.7121</text:p>
          </table:table-cell>
          <table:table-cell office:value-type="float" office:value="13.427">
            <text:p>13.427</text:p>
          </table:table-cell>
          <table:table-cell office:value-type="float" office:value="13.337">
            <text:p>13.337</text:p>
          </table:table-cell>
          <table:table-cell office:value-type="float" office:value="63744">
            <text:p>63744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2022-02-16T15:19:51</text:p>
          </table:table-cell>
          <table:table-cell office:value-type="float" office:value="1645042791">
            <text:p>1645042791</text:p>
          </table:table-cell>
          <table:table-cell office:value-type="float" office:value="20.188">
            <text:p>20.188</text:p>
          </table:table-cell>
          <table:table-cell office:value-type="float" office:value="13.357">
            <text:p>13.357</text:p>
          </table:table-cell>
          <table:table-cell office:value-type="float" office:value="1.79">
            <text:p>1.79</text:p>
          </table:table-cell>
          <table:table-cell office:value-type="float" office:value="0.8778">
            <text:p>0.8778</text:p>
          </table:table-cell>
          <table:table-cell office:value-type="float" office:value="0.6432">
            <text:p>0.6432</text:p>
          </table:table-cell>
          <table:table-cell office:value-type="float" office:value="13.485">
            <text:p>13.485</text:p>
          </table:table-cell>
          <table:table-cell office:value-type="float" office:value="13.335">
            <text:p>13.335</text:p>
          </table:table-cell>
          <table:table-cell office:value-type="float" office:value="68016">
            <text:p>68016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2022-02-16T15:49:51</text:p>
          </table:table-cell>
          <table:table-cell office:value-type="float" office:value="1645044591">
            <text:p>1645044591</text:p>
          </table:table-cell>
          <table:table-cell office:value-type="float" office:value="19.42">
            <text:p>19.42</text:p>
          </table:table-cell>
          <table:table-cell office:value-type="float" office:value="13.339">
            <text:p>13.339</text:p>
          </table:table-cell>
          <table:table-cell office:value-type="float" office:value="0.988">
            <text:p>0.988</text:p>
          </table:table-cell>
          <table:table-cell office:value-type="float" office:value="0.8928">
            <text:p>0.8928</text:p>
          </table:table-cell>
          <table:table-cell office:value-type="float" office:value="0.6577">
            <text:p>0.6577</text:p>
          </table:table-cell>
          <table:table-cell office:value-type="float" office:value="13.467">
            <text:p>13.467</text:p>
          </table:table-cell>
          <table:table-cell office:value-type="float" office:value="13.327">
            <text:p>13.327</text:p>
          </table:table-cell>
          <table:table-cell office:value-type="float" office:value="70464">
            <text:p>70464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2022-02-16T16:19:51</text:p>
          </table:table-cell>
          <table:table-cell office:value-type="float" office:value="1645046391">
            <text:p>1645046391</text:p>
          </table:table-cell>
          <table:table-cell office:value-type="float" office:value="17.807">
            <text:p>17.807</text:p>
          </table:table-cell>
          <table:table-cell office:value-type="float" office:value="13.322">
            <text:p>13.322</text:p>
          </table:table-cell>
          <table:table-cell office:value-type="float" office:value="0.31">
            <text:p>0.31</text:p>
          </table:table-cell>
          <table:table-cell office:value-type="float" office:value="0.913">
            <text:p>0.913</text:p>
          </table:table-cell>
          <table:table-cell office:value-type="float" office:value="0.7002">
            <text:p>0.7002</text:p>
          </table:table-cell>
          <table:table-cell office:value-type="float" office:value="13.429">
            <text:p>13.429</text:p>
          </table:table-cell>
          <table:table-cell office:value-type="float" office:value="13.318">
            <text:p>13.318</text:p>
          </table:table-cell>
          <table:table-cell office:value-type="float" office:value="71448">
            <text:p>71448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2022-02-16T16:49:51</text:p>
          </table:table-cell>
          <table:table-cell office:value-type="float" office:value="1645048191">
            <text:p>1645048191</text:p>
          </table:table-cell>
          <table:table-cell office:value-type="float" office:value="19.642">
            <text:p>19.642</text:p>
          </table:table-cell>
          <table:table-cell office:value-type="float" office:value="13.313">
            <text:p>13.313</text:p>
          </table:table-cell>
          <table:table-cell office:value-type="float" office:value="-0.058">
            <text:p>-0.058</text:p>
          </table:table-cell>
          <table:table-cell office:value-type="float" office:value="0.8938">
            <text:p>0.8938</text:p>
          </table:table-cell>
          <table:table-cell office:value-type="float" office:value="0.6388">
            <text:p>0.6388</text:p>
          </table:table-cell>
          <table:table-cell office:value-type="float" office:value="13.476">
            <text:p>13.476</text:p>
          </table:table-cell>
          <table:table-cell office:value-type="float" office:value="13.314">
            <text:p>13.314</text:p>
          </table:table-cell>
          <table:table-cell office:value-type="float" office:value="71760">
            <text:p>71760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2022-02-16T17:19:51</text:p>
          </table:table-cell>
          <table:table-cell office:value-type="float" office:value="1645049991">
            <text:p>1645049991</text:p>
          </table:table-cell>
          <table:table-cell office:value-type="float" office:value="19.653">
            <text:p>19.653</text:p>
          </table:table-cell>
          <table:table-cell office:value-type="float" office:value="13.301">
            <text:p>13.301</text:p>
          </table:table-cell>
          <table:table-cell office:value-type="float" office:value="-0.058">
            <text:p>-0.058</text:p>
          </table:table-cell>
          <table:table-cell office:value-type="float" office:value="0.8933">
            <text:p>0.8933</text:p>
          </table:table-cell>
          <table:table-cell office:value-type="float" office:value="0.6326">
            <text:p>0.6326</text:p>
          </table:table-cell>
          <table:table-cell office:value-type="float" office:value="13.476">
            <text:p>13.476</text:p>
          </table:table-cell>
          <table:table-cell office:value-type="float" office:value="13.302">
            <text:p>13.302</text:p>
          </table:table-cell>
          <table:table-cell office:value-type="float" office:value="71640">
            <text:p>71640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2022-02-16T17:49:51</text:p>
          </table:table-cell>
          <table:table-cell office:value-type="float" office:value="1645051791">
            <text:p>1645051791</text:p>
          </table:table-cell>
          <table:table-cell office:value-type="float" office:value="17.942">
            <text:p>17.942</text:p>
          </table:table-cell>
          <table:table-cell office:value-type="float" office:value="13.301">
            <text:p>13.301</text:p>
          </table:table-cell>
          <table:table-cell office:value-type="float" office:value="-0.12">
            <text:p>-0.12</text:p>
          </table:table-cell>
          <table:table-cell office:value-type="float" office:value="0.9116">
            <text:p>0.9116</text:p>
          </table:table-cell>
          <table:table-cell office:value-type="float" office:value="0.6829">
            <text:p>0.6829</text:p>
          </table:table-cell>
          <table:table-cell office:value-type="float" office:value="13.432">
            <text:p>13.432</text:p>
          </table:table-cell>
          <table:table-cell office:value-type="float" office:value="13.303">
            <text:p>13.303</text:p>
          </table:table-cell>
          <table:table-cell office:value-type="float" office:value="71472">
            <text:p>71472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2022-02-16T18:19:51</text:p>
          </table:table-cell>
          <table:table-cell office:value-type="float" office:value="1645053591">
            <text:p>1645053591</text:p>
          </table:table-cell>
          <table:table-cell office:value-type="float" office:value="18.962">
            <text:p>18.962</text:p>
          </table:table-cell>
          <table:table-cell office:value-type="float" office:value="13.305">
            <text:p>13.305</text:p>
          </table:table-cell>
          <table:table-cell office:value-type="float" office:value="-0.058">
            <text:p>-0.058</text:p>
          </table:table-cell>
          <table:table-cell office:value-type="float" office:value="0.8999">
            <text:p>0.8999</text:p>
          </table:table-cell>
          <table:table-cell office:value-type="float" office:value="0.6523">
            <text:p>0.6523</text:p>
          </table:table-cell>
          <table:table-cell office:value-type="float" office:value="13.456">
            <text:p>13.456</text:p>
          </table:table-cell>
          <table:table-cell office:value-type="float" office:value="13.307">
            <text:p>13.307</text:p>
          </table:table-cell>
          <table:table-cell office:value-type="float" office:value="71256">
            <text:p>71256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2022-02-16T18:49:52</text:p>
          </table:table-cell>
          <table:table-cell office:value-type="float" office:value="1645055392">
            <text:p>1645055392</text:p>
          </table:table-cell>
          <table:table-cell office:value-type="float" office:value="19.807">
            <text:p>19.807</text:p>
          </table:table-cell>
          <table:table-cell office:value-type="float" office:value="13.305">
            <text:p>13.305</text:p>
          </table:table-cell>
          <table:table-cell office:value-type="float" office:value="-0.12">
            <text:p>-0.12</text:p>
          </table:table-cell>
          <table:table-cell office:value-type="float" office:value="0.8901">
            <text:p>0.8901</text:p>
          </table:table-cell>
          <table:table-cell office:value-type="float" office:value="0.6267">
            <text:p>0.6267</text:p>
          </table:table-cell>
          <table:table-cell office:value-type="float" office:value="13.479">
            <text:p>13.479</text:p>
          </table:table-cell>
          <table:table-cell office:value-type="float" office:value="13.307">
            <text:p>13.307</text:p>
          </table:table-cell>
          <table:table-cell office:value-type="float" office:value="71064">
            <text:p>71064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2022-02-16T19:19:52</text:p>
          </table:table-cell>
          <table:table-cell office:value-type="float" office:value="1645057192">
            <text:p>1645057192</text:p>
          </table:table-cell>
          <table:table-cell office:value-type="float" office:value="18.255">
            <text:p>18.255</text:p>
          </table:table-cell>
          <table:table-cell office:value-type="float" office:value="13.301">
            <text:p>13.301</text:p>
          </table:table-cell>
          <table:table-cell office:value-type="float" office:value="-0.058">
            <text:p>-0.058</text:p>
          </table:table-cell>
          <table:table-cell office:value-type="float" office:value="0.9066">
            <text:p>0.9066</text:p>
          </table:table-cell>
          <table:table-cell office:value-type="float" office:value="0.6704">
            <text:p>0.6704</text:p>
          </table:table-cell>
          <table:table-cell office:value-type="float" office:value="13.438">
            <text:p>13.438</text:p>
          </table:table-cell>
          <table:table-cell office:value-type="float" office:value="13.302">
            <text:p>13.302</text:p>
          </table:table-cell>
          <table:table-cell office:value-type="float" office:value="70848">
            <text:p>70848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2022-02-16T19:49:52</text:p>
          </table:table-cell>
          <table:table-cell office:value-type="float" office:value="1645058992">
            <text:p>1645058992</text:p>
          </table:table-cell>
          <table:table-cell office:value-type="float" office:value="18.51">
            <text:p>18.51</text:p>
          </table:table-cell>
          <table:table-cell office:value-type="float" office:value="13.305">
            <text:p>13.305</text:p>
          </table:table-cell>
          <table:table-cell office:value-type="float" office:value="-0.12">
            <text:p>-0.12</text:p>
          </table:table-cell>
          <table:table-cell office:value-type="float" office:value="0.9032">
            <text:p>0.9032</text:p>
          </table:table-cell>
          <table:table-cell office:value-type="float" office:value="0.663">
            <text:p>0.663</text:p>
          </table:table-cell>
          <table:table-cell office:value-type="float" office:value="13.444">
            <text:p>13.444</text:p>
          </table:table-cell>
          <table:table-cell office:value-type="float" office:value="13.307">
            <text:p>13.307</text:p>
          </table:table-cell>
          <table:table-cell office:value-type="float" office:value="70656">
            <text:p>70656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2"/>2022-02-16T20:19:52</text:p>
          </table:table-cell>
          <table:table-cell office:value-type="float" office:value="1645060792">
            <text:p>1645060792</text:p>
          </table:table-cell>
          <table:table-cell office:value-type="float" office:value="19.875">
            <text:p>19.875</text:p>
          </table:table-cell>
          <table:table-cell office:value-type="float" office:value="13.293">
            <text:p>13.293</text:p>
          </table:table-cell>
          <table:table-cell office:value-type="float" office:value="-0.12">
            <text:p>-0.12</text:p>
          </table:table-cell>
          <table:table-cell office:value-type="float" office:value="0.8878">
            <text:p>0.8878</text:p>
          </table:table-cell>
          <table:table-cell office:value-type="float" office:value="0.6233">
            <text:p>0.6233</text:p>
          </table:table-cell>
          <table:table-cell office:value-type="float" office:value="13.481">
            <text:p>13.481</text:p>
          </table:table-cell>
          <table:table-cell office:value-type="float" office:value="13.293">
            <text:p>13.293</text:p>
          </table:table-cell>
          <table:table-cell office:value-type="float" office:value="70440">
            <text:p>70440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2"/>2022-02-16T20:49:52</text:p>
          </table:table-cell>
          <table:table-cell office:value-type="float" office:value="1645062592">
            <text:p>1645062592</text:p>
          </table:table-cell>
          <table:table-cell office:value-type="float" office:value="18.585">
            <text:p>18.585</text:p>
          </table:table-cell>
          <table:table-cell office:value-type="float" office:value="13.297">
            <text:p>13.297</text:p>
          </table:table-cell>
          <table:table-cell office:value-type="float" office:value="-0.12">
            <text:p>-0.12</text:p>
          </table:table-cell>
          <table:table-cell office:value-type="float" office:value="0.9014">
            <text:p>0.9014</text:p>
          </table:table-cell>
          <table:table-cell office:value-type="float" office:value="0.6576">
            <text:p>0.6576</text:p>
          </table:table-cell>
          <table:table-cell office:value-type="float" office:value="13.445">
            <text:p>13.445</text:p>
          </table:table-cell>
          <table:table-cell office:value-type="float" office:value="13.298">
            <text:p>13.298</text:p>
          </table:table-cell>
          <table:table-cell office:value-type="float" office:value="70224">
            <text:p>70224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2"/>2022-02-16T21:19:52</text:p>
          </table:table-cell>
          <table:table-cell office:value-type="float" office:value="1645064392">
            <text:p>1645064392</text:p>
          </table:table-cell>
          <table:table-cell office:value-type="float" office:value="18.235">
            <text:p>18.235</text:p>
          </table:table-cell>
          <table:table-cell office:value-type="float" office:value="13.301">
            <text:p>13.301</text:p>
          </table:table-cell>
          <table:table-cell office:value-type="float" office:value="-0.12">
            <text:p>-0.12</text:p>
          </table:table-cell>
          <table:table-cell office:value-type="float" office:value="0.9047">
            <text:p>0.9047</text:p>
          </table:table-cell>
          <table:table-cell office:value-type="float" office:value="0.6696">
            <text:p>0.6696</text:p>
          </table:table-cell>
          <table:table-cell office:value-type="float" office:value="13.436">
            <text:p>13.436</text:p>
          </table:table-cell>
          <table:table-cell office:value-type="float" office:value="13.303">
            <text:p>13.303</text:p>
          </table:table-cell>
          <table:table-cell office:value-type="float" office:value="70032">
            <text:p>70032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2"/>2022-02-16T21:49:52</text:p>
          </table:table-cell>
          <table:table-cell office:value-type="float" office:value="1645066192">
            <text:p>1645066192</text:p>
          </table:table-cell>
          <table:table-cell office:value-type="float" office:value="20">
            <text:p>20</text:p>
          </table:table-cell>
          <table:table-cell office:value-type="float" office:value="13.297">
            <text:p>13.297</text:p>
          </table:table-cell>
          <table:table-cell office:value-type="float" office:value="-0.12">
            <text:p>-0.12</text:p>
          </table:table-cell>
          <table:table-cell office:value-type="float" office:value="0.8849">
            <text:p>0.8849</text:p>
          </table:table-cell>
          <table:table-cell office:value-type="float" office:value="0.6168">
            <text:p>0.6168</text:p>
          </table:table-cell>
          <table:table-cell office:value-type="float" office:value="13.483">
            <text:p>13.483</text:p>
          </table:table-cell>
          <table:table-cell office:value-type="float" office:value="13.297">
            <text:p>13.297</text:p>
          </table:table-cell>
          <table:table-cell office:value-type="float" office:value="69864">
            <text:p>69864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2"/>2022-02-16T22:19:52</text:p>
          </table:table-cell>
          <table:table-cell office:value-type="float" office:value="1645067992">
            <text:p>1645067992</text:p>
          </table:table-cell>
          <table:table-cell office:value-type="float" office:value="19.183">
            <text:p>19.183</text:p>
          </table:table-cell>
          <table:table-cell office:value-type="float" office:value="13.305">
            <text:p>13.305</text:p>
          </table:table-cell>
          <table:table-cell office:value-type="float" office:value="-0.058">
            <text:p>-0.058</text:p>
          </table:table-cell>
          <table:table-cell office:value-type="float" office:value="0.8936">
            <text:p>0.8936</text:p>
          </table:table-cell>
          <table:table-cell office:value-type="float" office:value="0.6387">
            <text:p>0.6387</text:p>
          </table:table-cell>
          <table:table-cell office:value-type="float" office:value="13.461">
            <text:p>13.461</text:p>
          </table:table-cell>
          <table:table-cell office:value-type="float" office:value="13.306">
            <text:p>13.306</text:p>
          </table:table-cell>
          <table:table-cell office:value-type="float" office:value="69744">
            <text:p>69744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2"/>2022-02-16T22:49:52</text:p>
          </table:table-cell>
          <table:table-cell office:value-type="float" office:value="1645069792">
            <text:p>1645069792</text:p>
          </table:table-cell>
          <table:table-cell office:value-type="float" office:value="17.937">
            <text:p>17.937</text:p>
          </table:table-cell>
          <table:table-cell office:value-type="float" office:value="13.301">
            <text:p>13.301</text:p>
          </table:table-cell>
          <table:table-cell office:value-type="float" office:value="-0.058">
            <text:p>-0.058</text:p>
          </table:table-cell>
          <table:table-cell office:value-type="float" office:value="0.9069">
            <text:p>0.9069</text:p>
          </table:table-cell>
          <table:table-cell office:value-type="float" office:value="0.6757">
            <text:p>0.6757</text:p>
          </table:table-cell>
          <table:table-cell office:value-type="float" office:value="13.428">
            <text:p>13.428</text:p>
          </table:table-cell>
          <table:table-cell office:value-type="float" office:value="13.302">
            <text:p>13.302</text:p>
          </table:table-cell>
          <table:table-cell office:value-type="float" office:value="69648">
            <text:p>69648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2"/>2022-02-16T23:19:52</text:p>
          </table:table-cell>
          <table:table-cell office:value-type="float" office:value="1645071592">
            <text:p>1645071592</text:p>
          </table:table-cell>
          <table:table-cell office:value-type="float" office:value="20.122">
            <text:p>20.122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826">
            <text:p>0.8826</text:p>
          </table:table-cell>
          <table:table-cell office:value-type="float" office:value="0.6131">
            <text:p>0.6131</text:p>
          </table:table-cell>
          <table:table-cell office:value-type="float" office:value="13.486">
            <text:p>13.486</text:p>
          </table:table-cell>
          <table:table-cell office:value-type="float" office:value="13.297">
            <text:p>13.297</text:p>
          </table:table-cell>
          <table:table-cell office:value-type="float" office:value="69528">
            <text:p>69528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2"/>2022-02-16T23:49:52</text:p>
          </table:table-cell>
          <table:table-cell office:value-type="float" office:value="1645073392">
            <text:p>1645073392</text:p>
          </table:table-cell>
          <table:table-cell office:value-type="float" office:value="19.833">
            <text:p>19.833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855">
            <text:p>0.8855</text:p>
          </table:table-cell>
          <table:table-cell office:value-type="float" office:value="0.6199">
            <text:p>0.6199</text:p>
          </table:table-cell>
          <table:table-cell office:value-type="float" office:value="13.478">
            <text:p>13.478</text:p>
          </table:table-cell>
          <table:table-cell office:value-type="float" office:value="13.297">
            <text:p>13.297</text:p>
          </table:table-cell>
          <table:table-cell office:value-type="float" office:value="69432">
            <text:p>69432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2"/>2022-02-17T00:19:53</text:p>
          </table:table-cell>
          <table:table-cell office:value-type="float" office:value="1645075193">
            <text:p>1645075193</text:p>
          </table:table-cell>
          <table:table-cell office:value-type="float" office:value="18.435">
            <text:p>18.435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9006">
            <text:p>0.9006</text:p>
          </table:table-cell>
          <table:table-cell office:value-type="float" office:value="0.6577">
            <text:p>0.6577</text:p>
          </table:table-cell>
          <table:table-cell office:value-type="float" office:value="13.439">
            <text:p>13.439</text:p>
          </table:table-cell>
          <table:table-cell office:value-type="float" office:value="13.293">
            <text:p>13.293</text:p>
          </table:table-cell>
          <table:table-cell office:value-type="float" office:value="69312">
            <text:p>69312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2022-02-17T00:49:53</text:p>
          </table:table-cell>
          <table:table-cell office:value-type="float" office:value="1645076993">
            <text:p>1645076993</text:p>
          </table:table-cell>
          <table:table-cell office:value-type="float" office:value="18.965">
            <text:p>18.965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945">
            <text:p>0.8945</text:p>
          </table:table-cell>
          <table:table-cell office:value-type="float" office:value="0.6426">
            <text:p>0.6426</text:p>
          </table:table-cell>
          <table:table-cell office:value-type="float" office:value="13.454">
            <text:p>13.454</text:p>
          </table:table-cell>
          <table:table-cell office:value-type="float" office:value="13.297">
            <text:p>13.297</text:p>
          </table:table-cell>
          <table:table-cell office:value-type="float" office:value="69216">
            <text:p>69216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2"/>2022-02-17T01:19:53</text:p>
          </table:table-cell>
          <table:table-cell office:value-type="float" office:value="1645078793">
            <text:p>1645078793</text:p>
          </table:table-cell>
          <table:table-cell office:value-type="float" office:value="20.187">
            <text:p>20.187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808">
            <text:p>0.8808</text:p>
          </table:table-cell>
          <table:table-cell office:value-type="float" office:value="0.6095">
            <text:p>0.6095</text:p>
          </table:table-cell>
          <table:table-cell office:value-type="float" office:value="13.487">
            <text:p>13.487</text:p>
          </table:table-cell>
          <table:table-cell office:value-type="float" office:value="13.297">
            <text:p>13.297</text:p>
          </table:table-cell>
          <table:table-cell office:value-type="float" office:value="69096">
            <text:p>69096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2"/>2022-02-17T01:49:53</text:p>
          </table:table-cell>
          <table:table-cell office:value-type="float" office:value="1645080593">
            <text:p>1645080593</text:p>
          </table:table-cell>
          <table:table-cell office:value-type="float" office:value="19.058">
            <text:p>19.058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8929">
            <text:p>0.8929</text:p>
          </table:table-cell>
          <table:table-cell office:value-type="float" office:value="0.6384">
            <text:p>0.6384</text:p>
          </table:table-cell>
          <table:table-cell office:value-type="float" office:value="13.456">
            <text:p>13.456</text:p>
          </table:table-cell>
          <table:table-cell office:value-type="float" office:value="13.293">
            <text:p>13.293</text:p>
          </table:table-cell>
          <table:table-cell office:value-type="float" office:value="69000">
            <text:p>69000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2"/>2022-02-17T02:19:53</text:p>
          </table:table-cell>
          <table:table-cell office:value-type="float" office:value="1645082393">
            <text:p>1645082393</text:p>
          </table:table-cell>
          <table:table-cell office:value-type="float" office:value="18.113">
            <text:p>18.113</text:p>
          </table:table-cell>
          <table:table-cell office:value-type="float" office:value="13.283">
            <text:p>13.283</text:p>
          </table:table-cell>
          <table:table-cell office:value-type="float" office:value="-0.058">
            <text:p>-0.058</text:p>
          </table:table-cell>
          <table:table-cell office:value-type="float" office:value="0.903">
            <text:p>0.903</text:p>
          </table:table-cell>
          <table:table-cell office:value-type="float" office:value="0.6673">
            <text:p>0.6673</text:p>
          </table:table-cell>
          <table:table-cell office:value-type="float" office:value="13.431">
            <text:p>13.431</text:p>
          </table:table-cell>
          <table:table-cell office:value-type="float" office:value="13.284">
            <text:p>13.284</text:p>
          </table:table-cell>
          <table:table-cell office:value-type="float" office:value="68880">
            <text:p>68880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2"/>2022-02-17T02:49:53</text:p>
          </table:table-cell>
          <table:table-cell office:value-type="float" office:value="1645084193">
            <text:p>1645084193</text:p>
          </table:table-cell>
          <table:table-cell office:value-type="float" office:value="20.123">
            <text:p>20.123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805">
            <text:p>0.8805</text:p>
          </table:table-cell>
          <table:table-cell office:value-type="float" office:value="0.6106">
            <text:p>0.6106</text:p>
          </table:table-cell>
          <table:table-cell office:value-type="float" office:value="13.485">
            <text:p>13.485</text:p>
          </table:table-cell>
          <table:table-cell office:value-type="float" office:value="13.297">
            <text:p>13.297</text:p>
          </table:table-cell>
          <table:table-cell office:value-type="float" office:value="68760">
            <text:p>68760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 text:c="2"/>2022-02-17T03:19:53</text:p>
          </table:table-cell>
          <table:table-cell office:value-type="float" office:value="1645085993">
            <text:p>1645085993</text:p>
          </table:table-cell>
          <table:table-cell office:value-type="float" office:value="19.618">
            <text:p>19.618</text:p>
          </table:table-cell>
          <table:table-cell office:value-type="float" office:value="13.301">
            <text:p>13.301</text:p>
          </table:table-cell>
          <table:table-cell office:value-type="float" office:value="-0.12">
            <text:p>-0.12</text:p>
          </table:table-cell>
          <table:table-cell office:value-type="float" office:value="0.8858">
            <text:p>0.8858</text:p>
          </table:table-cell>
          <table:table-cell office:value-type="float" office:value="0.6231">
            <text:p>0.6231</text:p>
          </table:table-cell>
          <table:table-cell office:value-type="float" office:value="13.472">
            <text:p>13.472</text:p>
          </table:table-cell>
          <table:table-cell office:value-type="float" office:value="13.302">
            <text:p>13.302</text:p>
          </table:table-cell>
          <table:table-cell office:value-type="float" office:value="68640">
            <text:p>68640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 text:c="2"/>2022-02-17T03:49:53</text:p>
          </table:table-cell>
          <table:table-cell office:value-type="float" office:value="1645087793">
            <text:p>1645087793</text:p>
          </table:table-cell>
          <table:table-cell office:value-type="float" office:value="17.973">
            <text:p>17.973</text:p>
          </table:table-cell>
          <table:table-cell office:value-type="float" office:value="13.301">
            <text:p>13.301</text:p>
          </table:table-cell>
          <table:table-cell office:value-type="float" office:value="-0.058">
            <text:p>-0.058</text:p>
          </table:table-cell>
          <table:table-cell office:value-type="float" office:value="0.9035">
            <text:p>0.9035</text:p>
          </table:table-cell>
          <table:table-cell office:value-type="float" office:value="0.6703">
            <text:p>0.6703</text:p>
          </table:table-cell>
          <table:table-cell office:value-type="float" office:value="13.427">
            <text:p>13.427</text:p>
          </table:table-cell>
          <table:table-cell office:value-type="float" office:value="13.302">
            <text:p>13.302</text:p>
          </table:table-cell>
          <table:table-cell office:value-type="float" office:value="68496">
            <text:p>68496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 text:c="2"/>2022-02-17T04:19:53</text:p>
          </table:table-cell>
          <table:table-cell office:value-type="float" office:value="1645089593">
            <text:p>1645089593</text:p>
          </table:table-cell>
          <table:table-cell office:value-type="float" office:value="19.283">
            <text:p>19.283</text:p>
          </table:table-cell>
          <table:table-cell office:value-type="float" office:value="13.287">
            <text:p>13.287</text:p>
          </table:table-cell>
          <table:table-cell office:value-type="float" office:value="-0.12">
            <text:p>-0.12</text:p>
          </table:table-cell>
          <table:table-cell office:value-type="float" office:value="0.8888">
            <text:p>0.8888</text:p>
          </table:table-cell>
          <table:table-cell office:value-type="float" office:value="0.6309">
            <text:p>0.6309</text:p>
          </table:table-cell>
          <table:table-cell office:value-type="float" office:value="13.462">
            <text:p>13.462</text:p>
          </table:table-cell>
          <table:table-cell office:value-type="float" office:value="13.289">
            <text:p>13.289</text:p>
          </table:table-cell>
          <table:table-cell office:value-type="float" office:value="68328">
            <text:p>68328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 text:c="2"/>2022-02-17T04:49:53</text:p>
          </table:table-cell>
          <table:table-cell office:value-type="float" office:value="1645091393">
            <text:p>1645091393</text:p>
          </table:table-cell>
          <table:table-cell office:value-type="float" office:value="20.078">
            <text:p>20.078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8796">
            <text:p>0.8796</text:p>
          </table:table-cell>
          <table:table-cell office:value-type="float" office:value="0.6092">
            <text:p>0.6092</text:p>
          </table:table-cell>
          <table:table-cell office:value-type="float" office:value="13.483">
            <text:p>13.483</text:p>
          </table:table-cell>
          <table:table-cell office:value-type="float" office:value="13.293">
            <text:p>13.293</text:p>
          </table:table-cell>
          <table:table-cell office:value-type="float" office:value="68208">
            <text:p>68208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 text:c="2"/>2022-02-17T05:19:53</text:p>
          </table:table-cell>
          <table:table-cell office:value-type="float" office:value="1645093193">
            <text:p>1645093193</text:p>
          </table:table-cell>
          <table:table-cell office:value-type="float" office:value="18.812">
            <text:p>18.812</text:p>
          </table:table-cell>
          <table:table-cell office:value-type="float" office:value="13.287">
            <text:p>13.287</text:p>
          </table:table-cell>
          <table:table-cell office:value-type="float" office:value="-0.058">
            <text:p>-0.058</text:p>
          </table:table-cell>
          <table:table-cell office:value-type="float" office:value="0.8934">
            <text:p>0.8934</text:p>
          </table:table-cell>
          <table:table-cell office:value-type="float" office:value="0.6426">
            <text:p>0.6426</text:p>
          </table:table-cell>
          <table:table-cell office:value-type="float" office:value="13.448">
            <text:p>13.448</text:p>
          </table:table-cell>
          <table:table-cell office:value-type="float" office:value="13.288">
            <text:p>13.288</text:p>
          </table:table-cell>
          <table:table-cell office:value-type="float" office:value="68112">
            <text:p>68112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2022-02-17T05:49:54</text:p>
          </table:table-cell>
          <table:table-cell office:value-type="float" office:value="1645094994">
            <text:p>1645094994</text:p>
          </table:table-cell>
          <table:table-cell office:value-type="float" office:value="18.43">
            <text:p>18.43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8972">
            <text:p>0.8972</text:p>
          </table:table-cell>
          <table:table-cell office:value-type="float" office:value="0.6543">
            <text:p>0.6543</text:p>
          </table:table-cell>
          <table:table-cell office:value-type="float" office:value="13.438">
            <text:p>13.438</text:p>
          </table:table-cell>
          <table:table-cell office:value-type="float" office:value="13.293">
            <text:p>13.293</text:p>
          </table:table-cell>
          <table:table-cell office:value-type="float" office:value="67992">
            <text:p>67992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 text:c="2"/>2022-02-17T06:19:54</text:p>
          </table:table-cell>
          <table:table-cell office:value-type="float" office:value="1645096794">
            <text:p>1645096794</text:p>
          </table:table-cell>
          <table:table-cell office:value-type="float" office:value="20.187">
            <text:p>20.187</text:p>
          </table:table-cell>
          <table:table-cell office:value-type="float" office:value="13.283">
            <text:p>13.283</text:p>
          </table:table-cell>
          <table:table-cell office:value-type="float" office:value="-0.058">
            <text:p>-0.058</text:p>
          </table:table-cell>
          <table:table-cell office:value-type="float" office:value="0.8775">
            <text:p>0.8775</text:p>
          </table:table-cell>
          <table:table-cell office:value-type="float" office:value="0.6063">
            <text:p>0.6063</text:p>
          </table:table-cell>
          <table:table-cell office:value-type="float" office:value="13.485">
            <text:p>13.485</text:p>
          </table:table-cell>
          <table:table-cell office:value-type="float" office:value="13.284">
            <text:p>13.284</text:p>
          </table:table-cell>
          <table:table-cell office:value-type="float" office:value="67896">
            <text:p>67896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 text:c="2"/>2022-02-17T06:49:54</text:p>
          </table:table-cell>
          <table:table-cell office:value-type="float" office:value="1645098594">
            <text:p>1645098594</text:p>
          </table:table-cell>
          <table:table-cell office:value-type="float" office:value="19.62">
            <text:p>19.62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8836">
            <text:p>0.8836</text:p>
          </table:table-cell>
          <table:table-cell office:value-type="float" office:value="0.6196">
            <text:p>0.6196</text:p>
          </table:table-cell>
          <table:table-cell office:value-type="float" office:value="13.471">
            <text:p>13.471</text:p>
          </table:table-cell>
          <table:table-cell office:value-type="float" office:value="13.293">
            <text:p>13.293</text:p>
          </table:table-cell>
          <table:table-cell office:value-type="float" office:value="67776">
            <text:p>67776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 text:c="2"/>2022-02-17T07:19:54</text:p>
          </table:table-cell>
          <table:table-cell office:value-type="float" office:value="1645100394">
            <text:p>1645100394</text:p>
          </table:table-cell>
          <table:table-cell office:value-type="float" office:value="18.197">
            <text:p>18.197</text:p>
          </table:table-cell>
          <table:table-cell office:value-type="float" office:value="13.287">
            <text:p>13.287</text:p>
          </table:table-cell>
          <table:table-cell office:value-type="float" office:value="0.002">
            <text:p>0.002</text:p>
          </table:table-cell>
          <table:table-cell office:value-type="float" office:value="0.899">
            <text:p>0.899</text:p>
          </table:table-cell>
          <table:table-cell office:value-type="float" office:value="0.6611">
            <text:p>0.6611</text:p>
          </table:table-cell>
          <table:table-cell office:value-type="float" office:value="13.431">
            <text:p>13.431</text:p>
          </table:table-cell>
          <table:table-cell office:value-type="float" office:value="13.287">
            <text:p>13.287</text:p>
          </table:table-cell>
          <table:table-cell office:value-type="float" office:value="67704">
            <text:p>67704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 text:c="2"/>2022-02-17T07:49:54</text:p>
          </table:table-cell>
          <table:table-cell office:value-type="float" office:value="1645102194">
            <text:p>1645102194</text:p>
          </table:table-cell>
          <table:table-cell office:value-type="float" office:value="19.533">
            <text:p>19.533</text:p>
          </table:table-cell>
          <table:table-cell office:value-type="float" office:value="13.309">
            <text:p>13.309</text:p>
          </table:table-cell>
          <table:table-cell office:value-type="float" office:value="0.495">
            <text:p>0.495</text:p>
          </table:table-cell>
          <table:table-cell office:value-type="float" office:value="0.8855">
            <text:p>0.8855</text:p>
          </table:table-cell>
          <table:table-cell office:value-type="float" office:value="0.6364">
            <text:p>0.6364</text:p>
          </table:table-cell>
          <table:table-cell office:value-type="float" office:value="13.468">
            <text:p>13.468</text:p>
          </table:table-cell>
          <table:table-cell office:value-type="float" office:value="13.304">
            <text:p>13.304</text:p>
          </table:table-cell>
          <table:table-cell office:value-type="float" office:value="68160">
            <text:p>68160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 text:c="2"/>2022-02-17T08:19:55</text:p>
          </table:table-cell>
          <table:table-cell office:value-type="float" office:value="1645103995">
            <text:p>1645103995</text:p>
          </table:table-cell>
          <table:table-cell office:value-type="float" office:value="20.312">
            <text:p>20.312</text:p>
          </table:table-cell>
          <table:table-cell office:value-type="float" office:value="13.391">
            <text:p>13.391</text:p>
          </table:table-cell>
          <table:table-cell office:value-type="float" office:value="3.208">
            <text:p>3.208</text:p>
          </table:table-cell>
          <table:table-cell office:value-type="float" office:value="0.8818">
            <text:p>0.8818</text:p>
          </table:table-cell>
          <table:table-cell office:value-type="float" office:value="0.6593">
            <text:p>0.6593</text:p>
          </table:table-cell>
          <table:table-cell office:value-type="float" office:value="13.49">
            <text:p>13.49</text:p>
          </table:table-cell>
          <table:table-cell office:value-type="float" office:value="13.353">
            <text:p>13.353</text:p>
          </table:table-cell>
          <table:table-cell office:value-type="float" office:value="70008">
            <text:p>70008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 text:c="2"/>2022-02-17T08:49:55</text:p>
          </table:table-cell>
          <table:table-cell office:value-type="float" office:value="1645105795">
            <text:p>1645105795</text:p>
          </table:table-cell>
          <table:table-cell office:value-type="float" office:value="20.057">
            <text:p>20.057</text:p>
          </table:table-cell>
          <table:table-cell office:value-type="float" office:value="13.456">
            <text:p>13.456</text:p>
          </table:table-cell>
          <table:table-cell office:value-type="float" office:value="4.75">
            <text:p>4.75</text:p>
          </table:table-cell>
          <table:table-cell office:value-type="float" office:value="0.9035">
            <text:p>0.9035</text:p>
          </table:table-cell>
          <table:table-cell office:value-type="float" office:value="0.7284">
            <text:p>0.7284</text:p>
          </table:table-cell>
          <table:table-cell office:value-type="float" office:value="13.494">
            <text:p>13.494</text:p>
          </table:table-cell>
          <table:table-cell office:value-type="float" office:value="13.398">
            <text:p>13.398</text:p>
          </table:table-cell>
          <table:table-cell office:value-type="float" office:value="77160">
            <text:p>77160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 text:c="2"/>2022-02-17T09:19:55</text:p>
          </table:table-cell>
          <table:table-cell office:value-type="float" office:value="1645107595">
            <text:p>1645107595</text:p>
          </table:table-cell>
          <table:table-cell office:value-type="float" office:value="20.057">
            <text:p>20.057</text:p>
          </table:table-cell>
          <table:table-cell office:value-type="float" office:value="13.473">
            <text:p>13.473</text:p>
          </table:table-cell>
          <table:table-cell office:value-type="float" office:value="5.552">
            <text:p>5.552</text:p>
          </table:table-cell>
          <table:table-cell office:value-type="float" office:value="0.9293">
            <text:p>0.9293</text:p>
          </table:table-cell>
          <table:table-cell office:value-type="float" office:value="0.742">
            <text:p>0.742</text:p>
          </table:table-cell>
          <table:table-cell office:value-type="float" office:value="13.52">
            <text:p>13.52</text:p>
          </table:table-cell>
          <table:table-cell office:value-type="float" office:value="13.403">
            <text:p>13.403</text:p>
          </table:table-cell>
          <table:table-cell office:value-type="float" office:value="86880">
            <text:p>86880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 text:c="2"/>2022-02-17T09:49:55</text:p>
          </table:table-cell>
          <table:table-cell office:value-type="float" office:value="1645109395">
            <text:p>1645109395</text:p>
          </table:table-cell>
          <table:table-cell office:value-type="float" office:value="20.057">
            <text:p>20.057</text:p>
          </table:table-cell>
          <table:table-cell office:value-type="float" office:value="13.525">
            <text:p>13.525</text:p>
          </table:table-cell>
          <table:table-cell office:value-type="float" office:value="7.34">
            <text:p>7.34</text:p>
          </table:table-cell>
          <table:table-cell office:value-type="float" office:value="0.9597">
            <text:p>0.9597</text:p>
          </table:table-cell>
          <table:table-cell office:value-type="float" office:value="0.7578">
            <text:p>0.7578</text:p>
          </table:table-cell>
          <table:table-cell office:value-type="float" office:value="13.551">
            <text:p>13.551</text:p>
          </table:table-cell>
          <table:table-cell office:value-type="float" office:value="13.434">
            <text:p>13.434</text:p>
          </table:table-cell>
          <table:table-cell office:value-type="float" office:value="98400">
            <text:p>98400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 text:c="2"/>2022-02-17T10:19:56</text:p>
          </table:table-cell>
          <table:table-cell office:value-type="float" office:value="1645111196">
            <text:p>1645111196</text:p>
          </table:table-cell>
          <table:table-cell office:value-type="float" office:value="20.057">
            <text:p>20.057</text:p>
          </table:table-cell>
          <table:table-cell office:value-type="float" office:value="13.525">
            <text:p>13.525</text:p>
          </table:table-cell>
          <table:table-cell office:value-type="float" office:value="8.388">
            <text:p>8.388</text:p>
          </table:table-cell>
          <table:table-cell office:value-type="float" office:value="0.9966">
            <text:p>0.9966</text:p>
          </table:table-cell>
          <table:table-cell office:value-type="float" office:value="0.7625">
            <text:p>0.7625</text:p>
          </table:table-cell>
          <table:table-cell office:value-type="float" office:value="13.863">
            <text:p>13.863</text:p>
          </table:table-cell>
          <table:table-cell office:value-type="float" office:value="13.424">
            <text:p>13.424</text:p>
          </table:table-cell>
          <table:table-cell office:value-type="float" office:value="112344">
            <text:p>112344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2022-02-17T10:49:56</text:p>
          </table:table-cell>
          <table:table-cell office:value-type="float" office:value="1645112996">
            <text:p>1645112996</text:p>
          </table:table-cell>
          <table:table-cell office:value-type="float" office:value="20.562">
            <text:p>20.562</text:p>
          </table:table-cell>
          <table:table-cell office:value-type="float" office:value="13.525">
            <text:p>13.525</text:p>
          </table:table-cell>
          <table:table-cell office:value-type="float" office:value="7.155">
            <text:p>7.155</text:p>
          </table:table-cell>
          <table:table-cell office:value-type="float" office:value="1">
            <text:p>1</text:p>
          </table:table-cell>
          <table:table-cell office:value-type="float" office:value="0.761">
            <text:p>0.761</text:p>
          </table:table-cell>
          <table:table-cell office:value-type="float" office:value="13.933">
            <text:p>13.933</text:p>
          </table:table-cell>
          <table:table-cell office:value-type="float" office:value="13.431">
            <text:p>13.431</text:p>
          </table:table-cell>
          <table:table-cell office:value-type="float" office:value="115584">
            <text:p>115584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 text:c="2"/>2022-02-17T11:19:56</text:p>
          </table:table-cell>
          <table:table-cell office:value-type="float" office:value="1645114796">
            <text:p>1645114796</text:p>
          </table:table-cell>
          <table:table-cell office:value-type="float" office:value="20.643">
            <text:p>20.643</text:p>
          </table:table-cell>
          <table:table-cell office:value-type="float" office:value="13.796">
            <text:p>13.796</text:p>
          </table:table-cell>
          <table:table-cell office:value-type="float" office:value="9.745">
            <text:p>9.745</text:p>
          </table:table-cell>
          <table:table-cell office:value-type="float" office:value="0.9996">
            <text:p>0.9996</text:p>
          </table:table-cell>
          <table:table-cell office:value-type="float" office:value="0.9479">
            <text:p>0.9479</text:p>
          </table:table-cell>
          <table:table-cell office:value-type="float" office:value="13.929">
            <text:p>13.929</text:p>
          </table:table-cell>
          <table:table-cell office:value-type="float" office:value="13.514">
            <text:p>13.514</text:p>
          </table:table-cell>
          <table:table-cell office:value-type="float" office:value="121032">
            <text:p>121032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 text:c="2"/>2022-02-17T11:49:56</text:p>
          </table:table-cell>
          <table:table-cell office:value-type="float" office:value="1645116596">
            <text:p>1645116596</text:p>
          </table:table-cell>
          <table:table-cell office:value-type="float" office:value="21.373">
            <text:p>21.373</text:p>
          </table:table-cell>
          <table:table-cell office:value-type="float" office:value="14.342">
            <text:p>14.342</text:p>
          </table:table-cell>
          <table:table-cell office:value-type="float" office:value="1.235">
            <text:p>1.235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953">
            <text:p>13.953</text:p>
          </table:table-cell>
          <table:table-cell office:value-type="float" office:value="14.328">
            <text:p>14.328</text:p>
          </table:table-cell>
          <table:table-cell office:value-type="float" office:value="123816">
            <text:p>123816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 text:c="2"/>2022-02-17T12:19:56</text:p>
          </table:table-cell>
          <table:table-cell office:value-type="float" office:value="1645118396">
            <text:p>1645118396</text:p>
          </table:table-cell>
          <table:table-cell office:value-type="float" office:value="21.37">
            <text:p>21.37</text:p>
          </table:table-cell>
          <table:table-cell office:value-type="float" office:value="14.438">
            <text:p>14.438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3">
            <text:p>13.953</text:p>
          </table:table-cell>
          <table:table-cell office:value-type="float" office:value="14.434">
            <text:p>14.434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 text:c="2"/>2022-02-17T12:49:56</text:p>
          </table:table-cell>
          <table:table-cell office:value-type="float" office:value="1645120196">
            <text:p>1645120196</text:p>
          </table:table-cell>
          <table:table-cell office:value-type="float" office:value="21.437">
            <text:p>21.437</text:p>
          </table:table-cell>
          <table:table-cell office:value-type="float" office:value="14.433">
            <text:p>14.433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4">
            <text:p>13.954</text:p>
          </table:table-cell>
          <table:table-cell office:value-type="float" office:value="14.43">
            <text:p>14.43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 text:c="2"/>2022-02-17T13:19:56</text:p>
          </table:table-cell>
          <table:table-cell office:value-type="float" office:value="1645121996">
            <text:p>1645121996</text:p>
          </table:table-cell>
          <table:table-cell office:value-type="float" office:value="21.625">
            <text:p>21.625</text:p>
          </table:table-cell>
          <table:table-cell office:value-type="float" office:value="14.438">
            <text:p>14.438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8">
            <text:p>13.958</text:p>
          </table:table-cell>
          <table:table-cell office:value-type="float" office:value="14.434">
            <text:p>14.434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 text:c="2"/>2022-02-17T13:49:55</text:p>
          </table:table-cell>
          <table:table-cell office:value-type="float" office:value="1645123795">
            <text:p>1645123795</text:p>
          </table:table-cell>
          <table:table-cell office:value-type="float" office:value="21.625">
            <text:p>21.625</text:p>
          </table:table-cell>
          <table:table-cell office:value-type="float" office:value="14.451">
            <text:p>14.451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8">
            <text:p>13.958</text:p>
          </table:table-cell>
          <table:table-cell office:value-type="float" office:value="14.447">
            <text:p>14.447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 text:c="2"/>2022-02-17T14:19:55</text:p>
          </table:table-cell>
          <table:table-cell office:value-type="float" office:value="1645125595">
            <text:p>1645125595</text:p>
          </table:table-cell>
          <table:table-cell office:value-type="float" office:value="21.625">
            <text:p>21.625</text:p>
          </table:table-cell>
          <table:table-cell office:value-type="float" office:value="14.433">
            <text:p>14.433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8">
            <text:p>13.958</text:p>
          </table:table-cell>
          <table:table-cell office:value-type="float" office:value="14.43">
            <text:p>14.43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 text:c="2"/>2022-02-17T14:49:55</text:p>
          </table:table-cell>
          <table:table-cell office:value-type="float" office:value="1645127395">
            <text:p>1645127395</text:p>
          </table:table-cell>
          <table:table-cell office:value-type="float" office:value="21.625">
            <text:p>21.625</text:p>
          </table:table-cell>
          <table:table-cell office:value-type="float" office:value="14.433">
            <text:p>14.433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8">
            <text:p>13.958</text:p>
          </table:table-cell>
          <table:table-cell office:value-type="float" office:value="14.43">
            <text:p>14.43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 text:c="2"/>2022-02-17T15:17:45</text:p>
          </table:table-cell>
          <table:table-cell office:value-type="float" office:value="1645129065">
            <text:p>1645129065</text:p>
          </table:table-cell>
          <table:table-cell office:value-type="float" office:value="21.557">
            <text:p>21.557</text:p>
          </table:table-cell>
          <table:table-cell office:value-type="float" office:value="14.244">
            <text:p>14.244</text:p>
          </table:table-cell>
          <table:table-cell office:value-type="float" office:value="-0.12">
            <text:p>-0.12</text:p>
          </table:table-cell>
          <table:table-cell office:value-type="float" office:value="0.9998">
            <text:p>0.9998</text:p>
          </table:table-cell>
          <table:table-cell office:value-type="float" office:value="1">
            <text:p>1</text:p>
          </table:table-cell>
          <table:table-cell office:value-type="float" office:value="13.954">
            <text:p>13.954</text:p>
          </table:table-cell>
          <table:table-cell office:value-type="float" office:value="14.246">
            <text:p>14.246</text:p>
          </table:table-cell>
          <table:table-cell office:value-type="float" office:value="123744">
            <text:p>123744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2022-02-17T15:18:21</text:p>
          </table:table-cell>
          <table:table-cell office:value-type="float" office:value="1645129101">
            <text:p>1645129101</text:p>
          </table:table-cell>
          <table:table-cell office:value-type="float" office:value="21.557">
            <text:p>21.557</text:p>
          </table:table-cell>
          <table:table-cell office:value-type="float" office:value="14.231">
            <text:p>14.231</text:p>
          </table:table-cell>
          <table:table-cell office:value-type="float" office:value="-0.12">
            <text:p>-0.12</text:p>
          </table:table-cell>
          <table:table-cell office:value-type="float" office:value="0.9998">
            <text:p>0.9998</text:p>
          </table:table-cell>
          <table:table-cell office:value-type="float" office:value="1">
            <text:p>1</text:p>
          </table:table-cell>
          <table:table-cell office:value-type="float" office:value="13.954">
            <text:p>13.954</text:p>
          </table:table-cell>
          <table:table-cell office:value-type="float" office:value="14.232">
            <text:p>14.2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 text:c="2"/>2022-02-17T15:18:32</text:p>
          </table:table-cell>
          <table:table-cell office:value-type="float" office:value="1645129112">
            <text:p>1645129112</text:p>
          </table:table-cell>
          <table:table-cell office:value-type="float" office:value="21.557">
            <text:p>21.557</text:p>
          </table:table-cell>
          <table:table-cell office:value-type="float" office:value="14.231">
            <text:p>14.231</text:p>
          </table:table-cell>
          <table:table-cell office:value-type="float" office:value="-0.12">
            <text:p>-0.12</text:p>
          </table:table-cell>
          <table:table-cell office:value-type="float" office:value="0.9998">
            <text:p>0.9998</text:p>
          </table:table-cell>
          <table:table-cell office:value-type="float" office:value="1">
            <text:p>1</text:p>
          </table:table-cell>
          <table:table-cell office:value-type="float" office:value="13.954">
            <text:p>13.954</text:p>
          </table:table-cell>
          <table:table-cell office:value-type="float" office:value="14.232">
            <text:p>14.2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 text:c="2"/>2022-02-17T15:19:56</text:p>
          </table:table-cell>
          <table:table-cell office:value-type="float" office:value="1645129196">
            <text:p>1645129196</text:p>
          </table:table-cell>
          <table:table-cell office:value-type="float" office:value="21.497">
            <text:p>21.497</text:p>
          </table:table-cell>
          <table:table-cell office:value-type="float" office:value="14.209">
            <text:p>14.209</text:p>
          </table:table-cell>
          <table:table-cell office:value-type="float" office:value="-0.12">
            <text:p>-0.12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6">
            <text:p>13.956</text:p>
          </table:table-cell>
          <table:table-cell office:value-type="float" office:value="14.211">
            <text:p>14.2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 text:c="2"/>2022-02-17T15:21:33</text:p>
          </table:table-cell>
          <table:table-cell office:value-type="float" office:value="1645129293">
            <text:p>1645129293</text:p>
          </table:table-cell>
          <table:table-cell office:value-type="float" office:value="21.493">
            <text:p>21.493</text:p>
          </table:table-cell>
          <table:table-cell office:value-type="float" office:value="13.973">
            <text:p>13.973</text:p>
          </table:table-cell>
          <table:table-cell office:value-type="float" office:value="-4.068">
            <text:p>-4.068</text:p>
          </table:table-cell>
          <table:table-cell office:value-type="float" office:value="0.9997">
            <text:p>0.9997</text:p>
          </table:table-cell>
          <table:table-cell office:value-type="float" office:value="1">
            <text:p>1</text:p>
          </table:table-cell>
          <table:table-cell office:value-type="float" office:value="13.951">
            <text:p>13.951</text:p>
          </table:table-cell>
          <table:table-cell office:value-type="float" office:value="13.999">
            <text:p>13.999</text:p>
          </table:table-cell>
          <table:table-cell office:value-type="float" office:value="-96">
            <text:p>-96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 text:c="2"/>2022-02-17T15:21:45</text:p>
          </table:table-cell>
          <table:table-cell office:value-type="float" office:value="1645129305">
            <text:p>1645129305</text:p>
          </table:table-cell>
          <table:table-cell office:value-type="float" office:value="21.493">
            <text:p>21.493</text:p>
          </table:table-cell>
          <table:table-cell office:value-type="float" office:value="13.921">
            <text:p>13.921</text:p>
          </table:table-cell>
          <table:table-cell office:value-type="float" office:value="-4.253">
            <text:p>-4.253</text:p>
          </table:table-cell>
          <table:table-cell office:value-type="float" office:value="0.9996">
            <text:p>0.9996</text:p>
          </table:table-cell>
          <table:table-cell office:value-type="float" office:value="0.9997">
            <text:p>0.9997</text:p>
          </table:table-cell>
          <table:table-cell office:value-type="float" office:value="13.948">
            <text:p>13.948</text:p>
          </table:table-cell>
          <table:table-cell office:value-type="float" office:value="13.951">
            <text:p>13.951</text:p>
          </table:table-cell>
          <table:table-cell office:value-type="float" office:value="-144">
            <text:p>-144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 text:c="2"/>2022-02-17T15:49:57</text:p>
          </table:table-cell>
          <table:table-cell office:value-type="float" office:value="1645130997">
            <text:p>1645130997</text:p>
          </table:table-cell>
          <table:table-cell office:value-type="float" office:value="21.243">
            <text:p>21.243</text:p>
          </table:table-cell>
          <table:table-cell office:value-type="float" office:value="13.18">
            <text:p>13.18</text:p>
          </table:table-cell>
          <table:table-cell office:value-type="float" office:value="-3.76">
            <text:p>-3.76</text:p>
          </table:table-cell>
          <table:table-cell office:value-type="float" office:value="0.9848">
            <text:p>0.9848</text:p>
          </table:table-cell>
          <table:table-cell office:value-type="float" office:value="0.4545">
            <text:p>0.4545</text:p>
          </table:table-cell>
          <table:table-cell office:value-type="float" office:value="13.683">
            <text:p>13.683</text:p>
          </table:table-cell>
          <table:table-cell office:value-type="float" office:value="13.227">
            <text:p>13.227</text:p>
          </table:table-cell>
          <table:table-cell office:value-type="float" office:value="-6624">
            <text:p>-6624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 text:c="2"/>2022-02-17T16:19:57</text:p>
          </table:table-cell>
          <table:table-cell office:value-type="float" office:value="1645132797">
            <text:p>1645132797</text:p>
          </table:table-cell>
          <table:table-cell office:value-type="float" office:value="20.743">
            <text:p>20.743</text:p>
          </table:table-cell>
          <table:table-cell office:value-type="float" office:value="13.184">
            <text:p>13.184</text:p>
          </table:table-cell>
          <table:table-cell office:value-type="float" office:value="-3.883">
            <text:p>-3.883</text:p>
          </table:table-cell>
          <table:table-cell office:value-type="float" office:value="0.9716">
            <text:p>0.9716</text:p>
          </table:table-cell>
          <table:table-cell office:value-type="float" office:value="0.5048">
            <text:p>0.5048</text:p>
          </table:table-cell>
          <table:table-cell office:value-type="float" office:value="13.579">
            <text:p>13.579</text:p>
          </table:table-cell>
          <table:table-cell office:value-type="float" office:value="13.232">
            <text:p>13.232</text:p>
          </table:table-cell>
          <table:table-cell office:value-type="float" office:value="-13464">
            <text:p>-13464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 text:c="2"/>2022-02-17T16:49:57</text:p>
          </table:table-cell>
          <table:table-cell office:value-type="float" office:value="1645134597">
            <text:p>1645134597</text:p>
          </table:table-cell>
          <table:table-cell office:value-type="float" office:value="20.243">
            <text:p>20.243</text:p>
          </table:table-cell>
          <table:table-cell office:value-type="float" office:value="13.184">
            <text:p>13.184</text:p>
          </table:table-cell>
          <table:table-cell office:value-type="float" office:value="-3.76">
            <text:p>-3.76</text:p>
          </table:table-cell>
          <table:table-cell office:value-type="float" office:value="0.9585">
            <text:p>0.9585</text:p>
          </table:table-cell>
          <table:table-cell office:value-type="float" office:value="0.5227">
            <text:p>0.5227</text:p>
          </table:table-cell>
          <table:table-cell office:value-type="float" office:value="13.554">
            <text:p>13.554</text:p>
          </table:table-cell>
          <table:table-cell office:value-type="float" office:value="13.231">
            <text:p>13.231</text:p>
          </table:table-cell>
          <table:table-cell office:value-type="float" office:value="-20328">
            <text:p>-20328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 text:c="2"/>2022-02-17T17:19:57</text:p>
          </table:table-cell>
          <table:table-cell office:value-type="float" office:value="1645136397">
            <text:p>1645136397</text:p>
          </table:table-cell>
          <table:table-cell office:value-type="float" office:value="19.822">
            <text:p>19.822</text:p>
          </table:table-cell>
          <table:table-cell office:value-type="float" office:value="13.189">
            <text:p>13.189</text:p>
          </table:table-cell>
          <table:table-cell office:value-type="float" office:value="-3.945">
            <text:p>-3.945</text:p>
          </table:table-cell>
          <table:table-cell office:value-type="float" office:value="0.9446">
            <text:p>0.9446</text:p>
          </table:table-cell>
          <table:table-cell office:value-type="float" office:value="0.5383">
            <text:p>0.5383</text:p>
          </table:table-cell>
          <table:table-cell office:value-type="float" office:value="13.527">
            <text:p>13.527</text:p>
          </table:table-cell>
          <table:table-cell office:value-type="float" office:value="13.237">
            <text:p>13.237</text:p>
          </table:table-cell>
          <table:table-cell office:value-type="float" office:value="-27240">
            <text:p>-27240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 text:c="2"/>2022-02-17T17:49:57</text:p>
          </table:table-cell>
          <table:table-cell office:value-type="float" office:value="1645138197">
            <text:p>1645138197</text:p>
          </table:table-cell>
          <table:table-cell office:value-type="float" office:value="19.368">
            <text:p>19.368</text:p>
          </table:table-cell>
          <table:table-cell office:value-type="float" office:value="13.184">
            <text:p>13.184</text:p>
          </table:table-cell>
          <table:table-cell office:value-type="float" office:value="-3.822">
            <text:p>-3.822</text:p>
          </table:table-cell>
          <table:table-cell office:value-type="float" office:value="0.9311">
            <text:p>0.9311</text:p>
          </table:table-cell>
          <table:table-cell office:value-type="float" office:value="0.5507">
            <text:p>0.5507</text:p>
          </table:table-cell>
          <table:table-cell office:value-type="float" office:value="13.499">
            <text:p>13.499</text:p>
          </table:table-cell>
          <table:table-cell office:value-type="float" office:value="13.232">
            <text:p>13.232</text:p>
          </table:table-cell>
          <table:table-cell office:value-type="float" office:value="-34176">
            <text:p>-34176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2022-02-17T18:19:57</text:p>
          </table:table-cell>
          <table:table-cell office:value-type="float" office:value="1645139997">
            <text:p>1645139997</text:p>
          </table:table-cell>
          <table:table-cell office:value-type="float" office:value="18.877">
            <text:p>18.877</text:p>
          </table:table-cell>
          <table:table-cell office:value-type="float" office:value="13.176">
            <text:p>13.176</text:p>
          </table:table-cell>
          <table:table-cell office:value-type="float" office:value="-3.698">
            <text:p>-3.698</text:p>
          </table:table-cell>
          <table:table-cell office:value-type="float" office:value="0.9181">
            <text:p>0.9181</text:p>
          </table:table-cell>
          <table:table-cell office:value-type="float" office:value="0.5653">
            <text:p>0.5653</text:p>
          </table:table-cell>
          <table:table-cell office:value-type="float" office:value="13.47">
            <text:p>13.47</text:p>
          </table:table-cell>
          <table:table-cell office:value-type="float" office:value="13.223">
            <text:p>13.223</text:p>
          </table:table-cell>
          <table:table-cell office:value-type="float" office:value="-41160">
            <text:p>-41160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 text:c="2"/>2022-02-17T18:49:57</text:p>
          </table:table-cell>
          <table:table-cell office:value-type="float" office:value="1645141797">
            <text:p>1645141797</text:p>
          </table:table-cell>
          <table:table-cell office:value-type="float" office:value="18.432">
            <text:p>18.432</text:p>
          </table:table-cell>
          <table:table-cell office:value-type="float" office:value="13.18">
            <text:p>13.18</text:p>
          </table:table-cell>
          <table:table-cell office:value-type="float" office:value="-3.76">
            <text:p>-3.76</text:p>
          </table:table-cell>
          <table:table-cell office:value-type="float" office:value="0.9046">
            <text:p>0.9046</text:p>
          </table:table-cell>
          <table:table-cell office:value-type="float" office:value="0.5779">
            <text:p>0.5779</text:p>
          </table:table-cell>
          <table:table-cell office:value-type="float" office:value="13.443">
            <text:p>13.443</text:p>
          </table:table-cell>
          <table:table-cell office:value-type="float" office:value="13.227">
            <text:p>13.227</text:p>
          </table:table-cell>
          <table:table-cell office:value-type="float" office:value="-48144">
            <text:p>-48144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 text:c="2"/>2022-02-17T19:19:57</text:p>
          </table:table-cell>
          <table:table-cell office:value-type="float" office:value="1645143597">
            <text:p>1645143597</text:p>
          </table:table-cell>
          <table:table-cell office:value-type="float" office:value="19.9">
            <text:p>19.9</text:p>
          </table:table-cell>
          <table:table-cell office:value-type="float" office:value="13.133">
            <text:p>13.133</text:p>
          </table:table-cell>
          <table:table-cell office:value-type="float" office:value="-6.782">
            <text:p>-6.782</text:p>
          </table:table-cell>
          <table:table-cell office:value-type="float" office:value="0.8588">
            <text:p>0.8588</text:p>
          </table:table-cell>
          <table:table-cell office:value-type="float" office:value="0.5037">
            <text:p>0.5037</text:p>
          </table:table-cell>
          <table:table-cell office:value-type="float" office:value="13.47">
            <text:p>13.47</text:p>
          </table:table-cell>
          <table:table-cell office:value-type="float" office:value="13.215">
            <text:p>13.215</text:p>
          </table:table-cell>
          <table:table-cell office:value-type="float" office:value="-59424">
            <text:p>-59424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 text:c="2"/>2022-02-17T19:49:57</text:p>
          </table:table-cell>
          <table:table-cell office:value-type="float" office:value="1645145397">
            <text:p>1645145397</text:p>
          </table:table-cell>
          <table:table-cell office:value-type="float" office:value="21.062">
            <text:p>21.062</text:p>
          </table:table-cell>
          <table:table-cell office:value-type="float" office:value="13.184">
            <text:p>13.184</text:p>
          </table:table-cell>
          <table:table-cell office:value-type="float" office:value="-4.13">
            <text:p>-4.13</text:p>
          </table:table-cell>
          <table:table-cell office:value-type="float" office:value="0.8252">
            <text:p>0.8252</text:p>
          </table:table-cell>
          <table:table-cell office:value-type="float" office:value="0.4765">
            <text:p>0.4765</text:p>
          </table:table-cell>
          <table:table-cell office:value-type="float" office:value="13.485">
            <text:p>13.485</text:p>
          </table:table-cell>
          <table:table-cell office:value-type="float" office:value="13.233">
            <text:p>13.233</text:p>
          </table:table-cell>
          <table:table-cell office:value-type="float" office:value="-67008">
            <text:p>-67008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 text:c="2"/>2022-02-17T20:19:57</text:p>
          </table:table-cell>
          <table:table-cell office:value-type="float" office:value="1645147197">
            <text:p>1645147197</text:p>
          </table:table-cell>
          <table:table-cell office:value-type="float" office:value="20.932">
            <text:p>20.932</text:p>
          </table:table-cell>
          <table:table-cell office:value-type="float" office:value="13.18">
            <text:p>13.18</text:p>
          </table:table-cell>
          <table:table-cell office:value-type="float" office:value="-3.945">
            <text:p>-3.945</text:p>
          </table:table-cell>
          <table:table-cell office:value-type="float" office:value="0.8081">
            <text:p>0.8081</text:p>
          </table:table-cell>
          <table:table-cell office:value-type="float" office:value="0.4764">
            <text:p>0.4764</text:p>
          </table:table-cell>
          <table:table-cell office:value-type="float" office:value="13.475">
            <text:p>13.475</text:p>
          </table:table-cell>
          <table:table-cell office:value-type="float" office:value="13.228">
            <text:p>13.228</text:p>
          </table:table-cell>
          <table:table-cell office:value-type="float" office:value="-73968">
            <text:p>-73968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 text:c="2"/>2022-02-17T20:49:57</text:p>
          </table:table-cell>
          <table:table-cell office:value-type="float" office:value="1645148997">
            <text:p>1645148997</text:p>
          </table:table-cell>
          <table:table-cell office:value-type="float" office:value="20.328">
            <text:p>20.328</text:p>
          </table:table-cell>
          <table:table-cell office:value-type="float" office:value="13.172">
            <text:p>13.172</text:p>
          </table:table-cell>
          <table:table-cell office:value-type="float" office:value="-3.76">
            <text:p>-3.76</text:p>
          </table:table-cell>
          <table:table-cell office:value-type="float" office:value="0.7968">
            <text:p>0.7968</text:p>
          </table:table-cell>
          <table:table-cell office:value-type="float" office:value="0.502">
            <text:p>0.502</text:p>
          </table:table-cell>
          <table:table-cell office:value-type="float" office:value="13.455">
            <text:p>13.455</text:p>
          </table:table-cell>
          <table:table-cell office:value-type="float" office:value="13.218">
            <text:p>13.218</text:p>
          </table:table-cell>
          <table:table-cell office:value-type="float" office:value="-80928">
            <text:p>-80928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 text:c="2"/>2022-02-17T21:19:58</text:p>
          </table:table-cell>
          <table:table-cell office:value-type="float" office:value="1645150798">
            <text:p>1645150798</text:p>
          </table:table-cell>
          <table:table-cell office:value-type="float" office:value="19.87">
            <text:p>19.87</text:p>
          </table:table-cell>
          <table:table-cell office:value-type="float" office:value="13.168">
            <text:p>13.168</text:p>
          </table:table-cell>
          <table:table-cell office:value-type="float" office:value="-3.698">
            <text:p>-3.698</text:p>
          </table:table-cell>
          <table:table-cell office:value-type="float" office:value="0.784">
            <text:p>0.784</text:p>
          </table:table-cell>
          <table:table-cell office:value-type="float" office:value="0.5072">
            <text:p>0.5072</text:p>
          </table:table-cell>
          <table:table-cell office:value-type="float" office:value="13.434">
            <text:p>13.434</text:p>
          </table:table-cell>
          <table:table-cell office:value-type="float" office:value="13.214">
            <text:p>13.214</text:p>
          </table:table-cell>
          <table:table-cell office:value-type="float" office:value="-87864">
            <text:p>-87864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 text:c="2"/>2022-02-17T21:49:58</text:p>
          </table:table-cell>
          <table:table-cell office:value-type="float" office:value="1645152598">
            <text:p>1645152598</text:p>
          </table:table-cell>
          <table:table-cell office:value-type="float" office:value="19.495">
            <text:p>19.495</text:p>
          </table:table-cell>
          <table:table-cell office:value-type="float" office:value="13.158">
            <text:p>13.158</text:p>
          </table:table-cell>
          <table:table-cell office:value-type="float" office:value="-3.76">
            <text:p>-3.76</text:p>
          </table:table-cell>
          <table:table-cell office:value-type="float" office:value="0.7702">
            <text:p>0.7702</text:p>
          </table:table-cell>
          <table:table-cell office:value-type="float" office:value="0.5068">
            <text:p>0.5068</text:p>
          </table:table-cell>
          <table:table-cell office:value-type="float" office:value="13.413">
            <text:p>13.413</text:p>
          </table:table-cell>
          <table:table-cell office:value-type="float" office:value="13.206">
            <text:p>13.206</text:p>
          </table:table-cell>
          <table:table-cell office:value-type="float" office:value="-94776">
            <text:p>-94776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 text:c="2"/>2022-02-17T22:19:58</text:p>
          </table:table-cell>
          <table:table-cell office:value-type="float" office:value="1645154398">
            <text:p>1645154398</text:p>
          </table:table-cell>
          <table:table-cell office:value-type="float" office:value="19.12">
            <text:p>19.12</text:p>
          </table:table-cell>
          <table:table-cell office:value-type="float" office:value="13.15">
            <text:p>13.15</text:p>
          </table:table-cell>
          <table:table-cell office:value-type="float" office:value="-4.007">
            <text:p>-4.007</text:p>
          </table:table-cell>
          <table:table-cell office:value-type="float" office:value="0.7566">
            <text:p>0.7566</text:p>
          </table:table-cell>
          <table:table-cell office:value-type="float" office:value="0.5018">
            <text:p>0.5018</text:p>
          </table:table-cell>
          <table:table-cell office:value-type="float" office:value="13.392">
            <text:p>13.392</text:p>
          </table:table-cell>
          <table:table-cell office:value-type="float" office:value="13.198">
            <text:p>13.198</text:p>
          </table:table-cell>
          <table:table-cell office:value-type="float" office:value="-101712">
            <text:p>-101712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 text:c="2"/>2022-02-17T22:49:58</text:p>
          </table:table-cell>
          <table:table-cell office:value-type="float" office:value="1645156198">
            <text:p>1645156198</text:p>
          </table:table-cell>
          <table:table-cell office:value-type="float" office:value="18.743">
            <text:p>18.743</text:p>
          </table:table-cell>
          <table:table-cell office:value-type="float" office:value="13.124">
            <text:p>13.124</text:p>
          </table:table-cell>
          <table:table-cell office:value-type="float" office:value="-3.883">
            <text:p>-3.883</text:p>
          </table:table-cell>
          <table:table-cell office:value-type="float" office:value="0.7431">
            <text:p>0.7431</text:p>
          </table:table-cell>
          <table:table-cell office:value-type="float" office:value="0.4795">
            <text:p>0.4795</text:p>
          </table:table-cell>
          <table:table-cell office:value-type="float" office:value="13.371">
            <text:p>13.371</text:p>
          </table:table-cell>
          <table:table-cell office:value-type="float" office:value="13.172">
            <text:p>13.172</text:p>
          </table:table-cell>
          <table:table-cell office:value-type="float" office:value="-108648">
            <text:p>-108648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2022-02-17T23:19:58</text:p>
          </table:table-cell>
          <table:table-cell office:value-type="float" office:value="1645157998">
            <text:p>1645157998</text:p>
          </table:table-cell>
          <table:table-cell office:value-type="float" office:value="18.432">
            <text:p>18.432</text:p>
          </table:table-cell>
          <table:table-cell office:value-type="float" office:value="13.098">
            <text:p>13.098</text:p>
          </table:table-cell>
          <table:table-cell office:value-type="float" office:value="-4.068">
            <text:p>-4.068</text:p>
          </table:table-cell>
          <table:table-cell office:value-type="float" office:value="0.7289">
            <text:p>0.7289</text:p>
          </table:table-cell>
          <table:table-cell office:value-type="float" office:value="0.4329">
            <text:p>0.4329</text:p>
          </table:table-cell>
          <table:table-cell office:value-type="float" office:value="13.352">
            <text:p>13.352</text:p>
          </table:table-cell>
          <table:table-cell office:value-type="float" office:value="13.147">
            <text:p>13.147</text:p>
          </table:table-cell>
          <table:table-cell office:value-type="float" office:value="-115584">
            <text:p>-115584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 text:c="2"/>2022-02-17T23:49:58</text:p>
          </table:table-cell>
          <table:table-cell office:value-type="float" office:value="1645159798">
            <text:p>1645159798</text:p>
          </table:table-cell>
          <table:table-cell office:value-type="float" office:value="19.892">
            <text:p>19.892</text:p>
          </table:table-cell>
          <table:table-cell office:value-type="float" office:value="13.008">
            <text:p>13.008</text:p>
          </table:table-cell>
          <table:table-cell office:value-type="float" office:value="-6.782">
            <text:p>-6.782</text:p>
          </table:table-cell>
          <table:table-cell office:value-type="float" office:value="0.6816">
            <text:p>0.6816</text:p>
          </table:table-cell>
          <table:table-cell office:value-type="float" office:value="0.3546">
            <text:p>0.3546</text:p>
          </table:table-cell>
          <table:table-cell office:value-type="float" office:value="13.358">
            <text:p>13.358</text:p>
          </table:table-cell>
          <table:table-cell office:value-type="float" office:value="13.09">
            <text:p>13.09</text:p>
          </table:table-cell>
          <table:table-cell office:value-type="float" office:value="-126504">
            <text:p>-126504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 text:c="2"/>2022-02-18T00:19:58</text:p>
          </table:table-cell>
          <table:table-cell office:value-type="float" office:value="1645161598">
            <text:p>1645161598</text:p>
          </table:table-cell>
          <table:table-cell office:value-type="float" office:value="21.187">
            <text:p>21.187</text:p>
          </table:table-cell>
          <table:table-cell office:value-type="float" office:value="13.051">
            <text:p>13.051</text:p>
          </table:table-cell>
          <table:table-cell office:value-type="float" office:value="-3.883">
            <text:p>-3.883</text:p>
          </table:table-cell>
          <table:table-cell office:value-type="float" office:value="0.644">
            <text:p>0.644</text:p>
          </table:table-cell>
          <table:table-cell office:value-type="float" office:value="0.3408">
            <text:p>0.3408</text:p>
          </table:table-cell>
          <table:table-cell office:value-type="float" office:value="13.352">
            <text:p>13.352</text:p>
          </table:table-cell>
          <table:table-cell office:value-type="float" office:value="13.098">
            <text:p>13.098</text:p>
          </table:table-cell>
          <table:table-cell office:value-type="float" office:value="-134184">
            <text:p>-134184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 text:c="2"/>2022-02-18T00:49:58</text:p>
          </table:table-cell>
          <table:table-cell office:value-type="float" office:value="1645163398">
            <text:p>1645163398</text:p>
          </table:table-cell>
          <table:table-cell office:value-type="float" office:value="21.118">
            <text:p>21.118</text:p>
          </table:table-cell>
          <table:table-cell office:value-type="float" office:value="13.051">
            <text:p>13.051</text:p>
          </table:table-cell>
          <table:table-cell office:value-type="float" office:value="-3.698">
            <text:p>-3.698</text:p>
          </table:table-cell>
          <table:table-cell office:value-type="float" office:value="0.6264">
            <text:p>0.6264</text:p>
          </table:table-cell>
          <table:table-cell office:value-type="float" office:value="0.3367">
            <text:p>0.3367</text:p>
          </table:table-cell>
          <table:table-cell office:value-type="float" office:value="13.332">
            <text:p>13.332</text:p>
          </table:table-cell>
          <table:table-cell office:value-type="float" office:value="13.098">
            <text:p>13.098</text:p>
          </table:table-cell>
          <table:table-cell office:value-type="float" office:value="-141120">
            <text:p>-141120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 text:c="2"/>2022-02-18T01:19:58</text:p>
          </table:table-cell>
          <table:table-cell office:value-type="float" office:value="1645165198">
            <text:p>1645165198</text:p>
          </table:table-cell>
          <table:table-cell office:value-type="float" office:value="20.467">
            <text:p>20.467</text:p>
          </table:table-cell>
          <table:table-cell office:value-type="float" office:value="13.029">
            <text:p>13.029</text:p>
          </table:table-cell>
          <table:table-cell office:value-type="float" office:value="-4.007">
            <text:p>-4.007</text:p>
          </table:table-cell>
          <table:table-cell office:value-type="float" office:value="0.6168">
            <text:p>0.6168</text:p>
          </table:table-cell>
          <table:table-cell office:value-type="float" office:value="0.3404">
            <text:p>0.3404</text:p>
          </table:table-cell>
          <table:table-cell office:value-type="float" office:value="13.307">
            <text:p>13.307</text:p>
          </table:table-cell>
          <table:table-cell office:value-type="float" office:value="13.078">
            <text:p>13.078</text:p>
          </table:table-cell>
          <table:table-cell office:value-type="float" office:value="-148056">
            <text:p>-148056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 text:c="2"/>2022-02-18T01:49:58</text:p>
          </table:table-cell>
          <table:table-cell office:value-type="float" office:value="1645166998">
            <text:p>1645166998</text:p>
          </table:table-cell>
          <table:table-cell office:value-type="float" office:value="19.828">
            <text:p>19.828</text:p>
          </table:table-cell>
          <table:table-cell office:value-type="float" office:value="13.021">
            <text:p>13.021</text:p>
          </table:table-cell>
          <table:table-cell office:value-type="float" office:value="-3.883">
            <text:p>-3.883</text:p>
          </table:table-cell>
          <table:table-cell office:value-type="float" office:value="0.6072">
            <text:p>0.6072</text:p>
          </table:table-cell>
          <table:table-cell office:value-type="float" office:value="0.3451">
            <text:p>0.3451</text:p>
          </table:table-cell>
          <table:table-cell office:value-type="float" office:value="13.283">
            <text:p>13.283</text:p>
          </table:table-cell>
          <table:table-cell office:value-type="float" office:value="13.068">
            <text:p>13.068</text:p>
          </table:table-cell>
          <table:table-cell office:value-type="float" office:value="-154992">
            <text:p>-154992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 text:c="2"/>2022-02-18T02:19:59</text:p>
          </table:table-cell>
          <table:table-cell office:value-type="float" office:value="1645168799">
            <text:p>1645168799</text:p>
          </table:table-cell>
          <table:table-cell office:value-type="float" office:value="19.307">
            <text:p>19.307</text:p>
          </table:table-cell>
          <table:table-cell office:value-type="float" office:value="13.025">
            <text:p>13.025</text:p>
          </table:table-cell>
          <table:table-cell office:value-type="float" office:value="-4.007">
            <text:p>-4.007</text:p>
          </table:table-cell>
          <table:table-cell office:value-type="float" office:value="0.5961">
            <text:p>0.5961</text:p>
          </table:table-cell>
          <table:table-cell office:value-type="float" office:value="0.3497">
            <text:p>0.3497</text:p>
          </table:table-cell>
          <table:table-cell office:value-type="float" office:value="13.26">
            <text:p>13.26</text:p>
          </table:table-cell>
          <table:table-cell office:value-type="float" office:value="13.073">
            <text:p>13.073</text:p>
          </table:table-cell>
          <table:table-cell office:value-type="float" office:value="-161928">
            <text:p>-161928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 text:c="2"/>2022-02-18T02:49:59</text:p>
          </table:table-cell>
          <table:table-cell office:value-type="float" office:value="1645170599">
            <text:p>1645170599</text:p>
          </table:table-cell>
          <table:table-cell office:value-type="float" office:value="18.865">
            <text:p>18.865</text:p>
          </table:table-cell>
          <table:table-cell office:value-type="float" office:value="13.012">
            <text:p>13.012</text:p>
          </table:table-cell>
          <table:table-cell office:value-type="float" office:value="-4.007">
            <text:p>-4.007</text:p>
          </table:table-cell>
          <table:table-cell office:value-type="float" office:value="0.584">
            <text:p>0.584</text:p>
          </table:table-cell>
          <table:table-cell office:value-type="float" office:value="0.3536">
            <text:p>0.3536</text:p>
          </table:table-cell>
          <table:table-cell office:value-type="float" office:value="13.241">
            <text:p>13.241</text:p>
          </table:table-cell>
          <table:table-cell office:value-type="float" office:value="13.06">
            <text:p>13.06</text:p>
          </table:table-cell>
          <table:table-cell office:value-type="float" office:value="-168864">
            <text:p>-168864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 text:c="2"/>2022-02-18T03:19:59</text:p>
          </table:table-cell>
          <table:table-cell office:value-type="float" office:value="1645172399">
            <text:p>1645172399</text:p>
          </table:table-cell>
          <table:table-cell office:value-type="float" office:value="18.43">
            <text:p>18.43</text:p>
          </table:table-cell>
          <table:table-cell office:value-type="float" office:value="13.003">
            <text:p>13.003</text:p>
          </table:table-cell>
          <table:table-cell office:value-type="float" office:value="-4.068">
            <text:p>-4.068</text:p>
          </table:table-cell>
          <table:table-cell office:value-type="float" office:value="0.5719">
            <text:p>0.5719</text:p>
          </table:table-cell>
          <table:table-cell office:value-type="float" office:value="0.358">
            <text:p>0.358</text:p>
          </table:table-cell>
          <table:table-cell office:value-type="float" office:value="13.223">
            <text:p>13.223</text:p>
          </table:table-cell>
          <table:table-cell office:value-type="float" office:value="13.053">
            <text:p>13.053</text:p>
          </table:table-cell>
          <table:table-cell office:value-type="float" office:value="-175800">
            <text:p>-175800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 text:c="2"/>2022-02-18T03:49:59</text:p>
          </table:table-cell>
          <table:table-cell office:value-type="float" office:value="1645174199">
            <text:p>1645174199</text:p>
          </table:table-cell>
          <table:table-cell office:value-type="float" office:value="19.972">
            <text:p>19.972</text:p>
          </table:table-cell>
          <table:table-cell office:value-type="float" office:value="12.957">
            <text:p>12.957</text:p>
          </table:table-cell>
          <table:table-cell office:value-type="float" office:value="-6.843">
            <text:p>-6.843</text:p>
          </table:table-cell>
          <table:table-cell office:value-type="float" office:value="0.5207">
            <text:p>0.5207</text:p>
          </table:table-cell>
          <table:table-cell office:value-type="float" office:value="0.324">
            <text:p>0.324</text:p>
          </table:table-cell>
          <table:table-cell office:value-type="float" office:value="13.223">
            <text:p>13.223</text:p>
          </table:table-cell>
          <table:table-cell office:value-type="float" office:value="13.038">
            <text:p>13.038</text:p>
          </table:table-cell>
          <table:table-cell office:value-type="float" office:value="-186936">
            <text:p>-186936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2022-02-18T04:19:59</text:p>
          </table:table-cell>
          <table:table-cell office:value-type="float" office:value="1645175999">
            <text:p>1645175999</text:p>
          </table:table-cell>
          <table:table-cell office:value-type="float" office:value="20.998">
            <text:p>20.998</text:p>
          </table:table-cell>
          <table:table-cell office:value-type="float" office:value="13.017">
            <text:p>13.017</text:p>
          </table:table-cell>
          <table:table-cell office:value-type="float" office:value="-3.883">
            <text:p>-3.883</text:p>
          </table:table-cell>
          <table:table-cell office:value-type="float" office:value="0.4854">
            <text:p>0.4854</text:p>
          </table:table-cell>
          <table:table-cell office:value-type="float" office:value="0.3218">
            <text:p>0.3218</text:p>
          </table:table-cell>
          <table:table-cell office:value-type="float" office:value="13.229">
            <text:p>13.229</text:p>
          </table:table-cell>
          <table:table-cell office:value-type="float" office:value="13.064">
            <text:p>13.064</text:p>
          </table:table-cell>
          <table:table-cell office:value-type="float" office:value="-194496">
            <text:p>-194496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 text:c="2"/>2022-02-18T04:49:59</text:p>
          </table:table-cell>
          <table:table-cell office:value-type="float" office:value="1645177799">
            <text:p>1645177799</text:p>
          </table:table-cell>
          <table:table-cell office:value-type="float" office:value="20.76">
            <text:p>20.76</text:p>
          </table:table-cell>
          <table:table-cell office:value-type="float" office:value="12.999">
            <text:p>12.999</text:p>
          </table:table-cell>
          <table:table-cell office:value-type="float" office:value="-4.068">
            <text:p>-4.068</text:p>
          </table:table-cell>
          <table:table-cell office:value-type="float" office:value="0.4705">
            <text:p>0.4705</text:p>
          </table:table-cell>
          <table:table-cell office:value-type="float" office:value="0.3232">
            <text:p>0.3232</text:p>
          </table:table-cell>
          <table:table-cell office:value-type="float" office:value="13.219">
            <text:p>13.219</text:p>
          </table:table-cell>
          <table:table-cell office:value-type="float" office:value="13.047">
            <text:p>13.047</text:p>
          </table:table-cell>
          <table:table-cell office:value-type="float" office:value="-201456">
            <text:p>-201456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 text:c="2"/>2022-02-18T05:19:59</text:p>
          </table:table-cell>
          <table:table-cell office:value-type="float" office:value="1645179599">
            <text:p>1645179599</text:p>
          </table:table-cell>
          <table:table-cell office:value-type="float" office:value="20.118">
            <text:p>20.118</text:p>
          </table:table-cell>
          <table:table-cell office:value-type="float" office:value="12.999">
            <text:p>12.999</text:p>
          </table:table-cell>
          <table:table-cell office:value-type="float" office:value="-3.945">
            <text:p>-3.945</text:p>
          </table:table-cell>
          <table:table-cell office:value-type="float" office:value="0.4617">
            <text:p>0.4617</text:p>
          </table:table-cell>
          <table:table-cell office:value-type="float" office:value="0.3278">
            <text:p>0.3278</text:p>
          </table:table-cell>
          <table:table-cell office:value-type="float" office:value="13.201">
            <text:p>13.201</text:p>
          </table:table-cell>
          <table:table-cell office:value-type="float" office:value="13.047">
            <text:p>13.047</text:p>
          </table:table-cell>
          <table:table-cell office:value-type="float" office:value="-208392">
            <text:p>-208392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 text:c="2"/>2022-02-18T05:49:59</text:p>
          </table:table-cell>
          <table:table-cell office:value-type="float" office:value="1645181399">
            <text:p>1645181399</text:p>
          </table:table-cell>
          <table:table-cell office:value-type="float" office:value="19.495">
            <text:p>19.495</text:p>
          </table:table-cell>
          <table:table-cell office:value-type="float" office:value="12.991">
            <text:p>12.991</text:p>
          </table:table-cell>
          <table:table-cell office:value-type="float" office:value="-3.822">
            <text:p>-3.822</text:p>
          </table:table-cell>
          <table:table-cell office:value-type="float" office:value="0.4529">
            <text:p>0.4529</text:p>
          </table:table-cell>
          <table:table-cell office:value-type="float" office:value="0.3322">
            <text:p>0.3322</text:p>
          </table:table-cell>
          <table:table-cell office:value-type="float" office:value="13.182">
            <text:p>13.182</text:p>
          </table:table-cell>
          <table:table-cell office:value-type="float" office:value="13.037">
            <text:p>13.037</text:p>
          </table:table-cell>
          <table:table-cell office:value-type="float" office:value="-215328">
            <text:p>-215328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 text:c="2"/>2022-02-18T06:19:59</text:p>
          </table:table-cell>
          <table:table-cell office:value-type="float" office:value="1645183199">
            <text:p>1645183199</text:p>
          </table:table-cell>
          <table:table-cell office:value-type="float" office:value="19.057">
            <text:p>19.057</text:p>
          </table:table-cell>
          <table:table-cell office:value-type="float" office:value="12.977">
            <text:p>12.977</text:p>
          </table:table-cell>
          <table:table-cell office:value-type="float" office:value="-3.76">
            <text:p>-3.76</text:p>
          </table:table-cell>
          <table:table-cell office:value-type="float" office:value="0.4413">
            <text:p>0.4413</text:p>
          </table:table-cell>
          <table:table-cell office:value-type="float" office:value="0.3331">
            <text:p>0.3331</text:p>
          </table:table-cell>
          <table:table-cell office:value-type="float" office:value="13.167">
            <text:p>13.167</text:p>
          </table:table-cell>
          <table:table-cell office:value-type="float" office:value="13.025">
            <text:p>13.025</text:p>
          </table:table-cell>
          <table:table-cell office:value-type="float" office:value="-222240">
            <text:p>-222240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 text:c="2"/>2022-02-18T06:49:59</text:p>
          </table:table-cell>
          <table:table-cell office:value-type="float" office:value="1645184999">
            <text:p>1645184999</text:p>
          </table:table-cell>
          <table:table-cell office:value-type="float" office:value="18.745">
            <text:p>18.745</text:p>
          </table:table-cell>
          <table:table-cell office:value-type="float" office:value="12.965">
            <text:p>12.965</text:p>
          </table:table-cell>
          <table:table-cell office:value-type="float" office:value="-4.007">
            <text:p>-4.007</text:p>
          </table:table-cell>
          <table:table-cell office:value-type="float" office:value="0.428">
            <text:p>0.428</text:p>
          </table:table-cell>
          <table:table-cell office:value-type="float" office:value="0.3293">
            <text:p>0.3293</text:p>
          </table:table-cell>
          <table:table-cell office:value-type="float" office:value="13.152">
            <text:p>13.152</text:p>
          </table:table-cell>
          <table:table-cell office:value-type="float" office:value="13.012">
            <text:p>13.012</text:p>
          </table:table-cell>
          <table:table-cell office:value-type="float" office:value="-229176">
            <text:p>-229176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 text:c="2"/>2022-02-18T07:19:59</text:p>
          </table:table-cell>
          <table:table-cell office:value-type="float" office:value="1645186799">
            <text:p>1645186799</text:p>
          </table:table-cell>
          <table:table-cell office:value-type="float" office:value="18.618">
            <text:p>18.618</text:p>
          </table:table-cell>
          <table:table-cell office:value-type="float" office:value="12.939">
            <text:p>12.939</text:p>
          </table:table-cell>
          <table:table-cell office:value-type="float" office:value="-4.068">
            <text:p>-4.068</text:p>
          </table:table-cell>
          <table:table-cell office:value-type="float" office:value="0.4119">
            <text:p>0.4119</text:p>
          </table:table-cell>
          <table:table-cell office:value-type="float" office:value="0.3223">
            <text:p>0.3223</text:p>
          </table:table-cell>
          <table:table-cell office:value-type="float" office:value="13.143">
            <text:p>13.143</text:p>
          </table:table-cell>
          <table:table-cell office:value-type="float" office:value="12.988">
            <text:p>12.988</text:p>
          </table:table-cell>
          <table:table-cell office:value-type="float" office:value="-236088">
            <text:p>-236088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 text:c="2"/>2022-02-18T07:50:00</text:p>
          </table:table-cell>
          <table:table-cell office:value-type="float" office:value="1645188600">
            <text:p>1645188600</text:p>
          </table:table-cell>
          <table:table-cell office:value-type="float" office:value="18.557">
            <text:p>18.557</text:p>
          </table:table-cell>
          <table:table-cell office:value-type="float" office:value="12.922">
            <text:p>12.922</text:p>
          </table:table-cell>
          <table:table-cell office:value-type="float" office:value="-3.822">
            <text:p>-3.822</text:p>
          </table:table-cell>
          <table:table-cell office:value-type="float" office:value="0.3948">
            <text:p>0.3948</text:p>
          </table:table-cell>
          <table:table-cell office:value-type="float" office:value="0.3111">
            <text:p>0.3111</text:p>
          </table:table-cell>
          <table:table-cell office:value-type="float" office:value="13.126">
            <text:p>13.126</text:p>
          </table:table-cell>
          <table:table-cell office:value-type="float" office:value="12.969">
            <text:p>12.969</text:p>
          </table:table-cell>
          <table:table-cell office:value-type="float" office:value="-242976">
            <text:p>-242976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 text:c="2"/>2022-02-18T08:20:00</text:p>
          </table:table-cell>
          <table:table-cell office:value-type="float" office:value="1645190400">
            <text:p>1645190400</text:p>
          </table:table-cell>
          <table:table-cell office:value-type="float" office:value="18.557">
            <text:p>18.557</text:p>
          </table:table-cell>
          <table:table-cell office:value-type="float" office:value="12.887">
            <text:p>12.887</text:p>
          </table:table-cell>
          <table:table-cell office:value-type="float" office:value="-3.637">
            <text:p>-3.637</text:p>
          </table:table-cell>
          <table:table-cell office:value-type="float" office:value="0.3769">
            <text:p>0.3769</text:p>
          </table:table-cell>
          <table:table-cell office:value-type="float" office:value="0.2973">
            <text:p>0.2973</text:p>
          </table:table-cell>
          <table:table-cell office:value-type="float" office:value="13.092">
            <text:p>13.092</text:p>
          </table:table-cell>
          <table:table-cell office:value-type="float" office:value="12.934">
            <text:p>12.934</text:p>
          </table:table-cell>
          <table:table-cell office:value-type="float" office:value="-249888">
            <text:p>-249888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 text:c="2"/>2022-02-18T08:50:00</text:p>
          </table:table-cell>
          <table:table-cell office:value-type="float" office:value="1645192200">
            <text:p>1645192200</text:p>
          </table:table-cell>
          <table:table-cell office:value-type="float" office:value="18.493">
            <text:p>18.493</text:p>
          </table:table-cell>
          <table:table-cell office:value-type="float" office:value="12.879">
            <text:p>12.879</text:p>
          </table:table-cell>
          <table:table-cell office:value-type="float" office:value="-4.068">
            <text:p>-4.068</text:p>
          </table:table-cell>
          <table:table-cell office:value-type="float" office:value="0.3599">
            <text:p>0.3599</text:p>
          </table:table-cell>
          <table:table-cell office:value-type="float" office:value="0.286">
            <text:p>0.286</text:p>
          </table:table-cell>
          <table:table-cell office:value-type="float" office:value="13.057">
            <text:p>13.057</text:p>
          </table:table-cell>
          <table:table-cell office:value-type="float" office:value="12.927">
            <text:p>12.927</text:p>
          </table:table-cell>
          <table:table-cell office:value-type="float" office:value="-256776">
            <text:p>-256776</text:p>
          </table:table-cell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2022-02-18T09:20:00</text:p>
          </table:table-cell>
          <table:table-cell office:value-type="float" office:value="1645194000">
            <text:p>1645194000</text:p>
          </table:table-cell>
          <table:table-cell office:value-type="float" office:value="19.547">
            <text:p>19.547</text:p>
          </table:table-cell>
          <table:table-cell office:value-type="float" office:value="12.788">
            <text:p>12.788</text:p>
          </table:table-cell>
          <table:table-cell office:value-type="float" office:value="-6.72">
            <text:p>-6.72</text:p>
          </table:table-cell>
          <table:table-cell office:value-type="float" office:value="0.3141">
            <text:p>0.3141</text:p>
          </table:table-cell>
          <table:table-cell office:value-type="float" office:value="0.2434">
            <text:p>0.2434</text:p>
          </table:table-cell>
          <table:table-cell office:value-type="float" office:value="13.003">
            <text:p>13.003</text:p>
          </table:table-cell>
          <table:table-cell office:value-type="float" office:value="12.87">
            <text:p>12.87</text:p>
          </table:table-cell>
          <table:table-cell office:value-type="float" office:value="-267696">
            <text:p>-267696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 text:c="2"/>2022-02-18T09:50:00</text:p>
          </table:table-cell>
          <table:table-cell office:value-type="float" office:value="1645195800">
            <text:p>1645195800</text:p>
          </table:table-cell>
          <table:table-cell office:value-type="float" office:value="20.998">
            <text:p>20.998</text:p>
          </table:table-cell>
          <table:table-cell office:value-type="float" office:value="12.81">
            <text:p>12.81</text:p>
          </table:table-cell>
          <table:table-cell office:value-type="float" office:value="-3.698">
            <text:p>-3.698</text:p>
          </table:table-cell>
          <table:table-cell office:value-type="float" office:value="0.2672">
            <text:p>0.2672</text:p>
          </table:table-cell>
          <table:table-cell office:value-type="float" office:value="0.2087">
            <text:p>0.2087</text:p>
          </table:table-cell>
          <table:table-cell office:value-type="float" office:value="12.955">
            <text:p>12.955</text:p>
          </table:table-cell>
          <table:table-cell office:value-type="float" office:value="12.857">
            <text:p>12.857</text:p>
          </table:table-cell>
          <table:table-cell office:value-type="float" office:value="-276216">
            <text:p>-276216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 text:c="2"/>2022-02-18T10:20:00</text:p>
          </table:table-cell>
          <table:table-cell office:value-type="float" office:value="1645197600">
            <text:p>1645197600</text:p>
          </table:table-cell>
          <table:table-cell office:value-type="float" office:value="20.752">
            <text:p>20.752</text:p>
          </table:table-cell>
          <table:table-cell office:value-type="float" office:value="12.784">
            <text:p>12.784</text:p>
          </table:table-cell>
          <table:table-cell office:value-type="float" office:value="-3.637">
            <text:p>-3.637</text:p>
          </table:table-cell>
          <table:table-cell office:value-type="float" office:value="0.2529">
            <text:p>0.2529</text:p>
          </table:table-cell>
          <table:table-cell office:value-type="float" office:value="0.1974">
            <text:p>0.1974</text:p>
          </table:table-cell>
          <table:table-cell office:value-type="float" office:value="12.923">
            <text:p>12.923</text:p>
          </table:table-cell>
          <table:table-cell office:value-type="float" office:value="12.831">
            <text:p>12.831</text:p>
          </table:table-cell>
          <table:table-cell office:value-type="float" office:value="-283128">
            <text:p>-283128</text:p>
          </table:table-cell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 text:c="2"/>2022-02-18T10:50:00</text:p>
          </table:table-cell>
          <table:table-cell office:value-type="float" office:value="1645199400">
            <text:p>1645199400</text:p>
          </table:table-cell>
          <table:table-cell office:value-type="float" office:value="19.77">
            <text:p>19.77</text:p>
          </table:table-cell>
          <table:table-cell office:value-type="float" office:value="12.75">
            <text:p>12.75</text:p>
          </table:table-cell>
          <table:table-cell office:value-type="float" office:value="-4.007">
            <text:p>-4.007</text:p>
          </table:table-cell>
          <table:table-cell office:value-type="float" office:value="0.2514">
            <text:p>0.2514</text:p>
          </table:table-cell>
          <table:table-cell office:value-type="float" office:value="0.1993">
            <text:p>0.1993</text:p>
          </table:table-cell>
          <table:table-cell office:value-type="float" office:value="12.893">
            <text:p>12.893</text:p>
          </table:table-cell>
          <table:table-cell office:value-type="float" office:value="12.797">
            <text:p>12.797</text:p>
          </table:table-cell>
          <table:table-cell office:value-type="float" office:value="-290040">
            <text:p>-290040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 text:c="2"/>2022-02-18T11:20:00</text:p>
          </table:table-cell>
          <table:table-cell office:value-type="float" office:value="1645201200">
            <text:p>1645201200</text:p>
          </table:table-cell>
          <table:table-cell office:value-type="float" office:value="18.932">
            <text:p>18.932</text:p>
          </table:table-cell>
          <table:table-cell office:value-type="float" office:value="12.703">
            <text:p>12.703</text:p>
          </table:table-cell>
          <table:table-cell office:value-type="float" office:value="-3.822">
            <text:p>-3.822</text:p>
          </table:table-cell>
          <table:table-cell office:value-type="float" office:value="0.2477">
            <text:p>0.2477</text:p>
          </table:table-cell>
          <table:table-cell office:value-type="float" office:value="0.2156">
            <text:p>0.2156</text:p>
          </table:table-cell>
          <table:table-cell office:value-type="float" office:value="12.854">
            <text:p>12.854</text:p>
          </table:table-cell>
          <table:table-cell office:value-type="float" office:value="12.749">
            <text:p>12.749</text:p>
          </table:table-cell>
          <table:table-cell office:value-type="float" office:value="-296880">
            <text:p>-296880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 text:c="2"/>2022-02-18T11:50:00</text:p>
          </table:table-cell>
          <table:table-cell office:value-type="float" office:value="1645203000">
            <text:p>1645203000</text:p>
          </table:table-cell>
          <table:table-cell office:value-type="float" office:value="18.125">
            <text:p>18.125</text:p>
          </table:table-cell>
          <table:table-cell office:value-type="float" office:value="12.586">
            <text:p>12.586</text:p>
          </table:table-cell>
          <table:table-cell office:value-type="float" office:value="-6.412">
            <text:p>-6.412</text:p>
          </table:table-cell>
          <table:table-cell office:value-type="float" office:value="0.2404">
            <text:p>0.2404</text:p>
          </table:table-cell>
          <table:table-cell office:value-type="float" office:value="0.2154">
            <text:p>0.2154</text:p>
          </table:table-cell>
          <table:table-cell office:value-type="float" office:value="12.797">
            <text:p>12.797</text:p>
          </table:table-cell>
          <table:table-cell office:value-type="float" office:value="12.667">
            <text:p>12.667</text:p>
          </table:table-cell>
          <table:table-cell office:value-type="float" office:value="-305016">
            <text:p>-305016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 text:c="2"/>2022-02-18T12:20:00</text:p>
          </table:table-cell>
          <table:table-cell office:value-type="float" office:value="1645204800">
            <text:p>1645204800</text:p>
          </table:table-cell>
          <table:table-cell office:value-type="float" office:value="20.075">
            <text:p>20.075</text:p>
          </table:table-cell>
          <table:table-cell office:value-type="float" office:value="12.603">
            <text:p>12.603</text:p>
          </table:table-cell>
          <table:table-cell office:value-type="float" office:value="-3.945">
            <text:p>-3.945</text:p>
          </table:table-cell>
          <table:table-cell office:value-type="float" office:value="0.1759">
            <text:p>0.1759</text:p>
          </table:table-cell>
          <table:table-cell office:value-type="float" office:value="0.1739">
            <text:p>0.1739</text:p>
          </table:table-cell>
          <table:table-cell office:value-type="float" office:value="12.676">
            <text:p>12.676</text:p>
          </table:table-cell>
          <table:table-cell office:value-type="float" office:value="12.66">
            <text:p>12.66</text:p>
          </table:table-cell>
          <table:table-cell office:value-type="float" office:value="-316608">
            <text:p>-316608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 text:c="2"/>2022-02-18T12:50:00</text:p>
          </table:table-cell>
          <table:table-cell office:value-type="float" office:value="1645206600">
            <text:p>1645206600</text:p>
          </table:table-cell>
          <table:table-cell office:value-type="float" office:value="20.75">
            <text:p>20.75</text:p>
          </table:table-cell>
          <table:table-cell office:value-type="float" office:value="12.547">
            <text:p>12.547</text:p>
          </table:table-cell>
          <table:table-cell office:value-type="float" office:value="-3.76">
            <text:p>-3.76</text:p>
          </table:table-cell>
          <table:table-cell office:value-type="float" office:value="0.1451">
            <text:p>0.1451</text:p>
          </table:table-cell>
          <table:table-cell office:value-type="float" office:value="0.1606">
            <text:p>0.1606</text:p>
          </table:table-cell>
          <table:table-cell office:value-type="float" office:value="12.491">
            <text:p>12.491</text:p>
          </table:table-cell>
          <table:table-cell office:value-type="float" office:value="12.594">
            <text:p>12.594</text:p>
          </table:table-cell>
          <table:table-cell office:value-type="float" office:value="-323616">
            <text:p>-323616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 text:c="2"/>2022-02-18T13:20:01</text:p>
          </table:table-cell>
          <table:table-cell office:value-type="float" office:value="1645208401">
            <text:p>1645208401</text:p>
          </table:table-cell>
          <table:table-cell office:value-type="float" office:value="19.653">
            <text:p>19.653</text:p>
          </table:table-cell>
          <table:table-cell office:value-type="float" office:value="12.168">
            <text:p>12.168</text:p>
          </table:table-cell>
          <table:table-cell office:value-type="float" office:value="-5.178">
            <text:p>-5.178</text:p>
          </table:table-cell>
          <table:table-cell office:value-type="float" office:value="0.1424">
            <text:p>0.1424</text:p>
          </table:table-cell>
          <table:table-cell office:value-type="float" office:value="0.137">
            <text:p>0.137</text:p>
          </table:table-cell>
          <table:table-cell office:value-type="float" office:value="12.273">
            <text:p>12.273</text:p>
          </table:table-cell>
          <table:table-cell office:value-type="float" office:value="12.232">
            <text:p>12.232</text:p>
          </table:table-cell>
          <table:table-cell office:value-type="float" office:value="-332136">
            <text:p>-332136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 text:c="2"/>2022-02-18T13:50:01</text:p>
          </table:table-cell>
          <table:table-cell office:value-type="float" office:value="1645210201">
            <text:p>1645210201</text:p>
          </table:table-cell>
          <table:table-cell office:value-type="float" office:value="18.162">
            <text:p>18.162</text:p>
          </table:table-cell>
          <table:table-cell office:value-type="float" office:value="11.328">
            <text:p>11.328</text:p>
          </table:table-cell>
          <table:table-cell office:value-type="float" office:value="-5.61">
            <text:p>-5.61</text:p>
          </table:table-cell>
          <table:table-cell office:value-type="float" office:value="0.1436">
            <text:p>0.1436</text:p>
          </table:table-cell>
          <table:table-cell office:value-type="float" office:value="0.1371">
            <text:p>0.1371</text:p>
          </table:table-cell>
          <table:table-cell office:value-type="float" office:value="11.514">
            <text:p>11.514</text:p>
          </table:table-cell>
          <table:table-cell office:value-type="float" office:value="11.398">
            <text:p>11.398</text:p>
          </table:table-cell>
          <table:table-cell office:value-type="float" office:value="-342000">
            <text:p>-342000</text:p>
          </table:table-cell>
          <table:table-cell table:number-columns-repeated="1013"/>
        </table:table-row>
        <table:table-row table:style-name="ro1"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number-columns-repeated="1013"/>
        </table:table-row>
        <table:table-row table:style-name="ro1">
          <table:table-cell office:value-type="string">
            <text:p>self_talk: <text:s/>new string = 'Pa'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b'</text:p>
          </table:table-cell>
          <table:table-cell table:number-columns-repeated="1023"/>
        </table:table-row>
        <table:table-row table:style-name="ro1">
          <table:table-cell office:value-type="string">
            <text:p>Monitor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3"/>17.7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0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/>23.323034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2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7"/>0.353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6"/>0.353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11.18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651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 text:c="2"/>0.353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5"/>0.000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360000.0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 text:c="6"/>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24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 text:c="2"/>0.000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4"/>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14.961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3"/>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Monitor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00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386325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1"/>53859.1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11"/>0.0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5"/>-332465.9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/>-346932.4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0.139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8"/>15.0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5"/>17.7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0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nitor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1676</text:p>
          </table:table-cell>
          <table:table-cell office:value-type="string">
            <text:p><text:s text:c="2"/>0.353092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-1.000000</text:p>
          </table:table-cell>
          <table:table-cell office:value-type="string">
            <text:p><text:s/>-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-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-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Monitor::EKF_1x1:</text:p>
          </table:table-cell>
          <table:table-cell table:number-columns-repeated="1023"/>
        </table:table-row>
        <table:table-row table:style-name="ro1">
          <table:table-cell office:value-type="string">
            <text:p>In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z <text:s/>= <text:s text:c="2"/>0.353 <text:s text:c="4"/>// 1x1 input</text:p>
          </table:table-cell>
          <table:table-cell office:value-type="string">
            <text:p><text:s/>=voc</text:p>
          </table:table-cell>
          <table:table-cell office:value-type="string">
            <text:p><text:s/>dynamic predicted by other model</text:p>
          </table:table-cell>
          <table:table-cell office:value-type="string">
            <text:p><text:s/>V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 <text:s/>= <text:s text:c="2"/>0.010000 <text:s/>// 1x1 Kalman state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 <text:s/>= <text:s text:c="2"/>0.000001 <text:s/>// 1x1 Kalman process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 <text:s/>= <text:s/>23.323 <text:s text:c="4"/>// 1x1 Jacobian sensitivity dV/dSOC</text:p>
          </table:table-cell>
          <table:table-cell table:number-columns-repeated="1023"/>
        </table:table-row>
        <table:table-row table:style-name="ro1">
          <table:table-cell office:value-type="string">
            <text:p>Out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 <text:s/>= <text:s text:c="2"/>0.000 <text:s text:c="4"/>// 1x1 Kalman state variable = Vsoc (0-1 fraction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x = <text:s text:c="2"/>7.982 <text:s text:c="4"/>// Output of observation function h(x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y <text:s/>= <text:s/>-7.629 <text:s text:c="4"/>// 1x1 Residual z-hx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P <text:s/>= <text:s text:c="2"/>0.000004 <text:s/>// 1x1 Kalman uncertainty covarian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 <text:s/>= <text:s text:c="2"/>0.008902 <text:s/>// 1x1 Kalman gai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 <text:s/>= <text:s text:c="2"/>0.012620 <text:s/>// 1x1 system uncertain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m'</text:p>
          </table:table-cell>
          <table:table-cell table:number-columns-repeated="1023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Model:BatteryModel: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3"/>17.7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0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/>21.959972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2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6"/>11.567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1.567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-0.00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651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/>-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5"/>0.000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6"/>61874.6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 text:c="5"/>-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-0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/>-0.000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-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-0.000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-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NOTE: for BatteryModel</text:p>
          </table:table-cell>
          <table:table-cell office:value-type="string">
            <text:p><text:s/>voc_dyn</text:p>
          </table:table-cell>
          <table:table-cell office:value-type="string">
            <text:p><text:s/>q_ekf</text:p>
          </table:table-cell>
          <table:table-cell office:value-type="string">
            <text:p><text:s/>soc_ekf</text:p>
          </table:table-cell>
          <table:table-cell office:value-type="string">
            <text:p><text:s/>SOC_ekf</text:p>
          </table:table-cell>
          <table:table-cell office:value-type="string">
            <text:p><text:s/>and amp_hrs* not used</text:p>
          </table:table-cell>
          <table:table-cell table:number-columns-repeated="1018"/>
        </table:table-row>
        <table:table-row table:style-name="ro1">
          <table:table-cell office:value-type="string">
            <text:p><text:s text:c="2"/>sat_ib_max_ = <text:s text:c="6"/>842.978; // Current cutback to be applied to modeled ib outpu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ib_null_ = <text:s text:c="7"/>0.000; // Current cutback value for voc=vsa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cutback_gain_ = 1000.000; 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cutback_ = <text:s text:c="5"/>0; <text:s text:c="4"/>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saturated_ = <text:s text:c="3"/>0; <text:s text:c="4"/>// Modeled current being limited on saturation cutback</text:p>
          </table:table-cell>
          <table:table-cell office:value-type="string">
            <text:p><text:s/>T = cutback limi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_sat_ = <text:s text:c="12"/>0.500; // Indicator of maximal cutback</text:p>
          </table:table-cell>
          <table:table-cell office:value-type="string">
            <text:p><text:s/>T = cutback 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_cap_ = <text:s text:c="12"/>-0.000; // Rated capacity scalar</text:p>
          </table:table-cell>
          <table:table-cell table:number-columns-repeated="1023"/>
        </table:table-row>
        <table:table-row table:style-name="ro1">
          <table:table-cell office:value-type="string">
            <text:p>Model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72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394051.5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1"/>60961.0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11"/>0.0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5"/>-332176.9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 text:c="6"/>-0.0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0.157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8"/>16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5"/>17.7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0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del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1676</text:p>
          </table:table-cell>
          <table:table-cell office:value-type="string">
            <text:p><text:s/>11.566603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<text:s/>1.000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<text:s/>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-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Pr'</text:p>
          </table:table-cell>
          <table:table-cell table:number-columns-repeated="1023"/>
        </table:table-row>
        <table:table-row table:style-name="ro1">
          <table:table-cell office:value-type="string">
            <text:p>retained::debug = 0</text:p>
          </table:table-cell>
          <table:table-cell office:value-type="string">
            <text:p><text:s/>delta_q = -332465.896</text:p>
          </table:table-cell>
          <table:table-cell office:value-type="string">
            <text:p><text:s/>t_last = <text:s/>17.688</text:p>
          </table:table-cell>
          <table:table-cell office:value-type="string">
            <text:p><text:s/>delta_q_model = -332176.909</text:p>
          </table:table-cell>
          <table:table-cell office:value-type="string">
            <text:p><text:s/>t_last_model = <text:s/>17.688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<text:s text:c="4"/>curr_bias_amp = <text:s/>-0.200</text:p>
          </table:table-cell>
          <table:table-cell office:value-type="string">
            <text:p><text:s/>curr_bias_noamp = <text:s/>-0.500</text:p>
          </table:table-cell>
          <table:table-cell office:value-type="string">
            <text:p><text:s/>curr_bias_all = <text:s/>-0.600</text:p>
          </table:table-cell>
          <table:table-cell office:value-type="string">
            <text:p><text:s/>curr_sel_noamp = 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>
            <text:p><text:s text:c="4"/>vbatt_bias = <text:s text:c="2"/>0.000</text:p>
          </table:table-cell>
          <table:table-cell office:value-type="string">
            <text:p><text:s/>modeling = 0</text:p>
          </table:table-cell>
          <table:table-cell office:value-type="string">
            <text:p><text:s/>duty = 0</text:p>
          </table:table-cell>
          <table:table-cell office:value-type="string">
            <text:p><text:s/>amp = <text:s text:c="2"/>0.000</text:p>
          </table:table-cell>
          <table:table-cell office:value-type="string">
            <text:p><text:s/>freq = <text:s text:c="2"/>0.000</text:p>
          </table:table-cell>
          <table:table-cell office:value-type="string">
            <text:p><text:s/>type = 0</text:p>
          </table:table-cell>
          <table:table-cell office:value-type="string">
            <text:p><text:s/>offset = <text:s text:c="2"/>0.000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<text:s text:c="4"/>t_bias = <text:s text:c="2"/>0.000</text:p>
          </table:table-cell>
          <table:table-cell office:value-type="string">
            <text:p><text:s/>s_cap_model = <text:s text:c="2"/>1.020</text:p>
          </table:table-cell>
          <table:table-cell office:value-type="string">
            <text:p><text:s/>cutback_gain_scalar = <text:s text:c="2"/>1.000</text:p>
          </table:table-cell>
          <table:table-cell office:value-type="string">
            <text:p><text:s/>delta_q_inf = -346932.372</text:p>
          </table:table-cell>
          <table:table-cell table:number-columns-repeated="1020"/>
        </table:table-row>
        <table:table-row table:style-name="ro1">
          <table:table-cell office:value-type="string">
            <text:p>command::enable_wifi = 0</text:p>
          </table:table-cell>
          <table:table-cell office:value-type="string">
            <text:p><text:s/>model_cutback = 0</text:p>
          </table:table-cell>
          <table:table-cell office:value-type="string">
            <text:p><text:s/>model_saturated = 0</text:p>
          </table:table-cell>
          <table:table-cell office:value-type="string">
            <text:p><text:s/>soft_reset = 0</text:p>
          </table:table-cell>
          <table:table-cell office:value-type="string">
            <text:p><text:s/>write_summary = 1</text:p>
          </table:table-cell>
          <table:table-cell office:value-type="string">
            <text:p><text:s/>curr_bias_amp = <text:s/>-0.800</text:p>
          </table:table-cell>
          <table:table-cell office:value-type="string">
            <text:p><text:s/>curr_bias_noamp = <text:s/>-1.100</text:p>
          </table:table-cell>
          <table:table-cell office:value-type="string">
            <text:p><text:s/>dc_dc_on = 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Q'</text:p>
          </table:table-cell>
          <table:table-cell table:number-columns-repeated="1023"/>
        </table:table-row>
        <table:table-row table:style-name="ro1">
          <table:table-cell office:value-type="string">
            <text:p>tb <text:s/>= <text:s/>17.688</text:p>
          </table:table-cell>
          <table:table-cell table:number-columns-repeated="1023"/>
        </table:table-row>
        <table:table-row table:style-name="ro1">
          <table:table-cell office:value-type="string">
            <text:p>vb <text:s/>= <text:s text:c="2"/>0.353</text:p>
          </table:table-cell>
          <table:table-cell table:number-columns-repeated="1023"/>
        </table:table-row>
        <table:table-row table:style-name="ro1">
          <table:table-cell office:value-type="string">
            <text:p>voc <text:s/>= <text:s text:c="2"/>0.353</text:p>
          </table:table-cell>
          <table:table-cell table:number-columns-repeated="1023"/>
        </table:table-row>
        <table:table-row table:style-name="ro1">
          <table:table-cell office:value-type="string">
            <text:p>vsat = <text:s/>13.651</text:p>
          </table:table-cell>
          <table:table-cell table:number-columns-repeated="1023"/>
        </table:table-row>
        <table:table-row table:style-name="ro1">
          <table:table-cell office:value-type="string">
            <text:p>ib <text:s/>= <text:s text:c="2"/>0.002</text:p>
          </table:table-cell>
          <table:table-cell table:number-columns-repeated="1023"/>
        </table:table-row>
        <table:table-row table:style-name="ro1">
          <table:table-cell office:value-type="string">
            <text:p>soc = <text:s text:c="2"/>0.139</text:p>
          </table:table-cell>
          <table:table-cell table:number-columns-repeated="1023"/>
        </table:table-row>
        <table:table-row table:style-name="ro1">
          <table:table-cell office:value-type="string">
            <text:p>soc_ekf= <text:s text:c="2"/>0.000</text:p>
          </table:table-cell>
          <table:table-cell table:number-columns-repeated="1023"/>
        </table:table-row>
        <table:table-row table:style-name="ro1">
          <table:table-cell office:value-type="string">
            <text:p>modeling = 0</text:p>
          </table:table-cell>
          <table:table-cell table:number-columns-repeated="1023"/>
        </table:table-row>
        <table:table-row table:style-name="ro1">
          <table:table-cell office:value-type="string">
            <text:p>Summarized.....................</text:p>
          </table:table-cell>
          <table:table-cell table:number-columns-repeated="1023"/>
        </table:table-row>
      </table:table>
      <table:table table:name="20 C" table:style-name="ta6" table:print="false">
        <office:forms form:automatic-focus="false" form:apply-design-mode="false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29" table:default-cell-style-name="ce2"/>
        <table:table-column table:style-name="co14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2" table:number-columns-repeated="3" table:default-cell-style-name="ce2"/>
        <table:table-column table:style-name="co15" table:default-cell-style-name="ce2"/>
        <table:table-column table:style-name="co16" table:default-cell-style-name="ce3"/>
        <table:table-column table:style-name="co13" table:default-cell-style-name="ce3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23" table:number-columns-repeated="990" table:default-cell-style-name="ce2"/>
        <table:table-row table:style-name="ro1"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style-name="Default" office:value-type="string">
            <text:p>iavg</text:p>
          </table:table-cell>
          <table:table-cell table:style-name="Default" office:value-type="string">
            <text:p>iavg_adj</text:p>
          </table:table-cell>
          <table:table-cell table:style-name="Default" office:value-type="string">
            <text:p>delta_q_inf_adj</text:p>
          </table:table-cell>
          <table:table-cell table:style-name="Default"/>
          <table:table-cell office:value-type="string">
            <text:p>voc</text:p>
          </table:table-cell>
          <table:table-cell office:value-type="string">
            <text:p>delta_q</text:p>
          </table:table-cell>
          <table:table-cell table:style-name="ce1" office:value-type="string">
            <text:p>q_capacity</text:p>
          </table:table-cell>
          <table:table-cell office:value-type="string">
            <text:p>q</text:p>
          </table:table-cell>
          <table:table-cell office:value-type="string">
            <text:p>soc</text:p>
          </table:table-cell>
          <table:table-cell/>
          <table:table-cell office:value-type="string">
            <text:p>OAT, F</text:p>
          </table:table-cell>
          <table:table-cell office:value-type="string">
            <text:p>T0, C</text:p>
          </table:table-cell>
          <table:table-cell office:value-type="string">
            <text:p>voc_20</text:p>
          </table:table-cell>
          <table:table-cell office:value-type="string">
            <text:p>Vb-voc</text:p>
          </table:table-cell>
          <table:table-cell office:value-type="string">
            <text:p>Rbatt</text:p>
          </table:table-cell>
          <table:table-cell office:value-type="string">
            <text:p>dvoc_dt=</text:p>
          </table:table-cell>
          <table:table-cell office:value-type="float" office:value="0.004">
            <text:p>0.004</text:p>
          </table:table-cell>
          <table:table-cell table:style-name="ce6" office:value-type="string">
            <text:p>x_soc</text:p>
          </table:table-cell>
          <table:table-cell table:style-name="ce6" office:value-type="string">
            <text:p>t_voc_5</text:p>
          </table:table-cell>
          <table:table-cell table:style-name="ce6" office:value-type="string">
            <text:p>t_voc_11.1</text:p>
          </table:table-cell>
          <table:table-cell table:style-name="ce6" office:value-type="string">
            <text:p>t_voc_20</text:p>
          </table:table-cell>
          <table:table-cell table:style-name="ce6" office:value-type="string">
            <text:p>t_voc_40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W</text:p>
          </table:table-cell>
          <table:table-cell table:number-columns-repeated="98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<text:s text:c="2"/>2022-02-17T15:19:56</text:p>
          </table:table-cell>
          <table:table-cell office:value-type="float" office:value="1645129196">
            <text:p>1645129196</text:p>
          </table:table-cell>
          <table:table-cell office:value-type="float" office:value="21.497">
            <text:p>21.497</text:p>
          </table:table-cell>
          <table:table-cell office:value-type="float" office:value="14.209">
            <text:p>14.209</text:p>
          </table:table-cell>
          <table:table-cell office:value-type="float" office:value="-0.12">
            <text:p>-0.12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6">
            <text:p>13.956</text:p>
          </table:table-cell>
          <table:table-cell office:value-type="float" office:value="14.211">
            <text:p>14.211</text:p>
          </table:table-cell>
          <table:table-cell office:value-type="float" office:value="0">
            <text:p>0</text:p>
          </table:table-cell>
          <table:table-cell table:style-name="Default" table:formula="of:=[.M3]" office:value-type="float" office:value="-0.989690721649485">
            <text:p>-0.9896907216</text:p>
          </table:table-cell>
          <table:table-cell table:style-name="Default" table:formula="of:=[.M2]+[.$V$3]" office:value-type="float" office:value="-1.11969072164948">
            <text:p>-1.119690721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formula="of:=[.F2]-[.G2]*[.$AO$2]" office:value-type="float" office:value="14.2104112">
            <text:p>14.2104112</text:p>
          </table:table-cell>
          <table:table-cell table:formula="of:=[.O2]-[.$O$2]" office:value-type="float" office:value="0">
            <text:p>0</text:p>
          </table:table-cell>
          <table:table-cell table:style-name="ce1" table:formula="of:=360000*(1-0.01*([.E2]-25))" office:value-type="float" office:value="372610.8">
            <text:p>372610.8</text:p>
          </table:table-cell>
          <table:table-cell table:formula="of:=[.R2]+[.S2]" office:value-type="float" office:value="372610.8">
            <text:p>372610.8</text:p>
          </table:table-cell>
          <table:table-cell table:formula="of:=[.T2]/[.S2]" office:value-type="float" office:value="1">
            <text:p>1</text:p>
          </table:table-cell>
          <table:table-cell office:value-type="string">
            <text:p>Di</text:p>
          </table:table-cell>
          <table:table-cell office:value-type="float" office:value="56">
            <text:p>56</text:p>
          </table:table-cell>
          <table:table-cell table:formula="of:=([.W2]-32)*5/9" office:value-type="float" office:value="13.3333333333333">
            <text:p>13.3</text:p>
          </table:table-cell>
          <table:table-cell table:formula="of:=[.Q2]-([.$E2]-20)*[.$AC$1]" office:value-type="float" office:value="14.2044232">
            <text:p>14.2</text:p>
          </table:table-cell>
          <table:table-cell table:formula="of:=[.F2]-[.K2]" office:value-type="float" office:value="-0.00200000000000067">
            <text:p>-0.002</text:p>
          </table:table-cell>
          <table:table-cell table:formula="of:=[.Z2]/[.G2]" office:value-type="float" office:value="0.0166666666666722">
            <text:p>0.0166666667</text:p>
          </table:table-cell>
          <table:table-cell office:value-type="string">
            <text:p>BATT_DVOC_DT</text:p>
          </table:table-cell>
          <table:table-cell table:style-name="ce8" table:formula="of:=[.AC1]/4" office:value-type="float" office:value="0.001">
            <text:p>0.001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4">
            <text:p>4</text:p>
          </table:table-cell>
          <table:table-cell table:style-name="ce6" office:value-type="float" office:value="9">
            <text:p>9</text:p>
          </table:table-cell>
          <table:table-cell table:style-name="ce6" table:formula="of:=[.AG2]+[.$AC$1]*20" office:value-type="float" office:value="9.08">
            <text:p>9.08</text:p>
          </table:table-cell>
          <table:table-cell table:number-columns-repeated="2"/>
          <table:table-cell table:formula="of:=[.A2]" office:value-type="float" office:value="0">
            <text:p>0</text:p>
          </table:table-cell>
          <table:table-cell table:formula="of:=[.F2]*[.G2]" office:value-type="float" office:value="-1.70508">
            <text:p>-1.70508</text:p>
          </table:table-cell>
          <table:table-cell/>
          <table:table-cell office:value-type="string">
            <text:p>r=</text:p>
          </table:table-cell>
          <table:table-cell table:formula="of:=(0.00168+0.00126)*4" office:value-type="float" office:value="0.01176">
            <text:p>0.01176</text:p>
          </table:table-cell>
          <table:table-cell table:number-columns-repeated="983"/>
        </table:table-row>
        <table:table-row table:style-name="ro1">
          <table:table-cell table:formula="of:=([.D3]-[.$D$2])/3600" office:value-type="float" office:value="0.0269444444444444">
            <text:p>0.0269444444</text:p>
          </table:table-cell>
          <table:table-cell office:value-type="float" office:value="53">
            <text:p>53</text:p>
          </table:table-cell>
          <table:table-cell office:value-type="string">
            <text:p><text:s text:c="2"/>2022-02-17T15:21:33</text:p>
          </table:table-cell>
          <table:table-cell office:value-type="float" office:value="1645129293">
            <text:p>1645129293</text:p>
          </table:table-cell>
          <table:table-cell office:value-type="float" office:value="21.493">
            <text:p>21.493</text:p>
          </table:table-cell>
          <table:table-cell office:value-type="float" office:value="13.973">
            <text:p>13.973</text:p>
          </table:table-cell>
          <table:table-cell office:value-type="float" office:value="-4.068">
            <text:p>-4.068</text:p>
          </table:table-cell>
          <table:table-cell office:value-type="float" office:value="0.9997">
            <text:p>0.9997</text:p>
          </table:table-cell>
          <table:table-cell office:value-type="float" office:value="1">
            <text:p>1</text:p>
          </table:table-cell>
          <table:table-cell office:value-type="float" office:value="13.951">
            <text:p>13.951</text:p>
          </table:table-cell>
          <table:table-cell office:value-type="float" office:value="13.999">
            <text:p>13.999</text:p>
          </table:table-cell>
          <table:table-cell office:value-type="float" office:value="-96">
            <text:p>-96</text:p>
          </table:table-cell>
          <table:table-cell table:style-name="Default" table:formula="of:=([.L3]-[.L2])/([.A3]-[.A2])/3600" office:value-type="float" office:value="-0.989690721649485">
            <text:p>-0.9896907216</text:p>
          </table:table-cell>
          <table:table-cell table:style-name="Default" table:formula="of:=[.M3]+[.$V$3]" office:value-type="float" office:value="-1.11969072164948">
            <text:p>-1.1196907216</text:p>
          </table:table-cell>
          <table:table-cell table:style-name="Default" table:formula="of:=([.N3]*3600*([.A3]-[.A2]))*[.$V$7]/[.$V$5]+[.O2]" office:value-type="float" office:value="-116.280885650224">
            <text:p>-116.2808856502</text:p>
          </table:table-cell>
          <table:table-cell table:style-name="Default"/>
          <table:table-cell table:formula="of:=[.F3]-[.G3]*[.$AO$2]" office:value-type="float" office:value="14.02083968">
            <text:p>14.02083968</text:p>
          </table:table-cell>
          <table:table-cell table:formula="of:=[.O3]-[.$O$2]" office:value-type="float" office:value="-116.280885650224">
            <text:p>-116.2808856502</text:p>
          </table:table-cell>
          <table:table-cell table:style-name="ce1" table:formula="of:=360000*(1-0.01*([.E3]-25))" office:value-type="float" office:value="372625.2">
            <text:p>372625.2</text:p>
          </table:table-cell>
          <table:table-cell table:formula="of:=[.R3]+[.S3]" office:value-type="float" office:value="372508.91911435">
            <text:p>372508.91911435</text:p>
          </table:table-cell>
          <table:table-cell table:formula="of:=[.T3]/[.S3]" office:value-type="float" office:value="0.999687941433778">
            <text:p>0.9996879414</text:p>
          </table:table-cell>
          <table:table-cell table:formula="of:=-0.13" office:value-type="float" office:value="-0.13">
            <text:p>-0.13</text:p>
          </table:table-cell>
          <table:table-cell table:number-columns-repeated="2"/>
          <table:table-cell table:formula="of:=[.Q3]-([.$E3]-20)*[.$AC$1]" office:value-type="float" office:value="14.01486768">
            <text:p>14.0</text:p>
          </table:table-cell>
          <table:table-cell table:formula="of:=[.F3]-[.K3]" office:value-type="float" office:value="-0.0259999999999998">
            <text:p>-0.026</text:p>
          </table:table-cell>
          <table:table-cell table:formula="of:=[.Z3]/[.G3]" office:value-type="float" office:value="0.00639134709931165">
            <text:p>0.0063913471</text:p>
          </table:table-cell>
          <table:table-cell table:number-columns-repeated="2"/>
          <table:table-cell table:style-name="ce6" office:value-type="float" office:value="0.05">
            <text:p>0.0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2.45">
            <text:p>12.45</text:p>
          </table:table-cell>
          <table:table-cell table:style-name="ce6" table:formula="of:=[.AG3]+[.$AC$1]*20" office:value-type="float" office:value="12.53">
            <text:p>12.53</text:p>
          </table:table-cell>
          <table:table-cell table:number-columns-repeated="2"/>
          <table:table-cell table:formula="of:=[.A3]" office:value-type="float" office:value="0.0269444444444444">
            <text:p>0.0269444444</text:p>
          </table:table-cell>
          <table:table-cell table:formula="of:=[.F3]*[.G3]" office:value-type="float" office:value="-56.842164">
            <text:p>-56.842164</text:p>
          </table:table-cell>
          <table:table-cell table:number-columns-repeated="986"/>
        </table:table-row>
        <table:table-row table:style-name="ro1">
          <table:table-cell table:formula="of:=([.D4]-[.$D$2])/3600" office:value-type="float" office:value="0.0302777777777778">
            <text:p>0.0302777778</text:p>
          </table:table-cell>
          <table:table-cell office:value-type="float" office:value="54">
            <text:p>54</text:p>
          </table:table-cell>
          <table:table-cell office:value-type="string">
            <text:p><text:s text:c="2"/>2022-02-17T15:21:45</text:p>
          </table:table-cell>
          <table:table-cell office:value-type="float" office:value="1645129305">
            <text:p>1645129305</text:p>
          </table:table-cell>
          <table:table-cell office:value-type="float" office:value="21.493">
            <text:p>21.493</text:p>
            <draw:frame table:end-cell-address="'20 C'.L20" table:end-x="0.2071in" table:end-y="0.0925in" draw:z-index="1" draw:name="Chart 2" draw:style-name="gr3" draw:text-style-name="P1" svg:width="3.9776in" svg:height="2.7972in" svg:x="0.2976in" svg:y="0.1402in">
              <draw:object draw:notify-on-update-of-ranges="'20 C'.A2:'20 C'.A87 '20 C'.F1:'20 C'.F1 '20 C'.F2:'20 C'.F87 '20 C'.A2:'20 C'.A87 '20 C'.Q1:'20 C'.Q1 '20 C'.Q2:'20 C'.Q87 '20 C'.A2:'20 C'.A87 '20 C'.K1:'20 C'.K1 '20 C'.K2:'20 C'.K87 '20 C'.A2:'20 C'.A86 '20 C'.E1:'20 C'.E1 '20 C'.E2:'20 C'.E87 '20 C'.A2:'20 C'.A87 '20 C'.G1:'20 C'.G1 '20 C'.G2:'20 C'.G87 '20 C'.A2:'20 C'.A87 '20 C'.X1:'20 C'.X1 '20 C'.X2:'20 C'.X87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office:value-type="float" office:value="13.921">
            <text:p>13.921</text:p>
          </table:table-cell>
          <table:table-cell office:value-type="float" office:value="-4.253">
            <text:p>-4.253</text:p>
          </table:table-cell>
          <table:table-cell office:value-type="float" office:value="0.9996">
            <text:p>0.9996</text:p>
          </table:table-cell>
          <table:table-cell office:value-type="float" office:value="0.9997">
            <text:p>0.9997</text:p>
          </table:table-cell>
          <table:table-cell office:value-type="float" office:value="13.948">
            <text:p>13.948</text:p>
          </table:table-cell>
          <table:table-cell office:value-type="float" office:value="13.951">
            <text:p>13.951</text:p>
          </table:table-cell>
          <table:table-cell office:value-type="float" office:value="-144">
            <text:p>-144</text:p>
          </table:table-cell>
          <table:table-cell table:style-name="Default" table:formula="of:=([.L4]-[.L3])/([.A4]-[.A3])/3600" office:value-type="float" office:value="-4">
            <text:p>-4</text:p>
          </table:table-cell>
          <table:table-cell table:style-name="Default" table:formula="of:=[.M4]+[.$V$3]" office:value-type="float" office:value="-4.13">
            <text:p>-4.13</text:p>
          </table:table-cell>
          <table:table-cell table:style-name="Default" table:formula="of:=([.N4]*3600*([.A4]-[.A3]))*[.$V$7]/[.$V$5]+[.O3]" office:value-type="float" office:value="-169.34119955157">
            <text:p>-169.3411995516</text:p>
          </table:table-cell>
          <table:table-cell table:style-name="Default"/>
          <table:table-cell table:formula="of:=[.F4]-[.G4]*[.$AO$2]" office:value-type="float" office:value="13.97101528">
            <text:p>13.97101528</text:p>
          </table:table-cell>
          <table:table-cell table:formula="of:=[.O4]-[.$O$2]" office:value-type="float" office:value="-169.34119955157">
            <text:p>-169.3411995516</text:p>
          </table:table-cell>
          <table:table-cell table:style-name="ce1" table:formula="of:=360000*(1-0.01*([.E4]-25))" office:value-type="float" office:value="372625.2">
            <text:p>372625.2</text:p>
          </table:table-cell>
          <table:table-cell table:formula="of:=[.R4]+[.S4]" office:value-type="float" office:value="372455.858800448">
            <text:p>372455.858800448</text:p>
          </table:table-cell>
          <table:table-cell table:formula="of:=[.T4]/[.S4]" office:value-type="float" office:value="0.999545545498395">
            <text:p>0.9995455455</text:p>
          </table:table-cell>
          <table:table-cell office:value-type="string">
            <text:p>base Sa</text:p>
          </table:table-cell>
          <table:table-cell office:value-type="float" office:value="53">
            <text:p>53</text:p>
          </table:table-cell>
          <table:table-cell table:formula="of:=([.W4]-32)*5/9" office:value-type="float" office:value="11.6666666666667">
            <text:p>11.7</text:p>
          </table:table-cell>
          <table:table-cell table:formula="of:=[.Q4]-([.$E4]-20)*[.$AC$1]" office:value-type="float" office:value="13.96504328">
            <text:p>14.0</text:p>
          </table:table-cell>
          <table:table-cell table:formula="of:=[.F4]-[.K4]" office:value-type="float" office:value="-0.0300000000000011">
            <text:p>-0.03</text:p>
          </table:table-cell>
          <table:table-cell table:formula="of:=[.Z4]/[.G4]" office:value-type="float" office:value="0.00705384434516838">
            <text:p>0.0070538443</text:p>
          </table:table-cell>
          <table:table-cell table:number-columns-repeated="2"/>
          <table:table-cell table:style-name="ce6" office:value-type="float" office:value="0.1">
            <text:p>0.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.7">
            <text:p>11.7</text:p>
          </table:table-cell>
          <table:table-cell table:style-name="ce6" office:value-type="float" office:value="12.65">
            <text:p>12.65</text:p>
          </table:table-cell>
          <table:table-cell table:style-name="ce6" table:formula="of:=[.AG4]+[.$AC$1]*20" office:value-type="float" office:value="12.73">
            <text:p>12.73</text:p>
          </table:table-cell>
          <table:table-cell>
            <draw:frame table:end-cell-address="'20 C'.AO21" table:end-x="0.6457in" table:end-y="0.0882in" draw:z-index="4" draw:name="Chart 6" draw:style-name="gr3" draw:text-style-name="P1" svg:width="4.3512in" svg:height="3.0543in" svg:x="0.4165in" svg:y="0.0567in">
              <draw:object draw:notify-on-update-of-ranges="'20 C'.AD2:'20 C'.AD16 '20 C'.AE1:'20 C'.AE1 '20 C'.AE2:'20 C'.AE16 '20 C'.AD2:'20 C'.AD16 '20 C'.AG1:'20 C'.AG1 '20 C'.AG2:'20 C'.AG16 '20 C'.AD2:'20 C'.AD16 '20 C'.AF1:'20 C'.AF1 '20 C'.AF2:'20 C'.AF16 '20 C'.AD2:'20 C'.AD16 '20 C'.AH1:'20 C'.AH1 '20 C'.AH2:'20 C'.AH16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  <table:table-cell/>
          <table:table-cell table:formula="of:=[.A4]" office:value-type="float" office:value="0.0302777777777778">
            <text:p>0.0302777778</text:p>
          </table:table-cell>
          <table:table-cell table:formula="of:=[.F4]*[.G4]" office:value-type="float" office:value="-59.206013">
            <text:p>-59.206013</text:p>
          </table:table-cell>
          <table:table-cell table:number-columns-repeated="986"/>
        </table:table-row>
        <table:table-row table:style-name="ro1">
          <table:table-cell table:formula="of:=([.D5]-[.$D$2])/3600" office:value-type="float" office:value="0.500277777777778">
            <text:p>0.5002777778</text:p>
          </table:table-cell>
          <table:table-cell office:value-type="float" office:value="55">
            <text:p>55</text:p>
          </table:table-cell>
          <table:table-cell office:value-type="string">
            <text:p><text:s text:c="2"/>2022-02-17T15:49:57</text:p>
          </table:table-cell>
          <table:table-cell office:value-type="float" office:value="1645130997">
            <text:p>1645130997</text:p>
          </table:table-cell>
          <table:table-cell office:value-type="float" office:value="21.243">
            <text:p>21.243</text:p>
          </table:table-cell>
          <table:table-cell office:value-type="float" office:value="13.18">
            <text:p>13.18</text:p>
          </table:table-cell>
          <table:table-cell office:value-type="float" office:value="-3.76">
            <text:p>-3.76</text:p>
          </table:table-cell>
          <table:table-cell office:value-type="float" office:value="0.9848">
            <text:p>0.9848</text:p>
          </table:table-cell>
          <table:table-cell office:value-type="float" office:value="0.4545">
            <text:p>0.4545</text:p>
          </table:table-cell>
          <table:table-cell office:value-type="float" office:value="13.683">
            <text:p>13.683</text:p>
          </table:table-cell>
          <table:table-cell office:value-type="float" office:value="13.227">
            <text:p>13.227</text:p>
          </table:table-cell>
          <table:table-cell office:value-type="float" office:value="-6624">
            <text:p>-6624</text:p>
          </table:table-cell>
          <table:table-cell table:style-name="Default" table:formula="of:=([.L5]-[.L4])/([.A5]-[.A4])/3600" office:value-type="float" office:value="-3.82978723404255">
            <text:p>-3.829787234</text:p>
          </table:table-cell>
          <table:table-cell table:style-name="Default" table:formula="of:=[.M5]+[.$V$3]" office:value-type="float" office:value="-3.95978723404255">
            <text:p>-3.959787234</text:p>
          </table:table-cell>
          <table:table-cell table:style-name="Default" table:formula="of:=([.N5]*3600*([.A5]-[.A4]))*[.$V$7]/[.$V$5]+[.O4]" office:value-type="float" office:value="-7342.50465246637">
            <text:p>-7342.5046524664</text:p>
          </table:table-cell>
          <table:table-cell table:style-name="Default"/>
          <table:table-cell table:formula="of:=[.F5]-[.G5]*[.$AO$2]" office:value-type="float" office:value="13.2242176">
            <text:p>13.2242176</text:p>
          </table:table-cell>
          <table:table-cell table:formula="of:=[.O5]-[.$O$2]" office:value-type="float" office:value="-7342.50465246637">
            <text:p>-7342.5046524664</text:p>
          </table:table-cell>
          <table:table-cell table:style-name="ce1" table:formula="of:=360000*(1-0.01*([.E5]-25))" office:value-type="float" office:value="373525.2">
            <text:p>373525.2</text:p>
          </table:table-cell>
          <table:table-cell table:formula="of:=[.R5]+[.S5]" office:value-type="float" office:value="366182.695347534">
            <text:p>366182.695347534</text:p>
          </table:table-cell>
          <table:table-cell table:formula="of:=[.T5]/[.S5]" office:value-type="float" office:value="0.980342679282505">
            <text:p>0.9803426793</text:p>
          </table:table-cell>
          <table:table-cell office:value-type="float" office:value="0.892">
            <text:p>0.892</text:p>
          </table:table-cell>
          <table:table-cell table:number-columns-repeated="2"/>
          <table:table-cell table:formula="of:=[.Q5]-([.$E5]-20)*[.$AC$1]" office:value-type="float" office:value="13.2192456">
            <text:p>13.2</text:p>
          </table:table-cell>
          <table:table-cell table:formula="of:=[.F5]-[.K5]" office:value-type="float" office:value="-0.0470000000000006">
            <text:p>-0.047</text:p>
          </table:table-cell>
          <table:table-cell table:formula="of:=[.Z5]/[.G5]" office:value-type="float" office:value="0.0125000000000002">
            <text:p>0.0125</text:p>
          </table:table-cell>
          <table:table-cell table:number-columns-repeated="2"/>
          <table:table-cell table:style-name="ce6" office:value-type="float" office:value="0.14">
            <text:p>0.14</text:p>
          </table:table-cell>
          <table:table-cell table:style-name="ce6" office:value-type="float" office:value="11.8">
            <text:p>11.8</text:p>
          </table:table-cell>
          <table:table-cell table:style-name="ce6" office:value-type="float" office:value="12.5">
            <text:p>12.5</text:p>
          </table:table-cell>
          <table:table-cell table:style-name="ce6" office:value-type="float" office:value="12.77">
            <text:p>12.77</text:p>
          </table:table-cell>
          <table:table-cell table:style-name="ce6" table:formula="of:=[.AG5]+[.$AC$1]*20" office:value-type="float" office:value="12.85">
            <text:p>12.85</text:p>
          </table:table-cell>
          <table:table-cell table:number-columns-repeated="2"/>
          <table:table-cell table:formula="of:=[.A5]" office:value-type="float" office:value="0.500277777777778">
            <text:p>0.5002777778</text:p>
          </table:table-cell>
          <table:table-cell table:formula="of:=[.F5]*[.G5]" office:value-type="float" office:value="-49.5568">
            <text:p>-49.5568</text:p>
          </table:table-cell>
          <table:table-cell table:number-columns-repeated="986"/>
        </table:table-row>
        <table:table-row table:style-name="ro1">
          <table:table-cell table:formula="of:=([.D6]-[.$D$2])/3600" office:value-type="float" office:value="1.00027777777778">
            <text:p>1.0002777778</text:p>
          </table:table-cell>
          <table:table-cell office:value-type="float" office:value="56">
            <text:p>56</text:p>
          </table:table-cell>
          <table:table-cell office:value-type="string">
            <text:p><text:s text:c="2"/>2022-02-17T16:19:57</text:p>
          </table:table-cell>
          <table:table-cell office:value-type="float" office:value="1645132797">
            <text:p>1645132797</text:p>
          </table:table-cell>
          <table:table-cell office:value-type="float" office:value="20.743">
            <text:p>20.743</text:p>
          </table:table-cell>
          <table:table-cell office:value-type="float" office:value="13.184">
            <text:p>13.184</text:p>
          </table:table-cell>
          <table:table-cell office:value-type="float" office:value="-3.883">
            <text:p>-3.883</text:p>
          </table:table-cell>
          <table:table-cell office:value-type="float" office:value="0.9716">
            <text:p>0.9716</text:p>
          </table:table-cell>
          <table:table-cell office:value-type="float" office:value="0.5048">
            <text:p>0.5048</text:p>
          </table:table-cell>
          <table:table-cell office:value-type="float" office:value="13.579">
            <text:p>13.579</text:p>
          </table:table-cell>
          <table:table-cell office:value-type="float" office:value="13.232">
            <text:p>13.232</text:p>
          </table:table-cell>
          <table:table-cell office:value-type="float" office:value="-13464">
            <text:p>-13464</text:p>
          </table:table-cell>
          <table:table-cell table:style-name="Default" table:formula="of:=([.L6]-[.L5])/([.A6]-[.A5])/3600" office:value-type="float" office:value="-3.8">
            <text:p>-3.8</text:p>
          </table:table-cell>
          <table:table-cell table:style-name="Default" table:formula="of:=[.M6]+[.$V$3]" office:value-type="float" office:value="-3.93">
            <text:p>-3.93</text:p>
          </table:table-cell>
          <table:table-cell table:style-name="Default" table:formula="of:=([.N6]*3600*([.A6]-[.A5]))*[.$V$7]/[.$V$5]+[.O5]" office:value-type="float" office:value="-14916.1257286996">
            <text:p>-14916.1257286996</text:p>
          </table:table-cell>
          <table:table-cell table:style-name="Default"/>
          <table:table-cell table:formula="of:=[.F6]-[.G6]*[.$AO$2]" office:value-type="float" office:value="13.22966408">
            <text:p>13.22966408</text:p>
          </table:table-cell>
          <table:table-cell table:formula="of:=[.O6]-[.$O$2]" office:value-type="float" office:value="-14916.1257286996">
            <text:p>-14916.1257286996</text:p>
          </table:table-cell>
          <table:table-cell table:style-name="ce1" table:formula="of:=360000*(1-0.01*([.E6]-25))" office:value-type="float" office:value="375325.2">
            <text:p>375325.2</text:p>
          </table:table-cell>
          <table:table-cell table:formula="of:=[.R6]+[.S6]" office:value-type="float" office:value="360409.0742713">
            <text:p>360409.0742713</text:p>
          </table:table-cell>
          <table:table-cell table:formula="of:=[.T6]/[.S6]" office:value-type="float" office:value="0.960258128874108">
            <text:p>0.9602581289</text:p>
          </table:table-cell>
          <table:table-cell office:value-type="string">
            <text:p>Sa</text:p>
          </table:table-cell>
          <table:table-cell office:value-type="float" office:value="51">
            <text:p>51</text:p>
          </table:table-cell>
          <table:table-cell table:formula="of:=([.W6]-32)*5/9" office:value-type="float" office:value="10.5555555555556">
            <text:p>10.6</text:p>
          </table:table-cell>
          <table:table-cell table:formula="of:=[.Q6]-([.$E6]-20)*[.$AC$1]" office:value-type="float" office:value="13.22669208">
            <text:p>13.2</text:p>
          </table:table-cell>
          <table:table-cell table:formula="of:=[.F6]-[.K6]" office:value-type="float" office:value="-0.048">
            <text:p>-0.048</text:p>
          </table:table-cell>
          <table:table-cell table:formula="of:=[.Z6]/[.G6]" office:value-type="float" office:value="0.0123615761009529">
            <text:p>0.0123615761</text:p>
          </table:table-cell>
          <table:table-cell table:number-columns-repeated="2"/>
          <table:table-cell table:style-name="ce6" office:value-type="float" office:value="0.17">
            <text:p>0.17</text:p>
          </table:table-cell>
          <table:table-cell table:style-name="ce6" office:value-type="float" office:value="12.45">
            <text:p>12.45</text:p>
          </table:table-cell>
          <table:table-cell table:style-name="ce6" office:value-type="float" office:value="12.6">
            <text:p>12.6</text:p>
          </table:table-cell>
          <table:table-cell table:style-name="ce6" office:value-type="float" office:value="12.85">
            <text:p>12.85</text:p>
          </table:table-cell>
          <table:table-cell table:style-name="ce6" table:formula="of:=[.AG6]+[.$AC$1]*20" office:value-type="float" office:value="12.93">
            <text:p>12.93</text:p>
          </table:table-cell>
          <table:table-cell table:number-columns-repeated="2"/>
          <table:table-cell table:formula="of:=[.A6]" office:value-type="float" office:value="1.00027777777778">
            <text:p>1.0002777778</text:p>
          </table:table-cell>
          <table:table-cell table:formula="of:=[.F6]*[.G6]" office:value-type="float" office:value="-51.193472">
            <text:p>-51.193472</text:p>
          </table:table-cell>
          <table:table-cell table:number-columns-repeated="986"/>
        </table:table-row>
        <table:table-row table:style-name="ro1">
          <table:table-cell table:formula="of:=([.D7]-[.$D$2])/3600" office:value-type="float" office:value="1.50027777777778">
            <text:p>1.5002777778</text:p>
          </table:table-cell>
          <table:table-cell office:value-type="float" office:value="57">
            <text:p>57</text:p>
          </table:table-cell>
          <table:table-cell office:value-type="string">
            <text:p><text:s text:c="2"/>2022-02-17T16:49:57</text:p>
          </table:table-cell>
          <table:table-cell office:value-type="float" office:value="1645134597">
            <text:p>1645134597</text:p>
          </table:table-cell>
          <table:table-cell office:value-type="float" office:value="20.243">
            <text:p>20.243</text:p>
          </table:table-cell>
          <table:table-cell office:value-type="float" office:value="13.184">
            <text:p>13.184</text:p>
          </table:table-cell>
          <table:table-cell office:value-type="float" office:value="-3.76">
            <text:p>-3.76</text:p>
          </table:table-cell>
          <table:table-cell office:value-type="float" office:value="0.9585">
            <text:p>0.9585</text:p>
          </table:table-cell>
          <table:table-cell office:value-type="float" office:value="0.5227">
            <text:p>0.5227</text:p>
          </table:table-cell>
          <table:table-cell office:value-type="float" office:value="13.554">
            <text:p>13.554</text:p>
          </table:table-cell>
          <table:table-cell office:value-type="float" office:value="13.231">
            <text:p>13.231</text:p>
          </table:table-cell>
          <table:table-cell office:value-type="float" office:value="-20328">
            <text:p>-20328</text:p>
          </table:table-cell>
          <table:table-cell table:style-name="Default" table:formula="of:=([.L7]-[.L6])/([.A7]-[.A6])/3600" office:value-type="float" office:value="-3.81333333333333">
            <text:p>-3.8133333333</text:p>
          </table:table-cell>
          <table:table-cell table:style-name="Default" table:formula="of:=[.M7]+[.$V$3]" office:value-type="float" office:value="-3.94333333333333">
            <text:p>-3.9433333333</text:p>
          </table:table-cell>
          <table:table-cell table:style-name="Default" table:formula="of:=([.N7]*3600*([.A7]-[.A6]))*[.$V$7]/[.$V$5]+[.O6]" office:value-type="float" office:value="-22515.4418721973">
            <text:p>-22515.4418721973</text:p>
          </table:table-cell>
          <table:table-cell table:style-name="Default"/>
          <table:table-cell table:formula="of:=[.F7]-[.G7]*[.$AO$2]" office:value-type="float" office:value="13.2282176">
            <text:p>13.2282176</text:p>
          </table:table-cell>
          <table:table-cell table:formula="of:=[.O7]-[.$O$2]" office:value-type="float" office:value="-22515.4418721973">
            <text:p>-22515.4418721973</text:p>
          </table:table-cell>
          <table:table-cell table:style-name="ce1" table:formula="of:=360000*(1-0.01*([.E7]-25))" office:value-type="float" office:value="377125.2">
            <text:p>377125.2</text:p>
          </table:table-cell>
          <table:table-cell table:formula="of:=[.R7]+[.S7]" office:value-type="float" office:value="354609.758127803">
            <text:p>354609.758127803</text:p>
          </table:table-cell>
          <table:table-cell table:formula="of:=[.T7]/[.S7]" office:value-type="float" office:value="0.940297169554839">
            <text:p>0.9402971696</text:p>
          </table:table-cell>
          <table:table-cell office:value-type="float" office:value="0.955">
            <text:p>0.955</text:p>
          </table:table-cell>
          <table:table-cell table:number-columns-repeated="2"/>
          <table:table-cell table:formula="of:=[.Q7]-([.$E7]-20)*[.$AC$1]" office:value-type="float" office:value="13.2272456">
            <text:p>13.2</text:p>
          </table:table-cell>
          <table:table-cell table:formula="of:=[.F7]-[.K7]" office:value-type="float" office:value="-0.0470000000000006">
            <text:p>-0.047</text:p>
          </table:table-cell>
          <table:table-cell table:formula="of:=[.Z7]/[.G7]" office:value-type="float" office:value="0.0125000000000002">
            <text:p>0.0125</text:p>
          </table:table-cell>
          <table:table-cell table:number-columns-repeated="2"/>
          <table:table-cell table:style-name="ce6" office:value-type="float" office:value="0.2">
            <text:p>0.2</text:p>
          </table:table-cell>
          <table:table-cell table:style-name="ce6" office:value-type="float" office:value="12.55">
            <text:p>12.55</text:p>
          </table:table-cell>
          <table:table-cell table:style-name="ce6" office:value-type="float" office:value="12.7">
            <text:p>12.7</text:p>
          </table:table-cell>
          <table:table-cell table:style-name="ce6" office:value-type="float" office:value="12.89">
            <text:p>12.89</text:p>
          </table:table-cell>
          <table:table-cell table:style-name="ce6" table:formula="of:=[.AG7]+[.$AC$1]*20" office:value-type="float" office:value="12.97">
            <text:p>12.97</text:p>
          </table:table-cell>
          <table:table-cell table:number-columns-repeated="2"/>
          <table:table-cell table:formula="of:=[.A7]" office:value-type="float" office:value="1.50027777777778">
            <text:p>1.5002777778</text:p>
          </table:table-cell>
          <table:table-cell table:formula="of:=[.F7]*[.G7]" office:value-type="float" office:value="-49.57184">
            <text:p>-49.57184</text:p>
          </table:table-cell>
          <table:table-cell table:number-columns-repeated="986"/>
        </table:table-row>
        <table:table-row table:style-name="ro1">
          <table:table-cell table:formula="of:=([.D8]-[.$D$2])/3600" office:value-type="float" office:value="2.00027777777778">
            <text:p>2.0002777778</text:p>
          </table:table-cell>
          <table:table-cell office:value-type="float" office:value="58">
            <text:p>58</text:p>
          </table:table-cell>
          <table:table-cell office:value-type="string">
            <text:p><text:s text:c="2"/>2022-02-17T17:19:57</text:p>
          </table:table-cell>
          <table:table-cell office:value-type="float" office:value="1645136397">
            <text:p>1645136397</text:p>
          </table:table-cell>
          <table:table-cell office:value-type="float" office:value="19.822">
            <text:p>19.822</text:p>
          </table:table-cell>
          <table:table-cell office:value-type="float" office:value="13.189">
            <text:p>13.189</text:p>
          </table:table-cell>
          <table:table-cell office:value-type="float" office:value="-3.945">
            <text:p>-3.945</text:p>
          </table:table-cell>
          <table:table-cell office:value-type="float" office:value="0.9446">
            <text:p>0.9446</text:p>
          </table:table-cell>
          <table:table-cell office:value-type="float" office:value="0.5383">
            <text:p>0.5383</text:p>
          </table:table-cell>
          <table:table-cell office:value-type="float" office:value="13.527">
            <text:p>13.527</text:p>
          </table:table-cell>
          <table:table-cell office:value-type="float" office:value="13.237">
            <text:p>13.237</text:p>
          </table:table-cell>
          <table:table-cell office:value-type="float" office:value="-27240">
            <text:p>-27240</text:p>
          </table:table-cell>
          <table:table-cell table:style-name="Default" table:formula="of:=([.L8]-[.L7])/([.A8]-[.A7])/3600" office:value-type="float" office:value="-3.84">
            <text:p>-3.84</text:p>
          </table:table-cell>
          <table:table-cell table:style-name="Default" table:formula="of:=[.M8]+[.$V$3]" office:value-type="float" office:value="-3.97">
            <text:p>-3.97</text:p>
          </table:table-cell>
          <table:table-cell table:style-name="Default" table:formula="of:=([.N8]*3600*([.A8]-[.A7]))*[.$V$7]/[.$V$5]+[.O7]" office:value-type="float" office:value="-30166.1481502242">
            <text:p>-30166.1481502242</text:p>
          </table:table-cell>
          <table:table-cell table:style-name="Default"/>
          <table:table-cell table:formula="of:=[.F8]-[.G8]*[.$AO$2]" office:value-type="float" office:value="13.2353932">
            <text:p>13.2353932</text:p>
          </table:table-cell>
          <table:table-cell table:formula="of:=[.O8]-[.$O$2]" office:value-type="float" office:value="-30166.1481502242">
            <text:p>-30166.1481502242</text:p>
          </table:table-cell>
          <table:table-cell table:style-name="ce1" table:formula="of:=360000*(1-0.01*([.E8]-25))" office:value-type="float" office:value="378640.8">
            <text:p>378640.8</text:p>
          </table:table-cell>
          <table:table-cell table:formula="of:=[.R8]+[.S8]" office:value-type="float" office:value="348474.651849776">
            <text:p>348474.651849776</text:p>
          </table:table-cell>
          <table:table-cell table:formula="of:=[.T8]/[.S8]" office:value-type="float" office:value="0.920330434147022">
            <text:p>0.9203304341</text:p>
          </table:table-cell>
          <table:table-cell/>
          <table:table-cell office:value-type="float" office:value="48">
            <text:p>48</text:p>
          </table:table-cell>
          <table:table-cell table:formula="of:=([.W8]-32)*5/9" office:value-type="float" office:value="8.88888888888889">
            <text:p>8.9</text:p>
          </table:table-cell>
          <table:table-cell table:formula="of:=[.Q8]-([.$E8]-20)*[.$AC$1]" office:value-type="float" office:value="13.2361052">
            <text:p>13.2</text:p>
          </table:table-cell>
          <table:table-cell table:formula="of:=[.F8]-[.K8]" office:value-type="float" office:value="-0.048">
            <text:p>-0.048</text:p>
          </table:table-cell>
          <table:table-cell table:formula="of:=[.Z8]/[.G8]" office:value-type="float" office:value="0.0121673003802281">
            <text:p>0.0121673004</text:p>
          </table:table-cell>
          <table:table-cell table:number-columns-repeated="2"/>
          <table:table-cell table:style-name="ce6" office:value-type="float" office:value="0.25">
            <text:p>0.25</text:p>
          </table:table-cell>
          <table:table-cell table:style-name="ce6" office:value-type="float" office:value="12.7">
            <text:p>12.7</text:p>
          </table:table-cell>
          <table:table-cell table:style-name="ce6" office:value-type="float" office:value="12.8">
            <text:p>12.8</text:p>
          </table:table-cell>
          <table:table-cell table:style-name="ce6" office:value-type="float" office:value="12.95">
            <text:p>12.95</text:p>
          </table:table-cell>
          <table:table-cell table:style-name="ce6" table:formula="of:=[.AG8]+[.$AC$1]*20" office:value-type="float" office:value="13.03">
            <text:p>13.03</text:p>
          </table:table-cell>
          <table:table-cell table:number-columns-repeated="2"/>
          <table:table-cell table:formula="of:=[.A8]" office:value-type="float" office:value="2.00027777777778">
            <text:p>2.0002777778</text:p>
          </table:table-cell>
          <table:table-cell table:formula="of:=[.F8]*[.G8]" office:value-type="float" office:value="-52.030605">
            <text:p>-52.030605</text:p>
          </table:table-cell>
          <table:table-cell table:number-columns-repeated="986"/>
        </table:table-row>
        <table:table-row table:style-name="ro1">
          <table:table-cell table:formula="of:=([.D9]-[.$D$2])/3600" office:value-type="float" office:value="2.50027777777778">
            <text:p>2.5002777778</text:p>
          </table:table-cell>
          <table:table-cell office:value-type="float" office:value="59">
            <text:p>59</text:p>
          </table:table-cell>
          <table:table-cell office:value-type="string">
            <text:p><text:s text:c="2"/>2022-02-17T17:49:57</text:p>
          </table:table-cell>
          <table:table-cell office:value-type="float" office:value="1645138197">
            <text:p>1645138197</text:p>
          </table:table-cell>
          <table:table-cell office:value-type="float" office:value="19.368">
            <text:p>19.368</text:p>
          </table:table-cell>
          <table:table-cell office:value-type="float" office:value="13.184">
            <text:p>13.184</text:p>
          </table:table-cell>
          <table:table-cell office:value-type="float" office:value="-3.822">
            <text:p>-3.822</text:p>
          </table:table-cell>
          <table:table-cell office:value-type="float" office:value="0.9311">
            <text:p>0.9311</text:p>
          </table:table-cell>
          <table:table-cell office:value-type="float" office:value="0.5507">
            <text:p>0.5507</text:p>
          </table:table-cell>
          <table:table-cell office:value-type="float" office:value="13.499">
            <text:p>13.499</text:p>
          </table:table-cell>
          <table:table-cell office:value-type="float" office:value="13.232">
            <text:p>13.232</text:p>
          </table:table-cell>
          <table:table-cell office:value-type="float" office:value="-34176">
            <text:p>-34176</text:p>
          </table:table-cell>
          <table:table-cell table:style-name="Default" table:formula="of:=([.L9]-[.L8])/([.A9]-[.A8])/3600" office:value-type="float" office:value="-3.85333333333333">
            <text:p>-3.8533333333</text:p>
          </table:table-cell>
          <table:table-cell table:style-name="Default" table:formula="of:=[.M9]+[.$V$3]" office:value-type="float" office:value="-3.98333333333333">
            <text:p>-3.9833333333</text:p>
          </table:table-cell>
          <table:table-cell table:style-name="Default" table:formula="of:=([.N9]*3600*([.A9]-[.A8]))*[.$V$7]/[.$V$5]+[.O8]" office:value-type="float" office:value="-37842.5494955157">
            <text:p>-37842.5494955157</text:p>
          </table:table-cell>
          <table:table-cell/>
          <table:table-cell table:formula="of:=[.F9]-[.G9]*[.$AO$2]" office:value-type="float" office:value="13.22894672">
            <text:p>13.22894672</text:p>
          </table:table-cell>
          <table:table-cell table:formula="of:=[.O9]-[.$O$2]" office:value-type="float" office:value="-37842.5494955157">
            <text:p>-37842.5494955157</text:p>
          </table:table-cell>
          <table:table-cell table:style-name="ce1" table:formula="of:=360000*(1-0.01*([.E9]-25))" office:value-type="float" office:value="380275.2">
            <text:p>380275.2</text:p>
          </table:table-cell>
          <table:table-cell table:formula="of:=[.R9]+[.S9]" office:value-type="float" office:value="342432.650504484">
            <text:p>342432.650504484</text:p>
          </table:table-cell>
          <table:table-cell table:formula="of:=[.T9]/[.S9]" office:value-type="float" office:value="0.900486412220635">
            <text:p>0.9004864122</text:p>
          </table:table-cell>
          <table:table-cell table:number-columns-repeated="3"/>
          <table:table-cell table:formula="of:=[.Q9]-([.$E9]-20)*[.$AC$1]" office:value-type="float" office:value="13.23147472">
            <text:p>13.2</text:p>
          </table:table-cell>
          <table:table-cell table:formula="of:=[.F9]-[.K9]" office:value-type="float" office:value="-0.048">
            <text:p>-0.048</text:p>
          </table:table-cell>
          <table:table-cell table:formula="of:=[.Z9]/[.G9]" office:value-type="float" office:value="0.0125588697017269">
            <text:p>0.0125588697</text:p>
          </table:table-cell>
          <table:table-cell table:number-columns-repeated="2"/>
          <table:table-cell table:style-name="ce6" office:value-type="float" office:value="0.3">
            <text:p>0.3</text:p>
          </table:table-cell>
          <table:table-cell table:style-name="ce6" office:value-type="float" office:value="12.77">
            <text:p>12.77</text:p>
          </table:table-cell>
          <table:table-cell table:style-name="ce6" office:value-type="float" office:value="12.9">
            <text:p>12.9</text:p>
          </table:table-cell>
          <table:table-cell table:style-name="ce6" office:value-type="float" office:value="12.99">
            <text:p>12.99</text:p>
          </table:table-cell>
          <table:table-cell table:style-name="ce6" office:value-type="float" office:value="13.07">
            <text:p>13.07</text:p>
          </table:table-cell>
          <table:table-cell table:number-columns-repeated="2"/>
          <table:table-cell table:formula="of:=[.A9]" office:value-type="float" office:value="2.50027777777778">
            <text:p>2.5002777778</text:p>
          </table:table-cell>
          <table:table-cell table:formula="of:=[.F9]*[.G9]" office:value-type="float" office:value="-50.389248">
            <text:p>-50.389248</text:p>
          </table:table-cell>
          <table:table-cell table:number-columns-repeated="986"/>
        </table:table-row>
        <table:table-row table:style-name="ro1">
          <table:table-cell table:formula="of:=([.D10]-[.$D$2])/3600" office:value-type="float" office:value="3.00027777777778">
            <text:p>3.0002777778</text:p>
          </table:table-cell>
          <table:table-cell office:value-type="float" office:value="60">
            <text:p>60</text:p>
          </table:table-cell>
          <table:table-cell office:value-type="string">
            <text:p><text:s text:c="2"/>2022-02-17T18:19:57</text:p>
          </table:table-cell>
          <table:table-cell office:value-type="float" office:value="1645139997">
            <text:p>1645139997</text:p>
          </table:table-cell>
          <table:table-cell office:value-type="float" office:value="18.877">
            <text:p>18.877</text:p>
          </table:table-cell>
          <table:table-cell office:value-type="float" office:value="13.176">
            <text:p>13.176</text:p>
          </table:table-cell>
          <table:table-cell office:value-type="float" office:value="-3.698">
            <text:p>-3.698</text:p>
          </table:table-cell>
          <table:table-cell office:value-type="float" office:value="0.9181">
            <text:p>0.9181</text:p>
          </table:table-cell>
          <table:table-cell office:value-type="float" office:value="0.5653">
            <text:p>0.5653</text:p>
          </table:table-cell>
          <table:table-cell office:value-type="float" office:value="13.47">
            <text:p>13.47</text:p>
          </table:table-cell>
          <table:table-cell office:value-type="float" office:value="13.223">
            <text:p>13.223</text:p>
          </table:table-cell>
          <table:table-cell office:value-type="float" office:value="-41160">
            <text:p>-41160</text:p>
          </table:table-cell>
          <table:table-cell table:style-name="Default" table:formula="of:=([.L10]-[.L9])/([.A10]-[.A9])/3600" office:value-type="float" office:value="-3.88">
            <text:p>-3.88</text:p>
          </table:table-cell>
          <table:table-cell table:style-name="Default" table:formula="of:=[.M10]+[.$V$3]" office:value-type="float" office:value="-4.01">
            <text:p>-4.01</text:p>
          </table:table-cell>
          <table:table-cell table:style-name="Default" table:formula="of:=([.N10]*3600*([.A10]-[.A9]))*[.$V$7]/[.$V$5]+[.O9]" office:value-type="float" office:value="-45570.3409753363">
            <text:p>-45570.3409753363</text:p>
          </table:table-cell>
          <table:table-cell/>
          <table:table-cell table:formula="of:=[.F10]-[.G10]*[.$AO$2]" office:value-type="float" office:value="13.21948848">
            <text:p>13.21948848</text:p>
          </table:table-cell>
          <table:table-cell table:formula="of:=[.O10]-[.$O$2]" office:value-type="float" office:value="-45570.3409753363">
            <text:p>-45570.3409753363</text:p>
          </table:table-cell>
          <table:table-cell table:style-name="ce1" table:formula="of:=360000*(1-0.01*([.E10]-25))" office:value-type="float" office:value="382042.8">
            <text:p>382042.8</text:p>
          </table:table-cell>
          <table:table-cell table:formula="of:=[.R10]+[.S10]" office:value-type="float" office:value="336472.459024664">
            <text:p>336472.459024664</text:p>
          </table:table-cell>
          <table:table-cell table:formula="of:=[.T10]/[.S10]" office:value-type="float" office:value="0.880719278114032">
            <text:p>0.8807192781</text:p>
          </table:table-cell>
          <table:table-cell/>
          <table:table-cell office:value-type="float" office:value="45">
            <text:p>45</text:p>
          </table:table-cell>
          <table:table-cell table:formula="of:=([.W10]-32)*5/9" office:value-type="float" office:value="7.22222222222222">
            <text:p>7.2</text:p>
          </table:table-cell>
          <table:table-cell table:formula="of:=[.Q10]-([.$E10]-20)*[.$AC$1]" office:value-type="float" office:value="13.22398048">
            <text:p>13.2</text:p>
          </table:table-cell>
          <table:table-cell table:formula="of:=[.F10]-[.K10]" office:value-type="float" office:value="-0.0470000000000006">
            <text:p>-0.047</text:p>
          </table:table-cell>
          <table:table-cell table:formula="of:=[.Z10]/[.G10]" office:value-type="float" office:value="0.0127095727420229">
            <text:p>0.0127095727</text:p>
          </table:table-cell>
          <table:table-cell table:number-columns-repeated="2"/>
          <table:table-cell table:style-name="ce6" office:value-type="float" office:value="0.4">
            <text:p>0.4</text:p>
          </table:table-cell>
          <table:table-cell table:style-name="ce6" office:value-type="float" office:value="12.9">
            <text:p>12.9</text:p>
          </table:table-cell>
          <table:table-cell table:style-name="ce6" office:value-type="float" office:value="12.96">
            <text:p>12.96</text:p>
          </table:table-cell>
          <table:table-cell table:style-name="ce6" office:value-type="float" office:value="13.03">
            <text:p>13.03</text:p>
          </table:table-cell>
          <table:table-cell table:style-name="ce6" table:formula="of:=[.AG10]+[.$AC$1]*20" office:value-type="float" office:value="13.11">
            <text:p>13.11</text:p>
          </table:table-cell>
          <table:table-cell table:number-columns-repeated="2"/>
          <table:table-cell table:formula="of:=[.A10]" office:value-type="float" office:value="3.00027777777778">
            <text:p>3.0002777778</text:p>
          </table:table-cell>
          <table:table-cell table:formula="of:=[.F10]*[.G10]" office:value-type="float" office:value="-48.724848">
            <text:p>-48.724848</text:p>
          </table:table-cell>
          <table:table-cell table:number-columns-repeated="986"/>
        </table:table-row>
        <table:table-row table:style-name="ro1">
          <table:table-cell table:formula="of:=([.D11]-[.$D$2])/3600" office:value-type="float" office:value="3.50027777777778">
            <text:p>3.5002777778</text:p>
          </table:table-cell>
          <table:table-cell office:value-type="float" office:value="61">
            <text:p>61</text:p>
          </table:table-cell>
          <table:table-cell office:value-type="string">
            <text:p><text:s text:c="2"/>2022-02-17T18:49:57</text:p>
          </table:table-cell>
          <table:table-cell office:value-type="float" office:value="1645141797">
            <text:p>1645141797</text:p>
          </table:table-cell>
          <table:table-cell office:value-type="float" office:value="18.432">
            <text:p>18.432</text:p>
          </table:table-cell>
          <table:table-cell office:value-type="float" office:value="13.18">
            <text:p>13.18</text:p>
          </table:table-cell>
          <table:table-cell office:value-type="float" office:value="-3.76">
            <text:p>-3.76</text:p>
          </table:table-cell>
          <table:table-cell office:value-type="float" office:value="0.9046">
            <text:p>0.9046</text:p>
          </table:table-cell>
          <table:table-cell office:value-type="float" office:value="0.5779">
            <text:p>0.5779</text:p>
          </table:table-cell>
          <table:table-cell office:value-type="float" office:value="13.443">
            <text:p>13.443</text:p>
          </table:table-cell>
          <table:table-cell office:value-type="float" office:value="13.227">
            <text:p>13.227</text:p>
          </table:table-cell>
          <table:table-cell office:value-type="float" office:value="-48144">
            <text:p>-48144</text:p>
          </table:table-cell>
          <table:table-cell table:style-name="Default" table:formula="of:=([.L11]-[.L10])/([.A11]-[.A10])/3600" office:value-type="float" office:value="-3.88">
            <text:p>-3.88</text:p>
          </table:table-cell>
          <table:table-cell table:style-name="Default" table:formula="of:=[.M11]+[.$V$3]" office:value-type="float" office:value="-4.01">
            <text:p>-4.01</text:p>
          </table:table-cell>
          <table:table-cell table:style-name="Default" table:formula="of:=([.N11]*3600*([.A11]-[.A10]))*[.$V$7]/[.$V$5]+[.O10]" office:value-type="float" office:value="-53298.1324551569">
            <text:p>-53298.1324551569</text:p>
          </table:table-cell>
          <table:table-cell/>
          <table:table-cell table:formula="of:=[.F11]-[.G11]*[.$AO$2]" office:value-type="float" office:value="13.2242176">
            <text:p>13.2242176</text:p>
          </table:table-cell>
          <table:table-cell table:formula="of:=[.O11]-[.$O$2]" office:value-type="float" office:value="-53298.1324551569">
            <text:p>-53298.1324551569</text:p>
          </table:table-cell>
          <table:table-cell table:style-name="ce1" table:formula="of:=360000*(1-0.01*([.E11]-25))" office:value-type="float" office:value="383644.8">
            <text:p>383644.8</text:p>
          </table:table-cell>
          <table:table-cell table:formula="of:=[.R11]+[.S11]" office:value-type="float" office:value="330346.667544843">
            <text:p>330346.667544843</text:p>
          </table:table-cell>
          <table:table-cell table:formula="of:=[.T11]/[.S11]" office:value-type="float" office:value="0.861074273767931">
            <text:p>0.8610742738</text:p>
          </table:table-cell>
          <table:table-cell table:number-columns-repeated="3"/>
          <table:table-cell table:formula="of:=[.Q11]-([.$E11]-20)*[.$AC$1]" office:value-type="float" office:value="13.2304896">
            <text:p>13.2</text:p>
          </table:table-cell>
          <table:table-cell table:formula="of:=[.F11]-[.K11]" office:value-type="float" office:value="-0.0470000000000006">
            <text:p>-0.047</text:p>
          </table:table-cell>
          <table:table-cell table:formula="of:=[.Z11]/[.G11]" office:value-type="float" office:value="0.0125000000000002">
            <text:p>0.0125</text:p>
          </table:table-cell>
          <table:table-cell table:number-columns-repeated="2"/>
          <table:table-cell table:style-name="ce6" office:value-type="float" office:value="0.5">
            <text:p>0.5</text:p>
          </table:table-cell>
          <table:table-cell table:style-name="ce6" office:value-type="float" office:value="12.91">
            <text:p>12.91</text:p>
          </table:table-cell>
          <table:table-cell table:style-name="ce6" office:value-type="float" office:value="13.01">
            <text:p>13.01</text:p>
          </table:table-cell>
          <table:table-cell table:style-name="ce6" office:value-type="float" office:value="13.04">
            <text:p>13.04</text:p>
          </table:table-cell>
          <table:table-cell table:style-name="ce6" table:formula="of:=[.AG11]+[.$AC$1]*20" office:value-type="float" office:value="13.12">
            <text:p>13.12</text:p>
          </table:table-cell>
          <table:table-cell table:number-columns-repeated="2"/>
          <table:table-cell table:formula="of:=[.A11]" office:value-type="float" office:value="3.50027777777778">
            <text:p>3.5002777778</text:p>
          </table:table-cell>
          <table:table-cell table:formula="of:=[.F11]*[.G11]" office:value-type="float" office:value="-49.5568">
            <text:p>-49.5568</text:p>
          </table:table-cell>
          <table:table-cell table:number-columns-repeated="986"/>
        </table:table-row>
        <table:table-row table:style-name="ro1">
          <table:table-cell table:formula="of:=([.D12]-[.$D$2])/3600" office:value-type="float" office:value="4.00027777777778">
            <text:p>4.0002777778</text:p>
          </table:table-cell>
          <table:table-cell office:value-type="float" office:value="62">
            <text:p>62</text:p>
          </table:table-cell>
          <table:table-cell office:value-type="string">
            <text:p><text:s text:c="2"/>2022-02-17T19:19:57</text:p>
          </table:table-cell>
          <table:table-cell office:value-type="float" office:value="1645143597">
            <text:p>1645143597</text:p>
          </table:table-cell>
          <table:table-cell office:value-type="float" office:value="19.9">
            <text:p>19.9</text:p>
          </table:table-cell>
          <table:table-cell office:value-type="float" office:value="13.133">
            <text:p>13.133</text:p>
          </table:table-cell>
          <table:table-cell office:value-type="float" office:value="-6.782">
            <text:p>-6.782</text:p>
          </table:table-cell>
          <table:table-cell office:value-type="float" office:value="0.8588">
            <text:p>0.8588</text:p>
          </table:table-cell>
          <table:table-cell office:value-type="float" office:value="0.5037">
            <text:p>0.5037</text:p>
          </table:table-cell>
          <table:table-cell office:value-type="float" office:value="13.47">
            <text:p>13.47</text:p>
          </table:table-cell>
          <table:table-cell office:value-type="float" office:value="13.215">
            <text:p>13.215</text:p>
          </table:table-cell>
          <table:table-cell office:value-type="float" office:value="-59424">
            <text:p>-59424</text:p>
          </table:table-cell>
          <table:table-cell table:style-name="Default" table:formula="of:=([.L12]-[.L11])/([.A12]-[.A11])/3600" office:value-type="float" office:value="-6.26666666666667">
            <text:p>-6.2666666667</text:p>
          </table:table-cell>
          <table:table-cell table:style-name="Default" table:formula="of:=[.M12]+[.$V$3]" office:value-type="float" office:value="-6.39666666666667">
            <text:p>-6.3966666667</text:p>
          </table:table-cell>
          <table:table-cell table:style-name="Default" table:formula="of:=([.N12]*3600*([.A12]-[.A11]))*[.$V$7]/[.$V$5]+[.O11]" office:value-type="float" office:value="-65625.3409753363">
            <text:p>-65625.3409753363</text:p>
          </table:table-cell>
          <table:table-cell/>
          <table:table-cell table:formula="of:=[.F12]-[.G12]*[.$AO$2]" office:value-type="float" office:value="13.21275632">
            <text:p>13.21275632</text:p>
          </table:table-cell>
          <table:table-cell table:formula="of:=[.O12]-[.$O$2]" office:value-type="float" office:value="-65625.3409753363">
            <text:p>-65625.3409753363</text:p>
          </table:table-cell>
          <table:table-cell table:style-name="ce1" table:formula="of:=360000*(1-0.01*([.E12]-25))" office:value-type="float" office:value="378360">
            <text:p>378360</text:p>
          </table:table-cell>
          <table:table-cell table:formula="of:=[.R12]+[.S12]" office:value-type="float" office:value="312734.659024664">
            <text:p>312734.659024664</text:p>
          </table:table-cell>
          <table:table-cell table:formula="of:=[.T12]/[.S12]" office:value-type="float" office:value="0.826553174290791">
            <text:p>0.8265531743</text:p>
          </table:table-cell>
          <table:table-cell/>
          <table:table-cell office:value-type="float" office:value="42">
            <text:p>42</text:p>
          </table:table-cell>
          <table:table-cell table:formula="of:=([.W12]-32)*5/9" office:value-type="float" office:value="5.55555555555556">
            <text:p>5.6</text:p>
          </table:table-cell>
          <table:table-cell table:formula="of:=[.Q12]-([.$E12]-20)*[.$AC$1]" office:value-type="float" office:value="13.21315632">
            <text:p>13.2</text:p>
          </table:table-cell>
          <table:table-cell table:formula="of:=[.F12]-[.K12]" office:value-type="float" office:value="-0.0820000000000007">
            <text:p>-0.082</text:p>
          </table:table-cell>
          <table:table-cell table:formula="of:=[.Z12]/[.G12]" office:value-type="float" office:value="0.012090828664111">
            <text:p>0.0120908287</text:p>
          </table:table-cell>
          <table:table-cell table:number-columns-repeated="2"/>
          <table:table-cell table:style-name="ce6" office:value-type="float" office:value="0.6">
            <text:p>0.6</text:p>
          </table:table-cell>
          <table:table-cell table:style-name="ce6" office:value-type="float" office:value="12.98">
            <text:p>12.98</text:p>
          </table:table-cell>
          <table:table-cell table:style-name="ce6" office:value-type="float" office:value="13.06">
            <text:p>13.06</text:p>
          </table:table-cell>
          <table:table-cell table:style-name="ce6" office:value-type="float" office:value="13.09">
            <text:p>13.09</text:p>
          </table:table-cell>
          <table:table-cell table:style-name="ce6" table:formula="of:=[.AG12]+[.$AC$1]*20" office:value-type="float" office:value="13.17">
            <text:p>13.17</text:p>
          </table:table-cell>
          <table:table-cell table:number-columns-repeated="2"/>
          <table:table-cell table:formula="of:=[.A12]" office:value-type="float" office:value="4.00027777777778">
            <text:p>4.0002777778</text:p>
          </table:table-cell>
          <table:table-cell table:formula="of:=[.F12]*[.G12]" office:value-type="float" office:value="-89.068006">
            <text:p>-89.068006</text:p>
          </table:table-cell>
          <table:table-cell table:number-columns-repeated="986"/>
        </table:table-row>
        <table:table-row table:style-name="ro1">
          <table:table-cell table:formula="of:=([.D13]-[.$D$2])/3600" office:value-type="float" office:value="4.50027777777778">
            <text:p>4.5002777778</text:p>
          </table:table-cell>
          <table:table-cell office:value-type="float" office:value="63">
            <text:p>63</text:p>
          </table:table-cell>
          <table:table-cell office:value-type="string">
            <text:p><text:s text:c="2"/>2022-02-17T19:49:57</text:p>
          </table:table-cell>
          <table:table-cell office:value-type="float" office:value="1645145397">
            <text:p>1645145397</text:p>
          </table:table-cell>
          <table:table-cell office:value-type="float" office:value="21.062">
            <text:p>21.062</text:p>
          </table:table-cell>
          <table:table-cell office:value-type="float" office:value="13.184">
            <text:p>13.184</text:p>
          </table:table-cell>
          <table:table-cell office:value-type="float" office:value="-4.13">
            <text:p>-4.13</text:p>
          </table:table-cell>
          <table:table-cell office:value-type="float" office:value="0.8252">
            <text:p>0.8252</text:p>
          </table:table-cell>
          <table:table-cell office:value-type="float" office:value="0.4765">
            <text:p>0.4765</text:p>
          </table:table-cell>
          <table:table-cell office:value-type="float" office:value="13.485">
            <text:p>13.485</text:p>
          </table:table-cell>
          <table:table-cell office:value-type="float" office:value="13.233">
            <text:p>13.233</text:p>
          </table:table-cell>
          <table:table-cell office:value-type="float" office:value="-67008">
            <text:p>-67008</text:p>
          </table:table-cell>
          <table:table-cell table:style-name="Default" table:formula="of:=([.L13]-[.L12])/([.A13]-[.A12])/3600" office:value-type="float" office:value="-4.21333333333333">
            <text:p>-4.2133333333</text:p>
          </table:table-cell>
          <table:table-cell table:style-name="Default" table:formula="of:=[.M13]+[.$V$3]" office:value-type="float" office:value="-4.34333333333333">
            <text:p>-4.3433333333</text:p>
          </table:table-cell>
          <table:table-cell table:style-name="Default" table:formula="of:=([.N13]*3600*([.A13]-[.A12]))*[.$V$7]/[.$V$5]+[.O12]" office:value-type="float" office:value="-73995.5091367713">
            <text:p>-73995.5091367713</text:p>
          </table:table-cell>
          <table:table-cell/>
          <table:table-cell table:formula="of:=[.F13]-[.G13]*[.$AO$2]" office:value-type="float" office:value="13.2325688">
            <text:p>13.2325688</text:p>
          </table:table-cell>
          <table:table-cell table:formula="of:=[.O13]-[.$O$2]" office:value-type="float" office:value="-73995.5091367713">
            <text:p>-73995.5091367713</text:p>
            <draw:frame table:end-cell-address="'20 C'.AB33" table:end-x="0.089in" table:end-y="0.0535in" draw:z-index="5" draw:style-name="gr2" draw:text-style-name="P2" svg:width="6.2988in" svg:height="3.5441in" svg:x="0.5543in" svg:y="0.0657in">
              <draw:object draw:notify-on-update-of-ranges="'20 C'.U2:'20 C'.U49 '20 C'.Y1:'20 C'.Y1 '20 C'.Y2:'20 C'.Y49 '20 C'.AD2:'20 C'.AD16 '20 C'.AG1:'20 C'.AG1 '20 C'.AG2:'20 C'.AG16" xlink:href="./Object 23" xlink:type="simple" xlink:show="embed" xlink:actuate="onLoad">
                <text:p/>
              </draw:object>
              <draw:image xlink:href="./ObjectReplacements/Object 23" xlink:type="simple" xlink:show="embed" xlink:actuate="onLoad"/>
            </draw:frame>
          </table:table-cell>
          <table:table-cell table:style-name="ce1" table:formula="of:=360000*(1-0.01*([.E13]-25))" office:value-type="float" office:value="374176.8">
            <text:p>374176.8</text:p>
          </table:table-cell>
          <table:table-cell table:formula="of:=[.R13]+[.S13]" office:value-type="float" office:value="300181.290863229">
            <text:p>300181.290863229</text:p>
          </table:table-cell>
          <table:table-cell table:formula="of:=[.T13]/[.S13]" office:value-type="float" office:value="0.802244529493086">
            <text:p>0.8022445295</text:p>
          </table:table-cell>
          <table:table-cell table:number-columns-repeated="3"/>
          <table:table-cell table:formula="of:=[.Q13]-([.$E13]-20)*[.$AC$1]" office:value-type="float" office:value="13.2283208">
            <text:p>13.2</text:p>
          </table:table-cell>
          <table:table-cell table:formula="of:=[.F13]-[.K13]" office:value-type="float" office:value="-0.0490000000000013">
            <text:p>-0.049</text:p>
          </table:table-cell>
          <table:table-cell table:formula="of:=[.Z13]/[.G13]" office:value-type="float" office:value="0.0118644067796613">
            <text:p>0.0118644068</text:p>
          </table:table-cell>
          <table:table-cell table:number-columns-repeated="2"/>
          <table:table-cell table:style-name="ce6" office:value-type="float" office:value="0.7">
            <text:p>0.7</text:p>
          </table:table-cell>
          <table:table-cell table:style-name="ce6" office:value-type="float" office:value="13.05">
            <text:p>13.05</text:p>
          </table:table-cell>
          <table:table-cell table:style-name="ce6" office:value-type="float" office:value="13.11">
            <text:p>13.11</text:p>
          </table:table-cell>
          <table:table-cell table:style-name="ce6" office:value-type="float" office:value="13.14">
            <text:p>13.14</text:p>
          </table:table-cell>
          <table:table-cell table:style-name="ce6" table:formula="of:=[.AG13]+[.$AC$1]*20" office:value-type="float" office:value="13.22">
            <text:p>13.22</text:p>
          </table:table-cell>
          <table:table-cell table:number-columns-repeated="2"/>
          <table:table-cell table:formula="of:=[.A13]" office:value-type="float" office:value="4.50027777777778">
            <text:p>4.5002777778</text:p>
          </table:table-cell>
          <table:table-cell table:formula="of:=[.F13]*[.G13]" office:value-type="float" office:value="-54.44992">
            <text:p>-54.44992</text:p>
          </table:table-cell>
          <table:table-cell table:number-columns-repeated="986"/>
        </table:table-row>
        <table:table-row table:style-name="ro1">
          <table:table-cell table:formula="of:=([.D14]-[.$D$2])/3600" office:value-type="float" office:value="5.00027777777778">
            <text:p>5.0002777778</text:p>
          </table:table-cell>
          <table:table-cell office:value-type="float" office:value="64">
            <text:p>64</text:p>
          </table:table-cell>
          <table:table-cell office:value-type="string">
            <text:p><text:s text:c="2"/>2022-02-17T20:19:57</text:p>
          </table:table-cell>
          <table:table-cell office:value-type="float" office:value="1645147197">
            <text:p>1645147197</text:p>
          </table:table-cell>
          <table:table-cell office:value-type="float" office:value="20.932">
            <text:p>20.932</text:p>
          </table:table-cell>
          <table:table-cell office:value-type="float" office:value="13.18">
            <text:p>13.18</text:p>
          </table:table-cell>
          <table:table-cell office:value-type="float" office:value="-3.945">
            <text:p>-3.945</text:p>
          </table:table-cell>
          <table:table-cell office:value-type="float" office:value="0.8081">
            <text:p>0.8081</text:p>
          </table:table-cell>
          <table:table-cell office:value-type="float" office:value="0.4764">
            <text:p>0.4764</text:p>
          </table:table-cell>
          <table:table-cell office:value-type="float" office:value="13.475">
            <text:p>13.475</text:p>
          </table:table-cell>
          <table:table-cell office:value-type="float" office:value="13.228">
            <text:p>13.228</text:p>
          </table:table-cell>
          <table:table-cell office:value-type="float" office:value="-73968">
            <text:p>-73968</text:p>
          </table:table-cell>
          <table:table-cell table:style-name="Default" table:formula="of:=([.L14]-[.L13])/([.A14]-[.A13])/3600" office:value-type="float" office:value="-3.86666666666667">
            <text:p>-3.8666666667</text:p>
          </table:table-cell>
          <table:table-cell table:style-name="Default" table:formula="of:=[.M14]+[.$V$3]" office:value-type="float" office:value="-3.99666666666667">
            <text:p>-3.9966666667</text:p>
          </table:table-cell>
          <table:table-cell table:style-name="Default" table:formula="of:=([.N14]*3600*([.A14]-[.A13]))*[.$V$7]/[.$V$5]+[.O13]" office:value-type="float" office:value="-81697.6055493274">
            <text:p>-81697.6055493274</text:p>
          </table:table-cell>
          <table:table-cell/>
          <table:table-cell table:formula="of:=[.F14]-[.G14]*[.$AO$2]" office:value-type="float" office:value="13.2263932">
            <text:p>13.2263932</text:p>
          </table:table-cell>
          <table:table-cell table:formula="of:=[.O14]-[.$O$2]" office:value-type="float" office:value="-81697.6055493274">
            <text:p>-81697.6055493274</text:p>
          </table:table-cell>
          <table:table-cell table:style-name="ce1" table:formula="of:=360000*(1-0.01*([.E14]-25))" office:value-type="float" office:value="374644.8">
            <text:p>374644.8</text:p>
          </table:table-cell>
          <table:table-cell table:formula="of:=[.R14]+[.S14]" office:value-type="float" office:value="292947.194450673">
            <text:p>292947.194450673</text:p>
          </table:table-cell>
          <table:table-cell table:formula="of:=[.T14]/[.S14]" office:value-type="float" office:value="0.781933165629611">
            <text:p>0.7819331656</text:p>
          </table:table-cell>
          <table:table-cell/>
          <table:table-cell office:value-type="float" office:value="41">
            <text:p>41</text:p>
          </table:table-cell>
          <table:table-cell table:formula="of:=([.W14]-32)*5/9" office:value-type="float" office:value="5">
            <text:p>5.0</text:p>
          </table:table-cell>
          <table:table-cell table:formula="of:=[.Q14]-([.$E14]-20)*[.$AC$1]" office:value-type="float" office:value="13.2226652">
            <text:p>13.2</text:p>
          </table:table-cell>
          <table:table-cell table:formula="of:=[.F14]-[.K14]" office:value-type="float" office:value="-0.048">
            <text:p>-0.048</text:p>
          </table:table-cell>
          <table:table-cell table:formula="of:=[.Z14]/[.G14]" office:value-type="float" office:value="0.0121673003802281">
            <text:p>0.0121673004</text:p>
          </table:table-cell>
          <table:table-cell table:number-columns-repeated="2"/>
          <table:table-cell table:style-name="ce6" office:value-type="float" office:value="0.8">
            <text:p>0.8</text:p>
          </table:table-cell>
          <table:table-cell table:style-name="ce6" office:value-type="float" office:value="13.11">
            <text:p>13.11</text:p>
          </table:table-cell>
          <table:table-cell table:style-name="ce6" office:value-type="float" office:value="13.17">
            <text:p>13.17</text:p>
          </table:table-cell>
          <table:table-cell table:style-name="ce6" office:value-type="float" office:value="13.21">
            <text:p>13.21</text:p>
          </table:table-cell>
          <table:table-cell table:style-name="ce6" table:formula="of:=[.AG14]+[.$AC$1]*20" office:value-type="float" office:value="13.29">
            <text:p>13.29</text:p>
          </table:table-cell>
          <table:table-cell table:number-columns-repeated="2"/>
          <table:table-cell table:formula="of:=[.A14]" office:value-type="float" office:value="5.00027777777778">
            <text:p>5.0002777778</text:p>
          </table:table-cell>
          <table:table-cell table:formula="of:=[.F14]*[.G14]" office:value-type="float" office:value="-51.9951">
            <text:p>-51.9951</text:p>
          </table:table-cell>
          <table:table-cell table:number-columns-repeated="986"/>
        </table:table-row>
        <table:table-row table:style-name="ro1">
          <table:table-cell table:formula="of:=([.D15]-[.$D$2])/3600" office:value-type="float" office:value="5.50027777777778">
            <text:p>5.5002777778</text:p>
          </table:table-cell>
          <table:table-cell office:value-type="float" office:value="65">
            <text:p>65</text:p>
          </table:table-cell>
          <table:table-cell office:value-type="string">
            <text:p><text:s text:c="2"/>2022-02-17T20:49:57</text:p>
          </table:table-cell>
          <table:table-cell office:value-type="float" office:value="1645148997">
            <text:p>1645148997</text:p>
          </table:table-cell>
          <table:table-cell office:value-type="float" office:value="20.328">
            <text:p>20.328</text:p>
          </table:table-cell>
          <table:table-cell office:value-type="float" office:value="13.172">
            <text:p>13.172</text:p>
          </table:table-cell>
          <table:table-cell office:value-type="float" office:value="-3.76">
            <text:p>-3.76</text:p>
          </table:table-cell>
          <table:table-cell office:value-type="float" office:value="0.7968">
            <text:p>0.7968</text:p>
          </table:table-cell>
          <table:table-cell office:value-type="float" office:value="0.502">
            <text:p>0.502</text:p>
          </table:table-cell>
          <table:table-cell office:value-type="float" office:value="13.455">
            <text:p>13.455</text:p>
          </table:table-cell>
          <table:table-cell office:value-type="float" office:value="13.218">
            <text:p>13.218</text:p>
          </table:table-cell>
          <table:table-cell office:value-type="float" office:value="-80928">
            <text:p>-80928</text:p>
          </table:table-cell>
          <table:table-cell table:style-name="Default" table:formula="of:=([.L15]-[.L14])/([.A15]-[.A14])/3600" office:value-type="float" office:value="-3.86666666666667">
            <text:p>-3.8666666667</text:p>
          </table:table-cell>
          <table:table-cell table:style-name="Default" table:formula="of:=[.M15]+[.$V$3]" office:value-type="float" office:value="-3.99666666666667">
            <text:p>-3.9966666667</text:p>
          </table:table-cell>
          <table:table-cell table:style-name="Default" table:formula="of:=([.N15]*3600*([.A15]-[.A14]))*[.$V$7]/[.$V$5]+[.O14]" office:value-type="float" office:value="-89399.7019618834">
            <text:p>-89399.7019618834</text:p>
          </table:table-cell>
          <table:table-cell/>
          <table:table-cell table:formula="of:=[.F15]-[.G15]*[.$AO$2]" office:value-type="float" office:value="13.2162176">
            <text:p>13.2162176</text:p>
          </table:table-cell>
          <table:table-cell table:formula="of:=[.O15]-[.$O$2]" office:value-type="float" office:value="-89399.7019618834">
            <text:p>-89399.7019618834</text:p>
          </table:table-cell>
          <table:table-cell table:style-name="ce1" table:formula="of:=360000*(1-0.01*([.E15]-25))" office:value-type="float" office:value="376819.2">
            <text:p>376819.2</text:p>
          </table:table-cell>
          <table:table-cell table:formula="of:=[.R15]+[.S15]" office:value-type="float" office:value="287419.498038117">
            <text:p>287419.498038117</text:p>
          </table:table-cell>
          <table:table-cell table:formula="of:=[.T15]/[.S15]" office:value-type="float" office:value="0.762751733558472">
            <text:p>0.7627517336</text:p>
          </table:table-cell>
          <table:table-cell table:number-columns-repeated="3"/>
          <table:table-cell table:formula="of:=[.Q15]-([.$E15]-20)*[.$AC$1]" office:value-type="float" office:value="13.2149056">
            <text:p>13.2</text:p>
          </table:table-cell>
          <table:table-cell table:formula="of:=[.F15]-[.K15]" office:value-type="float" office:value="-0.0459999999999994">
            <text:p>-0.046</text:p>
          </table:table-cell>
          <table:table-cell table:formula="of:=[.Z15]/[.G15]" office:value-type="float" office:value="0.0122340425531913">
            <text:p>0.0122340426</text:p>
          </table:table-cell>
          <table:table-cell table:number-columns-repeated="2"/>
          <table:table-cell table:style-name="ce6" office:value-type="float" office:value="0.9">
            <text:p>0.9</text:p>
          </table:table-cell>
          <table:table-cell table:style-name="ce6" office:value-type="float" office:value="13.17">
            <text:p>13.17</text:p>
          </table:table-cell>
          <table:table-cell table:style-name="ce6" office:value-type="float" office:value="13.2">
            <text:p>13.2</text:p>
          </table:table-cell>
          <table:table-cell table:style-name="ce6" office:value-type="float" office:value="13.25">
            <text:p>13.25</text:p>
          </table:table-cell>
          <table:table-cell table:style-name="ce6" table:formula="of:=[.AG15]+[.$AC$1]*20" office:value-type="float" office:value="13.33">
            <text:p>13.33</text:p>
          </table:table-cell>
          <table:table-cell table:number-columns-repeated="2"/>
          <table:table-cell table:formula="of:=[.A15]" office:value-type="float" office:value="5.50027777777778">
            <text:p>5.5002777778</text:p>
          </table:table-cell>
          <table:table-cell table:formula="of:=[.F15]*[.G15]" office:value-type="float" office:value="-49.52672">
            <text:p>-49.52672</text:p>
          </table:table-cell>
          <table:table-cell table:number-columns-repeated="986"/>
        </table:table-row>
        <table:table-row table:style-name="ro1">
          <table:table-cell table:formula="of:=([.D16]-[.$D$2])/3600" office:value-type="float" office:value="6.00055555555556">
            <text:p>6.0005555556</text:p>
          </table:table-cell>
          <table:table-cell office:value-type="float" office:value="66">
            <text:p>66</text:p>
          </table:table-cell>
          <table:table-cell office:value-type="string">
            <text:p><text:s text:c="2"/>2022-02-17T21:19:58</text:p>
          </table:table-cell>
          <table:table-cell office:value-type="float" office:value="1645150798">
            <text:p>1645150798</text:p>
          </table:table-cell>
          <table:table-cell office:value-type="float" office:value="19.87">
            <text:p>19.87</text:p>
          </table:table-cell>
          <table:table-cell office:value-type="float" office:value="13.168">
            <text:p>13.168</text:p>
          </table:table-cell>
          <table:table-cell office:value-type="float" office:value="-3.698">
            <text:p>-3.698</text:p>
          </table:table-cell>
          <table:table-cell office:value-type="float" office:value="0.784">
            <text:p>0.784</text:p>
          </table:table-cell>
          <table:table-cell office:value-type="float" office:value="0.5072">
            <text:p>0.5072</text:p>
          </table:table-cell>
          <table:table-cell office:value-type="float" office:value="13.434">
            <text:p>13.434</text:p>
          </table:table-cell>
          <table:table-cell office:value-type="float" office:value="13.214">
            <text:p>13.214</text:p>
          </table:table-cell>
          <table:table-cell office:value-type="float" office:value="-87864">
            <text:p>-87864</text:p>
          </table:table-cell>
          <table:table-cell table:style-name="Default" table:formula="of:=([.L16]-[.L15])/([.A16]-[.A15])/3600" office:value-type="float" office:value="-3.85119378123265">
            <text:p>-3.8511937812</text:p>
          </table:table-cell>
          <table:table-cell table:style-name="Default" table:formula="of:=[.M16]+[.$V$3]" office:value-type="float" office:value="-3.98119378123265">
            <text:p>-3.9811937812</text:p>
          </table:table-cell>
          <table:table-cell table:style-name="Default" table:formula="of:=([.N16]*3600*([.A16]-[.A15]))*[.$V$7]/[.$V$5]+[.O15]" office:value-type="float" office:value="-97076.2424887892">
            <text:p>-97076.2424887892</text:p>
          </table:table-cell>
          <table:table-cell/>
          <table:table-cell table:formula="of:=[.F16]-[.G16]*[.$AO$2]" office:value-type="float" office:value="13.21148848">
            <text:p>13.21148848</text:p>
          </table:table-cell>
          <table:table-cell table:formula="of:=[.O16]-[.$O$2]" office:value-type="float" office:value="-97076.2424887892">
            <text:p>-97076.2424887892</text:p>
          </table:table-cell>
          <table:table-cell table:style-name="ce1" table:formula="of:=360000*(1-0.01*([.E16]-25))" office:value-type="float" office:value="378468">
            <text:p>378468</text:p>
          </table:table-cell>
          <table:table-cell table:formula="of:=[.R16]+[.S16]" office:value-type="float" office:value="281391.757511211">
            <text:p>281391.757511211</text:p>
          </table:table-cell>
          <table:table-cell table:formula="of:=[.T16]/[.S16]" office:value-type="float" office:value="0.743502112493555">
            <text:p>0.7435021125</text:p>
          </table:table-cell>
          <table:table-cell/>
          <table:table-cell office:value-type="float" office:value="40">
            <text:p>40</text:p>
          </table:table-cell>
          <table:table-cell table:formula="of:=([.W16]-32)*5/9" office:value-type="float" office:value="4.44444444444444">
            <text:p>4.4</text:p>
          </table:table-cell>
          <table:table-cell table:formula="of:=[.Q16]-([.$E16]-20)*[.$AC$1]" office:value-type="float" office:value="13.21200848">
            <text:p>13.2</text:p>
          </table:table-cell>
          <table:table-cell table:formula="of:=[.F16]-[.K16]" office:value-type="float" office:value="-0.0460000000000012">
            <text:p>-0.046</text:p>
          </table:table-cell>
          <table:table-cell table:formula="of:=[.Z16]/[.G16]" office:value-type="float" office:value="0.0124391563007034">
            <text:p>0.0124391563</text:p>
          </table:table-cell>
          <table:table-cell table:number-columns-repeated="2"/>
          <table:table-cell table:style-name="ce6" office:value-type="float" office:value="0.98">
            <text:p>0.98</text:p>
          </table:table-cell>
          <table:table-cell table:style-name="ce6" office:value-type="float" office:value="13.22">
            <text:p>13.22</text:p>
          </table:table-cell>
          <table:table-cell table:style-name="ce6" office:value-type="float" office:value="13.23">
            <text:p>13.23</text:p>
          </table:table-cell>
          <table:table-cell table:style-name="ce6" office:value-type="float" office:value="13.27">
            <text:p>13.27</text:p>
          </table:table-cell>
          <table:table-cell table:style-name="ce6" table:formula="of:=[.AG16]+[.$AC$1]*20" office:value-type="float" office:value="13.35">
            <text:p>13.35</text:p>
          </table:table-cell>
          <table:table-cell table:number-columns-repeated="2"/>
          <table:table-cell table:formula="of:=[.A16]" office:value-type="float" office:value="6.00055555555556">
            <text:p>6.0005555556</text:p>
          </table:table-cell>
          <table:table-cell table:formula="of:=[.F16]*[.G16]" office:value-type="float" office:value="-48.695264">
            <text:p>-48.695264</text:p>
          </table:table-cell>
          <table:table-cell table:number-columns-repeated="986"/>
        </table:table-row>
        <table:table-row table:style-name="ro1">
          <table:table-cell table:formula="of:=([.D17]-[.$D$2])/3600" office:value-type="float" office:value="6.50055555555556">
            <text:p>6.5005555556</text:p>
          </table:table-cell>
          <table:table-cell office:value-type="float" office:value="67">
            <text:p>67</text:p>
          </table:table-cell>
          <table:table-cell office:value-type="string">
            <text:p><text:s text:c="2"/>2022-02-17T21:49:58</text:p>
          </table:table-cell>
          <table:table-cell office:value-type="float" office:value="1645152598">
            <text:p>1645152598</text:p>
          </table:table-cell>
          <table:table-cell office:value-type="float" office:value="19.495">
            <text:p>19.495</text:p>
          </table:table-cell>
          <table:table-cell office:value-type="float" office:value="13.158">
            <text:p>13.158</text:p>
          </table:table-cell>
          <table:table-cell office:value-type="float" office:value="-3.76">
            <text:p>-3.76</text:p>
          </table:table-cell>
          <table:table-cell office:value-type="float" office:value="0.7702">
            <text:p>0.7702</text:p>
          </table:table-cell>
          <table:table-cell office:value-type="float" office:value="0.5068">
            <text:p>0.5068</text:p>
          </table:table-cell>
          <table:table-cell office:value-type="float" office:value="13.413">
            <text:p>13.413</text:p>
          </table:table-cell>
          <table:table-cell office:value-type="float" office:value="13.206">
            <text:p>13.206</text:p>
          </table:table-cell>
          <table:table-cell office:value-type="float" office:value="-94776">
            <text:p>-94776</text:p>
          </table:table-cell>
          <table:table-cell table:style-name="Default" table:formula="of:=([.L17]-[.L16])/([.A17]-[.A16])/3600" office:value-type="float" office:value="-3.84">
            <text:p>-3.84</text:p>
          </table:table-cell>
          <table:table-cell table:style-name="Default" table:formula="of:=[.M17]+[.$V$3]" office:value-type="float" office:value="-3.97">
            <text:p>-3.97</text:p>
          </table:table-cell>
          <table:table-cell table:style-name="Default" table:formula="of:=([.N17]*3600*([.A17]-[.A16]))*[.$V$7]/[.$V$5]+[.O16]" office:value-type="float" office:value="-104726.948766816">
            <text:p>-104726.948766816</text:p>
          </table:table-cell>
          <table:table-cell/>
          <table:table-cell table:formula="of:=[.F17]-[.G17]*[.$AO$2]" office:value-type="float" office:value="13.2022176">
            <text:p>13.2022176</text:p>
          </table:table-cell>
          <table:table-cell table:formula="of:=[.O17]-[.$O$2]" office:value-type="float" office:value="-104726.948766816">
            <text:p>-104726.948766816</text:p>
          </table:table-cell>
          <table:table-cell table:style-name="ce1" table:formula="of:=360000*(1-0.01*([.E17]-25))" office:value-type="float" office:value="379818">
            <text:p>379818</text:p>
          </table:table-cell>
          <table:table-cell table:formula="of:=[.R17]+[.S17]" office:value-type="float" office:value="275091.051233184">
            <text:p>275091.051233184</text:p>
          </table:table-cell>
          <table:table-cell table:formula="of:=[.T17]/[.S17]" office:value-type="float" office:value="0.724270706583637">
            <text:p>0.7242707066</text:p>
          </table:table-cell>
          <table:table-cell table:number-columns-repeated="3"/>
          <table:table-cell table:formula="of:=[.Q17]-([.$E17]-20)*[.$AC$1]" office:value-type="float" office:value="13.2042376">
            <text:p>13.2</text:p>
          </table:table-cell>
          <table:table-cell table:formula="of:=[.F17]-[.K17]" office:value-type="float" office:value="-0.048">
            <text:p>-0.048</text:p>
          </table:table-cell>
          <table:table-cell table:formula="of:=[.Z17]/[.G17]" office:value-type="float" office:value="0.0127659574468085">
            <text:p>0.0127659574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13.59">
            <text:p>13.59</text:p>
          </table:table-cell>
          <table:table-cell table:style-name="ce6" office:value-type="float" office:value="13.72">
            <text:p>13.72</text:p>
          </table:table-cell>
          <table:table-cell table:style-name="ce6" table:formula="of:=[.AG17]+[.$AC$1]*20" office:value-type="float" office:value="13.8">
            <text:p>13.8</text:p>
          </table:table-cell>
          <table:table-cell table:number-columns-repeated="2"/>
          <table:table-cell table:formula="of:=[.A17]" office:value-type="float" office:value="6.50055555555556">
            <text:p>6.5005555556</text:p>
          </table:table-cell>
          <table:table-cell table:formula="of:=[.F17]*[.G17]" office:value-type="float" office:value="-49.47408">
            <text:p>-49.47408</text:p>
          </table:table-cell>
          <table:table-cell table:number-columns-repeated="986"/>
        </table:table-row>
        <table:table-row table:style-name="ro1">
          <table:table-cell table:formula="of:=([.D18]-[.$D$2])/3600" office:value-type="float" office:value="7.00055555555556">
            <text:p>7.0005555556</text:p>
          </table:table-cell>
          <table:table-cell office:value-type="float" office:value="68">
            <text:p>68</text:p>
          </table:table-cell>
          <table:table-cell office:value-type="string">
            <text:p><text:s text:c="2"/>2022-02-17T22:19:58</text:p>
          </table:table-cell>
          <table:table-cell office:value-type="float" office:value="1645154398">
            <text:p>1645154398</text:p>
          </table:table-cell>
          <table:table-cell office:value-type="float" office:value="19.12">
            <text:p>19.12</text:p>
          </table:table-cell>
          <table:table-cell office:value-type="float" office:value="13.15">
            <text:p>13.15</text:p>
          </table:table-cell>
          <table:table-cell office:value-type="float" office:value="-4.007">
            <text:p>-4.007</text:p>
          </table:table-cell>
          <table:table-cell office:value-type="float" office:value="0.7566">
            <text:p>0.7566</text:p>
          </table:table-cell>
          <table:table-cell office:value-type="float" office:value="0.5018">
            <text:p>0.5018</text:p>
          </table:table-cell>
          <table:table-cell office:value-type="float" office:value="13.392">
            <text:p>13.392</text:p>
          </table:table-cell>
          <table:table-cell office:value-type="float" office:value="13.198">
            <text:p>13.198</text:p>
          </table:table-cell>
          <table:table-cell office:value-type="float" office:value="-101712">
            <text:p>-101712</text:p>
          </table:table-cell>
          <table:table-cell table:style-name="Default" table:formula="of:=([.L18]-[.L17])/([.A18]-[.A17])/3600" office:value-type="float" office:value="-3.85333333333333">
            <text:p>-3.8533333333</text:p>
          </table:table-cell>
          <table:table-cell table:style-name="Default" table:formula="of:=[.M18]+[.$V$3]" office:value-type="float" office:value="-3.98333333333333">
            <text:p>-3.9833333333</text:p>
          </table:table-cell>
          <table:table-cell table:style-name="Default" table:formula="of:=([.N18]*3600*([.A18]-[.A17]))*[.$V$7]/[.$V$5]+[.O17]" office:value-type="float" office:value="-112403.350112108">
            <text:p>-112403.350112108</text:p>
          </table:table-cell>
          <table:table-cell/>
          <table:table-cell table:formula="of:=[.F18]-[.G18]*[.$AO$2]" office:value-type="float" office:value="13.19712232">
            <text:p>13.19712232</text:p>
          </table:table-cell>
          <table:table-cell table:formula="of:=[.O18]-[.$O$2]" office:value-type="float" office:value="-112403.350112108">
            <text:p>-112403.350112108</text:p>
          </table:table-cell>
          <table:table-cell table:style-name="ce1" table:formula="of:=360000*(1-0.01*([.E18]-25))" office:value-type="float" office:value="381168">
            <text:p>381168</text:p>
          </table:table-cell>
          <table:table-cell table:formula="of:=[.R18]+[.S18]" office:value-type="float" office:value="268764.649887892">
            <text:p>268764.649887892</text:p>
          </table:table-cell>
          <table:table-cell table:formula="of:=[.T18]/[.S18]" office:value-type="float" office:value="0.705108114762762">
            <text:p>0.7051081148</text:p>
          </table:table-cell>
          <table:table-cell/>
          <table:table-cell office:value-type="float" office:value="38">
            <text:p>38</text:p>
          </table:table-cell>
          <table:table-cell table:formula="of:=([.W18]-32)*5/9" office:value-type="float" office:value="3.33333333333333">
            <text:p>3.3</text:p>
          </table:table-cell>
          <table:table-cell table:formula="of:=[.Q18]-([.$E18]-20)*[.$AC$1]" office:value-type="float" office:value="13.20064232">
            <text:p>13.2</text:p>
          </table:table-cell>
          <table:table-cell table:formula="of:=[.F18]-[.K18]" office:value-type="float" office:value="-0.048">
            <text:p>-0.048</text:p>
          </table:table-cell>
          <table:table-cell table:formula="of:=[.Z18]/[.G18]" office:value-type="float" office:value="0.0119790366857999">
            <text:p>0.0119790367</text:p>
          </table:table-cell>
          <table:table-cell table:number-columns-repeated="9"/>
          <table:table-cell table:formula="of:=[.A18]" office:value-type="float" office:value="7.00055555555556">
            <text:p>7.0005555556</text:p>
          </table:table-cell>
          <table:table-cell table:formula="of:=[.F18]*[.G18]" office:value-type="float" office:value="-52.69205">
            <text:p>-52.69205</text:p>
          </table:table-cell>
          <table:table-cell table:number-columns-repeated="986"/>
        </table:table-row>
        <table:table-row table:style-name="ro1">
          <table:table-cell table:formula="of:=([.D19]-[.$D$2])/3600" office:value-type="float" office:value="7.50055555555556">
            <text:p>7.5005555556</text:p>
          </table:table-cell>
          <table:table-cell office:value-type="float" office:value="69">
            <text:p>69</text:p>
          </table:table-cell>
          <table:table-cell office:value-type="string">
            <text:p><text:s text:c="2"/>2022-02-17T22:49:58</text:p>
          </table:table-cell>
          <table:table-cell office:value-type="float" office:value="1645156198">
            <text:p>1645156198</text:p>
          </table:table-cell>
          <table:table-cell office:value-type="float" office:value="18.743">
            <text:p>18.743</text:p>
          </table:table-cell>
          <table:table-cell office:value-type="float" office:value="13.124">
            <text:p>13.124</text:p>
          </table:table-cell>
          <table:table-cell office:value-type="float" office:value="-3.883">
            <text:p>-3.883</text:p>
          </table:table-cell>
          <table:table-cell office:value-type="float" office:value="0.7431">
            <text:p>0.7431</text:p>
          </table:table-cell>
          <table:table-cell office:value-type="float" office:value="0.4795">
            <text:p>0.4795</text:p>
          </table:table-cell>
          <table:table-cell office:value-type="float" office:value="13.371">
            <text:p>13.371</text:p>
          </table:table-cell>
          <table:table-cell office:value-type="float" office:value="13.172">
            <text:p>13.172</text:p>
          </table:table-cell>
          <table:table-cell office:value-type="float" office:value="-108648">
            <text:p>-108648</text:p>
          </table:table-cell>
          <table:table-cell table:style-name="Default" table:formula="of:=([.L19]-[.L18])/([.A19]-[.A18])/3600" office:value-type="float" office:value="-3.85333333333333">
            <text:p>-3.8533333333</text:p>
          </table:table-cell>
          <table:table-cell table:style-name="Default" table:formula="of:=[.M19]+[.$V$3]" office:value-type="float" office:value="-3.98333333333333">
            <text:p>-3.9833333333</text:p>
          </table:table-cell>
          <table:table-cell table:style-name="Default" table:formula="of:=([.N19]*3600*([.A19]-[.A18]))*[.$V$7]/[.$V$5]+[.O18]" office:value-type="float" office:value="-120079.751457399">
            <text:p>-120079.751457399</text:p>
          </table:table-cell>
          <table:table-cell/>
          <table:table-cell table:formula="of:=[.F19]-[.G19]*[.$AO$2]" office:value-type="float" office:value="13.16966408">
            <text:p>13.16966408</text:p>
          </table:table-cell>
          <table:table-cell table:formula="of:=[.O19]-[.$O$2]" office:value-type="float" office:value="-120079.751457399">
            <text:p>-120079.751457399</text:p>
          </table:table-cell>
          <table:table-cell table:style-name="ce1" table:formula="of:=360000*(1-0.01*([.E19]-25))" office:value-type="float" office:value="382525.2">
            <text:p>382525.2</text:p>
          </table:table-cell>
          <table:table-cell table:formula="of:=[.R19]+[.S19]" office:value-type="float" office:value="262445.448542601">
            <text:p>262445.448542601</text:p>
          </table:table-cell>
          <table:table-cell table:formula="of:=[.T19]/[.S19]" office:value-type="float" office:value="0.686086690609144">
            <text:p>0.6860866906</text:p>
          </table:table-cell>
          <table:table-cell table:number-columns-repeated="3"/>
          <table:table-cell table:formula="of:=[.Q19]-([.$E19]-20)*[.$AC$1]" office:value-type="float" office:value="13.17469208">
            <text:p>13.2</text:p>
          </table:table-cell>
          <table:table-cell table:formula="of:=[.F19]-[.K19]" office:value-type="float" office:value="-0.048">
            <text:p>-0.048</text:p>
          </table:table-cell>
          <table:table-cell table:formula="of:=[.Z19]/[.G19]" office:value-type="float" office:value="0.0123615761009529">
            <text:p>0.0123615761</text:p>
          </table:table-cell>
          <table:table-cell table:number-columns-repeated="9"/>
          <table:table-cell table:formula="of:=[.A19]" office:value-type="float" office:value="7.50055555555556">
            <text:p>7.5005555556</text:p>
          </table:table-cell>
          <table:table-cell table:formula="of:=[.F19]*[.G19]" office:value-type="float" office:value="-50.960492">
            <text:p>-50.960492</text:p>
          </table:table-cell>
          <table:table-cell table:number-columns-repeated="986"/>
        </table:table-row>
        <table:table-row table:style-name="ro1">
          <table:table-cell table:formula="of:=([.D20]-[.$D$2])/3600" office:value-type="float" office:value="8.00055555555556">
            <text:p>8.0005555556</text:p>
          </table:table-cell>
          <table:table-cell office:value-type="float" office:value="70">
            <text:p>70</text:p>
          </table:table-cell>
          <table:table-cell office:value-type="string">
            <text:p><text:s text:c="2"/>2022-02-17T23:19:58</text:p>
          </table:table-cell>
          <table:table-cell office:value-type="float" office:value="1645157998">
            <text:p>1645157998</text:p>
          </table:table-cell>
          <table:table-cell office:value-type="float" office:value="18.432">
            <text:p>18.432</text:p>
          </table:table-cell>
          <table:table-cell office:value-type="float" office:value="13.098">
            <text:p>13.098</text:p>
          </table:table-cell>
          <table:table-cell office:value-type="float" office:value="-4.068">
            <text:p>-4.068</text:p>
          </table:table-cell>
          <table:table-cell office:value-type="float" office:value="0.7289">
            <text:p>0.7289</text:p>
          </table:table-cell>
          <table:table-cell office:value-type="float" office:value="0.4329">
            <text:p>0.4329</text:p>
          </table:table-cell>
          <table:table-cell office:value-type="float" office:value="13.352">
            <text:p>13.352</text:p>
          </table:table-cell>
          <table:table-cell office:value-type="float" office:value="13.147">
            <text:p>13.147</text:p>
          </table:table-cell>
          <table:table-cell office:value-type="float" office:value="-115584">
            <text:p>-115584</text:p>
          </table:table-cell>
          <table:table-cell table:style-name="Default" table:formula="of:=([.L20]-[.L19])/([.A20]-[.A19])/3600" office:value-type="float" office:value="-3.85333333333333">
            <text:p>-3.8533333333</text:p>
          </table:table-cell>
          <table:table-cell table:style-name="Default" table:formula="of:=[.M20]+[.$V$3]" office:value-type="float" office:value="-3.98333333333333">
            <text:p>-3.9833333333</text:p>
          </table:table-cell>
          <table:table-cell table:style-name="Default" table:formula="of:=([.N20]*3600*([.A20]-[.A19]))*[.$V$7]/[.$V$5]+[.O19]" office:value-type="float" office:value="-127756.152802691">
            <text:p>-127756.152802691</text:p>
          </table:table-cell>
          <table:table-cell/>
          <table:table-cell table:formula="of:=[.F20]-[.G20]*[.$AO$2]" office:value-type="float" office:value="13.14583968">
            <text:p>13.14583968</text:p>
          </table:table-cell>
          <table:table-cell table:formula="of:=[.O20]-[.$O$2]" office:value-type="float" office:value="-127756.152802691">
            <text:p>-127756.152802691</text:p>
          </table:table-cell>
          <table:table-cell table:style-name="ce1" table:formula="of:=360000*(1-0.01*([.E20]-25))" office:value-type="float" office:value="383644.8">
            <text:p>383644.8</text:p>
          </table:table-cell>
          <table:table-cell table:formula="of:=[.R20]+[.S20]" office:value-type="float" office:value="255888.647197309">
            <text:p>255888.647197309</text:p>
          </table:table-cell>
          <table:table-cell table:formula="of:=[.T20]/[.S20]" office:value-type="float" office:value="0.66699365454011">
            <text:p>0.6669936545</text:p>
          </table:table-cell>
          <table:table-cell/>
          <table:table-cell office:value-type="float" office:value="37">
            <text:p>37</text:p>
          </table:table-cell>
          <table:table-cell table:formula="of:=([.W20]-32)*5/9" office:value-type="float" office:value="2.77777777777778">
            <text:p>2.8</text:p>
          </table:table-cell>
          <table:table-cell table:formula="of:=[.Q20]-([.$E20]-20)*[.$AC$1]" office:value-type="float" office:value="13.15211168">
            <text:p>13.2</text:p>
          </table:table-cell>
          <table:table-cell table:formula="of:=[.F20]-[.K20]" office:value-type="float" office:value="-0.0489999999999995">
            <text:p>-0.049</text:p>
          </table:table-cell>
          <table:table-cell table:formula="of:=[.Z20]/[.G20]" office:value-type="float" office:value="0.0120452310717796">
            <text:p>0.0120452311</text:p>
          </table:table-cell>
          <table:table-cell table:number-columns-repeated="9"/>
          <table:table-cell table:formula="of:=[.A20]" office:value-type="float" office:value="8.00055555555556">
            <text:p>8.0005555556</text:p>
          </table:table-cell>
          <table:table-cell table:formula="of:=[.F20]*[.G20]" office:value-type="float" office:value="-53.282664">
            <text:p>-53.282664</text:p>
          </table:table-cell>
          <table:table-cell table:number-columns-repeated="986"/>
        </table:table-row>
        <table:table-row table:style-name="ro1">
          <table:table-cell table:formula="of:=([.D21]-[.$D$2])/3600" office:value-type="float" office:value="8.50055555555556">
            <text:p>8.5005555556</text:p>
          </table:table-cell>
          <table:table-cell office:value-type="float" office:value="71">
            <text:p>71</text:p>
          </table:table-cell>
          <table:table-cell office:value-type="string">
            <text:p><text:s text:c="2"/>2022-02-17T23:49:58</text:p>
          </table:table-cell>
          <table:table-cell office:value-type="float" office:value="1645159798">
            <text:p>1645159798</text:p>
          </table:table-cell>
          <table:table-cell office:value-type="float" office:value="19.892">
            <text:p>19.892</text:p>
          </table:table-cell>
          <table:table-cell office:value-type="float" office:value="13.008">
            <text:p>13.008</text:p>
            <draw:frame table:end-cell-address="'20 C'.K35" table:end-x="0.2591in" table:end-y="0.0563in" draw:z-index="2" draw:name="Chart 3" draw:style-name="gr3" draw:text-style-name="P1" svg:width="3.1504in" svg:height="2.448in" svg:x="0.0094in" svg:y="0.0976in">
              <draw:object draw:notify-on-update-of-ranges="'20 C'.A2:'20 C'.A87 '20 C'.E1:'20 C'.E1 '20 C'.E2:'20 C'.E87 '20 C'.A2:'20 C'.A87 '20 C'.F1:'20 C'.F1 '20 C'.F2:'20 C'.F87 '20 C'.A2:'20 C'.A87 '20 C'.G1:'20 C'.G1 '20 C'.G2:'20 C'.G87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office:value-type="float" office:value="-6.782">
            <text:p>-6.782</text:p>
          </table:table-cell>
          <table:table-cell office:value-type="float" office:value="0.6816">
            <text:p>0.6816</text:p>
          </table:table-cell>
          <table:table-cell office:value-type="float" office:value="0.3546">
            <text:p>0.3546</text:p>
          </table:table-cell>
          <table:table-cell office:value-type="float" office:value="13.358">
            <text:p>13.358</text:p>
          </table:table-cell>
          <table:table-cell office:value-type="float" office:value="13.09">
            <text:p>13.09</text:p>
          </table:table-cell>
          <table:table-cell office:value-type="float" office:value="-126504">
            <text:p>-126504</text:p>
          </table:table-cell>
          <table:table-cell table:style-name="Default" table:formula="of:=([.L21]-[.L20])/([.A21]-[.A20])/3600" office:value-type="float" office:value="-6.06666666666667">
            <text:p>-6.0666666667</text:p>
          </table:table-cell>
          <table:table-cell table:style-name="Default" table:formula="of:=[.M21]+[.$V$3]" office:value-type="float" office:value="-6.19666666666667">
            <text:p>-6.1966666667</text:p>
          </table:table-cell>
          <table:table-cell table:style-name="Default" table:formula="of:=([.N21]*3600*([.A21]-[.A20]))*[.$V$7]/[.$V$5]+[.O20]" office:value-type="float" office:value="-139697.935313901">
            <text:p>-139697.935313901</text:p>
          </table:table-cell>
          <table:table-cell/>
          <table:table-cell table:formula="of:=[.F21]-[.G21]*[.$AO$2]" office:value-type="float" office:value="13.08775632">
            <text:p>13.08775632</text:p>
          </table:table-cell>
          <table:table-cell table:formula="of:=[.O21]-[.$O$2]" office:value-type="float" office:value="-139697.935313901">
            <text:p>-139697.935313901</text:p>
          </table:table-cell>
          <table:table-cell table:style-name="ce1" table:formula="of:=360000*(1-0.01*([.E21]-25))" office:value-type="float" office:value="378388.8">
            <text:p>378388.8</text:p>
          </table:table-cell>
          <table:table-cell table:formula="of:=[.R21]+[.S21]" office:value-type="float" office:value="238690.864686099">
            <text:p>238690.864686099</text:p>
          </table:table-cell>
          <table:table-cell table:formula="of:=[.T21]/[.S21]" office:value-type="float" office:value="0.630808482402488">
            <text:p>0.6308084824</text:p>
          </table:table-cell>
          <table:table-cell table:number-columns-repeated="3"/>
          <table:table-cell table:formula="of:=[.Q21]-([.$E21]-20)*[.$AC$1]" office:value-type="float" office:value="13.08818832">
            <text:p>13.1</text:p>
          </table:table-cell>
          <table:table-cell table:formula="of:=[.F21]-[.K21]" office:value-type="float" office:value="-0.0820000000000007">
            <text:p>-0.082</text:p>
          </table:table-cell>
          <table:table-cell table:formula="of:=[.Z21]/[.G21]" office:value-type="float" office:value="0.012090828664111">
            <text:p>0.0120908287</text:p>
          </table:table-cell>
          <table:table-cell table:number-columns-repeated="6"/>
          <table:table-cell>
            <draw:frame table:end-cell-address="'20 C'.AN36" table:end-x="0.3043in" table:end-y="0.1209in" draw:z-index="3" draw:name="Chart 4" draw:style-name="gr3" draw:text-style-name="P1" svg:width="4.2244in" svg:height="2.6661in" svg:x="0.213in" svg:y="0.1217in">
              <draw:object draw:notify-on-update-of-ranges="'20 C'.AK2:'20 C'.AK87 '20 C'.AL1:'20 C'.AL1 '20 C'.AL2:'20 C'.AL87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2"/>
          <table:table-cell table:formula="of:=[.A21]" office:value-type="float" office:value="8.50055555555556">
            <text:p>8.5005555556</text:p>
          </table:table-cell>
          <table:table-cell table:formula="of:=[.F21]*[.G21]" office:value-type="float" office:value="-88.220256">
            <text:p>-88.220256</text:p>
          </table:table-cell>
          <table:table-cell table:number-columns-repeated="986"/>
        </table:table-row>
        <table:table-row table:style-name="ro1">
          <table:table-cell table:formula="of:=([.D22]-[.$D$2])/3600" office:value-type="float" office:value="9.00055555555556">
            <text:p>9.0005555556</text:p>
          </table:table-cell>
          <table:table-cell office:value-type="float" office:value="72">
            <text:p>72</text:p>
          </table:table-cell>
          <table:table-cell office:value-type="string">
            <text:p><text:s text:c="2"/>2022-02-18T00:19:58</text:p>
          </table:table-cell>
          <table:table-cell office:value-type="float" office:value="1645161598">
            <text:p>1645161598</text:p>
          </table:table-cell>
          <table:table-cell office:value-type="float" office:value="21.187">
            <text:p>21.187</text:p>
          </table:table-cell>
          <table:table-cell office:value-type="float" office:value="13.051">
            <text:p>13.051</text:p>
          </table:table-cell>
          <table:table-cell office:value-type="float" office:value="-3.883">
            <text:p>-3.883</text:p>
          </table:table-cell>
          <table:table-cell office:value-type="float" office:value="0.644">
            <text:p>0.644</text:p>
          </table:table-cell>
          <table:table-cell office:value-type="float" office:value="0.3408">
            <text:p>0.3408</text:p>
          </table:table-cell>
          <table:table-cell office:value-type="float" office:value="13.352">
            <text:p>13.352</text:p>
          </table:table-cell>
          <table:table-cell office:value-type="float" office:value="13.098">
            <text:p>13.098</text:p>
          </table:table-cell>
          <table:table-cell office:value-type="float" office:value="-134184">
            <text:p>-134184</text:p>
          </table:table-cell>
          <table:table-cell table:style-name="Default" table:formula="of:=([.L22]-[.L21])/([.A22]-[.A21])/3600" office:value-type="float" office:value="-4.26666666666667">
            <text:p>-4.2666666667</text:p>
          </table:table-cell>
          <table:table-cell table:style-name="Default" table:formula="of:=[.M22]+[.$V$3]" office:value-type="float" office:value="-4.39666666666667">
            <text:p>-4.3966666667</text:p>
          </table:table-cell>
          <table:table-cell table:style-name="Default" table:formula="of:=([.N22]*3600*([.A22]-[.A21]))*[.$V$7]/[.$V$5]+[.O21]" office:value-type="float" office:value="-148170.883744395">
            <text:p>-148170.883744395</text:p>
          </table:table-cell>
          <table:table-cell/>
          <table:table-cell table:formula="of:=[.F22]-[.G22]*[.$AO$2]" office:value-type="float" office:value="13.09666408">
            <text:p>13.09666408</text:p>
          </table:table-cell>
          <table:table-cell table:formula="of:=[.O22]-[.$O$2]" office:value-type="float" office:value="-148170.883744395">
            <text:p>-148170.883744395</text:p>
          </table:table-cell>
          <table:table-cell table:style-name="ce1" table:formula="of:=360000*(1-0.01*([.E22]-25))" office:value-type="float" office:value="373726.8">
            <text:p>373726.8</text:p>
          </table:table-cell>
          <table:table-cell table:formula="of:=[.R22]+[.S22]" office:value-type="float" office:value="225555.916255605">
            <text:p>225555.916255605</text:p>
          </table:table-cell>
          <table:table-cell table:formula="of:=[.T22]/[.S22]" office:value-type="float" office:value="0.603531553679333">
            <text:p>0.6035315537</text:p>
          </table:table-cell>
          <table:table-cell/>
          <table:table-cell office:value-type="float" office:value="36">
            <text:p>36</text:p>
          </table:table-cell>
          <table:table-cell table:formula="of:=([.W22]-32)*5/9" office:value-type="float" office:value="2.22222222222222">
            <text:p>2.2</text:p>
          </table:table-cell>
          <table:table-cell table:formula="of:=[.Q22]-([.$E22]-20)*[.$AC$1]" office:value-type="float" office:value="13.09191608">
            <text:p>13.1</text:p>
          </table:table-cell>
          <table:table-cell table:formula="of:=[.F22]-[.K22]" office:value-type="float" office:value="-0.0470000000000006">
            <text:p>-0.047</text:p>
          </table:table-cell>
          <table:table-cell table:formula="of:=[.Z22]/[.G22]" office:value-type="float" office:value="0.0121040432655165">
            <text:p>0.0121040433</text:p>
          </table:table-cell>
          <table:table-cell table:number-columns-repeated="5"/>
          <table:table-cell office:value-type="string">
            <text:p>old</text:p>
          </table:table-cell>
          <table:table-cell table:number-columns-repeated="3"/>
          <table:table-cell table:formula="of:=[.A22]" office:value-type="float" office:value="9.00055555555556">
            <text:p>9.0005555556</text:p>
          </table:table-cell>
          <table:table-cell table:formula="of:=[.F22]*[.G22]" office:value-type="float" office:value="-50.677033">
            <text:p>-50.677033</text:p>
          </table:table-cell>
          <table:table-cell table:number-columns-repeated="986"/>
        </table:table-row>
        <table:table-row table:style-name="ro1">
          <table:table-cell table:formula="of:=([.D23]-[.$D$2])/3600" office:value-type="float" office:value="9.50055555555556">
            <text:p>9.5005555556</text:p>
          </table:table-cell>
          <table:table-cell office:value-type="float" office:value="73">
            <text:p>73</text:p>
          </table:table-cell>
          <table:table-cell office:value-type="string">
            <text:p><text:s text:c="2"/>2022-02-18T00:49:58</text:p>
          </table:table-cell>
          <table:table-cell office:value-type="float" office:value="1645163398">
            <text:p>1645163398</text:p>
          </table:table-cell>
          <table:table-cell office:value-type="float" office:value="21.118">
            <text:p>21.118</text:p>
          </table:table-cell>
          <table:table-cell office:value-type="float" office:value="13.051">
            <text:p>13.051</text:p>
          </table:table-cell>
          <table:table-cell office:value-type="float" office:value="-3.698">
            <text:p>-3.698</text:p>
          </table:table-cell>
          <table:table-cell office:value-type="float" office:value="0.6264">
            <text:p>0.6264</text:p>
          </table:table-cell>
          <table:table-cell office:value-type="float" office:value="0.3367">
            <text:p>0.3367</text:p>
          </table:table-cell>
          <table:table-cell office:value-type="float" office:value="13.332">
            <text:p>13.332</text:p>
          </table:table-cell>
          <table:table-cell office:value-type="float" office:value="13.098">
            <text:p>13.098</text:p>
          </table:table-cell>
          <table:table-cell office:value-type="float" office:value="-141120">
            <text:p>-141120</text:p>
          </table:table-cell>
          <table:table-cell table:style-name="Default" table:formula="of:=([.L23]-[.L22])/([.A23]-[.A22])/3600" office:value-type="float" office:value="-3.85333333333333">
            <text:p>-3.8533333333</text:p>
          </table:table-cell>
          <table:table-cell table:style-name="Default" table:formula="of:=[.M23]+[.$V$3]" office:value-type="float" office:value="-3.98333333333333">
            <text:p>-3.9833333333</text:p>
          </table:table-cell>
          <table:table-cell table:style-name="Default" table:formula="of:=([.N23]*3600*([.A23]-[.A22]))*[.$V$7]/[.$V$5]+[.O22]" office:value-type="float" office:value="-155847.285089686">
            <text:p>-155847.285089686</text:p>
          </table:table-cell>
          <table:table-cell/>
          <table:table-cell table:formula="of:=[.F23]-[.G23]*[.$AO$2]" office:value-type="float" office:value="13.09448848">
            <text:p>13.09448848</text:p>
          </table:table-cell>
          <table:table-cell table:formula="of:=[.O23]-[.$O$2]" office:value-type="float" office:value="-155847.285089686">
            <text:p>-155847.285089686</text:p>
          </table:table-cell>
          <table:table-cell table:style-name="ce1" table:formula="of:=360000*(1-0.01*([.E23]-25))" office:value-type="float" office:value="373975.2">
            <text:p>373975.2</text:p>
          </table:table-cell>
          <table:table-cell table:formula="of:=[.R23]+[.S23]" office:value-type="float" office:value="218127.914910314">
            <text:p>218127.914910314</text:p>
          </table:table-cell>
          <table:table-cell table:formula="of:=[.T23]/[.S23]" office:value-type="float" office:value="0.583268395632421">
            <text:p>0.5832683956</text:p>
          </table:table-cell>
          <table:table-cell table:number-columns-repeated="3"/>
          <table:table-cell table:formula="of:=[.Q23]-([.$E23]-20)*[.$AC$1]" office:value-type="float" office:value="13.09001648">
            <text:p>13.1</text:p>
          </table:table-cell>
          <table:table-cell table:formula="of:=[.F23]-[.K23]" office:value-type="float" office:value="-0.0470000000000006">
            <text:p>-0.047</text:p>
          </table:table-cell>
          <table:table-cell table:formula="of:=[.Z23]/[.G23]" office:value-type="float" office:value="0.0127095727420229">
            <text:p>0.0127095727</text:p>
          </table:table-cell>
          <table:table-cell table:number-columns-repeated="5"/>
          <table:table-cell table:style-name="ce7" office:value-type="string">
            <text:p>t_voc_20</text:p>
          </table:table-cell>
          <table:table-cell table:number-columns-repeated="3"/>
          <table:table-cell table:formula="of:=[.A23]" office:value-type="float" office:value="9.50055555555556">
            <text:p>9.5005555556</text:p>
          </table:table-cell>
          <table:table-cell table:formula="of:=[.F23]*[.G23]" office:value-type="float" office:value="-48.262598">
            <text:p>-48.262598</text:p>
          </table:table-cell>
          <table:table-cell table:number-columns-repeated="986"/>
        </table:table-row>
        <table:table-row table:style-name="ro1">
          <table:table-cell table:formula="of:=([.D24]-[.$D$2])/3600" office:value-type="float" office:value="10.0005555555556">
            <text:p>10.0005555556</text:p>
          </table:table-cell>
          <table:table-cell office:value-type="float" office:value="74">
            <text:p>74</text:p>
          </table:table-cell>
          <table:table-cell office:value-type="string">
            <text:p><text:s text:c="2"/>2022-02-18T01:19:58</text:p>
          </table:table-cell>
          <table:table-cell office:value-type="float" office:value="1645165198">
            <text:p>1645165198</text:p>
          </table:table-cell>
          <table:table-cell office:value-type="float" office:value="20.467">
            <text:p>20.467</text:p>
          </table:table-cell>
          <table:table-cell office:value-type="float" office:value="13.029">
            <text:p>13.029</text:p>
          </table:table-cell>
          <table:table-cell office:value-type="float" office:value="-4.007">
            <text:p>-4.007</text:p>
          </table:table-cell>
          <table:table-cell office:value-type="float" office:value="0.6168">
            <text:p>0.6168</text:p>
          </table:table-cell>
          <table:table-cell office:value-type="float" office:value="0.3404">
            <text:p>0.3404</text:p>
          </table:table-cell>
          <table:table-cell office:value-type="float" office:value="13.307">
            <text:p>13.307</text:p>
          </table:table-cell>
          <table:table-cell office:value-type="float" office:value="13.078">
            <text:p>13.078</text:p>
          </table:table-cell>
          <table:table-cell office:value-type="float" office:value="-148056">
            <text:p>-148056</text:p>
          </table:table-cell>
          <table:table-cell table:style-name="Default" table:formula="of:=([.L24]-[.L23])/([.A24]-[.A23])/3600" office:value-type="float" office:value="-3.85333333333333">
            <text:p>-3.8533333333</text:p>
          </table:table-cell>
          <table:table-cell table:style-name="Default" table:formula="of:=[.M24]+[.$V$3]" office:value-type="float" office:value="-3.98333333333333">
            <text:p>-3.9833333333</text:p>
          </table:table-cell>
          <table:table-cell table:style-name="Default" table:formula="of:=([.N24]*3600*([.A24]-[.A23]))*[.$V$7]/[.$V$5]+[.O23]" office:value-type="float" office:value="-163523.686434978">
            <text:p>-163523.686434978</text:p>
          </table:table-cell>
          <table:table-cell/>
          <table:table-cell table:formula="of:=[.F24]-[.G24]*[.$AO$2]" office:value-type="float" office:value="13.07612232">
            <text:p>13.07612232</text:p>
          </table:table-cell>
          <table:table-cell table:formula="of:=[.O24]-[.$O$2]" office:value-type="float" office:value="-163523.686434978">
            <text:p>-163523.686434978</text:p>
          </table:table-cell>
          <table:table-cell table:style-name="ce1" table:formula="of:=360000*(1-0.01*([.E24]-25))" office:value-type="float" office:value="376318.8">
            <text:p>376318.8</text:p>
          </table:table-cell>
          <table:table-cell table:formula="of:=[.R24]+[.S24]" office:value-type="float" office:value="212795.113565022">
            <text:p>212795.113565022</text:p>
          </table:table-cell>
          <table:table-cell table:formula="of:=[.T24]/[.S24]" office:value-type="float" office:value="0.565465008830339">
            <text:p>0.5654650088</text:p>
          </table:table-cell>
          <table:table-cell>
            <draw:frame table:end-cell-address="'20 C'.AB38" table:end-x="0.8921in" table:end-y="0.0579in" draw:z-index="0" draw:name="Chart 1" draw:style-name="gr3" draw:text-style-name="P1" svg:width="4.8327in" svg:height="2.4469in" svg:x="0.0252in" svg:y="0.1004in">
              <draw:object draw:notify-on-update-of-ranges="'20 C'.D2:'20 C'.D87 '20 C'.H1:'20 C'.H1 '20 C'.H2:'20 C'.H87 '20 C'.D2:'20 C'.D87 '20 C'.I1:'20 C'.I1 '20 C'.I2:'20 C'.I87 '20 C'.D2:'20 C'.D87 '20 C'.G1:'20 C'.G1 '20 C'.G2:'20 C'.G87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office:value-type="float" office:value="34">
            <text:p>34</text:p>
          </table:table-cell>
          <table:table-cell table:formula="of:=([.W24]-32)*5/9" office:value-type="float" office:value="1.11111111111111">
            <text:p>1.1</text:p>
          </table:table-cell>
          <table:table-cell table:formula="of:=[.Q24]-([.$E24]-20)*[.$AC$1]" office:value-type="float" office:value="13.07425432">
            <text:p>13.1</text:p>
          </table:table-cell>
          <table:table-cell table:formula="of:=[.F24]-[.K24]" office:value-type="float" office:value="-0.0489999999999995">
            <text:p>-0.049</text:p>
          </table:table-cell>
          <table:table-cell table:formula="of:=[.Z24]/[.G24]" office:value-type="float" office:value="0.0122285999500872">
            <text:p>0.0122286</text:p>
          </table:table-cell>
          <table:table-cell table:number-columns-repeated="5"/>
          <table:table-cell table:style-name="ce7" office:value-type="float" office:value="4">
            <text:p>4</text:p>
          </table:table-cell>
          <table:table-cell table:number-columns-repeated="3"/>
          <table:table-cell table:formula="of:=[.A24]" office:value-type="float" office:value="10.0005555555556">
            <text:p>10.0005555556</text:p>
          </table:table-cell>
          <table:table-cell table:formula="of:=[.F24]*[.G24]" office:value-type="float" office:value="-52.207203">
            <text:p>-52.207203</text:p>
          </table:table-cell>
          <table:table-cell table:number-columns-repeated="986"/>
        </table:table-row>
        <table:table-row table:style-name="ro1">
          <table:table-cell table:formula="of:=([.D25]-[.$D$2])/3600" office:value-type="float" office:value="10.5005555555556">
            <text:p>10.5005555556</text:p>
          </table:table-cell>
          <table:table-cell office:value-type="float" office:value="75">
            <text:p>75</text:p>
          </table:table-cell>
          <table:table-cell office:value-type="string">
            <text:p><text:s text:c="2"/>2022-02-18T01:49:58</text:p>
          </table:table-cell>
          <table:table-cell office:value-type="float" office:value="1645166998">
            <text:p>1645166998</text:p>
          </table:table-cell>
          <table:table-cell office:value-type="float" office:value="19.828">
            <text:p>19.828</text:p>
          </table:table-cell>
          <table:table-cell office:value-type="float" office:value="13.021">
            <text:p>13.021</text:p>
          </table:table-cell>
          <table:table-cell office:value-type="float" office:value="-3.883">
            <text:p>-3.883</text:p>
          </table:table-cell>
          <table:table-cell office:value-type="float" office:value="0.6072">
            <text:p>0.6072</text:p>
          </table:table-cell>
          <table:table-cell office:value-type="float" office:value="0.3451">
            <text:p>0.3451</text:p>
          </table:table-cell>
          <table:table-cell office:value-type="float" office:value="13.283">
            <text:p>13.283</text:p>
          </table:table-cell>
          <table:table-cell office:value-type="float" office:value="13.068">
            <text:p>13.068</text:p>
          </table:table-cell>
          <table:table-cell office:value-type="float" office:value="-154992">
            <text:p>-154992</text:p>
          </table:table-cell>
          <table:table-cell table:style-name="Default" table:formula="of:=([.L25]-[.L24])/([.A25]-[.A24])/3600" office:value-type="float" office:value="-3.85333333333333">
            <text:p>-3.8533333333</text:p>
          </table:table-cell>
          <table:table-cell table:style-name="Default" table:formula="of:=[.M25]+[.$V$3]" office:value-type="float" office:value="-3.98333333333333">
            <text:p>-3.9833333333</text:p>
          </table:table-cell>
          <table:table-cell table:style-name="Default" table:formula="of:=([.N25]*3600*([.A25]-[.A24]))*[.$V$7]/[.$V$5]+[.O24]" office:value-type="float" office:value="-171200.087780269">
            <text:p>-171200.087780269</text:p>
          </table:table-cell>
          <table:table-cell/>
          <table:table-cell table:formula="of:=[.F25]-[.G25]*[.$AO$2]" office:value-type="float" office:value="13.06666408">
            <text:p>13.06666408</text:p>
          </table:table-cell>
          <table:table-cell table:formula="of:=[.O25]-[.$O$2]" office:value-type="float" office:value="-171200.087780269">
            <text:p>-171200.087780269</text:p>
          </table:table-cell>
          <table:table-cell table:style-name="ce1" table:formula="of:=360000*(1-0.01*([.E25]-25))" office:value-type="float" office:value="378619.2">
            <text:p>378619.2</text:p>
          </table:table-cell>
          <table:table-cell table:formula="of:=[.R25]+[.S25]" office:value-type="float" office:value="207419.112219731">
            <text:p>207419.112219731</text:p>
          </table:table-cell>
          <table:table-cell table:formula="of:=[.T25]/[.S25]" office:value-type="float" office:value="0.547830411716392">
            <text:p>0.5478304117</text:p>
          </table:table-cell>
          <table:table-cell table:number-columns-repeated="3"/>
          <table:table-cell table:formula="of:=[.Q25]-([.$E25]-20)*[.$AC$1]" office:value-type="float" office:value="13.06735208">
            <text:p>13.1</text:p>
          </table:table-cell>
          <table:table-cell table:formula="of:=[.F25]-[.K25]" office:value-type="float" office:value="-0.0469999999999988">
            <text:p>-0.047</text:p>
          </table:table-cell>
          <table:table-cell table:formula="of:=[.Z25]/[.G25]" office:value-type="float" office:value="0.0121040432655161">
            <text:p>0.0121040433</text:p>
          </table:table-cell>
          <table:table-cell table:number-columns-repeated="5"/>
          <table:table-cell table:style-name="ce7" office:value-type="float" office:value="8">
            <text:p>8</text:p>
          </table:table-cell>
          <table:table-cell table:number-columns-repeated="3"/>
          <table:table-cell table:formula="of:=[.A25]" office:value-type="float" office:value="10.5005555555556">
            <text:p>10.5005555556</text:p>
          </table:table-cell>
          <table:table-cell table:formula="of:=[.F25]*[.G25]" office:value-type="float" office:value="-50.560543">
            <text:p>-50.560543</text:p>
          </table:table-cell>
          <table:table-cell table:number-columns-repeated="986"/>
        </table:table-row>
        <table:table-row table:style-name="ro1">
          <table:table-cell table:formula="of:=([.D26]-[.$D$2])/3600" office:value-type="float" office:value="11.0008333333333">
            <text:p>11.0008333333</text:p>
          </table:table-cell>
          <table:table-cell office:value-type="float" office:value="76">
            <text:p>76</text:p>
          </table:table-cell>
          <table:table-cell office:value-type="string">
            <text:p><text:s text:c="2"/>2022-02-18T02:19:59</text:p>
          </table:table-cell>
          <table:table-cell office:value-type="float" office:value="1645168799">
            <text:p>1645168799</text:p>
          </table:table-cell>
          <table:table-cell office:value-type="float" office:value="19.307">
            <text:p>19.307</text:p>
          </table:table-cell>
          <table:table-cell office:value-type="float" office:value="13.025">
            <text:p>13.025</text:p>
          </table:table-cell>
          <table:table-cell office:value-type="float" office:value="-4.007">
            <text:p>-4.007</text:p>
          </table:table-cell>
          <table:table-cell office:value-type="float" office:value="0.5961">
            <text:p>0.5961</text:p>
          </table:table-cell>
          <table:table-cell office:value-type="float" office:value="0.3497">
            <text:p>0.3497</text:p>
          </table:table-cell>
          <table:table-cell office:value-type="float" office:value="13.26">
            <text:p>13.26</text:p>
          </table:table-cell>
          <table:table-cell office:value-type="float" office:value="13.073">
            <text:p>13.073</text:p>
          </table:table-cell>
          <table:table-cell office:value-type="float" office:value="-161928">
            <text:p>-161928</text:p>
          </table:table-cell>
          <table:table-cell table:style-name="Default" table:formula="of:=([.L26]-[.L25])/([.A26]-[.A25])/3600" office:value-type="float" office:value="-3.85119378123265">
            <text:p>-3.8511937812</text:p>
          </table:table-cell>
          <table:table-cell table:style-name="Default" table:formula="of:=[.M26]+[.$V$3]" office:value-type="float" office:value="-3.98119378123265">
            <text:p>-3.9811937812</text:p>
          </table:table-cell>
          <table:table-cell table:style-name="Default" table:formula="of:=([.N26]*3600*([.A26]-[.A25]))*[.$V$7]/[.$V$5]+[.O25]" office:value-type="float" office:value="-178876.628307175">
            <text:p>-178876.628307175</text:p>
          </table:table-cell>
          <table:table-cell/>
          <table:table-cell table:formula="of:=[.F26]-[.G26]*[.$AO$2]" office:value-type="float" office:value="13.07212232">
            <text:p>13.07212232</text:p>
          </table:table-cell>
          <table:table-cell table:formula="of:=[.O26]-[.$O$2]" office:value-type="float" office:value="-178876.628307175">
            <text:p>-178876.628307175</text:p>
          </table:table-cell>
          <table:table-cell table:style-name="ce1" table:formula="of:=360000*(1-0.01*([.E26]-25))" office:value-type="float" office:value="380494.8">
            <text:p>380494.8</text:p>
          </table:table-cell>
          <table:table-cell table:formula="of:=[.R26]+[.S26]" office:value-type="float" office:value="201618.171692825">
            <text:p>201618.171692825</text:p>
          </table:table-cell>
          <table:table-cell table:formula="of:=[.T26]/[.S26]" office:value-type="float" office:value="0.529884171065742">
            <text:p>0.5298841711</text:p>
          </table:table-cell>
          <table:table-cell/>
          <table:table-cell office:value-type="float" office:value="34">
            <text:p>34</text:p>
          </table:table-cell>
          <table:table-cell table:formula="of:=([.W26]-32)*5/9" office:value-type="float" office:value="1.11111111111111">
            <text:p>1.1</text:p>
          </table:table-cell>
          <table:table-cell table:formula="of:=[.Q26]-([.$E26]-20)*[.$AC$1]" office:value-type="float" office:value="13.07489432">
            <text:p>13.1</text:p>
          </table:table-cell>
          <table:table-cell table:formula="of:=[.F26]-[.K26]" office:value-type="float" office:value="-0.048">
            <text:p>-0.048</text:p>
          </table:table-cell>
          <table:table-cell table:formula="of:=[.Z26]/[.G26]" office:value-type="float" office:value="0.0119790366857999">
            <text:p>0.0119790367</text:p>
          </table:table-cell>
          <table:table-cell table:number-columns-repeated="5"/>
          <table:table-cell table:style-name="ce7" office:value-type="float" office:value="12.2">
            <text:p>12.2</text:p>
          </table:table-cell>
          <table:table-cell table:number-columns-repeated="3"/>
          <table:table-cell table:formula="of:=[.A26]" office:value-type="float" office:value="11.0008333333333">
            <text:p>11.0008333333</text:p>
          </table:table-cell>
          <table:table-cell table:formula="of:=[.F26]*[.G26]" office:value-type="float" office:value="-52.191175">
            <text:p>-52.191175</text:p>
          </table:table-cell>
          <table:table-cell table:number-columns-repeated="986"/>
        </table:table-row>
        <table:table-row table:style-name="ro1">
          <table:table-cell table:formula="of:=([.D27]-[.$D$2])/3600" office:value-type="float" office:value="11.5008333333333">
            <text:p>11.5008333333</text:p>
          </table:table-cell>
          <table:table-cell office:value-type="float" office:value="77">
            <text:p>77</text:p>
          </table:table-cell>
          <table:table-cell office:value-type="string">
            <text:p><text:s text:c="2"/>2022-02-18T02:49:59</text:p>
          </table:table-cell>
          <table:table-cell office:value-type="float" office:value="1645170599">
            <text:p>1645170599</text:p>
          </table:table-cell>
          <table:table-cell office:value-type="float" office:value="18.865">
            <text:p>18.865</text:p>
          </table:table-cell>
          <table:table-cell office:value-type="float" office:value="13.012">
            <text:p>13.012</text:p>
          </table:table-cell>
          <table:table-cell office:value-type="float" office:value="-4.007">
            <text:p>-4.007</text:p>
          </table:table-cell>
          <table:table-cell office:value-type="float" office:value="0.584">
            <text:p>0.584</text:p>
          </table:table-cell>
          <table:table-cell office:value-type="float" office:value="0.3536">
            <text:p>0.3536</text:p>
          </table:table-cell>
          <table:table-cell office:value-type="float" office:value="13.241">
            <text:p>13.241</text:p>
          </table:table-cell>
          <table:table-cell office:value-type="float" office:value="13.06">
            <text:p>13.06</text:p>
          </table:table-cell>
          <table:table-cell office:value-type="float" office:value="-168864">
            <text:p>-168864</text:p>
          </table:table-cell>
          <table:table-cell table:style-name="Default" table:formula="of:=([.L27]-[.L26])/([.A27]-[.A26])/3600" office:value-type="float" office:value="-3.85333333333333">
            <text:p>-3.8533333333</text:p>
          </table:table-cell>
          <table:table-cell table:style-name="Default" table:formula="of:=[.M27]+[.$V$3]" office:value-type="float" office:value="-3.98333333333333">
            <text:p>-3.9833333333</text:p>
          </table:table-cell>
          <table:table-cell table:style-name="Default" table:formula="of:=([.N27]*3600*([.A27]-[.A26]))*[.$V$7]/[.$V$5]+[.O26]" office:value-type="float" office:value="-186553.029652466">
            <text:p>-186553.029652466</text:p>
          </table:table-cell>
          <table:table-cell/>
          <table:table-cell table:formula="of:=[.F27]-[.G27]*[.$AO$2]" office:value-type="float" office:value="13.05912232">
            <text:p>13.05912232</text:p>
          </table:table-cell>
          <table:table-cell table:formula="of:=[.O27]-[.$O$2]" office:value-type="float" office:value="-186553.029652466">
            <text:p>-186553.029652466</text:p>
          </table:table-cell>
          <table:table-cell table:style-name="ce1" table:formula="of:=360000*(1-0.01*([.E27]-25))" office:value-type="float" office:value="382086">
            <text:p>382086</text:p>
          </table:table-cell>
          <table:table-cell table:formula="of:=[.R27]+[.S27]" office:value-type="float" office:value="195532.970347534">
            <text:p>195532.970347534</text:p>
          </table:table-cell>
          <table:table-cell table:formula="of:=[.T27]/[.S27]" office:value-type="float" office:value="0.511751203518406">
            <text:p>0.5117512035</text:p>
          </table:table-cell>
          <table:table-cell table:number-columns-repeated="3"/>
          <table:table-cell table:formula="of:=[.Q27]-([.$E27]-20)*[.$AC$1]" office:value-type="float" office:value="13.06366232">
            <text:p>13.1</text:p>
          </table:table-cell>
          <table:table-cell table:formula="of:=[.F27]-[.K27]" office:value-type="float" office:value="-0.048">
            <text:p>-0.048</text:p>
          </table:table-cell>
          <table:table-cell table:formula="of:=[.Z27]/[.G27]" office:value-type="float" office:value="0.0119790366857999">
            <text:p>0.0119790367</text:p>
          </table:table-cell>
          <table:table-cell table:number-columns-repeated="5"/>
          <table:table-cell table:style-name="ce7" office:value-type="float" office:value="12.68">
            <text:p>12.68</text:p>
          </table:table-cell>
          <table:table-cell table:number-columns-repeated="3"/>
          <table:table-cell table:formula="of:=[.A27]" office:value-type="float" office:value="11.5008333333333">
            <text:p>11.5008333333</text:p>
          </table:table-cell>
          <table:table-cell table:formula="of:=[.F27]*[.G27]" office:value-type="float" office:value="-52.139084">
            <text:p>-52.139084</text:p>
          </table:table-cell>
          <table:table-cell table:number-columns-repeated="986"/>
        </table:table-row>
        <table:table-row table:style-name="ro1">
          <table:table-cell table:formula="of:=([.D28]-[.$D$2])/3600" office:value-type="float" office:value="12.0008333333333">
            <text:p>12.0008333333</text:p>
          </table:table-cell>
          <table:table-cell office:value-type="float" office:value="78">
            <text:p>78</text:p>
          </table:table-cell>
          <table:table-cell office:value-type="string">
            <text:p><text:s text:c="2"/>2022-02-18T03:19:59</text:p>
          </table:table-cell>
          <table:table-cell office:value-type="float" office:value="1645172399">
            <text:p>1645172399</text:p>
          </table:table-cell>
          <table:table-cell office:value-type="float" office:value="18.43">
            <text:p>18.43</text:p>
          </table:table-cell>
          <table:table-cell office:value-type="float" office:value="13.003">
            <text:p>13.003</text:p>
          </table:table-cell>
          <table:table-cell office:value-type="float" office:value="-4.068">
            <text:p>-4.068</text:p>
          </table:table-cell>
          <table:table-cell office:value-type="float" office:value="0.5719">
            <text:p>0.5719</text:p>
          </table:table-cell>
          <table:table-cell office:value-type="float" office:value="0.358">
            <text:p>0.358</text:p>
          </table:table-cell>
          <table:table-cell office:value-type="float" office:value="13.223">
            <text:p>13.223</text:p>
          </table:table-cell>
          <table:table-cell office:value-type="float" office:value="13.053">
            <text:p>13.053</text:p>
          </table:table-cell>
          <table:table-cell office:value-type="float" office:value="-175800">
            <text:p>-175800</text:p>
          </table:table-cell>
          <table:table-cell table:style-name="Default" table:formula="of:=([.L28]-[.L27])/([.A28]-[.A27])/3600" office:value-type="float" office:value="-3.85333333333333">
            <text:p>-3.8533333333</text:p>
          </table:table-cell>
          <table:table-cell table:style-name="Default" table:formula="of:=[.M28]+[.$V$3]" office:value-type="float" office:value="-3.98333333333333">
            <text:p>-3.9833333333</text:p>
          </table:table-cell>
          <table:table-cell table:style-name="Default" table:formula="of:=([.N28]*3600*([.A28]-[.A27]))*[.$V$7]/[.$V$5]+[.O27]" office:value-type="float" office:value="-194229.430997758">
            <text:p>-194229.430997758</text:p>
          </table:table-cell>
          <table:table-cell/>
          <table:table-cell table:formula="of:=[.F28]-[.G28]*[.$AO$2]" office:value-type="float" office:value="13.05083968">
            <text:p>13.05083968</text:p>
          </table:table-cell>
          <table:table-cell table:formula="of:=[.O28]-[.$O$2]" office:value-type="float" office:value="-194229.430997758">
            <text:p>-194229.430997758</text:p>
          </table:table-cell>
          <table:table-cell table:style-name="ce1" table:formula="of:=360000*(1-0.01*([.E28]-25))" office:value-type="float" office:value="383652">
            <text:p>383652</text:p>
          </table:table-cell>
          <table:table-cell table:formula="of:=[.R28]+[.S28]" office:value-type="float" office:value="189422.569002242">
            <text:p>189422.569002242</text:p>
          </table:table-cell>
          <table:table-cell table:formula="of:=[.T28]/[.S28]" office:value-type="float" office:value="0.493735387805204">
            <text:p>0.4937353878</text:p>
          </table:table-cell>
          <table:table-cell/>
          <table:table-cell office:value-type="float" office:value="33">
            <text:p>33</text:p>
          </table:table-cell>
          <table:table-cell table:formula="of:=([.W28]-32)*5/9" office:value-type="float" office:value="0.555555555555556">
            <text:p>0.6</text:p>
          </table:table-cell>
          <table:table-cell table:formula="of:=[.Q28]-([.$E28]-20)*[.$AC$1]" office:value-type="float" office:value="13.05711968">
            <text:p>13.1</text:p>
          </table:table-cell>
          <table:table-cell table:formula="of:=[.F28]-[.K28]" office:value-type="float" office:value="-0.0500000000000007">
            <text:p>-0.05</text:p>
          </table:table-cell>
          <table:table-cell table:formula="of:=[.Z28]/[.G28]" office:value-type="float" office:value="0.0122910521140611">
            <text:p>0.0122910521</text:p>
          </table:table-cell>
          <table:table-cell table:number-columns-repeated="5"/>
          <table:table-cell table:style-name="ce7" office:value-type="float" office:value="12.73">
            <text:p>12.73</text:p>
          </table:table-cell>
          <table:table-cell table:number-columns-repeated="3"/>
          <table:table-cell table:formula="of:=[.A28]" office:value-type="float" office:value="12.0008333333333">
            <text:p>12.0008333333</text:p>
          </table:table-cell>
          <table:table-cell table:formula="of:=[.F28]*[.G28]" office:value-type="float" office:value="-52.896204">
            <text:p>-52.896204</text:p>
          </table:table-cell>
          <table:table-cell table:number-columns-repeated="986"/>
        </table:table-row>
        <table:table-row table:style-name="ro1">
          <table:table-cell table:formula="of:=([.D29]-[.$D$2])/3600" office:value-type="float" office:value="12.5008333333333">
            <text:p>12.5008333333</text:p>
          </table:table-cell>
          <table:table-cell office:value-type="float" office:value="79">
            <text:p>79</text:p>
          </table:table-cell>
          <table:table-cell office:value-type="string">
            <text:p><text:s text:c="2"/>2022-02-18T03:49:59</text:p>
          </table:table-cell>
          <table:table-cell office:value-type="float" office:value="1645174199">
            <text:p>1645174199</text:p>
          </table:table-cell>
          <table:table-cell office:value-type="float" office:value="19.972">
            <text:p>19.972</text:p>
          </table:table-cell>
          <table:table-cell office:value-type="float" office:value="12.957">
            <text:p>12.957</text:p>
          </table:table-cell>
          <table:table-cell office:value-type="float" office:value="-6.843">
            <text:p>-6.843</text:p>
          </table:table-cell>
          <table:table-cell office:value-type="float" office:value="0.5207">
            <text:p>0.5207</text:p>
          </table:table-cell>
          <table:table-cell office:value-type="float" office:value="0.324">
            <text:p>0.324</text:p>
          </table:table-cell>
          <table:table-cell office:value-type="float" office:value="13.223">
            <text:p>13.223</text:p>
          </table:table-cell>
          <table:table-cell office:value-type="float" office:value="13.038">
            <text:p>13.038</text:p>
          </table:table-cell>
          <table:table-cell office:value-type="float" office:value="-186936">
            <text:p>-186936</text:p>
          </table:table-cell>
          <table:table-cell table:style-name="Default" table:formula="of:=([.L29]-[.L28])/([.A29]-[.A28])/3600" office:value-type="float" office:value="-6.18666666666667">
            <text:p>-6.1866666667</text:p>
          </table:table-cell>
          <table:table-cell table:style-name="Default" table:formula="of:=[.M29]+[.$V$3]" office:value-type="float" office:value="-6.31666666666667">
            <text:p>-6.3166666667</text:p>
          </table:table-cell>
          <table:table-cell table:style-name="Default" table:formula="of:=([.N29]*3600*([.A29]-[.A28]))*[.$V$7]/[.$V$5]+[.O28]" office:value-type="float" office:value="-206402.46911435">
            <text:p>-206402.46911435</text:p>
          </table:table-cell>
          <table:table-cell/>
          <table:table-cell table:formula="of:=[.F29]-[.G29]*[.$AO$2]" office:value-type="float" office:value="13.03747368">
            <text:p>13.03747368</text:p>
          </table:table-cell>
          <table:table-cell table:formula="of:=[.O29]-[.$O$2]" office:value-type="float" office:value="-206402.46911435">
            <text:p>-206402.46911435</text:p>
          </table:table-cell>
          <table:table-cell table:style-name="ce1" table:formula="of:=360000*(1-0.01*([.E29]-25))" office:value-type="float" office:value="378100.8">
            <text:p>378100.8</text:p>
          </table:table-cell>
          <table:table-cell table:formula="of:=[.R29]+[.S29]" office:value-type="float" office:value="171698.33088565">
            <text:p>171698.33088565</text:p>
          </table:table-cell>
          <table:table-cell table:formula="of:=[.T29]/[.S29]" office:value-type="float" office:value="0.454107293308161">
            <text:p>0.4541072933</text:p>
          </table:table-cell>
          <table:table-cell table:number-columns-repeated="3"/>
          <table:table-cell table:formula="of:=[.Q29]-([.$E29]-20)*[.$AC$1]" office:value-type="float" office:value="13.03758568">
            <text:p>13.0</text:p>
          </table:table-cell>
          <table:table-cell table:formula="of:=[.F29]-[.K29]" office:value-type="float" office:value="-0.0809999999999995">
            <text:p>-0.081</text:p>
          </table:table-cell>
          <table:table-cell table:formula="of:=[.Z29]/[.G29]" office:value-type="float" office:value="0.0118369136343708">
            <text:p>0.0118369136</text:p>
          </table:table-cell>
          <table:table-cell table:number-columns-repeated="5"/>
          <table:table-cell table:style-name="ce7" office:value-type="float" office:value="12.79">
            <text:p>12.79</text:p>
          </table:table-cell>
          <table:table-cell table:number-columns-repeated="3"/>
          <table:table-cell table:formula="of:=[.A29]" office:value-type="float" office:value="12.5008333333333">
            <text:p>12.5008333333</text:p>
          </table:table-cell>
          <table:table-cell table:formula="of:=[.F29]*[.G29]" office:value-type="float" office:value="-88.664751">
            <text:p>-88.664751</text:p>
          </table:table-cell>
          <table:table-cell table:number-columns-repeated="986"/>
        </table:table-row>
        <table:table-row table:style-name="ro1">
          <table:table-cell table:formula="of:=([.D30]-[.$D$2])/3600" office:value-type="float" office:value="13.0008333333333">
            <text:p>13.0008333333</text:p>
          </table:table-cell>
          <table:table-cell office:value-type="float" office:value="80">
            <text:p>80</text:p>
          </table:table-cell>
          <table:table-cell office:value-type="string">
            <text:p><text:s text:c="2"/>2022-02-18T04:19:59</text:p>
          </table:table-cell>
          <table:table-cell office:value-type="float" office:value="1645175999">
            <text:p>1645175999</text:p>
          </table:table-cell>
          <table:table-cell office:value-type="float" office:value="20.998">
            <text:p>20.998</text:p>
          </table:table-cell>
          <table:table-cell office:value-type="float" office:value="13.017">
            <text:p>13.017</text:p>
          </table:table-cell>
          <table:table-cell office:value-type="float" office:value="-3.883">
            <text:p>-3.883</text:p>
          </table:table-cell>
          <table:table-cell office:value-type="float" office:value="0.4854">
            <text:p>0.4854</text:p>
          </table:table-cell>
          <table:table-cell office:value-type="float" office:value="0.3218">
            <text:p>0.3218</text:p>
          </table:table-cell>
          <table:table-cell office:value-type="float" office:value="13.229">
            <text:p>13.229</text:p>
          </table:table-cell>
          <table:table-cell office:value-type="float" office:value="13.064">
            <text:p>13.064</text:p>
          </table:table-cell>
          <table:table-cell office:value-type="float" office:value="-194496">
            <text:p>-194496</text:p>
          </table:table-cell>
          <table:table-cell table:style-name="Default" table:formula="of:=([.L30]-[.L29])/([.A30]-[.A29])/3600" office:value-type="float" office:value="-4.2">
            <text:p>-4.2</text:p>
          </table:table-cell>
          <table:table-cell table:style-name="Default" table:formula="of:=[.M30]+[.$V$3]" office:value-type="float" office:value="-4.33">
            <text:p>-4.33</text:p>
          </table:table-cell>
          <table:table-cell table:style-name="Default" table:formula="of:=([.N30]*3600*([.A30]-[.A29]))*[.$V$7]/[.$V$5]+[.O29]" office:value-type="float" office:value="-214746.94220852">
            <text:p>-214746.94220852</text:p>
          </table:table-cell>
          <table:table-cell/>
          <table:table-cell table:formula="of:=[.F30]-[.G30]*[.$AO$2]" office:value-type="float" office:value="13.06266408">
            <text:p>13.06266408</text:p>
          </table:table-cell>
          <table:table-cell table:formula="of:=[.O30]-[.$O$2]" office:value-type="float" office:value="-214746.94220852">
            <text:p>-214746.94220852</text:p>
          </table:table-cell>
          <table:table-cell table:style-name="ce1" table:formula="of:=360000*(1-0.01*([.E30]-25))" office:value-type="float" office:value="374407.2">
            <text:p>374407.2</text:p>
          </table:table-cell>
          <table:table-cell table:formula="of:=[.R30]+[.S30]" office:value-type="float" office:value="159660.25779148">
            <text:p>159660.25779148</text:p>
          </table:table-cell>
          <table:table-cell table:formula="of:=[.T30]/[.S30]" office:value-type="float" office:value="0.426434795568781">
            <text:p>0.4264347956</text:p>
          </table:table-cell>
          <table:table-cell/>
          <table:table-cell office:value-type="float" office:value="32">
            <text:p>32</text:p>
          </table:table-cell>
          <table:table-cell table:formula="of:=([.W30]-32)*5/9" office:value-type="float" office:value="0">
            <text:p>0.0</text:p>
          </table:table-cell>
          <table:table-cell table:formula="of:=[.Q30]-([.$E30]-20)*[.$AC$1]" office:value-type="float" office:value="13.05867208">
            <text:p>13.1</text:p>
          </table:table-cell>
          <table:table-cell table:formula="of:=[.F30]-[.K30]" office:value-type="float" office:value="-0.0470000000000006">
            <text:p>-0.047</text:p>
          </table:table-cell>
          <table:table-cell table:formula="of:=[.Z30]/[.G30]" office:value-type="float" office:value="0.0121040432655165">
            <text:p>0.0121040433</text:p>
          </table:table-cell>
          <table:table-cell table:number-columns-repeated="5"/>
          <table:table-cell table:style-name="ce7" office:value-type="float" office:value="12.81">
            <text:p>12.81</text:p>
          </table:table-cell>
          <table:table-cell table:number-columns-repeated="3"/>
          <table:table-cell table:formula="of:=[.A30]" office:value-type="float" office:value="13.0008333333333">
            <text:p>13.0008333333</text:p>
          </table:table-cell>
          <table:table-cell table:formula="of:=[.F30]*[.G30]" office:value-type="float" office:value="-50.545011">
            <text:p>-50.545011</text:p>
          </table:table-cell>
          <table:table-cell table:number-columns-repeated="986"/>
        </table:table-row>
        <table:table-row table:style-name="ro1">
          <table:table-cell table:formula="of:=([.D31]-[.$D$2])/3600" office:value-type="float" office:value="13.5008333333333">
            <text:p>13.5008333333</text:p>
          </table:table-cell>
          <table:table-cell office:value-type="float" office:value="81">
            <text:p>81</text:p>
          </table:table-cell>
          <table:table-cell office:value-type="string">
            <text:p><text:s text:c="2"/>2022-02-18T04:49:59</text:p>
          </table:table-cell>
          <table:table-cell office:value-type="float" office:value="1645177799">
            <text:p>1645177799</text:p>
          </table:table-cell>
          <table:table-cell office:value-type="float" office:value="20.76">
            <text:p>20.76</text:p>
          </table:table-cell>
          <table:table-cell office:value-type="float" office:value="12.999">
            <text:p>12.999</text:p>
          </table:table-cell>
          <table:table-cell office:value-type="float" office:value="-4.068">
            <text:p>-4.068</text:p>
          </table:table-cell>
          <table:table-cell office:value-type="float" office:value="0.4705">
            <text:p>0.4705</text:p>
          </table:table-cell>
          <table:table-cell office:value-type="float" office:value="0.3232">
            <text:p>0.3232</text:p>
          </table:table-cell>
          <table:table-cell office:value-type="float" office:value="13.219">
            <text:p>13.219</text:p>
          </table:table-cell>
          <table:table-cell office:value-type="float" office:value="13.047">
            <text:p>13.047</text:p>
          </table:table-cell>
          <table:table-cell office:value-type="float" office:value="-201456">
            <text:p>-201456</text:p>
          </table:table-cell>
          <table:table-cell table:style-name="Default" table:formula="of:=([.L31]-[.L30])/([.A31]-[.A30])/3600" office:value-type="float" office:value="-3.86666666666667">
            <text:p>-3.8666666667</text:p>
          </table:table-cell>
          <table:table-cell table:style-name="Default" table:formula="of:=[.M31]+[.$V$3]" office:value-type="float" office:value="-3.99666666666667">
            <text:p>-3.9966666667</text:p>
          </table:table-cell>
          <table:table-cell table:style-name="Default" table:formula="of:=([.N31]*3600*([.A31]-[.A30]))*[.$V$7]/[.$V$5]+[.O30]" office:value-type="float" office:value="-222449.038621076">
            <text:p>-222449.038621076</text:p>
          </table:table-cell>
          <table:table-cell/>
          <table:table-cell table:formula="of:=[.F31]-[.G31]*[.$AO$2]" office:value-type="float" office:value="13.04683968">
            <text:p>13.04683968</text:p>
          </table:table-cell>
          <table:table-cell table:formula="of:=[.O31]-[.$O$2]" office:value-type="float" office:value="-222449.038621076">
            <text:p>-222449.038621076</text:p>
          </table:table-cell>
          <table:table-cell table:style-name="ce1" table:formula="of:=360000*(1-0.01*([.E31]-25))" office:value-type="float" office:value="375264">
            <text:p>375264</text:p>
          </table:table-cell>
          <table:table-cell table:formula="of:=[.R31]+[.S31]" office:value-type="float" office:value="152814.961378924">
            <text:p>152814.961378924</text:p>
          </table:table-cell>
          <table:table-cell table:formula="of:=[.T31]/[.S31]" office:value-type="float" office:value="0.40721988088099">
            <text:p>0.4072198809</text:p>
          </table:table-cell>
          <table:table-cell table:number-columns-repeated="3"/>
          <table:table-cell table:formula="of:=[.Q31]-([.$E31]-20)*[.$AC$1]" office:value-type="float" office:value="13.04379968">
            <text:p>13.0</text:p>
          </table:table-cell>
          <table:table-cell table:formula="of:=[.F31]-[.K31]" office:value-type="float" office:value="-0.048">
            <text:p>-0.048</text:p>
          </table:table-cell>
          <table:table-cell table:formula="of:=[.Z31]/[.G31]" office:value-type="float" office:value="0.0117994100294985">
            <text:p>0.01179941</text:p>
          </table:table-cell>
          <table:table-cell table:number-columns-repeated="5"/>
          <table:table-cell table:style-name="ce7" office:value-type="float" office:value="12.89">
            <text:p>12.89</text:p>
          </table:table-cell>
          <table:table-cell table:number-columns-repeated="3"/>
          <table:table-cell table:formula="of:=[.A31]" office:value-type="float" office:value="13.5008333333333">
            <text:p>13.5008333333</text:p>
          </table:table-cell>
          <table:table-cell table:formula="of:=[.F31]*[.G31]" office:value-type="float" office:value="-52.879932">
            <text:p>-52.879932</text:p>
          </table:table-cell>
          <table:table-cell table:number-columns-repeated="986"/>
        </table:table-row>
        <table:table-row table:style-name="ro1">
          <table:table-cell table:formula="of:=([.D32]-[.$D$2])/3600" office:value-type="float" office:value="14.0008333333333">
            <text:p>14.0008333333</text:p>
          </table:table-cell>
          <table:table-cell office:value-type="float" office:value="82">
            <text:p>82</text:p>
          </table:table-cell>
          <table:table-cell office:value-type="string">
            <text:p><text:s text:c="2"/>2022-02-18T05:19:59</text:p>
          </table:table-cell>
          <table:table-cell office:value-type="float" office:value="1645179599">
            <text:p>1645179599</text:p>
          </table:table-cell>
          <table:table-cell office:value-type="float" office:value="20.118">
            <text:p>20.118</text:p>
          </table:table-cell>
          <table:table-cell office:value-type="float" office:value="12.999">
            <text:p>12.999</text:p>
          </table:table-cell>
          <table:table-cell office:value-type="float" office:value="-3.945">
            <text:p>-3.945</text:p>
          </table:table-cell>
          <table:table-cell office:value-type="float" office:value="0.4617">
            <text:p>0.4617</text:p>
          </table:table-cell>
          <table:table-cell office:value-type="float" office:value="0.3278">
            <text:p>0.3278</text:p>
          </table:table-cell>
          <table:table-cell office:value-type="float" office:value="13.201">
            <text:p>13.201</text:p>
          </table:table-cell>
          <table:table-cell office:value-type="float" office:value="13.047">
            <text:p>13.047</text:p>
          </table:table-cell>
          <table:table-cell office:value-type="float" office:value="-208392">
            <text:p>-208392</text:p>
          </table:table-cell>
          <table:table-cell table:style-name="Default" table:formula="of:=([.L32]-[.L31])/([.A32]-[.A31])/3600" office:value-type="float" office:value="-3.85333333333333">
            <text:p>-3.8533333333</text:p>
          </table:table-cell>
          <table:table-cell table:style-name="Default" table:formula="of:=[.M32]+[.$V$3]" office:value-type="float" office:value="-3.98333333333333">
            <text:p>-3.9833333333</text:p>
          </table:table-cell>
          <table:table-cell table:style-name="Default" table:formula="of:=([.N32]*3600*([.A32]-[.A31]))*[.$V$7]/[.$V$5]+[.O31]" office:value-type="float" office:value="-230125.439966368">
            <text:p>-230125.439966368</text:p>
          </table:table-cell>
          <table:table-cell/>
          <table:table-cell table:formula="of:=[.F32]-[.G32]*[.$AO$2]" office:value-type="float" office:value="13.0453932">
            <text:p>13.0453932</text:p>
          </table:table-cell>
          <table:table-cell table:formula="of:=[.O32]-[.$O$2]" office:value-type="float" office:value="-230125.439966368">
            <text:p>-230125.439966368</text:p>
          </table:table-cell>
          <table:table-cell table:style-name="ce1" table:formula="of:=360000*(1-0.01*([.E32]-25))" office:value-type="float" office:value="377575.2">
            <text:p>377575.2</text:p>
          </table:table-cell>
          <table:table-cell table:formula="of:=[.R32]+[.S32]" office:value-type="float" office:value="147449.760033632">
            <text:p>147449.760033632</text:p>
          </table:table-cell>
          <table:table-cell table:formula="of:=[.T32]/[.S32]" office:value-type="float" office:value="0.390517597643151">
            <text:p>0.3905175976</text:p>
          </table:table-cell>
          <table:table-cell/>
          <table:table-cell office:value-type="float" office:value="31">
            <text:p>31</text:p>
          </table:table-cell>
          <table:table-cell table:formula="of:=([.W32]-32)*5/9" office:value-type="float" office:value="-0.555555555555556">
            <text:p>-0.6</text:p>
          </table:table-cell>
          <table:table-cell table:formula="of:=[.Q32]-([.$E32]-20)*[.$AC$1]" office:value-type="float" office:value="13.0449212">
            <text:p>13.0</text:p>
          </table:table-cell>
          <table:table-cell table:formula="of:=[.F32]-[.K32]" office:value-type="float" office:value="-0.048">
            <text:p>-0.048</text:p>
          </table:table-cell>
          <table:table-cell table:formula="of:=[.Z32]/[.G32]" office:value-type="float" office:value="0.0121673003802281">
            <text:p>0.0121673004</text:p>
          </table:table-cell>
          <table:table-cell table:number-columns-repeated="5"/>
          <table:table-cell table:style-name="ce7" office:value-type="float" office:value="13">
            <text:p>13</text:p>
          </table:table-cell>
          <table:table-cell table:number-columns-repeated="3"/>
          <table:table-cell table:formula="of:=[.A32]" office:value-type="float" office:value="14.0008333333333">
            <text:p>14.0008333333</text:p>
          </table:table-cell>
          <table:table-cell table:formula="of:=[.F32]*[.G32]" office:value-type="float" office:value="-51.281055">
            <text:p>-51.281055</text:p>
          </table:table-cell>
          <table:table-cell table:number-columns-repeated="986"/>
        </table:table-row>
        <table:table-row table:style-name="ro1">
          <table:table-cell table:formula="of:=([.D33]-[.$D$2])/3600" office:value-type="float" office:value="14.5008333333333">
            <text:p>14.5008333333</text:p>
          </table:table-cell>
          <table:table-cell office:value-type="float" office:value="83">
            <text:p>83</text:p>
          </table:table-cell>
          <table:table-cell office:value-type="string">
            <text:p><text:s text:c="2"/>2022-02-18T05:49:59</text:p>
          </table:table-cell>
          <table:table-cell office:value-type="float" office:value="1645181399">
            <text:p>1645181399</text:p>
          </table:table-cell>
          <table:table-cell office:value-type="float" office:value="19.495">
            <text:p>19.495</text:p>
          </table:table-cell>
          <table:table-cell office:value-type="float" office:value="12.991">
            <text:p>12.991</text:p>
          </table:table-cell>
          <table:table-cell office:value-type="float" office:value="-3.822">
            <text:p>-3.822</text:p>
          </table:table-cell>
          <table:table-cell office:value-type="float" office:value="0.4529">
            <text:p>0.4529</text:p>
          </table:table-cell>
          <table:table-cell office:value-type="float" office:value="0.3322">
            <text:p>0.3322</text:p>
          </table:table-cell>
          <table:table-cell office:value-type="float" office:value="13.182">
            <text:p>13.182</text:p>
          </table:table-cell>
          <table:table-cell office:value-type="float" office:value="13.037">
            <text:p>13.037</text:p>
          </table:table-cell>
          <table:table-cell office:value-type="float" office:value="-215328">
            <text:p>-215328</text:p>
          </table:table-cell>
          <table:table-cell table:style-name="Default" table:formula="of:=([.L33]-[.L32])/([.A33]-[.A32])/3600" office:value-type="float" office:value="-3.85333333333333">
            <text:p>-3.8533333333</text:p>
          </table:table-cell>
          <table:table-cell table:style-name="Default" table:formula="of:=[.M33]+[.$V$3]" office:value-type="float" office:value="-3.98333333333333">
            <text:p>-3.9833333333</text:p>
          </table:table-cell>
          <table:table-cell table:style-name="Default" table:formula="of:=([.N33]*3600*([.A33]-[.A32]))*[.$V$7]/[.$V$5]+[.O32]" office:value-type="float" office:value="-237801.841311659">
            <text:p>-237801.841311659</text:p>
          </table:table-cell>
          <table:table-cell/>
          <table:table-cell table:formula="of:=[.F33]-[.G33]*[.$AO$2]" office:value-type="float" office:value="13.03594672">
            <text:p>13.03594672</text:p>
          </table:table-cell>
          <table:table-cell table:formula="of:=[.O33]-[.$O$2]" office:value-type="float" office:value="-237801.841311659">
            <text:p>-237801.841311659</text:p>
          </table:table-cell>
          <table:table-cell table:style-name="ce1" table:formula="of:=360000*(1-0.01*([.E33]-25))" office:value-type="float" office:value="379818">
            <text:p>379818</text:p>
          </table:table-cell>
          <table:table-cell table:formula="of:=[.R33]+[.S33]" office:value-type="float" office:value="142016.158688341">
            <text:p>142016.158688341</text:p>
          </table:table-cell>
          <table:table-cell table:formula="of:=[.T33]/[.S33]" office:value-type="float" office:value="0.373905814596309">
            <text:p>0.3739058146</text:p>
          </table:table-cell>
          <table:table-cell table:number-columns-repeated="3"/>
          <table:table-cell table:formula="of:=[.Q33]-([.$E33]-20)*[.$AC$1]" office:value-type="float" office:value="13.03796672">
            <text:p>13.0</text:p>
          </table:table-cell>
          <table:table-cell table:formula="of:=[.F33]-[.K33]" office:value-type="float" office:value="-0.0460000000000012">
            <text:p>-0.046</text:p>
          </table:table-cell>
          <table:table-cell table:formula="of:=[.Z33]/[.G33]" office:value-type="float" office:value="0.0120355834641552">
            <text:p>0.0120355835</text:p>
          </table:table-cell>
          <table:table-cell table:number-columns-repeated="5"/>
          <table:table-cell table:style-name="ce7" office:value-type="float" office:value="13.04">
            <text:p>13.04</text:p>
          </table:table-cell>
          <table:table-cell table:number-columns-repeated="3"/>
          <table:table-cell table:formula="of:=[.A33]" office:value-type="float" office:value="14.5008333333333">
            <text:p>14.5008333333</text:p>
          </table:table-cell>
          <table:table-cell table:formula="of:=[.F33]*[.G33]" office:value-type="float" office:value="-49.651602">
            <text:p>-49.651602</text:p>
          </table:table-cell>
          <table:table-cell table:number-columns-repeated="986"/>
        </table:table-row>
        <table:table-row table:style-name="ro1">
          <table:table-cell table:formula="of:=([.D34]-[.$D$2])/3600" office:value-type="float" office:value="15.0008333333333">
            <text:p>15.0008333333</text:p>
          </table:table-cell>
          <table:table-cell office:value-type="float" office:value="84">
            <text:p>84</text:p>
          </table:table-cell>
          <table:table-cell office:value-type="string">
            <text:p><text:s text:c="2"/>2022-02-18T06:19:59</text:p>
          </table:table-cell>
          <table:table-cell office:value-type="float" office:value="1645183199">
            <text:p>1645183199</text:p>
          </table:table-cell>
          <table:table-cell office:value-type="float" office:value="19.057">
            <text:p>19.057</text:p>
          </table:table-cell>
          <table:table-cell office:value-type="float" office:value="12.977">
            <text:p>12.977</text:p>
          </table:table-cell>
          <table:table-cell office:value-type="float" office:value="-3.76">
            <text:p>-3.76</text:p>
          </table:table-cell>
          <table:table-cell office:value-type="float" office:value="0.4413">
            <text:p>0.4413</text:p>
          </table:table-cell>
          <table:table-cell office:value-type="float" office:value="0.3331">
            <text:p>0.3331</text:p>
          </table:table-cell>
          <table:table-cell office:value-type="float" office:value="13.167">
            <text:p>13.167</text:p>
          </table:table-cell>
          <table:table-cell office:value-type="float" office:value="13.025">
            <text:p>13.025</text:p>
          </table:table-cell>
          <table:table-cell office:value-type="float" office:value="-222240">
            <text:p>-222240</text:p>
          </table:table-cell>
          <table:table-cell table:style-name="Default" table:formula="of:=([.L34]-[.L33])/([.A34]-[.A33])/3600" office:value-type="float" office:value="-3.84">
            <text:p>-3.84</text:p>
          </table:table-cell>
          <table:table-cell table:style-name="Default" table:formula="of:=[.M34]+[.$V$3]" office:value-type="float" office:value="-3.97">
            <text:p>-3.97</text:p>
          </table:table-cell>
          <table:table-cell table:style-name="Default" table:formula="of:=([.N34]*3600*([.A34]-[.A33]))*[.$V$7]/[.$V$5]+[.O33]" office:value-type="float" office:value="-245452.547589686">
            <text:p>-245452.547589686</text:p>
          </table:table-cell>
          <table:table-cell/>
          <table:table-cell table:formula="of:=[.F34]-[.G34]*[.$AO$2]" office:value-type="float" office:value="13.0212176">
            <text:p>13.0212176</text:p>
          </table:table-cell>
          <table:table-cell table:formula="of:=[.O34]-[.$O$2]" office:value-type="float" office:value="-245452.547589686">
            <text:p>-245452.547589686</text:p>
          </table:table-cell>
          <table:table-cell table:style-name="ce1" table:formula="of:=360000*(1-0.01*([.E34]-25))" office:value-type="float" office:value="381394.8">
            <text:p>381394.8</text:p>
          </table:table-cell>
          <table:table-cell table:formula="of:=[.R34]+[.S34]" office:value-type="float" office:value="135942.252410314">
            <text:p>135942.252410314</text:p>
          </table:table-cell>
          <table:table-cell table:formula="of:=[.T34]/[.S34]" office:value-type="float" office:value="0.356434467408349">
            <text:p>0.3564344674</text:p>
          </table:table-cell>
          <table:table-cell/>
          <table:table-cell office:value-type="float" office:value="27">
            <text:p>27</text:p>
          </table:table-cell>
          <table:table-cell table:formula="of:=([.W34]-32)*5/9" office:value-type="float" office:value="-2.77777777777778">
            <text:p>-2.8</text:p>
          </table:table-cell>
          <table:table-cell table:formula="of:=[.Q34]-([.$E34]-20)*[.$AC$1]" office:value-type="float" office:value="13.0249896">
            <text:p>13.0</text:p>
          </table:table-cell>
          <table:table-cell table:formula="of:=[.F34]-[.K34]" office:value-type="float" office:value="-0.048">
            <text:p>-0.048</text:p>
          </table:table-cell>
          <table:table-cell table:formula="of:=[.Z34]/[.G34]" office:value-type="float" office:value="0.0127659574468085">
            <text:p>0.0127659574</text:p>
          </table:table-cell>
          <table:table-cell table:number-columns-repeated="5"/>
          <table:table-cell table:style-name="ce7" office:value-type="float" office:value="13.09">
            <text:p>13.09</text:p>
          </table:table-cell>
          <table:table-cell table:number-columns-repeated="3"/>
          <table:table-cell table:formula="of:=[.A34]" office:value-type="float" office:value="15.0008333333333">
            <text:p>15.0008333333</text:p>
          </table:table-cell>
          <table:table-cell table:formula="of:=[.F34]*[.G34]" office:value-type="float" office:value="-48.79352">
            <text:p>-48.79352</text:p>
          </table:table-cell>
          <table:table-cell table:number-columns-repeated="986"/>
        </table:table-row>
        <table:table-row table:style-name="ro1">
          <table:table-cell table:formula="of:=([.D35]-[.$D$2])/3600" office:value-type="float" office:value="15.5008333333333">
            <text:p>15.5008333333</text:p>
          </table:table-cell>
          <table:table-cell office:value-type="float" office:value="85">
            <text:p>85</text:p>
          </table:table-cell>
          <table:table-cell office:value-type="string">
            <text:p><text:s text:c="2"/>2022-02-18T06:49:59</text:p>
          </table:table-cell>
          <table:table-cell office:value-type="float" office:value="1645184999">
            <text:p>1645184999</text:p>
          </table:table-cell>
          <table:table-cell office:value-type="float" office:value="18.745">
            <text:p>18.745</text:p>
          </table:table-cell>
          <table:table-cell office:value-type="float" office:value="12.965">
            <text:p>12.965</text:p>
          </table:table-cell>
          <table:table-cell office:value-type="float" office:value="-4.007">
            <text:p>-4.007</text:p>
          </table:table-cell>
          <table:table-cell office:value-type="float" office:value="0.428">
            <text:p>0.428</text:p>
          </table:table-cell>
          <table:table-cell office:value-type="float" office:value="0.3293">
            <text:p>0.3293</text:p>
          </table:table-cell>
          <table:table-cell office:value-type="float" office:value="13.152">
            <text:p>13.152</text:p>
          </table:table-cell>
          <table:table-cell office:value-type="float" office:value="13.012">
            <text:p>13.012</text:p>
          </table:table-cell>
          <table:table-cell office:value-type="float" office:value="-229176">
            <text:p>-229176</text:p>
          </table:table-cell>
          <table:table-cell table:style-name="Default" table:formula="of:=([.L35]-[.L34])/([.A35]-[.A34])/3600" office:value-type="float" office:value="-3.85333333333333">
            <text:p>-3.8533333333</text:p>
          </table:table-cell>
          <table:table-cell table:style-name="Default" table:formula="of:=[.M35]+[.$V$3]" office:value-type="float" office:value="-3.98333333333333">
            <text:p>-3.9833333333</text:p>
          </table:table-cell>
          <table:table-cell table:style-name="Default" table:formula="of:=([.N35]*3600*([.A35]-[.A34]))*[.$V$7]/[.$V$5]+[.O34]" office:value-type="float" office:value="-253128.948934977">
            <text:p>-253128.948934977</text:p>
          </table:table-cell>
          <table:table-cell/>
          <table:table-cell table:formula="of:=[.F35]-[.G35]*[.$AO$2]" office:value-type="float" office:value="13.01212232">
            <text:p>13.01212232</text:p>
          </table:table-cell>
          <table:table-cell table:formula="of:=[.O35]-[.$O$2]" office:value-type="float" office:value="-253128.948934977">
            <text:p>-253128.948934977</text:p>
          </table:table-cell>
          <table:table-cell table:style-name="ce1" table:formula="of:=360000*(1-0.01*([.E35]-25))" office:value-type="float" office:value="382518">
            <text:p>382518</text:p>
          </table:table-cell>
          <table:table-cell table:formula="of:=[.R35]+[.S35]" office:value-type="float" office:value="129389.051065022">
            <text:p>129389.051065022</text:p>
          </table:table-cell>
          <table:table-cell table:formula="of:=[.T35]/[.S35]" office:value-type="float" office:value="0.338256110993528">
            <text:p>0.338256111</text:p>
          </table:table-cell>
          <table:table-cell table:number-columns-repeated="3"/>
          <table:table-cell table:formula="of:=[.Q35]-([.$E35]-20)*[.$AC$1]" office:value-type="float" office:value="13.01714232">
            <text:p>13.0</text:p>
          </table:table-cell>
          <table:table-cell table:formula="of:=[.F35]-[.K35]" office:value-type="float" office:value="-0.0470000000000006">
            <text:p>-0.047</text:p>
          </table:table-cell>
          <table:table-cell table:formula="of:=[.Z35]/[.G35]" office:value-type="float" office:value="0.0117294734215125">
            <text:p>0.0117294734</text:p>
          </table:table-cell>
          <table:table-cell table:number-columns-repeated="5"/>
          <table:table-cell table:style-name="ce7" office:value-type="float" office:value="13.14">
            <text:p>13.14</text:p>
          </table:table-cell>
          <table:table-cell table:number-columns-repeated="3"/>
          <table:table-cell table:formula="of:=[.A35]" office:value-type="float" office:value="15.5008333333333">
            <text:p>15.5008333333</text:p>
          </table:table-cell>
          <table:table-cell table:formula="of:=[.F35]*[.G35]" office:value-type="float" office:value="-51.950755">
            <text:p>-51.950755</text:p>
          </table:table-cell>
          <table:table-cell table:number-columns-repeated="986"/>
        </table:table-row>
        <table:table-row table:style-name="ro1">
          <table:table-cell table:formula="of:=([.D36]-[.$D$2])/3600" office:value-type="float" office:value="16.0008333333333">
            <text:p>16.0008333333</text:p>
          </table:table-cell>
          <table:table-cell office:value-type="float" office:value="86">
            <text:p>86</text:p>
          </table:table-cell>
          <table:table-cell office:value-type="string">
            <text:p><text:s text:c="2"/>2022-02-18T07:19:59</text:p>
          </table:table-cell>
          <table:table-cell office:value-type="float" office:value="1645186799">
            <text:p>1645186799</text:p>
          </table:table-cell>
          <table:table-cell office:value-type="float" office:value="18.618">
            <text:p>18.618</text:p>
          </table:table-cell>
          <table:table-cell office:value-type="float" office:value="12.939">
            <text:p>12.939</text:p>
          </table:table-cell>
          <table:table-cell office:value-type="float" office:value="-4.068">
            <text:p>-4.068</text:p>
          </table:table-cell>
          <table:table-cell office:value-type="float" office:value="0.4119">
            <text:p>0.4119</text:p>
          </table:table-cell>
          <table:table-cell office:value-type="float" office:value="0.3223">
            <text:p>0.3223</text:p>
          </table:table-cell>
          <table:table-cell office:value-type="float" office:value="13.143">
            <text:p>13.143</text:p>
          </table:table-cell>
          <table:table-cell office:value-type="float" office:value="12.988">
            <text:p>12.988</text:p>
          </table:table-cell>
          <table:table-cell office:value-type="float" office:value="-236088">
            <text:p>-236088</text:p>
          </table:table-cell>
          <table:table-cell table:style-name="Default" table:formula="of:=([.L36]-[.L35])/([.A36]-[.A35])/3600" office:value-type="float" office:value="-3.84">
            <text:p>-3.84</text:p>
          </table:table-cell>
          <table:table-cell table:style-name="Default" table:formula="of:=[.M36]+[.$V$3]" office:value-type="float" office:value="-3.97">
            <text:p>-3.97</text:p>
          </table:table-cell>
          <table:table-cell table:style-name="Default" table:formula="of:=([.N36]*3600*([.A36]-[.A35]))*[.$V$7]/[.$V$5]+[.O35]" office:value-type="float" office:value="-260779.655213004">
            <text:p>-260779.655213004</text:p>
          </table:table-cell>
          <table:table-cell/>
          <table:table-cell table:formula="of:=[.F36]-[.G36]*[.$AO$2]" office:value-type="float" office:value="12.98683968">
            <text:p>12.98683968</text:p>
          </table:table-cell>
          <table:table-cell table:formula="of:=[.O36]-[.$O$2]" office:value-type="float" office:value="-260779.655213004">
            <text:p>-260779.655213004</text:p>
          </table:table-cell>
          <table:table-cell table:style-name="ce1" table:formula="of:=360000*(1-0.01*([.E36]-25))" office:value-type="float" office:value="382975.2">
            <text:p>382975.2</text:p>
          </table:table-cell>
          <table:table-cell table:formula="of:=[.R36]+[.S36]" office:value-type="float" office:value="122195.544786996">
            <text:p>122195.544786996</text:p>
          </table:table-cell>
          <table:table-cell table:formula="of:=[.T36]/[.S36]" office:value-type="float" office:value="0.319069080157137">
            <text:p>0.3190690802</text:p>
          </table:table-cell>
          <table:table-cell/>
          <table:table-cell office:value-type="float" office:value="27">
            <text:p>27</text:p>
          </table:table-cell>
          <table:table-cell table:formula="of:=([.W36]-32)*5/9" office:value-type="float" office:value="-2.77777777777778">
            <text:p>-2.8</text:p>
          </table:table-cell>
          <table:table-cell table:formula="of:=[.Q36]-([.$E36]-20)*[.$AC$1]" office:value-type="float" office:value="12.99236768">
            <text:p>13.0</text:p>
          </table:table-cell>
          <table:table-cell table:formula="of:=[.F36]-[.K36]" office:value-type="float" office:value="-0.0489999999999995">
            <text:p>-0.049</text:p>
          </table:table-cell>
          <table:table-cell table:formula="of:=[.Z36]/[.G36]" office:value-type="float" office:value="0.0120452310717796">
            <text:p>0.0120452311</text:p>
          </table:table-cell>
          <table:table-cell table:number-columns-repeated="5"/>
          <table:table-cell table:style-name="ce7" office:value-type="float" office:value="13.21">
            <text:p>13.21</text:p>
          </table:table-cell>
          <table:table-cell table:number-columns-repeated="3"/>
          <table:table-cell table:formula="of:=[.A36]" office:value-type="float" office:value="16.0008333333333">
            <text:p>16.0008333333</text:p>
          </table:table-cell>
          <table:table-cell table:formula="of:=[.F36]*[.G36]" office:value-type="float" office:value="-52.635852">
            <text:p>-52.635852</text:p>
          </table:table-cell>
          <table:table-cell table:number-columns-repeated="986"/>
        </table:table-row>
        <table:table-row table:style-name="ro1">
          <table:table-cell table:formula="of:=([.D37]-[.$D$2])/3600" office:value-type="float" office:value="16.5011111111111">
            <text:p>16.5011111111</text:p>
          </table:table-cell>
          <table:table-cell office:value-type="float" office:value="87">
            <text:p>87</text:p>
          </table:table-cell>
          <table:table-cell office:value-type="string">
            <text:p><text:s text:c="2"/>2022-02-18T07:50:00</text:p>
          </table:table-cell>
          <table:table-cell office:value-type="float" office:value="1645188600">
            <text:p>1645188600</text:p>
          </table:table-cell>
          <table:table-cell office:value-type="float" office:value="18.557">
            <text:p>18.557</text:p>
          </table:table-cell>
          <table:table-cell office:value-type="float" office:value="12.922">
            <text:p>12.922</text:p>
          </table:table-cell>
          <table:table-cell office:value-type="float" office:value="-3.822">
            <text:p>-3.822</text:p>
          </table:table-cell>
          <table:table-cell office:value-type="float" office:value="0.3948">
            <text:p>0.3948</text:p>
          </table:table-cell>
          <table:table-cell office:value-type="float" office:value="0.3111">
            <text:p>0.3111</text:p>
          </table:table-cell>
          <table:table-cell office:value-type="float" office:value="13.126">
            <text:p>13.126</text:p>
          </table:table-cell>
          <table:table-cell office:value-type="float" office:value="12.969">
            <text:p>12.969</text:p>
          </table:table-cell>
          <table:table-cell office:value-type="float" office:value="-242976">
            <text:p>-242976</text:p>
          </table:table-cell>
          <table:table-cell table:style-name="Default" table:formula="of:=([.L37]-[.L36])/([.A37]-[.A36])/3600" office:value-type="float" office:value="-3.82454192115491">
            <text:p>-3.8245419212</text:p>
          </table:table-cell>
          <table:table-cell table:style-name="Default" table:formula="of:=[.M37]+[.$V$3]" office:value-type="float" office:value="-3.95454192115491">
            <text:p>-3.9545419212</text:p>
          </table:table-cell>
          <table:table-cell table:style-name="Default" table:formula="of:=([.N37]*3600*([.A37]-[.A36]))*[.$V$7]/[.$V$5]+[.O36]" office:value-type="float" office:value="-268404.805605381">
            <text:p>-268404.805605381</text:p>
          </table:table-cell>
          <table:table-cell/>
          <table:table-cell table:formula="of:=[.F37]-[.G37]*[.$AO$2]" office:value-type="float" office:value="12.96694672">
            <text:p>12.96694672</text:p>
          </table:table-cell>
          <table:table-cell table:formula="of:=[.O37]-[.$O$2]" office:value-type="float" office:value="-268404.805605381">
            <text:p>-268404.805605381</text:p>
          </table:table-cell>
          <table:table-cell table:style-name="ce1" table:formula="of:=360000*(1-0.01*([.E37]-25))" office:value-type="float" office:value="383194.8">
            <text:p>383194.8</text:p>
          </table:table-cell>
          <table:table-cell table:formula="of:=[.R37]+[.S37]" office:value-type="float" office:value="114789.994394619">
            <text:p>114789.994394619</text:p>
          </table:table-cell>
          <table:table-cell table:formula="of:=[.T37]/[.S37]" office:value-type="float" office:value="0.299560417820437">
            <text:p>0.2995604178</text:p>
          </table:table-cell>
          <table:table-cell table:number-columns-repeated="3"/>
          <table:table-cell table:formula="of:=[.Q37]-([.$E37]-20)*[.$AC$1]" office:value-type="float" office:value="12.97271872">
            <text:p>13.0</text:p>
          </table:table-cell>
          <table:table-cell table:formula="of:=[.F37]-[.K37]" office:value-type="float" office:value="-0.0469999999999988">
            <text:p>-0.047</text:p>
          </table:table-cell>
          <table:table-cell table:formula="of:=[.Z37]/[.G37]" office:value-type="float" office:value="0.0122972265829406">
            <text:p>0.0122972266</text:p>
          </table:table-cell>
          <table:table-cell table:number-columns-repeated="5"/>
          <table:table-cell table:style-name="ce7" office:value-type="float" office:value="13.25">
            <text:p>13.25</text:p>
          </table:table-cell>
          <table:table-cell table:number-columns-repeated="3"/>
          <table:table-cell table:formula="of:=[.A37]" office:value-type="float" office:value="16.5011111111111">
            <text:p>16.5011111111</text:p>
          </table:table-cell>
          <table:table-cell table:formula="of:=[.F37]*[.G37]" office:value-type="float" office:value="-49.387884">
            <text:p>-49.387884</text:p>
          </table:table-cell>
          <table:table-cell table:number-columns-repeated="986"/>
        </table:table-row>
        <table:table-row table:style-name="ro1">
          <table:table-cell table:formula="of:=([.D38]-[.$D$2])/3600" office:value-type="float" office:value="17.0011111111111">
            <text:p>17.0011111111</text:p>
          </table:table-cell>
          <table:table-cell office:value-type="float" office:value="88">
            <text:p>88</text:p>
          </table:table-cell>
          <table:table-cell office:value-type="string">
            <text:p><text:s text:c="2"/>2022-02-18T08:20:00</text:p>
          </table:table-cell>
          <table:table-cell office:value-type="float" office:value="1645190400">
            <text:p>1645190400</text:p>
          </table:table-cell>
          <table:table-cell office:value-type="float" office:value="18.557">
            <text:p>18.557</text:p>
          </table:table-cell>
          <table:table-cell office:value-type="float" office:value="12.887">
            <text:p>12.887</text:p>
          </table:table-cell>
          <table:table-cell office:value-type="float" office:value="-3.637">
            <text:p>-3.637</text:p>
          </table:table-cell>
          <table:table-cell office:value-type="float" office:value="0.3769">
            <text:p>0.3769</text:p>
          </table:table-cell>
          <table:table-cell office:value-type="float" office:value="0.2973">
            <text:p>0.2973</text:p>
          </table:table-cell>
          <table:table-cell office:value-type="float" office:value="13.092">
            <text:p>13.092</text:p>
          </table:table-cell>
          <table:table-cell office:value-type="float" office:value="12.934">
            <text:p>12.934</text:p>
          </table:table-cell>
          <table:table-cell office:value-type="float" office:value="-249888">
            <text:p>-249888</text:p>
          </table:table-cell>
          <table:table-cell table:style-name="Default" table:formula="of:=([.L38]-[.L37])/([.A38]-[.A37])/3600" office:value-type="float" office:value="-3.84">
            <text:p>-3.84</text:p>
          </table:table-cell>
          <table:table-cell table:style-name="Default" table:formula="of:=[.M38]+[.$V$3]" office:value-type="float" office:value="-3.97">
            <text:p>-3.97</text:p>
          </table:table-cell>
          <table:table-cell table:style-name="Default" table:formula="of:=([.N38]*3600*([.A38]-[.A37]))*[.$V$7]/[.$V$5]+[.O37]" office:value-type="float" office:value="-276055.511883408">
            <text:p>-276055.511883408</text:p>
          </table:table-cell>
          <table:table-cell/>
          <table:table-cell table:formula="of:=[.F38]-[.G38]*[.$AO$2]" office:value-type="float" office:value="12.92977112">
            <text:p>12.92977112</text:p>
          </table:table-cell>
          <table:table-cell table:formula="of:=[.O38]-[.$O$2]" office:value-type="float" office:value="-276055.511883408">
            <text:p>-276055.511883408</text:p>
          </table:table-cell>
          <table:table-cell table:style-name="ce1" table:formula="of:=360000*(1-0.01*([.E38]-25))" office:value-type="float" office:value="383194.8">
            <text:p>383194.8</text:p>
          </table:table-cell>
          <table:table-cell table:formula="of:=[.R38]+[.S38]" office:value-type="float" office:value="107139.288116592">
            <text:p>107139.288116592</text:p>
          </table:table-cell>
          <table:table-cell table:formula="of:=[.T38]/[.S38]" office:value-type="float" office:value="0.279594838230038">
            <text:p>0.2795948382</text:p>
          </table:table-cell>
          <table:table-cell table:number-columns-repeated="3"/>
          <table:table-cell table:formula="of:=[.Q38]-([.$E38]-20)*[.$AC$1]" office:value-type="float" office:value="12.93554312">
            <text:p>12.9</text:p>
          </table:table-cell>
          <table:table-cell table:formula="of:=[.F38]-[.K38]" office:value-type="float" office:value="-0.0469999999999988">
            <text:p>-0.047</text:p>
          </table:table-cell>
          <table:table-cell table:formula="of:=[.Z38]/[.G38]" office:value-type="float" office:value="0.0129227385207585">
            <text:p>0.0129227385</text:p>
          </table:table-cell>
          <table:table-cell table:number-columns-repeated="5"/>
          <table:table-cell table:style-name="ce7" office:value-type="float" office:value="13.27">
            <text:p>13.27</text:p>
          </table:table-cell>
          <table:table-cell table:number-columns-repeated="3"/>
          <table:table-cell table:formula="of:=[.A38]" office:value-type="float" office:value="17.0011111111111">
            <text:p>17.0011111111</text:p>
          </table:table-cell>
          <table:table-cell table:formula="of:=[.F38]*[.G38]" office:value-type="float" office:value="-46.870019">
            <text:p>-46.870019</text:p>
          </table:table-cell>
          <table:table-cell table:number-columns-repeated="986"/>
        </table:table-row>
        <table:table-row table:style-name="ro1">
          <table:table-cell table:formula="of:=([.D39]-[.$D$2])/3600" office:value-type="float" office:value="17.5011111111111">
            <text:p>17.5011111111</text:p>
          </table:table-cell>
          <table:table-cell office:value-type="float" office:value="89">
            <text:p>89</text:p>
          </table:table-cell>
          <table:table-cell office:value-type="string">
            <text:p><text:s text:c="2"/>2022-02-18T08:50:00</text:p>
          </table:table-cell>
          <table:table-cell office:value-type="float" office:value="1645192200">
            <text:p>1645192200</text:p>
          </table:table-cell>
          <table:table-cell office:value-type="float" office:value="18.493">
            <text:p>18.493</text:p>
          </table:table-cell>
          <table:table-cell office:value-type="float" office:value="12.879">
            <text:p>12.879</text:p>
          </table:table-cell>
          <table:table-cell office:value-type="float" office:value="-4.068">
            <text:p>-4.068</text:p>
          </table:table-cell>
          <table:table-cell office:value-type="float" office:value="0.3599">
            <text:p>0.3599</text:p>
          </table:table-cell>
          <table:table-cell office:value-type="float" office:value="0.286">
            <text:p>0.286</text:p>
          </table:table-cell>
          <table:table-cell office:value-type="float" office:value="13.057">
            <text:p>13.057</text:p>
          </table:table-cell>
          <table:table-cell office:value-type="float" office:value="12.927">
            <text:p>12.927</text:p>
          </table:table-cell>
          <table:table-cell office:value-type="float" office:value="-256776">
            <text:p>-256776</text:p>
          </table:table-cell>
          <table:table-cell table:style-name="Default" table:formula="of:=([.L39]-[.L38])/([.A39]-[.A38])/3600" office:value-type="float" office:value="-3.82666666666667">
            <text:p>-3.8266666667</text:p>
          </table:table-cell>
          <table:table-cell table:style-name="Default" table:formula="of:=[.M39]+[.$V$3]" office:value-type="float" office:value="-3.95666666666667">
            <text:p>-3.9566666667</text:p>
          </table:table-cell>
          <table:table-cell table:style-name="Default" table:formula="of:=([.N39]*3600*([.A39]-[.A38]))*[.$V$7]/[.$V$5]+[.O38]" office:value-type="float" office:value="-283680.52309417">
            <text:p>-283680.52309417</text:p>
          </table:table-cell>
          <table:table-cell/>
          <table:table-cell table:formula="of:=[.F39]-[.G39]*[.$AO$2]" office:value-type="float" office:value="12.92683968">
            <text:p>12.92683968</text:p>
          </table:table-cell>
          <table:table-cell table:formula="of:=[.O39]-[.$O$2]" office:value-type="float" office:value="-283680.52309417">
            <text:p>-283680.52309417</text:p>
          </table:table-cell>
          <table:table-cell table:style-name="ce1" table:formula="of:=360000*(1-0.01*([.E39]-25))" office:value-type="float" office:value="383425.2">
            <text:p>383425.2</text:p>
          </table:table-cell>
          <table:table-cell table:formula="of:=[.R39]+[.S39]" office:value-type="float" office:value="99744.6769058296">
            <text:p>99744.6769058296</text:p>
          </table:table-cell>
          <table:table-cell table:formula="of:=[.T39]/[.S39]" office:value-type="float" office:value="0.260141161576833">
            <text:p>0.2601411616</text:p>
          </table:table-cell>
          <table:table-cell table:number-columns-repeated="3"/>
          <table:table-cell table:formula="of:=[.Q39]-([.$E39]-20)*[.$AC$1]" office:value-type="float" office:value="12.93286768">
            <text:p>12.9</text:p>
          </table:table-cell>
          <table:table-cell table:formula="of:=[.F39]-[.K39]" office:value-type="float" office:value="-0.048">
            <text:p>-0.048</text:p>
          </table:table-cell>
          <table:table-cell table:formula="of:=[.Z39]/[.G39]" office:value-type="float" office:value="0.0117994100294985">
            <text:p>0.01179941</text:p>
          </table:table-cell>
          <table:table-cell table:number-columns-repeated="5"/>
          <table:table-cell table:style-name="ce7" office:value-type="float" office:value="13.72">
            <text:p>13.72</text:p>
          </table:table-cell>
          <table:table-cell table:number-columns-repeated="3"/>
          <table:table-cell table:formula="of:=[.A39]" office:value-type="float" office:value="17.5011111111111">
            <text:p>17.5011111111</text:p>
          </table:table-cell>
          <table:table-cell table:formula="of:=[.F39]*[.G39]" office:value-type="float" office:value="-52.391772">
            <text:p>-52.391772</text:p>
          </table:table-cell>
          <table:table-cell table:number-columns-repeated="986"/>
        </table:table-row>
        <table:table-row table:style-name="ro1">
          <table:table-cell table:formula="of:=([.D40]-[.$D$2])/3600" office:value-type="float" office:value="18.0011111111111">
            <text:p>18.0011111111</text:p>
          </table:table-cell>
          <table:table-cell office:value-type="float" office:value="90">
            <text:p>90</text:p>
          </table:table-cell>
          <table:table-cell office:value-type="string">
            <text:p><text:s text:c="2"/>2022-02-18T09:20:00</text:p>
          </table:table-cell>
          <table:table-cell office:value-type="float" office:value="1645194000">
            <text:p>1645194000</text:p>
          </table:table-cell>
          <table:table-cell office:value-type="float" office:value="19.547">
            <text:p>19.547</text:p>
          </table:table-cell>
          <table:table-cell office:value-type="float" office:value="12.788">
            <text:p>12.788</text:p>
          </table:table-cell>
          <table:table-cell office:value-type="float" office:value="-6.72">
            <text:p>-6.72</text:p>
          </table:table-cell>
          <table:table-cell office:value-type="float" office:value="0.3141">
            <text:p>0.3141</text:p>
          </table:table-cell>
          <table:table-cell office:value-type="float" office:value="0.2434">
            <text:p>0.2434</text:p>
          </table:table-cell>
          <table:table-cell office:value-type="float" office:value="13.003">
            <text:p>13.003</text:p>
          </table:table-cell>
          <table:table-cell office:value-type="float" office:value="12.87">
            <text:p>12.87</text:p>
          </table:table-cell>
          <table:table-cell office:value-type="float" office:value="-267696">
            <text:p>-267696</text:p>
          </table:table-cell>
          <table:table-cell table:style-name="Default" table:formula="of:=([.L40]-[.L39])/([.A40]-[.A39])/3600" office:value-type="float" office:value="-6.06666666666667">
            <text:p>-6.0666666667</text:p>
          </table:table-cell>
          <table:table-cell table:style-name="Default" table:formula="of:=[.M40]+[.$V$3]" office:value-type="float" office:value="-6.19666666666667">
            <text:p>-6.1966666667</text:p>
          </table:table-cell>
          <table:table-cell table:style-name="Default" table:formula="of:=([.N40]*3600*([.A40]-[.A39]))*[.$V$7]/[.$V$5]+[.O39]" office:value-type="float" office:value="-295622.305605381">
            <text:p>-295622.305605381</text:p>
          </table:table-cell>
          <table:table-cell/>
          <table:table-cell table:formula="of:=[.F40]-[.G40]*[.$AO$2]" office:value-type="float" office:value="12.8670272">
            <text:p>12.8670272</text:p>
          </table:table-cell>
          <table:table-cell table:formula="of:=[.O40]-[.$O$2]" office:value-type="float" office:value="-295622.305605381">
            <text:p>-295622.305605381</text:p>
          </table:table-cell>
          <table:table-cell table:style-name="ce1" table:formula="of:=360000*(1-0.01*([.E40]-25))" office:value-type="float" office:value="379630.8">
            <text:p>379630.8</text:p>
          </table:table-cell>
          <table:table-cell table:formula="of:=[.R40]+[.S40]" office:value-type="float" office:value="84008.4943946189">
            <text:p>84008.4943946189</text:p>
          </table:table-cell>
          <table:table-cell table:formula="of:=[.T40]/[.S40]" office:value-type="float" office:value="0.2212899859406">
            <text:p>0.2212899859</text:p>
          </table:table-cell>
          <table:table-cell table:number-columns-repeated="3"/>
          <table:table-cell table:formula="of:=[.Q40]-([.$E40]-20)*[.$AC$1]" office:value-type="float" office:value="12.8688392">
            <text:p>12.9</text:p>
          </table:table-cell>
          <table:table-cell table:formula="of:=[.F40]-[.K40]" office:value-type="float" office:value="-0.081999999999999">
            <text:p>-0.082</text:p>
          </table:table-cell>
          <table:table-cell table:formula="of:=[.Z40]/[.G40]" office:value-type="float" office:value="0.0122023809523808">
            <text:p>0.012202381</text:p>
          </table:table-cell>
          <table:table-cell table:number-columns-repeated="5"/>
          <table:table-cell office:value-type="string">
            <text:p>old</text:p>
          </table:table-cell>
          <table:table-cell table:number-columns-repeated="3"/>
          <table:table-cell table:formula="of:=[.A40]" office:value-type="float" office:value="18.0011111111111">
            <text:p>18.0011111111</text:p>
          </table:table-cell>
          <table:table-cell table:formula="of:=[.F40]*[.G40]" office:value-type="float" office:value="-85.93536">
            <text:p>-85.93536</text:p>
          </table:table-cell>
          <table:table-cell table:number-columns-repeated="986"/>
        </table:table-row>
        <table:table-row table:style-name="ro1">
          <table:table-cell table:formula="of:=([.D41]-[.$D$2])/3600" office:value-type="float" office:value="18.5011111111111">
            <text:p>18.5011111111</text:p>
          </table:table-cell>
          <table:table-cell office:value-type="float" office:value="91">
            <text:p>91</text:p>
          </table:table-cell>
          <table:table-cell office:value-type="string">
            <text:p><text:s text:c="2"/>2022-02-18T09:50:00</text:p>
          </table:table-cell>
          <table:table-cell office:value-type="float" office:value="1645195800">
            <text:p>1645195800</text:p>
          </table:table-cell>
          <table:table-cell office:value-type="float" office:value="20.998">
            <text:p>20.998</text:p>
          </table:table-cell>
          <table:table-cell office:value-type="float" office:value="12.81">
            <text:p>12.81</text:p>
          </table:table-cell>
          <table:table-cell office:value-type="float" office:value="-3.698">
            <text:p>-3.698</text:p>
          </table:table-cell>
          <table:table-cell office:value-type="float" office:value="0.2672">
            <text:p>0.2672</text:p>
          </table:table-cell>
          <table:table-cell office:value-type="float" office:value="0.2087">
            <text:p>0.2087</text:p>
          </table:table-cell>
          <table:table-cell office:value-type="float" office:value="12.955">
            <text:p>12.955</text:p>
          </table:table-cell>
          <table:table-cell office:value-type="float" office:value="12.857">
            <text:p>12.857</text:p>
          </table:table-cell>
          <table:table-cell office:value-type="float" office:value="-276216">
            <text:p>-276216</text:p>
          </table:table-cell>
          <table:table-cell table:style-name="Default" table:formula="of:=([.L41]-[.L40])/([.A41]-[.A40])/3600" office:value-type="float" office:value="-4.73333333333333">
            <text:p>-4.7333333333</text:p>
          </table:table-cell>
          <table:table-cell table:style-name="Default" table:formula="of:=[.M41]+[.$V$3]" office:value-type="float" office:value="-4.86333333333333">
            <text:p>-4.8633333333</text:p>
          </table:table-cell>
          <table:table-cell table:style-name="Default" table:formula="of:=([.N41]*3600*([.A41]-[.A40]))*[.$V$7]/[.$V$5]+[.O40]" office:value-type="float" office:value="-304994.581390135">
            <text:p>-304994.581390135</text:p>
          </table:table-cell>
          <table:table-cell/>
          <table:table-cell table:formula="of:=[.F41]-[.G41]*[.$AO$2]" office:value-type="float" office:value="12.85348848">
            <text:p>12.85348848</text:p>
          </table:table-cell>
          <table:table-cell table:formula="of:=[.O41]-[.$O$2]" office:value-type="float" office:value="-304994.581390135">
            <text:p>-304994.581390135</text:p>
          </table:table-cell>
          <table:table-cell table:style-name="ce1" table:formula="of:=360000*(1-0.01*([.E41]-25))" office:value-type="float" office:value="374407.2">
            <text:p>374407.2</text:p>
          </table:table-cell>
          <table:table-cell table:formula="of:=[.R41]+[.S41]" office:value-type="float" office:value="69412.6186098654">
            <text:p>69412.6186098654</text:p>
          </table:table-cell>
          <table:table-cell table:formula="of:=[.T41]/[.S41]" office:value-type="float" office:value="0.185393386157813">
            <text:p>0.1853933862</text:p>
          </table:table-cell>
          <table:table-cell table:number-columns-repeated="3"/>
          <table:table-cell table:formula="of:=[.Q41]-([.$E41]-20)*[.$AC$1]" office:value-type="float" office:value="12.84949648">
            <text:p>12.8</text:p>
          </table:table-cell>
          <table:table-cell table:formula="of:=[.F41]-[.K41]" office:value-type="float" office:value="-0.0469999999999988">
            <text:p>-0.047</text:p>
          </table:table-cell>
          <table:table-cell table:formula="of:=[.Z41]/[.G41]" office:value-type="float" office:value="0.0127095727420224">
            <text:p>0.0127095727</text:p>
          </table:table-cell>
          <table:table-cell table:number-columns-repeated="9"/>
          <table:table-cell table:formula="of:=[.A41]" office:value-type="float" office:value="18.5011111111111">
            <text:p>18.5011111111</text:p>
          </table:table-cell>
          <table:table-cell table:formula="of:=[.F41]*[.G41]" office:value-type="float" office:value="-47.37138">
            <text:p>-47.37138</text:p>
          </table:table-cell>
          <table:table-cell table:number-columns-repeated="986"/>
        </table:table-row>
        <table:table-row table:style-name="ro1">
          <table:table-cell table:formula="of:=([.D42]-[.$D$2])/3600" office:value-type="float" office:value="19.0011111111111">
            <text:p>19.0011111111</text:p>
          </table:table-cell>
          <table:table-cell office:value-type="float" office:value="92">
            <text:p>92</text:p>
          </table:table-cell>
          <table:table-cell office:value-type="string">
            <text:p><text:s text:c="2"/>2022-02-18T10:20:00</text:p>
          </table:table-cell>
          <table:table-cell office:value-type="float" office:value="1645197600">
            <text:p>1645197600</text:p>
          </table:table-cell>
          <table:table-cell office:value-type="float" office:value="20.752">
            <text:p>20.752</text:p>
          </table:table-cell>
          <table:table-cell office:value-type="float" office:value="12.784">
            <text:p>12.784</text:p>
          </table:table-cell>
          <table:table-cell office:value-type="float" office:value="-3.637">
            <text:p>-3.637</text:p>
          </table:table-cell>
          <table:table-cell office:value-type="float" office:value="0.2529">
            <text:p>0.2529</text:p>
          </table:table-cell>
          <table:table-cell office:value-type="float" office:value="0.1974">
            <text:p>0.1974</text:p>
          </table:table-cell>
          <table:table-cell office:value-type="float" office:value="12.923">
            <text:p>12.923</text:p>
          </table:table-cell>
          <table:table-cell office:value-type="float" office:value="12.831">
            <text:p>12.831</text:p>
          </table:table-cell>
          <table:table-cell office:value-type="float" office:value="-283128">
            <text:p>-283128</text:p>
          </table:table-cell>
          <table:table-cell table:style-name="Default" table:formula="of:=([.L42]-[.L41])/([.A42]-[.A41])/3600" office:value-type="float" office:value="-3.84">
            <text:p>-3.84</text:p>
          </table:table-cell>
          <table:table-cell table:style-name="Default" table:formula="of:=[.M42]+[.$V$3]" office:value-type="float" office:value="-3.97">
            <text:p>-3.97</text:p>
          </table:table-cell>
          <table:table-cell table:style-name="Default" table:formula="of:=([.N42]*3600*([.A42]-[.A41]))*[.$V$7]/[.$V$5]+[.O41]" office:value-type="float" office:value="-312645.287668161">
            <text:p>-312645.287668161</text:p>
          </table:table-cell>
          <table:table-cell/>
          <table:table-cell table:formula="of:=[.F42]-[.G42]*[.$AO$2]" office:value-type="float" office:value="12.82677112">
            <text:p>12.82677112</text:p>
          </table:table-cell>
          <table:table-cell table:formula="of:=[.O42]-[.$O$2]" office:value-type="float" office:value="-312645.287668161">
            <text:p>-312645.287668161</text:p>
          </table:table-cell>
          <table:table-cell table:style-name="ce1" table:formula="of:=360000*(1-0.01*([.E42]-25))" office:value-type="float" office:value="375292.8">
            <text:p>375292.8</text:p>
          </table:table-cell>
          <table:table-cell table:formula="of:=[.R42]+[.S42]" office:value-type="float" office:value="62647.5123318386">
            <text:p>62647.5123318386</text:p>
          </table:table-cell>
          <table:table-cell table:formula="of:=[.T42]/[.S42]" office:value-type="float" office:value="0.166929694179687">
            <text:p>0.1669296942</text:p>
          </table:table-cell>
          <table:table-cell table:number-columns-repeated="3"/>
          <table:table-cell table:formula="of:=[.Q42]-([.$E42]-20)*[.$AC$1]" office:value-type="float" office:value="12.82376312">
            <text:p>12.8</text:p>
          </table:table-cell>
          <table:table-cell table:formula="of:=[.F42]-[.K42]" office:value-type="float" office:value="-0.0469999999999988">
            <text:p>-0.047</text:p>
          </table:table-cell>
          <table:table-cell table:formula="of:=[.Z42]/[.G42]" office:value-type="float" office:value="0.0129227385207585">
            <text:p>0.0129227385</text:p>
          </table:table-cell>
          <table:table-cell table:number-columns-repeated="9"/>
          <table:table-cell table:formula="of:=[.A42]" office:value-type="float" office:value="19.0011111111111">
            <text:p>19.0011111111</text:p>
          </table:table-cell>
          <table:table-cell table:formula="of:=[.F42]*[.G42]" office:value-type="float" office:value="-46.495408">
            <text:p>-46.495408</text:p>
          </table:table-cell>
          <table:table-cell table:number-columns-repeated="986"/>
        </table:table-row>
        <table:table-row table:style-name="ro1">
          <table:table-cell table:formula="of:=([.D43]-[.$D$2])/3600" office:value-type="float" office:value="19.5011111111111">
            <text:p>19.5011111111</text:p>
          </table:table-cell>
          <table:table-cell office:value-type="float" office:value="93">
            <text:p>93</text:p>
          </table:table-cell>
          <table:table-cell office:value-type="string">
            <text:p><text:s text:c="2"/>2022-02-18T10:50:00</text:p>
          </table:table-cell>
          <table:table-cell office:value-type="float" office:value="1645199400">
            <text:p>1645199400</text:p>
          </table:table-cell>
          <table:table-cell office:value-type="float" office:value="19.77">
            <text:p>19.77</text:p>
          </table:table-cell>
          <table:table-cell office:value-type="float" office:value="12.75">
            <text:p>12.75</text:p>
          </table:table-cell>
          <table:table-cell office:value-type="float" office:value="-4.007">
            <text:p>-4.007</text:p>
          </table:table-cell>
          <table:table-cell office:value-type="float" office:value="0.2514">
            <text:p>0.2514</text:p>
          </table:table-cell>
          <table:table-cell office:value-type="float" office:value="0.1993">
            <text:p>0.1993</text:p>
          </table:table-cell>
          <table:table-cell office:value-type="float" office:value="12.893">
            <text:p>12.893</text:p>
          </table:table-cell>
          <table:table-cell office:value-type="float" office:value="12.797">
            <text:p>12.797</text:p>
          </table:table-cell>
          <table:table-cell office:value-type="float" office:value="-290040">
            <text:p>-290040</text:p>
          </table:table-cell>
          <table:table-cell table:style-name="Default" table:formula="of:=([.L43]-[.L42])/([.A43]-[.A42])/3600" office:value-type="float" office:value="-3.84">
            <text:p>-3.84</text:p>
          </table:table-cell>
          <table:table-cell table:style-name="Default" table:formula="of:=[.M43]+[.$V$3]" office:value-type="float" office:value="-3.97">
            <text:p>-3.97</text:p>
          </table:table-cell>
          <table:table-cell table:style-name="Default" table:formula="of:=([.N43]*3600*([.A43]-[.A42]))*[.$V$7]/[.$V$5]+[.O42]" office:value-type="float" office:value="-320295.993946188">
            <text:p>-320295.993946188</text:p>
          </table:table-cell>
          <table:table-cell/>
          <table:table-cell table:formula="of:=[.F43]-[.G43]*[.$AO$2]" office:value-type="float" office:value="12.79712232">
            <text:p>12.79712232</text:p>
          </table:table-cell>
          <table:table-cell table:formula="of:=[.O43]-[.$O$2]" office:value-type="float" office:value="-320295.993946188">
            <text:p>-320295.993946188</text:p>
          </table:table-cell>
          <table:table-cell table:style-name="ce1" table:formula="of:=360000*(1-0.01*([.E43]-25))" office:value-type="float" office:value="378828">
            <text:p>378828</text:p>
          </table:table-cell>
          <table:table-cell table:formula="of:=[.R43]+[.S43]" office:value-type="float" office:value="58532.0060538116">
            <text:p>58532.0060538116</text:p>
          </table:table-cell>
          <table:table-cell table:formula="of:=[.T43]/[.S43]" office:value-type="float" office:value="0.154508130480882">
            <text:p>0.1545081305</text:p>
          </table:table-cell>
          <table:table-cell table:number-columns-repeated="3"/>
          <table:table-cell table:formula="of:=[.Q43]-([.$E43]-20)*[.$AC$1]" office:value-type="float" office:value="12.79804232">
            <text:p>12.8</text:p>
          </table:table-cell>
          <table:table-cell table:formula="of:=[.F43]-[.K43]" office:value-type="float" office:value="-0.0470000000000006">
            <text:p>-0.047</text:p>
          </table:table-cell>
          <table:table-cell table:formula="of:=[.Z43]/[.G43]" office:value-type="float" office:value="0.0117294734215125">
            <text:p>0.0117294734</text:p>
          </table:table-cell>
          <table:table-cell table:style-name="ce1" table:number-columns-repeated="9"/>
          <table:table-cell table:style-name="ce1" table:formula="of:=[.A43]" office:value-type="float" office:value="19.5011111111111">
            <text:p>19.5011111111</text:p>
          </table:table-cell>
          <table:table-cell table:formula="of:=[.F43]*[.G43]" office:value-type="float" office:value="-51.08925">
            <text:p>-51.08925</text:p>
          </table:table-cell>
          <table:table-cell table:number-columns-repeated="986"/>
        </table:table-row>
        <table:table-row table:style-name="ro1">
          <table:table-cell table:formula="of:=([.D44]-[.$D$2])/3600" office:value-type="float" office:value="20.0011111111111">
            <text:p>20.0011111111</text:p>
          </table:table-cell>
          <table:table-cell office:value-type="float" office:value="94">
            <text:p>94</text:p>
          </table:table-cell>
          <table:table-cell office:value-type="string">
            <text:p><text:s text:c="2"/>2022-02-18T11:20:00</text:p>
          </table:table-cell>
          <table:table-cell office:value-type="float" office:value="1645201200">
            <text:p>1645201200</text:p>
          </table:table-cell>
          <table:table-cell office:value-type="float" office:value="18.932">
            <text:p>18.932</text:p>
          </table:table-cell>
          <table:table-cell office:value-type="float" office:value="12.703">
            <text:p>12.703</text:p>
          </table:table-cell>
          <table:table-cell office:value-type="float" office:value="-3.822">
            <text:p>-3.822</text:p>
          </table:table-cell>
          <table:table-cell office:value-type="float" office:value="0.2477">
            <text:p>0.2477</text:p>
          </table:table-cell>
          <table:table-cell office:value-type="float" office:value="0.2156">
            <text:p>0.2156</text:p>
          </table:table-cell>
          <table:table-cell office:value-type="float" office:value="12.854">
            <text:p>12.854</text:p>
          </table:table-cell>
          <table:table-cell office:value-type="float" office:value="12.749">
            <text:p>12.749</text:p>
          </table:table-cell>
          <table:table-cell office:value-type="float" office:value="-296880">
            <text:p>-296880</text:p>
          </table:table-cell>
          <table:table-cell table:style-name="Default" table:formula="of:=([.L44]-[.L43])/([.A44]-[.A43])/3600" office:value-type="float" office:value="-3.8">
            <text:p>-3.8</text:p>
          </table:table-cell>
          <table:table-cell table:style-name="Default" table:formula="of:=[.M44]+[.$V$3]" office:value-type="float" office:value="-3.93">
            <text:p>-3.93</text:p>
          </table:table-cell>
          <table:table-cell table:style-name="Default" table:formula="of:=([.N44]*3600*([.A44]-[.A43]))*[.$V$7]/[.$V$5]+[.O43]" office:value-type="float" office:value="-327869.615022422">
            <text:p>-327869.615022422</text:p>
          </table:table-cell>
          <table:table-cell/>
          <table:table-cell table:formula="of:=[.F44]-[.G44]*[.$AO$2]" office:value-type="float" office:value="12.74794672">
            <text:p>12.74794672</text:p>
          </table:table-cell>
          <table:table-cell table:formula="of:=[.O44]-[.$O$2]" office:value-type="float" office:value="-327869.615022422">
            <text:p>-327869.615022422</text:p>
          </table:table-cell>
          <table:table-cell table:style-name="ce1" table:formula="of:=360000*(1-0.01*([.E44]-25))" office:value-type="float" office:value="381844.8">
            <text:p>381844.8</text:p>
          </table:table-cell>
          <table:table-cell table:formula="of:=[.R44]+[.S44]" office:value-type="float" office:value="53975.1849775785">
            <text:p>53975.1849775785</text:p>
          </table:table-cell>
          <table:table-cell table:formula="of:=[.T44]/[.S44]" office:value-type="float" office:value="0.141353725329187">
            <text:p>0.1413537253</text:p>
          </table:table-cell>
          <table:table-cell table:number-columns-repeated="3"/>
          <table:table-cell table:formula="of:=[.Q44]-([.$E44]-20)*[.$AC$1]" office:value-type="float" office:value="12.75221872">
            <text:p>12.8</text:p>
          </table:table-cell>
          <table:table-cell table:formula="of:=[.F44]-[.K44]" office:value-type="float" office:value="-0.0460000000000012">
            <text:p>-0.046</text:p>
          </table:table-cell>
          <table:table-cell table:formula="of:=[.Z44]/[.G44]" office:value-type="float" office:value="0.0120355834641552">
            <text:p>0.0120355835</text:p>
          </table:table-cell>
          <table:table-cell table:style-name="ce1" table:number-columns-repeated="9"/>
          <table:table-cell table:style-name="ce1" table:formula="of:=[.A44]" office:value-type="float" office:value="20.0011111111111">
            <text:p>20.0011111111</text:p>
          </table:table-cell>
          <table:table-cell table:formula="of:=[.F44]*[.G44]" office:value-type="float" office:value="-48.550866">
            <text:p>-48.550866</text:p>
          </table:table-cell>
          <table:table-cell table:number-columns-repeated="986"/>
        </table:table-row>
        <table:table-row table:style-name="ro1">
          <table:table-cell table:formula="of:=([.D45]-[.$D$2])/3600" office:value-type="float" office:value="20.5011111111111">
            <text:p>20.5011111111</text:p>
          </table:table-cell>
          <table:table-cell office:value-type="float" office:value="95">
            <text:p>95</text:p>
          </table:table-cell>
          <table:table-cell office:value-type="string">
            <text:p><text:s text:c="2"/>2022-02-18T11:50:00</text:p>
          </table:table-cell>
          <table:table-cell office:value-type="float" office:value="1645203000">
            <text:p>1645203000</text:p>
          </table:table-cell>
          <table:table-cell office:value-type="float" office:value="18.125">
            <text:p>18.125</text:p>
          </table:table-cell>
          <table:table-cell office:value-type="float" office:value="12.586">
            <text:p>12.586</text:p>
          </table:table-cell>
          <table:table-cell office:value-type="float" office:value="-6.412">
            <text:p>-6.412</text:p>
          </table:table-cell>
          <table:table-cell office:value-type="float" office:value="0.2404">
            <text:p>0.2404</text:p>
          </table:table-cell>
          <table:table-cell office:value-type="float" office:value="0.2154">
            <text:p>0.2154</text:p>
          </table:table-cell>
          <table:table-cell office:value-type="float" office:value="12.797">
            <text:p>12.797</text:p>
          </table:table-cell>
          <table:table-cell office:value-type="float" office:value="12.667">
            <text:p>12.667</text:p>
          </table:table-cell>
          <table:table-cell office:value-type="float" office:value="-305016">
            <text:p>-305016</text:p>
          </table:table-cell>
          <table:table-cell table:style-name="Default" table:formula="of:=([.L45]-[.L44])/([.A45]-[.A44])/3600" office:value-type="float" office:value="-4.52">
            <text:p>-4.52</text:p>
          </table:table-cell>
          <table:table-cell table:style-name="Default" table:formula="of:=[.M45]+[.$V$3]" office:value-type="float" office:value="-4.65">
            <text:p>-4.65</text:p>
          </table:table-cell>
          <table:table-cell table:style-name="Default" table:formula="of:=([.N45]*3600*([.A45]-[.A44]))*[.$V$7]/[.$V$5]+[.O44]" office:value-type="float" office:value="-336830.769730942">
            <text:p>-336830.769730942</text:p>
          </table:table-cell>
          <table:table-cell/>
          <table:table-cell table:formula="of:=[.F45]-[.G45]*[.$AO$2]" office:value-type="float" office:value="12.66140512">
            <text:p>12.66140512</text:p>
          </table:table-cell>
          <table:table-cell table:formula="of:=[.O45]-[.$O$2]" office:value-type="float" office:value="-336830.769730942">
            <text:p>-336830.769730942</text:p>
          </table:table-cell>
          <table:table-cell table:style-name="ce1" table:formula="of:=360000*(1-0.01*([.E45]-25))" office:value-type="float" office:value="384750">
            <text:p>384750</text:p>
          </table:table-cell>
          <table:table-cell table:formula="of:=[.R45]+[.S45]" office:value-type="float" office:value="47919.2302690584">
            <text:p>47919.2302690584</text:p>
          </table:table-cell>
          <table:table-cell table:formula="of:=[.T45]/[.S45]" office:value-type="float" office:value="0.124546407456942">
            <text:p>0.1245464075</text:p>
          </table:table-cell>
          <table:table-cell table:number-columns-repeated="3"/>
          <table:table-cell table:formula="of:=[.Q45]-([.$E45]-20)*[.$AC$1]" office:value-type="float" office:value="12.66890512">
            <text:p>12.7</text:p>
          </table:table-cell>
          <table:table-cell table:formula="of:=[.F45]-[.K45]" office:value-type="float" office:value="-0.0809999999999995">
            <text:p>-0.081</text:p>
          </table:table-cell>
          <table:table-cell table:formula="of:=[.Z45]/[.G45]" office:value-type="float" office:value="0.0126325639426075">
            <text:p>0.0126325639</text:p>
          </table:table-cell>
          <table:table-cell table:style-name="ce1" table:number-columns-repeated="9"/>
          <table:table-cell table:style-name="ce1" table:formula="of:=[.A45]" office:value-type="float" office:value="20.5011111111111">
            <text:p>20.5011111111</text:p>
          </table:table-cell>
          <table:table-cell table:formula="of:=[.F45]*[.G45]" office:value-type="float" office:value="-80.701432">
            <text:p>-80.701432</text:p>
          </table:table-cell>
          <table:table-cell table:number-columns-repeated="986"/>
        </table:table-row>
        <table:table-row table:style-name="ro1">
          <table:table-cell table:formula="of:=([.D46]-[.$D$2])/3600" office:value-type="float" office:value="21.0011111111111">
            <text:p>21.0011111111</text:p>
          </table:table-cell>
          <table:table-cell office:value-type="float" office:value="96">
            <text:p>96</text:p>
          </table:table-cell>
          <table:table-cell office:value-type="string">
            <text:p><text:s text:c="2"/>2022-02-18T12:20:00</text:p>
          </table:table-cell>
          <table:table-cell office:value-type="float" office:value="1645204800">
            <text:p>1645204800</text:p>
          </table:table-cell>
          <table:table-cell office:value-type="float" office:value="20.075">
            <text:p>20.075</text:p>
          </table:table-cell>
          <table:table-cell office:value-type="float" office:value="12.603">
            <text:p>12.603</text:p>
          </table:table-cell>
          <table:table-cell office:value-type="float" office:value="-3.945">
            <text:p>-3.945</text:p>
          </table:table-cell>
          <table:table-cell office:value-type="float" office:value="0.1759">
            <text:p>0.1759</text:p>
          </table:table-cell>
          <table:table-cell office:value-type="float" office:value="0.1739">
            <text:p>0.1739</text:p>
          </table:table-cell>
          <table:table-cell office:value-type="float" office:value="12.676">
            <text:p>12.676</text:p>
          </table:table-cell>
          <table:table-cell office:value-type="float" office:value="12.66">
            <text:p>12.66</text:p>
          </table:table-cell>
          <table:table-cell office:value-type="float" office:value="-316608">
            <text:p>-316608</text:p>
          </table:table-cell>
          <table:table-cell table:style-name="Default" table:formula="of:=([.L46]-[.L45])/([.A46]-[.A45])/3600" office:value-type="float" office:value="-6.44">
            <text:p>-6.44</text:p>
          </table:table-cell>
          <table:table-cell table:style-name="Default" table:formula="of:=[.M46]+[.$V$3]" office:value-type="float" office:value="-6.57">
            <text:p>-6.57</text:p>
          </table:table-cell>
          <table:table-cell table:style-name="Default" table:formula="of:=([.N46]*3600*([.A46]-[.A45]))*[.$V$7]/[.$V$5]+[.O45]" office:value-type="float" office:value="-349492.014125561">
            <text:p>-349492.014125561</text:p>
          </table:table-cell>
          <table:table-cell/>
          <table:table-cell table:formula="of:=[.F46]-[.G46]*[.$AO$2]" office:value-type="float" office:value="12.6493932">
            <text:p>12.6493932</text:p>
          </table:table-cell>
          <table:table-cell table:formula="of:=[.O46]-[.$O$2]" office:value-type="float" office:value="-349492.014125561">
            <text:p>-349492.014125561</text:p>
          </table:table-cell>
          <table:table-cell table:style-name="ce1" table:formula="of:=360000*(1-0.01*([.E46]-25))" office:value-type="float" office:value="377730">
            <text:p>377730</text:p>
          </table:table-cell>
          <table:table-cell table:formula="of:=[.R46]+[.S46]" office:value-type="float" office:value="28237.9858744395">
            <text:p>28237.9858744395</text:p>
          </table:table-cell>
          <table:table-cell table:formula="of:=[.T46]/[.S46]" office:value-type="float" office:value="0.0747570642375228">
            <text:p>0.0747570642</text:p>
          </table:table-cell>
          <table:table-cell table:number-columns-repeated="3"/>
          <table:table-cell table:formula="of:=[.Q46]-([.$E46]-20)*[.$AC$1]" office:value-type="float" office:value="12.6490932">
            <text:p>12.6</text:p>
          </table:table-cell>
          <table:table-cell table:formula="of:=[.F46]-[.K46]" office:value-type="float" office:value="-0.0570000000000004">
            <text:p>-0.057</text:p>
          </table:table-cell>
          <table:table-cell table:formula="of:=[.Z46]/[.G46]" office:value-type="float" office:value="0.014448669201521">
            <text:p>0.0144486692</text:p>
          </table:table-cell>
          <table:table-cell table:style-name="ce1" table:number-columns-repeated="9"/>
          <table:table-cell table:style-name="ce1" table:formula="of:=[.A46]" office:value-type="float" office:value="21.0011111111111">
            <text:p>21.0011111111</text:p>
          </table:table-cell>
          <table:table-cell table:formula="of:=[.F46]*[.G46]" office:value-type="float" office:value="-49.718835">
            <text:p>-49.718835</text:p>
          </table:table-cell>
          <table:table-cell table:number-columns-repeated="986"/>
        </table:table-row>
        <table:table-row table:style-name="ro2">
          <table:table-cell table:formula="of:=([.D47]-[.$D$2])/3600" office:value-type="float" office:value="21.5011111111111">
            <text:p>21.5011111111</text:p>
          </table:table-cell>
          <table:table-cell office:value-type="float" office:value="97">
            <text:p>97</text:p>
          </table:table-cell>
          <table:table-cell office:value-type="string">
            <text:p><text:s text:c="2"/>2022-02-18T12:50:00</text:p>
          </table:table-cell>
          <table:table-cell office:value-type="float" office:value="1645206600">
            <text:p>1645206600</text:p>
          </table:table-cell>
          <table:table-cell office:value-type="float" office:value="20.75">
            <text:p>20.75</text:p>
          </table:table-cell>
          <table:table-cell office:value-type="float" office:value="12.547">
            <text:p>12.547</text:p>
          </table:table-cell>
          <table:table-cell office:value-type="float" office:value="-3.76">
            <text:p>-3.76</text:p>
          </table:table-cell>
          <table:table-cell office:value-type="float" office:value="0.1451">
            <text:p>0.1451</text:p>
          </table:table-cell>
          <table:table-cell office:value-type="float" office:value="0.1606">
            <text:p>0.1606</text:p>
          </table:table-cell>
          <table:table-cell office:value-type="float" office:value="12.491">
            <text:p>12.491</text:p>
          </table:table-cell>
          <table:table-cell office:value-type="float" office:value="12.594">
            <text:p>12.594</text:p>
          </table:table-cell>
          <table:table-cell office:value-type="float" office:value="-323616">
            <text:p>-323616</text:p>
          </table:table-cell>
          <table:table-cell table:style-name="Default" table:formula="of:=([.L47]-[.L46])/([.A47]-[.A46])/3600" office:value-type="float" office:value="-3.89333333333333">
            <text:p>-3.8933333333</text:p>
          </table:table-cell>
          <table:table-cell table:style-name="Default" table:formula="of:=[.M47]+[.$V$3]" office:value-type="float" office:value="-4.02333333333333">
            <text:p>-4.0233333333</text:p>
          </table:table-cell>
          <table:table-cell table:style-name="Default" table:formula="of:=([.N47]*3600*([.A47]-[.A46]))*[.$V$7]/[.$V$5]+[.O46]" office:value-type="float" office:value="-357245.500672646">
            <text:p>-357245.500672646</text:p>
          </table:table-cell>
          <table:table-cell/>
          <table:table-cell table:formula="of:=[.F47]-[.G47]*[.$AO$2]" office:value-type="float" office:value="12.5912176">
            <text:p>12.5912176</text:p>
          </table:table-cell>
          <table:table-cell table:formula="of:=[.O47]-[.$O$2]" office:value-type="float" office:value="-357245.500672646">
            <text:p>-357245.500672646</text:p>
          </table:table-cell>
          <table:table-cell table:style-name="ce1" table:formula="of:=360000*(1-0.01*([.E47]-25))" office:value-type="float" office:value="375300">
            <text:p>375300</text:p>
          </table:table-cell>
          <table:table-cell table:formula="of:=[.R47]+[.S47]" office:value-type="float" office:value="18054.4993273542">
            <text:p>18054.4993273542</text:p>
          </table:table-cell>
          <table:table-cell table:formula="of:=[.T47]/[.S47]" office:value-type="float" office:value="0.0481068460627611">
            <text:p>0.0481068461</text:p>
          </table:table-cell>
          <table:table-cell table:number-columns-repeated="3"/>
          <table:table-cell table:formula="of:=[.Q47]-([.$E47]-20)*[.$AC$1]" office:value-type="float" office:value="12.5882176">
            <text:p>12.6</text:p>
          </table:table-cell>
          <table:table-cell table:formula="of:=[.F47]-[.K47]" office:value-type="float" office:value="-0.0469999999999988">
            <text:p>-0.047</text:p>
          </table:table-cell>
          <table:table-cell table:formula="of:=[.Z47]/[.G47]" office:value-type="float" office:value="0.0124999999999997">
            <text:p>0.0125</text:p>
          </table:table-cell>
          <table:table-cell table:style-name="ce1" table:number-columns-repeated="2"/>
          <table:table-cell table:style-name="ce5" table:number-columns-repeated="3"/>
          <table:table-cell table:style-name="ce1" table:number-columns-repeated="4"/>
          <table:table-cell table:style-name="ce1" table:formula="of:=[.A47]" office:value-type="float" office:value="21.5011111111111">
            <text:p>21.5011111111</text:p>
          </table:table-cell>
          <table:table-cell table:formula="of:=[.F47]*[.G47]" office:value-type="float" office:value="-47.17672">
            <text:p>-47.17672</text:p>
          </table:table-cell>
          <table:table-cell table:number-columns-repeated="986"/>
        </table:table-row>
        <table:table-row table:style-name="ro2">
          <table:table-cell table:formula="of:=([.D48]-[.$D$2])/3600" office:value-type="float" office:value="22.0013888888889">
            <text:p>22.0013888889</text:p>
          </table:table-cell>
          <table:table-cell office:value-type="float" office:value="98">
            <text:p>98</text:p>
          </table:table-cell>
          <table:table-cell office:value-type="string">
            <text:p><text:s text:c="2"/>2022-02-18T13:20:01</text:p>
          </table:table-cell>
          <table:table-cell office:value-type="float" office:value="1645208401">
            <text:p>1645208401</text:p>
          </table:table-cell>
          <table:table-cell office:value-type="float" office:value="19.653">
            <text:p>19.653</text:p>
          </table:table-cell>
          <table:table-cell office:value-type="float" office:value="12.168">
            <text:p>12.168</text:p>
          </table:table-cell>
          <table:table-cell office:value-type="float" office:value="-5.178">
            <text:p>-5.178</text:p>
          </table:table-cell>
          <table:table-cell office:value-type="float" office:value="0.1424">
            <text:p>0.1424</text:p>
          </table:table-cell>
          <table:table-cell office:value-type="float" office:value="0.137">
            <text:p>0.137</text:p>
          </table:table-cell>
          <table:table-cell office:value-type="float" office:value="12.273">
            <text:p>12.273</text:p>
          </table:table-cell>
          <table:table-cell office:value-type="float" office:value="12.232">
            <text:p>12.232</text:p>
          </table:table-cell>
          <table:table-cell office:value-type="float" office:value="-332136">
            <text:p>-332136</text:p>
          </table:table-cell>
          <table:table-cell table:style-name="Default" table:formula="of:=([.L48]-[.L47])/([.A48]-[.A47])/3600" office:value-type="float" office:value="-4.73070516379788">
            <text:p>-4.7307051638</text:p>
          </table:table-cell>
          <table:table-cell table:style-name="Default" table:formula="of:=[.M48]+[.$V$3]" office:value-type="float" office:value="-4.86070516379788">
            <text:p>-4.8607051638</text:p>
          </table:table-cell>
          <table:table-cell table:style-name="Default" table:formula="of:=([.N48]*3600*([.A48]-[.A47]))*[.$V$7]/[.$V$5]+[.O47]" office:value-type="float" office:value="-366617.915639013">
            <text:p>-366617.915639013</text:p>
          </table:table-cell>
          <table:table-cell/>
          <table:table-cell table:formula="of:=[.F48]-[.G48]*[.$AO$2]" office:value-type="float" office:value="12.22889328">
            <text:p>12.22889328</text:p>
          </table:table-cell>
          <table:table-cell table:formula="of:=[.O48]-[.$O$2]" office:value-type="float" office:value="-366617.915639013">
            <text:p>-366617.915639013</text:p>
          </table:table-cell>
          <table:table-cell table:style-name="ce1" table:formula="of:=360000*(1-0.01*([.E48]-25))" office:value-type="float" office:value="379249.2">
            <text:p>379249.2</text:p>
          </table:table-cell>
          <table:table-cell table:formula="of:=[.R48]+[.S48]" office:value-type="float" office:value="12631.2843609865">
            <text:p>12631.2843609865</text:p>
          </table:table-cell>
          <table:table-cell table:formula="of:=[.T48]/[.S48]" office:value-type="float" office:value="0.033306027701539">
            <text:p>0.0333060277</text:p>
          </table:table-cell>
          <table:table-cell table:number-columns-repeated="3"/>
          <table:table-cell table:formula="of:=[.Q48]-([.$E48]-20)*[.$AC$1]" office:value-type="float" office:value="12.23028128">
            <text:p>12.2</text:p>
          </table:table-cell>
          <table:table-cell table:formula="of:=[.F48]-[.K48]" office:value-type="float" office:value="-0.0640000000000001">
            <text:p>-0.064</text:p>
          </table:table-cell>
          <table:table-cell table:formula="of:=[.Z48]/[.G48]" office:value-type="float" office:value="0.0123599845500193">
            <text:p>0.0123599846</text:p>
          </table:table-cell>
          <table:table-cell table:style-name="ce5"/>
          <table:table-cell table:style-name="ce1" table:number-columns-repeated="8"/>
          <table:table-cell table:style-name="ce1" table:formula="of:=[.A48]" office:value-type="float" office:value="22.0013888888889">
            <text:p>22.0013888889</text:p>
          </table:table-cell>
          <table:table-cell table:formula="of:=[.F48]*[.G48]" office:value-type="float" office:value="-63.005904">
            <text:p>-63.005904</text:p>
          </table:table-cell>
          <table:table-cell table:number-columns-repeated="986"/>
        </table:table-row>
        <table:table-row table:style-name="ro1">
          <table:table-cell table:formula="of:=([.D49]-[.$D$2])/3600" office:value-type="float" office:value="22.5013888888889">
            <text:p>22.5013888889</text:p>
          </table:table-cell>
          <table:table-cell office:value-type="float" office:value="99">
            <text:p>99</text:p>
          </table:table-cell>
          <table:table-cell office:value-type="string">
            <text:p><text:s text:c="2"/>2022-02-18T13:50:01</text:p>
          </table:table-cell>
          <table:table-cell office:value-type="float" office:value="1645210201">
            <text:p>1645210201</text:p>
          </table:table-cell>
          <table:table-cell office:value-type="float" office:value="18.162">
            <text:p>18.162</text:p>
          </table:table-cell>
          <table:table-cell office:value-type="float" office:value="11.328">
            <text:p>11.328</text:p>
          </table:table-cell>
          <table:table-cell office:value-type="float" office:value="-5.61">
            <text:p>-5.61</text:p>
          </table:table-cell>
          <table:table-cell office:value-type="float" office:value="0.1436">
            <text:p>0.1436</text:p>
          </table:table-cell>
          <table:table-cell office:value-type="float" office:value="0.1371">
            <text:p>0.1371</text:p>
          </table:table-cell>
          <table:table-cell office:value-type="float" office:value="11.514">
            <text:p>11.514</text:p>
          </table:table-cell>
          <table:table-cell office:value-type="float" office:value="11.398">
            <text:p>11.398</text:p>
          </table:table-cell>
          <table:table-cell office:value-type="float" office:value="-342000">
            <text:p>-342000</text:p>
          </table:table-cell>
          <table:table-cell table:style-name="Default" table:formula="of:=([.L49]-[.L48])/([.A49]-[.A48])/3600" office:value-type="float" office:value="-5.48">
            <text:p>-5.48</text:p>
          </table:table-cell>
          <table:table-cell table:style-name="Default" table:formula="of:=[.M49]+[.$V$3]" office:value-type="float" office:value="-5.61">
            <text:p>-5.61</text:p>
          </table:table-cell>
          <table:table-cell table:style-name="Default" table:formula="of:=([.N49]*3600*([.A49]-[.A48]))*[.$V$7]/[.$V$5]+[.O48]" office:value-type="float" office:value="-377429.115190583">
            <text:p>-377429.115190583</text:p>
          </table:table-cell>
          <table:table-cell/>
          <table:table-cell table:formula="of:=[.F49]-[.G49]*[.$AO$2]" office:value-type="float" office:value="11.3939736">
            <text:p>11.3939736</text:p>
          </table:table-cell>
          <table:table-cell table:formula="of:=[.O49]-[.$O$2]" office:value-type="float" office:value="-377429.115190583">
            <text:p>-377429.115190583</text:p>
          </table:table-cell>
          <table:table-cell table:style-name="ce1" table:formula="of:=360000*(1-0.01*([.E49]-25))" office:value-type="float" office:value="384616.8">
            <text:p>384616.8</text:p>
          </table:table-cell>
          <table:table-cell table:formula="of:=[.R49]+[.S49]" office:value-type="float" office:value="7187.68480941706">
            <text:p>7187.6848094171</text:p>
          </table:table-cell>
          <table:table-cell table:formula="of:=[.T49]/[.S49]" office:value-type="float" office:value="0.0186879117329692">
            <text:p>0.0186879117</text:p>
          </table:table-cell>
          <table:table-cell table:number-columns-repeated="3"/>
          <table:table-cell table:formula="of:=[.Q49]-([.$E49]-20)*[.$AC$1]" office:value-type="float" office:value="11.4013256">
            <text:p>11.4</text:p>
          </table:table-cell>
          <table:table-cell table:formula="of:=[.F49]-[.K49]" office:value-type="float" office:value="-0.0700000000000003">
            <text:p>-0.07</text:p>
          </table:table-cell>
          <table:table-cell table:formula="of:=[.Z49]/[.G49]" office:value-type="float" office:value="0.0124777183600714">
            <text:p>0.0124777184</text:p>
          </table:table-cell>
          <table:table-cell table:style-name="ce1" table:number-columns-repeated="9"/>
          <table:table-cell table:style-name="ce1" table:formula="of:=[.A49]" office:value-type="float" office:value="22.5013888888889">
            <text:p>22.5013888889</text:p>
          </table:table-cell>
          <table:table-cell table:formula="of:=[.F49]*[.G49]" office:value-type="float" office:value="-63.55008">
            <text:p>-63.55008</text:p>
          </table:table-cell>
          <table:table-cell table:number-columns-repeated="986"/>
        </table:table-row>
        <table:table-row table:style-name="ro2">
          <table:table-cell table:number-columns-repeated="27"/>
          <table:table-cell table:style-name="ce5" table:number-columns-repeated="2"/>
          <table:table-cell table:style-name="ce1" table:number-columns-repeated="8"/>
          <table:table-cell table:number-columns-repeated="987"/>
        </table:table-row>
        <table:table-row table:style-name="ro2">
          <table:table-cell table:number-columns-repeated="27"/>
          <table:table-cell table:style-name="ce5"/>
          <table:table-cell table:style-name="ce1" table:number-columns-repeated="9"/>
          <table:table-cell table:number-columns-repeated="987"/>
        </table:table-row>
        <table:table-row table:style-name="ro1">
          <table:table-cell table:number-columns-repeated="27"/>
          <table:table-cell table:style-name="ce1" table:number-columns-repeated="10"/>
          <table:table-cell table:number-columns-repeated="987"/>
        </table:table-row>
        <table:table-row table:style-name="ro1">
          <table:table-cell table:number-columns-repeated="25"/>
          <table:table-cell table:style-name="ce1" table:number-columns-repeated="12"/>
          <table:table-cell table:number-columns-repeated="987"/>
        </table:table-row>
        <table:table-row table:style-name="ro3">
          <table:table-cell/>
          <table:table-cell table:style-name="ce1" table:number-columns-repeated="22"/>
          <table:table-cell table:style-name="ce4" table:number-columns-repeated="2"/>
          <table:table-cell table:style-name="ce1" table:number-columns-repeated="999"/>
        </table:table-row>
        <table:table-row table:style-name="ro3" table:number-rows-repeated="4">
          <table:table-cell table:number-columns-repeated="22"/>
          <table:table-cell table:style-name="ce1"/>
          <table:table-cell table:number-columns-repeated="2"/>
          <table:table-cell table:style-name="ce1" table:number-columns-repeated="12"/>
          <table:table-cell table:number-columns-repeated="987"/>
        </table:table-row>
        <table:table-row table:style-name="ro3">
          <table:table-cell table:number-columns-repeated="22"/>
          <table:table-cell table:style-name="ce1"/>
          <table:table-cell table:number-columns-repeated="2"/>
          <table:table-cell table:style-name="ce1" table:number-columns-repeated="4"/>
          <table:table-cell table:number-columns-repeated="995"/>
        </table:table-row>
        <table:table-row table:style-name="ro3" table:number-rows-repeated="25">
          <table:table-cell table:number-columns-repeated="22"/>
          <table:table-cell table:style-name="ce1"/>
          <table:table-cell table:number-columns-repeated="2"/>
          <table:table-cell table:style-name="ce1" table:number-columns-repeated="2"/>
          <table:table-cell table:number-columns-repeated="997"/>
        </table:table-row>
        <table:table-row table:style-name="ro3" table:number-rows-repeated="3">
          <table:table-cell table:number-columns-repeated="22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997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_capacity" table:style-name="ta7" table:print="false">
        <office:forms form:automatic-focus="false" form:apply-design-mode="false"/>
        <table:table-column table:style-name="co4" table:default-cell-style-name="Default"/>
        <table:table-column table:style-name="co4" table:default-cell-style-name="ce9"/>
        <table:table-column table:style-name="co4" table:number-columns-repeated="1022" table:default-cell-style-name="Default"/>
        <table:table-row table:style-name="ro1">
          <table:table-cell office:value-type="string">
            <text:p>t, deg C</text:p>
          </table:table-cell>
          <table:table-cell table:style-name="Default" office:value-type="string">
            <text:p>q_capacity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table:formula="of:=360000*(1-0.01*([.A2]-25))" office:value-type="float" office:value="432000">
            <text:p>432000</text:p>
          </table:table-cell>
          <table:table-cell table:number-columns-repeated="1022"/>
        </table:table-row>
        <table:table-row table:style-name="ro1">
          <table:table-cell office:value-type="float" office:value="11.1">
            <text:p>11.1</text:p>
          </table:table-cell>
          <table:table-cell table:formula="of:=360000*(1-0.01*([.A3]-25))" office:value-type="float" office:value="410040">
            <text:p>410040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table:formula="of:=360000*(1-0.01*([.A4]-25))" office:value-type="float" office:value="378000">
            <text:p>378000</text:p>
          </table:table-cell>
          <table:table-cell table:number-columns-repeated="1022"/>
        </table:table-row>
        <table:table-row table:style-name="ro1">
          <table:table-cell office:value-type="float" office:value="40">
            <text:p>40</text:p>
          </table:table-cell>
          <table:table-cell table:formula="of:=360000*(1-0.01*([.A5]-25))" office:value-type="float" office:value="306000">
            <text:p>306000</text:p>
          </table:table-cell>
          <table:table-cell table:number-columns-repeated="1022"/>
        </table:table-row>
      </table:table>
      <table:table table:name="heat capability" table:style-name="ta8" table:print="false"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2" table:number-columns-repeated="3" table:default-cell-style-name="ce2"/>
        <table:table-column table:style-name="co15" table:default-cell-style-name="ce2"/>
        <table:table-column table:style-name="co16" table:default-cell-style-name="ce3"/>
        <table:table-column table:style-name="co13" table:default-cell-style-name="ce3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9" table:number-columns-repeated="2" table:default-cell-style-name="ce2"/>
        <table:table-column table:style-name="co23" table:number-columns-repeated="995" table:default-cell-style-name="ce2"/>
        <table:table-row table:style-name="ro1"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office:value-type="string">
            <text:p>voc</text:p>
          </table:table-cell>
          <table:table-cell office:value-type="string">
            <text:p>delta_q</text:p>
          </table:table-cell>
          <table:table-cell office:value-type="string">
            <text:p>q_capacity</text:p>
          </table:table-cell>
          <table:table-cell office:value-type="string">
            <text:p>q</text:p>
          </table:table-cell>
          <table:table-cell office:value-type="string">
            <text:p>soc</text:p>
          </table:table-cell>
          <table:table-cell office:value-type="string">
            <text:p>Tbatt, F</text:p>
          </table:table-cell>
          <table:table-cell office:value-type="string">
            <text:p>OAT, F</text:p>
          </table:table-cell>
          <table:table-cell office:value-type="string">
            <text:p>T0, C</text:p>
          </table:table-cell>
          <table:table-cell office:value-type="string">
            <text:p>Heat Capability, delta T, C</text:p>
          </table:table-cell>
          <table:table-cell table:style-name="ce3" office:value-type="string">
            <text:p>Heat Capability, delta T, F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formula="of:=[.F2]-[.G2]*[.$AJ$2]" office:value-type="float" office:value="12.965">
            <text:p>12.965</text:p>
          </table:table-cell>
          <table:table-cell table:formula="of:=[.L2]-[.$L$2]" office:value-type="float" office:value="0">
            <text:p>0</text:p>
          </table:table-cell>
          <table:table-cell office:value-type="float" office:value="429363">
            <text:p>429363</text:p>
          </table:table-cell>
          <table:table-cell table:formula="of:=[.N2]+[.O2]" office:value-type="float" office:value="429363">
            <text:p>429363</text:p>
          </table:table-cell>
          <table:table-cell table:formula="of:=[.P2]/[.O2]" office:value-type="float" office:value="1">
            <text:p>1</text:p>
          </table:table-cell>
          <table:table-cell table:formula="of:=[.E2]*9/5+32" office:value-type="float" office:value="43.817">
            <text:p>43.817</text:p>
          </table:table-cell>
          <table:table-cell office:value-type="float" office:value="25">
            <text:p>25</text:p>
          </table:table-cell>
          <table:table-cell table:formula="of:=([.S2]-32)*5/9" office:value-type="float" office:value="-3.88888888888889">
            <text:p>-3.9</text:p>
          </table:table-cell>
          <table:table-cell table:formula="of:=[.E2]-[.T2]" office:value-type="float" office:value="10.4538888888889">
            <text:p>10.5</text:p>
          </table:table-cell>
          <table:table-cell table:formula="of:=[.U2]*9/5" office:value-type="float" office:value="18.817">
            <text:p>18.817</text:p>
          </table:table-cell>
          <table:table-cell table:number-columns-repeated="3"/>
          <table:table-cell table:style-name="ce1" table:number-columns-repeated="4"/>
          <table:table-cell table:number-columns-repeated="6"/>
          <table:table-cell/>
          <table:table-cell table:number-columns-repeated="988"/>
        </table:table-row>
        <table:table-row table:style-name="ro1">
          <table:table-cell table:formula="of:=([.D3]-[.$D$2])/3600" office:value-type="float" office:value="0.5">
            <text:p>0.5</text:p>
          </table:table-cell>
          <table:table-cell office:value-type="float" office:value="64">
            <text:p>64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  <draw:frame table:end-cell-address="'heat capability'.L18" table:end-x="0.1874in" table:end-y="0.1067in" draw:z-index="0" draw:name="Chart 2" draw:style-name="gr1" draw:text-style-name="P1" svg:width="4.3705in" svg:height="2.6417in" svg:x="0.8378in" svg:y="0.1319in">
              <draw:object-ole draw:class-id="00000000-0000-0000-0000-000000000000" xlink:href="./Object 19" xlink:type="simple" xlink:show="embed" xlink:actuate="onLoad">
                <text:p/>
              </draw:object-ole>
              <draw:image xlink:href="./ObjectReplacements/Object 19" xlink:type="simple" xlink:show="embed" xlink:actuate="onLoad"/>
            </draw:frame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  <draw:frame table:end-cell-address="'heat capability'.S18" table:end-x="0.1126in" table:end-y="0.172in" draw:z-index="2" draw:name="Chart 7" draw:style-name="gr1" draw:text-style-name="P1" svg:width="5.1654in" svg:height="2.6669in" svg:x="0.0035in" svg:y="0.172in">
              <draw:object-ole draw:class-id="00000000-0000-0000-0000-000000000000" xlink:href="./Object 21" xlink:type="simple" xlink:show="embed" xlink:actuate="onLoad">
                <text:p/>
              </draw:object-ole>
              <draw:image xlink:href="./ObjectReplacements/Object 21" xlink:type="simple" xlink:show="embed" xlink:actuate="onLoad"/>
            </draw:frame>
          </table:table-cell>
          <table:table-cell table:formula="of:=[.F3]-[.G3]*[.$AJ$2]" office:value-type="float" office:value="12.939">
            <text:p>12.939</text:p>
          </table:table-cell>
          <table:table-cell table:formula="of:=[.L3]-[.$L$2]" office:value-type="float" office:value="-7992">
            <text:p>-7992</text:p>
          </table:table-cell>
          <table:table-cell office:value-type="float" office:value="429363">
            <text:p>429363</text:p>
          </table:table-cell>
          <table:table-cell table:formula="of:=[.N3]+[.O3]" office:value-type="float" office:value="421371">
            <text:p>421371</text:p>
            <draw:frame table:end-cell-address="'heat capability'.Z25" table:end-x="0.3295in" table:end-y="0.1732in" draw:z-index="3" draw:name="Chart 8" draw:style-name="gr1" draw:text-style-name="P1" svg:width="6.7075in" svg:height="4.0031in" svg:x="0.4547in" svg:y="0.0819in">
              <draw:object-ole draw:class-id="00000000-0000-0000-0000-000000000000" xlink:href="./Object 22" xlink:type="simple" xlink:show="embed" xlink:actuate="onLoad">
                <text:p/>
              </draw:object-ole>
              <draw:image xlink:href="./ObjectReplacements/Object 22" xlink:type="simple" xlink:show="embed" xlink:actuate="onLoad"/>
            </draw:frame>
          </table:table-cell>
          <table:table-cell table:formula="of:=[.P3]/[.O3]" office:value-type="float" office:value="0.981386379357327">
            <text:p>0.9813863794</text:p>
          </table:table-cell>
          <table:table-cell table:formula="of:=[.E3]*9/5+32" office:value-type="float" office:value="42.5714">
            <text:p>42.5714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4]-[.$D$2])/3600"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formula="of:=[.F4]-[.G4]*[.$AJ$2]" office:value-type="float" office:value="12.935">
            <text:p>12.935</text:p>
          </table:table-cell>
          <table:table-cell table:formula="of:=[.L4]-[.$L$2]" office:value-type="float" office:value="-16008">
            <text:p>-16008</text:p>
          </table:table-cell>
          <table:table-cell office:value-type="float" office:value="429363">
            <text:p>429363</text:p>
          </table:table-cell>
          <table:table-cell table:formula="of:=[.N4]+[.O4]" office:value-type="float" office:value="413355">
            <text:p>413355</text:p>
          </table:table-cell>
          <table:table-cell table:formula="of:=[.P4]/[.O4]" office:value-type="float" office:value="0.962716861955967">
            <text:p>0.962716862</text:p>
          </table:table-cell>
          <table:table-cell table:formula="of:=[.E4]*9/5+32" office:value-type="float" office:value="41.1386">
            <text:p>41.1386</text:p>
          </table:table-cell>
          <table:table-cell office:value-type="float" office:value="25">
            <text:p>25</text:p>
          </table:table-cell>
          <table:table-cell table:formula="of:=([.S4]-32)*5/9" office:value-type="float" office:value="-3.88888888888889">
            <text:p>-3.9</text:p>
          </table:table-cell>
          <table:table-cell table:formula="of:=[.E4]-[.T4]" office:value-type="float" office:value="8.96588888888889">
            <text:p>9.0</text:p>
          </table:table-cell>
          <table:table-cell table:formula="of:=[.U4]*9/5" office:value-type="float" office:value="16.1386">
            <text:p>16.1386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5]-[.$D$2])/3600" office:value-type="float" office:value="1.50027777777778">
            <text:p>1.5002777778</text:p>
          </table:table-cell>
          <table:table-cell office:value-type="float" office:value="66">
            <text:p>66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formula="of:=[.F5]-[.G5]*[.$AJ$2]" office:value-type="float" office:value="12.922">
            <text:p>12.922</text:p>
          </table:table-cell>
          <table:table-cell table:formula="of:=[.L5]-[.$L$2]" office:value-type="float" office:value="-24072">
            <text:p>-24072</text:p>
          </table:table-cell>
          <table:table-cell office:value-type="float" office:value="429363">
            <text:p>429363</text:p>
          </table:table-cell>
          <table:table-cell table:formula="of:=[.N5]+[.O5]" office:value-type="float" office:value="405291">
            <text:p>405291</text:p>
          </table:table-cell>
          <table:table-cell table:formula="of:=[.P5]/[.O5]" office:value-type="float" office:value="0.943935551037234">
            <text:p>0.943935551</text:p>
          </table:table-cell>
          <table:table-cell table:formula="of:=[.E5]*9/5+32" office:value-type="float" office:value="39.9416">
            <text:p>39.9416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6]-[.$D$2])/3600" office:value-type="float" office:value="2.00027777777778">
            <text:p>2.0002777778</text:p>
          </table:table-cell>
          <table:table-cell office:value-type="float" office:value="67">
            <text:p>67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formula="of:=[.F6]-[.G6]*[.$AJ$2]" office:value-type="float" office:value="12.909">
            <text:p>12.909</text:p>
          </table:table-cell>
          <table:table-cell table:formula="of:=[.L6]-[.$L$2]" office:value-type="float" office:value="-35808">
            <text:p>-35808</text:p>
          </table:table-cell>
          <table:table-cell office:value-type="float" office:value="429363">
            <text:p>429363</text:p>
          </table:table-cell>
          <table:table-cell table:formula="of:=[.N6]+[.O6]" office:value-type="float" office:value="393555">
            <text:p>393555</text:p>
          </table:table-cell>
          <table:table-cell table:formula="of:=[.P6]/[.O6]" office:value-type="float" office:value="0.916602036039435">
            <text:p>0.916602036</text:p>
          </table:table-cell>
          <table:table-cell table:formula="of:=[.E6]*9/5+32" office:value-type="float" office:value="42.8036">
            <text:p>42.8036</text:p>
          </table:table-cell>
          <table:table-cell office:value-type="float" office:value="25">
            <text:p>25</text:p>
          </table:table-cell>
          <table:table-cell table:formula="of:=([.S6]-32)*5/9" office:value-type="float" office:value="-3.88888888888889">
            <text:p>-3.9</text:p>
          </table:table-cell>
          <table:table-cell table:formula="of:=[.E6]-[.T6]" office:value-type="float" office:value="9.89088888888889">
            <text:p>9.9</text:p>
          </table:table-cell>
          <table:table-cell table:formula="of:=[.U6]*9/5" office:value-type="float" office:value="17.8036">
            <text:p>17.8036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7]-[.$D$2])/3600" office:value-type="float" office:value="2.50027777777778">
            <text:p>2.5002777778</text:p>
          </table:table-cell>
          <table:table-cell office:value-type="float" office:value="68">
            <text:p>68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formula="of:=[.F7]-[.G7]*[.$AJ$2]" office:value-type="float" office:value="12.918">
            <text:p>12.918</text:p>
          </table:table-cell>
          <table:table-cell table:formula="of:=[.L7]-[.$L$2]" office:value-type="float" office:value="-43848">
            <text:p>-43848</text:p>
          </table:table-cell>
          <table:table-cell office:value-type="float" office:value="429363">
            <text:p>429363</text:p>
          </table:table-cell>
          <table:table-cell table:formula="of:=[.N7]+[.O7]" office:value-type="float" office:value="385515">
            <text:p>385515</text:p>
          </table:table-cell>
          <table:table-cell table:formula="of:=[.P7]/[.O7]" office:value-type="float" office:value="0.897876621879389">
            <text:p>0.8978766219</text:p>
          </table:table-cell>
          <table:table-cell table:formula="of:=[.E7]*9/5+32" office:value-type="float" office:value="43.619">
            <text:p>43.619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8]-[.$D$2])/3600" office:value-type="float" office:value="3.00027777777778">
            <text:p>3.0002777778</text:p>
          </table:table-cell>
          <table:table-cell office:value-type="float" office:value="69">
            <text:p>69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formula="of:=[.F8]-[.G8]*[.$AJ$2]" office:value-type="float" office:value="12.909">
            <text:p>12.909</text:p>
          </table:table-cell>
          <table:table-cell table:formula="of:=[.L8]-[.$L$2]" office:value-type="float" office:value="-51840">
            <text:p>-51840</text:p>
          </table:table-cell>
          <table:table-cell office:value-type="float" office:value="429363">
            <text:p>429363</text:p>
          </table:table-cell>
          <table:table-cell table:formula="of:=[.N8]+[.O8]" office:value-type="float" office:value="377523">
            <text:p>377523</text:p>
          </table:table-cell>
          <table:table-cell table:formula="of:=[.P8]/[.O8]" office:value-type="float" office:value="0.879263001236716">
            <text:p>0.8792630012</text:p>
          </table:table-cell>
          <table:table-cell table:formula="of:=[.E8]*9/5+32" office:value-type="float" office:value="42.2024">
            <text:p>42.2024</text:p>
          </table:table-cell>
          <table:table-cell office:value-type="float" office:value="24">
            <text:p>24</text:p>
          </table:table-cell>
          <table:table-cell table:formula="of:=([.S8]-32)*5/9" office:value-type="float" office:value="-4.44444444444444">
            <text:p>-4.4</text:p>
          </table:table-cell>
          <table:table-cell table:formula="of:=[.E8]-[.T8]" office:value-type="float" office:value="10.1124444444444">
            <text:p>10.1</text:p>
          </table:table-cell>
          <table:table-cell table:formula="of:=[.U8]*9/5" office:value-type="float" office:value="18.2024">
            <text:p>18.2024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number-columns-repeated="25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0]-[.$D$2])/3600" office:value-type="float" office:value="15.2866666666667">
            <text:p>15.2866666667</text:p>
          </table:table-cell>
          <table:table-cell office:value-type="float" office:value="70">
            <text:p>70</text:p>
          </table:table-cell>
          <table:table-cell office:value-type="string">
            <text:p><text:s text:c="2"/>2022-02-14T10:24:30</text:p>
          </table:table-cell>
          <table:table-cell office:value-type="float" office:value="1644852270">
            <text:p>1644852270</text:p>
          </table:table-cell>
          <table:table-cell office:value-type="float" office:value="6.25">
            <text:p>6.25</text:p>
          </table:table-cell>
          <table:table-cell office:value-type="float" office:value="11.988">
            <text:p>11.988</text:p>
          </table:table-cell>
          <table:table-cell office:value-type="float" office:value="32.315">
            <text:p>32.31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32">
            <text:p>13.432</text:p>
          </table:table-cell>
          <table:table-cell office:value-type="float" office:value="0">
            <text:p>0</text:p>
          </table:table-cell>
          <table:table-cell office:value-type="float" office:value="-398976">
            <text:p>-398976</text:p>
          </table:table-cell>
          <table:table-cell table:formula="of:=[.F10]-[.G10]*[.$AJ$2]" office:value-type="float" office:value="11.988">
            <text:p>11.988</text:p>
          </table:table-cell>
          <table:table-cell table:formula="of:=[.L10]-[.$L$2]" office:value-type="float" office:value="-194352">
            <text:p>-194352</text:p>
          </table:table-cell>
          <table:table-cell office:value-type="float" office:value="429363">
            <text:p>429363</text:p>
          </table:table-cell>
          <table:table-cell table:formula="of:=[.N10]+[.O10]" office:value-type="float" office:value="235011">
            <text:p>235011</text:p>
          </table:table-cell>
          <table:table-cell table:formula="of:=[.P10]/[.O10]" office:value-type="float" office:value="0.547348048155058">
            <text:p>0.5473480482</text:p>
          </table:table-cell>
          <table:table-cell table:formula="of:=[.E10]*9/5+32" office:value-type="float" office:value="43.25">
            <text:p>43.25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1]-[.$D$2])/3600" office:value-type="float" office:value="15.7869444444444">
            <text:p>15.7869444444</text:p>
          </table:table-cell>
          <table:table-cell office:value-type="float" office:value="71">
            <text:p>71</text:p>
          </table:table-cell>
          <table:table-cell office:value-type="string">
            <text:p><text:s text:c="2"/>2022-02-14T10:54:31</text:p>
          </table:table-cell>
          <table:table-cell office:value-type="float" office:value="1644854071">
            <text:p>1644854071</text:p>
          </table:table-cell>
          <table:table-cell office:value-type="float" office:value="6.388">
            <text:p>6.388</text:p>
          </table:table-cell>
          <table:table-cell office:value-type="float" office:value="13.034">
            <text:p>13.034</text:p>
          </table:table-cell>
          <table:table-cell office:value-type="float" office:value="-0.552">
            <text:p>-0.552</text:p>
          </table:table-cell>
          <table:table-cell office:value-type="float" office:value="0.9991">
            <text:p>0.9991</text:p>
          </table:table-cell>
          <table:table-cell office:value-type="float" office:value="0.6345">
            <text:p>0.6345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349032">
            <text:p>-349032</text:p>
          </table:table-cell>
          <table:table-cell table:formula="of:=[.F11]-[.G11]*[.$AJ$2]" office:value-type="float" office:value="13.034">
            <text:p>13.034</text:p>
          </table:table-cell>
          <table:table-cell table:formula="of:=[.L11]-[.$L$2]" office:value-type="float" office:value="-144408">
            <text:p>-144408</text:p>
          </table:table-cell>
          <table:table-cell office:value-type="float" office:value="429363">
            <text:p>429363</text:p>
          </table:table-cell>
          <table:table-cell table:formula="of:=[.N11]+[.O11]" office:value-type="float" office:value="284955">
            <text:p>284955</text:p>
          </table:table-cell>
          <table:table-cell table:formula="of:=[.P11]/[.O11]" office:value-type="float" office:value="0.663669202982092">
            <text:p>0.663669203</text:p>
          </table:table-cell>
          <table:table-cell table:formula="of:=[.E11]*9/5+32" office:value-type="float" office:value="43.4984">
            <text:p>43.4984</text:p>
          </table:table-cell>
          <table:table-cell office:value-type="float" office:value="19">
            <text:p>19</text:p>
          </table:table-cell>
          <table:table-cell table:formula="of:=([.S11]-32)*5/9" office:value-type="float" office:value="-7.22222222222222">
            <text:p>-7.2</text:p>
          </table:table-cell>
          <table:table-cell table:formula="of:=[.E11]-[.T11]" office:value-type="float" office:value="13.6102222222222">
            <text:p>13.6</text:p>
          </table:table-cell>
          <table:table-cell table:formula="of:=[.U11]*9/5" office:value-type="float" office:value="24.4984">
            <text:p>24.4984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2]-[.$D$2])/3600" office:value-type="float" office:value="16.2869444444444">
            <text:p>16.2869444444</text:p>
          </table:table-cell>
          <table:table-cell office:value-type="float" office:value="72">
            <text:p>72</text:p>
          </table:table-cell>
          <table:table-cell office:value-type="string">
            <text:p><text:s text:c="2"/>2022-02-14T11:24:31</text:p>
          </table:table-cell>
          <table:table-cell office:value-type="float" office:value="1644855871">
            <text:p>1644855871</text:p>
          </table:table-cell>
          <table:table-cell office:value-type="float" office:value="8.617">
            <text:p>8.617</text:p>
          </table:table-cell>
          <table:table-cell office:value-type="float" office:value="13.176">
            <text:p>13.176</text:p>
          </table:table-cell>
          <table:table-cell office:value-type="float" office:value="9.868">
            <text:p>9.868</text:p>
          </table:table-cell>
          <table:table-cell office:value-type="float" office:value="0.9884">
            <text:p>0.9884</text:p>
          </table:table-cell>
          <table:table-cell office:value-type="float" office:value="0.6345">
            <text:p>0.6345</text:p>
          </table:table-cell>
          <table:table-cell office:value-type="float" office:value="13.302">
            <text:p>13.302</text:p>
          </table:table-cell>
          <table:table-cell office:value-type="float" office:value="13.069">
            <text:p>13.069</text:p>
          </table:table-cell>
          <table:table-cell office:value-type="float" office:value="-344040">
            <text:p>-344040</text:p>
          </table:table-cell>
          <table:table-cell table:formula="of:=[.F12]-[.G12]*[.$AJ$2]" office:value-type="float" office:value="13.176">
            <text:p>13.176</text:p>
          </table:table-cell>
          <table:table-cell table:formula="of:=[.L12]-[.$L$2]" office:value-type="float" office:value="-139416">
            <text:p>-139416</text:p>
          </table:table-cell>
          <table:table-cell office:value-type="float" office:value="429363">
            <text:p>429363</text:p>
          </table:table-cell>
          <table:table-cell table:formula="of:=[.N12]+[.O12]" office:value-type="float" office:value="289947">
            <text:p>289947</text:p>
          </table:table-cell>
          <table:table-cell table:formula="of:=[.P12]/[.O12]" office:value-type="float" office:value="0.675295728788927">
            <text:p>0.6752957288</text:p>
          </table:table-cell>
          <table:table-cell table:formula="of:=[.E12]*9/5+32" office:value-type="float" office:value="47.5106">
            <text:p>47.5106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3]-[.$D$2])/3600" office:value-type="float" office:value="16.7869444444444">
            <text:p>16.7869444444</text:p>
          </table:table-cell>
          <table:table-cell office:value-type="float" office:value="73">
            <text:p>73</text:p>
          </table:table-cell>
          <table:table-cell office:value-type="string">
            <text:p><text:s text:c="2"/>2022-02-14T11:54:31</text:p>
          </table:table-cell>
          <table:table-cell office:value-type="float" office:value="1644857671">
            <text:p>1644857671</text:p>
          </table:table-cell>
          <table:table-cell office:value-type="float" office:value="8.623">
            <text:p>8.623</text:p>
          </table:table-cell>
          <table:table-cell office:value-type="float" office:value="13.236">
            <text:p>13.236</text:p>
          </table:table-cell>
          <table:table-cell office:value-type="float" office:value="5.367">
            <text:p>5.367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162">
            <text:p>13.162</text:p>
          </table:table-cell>
          <table:table-cell office:value-type="float" office:value="-338904">
            <text:p>-338904</text:p>
          </table:table-cell>
          <table:table-cell table:formula="of:=[.F13]-[.G13]*[.$AJ$2]" office:value-type="float" office:value="13.236">
            <text:p>13.236</text:p>
          </table:table-cell>
          <table:table-cell table:formula="of:=[.L13]-[.$L$2]" office:value-type="float" office:value="-134280">
            <text:p>-134280</text:p>
          </table:table-cell>
          <table:table-cell office:value-type="float" office:value="429363">
            <text:p>429363</text:p>
          </table:table-cell>
          <table:table-cell table:formula="of:=[.N13]+[.O13]" office:value-type="float" office:value="295083">
            <text:p>295083</text:p>
          </table:table-cell>
          <table:table-cell table:formula="of:=[.P13]/[.O13]" office:value-type="float" office:value="0.687257635147882">
            <text:p>0.6872576351</text:p>
          </table:table-cell>
          <table:table-cell table:formula="of:=[.E13]*9/5+32" office:value-type="float" office:value="47.5214">
            <text:p>47.5214</text:p>
          </table:table-cell>
          <table:table-cell office:value-type="float" office:value="20">
            <text:p>20</text:p>
          </table:table-cell>
          <table:table-cell table:formula="of:=([.S13]-32)*5/9" office:value-type="float" office:value="-6.66666666666667">
            <text:p>-6.7</text:p>
          </table:table-cell>
          <table:table-cell table:formula="of:=[.E13]-[.T13]" office:value-type="float" office:value="15.2896666666667">
            <text:p>15.3</text:p>
          </table:table-cell>
          <table:table-cell table:formula="of:=[.U13]*9/5" office:value-type="float" office:value="27.5214">
            <text:p>27.5214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4]-[.$D$2])/3600" office:value-type="float" office:value="17.2869444444444">
            <text:p>17.2869444444</text:p>
          </table:table-cell>
          <table:table-cell office:value-type="float" office:value="74">
            <text:p>74</text:p>
          </table:table-cell>
          <table:table-cell office:value-type="string">
            <text:p><text:s text:c="2"/>2022-02-14T12:24:31</text:p>
          </table:table-cell>
          <table:table-cell office:value-type="float" office:value="1644859471">
            <text:p>1644859471</text:p>
          </table:table-cell>
          <table:table-cell office:value-type="float" office:value="8.623">
            <text:p>8.623</text:p>
          </table:table-cell>
          <table:table-cell office:value-type="float" office:value="13.404">
            <text:p>13.404</text:p>
          </table:table-cell>
          <table:table-cell office:value-type="float" office:value="12.52">
            <text:p>12.52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25">
            <text:p>13.25</text:p>
          </table:table-cell>
          <table:table-cell office:value-type="float" office:value="-338904">
            <text:p>-338904</text:p>
          </table:table-cell>
          <table:table-cell table:formula="of:=[.F14]-[.G14]*[.$AJ$2]" office:value-type="float" office:value="13.404">
            <text:p>13.404</text:p>
          </table:table-cell>
          <table:table-cell table:formula="of:=[.L14]-[.$L$2]" office:value-type="float" office:value="-134280">
            <text:p>-134280</text:p>
          </table:table-cell>
          <table:table-cell office:value-type="float" office:value="429363">
            <text:p>429363</text:p>
          </table:table-cell>
          <table:table-cell table:formula="of:=[.N14]+[.O14]" office:value-type="float" office:value="295083">
            <text:p>295083</text:p>
          </table:table-cell>
          <table:table-cell table:formula="of:=[.P14]/[.O14]" office:value-type="float" office:value="0.687257635147882">
            <text:p>0.6872576351</text:p>
          </table:table-cell>
          <table:table-cell table:formula="of:=[.E14]*9/5+32" office:value-type="float" office:value="47.5214">
            <text:p>47.5214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5]-[.$D$2])/3600" office:value-type="float" office:value="17.7869444444444">
            <text:p>17.7869444444</text:p>
          </table:table-cell>
          <table:table-cell office:value-type="float" office:value="75">
            <text:p>75</text:p>
          </table:table-cell>
          <table:table-cell office:value-type="string">
            <text:p><text:s text:c="2"/>2022-02-14T12:54:31</text:p>
          </table:table-cell>
          <table:table-cell office:value-type="float" office:value="1644861271">
            <text:p>1644861271</text:p>
          </table:table-cell>
          <table:table-cell office:value-type="float" office:value="8.625">
            <text:p>8.625</text:p>
          </table:table-cell>
          <table:table-cell office:value-type="float" office:value="13.783">
            <text:p>13.783</text:p>
          </table:table-cell>
          <table:table-cell office:value-type="float" office:value="39.345">
            <text:p>39.34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335">
            <text:p>13.335</text:p>
          </table:table-cell>
          <table:table-cell office:value-type="float" office:value="-338904">
            <text:p>-338904</text:p>
          </table:table-cell>
          <table:table-cell table:formula="of:=[.F15]-[.G15]*[.$AJ$2]" office:value-type="float" office:value="13.783">
            <text:p>13.783</text:p>
          </table:table-cell>
          <table:table-cell table:formula="of:=[.L15]-[.$L$2]" office:value-type="float" office:value="-134280">
            <text:p>-134280</text:p>
          </table:table-cell>
          <table:table-cell office:value-type="float" office:value="429363">
            <text:p>429363</text:p>
          </table:table-cell>
          <table:table-cell table:formula="of:=[.N15]+[.O15]" office:value-type="float" office:value="295083">
            <text:p>295083</text:p>
          </table:table-cell>
          <table:table-cell table:formula="of:=[.P15]/[.O15]" office:value-type="float" office:value="0.687257635147882">
            <text:p>0.6872576351</text:p>
          </table:table-cell>
          <table:table-cell table:formula="of:=[.E15]*9/5+32" office:value-type="float" office:value="47.525">
            <text:p>47.525</text:p>
          </table:table-cell>
          <table:table-cell office:value-type="float" office:value="21">
            <text:p>21</text:p>
          </table:table-cell>
          <table:table-cell table:formula="of:=([.S15]-32)*5/9" office:value-type="float" office:value="-6.11111111111111">
            <text:p>-6.1</text:p>
          </table:table-cell>
          <table:table-cell table:formula="of:=[.E15]-[.T15]" office:value-type="float" office:value="14.7361111111111">
            <text:p>14.7</text:p>
          </table:table-cell>
          <table:table-cell table:formula="of:=[.U15]*9/5" office:value-type="float" office:value="26.525">
            <text:p>26.525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6]-[.$D$2])/3600" office:value-type="float" office:value="18.2869444444444">
            <text:p>18.2869444444</text:p>
          </table:table-cell>
          <table:table-cell office:value-type="float" office:value="76">
            <text:p>76</text:p>
          </table:table-cell>
          <table:table-cell office:value-type="string">
            <text:p><text:s text:c="2"/>2022-02-14T13:24:31</text:p>
            <draw:frame table:end-cell-address="'heat capability'.G30" table:end-x="0.0047in" table:end-y="0.026in" draw:z-index="1" draw:name="Chart 3" draw:style-name="gr1" draw:text-style-name="P1" svg:width="3.1476in" svg:height="2.4256in" svg:x="0.487in" svg:y="0.0898in">
              <draw:object-ole draw:class-id="00000000-0000-0000-0000-000000000000" xlink:href="./Object 20" xlink:type="simple" xlink:show="embed" xlink:actuate="onLoad">
                <text:p/>
              </draw:object-ole>
              <draw:image xlink:href="./ObjectReplacements/Object 20" xlink:type="simple" xlink:show="embed" xlink:actuate="onLoad"/>
            </draw:frame>
          </table:table-cell>
          <table:table-cell office:value-type="float" office:value="1644863071">
            <text:p>1644863071</text:p>
          </table:table-cell>
          <table:table-cell office:value-type="float" office:value="13.12">
            <text:p>13.12</text:p>
          </table:table-cell>
          <table:table-cell office:value-type="float" office:value="13.309">
            <text:p>13.309</text:p>
          </table:table-cell>
          <table:table-cell office:value-type="float" office:value="5.428">
            <text:p>5.428</text:p>
          </table:table-cell>
          <table:table-cell office:value-type="float" office:value="0.9951">
            <text:p>0.9951</text:p>
          </table:table-cell>
          <table:table-cell office:value-type="float" office:value="0.9637">
            <text:p>0.9637</text:p>
          </table:table-cell>
          <table:table-cell office:value-type="float" office:value="13.553">
            <text:p>13.553</text:p>
          </table:table-cell>
          <table:table-cell office:value-type="float" office:value="13.24">
            <text:p>13.24</text:p>
          </table:table-cell>
          <table:table-cell office:value-type="float" office:value="-319536">
            <text:p>-319536</text:p>
          </table:table-cell>
          <table:table-cell table:formula="of:=[.F16]-[.G16]*[.$AJ$2]" office:value-type="float" office:value="13.309">
            <text:p>13.309</text:p>
          </table:table-cell>
          <table:table-cell table:formula="of:=[.L16]-[.$L$2]" office:value-type="float" office:value="-114912">
            <text:p>-114912</text:p>
          </table:table-cell>
          <table:table-cell office:value-type="float" office:value="429363">
            <text:p>429363</text:p>
          </table:table-cell>
          <table:table-cell table:formula="of:=[.N16]+[.O16]" office:value-type="float" office:value="314451">
            <text:p>314451</text:p>
          </table:table-cell>
          <table:table-cell table:formula="of:=[.P16]/[.O16]" office:value-type="float" office:value="0.732366319408053">
            <text:p>0.7323663194</text:p>
          </table:table-cell>
          <table:table-cell table:formula="of:=[.E16]*9/5+32" office:value-type="float" office:value="55.616">
            <text:p>55.616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7]-[.$D$2])/3600" office:value-type="float" office:value="18.7866666666667">
            <text:p>18.7866666667</text:p>
          </table:table-cell>
          <table:table-cell office:value-type="float" office:value="77">
            <text:p>77</text:p>
          </table:table-cell>
          <table:table-cell office:value-type="string">
            <text:p><text:s text:c="2"/>2022-02-14T13:54:30</text:p>
          </table:table-cell>
          <table:table-cell office:value-type="float" office:value="1644864870">
            <text:p>1644864870</text:p>
          </table:table-cell>
          <table:table-cell office:value-type="float" office:value="12.957">
            <text:p>12.957</text:p>
          </table:table-cell>
          <table:table-cell office:value-type="float" office:value="13.249">
            <text:p>13.249</text:p>
          </table:table-cell>
          <table:table-cell office:value-type="float" office:value="2.16">
            <text:p>2.16</text:p>
          </table:table-cell>
          <table:table-cell office:value-type="float" office:value="1">
            <text:p>1</text:p>
          </table:table-cell>
          <table:table-cell office:value-type="float" office:value="0.9596">
            <text:p>0.9596</text:p>
          </table:table-cell>
          <table:table-cell office:value-type="float" office:value="13.63">
            <text:p>13.63</text:p>
          </table:table-cell>
          <table:table-cell office:value-type="float" office:value="13.221">
            <text:p>13.221</text:p>
          </table:table-cell>
          <table:table-cell office:value-type="float" office:value="-317352">
            <text:p>-317352</text:p>
          </table:table-cell>
          <table:table-cell table:formula="of:=[.F17]-[.G17]*[.$AJ$2]" office:value-type="float" office:value="13.249">
            <text:p>13.249</text:p>
          </table:table-cell>
          <table:table-cell table:formula="of:=[.L17]-[.$L$2]" office:value-type="float" office:value="-112728">
            <text:p>-112728</text:p>
          </table:table-cell>
          <table:table-cell office:value-type="float" office:value="429363">
            <text:p>429363</text:p>
          </table:table-cell>
          <table:table-cell table:formula="of:=[.N17]+[.O17]" office:value-type="float" office:value="316635">
            <text:p>316635</text:p>
          </table:table-cell>
          <table:table-cell table:formula="of:=[.P17]/[.O17]" office:value-type="float" office:value="0.737452924448543">
            <text:p>0.7374529244</text:p>
          </table:table-cell>
          <table:table-cell table:formula="of:=[.E17]*9/5+32" office:value-type="float" office:value="55.3226">
            <text:p>55.3226</text:p>
          </table:table-cell>
          <table:table-cell office:value-type="float" office:value="19">
            <text:p>19</text:p>
          </table:table-cell>
          <table:table-cell table:formula="of:=([.S17]-32)*5/9" office:value-type="float" office:value="-7.22222222222222">
            <text:p>-7.2</text:p>
          </table:table-cell>
          <table:table-cell table:formula="of:=[.E17]-[.T17]" office:value-type="float" office:value="20.1792222222222">
            <text:p>20.2</text:p>
          </table:table-cell>
          <table:table-cell table:formula="of:=[.U17]*9/5" office:value-type="float" office:value="36.3226">
            <text:p>36.3226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8]-[.$D$2])/3600" office:value-type="float" office:value="19.2877777777778">
            <text:p>19.2877777778</text:p>
          </table:table-cell>
          <table:table-cell office:value-type="float" office:value="78">
            <text:p>78</text:p>
          </table:table-cell>
          <table:table-cell office:value-type="string">
            <text:p><text:s text:c="2"/>2022-02-14T14:24:34</text:p>
          </table:table-cell>
          <table:table-cell office:value-type="float" office:value="1644866674">
            <text:p>1644866674</text:p>
          </table:table-cell>
          <table:table-cell office:value-type="float" office:value="11.342">
            <text:p>11.342</text:p>
          </table:table-cell>
          <table:table-cell office:value-type="float" office:value="13.227">
            <text:p>13.227</text:p>
          </table:table-cell>
          <table:table-cell office:value-type="float" office:value="1.543">
            <text:p>1.543</text:p>
          </table:table-cell>
          <table:table-cell office:value-type="float" office:value="1">
            <text:p>1</text:p>
          </table:table-cell>
          <table:table-cell office:value-type="float" office:value="0.9724">
            <text:p>0.9724</text:p>
          </table:table-cell>
          <table:table-cell office:value-type="float" office:value="13.558">
            <text:p>13.558</text:p>
          </table:table-cell>
          <table:table-cell office:value-type="float" office:value="13.207">
            <text:p>13.207</text:p>
          </table:table-cell>
          <table:table-cell office:value-type="float" office:value="-317328">
            <text:p>-317328</text:p>
          </table:table-cell>
          <table:table-cell table:formula="of:=[.F18]-[.G18]*[.$AJ$2]" office:value-type="float" office:value="13.227">
            <text:p>13.227</text:p>
          </table:table-cell>
          <table:table-cell table:formula="of:=[.L18]-[.$L$2]" office:value-type="float" office:value="-112704">
            <text:p>-112704</text:p>
          </table:table-cell>
          <table:table-cell office:value-type="float" office:value="429363">
            <text:p>429363</text:p>
          </table:table-cell>
          <table:table-cell table:formula="of:=[.N18]+[.O18]" office:value-type="float" office:value="316659">
            <text:p>316659</text:p>
          </table:table-cell>
          <table:table-cell table:formula="of:=[.P18]/[.O18]" office:value-type="float" office:value="0.73750882120723">
            <text:p>0.7375088212</text:p>
          </table:table-cell>
          <table:table-cell table:formula="of:=[.E18]*9/5+32" office:value-type="float" office:value="52.4156">
            <text:p>52.4156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9]-[.$D$2])/3600" office:value-type="float" office:value="19.7877777777778">
            <text:p>19.7877777778</text:p>
          </table:table-cell>
          <table:table-cell office:value-type="float" office:value="79">
            <text:p>79</text:p>
          </table:table-cell>
          <table:table-cell office:value-type="string">
            <text:p><text:s text:c="2"/>2022-02-14T14:54:34</text:p>
          </table:table-cell>
          <table:table-cell office:value-type="float" office:value="1644868474">
            <text:p>1644868474</text:p>
          </table:table-cell>
          <table:table-cell office:value-type="float" office:value="11.613">
            <text:p>11.613</text:p>
          </table:table-cell>
          <table:table-cell office:value-type="float" office:value="13.215">
            <text:p>13.215</text:p>
          </table:table-cell>
          <table:table-cell office:value-type="float" office:value="0.372">
            <text:p>0.372</text:p>
          </table:table-cell>
          <table:table-cell office:value-type="float" office:value="0.9909">
            <text:p>0.9909</text:p>
          </table:table-cell>
          <table:table-cell office:value-type="float" office:value="0.9681">
            <text:p>0.9681</text:p>
          </table:table-cell>
          <table:table-cell office:value-type="float" office:value="13.426">
            <text:p>13.426</text:p>
          </table:table-cell>
          <table:table-cell office:value-type="float" office:value="13.209">
            <text:p>13.209</text:p>
          </table:table-cell>
          <table:table-cell office:value-type="float" office:value="-316488">
            <text:p>-316488</text:p>
          </table:table-cell>
          <table:table-cell table:formula="of:=[.F19]-[.G19]*[.$AJ$2]" office:value-type="float" office:value="13.215">
            <text:p>13.215</text:p>
          </table:table-cell>
          <table:table-cell table:formula="of:=[.L19]-[.$L$2]" office:value-type="float" office:value="-111864">
            <text:p>-111864</text:p>
          </table:table-cell>
          <table:table-cell office:value-type="float" office:value="429363">
            <text:p>429363</text:p>
          </table:table-cell>
          <table:table-cell table:formula="of:=[.N19]+[.O19]" office:value-type="float" office:value="317499">
            <text:p>317499</text:p>
          </table:table-cell>
          <table:table-cell table:formula="of:=[.P19]/[.O19]" office:value-type="float" office:value="0.739465207761265">
            <text:p>0.7394652078</text:p>
          </table:table-cell>
          <table:table-cell table:formula="of:=[.E19]*9/5+32" office:value-type="float" office:value="52.9034">
            <text:p>52.9034</text:p>
          </table:table-cell>
          <table:table-cell office:value-type="float" office:value="19">
            <text:p>19</text:p>
          </table:table-cell>
          <table:table-cell table:formula="of:=([.S19]-32)*5/9" office:value-type="float" office:value="-7.22222222222222">
            <text:p>-7.2</text:p>
          </table:table-cell>
          <table:table-cell table:formula="of:=[.E19]-[.T19]" office:value-type="float" office:value="18.8352222222222">
            <text:p>18.8</text:p>
          </table:table-cell>
          <table:table-cell table:formula="of:=[.U19]*9/5" office:value-type="float" office:value="33.9034">
            <text:p>33.9034</text:p>
          </table:table-cell>
          <table:table-cell table:number-columns-repeated="1002"/>
        </table:table-row>
        <table:table-row table:style-name="ro1">
          <table:table-cell table:formula="of:=([.D20]-[.$D$2])/3600" office:value-type="float" office:value="20.2877777777778">
            <text:p>20.2877777778</text:p>
          </table:table-cell>
          <table:table-cell office:value-type="float" office:value="80">
            <text:p>80</text:p>
          </table:table-cell>
          <table:table-cell office:value-type="string">
            <text:p><text:s text:c="2"/>2022-02-14T15:24:34</text:p>
          </table:table-cell>
          <table:table-cell office:value-type="float" office:value="1644870274">
            <text:p>1644870274</text:p>
          </table:table-cell>
          <table:table-cell office:value-type="float" office:value="12.025">
            <text:p>12.025</text:p>
          </table:table-cell>
          <table:table-cell office:value-type="float" office:value="13.21">
            <text:p>13.21</text:p>
          </table:table-cell>
          <table:table-cell office:value-type="float" office:value="0.187">
            <text:p>0.187</text:p>
          </table:table-cell>
          <table:table-cell office:value-type="float" office:value="0.9894">
            <text:p>0.9894</text:p>
          </table:table-cell>
          <table:table-cell office:value-type="float" office:value="0.9632">
            <text:p>0.9632</text:p>
          </table:table-cell>
          <table:table-cell office:value-type="float" office:value="13.415">
            <text:p>13.415</text:p>
          </table:table-cell>
          <table:table-cell office:value-type="float" office:value="13.207">
            <text:p>13.207</text:p>
          </table:table-cell>
          <table:table-cell office:value-type="float" office:value="-315288">
            <text:p>-315288</text:p>
          </table:table-cell>
          <table:table-cell table:formula="of:=[.F20]-[.G20]*[.$AJ$2]" office:value-type="float" office:value="13.21">
            <text:p>13.21</text:p>
          </table:table-cell>
          <table:table-cell table:formula="of:=[.L20]-[.$L$2]" office:value-type="float" office:value="-110664">
            <text:p>-110664</text:p>
          </table:table-cell>
          <table:table-cell office:value-type="float" office:value="429363">
            <text:p>429363</text:p>
          </table:table-cell>
          <table:table-cell table:formula="of:=[.N20]+[.O20]" office:value-type="float" office:value="318699">
            <text:p>318699</text:p>
          </table:table-cell>
          <table:table-cell table:formula="of:=[.P20]/[.O20]" office:value-type="float" office:value="0.7422600456956">
            <text:p>0.7422600457</text:p>
          </table:table-cell>
          <table:table-cell table:formula="of:=[.E20]*9/5+32" office:value-type="float" office:value="53.645">
            <text:p>53.645</text:p>
          </table:table-cell>
          <table:table-cell table:number-columns-repeated="1006"/>
        </table:table-row>
        <table:table-row table:style-name="ro1">
          <table:table-cell table:formula="of:=([.D21]-[.$D$2])/3600" office:value-type="float" office:value="20.7877777777778">
            <text:p>20.7877777778</text:p>
          </table:table-cell>
          <table:table-cell office:value-type="float" office:value="81">
            <text:p>81</text:p>
          </table:table-cell>
          <table:table-cell office:value-type="string">
            <text:p><text:s text:c="2"/>2022-02-14T15:54:34</text:p>
          </table:table-cell>
          <table:table-cell office:value-type="float" office:value="1644872074">
            <text:p>1644872074</text:p>
          </table:table-cell>
          <table:table-cell office:value-type="float" office:value="10.218">
            <text:p>10.218</text:p>
          </table:table-cell>
          <table:table-cell office:value-type="float" office:value="13.193">
            <text:p>13.193</text:p>
          </table:table-cell>
          <table:table-cell office:value-type="float" office:value="0.063">
            <text:p>0.063</text:p>
          </table:table-cell>
          <table:table-cell office:value-type="float" office:value="1">
            <text:p>1</text:p>
          </table:table-cell>
          <table:table-cell office:value-type="float" office:value="0.9762">
            <text:p>0.9762</text:p>
          </table:table-cell>
          <table:table-cell office:value-type="float" office:value="13.509">
            <text:p>13.509</text:p>
          </table:table-cell>
          <table:table-cell office:value-type="float" office:value="13.193">
            <text:p>13.193</text:p>
          </table:table-cell>
          <table:table-cell office:value-type="float" office:value="-315144">
            <text:p>-315144</text:p>
          </table:table-cell>
          <table:table-cell table:formula="of:=[.F21]-[.G21]*[.$AJ$2]" office:value-type="float" office:value="13.193">
            <text:p>13.193</text:p>
          </table:table-cell>
          <table:table-cell table:formula="of:=[.L21]-[.$L$2]" office:value-type="float" office:value="-110520">
            <text:p>-110520</text:p>
          </table:table-cell>
          <table:table-cell office:value-type="float" office:value="429363">
            <text:p>429363</text:p>
          </table:table-cell>
          <table:table-cell table:formula="of:=[.N21]+[.O21]" office:value-type="float" office:value="318843">
            <text:p>318843</text:p>
          </table:table-cell>
          <table:table-cell table:formula="of:=[.P21]/[.O21]" office:value-type="float" office:value="0.74259542624772">
            <text:p>0.7425954262</text:p>
          </table:table-cell>
          <table:table-cell table:formula="of:=[.E21]*9/5+32" office:value-type="float" office:value="50.3924">
            <text:p>50.3924</text:p>
          </table:table-cell>
          <table:table-cell office:value-type="float" office:value="18">
            <text:p>18</text:p>
          </table:table-cell>
          <table:table-cell table:formula="of:=([.S21]-32)*5/9" office:value-type="float" office:value="-7.77777777777778">
            <text:p>-7.8</text:p>
          </table:table-cell>
          <table:table-cell table:formula="of:=[.E21]-[.T21]" office:value-type="float" office:value="17.9957777777778">
            <text:p>18.0</text:p>
          </table:table-cell>
          <table:table-cell table:formula="of:=[.U21]*9/5" office:value-type="float" office:value="32.3924">
            <text:p>32.3924</text:p>
          </table:table-cell>
          <table:table-cell table:number-columns-repeated="1002"/>
        </table:table-row>
        <table:table-row table:style-name="ro1">
          <table:table-cell table:formula="of:=([.D22]-[.$D$2])/3600" office:value-type="float" office:value="21.2877777777778">
            <text:p>21.2877777778</text:p>
          </table:table-cell>
          <table:table-cell office:value-type="float" office:value="82">
            <text:p>82</text:p>
          </table:table-cell>
          <table:table-cell office:value-type="string">
            <text:p><text:s text:c="2"/>2022-02-14T16:24:34</text:p>
          </table:table-cell>
          <table:table-cell office:value-type="float" office:value="1644873874">
            <text:p>1644873874</text:p>
          </table:table-cell>
          <table:table-cell office:value-type="float" office:value="12.077">
            <text:p>12.077</text:p>
          </table:table-cell>
          <table:table-cell office:value-type="float" office:value="13.189">
            <text:p>13.189</text:p>
          </table:table-cell>
          <table:table-cell office:value-type="float" office:value="0.002">
            <text:p>0.002</text:p>
          </table:table-cell>
          <table:table-cell office:value-type="float" office:value="0.9813">
            <text:p>0.9813</text:p>
          </table:table-cell>
          <table:table-cell office:value-type="float" office:value="0.961">
            <text:p>0.961</text:p>
          </table:table-cell>
          <table:table-cell office:value-type="float" office:value="13.285">
            <text:p>13.285</text:p>
          </table:table-cell>
          <table:table-cell office:value-type="float" office:value="13.188">
            <text:p>13.188</text:p>
          </table:table-cell>
          <table:table-cell office:value-type="float" office:value="-315048">
            <text:p>-315048</text:p>
          </table:table-cell>
          <table:table-cell table:formula="of:=[.F22]-[.G22]*[.$AJ$2]" office:value-type="float" office:value="13.189">
            <text:p>13.189</text:p>
          </table:table-cell>
          <table:table-cell table:formula="of:=[.L22]-[.$L$2]" office:value-type="float" office:value="-110424">
            <text:p>-110424</text:p>
          </table:table-cell>
          <table:table-cell office:value-type="float" office:value="429363">
            <text:p>429363</text:p>
          </table:table-cell>
          <table:table-cell table:formula="of:=[.N22]+[.O22]" office:value-type="float" office:value="318939">
            <text:p>318939</text:p>
          </table:table-cell>
          <table:table-cell table:formula="of:=[.P22]/[.O22]" office:value-type="float" office:value="0.742819013282467">
            <text:p>0.7428190133</text:p>
          </table:table-cell>
          <table:table-cell table:formula="of:=[.E22]*9/5+32" office:value-type="float" office:value="53.7386">
            <text:p>53.7386</text:p>
          </table:table-cell>
          <table:table-cell table:number-columns-repeated="1006"/>
        </table:table-row>
        <table:table-row table:style-name="ro1">
          <table:table-cell table:formula="of:=([.D23]-[.$D$2])/3600" office:value-type="float" office:value="21.7877777777778">
            <text:p>21.7877777778</text:p>
          </table:table-cell>
          <table:table-cell office:value-type="float" office:value="83">
            <text:p>83</text:p>
          </table:table-cell>
          <table:table-cell office:value-type="string">
            <text:p><text:s text:c="2"/>2022-02-14T16:54:34</text:p>
          </table:table-cell>
          <table:table-cell office:value-type="float" office:value="1644875674">
            <text:p>1644875674</text:p>
          </table:table-cell>
          <table:table-cell office:value-type="float" office:value="11.268">
            <text:p>11.268</text:p>
          </table:table-cell>
          <table:table-cell office:value-type="float" office:value="13.184">
            <text:p>13.184</text:p>
          </table:table-cell>
          <table:table-cell office:value-type="float" office:value="-0.12">
            <text:p>-0.12</text:p>
          </table:table-cell>
          <table:table-cell office:value-type="float" office:value="0.9892">
            <text:p>0.9892</text:p>
          </table:table-cell>
          <table:table-cell office:value-type="float" office:value="0.9663">
            <text:p>0.9663</text:p>
          </table:table-cell>
          <table:table-cell office:value-type="float" office:value="13.384">
            <text:p>13.384</text:p>
          </table:table-cell>
          <table:table-cell office:value-type="float" office:value="13.186">
            <text:p>13.186</text:p>
          </table:table-cell>
          <table:table-cell office:value-type="float" office:value="-315120">
            <text:p>-315120</text:p>
          </table:table-cell>
          <table:table-cell table:formula="of:=[.F23]-[.G23]*[.$AJ$2]" office:value-type="float" office:value="13.184">
            <text:p>13.184</text:p>
          </table:table-cell>
          <table:table-cell table:formula="of:=[.L23]-[.$L$2]" office:value-type="float" office:value="-110496">
            <text:p>-110496</text:p>
          </table:table-cell>
          <table:table-cell office:value-type="float" office:value="429363">
            <text:p>429363</text:p>
          </table:table-cell>
          <table:table-cell table:formula="of:=[.N23]+[.O23]" office:value-type="float" office:value="318867">
            <text:p>318867</text:p>
          </table:table-cell>
          <table:table-cell table:formula="of:=[.P23]/[.O23]" office:value-type="float" office:value="0.742651323006407">
            <text:p>0.742651323</text:p>
          </table:table-cell>
          <table:table-cell table:formula="of:=[.E23]*9/5+32" office:value-type="float" office:value="52.2824">
            <text:p>52.2824</text:p>
          </table:table-cell>
          <table:table-cell office:value-type="float" office:value="17">
            <text:p>17</text:p>
          </table:table-cell>
          <table:table-cell table:formula="of:=([.S23]-32)*5/9" office:value-type="float" office:value="-8.33333333333333">
            <text:p>-8.3</text:p>
          </table:table-cell>
          <table:table-cell table:formula="of:=[.E23]-[.T23]" office:value-type="float" office:value="19.6013333333333">
            <text:p>19.6</text:p>
          </table:table-cell>
          <table:table-cell table:formula="of:=[.U23]*9/5" office:value-type="float" office:value="35.2824">
            <text:p>35.2824</text:p>
          </table:table-cell>
          <table:table-cell table:number-columns-repeated="1002"/>
        </table:table-row>
        <table:table-row table:style-name="ro1">
          <table:table-cell table:formula="of:=([.D24]-[.$D$2])/3600" office:value-type="float" office:value="22.2877777777778">
            <text:p>22.2877777778</text:p>
          </table:table-cell>
          <table:table-cell office:value-type="float" office:value="84">
            <text:p>84</text:p>
          </table:table-cell>
          <table:table-cell office:value-type="string">
            <text:p><text:s text:c="2"/>2022-02-14T17:24:34</text:p>
          </table:table-cell>
          <table:table-cell office:value-type="float" office:value="1644877474">
            <text:p>1644877474</text:p>
          </table:table-cell>
          <table:table-cell office:value-type="float" office:value="10.192">
            <text:p>10.192</text:p>
          </table:table-cell>
          <table:table-cell office:value-type="float" office:value="13.176">
            <text:p>13.176</text:p>
          </table:table-cell>
          <table:table-cell office:value-type="float" office:value="-0.12">
            <text:p>-0.12</text:p>
          </table:table-cell>
          <table:table-cell office:value-type="float" office:value="0.9979">
            <text:p>0.9979</text:p>
          </table:table-cell>
          <table:table-cell office:value-type="float" office:value="0.9742">
            <text:p>0.9742</text:p>
          </table:table-cell>
          <table:table-cell office:value-type="float" office:value="13.476">
            <text:p>13.476</text:p>
          </table:table-cell>
          <table:table-cell office:value-type="float" office:value="13.178">
            <text:p>13.178</text:p>
          </table:table-cell>
          <table:table-cell office:value-type="float" office:value="-315384">
            <text:p>-315384</text:p>
          </table:table-cell>
          <table:table-cell table:formula="of:=[.F24]-[.G24]*[.$AJ$2]" office:value-type="float" office:value="13.176">
            <text:p>13.176</text:p>
          </table:table-cell>
          <table:table-cell table:formula="of:=[.L24]-[.$L$2]" office:value-type="float" office:value="-110760">
            <text:p>-110760</text:p>
          </table:table-cell>
          <table:table-cell office:value-type="float" office:value="429363">
            <text:p>429363</text:p>
          </table:table-cell>
          <table:table-cell table:formula="of:=[.N24]+[.O24]" office:value-type="float" office:value="318603">
            <text:p>318603</text:p>
          </table:table-cell>
          <table:table-cell table:formula="of:=[.P24]/[.O24]" office:value-type="float" office:value="0.742036458660853">
            <text:p>0.7420364587</text:p>
          </table:table-cell>
          <table:table-cell table:formula="of:=[.E24]*9/5+32" office:value-type="float" office:value="50.3456">
            <text:p>50.3456</text:p>
          </table:table-cell>
          <table:table-cell table:number-columns-repeated="1006"/>
        </table:table-row>
        <table:table-row table:style-name="ro1">
          <table:table-cell table:formula="of:=([.D25]-[.$D$2])/3600" office:value-type="float" office:value="22.7877777777778">
            <text:p>22.7877777778</text:p>
          </table:table-cell>
          <table:table-cell office:value-type="float" office:value="85">
            <text:p>85</text:p>
          </table:table-cell>
          <table:table-cell office:value-type="string">
            <text:p><text:s text:c="2"/>2022-02-14T17:54:34</text:p>
          </table:table-cell>
          <table:table-cell office:value-type="float" office:value="1644879274">
            <text:p>1644879274</text:p>
          </table:table-cell>
          <table:table-cell office:value-type="float" office:value="12.025">
            <text:p>12.025</text:p>
          </table:table-cell>
          <table:table-cell office:value-type="float" office:value="13.327">
            <text:p>13.327</text:p>
          </table:table-cell>
          <table:table-cell office:value-type="float" office:value="-0.243">
            <text:p>-0.243</text:p>
          </table:table-cell>
          <table:table-cell office:value-type="float" office:value="0.9997">
            <text:p>0.9997</text:p>
          </table:table-cell>
          <table:table-cell office:value-type="float" office:value="0.9656">
            <text:p>0.9656</text:p>
          </table:table-cell>
          <table:table-cell office:value-type="float" office:value="13.584">
            <text:p>13.584</text:p>
          </table:table-cell>
          <table:table-cell office:value-type="float" office:value="13.197">
            <text:p>13.197</text:p>
          </table:table-cell>
          <table:table-cell office:value-type="float" office:value="-304872">
            <text:p>-304872</text:p>
          </table:table-cell>
          <table:table-cell table:formula="of:=[.F25]-[.G25]*[.$AJ$2]" office:value-type="float" office:value="13.327">
            <text:p>13.327</text:p>
          </table:table-cell>
          <table:table-cell table:formula="of:=[.L25]-[.$L$2]" office:value-type="float" office:value="-100248">
            <text:p>-100248</text:p>
          </table:table-cell>
          <table:table-cell office:value-type="float" office:value="429363">
            <text:p>429363</text:p>
          </table:table-cell>
          <table:table-cell table:formula="of:=[.N25]+[.O25]" office:value-type="float" office:value="329115">
            <text:p>329115</text:p>
          </table:table-cell>
          <table:table-cell table:formula="of:=[.P25]/[.O25]" office:value-type="float" office:value="0.76651923896563">
            <text:p>0.766519239</text:p>
          </table:table-cell>
          <table:table-cell table:formula="of:=[.E25]*9/5+32" office:value-type="float" office:value="53.645">
            <text:p>53.645</text:p>
          </table:table-cell>
          <table:table-cell office:value-type="float" office:value="14">
            <text:p>14</text:p>
          </table:table-cell>
          <table:table-cell table:formula="of:=([.S25]-32)*5/9" office:value-type="float" office:value="-10">
            <text:p>-10.0</text:p>
          </table:table-cell>
          <table:table-cell table:formula="of:=[.E25]-[.T25]" office:value-type="float" office:value="22.025">
            <text:p>22.0</text:p>
          </table:table-cell>
          <table:table-cell table:formula="of:=[.U25]*9/5" office:value-type="float" office:value="39.645">
            <text:p>39.645</text:p>
          </table:table-cell>
          <table:table-cell table:number-columns-repeated="1002"/>
        </table:table-row>
        <table:table-row table:style-name="ro1">
          <table:table-cell table:formula="of:=([.D26]-[.$D$2])/3600" office:value-type="float" office:value="23.2877777777778">
            <text:p>23.2877777778</text:p>
          </table:table-cell>
          <table:table-cell office:value-type="float" office:value="86">
            <text:p>86</text:p>
          </table:table-cell>
          <table:table-cell office:value-type="string">
            <text:p><text:s text:c="2"/>2022-02-14T18:24:34</text:p>
          </table:table-cell>
          <table:table-cell office:value-type="float" office:value="1644881074">
            <text:p>1644881074</text:p>
          </table:table-cell>
          <table:table-cell office:value-type="float" office:value="11.625">
            <text:p>11.625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1">
            <text:p>1</text:p>
          </table:table-cell>
          <table:table-cell office:value-type="float" office:value="0.9738">
            <text:p>0.9738</text:p>
          </table:table-cell>
          <table:table-cell office:value-type="float" office:value="13.571">
            <text:p>13.571</text:p>
          </table:table-cell>
          <table:table-cell office:value-type="float" office:value="13.222">
            <text:p>13.222</text:p>
          </table:table-cell>
          <table:table-cell office:value-type="float" office:value="-305256">
            <text:p>-305256</text:p>
          </table:table-cell>
          <table:table-cell table:formula="of:=[.F26]-[.G26]*[.$AJ$2]" office:value-type="float" office:value="13.219">
            <text:p>13.219</text:p>
          </table:table-cell>
          <table:table-cell table:formula="of:=[.L26]-[.$L$2]" office:value-type="float" office:value="-100632">
            <text:p>-100632</text:p>
          </table:table-cell>
          <table:table-cell office:value-type="float" office:value="429363">
            <text:p>429363</text:p>
          </table:table-cell>
          <table:table-cell table:formula="of:=[.N26]+[.O26]" office:value-type="float" office:value="328731">
            <text:p>328731</text:p>
          </table:table-cell>
          <table:table-cell table:formula="of:=[.P26]/[.O26]" office:value-type="float" office:value="0.765624890826643">
            <text:p>0.7656248908</text:p>
          </table:table-cell>
          <table:table-cell table:formula="of:=[.E26]*9/5+32" office:value-type="float" office:value="52.925">
            <text:p>52.925</text:p>
          </table:table-cell>
          <table:table-cell table:number-columns-repeated="1006"/>
        </table:table-row>
        <table:table-row table:style-name="ro1">
          <table:table-cell table:formula="of:=([.D27]-[.$D$2])/3600" office:value-type="float" office:value="23.7877777777778">
            <text:p>23.7877777778</text:p>
          </table:table-cell>
          <table:table-cell office:value-type="float" office:value="87">
            <text:p>87</text:p>
          </table:table-cell>
          <table:table-cell office:value-type="string">
            <text:p><text:s text:c="2"/>2022-02-14T18:54:34</text:p>
          </table:table-cell>
          <table:table-cell office:value-type="float" office:value="1644882874">
            <text:p>1644882874</text:p>
          </table:table-cell>
          <table:table-cell office:value-type="float" office:value="10.013">
            <text:p>10.013</text:p>
          </table:table-cell>
          <table:table-cell office:value-type="float" office:value="13.124">
            <text:p>13.124</text:p>
          </table:table-cell>
          <table:table-cell office:value-type="float" office:value="-3.02">
            <text:p>-3.02</text:p>
          </table:table-cell>
          <table:table-cell office:value-type="float" office:value="0.9968">
            <text:p>0.9968</text:p>
          </table:table-cell>
          <table:table-cell office:value-type="float" office:value="0.9714">
            <text:p>0.9714</text:p>
          </table:table-cell>
          <table:table-cell office:value-type="float" office:value="13.453">
            <text:p>13.453</text:p>
          </table:table-cell>
          <table:table-cell office:value-type="float" office:value="13.161">
            <text:p>13.161</text:p>
          </table:table-cell>
          <table:table-cell office:value-type="float" office:value="-308856">
            <text:p>-308856</text:p>
          </table:table-cell>
          <table:table-cell table:formula="of:=[.F27]-[.G27]*[.$AJ$2]" office:value-type="float" office:value="13.124">
            <text:p>13.124</text:p>
          </table:table-cell>
          <table:table-cell table:formula="of:=[.L27]-[.$L$2]" office:value-type="float" office:value="-104232">
            <text:p>-104232</text:p>
          </table:table-cell>
          <table:table-cell office:value-type="float" office:value="429363">
            <text:p>429363</text:p>
          </table:table-cell>
          <table:table-cell table:formula="of:=[.N27]+[.O27]" office:value-type="float" office:value="325131">
            <text:p>325131</text:p>
          </table:table-cell>
          <table:table-cell table:formula="of:=[.P27]/[.O27]" office:value-type="float" office:value="0.757240377023637">
            <text:p>0.757240377</text:p>
          </table:table-cell>
          <table:table-cell table:formula="of:=[.E27]*9/5+32" office:value-type="float" office:value="50.0234">
            <text:p>50.0234</text:p>
          </table:table-cell>
          <table:table-cell office:value-type="float" office:value="14">
            <text:p>14</text:p>
          </table:table-cell>
          <table:table-cell table:formula="of:=([.S27]-32)*5/9" office:value-type="float" office:value="-10">
            <text:p>-10.0</text:p>
          </table:table-cell>
          <table:table-cell table:formula="of:=[.E27]-[.T27]" office:value-type="float" office:value="20.013">
            <text:p>20.0</text:p>
          </table:table-cell>
          <table:table-cell table:formula="of:=[.U27]*9/5" office:value-type="float" office:value="36.0234">
            <text:p>36.0234</text:p>
          </table:table-cell>
          <table:table-cell table:number-columns-repeated="1002"/>
        </table:table-row>
        <table:table-row table:style-name="ro1">
          <table:table-cell table:formula="of:=([.D28]-[.$D$2])/3600" office:value-type="float" office:value="24.2877777777778">
            <text:p>24.2877777778</text:p>
          </table:table-cell>
          <table:table-cell office:value-type="float" office:value="88">
            <text:p>88</text:p>
          </table:table-cell>
          <table:table-cell office:value-type="string">
            <text:p><text:s text:c="2"/>2022-02-14T19:24:34</text:p>
          </table:table-cell>
          <table:table-cell office:value-type="float" office:value="1644884674">
            <text:p>1644884674</text:p>
          </table:table-cell>
          <table:table-cell office:value-type="float" office:value="11.712">
            <text:p>11.712</text:p>
          </table:table-cell>
          <table:table-cell office:value-type="float" office:value="13.154">
            <text:p>13.154</text:p>
          </table:table-cell>
          <table:table-cell office:value-type="float" office:value="-0.243">
            <text:p>-0.243</text:p>
          </table:table-cell>
          <table:table-cell office:value-type="float" office:value="0.9685">
            <text:p>0.9685</text:p>
          </table:table-cell>
          <table:table-cell office:value-type="float" office:value="0.9571">
            <text:p>0.9571</text:p>
          </table:table-cell>
          <table:table-cell office:value-type="float" office:value="13.205">
            <text:p>13.205</text:p>
          </table:table-cell>
          <table:table-cell office:value-type="float" office:value="13.158">
            <text:p>13.158</text:p>
          </table:table-cell>
          <table:table-cell office:value-type="float" office:value="-313440">
            <text:p>-313440</text:p>
          </table:table-cell>
          <table:table-cell table:formula="of:=[.F28]-[.G28]*[.$AJ$2]" office:value-type="float" office:value="13.154">
            <text:p>13.154</text:p>
          </table:table-cell>
          <table:table-cell table:formula="of:=[.L28]-[.$L$2]" office:value-type="float" office:value="-108816">
            <text:p>-108816</text:p>
          </table:table-cell>
          <table:table-cell office:value-type="float" office:value="429363">
            <text:p>429363</text:p>
          </table:table-cell>
          <table:table-cell table:formula="of:=[.N28]+[.O28]" office:value-type="float" office:value="320547">
            <text:p>320547</text:p>
          </table:table-cell>
          <table:table-cell table:formula="of:=[.P28]/[.O28]" office:value-type="float" office:value="0.746564096114477">
            <text:p>0.7465640961</text:p>
          </table:table-cell>
          <table:table-cell table:formula="of:=[.E28]*9/5+32" office:value-type="float" office:value="53.0816">
            <text:p>53.0816</text:p>
          </table:table-cell>
          <table:table-cell table:number-columns-repeated="1006"/>
        </table:table-row>
        <table:table-row table:style-name="ro1">
          <table:table-cell table:formula="of:=([.D29]-[.$D$2])/3600" office:value-type="float" office:value="24.7877777777778">
            <text:p>24.7877777778</text:p>
          </table:table-cell>
          <table:table-cell office:value-type="float" office:value="89">
            <text:p>89</text:p>
          </table:table-cell>
          <table:table-cell office:value-type="string">
            <text:p><text:s text:c="2"/>2022-02-14T19:54:34</text:p>
          </table:table-cell>
          <table:table-cell office:value-type="float" office:value="1644886474">
            <text:p>1644886474</text:p>
          </table:table-cell>
          <table:table-cell office:value-type="float" office:value="10.81">
            <text:p>10.81</text:p>
          </table:table-cell>
          <table:table-cell office:value-type="float" office:value="13.736">
            <text:p>13.736</text:p>
          </table:table-cell>
          <table:table-cell office:value-type="float" office:value="29.848">
            <text:p>29.848</text:p>
          </table:table-cell>
          <table:table-cell office:value-type="float" office:value="1">
            <text:p>1</text:p>
          </table:table-cell>
          <table:table-cell office:value-type="float" office:value="0.9894">
            <text:p>0.9894</text:p>
          </table:table-cell>
          <table:table-cell office:value-type="float" office:value="13.535">
            <text:p>13.535</text:p>
          </table:table-cell>
          <table:table-cell office:value-type="float" office:value="13.366">
            <text:p>13.366</text:p>
          </table:table-cell>
          <table:table-cell office:value-type="float" office:value="-303552">
            <text:p>-303552</text:p>
          </table:table-cell>
          <table:table-cell table:formula="of:=[.F29]-[.G29]*[.$AJ$2]" office:value-type="float" office:value="13.736">
            <text:p>13.736</text:p>
          </table:table-cell>
          <table:table-cell table:formula="of:=[.L29]-[.$L$2]" office:value-type="float" office:value="-98928">
            <text:p>-98928</text:p>
          </table:table-cell>
          <table:table-cell office:value-type="float" office:value="429363">
            <text:p>429363</text:p>
          </table:table-cell>
          <table:table-cell table:formula="of:=[.N29]+[.O29]" office:value-type="float" office:value="330435">
            <text:p>330435</text:p>
          </table:table-cell>
          <table:table-cell table:formula="of:=[.P29]/[.O29]" office:value-type="float" office:value="0.769593560693399">
            <text:p>0.7695935607</text:p>
          </table:table-cell>
          <table:table-cell table:formula="of:=[.E29]*9/5+32" office:value-type="float" office:value="51.458">
            <text:p>51.458</text:p>
          </table:table-cell>
          <table:table-cell office:value-type="float" office:value="13">
            <text:p>13</text:p>
          </table:table-cell>
          <table:table-cell table:formula="of:=([.S29]-32)*5/9" office:value-type="float" office:value="-10.5555555555556">
            <text:p>-10.6</text:p>
          </table:table-cell>
          <table:table-cell table:formula="of:=[.E29]-[.T29]" office:value-type="float" office:value="21.3655555555556">
            <text:p>21.4</text:p>
          </table:table-cell>
          <table:table-cell table:formula="of:=[.U29]*9/5" office:value-type="float" office:value="38.458">
            <text:p>38.458</text:p>
          </table:table-cell>
          <table:table-cell table:number-columns-repeated="1002"/>
        </table:table-row>
        <table:table-row table:style-name="ro1">
          <table:table-cell table:formula="of:=([.D30]-[.$D$2])/3600" office:value-type="float" office:value="25.2877777777778">
            <text:p>25.2877777778</text:p>
          </table:table-cell>
          <table:table-cell office:value-type="float" office:value="90">
            <text:p>90</text:p>
          </table:table-cell>
          <table:table-cell office:value-type="string">
            <text:p><text:s text:c="2"/>2022-02-14T20:24:34</text:p>
          </table:table-cell>
          <table:table-cell office:value-type="float" office:value="1644888274">
            <text:p>1644888274</text:p>
          </table:table-cell>
          <table:table-cell office:value-type="float" office:value="10.465">
            <text:p>10.465</text:p>
          </table:table-cell>
          <table:table-cell office:value-type="float" office:value="13.262">
            <text:p>13.262</text:p>
          </table:table-cell>
          <table:table-cell office:value-type="float" office:value="-0.182">
            <text:p>-0.182</text:p>
          </table:table-cell>
          <table:table-cell office:value-type="float" office:value="0.9941">
            <text:p>0.9941</text:p>
          </table:table-cell>
          <table:table-cell office:value-type="float" office:value="0.9834">
            <text:p>0.9834</text:p>
          </table:table-cell>
          <table:table-cell office:value-type="float" office:value="13.43">
            <text:p>13.43</text:p>
          </table:table-cell>
          <table:table-cell office:value-type="float" office:value="13.264">
            <text:p>13.264</text:p>
          </table:table-cell>
          <table:table-cell office:value-type="float" office:value="-303984">
            <text:p>-303984</text:p>
          </table:table-cell>
          <table:table-cell table:formula="of:=[.F30]-[.G30]*[.$AJ$2]" office:value-type="float" office:value="13.262">
            <text:p>13.262</text:p>
          </table:table-cell>
          <table:table-cell table:formula="of:=[.L30]-[.$L$2]" office:value-type="float" office:value="-99360">
            <text:p>-99360</text:p>
          </table:table-cell>
          <table:table-cell office:value-type="float" office:value="429363">
            <text:p>429363</text:p>
          </table:table-cell>
          <table:table-cell table:formula="of:=[.N30]+[.O30]" office:value-type="float" office:value="330003">
            <text:p>330003</text:p>
          </table:table-cell>
          <table:table-cell table:formula="of:=[.P30]/[.O30]" office:value-type="float" office:value="0.768587419037039">
            <text:p>0.768587419</text:p>
          </table:table-cell>
          <table:table-cell table:formula="of:=[.E30]*9/5+32" office:value-type="float" office:value="50.837">
            <text:p>50.837</text:p>
          </table:table-cell>
          <table:table-cell table:number-columns-repeated="1006"/>
        </table:table-row>
        <table:table-row table:style-name="ro1">
          <table:table-cell table:formula="of:=([.D31]-[.$D$2])/3600" office:value-type="float" office:value="25.7877777777778">
            <text:p>25.7877777778</text:p>
          </table:table-cell>
          <table:table-cell office:value-type="float" office:value="91">
            <text:p>91</text:p>
          </table:table-cell>
          <table:table-cell office:value-type="string">
            <text:p><text:s text:c="2"/>2022-02-14T20:54:34</text:p>
          </table:table-cell>
          <table:table-cell office:value-type="float" office:value="1644890074">
            <text:p>1644890074</text:p>
          </table:table-cell>
          <table:table-cell office:value-type="float" office:value="12.153">
            <text:p>12.153</text:p>
          </table:table-cell>
          <table:table-cell office:value-type="float" office:value="13.232">
            <text:p>13.232</text:p>
          </table:table-cell>
          <table:table-cell office:value-type="float" office:value="-0.182">
            <text:p>-0.182</text:p>
          </table:table-cell>
          <table:table-cell office:value-type="float" office:value="0.9756">
            <text:p>0.9756</text:p>
          </table:table-cell>
          <table:table-cell office:value-type="float" office:value="0.9729">
            <text:p>0.9729</text:p>
          </table:table-cell>
          <table:table-cell office:value-type="float" office:value="13.248">
            <text:p>13.248</text:p>
          </table:table-cell>
          <table:table-cell office:value-type="float" office:value="13.234">
            <text:p>13.234</text:p>
          </table:table-cell>
          <table:table-cell office:value-type="float" office:value="-304440">
            <text:p>-304440</text:p>
          </table:table-cell>
          <table:table-cell table:formula="of:=[.F31]-[.G31]*[.$AJ$2]" office:value-type="float" office:value="13.232">
            <text:p>13.232</text:p>
          </table:table-cell>
          <table:table-cell table:formula="of:=[.L31]-[.$L$2]" office:value-type="float" office:value="-99816">
            <text:p>-99816</text:p>
          </table:table-cell>
          <table:table-cell office:value-type="float" office:value="429363">
            <text:p>429363</text:p>
          </table:table-cell>
          <table:table-cell table:formula="of:=[.N31]+[.O31]" office:value-type="float" office:value="329547">
            <text:p>329547</text:p>
          </table:table-cell>
          <table:table-cell table:formula="of:=[.P31]/[.O31]" office:value-type="float" office:value="0.767525380621991">
            <text:p>0.7675253806</text:p>
          </table:table-cell>
          <table:table-cell table:formula="of:=[.E31]*9/5+32" office:value-type="float" office:value="53.8754">
            <text:p>53.8754</text:p>
          </table:table-cell>
          <table:table-cell office:value-type="float" office:value="11">
            <text:p>11</text:p>
          </table:table-cell>
          <table:table-cell table:formula="of:=([.S31]-32)*5/9" office:value-type="float" office:value="-11.6666666666667">
            <text:p>-11.7</text:p>
          </table:table-cell>
          <table:table-cell table:formula="of:=[.E31]-[.T31]" office:value-type="float" office:value="23.8196666666667">
            <text:p>23.8</text:p>
          </table:table-cell>
          <table:table-cell table:formula="of:=[.U31]*9/5" office:value-type="float" office:value="42.8754">
            <text:p>42.8754</text:p>
          </table:table-cell>
          <table:table-cell table:number-columns-repeated="1002"/>
        </table:table-row>
        <table:table-row table:style-name="ro1">
          <table:table-cell table:formula="of:=([.D32]-[.$D$2])/3600" office:value-type="float" office:value="26.2880555555556">
            <text:p>26.2880555556</text:p>
          </table:table-cell>
          <table:table-cell office:value-type="float" office:value="92">
            <text:p>92</text:p>
          </table:table-cell>
          <table:table-cell office:value-type="string">
            <text:p><text:s text:c="2"/>2022-02-14T21:24:35</text:p>
          </table:table-cell>
          <table:table-cell office:value-type="float" office:value="1644891875">
            <text:p>1644891875</text:p>
          </table:table-cell>
          <table:table-cell office:value-type="float" office:value="10.11">
            <text:p>10.11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0.9952">
            <text:p>0.9952</text:p>
          </table:table-cell>
          <table:table-cell office:value-type="float" office:value="0.9812">
            <text:p>0.9812</text:p>
          </table:table-cell>
          <table:table-cell office:value-type="float" office:value="13.432">
            <text:p>13.432</text:p>
          </table:table-cell>
          <table:table-cell office:value-type="float" office:value="13.222">
            <text:p>13.222</text:p>
          </table:table-cell>
          <table:table-cell office:value-type="float" office:value="-304776">
            <text:p>-304776</text:p>
          </table:table-cell>
          <table:table-cell table:formula="of:=[.F32]-[.G32]*[.$AJ$2]" office:value-type="float" office:value="13.219">
            <text:p>13.219</text:p>
          </table:table-cell>
          <table:table-cell table:formula="of:=[.L32]-[.$L$2]" office:value-type="float" office:value="-100152">
            <text:p>-100152</text:p>
          </table:table-cell>
          <table:table-cell office:value-type="float" office:value="429363">
            <text:p>429363</text:p>
          </table:table-cell>
          <table:table-cell table:formula="of:=[.N32]+[.O32]" office:value-type="float" office:value="329211">
            <text:p>329211</text:p>
          </table:table-cell>
          <table:table-cell table:formula="of:=[.P32]/[.O32]" office:value-type="float" office:value="0.766742826000377">
            <text:p>0.766742826</text:p>
          </table:table-cell>
          <table:table-cell table:formula="of:=[.E32]*9/5+32" office:value-type="float" office:value="50.198">
            <text:p>50.198</text:p>
          </table:table-cell>
          <table:table-cell table:number-columns-repeated="1006"/>
        </table:table-row>
        <table:table-row table:style-name="ro1">
          <table:table-cell table:formula="of:=([.D33]-[.$D$2])/3600" office:value-type="float" office:value="26.7880555555556">
            <text:p>26.7880555556</text:p>
          </table:table-cell>
          <table:table-cell office:value-type="float" office:value="93">
            <text:p>93</text:p>
          </table:table-cell>
          <table:table-cell office:value-type="string">
            <text:p><text:s text:c="2"/>2022-02-14T21:54:35</text:p>
          </table:table-cell>
          <table:table-cell office:value-type="float" office:value="1644893675">
            <text:p>1644893675</text:p>
          </table:table-cell>
          <table:table-cell office:value-type="float" office:value="10.343">
            <text:p>10.343</text:p>
          </table:table-cell>
          <table:table-cell office:value-type="float" office:value="13.21">
            <text:p>13.21</text:p>
          </table:table-cell>
          <table:table-cell office:value-type="float" office:value="-0.243">
            <text:p>-0.243</text:p>
          </table:table-cell>
          <table:table-cell office:value-type="float" office:value="0.9923">
            <text:p>0.9923</text:p>
          </table:table-cell>
          <table:table-cell office:value-type="float" office:value="0.9804">
            <text:p>0.9804</text:p>
          </table:table-cell>
          <table:table-cell office:value-type="float" office:value="13.398">
            <text:p>13.398</text:p>
          </table:table-cell>
          <table:table-cell office:value-type="float" office:value="13.213">
            <text:p>13.213</text:p>
          </table:table-cell>
          <table:table-cell office:value-type="float" office:value="-305112">
            <text:p>-305112</text:p>
          </table:table-cell>
          <table:table-cell table:formula="of:=[.F33]-[.G33]*[.$AJ$2]" office:value-type="float" office:value="13.21">
            <text:p>13.21</text:p>
          </table:table-cell>
          <table:table-cell table:formula="of:=[.L33]-[.$L$2]" office:value-type="float" office:value="-100488">
            <text:p>-100488</text:p>
          </table:table-cell>
          <table:table-cell office:value-type="float" office:value="429363">
            <text:p>429363</text:p>
          </table:table-cell>
          <table:table-cell table:formula="of:=[.N33]+[.O33]" office:value-type="float" office:value="328875">
            <text:p>328875</text:p>
          </table:table-cell>
          <table:table-cell table:formula="of:=[.P33]/[.O33]" office:value-type="float" office:value="0.765960271378763">
            <text:p>0.7659602714</text:p>
          </table:table-cell>
          <table:table-cell table:formula="of:=[.E33]*9/5+32" office:value-type="float" office:value="50.6174">
            <text:p>50.6174</text:p>
          </table:table-cell>
          <table:table-cell office:value-type="float" office:value="9">
            <text:p>9</text:p>
          </table:table-cell>
          <table:table-cell table:formula="of:=([.S33]-32)*5/9" office:value-type="float" office:value="-12.7777777777778">
            <text:p>-12.8</text:p>
          </table:table-cell>
          <table:table-cell table:formula="of:=[.E33]-[.T33]" office:value-type="float" office:value="23.1207777777778">
            <text:p>23.1</text:p>
          </table:table-cell>
          <table:table-cell table:formula="of:=[.U33]*9/5" office:value-type="float" office:value="41.6174">
            <text:p>41.6174</text:p>
          </table:table-cell>
          <table:table-cell table:number-columns-repeated="1002"/>
        </table:table-row>
        <table:table-row table:style-name="ro1">
          <table:table-cell table:formula="of:=([.D34]-[.$D$2])/3600" office:value-type="float" office:value="27.2880555555556">
            <text:p>27.2880555556</text:p>
          </table:table-cell>
          <table:table-cell office:value-type="float" office:value="94">
            <text:p>94</text:p>
          </table:table-cell>
          <table:table-cell office:value-type="string">
            <text:p><text:s text:c="2"/>2022-02-14T22:24:35</text:p>
          </table:table-cell>
          <table:table-cell office:value-type="float" office:value="1644895475">
            <text:p>1644895475</text:p>
          </table:table-cell>
          <table:table-cell office:value-type="float" office:value="11.618">
            <text:p>11.618</text:p>
          </table:table-cell>
          <table:table-cell office:value-type="float" office:value="13.21">
            <text:p>13.21</text:p>
          </table:table-cell>
          <table:table-cell office:value-type="float" office:value="-0.182">
            <text:p>-0.182</text:p>
          </table:table-cell>
          <table:table-cell office:value-type="float" office:value="0.9784">
            <text:p>0.9784</text:p>
          </table:table-cell>
          <table:table-cell office:value-type="float" office:value="0.9701">
            <text:p>0.9701</text:p>
          </table:table-cell>
          <table:table-cell office:value-type="float" office:value="13.242">
            <text:p>13.242</text:p>
          </table:table-cell>
          <table:table-cell office:value-type="float" office:value="13.213">
            <text:p>13.213</text:p>
          </table:table-cell>
          <table:table-cell office:value-type="float" office:value="-305472">
            <text:p>-305472</text:p>
          </table:table-cell>
          <table:table-cell table:formula="of:=[.F34]-[.G34]*[.$AJ$2]" office:value-type="float" office:value="13.21">
            <text:p>13.21</text:p>
          </table:table-cell>
          <table:table-cell table:formula="of:=[.L34]-[.$L$2]" office:value-type="float" office:value="-100848">
            <text:p>-100848</text:p>
          </table:table-cell>
          <table:table-cell office:value-type="float" office:value="429363">
            <text:p>429363</text:p>
          </table:table-cell>
          <table:table-cell table:formula="of:=[.N34]+[.O34]" office:value-type="float" office:value="328515">
            <text:p>328515</text:p>
          </table:table-cell>
          <table:table-cell table:formula="of:=[.P34]/[.O34]" office:value-type="float" office:value="0.765121819998463">
            <text:p>0.76512182</text:p>
          </table:table-cell>
          <table:table-cell table:formula="of:=[.E34]*9/5+32" office:value-type="float" office:value="52.9124">
            <text:p>52.9124</text:p>
          </table:table-cell>
          <table:table-cell table:number-columns-repeated="1006"/>
        </table:table-row>
        <table:table-row table:style-name="ro1">
          <table:table-cell table:formula="of:=([.D35]-[.$D$2])/3600" office:value-type="float" office:value="27.7880555555556">
            <text:p>27.7880555556</text:p>
          </table:table-cell>
          <table:table-cell office:value-type="float" office:value="95">
            <text:p>95</text:p>
          </table:table-cell>
          <table:table-cell office:value-type="string">
            <text:p><text:s text:c="2"/>2022-02-14T22:54:35</text:p>
          </table:table-cell>
          <table:table-cell office:value-type="float" office:value="1644897275">
            <text:p>1644897275</text:p>
          </table:table-cell>
          <table:table-cell office:value-type="float" office:value="9.49">
            <text:p>9.49</text:p>
          </table:table-cell>
          <table:table-cell office:value-type="float" office:value="13.202">
            <text:p>13.202</text:p>
          </table:table-cell>
          <table:table-cell office:value-type="float" office:value="-0.182">
            <text:p>-0.182</text:p>
          </table:table-cell>
          <table:table-cell office:value-type="float" office:value="0.9991">
            <text:p>0.9991</text:p>
          </table:table-cell>
          <table:table-cell office:value-type="float" office:value="0.9809">
            <text:p>0.9809</text:p>
          </table:table-cell>
          <table:table-cell office:value-type="float" office:value="13.477">
            <text:p>13.477</text:p>
          </table:table-cell>
          <table:table-cell office:value-type="float" office:value="13.204">
            <text:p>13.204</text:p>
          </table:table-cell>
          <table:table-cell office:value-type="float" office:value="-305832">
            <text:p>-305832</text:p>
          </table:table-cell>
          <table:table-cell table:formula="of:=[.F35]-[.G35]*[.$AJ$2]" office:value-type="float" office:value="13.202">
            <text:p>13.202</text:p>
          </table:table-cell>
          <table:table-cell table:formula="of:=[.L35]-[.$L$2]" office:value-type="float" office:value="-101208">
            <text:p>-101208</text:p>
          </table:table-cell>
          <table:table-cell office:value-type="float" office:value="429363">
            <text:p>429363</text:p>
          </table:table-cell>
          <table:table-cell table:formula="of:=[.N35]+[.O35]" office:value-type="float" office:value="328155">
            <text:p>328155</text:p>
          </table:table-cell>
          <table:table-cell table:formula="of:=[.P35]/[.O35]" office:value-type="float" office:value="0.764283368618162">
            <text:p>0.7642833686</text:p>
          </table:table-cell>
          <table:table-cell table:formula="of:=[.E35]*9/5+32" office:value-type="float" office:value="49.082">
            <text:p>49.082</text:p>
          </table:table-cell>
          <table:table-cell office:value-type="float" office:value="9">
            <text:p>9</text:p>
          </table:table-cell>
          <table:table-cell table:formula="of:=([.S35]-32)*5/9" office:value-type="float" office:value="-12.7777777777778">
            <text:p>-12.8</text:p>
          </table:table-cell>
          <table:table-cell table:formula="of:=[.E35]-[.T35]" office:value-type="float" office:value="22.2677777777778">
            <text:p>22.3</text:p>
          </table:table-cell>
          <table:table-cell table:formula="of:=[.U35]*9/5" office:value-type="float" office:value="40.082">
            <text:p>40.082</text:p>
          </table:table-cell>
          <table:table-cell table:number-columns-repeated="1002"/>
        </table:table-row>
        <table:table-row table:style-name="ro1">
          <table:table-cell table:formula="of:=([.D36]-[.$D$2])/3600" office:value-type="float" office:value="28.2880555555556">
            <text:p>28.2880555556</text:p>
          </table:table-cell>
          <table:table-cell office:value-type="float" office:value="96">
            <text:p>96</text:p>
          </table:table-cell>
          <table:table-cell office:value-type="string">
            <text:p><text:s text:c="2"/>2022-02-14T23:24:35</text:p>
          </table:table-cell>
          <table:table-cell office:value-type="float" office:value="1644899075">
            <text:p>1644899075</text:p>
          </table:table-cell>
          <table:table-cell office:value-type="float" office:value="10.458">
            <text:p>10.458</text:p>
          </table:table-cell>
          <table:table-cell office:value-type="float" office:value="13.197">
            <text:p>13.197</text:p>
          </table:table-cell>
          <table:table-cell office:value-type="float" office:value="-0.182">
            <text:p>-0.182</text:p>
          </table:table-cell>
          <table:table-cell office:value-type="float" office:value="0.9886">
            <text:p>0.9886</text:p>
          </table:table-cell>
          <table:table-cell office:value-type="float" office:value="0.9771">
            <text:p>0.9771</text:p>
          </table:table-cell>
          <table:table-cell office:value-type="float" office:value="13.345">
            <text:p>13.345</text:p>
          </table:table-cell>
          <table:table-cell office:value-type="float" office:value="13.2">
            <text:p>13.2</text:p>
          </table:table-cell>
          <table:table-cell office:value-type="float" office:value="-306192">
            <text:p>-306192</text:p>
          </table:table-cell>
          <table:table-cell table:formula="of:=[.F36]-[.G36]*[.$AJ$2]" office:value-type="float" office:value="13.197">
            <text:p>13.197</text:p>
          </table:table-cell>
          <table:table-cell table:formula="of:=[.L36]-[.$L$2]" office:value-type="float" office:value="-101568">
            <text:p>-101568</text:p>
          </table:table-cell>
          <table:table-cell office:value-type="float" office:value="429363">
            <text:p>429363</text:p>
          </table:table-cell>
          <table:table-cell table:formula="of:=[.N36]+[.O36]" office:value-type="float" office:value="327795">
            <text:p>327795</text:p>
          </table:table-cell>
          <table:table-cell table:formula="of:=[.P36]/[.O36]" office:value-type="float" office:value="0.763444917237862">
            <text:p>0.7634449172</text:p>
          </table:table-cell>
          <table:table-cell table:formula="of:=[.E36]*9/5+32" office:value-type="float" office:value="50.8244">
            <text:p>50.8244</text:p>
          </table:table-cell>
          <table:table-cell table:number-columns-repeated="1006"/>
        </table:table-row>
        <table:table-row table:style-name="ro1">
          <table:table-cell table:formula="of:=([.D37]-[.$D$2])/3600" office:value-type="float" office:value="28.7880555555556">
            <text:p>28.7880555556</text:p>
          </table:table-cell>
          <table:table-cell office:value-type="float" office:value="97">
            <text:p>97</text:p>
          </table:table-cell>
          <table:table-cell office:value-type="string">
            <text:p><text:s text:c="2"/>2022-02-14T23:54:35</text:p>
          </table:table-cell>
          <table:table-cell office:value-type="float" office:value="1644900875">
            <text:p>1644900875</text:p>
          </table:table-cell>
          <table:table-cell office:value-type="float" office:value="11.263">
            <text:p>11.263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698">
            <text:p>0.9698</text:p>
          </table:table-cell>
          <table:table-cell office:value-type="float" office:value="13.235">
            <text:p>13.235</text:p>
          </table:table-cell>
          <table:table-cell office:value-type="float" office:value="13.192">
            <text:p>13.192</text:p>
          </table:table-cell>
          <table:table-cell office:value-type="float" office:value="-306576">
            <text:p>-306576</text:p>
          </table:table-cell>
          <table:table-cell table:formula="of:=[.F37]-[.G37]*[.$AJ$2]" office:value-type="float" office:value="13.189">
            <text:p>13.189</text:p>
          </table:table-cell>
          <table:table-cell table:formula="of:=[.L37]-[.$L$2]" office:value-type="float" office:value="-101952">
            <text:p>-101952</text:p>
          </table:table-cell>
          <table:table-cell office:value-type="float" office:value="429363">
            <text:p>429363</text:p>
          </table:table-cell>
          <table:table-cell table:formula="of:=[.N37]+[.O37]" office:value-type="float" office:value="327411">
            <text:p>327411</text:p>
          </table:table-cell>
          <table:table-cell table:formula="of:=[.P37]/[.O37]" office:value-type="float" office:value="0.762550569098874">
            <text:p>0.7625505691</text:p>
          </table:table-cell>
          <table:table-cell table:formula="of:=[.E37]*9/5+32" office:value-type="float" office:value="52.2734">
            <text:p>52.2734</text:p>
          </table:table-cell>
          <table:table-cell office:value-type="float" office:value="6">
            <text:p>6</text:p>
          </table:table-cell>
          <table:table-cell table:formula="of:=([.S37]-32)*5/9" office:value-type="float" office:value="-14.4444444444444">
            <text:p>-14.4</text:p>
          </table:table-cell>
          <table:table-cell table:formula="of:=[.E37]-[.T37]" office:value-type="float" office:value="25.7074444444444">
            <text:p>25.7</text:p>
          </table:table-cell>
          <table:table-cell table:formula="of:=[.U37]*9/5" office:value-type="float" office:value="46.2734">
            <text:p>46.2734</text:p>
          </table:table-cell>
          <table:table-cell table:number-columns-repeated="1002"/>
        </table:table-row>
        <table:table-row table:style-name="ro1">
          <table:table-cell table:formula="of:=([.D38]-[.$D$2])/3600" office:value-type="float" office:value="29.2880555555556">
            <text:p>29.2880555556</text:p>
          </table:table-cell>
          <table:table-cell office:value-type="float" office:value="98">
            <text:p>98</text:p>
          </table:table-cell>
          <table:table-cell office:value-type="string">
            <text:p><text:s text:c="2"/>2022-02-15T00:24:35</text:p>
          </table:table-cell>
          <table:table-cell office:value-type="float" office:value="1644902675">
            <text:p>1644902675</text:p>
          </table:table-cell>
          <table:table-cell office:value-type="float" office:value="9.24">
            <text:p>9.24</text:p>
          </table:table-cell>
          <table:table-cell office:value-type="float" office:value="13.193">
            <text:p>13.193</text:p>
          </table:table-cell>
          <table:table-cell office:value-type="float" office:value="-0.182">
            <text:p>-0.182</text:p>
          </table:table-cell>
          <table:table-cell office:value-type="float" office:value="0.9988">
            <text:p>0.9988</text:p>
          </table:table-cell>
          <table:table-cell office:value-type="float" office:value="0.9804">
            <text:p>0.9804</text:p>
          </table:table-cell>
          <table:table-cell office:value-type="float" office:value="13.468">
            <text:p>13.468</text:p>
          </table:table-cell>
          <table:table-cell office:value-type="float" office:value="13.196">
            <text:p>13.196</text:p>
          </table:table-cell>
          <table:table-cell office:value-type="float" office:value="-306984">
            <text:p>-306984</text:p>
          </table:table-cell>
          <table:table-cell table:formula="of:=[.F38]-[.G38]*[.$AJ$2]" office:value-type="float" office:value="13.193">
            <text:p>13.193</text:p>
          </table:table-cell>
          <table:table-cell table:formula="of:=[.L38]-[.$L$2]" office:value-type="float" office:value="-102360">
            <text:p>-102360</text:p>
          </table:table-cell>
          <table:table-cell office:value-type="float" office:value="429363">
            <text:p>429363</text:p>
          </table:table-cell>
          <table:table-cell table:formula="of:=[.N38]+[.O38]" office:value-type="float" office:value="327003">
            <text:p>327003</text:p>
          </table:table-cell>
          <table:table-cell table:formula="of:=[.P38]/[.O38]" office:value-type="float" office:value="0.7616003242012">
            <text:p>0.7616003242</text:p>
          </table:table-cell>
          <table:table-cell table:formula="of:=[.E38]*9/5+32" office:value-type="float" office:value="48.632">
            <text:p>48.632</text:p>
          </table:table-cell>
          <table:table-cell table:number-columns-repeated="1006"/>
        </table:table-row>
        <table:table-row table:style-name="ro1">
          <table:table-cell table:formula="of:=([.D39]-[.$D$2])/3600" office:value-type="float" office:value="29.7880555555556">
            <text:p>29.7880555556</text:p>
          </table:table-cell>
          <table:table-cell office:value-type="float" office:value="99">
            <text:p>99</text:p>
          </table:table-cell>
          <table:table-cell office:value-type="string">
            <text:p><text:s text:c="2"/>2022-02-15T00:54:35</text:p>
          </table:table-cell>
          <table:table-cell office:value-type="float" office:value="1644904475">
            <text:p>1644904475</text:p>
          </table:table-cell>
          <table:table-cell office:value-type="float" office:value="10.512">
            <text:p>10.512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851">
            <text:p>0.9851</text:p>
          </table:table-cell>
          <table:table-cell office:value-type="float" office:value="0.9747">
            <text:p>0.9747</text:p>
          </table:table-cell>
          <table:table-cell office:value-type="float" office:value="13.294">
            <text:p>13.294</text:p>
          </table:table-cell>
          <table:table-cell office:value-type="float" office:value="13.192">
            <text:p>13.192</text:p>
          </table:table-cell>
          <table:table-cell office:value-type="float" office:value="-307416">
            <text:p>-307416</text:p>
          </table:table-cell>
          <table:table-cell table:formula="of:=[.F39]-[.G39]*[.$AJ$2]" office:value-type="float" office:value="13.189">
            <text:p>13.189</text:p>
          </table:table-cell>
          <table:table-cell table:formula="of:=[.L39]-[.$L$2]" office:value-type="float" office:value="-102792">
            <text:p>-102792</text:p>
          </table:table-cell>
          <table:table-cell office:value-type="float" office:value="429363">
            <text:p>429363</text:p>
          </table:table-cell>
          <table:table-cell table:formula="of:=[.N39]+[.O39]" office:value-type="float" office:value="326571">
            <text:p>326571</text:p>
          </table:table-cell>
          <table:table-cell table:formula="of:=[.P39]/[.O39]" office:value-type="float" office:value="0.76059418254484">
            <text:p>0.7605941825</text:p>
          </table:table-cell>
          <table:table-cell table:formula="of:=[.E39]*9/5+32" office:value-type="float" office:value="50.9216">
            <text:p>50.9216</text:p>
          </table:table-cell>
          <table:table-cell office:value-type="float" office:value="7">
            <text:p>7</text:p>
          </table:table-cell>
          <table:table-cell table:formula="of:=([.S39]-32)*5/9" office:value-type="float" office:value="-13.8888888888889">
            <text:p>-13.9</text:p>
          </table:table-cell>
          <table:table-cell table:formula="of:=[.E39]-[.T39]" office:value-type="float" office:value="24.4008888888889">
            <text:p>24.4</text:p>
          </table:table-cell>
          <table:table-cell table:formula="of:=[.U39]*9/5" office:value-type="float" office:value="43.9216">
            <text:p>43.9216</text:p>
          </table:table-cell>
          <table:table-cell table:number-columns-repeated="1002"/>
        </table:table-row>
        <table:table-row table:style-name="ro1">
          <table:table-cell table:formula="of:=([.D40]-[.$D$2])/3600" office:value-type="float" office:value="30.2880555555556">
            <text:p>30.2880555556</text:p>
          </table:table-cell>
          <table:table-cell office:value-type="float" office:value="100">
            <text:p>100</text:p>
          </table:table-cell>
          <table:table-cell office:value-type="string">
            <text:p><text:s text:c="2"/>2022-02-15T01:24:35</text:p>
          </table:table-cell>
          <table:table-cell office:value-type="float" office:value="1644906275">
            <text:p>1644906275</text:p>
          </table:table-cell>
          <table:table-cell office:value-type="float" office:value="10.96">
            <text:p>10.96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701">
            <text:p>0.9701</text:p>
          </table:table-cell>
          <table:table-cell office:value-type="float" office:value="13.226">
            <text:p>13.226</text:p>
          </table:table-cell>
          <table:table-cell office:value-type="float" office:value="13.188">
            <text:p>13.188</text:p>
          </table:table-cell>
          <table:table-cell office:value-type="float" office:value="-307824">
            <text:p>-307824</text:p>
          </table:table-cell>
          <table:table-cell table:formula="of:=[.F40]-[.G40]*[.$AJ$2]" office:value-type="float" office:value="13.184">
            <text:p>13.184</text:p>
          </table:table-cell>
          <table:table-cell table:formula="of:=[.L40]-[.$L$2]" office:value-type="float" office:value="-103200">
            <text:p>-103200</text:p>
          </table:table-cell>
          <table:table-cell office:value-type="float" office:value="429363">
            <text:p>429363</text:p>
          </table:table-cell>
          <table:table-cell table:formula="of:=[.N40]+[.O40]" office:value-type="float" office:value="326163">
            <text:p>326163</text:p>
          </table:table-cell>
          <table:table-cell table:formula="of:=[.P40]/[.O40]" office:value-type="float" office:value="0.759643937647166">
            <text:p>0.7596439376</text:p>
          </table:table-cell>
          <table:table-cell table:formula="of:=[.E40]*9/5+32" office:value-type="float" office:value="51.728">
            <text:p>51.728</text:p>
          </table:table-cell>
          <table:table-cell table:number-columns-repeated="1006"/>
        </table:table-row>
        <table:table-row table:style-name="ro1">
          <table:table-cell table:formula="of:=([.D41]-[.$D$2])/3600" office:value-type="float" office:value="30.7880555555556">
            <text:p>30.7880555556</text:p>
          </table:table-cell>
          <table:table-cell office:value-type="float" office:value="101">
            <text:p>101</text:p>
          </table:table-cell>
          <table:table-cell office:value-type="string">
            <text:p><text:s text:c="2"/>2022-02-15T01:54:35</text:p>
          </table:table-cell>
          <table:table-cell office:value-type="float" office:value="1644908075">
            <text:p>1644908075</text:p>
          </table:table-cell>
          <table:table-cell office:value-type="float" office:value="9.253">
            <text:p>9.253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957">
            <text:p>0.9957</text:p>
          </table:table-cell>
          <table:table-cell office:value-type="float" office:value="0.9799">
            <text:p>0.9799</text:p>
          </table:table-cell>
          <table:table-cell office:value-type="float" office:value="13.422">
            <text:p>13.422</text:p>
          </table:table-cell>
          <table:table-cell office:value-type="float" office:value="13.183">
            <text:p>13.183</text:p>
          </table:table-cell>
          <table:table-cell office:value-type="float" office:value="-308232">
            <text:p>-308232</text:p>
          </table:table-cell>
          <table:table-cell table:formula="of:=[.F41]-[.G41]*[.$AJ$2]" office:value-type="float" office:value="13.18">
            <text:p>13.18</text:p>
          </table:table-cell>
          <table:table-cell table:formula="of:=[.L41]-[.$L$2]" office:value-type="float" office:value="-103608">
            <text:p>-103608</text:p>
          </table:table-cell>
          <table:table-cell office:value-type="float" office:value="429363">
            <text:p>429363</text:p>
          </table:table-cell>
          <table:table-cell table:formula="of:=[.N41]+[.O41]" office:value-type="float" office:value="325755">
            <text:p>325755</text:p>
          </table:table-cell>
          <table:table-cell table:formula="of:=[.P41]/[.O41]" office:value-type="float" office:value="0.758693692749492">
            <text:p>0.7586936927</text:p>
          </table:table-cell>
          <table:table-cell table:formula="of:=[.E41]*9/5+32" office:value-type="float" office:value="48.6554">
            <text:p>48.6554</text:p>
          </table:table-cell>
          <table:table-cell office:value-type="float" office:value="7">
            <text:p>7</text:p>
          </table:table-cell>
          <table:table-cell table:formula="of:=([.S41]-32)*5/9" office:value-type="float" office:value="-13.8888888888889">
            <text:p>-13.9</text:p>
          </table:table-cell>
          <table:table-cell table:formula="of:=[.E41]-[.T41]" office:value-type="float" office:value="23.1418888888889">
            <text:p>23.1</text:p>
          </table:table-cell>
          <table:table-cell table:formula="of:=[.U41]*9/5" office:value-type="float" office:value="41.6554">
            <text:p>41.6554</text:p>
          </table:table-cell>
          <table:table-cell table:number-columns-repeated="1002"/>
        </table:table-row>
        <table:table-row table:style-name="ro1">
          <table:table-cell table:formula="of:=([.D42]-[.$D$2])/3600" office:value-type="float" office:value="31.2880555555556">
            <text:p>31.2880555556</text:p>
          </table:table-cell>
          <table:table-cell office:value-type="float" office:value="102">
            <text:p>102</text:p>
          </table:table-cell>
          <table:table-cell office:value-type="string">
            <text:p><text:s text:c="2"/>2022-02-15T02:24:35</text:p>
          </table:table-cell>
          <table:table-cell office:value-type="float" office:value="1644909875">
            <text:p>1644909875</text:p>
          </table:table-cell>
          <table:table-cell office:value-type="float" office:value="10.917">
            <text:p>10.917</text:p>
          </table:table-cell>
          <table:table-cell office:value-type="float" office:value="13.184">
            <text:p>13.184</text:p>
          </table:table-cell>
          <table:table-cell office:value-type="float" office:value="-0.182">
            <text:p>-0.182</text:p>
          </table:table-cell>
          <table:table-cell office:value-type="float" office:value="0.9781">
            <text:p>0.9781</text:p>
          </table:table-cell>
          <table:table-cell office:value-type="float" office:value="0.9704">
            <text:p>0.9704</text:p>
          </table:table-cell>
          <table:table-cell office:value-type="float" office:value="13.219">
            <text:p>13.219</text:p>
          </table:table-cell>
          <table:table-cell office:value-type="float" office:value="13.187">
            <text:p>13.187</text:p>
          </table:table-cell>
          <table:table-cell office:value-type="float" office:value="-308616">
            <text:p>-308616</text:p>
          </table:table-cell>
          <table:table-cell table:formula="of:=[.F42]-[.G42]*[.$AJ$2]" office:value-type="float" office:value="13.184">
            <text:p>13.184</text:p>
          </table:table-cell>
          <table:table-cell table:formula="of:=[.L42]-[.$L$2]" office:value-type="float" office:value="-103992">
            <text:p>-103992</text:p>
          </table:table-cell>
          <table:table-cell office:value-type="float" office:value="429363">
            <text:p>429363</text:p>
          </table:table-cell>
          <table:table-cell table:formula="of:=[.N42]+[.O42]" office:value-type="float" office:value="325371">
            <text:p>325371</text:p>
          </table:table-cell>
          <table:table-cell table:formula="of:=[.P42]/[.O42]" office:value-type="float" office:value="0.757799344610504">
            <text:p>0.7577993446</text:p>
          </table:table-cell>
          <table:table-cell table:formula="of:=[.E42]*9/5+32" office:value-type="float" office:value="51.6506">
            <text:p>51.6506</text:p>
          </table:table-cell>
          <table:table-cell table:number-columns-repeated="1006"/>
        </table:table-row>
        <table:table-row table:style-name="ro1">
          <table:table-cell table:formula="of:=([.D43]-[.$D$2])/3600" office:value-type="float" office:value="31.7880555555556">
            <text:p>31.7880555556</text:p>
          </table:table-cell>
          <table:table-cell office:value-type="float" office:value="103">
            <text:p>103</text:p>
          </table:table-cell>
          <table:table-cell office:value-type="string">
            <text:p><text:s text:c="2"/>2022-02-15T02:54:35</text:p>
          </table:table-cell>
          <table:table-cell office:value-type="float" office:value="1644911675">
            <text:p>1644911675</text:p>
          </table:table-cell>
          <table:table-cell office:value-type="float" office:value="10.652">
            <text:p>10.652</text:p>
          </table:table-cell>
          <table:table-cell office:value-type="float" office:value="13.176">
            <text:p>13.176</text:p>
          </table:table-cell>
          <table:table-cell office:value-type="float" office:value="-0.182">
            <text:p>-0.182</text:p>
          </table:table-cell>
          <table:table-cell office:value-type="float" office:value="0.9795">
            <text:p>0.9795</text:p>
          </table:table-cell>
          <table:table-cell office:value-type="float" office:value="0.9711">
            <text:p>0.9711</text:p>
          </table:table-cell>
          <table:table-cell office:value-type="float" office:value="13.217">
            <text:p>13.217</text:p>
          </table:table-cell>
          <table:table-cell office:value-type="float" office:value="13.178">
            <text:p>13.178</text:p>
          </table:table-cell>
          <table:table-cell office:value-type="float" office:value="-308976">
            <text:p>-308976</text:p>
          </table:table-cell>
          <table:table-cell table:formula="of:=[.F43]-[.G43]*[.$AJ$2]" office:value-type="float" office:value="13.176">
            <text:p>13.176</text:p>
          </table:table-cell>
          <table:table-cell table:formula="of:=[.L43]-[.$L$2]" office:value-type="float" office:value="-104352">
            <text:p>-104352</text:p>
          </table:table-cell>
          <table:table-cell office:value-type="float" office:value="429363">
            <text:p>429363</text:p>
          </table:table-cell>
          <table:table-cell table:formula="of:=[.N43]+[.O43]" office:value-type="float" office:value="325011">
            <text:p>325011</text:p>
          </table:table-cell>
          <table:table-cell table:formula="of:=[.P43]/[.O43]" office:value-type="float" office:value="0.756960893230204">
            <text:p>0.7569608932</text:p>
          </table:table-cell>
          <table:table-cell table:formula="of:=[.E43]*9/5+32" office:value-type="float" office:value="51.1736">
            <text:p>51.1736</text:p>
          </table:table-cell>
          <table:table-cell office:value-type="float" office:value="8">
            <text:p>8</text:p>
          </table:table-cell>
          <table:table-cell table:formula="of:=([.S43]-32)*5/9" office:value-type="float" office:value="-13.3333333333333">
            <text:p>-13.3</text:p>
          </table:table-cell>
          <table:table-cell table:formula="of:=[.E43]-[.T43]" office:value-type="float" office:value="23.9853333333333">
            <text:p>24.0</text:p>
          </table:table-cell>
          <table:table-cell table:formula="of:=[.U43]*9/5" office:value-type="float" office:value="43.1736">
            <text:p>43.1736</text:p>
          </table:table-cell>
          <table:table-cell table:number-columns-repeated="1002"/>
        </table:table-row>
        <table:table-row table:style-name="ro1">
          <table:table-cell table:formula="of:=([.D44]-[.$D$2])/3600" office:value-type="float" office:value="32.2880555555556">
            <text:p>32.2880555556</text:p>
          </table:table-cell>
          <table:table-cell office:value-type="float" office:value="104">
            <text:p>104</text:p>
          </table:table-cell>
          <table:table-cell office:value-type="string">
            <text:p><text:s text:c="2"/>2022-02-15T03:24:35</text:p>
          </table:table-cell>
          <table:table-cell office:value-type="float" office:value="1644913475">
            <text:p>1644913475</text:p>
          </table:table-cell>
          <table:table-cell office:value-type="float" office:value="9.362">
            <text:p>9.362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919">
            <text:p>0.9919</text:p>
          </table:table-cell>
          <table:table-cell office:value-type="float" office:value="0.9786">
            <text:p>0.9786</text:p>
          </table:table-cell>
          <table:table-cell office:value-type="float" office:value="13.367">
            <text:p>13.367</text:p>
          </table:table-cell>
          <table:table-cell office:value-type="float" office:value="13.182">
            <text:p>13.182</text:p>
          </table:table-cell>
          <table:table-cell office:value-type="float" office:value="-309360">
            <text:p>-309360</text:p>
          </table:table-cell>
          <table:table-cell table:formula="of:=[.F44]-[.G44]*[.$AJ$2]" office:value-type="float" office:value="13.18">
            <text:p>13.18</text:p>
          </table:table-cell>
          <table:table-cell table:formula="of:=[.L44]-[.$L$2]" office:value-type="float" office:value="-104736">
            <text:p>-104736</text:p>
          </table:table-cell>
          <table:table-cell office:value-type="float" office:value="429363">
            <text:p>429363</text:p>
          </table:table-cell>
          <table:table-cell table:formula="of:=[.N44]+[.O44]" office:value-type="float" office:value="324627">
            <text:p>324627</text:p>
          </table:table-cell>
          <table:table-cell table:formula="of:=[.P44]/[.O44]" office:value-type="float" office:value="0.756066545091217">
            <text:p>0.7560665451</text:p>
          </table:table-cell>
          <table:table-cell table:formula="of:=[.E44]*9/5+32" office:value-type="float" office:value="48.8516">
            <text:p>48.8516</text:p>
          </table:table-cell>
          <table:table-cell table:number-columns-repeated="5"/>
          <table:table-cell table:style-name="ce1" table:number-columns-repeated="9"/>
          <table:table-cell table:number-columns-repeated="992"/>
        </table:table-row>
        <table:table-row table:style-name="ro1">
          <table:table-cell table:formula="of:=([.D45]-[.$D$2])/3600" office:value-type="float" office:value="32.7880555555556">
            <text:p>32.7880555556</text:p>
          </table:table-cell>
          <table:table-cell office:value-type="float" office:value="105">
            <text:p>105</text:p>
          </table:table-cell>
          <table:table-cell office:value-type="string">
            <text:p><text:s text:c="2"/>2022-02-15T03:54:35</text:p>
          </table:table-cell>
          <table:table-cell office:value-type="float" office:value="1644915275">
            <text:p>1644915275</text:p>
          </table:table-cell>
          <table:table-cell office:value-type="float" office:value="11.178">
            <text:p>11.178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726">
            <text:p>0.9726</text:p>
          </table:table-cell>
          <table:table-cell office:value-type="float" office:value="0.9671">
            <text:p>0.9671</text:p>
          </table:table-cell>
          <table:table-cell office:value-type="float" office:value="13.205">
            <text:p>13.205</text:p>
          </table:table-cell>
          <table:table-cell office:value-type="float" office:value="13.182">
            <text:p>13.182</text:p>
          </table:table-cell>
          <table:table-cell office:value-type="float" office:value="-309744">
            <text:p>-309744</text:p>
          </table:table-cell>
          <table:table-cell table:formula="of:=[.F45]-[.G45]*[.$AJ$2]" office:value-type="float" office:value="13.18">
            <text:p>13.18</text:p>
          </table:table-cell>
          <table:table-cell table:formula="of:=[.L45]-[.$L$2]" office:value-type="float" office:value="-105120">
            <text:p>-105120</text:p>
          </table:table-cell>
          <table:table-cell office:value-type="float" office:value="429363">
            <text:p>429363</text:p>
          </table:table-cell>
          <table:table-cell table:formula="of:=[.N45]+[.O45]" office:value-type="float" office:value="324243">
            <text:p>324243</text:p>
          </table:table-cell>
          <table:table-cell table:formula="of:=[.P45]/[.O45]" office:value-type="float" office:value="0.755172196952229">
            <text:p>0.755172197</text:p>
          </table:table-cell>
          <table:table-cell table:formula="of:=[.E45]*9/5+32" office:value-type="float" office:value="52.1204">
            <text:p>52.1204</text:p>
          </table:table-cell>
          <table:table-cell office:value-type="float" office:value="6">
            <text:p>6</text:p>
          </table:table-cell>
          <table:table-cell table:formula="of:=([.S45]-32)*5/9" office:value-type="float" office:value="-14.4444444444444">
            <text:p>-14.4</text:p>
          </table:table-cell>
          <table:table-cell table:formula="of:=[.E45]-[.T45]" office:value-type="float" office:value="25.6224444444444">
            <text:p>25.6</text:p>
          </table:table-cell>
          <table:table-cell table:formula="of:=[.U45]*9/5" office:value-type="float" office:value="46.1204">
            <text:p>46.1204</text:p>
          </table:table-cell>
          <table:table-cell/>
          <table:table-cell table:style-name="ce1" table:number-columns-repeated="9"/>
          <table:table-cell table:number-columns-repeated="992"/>
        </table:table-row>
        <table:table-row table:style-name="ro1">
          <table:table-cell table:formula="of:=([.D46]-[.$D$2])/3600" office:value-type="float" office:value="33.2880555555556">
            <text:p>33.2880555556</text:p>
          </table:table-cell>
          <table:table-cell office:value-type="float" office:value="106">
            <text:p>106</text:p>
          </table:table-cell>
          <table:table-cell office:value-type="string">
            <text:p><text:s text:c="2"/>2022-02-15T04:24:35</text:p>
          </table:table-cell>
          <table:table-cell office:value-type="float" office:value="1644917075">
            <text:p>1644917075</text:p>
          </table:table-cell>
          <table:table-cell office:value-type="float" office:value="10.25">
            <text:p>10.25</text:p>
          </table:table-cell>
          <table:table-cell office:value-type="float" office:value="13.172">
            <text:p>13.172</text:p>
          </table:table-cell>
          <table:table-cell office:value-type="float" office:value="-0.243">
            <text:p>-0.243</text:p>
          </table:table-cell>
          <table:table-cell office:value-type="float" office:value="0.9805">
            <text:p>0.9805</text:p>
          </table:table-cell>
          <table:table-cell office:value-type="float" office:value="0.9733">
            <text:p>0.9733</text:p>
          </table:table-cell>
          <table:table-cell office:value-type="float" office:value="13.215">
            <text:p>13.215</text:p>
          </table:table-cell>
          <table:table-cell office:value-type="float" office:value="13.174">
            <text:p>13.174</text:p>
          </table:table-cell>
          <table:table-cell office:value-type="float" office:value="-310176">
            <text:p>-310176</text:p>
          </table:table-cell>
          <table:table-cell table:formula="of:=[.F46]-[.G46]*[.$AJ$2]" office:value-type="float" office:value="13.172">
            <text:p>13.172</text:p>
          </table:table-cell>
          <table:table-cell table:formula="of:=[.L46]-[.$L$2]" office:value-type="float" office:value="-105552">
            <text:p>-105552</text:p>
          </table:table-cell>
          <table:table-cell office:value-type="float" office:value="429363">
            <text:p>429363</text:p>
          </table:table-cell>
          <table:table-cell table:formula="of:=[.N46]+[.O46]" office:value-type="float" office:value="323811">
            <text:p>323811</text:p>
          </table:table-cell>
          <table:table-cell table:formula="of:=[.P46]/[.O46]" office:value-type="float" office:value="0.754166055295869">
            <text:p>0.7541660553</text:p>
          </table:table-cell>
          <table:table-cell table:formula="of:=[.E46]*9/5+32" office:value-type="float" office:value="50.45">
            <text:p>50.45</text:p>
          </table:table-cell>
          <table:table-cell table:number-columns-repeated="5"/>
          <table:table-cell table:style-name="ce1" table:number-columns-repeated="9"/>
          <table:table-cell table:number-columns-repeated="992"/>
        </table:table-row>
        <table:table-row table:style-name="ro1">
          <table:table-cell table:formula="of:=([.D47]-[.$D$2])/3600" office:value-type="float" office:value="33.7880555555556">
            <text:p>33.7880555556</text:p>
          </table:table-cell>
          <table:table-cell office:value-type="float" office:value="107">
            <text:p>107</text:p>
          </table:table-cell>
          <table:table-cell office:value-type="string">
            <text:p><text:s text:c="2"/>2022-02-15T04:54:35</text:p>
          </table:table-cell>
          <table:table-cell office:value-type="float" office:value="1644918875">
            <text:p>1644918875</text:p>
          </table:table-cell>
          <table:table-cell office:value-type="float" office:value="9.275">
            <text:p>9.275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898">
            <text:p>0.9898</text:p>
          </table:table-cell>
          <table:table-cell office:value-type="float" office:value="0.978">
            <text:p>0.978</text:p>
          </table:table-cell>
          <table:table-cell office:value-type="float" office:value="13.334">
            <text:p>13.334</text:p>
          </table:table-cell>
          <table:table-cell office:value-type="float" office:value="13.183">
            <text:p>13.183</text:p>
          </table:table-cell>
          <table:table-cell office:value-type="float" office:value="-310584">
            <text:p>-310584</text:p>
          </table:table-cell>
          <table:table-cell table:formula="of:=[.F47]-[.G47]*[.$AJ$2]" office:value-type="float" office:value="13.18">
            <text:p>13.18</text:p>
          </table:table-cell>
          <table:table-cell table:formula="of:=[.L47]-[.$L$2]" office:value-type="float" office:value="-105960">
            <text:p>-105960</text:p>
          </table:table-cell>
          <table:table-cell office:value-type="float" office:value="429363">
            <text:p>429363</text:p>
          </table:table-cell>
          <table:table-cell table:formula="of:=[.N47]+[.O47]" office:value-type="float" office:value="323403">
            <text:p>323403</text:p>
          </table:table-cell>
          <table:table-cell table:formula="of:=[.P47]/[.O47]" office:value-type="float" office:value="0.753215810398195">
            <text:p>0.7532158104</text:p>
          </table:table-cell>
          <table:table-cell table:formula="of:=[.E47]*9/5+32" office:value-type="float" office:value="48.695">
            <text:p>48.695</text:p>
          </table:table-cell>
          <table:table-cell office:value-type="float" office:value="6">
            <text:p>6</text:p>
          </table:table-cell>
          <table:table-cell table:formula="of:=([.S47]-32)*5/9" office:value-type="float" office:value="-14.4444444444444">
            <text:p>-14.4</text:p>
          </table:table-cell>
          <table:table-cell table:formula="of:=[.E47]-[.T47]" office:value-type="float" office:value="23.7194444444444">
            <text:p>23.7</text:p>
          </table:table-cell>
          <table:table-cell table:formula="of:=[.U47]*9/5" office:value-type="float" office:value="42.695">
            <text:p>42.695</text:p>
          </table:table-cell>
          <table:table-cell/>
          <table:table-cell table:style-name="ce1" table:number-columns-repeated="9"/>
          <table:table-cell table:number-columns-repeated="992"/>
        </table:table-row>
        <table:table-row table:style-name="ro2">
          <table:table-cell table:formula="of:=([.D48]-[.$D$2])/3600" office:value-type="float" office:value="34.2880555555556">
            <text:p>34.2880555556</text:p>
          </table:table-cell>
          <table:table-cell office:value-type="float" office:value="108">
            <text:p>108</text:p>
          </table:table-cell>
          <table:table-cell office:value-type="string">
            <text:p><text:s text:c="2"/>2022-02-15T05:24:35</text:p>
          </table:table-cell>
          <table:table-cell office:value-type="float" office:value="1644920675">
            <text:p>1644920675</text:p>
          </table:table-cell>
          <table:table-cell office:value-type="float" office:value="11.038">
            <text:p>11.038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09">
            <text:p>0.9709</text:p>
          </table:table-cell>
          <table:table-cell office:value-type="float" office:value="0.9673">
            <text:p>0.9673</text:p>
          </table:table-cell>
          <table:table-cell office:value-type="float" office:value="13.193">
            <text:p>13.193</text:p>
          </table:table-cell>
          <table:table-cell office:value-type="float" office:value="13.188">
            <text:p>13.188</text:p>
          </table:table-cell>
          <table:table-cell office:value-type="float" office:value="-311040">
            <text:p>-311040</text:p>
          </table:table-cell>
          <table:table-cell table:formula="of:=[.F48]-[.G48]*[.$AJ$2]" office:value-type="float" office:value="13.184">
            <text:p>13.184</text:p>
          </table:table-cell>
          <table:table-cell table:formula="of:=[.L48]-[.$L$2]" office:value-type="float" office:value="-106416">
            <text:p>-106416</text:p>
          </table:table-cell>
          <table:table-cell office:value-type="float" office:value="429363">
            <text:p>429363</text:p>
          </table:table-cell>
          <table:table-cell table:formula="of:=[.N48]+[.O48]" office:value-type="float" office:value="322947">
            <text:p>322947</text:p>
          </table:table-cell>
          <table:table-cell table:formula="of:=[.P48]/[.O48]" office:value-type="float" office:value="0.752153771983147">
            <text:p>0.752153772</text:p>
          </table:table-cell>
          <table:table-cell table:formula="of:=[.E48]*9/5+32" office:value-type="float" office:value="51.8684">
            <text:p>51.8684</text:p>
          </table:table-cell>
          <table:table-cell table:number-columns-repeated="5"/>
          <table:table-cell table:style-name="ce1" table:number-columns-repeated="2"/>
          <table:table-cell table:style-name="ce5" table:number-columns-repeated="2"/>
          <table:table-cell table:style-name="ce1" table:number-columns-repeated="5"/>
          <table:table-cell table:number-columns-repeated="992"/>
        </table:table-row>
        <table:table-row table:style-name="ro2">
          <table:table-cell table:formula="of:=([.D49]-[.$D$2])/3600" office:value-type="float" office:value="34.7880555555556">
            <text:p>34.7880555556</text:p>
          </table:table-cell>
          <table:table-cell office:value-type="float" office:value="109">
            <text:p>109</text:p>
          </table:table-cell>
          <table:table-cell office:value-type="string">
            <text:p><text:s text:c="2"/>2022-02-15T05:54:35</text:p>
          </table:table-cell>
          <table:table-cell office:value-type="float" office:value="1644922475">
            <text:p>1644922475</text:p>
          </table:table-cell>
          <table:table-cell office:value-type="float" office:value="10.605">
            <text:p>10.605</text:p>
          </table:table-cell>
          <table:table-cell office:value-type="float" office:value="13.766">
            <text:p>13.766</text:p>
          </table:table-cell>
          <table:table-cell office:value-type="float" office:value="27.073">
            <text:p>27.073</text:p>
          </table:table-cell>
          <table:table-cell office:value-type="float" office:value="1">
            <text:p>1</text:p>
          </table:table-cell>
          <table:table-cell office:value-type="float" office:value="0.9936">
            <text:p>0.9936</text:p>
          </table:table-cell>
          <table:table-cell office:value-type="float" office:value="13.527">
            <text:p>13.527</text:p>
          </table:table-cell>
          <table:table-cell office:value-type="float" office:value="13.432">
            <text:p>13.432</text:p>
          </table:table-cell>
          <table:table-cell office:value-type="float" office:value="-298248">
            <text:p>-298248</text:p>
          </table:table-cell>
          <table:table-cell table:formula="of:=[.F49]-[.G49]*[.$AJ$2]" office:value-type="float" office:value="13.766">
            <text:p>13.766</text:p>
          </table:table-cell>
          <table:table-cell table:formula="of:=[.L49]-[.$L$2]" office:value-type="float" office:value="-93624">
            <text:p>-93624</text:p>
          </table:table-cell>
          <table:table-cell office:value-type="float" office:value="429363">
            <text:p>429363</text:p>
          </table:table-cell>
          <table:table-cell table:formula="of:=[.N49]+[.O49]" office:value-type="float" office:value="335739">
            <text:p>335739</text:p>
          </table:table-cell>
          <table:table-cell table:formula="of:=[.P49]/[.O49]" office:value-type="float" office:value="0.781946744363161">
            <text:p>0.7819467444</text:p>
          </table:table-cell>
          <table:table-cell table:formula="of:=[.E49]*9/5+32" office:value-type="float" office:value="51.089">
            <text:p>51.089</text:p>
          </table:table-cell>
          <table:table-cell office:value-type="float" office:value="7">
            <text:p>7</text:p>
          </table:table-cell>
          <table:table-cell table:formula="of:=([.S49]-32)*5/9" office:value-type="float" office:value="-13.8888888888889">
            <text:p>-13.9</text:p>
          </table:table-cell>
          <table:table-cell table:formula="of:=[.E49]-[.T49]" office:value-type="float" office:value="24.4938888888889">
            <text:p>24.5</text:p>
          </table:table-cell>
          <table:table-cell table:formula="of:=[.U49]*9/5" office:value-type="float" office:value="44.089">
            <text:p>44.089</text:p>
          </table:table-cell>
          <table:table-cell/>
          <table:table-cell table:style-name="ce5"/>
          <table:table-cell table:style-name="ce1" table:number-columns-repeated="8"/>
          <table:table-cell table:number-columns-repeated="992"/>
        </table:table-row>
        <table:table-row table:style-name="ro1">
          <table:table-cell table:formula="of:=([.D50]-[.$D$2])/3600" office:value-type="float" office:value="35.2883333333333">
            <text:p>35.2883333333</text:p>
          </table:table-cell>
          <table:table-cell office:value-type="float" office:value="110">
            <text:p>110</text:p>
          </table:table-cell>
          <table:table-cell office:value-type="string">
            <text:p><text:s text:c="2"/>2022-02-15T06:24:36</text:p>
          </table:table-cell>
          <table:table-cell office:value-type="float" office:value="1644924276">
            <text:p>1644924276</text:p>
          </table:table-cell>
          <table:table-cell office:value-type="float" office:value="12.207">
            <text:p>12.207</text:p>
          </table:table-cell>
          <table:table-cell office:value-type="float" office:value="13.787">
            <text:p>13.787</text:p>
          </table:table-cell>
          <table:table-cell office:value-type="float" office:value="26.518">
            <text:p>26.518</text:p>
          </table:table-cell>
          <table:table-cell office:value-type="float" office:value="0.9997">
            <text:p>0.9997</text:p>
          </table:table-cell>
          <table:table-cell office:value-type="float" office:value="0.9917">
            <text:p>0.9917</text:p>
          </table:table-cell>
          <table:table-cell office:value-type="float" office:value="13.592">
            <text:p>13.592</text:p>
          </table:table-cell>
          <table:table-cell office:value-type="float" office:value="13.458">
            <text:p>13.458</text:p>
          </table:table-cell>
          <table:table-cell office:value-type="float" office:value="-288288">
            <text:p>-288288</text:p>
          </table:table-cell>
          <table:table-cell table:formula="of:=[.F50]-[.G50]*[.$AJ$2]" office:value-type="float" office:value="13.787">
            <text:p>13.787</text:p>
          </table:table-cell>
          <table:table-cell table:formula="of:=[.L50]-[.$L$2]" office:value-type="float" office:value="-83664">
            <text:p>-83664</text:p>
          </table:table-cell>
          <table:table-cell office:value-type="float" office:value="429363">
            <text:p>429363</text:p>
          </table:table-cell>
          <table:table-cell table:formula="of:=[.N50]+[.O50]" office:value-type="float" office:value="345699">
            <text:p>345699</text:p>
          </table:table-cell>
          <table:table-cell table:formula="of:=[.P50]/[.O50]" office:value-type="float" office:value="0.805143899218144">
            <text:p>0.8051438992</text:p>
          </table:table-cell>
          <table:table-cell table:formula="of:=[.E50]*9/5+32" office:value-type="float" office:value="53.9726">
            <text:p>53.9726</text:p>
          </table:table-cell>
          <table:table-cell table:number-columns-repeated="5"/>
          <table:table-cell table:style-name="ce1" table:number-columns-repeated="9"/>
          <table:table-cell table:number-columns-repeated="992"/>
        </table:table-row>
        <table:table-row table:style-name="ro2">
          <table:table-cell table:formula="of:=([.D51]-[.$D$2])/3600" office:value-type="float" office:value="35.7883333333333">
            <text:p>35.7883333333</text:p>
          </table:table-cell>
          <table:table-cell office:value-type="float" office:value="111">
            <text:p>111</text:p>
          </table:table-cell>
          <table:table-cell office:value-type="string">
            <text:p><text:s text:c="2"/>2022-02-15T06:54:36</text:p>
          </table:table-cell>
          <table:table-cell office:value-type="float" office:value="1644926076">
            <text:p>1644926076</text:p>
          </table:table-cell>
          <table:table-cell office:value-type="float" office:value="12.087">
            <text:p>12.087</text:p>
          </table:table-cell>
          <table:table-cell office:value-type="float" office:value="13.322">
            <text:p>13.322</text:p>
          </table:table-cell>
          <table:table-cell office:value-type="float" office:value="-0.243">
            <text:p>-0.243</text:p>
          </table:table-cell>
          <table:table-cell office:value-type="float" office:value="1">
            <text:p>1</text:p>
          </table:table-cell>
          <table:table-cell office:value-type="float" office:value="0.9837">
            <text:p>0.9837</text:p>
          </table:table-cell>
          <table:table-cell office:value-type="float" office:value="13.592">
            <text:p>13.592</text:p>
          </table:table-cell>
          <table:table-cell office:value-type="float" office:value="13.326">
            <text:p>13.326</text:p>
          </table:table-cell>
          <table:table-cell office:value-type="float" office:value="-286200">
            <text:p>-286200</text:p>
          </table:table-cell>
          <table:table-cell table:formula="of:=[.F51]-[.G51]*[.$AJ$2]" office:value-type="float" office:value="13.322">
            <text:p>13.322</text:p>
          </table:table-cell>
          <table:table-cell table:formula="of:=[.L51]-[.$L$2]" office:value-type="float" office:value="-81576">
            <text:p>-81576</text:p>
          </table:table-cell>
          <table:table-cell office:value-type="float" office:value="429363">
            <text:p>429363</text:p>
          </table:table-cell>
          <table:table-cell table:formula="of:=[.N51]+[.O51]" office:value-type="float" office:value="347787">
            <text:p>347787</text:p>
          </table:table-cell>
          <table:table-cell table:formula="of:=[.P51]/[.O51]" office:value-type="float" office:value="0.810006917223888">
            <text:p>0.8100069172</text:p>
          </table:table-cell>
          <table:table-cell table:formula="of:=[.E51]*9/5+32" office:value-type="float" office:value="53.7566">
            <text:p>53.7566</text:p>
          </table:table-cell>
          <table:table-cell office:value-type="float" office:value="7">
            <text:p>7</text:p>
          </table:table-cell>
          <table:table-cell table:formula="of:=([.S51]-32)*5/9" office:value-type="float" office:value="-13.8888888888889">
            <text:p>-13.9</text:p>
          </table:table-cell>
          <table:table-cell table:formula="of:=[.E51]-[.T51]" office:value-type="float" office:value="25.9758888888889">
            <text:p>26.0</text:p>
          </table:table-cell>
          <table:table-cell table:formula="of:=[.U51]*9/5" office:value-type="float" office:value="46.7566">
            <text:p>46.7566</text:p>
          </table:table-cell>
          <table:table-cell/>
          <table:table-cell table:style-name="ce5" table:number-columns-repeated="2"/>
          <table:table-cell table:style-name="ce1" table:number-columns-repeated="7"/>
          <table:table-cell table:number-columns-repeated="992"/>
        </table:table-row>
        <table:table-row table:style-name="ro2">
          <table:table-cell table:formula="of:=([.D52]-[.$D$2])/3600" office:value-type="float" office:value="36.2883333333333">
            <text:p>36.2883333333</text:p>
          </table:table-cell>
          <table:table-cell office:value-type="float" office:value="112">
            <text:p>112</text:p>
          </table:table-cell>
          <table:table-cell office:value-type="string">
            <text:p><text:s text:c="2"/>2022-02-15T07:24:36</text:p>
          </table:table-cell>
          <table:table-cell office:value-type="float" office:value="1644927876">
            <text:p>1644927876</text:p>
          </table:table-cell>
          <table:table-cell office:value-type="float" office:value="10.057">
            <text:p>10.057</text:p>
          </table:table-cell>
          <table:table-cell office:value-type="float" office:value="14.296">
            <text:p>14.296</text:p>
          </table:table-cell>
          <table:table-cell office:value-type="float" office:value="21.832">
            <text:p>21.832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016">
            <text:p>14.016</text:p>
          </table:table-cell>
          <table:table-cell office:value-type="float" office:value="-285552">
            <text:p>-285552</text:p>
          </table:table-cell>
          <table:table-cell table:formula="of:=[.F52]-[.G52]*[.$AJ$2]" office:value-type="float" office:value="14.296">
            <text:p>14.296</text:p>
          </table:table-cell>
          <table:table-cell table:formula="of:=[.L52]-[.$L$2]" office:value-type="float" office:value="-80928">
            <text:p>-80928</text:p>
          </table:table-cell>
          <table:table-cell office:value-type="float" office:value="429363">
            <text:p>429363</text:p>
          </table:table-cell>
          <table:table-cell table:formula="of:=[.N52]+[.O52]" office:value-type="float" office:value="348435">
            <text:p>348435</text:p>
          </table:table-cell>
          <table:table-cell table:formula="of:=[.P52]/[.O52]" office:value-type="float" office:value="0.811516129708429">
            <text:p>0.8115161297</text:p>
          </table:table-cell>
          <table:table-cell table:formula="of:=[.E52]*9/5+32" office:value-type="float" office:value="50.1026">
            <text:p>50.1026</text:p>
          </table:table-cell>
          <table:table-cell table:number-columns-repeated="5"/>
          <table:table-cell table:style-name="ce5"/>
          <table:table-cell table:style-name="ce1" table:number-columns-repeated="8"/>
          <table:table-cell table:number-columns-repeated="992"/>
        </table:table-row>
        <table:table-row table:style-name="ro1">
          <table:table-cell table:formula="of:=([.D53]-[.$D$2])/3600" office:value-type="float" office:value="36.7883333333333">
            <text:p>36.7883333333</text:p>
          </table:table-cell>
          <table:table-cell office:value-type="float" office:value="113">
            <text:p>113</text:p>
          </table:table-cell>
          <table:table-cell office:value-type="string">
            <text:p><text:s text:c="2"/>2022-02-15T07:54:36</text:p>
          </table:table-cell>
          <table:table-cell office:value-type="float" office:value="1644929676">
            <text:p>1644929676</text:p>
          </table:table-cell>
          <table:table-cell office:value-type="float" office:value="12.407">
            <text:p>12.407</text:p>
          </table:table-cell>
          <table:table-cell office:value-type="float" office:value="13.947">
            <text:p>13.94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05">
            <text:p>13.605</text:p>
          </table:table-cell>
          <table:table-cell office:value-type="float" office:value="13.945">
            <text:p>13.945</text:p>
          </table:table-cell>
          <table:table-cell office:value-type="float" office:value="-285624">
            <text:p>-285624</text:p>
          </table:table-cell>
          <table:table-cell table:formula="of:=[.F53]-[.G53]*[.$AJ$2]" office:value-type="float" office:value="13.947">
            <text:p>13.947</text:p>
          </table:table-cell>
          <table:table-cell table:formula="of:=[.L53]-[.$L$2]" office:value-type="float" office:value="-81000">
            <text:p>-81000</text:p>
          </table:table-cell>
          <table:table-cell office:value-type="float" office:value="429363">
            <text:p>429363</text:p>
          </table:table-cell>
          <table:table-cell table:formula="of:=[.N53]+[.O53]" office:value-type="float" office:value="348363">
            <text:p>348363</text:p>
          </table:table-cell>
          <table:table-cell table:formula="of:=[.P53]/[.O53]" office:value-type="float" office:value="0.811348439432368">
            <text:p>0.8113484394</text:p>
          </table:table-cell>
          <table:table-cell table:formula="of:=[.E53]*9/5+32" office:value-type="float" office:value="54.3326">
            <text:p>54.3326</text:p>
          </table:table-cell>
          <table:table-cell office:value-type="float" office:value="9">
            <text:p>9</text:p>
          </table:table-cell>
          <table:table-cell table:formula="of:=([.S53]-32)*5/9" office:value-type="float" office:value="-12.7777777777778">
            <text:p>-12.8</text:p>
          </table:table-cell>
          <table:table-cell table:formula="of:=[.E53]-[.T53]" office:value-type="float" office:value="25.1847777777778">
            <text:p>25.2</text:p>
          </table:table-cell>
          <table:table-cell table:formula="of:=[.U53]*9/5" office:value-type="float" office:value="45.3326">
            <text:p>45.3326</text:p>
          </table:table-cell>
          <table:table-cell/>
          <table:table-cell table:style-name="ce1" table:number-columns-repeated="9"/>
          <table:table-cell table:number-columns-repeated="992"/>
        </table:table-row>
        <table:table-row table:style-name="ro1">
          <table:table-cell table:formula="of:=([.D54]-[.$D$2])/3600" office:value-type="float" office:value="37.225">
            <text:p>37.225</text:p>
          </table:table-cell>
          <table:table-cell office:value-type="float" office:value="114">
            <text:p>114</text:p>
          </table:table-cell>
          <table:table-cell office:value-type="string">
            <text:p><text:s text:c="2"/>2022-02-15T08:20:48</text:p>
          </table:table-cell>
          <table:table-cell office:value-type="float" office:value="1644931248">
            <text:p>1644931248</text:p>
          </table:table-cell>
          <table:table-cell office:value-type="float" office:value="12.147">
            <text:p>12.147</text:p>
          </table:table-cell>
          <table:table-cell office:value-type="float" office:value="14.498">
            <text:p>14.498</text:p>
          </table:table-cell>
          <table:table-cell office:value-type="float" office:value="0.433">
            <text:p>0.433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93">
            <text:p>14.493</text:p>
          </table:table-cell>
          <table:table-cell office:value-type="float" office:value="-285624">
            <text:p>-285624</text:p>
          </table:table-cell>
          <table:table-cell table:formula="of:=[.F54]-[.G54]*[.$AJ$2]" office:value-type="float" office:value="14.498">
            <text:p>14.498</text:p>
          </table:table-cell>
          <table:table-cell table:formula="of:=[.L54]-[.$L$2]" office:value-type="float" office:value="-81000">
            <text:p>-81000</text:p>
          </table:table-cell>
          <table:table-cell office:value-type="float" office:value="429363">
            <text:p>429363</text:p>
          </table:table-cell>
          <table:table-cell table:formula="of:=[.N54]+[.O54]" office:value-type="float" office:value="348363">
            <text:p>348363</text:p>
          </table:table-cell>
          <table:table-cell table:formula="of:=[.P54]/[.O54]" office:value-type="float" office:value="0.811348439432368">
            <text:p>0.8113484394</text:p>
          </table:table-cell>
          <table:table-cell table:formula="of:=[.E54]*9/5+32" office:value-type="float" office:value="53.8646">
            <text:p>53.8646</text:p>
          </table:table-cell>
          <table:table-cell table:number-columns-repeated="4"/>
          <table:table-cell table:style-name="ce1" table:number-columns-repeated="10"/>
          <table:table-cell table:number-columns-repeated="992"/>
        </table:table-row>
        <table:table-row table:style-name="ro3">
          <table:table-cell/>
          <table:table-cell table:style-name="ce1" table:number-columns-repeated="18"/>
          <table:table-cell table:style-name="ce4" table:number-columns-repeated="2"/>
          <table:table-cell table:style-name="ce1" table:number-columns-repeated="1003"/>
        </table:table-row>
        <table:table-row table:style-name="ro3" table:number-rows-repeated="3">
          <table:table-cell table:number-columns-repeated="18"/>
          <table:table-cell table:style-name="ce1"/>
          <table:table-cell table:number-columns-repeated="3"/>
          <table:table-cell table:style-name="ce1" table:number-columns-repeated="10"/>
          <table:table-cell table:number-columns-repeated="992"/>
        </table:table-row>
        <table:table-row table:style-name="ro3">
          <table:table-cell table:number-columns-repeated="18"/>
          <table:table-cell table:style-name="ce1"/>
          <table:table-cell table:number-columns-repeated="2"/>
          <table:table-cell table:style-name="ce1" table:number-columns-repeated="11"/>
          <table:table-cell table:number-columns-repeated="992"/>
        </table:table-row>
        <table:table-row table:style-name="ro3">
          <table:table-cell table:number-columns-repeated="18"/>
          <table:table-cell table:style-name="ce1"/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3" table:number-rows-repeated="25">
          <table:table-cell table:number-columns-repeated="18"/>
          <table:table-cell table:style-name="ce1"/>
          <table:table-cell table:number-columns-repeated="2"/>
          <table:table-cell table:style-name="ce1" table:number-columns-repeated="2"/>
          <table:table-cell table:number-columns-repeated="1001"/>
        </table:table-row>
        <table:table-row table:style-name="ro3" table:number-rows-repeated="3">
          <table:table-cell table:number-columns-repeated="18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1001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4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138in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0413in double #3f3f3f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0555in solid #5b9bd5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0555in solid #adcdea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346in solid #9dc3e6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138in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0413in double #ff8001" style:border-line-width-bottom="0.0138in 0.0138in 0.0138in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138in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138in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0413in double #5b9bd5" style:border-line-width-bottom="0.0138in 0.0138in 0.0138in" style:diagonal-bl-tr="none" style:diagonal-tl-br="none" fo:border-left="none" fo:border-right="none" style:rotation-align="none" fo:border-top="0.0138in solid #5b9bd5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1">09/01/2022</text:date>, <text:time>15:2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0220214_5f_042034" style:display-name="PageStyle_20220214_0420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_20_C" style:display-name="PageStyle_5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20216_5f_060308" style:display-name="PageStyle_20220216_0603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.1_20_C" style:display-name="PageStyle_11.1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20218_5f_135913" style:display-name="PageStyle_20220218_1359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_20_C" style:display-name="PageStyle_20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_5f_capacity" style:display-name="PageStyle_q_capac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_20_capability" style:display-name="PageStyle_heat capabilit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01T15:26:51.86</dc:date>
    <dc:creator>David Gutz</dc:creator>
    <meta:generator>OpenOffice/4.1.13$Win32 OpenOffice.org_project/4113m1$Build-9810</meta:generator>
    <meta:editing-duration>PT7H18M51S</meta:editing-duration>
    <meta:editing-cycles>22</meta:editing-cycles>
    <meta:document-statistic meta:table-count="8" meta:cell-count="12635" meta:object-count="24"/>
  </office:meta>
</office:document-meta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axis-position="end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9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fo:color="#000000" fo:font-family="Calibri" fo:font-size="10pt" style:font-size-asian="10pt" style:font-size-complex="10pt"/>
    </style:style>
    <style:style style:name="ch10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276cm" svg:height="6.216cm" xlink:href=".." xlink:type="simple" chart:class="chart:scatter" chart:style-name="ch1">
        <chart:title svg:x="5.731cm" svg:y="0.26cm" chart:style-name="ch2">
          <text:p>5 C</text:p>
        </chart:title>
        <chart:legend chart:legend-position="bottom" svg:x="3.229cm" svg:y="5.46cm" style:legend-expansion="wide" chart:style-name="ch3"/>
        <chart:plot-area chart:style-name="ch4" table:cell-range-address="'20 C'.D2:'20 C'.D87 '20 C'.G1:'20 C'.I87" chart:data-source-has-labels="row" svg:x="0.695cm" svg:y="1.537cm" svg:width="11.091cm" svg:height="3.379cm">
          <chartooo:coordinate-region svg:x="1.189cm" svg:y="1.728cm" svg:width="9.909cm" svg:height="1.459cm"/>
          <chart:axis chart:dimension="x" chart:name="primary-x" chart:style-name="ch5">
            <chart:grid chart:style-name="ch6" chart:class="major"/>
          </chart:axis>
          <chart:axis chart:dimension="x" chart:name="secondary-x" chart:style-name="ch7"/>
          <chart:axis chart:dimension="y" chart:name="primary-y" chart:style-name="ch5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'20 C'.H2:'20 C'.H87" chart:label-cell-address="'20 C'.H1:'20 C'.H1" chart:class="chart:scatter">
            <chart:domain table:cell-range-address="'20 C'.D2:'20 C'.D87"/>
            <chart:data-point chart:repeated="86"/>
          </chart:series>
          <chart:series chart:attached-axis="primary-y" chart:style-name="ch10" chart:values-cell-range-address="'20 C'.I2:'20 C'.I87" chart:label-cell-address="'20 C'.I1:'20 C'.I1" chart:class="chart:scatter">
            <chart:data-point chart:repeated="86"/>
          </chart:series>
          <chart:series chart:attached-axis="secondary-y" chart:style-name="ch11" chart:values-cell-range-address="'20 C'.G2:'20 C'.G87" chart:label-cell-address="'20 C'.G1:'20 C'.G1" chart:class="chart:scatter">
            <chart:data-point chart:repeated="8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 soc</text:p>
                <draw:g>
                  <svg:desc>'20 C'.H1:'20 C'.H1</svg:desc>
                </draw:g>
              </table:table-cell>
              <table:table-cell office:value-type="string">
                <text:p> soc_ekf</text:p>
                <draw:g>
                  <svg:desc>'20 C'.I1:'20 C'.I1</svg:desc>
                </draw:g>
              </table:table-cell>
              <table:table-cell office:value-type="string">
                <text:p> Ibatt</text:p>
                <draw:g>
                  <svg:desc>'20 C'.G1:'20 C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5129196">
                <text:p>1645129196</text:p>
                <draw:g>
                  <svg:desc>'20 C'.D2:'20 C'.D87</svg:desc>
                </draw:g>
              </table:table-cell>
              <table:table-cell office:value-type="float" office:value="1">
                <text:p>1</text:p>
                <draw:g>
                  <svg:desc>'20 C'.H2:'20 C'.H87</svg:desc>
                </draw:g>
              </table:table-cell>
              <table:table-cell office:value-type="float" office:value="1">
                <text:p>1</text:p>
                <draw:g>
                  <svg:desc>'20 C'.I2:'20 C'.I87</svg:desc>
                </draw:g>
              </table:table-cell>
              <table:table-cell office:value-type="float" office:value="-0.12">
                <text:p>-0.12</text:p>
                <draw:g>
                  <svg:desc>'20 C'.G2:'20 C'.G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5129293">
                <text:p>1645129293</text:p>
              </table:table-cell>
              <table:table-cell office:value-type="float" office:value="0.9997">
                <text:p>0.9997</text:p>
              </table:table-cell>
              <table:table-cell office:value-type="float" office:value="1">
                <text:p>1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5129305">
                <text:p>1645129305</text:p>
              </table:table-cell>
              <table:table-cell office:value-type="float" office:value="0.9996">
                <text:p>0.9996</text:p>
              </table:table-cell>
              <table:table-cell office:value-type="float" office:value="0.9997">
                <text:p>0.9997</text:p>
              </table:table-cell>
              <table:table-cell office:value-type="float" office:value="-4.253">
                <text:p>-4.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5130997">
                <text:p>1645130997</text:p>
              </table:table-cell>
              <table:table-cell office:value-type="float" office:value="0.9848">
                <text:p>0.9848</text:p>
              </table:table-cell>
              <table:table-cell office:value-type="float" office:value="0.4545">
                <text:p>0.4545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5132797">
                <text:p>1645132797</text:p>
              </table:table-cell>
              <table:table-cell office:value-type="float" office:value="0.9716">
                <text:p>0.9716</text:p>
              </table:table-cell>
              <table:table-cell office:value-type="float" office:value="0.5048">
                <text:p>0.5048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5134597">
                <text:p>1645134597</text:p>
              </table:table-cell>
              <table:table-cell office:value-type="float" office:value="0.9585">
                <text:p>0.9585</text:p>
              </table:table-cell>
              <table:table-cell office:value-type="float" office:value="0.5227">
                <text:p>0.5227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45136397">
                <text:p>1645136397</text:p>
              </table:table-cell>
              <table:table-cell office:value-type="float" office:value="0.9446">
                <text:p>0.9446</text:p>
              </table:table-cell>
              <table:table-cell office:value-type="float" office:value="0.5383">
                <text:p>0.5383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5138197">
                <text:p>1645138197</text:p>
              </table:table-cell>
              <table:table-cell office:value-type="float" office:value="0.9311">
                <text:p>0.9311</text:p>
              </table:table-cell>
              <table:table-cell office:value-type="float" office:value="0.5507">
                <text:p>0.5507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45139997">
                <text:p>1645139997</text:p>
              </table:table-cell>
              <table:table-cell office:value-type="float" office:value="0.9181">
                <text:p>0.9181</text:p>
              </table:table-cell>
              <table:table-cell office:value-type="float" office:value="0.5653">
                <text:p>0.5653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5141797">
                <text:p>1645141797</text:p>
              </table:table-cell>
              <table:table-cell office:value-type="float" office:value="0.9046">
                <text:p>0.9046</text:p>
              </table:table-cell>
              <table:table-cell office:value-type="float" office:value="0.5779">
                <text:p>0.5779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45143597">
                <text:p>1645143597</text:p>
              </table:table-cell>
              <table:table-cell office:value-type="float" office:value="0.8588">
                <text:p>0.8588</text:p>
              </table:table-cell>
              <table:table-cell office:value-type="float" office:value="0.5037">
                <text:p>0.5037</text:p>
              </table:table-cell>
              <table:table-cell office:value-type="float" office:value="-6.782">
                <text:p>-6.7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5145397">
                <text:p>1645145397</text:p>
              </table:table-cell>
              <table:table-cell office:value-type="float" office:value="0.8252">
                <text:p>0.8252</text:p>
              </table:table-cell>
              <table:table-cell office:value-type="float" office:value="0.4765">
                <text:p>0.4765</text:p>
              </table:table-cell>
              <table:table-cell office:value-type="float" office:value="-4.13">
                <text:p>-4.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45147197">
                <text:p>1645147197</text:p>
              </table:table-cell>
              <table:table-cell office:value-type="float" office:value="0.8081">
                <text:p>0.8081</text:p>
              </table:table-cell>
              <table:table-cell office:value-type="float" office:value="0.4764">
                <text:p>0.4764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45148997">
                <text:p>1645148997</text:p>
              </table:table-cell>
              <table:table-cell office:value-type="float" office:value="0.7968">
                <text:p>0.7968</text:p>
              </table:table-cell>
              <table:table-cell office:value-type="float" office:value="0.502">
                <text:p>0.502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45150798">
                <text:p>1645150798</text:p>
              </table:table-cell>
              <table:table-cell office:value-type="float" office:value="0.784">
                <text:p>0.784</text:p>
              </table:table-cell>
              <table:table-cell office:value-type="float" office:value="0.5072">
                <text:p>0.5072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45152598">
                <text:p>1645152598</text:p>
              </table:table-cell>
              <table:table-cell office:value-type="float" office:value="0.7702">
                <text:p>0.7702</text:p>
              </table:table-cell>
              <table:table-cell office:value-type="float" office:value="0.5068">
                <text:p>0.5068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45154398">
                <text:p>1645154398</text:p>
              </table:table-cell>
              <table:table-cell office:value-type="float" office:value="0.7566">
                <text:p>0.7566</text:p>
              </table:table-cell>
              <table:table-cell office:value-type="float" office:value="0.5018">
                <text:p>0.5018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5156198">
                <text:p>1645156198</text:p>
              </table:table-cell>
              <table:table-cell office:value-type="float" office:value="0.7431">
                <text:p>0.7431</text:p>
              </table:table-cell>
              <table:table-cell office:value-type="float" office:value="0.4795">
                <text:p>0.4795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5157998">
                <text:p>1645157998</text:p>
              </table:table-cell>
              <table:table-cell office:value-type="float" office:value="0.7289">
                <text:p>0.7289</text:p>
              </table:table-cell>
              <table:table-cell office:value-type="float" office:value="0.4329">
                <text:p>0.4329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45159798">
                <text:p>1645159798</text:p>
              </table:table-cell>
              <table:table-cell office:value-type="float" office:value="0.6816">
                <text:p>0.6816</text:p>
              </table:table-cell>
              <table:table-cell office:value-type="float" office:value="0.3546">
                <text:p>0.3546</text:p>
              </table:table-cell>
              <table:table-cell office:value-type="float" office:value="-6.782">
                <text:p>-6.7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5161598">
                <text:p>1645161598</text:p>
              </table:table-cell>
              <table:table-cell office:value-type="float" office:value="0.644">
                <text:p>0.644</text:p>
              </table:table-cell>
              <table:table-cell office:value-type="float" office:value="0.3408">
                <text:p>0.3408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5163398">
                <text:p>1645163398</text:p>
              </table:table-cell>
              <table:table-cell office:value-type="float" office:value="0.6264">
                <text:p>0.6264</text:p>
              </table:table-cell>
              <table:table-cell office:value-type="float" office:value="0.3367">
                <text:p>0.3367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45165198">
                <text:p>1645165198</text:p>
              </table:table-cell>
              <table:table-cell office:value-type="float" office:value="0.6168">
                <text:p>0.6168</text:p>
              </table:table-cell>
              <table:table-cell office:value-type="float" office:value="0.3404">
                <text:p>0.3404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45166998">
                <text:p>1645166998</text:p>
              </table:table-cell>
              <table:table-cell office:value-type="float" office:value="0.6072">
                <text:p>0.6072</text:p>
              </table:table-cell>
              <table:table-cell office:value-type="float" office:value="0.3451">
                <text:p>0.3451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45168799">
                <text:p>1645168799</text:p>
              </table:table-cell>
              <table:table-cell office:value-type="float" office:value="0.5961">
                <text:p>0.5961</text:p>
              </table:table-cell>
              <table:table-cell office:value-type="float" office:value="0.3497">
                <text:p>0.3497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45170599">
                <text:p>1645170599</text:p>
              </table:table-cell>
              <table:table-cell office:value-type="float" office:value="0.584">
                <text:p>0.584</text:p>
              </table:table-cell>
              <table:table-cell office:value-type="float" office:value="0.3536">
                <text:p>0.3536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45172399">
                <text:p>1645172399</text:p>
              </table:table-cell>
              <table:table-cell office:value-type="float" office:value="0.5719">
                <text:p>0.5719</text:p>
              </table:table-cell>
              <table:table-cell office:value-type="float" office:value="0.358">
                <text:p>0.358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45174199">
                <text:p>1645174199</text:p>
              </table:table-cell>
              <table:table-cell office:value-type="float" office:value="0.5207">
                <text:p>0.5207</text:p>
              </table:table-cell>
              <table:table-cell office:value-type="float" office:value="0.324">
                <text:p>0.324</text:p>
              </table:table-cell>
              <table:table-cell office:value-type="float" office:value="-6.843">
                <text:p>-6.8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45175999">
                <text:p>1645175999</text:p>
              </table:table-cell>
              <table:table-cell office:value-type="float" office:value="0.4854">
                <text:p>0.4854</text:p>
              </table:table-cell>
              <table:table-cell office:value-type="float" office:value="0.3218">
                <text:p>0.3218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45177799">
                <text:p>1645177799</text:p>
              </table:table-cell>
              <table:table-cell office:value-type="float" office:value="0.4705">
                <text:p>0.4705</text:p>
              </table:table-cell>
              <table:table-cell office:value-type="float" office:value="0.3232">
                <text:p>0.3232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45179599">
                <text:p>1645179599</text:p>
              </table:table-cell>
              <table:table-cell office:value-type="float" office:value="0.4617">
                <text:p>0.4617</text:p>
              </table:table-cell>
              <table:table-cell office:value-type="float" office:value="0.3278">
                <text:p>0.3278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45181399">
                <text:p>1645181399</text:p>
              </table:table-cell>
              <table:table-cell office:value-type="float" office:value="0.4529">
                <text:p>0.4529</text:p>
              </table:table-cell>
              <table:table-cell office:value-type="float" office:value="0.3322">
                <text:p>0.3322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45183199">
                <text:p>1645183199</text:p>
              </table:table-cell>
              <table:table-cell office:value-type="float" office:value="0.4413">
                <text:p>0.4413</text:p>
              </table:table-cell>
              <table:table-cell office:value-type="float" office:value="0.3331">
                <text:p>0.3331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45184999">
                <text:p>1645184999</text:p>
              </table:table-cell>
              <table:table-cell office:value-type="float" office:value="0.428">
                <text:p>0.428</text:p>
              </table:table-cell>
              <table:table-cell office:value-type="float" office:value="0.3293">
                <text:p>0.3293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45186799">
                <text:p>1645186799</text:p>
              </table:table-cell>
              <table:table-cell office:value-type="float" office:value="0.4119">
                <text:p>0.4119</text:p>
              </table:table-cell>
              <table:table-cell office:value-type="float" office:value="0.3223">
                <text:p>0.3223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45188600">
                <text:p>1645188600</text:p>
              </table:table-cell>
              <table:table-cell office:value-type="float" office:value="0.3948">
                <text:p>0.3948</text:p>
              </table:table-cell>
              <table:table-cell office:value-type="float" office:value="0.3111">
                <text:p>0.3111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45190400">
                <text:p>1645190400</text:p>
              </table:table-cell>
              <table:table-cell office:value-type="float" office:value="0.3769">
                <text:p>0.3769</text:p>
              </table:table-cell>
              <table:table-cell office:value-type="float" office:value="0.2973">
                <text:p>0.2973</text:p>
              </table:table-cell>
              <table:table-cell office:value-type="float" office:value="-3.637">
                <text:p>-3.6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45192200">
                <text:p>1645192200</text:p>
              </table:table-cell>
              <table:table-cell office:value-type="float" office:value="0.3599">
                <text:p>0.3599</text:p>
              </table:table-cell>
              <table:table-cell office:value-type="float" office:value="0.286">
                <text:p>0.286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45194000">
                <text:p>1645194000</text:p>
              </table:table-cell>
              <table:table-cell office:value-type="float" office:value="0.3141">
                <text:p>0.3141</text:p>
              </table:table-cell>
              <table:table-cell office:value-type="float" office:value="0.2434">
                <text:p>0.2434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45195800">
                <text:p>1645195800</text:p>
              </table:table-cell>
              <table:table-cell office:value-type="float" office:value="0.2672">
                <text:p>0.2672</text:p>
              </table:table-cell>
              <table:table-cell office:value-type="float" office:value="0.2087">
                <text:p>0.2087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45197600">
                <text:p>1645197600</text:p>
              </table:table-cell>
              <table:table-cell office:value-type="float" office:value="0.2529">
                <text:p>0.2529</text:p>
              </table:table-cell>
              <table:table-cell office:value-type="float" office:value="0.1974">
                <text:p>0.1974</text:p>
              </table:table-cell>
              <table:table-cell office:value-type="float" office:value="-3.637">
                <text:p>-3.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5199400">
                <text:p>1645199400</text:p>
              </table:table-cell>
              <table:table-cell office:value-type="float" office:value="0.2514">
                <text:p>0.2514</text:p>
              </table:table-cell>
              <table:table-cell office:value-type="float" office:value="0.1993">
                <text:p>0.1993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45201200">
                <text:p>1645201200</text:p>
              </table:table-cell>
              <table:table-cell office:value-type="float" office:value="0.2477">
                <text:p>0.2477</text:p>
              </table:table-cell>
              <table:table-cell office:value-type="float" office:value="0.2156">
                <text:p>0.2156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5203000">
                <text:p>1645203000</text:p>
              </table:table-cell>
              <table:table-cell office:value-type="float" office:value="0.2404">
                <text:p>0.2404</text:p>
              </table:table-cell>
              <table:table-cell office:value-type="float" office:value="0.2154">
                <text:p>0.2154</text:p>
              </table:table-cell>
              <table:table-cell office:value-type="float" office:value="-6.412">
                <text:p>-6.4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5204800">
                <text:p>1645204800</text:p>
              </table:table-cell>
              <table:table-cell office:value-type="float" office:value="0.1759">
                <text:p>0.1759</text:p>
              </table:table-cell>
              <table:table-cell office:value-type="float" office:value="0.1739">
                <text:p>0.1739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45206600">
                <text:p>1645206600</text:p>
              </table:table-cell>
              <table:table-cell office:value-type="float" office:value="0.1451">
                <text:p>0.1451</text:p>
              </table:table-cell>
              <table:table-cell office:value-type="float" office:value="0.1606">
                <text:p>0.1606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45208401">
                <text:p>1645208401</text:p>
              </table:table-cell>
              <table:table-cell office:value-type="float" office:value="0.1424">
                <text:p>0.1424</text:p>
              </table:table-cell>
              <table:table-cell office:value-type="float" office:value="0.137">
                <text:p>0.137</text:p>
              </table:table-cell>
              <table:table-cell office:value-type="float" office:value="-5.178">
                <text:p>-5.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45210201">
                <text:p>1645210201</text:p>
              </table:table-cell>
              <table:table-cell office:value-type="float" office:value="0.1436">
                <text:p>0.1436</text:p>
              </table:table-cell>
              <table:table-cell office:value-type="float" office:value="0.1371">
                <text:p>0.1371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minimum="9.5" chart:maximum="14.5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minimum="-20" chart:maximum="30" chart:reverse-direction="false" text:line-break="false" chart:axis-position="end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10" style:family="chart" style:data-style-name="N0">
      <style:chart-properties chart:symbol-type="named-symbol" chart:symbol-name="arrow-up" chart:symbol-width="0.176cm" chart:symbol-height="0.176cm" chart:label-position="right">
        <chart:label-separator>
          <text:p>; </text:p>
        </chart:label-separator>
      </style:chart-properties>
      <style:graphic-properties draw:stroke="none" svg:stroke-width="0.053cm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70ad47" draw:fill-color="#70ad47"/>
      <style:text-properties fo:color="#000000" fo:font-family="Calibri" fo:font-size="10pt" style:font-size-asian="10pt" style:font-size-complex="10pt"/>
    </style:style>
    <style:style style:name="ch12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255e91" draw:fill-color="#255e91"/>
      <style:text-properties fo:color="#000000" fo:font-family="Calibri" fo:font-size="10pt" style:font-size-asian="10pt" style:font-size-complex="10pt"/>
    </style:style>
    <style:style style:name="ch13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14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000000" draw:fill-color="#000000"/>
      <style:text-properties fo:color="#000000" fo:font-family="Calibri" fo:font-size="10pt" style:font-size-asian="10pt" style:font-size-complex="10pt"/>
    </style:style>
    <style:style style:name="ch15" style:family="chart" style:data-style-name="N117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997300" draw:fill-color="#997300"/>
      <style:text-properties fo:color="#000000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0.104cm" svg:height="7.106cm" xlink:href=".." xlink:type="simple" chart:class="chart:scatter" chart:style-name="ch1">
        <chart:title svg:x="4.315cm" svg:y="0.277cm" chart:style-name="ch2">
          <text:p>12.5 C
</text:p>
        </chart:title>
        <chart:legend chart:legend-position="bottom" svg:x="1.904cm" svg:y="5.879cm" style:legend-expansion="wide" chart:style-name="ch3"/>
        <chart:plot-area chart:style-name="ch4" table:cell-range-address="'20 C'.A2:'20 C'.A87 '20 C'.E1:'20 C'.G87 '20 C'.Q1:'20 C'.Q87 '20 C'.K1:'20 C'.K87 '20 C'.X1:'20 C'.X87" chart:data-source-has-labels="row" svg:x="0.3cm" svg:y="0.67cm" svg:width="9.817cm" svg:height="5.43cm">
          <chartooo:coordinate-region svg:x="0.863cm" svg:y="1.252cm" svg:width="8.566cm" svg:height="4.369cm"/>
          <chart:axis chart:dimension="x" chart:name="primary-x" chart:style-name="ch5"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20 C'.F2:'20 C'.F87" chart:label-cell-address="'20 C'.F1:'20 C'.F1" chart:class="chart:scatter">
            <chart:domain table:cell-range-address="'20 C'.A2:'20 C'.A87"/>
            <chart:data-point chart:repeated="86"/>
          </chart:series>
          <chart:series chart:attached-axis="primary-y" chart:style-name="ch11" chart:values-cell-range-address="'20 C'.Q2:'20 C'.Q87" chart:label-cell-address="'20 C'.Q1:'20 C'.Q1" chart:class="chart:scatter">
            <chart:data-point chart:repeated="86"/>
          </chart:series>
          <chart:series chart:attached-axis="primary-y" chart:style-name="ch12" chart:values-cell-range-address="'20 C'.K2:'20 C'.K87" chart:label-cell-address="'20 C'.K1:'20 C'.K1" chart:class="chart:scatter">
            <chart:data-point chart:repeated="86"/>
          </chart:series>
          <chart:series chart:attached-axis="secondary-y" chart:style-name="ch13" chart:values-cell-range-address="'20 C'.E2:'20 C'.E87" chart:label-cell-address="'20 C'.E1:'20 C'.E1" chart:class="chart:scatter">
            <chart:domain table:cell-range-address="'20 C'.A2:'20 C'.A86"/>
            <chart:data-point chart:repeated="86"/>
          </chart:series>
          <chart:series chart:attached-axis="secondary-y" chart:style-name="ch14" chart:values-cell-range-address="'20 C'.G2:'20 C'.G87" chart:label-cell-address="'20 C'.G1:'20 C'.G1" chart:class="chart:scatter">
            <chart:data-point chart:repeated="86"/>
          </chart:series>
          <chart:series chart:attached-axis="secondary-y" chart:style-name="ch15" chart:values-cell-range-address="'20 C'.X2:'20 C'.X87" chart:label-cell-address="'20 C'.X1:'20 C'.X1" chart:class="chart:scatter">
            <chart:data-point chart:repeated="8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Vbatt</text:p>
                <draw:g>
                  <svg:desc>'20 C'.F1:'20 C'.F1</svg:desc>
                </draw:g>
              </table:table-cell>
              <table:table-cell office:value-type="string">
                <text:p>voc</text:p>
                <draw:g>
                  <svg:desc>'20 C'.Q1:'20 C'.Q1</svg:desc>
                </draw:g>
              </table:table-cell>
              <table:table-cell office:value-type="string">
                <text:p> voc_ekf</text:p>
                <draw:g>
                  <svg:desc>'20 C'.K1:'20 C'.K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    Tbatt</text:p>
                <draw:g>
                  <svg:desc>'20 C'.E1:'20 C'.E1</svg:desc>
                </draw:g>
              </table:table-cell>
              <table:table-cell office:value-type="string">
                <text:p> Ibatt</text:p>
                <draw:g>
                  <svg:desc>'20 C'.G1:'20 C'.G1</svg:desc>
                </draw:g>
              </table:table-cell>
              <table:table-cell office:value-type="string">
                <text:p>T0, C</text:p>
                <draw:g>
                  <svg:desc>'20 C'.X1:'20 C'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 C'.A2:'20 C'.A87</svg:desc>
                </draw:g>
              </table:table-cell>
              <table:table-cell office:value-type="float" office:value="14.209">
                <text:p>14.209</text:p>
                <draw:g>
                  <svg:desc>'20 C'.F2:'20 C'.F87</svg:desc>
                </draw:g>
              </table:table-cell>
              <table:table-cell office:value-type="float" office:value="14.2104112">
                <text:p>14.2104112</text:p>
                <draw:g>
                  <svg:desc>'20 C'.Q2:'20 C'.Q87</svg:desc>
                </draw:g>
              </table:table-cell>
              <table:table-cell office:value-type="float" office:value="14.211">
                <text:p>14.211</text:p>
                <draw:g>
                  <svg:desc>'20 C'.K2:'20 C'.K87</svg:desc>
                </draw:g>
              </table:table-cell>
              <table:table-cell office:value-type="float" office:value="0">
                <text:p>0</text:p>
                <draw:g>
                  <svg:desc>'20 C'.A2:'20 C'.A86</svg:desc>
                </draw:g>
              </table:table-cell>
              <table:table-cell office:value-type="float" office:value="21.497">
                <text:p>21.497</text:p>
                <draw:g>
                  <svg:desc>'20 C'.E2:'20 C'.E87</svg:desc>
                </draw:g>
              </table:table-cell>
              <table:table-cell office:value-type="float" office:value="-0.12">
                <text:p>-0.12</text:p>
                <draw:g>
                  <svg:desc>'20 C'.G2:'20 C'.G87</svg:desc>
                </draw:g>
              </table:table-cell>
              <table:table-cell office:value-type="float" office:value="13.3333333333333">
                <text:p>13.3333333333333</text:p>
                <draw:g>
                  <svg:desc>'20 C'.X2:'20 C'.X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69444444444444">
                <text:p>0.0269444444444444</text:p>
              </table:table-cell>
              <table:table-cell office:value-type="float" office:value="13.973">
                <text:p>13.973</text:p>
              </table:table-cell>
              <table:table-cell office:value-type="float" office:value="14.02083968">
                <text:p>14.02083968</text:p>
              </table:table-cell>
              <table:table-cell office:value-type="float" office:value="13.999">
                <text:p>13.999</text:p>
              </table:table-cell>
              <table:table-cell office:value-type="float" office:value="0.0269444444444444">
                <text:p>0.0269444444444444</text:p>
              </table:table-cell>
              <table:table-cell office:value-type="float" office:value="21.493">
                <text:p>21.493</text:p>
              </table:table-cell>
              <table:table-cell office:value-type="float" office:value="-4.068">
                <text:p>-4.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2777777777778">
                <text:p>0.0302777777777778</text:p>
              </table:table-cell>
              <table:table-cell office:value-type="float" office:value="13.921">
                <text:p>13.921</text:p>
              </table:table-cell>
              <table:table-cell office:value-type="float" office:value="13.97101528">
                <text:p>13.97101528</text:p>
              </table:table-cell>
              <table:table-cell office:value-type="float" office:value="13.951">
                <text:p>13.951</text:p>
              </table:table-cell>
              <table:table-cell office:value-type="float" office:value="0.0302777777777778">
                <text:p>0.0302777777777778</text:p>
              </table:table-cell>
              <table:table-cell office:value-type="float" office:value="21.493">
                <text:p>21.493</text:p>
              </table:table-cell>
              <table:table-cell office:value-type="float" office:value="-4.253">
                <text:p>-4.253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0277777777778">
                <text:p>0.500277777777778</text:p>
              </table:table-cell>
              <table:table-cell office:value-type="float" office:value="13.18">
                <text:p>13.18</text:p>
              </table:table-cell>
              <table:table-cell office:value-type="float" office:value="13.2242176">
                <text:p>13.2242176</text:p>
              </table:table-cell>
              <table:table-cell office:value-type="float" office:value="13.227">
                <text:p>13.227</text:p>
              </table:table-cell>
              <table:table-cell office:value-type="float" office:value="0.500277777777778">
                <text:p>0.500277777777778</text:p>
              </table:table-cell>
              <table:table-cell office:value-type="float" office:value="21.243">
                <text:p>21.243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27777777778">
                <text:p>1.00027777777778</text:p>
              </table:table-cell>
              <table:table-cell office:value-type="float" office:value="13.184">
                <text:p>13.184</text:p>
              </table:table-cell>
              <table:table-cell office:value-type="float" office:value="13.22966408">
                <text:p>13.22966408</text:p>
              </table:table-cell>
              <table:table-cell office:value-type="float" office:value="13.232">
                <text:p>13.232</text:p>
              </table:table-cell>
              <table:table-cell office:value-type="float" office:value="1.00027777777778">
                <text:p>1.00027777777778</text:p>
              </table:table-cell>
              <table:table-cell office:value-type="float" office:value="20.743">
                <text:p>20.743</text:p>
              </table:table-cell>
              <table:table-cell office:value-type="float" office:value="-3.883">
                <text:p>-3.883</text:p>
              </table:table-cell>
              <table:table-cell office:value-type="float" office:value="10.5555555555556">
                <text:p>10.555555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027777777778">
                <text:p>1.50027777777778</text:p>
              </table:table-cell>
              <table:table-cell office:value-type="float" office:value="13.184">
                <text:p>13.184</text:p>
              </table:table-cell>
              <table:table-cell office:value-type="float" office:value="13.2282176">
                <text:p>13.2282176</text:p>
              </table:table-cell>
              <table:table-cell office:value-type="float" office:value="13.231">
                <text:p>13.231</text:p>
              </table:table-cell>
              <table:table-cell office:value-type="float" office:value="1.50027777777778">
                <text:p>1.50027777777778</text:p>
              </table:table-cell>
              <table:table-cell office:value-type="float" office:value="20.243">
                <text:p>20.243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13.189">
                <text:p>13.189</text:p>
              </table:table-cell>
              <table:table-cell office:value-type="float" office:value="13.2353932">
                <text:p>13.2353932</text:p>
              </table:table-cell>
              <table:table-cell office:value-type="float" office:value="13.237">
                <text:p>13.237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19.822">
                <text:p>19.822</text:p>
              </table:table-cell>
              <table:table-cell office:value-type="float" office:value="-3.945">
                <text:p>-3.945</text:p>
              </table:table-cell>
              <table:table-cell office:value-type="float" office:value="8.88888888888889">
                <text:p>8.888888888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13.184">
                <text:p>13.184</text:p>
              </table:table-cell>
              <table:table-cell office:value-type="float" office:value="13.22894672">
                <text:p>13.22894672</text:p>
              </table:table-cell>
              <table:table-cell office:value-type="float" office:value="13.232">
                <text:p>13.232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19.368">
                <text:p>19.368</text:p>
              </table:table-cell>
              <table:table-cell office:value-type="float" office:value="-3.822">
                <text:p>-3.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13.176">
                <text:p>13.176</text:p>
              </table:table-cell>
              <table:table-cell office:value-type="float" office:value="13.21948848">
                <text:p>13.21948848</text:p>
              </table:table-cell>
              <table:table-cell office:value-type="float" office:value="13.223">
                <text:p>13.223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18.877">
                <text:p>18.877</text:p>
              </table:table-cell>
              <table:table-cell office:value-type="float" office:value="-3.698">
                <text:p>-3.698</text:p>
              </table:table-cell>
              <table:table-cell office:value-type="float" office:value="7.22222222222222">
                <text:p>7.22222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13.18">
                <text:p>13.18</text:p>
              </table:table-cell>
              <table:table-cell office:value-type="float" office:value="13.2242176">
                <text:p>13.2242176</text:p>
              </table:table-cell>
              <table:table-cell office:value-type="float" office:value="13.227">
                <text:p>13.227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18.432">
                <text:p>18.432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13.133">
                <text:p>13.133</text:p>
              </table:table-cell>
              <table:table-cell office:value-type="float" office:value="13.21275632">
                <text:p>13.21275632</text:p>
              </table:table-cell>
              <table:table-cell office:value-type="float" office:value="13.215">
                <text:p>13.215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19.9">
                <text:p>19.9</text:p>
              </table:table-cell>
              <table:table-cell office:value-type="float" office:value="-6.782">
                <text:p>-6.782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13.184">
                <text:p>13.184</text:p>
              </table:table-cell>
              <table:table-cell office:value-type="float" office:value="13.2325688">
                <text:p>13.2325688</text:p>
              </table:table-cell>
              <table:table-cell office:value-type="float" office:value="13.233">
                <text:p>13.233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21.062">
                <text:p>21.062</text:p>
              </table:table-cell>
              <table:table-cell office:value-type="float" office:value="-4.13">
                <text:p>-4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13.18">
                <text:p>13.18</text:p>
              </table:table-cell>
              <table:table-cell office:value-type="float" office:value="13.2263932">
                <text:p>13.2263932</text:p>
              </table:table-cell>
              <table:table-cell office:value-type="float" office:value="13.228">
                <text:p>13.228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20.932">
                <text:p>20.932</text:p>
              </table:table-cell>
              <table:table-cell office:value-type="float" office:value="-3.945">
                <text:p>-3.9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13.172">
                <text:p>13.172</text:p>
              </table:table-cell>
              <table:table-cell office:value-type="float" office:value="13.2162176">
                <text:p>13.2162176</text:p>
              </table:table-cell>
              <table:table-cell office:value-type="float" office:value="13.218">
                <text:p>13.218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20.328">
                <text:p>20.328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0055555555556">
                <text:p>6.00055555555556</text:p>
              </table:table-cell>
              <table:table-cell office:value-type="float" office:value="13.168">
                <text:p>13.168</text:p>
              </table:table-cell>
              <table:table-cell office:value-type="float" office:value="13.21148848">
                <text:p>13.21148848</text:p>
              </table:table-cell>
              <table:table-cell office:value-type="float" office:value="13.214">
                <text:p>13.214</text:p>
              </table:table-cell>
              <table:table-cell office:value-type="float" office:value="6.00055555555556">
                <text:p>6.00055555555556</text:p>
              </table:table-cell>
              <table:table-cell office:value-type="float" office:value="19.87">
                <text:p>19.87</text:p>
              </table:table-cell>
              <table:table-cell office:value-type="float" office:value="-3.698">
                <text:p>-3.698</text:p>
              </table:table-cell>
              <table:table-cell office:value-type="float" office:value="4.44444444444444">
                <text:p>4.44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0055555555556">
                <text:p>6.50055555555556</text:p>
              </table:table-cell>
              <table:table-cell office:value-type="float" office:value="13.158">
                <text:p>13.158</text:p>
              </table:table-cell>
              <table:table-cell office:value-type="float" office:value="13.2022176">
                <text:p>13.2022176</text:p>
              </table:table-cell>
              <table:table-cell office:value-type="float" office:value="13.206">
                <text:p>13.206</text:p>
              </table:table-cell>
              <table:table-cell office:value-type="float" office:value="6.50055555555556">
                <text:p>6.50055555555556</text:p>
              </table:table-cell>
              <table:table-cell office:value-type="float" office:value="19.495">
                <text:p>19.495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00055555555556">
                <text:p>7.00055555555556</text:p>
              </table:table-cell>
              <table:table-cell office:value-type="float" office:value="13.15">
                <text:p>13.15</text:p>
              </table:table-cell>
              <table:table-cell office:value-type="float" office:value="13.19712232">
                <text:p>13.19712232</text:p>
              </table:table-cell>
              <table:table-cell office:value-type="float" office:value="13.198">
                <text:p>13.198</text:p>
              </table:table-cell>
              <table:table-cell office:value-type="float" office:value="7.00055555555556">
                <text:p>7.00055555555556</text:p>
              </table:table-cell>
              <table:table-cell office:value-type="float" office:value="19.12">
                <text:p>19.12</text:p>
              </table:table-cell>
              <table:table-cell office:value-type="float" office:value="-4.007">
                <text:p>-4.007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50055555555556">
                <text:p>7.50055555555556</text:p>
              </table:table-cell>
              <table:table-cell office:value-type="float" office:value="13.124">
                <text:p>13.124</text:p>
              </table:table-cell>
              <table:table-cell office:value-type="float" office:value="13.16966408">
                <text:p>13.16966408</text:p>
              </table:table-cell>
              <table:table-cell office:value-type="float" office:value="13.172">
                <text:p>13.172</text:p>
              </table:table-cell>
              <table:table-cell office:value-type="float" office:value="7.50055555555556">
                <text:p>7.50055555555556</text:p>
              </table:table-cell>
              <table:table-cell office:value-type="float" office:value="18.743">
                <text:p>18.743</text:p>
              </table:table-cell>
              <table:table-cell office:value-type="float" office:value="-3.883">
                <text:p>-3.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13.098">
                <text:p>13.098</text:p>
              </table:table-cell>
              <table:table-cell office:value-type="float" office:value="13.14583968">
                <text:p>13.14583968</text:p>
              </table:table-cell>
              <table:table-cell office:value-type="float" office:value="13.147">
                <text:p>13.147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18.432">
                <text:p>18.432</text:p>
              </table:table-cell>
              <table:table-cell office:value-type="float" office:value="-4.068">
                <text:p>-4.068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13.008">
                <text:p>13.008</text:p>
              </table:table-cell>
              <table:table-cell office:value-type="float" office:value="13.08775632">
                <text:p>13.08775632</text:p>
              </table:table-cell>
              <table:table-cell office:value-type="float" office:value="13.09">
                <text:p>13.09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19.892">
                <text:p>19.892</text:p>
              </table:table-cell>
              <table:table-cell office:value-type="float" office:value="-6.782">
                <text:p>-6.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13.051">
                <text:p>13.051</text:p>
              </table:table-cell>
              <table:table-cell office:value-type="float" office:value="13.09666408">
                <text:p>13.09666408</text:p>
              </table:table-cell>
              <table:table-cell office:value-type="float" office:value="13.098">
                <text:p>13.098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21.187">
                <text:p>21.187</text:p>
              </table:table-cell>
              <table:table-cell office:value-type="float" office:value="-3.883">
                <text:p>-3.883</text:p>
              </table:table-cell>
              <table:table-cell office:value-type="float" office:value="2.22222222222222">
                <text:p>2.22222222222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13.051">
                <text:p>13.051</text:p>
              </table:table-cell>
              <table:table-cell office:value-type="float" office:value="13.09448848">
                <text:p>13.09448848</text:p>
              </table:table-cell>
              <table:table-cell office:value-type="float" office:value="13.098">
                <text:p>13.098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21.118">
                <text:p>21.118</text:p>
              </table:table-cell>
              <table:table-cell office:value-type="float" office:value="-3.698">
                <text:p>-3.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13.029">
                <text:p>13.029</text:p>
              </table:table-cell>
              <table:table-cell office:value-type="float" office:value="13.07612232">
                <text:p>13.07612232</text:p>
              </table:table-cell>
              <table:table-cell office:value-type="float" office:value="13.078">
                <text:p>13.078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20.467">
                <text:p>20.467</text:p>
              </table:table-cell>
              <table:table-cell office:value-type="float" office:value="-4.007">
                <text:p>-4.007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13.021">
                <text:p>13.021</text:p>
              </table:table-cell>
              <table:table-cell office:value-type="float" office:value="13.06666408">
                <text:p>13.06666408</text:p>
              </table:table-cell>
              <table:table-cell office:value-type="float" office:value="13.068">
                <text:p>13.068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19.828">
                <text:p>19.828</text:p>
              </table:table-cell>
              <table:table-cell office:value-type="float" office:value="-3.883">
                <text:p>-3.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0008333333333">
                <text:p>11.0008333333333</text:p>
              </table:table-cell>
              <table:table-cell office:value-type="float" office:value="13.025">
                <text:p>13.025</text:p>
              </table:table-cell>
              <table:table-cell office:value-type="float" office:value="13.07212232">
                <text:p>13.07212232</text:p>
              </table:table-cell>
              <table:table-cell office:value-type="float" office:value="13.073">
                <text:p>13.073</text:p>
              </table:table-cell>
              <table:table-cell office:value-type="float" office:value="11.0008333333333">
                <text:p>11.0008333333333</text:p>
              </table:table-cell>
              <table:table-cell office:value-type="float" office:value="19.307">
                <text:p>19.307</text:p>
              </table:table-cell>
              <table:table-cell office:value-type="float" office:value="-4.007">
                <text:p>-4.007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5008333333333">
                <text:p>11.5008333333333</text:p>
              </table:table-cell>
              <table:table-cell office:value-type="float" office:value="13.012">
                <text:p>13.012</text:p>
              </table:table-cell>
              <table:table-cell office:value-type="float" office:value="13.05912232">
                <text:p>13.05912232</text:p>
              </table:table-cell>
              <table:table-cell office:value-type="float" office:value="13.06">
                <text:p>13.06</text:p>
              </table:table-cell>
              <table:table-cell office:value-type="float" office:value="11.5008333333333">
                <text:p>11.5008333333333</text:p>
              </table:table-cell>
              <table:table-cell office:value-type="float" office:value="18.865">
                <text:p>18.865</text:p>
              </table:table-cell>
              <table:table-cell office:value-type="float" office:value="-4.007">
                <text:p>-4.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0008333333333">
                <text:p>12.0008333333333</text:p>
              </table:table-cell>
              <table:table-cell office:value-type="float" office:value="13.003">
                <text:p>13.003</text:p>
              </table:table-cell>
              <table:table-cell office:value-type="float" office:value="13.05083968">
                <text:p>13.05083968</text:p>
              </table:table-cell>
              <table:table-cell office:value-type="float" office:value="13.053">
                <text:p>13.053</text:p>
              </table:table-cell>
              <table:table-cell office:value-type="float" office:value="12.0008333333333">
                <text:p>12.0008333333333</text:p>
              </table:table-cell>
              <table:table-cell office:value-type="float" office:value="18.43">
                <text:p>18.43</text:p>
              </table:table-cell>
              <table:table-cell office:value-type="float" office:value="-4.068">
                <text:p>-4.068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5008333333333">
                <text:p>12.5008333333333</text:p>
              </table:table-cell>
              <table:table-cell office:value-type="float" office:value="12.957">
                <text:p>12.957</text:p>
              </table:table-cell>
              <table:table-cell office:value-type="float" office:value="13.03747368">
                <text:p>13.03747368</text:p>
              </table:table-cell>
              <table:table-cell office:value-type="float" office:value="13.038">
                <text:p>13.038</text:p>
              </table:table-cell>
              <table:table-cell office:value-type="float" office:value="12.5008333333333">
                <text:p>12.5008333333333</text:p>
              </table:table-cell>
              <table:table-cell office:value-type="float" office:value="19.972">
                <text:p>19.972</text:p>
              </table:table-cell>
              <table:table-cell office:value-type="float" office:value="-6.843">
                <text:p>-6.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008333333333">
                <text:p>13.0008333333333</text:p>
              </table:table-cell>
              <table:table-cell office:value-type="float" office:value="13.017">
                <text:p>13.017</text:p>
              </table:table-cell>
              <table:table-cell office:value-type="float" office:value="13.06266408">
                <text:p>13.06266408</text:p>
              </table:table-cell>
              <table:table-cell office:value-type="float" office:value="13.064">
                <text:p>13.064</text:p>
              </table:table-cell>
              <table:table-cell office:value-type="float" office:value="13.0008333333333">
                <text:p>13.0008333333333</text:p>
              </table:table-cell>
              <table:table-cell office:value-type="float" office:value="20.998">
                <text:p>20.998</text:p>
              </table:table-cell>
              <table:table-cell office:value-type="float" office:value="-3.883">
                <text:p>-3.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5008333333333">
                <text:p>13.5008333333333</text:p>
              </table:table-cell>
              <table:table-cell office:value-type="float" office:value="12.999">
                <text:p>12.999</text:p>
              </table:table-cell>
              <table:table-cell office:value-type="float" office:value="13.04683968">
                <text:p>13.04683968</text:p>
              </table:table-cell>
              <table:table-cell office:value-type="float" office:value="13.047">
                <text:p>13.047</text:p>
              </table:table-cell>
              <table:table-cell office:value-type="float" office:value="13.5008333333333">
                <text:p>13.5008333333333</text:p>
              </table:table-cell>
              <table:table-cell office:value-type="float" office:value="20.76">
                <text:p>20.76</text:p>
              </table:table-cell>
              <table:table-cell office:value-type="float" office:value="-4.068">
                <text:p>-4.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0008333333333">
                <text:p>14.0008333333333</text:p>
              </table:table-cell>
              <table:table-cell office:value-type="float" office:value="12.999">
                <text:p>12.999</text:p>
              </table:table-cell>
              <table:table-cell office:value-type="float" office:value="13.0453932">
                <text:p>13.0453932</text:p>
              </table:table-cell>
              <table:table-cell office:value-type="float" office:value="13.047">
                <text:p>13.047</text:p>
              </table:table-cell>
              <table:table-cell office:value-type="float" office:value="14.0008333333333">
                <text:p>14.0008333333333</text:p>
              </table:table-cell>
              <table:table-cell office:value-type="float" office:value="20.118">
                <text:p>20.118</text:p>
              </table:table-cell>
              <table:table-cell office:value-type="float" office:value="-3.945">
                <text:p>-3.945</text:p>
              </table:table-cell>
              <table:table-cell office:value-type="float" office:value="-0.555555555555556">
                <text:p>-0.5555555555555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5008333333333">
                <text:p>14.5008333333333</text:p>
              </table:table-cell>
              <table:table-cell office:value-type="float" office:value="12.991">
                <text:p>12.991</text:p>
              </table:table-cell>
              <table:table-cell office:value-type="float" office:value="13.03594672">
                <text:p>13.03594672</text:p>
              </table:table-cell>
              <table:table-cell office:value-type="float" office:value="13.037">
                <text:p>13.037</text:p>
              </table:table-cell>
              <table:table-cell office:value-type="float" office:value="14.5008333333333">
                <text:p>14.5008333333333</text:p>
              </table:table-cell>
              <table:table-cell office:value-type="float" office:value="19.495">
                <text:p>19.495</text:p>
              </table:table-cell>
              <table:table-cell office:value-type="float" office:value="-3.822">
                <text:p>-3.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0008333333333">
                <text:p>15.0008333333333</text:p>
              </table:table-cell>
              <table:table-cell office:value-type="float" office:value="12.977">
                <text:p>12.977</text:p>
              </table:table-cell>
              <table:table-cell office:value-type="float" office:value="13.0212176">
                <text:p>13.0212176</text:p>
              </table:table-cell>
              <table:table-cell office:value-type="float" office:value="13.025">
                <text:p>13.025</text:p>
              </table:table-cell>
              <table:table-cell office:value-type="float" office:value="15.0008333333333">
                <text:p>15.0008333333333</text:p>
              </table:table-cell>
              <table:table-cell office:value-type="float" office:value="19.057">
                <text:p>19.057</text:p>
              </table:table-cell>
              <table:table-cell office:value-type="float" office:value="-3.76">
                <text:p>-3.76</text:p>
              </table:table-cell>
              <table:table-cell office:value-type="float" office:value="-2.77777777777778">
                <text:p>-2.777777777777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5008333333333">
                <text:p>15.5008333333333</text:p>
              </table:table-cell>
              <table:table-cell office:value-type="float" office:value="12.965">
                <text:p>12.965</text:p>
              </table:table-cell>
              <table:table-cell office:value-type="float" office:value="13.01212232">
                <text:p>13.01212232</text:p>
              </table:table-cell>
              <table:table-cell office:value-type="float" office:value="13.012">
                <text:p>13.012</text:p>
              </table:table-cell>
              <table:table-cell office:value-type="float" office:value="15.5008333333333">
                <text:p>15.5008333333333</text:p>
              </table:table-cell>
              <table:table-cell office:value-type="float" office:value="18.745">
                <text:p>18.745</text:p>
              </table:table-cell>
              <table:table-cell office:value-type="float" office:value="-4.007">
                <text:p>-4.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0008333333333">
                <text:p>16.0008333333333</text:p>
              </table:table-cell>
              <table:table-cell office:value-type="float" office:value="12.939">
                <text:p>12.939</text:p>
              </table:table-cell>
              <table:table-cell office:value-type="float" office:value="12.98683968">
                <text:p>12.98683968</text:p>
              </table:table-cell>
              <table:table-cell office:value-type="float" office:value="12.988">
                <text:p>12.988</text:p>
              </table:table-cell>
              <table:table-cell office:value-type="float" office:value="16.0008333333333">
                <text:p>16.0008333333333</text:p>
              </table:table-cell>
              <table:table-cell office:value-type="float" office:value="18.618">
                <text:p>18.618</text:p>
              </table:table-cell>
              <table:table-cell office:value-type="float" office:value="-4.068">
                <text:p>-4.068</text:p>
              </table:table-cell>
              <table:table-cell office:value-type="float" office:value="-2.77777777777778">
                <text:p>-2.77777777777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5011111111111">
                <text:p>16.5011111111111</text:p>
              </table:table-cell>
              <table:table-cell office:value-type="float" office:value="12.922">
                <text:p>12.922</text:p>
              </table:table-cell>
              <table:table-cell office:value-type="float" office:value="12.96694672">
                <text:p>12.96694672</text:p>
              </table:table-cell>
              <table:table-cell office:value-type="float" office:value="12.969">
                <text:p>12.969</text:p>
              </table:table-cell>
              <table:table-cell office:value-type="float" office:value="16.5011111111111">
                <text:p>16.5011111111111</text:p>
              </table:table-cell>
              <table:table-cell office:value-type="float" office:value="18.557">
                <text:p>18.557</text:p>
              </table:table-cell>
              <table:table-cell office:value-type="float" office:value="-3.822">
                <text:p>-3.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0011111111111">
                <text:p>17.0011111111111</text:p>
              </table:table-cell>
              <table:table-cell office:value-type="float" office:value="12.887">
                <text:p>12.887</text:p>
              </table:table-cell>
              <table:table-cell office:value-type="float" office:value="12.92977112">
                <text:p>12.92977112</text:p>
              </table:table-cell>
              <table:table-cell office:value-type="float" office:value="12.934">
                <text:p>12.934</text:p>
              </table:table-cell>
              <table:table-cell office:value-type="float" office:value="17.0011111111111">
                <text:p>17.0011111111111</text:p>
              </table:table-cell>
              <table:table-cell office:value-type="float" office:value="18.557">
                <text:p>18.557</text:p>
              </table:table-cell>
              <table:table-cell office:value-type="float" office:value="-3.637">
                <text:p>-3.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5011111111111">
                <text:p>17.5011111111111</text:p>
              </table:table-cell>
              <table:table-cell office:value-type="float" office:value="12.879">
                <text:p>12.879</text:p>
              </table:table-cell>
              <table:table-cell office:value-type="float" office:value="12.92683968">
                <text:p>12.92683968</text:p>
              </table:table-cell>
              <table:table-cell office:value-type="float" office:value="12.927">
                <text:p>12.927</text:p>
              </table:table-cell>
              <table:table-cell office:value-type="float" office:value="17.5011111111111">
                <text:p>17.5011111111111</text:p>
              </table:table-cell>
              <table:table-cell office:value-type="float" office:value="18.493">
                <text:p>18.493</text:p>
              </table:table-cell>
              <table:table-cell office:value-type="float" office:value="-4.068">
                <text:p>-4.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0011111111111">
                <text:p>18.0011111111111</text:p>
              </table:table-cell>
              <table:table-cell office:value-type="float" office:value="12.788">
                <text:p>12.788</text:p>
              </table:table-cell>
              <table:table-cell office:value-type="float" office:value="12.8670272">
                <text:p>12.8670272</text:p>
              </table:table-cell>
              <table:table-cell office:value-type="float" office:value="12.87">
                <text:p>12.87</text:p>
              </table:table-cell>
              <table:table-cell office:value-type="float" office:value="18.0011111111111">
                <text:p>18.0011111111111</text:p>
              </table:table-cell>
              <table:table-cell office:value-type="float" office:value="19.547">
                <text:p>19.547</text:p>
              </table:table-cell>
              <table:table-cell office:value-type="float" office:value="-6.72">
                <text:p>-6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5011111111111">
                <text:p>18.5011111111111</text:p>
              </table:table-cell>
              <table:table-cell office:value-type="float" office:value="12.81">
                <text:p>12.81</text:p>
              </table:table-cell>
              <table:table-cell office:value-type="float" office:value="12.85348848">
                <text:p>12.85348848</text:p>
              </table:table-cell>
              <table:table-cell office:value-type="float" office:value="12.857">
                <text:p>12.857</text:p>
              </table:table-cell>
              <table:table-cell office:value-type="float" office:value="18.5011111111111">
                <text:p>18.5011111111111</text:p>
              </table:table-cell>
              <table:table-cell office:value-type="float" office:value="20.998">
                <text:p>20.998</text:p>
              </table:table-cell>
              <table:table-cell office:value-type="float" office:value="-3.698">
                <text:p>-3.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0011111111111">
                <text:p>19.0011111111111</text:p>
              </table:table-cell>
              <table:table-cell office:value-type="float" office:value="12.784">
                <text:p>12.784</text:p>
              </table:table-cell>
              <table:table-cell office:value-type="float" office:value="12.82677112">
                <text:p>12.82677112</text:p>
              </table:table-cell>
              <table:table-cell office:value-type="float" office:value="12.831">
                <text:p>12.831</text:p>
              </table:table-cell>
              <table:table-cell office:value-type="float" office:value="19.0011111111111">
                <text:p>19.0011111111111</text:p>
              </table:table-cell>
              <table:table-cell office:value-type="float" office:value="20.752">
                <text:p>20.752</text:p>
              </table:table-cell>
              <table:table-cell office:value-type="float" office:value="-3.637">
                <text:p>-3.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5011111111111">
                <text:p>19.5011111111111</text:p>
              </table:table-cell>
              <table:table-cell office:value-type="float" office:value="12.75">
                <text:p>12.75</text:p>
              </table:table-cell>
              <table:table-cell office:value-type="float" office:value="12.79712232">
                <text:p>12.79712232</text:p>
              </table:table-cell>
              <table:table-cell office:value-type="float" office:value="12.797">
                <text:p>12.797</text:p>
              </table:table-cell>
              <table:table-cell office:value-type="float" office:value="19.5011111111111">
                <text:p>19.5011111111111</text:p>
              </table:table-cell>
              <table:table-cell office:value-type="float" office:value="19.77">
                <text:p>19.77</text:p>
              </table:table-cell>
              <table:table-cell office:value-type="float" office:value="-4.007">
                <text:p>-4.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0011111111111">
                <text:p>20.0011111111111</text:p>
              </table:table-cell>
              <table:table-cell office:value-type="float" office:value="12.703">
                <text:p>12.703</text:p>
              </table:table-cell>
              <table:table-cell office:value-type="float" office:value="12.74794672">
                <text:p>12.74794672</text:p>
              </table:table-cell>
              <table:table-cell office:value-type="float" office:value="12.749">
                <text:p>12.749</text:p>
              </table:table-cell>
              <table:table-cell office:value-type="float" office:value="20.0011111111111">
                <text:p>20.0011111111111</text:p>
              </table:table-cell>
              <table:table-cell office:value-type="float" office:value="18.932">
                <text:p>18.932</text:p>
              </table:table-cell>
              <table:table-cell office:value-type="float" office:value="-3.822">
                <text:p>-3.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5011111111111">
                <text:p>20.5011111111111</text:p>
              </table:table-cell>
              <table:table-cell office:value-type="float" office:value="12.586">
                <text:p>12.586</text:p>
              </table:table-cell>
              <table:table-cell office:value-type="float" office:value="12.66140512">
                <text:p>12.66140512</text:p>
              </table:table-cell>
              <table:table-cell office:value-type="float" office:value="12.667">
                <text:p>12.667</text:p>
              </table:table-cell>
              <table:table-cell office:value-type="float" office:value="20.5011111111111">
                <text:p>20.5011111111111</text:p>
              </table:table-cell>
              <table:table-cell office:value-type="float" office:value="18.125">
                <text:p>18.125</text:p>
              </table:table-cell>
              <table:table-cell office:value-type="float" office:value="-6.412">
                <text:p>-6.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0011111111111">
                <text:p>21.0011111111111</text:p>
              </table:table-cell>
              <table:table-cell office:value-type="float" office:value="12.603">
                <text:p>12.603</text:p>
              </table:table-cell>
              <table:table-cell office:value-type="float" office:value="12.6493932">
                <text:p>12.6493932</text:p>
              </table:table-cell>
              <table:table-cell office:value-type="float" office:value="12.66">
                <text:p>12.66</text:p>
              </table:table-cell>
              <table:table-cell office:value-type="float" office:value="21.0011111111111">
                <text:p>21.0011111111111</text:p>
              </table:table-cell>
              <table:table-cell office:value-type="float" office:value="20.075">
                <text:p>20.075</text:p>
              </table:table-cell>
              <table:table-cell office:value-type="float" office:value="-3.945">
                <text:p>-3.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5011111111111">
                <text:p>21.5011111111111</text:p>
              </table:table-cell>
              <table:table-cell office:value-type="float" office:value="12.547">
                <text:p>12.547</text:p>
              </table:table-cell>
              <table:table-cell office:value-type="float" office:value="12.5912176">
                <text:p>12.5912176</text:p>
              </table:table-cell>
              <table:table-cell office:value-type="float" office:value="12.594">
                <text:p>12.594</text:p>
              </table:table-cell>
              <table:table-cell office:value-type="float" office:value="21.5011111111111">
                <text:p>21.5011111111111</text:p>
              </table:table-cell>
              <table:table-cell office:value-type="float" office:value="20.75">
                <text:p>20.75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0013888888889">
                <text:p>22.0013888888889</text:p>
              </table:table-cell>
              <table:table-cell office:value-type="float" office:value="12.168">
                <text:p>12.168</text:p>
              </table:table-cell>
              <table:table-cell office:value-type="float" office:value="12.22889328">
                <text:p>12.22889328</text:p>
              </table:table-cell>
              <table:table-cell office:value-type="float" office:value="12.232">
                <text:p>12.232</text:p>
              </table:table-cell>
              <table:table-cell office:value-type="float" office:value="22.0013888888889">
                <text:p>22.0013888888889</text:p>
              </table:table-cell>
              <table:table-cell office:value-type="float" office:value="19.653">
                <text:p>19.653</text:p>
              </table:table-cell>
              <table:table-cell office:value-type="float" office:value="-5.178">
                <text:p>-5.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.5013888888889">
                <text:p>22.5013888888889</text:p>
              </table:table-cell>
              <table:table-cell office:value-type="float" office:value="11.328">
                <text:p>11.328</text:p>
              </table:table-cell>
              <table:table-cell office:value-type="float" office:value="11.3939736">
                <text:p>11.3939736</text:p>
              </table:table-cell>
              <table:table-cell office:value-type="float" office:value="11.398">
                <text:p>11.398</text:p>
              </table:table-cell>
              <table:table-cell office:value-type="float" office:value="22.5013888888889">
                <text:p>22.5013888888889</text:p>
              </table:table-cell>
              <table:table-cell office:value-type="float" office:value="18.162">
                <text:p>18.162</text:p>
              </table:table-cell>
              <table:table-cell office:value-type="float" office:value="-5.61">
                <text:p>-5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fo:font-family="Calibri" fo:font-size="10pt" style:font-size-asian="10pt" style:font-size-complex="10pt"/>
    </style:style>
    <style:style style:name="ch9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8.003cm" svg:height="6.219cm" xlink:href=".." xlink:type="simple" chart:class="chart:scatter" chart:style-name="ch1">
        <chart:title svg:x="3.444cm" svg:y="0.098cm" chart:style-name="ch2">
          <text:p>12.5 C</text:p>
        </chart:title>
        <chart:legend chart:legend-position="bottom" svg:x="0.999cm" svg:y="5.463cm" style:legend-expansion="wide" chart:style-name="ch3"/>
        <chart:plot-area chart:style-name="ch4" table:cell-range-address="'20 C'.A2:'20 C'.A87 '20 C'.E1:'20 C'.G87" chart:data-source-has-labels="row" svg:x="0.61cm" svg:y="1.537cm" svg:width="7.073cm" svg:height="3.382cm">
          <chartooo:coordinate-region svg:x="1.149cm" svg:y="1.884cm" svg:width="6.296cm" svg:height="3.00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 C'.E2:'20 C'.E87" chart:label-cell-address="'20 C'.E1:'20 C'.E1" chart:class="chart:scatter">
            <chart:domain table:cell-range-address="'20 C'.A2:'20 C'.A87"/>
            <chart:data-point chart:repeated="86"/>
          </chart:series>
          <chart:series chart:style-name="ch8" chart:values-cell-range-address="'20 C'.F2:'20 C'.F87" chart:label-cell-address="'20 C'.F1:'20 C'.F1" chart:class="chart:scatter">
            <chart:data-point chart:repeated="86"/>
          </chart:series>
          <chart:series chart:style-name="ch9" chart:values-cell-range-address="'20 C'.G2:'20 C'.G87" chart:label-cell-address="'20 C'.G1:'20 C'.G1" chart:class="chart:scatter">
            <chart:data-point chart:repeated="8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  Tbatt</text:p>
                <draw:g>
                  <svg:desc>'20 C'.E1:'20 C'.E1</svg:desc>
                </draw:g>
              </table:table-cell>
              <table:table-cell office:value-type="string">
                <text:p> Vbatt</text:p>
                <draw:g>
                  <svg:desc>'20 C'.F1:'20 C'.F1</svg:desc>
                </draw:g>
              </table:table-cell>
              <table:table-cell office:value-type="string">
                <text:p> Ibatt</text:p>
                <draw:g>
                  <svg:desc>'20 C'.G1:'20 C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 C'.A2:'20 C'.A87</svg:desc>
                </draw:g>
              </table:table-cell>
              <table:table-cell office:value-type="float" office:value="21.497">
                <text:p>21.497</text:p>
                <draw:g>
                  <svg:desc>'20 C'.E2:'20 C'.E87</svg:desc>
                </draw:g>
              </table:table-cell>
              <table:table-cell office:value-type="float" office:value="14.209">
                <text:p>14.209</text:p>
                <draw:g>
                  <svg:desc>'20 C'.F2:'20 C'.F87</svg:desc>
                </draw:g>
              </table:table-cell>
              <table:table-cell office:value-type="float" office:value="-0.12">
                <text:p>-0.12</text:p>
                <draw:g>
                  <svg:desc>'20 C'.G2:'20 C'.G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69444444444444">
                <text:p>0.0269444444444444</text:p>
              </table:table-cell>
              <table:table-cell office:value-type="float" office:value="21.493">
                <text:p>21.493</text:p>
              </table:table-cell>
              <table:table-cell office:value-type="float" office:value="13.973">
                <text:p>13.973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2777777777778">
                <text:p>0.0302777777777778</text:p>
              </table:table-cell>
              <table:table-cell office:value-type="float" office:value="21.493">
                <text:p>21.493</text:p>
              </table:table-cell>
              <table:table-cell office:value-type="float" office:value="13.921">
                <text:p>13.921</text:p>
              </table:table-cell>
              <table:table-cell office:value-type="float" office:value="-4.253">
                <text:p>-4.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0277777777778">
                <text:p>0.500277777777778</text:p>
              </table:table-cell>
              <table:table-cell office:value-type="float" office:value="21.243">
                <text:p>21.243</text:p>
              </table:table-cell>
              <table:table-cell office:value-type="float" office:value="13.18">
                <text:p>13.18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27777777778">
                <text:p>1.00027777777778</text:p>
              </table:table-cell>
              <table:table-cell office:value-type="float" office:value="20.743">
                <text:p>20.743</text:p>
              </table:table-cell>
              <table:table-cell office:value-type="float" office:value="13.184">
                <text:p>13.184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027777777778">
                <text:p>1.50027777777778</text:p>
              </table:table-cell>
              <table:table-cell office:value-type="float" office:value="20.243">
                <text:p>20.243</text:p>
              </table:table-cell>
              <table:table-cell office:value-type="float" office:value="13.184">
                <text:p>13.184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19.822">
                <text:p>19.822</text:p>
              </table:table-cell>
              <table:table-cell office:value-type="float" office:value="13.189">
                <text:p>13.189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19.368">
                <text:p>19.368</text:p>
              </table:table-cell>
              <table:table-cell office:value-type="float" office:value="13.184">
                <text:p>13.184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18.877">
                <text:p>18.877</text:p>
              </table:table-cell>
              <table:table-cell office:value-type="float" office:value="13.176">
                <text:p>13.176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18.432">
                <text:p>18.432</text:p>
              </table:table-cell>
              <table:table-cell office:value-type="float" office:value="13.18">
                <text:p>13.18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19.9">
                <text:p>19.9</text:p>
              </table:table-cell>
              <table:table-cell office:value-type="float" office:value="13.133">
                <text:p>13.133</text:p>
              </table:table-cell>
              <table:table-cell office:value-type="float" office:value="-6.782">
                <text:p>-6.7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21.062">
                <text:p>21.062</text:p>
              </table:table-cell>
              <table:table-cell office:value-type="float" office:value="13.184">
                <text:p>13.184</text:p>
              </table:table-cell>
              <table:table-cell office:value-type="float" office:value="-4.13">
                <text:p>-4.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20.932">
                <text:p>20.932</text:p>
              </table:table-cell>
              <table:table-cell office:value-type="float" office:value="13.18">
                <text:p>13.18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20.328">
                <text:p>20.328</text:p>
              </table:table-cell>
              <table:table-cell office:value-type="float" office:value="13.172">
                <text:p>13.172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0055555555556">
                <text:p>6.00055555555556</text:p>
              </table:table-cell>
              <table:table-cell office:value-type="float" office:value="19.87">
                <text:p>19.87</text:p>
              </table:table-cell>
              <table:table-cell office:value-type="float" office:value="13.168">
                <text:p>13.168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0055555555556">
                <text:p>6.50055555555556</text:p>
              </table:table-cell>
              <table:table-cell office:value-type="float" office:value="19.495">
                <text:p>19.495</text:p>
              </table:table-cell>
              <table:table-cell office:value-type="float" office:value="13.158">
                <text:p>13.158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00055555555556">
                <text:p>7.00055555555556</text:p>
              </table:table-cell>
              <table:table-cell office:value-type="float" office:value="19.12">
                <text:p>19.12</text:p>
              </table:table-cell>
              <table:table-cell office:value-type="float" office:value="13.15">
                <text:p>13.15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50055555555556">
                <text:p>7.50055555555556</text:p>
              </table:table-cell>
              <table:table-cell office:value-type="float" office:value="18.743">
                <text:p>18.743</text:p>
              </table:table-cell>
              <table:table-cell office:value-type="float" office:value="13.124">
                <text:p>13.124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18.432">
                <text:p>18.432</text:p>
              </table:table-cell>
              <table:table-cell office:value-type="float" office:value="13.098">
                <text:p>13.098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19.892">
                <text:p>19.892</text:p>
              </table:table-cell>
              <table:table-cell office:value-type="float" office:value="13.008">
                <text:p>13.008</text:p>
              </table:table-cell>
              <table:table-cell office:value-type="float" office:value="-6.782">
                <text:p>-6.7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21.187">
                <text:p>21.187</text:p>
              </table:table-cell>
              <table:table-cell office:value-type="float" office:value="13.051">
                <text:p>13.051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21.118">
                <text:p>21.118</text:p>
              </table:table-cell>
              <table:table-cell office:value-type="float" office:value="13.051">
                <text:p>13.051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20.467">
                <text:p>20.467</text:p>
              </table:table-cell>
              <table:table-cell office:value-type="float" office:value="13.029">
                <text:p>13.029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19.828">
                <text:p>19.828</text:p>
              </table:table-cell>
              <table:table-cell office:value-type="float" office:value="13.021">
                <text:p>13.021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0008333333333">
                <text:p>11.0008333333333</text:p>
              </table:table-cell>
              <table:table-cell office:value-type="float" office:value="19.307">
                <text:p>19.307</text:p>
              </table:table-cell>
              <table:table-cell office:value-type="float" office:value="13.025">
                <text:p>13.025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5008333333333">
                <text:p>11.5008333333333</text:p>
              </table:table-cell>
              <table:table-cell office:value-type="float" office:value="18.865">
                <text:p>18.865</text:p>
              </table:table-cell>
              <table:table-cell office:value-type="float" office:value="13.012">
                <text:p>13.012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0008333333333">
                <text:p>12.0008333333333</text:p>
              </table:table-cell>
              <table:table-cell office:value-type="float" office:value="18.43">
                <text:p>18.43</text:p>
              </table:table-cell>
              <table:table-cell office:value-type="float" office:value="13.003">
                <text:p>13.003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5008333333333">
                <text:p>12.5008333333333</text:p>
              </table:table-cell>
              <table:table-cell office:value-type="float" office:value="19.972">
                <text:p>19.972</text:p>
              </table:table-cell>
              <table:table-cell office:value-type="float" office:value="12.957">
                <text:p>12.957</text:p>
              </table:table-cell>
              <table:table-cell office:value-type="float" office:value="-6.843">
                <text:p>-6.8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008333333333">
                <text:p>13.0008333333333</text:p>
              </table:table-cell>
              <table:table-cell office:value-type="float" office:value="20.998">
                <text:p>20.998</text:p>
              </table:table-cell>
              <table:table-cell office:value-type="float" office:value="13.017">
                <text:p>13.017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5008333333333">
                <text:p>13.5008333333333</text:p>
              </table:table-cell>
              <table:table-cell office:value-type="float" office:value="20.76">
                <text:p>20.76</text:p>
              </table:table-cell>
              <table:table-cell office:value-type="float" office:value="12.999">
                <text:p>12.999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0008333333333">
                <text:p>14.0008333333333</text:p>
              </table:table-cell>
              <table:table-cell office:value-type="float" office:value="20.118">
                <text:p>20.118</text:p>
              </table:table-cell>
              <table:table-cell office:value-type="float" office:value="12.999">
                <text:p>12.999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5008333333333">
                <text:p>14.5008333333333</text:p>
              </table:table-cell>
              <table:table-cell office:value-type="float" office:value="19.495">
                <text:p>19.495</text:p>
              </table:table-cell>
              <table:table-cell office:value-type="float" office:value="12.991">
                <text:p>12.991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0008333333333">
                <text:p>15.0008333333333</text:p>
              </table:table-cell>
              <table:table-cell office:value-type="float" office:value="19.057">
                <text:p>19.057</text:p>
              </table:table-cell>
              <table:table-cell office:value-type="float" office:value="12.977">
                <text:p>12.977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5008333333333">
                <text:p>15.5008333333333</text:p>
              </table:table-cell>
              <table:table-cell office:value-type="float" office:value="18.745">
                <text:p>18.745</text:p>
              </table:table-cell>
              <table:table-cell office:value-type="float" office:value="12.965">
                <text:p>12.965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0008333333333">
                <text:p>16.0008333333333</text:p>
              </table:table-cell>
              <table:table-cell office:value-type="float" office:value="18.618">
                <text:p>18.618</text:p>
              </table:table-cell>
              <table:table-cell office:value-type="float" office:value="12.939">
                <text:p>12.939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5011111111111">
                <text:p>16.5011111111111</text:p>
              </table:table-cell>
              <table:table-cell office:value-type="float" office:value="18.557">
                <text:p>18.557</text:p>
              </table:table-cell>
              <table:table-cell office:value-type="float" office:value="12.922">
                <text:p>12.922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0011111111111">
                <text:p>17.0011111111111</text:p>
              </table:table-cell>
              <table:table-cell office:value-type="float" office:value="18.557">
                <text:p>18.557</text:p>
              </table:table-cell>
              <table:table-cell office:value-type="float" office:value="12.887">
                <text:p>12.887</text:p>
              </table:table-cell>
              <table:table-cell office:value-type="float" office:value="-3.637">
                <text:p>-3.6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5011111111111">
                <text:p>17.5011111111111</text:p>
              </table:table-cell>
              <table:table-cell office:value-type="float" office:value="18.493">
                <text:p>18.493</text:p>
              </table:table-cell>
              <table:table-cell office:value-type="float" office:value="12.879">
                <text:p>12.879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0011111111111">
                <text:p>18.0011111111111</text:p>
              </table:table-cell>
              <table:table-cell office:value-type="float" office:value="19.547">
                <text:p>19.547</text:p>
              </table:table-cell>
              <table:table-cell office:value-type="float" office:value="12.788">
                <text:p>12.788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5011111111111">
                <text:p>18.5011111111111</text:p>
              </table:table-cell>
              <table:table-cell office:value-type="float" office:value="20.998">
                <text:p>20.998</text:p>
              </table:table-cell>
              <table:table-cell office:value-type="float" office:value="12.81">
                <text:p>12.81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0011111111111">
                <text:p>19.0011111111111</text:p>
              </table:table-cell>
              <table:table-cell office:value-type="float" office:value="20.752">
                <text:p>20.752</text:p>
              </table:table-cell>
              <table:table-cell office:value-type="float" office:value="12.784">
                <text:p>12.784</text:p>
              </table:table-cell>
              <table:table-cell office:value-type="float" office:value="-3.637">
                <text:p>-3.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5011111111111">
                <text:p>19.5011111111111</text:p>
              </table:table-cell>
              <table:table-cell office:value-type="float" office:value="19.77">
                <text:p>19.77</text:p>
              </table:table-cell>
              <table:table-cell office:value-type="float" office:value="12.75">
                <text:p>12.75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0011111111111">
                <text:p>20.0011111111111</text:p>
              </table:table-cell>
              <table:table-cell office:value-type="float" office:value="18.932">
                <text:p>18.932</text:p>
              </table:table-cell>
              <table:table-cell office:value-type="float" office:value="12.703">
                <text:p>12.703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5011111111111">
                <text:p>20.5011111111111</text:p>
              </table:table-cell>
              <table:table-cell office:value-type="float" office:value="18.125">
                <text:p>18.125</text:p>
              </table:table-cell>
              <table:table-cell office:value-type="float" office:value="12.586">
                <text:p>12.586</text:p>
              </table:table-cell>
              <table:table-cell office:value-type="float" office:value="-6.412">
                <text:p>-6.4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0011111111111">
                <text:p>21.0011111111111</text:p>
              </table:table-cell>
              <table:table-cell office:value-type="float" office:value="20.075">
                <text:p>20.075</text:p>
              </table:table-cell>
              <table:table-cell office:value-type="float" office:value="12.603">
                <text:p>12.603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5011111111111">
                <text:p>21.5011111111111</text:p>
              </table:table-cell>
              <table:table-cell office:value-type="float" office:value="20.75">
                <text:p>20.75</text:p>
              </table:table-cell>
              <table:table-cell office:value-type="float" office:value="12.547">
                <text:p>12.547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0013888888889">
                <text:p>22.0013888888889</text:p>
              </table:table-cell>
              <table:table-cell office:value-type="float" office:value="19.653">
                <text:p>19.653</text:p>
              </table:table-cell>
              <table:table-cell office:value-type="float" office:value="12.168">
                <text:p>12.168</text:p>
              </table:table-cell>
              <table:table-cell office:value-type="float" office:value="-5.178">
                <text:p>-5.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.5013888888889">
                <text:p>22.5013888888889</text:p>
              </table:table-cell>
              <table:table-cell office:value-type="float" office:value="18.162">
                <text:p>18.162</text:p>
              </table:table-cell>
              <table:table-cell office:value-type="float" office:value="11.328">
                <text:p>11.328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0.731cm" svg:height="6.773cm" xlink:href=".." xlink:type="simple" chart:class="chart:scatter" chart:style-name="ch1">
        <chart:title svg:x="4.482cm" svg:y="0.271cm" chart:style-name="ch2">
          <text:p>W, 20 C</text:p>
        </chart:title>
        <chart:plot-area chart:style-name="ch3" table:cell-range-address="'20 C'.AK2:'20 C'.AL87 '20 C'.AL1:'20 C'.AL1" chart:data-source-has-labels="row" svg:x="0.664cm" svg:y="1.581cm" svg:width="9.639cm" svg:height="4.637cm">
          <chartooo:coordinate-region svg:x="1.231cm" svg:y="1.772cm" svg:width="8.834cm" svg:height="4.41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20 C'.AL2:'20 C'.AL87" chart:label-cell-address="'20 C'.AL1:'20 C'.AL1" chart:class="chart:scatter">
            <chart:domain table:cell-range-address="'20 C'.AK2:'20 C'.AK87"/>
            <chart:data-point chart:repeated="8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K</text:p>
              </table:table-cell>
              <table:table-cell office:value-type="string">
                <text:p>W</text:p>
                <draw:g>
                  <svg:desc>'20 C'.AL1:'20 C'.A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 C'.AK2:'20 C'.AK87</svg:desc>
                </draw:g>
              </table:table-cell>
              <table:table-cell office:value-type="float" office:value="-1.70508">
                <text:p>-1.70508</text:p>
                <draw:g>
                  <svg:desc>'20 C'.AL2:'20 C'.AL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69444444444444">
                <text:p>0.0269444444444444</text:p>
              </table:table-cell>
              <table:table-cell office:value-type="float" office:value="-56.842164">
                <text:p>-56.842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2777777777778">
                <text:p>0.0302777777777778</text:p>
              </table:table-cell>
              <table:table-cell office:value-type="float" office:value="-59.206013">
                <text:p>-59.206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0277777777778">
                <text:p>0.500277777777778</text:p>
              </table:table-cell>
              <table:table-cell office:value-type="float" office:value="-49.5568">
                <text:p>-49.5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27777777778">
                <text:p>1.00027777777778</text:p>
              </table:table-cell>
              <table:table-cell office:value-type="float" office:value="-51.193472">
                <text:p>-51.193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027777777778">
                <text:p>1.50027777777778</text:p>
              </table:table-cell>
              <table:table-cell office:value-type="float" office:value="-49.57184">
                <text:p>-49.571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-52.030605">
                <text:p>-52.030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-50.389248">
                <text:p>-50.389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-48.724848">
                <text:p>-48.7248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-49.5568">
                <text:p>-49.55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-89.068006">
                <text:p>-89.068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-54.44992">
                <text:p>-54.449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-51.9951">
                <text:p>-51.99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-49.52672">
                <text:p>-49.526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0055555555556">
                <text:p>6.00055555555556</text:p>
              </table:table-cell>
              <table:table-cell office:value-type="float" office:value="-48.695264">
                <text:p>-48.6952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0055555555556">
                <text:p>6.50055555555556</text:p>
              </table:table-cell>
              <table:table-cell office:value-type="float" office:value="-49.47408">
                <text:p>-49.474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00055555555556">
                <text:p>7.00055555555556</text:p>
              </table:table-cell>
              <table:table-cell office:value-type="float" office:value="-52.69205">
                <text:p>-52.692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50055555555556">
                <text:p>7.50055555555556</text:p>
              </table:table-cell>
              <table:table-cell office:value-type="float" office:value="-50.960492">
                <text:p>-50.9604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-53.282664">
                <text:p>-53.2826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-88.220256">
                <text:p>-88.220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-50.677033">
                <text:p>-50.6770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-48.262598">
                <text:p>-48.2625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-52.207203">
                <text:p>-52.2072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-50.560543">
                <text:p>-50.5605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0008333333333">
                <text:p>11.0008333333333</text:p>
              </table:table-cell>
              <table:table-cell office:value-type="float" office:value="-52.191175">
                <text:p>-52.1911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5008333333333">
                <text:p>11.5008333333333</text:p>
              </table:table-cell>
              <table:table-cell office:value-type="float" office:value="-52.139084">
                <text:p>-52.1390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0008333333333">
                <text:p>12.0008333333333</text:p>
              </table:table-cell>
              <table:table-cell office:value-type="float" office:value="-52.896204">
                <text:p>-52.8962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5008333333333">
                <text:p>12.5008333333333</text:p>
              </table:table-cell>
              <table:table-cell office:value-type="float" office:value="-88.664751">
                <text:p>-88.664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008333333333">
                <text:p>13.0008333333333</text:p>
              </table:table-cell>
              <table:table-cell office:value-type="float" office:value="-50.545011">
                <text:p>-50.5450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5008333333333">
                <text:p>13.5008333333333</text:p>
              </table:table-cell>
              <table:table-cell office:value-type="float" office:value="-52.879932">
                <text:p>-52.8799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0008333333333">
                <text:p>14.0008333333333</text:p>
              </table:table-cell>
              <table:table-cell office:value-type="float" office:value="-51.281055">
                <text:p>-51.2810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5008333333333">
                <text:p>14.5008333333333</text:p>
              </table:table-cell>
              <table:table-cell office:value-type="float" office:value="-49.651602">
                <text:p>-49.651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0008333333333">
                <text:p>15.0008333333333</text:p>
              </table:table-cell>
              <table:table-cell office:value-type="float" office:value="-48.79352">
                <text:p>-48.793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5008333333333">
                <text:p>15.5008333333333</text:p>
              </table:table-cell>
              <table:table-cell office:value-type="float" office:value="-51.950755">
                <text:p>-51.9507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0008333333333">
                <text:p>16.0008333333333</text:p>
              </table:table-cell>
              <table:table-cell office:value-type="float" office:value="-52.635852">
                <text:p>-52.6358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5011111111111">
                <text:p>16.5011111111111</text:p>
              </table:table-cell>
              <table:table-cell office:value-type="float" office:value="-49.387884">
                <text:p>-49.3878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0011111111111">
                <text:p>17.0011111111111</text:p>
              </table:table-cell>
              <table:table-cell office:value-type="float" office:value="-46.870019">
                <text:p>-46.8700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5011111111111">
                <text:p>17.5011111111111</text:p>
              </table:table-cell>
              <table:table-cell office:value-type="float" office:value="-52.391772">
                <text:p>-52.3917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0011111111111">
                <text:p>18.0011111111111</text:p>
              </table:table-cell>
              <table:table-cell office:value-type="float" office:value="-85.93536">
                <text:p>-85.935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5011111111111">
                <text:p>18.5011111111111</text:p>
              </table:table-cell>
              <table:table-cell office:value-type="float" office:value="-47.37138">
                <text:p>-47.37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0011111111111">
                <text:p>19.0011111111111</text:p>
              </table:table-cell>
              <table:table-cell office:value-type="float" office:value="-46.495408">
                <text:p>-46.4954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5011111111111">
                <text:p>19.5011111111111</text:p>
              </table:table-cell>
              <table:table-cell office:value-type="float" office:value="-51.08925">
                <text:p>-51.089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0011111111111">
                <text:p>20.0011111111111</text:p>
              </table:table-cell>
              <table:table-cell office:value-type="float" office:value="-48.550866">
                <text:p>-48.5508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5011111111111">
                <text:p>20.5011111111111</text:p>
              </table:table-cell>
              <table:table-cell office:value-type="float" office:value="-80.701432">
                <text:p>-80.7014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0011111111111">
                <text:p>21.0011111111111</text:p>
              </table:table-cell>
              <table:table-cell office:value-type="float" office:value="-49.718835">
                <text:p>-49.7188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5011111111111">
                <text:p>21.5011111111111</text:p>
              </table:table-cell>
              <table:table-cell office:value-type="float" office:value="-47.17672">
                <text:p>-47.176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0013888888889">
                <text:p>22.0013888888889</text:p>
              </table:table-cell>
              <table:table-cell office:value-type="float" office:value="-63.005904">
                <text:p>-63.0059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.5013888888889">
                <text:p>22.5013888888889</text:p>
              </table:table-cell>
              <table:table-cell office:value-type="float" office:value="-63.55008">
                <text:p>-63.550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" chart:maximum="1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amed-symbol" chart:symbol-name="plus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legend chart:legend-position="end" svg:x="13.016cm" svg:y="3.925cm" style:legend-expansion="high" chart:style-name="ch2"/>
        <chart:plot-area chart:style-name="ch3" table:cell-range-address="'11.1 C'.U2:'11.1 C'.U37 '11.1 C'.Y1:'11.1 C'.Y37 '11.1 C'.AE1:'11.1 C'.AE16" chart:data-source-has-labels="row" svg:x="1.088cm" svg:y="0.985cm" svg:width="12.048cm" svg:height="7.33cm">
          <chartooo:coordinate-region svg:x="1.709cm" svg:y="0.985cm" svg:width="11.333cm" svg:height="6.6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1.1 C'.Y2:'11.1 C'.Y37" chart:label-cell-address="'11.1 C'.Y1:'11.1 C'.Y1" chart:class="chart:scatter">
            <chart:domain table:cell-range-address="'11.1 C'.U2:'11.1 C'.U37"/>
            <chart:data-point chart:repeated="36"/>
          </chart:series>
          <chart:series chart:style-name="ch8" chart:values-cell-range-address="'11.1 C'.AE2:'11.1 C'.AE16" chart:label-cell-address="'11.1 C'.AE1:'11.1 C'.AE1" chart:class="chart:scatter">
            <chart:domain table:cell-range-address="'11.1 C'.AD2:'11.1 C'.AD16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voc_11.1</text:p>
                <draw:g>
                  <svg:desc>'11.1 C'.Y1:'11.1 C'.Y1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t_voc_11.1</text:p>
                <draw:g>
                  <svg:desc>'11.1 C'.AE1:'11.1 C'.A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.1 C'.U2:'11.1 C'.U37</svg:desc>
                </draw:g>
              </table:table-cell>
              <table:table-cell office:value-type="float" office:value="14.468702">
                <text:p>14.468702</text:p>
                <draw:g>
                  <svg:desc>'11.1 C'.Y2:'11.1 C'.Y37</svg:desc>
                </draw:g>
              </table:table-cell>
              <table:table-cell office:value-type="float" office:value="0">
                <text:p>0</text:p>
                <draw:g>
                  <svg:desc>'11.1 C'.AD2:'11.1 C'.AD16</svg:desc>
                </draw:g>
              </table:table-cell>
              <table:table-cell office:value-type="float" office:value="4">
                <text:p>4</text:p>
                <draw:g>
                  <svg:desc>'11.1 C'.AE2:'11.1 C'.A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8828582392517">
                <text:p>0.998828582392517</text:p>
              </table:table-cell>
              <table:table-cell office:value-type="float" office:value="13.9447364">
                <text:p>13.9447364</text:p>
              </table:table-cell>
              <table:table-cell office:value-type="float" office:value="0.05">
                <text:p>0.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5959895084186">
                <text:p>0.995959895084186</text:p>
              </table:table-cell>
              <table:table-cell office:value-type="float" office:value="13.56672472">
                <text:p>13.56672472</text:p>
              </table:table-cell>
              <table:table-cell office:value-type="float" office:value="0.1">
                <text:p>0.1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4059221683209">
                <text:p>0.974059221683209</text:p>
              </table:table-cell>
              <table:table-cell office:value-type="float" office:value="13.205312">
                <text:p>13.205312</text:p>
              </table:table-cell>
              <table:table-cell office:value-type="float" office:value="0.14">
                <text:p>0.1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45759041632479">
                <text:p>0.945759041632479</text:p>
              </table:table-cell>
              <table:table-cell office:value-type="float" office:value="13.2067176">
                <text:p>13.2067176</text:p>
              </table:table-cell>
              <table:table-cell office:value-type="float" office:value="0.17">
                <text:p>0.17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16019139811721">
                <text:p>0.916019139811721</text:p>
              </table:table-cell>
              <table:table-cell office:value-type="float" office:value="13.20935888">
                <text:p>13.20935888</text:p>
              </table:table-cell>
              <table:table-cell office:value-type="float" office:value="0.2">
                <text:p>0.2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4337177800295">
                <text:p>0.894337177800295</text:p>
              </table:table-cell>
              <table:table-cell office:value-type="float" office:value="13.207028">
                <text:p>13.207028</text:p>
              </table:table-cell>
              <table:table-cell office:value-type="float" office:value="0.25">
                <text:p>0.25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2792587830621">
                <text:p>0.872792587830621</text:p>
              </table:table-cell>
              <table:table-cell office:value-type="float" office:value="13.18451688">
                <text:p>13.18451688</text:p>
              </table:table-cell>
              <table:table-cell office:value-type="float" office:value="0.3">
                <text:p>0.3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37569234689914">
                <text:p>0.837569234689914</text:p>
              </table:table-cell>
              <table:table-cell office:value-type="float" office:value="13.1927364">
                <text:p>13.1927364</text:p>
              </table:table-cell>
              <table:table-cell office:value-type="float" office:value="0.4">
                <text:p>0.4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1502709123697">
                <text:p>0.81502709123697</text:p>
              </table:table-cell>
              <table:table-cell office:value-type="float" office:value="13.2037276">
                <text:p>13.2037276</text:p>
              </table:table-cell>
              <table:table-cell office:value-type="float" office:value="0.5">
                <text:p>0.5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95508171974866">
                <text:p>0.795508171974866</text:p>
              </table:table-cell>
              <table:table-cell office:value-type="float" office:value="13.20057448">
                <text:p>13.20057448</text:p>
              </table:table-cell>
              <table:table-cell office:value-type="float" office:value="0.6">
                <text:p>0.6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1334874294082">
                <text:p>0.761334874294082</text:p>
              </table:table-cell>
              <table:table-cell office:value-type="float" office:value="13.14991248">
                <text:p>13.14991248</text:p>
              </table:table-cell>
              <table:table-cell office:value-type="float" office:value="0.7">
                <text:p>0.7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4904786708496">
                <text:p>0.734904786708496</text:p>
              </table:table-cell>
              <table:table-cell office:value-type="float" office:value="13.167092">
                <text:p>13.167092</text:p>
              </table:table-cell>
              <table:table-cell office:value-type="float" office:value="0.8">
                <text:p>0.8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15972390443948">
                <text:p>0.715972390443948</text:p>
              </table:table-cell>
              <table:table-cell office:value-type="float" office:value="13.15717272">
                <text:p>13.15717272</text:p>
              </table:table-cell>
              <table:table-cell office:value-type="float" office:value="0.9">
                <text:p>0.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4779840929834">
                <text:p>0.684779840929834</text:p>
              </table:table-cell>
              <table:table-cell office:value-type="float" office:value="13.09150928">
                <text:p>13.09150928</text:p>
              </table:table-cell>
              <table:table-cell office:value-type="float" office:value="0.98">
                <text:p>0.98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53621938865632">
                <text:p>0.653621938865632</text:p>
              </table:table-cell>
              <table:table-cell office:value-type="float" office:value="13.09184648">
                <text:p>13.09184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35902878182375">
                <text:p>0.635902878182375</text:p>
              </table:table-cell>
              <table:table-cell office:value-type="float" office:value="13.082">
                <text:p>13.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3886963694513">
                <text:p>0.603886963694513</text:p>
              </table:table-cell>
              <table:table-cell office:value-type="float" office:value="13.04543248">
                <text:p>13.04543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71655126368413">
                <text:p>0.571655126368413</text:p>
              </table:table-cell>
              <table:table-cell office:value-type="float" office:value="13.056272">
                <text:p>13.056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55730425059453">
                <text:p>0.555730425059453</text:p>
              </table:table-cell>
              <table:table-cell office:value-type="float" office:value="13.04572848">
                <text:p>13.04572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20534731816983">
                <text:p>0.520534731816983</text:p>
              </table:table-cell>
              <table:table-cell office:value-type="float" office:value="13.0238664">
                <text:p>13.0238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88805139663903">
                <text:p>0.488805139663903</text:p>
              </table:table-cell>
              <table:table-cell office:value-type="float" office:value="13.0335436">
                <text:p>13.0335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2575275692097">
                <text:p>0.472575275692097</text:p>
              </table:table-cell>
              <table:table-cell office:value-type="float" office:value="13.00396048">
                <text:p>13.00396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34644191801051">
                <text:p>0.434644191801051</text:p>
              </table:table-cell>
              <table:table-cell office:value-type="float" office:value="12.9845704">
                <text:p>12.9845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5137858414468">
                <text:p>0.405137858414468</text:p>
              </table:table-cell>
              <table:table-cell office:value-type="float" office:value="12.99614552">
                <text:p>12.99614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8424328888885">
                <text:p>0.388424328888885</text:p>
              </table:table-cell>
              <table:table-cell office:value-type="float" office:value="12.95844048">
                <text:p>12.95844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47263734917477">
                <text:p>0.347263734917477</text:p>
              </table:table-cell>
              <table:table-cell office:value-type="float" office:value="12.9283176">
                <text:p>12.9283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0198210963236">
                <text:p>0.320198210963236</text:p>
              </table:table-cell>
              <table:table-cell office:value-type="float" office:value="12.93186648">
                <text:p>12.93186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02978195634986">
                <text:p>0.302978195634986</text:p>
              </table:table-cell>
              <table:table-cell office:value-type="float" office:value="12.88019112">
                <text:p>12.88019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977601559021">
                <text:p>0.25977601559021</text:p>
              </table:table-cell>
              <table:table-cell office:value-type="float" office:value="12.8206704">
                <text:p>12.820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3788884237732">
                <text:p>0.233788884237732</text:p>
              </table:table-cell>
              <table:table-cell office:value-type="float" office:value="12.80505888">
                <text:p>12.80505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727708097348">
                <text:p>0.21727708097348</text:p>
              </table:table-cell>
              <table:table-cell office:value-type="float" office:value="12.71998488">
                <text:p>12.71998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4026088078872">
                <text:p>0.174026088078872</text:p>
              </table:table-cell>
              <table:table-cell office:value-type="float" office:value="12.6444304">
                <text:p>12.6444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4160732243689">
                <text:p>0.144160732243689</text:p>
              </table:table-cell>
              <table:table-cell office:value-type="float" office:value="12.629372">
                <text:p>12.629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1280726555069">
                <text:p>0.131280726555069</text:p>
              </table:table-cell>
              <table:table-cell office:value-type="float" office:value="12.4178464">
                <text:p>12.417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04158122868762">
                <text:p>0.0904158122868762</text:p>
              </table:table-cell>
              <table:table-cell office:value-type="float" office:value="11.59122632">
                <text:p>11.5912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maximum="1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4" chart:maximum="16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fo:color="#000000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1.053cm" svg:height="7.759cm" xlink:href=".." xlink:type="simple" chart:class="chart:scatter" chart:column-mapping="1 3 2 4" chart:style-name="ch1">
        <chart:title svg:x="4.881cm" svg:y="0.291cm" chart:style-name="ch2">
          <text:p>t_voc</text:p>
        </chart:title>
        <chart:legend chart:legend-position="bottom" svg:x="0.883cm" svg:y="7.003cm" style:legend-expansion="wide" chart:style-name="ch3"/>
        <chart:plot-area chart:style-name="ch4" table:cell-range-address="'20 C'.AD2:'20 C'.AF16 '20 C'.AE1:'20 C'.AF1 '20 C'.AG1:'20 C'.AH16" chart:data-source-has-labels="row" svg:x="0.642cm" svg:y="0.839cm" svg:width="9.975cm" svg:height="5.591cm">
          <chartooo:coordinate-region svg:x="1.163cm" svg:y="1.186cm" svg:width="9.244cm" svg:height="4.688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20 C'.AE2:'20 C'.AE16" chart:label-cell-address="'20 C'.AE1:'20 C'.AE1" chart:class="chart:scatter">
            <chart:domain table:cell-range-address="'20 C'.AD2:'20 C'.AD16"/>
            <chart:data-point chart:repeated="15"/>
          </chart:series>
          <chart:series chart:style-name="ch9" chart:values-cell-range-address="'20 C'.AG2:'20 C'.AG16" chart:label-cell-address="'20 C'.AG1:'20 C'.AG1" chart:class="chart:scatter">
            <chart:data-point chart:repeated="15"/>
          </chart:series>
          <chart:series chart:style-name="ch10" chart:values-cell-range-address="'20 C'.AF2:'20 C'.AF16" chart:label-cell-address="'20 C'.AF1:'20 C'.AF1" chart:class="chart:scatter">
            <chart:data-point chart:repeated="15"/>
          </chart:series>
          <chart:series chart:style-name="ch11" chart:values-cell-range-address="'20 C'.AH2:'20 C'.AH16" chart:label-cell-address="'20 C'.AH1:'20 C'.AH1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t_voc_5</text:p>
                <draw:g>
                  <svg:desc>'20 C'.AE1:'20 C'.AE1</svg:desc>
                </draw:g>
              </table:table-cell>
              <table:table-cell office:value-type="string">
                <text:p>t_voc_20</text:p>
                <draw:g>
                  <svg:desc>'20 C'.AG1:'20 C'.AG1</svg:desc>
                </draw:g>
              </table:table-cell>
              <table:table-cell office:value-type="string">
                <text:p>t_voc_11.1</text:p>
                <draw:g>
                  <svg:desc>'20 C'.AF1:'20 C'.AF1</svg:desc>
                </draw:g>
              </table:table-cell>
              <table:table-cell office:value-type="string">
                <text:p>t_voc_40</text:p>
                <draw:g>
                  <svg:desc>'20 C'.AH1:'20 C'.A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 C'.AD2:'20 C'.AD16</svg:desc>
                </draw:g>
              </table:table-cell>
              <table:table-cell office:value-type="float" office:value="4">
                <text:p>4</text:p>
                <draw:g>
                  <svg:desc>'20 C'.AE2:'20 C'.AE16</svg:desc>
                </draw:g>
              </table:table-cell>
              <table:table-cell office:value-type="float" office:value="9">
                <text:p>9</text:p>
                <draw:g>
                  <svg:desc>'20 C'.AG2:'20 C'.AG16</svg:desc>
                </draw:g>
              </table:table-cell>
              <table:table-cell office:value-type="float" office:value="4">
                <text:p>4</text:p>
                <draw:g>
                  <svg:desc>'20 C'.AF2:'20 C'.AF16</svg:desc>
                </draw:g>
              </table:table-cell>
              <table:table-cell office:value-type="float" office:value="9.08">
                <text:p>9.08</text:p>
                <draw:g>
                  <svg:desc>'20 C'.AH2:'20 C'.A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4">
                <text:p>4</text:p>
              </table:table-cell>
              <table:table-cell office:value-type="float" office:value="12.45">
                <text:p>12.45</text:p>
              </table:table-cell>
              <table:table-cell office:value-type="float" office:value="8">
                <text:p>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10">
                <text:p>10</text:p>
              </table:table-cell>
              <table:table-cell office:value-type="float" office:value="12.65">
                <text:p>12.65</text:p>
              </table:table-cell>
              <table:table-cell office:value-type="float" office:value="11.7">
                <text:p>11.7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">
                <text:p>0.14</text:p>
              </table:table-cell>
              <table:table-cell office:value-type="float" office:value="11.8">
                <text:p>11.8</text:p>
              </table:table-cell>
              <table:table-cell office:value-type="float" office:value="12.77">
                <text:p>12.77</text:p>
              </table:table-cell>
              <table:table-cell office:value-type="float" office:value="12.5">
                <text:p>12.5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">
                <text:p>0.17</text:p>
              </table:table-cell>
              <table:table-cell office:value-type="float" office:value="12.45">
                <text:p>12.45</text:p>
              </table:table-cell>
              <table:table-cell office:value-type="float" office:value="12.85">
                <text:p>12.85</text:p>
              </table:table-cell>
              <table:table-cell office:value-type="float" office:value="12.6">
                <text:p>12.6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12.55">
                <text:p>12.55</text:p>
              </table:table-cell>
              <table:table-cell office:value-type="float" office:value="12.89">
                <text:p>12.89</text:p>
              </table:table-cell>
              <table:table-cell office:value-type="float" office:value="12.7">
                <text:p>12.7</text:p>
              </table:table-cell>
              <table:table-cell office:value-type="float" office:value="12.97">
                <text:p>12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12.7">
                <text:p>12.7</text:p>
              </table:table-cell>
              <table:table-cell office:value-type="float" office:value="12.95">
                <text:p>12.95</text:p>
              </table:table-cell>
              <table:table-cell office:value-type="float" office:value="12.8">
                <text:p>12.8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12.77">
                <text:p>12.77</text:p>
              </table:table-cell>
              <table:table-cell office:value-type="float" office:value="12.99">
                <text:p>12.99</text:p>
              </table:table-cell>
              <table:table-cell office:value-type="float" office:value="12.9">
                <text:p>12.9</text:p>
              </table:table-cell>
              <table:table-cell office:value-type="float" office:value="13.07">
                <text:p>13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12.9">
                <text:p>12.9</text:p>
              </table:table-cell>
              <table:table-cell office:value-type="float" office:value="13.03">
                <text:p>13.03</text:p>
              </table:table-cell>
              <table:table-cell office:value-type="float" office:value="12.96">
                <text:p>12.96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12.91">
                <text:p>12.91</text:p>
              </table:table-cell>
              <table:table-cell office:value-type="float" office:value="13.04">
                <text:p>13.04</text:p>
              </table:table-cell>
              <table:table-cell office:value-type="float" office:value="13.01">
                <text:p>13.01</text:p>
              </table:table-cell>
              <table:table-cell office:value-type="float" office:value="13.12">
                <text:p>13.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12.98">
                <text:p>12.98</text:p>
              </table:table-cell>
              <table:table-cell office:value-type="float" office:value="13.09">
                <text:p>13.09</text:p>
              </table:table-cell>
              <table:table-cell office:value-type="float" office:value="13.06">
                <text:p>13.06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">
                <text:p>0.7</text:p>
              </table:table-cell>
              <table:table-cell office:value-type="float" office:value="13.05">
                <text:p>13.05</text:p>
              </table:table-cell>
              <table:table-cell office:value-type="float" office:value="13.14">
                <text:p>13.14</text:p>
              </table:table-cell>
              <table:table-cell office:value-type="float" office:value="13.11">
                <text:p>13.11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13.11">
                <text:p>13.11</text:p>
              </table:table-cell>
              <table:table-cell office:value-type="float" office:value="13.21">
                <text:p>13.21</text:p>
              </table:table-cell>
              <table:table-cell office:value-type="float" office:value="13.17">
                <text:p>13.17</text:p>
              </table:table-cell>
              <table:table-cell office:value-type="float" office:value="13.29">
                <text:p>13.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">
                <text:p>0.9</text:p>
              </table:table-cell>
              <table:table-cell office:value-type="float" office:value="13.17">
                <text:p>13.17</text:p>
              </table:table-cell>
              <table:table-cell office:value-type="float" office:value="13.25">
                <text:p>13.25</text:p>
              </table:table-cell>
              <table:table-cell office:value-type="float" office:value="13.2">
                <text:p>13.2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">
                <text:p>0.98</text:p>
              </table:table-cell>
              <table:table-cell office:value-type="float" office:value="13.22">
                <text:p>13.22</text:p>
              </table:table-cell>
              <table:table-cell office:value-type="float" office:value="13.27">
                <text:p>13.27</text:p>
              </table:table-cell>
              <table:table-cell office:value-type="float" office:value="13.23">
                <text:p>13.23</text:p>
              </table:table-cell>
              <table:table-cell office:value-type="float" office:value="13.35">
                <text:p>13.3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interval-major="0.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4" chart:maximum="15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7">
      <style:chart-properties chart:symbol-type="named-symbol" chart:symbol-name="plus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3cm" xlink:href=".." xlink:type="simple" chart:class="chart:scatter" chart:style-name="ch1">
        <chart:title svg:x="7.454cm" svg:y="0.316cm" chart:style-name="ch2">
          <text:p>20 C</text:p>
        </chart:title>
        <chart:subtitle svg:x="7.665cm" svg:y="1.275cm" chart:style-name="ch3">
          <text:p>Adj</text:p>
        </chart:subtitle>
        <chart:legend chart:legend-position="end" svg:x="13.307cm" svg:y="3.927cm" style:legend-expansion="high" chart:style-name="ch4"/>
        <chart:plot-area chart:style-name="ch5" table:cell-range-address="'20 C'.U2:'20 C'.U49 '20 C'.Y1:'20 C'.Y49 '20 C'.AG1:'20 C'.AG16" chart:data-source-has-labels="row" svg:x="1.356cm" svg:y="0.186cm" svg:width="12.792cm" svg:height="8.453cm">
          <chartooo:coordinate-region svg:x="1.977cm" svg:y="0.186cm" svg:width="12.077cm" svg:height="7.78cm"/>
          <chart:axis chart:dimension="x" chart:name="primary-x" chart:style-name="ch6">
            <chart:title svg:x="7.43cm" svg:y="8.416cm" chart:style-name="ch7">
              <text:p>soc</text:p>
            </chart:title>
          </chart:axis>
          <chart:axis chart:dimension="y" chart:name="primary-y" chart:style-name="ch8">
            <chart:title svg:x="0.449cm" svg:y="4.8cm" chart:style-name="ch9">
              <text:p>volts</text:p>
            </chart:title>
            <chart:grid chart:style-name="ch10" chart:class="major"/>
          </chart:axis>
          <chart:series chart:style-name="ch11" chart:values-cell-range-address="'20 C'.Y2:'20 C'.Y49" chart:label-cell-address="'20 C'.Y1:'20 C'.Y1" chart:class="chart:scatter">
            <chart:domain table:cell-range-address="'20 C'.U2:'20 C'.U49"/>
            <chart:data-point chart:repeated="48"/>
          </chart:series>
          <chart:series chart:style-name="ch12" chart:values-cell-range-address="'20 C'.AG2:'20 C'.AG16" chart:label-cell-address="'20 C'.AG1:'20 C'.AG1" chart:class="chart:scatter">
            <chart:domain table:cell-range-address="'20 C'.AD2:'20 C'.AD16"/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voc_20</text:p>
                <draw:g>
                  <svg:desc>'20 C'.Y1:'20 C'.Y1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t_voc_20</text:p>
                <draw:g>
                  <svg:desc>'20 C'.AG1:'20 C'.A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0 C'.U2:'20 C'.U49</svg:desc>
                </draw:g>
              </table:table-cell>
              <table:table-cell office:value-type="float" office:value="14.2044232">
                <text:p>14.2044232</text:p>
                <draw:g>
                  <svg:desc>'20 C'.Y2:'20 C'.Y49</svg:desc>
                </draw:g>
              </table:table-cell>
              <table:table-cell office:value-type="float" office:value="0">
                <text:p>0</text:p>
                <draw:g>
                  <svg:desc>'20 C'.AD2:'20 C'.AD16</svg:desc>
                </draw:g>
              </table:table-cell>
              <table:table-cell office:value-type="float" office:value="9">
                <text:p>9</text:p>
                <draw:g>
                  <svg:desc>'20 C'.AG2:'20 C'.A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687941433778">
                <text:p>0.999687941433778</text:p>
              </table:table-cell>
              <table:table-cell office:value-type="float" office:value="14.01486768">
                <text:p>14.01486768</text:p>
              </table:table-cell>
              <table:table-cell office:value-type="float" office:value="0.05">
                <text:p>0.05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9545545498395">
                <text:p>0.999545545498395</text:p>
              </table:table-cell>
              <table:table-cell office:value-type="float" office:value="13.96504328">
                <text:p>13.96504328</text:p>
              </table:table-cell>
              <table:table-cell office:value-type="float" office:value="0.1">
                <text:p>0.1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0342679282505">
                <text:p>0.980342679282505</text:p>
              </table:table-cell>
              <table:table-cell office:value-type="float" office:value="13.2192456">
                <text:p>13.2192456</text:p>
              </table:table-cell>
              <table:table-cell office:value-type="float" office:value="0.14">
                <text:p>0.14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0258128874108">
                <text:p>0.960258128874108</text:p>
              </table:table-cell>
              <table:table-cell office:value-type="float" office:value="13.22669208">
                <text:p>13.22669208</text:p>
              </table:table-cell>
              <table:table-cell office:value-type="float" office:value="0.17">
                <text:p>0.17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0297169554839">
                <text:p>0.940297169554839</text:p>
              </table:table-cell>
              <table:table-cell office:value-type="float" office:value="13.2272456">
                <text:p>13.2272456</text:p>
              </table:table-cell>
              <table:table-cell office:value-type="float" office:value="0.2">
                <text:p>0.2</text:p>
              </table:table-cell>
              <table:table-cell office:value-type="float" office:value="12.89">
                <text:p>12.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0330434147022">
                <text:p>0.920330434147022</text:p>
              </table:table-cell>
              <table:table-cell office:value-type="float" office:value="13.2361052">
                <text:p>13.2361052</text:p>
              </table:table-cell>
              <table:table-cell office:value-type="float" office:value="0.25">
                <text:p>0.25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0486412220635">
                <text:p>0.900486412220635</text:p>
              </table:table-cell>
              <table:table-cell office:value-type="float" office:value="13.23147472">
                <text:p>13.23147472</text:p>
              </table:table-cell>
              <table:table-cell office:value-type="float" office:value="0.3">
                <text:p>0.3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0719278114032">
                <text:p>0.880719278114032</text:p>
              </table:table-cell>
              <table:table-cell office:value-type="float" office:value="13.22398048">
                <text:p>13.22398048</text:p>
              </table:table-cell>
              <table:table-cell office:value-type="float" office:value="0.4">
                <text:p>0.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61074273767931">
                <text:p>0.861074273767931</text:p>
              </table:table-cell>
              <table:table-cell office:value-type="float" office:value="13.2304896">
                <text:p>13.2304896</text:p>
              </table:table-cell>
              <table:table-cell office:value-type="float" office:value="0.5">
                <text:p>0.5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6553174290791">
                <text:p>0.826553174290791</text:p>
              </table:table-cell>
              <table:table-cell office:value-type="float" office:value="13.21315632">
                <text:p>13.21315632</text:p>
              </table:table-cell>
              <table:table-cell office:value-type="float" office:value="0.6">
                <text:p>0.6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02244529493086">
                <text:p>0.802244529493086</text:p>
              </table:table-cell>
              <table:table-cell office:value-type="float" office:value="13.2283208">
                <text:p>13.2283208</text:p>
              </table:table-cell>
              <table:table-cell office:value-type="float" office:value="0.7">
                <text:p>0.7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1933165629611">
                <text:p>0.781933165629611</text:p>
              </table:table-cell>
              <table:table-cell office:value-type="float" office:value="13.2226652">
                <text:p>13.2226652</text:p>
              </table:table-cell>
              <table:table-cell office:value-type="float" office:value="0.8">
                <text:p>0.8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2751733558472">
                <text:p>0.762751733558472</text:p>
              </table:table-cell>
              <table:table-cell office:value-type="float" office:value="13.2149056">
                <text:p>13.2149056</text:p>
              </table:table-cell>
              <table:table-cell office:value-type="float" office:value="0.9">
                <text:p>0.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43502112493555">
                <text:p>0.743502112493555</text:p>
              </table:table-cell>
              <table:table-cell office:value-type="float" office:value="13.21200848">
                <text:p>13.21200848</text:p>
              </table:table-cell>
              <table:table-cell office:value-type="float" office:value="0.98">
                <text:p>0.98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24270706583637">
                <text:p>0.724270706583637</text:p>
              </table:table-cell>
              <table:table-cell office:value-type="float" office:value="13.2042376">
                <text:p>13.2042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05108114762762">
                <text:p>0.705108114762762</text:p>
              </table:table-cell>
              <table:table-cell office:value-type="float" office:value="13.20064232">
                <text:p>13.2006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6086690609144">
                <text:p>0.686086690609144</text:p>
              </table:table-cell>
              <table:table-cell office:value-type="float" office:value="13.17469208">
                <text:p>13.17469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6699365454011">
                <text:p>0.66699365454011</text:p>
              </table:table-cell>
              <table:table-cell office:value-type="float" office:value="13.15211168">
                <text:p>13.1521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30808482402488">
                <text:p>0.630808482402488</text:p>
              </table:table-cell>
              <table:table-cell office:value-type="float" office:value="13.08818832">
                <text:p>13.08818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03531553679333">
                <text:p>0.603531553679333</text:p>
              </table:table-cell>
              <table:table-cell office:value-type="float" office:value="13.09191608">
                <text:p>13.0919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83268395632421">
                <text:p>0.583268395632421</text:p>
              </table:table-cell>
              <table:table-cell office:value-type="float" office:value="13.09001648">
                <text:p>13.0900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65465008830339">
                <text:p>0.565465008830339</text:p>
              </table:table-cell>
              <table:table-cell office:value-type="float" office:value="13.07425432">
                <text:p>13.07425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47830411716392">
                <text:p>0.547830411716392</text:p>
              </table:table-cell>
              <table:table-cell office:value-type="float" office:value="13.06735208">
                <text:p>13.06735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29884171065742">
                <text:p>0.529884171065742</text:p>
              </table:table-cell>
              <table:table-cell office:value-type="float" office:value="13.07489432">
                <text:p>13.07489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11751203518406">
                <text:p>0.511751203518406</text:p>
              </table:table-cell>
              <table:table-cell office:value-type="float" office:value="13.06366232">
                <text:p>13.06366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93735387805204">
                <text:p>0.493735387805204</text:p>
              </table:table-cell>
              <table:table-cell office:value-type="float" office:value="13.05711968">
                <text:p>13.0571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54107293308161">
                <text:p>0.454107293308161</text:p>
              </table:table-cell>
              <table:table-cell office:value-type="float" office:value="13.03758568">
                <text:p>13.03758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26434795568781">
                <text:p>0.426434795568781</text:p>
              </table:table-cell>
              <table:table-cell office:value-type="float" office:value="13.05867208">
                <text:p>13.05867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721988088099">
                <text:p>0.40721988088099</text:p>
              </table:table-cell>
              <table:table-cell office:value-type="float" office:value="13.04379968">
                <text:p>13.04379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90517597643151">
                <text:p>0.390517597643151</text:p>
              </table:table-cell>
              <table:table-cell office:value-type="float" office:value="13.0449212">
                <text:p>13.0449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73905814596309">
                <text:p>0.373905814596309</text:p>
              </table:table-cell>
              <table:table-cell office:value-type="float" office:value="13.03796672">
                <text:p>13.03796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56434467408349">
                <text:p>0.356434467408349</text:p>
              </table:table-cell>
              <table:table-cell office:value-type="float" office:value="13.0249896">
                <text:p>13.0249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8256110993528">
                <text:p>0.338256110993528</text:p>
              </table:table-cell>
              <table:table-cell office:value-type="float" office:value="13.01714232">
                <text:p>13.0171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19069080157137">
                <text:p>0.319069080157137</text:p>
              </table:table-cell>
              <table:table-cell office:value-type="float" office:value="12.99236768">
                <text:p>12.9923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9560417820437">
                <text:p>0.299560417820437</text:p>
              </table:table-cell>
              <table:table-cell office:value-type="float" office:value="12.97271872">
                <text:p>12.9727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79594838230038">
                <text:p>0.279594838230038</text:p>
              </table:table-cell>
              <table:table-cell office:value-type="float" office:value="12.93554312">
                <text:p>12.93554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0141161576833">
                <text:p>0.260141161576833</text:p>
              </table:table-cell>
              <table:table-cell office:value-type="float" office:value="12.93286768">
                <text:p>12.9328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212899859406">
                <text:p>0.2212899859406</text:p>
              </table:table-cell>
              <table:table-cell office:value-type="float" office:value="12.8688392">
                <text:p>12.868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85393386157813">
                <text:p>0.185393386157813</text:p>
              </table:table-cell>
              <table:table-cell office:value-type="float" office:value="12.84949648">
                <text:p>12.84949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6929694179687">
                <text:p>0.166929694179687</text:p>
              </table:table-cell>
              <table:table-cell office:value-type="float" office:value="12.82376312">
                <text:p>12.82376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54508130480882">
                <text:p>0.154508130480882</text:p>
              </table:table-cell>
              <table:table-cell office:value-type="float" office:value="12.79804232">
                <text:p>12.7980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1353725329187">
                <text:p>0.141353725329187</text:p>
              </table:table-cell>
              <table:table-cell office:value-type="float" office:value="12.75221872">
                <text:p>12.7522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4546407456942">
                <text:p>0.124546407456942</text:p>
              </table:table-cell>
              <table:table-cell office:value-type="float" office:value="12.66890512">
                <text:p>12.66890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47570642375228">
                <text:p>0.0747570642375228</text:p>
              </table:table-cell>
              <table:table-cell office:value-type="float" office:value="12.6490932">
                <text:p>12.6490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81068460627611">
                <text:p>0.0481068460627611</text:p>
              </table:table-cell>
              <table:table-cell office:value-type="float" office:value="12.5882176">
                <text:p>12.588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3306027701539">
                <text:p>0.033306027701539</text:p>
              </table:table-cell>
              <table:table-cell office:value-type="float" office:value="12.23028128">
                <text:p>12.23028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86879117329692">
                <text:p>0.0186879117329692</text:p>
              </table:table-cell>
              <table:table-cell office:value-type="float" office:value="11.4013256">
                <text:p>11.4013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amed-symbol" chart:symbol-name="plus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81cm" xlink:href=".." xlink:type="simple" chart:class="chart:scatter" chart:style-name="ch1">
        <chart:legend chart:legend-position="end" svg:x="13.492cm" svg:y="3.916cm" style:legend-expansion="high" chart:style-name="ch2"/>
        <chart:plot-area chart:style-name="ch3" table:cell-range-address="'5 C'.U2:'5 C'.U84 '5 C'.Y1:'5 C'.Y84 '5 C'.AE1:'5 C'.AE16" chart:data-source-has-labels="row" svg:x="0.77cm" svg:y="0.851cm" svg:width="12.082cm" svg:height="7.531cm">
          <chartooo:coordinate-region svg:x="1.391cm" svg:y="1.063cm" svg:width="11.367cm" svg:height="6.6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5 C'.Y2:'5 C'.Y84" chart:label-cell-address="'5 C'.Y1:'5 C'.Y1" chart:class="chart:scatter">
            <chart:domain table:cell-range-address="'5 C'.U2:'5 C'.U84"/>
            <chart:data-point chart:repeated="83"/>
          </chart:series>
          <chart:series chart:style-name="ch8" chart:values-cell-range-address="'5 C'.AE2:'5 C'.AE16" chart:label-cell-address="'5 C'.AE1:'5 C'.AE1" chart:class="chart:scatter">
            <chart:domain table:cell-range-address="'5 C'.AD2:'5 C'.AD16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voc_5</text:p>
                <draw:g>
                  <svg:desc>'5 C'.Y1:'5 C'.Y1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t_voc_5</text:p>
                <draw:g>
                  <svg:desc>'5 C'.AE1:'5 C'.A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5 C'.U2:'5 C'.U84</svg:desc>
                </draw:g>
              </table:table-cell>
              <table:table-cell office:value-type="float" office:value="14.38182352">
                <text:p>14.38182352</text:p>
                <draw:g>
                  <svg:desc>'5 C'.Y2:'5 C'.Y84</svg:desc>
                </draw:g>
              </table:table-cell>
              <table:table-cell office:value-type="float" office:value="0">
                <text:p>0</text:p>
                <draw:g>
                  <svg:desc>'5 C'.AD2:'5 C'.AD16</svg:desc>
                </draw:g>
              </table:table-cell>
              <table:table-cell office:value-type="float" office:value="4">
                <text:p>4</text:p>
                <draw:g>
                  <svg:desc>'5 C'.AE2:'5 C'.A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347331233999">
                <text:p>0.999347331233999</text:p>
              </table:table-cell>
              <table:table-cell office:value-type="float" office:value="14.3888544">
                <text:p>14.3888544</text:p>
              </table:table-cell>
              <table:table-cell office:value-type="float" office:value="0.05">
                <text:p>0.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8694336610371">
                <text:p>0.998694336610371</text:p>
              </table:table-cell>
              <table:table-cell office:value-type="float" office:value="14.38413728">
                <text:p>14.38413728</text:p>
              </table:table-cell>
              <table:table-cell office:value-type="float" office:value="0.1">
                <text:p>0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804480343186">
                <text:p>0.99804480343186</text:p>
              </table:table-cell>
              <table:table-cell office:value-type="float" office:value="14.32199288">
                <text:p>14.32199288</text:p>
              </table:table-cell>
              <table:table-cell office:value-type="float" office:value="0.14">
                <text:p>0.1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727227296543">
                <text:p>0.99727227296543</text:p>
              </table:table-cell>
              <table:table-cell office:value-type="float" office:value="14.07287008">
                <text:p>14.07287008</text:p>
              </table:table-cell>
              <table:table-cell office:value-type="float" office:value="0.17">
                <text:p>0.17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6457670908783">
                <text:p>0.996457670908783</text:p>
              </table:table-cell>
              <table:table-cell office:value-type="float" office:value="13.94393408">
                <text:p>13.94393408</text:p>
              </table:table-cell>
              <table:table-cell office:value-type="float" office:value="0.2">
                <text:p>0.2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5531849080206">
                <text:p>0.995531849080206</text:p>
              </table:table-cell>
              <table:table-cell office:value-type="float" office:value="13.83141008">
                <text:p>13.83141008</text:p>
              </table:table-cell>
              <table:table-cell office:value-type="float" office:value="0.25">
                <text:p>0.25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4686304636085">
                <text:p>0.994686304636085</text:p>
              </table:table-cell>
              <table:table-cell office:value-type="float" office:value="13.73263408">
                <text:p>13.73263408</text:p>
              </table:table-cell>
              <table:table-cell office:value-type="float" office:value="0.3">
                <text:p>0.3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3780738233274">
                <text:p>0.993780738233274</text:p>
              </table:table-cell>
              <table:table-cell office:value-type="float" office:value="13.67199408">
                <text:p>13.67199408</text:p>
              </table:table-cell>
              <table:table-cell office:value-type="float" office:value="0.4">
                <text:p>0.4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2944630676251">
                <text:p>0.992944630676251</text:p>
              </table:table-cell>
              <table:table-cell office:value-type="float" office:value="13.60986208">
                <text:p>13.60986208</text:p>
              </table:table-cell>
              <table:table-cell office:value-type="float" office:value="0.5">
                <text:p>0.5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2053251217766">
                <text:p>0.992053251217766</text:p>
              </table:table-cell>
              <table:table-cell office:value-type="float" office:value="13.56058208">
                <text:p>13.56058208</text:p>
              </table:table-cell>
              <table:table-cell office:value-type="float" office:value="0.6">
                <text:p>0.6</text:p>
              </table:table-cell>
              <table:table-cell office:value-type="float" office:value="12.98">
                <text:p>12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1231479198692">
                <text:p>0.991231479198692</text:p>
              </table:table-cell>
              <table:table-cell office:value-type="float" office:value="13.52509408">
                <text:p>13.52509408</text:p>
              </table:table-cell>
              <table:table-cell office:value-type="float" office:value="0.7">
                <text:p>0.7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0353772032011">
                <text:p>0.990353772032011</text:p>
              </table:table-cell>
              <table:table-cell office:value-type="float" office:value="13.49751008">
                <text:p>13.49751008</text:p>
              </table:table-cell>
              <table:table-cell office:value-type="float" office:value="0.8">
                <text:p>0.8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89540748043698">
                <text:p>0.989540748043698</text:p>
              </table:table-cell>
              <table:table-cell office:value-type="float" office:value="13.45561008">
                <text:p>13.45561008</text:p>
              </table:table-cell>
              <table:table-cell office:value-type="float" office:value="0.9">
                <text:p>0.9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8672395799484">
                <text:p>0.988672395799484</text:p>
              </table:table-cell>
              <table:table-cell office:value-type="float" office:value="13.42768208">
                <text:p>13.42768208</text:p>
              </table:table-cell>
              <table:table-cell office:value-type="float" office:value="0.98">
                <text:p>0.98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7874038148815">
                <text:p>0.987874038148815</text:p>
              </table:table-cell>
              <table:table-cell office:value-type="float" office:value="13.40477008">
                <text:p>13.40477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7026275191488">
                <text:p>0.987026275191488</text:p>
              </table:table-cell>
              <table:table-cell office:value-type="float" office:value="13.38103408">
                <text:p>13.38103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86242735207239">
                <text:p>0.986242735207239</text:p>
              </table:table-cell>
              <table:table-cell office:value-type="float" office:value="13.36512208">
                <text:p>13.36512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5397888086222">
                <text:p>0.985397888086222</text:p>
              </table:table-cell>
              <table:table-cell office:value-type="float" office:value="13.34097408">
                <text:p>13.34097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4557989085714">
                <text:p>0.984557989085714</text:p>
              </table:table-cell>
              <table:table-cell office:value-type="float" office:value="13.32977408">
                <text:p>13.32977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3667318932158">
                <text:p>0.983667318932158</text:p>
              </table:table-cell>
              <table:table-cell office:value-type="float" office:value="13.31067008">
                <text:p>13.31067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82716526300387">
                <text:p>0.982716526300387</text:p>
              </table:table-cell>
              <table:table-cell office:value-type="float" office:value="13.3001032">
                <text:p>13.300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1708030949495">
                <text:p>0.981708030949495</text:p>
              </table:table-cell>
              <table:table-cell office:value-type="float" office:value="13.2836912">
                <text:p>13.2836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80700586336589">
                <text:p>0.980700586336589</text:p>
              </table:table-cell>
              <table:table-cell office:value-type="float" office:value="13.28441008">
                <text:p>13.2844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79691444874946">
                <text:p>0.979691444874946</text:p>
              </table:table-cell>
              <table:table-cell office:value-type="float" office:value="13.2744112">
                <text:p>13.274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78624845049331">
                <text:p>0.978624845049331</text:p>
              </table:table-cell>
              <table:table-cell office:value-type="float" office:value="13.2626032">
                <text:p>13.2626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67938181334387">
                <text:p>0.967938181334387</text:p>
              </table:table-cell>
              <table:table-cell office:value-type="float" office:value="13.20256832">
                <text:p>13.20256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61729557278695">
                <text:p>0.961729557278695</text:p>
              </table:table-cell>
              <table:table-cell office:value-type="float" office:value="13.21365632">
                <text:p>13.21365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55864919765992">
                <text:p>0.955864919765992</text:p>
              </table:table-cell>
              <table:table-cell office:value-type="float" office:value="13.2105792">
                <text:p>13.2105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50084529801823">
                <text:p>0.950084529801823</text:p>
              </table:table-cell>
              <table:table-cell office:value-type="float" office:value="13.22137632">
                <text:p>13.22137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44283279493456">
                <text:p>0.944283279493456</text:p>
              </table:table-cell>
              <table:table-cell office:value-type="float" office:value="13.2226192">
                <text:p>13.222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38500963754954">
                <text:p>0.938500963754954</text:p>
              </table:table-cell>
              <table:table-cell office:value-type="float" office:value="13.2203672">
                <text:p>13.2203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32743267054956">
                <text:p>0.932743267054956</text:p>
              </table:table-cell>
              <table:table-cell office:value-type="float" office:value="13.22272032">
                <text:p>13.2227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16563257968462">
                <text:p>0.916563257968462</text:p>
              </table:table-cell>
              <table:table-cell office:value-type="float" office:value="13.2042512">
                <text:p>13.2042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105102745564">
                <text:p>0.9105102745564</text:p>
              </table:table-cell>
              <table:table-cell office:value-type="float" office:value="13.21081368">
                <text:p>13.2108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04860755976019">
                <text:p>0.904860755976019</text:p>
              </table:table-cell>
              <table:table-cell office:value-type="float" office:value="13.2160792">
                <text:p>13.2160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9953657679609">
                <text:p>0.89953657679609</text:p>
              </table:table-cell>
              <table:table-cell office:value-type="float" office:value="13.2278992">
                <text:p>13.2278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94094168461932">
                <text:p>0.894094168461932</text:p>
              </table:table-cell>
              <table:table-cell office:value-type="float" office:value="13.2171672">
                <text:p>13.217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81780848255402">
                <text:p>0.881780848255402</text:p>
              </table:table-cell>
              <table:table-cell office:value-type="float" office:value="13.1538652">
                <text:p>13.1538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71880331791969">
                <text:p>0.871880331791969</text:p>
              </table:table-cell>
              <table:table-cell office:value-type="float" office:value="13.2169072">
                <text:p>13.2169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6693578537167">
                <text:p>0.86693578537167</text:p>
              </table:table-cell>
              <table:table-cell office:value-type="float" office:value="13.2020648">
                <text:p>13.2020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56656634251552">
                <text:p>0.856656634251552</text:p>
              </table:table-cell>
              <table:table-cell office:value-type="float" office:value="13.1929808">
                <text:p>13.1929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6266352770257">
                <text:p>0.846266352770257</text:p>
              </table:table-cell>
              <table:table-cell office:value-type="float" office:value="13.18279128">
                <text:p>13.18279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35702893604483">
                <text:p>0.835702893604483</text:p>
              </table:table-cell>
              <table:table-cell office:value-type="float" office:value="13.18362992">
                <text:p>13.18362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1545504215278">
                <text:p>0.81545504215278</text:p>
              </table:table-cell>
              <table:table-cell office:value-type="float" office:value="13.11852792">
                <text:p>13.11852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01697425982198">
                <text:p>0.801697425982198</text:p>
              </table:table-cell>
              <table:table-cell office:value-type="float" office:value="13.17088992">
                <text:p>13.17088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915310750177">
                <text:p>0.7915310750177</text:p>
              </table:table-cell>
              <table:table-cell office:value-type="float" office:value="13.17409928">
                <text:p>13.17409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81651663446617">
                <text:p>0.781651663446617</text:p>
              </table:table-cell>
              <table:table-cell office:value-type="float" office:value="13.17311928">
                <text:p>13.1731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71747235586257">
                <text:p>0.771747235586257</text:p>
              </table:table-cell>
              <table:table-cell office:value-type="float" office:value="13.16598192">
                <text:p>13.16598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59760182480484">
                <text:p>0.759760182480484</text:p>
              </table:table-cell>
              <table:table-cell office:value-type="float" office:value="13.08164832">
                <text:p>13.08164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50500321019302">
                <text:p>0.750500321019302</text:p>
              </table:table-cell>
              <table:table-cell office:value-type="float" office:value="13.0515972">
                <text:p>13.0515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22751965861186">
                <text:p>0.722751965861186</text:p>
              </table:table-cell>
              <table:table-cell office:value-type="float" office:value="13.0819764">
                <text:p>13.081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0238879114406">
                <text:p>0.70238879114406</text:p>
              </table:table-cell>
              <table:table-cell office:value-type="float" office:value="13.07415448">
                <text:p>13.07415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83313197542379">
                <text:p>0.683313197542379</text:p>
              </table:table-cell>
              <table:table-cell office:value-type="float" office:value="13.0518156">
                <text:p>13.0518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64315354682175">
                <text:p>0.664315354682175</text:p>
              </table:table-cell>
              <table:table-cell office:value-type="float" office:value="13.03162648">
                <text:p>13.03162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44587434179195">
                <text:p>0.644587434179195</text:p>
              </table:table-cell>
              <table:table-cell office:value-type="float" office:value="13.01226">
                <text:p>13.0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10167751772344">
                <text:p>0.610167751772344</text:p>
              </table:table-cell>
              <table:table-cell office:value-type="float" office:value="12.99198288">
                <text:p>12.99198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6578532661963">
                <text:p>0.586578532661963</text:p>
              </table:table-cell>
              <table:table-cell office:value-type="float" office:value="13.01021352">
                <text:p>13.0102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6844413094153">
                <text:p>0.56844413094153</text:p>
              </table:table-cell>
              <table:table-cell office:value-type="float" office:value="12.98915712">
                <text:p>12.98915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50849477905315">
                <text:p>0.550849477905315</text:p>
              </table:table-cell>
              <table:table-cell office:value-type="float" office:value="12.98688288">
                <text:p>12.98688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3286136424916">
                <text:p>0.53286136424916</text:p>
              </table:table-cell>
              <table:table-cell office:value-type="float" office:value="12.98017672">
                <text:p>12.98017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96704555943222">
                <text:p>0.496704555943222</text:p>
              </table:table-cell>
              <table:table-cell office:value-type="float" office:value="12.95646552">
                <text:p>12.9564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74024118955792">
                <text:p>0.474024118955792</text:p>
              </table:table-cell>
              <table:table-cell office:value-type="float" office:value="12.96654648">
                <text:p>12.96654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56992295884309">
                <text:p>0.456992295884309</text:p>
              </table:table-cell>
              <table:table-cell office:value-type="float" office:value="12.95780152">
                <text:p>12.95780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40362988824952">
                <text:p>0.440362988824952</text:p>
              </table:table-cell>
              <table:table-cell office:value-type="float" office:value="12.940652">
                <text:p>12.940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19314185943722">
                <text:p>0.419314185943722</text:p>
              </table:table-cell>
              <table:table-cell office:value-type="float" office:value="12.87010848">
                <text:p>12.87010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8117261590841">
                <text:p>0.38117261590841</text:p>
              </table:table-cell>
              <table:table-cell office:value-type="float" office:value="12.90507848">
                <text:p>12.90507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6288902342575">
                <text:p>0.36288902342575</text:p>
              </table:table-cell>
              <table:table-cell office:value-type="float" office:value="12.88908112">
                <text:p>12.88908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47635718638889">
                <text:p>0.347635718638889</text:p>
              </table:table-cell>
              <table:table-cell office:value-type="float" office:value="12.86328728">
                <text:p>12.86328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32117882024627">
                <text:p>0.332117882024627</text:p>
              </table:table-cell>
              <table:table-cell office:value-type="float" office:value="12.83643712">
                <text:p>12.83643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1065176004378">
                <text:p>0.291065176004378</text:p>
              </table:table-cell>
              <table:table-cell office:value-type="float" office:value="12.78936">
                <text:p>12.78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69677625420938">
                <text:p>0.269677625420938</text:p>
              </table:table-cell>
              <table:table-cell office:value-type="float" office:value="12.76043848">
                <text:p>12.76043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54912618825374">
                <text:p>0.254912618825374</text:p>
              </table:table-cell>
              <table:table-cell office:value-type="float" office:value="12.72123448">
                <text:p>12.72123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40463300005227">
                <text:p>0.240463300005227</text:p>
              </table:table-cell>
              <table:table-cell office:value-type="float" office:value="12.67961672">
                <text:p>12.6796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98817398379122">
                <text:p>0.198817398379122</text:p>
              </table:table-cell>
              <table:table-cell office:value-type="float" office:value="12.58000912">
                <text:p>12.5800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7570512327511">
                <text:p>0.17570512327511</text:p>
              </table:table-cell>
              <table:table-cell office:value-type="float" office:value="12.54287272">
                <text:p>12.54287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67937252264139">
                <text:p>0.167937252264139</text:p>
              </table:table-cell>
              <table:table-cell office:value-type="float" office:value="12.49943848">
                <text:p>12.49943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67875787105989">
                <text:p>0.167875787105989</text:p>
              </table:table-cell>
              <table:table-cell office:value-type="float" office:value="12.493992">
                <text:p>12.493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61953591979919">
                <text:p>0.161953591979919</text:p>
              </table:table-cell>
              <table:table-cell office:value-type="float" office:value="12.43399272">
                <text:p>12.43399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45902386099233">
                <text:p>0.145902386099233</text:p>
              </table:table-cell>
              <table:table-cell office:value-type="float" office:value="11.9863972">
                <text:p>11.9863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990903999198969">
                <text:p>0.0990903999198969</text:p>
              </table:table-cell>
              <table:table-cell office:value-type="float" office:value="10.63163512">
                <text:p>10.63163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903504513423115">
                <text:p>0.0903504513423115</text:p>
              </table:table-cell>
              <table:table-cell office:value-type="float" office:value="10.490108">
                <text:p>10.490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950821877118771">
                <text:p>0.0950821877118771</text:p>
              </table:table-cell>
              <table:table-cell office:value-type="float" office:value="9.930796">
                <text:p>9.930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